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0.852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_O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:0</text:p>
          </table:table-cell>
          <table:table-cell office:value-type="string" calcext:value-type="string">
            <text:p>U:1</text:p>
          </table:table-cell>
          <table:table-cell office:value-type="string" calcext:value-type="string">
            <text:p>U:2</text:p>
          </table:table-cell>
          <table:table-cell/>
          <table:table-cell office:value-type="string" calcext:value-type="string">
            <text:p>alpha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_rgh</text:p>
          </table:table-cell>
          <table:table-cell office:value-type="string" calcext:value-type="string">
            <text:p>vtkValidPointMask</text:p>
          </table:table-cell>
          <table:table-cell office:value-type="string" calcext:value-type="string">
            <text:p>arc_length</text:p>
          </table:table-cell>
          <table:table-cell office:value-type="string" calcext:value-type="string">
            <text:p>Points:0</text:p>
          </table:table-cell>
          <table:table-cell office:value-type="string" calcext:value-type="string">
            <text:p>Points:1</text:p>
          </table:table-cell>
          <table:table-cell office:value-type="string" calcext:value-type="string">
            <text:p>Points: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B2]^2+[.C2]^2+[.D2]^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4392" calcext:value-type="float">
            <text:p>0.006439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19" calcext:value-type="float">
            <text:p>0.99119</text:p>
          </table:table-cell>
          <table:table-cell office:value-type="float" office:value="0.0000054985" calcext:value-type="float">
            <text:p>0.0000054985</text:p>
          </table:table-cell>
          <table:table-cell office:value-type="float" office:value="0.0011847" calcext:value-type="float">
            <text:p>0.0011847</text:p>
          </table:table-cell>
          <table:table-cell office:value-type="float" office:value="0" calcext:value-type="float">
            <text:p>0</text:p>
          </table:table-cell>
          <table:table-cell table:formula="of:=SQRT([.B3]^2+[.C3]^2+[.D3]^2)" office:value-type="float" office:value="0.00118471275991366" calcext:value-type="float">
            <text:p>0.0011847127599136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4707" calcext:value-type="float">
            <text:p>0.006470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02167" calcext:value-type="float">
            <text:p>0.000216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237" calcext:value-type="float">
            <text:p>0.98237</text:p>
          </table:table-cell>
          <table:table-cell office:value-type="float" office:value="0.000010997" calcext:value-type="float">
            <text:p>0.000010997</text:p>
          </table:table-cell>
          <table:table-cell office:value-type="float" office:value="0.0023694" calcext:value-type="float">
            <text:p>0.0023694</text:p>
          </table:table-cell>
          <table:table-cell office:value-type="float" office:value="0" calcext:value-type="float">
            <text:p>0</text:p>
          </table:table-cell>
          <table:table-cell table:formula="of:=SQRT([.B4]^2+[.C4]^2+[.D4]^2)" office:value-type="float" office:value="0.00236942551982733" calcext:value-type="float">
            <text:p>0.0023694255198273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5021" calcext:value-type="float">
            <text:p>0.006502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04334" calcext:value-type="float">
            <text:p>0.000433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356" calcext:value-type="float">
            <text:p>0.97356</text:p>
          </table:table-cell>
          <table:table-cell office:value-type="float" office:value="0.000016495" calcext:value-type="float">
            <text:p>0.000016495</text:p>
          </table:table-cell>
          <table:table-cell office:value-type="float" office:value="0.0035542" calcext:value-type="float">
            <text:p>0.0035542</text:p>
          </table:table-cell>
          <table:table-cell office:value-type="float" office:value="0" calcext:value-type="float">
            <text:p>0</text:p>
          </table:table-cell>
          <table:table-cell table:formula="of:=SQRT([.B5]^2+[.C5]^2+[.D5]^2)" office:value-type="float" office:value="0.00355423827634347" calcext:value-type="float">
            <text:p>0.0035542382763434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5335" calcext:value-type="float">
            <text:p>0.006533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06501" calcext:value-type="float">
            <text:p>0.000650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475" calcext:value-type="float">
            <text:p>0.96475</text:p>
          </table:table-cell>
          <table:table-cell office:value-type="float" office:value="0.000021994" calcext:value-type="float">
            <text:p>0.000021994</text:p>
          </table:table-cell>
          <table:table-cell office:value-type="float" office:value="0.0047389" calcext:value-type="float">
            <text:p>0.0047389</text:p>
          </table:table-cell>
          <table:table-cell office:value-type="float" office:value="0" calcext:value-type="float">
            <text:p>0</text:p>
          </table:table-cell>
          <table:table-cell table:formula="of:=SQRT([.B6]^2+[.C6]^2+[.D6]^2)" office:value-type="float" office:value="0.00473895103857763" calcext:value-type="float">
            <text:p>0.0047389510385776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565" calcext:value-type="float">
            <text:p>0.00656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08668" calcext:value-type="float">
            <text:p>0.000866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593" calcext:value-type="float">
            <text:p>0.95593</text:p>
          </table:table-cell>
          <table:table-cell office:value-type="float" office:value="0.000027492" calcext:value-type="float">
            <text:p>0.000027492</text:p>
          </table:table-cell>
          <table:table-cell office:value-type="float" office:value="0.0059236" calcext:value-type="float">
            <text:p>0.0059236</text:p>
          </table:table-cell>
          <table:table-cell office:value-type="float" office:value="0" calcext:value-type="float">
            <text:p>0</text:p>
          </table:table-cell>
          <table:table-cell table:formula="of:=SQRT([.B7]^2+[.C7]^2+[.D7]^2)" office:value-type="float" office:value="0.00592366379617075" calcext:value-type="float">
            <text:p>0.0059236637961707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5964" calcext:value-type="float">
            <text:p>0.006596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10835" calcext:value-type="float">
            <text:p>0.001083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712" calcext:value-type="float">
            <text:p>0.94712</text:p>
          </table:table-cell>
          <table:table-cell office:value-type="float" office:value="0.000032991" calcext:value-type="float">
            <text:p>0.000032991</text:p>
          </table:table-cell>
          <table:table-cell office:value-type="float" office:value="0.0071083" calcext:value-type="float">
            <text:p>0.0071083</text:p>
          </table:table-cell>
          <table:table-cell office:value-type="float" office:value="0" calcext:value-type="float">
            <text:p>0</text:p>
          </table:table-cell>
          <table:table-cell table:formula="of:=SQRT([.B8]^2+[.C8]^2+[.D8]^2)" office:value-type="float" office:value="0.00710837655840495" calcext:value-type="float">
            <text:p>0.0071083765584049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6279" calcext:value-type="float">
            <text:p>0.006627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13002" calcext:value-type="float">
            <text:p>0.001300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83" calcext:value-type="float">
            <text:p>0.9383</text:p>
          </table:table-cell>
          <table:table-cell office:value-type="float" office:value="0.000038489" calcext:value-type="float">
            <text:p>0.000038489</text:p>
          </table:table-cell>
          <table:table-cell office:value-type="float" office:value="0.008293" calcext:value-type="float">
            <text:p>0.008293</text:p>
          </table:table-cell>
          <table:table-cell office:value-type="float" office:value="0" calcext:value-type="float">
            <text:p>0</text:p>
          </table:table-cell>
          <table:table-cell table:formula="of:=SQRT([.B9]^2+[.C9]^2+[.D9]^2)" office:value-type="float" office:value="0.00829308931599805" calcext:value-type="float">
            <text:p>0.008293089315998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6593" calcext:value-type="float">
            <text:p>0.006659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15169" calcext:value-type="float">
            <text:p>0.001516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949" calcext:value-type="float">
            <text:p>0.92949</text:p>
          </table:table-cell>
          <table:table-cell office:value-type="float" office:value="0.000043988" calcext:value-type="float">
            <text:p>0.000043988</text:p>
          </table:table-cell>
          <table:table-cell office:value-type="float" office:value="0.0094778" calcext:value-type="float">
            <text:p>0.0094778</text:p>
          </table:table-cell>
          <table:table-cell office:value-type="float" office:value="0" calcext:value-type="float">
            <text:p>0</text:p>
          </table:table-cell>
          <table:table-cell table:formula="of:=SQRT([.B10]^2+[.C10]^2+[.D10]^2)" office:value-type="float" office:value="0.00947790207715526" calcext:value-type="float">
            <text:p>0.0094779020771552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6907" calcext:value-type="float">
            <text:p>0.006690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17336" calcext:value-type="float">
            <text:p>0.001733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075" calcext:value-type="float">
            <text:p>0.92075</text:p>
          </table:table-cell>
          <table:table-cell office:value-type="float" office:value="0.000052357" calcext:value-type="float">
            <text:p>0.000052357</text:p>
          </table:table-cell>
          <table:table-cell office:value-type="float" office:value="0.010407" calcext:value-type="float">
            <text:p>0.010407</text:p>
          </table:table-cell>
          <table:table-cell office:value-type="float" office:value="0" calcext:value-type="float">
            <text:p>0</text:p>
          </table:table-cell>
          <table:table-cell table:formula="of:=SQRT([.B11]^2+[.C11]^2+[.D11]^2)" office:value-type="float" office:value="0.0104071317016481" calcext:value-type="float">
            <text:p>0.010407131701648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7219" calcext:value-type="float">
            <text:p>0.006721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19503" calcext:value-type="float">
            <text:p>0.001950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05" calcext:value-type="float">
            <text:p>0.91205</text:p>
          </table:table-cell>
          <table:table-cell office:value-type="float" office:value="0.000062163" calcext:value-type="float">
            <text:p>0.000062163</text:p>
          </table:table-cell>
          <table:table-cell office:value-type="float" office:value="0.011208" calcext:value-type="float">
            <text:p>0.011208</text:p>
          </table:table-cell>
          <table:table-cell office:value-type="float" office:value="0" calcext:value-type="float">
            <text:p>0</text:p>
          </table:table-cell>
          <table:table-cell table:formula="of:=SQRT([.B12]^2+[.C12]^2+[.D12]^2)" office:value-type="float" office:value="0.0112081723861908" calcext:value-type="float">
            <text:p>0.011208172386190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7529" calcext:value-type="float">
            <text:p>0.006752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2167" calcext:value-type="float">
            <text:p>0.00216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334" calcext:value-type="float">
            <text:p>0.90334</text:p>
          </table:table-cell>
          <table:table-cell office:value-type="float" office:value="0.000071968" calcext:value-type="float">
            <text:p>0.000071968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" calcext:value-type="float">
            <text:p>0</text:p>
          </table:table-cell>
          <table:table-cell table:formula="of:=SQRT([.B13]^2+[.C13]^2+[.D13]^2)" office:value-type="float" office:value="0.0120102156264167" calcext:value-type="float">
            <text:p>0.012010215626416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784" calcext:value-type="float">
            <text:p>0.00678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23837" calcext:value-type="float">
            <text:p>0.002383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464" calcext:value-type="float">
            <text:p>0.89464</text:p>
          </table:table-cell>
          <table:table-cell office:value-type="float" office:value="0.000081774" calcext:value-type="float">
            <text:p>0.000081774</text:p>
          </table:table-cell>
          <table:table-cell office:value-type="float" office:value="0.012811" calcext:value-type="float">
            <text:p>0.012811</text:p>
          </table:table-cell>
          <table:table-cell office:value-type="float" office:value="0" calcext:value-type="float">
            <text:p>0</text:p>
          </table:table-cell>
          <table:table-cell table:formula="of:=SQRT([.B14]^2+[.C14]^2+[.D14]^2)" office:value-type="float" office:value="0.0128112609834893" calcext:value-type="float">
            <text:p>0.012811260983489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815" calcext:value-type="float">
            <text:p>0.00681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26004" calcext:value-type="float">
            <text:p>0.002600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594" calcext:value-type="float">
            <text:p>0.88594</text:p>
          </table:table-cell>
          <table:table-cell office:value-type="float" office:value="0.000091579" calcext:value-type="float">
            <text:p>0.000091579</text:p>
          </table:table-cell>
          <table:table-cell office:value-type="float" office:value="0.013612" calcext:value-type="float">
            <text:p>0.013612</text:p>
          </table:table-cell>
          <table:table-cell office:value-type="float" office:value="0" calcext:value-type="float">
            <text:p>0</text:p>
          </table:table-cell>
          <table:table-cell table:formula="of:=SQRT([.B15]^2+[.C15]^2+[.D15]^2)" office:value-type="float" office:value="0.0136123080597392" calcext:value-type="float">
            <text:p>0.013612308059739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8461" calcext:value-type="float">
            <text:p>0.006846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28171" calcext:value-type="float">
            <text:p>0.002817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723" calcext:value-type="float">
            <text:p>0.87723</text:p>
          </table:table-cell>
          <table:table-cell office:value-type="float" office:value="0.00010138" calcext:value-type="float">
            <text:p>0.00010138</text:p>
          </table:table-cell>
          <table:table-cell office:value-type="float" office:value="0.014414" calcext:value-type="float">
            <text:p>0.014414</text:p>
          </table:table-cell>
          <table:table-cell office:value-type="float" office:value="0" calcext:value-type="float">
            <text:p>0</text:p>
          </table:table-cell>
          <table:table-cell table:formula="of:=SQRT([.B16]^2+[.C16]^2+[.D16]^2)" office:value-type="float" office:value="0.0144143565206498" calcext:value-type="float">
            <text:p>0.014414356520649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8771" calcext:value-type="float">
            <text:p>0.006877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30338" calcext:value-type="float">
            <text:p>0.003033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853" calcext:value-type="float">
            <text:p>0.86853</text:p>
          </table:table-cell>
          <table:table-cell office:value-type="float" office:value="0.00011119" calcext:value-type="float">
            <text:p>0.00011119</text:p>
          </table:table-cell>
          <table:table-cell office:value-type="float" office:value="0.015215" calcext:value-type="float">
            <text:p>0.015215</text:p>
          </table:table-cell>
          <table:table-cell office:value-type="float" office:value="0" calcext:value-type="float">
            <text:p>0</text:p>
          </table:table-cell>
          <table:table-cell table:formula="of:=SQRT([.B17]^2+[.C17]^2+[.D17]^2)" office:value-type="float" office:value="0.0152154062783778" calcext:value-type="float">
            <text:p>0.015215406278377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9081" calcext:value-type="float">
            <text:p>0.006908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32505" calcext:value-type="float">
            <text:p>0.003250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983" calcext:value-type="float">
            <text:p>0.8598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16017" calcext:value-type="float">
            <text:p>0.016017</text:p>
          </table:table-cell>
          <table:table-cell office:value-type="float" office:value="0" calcext:value-type="float">
            <text:p>0</text:p>
          </table:table-cell>
          <table:table-cell table:formula="of:=SQRT([.B18]^2+[.C18]^2+[.D18]^2)" office:value-type="float" office:value="0.0160174570391183" calcext:value-type="float">
            <text:p>0.016017457039118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9392" calcext:value-type="float">
            <text:p>0.006939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34672" calcext:value-type="float">
            <text:p>0.00346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122" calcext:value-type="float">
            <text:p>0.85122</text:p>
          </table:table-cell>
          <table:table-cell office:value-type="float" office:value="0.00013078" calcext:value-type="float">
            <text:p>0.00013078</text:p>
          </table:table-cell>
          <table:table-cell office:value-type="float" office:value="0.016709" calcext:value-type="float">
            <text:p>0.016709</text:p>
          </table:table-cell>
          <table:table-cell office:value-type="float" office:value="0" calcext:value-type="float">
            <text:p>0</text:p>
          </table:table-cell>
          <table:table-cell table:formula="of:=SQRT([.B19]^2+[.C19]^2+[.D19]^2)" office:value-type="float" office:value="0.0167095117944361" calcext:value-type="float">
            <text:p>0.016709511794436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9698" calcext:value-type="float">
            <text:p>0.006969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36839" calcext:value-type="float">
            <text:p>0.003683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281" calcext:value-type="float">
            <text:p>0.84281</text:p>
          </table:table-cell>
          <table:table-cell office:value-type="float" office:value="0.00014053" calcext:value-type="float">
            <text:p>0.00014053</text:p>
          </table:table-cell>
          <table:table-cell office:value-type="float" office:value="0.017183" calcext:value-type="float">
            <text:p>0.017183</text:p>
          </table:table-cell>
          <table:table-cell office:value-type="float" office:value="0" calcext:value-type="float">
            <text:p>0</text:p>
          </table:table-cell>
          <table:table-cell table:formula="of:=SQRT([.B20]^2+[.C20]^2+[.D20]^2)" office:value-type="float" office:value="0.0171835746479276" calcext:value-type="float">
            <text:p>0.017183574647927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69998" calcext:value-type="float">
            <text:p>0.006999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39006" calcext:value-type="float">
            <text:p>0.003900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441" calcext:value-type="float">
            <text:p>0.83441</text:p>
          </table:table-cell>
          <table:table-cell office:value-type="float" office:value="0.00015028" calcext:value-type="float">
            <text:p>0.00015028</text:p>
          </table:table-cell>
          <table:table-cell office:value-type="float" office:value="0.017657" calcext:value-type="float">
            <text:p>0.017657</text:p>
          </table:table-cell>
          <table:table-cell office:value-type="float" office:value="0" calcext:value-type="float">
            <text:p>0</text:p>
          </table:table-cell>
          <table:table-cell table:formula="of:=SQRT([.B21]^2+[.C21]^2+[.D21]^2)" office:value-type="float" office:value="0.0176576395103762" calcext:value-type="float">
            <text:p>0.017657639510376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0297" calcext:value-type="float">
            <text:p>0.007029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41173" calcext:value-type="float">
            <text:p>0.004117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00016003" calcext:value-type="float">
            <text:p>0.00016003</text:p>
          </table:table-cell>
          <table:table-cell office:value-type="float" office:value="0.018131" calcext:value-type="float">
            <text:p>0.018131</text:p>
          </table:table-cell>
          <table:table-cell office:value-type="float" office:value="0" calcext:value-type="float">
            <text:p>0</text:p>
          </table:table-cell>
          <table:table-cell table:formula="of:=SQRT([.B22]^2+[.C22]^2+[.D22]^2)" office:value-type="float" office:value="0.0181317062242057" calcext:value-type="float">
            <text:p>0.018131706224205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0596" calcext:value-type="float">
            <text:p>0.007059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4334" calcext:value-type="float">
            <text:p>0.00433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759" calcext:value-type="float">
            <text:p>0.81759</text:p>
          </table:table-cell>
          <table:table-cell office:value-type="float" office:value="0.00016977" calcext:value-type="float">
            <text:p>0.00016977</text:p>
          </table:table-cell>
          <table:table-cell office:value-type="float" office:value="0.018606" calcext:value-type="float">
            <text:p>0.018606</text:p>
          </table:table-cell>
          <table:table-cell office:value-type="float" office:value="0" calcext:value-type="float">
            <text:p>0</text:p>
          </table:table-cell>
          <table:table-cell table:formula="of:=SQRT([.B23]^2+[.C23]^2+[.D23]^2)" office:value-type="float" office:value="0.0186067745150228" calcext:value-type="float">
            <text:p>0.018606774515022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0896" calcext:value-type="float">
            <text:p>0.007089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45507" calcext:value-type="float">
            <text:p>0.004550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919" calcext:value-type="float">
            <text:p>0.80919</text:p>
          </table:table-cell>
          <table:table-cell office:value-type="float" office:value="0.00017952" calcext:value-type="float">
            <text:p>0.00017952</text:p>
          </table:table-cell>
          <table:table-cell office:value-type="float" office:value="0.01908" calcext:value-type="float">
            <text:p>0.01908</text:p>
          </table:table-cell>
          <table:table-cell office:value-type="float" office:value="0" calcext:value-type="float">
            <text:p>0</text:p>
          </table:table-cell>
          <table:table-cell table:formula="of:=SQRT([.B24]^2+[.C24]^2+[.D24]^2)" office:value-type="float" office:value="0.0190808445156497" calcext:value-type="float">
            <text:p>0.019080844515649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1195" calcext:value-type="float">
            <text:p>0.007119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47674" calcext:value-type="float">
            <text:p>0.004767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078" calcext:value-type="float">
            <text:p>0.80078</text:p>
          </table:table-cell>
          <table:table-cell office:value-type="float" office:value="0.00018927" calcext:value-type="float">
            <text:p>0.00018927</text:p>
          </table:table-cell>
          <table:table-cell office:value-type="float" office:value="0.019554" calcext:value-type="float">
            <text:p>0.019554</text:p>
          </table:table-cell>
          <table:table-cell office:value-type="float" office:value="0" calcext:value-type="float">
            <text:p>0</text:p>
          </table:table-cell>
          <table:table-cell table:formula="of:=SQRT([.B25]^2+[.C25]^2+[.D25]^2)" office:value-type="float" office:value="0.0195549159837853" calcext:value-type="float">
            <text:p>0.019554915983785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1494" calcext:value-type="float">
            <text:p>0.007149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49841" calcext:value-type="float">
            <text:p>0.004984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37" calcext:value-type="float">
            <text:p>0.79237</text:p>
          </table:table-cell>
          <table:table-cell office:value-type="float" office:value="0.00019902" calcext:value-type="float">
            <text:p>0.00019902</text:p>
          </table:table-cell>
          <table:table-cell office:value-type="float" office:value="0.020028" calcext:value-type="float">
            <text:p>0.020028</text:p>
          </table:table-cell>
          <table:table-cell office:value-type="float" office:value="0" calcext:value-type="float">
            <text:p>0</text:p>
          </table:table-cell>
          <table:table-cell table:formula="of:=SQRT([.B26]^2+[.C26]^2+[.D26]^2)" office:value-type="float" office:value="0.0200289888152248" calcext:value-type="float">
            <text:p>0.020028988815224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1794" calcext:value-type="float">
            <text:p>0.007179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52008" calcext:value-type="float">
            <text:p>0.005200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397" calcext:value-type="float">
            <text:p>0.78397</text:p>
          </table:table-cell>
          <table:table-cell office:value-type="float" office:value="0.00020876" calcext:value-type="float">
            <text:p>0.00020876</text:p>
          </table:table-cell>
          <table:table-cell office:value-type="float" office:value="0.020502" calcext:value-type="float">
            <text:p>0.020502</text:p>
          </table:table-cell>
          <table:table-cell office:value-type="float" office:value="0" calcext:value-type="float">
            <text:p>0</text:p>
          </table:table-cell>
          <table:table-cell table:formula="of:=SQRT([.B27]^2+[.C27]^2+[.D27]^2)" office:value-type="float" office:value="0.0205030628135798" calcext:value-type="float">
            <text:p>0.020503062813579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2093" calcext:value-type="float">
            <text:p>0.007209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54175" calcext:value-type="float">
            <text:p>0.005417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608" calcext:value-type="float">
            <text:p>0.77608</text:p>
          </table:table-cell>
          <table:table-cell office:value-type="float" office:value="0.00021505" calcext:value-type="float">
            <text:p>0.00021505</text:p>
          </table:table-cell>
          <table:table-cell office:value-type="float" office:value="0.020709" calcext:value-type="float">
            <text:p>0.020709</text:p>
          </table:table-cell>
          <table:table-cell office:value-type="float" office:value="0" calcext:value-type="float">
            <text:p>0</text:p>
          </table:table-cell>
          <table:table-cell table:formula="of:=SQRT([.B28]^2+[.C28]^2+[.D28]^2)" office:value-type="float" office:value="0.0207101165497083" calcext:value-type="float">
            <text:p>0.020710116549708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2373" calcext:value-type="float">
            <text:p>0.007237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56342" calcext:value-type="float">
            <text:p>0.005634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19" calcext:value-type="float">
            <text:p>0.76819</text:p>
          </table:table-cell>
          <table:table-cell office:value-type="float" office:value="0.00022134" calcext:value-type="float">
            <text:p>0.00022134</text:p>
          </table:table-cell>
          <table:table-cell office:value-type="float" office:value="0.020916" calcext:value-type="float">
            <text:p>0.020916</text:p>
          </table:table-cell>
          <table:table-cell office:value-type="float" office:value="0" calcext:value-type="float">
            <text:p>0</text:p>
          </table:table-cell>
          <table:table-cell table:formula="of:=SQRT([.B29]^2+[.C29]^2+[.D29]^2)" office:value-type="float" office:value="0.0209171711135995" calcext:value-type="float">
            <text:p>0.020917171113599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2654" calcext:value-type="float">
            <text:p>0.007265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58509" calcext:value-type="float">
            <text:p>0.005850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03" calcext:value-type="float">
            <text:p>0.7603</text:p>
          </table:table-cell>
          <table:table-cell office:value-type="float" office:value="0.00022763" calcext:value-type="float">
            <text:p>0.00022763</text:p>
          </table:table-cell>
          <table:table-cell office:value-type="float" office:value="0.021124" calcext:value-type="float">
            <text:p>0.021124</text:p>
          </table:table-cell>
          <table:table-cell office:value-type="float" office:value="0" calcext:value-type="float">
            <text:p>0</text:p>
          </table:table-cell>
          <table:table-cell table:formula="of:=SQRT([.B30]^2+[.C30]^2+[.D30]^2)" office:value-type="float" office:value="0.0211252264228552" calcext:value-type="float">
            <text:p>0.021125226422855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2934" calcext:value-type="float">
            <text:p>0.007293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60676" calcext:value-type="float">
            <text:p>0.006067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241" calcext:value-type="float">
            <text:p>0.75241</text:p>
          </table:table-cell>
          <table:table-cell office:value-type="float" office:value="0.00023392" calcext:value-type="float">
            <text:p>0.00023392</text:p>
          </table:table-cell>
          <table:table-cell office:value-type="float" office:value="0.021331" calcext:value-type="float">
            <text:p>0.021331</text:p>
          </table:table-cell>
          <table:table-cell office:value-type="float" office:value="0" calcext:value-type="float">
            <text:p>0</text:p>
          </table:table-cell>
          <table:table-cell table:formula="of:=SQRT([.B31]^2+[.C31]^2+[.D31]^2)" office:value-type="float" office:value="0.0213322825681266" calcext:value-type="float">
            <text:p>0.021332282568126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3214" calcext:value-type="float">
            <text:p>0.00732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62843" calcext:value-type="float">
            <text:p>0.006284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52" calcext:value-type="float">
            <text:p>0.74452</text:p>
          </table:table-cell>
          <table:table-cell office:value-type="float" office:value="0.00024021" calcext:value-type="float">
            <text:p>0.00024021</text:p>
          </table:table-cell>
          <table:table-cell office:value-type="float" office:value="0.021538" calcext:value-type="float">
            <text:p>0.021538</text:p>
          </table:table-cell>
          <table:table-cell office:value-type="float" office:value="0" calcext:value-type="float">
            <text:p>0</text:p>
          </table:table-cell>
          <table:table-cell table:formula="of:=SQRT([.B32]^2+[.C32]^2+[.D32]^2)" office:value-type="float" office:value="0.0215393394709332" calcext:value-type="float">
            <text:p>0.021539339470933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3495" calcext:value-type="float">
            <text:p>0.007349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6501" calcext:value-type="float">
            <text:p>0.00650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663" calcext:value-type="float">
            <text:p>0.73663</text:p>
          </table:table-cell>
          <table:table-cell office:value-type="float" office:value="0.0002465" calcext:value-type="float">
            <text:p>0.0002465</text:p>
          </table:table-cell>
          <table:table-cell office:value-type="float" office:value="0.021745" calcext:value-type="float">
            <text:p>0.021745</text:p>
          </table:table-cell>
          <table:table-cell office:value-type="float" office:value="0" calcext:value-type="float">
            <text:p>0</text:p>
          </table:table-cell>
          <table:table-cell table:formula="of:=SQRT([.B33]^2+[.C33]^2+[.D33]^2)" office:value-type="float" office:value="0.0217463971096363" calcext:value-type="float">
            <text:p>0.021746397109636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3775" calcext:value-type="float">
            <text:p>0.007377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67177" calcext:value-type="float">
            <text:p>0.006717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874" calcext:value-type="float">
            <text:p>0.72874</text:p>
          </table:table-cell>
          <table:table-cell office:value-type="float" office:value="0.00025279" calcext:value-type="float">
            <text:p>0.00025279</text:p>
          </table:table-cell>
          <table:table-cell office:value-type="float" office:value="0.021952" calcext:value-type="float">
            <text:p>0.021952</text:p>
          </table:table-cell>
          <table:table-cell office:value-type="float" office:value="0" calcext:value-type="float">
            <text:p>0</text:p>
          </table:table-cell>
          <table:table-cell table:formula="of:=SQRT([.B34]^2+[.C34]^2+[.D34]^2)" office:value-type="float" office:value="0.021953455463414" calcext:value-type="float">
            <text:p>0.02195345546341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4056" calcext:value-type="float">
            <text:p>0.007405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69344" calcext:value-type="float">
            <text:p>0.006934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085" calcext:value-type="float">
            <text:p>0.72085</text:p>
          </table:table-cell>
          <table:table-cell office:value-type="float" office:value="0.00025908" calcext:value-type="float">
            <text:p>0.00025908</text:p>
          </table:table-cell>
          <table:table-cell office:value-type="float" office:value="0.022159" calcext:value-type="float">
            <text:p>0.022159</text:p>
          </table:table-cell>
          <table:table-cell office:value-type="float" office:value="0" calcext:value-type="float">
            <text:p>0</text:p>
          </table:table-cell>
          <table:table-cell table:formula="of:=SQRT([.B35]^2+[.C35]^2+[.D35]^2)" office:value-type="float" office:value="0.022160514512222" calcext:value-type="float">
            <text:p>0.02216051451222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4336" calcext:value-type="float">
            <text:p>0.007433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71511" calcext:value-type="float">
            <text:p>0.007151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344" calcext:value-type="float">
            <text:p>0.71344</text:p>
          </table:table-cell>
          <table:table-cell office:value-type="float" office:value="0.00026187" calcext:value-type="float">
            <text:p>0.00026187</text:p>
          </table:table-cell>
          <table:table-cell office:value-type="float" office:value="0.022229" calcext:value-type="float">
            <text:p>0.022229</text:p>
          </table:table-cell>
          <table:table-cell office:value-type="float" office:value="0" calcext:value-type="float">
            <text:p>0</text:p>
          </table:table-cell>
          <table:table-cell table:formula="of:=SQRT([.B36]^2+[.C36]^2+[.D36]^2)" office:value-type="float" office:value="0.0222305424337082" calcext:value-type="float">
            <text:p>0.022230542433708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4599" calcext:value-type="float">
            <text:p>0.007459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73678" calcext:value-type="float">
            <text:p>0.007367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28" calcext:value-type="float">
            <text:p>0.70628</text:p>
          </table:table-cell>
          <table:table-cell office:value-type="float" office:value="0.00026292" calcext:value-type="float">
            <text:p>0.00026292</text:p>
          </table:table-cell>
          <table:table-cell office:value-type="float" office:value="0.02223" calcext:value-type="float">
            <text:p>0.02223</text:p>
          </table:table-cell>
          <table:table-cell office:value-type="float" office:value="0" calcext:value-type="float">
            <text:p>0</text:p>
          </table:table-cell>
          <table:table-cell table:formula="of:=SQRT([.B37]^2+[.C37]^2+[.D37]^2)" office:value-type="float" office:value="0.0222315547572904" calcext:value-type="float">
            <text:p>0.022231554757290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4853" calcext:value-type="float">
            <text:p>0.007485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75845" calcext:value-type="float">
            <text:p>0.007584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911" calcext:value-type="float">
            <text:p>0.69911</text:p>
          </table:table-cell>
          <table:table-cell office:value-type="float" office:value="0.00026396" calcext:value-type="float">
            <text:p>0.00026396</text:p>
          </table:table-cell>
          <table:table-cell office:value-type="float" office:value="0.022232" calcext:value-type="float">
            <text:p>0.022232</text:p>
          </table:table-cell>
          <table:table-cell office:value-type="float" office:value="0" calcext:value-type="float">
            <text:p>0</text:p>
          </table:table-cell>
          <table:table-cell table:formula="of:=SQRT([.B38]^2+[.C38]^2+[.D38]^2)" office:value-type="float" office:value="0.0222335669401381" calcext:value-type="float">
            <text:p>0.022233566940138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5108" calcext:value-type="float">
            <text:p>0.007510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78012" calcext:value-type="float">
            <text:p>0.007801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195" calcext:value-type="float">
            <text:p>0.69195</text:p>
          </table:table-cell>
          <table:table-cell office:value-type="float" office:value="0.00026501" calcext:value-type="float">
            <text:p>0.00026501</text:p>
          </table:table-cell>
          <table:table-cell office:value-type="float" office:value="0.022233" calcext:value-type="float">
            <text:p>0.022233</text:p>
          </table:table-cell>
          <table:table-cell office:value-type="float" office:value="0" calcext:value-type="float">
            <text:p>0</text:p>
          </table:table-cell>
          <table:table-cell table:formula="of:=SQRT([.B39]^2+[.C39]^2+[.D39]^2)" office:value-type="float" office:value="0.0222345793596393" calcext:value-type="float">
            <text:p>0.022234579359639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5362" calcext:value-type="float">
            <text:p>0.007536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80179" calcext:value-type="float">
            <text:p>0.008017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478" calcext:value-type="float">
            <text:p>0.68478</text:p>
          </table:table-cell>
          <table:table-cell office:value-type="float" office:value="0.00026605" calcext:value-type="float">
            <text:p>0.00026605</text:p>
          </table:table-cell>
          <table:table-cell office:value-type="float" office:value="0.022234" calcext:value-type="float">
            <text:p>0.022234</text:p>
          </table:table-cell>
          <table:table-cell office:value-type="float" office:value="0" calcext:value-type="float">
            <text:p>0</text:p>
          </table:table-cell>
          <table:table-cell table:formula="of:=SQRT([.B40]^2+[.C40]^2+[.D40]^2)" office:value-type="float" office:value="0.0222355917079465" calcext:value-type="float">
            <text:p>0.022235591707946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5616" calcext:value-type="float">
            <text:p>0.007561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82346" calcext:value-type="float">
            <text:p>0.008234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762" calcext:value-type="float">
            <text:p>0.67762</text:p>
          </table:table-cell>
          <table:table-cell office:value-type="float" office:value="0.0002671" calcext:value-type="float">
            <text:p>0.0002671</text:p>
          </table:table-cell>
          <table:table-cell office:value-type="float" office:value="0.022236" calcext:value-type="float">
            <text:p>0.022236</text:p>
          </table:table-cell>
          <table:table-cell office:value-type="float" office:value="0" calcext:value-type="float">
            <text:p>0</text:p>
          </table:table-cell>
          <table:table-cell table:formula="of:=SQRT([.B41]^2+[.C41]^2+[.D41]^2)" office:value-type="float" office:value="0.0222376041517516" calcext:value-type="float">
            <text:p>0.022237604151751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587" calcext:value-type="float">
            <text:p>0.00758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84513" calcext:value-type="float">
            <text:p>0.008451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045" calcext:value-type="float">
            <text:p>0.67045</text:p>
          </table:table-cell>
          <table:table-cell office:value-type="float" office:value="0.00026815" calcext:value-type="float">
            <text:p>0.00026815</text:p>
          </table:table-cell>
          <table:table-cell office:value-type="float" office:value="0.022237" calcext:value-type="float">
            <text:p>0.022237</text:p>
          </table:table-cell>
          <table:table-cell office:value-type="float" office:value="0" calcext:value-type="float">
            <text:p>0</text:p>
          </table:table-cell>
          <table:table-cell table:formula="of:=SQRT([.B42]^2+[.C42]^2+[.D42]^2)" office:value-type="float" office:value="0.0222386167155806" calcext:value-type="float">
            <text:p>0.022238616715580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6125" calcext:value-type="float">
            <text:p>0.00761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8668" calcext:value-type="float">
            <text:p>0.00866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328" calcext:value-type="float">
            <text:p>0.66328</text:p>
          </table:table-cell>
          <table:table-cell office:value-type="float" office:value="0.00026919" calcext:value-type="float">
            <text:p>0.00026919</text:p>
          </table:table-cell>
          <table:table-cell office:value-type="float" office:value="0.022238" calcext:value-type="float">
            <text:p>0.022238</text:p>
          </table:table-cell>
          <table:table-cell office:value-type="float" office:value="0" calcext:value-type="float">
            <text:p>0</text:p>
          </table:table-cell>
          <table:table-cell table:formula="of:=SQRT([.B43]^2+[.C43]^2+[.D43]^2)" office:value-type="float" office:value="0.0222396292068033" calcext:value-type="float">
            <text:p>0.022239629206803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6379" calcext:value-type="float">
            <text:p>0.007637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88847" calcext:value-type="float">
            <text:p>0.008884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641" calcext:value-type="float">
            <text:p>0.65641</text:p>
          </table:table-cell>
          <table:table-cell office:value-type="float" office:value="0.00026835" calcext:value-type="float">
            <text:p>0.00026835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" calcext:value-type="float">
            <text:p>0</text:p>
          </table:table-cell>
          <table:table-cell table:formula="of:=SQRT([.B44]^2+[.C44]^2+[.D44]^2)" office:value-type="float" office:value="0.0221916225572287" calcext:value-type="float">
            <text:p>0.022191622557228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6623" calcext:value-type="float">
            <text:p>0.007662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91014" calcext:value-type="float">
            <text:p>0.009101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013" calcext:value-type="float">
            <text:p>0.65013</text:p>
          </table:table-cell>
          <table:table-cell office:value-type="float" office:value="0.00026373" calcext:value-type="float">
            <text:p>0.00026373</text:p>
          </table:table-cell>
          <table:table-cell office:value-type="float" office:value="0.022044" calcext:value-type="float">
            <text:p>0.022044</text:p>
          </table:table-cell>
          <table:table-cell office:value-type="float" office:value="0" calcext:value-type="float">
            <text:p>0</text:p>
          </table:table-cell>
          <table:table-cell table:formula="of:=SQRT([.B45]^2+[.C45]^2+[.D45]^2)" office:value-type="float" office:value="0.0220455775499963" calcext:value-type="float">
            <text:p>0.022045577549996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6845" calcext:value-type="float">
            <text:p>0.007684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93181" calcext:value-type="float">
            <text:p>0.009318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385" calcext:value-type="float">
            <text:p>0.64385</text:p>
          </table:table-cell>
          <table:table-cell office:value-type="float" office:value="0.00025911" calcext:value-type="float">
            <text:p>0.00025911</text:p>
          </table:table-cell>
          <table:table-cell office:value-type="float" office:value="0.021898" calcext:value-type="float">
            <text:p>0.021898</text:p>
          </table:table-cell>
          <table:table-cell office:value-type="float" office:value="0" calcext:value-type="float">
            <text:p>0</text:p>
          </table:table-cell>
          <table:table-cell table:formula="of:=SQRT([.B46]^2+[.C46]^2+[.D46]^2)" office:value-type="float" office:value="0.0218995329172131" calcext:value-type="float">
            <text:p>0.021899532917213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7068" calcext:value-type="float">
            <text:p>0.007706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95348" calcext:value-type="float">
            <text:p>0.009534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756" calcext:value-type="float">
            <text:p>0.63756</text:p>
          </table:table-cell>
          <table:table-cell office:value-type="float" office:value="0.0002545" calcext:value-type="float">
            <text:p>0.0002545</text:p>
          </table:table-cell>
          <table:table-cell office:value-type="float" office:value="0.021752" calcext:value-type="float">
            <text:p>0.021752</text:p>
          </table:table-cell>
          <table:table-cell office:value-type="float" office:value="0" calcext:value-type="float">
            <text:p>0</text:p>
          </table:table-cell>
          <table:table-cell table:formula="of:=SQRT([.B47]^2+[.C47]^2+[.D47]^2)" office:value-type="float" office:value="0.0217534887834113" calcext:value-type="float">
            <text:p>0.021753488783411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729" calcext:value-type="float">
            <text:p>0.00772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97515" calcext:value-type="float">
            <text:p>0.009751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128" calcext:value-type="float">
            <text:p>0.63128</text:p>
          </table:table-cell>
          <table:table-cell office:value-type="float" office:value="0.00024988" calcext:value-type="float">
            <text:p>0.00024988</text:p>
          </table:table-cell>
          <table:table-cell office:value-type="float" office:value="0.021606" calcext:value-type="float">
            <text:p>0.021606</text:p>
          </table:table-cell>
          <table:table-cell office:value-type="float" office:value="0" calcext:value-type="float">
            <text:p>0</text:p>
          </table:table-cell>
          <table:table-cell table:formula="of:=SQRT([.B48]^2+[.C48]^2+[.D48]^2)" office:value-type="float" office:value="0.0216074449210081" calcext:value-type="float">
            <text:p>0.021607444921008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7513" calcext:value-type="float">
            <text:p>0.00775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099682" calcext:value-type="float">
            <text:p>0.009968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4526" calcext:value-type="float">
            <text:p>0.00024526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" calcext:value-type="float">
            <text:p>0</text:p>
          </table:table-cell>
          <table:table-cell table:formula="of:=SQRT([.B49]^2+[.C49]^2+[.D49]^2)" office:value-type="float" office:value="0.0214614014562796" calcext:value-type="float">
            <text:p>0.021461401456279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7736" calcext:value-type="float">
            <text:p>0.007773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0185" calcext:value-type="float">
            <text:p>0.01018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871" calcext:value-type="float">
            <text:p>0.61871</text:p>
          </table:table-cell>
          <table:table-cell office:value-type="float" office:value="0.00024064" calcext:value-type="float">
            <text:p>0.00024064</text:p>
          </table:table-cell>
          <table:table-cell office:value-type="float" office:value="0.021314" calcext:value-type="float">
            <text:p>0.021314</text:p>
          </table:table-cell>
          <table:table-cell office:value-type="float" office:value="0" calcext:value-type="float">
            <text:p>0</text:p>
          </table:table-cell>
          <table:table-cell table:formula="of:=SQRT([.B50]^2+[.C50]^2+[.D50]^2)" office:value-type="float" office:value="0.0213153583973997" calcext:value-type="float">
            <text:p>0.021315358397399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7958" calcext:value-type="float">
            <text:p>0.007795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0402" calcext:value-type="float">
            <text:p>0.01040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243" calcext:value-type="float">
            <text:p>0.61243</text:p>
          </table:table-cell>
          <table:table-cell office:value-type="float" office:value="0.00023602" calcext:value-type="float">
            <text:p>0.00023602</text:p>
          </table:table-cell>
          <table:table-cell office:value-type="float" office:value="0.021168" calcext:value-type="float">
            <text:p>0.021168</text:p>
          </table:table-cell>
          <table:table-cell office:value-type="float" office:value="0" calcext:value-type="float">
            <text:p>0</text:p>
          </table:table-cell>
          <table:table-cell table:formula="of:=SQRT([.B51]^2+[.C51]^2+[.D51]^2)" office:value-type="float" office:value="0.0211693157527682" calcext:value-type="float">
            <text:p>0.021169315752768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8181" calcext:value-type="float">
            <text:p>0.007818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0618" calcext:value-type="float">
            <text:p>0.01061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615" calcext:value-type="float">
            <text:p>0.60615</text:p>
          </table:table-cell>
          <table:table-cell office:value-type="float" office:value="0.00023141" calcext:value-type="float">
            <text:p>0.00023141</text:p>
          </table:table-cell>
          <table:table-cell office:value-type="float" office:value="0.021022" calcext:value-type="float">
            <text:p>0.021022</text:p>
          </table:table-cell>
          <table:table-cell office:value-type="float" office:value="0" calcext:value-type="float">
            <text:p>0</text:p>
          </table:table-cell>
          <table:table-cell table:formula="of:=SQRT([.B52]^2+[.C52]^2+[.D52]^2)" office:value-type="float" office:value="0.0210232736410888" calcext:value-type="float">
            <text:p>0.021023273641088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8403" calcext:value-type="float">
            <text:p>0.007840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0835" calcext:value-type="float">
            <text:p>0.01083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084" calcext:value-type="float">
            <text:p>0.60084</text:p>
          </table:table-cell>
          <table:table-cell office:value-type="float" office:value="0.00022171" calcext:value-type="float">
            <text:p>0.00022171</text:p>
          </table:table-cell>
          <table:table-cell office:value-type="float" office:value="0.020781" calcext:value-type="float">
            <text:p>0.020781</text:p>
          </table:table-cell>
          <table:table-cell office:value-type="float" office:value="0" calcext:value-type="float">
            <text:p>0</text:p>
          </table:table-cell>
          <table:table-cell table:formula="of:=SQRT([.B53]^2+[.C53]^2+[.D53]^2)" office:value-type="float" office:value="0.0207821826650643" calcext:value-type="float">
            <text:p>0.020782182665064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8591" calcext:value-type="float">
            <text:p>0.007859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1052" calcext:value-type="float">
            <text:p>0.01105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553" calcext:value-type="float">
            <text:p>0.59553</text:p>
          </table:table-cell>
          <table:table-cell office:value-type="float" office:value="0.00021201" calcext:value-type="float">
            <text:p>0.00021201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" calcext:value-type="float">
            <text:p>0</text:p>
          </table:table-cell>
          <table:table-cell table:formula="of:=SQRT([.B54]^2+[.C54]^2+[.D54]^2)" office:value-type="float" office:value="0.0205410941344443" calcext:value-type="float">
            <text:p>0.020541094134444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8779" calcext:value-type="float">
            <text:p>0.007877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1268" calcext:value-type="float">
            <text:p>0.01126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023" calcext:value-type="float">
            <text:p>0.59023</text:p>
          </table:table-cell>
          <table:table-cell office:value-type="float" office:value="0.0002023" calcext:value-type="float">
            <text:p>0.0002023</text:p>
          </table:table-cell>
          <table:table-cell office:value-type="float" office:value="0.020299" calcext:value-type="float">
            <text:p>0.020299</text:p>
          </table:table-cell>
          <table:table-cell office:value-type="float" office:value="0" calcext:value-type="float">
            <text:p>0</text:p>
          </table:table-cell>
          <table:table-cell table:formula="of:=SQRT([.B55]^2+[.C55]^2+[.D55]^2)" office:value-type="float" office:value="0.0203000080366979" calcext:value-type="float">
            <text:p>0.020300008036697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8966" calcext:value-type="float">
            <text:p>0.007896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1485" calcext:value-type="float">
            <text:p>0.01148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492" calcext:value-type="float">
            <text:p>0.58492</text:p>
          </table:table-cell>
          <table:table-cell office:value-type="float" office:value="0.0001926" calcext:value-type="float">
            <text:p>0.0001926</text:p>
          </table:table-cell>
          <table:table-cell office:value-type="float" office:value="0.020058" calcext:value-type="float">
            <text:p>0.020058</text:p>
          </table:table-cell>
          <table:table-cell office:value-type="float" office:value="0" calcext:value-type="float">
            <text:p>0</text:p>
          </table:table-cell>
          <table:table-cell table:formula="of:=SQRT([.B56]^2+[.C56]^2+[.D56]^2)" office:value-type="float" office:value="0.0200589246660931" calcext:value-type="float">
            <text:p>0.020058924666093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9154" calcext:value-type="float">
            <text:p>0.007915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1702" calcext:value-type="float">
            <text:p>0.01170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961" calcext:value-type="float">
            <text:p>0.57961</text:p>
          </table:table-cell>
          <table:table-cell office:value-type="float" office:value="0.0001829" calcext:value-type="float">
            <text:p>0.0001829</text:p>
          </table:table-cell>
          <table:table-cell office:value-type="float" office:value="0.019817" calcext:value-type="float">
            <text:p>0.019817</text:p>
          </table:table-cell>
          <table:table-cell office:value-type="float" office:value="0" calcext:value-type="float">
            <text:p>0</text:p>
          </table:table-cell>
          <table:table-cell table:formula="of:=SQRT([.B57]^2+[.C57]^2+[.D57]^2)" office:value-type="float" office:value="0.0198178440151799" calcext:value-type="float">
            <text:p>0.019817844015179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9342" calcext:value-type="float">
            <text:p>0.007934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1919" calcext:value-type="float">
            <text:p>0.01191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431" calcext:value-type="float">
            <text:p>0.57431</text:p>
          </table:table-cell>
          <table:table-cell office:value-type="float" office:value="0.0001732" calcext:value-type="float">
            <text:p>0.0001732</text:p>
          </table:table-cell>
          <table:table-cell office:value-type="float" office:value="0.019576" calcext:value-type="float">
            <text:p>0.019576</text:p>
          </table:table-cell>
          <table:table-cell office:value-type="float" office:value="0" calcext:value-type="float">
            <text:p>0</text:p>
          </table:table-cell>
          <table:table-cell table:formula="of:=SQRT([.B58]^2+[.C58]^2+[.D58]^2)" office:value-type="float" office:value="0.019576766184434" calcext:value-type="float">
            <text:p>0.01957676618443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953" calcext:value-type="float">
            <text:p>0.00795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2135" calcext:value-type="float">
            <text:p>0.01213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0001635" calcext:value-type="float">
            <text:p>0.0001635</text:p>
          </table:table-cell>
          <table:table-cell office:value-type="float" office:value="0.019334" calcext:value-type="float">
            <text:p>0.019334</text:p>
          </table:table-cell>
          <table:table-cell office:value-type="float" office:value="0" calcext:value-type="float">
            <text:p>0</text:p>
          </table:table-cell>
          <table:table-cell table:formula="of:=SQRT([.B59]^2+[.C59]^2+[.D59]^2)" office:value-type="float" office:value="0.0193346913150947" calcext:value-type="float">
            <text:p>0.019334691315094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9717" calcext:value-type="float">
            <text:p>0.007971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2352" calcext:value-type="float">
            <text:p>0.01235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369" calcext:value-type="float">
            <text:p>0.56369</text:p>
          </table:table-cell>
          <table:table-cell office:value-type="float" office:value="0.0001538" calcext:value-type="float">
            <text:p>0.0001538</text:p>
          </table:table-cell>
          <table:table-cell office:value-type="float" office:value="0.019093" calcext:value-type="float">
            <text:p>0.019093</text:p>
          </table:table-cell>
          <table:table-cell office:value-type="float" office:value="0" calcext:value-type="float">
            <text:p>0</text:p>
          </table:table-cell>
          <table:table-cell table:formula="of:=SQRT([.B60]^2+[.C60]^2+[.D60]^2)" office:value-type="float" office:value="0.0190936194431543" calcext:value-type="float">
            <text:p>0.019093619443154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79905" calcext:value-type="float">
            <text:p>0.007990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2569" calcext:value-type="float">
            <text:p>0.01256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905" calcext:value-type="float">
            <text:p>0.55905</text:p>
          </table:table-cell>
          <table:table-cell office:value-type="float" office:value="0.0001416" calcext:value-type="float">
            <text:p>0.0001416</text:p>
          </table:table-cell>
          <table:table-cell office:value-type="float" office:value="0.018818" calcext:value-type="float">
            <text:p>0.018818</text:p>
          </table:table-cell>
          <table:table-cell office:value-type="float" office:value="0" calcext:value-type="float">
            <text:p>0</text:p>
          </table:table-cell>
          <table:table-cell table:formula="of:=SQRT([.B61]^2+[.C61]^2+[.D61]^2)" office:value-type="float" office:value="0.0188185327419541" calcext:value-type="float">
            <text:p>0.01881853274195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0069" calcext:value-type="float">
            <text:p>0.008006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2785" calcext:value-type="float">
            <text:p>0.01278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474" calcext:value-type="float">
            <text:p>0.55474</text:p>
          </table:table-cell>
          <table:table-cell office:value-type="float" office:value="0.00012816" calcext:value-type="float">
            <text:p>0.00012816</text:p>
          </table:table-cell>
          <table:table-cell office:value-type="float" office:value="0.018525" calcext:value-type="float">
            <text:p>0.018525</text:p>
          </table:table-cell>
          <table:table-cell office:value-type="float" office:value="0" calcext:value-type="float">
            <text:p>0</text:p>
          </table:table-cell>
          <table:table-cell table:formula="of:=SQRT([.B62]^2+[.C62]^2+[.D62]^2)" office:value-type="float" office:value="0.018525443314145" calcext:value-type="float">
            <text:p>0.01852544331414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0221" calcext:value-type="float">
            <text:p>0.008022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3002" calcext:value-type="float">
            <text:p>0.01300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044" calcext:value-type="float">
            <text:p>0.55044</text:p>
          </table:table-cell>
          <table:table-cell office:value-type="float" office:value="0.00011471" calcext:value-type="float">
            <text:p>0.00011471</text:p>
          </table:table-cell>
          <table:table-cell office:value-type="float" office:value="0.018233" calcext:value-type="float">
            <text:p>0.018233</text:p>
          </table:table-cell>
          <table:table-cell office:value-type="float" office:value="0" calcext:value-type="float">
            <text:p>0</text:p>
          </table:table-cell>
          <table:table-cell table:formula="of:=SQRT([.B63]^2+[.C63]^2+[.D63]^2)" office:value-type="float" office:value="0.0182333608362282" calcext:value-type="float">
            <text:p>0.018233360836228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0373" calcext:value-type="float">
            <text:p>0.008037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3219" calcext:value-type="float">
            <text:p>0.01321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613" calcext:value-type="float">
            <text:p>0.54613</text:p>
          </table:table-cell>
          <table:table-cell office:value-type="float" office:value="0.00010127" calcext:value-type="float">
            <text:p>0.00010127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0" calcext:value-type="float">
            <text:p>0</text:p>
          </table:table-cell>
          <table:table-cell table:formula="of:=SQRT([.B64]^2+[.C64]^2+[.D64]^2)" office:value-type="float" office:value="0.0179402858286288" calcext:value-type="float">
            <text:p>0.017940285828628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0525" calcext:value-type="float">
            <text:p>0.00805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3435" calcext:value-type="float">
            <text:p>0.01343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182" calcext:value-type="float">
            <text:p>0.54182</text:p>
          </table:table-cell>
          <table:table-cell office:value-type="float" office:value="0.000087822" calcext:value-type="float">
            <text:p>0.000087822</text:p>
          </table:table-cell>
          <table:table-cell office:value-type="float" office:value="0.017647" calcext:value-type="float">
            <text:p>0.017647</text:p>
          </table:table-cell>
          <table:table-cell office:value-type="float" office:value="0" calcext:value-type="float">
            <text:p>0</text:p>
          </table:table-cell>
          <table:table-cell table:formula="of:=SQRT([.B65]^2+[.C65]^2+[.D65]^2)" office:value-type="float" office:value="0.0176472185259798" calcext:value-type="float">
            <text:p>0.017647218525979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0678" calcext:value-type="float">
            <text:p>0.008067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3652" calcext:value-type="float">
            <text:p>0.01365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751" calcext:value-type="float">
            <text:p>0.53751</text:p>
          </table:table-cell>
          <table:table-cell office:value-type="float" office:value="0.000074377" calcext:value-type="float">
            <text:p>0.000074377</text:p>
          </table:table-cell>
          <table:table-cell office:value-type="float" office:value="0.017355" calcext:value-type="float">
            <text:p>0.017355</text:p>
          </table:table-cell>
          <table:table-cell office:value-type="float" office:value="0" calcext:value-type="float">
            <text:p>0</text:p>
          </table:table-cell>
          <table:table-cell table:formula="of:=SQRT([.B66]^2+[.C66]^2+[.D66]^2)" office:value-type="float" office:value="0.0173551593751866" calcext:value-type="float">
            <text:p>0.017355159375186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083" calcext:value-type="float">
            <text:p>0.00808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3869" calcext:value-type="float">
            <text:p>0.01386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321" calcext:value-type="float">
            <text:p>0.53321</text:p>
          </table:table-cell>
          <table:table-cell office:value-type="float" office:value="0.000060932" calcext:value-type="float">
            <text:p>0.000060932</text:p>
          </table:table-cell>
          <table:table-cell office:value-type="float" office:value="0.017062" calcext:value-type="float">
            <text:p>0.017062</text:p>
          </table:table-cell>
          <table:table-cell office:value-type="float" office:value="0" calcext:value-type="float">
            <text:p>0</text:p>
          </table:table-cell>
          <table:table-cell table:formula="of:=SQRT([.B67]^2+[.C67]^2+[.D67]^2)" office:value-type="float" office:value="0.0170621088001637" calcext:value-type="float">
            <text:p>0.017062108800163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0982" calcext:value-type="float">
            <text:p>0.008098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4086" calcext:value-type="float">
            <text:p>0.01408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9" calcext:value-type="float">
            <text:p>0.5289</text:p>
          </table:table-cell>
          <table:table-cell office:value-type="float" office:value="0.000047486" calcext:value-type="float">
            <text:p>0.000047486</text:p>
          </table:table-cell>
          <table:table-cell office:value-type="float" office:value="0.016769" calcext:value-type="float">
            <text:p>0.016769</text:p>
          </table:table-cell>
          <table:table-cell office:value-type="float" office:value="0" calcext:value-type="float">
            <text:p>0</text:p>
          </table:table-cell>
          <table:table-cell table:formula="of:=SQRT([.B68]^2+[.C68]^2+[.D68]^2)" office:value-type="float" office:value="0.0167690672346495" calcext:value-type="float">
            <text:p>0.016769067234649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1134" calcext:value-type="float">
            <text:p>0.008113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4302" calcext:value-type="float">
            <text:p>0.01430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491" calcext:value-type="float">
            <text:p>0.52491</text:p>
          </table:table-cell>
          <table:table-cell office:value-type="float" office:value="0.000033472" calcext:value-type="float">
            <text:p>0.000033472</text:p>
          </table:table-cell>
          <table:table-cell office:value-type="float" office:value="0.016471" calcext:value-type="float">
            <text:p>0.016471</text:p>
          </table:table-cell>
          <table:table-cell office:value-type="float" office:value="0" calcext:value-type="float">
            <text:p>0</text:p>
          </table:table-cell>
          <table:table-cell table:formula="of:=SQRT([.B69]^2+[.C69]^2+[.D69]^2)" office:value-type="float" office:value="0.016471034010492" calcext:value-type="float">
            <text:p>0.01647103401049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1275" calcext:value-type="float">
            <text:p>0.008127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4519" calcext:value-type="float">
            <text:p>0.01451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157" calcext:value-type="float">
            <text:p>0.52157</text:p>
          </table:table-cell>
          <table:table-cell office:value-type="float" office:value="0.000018318" calcext:value-type="float">
            <text:p>0.000018318</text:p>
          </table:table-cell>
          <table:table-cell office:value-type="float" office:value="0.016161" calcext:value-type="float">
            <text:p>0.016161</text:p>
          </table:table-cell>
          <table:table-cell office:value-type="float" office:value="0" calcext:value-type="float">
            <text:p>0</text:p>
          </table:table-cell>
          <table:table-cell table:formula="of:=SQRT([.B70]^2+[.C70]^2+[.D70]^2)" office:value-type="float" office:value="0.0161610103814435" calcext:value-type="float">
            <text:p>0.016161010381443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1393" calcext:value-type="float">
            <text:p>0.008139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4736" calcext:value-type="float">
            <text:p>0.01473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823" calcext:value-type="float">
            <text:p>0.51823</text:p>
          </table:table-cell>
          <table:table-cell office:value-type="float" office:value="0.0000031646" calcext:value-type="float">
            <text:p>0.0000031646</text:p>
          </table:table-cell>
          <table:table-cell office:value-type="float" office:value="0.015852" calcext:value-type="float">
            <text:p>0.015852</text:p>
          </table:table-cell>
          <table:table-cell office:value-type="float" office:value="0" calcext:value-type="float">
            <text:p>0</text:p>
          </table:table-cell>
          <table:table-cell table:formula="of:=SQRT([.B71]^2+[.C71]^2+[.D71]^2)" office:value-type="float" office:value="0.0158520003158811" calcext:value-type="float">
            <text:p>0.015852000315881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1511" calcext:value-type="float">
            <text:p>0.00815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4952" calcext:value-type="float">
            <text:p>0.01495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89" calcext:value-type="float">
            <text:p>0.51489</text:p>
          </table:table-cell>
          <table:table-cell office:value-type="float" office:value="-0.000011989" calcext:value-type="float">
            <text:p>-0.000011989</text:p>
          </table:table-cell>
          <table:table-cell office:value-type="float" office:value="0.015542" calcext:value-type="float">
            <text:p>0.015542</text:p>
          </table:table-cell>
          <table:table-cell office:value-type="float" office:value="0" calcext:value-type="float">
            <text:p>0</text:p>
          </table:table-cell>
          <table:table-cell table:formula="of:=SQRT([.B72]^2+[.C72]^2+[.D72]^2)" office:value-type="float" office:value="0.0155420046241185" calcext:value-type="float">
            <text:p>0.015542004624118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1629" calcext:value-type="float">
            <text:p>0.008162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5169" calcext:value-type="float">
            <text:p>0.01516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154" calcext:value-type="float">
            <text:p>0.51154</text:p>
          </table:table-cell>
          <table:table-cell office:value-type="float" office:value="-0.000027142" calcext:value-type="float">
            <text:p>-0.000027142</text:p>
          </table:table-cell>
          <table:table-cell office:value-type="float" office:value="0.015232" calcext:value-type="float">
            <text:p>0.015232</text:p>
          </table:table-cell>
          <table:table-cell office:value-type="float" office:value="0" calcext:value-type="float">
            <text:p>0</text:p>
          </table:table-cell>
          <table:table-cell table:formula="of:=SQRT([.B73]^2+[.C73]^2+[.D73]^2)" office:value-type="float" office:value="0.0152320241822341" calcext:value-type="float">
            <text:p>0.01523202418223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1747" calcext:value-type="float">
            <text:p>0.008174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5386" calcext:value-type="float">
            <text:p>0.01538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82" calcext:value-type="float">
            <text:p>0.5082</text:p>
          </table:table-cell>
          <table:table-cell office:value-type="float" office:value="-0.000042296" calcext:value-type="float">
            <text:p>-0.000042296</text:p>
          </table:table-cell>
          <table:table-cell office:value-type="float" office:value="0.014923" calcext:value-type="float">
            <text:p>0.014923</text:p>
          </table:table-cell>
          <table:table-cell office:value-type="float" office:value="0" calcext:value-type="float">
            <text:p>0</text:p>
          </table:table-cell>
          <table:table-cell table:formula="of:=SQRT([.B74]^2+[.C74]^2+[.D74]^2)" office:value-type="float" office:value="0.0149230599392891" calcext:value-type="float">
            <text:p>0.014923059939289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1865" calcext:value-type="float">
            <text:p>0.008186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5602" calcext:value-type="float">
            <text:p>0.01560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86" calcext:value-type="float">
            <text:p>0.50486</text:p>
          </table:table-cell>
          <table:table-cell office:value-type="float" office:value="-0.000057449" calcext:value-type="float">
            <text:p>-0.000057449</text:p>
          </table:table-cell>
          <table:table-cell office:value-type="float" office:value="0.014613" calcext:value-type="float">
            <text:p>0.014613</text:p>
          </table:table-cell>
          <table:table-cell office:value-type="float" office:value="0" calcext:value-type="float">
            <text:p>0</text:p>
          </table:table-cell>
          <table:table-cell table:formula="of:=SQRT([.B75]^2+[.C75]^2+[.D75]^2)" office:value-type="float" office:value="0.0146131129259854" calcext:value-type="float">
            <text:p>0.014613112925985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1983" calcext:value-type="float">
            <text:p>0.008198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5819" calcext:value-type="float">
            <text:p>0.01581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152" calcext:value-type="float">
            <text:p>0.50152</text:p>
          </table:table-cell>
          <table:table-cell office:value-type="float" office:value="-0.000072603" calcext:value-type="float">
            <text:p>-0.000072603</text:p>
          </table:table-cell>
          <table:table-cell office:value-type="float" office:value="0.014304" calcext:value-type="float">
            <text:p>0.014304</text:p>
          </table:table-cell>
          <table:table-cell office:value-type="float" office:value="0" calcext:value-type="float">
            <text:p>0</text:p>
          </table:table-cell>
          <table:table-cell table:formula="of:=SQRT([.B76]^2+[.C76]^2+[.D76]^2)" office:value-type="float" office:value="0.0143041842548119" calcext:value-type="float">
            <text:p>0.014304184254811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01" calcext:value-type="float">
            <text:p>0.008210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6036" calcext:value-type="float">
            <text:p>0.01603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817" calcext:value-type="float">
            <text:p>0.49817</text:p>
          </table:table-cell>
          <table:table-cell office:value-type="float" office:value="-0.000087756" calcext:value-type="float">
            <text:p>-0.000087756</text:p>
          </table:table-cell>
          <table:table-cell office:value-type="float" office:value="0.013994" calcext:value-type="float">
            <text:p>0.013994</text:p>
          </table:table-cell>
          <table:table-cell office:value-type="float" office:value="0" calcext:value-type="float">
            <text:p>0</text:p>
          </table:table-cell>
          <table:table-cell table:formula="of:=SQRT([.B77]^2+[.C77]^2+[.D77]^2)" office:value-type="float" office:value="0.0139942751550602" calcext:value-type="float">
            <text:p>0.013994275155060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219" calcext:value-type="float">
            <text:p>0.008221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6253" calcext:value-type="float">
            <text:p>0.01625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571" calcext:value-type="float">
            <text:p>0.49571</text:p>
          </table:table-cell>
          <table:table-cell office:value-type="float" office:value="-0.00010257" calcext:value-type="float">
            <text:p>-0.00010257</text:p>
          </table:table-cell>
          <table:table-cell office:value-type="float" office:value="0.013692" calcext:value-type="float">
            <text:p>0.013692</text:p>
          </table:table-cell>
          <table:table-cell office:value-type="float" office:value="0" calcext:value-type="float">
            <text:p>0</text:p>
          </table:table-cell>
          <table:table-cell table:formula="of:=SQRT([.B78]^2+[.C78]^2+[.D78]^2)" office:value-type="float" office:value="0.013692384182636" calcext:value-type="float">
            <text:p>0.01369238418263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306" calcext:value-type="float">
            <text:p>0.008230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6469" calcext:value-type="float">
            <text:p>0.01646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324" calcext:value-type="float">
            <text:p>0.49324</text:p>
          </table:table-cell>
          <table:table-cell office:value-type="float" office:value="-0.00011739" calcext:value-type="float">
            <text:p>-0.00011739</text:p>
          </table:table-cell>
          <table:table-cell office:value-type="float" office:value="0.013391" calcext:value-type="float">
            <text:p>0.013391</text:p>
          </table:table-cell>
          <table:table-cell office:value-type="float" office:value="0" calcext:value-type="float">
            <text:p>0</text:p>
          </table:table-cell>
          <table:table-cell table:formula="of:=SQRT([.B79]^2+[.C79]^2+[.D79]^2)" office:value-type="float" office:value="0.0133915145301829" calcext:value-type="float">
            <text:p>0.013391514530182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393" calcext:value-type="float">
            <text:p>0.008239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6686" calcext:value-type="float">
            <text:p>0.01668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78" calcext:value-type="float">
            <text:p>0.49078</text:p>
          </table:table-cell>
          <table:table-cell office:value-type="float" office:value="-0.00013221" calcext:value-type="float">
            <text:p>-0.00013221</text:p>
          </table:table-cell>
          <table:table-cell office:value-type="float" office:value="0.013089" calcext:value-type="float">
            <text:p>0.013089</text:p>
          </table:table-cell>
          <table:table-cell office:value-type="float" office:value="0" calcext:value-type="float">
            <text:p>0</text:p>
          </table:table-cell>
          <table:table-cell table:formula="of:=SQRT([.B80]^2+[.C80]^2+[.D80]^2)" office:value-type="float" office:value="0.0130896676995293" calcext:value-type="float">
            <text:p>0.013089667699529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48" calcext:value-type="float">
            <text:p>0.00824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6903" calcext:value-type="float">
            <text:p>0.01690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831" calcext:value-type="float">
            <text:p>0.48831</text:p>
          </table:table-cell>
          <table:table-cell office:value-type="float" office:value="-0.00014703" calcext:value-type="float">
            <text:p>-0.00014703</text:p>
          </table:table-cell>
          <table:table-cell office:value-type="float" office:value="0.012787" calcext:value-type="float">
            <text:p>0.012787</text:p>
          </table:table-cell>
          <table:table-cell office:value-type="float" office:value="0" calcext:value-type="float">
            <text:p>0</text:p>
          </table:table-cell>
          <table:table-cell table:formula="of:=SQRT([.B81]^2+[.C81]^2+[.D81]^2)" office:value-type="float" office:value="0.0127878452767032" calcext:value-type="float">
            <text:p>0.012787845276703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566" calcext:value-type="float">
            <text:p>0.008256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7119" calcext:value-type="float">
            <text:p>0.01711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585" calcext:value-type="float">
            <text:p>0.48585</text:p>
          </table:table-cell>
          <table:table-cell office:value-type="float" office:value="-0.00016185" calcext:value-type="float">
            <text:p>-0.00016185</text:p>
          </table:table-cell>
          <table:table-cell office:value-type="float" office:value="0.012486" calcext:value-type="float">
            <text:p>0.012486</text:p>
          </table:table-cell>
          <table:table-cell office:value-type="float" office:value="0" calcext:value-type="float">
            <text:p>0</text:p>
          </table:table-cell>
          <table:table-cell table:formula="of:=SQRT([.B82]^2+[.C82]^2+[.D82]^2)" office:value-type="float" office:value="0.0124870489477098" calcext:value-type="float">
            <text:p>0.012487048947709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653" calcext:value-type="float">
            <text:p>0.008265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7336" calcext:value-type="float">
            <text:p>0.01733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338" calcext:value-type="float">
            <text:p>0.48338</text:p>
          </table:table-cell>
          <table:table-cell office:value-type="float" office:value="-0.00017667" calcext:value-type="float">
            <text:p>-0.00017667</text:p>
          </table:table-cell>
          <table:table-cell office:value-type="float" office:value="0.012184" calcext:value-type="float">
            <text:p>0.012184</text:p>
          </table:table-cell>
          <table:table-cell office:value-type="float" office:value="0" calcext:value-type="float">
            <text:p>0</text:p>
          </table:table-cell>
          <table:table-cell table:formula="of:=SQRT([.B83]^2+[.C83]^2+[.D83]^2)" office:value-type="float" office:value="0.0121852808046799" calcext:value-type="float">
            <text:p>0.012185280804679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74" calcext:value-type="float">
            <text:p>0.00827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7553" calcext:value-type="float">
            <text:p>0.01755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92" calcext:value-type="float">
            <text:p>0.48092</text:p>
          </table:table-cell>
          <table:table-cell office:value-type="float" office:value="-0.00019148" calcext:value-type="float">
            <text:p>-0.00019148</text:p>
          </table:table-cell>
          <table:table-cell office:value-type="float" office:value="0.011882" calcext:value-type="float">
            <text:p>0.011882</text:p>
          </table:table-cell>
          <table:table-cell office:value-type="float" office:value="0" calcext:value-type="float">
            <text:p>0</text:p>
          </table:table-cell>
          <table:table-cell table:formula="of:=SQRT([.B84]^2+[.C84]^2+[.D84]^2)" office:value-type="float" office:value="0.011883542762594" calcext:value-type="float">
            <text:p>0.01188354276259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827" calcext:value-type="float">
            <text:p>0.008282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7769" calcext:value-type="float">
            <text:p>0.01776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845" calcext:value-type="float">
            <text:p>0.47845</text:p>
          </table:table-cell>
          <table:table-cell office:value-type="float" office:value="-0.0002063" calcext:value-type="float">
            <text:p>-0.0002063</text:p>
          </table:table-cell>
          <table:table-cell office:value-type="float" office:value="0.011581" calcext:value-type="float">
            <text:p>0.011581</text:p>
          </table:table-cell>
          <table:table-cell office:value-type="float" office:value="0" calcext:value-type="float">
            <text:p>0</text:p>
          </table:table-cell>
          <table:table-cell table:formula="of:=SQRT([.B85]^2+[.C85]^2+[.D85]^2)" office:value-type="float" office:value="0.0115828373333135" calcext:value-type="float">
            <text:p>0.011582837333313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914" calcext:value-type="float">
            <text:p>0.00829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7986" calcext:value-type="float">
            <text:p>0.01798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649" calcext:value-type="float">
            <text:p>0.47649</text:p>
          </table:table-cell>
          <table:table-cell office:value-type="float" office:value="-0.00022007" calcext:value-type="float">
            <text:p>-0.00022007</text:p>
          </table:table-cell>
          <table:table-cell office:value-type="float" office:value="0.011294" calcext:value-type="float">
            <text:p>0.011294</text:p>
          </table:table-cell>
          <table:table-cell office:value-type="float" office:value="0" calcext:value-type="float">
            <text:p>0</text:p>
          </table:table-cell>
          <table:table-cell table:formula="of:=SQRT([.B86]^2+[.C86]^2+[.D86]^2)" office:value-type="float" office:value="0.0112961438909435" calcext:value-type="float">
            <text:p>0.011296143890943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984" calcext:value-type="float">
            <text:p>0.008298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8203" calcext:value-type="float">
            <text:p>0.01820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477" calcext:value-type="float">
            <text:p>0.47477</text:p>
          </table:table-cell>
          <table:table-cell office:value-type="float" office:value="-0.00023332" calcext:value-type="float">
            <text:p>-0.00023332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" calcext:value-type="float">
            <text:p>0</text:p>
          </table:table-cell>
          <table:table-cell table:formula="of:=SQRT([.B87]^2+[.C87]^2+[.D87]^2)" office:value-type="float" office:value="0.0110184705936169" calcext:value-type="float">
            <text:p>0.011018470593616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044" calcext:value-type="float">
            <text:p>0.008304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842" calcext:value-type="float">
            <text:p>0.0184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306" calcext:value-type="float">
            <text:p>0.47306</text:p>
          </table:table-cell>
          <table:table-cell office:value-type="float" office:value="-0.00024656" calcext:value-type="float">
            <text:p>-0.00024656</text:p>
          </table:table-cell>
          <table:table-cell office:value-type="float" office:value="0.010737" calcext:value-type="float">
            <text:p>0.010737</text:p>
          </table:table-cell>
          <table:table-cell office:value-type="float" office:value="0" calcext:value-type="float">
            <text:p>0</text:p>
          </table:table-cell>
          <table:table-cell table:formula="of:=SQRT([.B88]^2+[.C88]^2+[.D88]^2)" office:value-type="float" office:value="0.0107398305775091" calcext:value-type="float">
            <text:p>0.010739830577509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5" calcext:value-type="float">
            <text:p>0.008310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8636" calcext:value-type="float">
            <text:p>0.01863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4" calcext:value-type="float">
            <text:p>0.47134</text:p>
          </table:table-cell>
          <table:table-cell office:value-type="float" office:value="-0.00025981" calcext:value-type="float">
            <text:p>-0.00025981</text:p>
          </table:table-cell>
          <table:table-cell office:value-type="float" office:value="0.010459" calcext:value-type="float">
            <text:p>0.010459</text:p>
          </table:table-cell>
          <table:table-cell office:value-type="float" office:value="0" calcext:value-type="float">
            <text:p>0</text:p>
          </table:table-cell>
          <table:table-cell table:formula="of:=SQRT([.B89]^2+[.C89]^2+[.D89]^2)" office:value-type="float" office:value="0.0104622264473725" calcext:value-type="float">
            <text:p>0.010462226447372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5" calcext:value-type="float">
            <text:p>0.008316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8853" calcext:value-type="float">
            <text:p>0.01885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3" calcext:value-type="float">
            <text:p>0.46963</text:p>
          </table:table-cell>
          <table:table-cell office:value-type="float" office:value="-0.00027306" calcext:value-type="float">
            <text:p>-0.00027306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" calcext:value-type="float">
            <text:p>0</text:p>
          </table:table-cell>
          <table:table-cell table:formula="of:=SQRT([.B90]^2+[.C90]^2+[.D90]^2)" office:value-type="float" office:value="0.0101836615106552" calcext:value-type="float">
            <text:p>0.010183661510655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5" calcext:value-type="float">
            <text:p>0.00832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907" calcext:value-type="float">
            <text:p>0.0190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791" calcext:value-type="float">
            <text:p>0.46791</text:p>
          </table:table-cell>
          <table:table-cell office:value-type="float" office:value="-0.0002863" calcext:value-type="float">
            <text:p>-0.0002863</text:p>
          </table:table-cell>
          <table:table-cell office:value-type="float" office:value="0.0099017" calcext:value-type="float">
            <text:p>0.0099017</text:p>
          </table:table-cell>
          <table:table-cell office:value-type="float" office:value="0" calcext:value-type="float">
            <text:p>0</text:p>
          </table:table-cell>
          <table:table-cell table:formula="of:=SQRT([.B91]^2+[.C91]^2+[.D91]^2)" office:value-type="float" office:value="0.0099058382068354" calcext:value-type="float">
            <text:p>0.009905838206835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86" calcext:value-type="float">
            <text:p>0.008328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9286" calcext:value-type="float">
            <text:p>0.01928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19" calcext:value-type="float">
            <text:p>0.46619</text:p>
          </table:table-cell>
          <table:table-cell office:value-type="float" office:value="-0.00029955" calcext:value-type="float">
            <text:p>-0.00029955</text:p>
          </table:table-cell>
          <table:table-cell office:value-type="float" office:value="0.0096231" calcext:value-type="float">
            <text:p>0.0096231</text:p>
          </table:table-cell>
          <table:table-cell office:value-type="float" office:value="0" calcext:value-type="float">
            <text:p>0</text:p>
          </table:table-cell>
          <table:table-cell table:formula="of:=SQRT([.B92]^2+[.C92]^2+[.D92]^2)" office:value-type="float" office:value="0.00962776110071807" calcext:value-type="float">
            <text:p>0.0096277611007180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346" calcext:value-type="float">
            <text:p>0.008334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9503" calcext:value-type="float">
            <text:p>0.01950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448" calcext:value-type="float">
            <text:p>0.46448</text:p>
          </table:table-cell>
          <table:table-cell office:value-type="float" office:value="-0.00031279" calcext:value-type="float">
            <text:p>-0.00031279</text:p>
          </table:table-cell>
          <table:table-cell office:value-type="float" office:value="0.0093445" calcext:value-type="float">
            <text:p>0.0093445</text:p>
          </table:table-cell>
          <table:table-cell office:value-type="float" office:value="0" calcext:value-type="float">
            <text:p>0</text:p>
          </table:table-cell>
          <table:table-cell table:formula="of:=SQRT([.B93]^2+[.C93]^2+[.D93]^2)" office:value-type="float" office:value="0.00934973357022006" calcext:value-type="float">
            <text:p>0.0093497335702200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407" calcext:value-type="float">
            <text:p>0.008340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972" calcext:value-type="float">
            <text:p>0.019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297" calcext:value-type="float">
            <text:p>0.46297</text:p>
          </table:table-cell>
          <table:table-cell office:value-type="float" office:value="-0.00032529" calcext:value-type="float">
            <text:p>-0.00032529</text:p>
          </table:table-cell>
          <table:table-cell office:value-type="float" office:value="0.0090764" calcext:value-type="float">
            <text:p>0.0090764</text:p>
          </table:table-cell>
          <table:table-cell office:value-type="float" office:value="0" calcext:value-type="float">
            <text:p>0</text:p>
          </table:table-cell>
          <table:table-cell table:formula="of:=SQRT([.B94]^2+[.C94]^2+[.D94]^2)" office:value-type="float" office:value="0.00908222717972304" calcext:value-type="float">
            <text:p>0.0090822271797230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46" calcext:value-type="float">
            <text:p>0.00834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19936" calcext:value-type="float">
            <text:p>0.01993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86" calcext:value-type="float">
            <text:p>0.46186</text:p>
          </table:table-cell>
          <table:table-cell office:value-type="float" office:value="-0.0003363" calcext:value-type="float">
            <text:p>-0.0003363</text:p>
          </table:table-cell>
          <table:table-cell office:value-type="float" office:value="0.0088289" calcext:value-type="float">
            <text:p>0.0088289</text:p>
          </table:table-cell>
          <table:table-cell office:value-type="float" office:value="0" calcext:value-type="float">
            <text:p>0</text:p>
          </table:table-cell>
          <table:table-cell table:formula="of:=SQRT([.B95]^2+[.C95]^2+[.D95]^2)" office:value-type="float" office:value="0.00883530264903246" calcext:value-type="float">
            <text:p>0.0088353026490324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499" calcext:value-type="float">
            <text:p>0.008349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0153" calcext:value-type="float">
            <text:p>0.02015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076" calcext:value-type="float">
            <text:p>0.46076</text:p>
          </table:table-cell>
          <table:table-cell office:value-type="float" office:value="-0.00034731" calcext:value-type="float">
            <text:p>-0.00034731</text:p>
          </table:table-cell>
          <table:table-cell office:value-type="float" office:value="0.0085815" calcext:value-type="float">
            <text:p>0.0085815</text:p>
          </table:table-cell>
          <table:table-cell office:value-type="float" office:value="0" calcext:value-type="float">
            <text:p>0</text:p>
          </table:table-cell>
          <table:table-cell table:formula="of:=SQRT([.B96]^2+[.C96]^2+[.D96]^2)" office:value-type="float" office:value="0.00858852528005245" calcext:value-type="float">
            <text:p>0.0085885252800524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538" calcext:value-type="float">
            <text:p>0.008353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037" calcext:value-type="float">
            <text:p>0.0203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965" calcext:value-type="float">
            <text:p>0.45965</text:p>
          </table:table-cell>
          <table:table-cell office:value-type="float" office:value="-0.00035831" calcext:value-type="float">
            <text:p>-0.00035831</text:p>
          </table:table-cell>
          <table:table-cell office:value-type="float" office:value="0.0083341" calcext:value-type="float">
            <text:p>0.0083341</text:p>
          </table:table-cell>
          <table:table-cell office:value-type="float" office:value="0" calcext:value-type="float">
            <text:p>0</text:p>
          </table:table-cell>
          <table:table-cell table:formula="of:=SQRT([.B97]^2+[.C97]^2+[.D97]^2)" office:value-type="float" office:value="0.00834179889868486" calcext:value-type="float">
            <text:p>0.0083417988986848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577" calcext:value-type="float">
            <text:p>0.008357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0586" calcext:value-type="float">
            <text:p>0.02058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855" calcext:value-type="float">
            <text:p>0.45855</text:p>
          </table:table-cell>
          <table:table-cell office:value-type="float" office:value="-0.00036932" calcext:value-type="float">
            <text:p>-0.00036932</text:p>
          </table:table-cell>
          <table:table-cell office:value-type="float" office:value="0.0080866" calcext:value-type="float">
            <text:p>0.0080866</text:p>
          </table:table-cell>
          <table:table-cell office:value-type="float" office:value="0" calcext:value-type="float">
            <text:p>0</text:p>
          </table:table-cell>
          <table:table-cell table:formula="of:=SQRT([.B98]^2+[.C98]^2+[.D98]^2)" office:value-type="float" office:value="0.00809502914277645" calcext:value-type="float">
            <text:p>0.0080950291427764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616" calcext:value-type="float">
            <text:p>0.008361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0803" calcext:value-type="float">
            <text:p>0.02080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744" calcext:value-type="float">
            <text:p>0.45744</text:p>
          </table:table-cell>
          <table:table-cell office:value-type="float" office:value="-0.00038033" calcext:value-type="float">
            <text:p>-0.00038033</text:p>
          </table:table-cell>
          <table:table-cell office:value-type="float" office:value="0.0078392" calcext:value-type="float">
            <text:p>0.0078392</text:p>
          </table:table-cell>
          <table:table-cell office:value-type="float" office:value="0" calcext:value-type="float">
            <text:p>0</text:p>
          </table:table-cell>
          <table:table-cell table:formula="of:=SQRT([.B99]^2+[.C99]^2+[.D99]^2)" office:value-type="float" office:value="0.00784842070412258" calcext:value-type="float">
            <text:p>0.0078484207041225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655" calcext:value-type="float">
            <text:p>0.008365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102" calcext:value-type="float">
            <text:p>0.0210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34" calcext:value-type="float">
            <text:p>0.45634</text:p>
          </table:table-cell>
          <table:table-cell office:value-type="float" office:value="-0.00039133" calcext:value-type="float">
            <text:p>-0.00039133</text:p>
          </table:table-cell>
          <table:table-cell office:value-type="float" office:value="0.0075918" calcext:value-type="float">
            <text:p>0.0075918</text:p>
          </table:table-cell>
          <table:table-cell office:value-type="float" office:value="0" calcext:value-type="float">
            <text:p>0</text:p>
          </table:table-cell>
          <table:table-cell table:formula="of:=SQRT([.B100]^2+[.C100]^2+[.D100]^2)" office:value-type="float" office:value="0.00760187913669377" calcext:value-type="float">
            <text:p>0.0076018791366937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693" calcext:value-type="float">
            <text:p>0.008369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1237" calcext:value-type="float">
            <text:p>0.02123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523" calcext:value-type="float">
            <text:p>0.45523</text:p>
          </table:table-cell>
          <table:table-cell office:value-type="float" office:value="-0.00040234" calcext:value-type="float">
            <text:p>-0.00040234</text:p>
          </table:table-cell>
          <table:table-cell office:value-type="float" office:value="0.0073444" calcext:value-type="float">
            <text:p>0.0073444</text:p>
          </table:table-cell>
          <table:table-cell office:value-type="float" office:value="0" calcext:value-type="float">
            <text:p>0</text:p>
          </table:table-cell>
          <table:table-cell table:formula="of:=SQRT([.B101]^2+[.C101]^2+[.D101]^2)" office:value-type="float" office:value="0.00735541221384635" calcext:value-type="float">
            <text:p>0.0073554122138463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732" calcext:value-type="float">
            <text:p>0.00837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1453" calcext:value-type="float">
            <text:p>0.02145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413" calcext:value-type="float">
            <text:p>0.45413</text:p>
          </table:table-cell>
          <table:table-cell office:value-type="float" office:value="-0.00041334" calcext:value-type="float">
            <text:p>-0.00041334</text:p>
          </table:table-cell>
          <table:table-cell office:value-type="float" office:value="0.0070969" calcext:value-type="float">
            <text:p>0.0070969</text:p>
          </table:table-cell>
          <table:table-cell office:value-type="float" office:value="0" calcext:value-type="float">
            <text:p>0</text:p>
          </table:table-cell>
          <table:table-cell table:formula="of:=SQRT([.B102]^2+[.C102]^2+[.D102]^2)" office:value-type="float" office:value="0.00710892675202101" calcext:value-type="float">
            <text:p>0.0071089267520210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771" calcext:value-type="float">
            <text:p>0.008377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167" calcext:value-type="float">
            <text:p>0.0216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35" calcext:value-type="float">
            <text:p>0.4535</text:p>
          </table:table-cell>
          <table:table-cell office:value-type="float" office:value="-0.0004217" calcext:value-type="float">
            <text:p>-0.0004217</text:p>
          </table:table-cell>
          <table:table-cell office:value-type="float" office:value="0.0068839" calcext:value-type="float">
            <text:p>0.0068839</text:p>
          </table:table-cell>
          <table:table-cell office:value-type="float" office:value="0" calcext:value-type="float">
            <text:p>0</text:p>
          </table:table-cell>
          <table:table-cell table:formula="of:=SQRT([.B103]^2+[.C103]^2+[.D103]^2)" office:value-type="float" office:value="0.00689680433969241" calcext:value-type="float">
            <text:p>0.006896804339692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793" calcext:value-type="float">
            <text:p>0.008379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1887" calcext:value-type="float">
            <text:p>0.02188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288" calcext:value-type="float">
            <text:p>0.45288</text:p>
          </table:table-cell>
          <table:table-cell office:value-type="float" office:value="-0.00043006" calcext:value-type="float">
            <text:p>-0.00043006</text:p>
          </table:table-cell>
          <table:table-cell office:value-type="float" office:value="0.0066709" calcext:value-type="float">
            <text:p>0.0066709</text:p>
          </table:table-cell>
          <table:table-cell office:value-type="float" office:value="0" calcext:value-type="float">
            <text:p>0</text:p>
          </table:table-cell>
          <table:table-cell table:formula="of:=SQRT([.B104]^2+[.C104]^2+[.D104]^2)" office:value-type="float" office:value="0.00668474819373176" calcext:value-type="float">
            <text:p>0.0066847481937317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815" calcext:value-type="float">
            <text:p>0.008381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2103" calcext:value-type="float">
            <text:p>0.02210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225" calcext:value-type="float">
            <text:p>0.45225</text:p>
          </table:table-cell>
          <table:table-cell office:value-type="float" office:value="-0.00043842" calcext:value-type="float">
            <text:p>-0.00043842</text:p>
          </table:table-cell>
          <table:table-cell office:value-type="float" office:value="0.0064578" calcext:value-type="float">
            <text:p>0.0064578</text:p>
          </table:table-cell>
          <table:table-cell office:value-type="float" office:value="0" calcext:value-type="float">
            <text:p>0</text:p>
          </table:table-cell>
          <table:table-cell table:formula="of:=SQRT([.B105]^2+[.C105]^2+[.D105]^2)" office:value-type="float" office:value="0.0064726650567135" calcext:value-type="float">
            <text:p>0.006472665056713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837" calcext:value-type="float">
            <text:p>0.008383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232" calcext:value-type="float">
            <text:p>0.0223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162" calcext:value-type="float">
            <text:p>0.45162</text:p>
          </table:table-cell>
          <table:table-cell office:value-type="float" office:value="-0.00044677" calcext:value-type="float">
            <text:p>-0.00044677</text:p>
          </table:table-cell>
          <table:table-cell office:value-type="float" office:value="0.0062448" calcext:value-type="float">
            <text:p>0.0062448</text:p>
          </table:table-cell>
          <table:table-cell office:value-type="float" office:value="0" calcext:value-type="float">
            <text:p>0</text:p>
          </table:table-cell>
          <table:table-cell table:formula="of:=SQRT([.B106]^2+[.C106]^2+[.D106]^2)" office:value-type="float" office:value="0.00626076117360341" calcext:value-type="float">
            <text:p>0.006260761173603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859" calcext:value-type="float">
            <text:p>0.008385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2537" calcext:value-type="float">
            <text:p>0.02253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-0.00045513" calcext:value-type="float">
            <text:p>-0.00045513</text:p>
          </table:table-cell>
          <table:table-cell office:value-type="float" office:value="0.0060317" calcext:value-type="float">
            <text:p>0.0060317</text:p>
          </table:table-cell>
          <table:table-cell office:value-type="float" office:value="0" calcext:value-type="float">
            <text:p>0</text:p>
          </table:table-cell>
          <table:table-cell table:formula="of:=SQRT([.B107]^2+[.C107]^2+[.D107]^2)" office:value-type="float" office:value="0.00604884684935071" calcext:value-type="float">
            <text:p>0.0060488468493507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881" calcext:value-type="float">
            <text:p>0.008388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2753" calcext:value-type="float">
            <text:p>0.02275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037" calcext:value-type="float">
            <text:p>0.45037</text:p>
          </table:table-cell>
          <table:table-cell office:value-type="float" office:value="-0.00046349" calcext:value-type="float">
            <text:p>-0.00046349</text:p>
          </table:table-cell>
          <table:table-cell office:value-type="float" office:value="0.0058187" calcext:value-type="float">
            <text:p>0.0058187</text:p>
          </table:table-cell>
          <table:table-cell office:value-type="float" office:value="0" calcext:value-type="float">
            <text:p>0</text:p>
          </table:table-cell>
          <table:table-cell table:formula="of:=SQRT([.B108]^2+[.C108]^2+[.D108]^2)" office:value-type="float" office:value="0.00583713051679505" calcext:value-type="float">
            <text:p>0.005837130516795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03" calcext:value-type="float">
            <text:p>0.008390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297" calcext:value-type="float">
            <text:p>0.0229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975" calcext:value-type="float">
            <text:p>0.44975</text:p>
          </table:table-cell>
          <table:table-cell office:value-type="float" office:value="-0.00047185" calcext:value-type="float">
            <text:p>-0.00047185</text:p>
          </table:table-cell>
          <table:table-cell office:value-type="float" office:value="0.0056057" calcext:value-type="float">
            <text:p>0.0056057</text:p>
          </table:table-cell>
          <table:table-cell office:value-type="float" office:value="0" calcext:value-type="float">
            <text:p>0</text:p>
          </table:table-cell>
          <table:table-cell table:formula="of:=SQRT([.B109]^2+[.C109]^2+[.D109]^2)" office:value-type="float" office:value="0.0056255235234154" calcext:value-type="float">
            <text:p>0.005625523523415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25" calcext:value-type="float">
            <text:p>0.00839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3187" calcext:value-type="float">
            <text:p>0.02318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912" calcext:value-type="float">
            <text:p>0.44912</text:p>
          </table:table-cell>
          <table:table-cell office:value-type="float" office:value="-0.00048021" calcext:value-type="float">
            <text:p>-0.00048021</text:p>
          </table:table-cell>
          <table:table-cell office:value-type="float" office:value="0.0053926" calcext:value-type="float">
            <text:p>0.0053926</text:p>
          </table:table-cell>
          <table:table-cell office:value-type="float" office:value="0" calcext:value-type="float">
            <text:p>0</text:p>
          </table:table-cell>
          <table:table-cell table:formula="of:=SQRT([.B110]^2+[.C110]^2+[.D110]^2)" office:value-type="float" office:value="0.00541393908389262" calcext:value-type="float">
            <text:p>0.0054139390838926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47" calcext:value-type="float">
            <text:p>0.008394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3404" calcext:value-type="float">
            <text:p>0.02340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874" calcext:value-type="float">
            <text:p>0.44874</text:p>
          </table:table-cell>
          <table:table-cell office:value-type="float" office:value="-0.00048671" calcext:value-type="float">
            <text:p>-0.00048671</text:p>
          </table:table-cell>
          <table:table-cell office:value-type="float" office:value="0.0052026" calcext:value-type="float">
            <text:p>0.0052026</text:p>
          </table:table-cell>
          <table:table-cell office:value-type="float" office:value="0" calcext:value-type="float">
            <text:p>0</text:p>
          </table:table-cell>
          <table:table-cell table:formula="of:=SQRT([.B111]^2+[.C111]^2+[.D111]^2)" office:value-type="float" office:value="0.00522531658218906" calcext:value-type="float">
            <text:p>0.0052253165821890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6" calcext:value-type="float">
            <text:p>0.00839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362" calcext:value-type="float">
            <text:p>0.0236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847" calcext:value-type="float">
            <text:p>0.44847</text:p>
          </table:table-cell>
          <table:table-cell office:value-type="float" office:value="-0.00049228" calcext:value-type="float">
            <text:p>-0.00049228</text:p>
          </table:table-cell>
          <table:table-cell office:value-type="float" office:value="0.005024" calcext:value-type="float">
            <text:p>0.005024</text:p>
          </table:table-cell>
          <table:table-cell office:value-type="float" office:value="0" calcext:value-type="float">
            <text:p>0</text:p>
          </table:table-cell>
          <table:table-cell table:formula="of:=SQRT([.B112]^2+[.C112]^2+[.D112]^2)" office:value-type="float" office:value="0.00504806057792495" calcext:value-type="float">
            <text:p>0.0050480605779249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7" calcext:value-type="float">
            <text:p>0.00839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3837" calcext:value-type="float">
            <text:p>0.02383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821" calcext:value-type="float">
            <text:p>0.44821</text:p>
          </table:table-cell>
          <table:table-cell office:value-type="float" office:value="-0.00049785" calcext:value-type="float">
            <text:p>-0.00049785</text:p>
          </table:table-cell>
          <table:table-cell office:value-type="float" office:value="0.0048455" calcext:value-type="float">
            <text:p>0.0048455</text:p>
          </table:table-cell>
          <table:table-cell office:value-type="float" office:value="0" calcext:value-type="float">
            <text:p>0</text:p>
          </table:table-cell>
          <table:table-cell table:formula="of:=SQRT([.B113]^2+[.C113]^2+[.D113]^2)" office:value-type="float" office:value="0.00487100860936418" calcext:value-type="float">
            <text:p>0.0048710086093641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79" calcext:value-type="float">
            <text:p>0.008397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4054" calcext:value-type="float">
            <text:p>0.02405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794" calcext:value-type="float">
            <text:p>0.44794</text:p>
          </table:table-cell>
          <table:table-cell office:value-type="float" office:value="-0.00050342" calcext:value-type="float">
            <text:p>-0.00050342</text:p>
          </table:table-cell>
          <table:table-cell office:value-type="float" office:value="0.0046669" calcext:value-type="float">
            <text:p>0.0046669</text:p>
          </table:table-cell>
          <table:table-cell office:value-type="float" office:value="0" calcext:value-type="float">
            <text:p>0</text:p>
          </table:table-cell>
          <table:table-cell table:formula="of:=SQRT([.B114]^2+[.C114]^2+[.D114]^2)" office:value-type="float" office:value="0.00469397350934153" calcext:value-type="float">
            <text:p>0.0046939735093415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88" calcext:value-type="float">
            <text:p>0.008398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427" calcext:value-type="float">
            <text:p>0.0242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768" calcext:value-type="float">
            <text:p>0.44768</text:p>
          </table:table-cell>
          <table:table-cell office:value-type="float" office:value="-0.00050899" calcext:value-type="float">
            <text:p>-0.00050899</text:p>
          </table:table-cell>
          <table:table-cell office:value-type="float" office:value="0.0044884" calcext:value-type="float">
            <text:p>0.0044884</text:p>
          </table:table-cell>
          <table:table-cell office:value-type="float" office:value="0" calcext:value-type="float">
            <text:p>0</text:p>
          </table:table-cell>
          <table:table-cell table:formula="of:=SQRT([.B115]^2+[.C115]^2+[.D115]^2)" office:value-type="float" office:value="0.00451716784944948" calcext:value-type="float">
            <text:p>0.0045171678494494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97" calcext:value-type="float">
            <text:p>0.008399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4487" calcext:value-type="float">
            <text:p>0.02448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742" calcext:value-type="float">
            <text:p>0.44742</text:p>
          </table:table-cell>
          <table:table-cell office:value-type="float" office:value="-0.00051456" calcext:value-type="float">
            <text:p>-0.00051456</text:p>
          </table:table-cell>
          <table:table-cell office:value-type="float" office:value="0.0043098" calcext:value-type="float">
            <text:p>0.0043098</text:p>
          </table:table-cell>
          <table:table-cell office:value-type="float" office:value="0" calcext:value-type="float">
            <text:p>0</text:p>
          </table:table-cell>
          <table:table-cell table:formula="of:=SQRT([.B116]^2+[.C116]^2+[.D116]^2)" office:value-type="float" office:value="0.00434040874038379" calcext:value-type="float">
            <text:p>0.0043404087403837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006" calcext:value-type="float">
            <text:p>0.008400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4704" calcext:value-type="float">
            <text:p>0.02470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715" calcext:value-type="float">
            <text:p>0.44715</text:p>
          </table:table-cell>
          <table:table-cell office:value-type="float" office:value="-0.00052013" calcext:value-type="float">
            <text:p>-0.00052013</text:p>
          </table:table-cell>
          <table:table-cell office:value-type="float" office:value="0.0041313" calcext:value-type="float">
            <text:p>0.0041313</text:p>
          </table:table-cell>
          <table:table-cell office:value-type="float" office:value="0" calcext:value-type="float">
            <text:p>0</text:p>
          </table:table-cell>
          <table:table-cell table:formula="of:=SQRT([.B117]^2+[.C117]^2+[.D117]^2)" office:value-type="float" office:value="0.00416391341251232" calcext:value-type="float">
            <text:p>0.0041639134125123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016" calcext:value-type="float">
            <text:p>0.008401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4921" calcext:value-type="float">
            <text:p>0.02492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689" calcext:value-type="float">
            <text:p>0.44689</text:p>
          </table:table-cell>
          <table:table-cell office:value-type="float" office:value="-0.0005257" calcext:value-type="float">
            <text:p>-0.0005257</text:p>
          </table:table-cell>
          <table:table-cell office:value-type="float" office:value="0.0039527" calcext:value-type="float">
            <text:p>0.0039527</text:p>
          </table:table-cell>
          <table:table-cell office:value-type="float" office:value="0" calcext:value-type="float">
            <text:p>0</text:p>
          </table:table-cell>
          <table:table-cell table:formula="of:=SQRT([.B118]^2+[.C118]^2+[.D118]^2)" office:value-type="float" office:value="0.00398750520752011" calcext:value-type="float">
            <text:p>0.0039875052075201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025" calcext:value-type="float">
            <text:p>0.00840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5137" calcext:value-type="float">
            <text:p>0.02513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671" calcext:value-type="float">
            <text:p>0.44671</text:p>
          </table:table-cell>
          <table:table-cell office:value-type="float" office:value="-0.00053037" calcext:value-type="float">
            <text:p>-0.00053037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" calcext:value-type="float">
            <text:p>0</text:p>
          </table:table-cell>
          <table:table-cell table:formula="of:=SQRT([.B119]^2+[.C119]^2+[.D119]^2)" office:value-type="float" office:value="0.00382197819681118" calcext:value-type="float">
            <text:p>0.0038219781968111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031" calcext:value-type="float">
            <text:p>0.008403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5354" calcext:value-type="float">
            <text:p>0.02535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671" calcext:value-type="float">
            <text:p>0.44671</text:p>
          </table:table-cell>
          <table:table-cell office:value-type="float" office:value="-0.00053322" calcext:value-type="float">
            <text:p>-0.00053322</text:p>
          </table:table-cell>
          <table:table-cell office:value-type="float" office:value="0.0036391" calcext:value-type="float">
            <text:p>0.0036391</text:p>
          </table:table-cell>
          <table:table-cell office:value-type="float" office:value="0" calcext:value-type="float">
            <text:p>0</text:p>
          </table:table-cell>
          <table:table-cell table:formula="of:=SQRT([.B120]^2+[.C120]^2+[.D120]^2)" office:value-type="float" office:value="0.0036779576368414" calcext:value-type="float">
            <text:p>0.003677957636841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031" calcext:value-type="float">
            <text:p>0.008403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5571" calcext:value-type="float">
            <text:p>0.02557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67" calcext:value-type="float">
            <text:p>0.4467</text:p>
          </table:table-cell>
          <table:table-cell office:value-type="float" office:value="-0.00053608" calcext:value-type="float">
            <text:p>-0.00053608</text:p>
          </table:table-cell>
          <table:table-cell office:value-type="float" office:value="0.0034931" calcext:value-type="float">
            <text:p>0.0034931</text:p>
          </table:table-cell>
          <table:table-cell office:value-type="float" office:value="0" calcext:value-type="float">
            <text:p>0</text:p>
          </table:table-cell>
          <table:table-cell table:formula="of:=SQRT([.B121]^2+[.C121]^2+[.D121]^2)" office:value-type="float" office:value="0.00353399623321814" calcext:value-type="float">
            <text:p>0.0035339962332181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031" calcext:value-type="float">
            <text:p>0.008403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5787" calcext:value-type="float">
            <text:p>0.02578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67" calcext:value-type="float">
            <text:p>0.4467</text:p>
          </table:table-cell>
          <table:table-cell office:value-type="float" office:value="-0.00053893" calcext:value-type="float">
            <text:p>-0.00053893</text:p>
          </table:table-cell>
          <table:table-cell office:value-type="float" office:value="0.0033472" calcext:value-type="float">
            <text:p>0.0033472</text:p>
          </table:table-cell>
          <table:table-cell office:value-type="float" office:value="0" calcext:value-type="float">
            <text:p>0</text:p>
          </table:table-cell>
          <table:table-cell table:formula="of:=SQRT([.B122]^2+[.C122]^2+[.D122]^2)" office:value-type="float" office:value="0.00339030874477532" calcext:value-type="float">
            <text:p>0.0033903087447753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031" calcext:value-type="float">
            <text:p>0.008403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6004" calcext:value-type="float">
            <text:p>0.02600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67" calcext:value-type="float">
            <text:p>0.4467</text:p>
          </table:table-cell>
          <table:table-cell office:value-type="float" office:value="-0.00054179" calcext:value-type="float">
            <text:p>-0.00054179</text:p>
          </table:table-cell>
          <table:table-cell office:value-type="float" office:value="0.0032012" calcext:value-type="float">
            <text:p>0.0032012</text:p>
          </table:table-cell>
          <table:table-cell office:value-type="float" office:value="0" calcext:value-type="float">
            <text:p>0</text:p>
          </table:table-cell>
          <table:table-cell table:formula="of:=SQRT([.B123]^2+[.C123]^2+[.D123]^2)" office:value-type="float" office:value="0.00324672417123783" calcext:value-type="float">
            <text:p>0.0032467241712378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031" calcext:value-type="float">
            <text:p>0.008403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6221" calcext:value-type="float">
            <text:p>0.02622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669" calcext:value-type="float">
            <text:p>0.44669</text:p>
          </table:table-cell>
          <table:table-cell office:value-type="float" office:value="-0.00054464" calcext:value-type="float">
            <text:p>-0.00054464</text:p>
          </table:table-cell>
          <table:table-cell office:value-type="float" office:value="0.0030553" calcext:value-type="float">
            <text:p>0.0030553</text:p>
          </table:table-cell>
          <table:table-cell office:value-type="float" office:value="0" calcext:value-type="float">
            <text:p>0</text:p>
          </table:table-cell>
          <table:table-cell table:formula="of:=SQRT([.B124]^2+[.C124]^2+[.D124]^2)" office:value-type="float" office:value="0.00310346432549176" calcext:value-type="float">
            <text:p>0.0031034643254917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031" calcext:value-type="float">
            <text:p>0.008403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6437" calcext:value-type="float">
            <text:p>0.02643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669" calcext:value-type="float">
            <text:p>0.44669</text:p>
          </table:table-cell>
          <table:table-cell office:value-type="float" office:value="-0.0005475" calcext:value-type="float">
            <text:p>-0.0005475</text:p>
          </table:table-cell>
          <table:table-cell office:value-type="float" office:value="0.0029093" calcext:value-type="float">
            <text:p>0.0029093</text:p>
          </table:table-cell>
          <table:table-cell office:value-type="float" office:value="0" calcext:value-type="float">
            <text:p>0</text:p>
          </table:table-cell>
          <table:table-cell table:formula="of:=SQRT([.B125]^2+[.C125]^2+[.D125]^2)" office:value-type="float" office:value="0.0029603686831204" calcext:value-type="float">
            <text:p>0.002960368683120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031" calcext:value-type="float">
            <text:p>0.008403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6654" calcext:value-type="float">
            <text:p>0.02665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669" calcext:value-type="float">
            <text:p>0.44669</text:p>
          </table:table-cell>
          <table:table-cell office:value-type="float" office:value="-0.00055035" calcext:value-type="float">
            <text:p>-0.00055035</text:p>
          </table:table-cell>
          <table:table-cell office:value-type="float" office:value="0.0027634" calcext:value-type="float">
            <text:p>0.0027634</text:p>
          </table:table-cell>
          <table:table-cell office:value-type="float" office:value="0" calcext:value-type="float">
            <text:p>0</text:p>
          </table:table-cell>
          <table:table-cell table:formula="of:=SQRT([.B126]^2+[.C126]^2+[.D126]^2)" office:value-type="float" office:value="0.00281767008049204" calcext:value-type="float">
            <text:p>0.0028176700804920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031" calcext:value-type="float">
            <text:p>0.008403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6871" calcext:value-type="float">
            <text:p>0.02687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668" calcext:value-type="float">
            <text:p>0.44668</text:p>
          </table:table-cell>
          <table:table-cell office:value-type="float" office:value="-0.00055321" calcext:value-type="float">
            <text:p>-0.00055321</text:p>
          </table:table-cell>
          <table:table-cell office:value-type="float" office:value="0.0026174" calcext:value-type="float">
            <text:p>0.0026174</text:p>
          </table:table-cell>
          <table:table-cell office:value-type="float" office:value="0" calcext:value-type="float">
            <text:p>0</text:p>
          </table:table-cell>
          <table:table-cell table:formula="of:=SQRT([.B127]^2+[.C127]^2+[.D127]^2)" office:value-type="float" office:value="0.00267522411474254" calcext:value-type="float">
            <text:p>0.0026752241147425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031" calcext:value-type="float">
            <text:p>0.008403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7088" calcext:value-type="float">
            <text:p>0.02708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686" calcext:value-type="float">
            <text:p>0.44686</text:p>
          </table:table-cell>
          <table:table-cell office:value-type="float" office:value="-0.00055357" calcext:value-type="float">
            <text:p>-0.00055357</text:p>
          </table:table-cell>
          <table:table-cell office:value-type="float" office:value="0.0025011" calcext:value-type="float">
            <text:p>0.0025011</text:p>
          </table:table-cell>
          <table:table-cell office:value-type="float" office:value="0" calcext:value-type="float">
            <text:p>0</text:p>
          </table:table-cell>
          <table:table-cell table:formula="of:=SQRT([.B128]^2+[.C128]^2+[.D128]^2)" office:value-type="float" office:value="0.00256162857473522" calcext:value-type="float">
            <text:p>0.0025616285747352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025" calcext:value-type="float">
            <text:p>0.00840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7304" calcext:value-type="float">
            <text:p>0.02730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703" calcext:value-type="float">
            <text:p>0.44703</text:p>
          </table:table-cell>
          <table:table-cell office:value-type="float" office:value="-0.00055393" calcext:value-type="float">
            <text:p>-0.00055393</text:p>
          </table:table-cell>
          <table:table-cell office:value-type="float" office:value="0.0023847" calcext:value-type="float">
            <text:p>0.0023847</text:p>
          </table:table-cell>
          <table:table-cell office:value-type="float" office:value="0" calcext:value-type="float">
            <text:p>0</text:p>
          </table:table-cell>
          <table:table-cell table:formula="of:=SQRT([.B129]^2+[.C129]^2+[.D129]^2)" office:value-type="float" office:value="0.00244818964439032" calcext:value-type="float">
            <text:p>0.0024481896443903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019" calcext:value-type="float">
            <text:p>0.008401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7521" calcext:value-type="float">
            <text:p>0.02752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721" calcext:value-type="float">
            <text:p>0.44721</text:p>
          </table:table-cell>
          <table:table-cell office:value-type="float" office:value="-0.00055429" calcext:value-type="float">
            <text:p>-0.00055429</text:p>
          </table:table-cell>
          <table:table-cell office:value-type="float" office:value="0.0022684" calcext:value-type="float">
            <text:p>0.0022684</text:p>
          </table:table-cell>
          <table:table-cell office:value-type="float" office:value="0" calcext:value-type="float">
            <text:p>0</text:p>
          </table:table-cell>
          <table:table-cell table:formula="of:=SQRT([.B130]^2+[.C130]^2+[.D130]^2)" office:value-type="float" office:value="0.00233513938858048" calcext:value-type="float">
            <text:p>0.0023351393885804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013" calcext:value-type="float">
            <text:p>0.00840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7738" calcext:value-type="float">
            <text:p>0.02773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738" calcext:value-type="float">
            <text:p>0.44738</text:p>
          </table:table-cell>
          <table:table-cell office:value-type="float" office:value="-0.00055465" calcext:value-type="float">
            <text:p>-0.00055465</text:p>
          </table:table-cell>
          <table:table-cell office:value-type="float" office:value="0.002152" calcext:value-type="float">
            <text:p>0.002152</text:p>
          </table:table-cell>
          <table:table-cell office:value-type="float" office:value="0" calcext:value-type="float">
            <text:p>0</text:p>
          </table:table-cell>
          <table:table-cell table:formula="of:=SQRT([.B131]^2+[.C131]^2+[.D131]^2)" office:value-type="float" office:value="0.00222232774866805" calcext:value-type="float">
            <text:p>0.002222327748668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006" calcext:value-type="float">
            <text:p>0.008400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7954" calcext:value-type="float">
            <text:p>0.02795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756" calcext:value-type="float">
            <text:p>0.44756</text:p>
          </table:table-cell>
          <table:table-cell office:value-type="float" office:value="-0.00055501" calcext:value-type="float">
            <text:p>-0.00055501</text:p>
          </table:table-cell>
          <table:table-cell office:value-type="float" office:value="0.0020357" calcext:value-type="float">
            <text:p>0.0020357</text:p>
          </table:table-cell>
          <table:table-cell office:value-type="float" office:value="0" calcext:value-type="float">
            <text:p>0</text:p>
          </table:table-cell>
          <table:table-cell table:formula="of:=SQRT([.B132]^2+[.C132]^2+[.D132]^2)" office:value-type="float" office:value="0.00211000250950088" calcext:value-type="float">
            <text:p>0.0021100025095008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8171" calcext:value-type="float">
            <text:p>0.02817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773" calcext:value-type="float">
            <text:p>0.44773</text:p>
          </table:table-cell>
          <table:table-cell office:value-type="float" office:value="-0.00055537" calcext:value-type="float">
            <text:p>-0.00055537</text:p>
          </table:table-cell>
          <table:table-cell office:value-type="float" office:value="0.0019193" calcext:value-type="float">
            <text:p>0.0019193</text:p>
          </table:table-cell>
          <table:table-cell office:value-type="float" office:value="0" calcext:value-type="float">
            <text:p>0</text:p>
          </table:table-cell>
          <table:table-cell table:formula="of:=SQRT([.B133]^2+[.C133]^2+[.D133]^2)" office:value-type="float" office:value="0.0019980361175164" calcext:value-type="float">
            <text:p>0.001998036117516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94" calcext:value-type="float">
            <text:p>0.008399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8388" calcext:value-type="float">
            <text:p>0.02838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791" calcext:value-type="float">
            <text:p>0.44791</text:p>
          </table:table-cell>
          <table:table-cell office:value-type="float" office:value="-0.00055573" calcext:value-type="float">
            <text:p>-0.00055573</text:p>
          </table:table-cell>
          <table:table-cell office:value-type="float" office:value="0.001803" calcext:value-type="float">
            <text:p>0.001803</text:p>
          </table:table-cell>
          <table:table-cell office:value-type="float" office:value="0" calcext:value-type="float">
            <text:p>0</text:p>
          </table:table-cell>
          <table:table-cell table:formula="of:=SQRT([.B134]^2+[.C134]^2+[.D134]^2)" office:value-type="float" office:value="0.00188670210497047" calcext:value-type="float">
            <text:p>0.0018867021049704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88" calcext:value-type="float">
            <text:p>0.008398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8604" calcext:value-type="float">
            <text:p>0.02860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808" calcext:value-type="float">
            <text:p>0.44808</text:p>
          </table:table-cell>
          <table:table-cell office:value-type="float" office:value="-0.00055609" calcext:value-type="float">
            <text:p>-0.00055609</text:p>
          </table:table-cell>
          <table:table-cell office:value-type="float" office:value="0.0016866" calcext:value-type="float">
            <text:p>0.0016866</text:p>
          </table:table-cell>
          <table:table-cell office:value-type="float" office:value="0" calcext:value-type="float">
            <text:p>0</text:p>
          </table:table-cell>
          <table:table-cell table:formula="of:=SQRT([.B135]^2+[.C135]^2+[.D135]^2)" office:value-type="float" office:value="0.00177590980854885" calcext:value-type="float">
            <text:p>0.0017759098085488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81" calcext:value-type="float">
            <text:p>0.008398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8821" calcext:value-type="float">
            <text:p>0.02882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833" calcext:value-type="float">
            <text:p>0.44833</text:p>
          </table:table-cell>
          <table:table-cell office:value-type="float" office:value="-0.00055501" calcext:value-type="float">
            <text:p>-0.00055501</text:p>
          </table:table-cell>
          <table:table-cell office:value-type="float" office:value="0.0015877" calcext:value-type="float">
            <text:p>0.0015877</text:p>
          </table:table-cell>
          <table:table-cell office:value-type="float" office:value="0" calcext:value-type="float">
            <text:p>0</text:p>
          </table:table-cell>
          <table:table-cell table:formula="of:=SQRT([.B136]^2+[.C136]^2+[.D136]^2)" office:value-type="float" office:value="0.00168191182589932" calcext:value-type="float">
            <text:p>0.0016819118258993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73" calcext:value-type="float">
            <text:p>0.008397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9038" calcext:value-type="float">
            <text:p>0.02903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862" calcext:value-type="float">
            <text:p>0.44862</text:p>
          </table:table-cell>
          <table:table-cell office:value-type="float" office:value="-0.0005532" calcext:value-type="float">
            <text:p>-0.0005532</text:p>
          </table:table-cell>
          <table:table-cell office:value-type="float" office:value="0.0014974" calcext:value-type="float">
            <text:p>0.0014974</text:p>
          </table:table-cell>
          <table:table-cell office:value-type="float" office:value="0" calcext:value-type="float">
            <text:p>0</text:p>
          </table:table-cell>
          <table:table-cell table:formula="of:=SQRT([.B137]^2+[.C137]^2+[.D137]^2)" office:value-type="float" office:value="0.00159631983010924" calcext:value-type="float">
            <text:p>0.0015963198301092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62" calcext:value-type="float">
            <text:p>0.008396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9254" calcext:value-type="float">
            <text:p>0.02925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89" calcext:value-type="float">
            <text:p>0.4489</text:p>
          </table:table-cell>
          <table:table-cell office:value-type="float" office:value="-0.00055138" calcext:value-type="float">
            <text:p>-0.00055138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" calcext:value-type="float">
            <text:p>0</text:p>
          </table:table-cell>
          <table:table-cell table:formula="of:=SQRT([.B138]^2+[.C138]^2+[.D138]^2)" office:value-type="float" office:value="0.00151127440076248" calcext:value-type="float">
            <text:p>0.0015112744007624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52" calcext:value-type="float">
            <text:p>0.008395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9471" calcext:value-type="float">
            <text:p>0.02947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919" calcext:value-type="float">
            <text:p>0.44919</text:p>
          </table:table-cell>
          <table:table-cell office:value-type="float" office:value="-0.00054957" calcext:value-type="float">
            <text:p>-0.00054957</text:p>
          </table:table-cell>
          <table:table-cell office:value-type="float" office:value="0.0013168" calcext:value-type="float">
            <text:p>0.0013168</text:p>
          </table:table-cell>
          <table:table-cell office:value-type="float" office:value="0" calcext:value-type="float">
            <text:p>0</text:p>
          </table:table-cell>
          <table:table-cell table:formula="of:=SQRT([.B139]^2+[.C139]^2+[.D139]^2)" office:value-type="float" office:value="0.00142688101287388" calcext:value-type="float">
            <text:p>0.0014268810128738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42" calcext:value-type="float">
            <text:p>0.008394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9688" calcext:value-type="float">
            <text:p>0.02968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947" calcext:value-type="float">
            <text:p>0.44947</text:p>
          </table:table-cell>
          <table:table-cell office:value-type="float" office:value="-0.00054776" calcext:value-type="float">
            <text:p>-0.00054776</text:p>
          </table:table-cell>
          <table:table-cell office:value-type="float" office:value="0.0012265" calcext:value-type="float">
            <text:p>0.0012265</text:p>
          </table:table-cell>
          <table:table-cell office:value-type="float" office:value="0" calcext:value-type="float">
            <text:p>0</text:p>
          </table:table-cell>
          <table:table-cell table:formula="of:=SQRT([.B140]^2+[.C140]^2+[.D140]^2)" office:value-type="float" office:value="0.00134325845152748" calcext:value-type="float">
            <text:p>0.0013432584515274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32" calcext:value-type="float">
            <text:p>0.00839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29905" calcext:value-type="float">
            <text:p>0.02990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976" calcext:value-type="float">
            <text:p>0.44976</text:p>
          </table:table-cell>
          <table:table-cell office:value-type="float" office:value="-0.00054595" calcext:value-type="float">
            <text:p>-0.00054595</text:p>
          </table:table-cell>
          <table:table-cell office:value-type="float" office:value="0.0011362" calcext:value-type="float">
            <text:p>0.0011362</text:p>
          </table:table-cell>
          <table:table-cell office:value-type="float" office:value="0" calcext:value-type="float">
            <text:p>0</text:p>
          </table:table-cell>
          <table:table-cell table:formula="of:=SQRT([.B141]^2+[.C141]^2+[.D141]^2)" office:value-type="float" office:value="0.00126056013045789" calcext:value-type="float">
            <text:p>0.0012605601304578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22" calcext:value-type="float">
            <text:p>0.008392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0121" calcext:value-type="float">
            <text:p>0.03012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005" calcext:value-type="float">
            <text:p>0.45005</text:p>
          </table:table-cell>
          <table:table-cell office:value-type="float" office:value="-0.00054414" calcext:value-type="float">
            <text:p>-0.00054414</text:p>
          </table:table-cell>
          <table:table-cell office:value-type="float" office:value="0.0010459" calcext:value-type="float">
            <text:p>0.0010459</text:p>
          </table:table-cell>
          <table:table-cell office:value-type="float" office:value="0" calcext:value-type="float">
            <text:p>0</text:p>
          </table:table-cell>
          <table:table-cell table:formula="of:=SQRT([.B142]^2+[.C142]^2+[.D142]^2)" office:value-type="float" office:value="0.00117898055522557" calcext:value-type="float">
            <text:p>0.0011789805552255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12" calcext:value-type="float">
            <text:p>0.00839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0338" calcext:value-type="float">
            <text:p>0.03033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033" calcext:value-type="float">
            <text:p>0.45033</text:p>
          </table:table-cell>
          <table:table-cell office:value-type="float" office:value="-0.00054233" calcext:value-type="float">
            <text:p>-0.00054233</text:p>
          </table:table-cell>
          <table:table-cell office:value-type="float" office:value="0.00095566" calcext:value-type="float">
            <text:p>0.00095566</text:p>
          </table:table-cell>
          <table:table-cell office:value-type="float" office:value="0" calcext:value-type="float">
            <text:p>0</text:p>
          </table:table-cell>
          <table:table-cell table:formula="of:=SQRT([.B143]^2+[.C143]^2+[.D143]^2)" office:value-type="float" office:value="0.00109882112488794" calcext:value-type="float">
            <text:p>0.0010988211248879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901" calcext:value-type="float">
            <text:p>0.008390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0555" calcext:value-type="float">
            <text:p>0.03055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064" calcext:value-type="float">
            <text:p>0.45064</text:p>
          </table:table-cell>
          <table:table-cell office:value-type="float" office:value="-0.00053992" calcext:value-type="float">
            <text:p>-0.00053992</text:p>
          </table:table-cell>
          <table:table-cell office:value-type="float" office:value="0.00087283" calcext:value-type="float">
            <text:p>0.00087283</text:p>
          </table:table-cell>
          <table:table-cell office:value-type="float" office:value="0" calcext:value-type="float">
            <text:p>0</text:p>
          </table:table-cell>
          <table:table-cell table:formula="of:=SQRT([.B144]^2+[.C144]^2+[.D144]^2)" office:value-type="float" office:value="0.00102632636880283" calcext:value-type="float">
            <text:p>0.0010263263688028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891" calcext:value-type="float">
            <text:p>0.008389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0771" calcext:value-type="float">
            <text:p>0.03077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098" calcext:value-type="float">
            <text:p>0.45098</text:p>
          </table:table-cell>
          <table:table-cell office:value-type="float" office:value="-0.00053632" calcext:value-type="float">
            <text:p>-0.00053632</text:p>
          </table:table-cell>
          <table:table-cell office:value-type="float" office:value="0.00080491" calcext:value-type="float">
            <text:p>0.00080491</text:p>
          </table:table-cell>
          <table:table-cell office:value-type="float" office:value="0" calcext:value-type="float">
            <text:p>0</text:p>
          </table:table-cell>
          <table:table-cell table:formula="of:=SQRT([.B145]^2+[.C145]^2+[.D145]^2)" office:value-type="float" office:value="0.000967222441065136" calcext:value-type="float">
            <text:p>0.00096722244106513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878" calcext:value-type="float">
            <text:p>0.008387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0988" calcext:value-type="float">
            <text:p>0.03098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133" calcext:value-type="float">
            <text:p>0.45133</text:p>
          </table:table-cell>
          <table:table-cell office:value-type="float" office:value="-0.00053272" calcext:value-type="float">
            <text:p>-0.00053272</text:p>
          </table:table-cell>
          <table:table-cell office:value-type="float" office:value="0.00073699" calcext:value-type="float">
            <text:p>0.00073699</text:p>
          </table:table-cell>
          <table:table-cell office:value-type="float" office:value="0" calcext:value-type="float">
            <text:p>0</text:p>
          </table:table-cell>
          <table:table-cell table:formula="of:=SQRT([.B146]^2+[.C146]^2+[.D146]^2)" office:value-type="float" office:value="0.000909365085375505" calcext:value-type="float">
            <text:p>0.0009093650853755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866" calcext:value-type="float">
            <text:p>0.008386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1205" calcext:value-type="float">
            <text:p>0.03120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168" calcext:value-type="float">
            <text:p>0.45168</text:p>
          </table:table-cell>
          <table:table-cell office:value-type="float" office:value="-0.00052912" calcext:value-type="float">
            <text:p>-0.00052912</text:p>
          </table:table-cell>
          <table:table-cell office:value-type="float" office:value="0.00066907" calcext:value-type="float">
            <text:p>0.00066907</text:p>
          </table:table-cell>
          <table:table-cell office:value-type="float" office:value="0" calcext:value-type="float">
            <text:p>0</text:p>
          </table:table-cell>
          <table:table-cell table:formula="of:=SQRT([.B147]^2+[.C147]^2+[.D147]^2)" office:value-type="float" office:value="0.000853007994862885" calcext:value-type="float">
            <text:p>0.00085300799486288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854" calcext:value-type="float">
            <text:p>0.008385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1422" calcext:value-type="float">
            <text:p>0.03142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202" calcext:value-type="float">
            <text:p>0.45202</text:p>
          </table:table-cell>
          <table:table-cell office:value-type="float" office:value="-0.00052552" calcext:value-type="float">
            <text:p>-0.00052552</text:p>
          </table:table-cell>
          <table:table-cell office:value-type="float" office:value="0.00060115" calcext:value-type="float">
            <text:p>0.00060115</text:p>
          </table:table-cell>
          <table:table-cell office:value-type="float" office:value="0" calcext:value-type="float">
            <text:p>0</text:p>
          </table:table-cell>
          <table:table-cell table:formula="of:=SQRT([.B148]^2+[.C148]^2+[.D148]^2)" office:value-type="float" office:value="0.00079846890540584" calcext:value-type="float">
            <text:p>0.0007984689054058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841" calcext:value-type="float">
            <text:p>0.008384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1638" calcext:value-type="float">
            <text:p>0.03163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237" calcext:value-type="float">
            <text:p>0.45237</text:p>
          </table:table-cell>
          <table:table-cell office:value-type="float" office:value="-0.00052192" calcext:value-type="float">
            <text:p>-0.00052192</text:p>
          </table:table-cell>
          <table:table-cell office:value-type="float" office:value="0.00053323" calcext:value-type="float">
            <text:p>0.00053323</text:p>
          </table:table-cell>
          <table:table-cell office:value-type="float" office:value="0" calcext:value-type="float">
            <text:p>0</text:p>
          </table:table-cell>
          <table:table-cell table:formula="of:=SQRT([.B149]^2+[.C149]^2+[.D149]^2)" office:value-type="float" office:value="0.000746146580304433" calcext:value-type="float">
            <text:p>0.00074614658030443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829" calcext:value-type="float">
            <text:p>0.008382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1855" calcext:value-type="float">
            <text:p>0.03185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272" calcext:value-type="float">
            <text:p>0.45272</text:p>
          </table:table-cell>
          <table:table-cell office:value-type="float" office:value="-0.00051832" calcext:value-type="float">
            <text:p>-0.00051832</text:p>
          </table:table-cell>
          <table:table-cell office:value-type="float" office:value="0.00046531" calcext:value-type="float">
            <text:p>0.00046531</text:p>
          </table:table-cell>
          <table:table-cell office:value-type="float" office:value="0" calcext:value-type="float">
            <text:p>0</text:p>
          </table:table-cell>
          <table:table-cell table:formula="of:=SQRT([.B150]^2+[.C150]^2+[.D150]^2)" office:value-type="float" office:value="0.000696540751499867" calcext:value-type="float">
            <text:p>0.00069654075149986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817" calcext:value-type="float">
            <text:p>0.008381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2072" calcext:value-type="float">
            <text:p>0.0320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306" calcext:value-type="float">
            <text:p>0.45306</text:p>
          </table:table-cell>
          <table:table-cell office:value-type="float" office:value="-0.00051472" calcext:value-type="float">
            <text:p>-0.00051472</text:p>
          </table:table-cell>
          <table:table-cell office:value-type="float" office:value="0.00039739" calcext:value-type="float">
            <text:p>0.00039739</text:p>
          </table:table-cell>
          <table:table-cell office:value-type="float" office:value="0" calcext:value-type="float">
            <text:p>0</text:p>
          </table:table-cell>
          <table:table-cell table:formula="of:=SQRT([.B151]^2+[.C151]^2+[.D151]^2)" office:value-type="float" office:value="0.00065027339673402" calcext:value-type="float">
            <text:p>0.0006502733967340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805" calcext:value-type="float">
            <text:p>0.008380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2288" calcext:value-type="float">
            <text:p>0.03228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341" calcext:value-type="float">
            <text:p>0.45341</text:p>
          </table:table-cell>
          <table:table-cell office:value-type="float" office:value="-0.00051112" calcext:value-type="float">
            <text:p>-0.00051112</text:p>
          </table:table-cell>
          <table:table-cell office:value-type="float" office:value="0.00032947" calcext:value-type="float">
            <text:p>0.00032947</text:p>
          </table:table-cell>
          <table:table-cell office:value-type="float" office:value="0" calcext:value-type="float">
            <text:p>0</text:p>
          </table:table-cell>
          <table:table-cell table:formula="of:=SQRT([.B152]^2+[.C152]^2+[.D152]^2)" office:value-type="float" office:value="0.000608107009744173" calcext:value-type="float">
            <text:p>0.00060810700974417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792" calcext:value-type="float">
            <text:p>0.008379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2505" calcext:value-type="float">
            <text:p>0.03250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378" calcext:value-type="float">
            <text:p>0.45378</text:p>
          </table:table-cell>
          <table:table-cell office:value-type="float" office:value="-0.00050614" calcext:value-type="float">
            <text:p>-0.00050614</text:p>
          </table:table-cell>
          <table:table-cell office:value-type="float" office:value="0.0002803" calcext:value-type="float">
            <text:p>0.0002803</text:p>
          </table:table-cell>
          <table:table-cell office:value-type="float" office:value="0" calcext:value-type="float">
            <text:p>0</text:p>
          </table:table-cell>
          <table:table-cell table:formula="of:=SQRT([.B153]^2+[.C153]^2+[.D153]^2)" office:value-type="float" office:value="0.000578572199124707" calcext:value-type="float">
            <text:p>0.00057857219912470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779" calcext:value-type="float">
            <text:p>0.008377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2722" calcext:value-type="float">
            <text:p>0.03272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415" calcext:value-type="float">
            <text:p>0.45415</text:p>
          </table:table-cell>
          <table:table-cell office:value-type="float" office:value="-0.00050115" calcext:value-type="float">
            <text:p>-0.00050115</text:p>
          </table:table-cell>
          <table:table-cell office:value-type="float" office:value="0.00023114" calcext:value-type="float">
            <text:p>0.00023114</text:p>
          </table:table-cell>
          <table:table-cell office:value-type="float" office:value="0" calcext:value-type="float">
            <text:p>0</text:p>
          </table:table-cell>
          <table:table-cell table:formula="of:=SQRT([.B154]^2+[.C154]^2+[.D154]^2)" office:value-type="float" office:value="0.00055188497180119" calcext:value-type="float">
            <text:p>0.0005518849718011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766" calcext:value-type="float">
            <text:p>0.008376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2938" calcext:value-type="float">
            <text:p>0.03293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452" calcext:value-type="float">
            <text:p>0.45452</text:p>
          </table:table-cell>
          <table:table-cell office:value-type="float" office:value="-0.00049616" calcext:value-type="float">
            <text:p>-0.00049616</text:p>
          </table:table-cell>
          <table:table-cell office:value-type="float" office:value="0.00018197" calcext:value-type="float">
            <text:p>0.00018197</text:p>
          </table:table-cell>
          <table:table-cell office:value-type="float" office:value="0" calcext:value-type="float">
            <text:p>0</text:p>
          </table:table-cell>
          <table:table-cell table:formula="of:=SQRT([.B155]^2+[.C155]^2+[.D155]^2)" office:value-type="float" office:value="0.000528476893061561" calcext:value-type="float">
            <text:p>0.00052847689306156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753" calcext:value-type="float">
            <text:p>0.008375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3155" calcext:value-type="float">
            <text:p>0.03315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489" calcext:value-type="float">
            <text:p>0.45489</text:p>
          </table:table-cell>
          <table:table-cell office:value-type="float" office:value="-0.00049118" calcext:value-type="float">
            <text:p>-0.00049118</text:p>
          </table:table-cell>
          <table:table-cell office:value-type="float" office:value="0.00013281" calcext:value-type="float">
            <text:p>0.00013281</text:p>
          </table:table-cell>
          <table:table-cell office:value-type="float" office:value="0" calcext:value-type="float">
            <text:p>0</text:p>
          </table:table-cell>
          <table:table-cell table:formula="of:=SQRT([.B156]^2+[.C156]^2+[.D156]^2)" office:value-type="float" office:value="0.000508818522166794" calcext:value-type="float">
            <text:p>0.00050881852216679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74" calcext:value-type="float">
            <text:p>0.00837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3372" calcext:value-type="float">
            <text:p>0.0333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525" calcext:value-type="float">
            <text:p>0.45525</text:p>
          </table:table-cell>
          <table:table-cell office:value-type="float" office:value="-0.00048619" calcext:value-type="float">
            <text:p>-0.00048619</text:p>
          </table:table-cell>
          <table:table-cell office:value-type="float" office:value="0.000083644" calcext:value-type="float">
            <text:p>0.000083644</text:p>
          </table:table-cell>
          <table:table-cell office:value-type="float" office:value="0" calcext:value-type="float">
            <text:p>0</text:p>
          </table:table-cell>
          <table:table-cell table:formula="of:=SQRT([.B157]^2+[.C157]^2+[.D157]^2)" office:value-type="float" office:value="0.000493332580351227" calcext:value-type="float">
            <text:p>0.00049333258035122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727" calcext:value-type="float">
            <text:p>0.008372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3588" calcext:value-type="float">
            <text:p>0.03358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562" calcext:value-type="float">
            <text:p>0.45562</text:p>
          </table:table-cell>
          <table:table-cell office:value-type="float" office:value="-0.00048121" calcext:value-type="float">
            <text:p>-0.00048121</text:p>
          </table:table-cell>
          <table:table-cell office:value-type="float" office:value="0.000034479" calcext:value-type="float">
            <text:p>0.000034479</text:p>
          </table:table-cell>
          <table:table-cell office:value-type="float" office:value="0" calcext:value-type="float">
            <text:p>0</text:p>
          </table:table-cell>
          <table:table-cell table:formula="of:=SQRT([.B158]^2+[.C158]^2+[.D158]^2)" office:value-type="float" office:value="0.000482443639755982" calcext:value-type="float">
            <text:p>0.00048244363975598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714" calcext:value-type="float">
            <text:p>0.00837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3805" calcext:value-type="float">
            <text:p>0.03380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599" calcext:value-type="float">
            <text:p>0.45599</text:p>
          </table:table-cell>
          <table:table-cell office:value-type="float" office:value="-0.00047622" calcext:value-type="float">
            <text:p>-0.00047622</text:p>
          </table:table-cell>
          <table:table-cell office:value-type="float" office:value="-0.000014685" calcext:value-type="float">
            <text:p>-0.000014685</text:p>
          </table:table-cell>
          <table:table-cell office:value-type="float" office:value="0" calcext:value-type="float">
            <text:p>0</text:p>
          </table:table-cell>
          <table:table-cell table:formula="of:=SQRT([.B159]^2+[.C159]^2+[.D159]^2)" office:value-type="float" office:value="0.00047644636384907" calcext:value-type="float">
            <text:p>0.0004764463638490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701" calcext:value-type="float">
            <text:p>0.008370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4022" calcext:value-type="float">
            <text:p>0.03402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36" calcext:value-type="float">
            <text:p>0.45636</text:p>
          </table:table-cell>
          <table:table-cell office:value-type="float" office:value="-0.00047123" calcext:value-type="float">
            <text:p>-0.00047123</text:p>
          </table:table-cell>
          <table:table-cell office:value-type="float" office:value="-0.00006385" calcext:value-type="float">
            <text:p>-0.00006385</text:p>
          </table:table-cell>
          <table:table-cell office:value-type="float" office:value="0" calcext:value-type="float">
            <text:p>0</text:p>
          </table:table-cell>
          <table:table-cell table:formula="of:=SQRT([.B160]^2+[.C160]^2+[.D160]^2)" office:value-type="float" office:value="0.000475536050578713" calcext:value-type="float">
            <text:p>0.00047553605057871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688" calcext:value-type="float">
            <text:p>0.008368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4239" calcext:value-type="float">
            <text:p>0.03423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72" calcext:value-type="float">
            <text:p>0.45672</text:p>
          </table:table-cell>
          <table:table-cell office:value-type="float" office:value="-0.00046559" calcext:value-type="float">
            <text:p>-0.00046559</text:p>
          </table:table-cell>
          <table:table-cell office:value-type="float" office:value="-0.00010276" calcext:value-type="float">
            <text:p>-0.00010276</text:p>
          </table:table-cell>
          <table:table-cell office:value-type="float" office:value="0" calcext:value-type="float">
            <text:p>0</text:p>
          </table:table-cell>
          <table:table-cell table:formula="of:=SQRT([.B161]^2+[.C161]^2+[.D161]^2)" office:value-type="float" office:value="0.00047679520310087" calcext:value-type="float">
            <text:p>0.0004767952031008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675" calcext:value-type="float">
            <text:p>0.008367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4455" calcext:value-type="float">
            <text:p>0.03445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709" calcext:value-type="float">
            <text:p>0.45709</text:p>
          </table:table-cell>
          <table:table-cell office:value-type="float" office:value="-0.00045963" calcext:value-type="float">
            <text:p>-0.00045963</text:p>
          </table:table-cell>
          <table:table-cell office:value-type="float" office:value="-0.00013653" calcext:value-type="float">
            <text:p>-0.00013653</text:p>
          </table:table-cell>
          <table:table-cell office:value-type="float" office:value="0" calcext:value-type="float">
            <text:p>0</text:p>
          </table:table-cell>
          <table:table-cell table:formula="of:=SQRT([.B162]^2+[.C162]^2+[.D162]^2)" office:value-type="float" office:value="0.000479479069199063" calcext:value-type="float">
            <text:p>0.00047947906919906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662" calcext:value-type="float">
            <text:p>0.008366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4672" calcext:value-type="float">
            <text:p>0.0346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745" calcext:value-type="float">
            <text:p>0.45745</text:p>
          </table:table-cell>
          <table:table-cell office:value-type="float" office:value="-0.00045366" calcext:value-type="float">
            <text:p>-0.00045366</text:p>
          </table:table-cell>
          <table:table-cell office:value-type="float" office:value="-0.00017031" calcext:value-type="float">
            <text:p>-0.00017031</text:p>
          </table:table-cell>
          <table:table-cell office:value-type="float" office:value="0" calcext:value-type="float">
            <text:p>0</text:p>
          </table:table-cell>
          <table:table-cell table:formula="of:=SQRT([.B163]^2+[.C163]^2+[.D163]^2)" office:value-type="float" office:value="0.000484574959835937" calcext:value-type="float">
            <text:p>0.00048457495983593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649" calcext:value-type="float">
            <text:p>0.008364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4889" calcext:value-type="float">
            <text:p>0.03488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781" calcext:value-type="float">
            <text:p>0.45781</text:p>
          </table:table-cell>
          <table:table-cell office:value-type="float" office:value="-0.00044769" calcext:value-type="float">
            <text:p>-0.00044769</text:p>
          </table:table-cell>
          <table:table-cell office:value-type="float" office:value="-0.00020409" calcext:value-type="float">
            <text:p>-0.00020409</text:p>
          </table:table-cell>
          <table:table-cell office:value-type="float" office:value="0" calcext:value-type="float">
            <text:p>0</text:p>
          </table:table-cell>
          <table:table-cell table:formula="of:=SQRT([.B164]^2+[.C164]^2+[.D164]^2)" office:value-type="float" office:value="0.000492015308908168" calcext:value-type="float">
            <text:p>0.00049201530890816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636" calcext:value-type="float">
            <text:p>0.008363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5105" calcext:value-type="float">
            <text:p>0.03510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817" calcext:value-type="float">
            <text:p>0.45817</text:p>
          </table:table-cell>
          <table:table-cell office:value-type="float" office:value="-0.00044172" calcext:value-type="float">
            <text:p>-0.00044172</text:p>
          </table:table-cell>
          <table:table-cell office:value-type="float" office:value="-0.00023786" calcext:value-type="float">
            <text:p>-0.00023786</text:p>
          </table:table-cell>
          <table:table-cell office:value-type="float" office:value="0" calcext:value-type="float">
            <text:p>0</text:p>
          </table:table-cell>
          <table:table-cell table:formula="of:=SQRT([.B165]^2+[.C165]^2+[.D165]^2)" office:value-type="float" office:value="0.000501691078254338" calcext:value-type="float">
            <text:p>0.00050169107825433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624" calcext:value-type="float">
            <text:p>0.008362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5322" calcext:value-type="float">
            <text:p>0.03532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854" calcext:value-type="float">
            <text:p>0.45854</text:p>
          </table:table-cell>
          <table:table-cell office:value-type="float" office:value="-0.00043576" calcext:value-type="float">
            <text:p>-0.00043576</text:p>
          </table:table-cell>
          <table:table-cell office:value-type="float" office:value="-0.00027164" calcext:value-type="float">
            <text:p>-0.00027164</text:p>
          </table:table-cell>
          <table:table-cell office:value-type="float" office:value="0" calcext:value-type="float">
            <text:p>0</text:p>
          </table:table-cell>
          <table:table-cell table:formula="of:=SQRT([.B166]^2+[.C166]^2+[.D166]^2)" office:value-type="float" office:value="0.000513493005989371" calcext:value-type="float">
            <text:p>0.00051349300598937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611" calcext:value-type="float">
            <text:p>0.00836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5539" calcext:value-type="float">
            <text:p>0.03553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89" calcext:value-type="float">
            <text:p>0.4589</text:p>
          </table:table-cell>
          <table:table-cell office:value-type="float" office:value="-0.00042979" calcext:value-type="float">
            <text:p>-0.00042979</text:p>
          </table:table-cell>
          <table:table-cell office:value-type="float" office:value="-0.00030542" calcext:value-type="float">
            <text:p>-0.00030542</text:p>
          </table:table-cell>
          <table:table-cell office:value-type="float" office:value="0" calcext:value-type="float">
            <text:p>0</text:p>
          </table:table-cell>
          <table:table-cell table:formula="of:=SQRT([.B167]^2+[.C167]^2+[.D167]^2)" office:value-type="float" office:value="0.000527257831141463" calcext:value-type="float">
            <text:p>0.00052725783114146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598" calcext:value-type="float">
            <text:p>0.008359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5756" calcext:value-type="float">
            <text:p>0.03575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926" calcext:value-type="float">
            <text:p>0.45926</text:p>
          </table:table-cell>
          <table:table-cell office:value-type="float" office:value="-0.00042382" calcext:value-type="float">
            <text:p>-0.00042382</text:p>
          </table:table-cell>
          <table:table-cell office:value-type="float" office:value="-0.0003392" calcext:value-type="float">
            <text:p>-0.0003392</text:p>
          </table:table-cell>
          <table:table-cell office:value-type="float" office:value="0" calcext:value-type="float">
            <text:p>0</text:p>
          </table:table-cell>
          <table:table-cell table:formula="of:=SQRT([.B168]^2+[.C168]^2+[.D168]^2)" office:value-type="float" office:value="0.000542844390594579" calcext:value-type="float">
            <text:p>0.00054284439059457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585" calcext:value-type="float">
            <text:p>0.008358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5972" calcext:value-type="float">
            <text:p>0.0359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961" calcext:value-type="float">
            <text:p>0.45961</text:p>
          </table:table-cell>
          <table:table-cell office:value-type="float" office:value="-0.00041766" calcext:value-type="float">
            <text:p>-0.00041766</text:p>
          </table:table-cell>
          <table:table-cell office:value-type="float" office:value="-0.00036886" calcext:value-type="float">
            <text:p>-0.00036886</text:p>
          </table:table-cell>
          <table:table-cell office:value-type="float" office:value="0" calcext:value-type="float">
            <text:p>0</text:p>
          </table:table-cell>
          <table:table-cell table:formula="of:=SQRT([.B169]^2+[.C169]^2+[.D169]^2)" office:value-type="float" office:value="0.000557223092845227" calcext:value-type="float">
            <text:p>0.00055722309284522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572" calcext:value-type="float">
            <text:p>0.008357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6189" calcext:value-type="float">
            <text:p>0.03618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995" calcext:value-type="float">
            <text:p>0.45995</text:p>
          </table:table-cell>
          <table:table-cell office:value-type="float" office:value="-0.00041109" calcext:value-type="float">
            <text:p>-0.00041109</text:p>
          </table:table-cell>
          <table:table-cell office:value-type="float" office:value="-0.00039031" calcext:value-type="float">
            <text:p>-0.00039031</text:p>
          </table:table-cell>
          <table:table-cell office:value-type="float" office:value="0" calcext:value-type="float">
            <text:p>0</text:p>
          </table:table-cell>
          <table:table-cell table:formula="of:=SQRT([.B170]^2+[.C170]^2+[.D170]^2)" office:value-type="float" office:value="0.000566865843211602" calcext:value-type="float">
            <text:p>0.00056686584321160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561" calcext:value-type="float">
            <text:p>0.008356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6406" calcext:value-type="float">
            <text:p>0.03640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029" calcext:value-type="float">
            <text:p>0.46029</text:p>
          </table:table-cell>
          <table:table-cell office:value-type="float" office:value="-0.00040453" calcext:value-type="float">
            <text:p>-0.00040453</text:p>
          </table:table-cell>
          <table:table-cell office:value-type="float" office:value="-0.00041175" calcext:value-type="float">
            <text:p>-0.00041175</text:p>
          </table:table-cell>
          <table:table-cell office:value-type="float" office:value="0" calcext:value-type="float">
            <text:p>0</text:p>
          </table:table-cell>
          <table:table-cell table:formula="of:=SQRT([.B171]^2+[.C171]^2+[.D171]^2)" office:value-type="float" office:value="0.000577219701153729" calcext:value-type="float">
            <text:p>0.00057721970115372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549" calcext:value-type="float">
            <text:p>0.008354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6622" calcext:value-type="float">
            <text:p>0.03662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062" calcext:value-type="float">
            <text:p>0.46062</text:p>
          </table:table-cell>
          <table:table-cell office:value-type="float" office:value="-0.00039797" calcext:value-type="float">
            <text:p>-0.00039797</text:p>
          </table:table-cell>
          <table:table-cell office:value-type="float" office:value="-0.00043319" calcext:value-type="float">
            <text:p>-0.00043319</text:p>
          </table:table-cell>
          <table:table-cell office:value-type="float" office:value="0" calcext:value-type="float">
            <text:p>0</text:p>
          </table:table-cell>
          <table:table-cell table:formula="of:=SQRT([.B172]^2+[.C172]^2+[.D172]^2)" office:value-type="float" office:value="0.000588246289406062" calcext:value-type="float">
            <text:p>0.00058824628940606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537" calcext:value-type="float">
            <text:p>0.008353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6839" calcext:value-type="float">
            <text:p>0.03683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096" calcext:value-type="float">
            <text:p>0.46096</text:p>
          </table:table-cell>
          <table:table-cell office:value-type="float" office:value="-0.0003914" calcext:value-type="float">
            <text:p>-0.0003914</text:p>
          </table:table-cell>
          <table:table-cell office:value-type="float" office:value="-0.00045464" calcext:value-type="float">
            <text:p>-0.00045464</text:p>
          </table:table-cell>
          <table:table-cell office:value-type="float" office:value="0" calcext:value-type="float">
            <text:p>0</text:p>
          </table:table-cell>
          <table:table-cell table:formula="of:=SQRT([.B173]^2+[.C173]^2+[.D173]^2)" office:value-type="float" office:value="0.000599909567851689" calcext:value-type="float">
            <text:p>0.00059990956785168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525" calcext:value-type="float">
            <text:p>0.00835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7056" calcext:value-type="float">
            <text:p>0.03705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29" calcext:value-type="float">
            <text:p>0.46129</text:p>
          </table:table-cell>
          <table:table-cell office:value-type="float" office:value="-0.00038484" calcext:value-type="float">
            <text:p>-0.00038484</text:p>
          </table:table-cell>
          <table:table-cell office:value-type="float" office:value="-0.00047608" calcext:value-type="float">
            <text:p>-0.00047608</text:p>
          </table:table-cell>
          <table:table-cell office:value-type="float" office:value="0" calcext:value-type="float">
            <text:p>0</text:p>
          </table:table-cell>
          <table:table-cell table:formula="of:=SQRT([.B174]^2+[.C174]^2+[.D174]^2)" office:value-type="float" office:value="0.000612171538051223" calcext:value-type="float">
            <text:p>0.00061217153805122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513" calcext:value-type="float">
            <text:p>0.00835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7272" calcext:value-type="float">
            <text:p>0.0372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63" calcext:value-type="float">
            <text:p>0.46163</text:p>
          </table:table-cell>
          <table:table-cell office:value-type="float" office:value="-0.00037827" calcext:value-type="float">
            <text:p>-0.00037827</text:p>
          </table:table-cell>
          <table:table-cell office:value-type="float" office:value="-0.00049752" calcext:value-type="float">
            <text:p>-0.00049752</text:p>
          </table:table-cell>
          <table:table-cell office:value-type="float" office:value="0" calcext:value-type="float">
            <text:p>0</text:p>
          </table:table-cell>
          <table:table-cell table:formula="of:=SQRT([.B175]^2+[.C175]^2+[.D175]^2)" office:value-type="float" office:value="0.000624991474581854" calcext:value-type="float">
            <text:p>0.00062499147458185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501" calcext:value-type="float">
            <text:p>0.008350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7489" calcext:value-type="float">
            <text:p>0.03748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96" calcext:value-type="float">
            <text:p>0.46196</text:p>
          </table:table-cell>
          <table:table-cell office:value-type="float" office:value="-0.00037171" calcext:value-type="float">
            <text:p>-0.00037171</text:p>
          </table:table-cell>
          <table:table-cell office:value-type="float" office:value="-0.00051897" calcext:value-type="float">
            <text:p>-0.00051897</text:p>
          </table:table-cell>
          <table:table-cell office:value-type="float" office:value="0" calcext:value-type="float">
            <text:p>0</text:p>
          </table:table-cell>
          <table:table-cell table:formula="of:=SQRT([.B176]^2+[.C176]^2+[.D176]^2)" office:value-type="float" office:value="0.000638355845120886" calcext:value-type="float">
            <text:p>0.00063835584512088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489" calcext:value-type="float">
            <text:p>0.008348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7706" calcext:value-type="float">
            <text:p>0.03770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23" calcext:value-type="float">
            <text:p>0.4623</text:p>
          </table:table-cell>
          <table:table-cell office:value-type="float" office:value="-0.00036514" calcext:value-type="float">
            <text:p>-0.00036514</text:p>
          </table:table-cell>
          <table:table-cell office:value-type="float" office:value="-0.00054041" calcext:value-type="float">
            <text:p>-0.00054041</text:p>
          </table:table-cell>
          <table:table-cell office:value-type="float" office:value="0" calcext:value-type="float">
            <text:p>0</text:p>
          </table:table-cell>
          <table:table-cell table:formula="of:=SQRT([.B177]^2+[.C177]^2+[.D177]^2)" office:value-type="float" office:value="0.000652204099726458" calcext:value-type="float">
            <text:p>0.00065220409972645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477" calcext:value-type="float">
            <text:p>0.008347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7923" calcext:value-type="float">
            <text:p>0.03792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26" calcext:value-type="float">
            <text:p>0.4626</text:p>
          </table:table-cell>
          <table:table-cell office:value-type="float" office:value="-0.00035832" calcext:value-type="float">
            <text:p>-0.00035832</text:p>
          </table:table-cell>
          <table:table-cell office:value-type="float" office:value="-0.00055224" calcext:value-type="float">
            <text:p>-0.00055224</text:p>
          </table:table-cell>
          <table:table-cell office:value-type="float" office:value="0" calcext:value-type="float">
            <text:p>0</text:p>
          </table:table-cell>
          <table:table-cell table:formula="of:=SQRT([.B178]^2+[.C178]^2+[.D178]^2)" office:value-type="float" office:value="0.000658302544427712" calcext:value-type="float">
            <text:p>0.00065830254442771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467" calcext:value-type="float">
            <text:p>0.008346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8139" calcext:value-type="float">
            <text:p>0.03813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289" calcext:value-type="float">
            <text:p>0.46289</text:p>
          </table:table-cell>
          <table:table-cell office:value-type="float" office:value="-0.0003515" calcext:value-type="float">
            <text:p>-0.0003515</text:p>
          </table:table-cell>
          <table:table-cell office:value-type="float" office:value="-0.00056406" calcext:value-type="float">
            <text:p>-0.00056406</text:p>
          </table:table-cell>
          <table:table-cell office:value-type="float" office:value="0" calcext:value-type="float">
            <text:p>0</text:p>
          </table:table-cell>
          <table:table-cell table:formula="of:=SQRT([.B179]^2+[.C179]^2+[.D179]^2)" office:value-type="float" office:value="0.000664617133092429" calcext:value-type="float">
            <text:p>0.00066461713309242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456" calcext:value-type="float">
            <text:p>0.008345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8356" calcext:value-type="float">
            <text:p>0.03835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319" calcext:value-type="float">
            <text:p>0.46319</text:p>
          </table:table-cell>
          <table:table-cell office:value-type="float" office:value="-0.00034468" calcext:value-type="float">
            <text:p>-0.00034468</text:p>
          </table:table-cell>
          <table:table-cell office:value-type="float" office:value="-0.00057588" calcext:value-type="float">
            <text:p>-0.00057588</text:p>
          </table:table-cell>
          <table:table-cell office:value-type="float" office:value="0" calcext:value-type="float">
            <text:p>0</text:p>
          </table:table-cell>
          <table:table-cell table:formula="of:=SQRT([.B180]^2+[.C180]^2+[.D180]^2)" office:value-type="float" office:value="0.000671149816955946" calcext:value-type="float">
            <text:p>0.00067114981695594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446" calcext:value-type="float">
            <text:p>0.008344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8573" calcext:value-type="float">
            <text:p>0.03857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349" calcext:value-type="float">
            <text:p>0.46349</text:p>
          </table:table-cell>
          <table:table-cell office:value-type="float" office:value="-0.00033785" calcext:value-type="float">
            <text:p>-0.00033785</text:p>
          </table:table-cell>
          <table:table-cell office:value-type="float" office:value="-0.00058771" calcext:value-type="float">
            <text:p>-0.00058771</text:p>
          </table:table-cell>
          <table:table-cell office:value-type="float" office:value="0" calcext:value-type="float">
            <text:p>0</text:p>
          </table:table-cell>
          <table:table-cell table:formula="of:=SQRT([.B181]^2+[.C181]^2+[.D181]^2)" office:value-type="float" office:value="0.000677897976542193" calcext:value-type="float">
            <text:p>0.00067789797654219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435" calcext:value-type="float">
            <text:p>0.008343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8789" calcext:value-type="float">
            <text:p>0.03878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379" calcext:value-type="float">
            <text:p>0.46379</text:p>
          </table:table-cell>
          <table:table-cell office:value-type="float" office:value="-0.00033103" calcext:value-type="float">
            <text:p>-0.00033103</text:p>
          </table:table-cell>
          <table:table-cell office:value-type="float" office:value="-0.00059953" calcext:value-type="float">
            <text:p>-0.00059953</text:p>
          </table:table-cell>
          <table:table-cell office:value-type="float" office:value="0" calcext:value-type="float">
            <text:p>0</text:p>
          </table:table-cell>
          <table:table-cell table:formula="of:=SQRT([.B182]^2+[.C182]^2+[.D182]^2)" office:value-type="float" office:value="0.000684848218074633" calcext:value-type="float">
            <text:p>0.00068484821807463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424" calcext:value-type="float">
            <text:p>0.008342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9006" calcext:value-type="float">
            <text:p>0.03900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409" calcext:value-type="float">
            <text:p>0.46409</text:p>
          </table:table-cell>
          <table:table-cell office:value-type="float" office:value="-0.00032421" calcext:value-type="float">
            <text:p>-0.00032421</text:p>
          </table:table-cell>
          <table:table-cell office:value-type="float" office:value="-0.00061136" calcext:value-type="float">
            <text:p>-0.00061136</text:p>
          </table:table-cell>
          <table:table-cell office:value-type="float" office:value="0" calcext:value-type="float">
            <text:p>0</text:p>
          </table:table-cell>
          <table:table-cell table:formula="of:=SQRT([.B183]^2+[.C183]^2+[.D183]^2)" office:value-type="float" office:value="0.000692006628364209" calcext:value-type="float">
            <text:p>0.00069200662836420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414" calcext:value-type="float">
            <text:p>0.00834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9223" calcext:value-type="float">
            <text:p>0.03922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438" calcext:value-type="float">
            <text:p>0.46438</text:p>
          </table:table-cell>
          <table:table-cell office:value-type="float" office:value="-0.00031738" calcext:value-type="float">
            <text:p>-0.00031738</text:p>
          </table:table-cell>
          <table:table-cell office:value-type="float" office:value="-0.00062318" calcext:value-type="float">
            <text:p>-0.00062318</text:p>
          </table:table-cell>
          <table:table-cell office:value-type="float" office:value="0" calcext:value-type="float">
            <text:p>0</text:p>
          </table:table-cell>
          <table:table-cell table:formula="of:=SQRT([.B184]^2+[.C184]^2+[.D184]^2)" office:value-type="float" office:value="0.000699344962661489" calcext:value-type="float">
            <text:p>0.00069934496266148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403" calcext:value-type="float">
            <text:p>0.008340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9439" calcext:value-type="float">
            <text:p>0.03943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468" calcext:value-type="float">
            <text:p>0.46468</text:p>
          </table:table-cell>
          <table:table-cell office:value-type="float" office:value="-0.00031056" calcext:value-type="float">
            <text:p>-0.00031056</text:p>
          </table:table-cell>
          <table:table-cell office:value-type="float" office:value="-0.000635" calcext:value-type="float">
            <text:p>-0.000635</text:p>
          </table:table-cell>
          <table:table-cell office:value-type="float" office:value="0" calcext:value-type="float">
            <text:p>0</text:p>
          </table:table-cell>
          <table:table-cell table:formula="of:=SQRT([.B185]^2+[.C185]^2+[.D185]^2)" office:value-type="float" office:value="0.000706875175402277" calcext:value-type="float">
            <text:p>0.00070687517540227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393" calcext:value-type="float">
            <text:p>0.008339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9656" calcext:value-type="float">
            <text:p>0.03965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495" calcext:value-type="float">
            <text:p>0.46495</text:p>
          </table:table-cell>
          <table:table-cell office:value-type="float" office:value="-0.00030376" calcext:value-type="float">
            <text:p>-0.00030376</text:p>
          </table:table-cell>
          <table:table-cell office:value-type="float" office:value="-0.00064198" calcext:value-type="float">
            <text:p>-0.00064198</text:p>
          </table:table-cell>
          <table:table-cell office:value-type="float" office:value="0" calcext:value-type="float">
            <text:p>0</text:p>
          </table:table-cell>
          <table:table-cell table:formula="of:=SQRT([.B186]^2+[.C186]^2+[.D186]^2)" office:value-type="float" office:value="0.000710217190724077" calcext:value-type="float">
            <text:p>0.00071021719072407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383" calcext:value-type="float">
            <text:p>0.008338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39873" calcext:value-type="float">
            <text:p>0.03987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52" calcext:value-type="float">
            <text:p>0.4652</text:p>
          </table:table-cell>
          <table:table-cell office:value-type="float" office:value="-0.00029697" calcext:value-type="float">
            <text:p>-0.00029697</text:p>
          </table:table-cell>
          <table:table-cell office:value-type="float" office:value="-0.00064654" calcext:value-type="float">
            <text:p>-0.00064654</text:p>
          </table:table-cell>
          <table:table-cell office:value-type="float" office:value="0" calcext:value-type="float">
            <text:p>0</text:p>
          </table:table-cell>
          <table:table-cell table:formula="of:=SQRT([.B187]^2+[.C187]^2+[.D187]^2)" office:value-type="float" office:value="0.000711480957229356" calcext:value-type="float">
            <text:p>0.00071148095722935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374" calcext:value-type="float">
            <text:p>0.008337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0089" calcext:value-type="float">
            <text:p>0.04008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546" calcext:value-type="float">
            <text:p>0.46546</text:p>
          </table:table-cell>
          <table:table-cell office:value-type="float" office:value="-0.00029018" calcext:value-type="float">
            <text:p>-0.00029018</text:p>
          </table:table-cell>
          <table:table-cell office:value-type="float" office:value="-0.00065109" calcext:value-type="float">
            <text:p>-0.00065109</text:p>
          </table:table-cell>
          <table:table-cell office:value-type="float" office:value="0" calcext:value-type="float">
            <text:p>0</text:p>
          </table:table-cell>
          <table:table-cell table:formula="of:=SQRT([.B188]^2+[.C188]^2+[.D188]^2)" office:value-type="float" office:value="0.000712827202413039" calcext:value-type="float">
            <text:p>0.00071282720241303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365" calcext:value-type="float">
            <text:p>0.008336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0306" calcext:value-type="float">
            <text:p>0.04030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571" calcext:value-type="float">
            <text:p>0.46571</text:p>
          </table:table-cell>
          <table:table-cell office:value-type="float" office:value="-0.0002834" calcext:value-type="float">
            <text:p>-0.0002834</text:p>
          </table:table-cell>
          <table:table-cell office:value-type="float" office:value="-0.00065565" calcext:value-type="float">
            <text:p>-0.00065565</text:p>
          </table:table-cell>
          <table:table-cell office:value-type="float" office:value="0" calcext:value-type="float">
            <text:p>0</text:p>
          </table:table-cell>
          <table:table-cell table:formula="of:=SQRT([.B189]^2+[.C189]^2+[.D189]^2)" office:value-type="float" office:value="0.00071427759484671" calcext:value-type="float">
            <text:p>0.0007142775948467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356" calcext:value-type="float">
            <text:p>0.008335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0523" calcext:value-type="float">
            <text:p>0.04052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596" calcext:value-type="float">
            <text:p>0.46596</text:p>
          </table:table-cell>
          <table:table-cell office:value-type="float" office:value="-0.00027661" calcext:value-type="float">
            <text:p>-0.00027661</text:p>
          </table:table-cell>
          <table:table-cell office:value-type="float" office:value="-0.0006602" calcext:value-type="float">
            <text:p>-0.0006602</text:p>
          </table:table-cell>
          <table:table-cell office:value-type="float" office:value="0" calcext:value-type="float">
            <text:p>0</text:p>
          </table:table-cell>
          <table:table-cell table:formula="of:=SQRT([.B190]^2+[.C190]^2+[.D190]^2)" office:value-type="float" office:value="0.000715805233356113" calcext:value-type="float">
            <text:p>0.00071580523335611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347" calcext:value-type="float">
            <text:p>0.008334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074" calcext:value-type="float">
            <text:p>0.0407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22" calcext:value-type="float">
            <text:p>0.46622</text:p>
          </table:table-cell>
          <table:table-cell office:value-type="float" office:value="-0.00026982" calcext:value-type="float">
            <text:p>-0.00026982</text:p>
          </table:table-cell>
          <table:table-cell office:value-type="float" office:value="-0.00066476" calcext:value-type="float">
            <text:p>-0.00066476</text:p>
          </table:table-cell>
          <table:table-cell office:value-type="float" office:value="0" calcext:value-type="float">
            <text:p>0</text:p>
          </table:table-cell>
          <table:table-cell table:formula="of:=SQRT([.B191]^2+[.C191]^2+[.D191]^2)" office:value-type="float" office:value="0.000717432010715998" calcext:value-type="float">
            <text:p>0.00071743201071599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338" calcext:value-type="float">
            <text:p>0.008333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0956" calcext:value-type="float">
            <text:p>0.04095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47" calcext:value-type="float">
            <text:p>0.46647</text:p>
          </table:table-cell>
          <table:table-cell office:value-type="float" office:value="-0.00026303" calcext:value-type="float">
            <text:p>-0.00026303</text:p>
          </table:table-cell>
          <table:table-cell office:value-type="float" office:value="-0.00066931" calcext:value-type="float">
            <text:p>-0.00066931</text:p>
          </table:table-cell>
          <table:table-cell office:value-type="float" office:value="0" calcext:value-type="float">
            <text:p>0</text:p>
          </table:table-cell>
          <table:table-cell table:formula="of:=SQRT([.B192]^2+[.C192]^2+[.D192]^2)" office:value-type="float" office:value="0.000719138830129482" calcext:value-type="float">
            <text:p>0.00071913883012948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329" calcext:value-type="float">
            <text:p>0.008332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1173" calcext:value-type="float">
            <text:p>0.04117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73" calcext:value-type="float">
            <text:p>0.46673</text:p>
          </table:table-cell>
          <table:table-cell office:value-type="float" office:value="-0.00025624" calcext:value-type="float">
            <text:p>-0.00025624</text:p>
          </table:table-cell>
          <table:table-cell office:value-type="float" office:value="-0.00067387" calcext:value-type="float">
            <text:p>-0.00067387</text:p>
          </table:table-cell>
          <table:table-cell office:value-type="float" office:value="0" calcext:value-type="float">
            <text:p>0</text:p>
          </table:table-cell>
          <table:table-cell table:formula="of:=SQRT([.B193]^2+[.C193]^2+[.D193]^2)" office:value-type="float" office:value="0.000720943627823979" calcext:value-type="float">
            <text:p>0.00072094362782397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32" calcext:value-type="float">
            <text:p>0.0083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139" calcext:value-type="float">
            <text:p>0.0413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96" calcext:value-type="float">
            <text:p>0.46696</text:p>
          </table:table-cell>
          <table:table-cell office:value-type="float" office:value="-0.00024954" calcext:value-type="float">
            <text:p>-0.00024954</text:p>
          </table:table-cell>
          <table:table-cell office:value-type="float" office:value="-0.00067666" calcext:value-type="float">
            <text:p>-0.00067666</text:p>
          </table:table-cell>
          <table:table-cell office:value-type="float" office:value="0" calcext:value-type="float">
            <text:p>0</text:p>
          </table:table-cell>
          <table:table-cell table:formula="of:=SQRT([.B194]^2+[.C194]^2+[.D194]^2)" office:value-type="float" office:value="0.000721206605072361" calcext:value-type="float">
            <text:p>0.00072120660507236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311" calcext:value-type="float">
            <text:p>0.00833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1606" calcext:value-type="float">
            <text:p>0.04160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717" calcext:value-type="float">
            <text:p>0.46717</text:p>
          </table:table-cell>
          <table:table-cell office:value-type="float" office:value="-0.00024303" calcext:value-type="float">
            <text:p>-0.00024303</text:p>
          </table:table-cell>
          <table:table-cell office:value-type="float" office:value="-0.00067594" calcext:value-type="float">
            <text:p>-0.00067594</text:p>
          </table:table-cell>
          <table:table-cell office:value-type="float" office:value="0" calcext:value-type="float">
            <text:p>0</text:p>
          </table:table-cell>
          <table:table-cell table:formula="of:=SQRT([.B195]^2+[.C195]^2+[.D195]^2)" office:value-type="float" office:value="0.000718302488162195" calcext:value-type="float">
            <text:p>0.00071830248816219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304" calcext:value-type="float">
            <text:p>0.00833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1823" calcext:value-type="float">
            <text:p>0.04182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738" calcext:value-type="float">
            <text:p>0.46738</text:p>
          </table:table-cell>
          <table:table-cell office:value-type="float" office:value="-0.00023651" calcext:value-type="float">
            <text:p>-0.00023651</text:p>
          </table:table-cell>
          <table:table-cell office:value-type="float" office:value="-0.00067522" calcext:value-type="float">
            <text:p>-0.00067522</text:p>
          </table:table-cell>
          <table:table-cell office:value-type="float" office:value="0" calcext:value-type="float">
            <text:p>0</text:p>
          </table:table-cell>
          <table:table-cell table:formula="of:=SQRT([.B196]^2+[.C196]^2+[.D196]^2)" office:value-type="float" office:value="0.000715443239188127" calcext:value-type="float">
            <text:p>0.00071544323918812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97" calcext:value-type="float">
            <text:p>0.008329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204" calcext:value-type="float">
            <text:p>0.0420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759" calcext:value-type="float">
            <text:p>0.46759</text:p>
          </table:table-cell>
          <table:table-cell office:value-type="float" office:value="-0.00022999" calcext:value-type="float">
            <text:p>-0.00022999</text:p>
          </table:table-cell>
          <table:table-cell office:value-type="float" office:value="-0.0006745" calcext:value-type="float">
            <text:p>-0.0006745</text:p>
          </table:table-cell>
          <table:table-cell office:value-type="float" office:value="0" calcext:value-type="float">
            <text:p>0</text:p>
          </table:table-cell>
          <table:table-cell table:formula="of:=SQRT([.B197]^2+[.C197]^2+[.D197]^2)" office:value-type="float" office:value="0.000712632899956212" calcext:value-type="float">
            <text:p>0.00071263289995621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89" calcext:value-type="float">
            <text:p>0.008328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2257" calcext:value-type="float">
            <text:p>0.04225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78" calcext:value-type="float">
            <text:p>0.4678</text:p>
          </table:table-cell>
          <table:table-cell office:value-type="float" office:value="-0.00022347" calcext:value-type="float">
            <text:p>-0.00022347</text:p>
          </table:table-cell>
          <table:table-cell office:value-type="float" office:value="-0.00067378" calcext:value-type="float">
            <text:p>-0.00067378</text:p>
          </table:table-cell>
          <table:table-cell office:value-type="float" office:value="0" calcext:value-type="float">
            <text:p>0</text:p>
          </table:table-cell>
          <table:table-cell table:formula="of:=SQRT([.B198]^2+[.C198]^2+[.D198]^2)" office:value-type="float" office:value="0.000709872051358553" calcext:value-type="float">
            <text:p>0.00070987205135855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82" calcext:value-type="float">
            <text:p>0.008328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2473" calcext:value-type="float">
            <text:p>0.04247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801" calcext:value-type="float">
            <text:p>0.46801</text:p>
          </table:table-cell>
          <table:table-cell office:value-type="float" office:value="-0.00021696" calcext:value-type="float">
            <text:p>-0.00021696</text:p>
          </table:table-cell>
          <table:table-cell office:value-type="float" office:value="-0.00067306" calcext:value-type="float">
            <text:p>-0.00067306</text:p>
          </table:table-cell>
          <table:table-cell office:value-type="float" office:value="0" calcext:value-type="float">
            <text:p>0</text:p>
          </table:table-cell>
          <table:table-cell table:formula="of:=SQRT([.B199]^2+[.C199]^2+[.D199]^2)" office:value-type="float" office:value="0.000707164341012752" calcext:value-type="float">
            <text:p>0.00070716434101275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74" calcext:value-type="float">
            <text:p>0.008327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269" calcext:value-type="float">
            <text:p>0.0426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821" calcext:value-type="float">
            <text:p>0.46821</text:p>
          </table:table-cell>
          <table:table-cell office:value-type="float" office:value="-0.00021044" calcext:value-type="float">
            <text:p>-0.00021044</text:p>
          </table:table-cell>
          <table:table-cell office:value-type="float" office:value="-0.00067234" calcext:value-type="float">
            <text:p>-0.00067234</text:p>
          </table:table-cell>
          <table:table-cell office:value-type="float" office:value="0" calcext:value-type="float">
            <text:p>0</text:p>
          </table:table-cell>
          <table:table-cell table:formula="of:=SQRT([.B200]^2+[.C200]^2+[.D200]^2)" office:value-type="float" office:value="0.000704504130009186" calcext:value-type="float">
            <text:p>0.00070450413000918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67" calcext:value-type="float">
            <text:p>0.008326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2907" calcext:value-type="float">
            <text:p>0.04290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842" calcext:value-type="float">
            <text:p>0.46842</text:p>
          </table:table-cell>
          <table:table-cell office:value-type="float" office:value="-0.00020392" calcext:value-type="float">
            <text:p>-0.00020392</text:p>
          </table:table-cell>
          <table:table-cell office:value-type="float" office:value="-0.00067162" calcext:value-type="float">
            <text:p>-0.00067162</text:p>
          </table:table-cell>
          <table:table-cell office:value-type="float" office:value="0" calcext:value-type="float">
            <text:p>0</text:p>
          </table:table-cell>
          <table:table-cell table:formula="of:=SQRT([.B201]^2+[.C201]^2+[.D201]^2)" office:value-type="float" office:value="0.000701895142311158" calcext:value-type="float">
            <text:p>0.00070189514231115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59" calcext:value-type="float">
            <text:p>0.008325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3123" calcext:value-type="float">
            <text:p>0.04312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863" calcext:value-type="float">
            <text:p>0.46863</text:p>
          </table:table-cell>
          <table:table-cell office:value-type="float" office:value="-0.0001974" calcext:value-type="float">
            <text:p>-0.0001974</text:p>
          </table:table-cell>
          <table:table-cell office:value-type="float" office:value="-0.0006709" calcext:value-type="float">
            <text:p>-0.0006709</text:p>
          </table:table-cell>
          <table:table-cell office:value-type="float" office:value="0" calcext:value-type="float">
            <text:p>0</text:p>
          </table:table-cell>
          <table:table-cell table:formula="of:=SQRT([.B202]^2+[.C202]^2+[.D202]^2)" office:value-type="float" office:value="0.000699337951208141" calcext:value-type="float">
            <text:p>0.0006993379512081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52" calcext:value-type="float">
            <text:p>0.008325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334" calcext:value-type="float">
            <text:p>0.0433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88" calcext:value-type="float">
            <text:p>0.4688</text:p>
          </table:table-cell>
          <table:table-cell office:value-type="float" office:value="-0.00019134" calcext:value-type="float">
            <text:p>-0.00019134</text:p>
          </table:table-cell>
          <table:table-cell office:value-type="float" office:value="-0.00066655" calcext:value-type="float">
            <text:p>-0.00066655</text:p>
          </table:table-cell>
          <table:table-cell office:value-type="float" office:value="0" calcext:value-type="float">
            <text:p>0</text:p>
          </table:table-cell>
          <table:table-cell table:formula="of:=SQRT([.B203]^2+[.C203]^2+[.D203]^2)" office:value-type="float" office:value="0.000693469464432285" calcext:value-type="float">
            <text:p>0.00069346946443228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46" calcext:value-type="float">
            <text:p>0.008324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3557" calcext:value-type="float">
            <text:p>0.04355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896" calcext:value-type="float">
            <text:p>0.46896</text:p>
          </table:table-cell>
          <table:table-cell office:value-type="float" office:value="-0.00018527" calcext:value-type="float">
            <text:p>-0.00018527</text:p>
          </table:table-cell>
          <table:table-cell office:value-type="float" office:value="-0.00066221" calcext:value-type="float">
            <text:p>-0.00066221</text:p>
          </table:table-cell>
          <table:table-cell office:value-type="float" office:value="0" calcext:value-type="float">
            <text:p>0</text:p>
          </table:table-cell>
          <table:table-cell table:formula="of:=SQRT([.B204]^2+[.C204]^2+[.D204]^2)" office:value-type="float" office:value="0.000687638754725183" calcext:value-type="float">
            <text:p>0.00068763875472518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4" calcext:value-type="float">
            <text:p>0.00832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3773" calcext:value-type="float">
            <text:p>0.04377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12" calcext:value-type="float">
            <text:p>0.46912</text:p>
          </table:table-cell>
          <table:table-cell office:value-type="float" office:value="-0.0001792" calcext:value-type="float">
            <text:p>-0.0001792</text:p>
          </table:table-cell>
          <table:table-cell office:value-type="float" office:value="-0.00065786" calcext:value-type="float">
            <text:p>-0.00065786</text:p>
          </table:table-cell>
          <table:table-cell office:value-type="float" office:value="0" calcext:value-type="float">
            <text:p>0</text:p>
          </table:table-cell>
          <table:table-cell table:formula="of:=SQRT([.B205]^2+[.C205]^2+[.D205]^2)" office:value-type="float" office:value="0.000681830198509864" calcext:value-type="float">
            <text:p>0.00068183019850986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34" calcext:value-type="float">
            <text:p>0.008323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399" calcext:value-type="float">
            <text:p>0.0439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29" calcext:value-type="float">
            <text:p>0.46929</text:p>
          </table:table-cell>
          <table:table-cell office:value-type="float" office:value="-0.00017313" calcext:value-type="float">
            <text:p>-0.00017313</text:p>
          </table:table-cell>
          <table:table-cell office:value-type="float" office:value="-0.00065352" calcext:value-type="float">
            <text:p>-0.00065352</text:p>
          </table:table-cell>
          <table:table-cell office:value-type="float" office:value="0" calcext:value-type="float">
            <text:p>0</text:p>
          </table:table-cell>
          <table:table-cell table:formula="of:=SQRT([.B206]^2+[.C206]^2+[.D206]^2)" office:value-type="float" office:value="0.000676063892912497" calcext:value-type="float">
            <text:p>0.00067606389291249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8" calcext:value-type="float">
            <text:p>0.008322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4207" calcext:value-type="float">
            <text:p>0.04420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45" calcext:value-type="float">
            <text:p>0.46945</text:p>
          </table:table-cell>
          <table:table-cell office:value-type="float" office:value="-0.00016707" calcext:value-type="float">
            <text:p>-0.00016707</text:p>
          </table:table-cell>
          <table:table-cell office:value-type="float" office:value="-0.00064917" calcext:value-type="float">
            <text:p>-0.00064917</text:p>
          </table:table-cell>
          <table:table-cell office:value-type="float" office:value="0" calcext:value-type="float">
            <text:p>0</text:p>
          </table:table-cell>
          <table:table-cell table:formula="of:=SQRT([.B207]^2+[.C207]^2+[.D207]^2)" office:value-type="float" office:value="0.000670323857400287" calcext:value-type="float">
            <text:p>0.00067032385740028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3" calcext:value-type="float">
            <text:p>0.008322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4424" calcext:value-type="float">
            <text:p>0.04442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2" calcext:value-type="float">
            <text:p>0.46962</text:p>
          </table:table-cell>
          <table:table-cell office:value-type="float" office:value="-0.000161" calcext:value-type="float">
            <text:p>-0.000161</text:p>
          </table:table-cell>
          <table:table-cell office:value-type="float" office:value="-0.00064483" calcext:value-type="float">
            <text:p>-0.00064483</text:p>
          </table:table-cell>
          <table:table-cell office:value-type="float" office:value="0" calcext:value-type="float">
            <text:p>0</text:p>
          </table:table-cell>
          <table:table-cell table:formula="of:=SQRT([.B208]^2+[.C208]^2+[.D208]^2)" office:value-type="float" office:value="0.000664625254485563" calcext:value-type="float">
            <text:p>0.00066462525448556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7" calcext:value-type="float">
            <text:p>0.008321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464" calcext:value-type="float">
            <text:p>0.0446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8" calcext:value-type="float">
            <text:p>0.46978</text:p>
          </table:table-cell>
          <table:table-cell office:value-type="float" office:value="-0.00015493" calcext:value-type="float">
            <text:p>-0.00015493</text:p>
          </table:table-cell>
          <table:table-cell office:value-type="float" office:value="-0.00064048" calcext:value-type="float">
            <text:p>-0.00064048</text:p>
          </table:table-cell>
          <table:table-cell office:value-type="float" office:value="0" calcext:value-type="float">
            <text:p>0</text:p>
          </table:table-cell>
          <table:table-cell table:formula="of:=SQRT([.B209]^2+[.C209]^2+[.D209]^2)" office:value-type="float" office:value="0.000658952149476728" calcext:value-type="float">
            <text:p>0.00065895214947672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1" calcext:value-type="float">
            <text:p>0.00832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4857" calcext:value-type="float">
            <text:p>0.04485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4" calcext:value-type="float">
            <text:p>0.46994</text:p>
          </table:table-cell>
          <table:table-cell office:value-type="float" office:value="-0.00014887" calcext:value-type="float">
            <text:p>-0.00014887</text:p>
          </table:table-cell>
          <table:table-cell office:value-type="float" office:value="-0.00063614" calcext:value-type="float">
            <text:p>-0.00063614</text:p>
          </table:table-cell>
          <table:table-cell office:value-type="float" office:value="0" calcext:value-type="float">
            <text:p>0</text:p>
          </table:table-cell>
          <table:table-cell table:formula="of:=SQRT([.B210]^2+[.C210]^2+[.D210]^2)" office:value-type="float" office:value="0.000653327158856878" calcext:value-type="float">
            <text:p>0.00065332715885687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5" calcext:value-type="float">
            <text:p>0.008320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5074" calcext:value-type="float">
            <text:p>0.04507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08" calcext:value-type="float">
            <text:p>0.47008</text:p>
          </table:table-cell>
          <table:table-cell office:value-type="float" office:value="-0.00014318" calcext:value-type="float">
            <text:p>-0.00014318</text:p>
          </table:table-cell>
          <table:table-cell office:value-type="float" office:value="-0.00063027" calcext:value-type="float">
            <text:p>-0.00063027</text:p>
          </table:table-cell>
          <table:table-cell office:value-type="float" office:value="0" calcext:value-type="float">
            <text:p>0</text:p>
          </table:table-cell>
          <table:table-cell table:formula="of:=SQRT([.B211]^2+[.C211]^2+[.D211]^2)" office:value-type="float" office:value="0.000646328697568041" calcext:value-type="float">
            <text:p>0.0006463286975680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529" calcext:value-type="float">
            <text:p>0.0452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" calcext:value-type="float">
            <text:p>0.4702</text:p>
          </table:table-cell>
          <table:table-cell office:value-type="float" office:value="-0.00013769" calcext:value-type="float">
            <text:p>-0.00013769</text:p>
          </table:table-cell>
          <table:table-cell office:value-type="float" office:value="-0.00062364" calcext:value-type="float">
            <text:p>-0.00062364</text:p>
          </table:table-cell>
          <table:table-cell office:value-type="float" office:value="0" calcext:value-type="float">
            <text:p>0</text:p>
          </table:table-cell>
          <table:table-cell table:formula="of:=SQRT([.B212]^2+[.C212]^2+[.D212]^2)" office:value-type="float" office:value="0.000638659052781686" calcext:value-type="float">
            <text:p>0.00063865905278168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6" calcext:value-type="float">
            <text:p>0.008319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5507" calcext:value-type="float">
            <text:p>0.04550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33" calcext:value-type="float">
            <text:p>0.47033</text:p>
          </table:table-cell>
          <table:table-cell office:value-type="float" office:value="-0.0001322" calcext:value-type="float">
            <text:p>-0.0001322</text:p>
          </table:table-cell>
          <table:table-cell office:value-type="float" office:value="-0.000617" calcext:value-type="float">
            <text:p>-0.000617</text:p>
          </table:table-cell>
          <table:table-cell office:value-type="float" office:value="0" calcext:value-type="float">
            <text:p>0</text:p>
          </table:table-cell>
          <table:table-cell table:formula="of:=SQRT([.B213]^2+[.C213]^2+[.D213]^2)" office:value-type="float" office:value="0.000631003835170595" calcext:value-type="float">
            <text:p>0.00063100383517059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1" calcext:value-type="float">
            <text:p>0.008319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5724" calcext:value-type="float">
            <text:p>0.04572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45" calcext:value-type="float">
            <text:p>0.47045</text:p>
          </table:table-cell>
          <table:table-cell office:value-type="float" office:value="-0.00012671" calcext:value-type="float">
            <text:p>-0.00012671</text:p>
          </table:table-cell>
          <table:table-cell office:value-type="float" office:value="-0.00061037" calcext:value-type="float">
            <text:p>-0.00061037</text:p>
          </table:table-cell>
          <table:table-cell office:value-type="float" office:value="0" calcext:value-type="float">
            <text:p>0</text:p>
          </table:table-cell>
          <table:table-cell table:formula="of:=SQRT([.B214]^2+[.C214]^2+[.D214]^2)" office:value-type="float" office:value="0.000623383478286039" calcext:value-type="float">
            <text:p>0.00062338347828603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7" calcext:value-type="float">
            <text:p>0.008318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594" calcext:value-type="float">
            <text:p>0.0459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57" calcext:value-type="float">
            <text:p>0.47057</text:p>
          </table:table-cell>
          <table:table-cell office:value-type="float" office:value="-0.00012122" calcext:value-type="float">
            <text:p>-0.00012122</text:p>
          </table:table-cell>
          <table:table-cell office:value-type="float" office:value="-0.00060373" calcext:value-type="float">
            <text:p>-0.00060373</text:p>
          </table:table-cell>
          <table:table-cell office:value-type="float" office:value="0" calcext:value-type="float">
            <text:p>0</text:p>
          </table:table-cell>
          <table:table-cell table:formula="of:=SQRT([.B215]^2+[.C215]^2+[.D215]^2)" office:value-type="float" office:value="0.000615779344651962" calcext:value-type="float">
            <text:p>0.00061577934465196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2" calcext:value-type="float">
            <text:p>0.008318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6157" calcext:value-type="float">
            <text:p>0.04615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69" calcext:value-type="float">
            <text:p>0.47069</text:p>
          </table:table-cell>
          <table:table-cell office:value-type="float" office:value="-0.00011573" calcext:value-type="float">
            <text:p>-0.00011573</text:p>
          </table:table-cell>
          <table:table-cell office:value-type="float" office:value="-0.0005971" calcext:value-type="float">
            <text:p>-0.0005971</text:p>
          </table:table-cell>
          <table:table-cell office:value-type="float" office:value="0" calcext:value-type="float">
            <text:p>0</text:p>
          </table:table-cell>
          <table:table-cell table:formula="of:=SQRT([.B216]^2+[.C216]^2+[.D216]^2)" office:value-type="float" office:value="0.000608212004896319" calcext:value-type="float">
            <text:p>0.00060821200489631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8" calcext:value-type="float">
            <text:p>0.008317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6374" calcext:value-type="float">
            <text:p>0.04637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82" calcext:value-type="float">
            <text:p>0.47082</text:p>
          </table:table-cell>
          <table:table-cell office:value-type="float" office:value="-0.00011024" calcext:value-type="float">
            <text:p>-0.00011024</text:p>
          </table:table-cell>
          <table:table-cell office:value-type="float" office:value="-0.00059047" calcext:value-type="float">
            <text:p>-0.00059047</text:p>
          </table:table-cell>
          <table:table-cell office:value-type="float" office:value="0" calcext:value-type="float">
            <text:p>0</text:p>
          </table:table-cell>
          <table:table-cell table:formula="of:=SQRT([.B217]^2+[.C217]^2+[.D217]^2)" office:value-type="float" office:value="0.000600672688325347" calcext:value-type="float">
            <text:p>0.00060067268832534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4" calcext:value-type="float">
            <text:p>0.008317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659" calcext:value-type="float">
            <text:p>0.0465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94" calcext:value-type="float">
            <text:p>0.47094</text:p>
          </table:table-cell>
          <table:table-cell office:value-type="float" office:value="-0.00010475" calcext:value-type="float">
            <text:p>-0.00010475</text:p>
          </table:table-cell>
          <table:table-cell office:value-type="float" office:value="-0.00058383" calcext:value-type="float">
            <text:p>-0.00058383</text:p>
          </table:table-cell>
          <table:table-cell office:value-type="float" office:value="0" calcext:value-type="float">
            <text:p>0</text:p>
          </table:table-cell>
          <table:table-cell table:formula="of:=SQRT([.B218]^2+[.C218]^2+[.D218]^2)" office:value-type="float" office:value="0.000593152620663519" calcext:value-type="float">
            <text:p>0.00059315262066351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9" calcext:value-type="float">
            <text:p>0.008316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6807" calcext:value-type="float">
            <text:p>0.04680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05" calcext:value-type="float">
            <text:p>0.47105</text:p>
          </table:table-cell>
          <table:table-cell office:value-type="float" office:value="-0.000099481" calcext:value-type="float">
            <text:p>-0.000099481</text:p>
          </table:table-cell>
          <table:table-cell office:value-type="float" office:value="-0.00057678" calcext:value-type="float">
            <text:p>-0.00057678</text:p>
          </table:table-cell>
          <table:table-cell office:value-type="float" office:value="0" calcext:value-type="float">
            <text:p>0</text:p>
          </table:table-cell>
          <table:table-cell table:formula="of:=SQRT([.B219]^2+[.C219]^2+[.D219]^2)" office:value-type="float" office:value="0.000585296196605616" calcext:value-type="float">
            <text:p>0.00058529619660561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5" calcext:value-type="float">
            <text:p>0.008316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7024" calcext:value-type="float">
            <text:p>0.04702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14" calcext:value-type="float">
            <text:p>0.47114</text:p>
          </table:table-cell>
          <table:table-cell office:value-type="float" office:value="-0.000094644" calcext:value-type="float">
            <text:p>-0.000094644</text:p>
          </table:table-cell>
          <table:table-cell office:value-type="float" office:value="-0.00056891" calcext:value-type="float">
            <text:p>-0.00056891</text:p>
          </table:table-cell>
          <table:table-cell office:value-type="float" office:value="0" calcext:value-type="float">
            <text:p>0</text:p>
          </table:table-cell>
          <table:table-cell table:formula="of:=SQRT([.B220]^2+[.C220]^2+[.D220]^2)" office:value-type="float" office:value="0.00057672877059845" calcext:value-type="float">
            <text:p>0.0005767287705984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2" calcext:value-type="float">
            <text:p>0.008316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7241" calcext:value-type="float">
            <text:p>0.04724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22" calcext:value-type="float">
            <text:p>0.47122</text:p>
          </table:table-cell>
          <table:table-cell office:value-type="float" office:value="-0.000089808" calcext:value-type="float">
            <text:p>-0.000089808</text:p>
          </table:table-cell>
          <table:table-cell office:value-type="float" office:value="-0.00056103" calcext:value-type="float">
            <text:p>-0.00056103</text:p>
          </table:table-cell>
          <table:table-cell office:value-type="float" office:value="0" calcext:value-type="float">
            <text:p>0</text:p>
          </table:table-cell>
          <table:table-cell table:formula="of:=SQRT([.B221]^2+[.C221]^2+[.D221]^2)" office:value-type="float" office:value="0.000568172630248941" calcext:value-type="float">
            <text:p>0.0005681726302489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9" calcext:value-type="float">
            <text:p>0.008315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7457" calcext:value-type="float">
            <text:p>0.04745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1" calcext:value-type="float">
            <text:p>0.47131</text:p>
          </table:table-cell>
          <table:table-cell office:value-type="float" office:value="-0.000084971" calcext:value-type="float">
            <text:p>-0.000084971</text:p>
          </table:table-cell>
          <table:table-cell office:value-type="float" office:value="-0.00055315" calcext:value-type="float">
            <text:p>-0.00055315</text:p>
          </table:table-cell>
          <table:table-cell office:value-type="float" office:value="0" calcext:value-type="float">
            <text:p>0</text:p>
          </table:table-cell>
          <table:table-cell table:formula="of:=SQRT([.B222]^2+[.C222]^2+[.D222]^2)" office:value-type="float" office:value="0.00055963827008256" calcext:value-type="float">
            <text:p>0.0005596382700825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6" calcext:value-type="float">
            <text:p>0.008315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7674" calcext:value-type="float">
            <text:p>0.04767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4" calcext:value-type="float">
            <text:p>0.4714</text:p>
          </table:table-cell>
          <table:table-cell office:value-type="float" office:value="-0.000080135" calcext:value-type="float">
            <text:p>-0.000080135</text:p>
          </table:table-cell>
          <table:table-cell office:value-type="float" office:value="-0.00054527" calcext:value-type="float">
            <text:p>-0.00054527</text:p>
          </table:table-cell>
          <table:table-cell office:value-type="float" office:value="0" calcext:value-type="float">
            <text:p>0</text:p>
          </table:table-cell>
          <table:table-cell table:formula="of:=SQRT([.B223]^2+[.C223]^2+[.D223]^2)" office:value-type="float" office:value="0.000551127019048241" calcext:value-type="float">
            <text:p>0.0005511270190482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3" calcext:value-type="float">
            <text:p>0.008315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7891" calcext:value-type="float">
            <text:p>0.04789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48" calcext:value-type="float">
            <text:p>0.47148</text:p>
          </table:table-cell>
          <table:table-cell office:value-type="float" office:value="-0.000075298" calcext:value-type="float">
            <text:p>-0.000075298</text:p>
          </table:table-cell>
          <table:table-cell office:value-type="float" office:value="-0.00053739" calcext:value-type="float">
            <text:p>-0.00053739</text:p>
          </table:table-cell>
          <table:table-cell office:value-type="float" office:value="0" calcext:value-type="float">
            <text:p>0</text:p>
          </table:table-cell>
          <table:table-cell table:formula="of:=SQRT([.B224]^2+[.C224]^2+[.D224]^2)" office:value-type="float" office:value="0.000542639660275583" calcext:value-type="float">
            <text:p>0.00054263966027558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9" calcext:value-type="float">
            <text:p>0.008314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8107" calcext:value-type="float">
            <text:p>0.04810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57" calcext:value-type="float">
            <text:p>0.47157</text:p>
          </table:table-cell>
          <table:table-cell office:value-type="float" office:value="-0.000070462" calcext:value-type="float">
            <text:p>-0.000070462</text:p>
          </table:table-cell>
          <table:table-cell office:value-type="float" office:value="-0.00052952" calcext:value-type="float">
            <text:p>-0.00052952</text:p>
          </table:table-cell>
          <table:table-cell office:value-type="float" office:value="0" calcext:value-type="float">
            <text:p>0</text:p>
          </table:table-cell>
          <table:table-cell table:formula="of:=SQRT([.B225]^2+[.C225]^2+[.D225]^2)" office:value-type="float" office:value="0.000534187536211769" calcext:value-type="float">
            <text:p>0.00053418753621176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6" calcext:value-type="float">
            <text:p>0.008314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8324" calcext:value-type="float">
            <text:p>0.04832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66" calcext:value-type="float">
            <text:p>0.47166</text:p>
          </table:table-cell>
          <table:table-cell office:value-type="float" office:value="-0.000065626" calcext:value-type="float">
            <text:p>-0.000065626</text:p>
          </table:table-cell>
          <table:table-cell office:value-type="float" office:value="-0.00052164" calcext:value-type="float">
            <text:p>-0.00052164</text:p>
          </table:table-cell>
          <table:table-cell office:value-type="float" office:value="0" calcext:value-type="float">
            <text:p>0</text:p>
          </table:table-cell>
          <table:table-cell table:formula="of:=SQRT([.B226]^2+[.C226]^2+[.D226]^2)" office:value-type="float" office:value="0.000525751901067414" calcext:value-type="float">
            <text:p>0.00052575190106741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3" calcext:value-type="float">
            <text:p>0.008314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8541" calcext:value-type="float">
            <text:p>0.04854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74" calcext:value-type="float">
            <text:p>0.47174</text:p>
          </table:table-cell>
          <table:table-cell office:value-type="float" office:value="-0.000060789" calcext:value-type="float">
            <text:p>-0.000060789</text:p>
          </table:table-cell>
          <table:table-cell office:value-type="float" office:value="-0.00051376" calcext:value-type="float">
            <text:p>-0.00051376</text:p>
          </table:table-cell>
          <table:table-cell office:value-type="float" office:value="0" calcext:value-type="float">
            <text:p>0</text:p>
          </table:table-cell>
          <table:table-cell table:formula="of:=SQRT([.B227]^2+[.C227]^2+[.D227]^2)" office:value-type="float" office:value="0.000517343831625545" calcext:value-type="float">
            <text:p>0.00051734383162554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8758" calcext:value-type="float">
            <text:p>0.04875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8" calcext:value-type="float">
            <text:p>0.4718</text:p>
          </table:table-cell>
          <table:table-cell office:value-type="float" office:value="-0.000056643" calcext:value-type="float">
            <text:p>-0.000056643</text:p>
          </table:table-cell>
          <table:table-cell office:value-type="float" office:value="-0.00050543" calcext:value-type="float">
            <text:p>-0.00050543</text:p>
          </table:table-cell>
          <table:table-cell office:value-type="float" office:value="0" calcext:value-type="float">
            <text:p>0</text:p>
          </table:table-cell>
          <table:table-cell table:formula="of:=SQRT([.B228]^2+[.C228]^2+[.D228]^2)" office:value-type="float" office:value="0.000508594056541167" calcext:value-type="float">
            <text:p>0.00050859405654116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8" calcext:value-type="float">
            <text:p>0.008313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8974" calcext:value-type="float">
            <text:p>0.04897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85" calcext:value-type="float">
            <text:p>0.47185</text:p>
          </table:table-cell>
          <table:table-cell office:value-type="float" office:value="-0.000052496" calcext:value-type="float">
            <text:p>-0.000052496</text:p>
          </table:table-cell>
          <table:table-cell office:value-type="float" office:value="-0.0004971" calcext:value-type="float">
            <text:p>-0.0004971</text:p>
          </table:table-cell>
          <table:table-cell office:value-type="float" office:value="0" calcext:value-type="float">
            <text:p>0</text:p>
          </table:table-cell>
          <table:table-cell table:formula="of:=SQRT([.B229]^2+[.C229]^2+[.D229]^2)" office:value-type="float" office:value="0.000499864221580221" calcext:value-type="float">
            <text:p>0.00049986422158022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6" calcext:value-type="float">
            <text:p>0.008313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9191" calcext:value-type="float">
            <text:p>0.04919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1" calcext:value-type="float">
            <text:p>0.47191</text:p>
          </table:table-cell>
          <table:table-cell office:value-type="float" office:value="-0.00004835" calcext:value-type="float">
            <text:p>-0.00004835</text:p>
          </table:table-cell>
          <table:table-cell office:value-type="float" office:value="-0.00048877" calcext:value-type="float">
            <text:p>-0.00048877</text:p>
          </table:table-cell>
          <table:table-cell office:value-type="float" office:value="0" calcext:value-type="float">
            <text:p>0</text:p>
          </table:table-cell>
          <table:table-cell table:formula="of:=SQRT([.B230]^2+[.C230]^2+[.D230]^2)" office:value-type="float" office:value="0.000491155612204523" calcext:value-type="float">
            <text:p>0.00049115561220452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4" calcext:value-type="float">
            <text:p>0.008313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9408" calcext:value-type="float">
            <text:p>0.04940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6" calcext:value-type="float">
            <text:p>0.47196</text:p>
          </table:table-cell>
          <table:table-cell office:value-type="float" office:value="-0.000044203" calcext:value-type="float">
            <text:p>-0.000044203</text:p>
          </table:table-cell>
          <table:table-cell office:value-type="float" office:value="-0.00048044" calcext:value-type="float">
            <text:p>-0.00048044</text:p>
          </table:table-cell>
          <table:table-cell office:value-type="float" office:value="0" calcext:value-type="float">
            <text:p>0</text:p>
          </table:table-cell>
          <table:table-cell table:formula="of:=SQRT([.B231]^2+[.C231]^2+[.D231]^2)" office:value-type="float" office:value="0.000482469168765218" calcext:value-type="float">
            <text:p>0.00048246916876521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2" calcext:value-type="float">
            <text:p>0.00831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9624" calcext:value-type="float">
            <text:p>0.04962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2" calcext:value-type="float">
            <text:p>0.47202</text:p>
          </table:table-cell>
          <table:table-cell office:value-type="float" office:value="-0.000040057" calcext:value-type="float">
            <text:p>-0.000040057</text:p>
          </table:table-cell>
          <table:table-cell office:value-type="float" office:value="-0.00047211" calcext:value-type="float">
            <text:p>-0.00047211</text:p>
          </table:table-cell>
          <table:table-cell office:value-type="float" office:value="0" calcext:value-type="float">
            <text:p>0</text:p>
          </table:table-cell>
          <table:table-cell table:formula="of:=SQRT([.B232]^2+[.C232]^2+[.D232]^2)" office:value-type="float" office:value="0.000473806305729462" calcext:value-type="float">
            <text:p>0.00047380630572946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" calcext:value-type="float">
            <text:p>0.0083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49841" calcext:value-type="float">
            <text:p>0.04984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7" calcext:value-type="float">
            <text:p>0.47207</text:p>
          </table:table-cell>
          <table:table-cell office:value-type="float" office:value="-0.000035911" calcext:value-type="float">
            <text:p>-0.000035911</text:p>
          </table:table-cell>
          <table:table-cell office:value-type="float" office:value="-0.00046378" calcext:value-type="float">
            <text:p>-0.00046378</text:p>
          </table:table-cell>
          <table:table-cell office:value-type="float" office:value="0" calcext:value-type="float">
            <text:p>0</text:p>
          </table:table-cell>
          <table:table-cell table:formula="of:=SQRT([.B233]^2+[.C233]^2+[.D233]^2)" office:value-type="float" office:value="0.000465168236577907" calcext:value-type="float">
            <text:p>0.00046516823657790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8" calcext:value-type="float">
            <text:p>0.008312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0058" calcext:value-type="float">
            <text:p>0.05005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3" calcext:value-type="float">
            <text:p>0.47213</text:p>
          </table:table-cell>
          <table:table-cell office:value-type="float" office:value="-0.000031764" calcext:value-type="float">
            <text:p>-0.000031764</text:p>
          </table:table-cell>
          <table:table-cell office:value-type="float" office:value="-0.00045545" calcext:value-type="float">
            <text:p>-0.00045545</text:p>
          </table:table-cell>
          <table:table-cell office:value-type="float" office:value="0" calcext:value-type="float">
            <text:p>0</text:p>
          </table:table-cell>
          <table:table-cell table:formula="of:=SQRT([.B234]^2+[.C234]^2+[.D234]^2)" office:value-type="float" office:value="0.000456556299043174" calcext:value-type="float">
            <text:p>0.00045655629904317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6" calcext:value-type="float">
            <text:p>0.008312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0274" calcext:value-type="float">
            <text:p>0.05027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8" calcext:value-type="float">
            <text:p>0.47218</text:p>
          </table:table-cell>
          <table:table-cell office:value-type="float" office:value="-0.000027618" calcext:value-type="float">
            <text:p>-0.000027618</text:p>
          </table:table-cell>
          <table:table-cell office:value-type="float" office:value="-0.00044712" calcext:value-type="float">
            <text:p>-0.00044712</text:p>
          </table:table-cell>
          <table:table-cell office:value-type="float" office:value="0" calcext:value-type="float">
            <text:p>0</text:p>
          </table:table-cell>
          <table:table-cell table:formula="of:=SQRT([.B235]^2+[.C235]^2+[.D235]^2)" office:value-type="float" office:value="0.000447972151281751" calcext:value-type="float">
            <text:p>0.00044797215128175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4" calcext:value-type="float">
            <text:p>0.008312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0491" calcext:value-type="float">
            <text:p>0.05049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2" calcext:value-type="float">
            <text:p>0.47222</text:p>
          </table:table-cell>
          <table:table-cell office:value-type="float" office:value="-0.000023934" calcext:value-type="float">
            <text:p>-0.000023934</text:p>
          </table:table-cell>
          <table:table-cell office:value-type="float" office:value="-0.00043887" calcext:value-type="float">
            <text:p>-0.00043887</text:p>
          </table:table-cell>
          <table:table-cell office:value-type="float" office:value="0" calcext:value-type="float">
            <text:p>0</text:p>
          </table:table-cell>
          <table:table-cell table:formula="of:=SQRT([.B236]^2+[.C236]^2+[.D236]^2)" office:value-type="float" office:value="0.00043952214194054" calcext:value-type="float">
            <text:p>0.0004395221419405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2" calcext:value-type="float">
            <text:p>0.008312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0708" calcext:value-type="float">
            <text:p>0.05070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5" calcext:value-type="float">
            <text:p>0.47225</text:p>
          </table:table-cell>
          <table:table-cell office:value-type="float" office:value="-0.000020481" calcext:value-type="float">
            <text:p>-0.000020481</text:p>
          </table:table-cell>
          <table:table-cell office:value-type="float" office:value="-0.00043066" calcext:value-type="float">
            <text:p>-0.00043066</text:p>
          </table:table-cell>
          <table:table-cell office:value-type="float" office:value="0" calcext:value-type="float">
            <text:p>0</text:p>
          </table:table-cell>
          <table:table-cell table:formula="of:=SQRT([.B237]^2+[.C237]^2+[.D237]^2)" office:value-type="float" office:value="0.000431146734837456" calcext:value-type="float">
            <text:p>0.00043114673483745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1" calcext:value-type="float">
            <text:p>0.008312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0925" calcext:value-type="float">
            <text:p>0.05092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8" calcext:value-type="float">
            <text:p>0.47228</text:p>
          </table:table-cell>
          <table:table-cell office:value-type="float" office:value="-0.000017029" calcext:value-type="float">
            <text:p>-0.000017029</text:p>
          </table:table-cell>
          <table:table-cell office:value-type="float" office:value="-0.00042245" calcext:value-type="float">
            <text:p>-0.00042245</text:p>
          </table:table-cell>
          <table:table-cell office:value-type="float" office:value="0" calcext:value-type="float">
            <text:p>0</text:p>
          </table:table-cell>
          <table:table-cell table:formula="of:=SQRT([.B238]^2+[.C238]^2+[.D238]^2)" office:value-type="float" office:value="0.000422793080999441" calcext:value-type="float">
            <text:p>0.0004227930809994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" calcext:value-type="float">
            <text:p>0.0083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1141" calcext:value-type="float">
            <text:p>0.05114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31" calcext:value-type="float">
            <text:p>0.47231</text:p>
          </table:table-cell>
          <table:table-cell office:value-type="float" office:value="-0.000013577" calcext:value-type="float">
            <text:p>-0.000013577</text:p>
          </table:table-cell>
          <table:table-cell office:value-type="float" office:value="-0.00041424" calcext:value-type="float">
            <text:p>-0.00041424</text:p>
          </table:table-cell>
          <table:table-cell office:value-type="float" office:value="0" calcext:value-type="float">
            <text:p>0</text:p>
          </table:table-cell>
          <table:table-cell table:formula="of:=SQRT([.B239]^2+[.C239]^2+[.D239]^2)" office:value-type="float" office:value="0.000414462438019418" calcext:value-type="float">
            <text:p>0.00041446243801941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9" calcext:value-type="float">
            <text:p>0.008311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1358" calcext:value-type="float">
            <text:p>0.05135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34" calcext:value-type="float">
            <text:p>0.47234</text:p>
          </table:table-cell>
          <table:table-cell office:value-type="float" office:value="-0.000010124" calcext:value-type="float">
            <text:p>-0.000010124</text:p>
          </table:table-cell>
          <table:table-cell office:value-type="float" office:value="-0.00040603" calcext:value-type="float">
            <text:p>-0.00040603</text:p>
          </table:table-cell>
          <table:table-cell office:value-type="float" office:value="0" calcext:value-type="float">
            <text:p>0</text:p>
          </table:table-cell>
          <table:table-cell table:formula="of:=SQRT([.B240]^2+[.C240]^2+[.D240]^2)" office:value-type="float" office:value="0.000406156196894741" calcext:value-type="float">
            <text:p>0.0004061561968947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8" calcext:value-type="float">
            <text:p>0.008311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1575" calcext:value-type="float">
            <text:p>0.05157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37" calcext:value-type="float">
            <text:p>0.47237</text:p>
          </table:table-cell>
          <table:table-cell office:value-type="float" office:value="-0.0000066716" calcext:value-type="float">
            <text:p>-0.0000066716</text:p>
          </table:table-cell>
          <table:table-cell office:value-type="float" office:value="-0.00039782" calcext:value-type="float">
            <text:p>-0.00039782</text:p>
          </table:table-cell>
          <table:table-cell office:value-type="float" office:value="0" calcext:value-type="float">
            <text:p>0</text:p>
          </table:table-cell>
          <table:table-cell table:formula="of:=SQRT([.B241]^2+[.C241]^2+[.D241]^2)" office:value-type="float" office:value="0.000397875938763027" calcext:value-type="float">
            <text:p>0.00039787593876302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7" calcext:value-type="float">
            <text:p>0.008311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1791" calcext:value-type="float">
            <text:p>0.05179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" calcext:value-type="float">
            <text:p>0.4724</text:p>
          </table:table-cell>
          <table:table-cell office:value-type="float" office:value="-0.0000032191" calcext:value-type="float">
            <text:p>-0.0000032191</text:p>
          </table:table-cell>
          <table:table-cell office:value-type="float" office:value="-0.00038962" calcext:value-type="float">
            <text:p>-0.00038962</text:p>
          </table:table-cell>
          <table:table-cell office:value-type="float" office:value="0" calcext:value-type="float">
            <text:p>0</text:p>
          </table:table-cell>
          <table:table-cell table:formula="of:=SQRT([.B242]^2+[.C242]^2+[.D242]^2)" office:value-type="float" office:value="0.000389633298121208" calcext:value-type="float">
            <text:p>0.00038963329812120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6" calcext:value-type="float">
            <text:p>0.008311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2008" calcext:value-type="float">
            <text:p>0.05200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3" calcext:value-type="float">
            <text:p>0.47243</text:p>
          </table:table-cell>
          <table:table-cell office:value-type="float" office:value="0.00000023335" calcext:value-type="float">
            <text:p>0.00000023335</text:p>
          </table:table-cell>
          <table:table-cell office:value-type="float" office:value="-0.00038141" calcext:value-type="float">
            <text:p>-0.00038141</text:p>
          </table:table-cell>
          <table:table-cell office:value-type="float" office:value="0" calcext:value-type="float">
            <text:p>0</text:p>
          </table:table-cell>
          <table:table-cell table:formula="of:=SQRT([.B243]^2+[.C243]^2+[.D243]^2)" office:value-type="float" office:value="0.000381410071382787" calcext:value-type="float">
            <text:p>0.00038141007138278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5" calcext:value-type="float">
            <text:p>0.008311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2225" calcext:value-type="float">
            <text:p>0.05222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5" calcext:value-type="float">
            <text:p>0.47245</text:p>
          </table:table-cell>
          <table:table-cell office:value-type="float" office:value="0.0000034618" calcext:value-type="float">
            <text:p>0.0000034618</text:p>
          </table:table-cell>
          <table:table-cell office:value-type="float" office:value="-0.00037337" calcext:value-type="float">
            <text:p>-0.00037337</text:p>
          </table:table-cell>
          <table:table-cell office:value-type="float" office:value="0" calcext:value-type="float">
            <text:p>0</text:p>
          </table:table-cell>
          <table:table-cell table:formula="of:=SQRT([.B244]^2+[.C244]^2+[.D244]^2)" office:value-type="float" office:value="0.000373386048158257" calcext:value-type="float">
            <text:p>0.00037338604815825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4" calcext:value-type="float">
            <text:p>0.00831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2441" calcext:value-type="float">
            <text:p>0.05244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6" calcext:value-type="float">
            <text:p>0.47246</text:p>
          </table:table-cell>
          <table:table-cell office:value-type="float" office:value="0.0000062421" calcext:value-type="float">
            <text:p>0.0000062421</text:p>
          </table:table-cell>
          <table:table-cell office:value-type="float" office:value="-0.00036567" calcext:value-type="float">
            <text:p>-0.00036567</text:p>
          </table:table-cell>
          <table:table-cell office:value-type="float" office:value="0" calcext:value-type="float">
            <text:p>0</text:p>
          </table:table-cell>
          <table:table-cell table:formula="of:=SQRT([.B245]^2+[.C245]^2+[.D245]^2)" office:value-type="float" office:value="0.000365723273408201" calcext:value-type="float">
            <text:p>0.00036572327340820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3" calcext:value-type="float">
            <text:p>0.00831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2658" calcext:value-type="float">
            <text:p>0.05265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6" calcext:value-type="float">
            <text:p>0.47246</text:p>
          </table:table-cell>
          <table:table-cell office:value-type="float" office:value="0.0000090225" calcext:value-type="float">
            <text:p>0.0000090225</text:p>
          </table:table-cell>
          <table:table-cell office:value-type="float" office:value="-0.00035798" calcext:value-type="float">
            <text:p>-0.00035798</text:p>
          </table:table-cell>
          <table:table-cell office:value-type="float" office:value="0" calcext:value-type="float">
            <text:p>0</text:p>
          </table:table-cell>
          <table:table-cell table:formula="of:=SQRT([.B246]^2+[.C246]^2+[.D246]^2)" office:value-type="float" office:value="0.000358093683142065" calcext:value-type="float">
            <text:p>0.00035809368314206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3" calcext:value-type="float">
            <text:p>0.00831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2875" calcext:value-type="float">
            <text:p>0.05287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7" calcext:value-type="float">
            <text:p>0.47247</text:p>
          </table:table-cell>
          <table:table-cell office:value-type="float" office:value="0.000011803" calcext:value-type="float">
            <text:p>0.000011803</text:p>
          </table:table-cell>
          <table:table-cell office:value-type="float" office:value="-0.00035028" calcext:value-type="float">
            <text:p>-0.00035028</text:p>
          </table:table-cell>
          <table:table-cell office:value-type="float" office:value="0" calcext:value-type="float">
            <text:p>0</text:p>
          </table:table-cell>
          <table:table-cell table:formula="of:=SQRT([.B247]^2+[.C247]^2+[.D247]^2)" office:value-type="float" office:value="0.000350478799942308" calcext:value-type="float">
            <text:p>0.00035047879994230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3" calcext:value-type="float">
            <text:p>0.00831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3091" calcext:value-type="float">
            <text:p>0.05309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8" calcext:value-type="float">
            <text:p>0.47248</text:p>
          </table:table-cell>
          <table:table-cell office:value-type="float" office:value="0.000014583" calcext:value-type="float">
            <text:p>0.000014583</text:p>
          </table:table-cell>
          <table:table-cell office:value-type="float" office:value="-0.00034259" calcext:value-type="float">
            <text:p>-0.00034259</text:p>
          </table:table-cell>
          <table:table-cell office:value-type="float" office:value="0" calcext:value-type="float">
            <text:p>0</text:p>
          </table:table-cell>
          <table:table-cell table:formula="of:=SQRT([.B248]^2+[.C248]^2+[.D248]^2)" office:value-type="float" office:value="0.000342900236204351" calcext:value-type="float">
            <text:p>0.00034290023620435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2" calcext:value-type="float">
            <text:p>0.00831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3308" calcext:value-type="float">
            <text:p>0.05330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9" calcext:value-type="float">
            <text:p>0.47249</text:p>
          </table:table-cell>
          <table:table-cell office:value-type="float" office:value="0.000017364" calcext:value-type="float">
            <text:p>0.000017364</text:p>
          </table:table-cell>
          <table:table-cell office:value-type="float" office:value="-0.00033489" calcext:value-type="float">
            <text:p>-0.00033489</text:p>
          </table:table-cell>
          <table:table-cell office:value-type="float" office:value="0" calcext:value-type="float">
            <text:p>0</text:p>
          </table:table-cell>
          <table:table-cell table:formula="of:=SQRT([.B249]^2+[.C249]^2+[.D249]^2)" office:value-type="float" office:value="0.000335339858346723" calcext:value-type="float">
            <text:p>0.00033533985834672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2" calcext:value-type="float">
            <text:p>0.00831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3525" calcext:value-type="float">
            <text:p>0.05352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5" calcext:value-type="float">
            <text:p>0.4725</text:p>
          </table:table-cell>
          <table:table-cell office:value-type="float" office:value="0.000020144" calcext:value-type="float">
            <text:p>0.000020144</text:p>
          </table:table-cell>
          <table:table-cell office:value-type="float" office:value="-0.00032719" calcext:value-type="float">
            <text:p>-0.00032719</text:p>
          </table:table-cell>
          <table:table-cell office:value-type="float" office:value="0" calcext:value-type="float">
            <text:p>0</text:p>
          </table:table-cell>
          <table:table-cell table:formula="of:=SQRT([.B250]^2+[.C250]^2+[.D250]^2)" office:value-type="float" office:value="0.000327809513034628" calcext:value-type="float">
            <text:p>0.00032780951303462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1" calcext:value-type="float">
            <text:p>0.00831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3742" calcext:value-type="float">
            <text:p>0.05374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51" calcext:value-type="float">
            <text:p>0.47251</text:p>
          </table:table-cell>
          <table:table-cell office:value-type="float" office:value="0.000022924" calcext:value-type="float">
            <text:p>0.000022924</text:p>
          </table:table-cell>
          <table:table-cell office:value-type="float" office:value="-0.0003195" calcext:value-type="float">
            <text:p>-0.0003195</text:p>
          </table:table-cell>
          <table:table-cell office:value-type="float" office:value="0" calcext:value-type="float">
            <text:p>0</text:p>
          </table:table-cell>
          <table:table-cell table:formula="of:=SQRT([.B251]^2+[.C251]^2+[.D251]^2)" office:value-type="float" office:value="0.000320321338308893" calcext:value-type="float">
            <text:p>0.00032032133830889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1" calcext:value-type="float">
            <text:p>0.00831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3958" calcext:value-type="float">
            <text:p>0.05395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52" calcext:value-type="float">
            <text:p>0.47252</text:p>
          </table:table-cell>
          <table:table-cell office:value-type="float" office:value="0.000025705" calcext:value-type="float">
            <text:p>0.000025705</text:p>
          </table:table-cell>
          <table:table-cell office:value-type="float" office:value="-0.0003118" calcext:value-type="float">
            <text:p>-0.0003118</text:p>
          </table:table-cell>
          <table:table-cell office:value-type="float" office:value="0" calcext:value-type="float">
            <text:p>0</text:p>
          </table:table-cell>
          <table:table-cell table:formula="of:=SQRT([.B252]^2+[.C252]^2+[.D252]^2)" office:value-type="float" office:value="0.000312857774435925" calcext:value-type="float">
            <text:p>0.00031285777443592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1" calcext:value-type="float">
            <text:p>0.00831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4175" calcext:value-type="float">
            <text:p>0.05417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51" calcext:value-type="float">
            <text:p>0.47251</text:p>
          </table:table-cell>
          <table:table-cell office:value-type="float" office:value="0.000027853" calcext:value-type="float">
            <text:p>0.000027853</text:p>
          </table:table-cell>
          <table:table-cell office:value-type="float" office:value="-0.00030486" calcext:value-type="float">
            <text:p>-0.00030486</text:p>
          </table:table-cell>
          <table:table-cell office:value-type="float" office:value="0" calcext:value-type="float">
            <text:p>0</text:p>
          </table:table-cell>
          <table:table-cell table:formula="of:=SQRT([.B253]^2+[.C253]^2+[.D253]^2)" office:value-type="float" office:value="0.000306129726111333" calcext:value-type="float">
            <text:p>0.00030612972611133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1" calcext:value-type="float">
            <text:p>0.00831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4392" calcext:value-type="float">
            <text:p>0.05439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5" calcext:value-type="float">
            <text:p>0.4725</text:p>
          </table:table-cell>
          <table:table-cell office:value-type="float" office:value="0.000030002" calcext:value-type="float">
            <text:p>0.000030002</text:p>
          </table:table-cell>
          <table:table-cell office:value-type="float" office:value="-0.00029792" calcext:value-type="float">
            <text:p>-0.00029792</text:p>
          </table:table-cell>
          <table:table-cell office:value-type="float" office:value="0" calcext:value-type="float">
            <text:p>0</text:p>
          </table:table-cell>
          <table:table-cell table:formula="of:=SQRT([.B254]^2+[.C254]^2+[.D254]^2)" office:value-type="float" office:value="0.000299426863197008" calcext:value-type="float">
            <text:p>0.00029942686319700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1" calcext:value-type="float">
            <text:p>0.00831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4608" calcext:value-type="float">
            <text:p>0.05460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9" calcext:value-type="float">
            <text:p>0.47249</text:p>
          </table:table-cell>
          <table:table-cell office:value-type="float" office:value="0.000032151" calcext:value-type="float">
            <text:p>0.000032151</text:p>
          </table:table-cell>
          <table:table-cell office:value-type="float" office:value="-0.00029098" calcext:value-type="float">
            <text:p>-0.00029098</text:p>
          </table:table-cell>
          <table:table-cell office:value-type="float" office:value="0" calcext:value-type="float">
            <text:p>0</text:p>
          </table:table-cell>
          <table:table-cell table:formula="of:=SQRT([.B255]^2+[.C255]^2+[.D255]^2)" office:value-type="float" office:value="0.000292750827839991" calcext:value-type="float">
            <text:p>0.00029275082783999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1" calcext:value-type="float">
            <text:p>0.00831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4825" calcext:value-type="float">
            <text:p>0.05482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9" calcext:value-type="float">
            <text:p>0.47249</text:p>
          </table:table-cell>
          <table:table-cell office:value-type="float" office:value="0.000034299" calcext:value-type="float">
            <text:p>0.000034299</text:p>
          </table:table-cell>
          <table:table-cell office:value-type="float" office:value="-0.00028404" calcext:value-type="float">
            <text:p>-0.00028404</text:p>
          </table:table-cell>
          <table:table-cell office:value-type="float" office:value="0" calcext:value-type="float">
            <text:p>0</text:p>
          </table:table-cell>
          <table:table-cell table:formula="of:=SQRT([.B256]^2+[.C256]^2+[.D256]^2)" office:value-type="float" office:value="0.000286103378171248" calcext:value-type="float">
            <text:p>0.00028610337817124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1" calcext:value-type="float">
            <text:p>0.00831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5042" calcext:value-type="float">
            <text:p>0.05504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8" calcext:value-type="float">
            <text:p>0.47248</text:p>
          </table:table-cell>
          <table:table-cell office:value-type="float" office:value="0.000036448" calcext:value-type="float">
            <text:p>0.000036448</text:p>
          </table:table-cell>
          <table:table-cell office:value-type="float" office:value="-0.0002771" calcext:value-type="float">
            <text:p>-0.0002771</text:p>
          </table:table-cell>
          <table:table-cell office:value-type="float" office:value="0" calcext:value-type="float">
            <text:p>0</text:p>
          </table:table-cell>
          <table:table-cell table:formula="of:=SQRT([.B257]^2+[.C257]^2+[.D257]^2)" office:value-type="float" office:value="0.000279486791644972" calcext:value-type="float">
            <text:p>0.00027948679164497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2" calcext:value-type="float">
            <text:p>0.00831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5259" calcext:value-type="float">
            <text:p>0.05525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7" calcext:value-type="float">
            <text:p>0.47247</text:p>
          </table:table-cell>
          <table:table-cell office:value-type="float" office:value="0.000038597" calcext:value-type="float">
            <text:p>0.000038597</text:p>
          </table:table-cell>
          <table:table-cell office:value-type="float" office:value="-0.00027016" calcext:value-type="float">
            <text:p>-0.00027016</text:p>
          </table:table-cell>
          <table:table-cell office:value-type="float" office:value="0" calcext:value-type="float">
            <text:p>0</text:p>
          </table:table-cell>
          <table:table-cell table:formula="of:=SQRT([.B258]^2+[.C258]^2+[.D258]^2)" office:value-type="float" office:value="0.00027290319530742" calcext:value-type="float">
            <text:p>0.0002729031953074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2" calcext:value-type="float">
            <text:p>0.00831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5475" calcext:value-type="float">
            <text:p>0.05547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6" calcext:value-type="float">
            <text:p>0.47246</text:p>
          </table:table-cell>
          <table:table-cell office:value-type="float" office:value="0.000040745" calcext:value-type="float">
            <text:p>0.000040745</text:p>
          </table:table-cell>
          <table:table-cell office:value-type="float" office:value="-0.00026322" calcext:value-type="float">
            <text:p>-0.00026322</text:p>
          </table:table-cell>
          <table:table-cell office:value-type="float" office:value="0" calcext:value-type="float">
            <text:p>0</text:p>
          </table:table-cell>
          <table:table-cell table:formula="of:=SQRT([.B259]^2+[.C259]^2+[.D259]^2)" office:value-type="float" office:value="0.000266354882487632" calcext:value-type="float">
            <text:p>0.00026635488248763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2" calcext:value-type="float">
            <text:p>0.00831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5692" calcext:value-type="float">
            <text:p>0.05569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6" calcext:value-type="float">
            <text:p>0.47246</text:p>
          </table:table-cell>
          <table:table-cell office:value-type="float" office:value="0.000042894" calcext:value-type="float">
            <text:p>0.000042894</text:p>
          </table:table-cell>
          <table:table-cell office:value-type="float" office:value="-0.00025628" calcext:value-type="float">
            <text:p>-0.00025628</text:p>
          </table:table-cell>
          <table:table-cell office:value-type="float" office:value="0" calcext:value-type="float">
            <text:p>0</text:p>
          </table:table-cell>
          <table:table-cell table:formula="of:=SQRT([.B260]^2+[.C260]^2+[.D260]^2)" office:value-type="float" office:value="0.000259844826071254" calcext:value-type="float">
            <text:p>0.00025984482607125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2" calcext:value-type="float">
            <text:p>0.00831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5909" calcext:value-type="float">
            <text:p>0.05590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4" calcext:value-type="float">
            <text:p>0.47244</text:p>
          </table:table-cell>
          <table:table-cell office:value-type="float" office:value="0.000044657" calcext:value-type="float">
            <text:p>0.000044657</text:p>
          </table:table-cell>
          <table:table-cell office:value-type="float" office:value="-0.00024993" calcext:value-type="float">
            <text:p>-0.00024993</text:p>
          </table:table-cell>
          <table:table-cell office:value-type="float" office:value="0" calcext:value-type="float">
            <text:p>0</text:p>
          </table:table-cell>
          <table:table-cell table:formula="of:=SQRT([.B261]^2+[.C261]^2+[.D261]^2)" office:value-type="float" office:value="0.000253888267844341" calcext:value-type="float">
            <text:p>0.0002538882678443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3" calcext:value-type="float">
            <text:p>0.00831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6125" calcext:value-type="float">
            <text:p>0.05612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2" calcext:value-type="float">
            <text:p>0.47242</text:p>
          </table:table-cell>
          <table:table-cell office:value-type="float" office:value="0.000046226" calcext:value-type="float">
            <text:p>0.000046226</text:p>
          </table:table-cell>
          <table:table-cell office:value-type="float" office:value="-0.00024388" calcext:value-type="float">
            <text:p>-0.00024388</text:p>
          </table:table-cell>
          <table:table-cell office:value-type="float" office:value="0" calcext:value-type="float">
            <text:p>0</text:p>
          </table:table-cell>
          <table:table-cell table:formula="of:=SQRT([.B262]^2+[.C262]^2+[.D262]^2)" office:value-type="float" office:value="0.000248222274334919" calcext:value-type="float">
            <text:p>0.00024822227433491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3" calcext:value-type="float">
            <text:p>0.00831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6342" calcext:value-type="float">
            <text:p>0.05634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" calcext:value-type="float">
            <text:p>0.4724</text:p>
          </table:table-cell>
          <table:table-cell office:value-type="float" office:value="0.000047796" calcext:value-type="float">
            <text:p>0.000047796</text:p>
          </table:table-cell>
          <table:table-cell office:value-type="float" office:value="-0.00023783" calcext:value-type="float">
            <text:p>-0.00023783</text:p>
          </table:table-cell>
          <table:table-cell office:value-type="float" office:value="0" calcext:value-type="float">
            <text:p>0</text:p>
          </table:table-cell>
          <table:table-cell table:formula="of:=SQRT([.B263]^2+[.C263]^2+[.D263]^2)" office:value-type="float" office:value="0.000242585173734917" calcext:value-type="float">
            <text:p>0.00024258517373491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4" calcext:value-type="float">
            <text:p>0.00831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6559" calcext:value-type="float">
            <text:p>0.05655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38" calcext:value-type="float">
            <text:p>0.47238</text:p>
          </table:table-cell>
          <table:table-cell office:value-type="float" office:value="0.000049365" calcext:value-type="float">
            <text:p>0.000049365</text:p>
          </table:table-cell>
          <table:table-cell office:value-type="float" office:value="-0.00023177" calcext:value-type="float">
            <text:p>-0.00023177</text:p>
          </table:table-cell>
          <table:table-cell office:value-type="float" office:value="0" calcext:value-type="float">
            <text:p>0</text:p>
          </table:table-cell>
          <table:table-cell table:formula="of:=SQRT([.B264]^2+[.C264]^2+[.D264]^2)" office:value-type="float" office:value="0.000236968850537365" calcext:value-type="float">
            <text:p>0.00023696885053736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4" calcext:value-type="float">
            <text:p>0.00831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6775" calcext:value-type="float">
            <text:p>0.05677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37" calcext:value-type="float">
            <text:p>0.47237</text:p>
          </table:table-cell>
          <table:table-cell office:value-type="float" office:value="0.000050935" calcext:value-type="float">
            <text:p>0.000050935</text:p>
          </table:table-cell>
          <table:table-cell office:value-type="float" office:value="-0.00022572" calcext:value-type="float">
            <text:p>-0.00022572</text:p>
          </table:table-cell>
          <table:table-cell office:value-type="float" office:value="0" calcext:value-type="float">
            <text:p>0</text:p>
          </table:table-cell>
          <table:table-cell table:formula="of:=SQRT([.B265]^2+[.C265]^2+[.D265]^2)" office:value-type="float" office:value="0.000231395532854461" calcext:value-type="float">
            <text:p>0.00023139553285446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5" calcext:value-type="float">
            <text:p>0.008311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6992" calcext:value-type="float">
            <text:p>0.05699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35" calcext:value-type="float">
            <text:p>0.47235</text:p>
          </table:table-cell>
          <table:table-cell office:value-type="float" office:value="0.000052504" calcext:value-type="float">
            <text:p>0.000052504</text:p>
          </table:table-cell>
          <table:table-cell office:value-type="float" office:value="-0.00021967" calcext:value-type="float">
            <text:p>-0.00021967</text:p>
          </table:table-cell>
          <table:table-cell office:value-type="float" office:value="0" calcext:value-type="float">
            <text:p>0</text:p>
          </table:table-cell>
          <table:table-cell table:formula="of:=SQRT([.B266]^2+[.C266]^2+[.D266]^2)" office:value-type="float" office:value="0.000225857430508717" calcext:value-type="float">
            <text:p>0.00022585743050871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6" calcext:value-type="float">
            <text:p>0.008311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7209" calcext:value-type="float">
            <text:p>0.05720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33" calcext:value-type="float">
            <text:p>0.47233</text:p>
          </table:table-cell>
          <table:table-cell office:value-type="float" office:value="0.000054073" calcext:value-type="float">
            <text:p>0.000054073</text:p>
          </table:table-cell>
          <table:table-cell office:value-type="float" office:value="-0.00021362" calcext:value-type="float">
            <text:p>-0.00021362</text:p>
          </table:table-cell>
          <table:table-cell office:value-type="float" office:value="0" calcext:value-type="float">
            <text:p>0</text:p>
          </table:table-cell>
          <table:table-cell table:formula="of:=SQRT([.B267]^2+[.C267]^2+[.D267]^2)" office:value-type="float" office:value="0.00022035742267734" calcext:value-type="float">
            <text:p>0.0002203574226773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6" calcext:value-type="float">
            <text:p>0.008311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7425" calcext:value-type="float">
            <text:p>0.05742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31" calcext:value-type="float">
            <text:p>0.47231</text:p>
          </table:table-cell>
          <table:table-cell office:value-type="float" office:value="0.000055643" calcext:value-type="float">
            <text:p>0.000055643</text:p>
          </table:table-cell>
          <table:table-cell office:value-type="float" office:value="-0.00020756" calcext:value-type="float">
            <text:p>-0.00020756</text:p>
          </table:table-cell>
          <table:table-cell office:value-type="float" office:value="0" calcext:value-type="float">
            <text:p>0</text:p>
          </table:table-cell>
          <table:table-cell table:formula="of:=SQRT([.B268]^2+[.C268]^2+[.D268]^2)" office:value-type="float" office:value="0.000214889034268852" calcext:value-type="float">
            <text:p>0.00021488903426885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7" calcext:value-type="float">
            <text:p>0.008311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7642" calcext:value-type="float">
            <text:p>0.05764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9" calcext:value-type="float">
            <text:p>0.47229</text:p>
          </table:table-cell>
          <table:table-cell office:value-type="float" office:value="0.000057039" calcext:value-type="float">
            <text:p>0.000057039</text:p>
          </table:table-cell>
          <table:table-cell office:value-type="float" office:value="-0.00020182" calcext:value-type="float">
            <text:p>-0.00020182</text:p>
          </table:table-cell>
          <table:table-cell office:value-type="float" office:value="0" calcext:value-type="float">
            <text:p>0</text:p>
          </table:table-cell>
          <table:table-cell table:formula="of:=SQRT([.B269]^2+[.C269]^2+[.D269]^2)" office:value-type="float" office:value="0.000209725439374912" calcext:value-type="float">
            <text:p>0.00020972543937491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7" calcext:value-type="float">
            <text:p>0.008311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7859" calcext:value-type="float">
            <text:p>0.05785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6" calcext:value-type="float">
            <text:p>0.47226</text:p>
          </table:table-cell>
          <table:table-cell office:value-type="float" office:value="0.00005809" calcext:value-type="float">
            <text:p>0.00005809</text:p>
          </table:table-cell>
          <table:table-cell office:value-type="float" office:value="-0.0001967" calcext:value-type="float">
            <text:p>-0.0001967</text:p>
          </table:table-cell>
          <table:table-cell office:value-type="float" office:value="0" calcext:value-type="float">
            <text:p>0</text:p>
          </table:table-cell>
          <table:table-cell table:formula="of:=SQRT([.B270]^2+[.C270]^2+[.D270]^2)" office:value-type="float" office:value="0.000205098362011987" calcext:value-type="float">
            <text:p>0.00020509836201198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8" calcext:value-type="float">
            <text:p>0.008311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8076" calcext:value-type="float">
            <text:p>0.05807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3" calcext:value-type="float">
            <text:p>0.47223</text:p>
          </table:table-cell>
          <table:table-cell office:value-type="float" office:value="0.00005914" calcext:value-type="float">
            <text:p>0.00005914</text:p>
          </table:table-cell>
          <table:table-cell office:value-type="float" office:value="-0.00019158" calcext:value-type="float">
            <text:p>-0.00019158</text:p>
          </table:table-cell>
          <table:table-cell office:value-type="float" office:value="0" calcext:value-type="float">
            <text:p>0</text:p>
          </table:table-cell>
          <table:table-cell table:formula="of:=SQRT([.B271]^2+[.C271]^2+[.D271]^2)" office:value-type="float" office:value="0.000200500463839862" calcext:value-type="float">
            <text:p>0.00020050046383986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9" calcext:value-type="float">
            <text:p>0.008311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8292" calcext:value-type="float">
            <text:p>0.05829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1" calcext:value-type="float">
            <text:p>0.47221</text:p>
          </table:table-cell>
          <table:table-cell office:value-type="float" office:value="0.00006019" calcext:value-type="float">
            <text:p>0.00006019</text:p>
          </table:table-cell>
          <table:table-cell office:value-type="float" office:value="-0.00018647" calcext:value-type="float">
            <text:p>-0.00018647</text:p>
          </table:table-cell>
          <table:table-cell office:value-type="float" office:value="0" calcext:value-type="float">
            <text:p>0</text:p>
          </table:table-cell>
          <table:table-cell table:formula="of:=SQRT([.B272]^2+[.C272]^2+[.D272]^2)" office:value-type="float" office:value="0.000195943606683147" calcext:value-type="float">
            <text:p>0.00019594360668314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" calcext:value-type="float">
            <text:p>0.0083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8509" calcext:value-type="float">
            <text:p>0.05850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8" calcext:value-type="float">
            <text:p>0.47218</text:p>
          </table:table-cell>
          <table:table-cell office:value-type="float" office:value="0.00006124" calcext:value-type="float">
            <text:p>0.00006124</text:p>
          </table:table-cell>
          <table:table-cell office:value-type="float" office:value="-0.00018135" calcext:value-type="float">
            <text:p>-0.00018135</text:p>
          </table:table-cell>
          <table:table-cell office:value-type="float" office:value="0" calcext:value-type="float">
            <text:p>0</text:p>
          </table:table-cell>
          <table:table-cell table:formula="of:=SQRT([.B273]^2+[.C273]^2+[.D273]^2)" office:value-type="float" office:value="0.000191410971733597" calcext:value-type="float">
            <text:p>0.00019141097173359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1" calcext:value-type="float">
            <text:p>0.008312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8726" calcext:value-type="float">
            <text:p>0.05872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5" calcext:value-type="float">
            <text:p>0.47215</text:p>
          </table:table-cell>
          <table:table-cell office:value-type="float" office:value="0.000062291" calcext:value-type="float">
            <text:p>0.000062291</text:p>
          </table:table-cell>
          <table:table-cell office:value-type="float" office:value="-0.00017623" calcext:value-type="float">
            <text:p>-0.00017623</text:p>
          </table:table-cell>
          <table:table-cell office:value-type="float" office:value="0" calcext:value-type="float">
            <text:p>0</text:p>
          </table:table-cell>
          <table:table-cell table:formula="of:=SQRT([.B274]^2+[.C274]^2+[.D274]^2)" office:value-type="float" office:value="0.000186914904651823" calcext:value-type="float">
            <text:p>0.00018691490465182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2" calcext:value-type="float">
            <text:p>0.008312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8942" calcext:value-type="float">
            <text:p>0.05894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3" calcext:value-type="float">
            <text:p>0.47213</text:p>
          </table:table-cell>
          <table:table-cell office:value-type="float" office:value="0.000063341" calcext:value-type="float">
            <text:p>0.000063341</text:p>
          </table:table-cell>
          <table:table-cell office:value-type="float" office:value="-0.00017111" calcext:value-type="float">
            <text:p>-0.00017111</text:p>
          </table:table-cell>
          <table:table-cell office:value-type="float" office:value="0" calcext:value-type="float">
            <text:p>0</text:p>
          </table:table-cell>
          <table:table-cell table:formula="of:=SQRT([.B275]^2+[.C275]^2+[.D275]^2)" office:value-type="float" office:value="0.000182457431695725" calcext:value-type="float">
            <text:p>0.00018245743169572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3" calcext:value-type="float">
            <text:p>0.008312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9159" calcext:value-type="float">
            <text:p>0.05915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" calcext:value-type="float">
            <text:p>0.4721</text:p>
          </table:table-cell>
          <table:table-cell office:value-type="float" office:value="0.000064391" calcext:value-type="float">
            <text:p>0.000064391</text:p>
          </table:table-cell>
          <table:table-cell office:value-type="float" office:value="-0.00016599" calcext:value-type="float">
            <text:p>-0.00016599</text:p>
          </table:table-cell>
          <table:table-cell office:value-type="float" office:value="0" calcext:value-type="float">
            <text:p>0</text:p>
          </table:table-cell>
          <table:table-cell table:formula="of:=SQRT([.B276]^2+[.C276]^2+[.D276]^2)" office:value-type="float" office:value="0.000178041795601482" calcext:value-type="float">
            <text:p>0.00017804179560148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4" calcext:value-type="float">
            <text:p>0.008312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9376" calcext:value-type="float">
            <text:p>0.05937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7" calcext:value-type="float">
            <text:p>0.47207</text:p>
          </table:table-cell>
          <table:table-cell office:value-type="float" office:value="0.000065442" calcext:value-type="float">
            <text:p>0.000065442</text:p>
          </table:table-cell>
          <table:table-cell office:value-type="float" office:value="-0.00016087" calcext:value-type="float">
            <text:p>-0.00016087</text:p>
          </table:table-cell>
          <table:table-cell office:value-type="float" office:value="0" calcext:value-type="float">
            <text:p>0</text:p>
          </table:table-cell>
          <table:table-cell table:formula="of:=SQRT([.B277]^2+[.C277]^2+[.D277]^2)" office:value-type="float" office:value="0.000173671564350644" calcext:value-type="float">
            <text:p>0.00017367156435064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5" calcext:value-type="float">
            <text:p>0.00831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9593" calcext:value-type="float">
            <text:p>0.05959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4" calcext:value-type="float">
            <text:p>0.47204</text:p>
          </table:table-cell>
          <table:table-cell office:value-type="float" office:value="0.000066037" calcext:value-type="float">
            <text:p>0.000066037</text:p>
          </table:table-cell>
          <table:table-cell office:value-type="float" office:value="-0.00015667" calcext:value-type="float">
            <text:p>-0.00015667</text:p>
          </table:table-cell>
          <table:table-cell office:value-type="float" office:value="0" calcext:value-type="float">
            <text:p>0</text:p>
          </table:table-cell>
          <table:table-cell table:formula="of:=SQRT([.B278]^2+[.C278]^2+[.D278]^2)" office:value-type="float" office:value="0.000170018746816344" calcext:value-type="float">
            <text:p>0.00017001874681634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6" calcext:value-type="float">
            <text:p>0.008312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59809" calcext:value-type="float">
            <text:p>0.05980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1" calcext:value-type="float">
            <text:p>0.47201</text:p>
          </table:table-cell>
          <table:table-cell office:value-type="float" office:value="0.000066632" calcext:value-type="float">
            <text:p>0.000066632</text:p>
          </table:table-cell>
          <table:table-cell office:value-type="float" office:value="-0.00015246" calcext:value-type="float">
            <text:p>-0.00015246</text:p>
          </table:table-cell>
          <table:table-cell office:value-type="float" office:value="0" calcext:value-type="float">
            <text:p>0</text:p>
          </table:table-cell>
          <table:table-cell table:formula="of:=SQRT([.B279]^2+[.C279]^2+[.D279]^2)" office:value-type="float" office:value="0.000166384719923435" calcext:value-type="float">
            <text:p>0.00016638471992343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7" calcext:value-type="float">
            <text:p>0.008312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0026" calcext:value-type="float">
            <text:p>0.06002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8" calcext:value-type="float">
            <text:p>0.47198</text:p>
          </table:table-cell>
          <table:table-cell office:value-type="float" office:value="0.000067227" calcext:value-type="float">
            <text:p>0.000067227</text:p>
          </table:table-cell>
          <table:table-cell office:value-type="float" office:value="-0.00014826" calcext:value-type="float">
            <text:p>-0.00014826</text:p>
          </table:table-cell>
          <table:table-cell office:value-type="float" office:value="0" calcext:value-type="float">
            <text:p>0</text:p>
          </table:table-cell>
          <table:table-cell table:formula="of:=SQRT([.B280]^2+[.C280]^2+[.D280]^2)" office:value-type="float" office:value="0.000162789732873422" calcext:value-type="float">
            <text:p>0.00016278973287342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8" calcext:value-type="float">
            <text:p>0.008312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0243" calcext:value-type="float">
            <text:p>0.06024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5" calcext:value-type="float">
            <text:p>0.47195</text:p>
          </table:table-cell>
          <table:table-cell office:value-type="float" office:value="0.000067822" calcext:value-type="float">
            <text:p>0.000067822</text:p>
          </table:table-cell>
          <table:table-cell office:value-type="float" office:value="-0.00014406" calcext:value-type="float">
            <text:p>-0.00014406</text:p>
          </table:table-cell>
          <table:table-cell office:value-type="float" office:value="0" calcext:value-type="float">
            <text:p>0</text:p>
          </table:table-cell>
          <table:table-cell table:formula="of:=SQRT([.B281]^2+[.C281]^2+[.D281]^2)" office:value-type="float" office:value="0.000159226591007909" calcext:value-type="float">
            <text:p>0.00015922659100790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9" calcext:value-type="float">
            <text:p>0.008312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0459" calcext:value-type="float">
            <text:p>0.06045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1" calcext:value-type="float">
            <text:p>0.47191</text:p>
          </table:table-cell>
          <table:table-cell office:value-type="float" office:value="0.000068417" calcext:value-type="float">
            <text:p>0.000068417</text:p>
          </table:table-cell>
          <table:table-cell office:value-type="float" office:value="-0.00013986" calcext:value-type="float">
            <text:p>-0.00013986</text:p>
          </table:table-cell>
          <table:table-cell office:value-type="float" office:value="0" calcext:value-type="float">
            <text:p>0</text:p>
          </table:table-cell>
          <table:table-cell table:formula="of:=SQRT([.B282]^2+[.C282]^2+[.D282]^2)" office:value-type="float" office:value="0.000155697480676471" calcext:value-type="float">
            <text:p>0.00015569748067647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" calcext:value-type="float">
            <text:p>0.0083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0676" calcext:value-type="float">
            <text:p>0.06067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88" calcext:value-type="float">
            <text:p>0.47188</text:p>
          </table:table-cell>
          <table:table-cell office:value-type="float" office:value="0.000069012" calcext:value-type="float">
            <text:p>0.000069012</text:p>
          </table:table-cell>
          <table:table-cell office:value-type="float" office:value="-0.00013565" calcext:value-type="float">
            <text:p>-0.00013565</text:p>
          </table:table-cell>
          <table:table-cell office:value-type="float" office:value="0" calcext:value-type="float">
            <text:p>0</text:p>
          </table:table-cell>
          <table:table-cell table:formula="of:=SQRT([.B283]^2+[.C283]^2+[.D283]^2)" office:value-type="float" office:value="0.000152195856198518" calcext:value-type="float">
            <text:p>0.00015219585619851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1" calcext:value-type="float">
            <text:p>0.008313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0893" calcext:value-type="float">
            <text:p>0.06089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85" calcext:value-type="float">
            <text:p>0.47185</text:p>
          </table:table-cell>
          <table:table-cell office:value-type="float" office:value="0.000069607" calcext:value-type="float">
            <text:p>0.000069607</text:p>
          </table:table-cell>
          <table:table-cell office:value-type="float" office:value="-0.00013145" calcext:value-type="float">
            <text:p>-0.00013145</text:p>
          </table:table-cell>
          <table:table-cell office:value-type="float" office:value="0" calcext:value-type="float">
            <text:p>0</text:p>
          </table:table-cell>
          <table:table-cell table:formula="of:=SQRT([.B284]^2+[.C284]^2+[.D284]^2)" office:value-type="float" office:value="0.000148742182816442" calcext:value-type="float">
            <text:p>0.00014874218281644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2" calcext:value-type="float">
            <text:p>0.00831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1109" calcext:value-type="float">
            <text:p>0.06110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82" calcext:value-type="float">
            <text:p>0.47182</text:p>
          </table:table-cell>
          <table:table-cell office:value-type="float" office:value="0.000070203" calcext:value-type="float">
            <text:p>0.000070203</text:p>
          </table:table-cell>
          <table:table-cell office:value-type="float" office:value="-0.00012725" calcext:value-type="float">
            <text:p>-0.00012725</text:p>
          </table:table-cell>
          <table:table-cell office:value-type="float" office:value="0" calcext:value-type="float">
            <text:p>0</text:p>
          </table:table-cell>
          <table:table-cell table:formula="of:=SQRT([.B285]^2+[.C285]^2+[.D285]^2)" office:value-type="float" office:value="0.00014533073903686" calcext:value-type="float">
            <text:p>0.0001453307390368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3" calcext:value-type="float">
            <text:p>0.008313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1326" calcext:value-type="float">
            <text:p>0.06132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79" calcext:value-type="float">
            <text:p>0.47179</text:p>
          </table:table-cell>
          <table:table-cell office:value-type="float" office:value="0.000070537" calcext:value-type="float">
            <text:p>0.000070537</text:p>
          </table:table-cell>
          <table:table-cell office:value-type="float" office:value="-0.00012361" calcext:value-type="float">
            <text:p>-0.00012361</text:p>
          </table:table-cell>
          <table:table-cell office:value-type="float" office:value="0" calcext:value-type="float">
            <text:p>0</text:p>
          </table:table-cell>
          <table:table-cell table:formula="of:=SQRT([.B286]^2+[.C286]^2+[.D286]^2)" office:value-type="float" office:value="0.000142319712158928" calcext:value-type="float">
            <text:p>0.00014231971215892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4" calcext:value-type="float">
            <text:p>0.008313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1543" calcext:value-type="float">
            <text:p>0.06154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75" calcext:value-type="float">
            <text:p>0.47175</text:p>
          </table:table-cell>
          <table:table-cell office:value-type="float" office:value="0.000070741" calcext:value-type="float">
            <text:p>0.000070741</text:p>
          </table:table-cell>
          <table:table-cell office:value-type="float" office:value="-0.00012027" calcext:value-type="float">
            <text:p>-0.00012027</text:p>
          </table:table-cell>
          <table:table-cell office:value-type="float" office:value="0" calcext:value-type="float">
            <text:p>0</text:p>
          </table:table-cell>
          <table:table-cell table:formula="of:=SQRT([.B287]^2+[.C287]^2+[.D287]^2)" office:value-type="float" office:value="0.000139531938927975" calcext:value-type="float">
            <text:p>0.00013953193892797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5" calcext:value-type="float">
            <text:p>0.008313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176" calcext:value-type="float">
            <text:p>0.0617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72" calcext:value-type="float">
            <text:p>0.47172</text:p>
          </table:table-cell>
          <table:table-cell office:value-type="float" office:value="0.000070945" calcext:value-type="float">
            <text:p>0.000070945</text:p>
          </table:table-cell>
          <table:table-cell office:value-type="float" office:value="-0.00011692" calcext:value-type="float">
            <text:p>-0.00011692</text:p>
          </table:table-cell>
          <table:table-cell office:value-type="float" office:value="0" calcext:value-type="float">
            <text:p>0</text:p>
          </table:table-cell>
          <table:table-cell table:formula="of:=SQRT([.B288]^2+[.C288]^2+[.D288]^2)" office:value-type="float" office:value="0.000136760664757817" calcext:value-type="float">
            <text:p>0.00013676066475781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6" calcext:value-type="float">
            <text:p>0.008313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1976" calcext:value-type="float">
            <text:p>0.06197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68" calcext:value-type="float">
            <text:p>0.47168</text:p>
          </table:table-cell>
          <table:table-cell office:value-type="float" office:value="0.00007115" calcext:value-type="float">
            <text:p>0.00007115</text:p>
          </table:table-cell>
          <table:table-cell office:value-type="float" office:value="-0.00011358" calcext:value-type="float">
            <text:p>-0.00011358</text:p>
          </table:table-cell>
          <table:table-cell office:value-type="float" office:value="0" calcext:value-type="float">
            <text:p>0</text:p>
          </table:table-cell>
          <table:table-cell table:formula="of:=SQRT([.B289]^2+[.C289]^2+[.D289]^2)" office:value-type="float" office:value="0.000134025142790448" calcext:value-type="float">
            <text:p>0.00013402514279044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8" calcext:value-type="float">
            <text:p>0.008313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2193" calcext:value-type="float">
            <text:p>0.06219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65" calcext:value-type="float">
            <text:p>0.47165</text:p>
          </table:table-cell>
          <table:table-cell office:value-type="float" office:value="0.000071354" calcext:value-type="float">
            <text:p>0.000071354</text:p>
          </table:table-cell>
          <table:table-cell office:value-type="float" office:value="-0.00011023" calcext:value-type="float">
            <text:p>-0.00011023</text:p>
          </table:table-cell>
          <table:table-cell office:value-type="float" office:value="0" calcext:value-type="float">
            <text:p>0</text:p>
          </table:table-cell>
          <table:table-cell table:formula="of:=SQRT([.B290]^2+[.C290]^2+[.D290]^2)" office:value-type="float" office:value="0.000131308972336242" calcext:value-type="float">
            <text:p>0.00013130897233624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9" calcext:value-type="float">
            <text:p>0.008313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241" calcext:value-type="float">
            <text:p>0.0624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62" calcext:value-type="float">
            <text:p>0.47162</text:p>
          </table:table-cell>
          <table:table-cell office:value-type="float" office:value="0.000071558" calcext:value-type="float">
            <text:p>0.000071558</text:p>
          </table:table-cell>
          <table:table-cell office:value-type="float" office:value="-0.00010688" calcext:value-type="float">
            <text:p>-0.00010688</text:p>
          </table:table-cell>
          <table:table-cell office:value-type="float" office:value="0" calcext:value-type="float">
            <text:p>0</text:p>
          </table:table-cell>
          <table:table-cell table:formula="of:=SQRT([.B291]^2+[.C291]^2+[.D291]^2)" office:value-type="float" office:value="0.000128623021905101" calcext:value-type="float">
            <text:p>0.00012862302190510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2626" calcext:value-type="float">
            <text:p>0.06262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58" calcext:value-type="float">
            <text:p>0.47158</text:p>
          </table:table-cell>
          <table:table-cell office:value-type="float" office:value="0.000071762" calcext:value-type="float">
            <text:p>0.000071762</text:p>
          </table:table-cell>
          <table:table-cell office:value-type="float" office:value="-0.00010354" calcext:value-type="float">
            <text:p>-0.00010354</text:p>
          </table:table-cell>
          <table:table-cell office:value-type="float" office:value="0" calcext:value-type="float">
            <text:p>0</text:p>
          </table:table-cell>
          <table:table-cell table:formula="of:=SQRT([.B292]^2+[.C292]^2+[.D292]^2)" office:value-type="float" office:value="0.000125977443393649" calcext:value-type="float">
            <text:p>0.00012597744339364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1" calcext:value-type="float">
            <text:p>0.008314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2843" calcext:value-type="float">
            <text:p>0.06284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55" calcext:value-type="float">
            <text:p>0.47155</text:p>
          </table:table-cell>
          <table:table-cell office:value-type="float" office:value="0.000071966" calcext:value-type="float">
            <text:p>0.000071966</text:p>
          </table:table-cell>
          <table:table-cell office:value-type="float" office:value="-0.00010019" calcext:value-type="float">
            <text:p>-0.00010019</text:p>
          </table:table-cell>
          <table:table-cell office:value-type="float" office:value="0" calcext:value-type="float">
            <text:p>0</text:p>
          </table:table-cell>
          <table:table-cell table:formula="of:=SQRT([.B293]^2+[.C293]^2+[.D293]^2)" office:value-type="float" office:value="0.00012335777744431" calcext:value-type="float">
            <text:p>0.0001233577774443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2" calcext:value-type="float">
            <text:p>0.008314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306" calcext:value-type="float">
            <text:p>0.0630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51" calcext:value-type="float">
            <text:p>0.47151</text:p>
          </table:table-cell>
          <table:table-cell office:value-type="float" office:value="0.000072061" calcext:value-type="float">
            <text:p>0.000072061</text:p>
          </table:table-cell>
          <table:table-cell office:value-type="float" office:value="-0.000097102" calcext:value-type="float">
            <text:p>-0.000097102</text:p>
          </table:table-cell>
          <table:table-cell office:value-type="float" office:value="0" calcext:value-type="float">
            <text:p>0</text:p>
          </table:table-cell>
          <table:table-cell table:formula="of:=SQRT([.B294]^2+[.C294]^2+[.D294]^2)" office:value-type="float" office:value="0.000120919750764712" calcext:value-type="float">
            <text:p>0.00012091975076471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3" calcext:value-type="float">
            <text:p>0.008314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3276" calcext:value-type="float">
            <text:p>0.06327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48" calcext:value-type="float">
            <text:p>0.47148</text:p>
          </table:table-cell>
          <table:table-cell office:value-type="float" office:value="0.000071936" calcext:value-type="float">
            <text:p>0.000071936</text:p>
          </table:table-cell>
          <table:table-cell office:value-type="float" office:value="-0.000094527" calcext:value-type="float">
            <text:p>-0.000094527</text:p>
          </table:table-cell>
          <table:table-cell office:value-type="float" office:value="0" calcext:value-type="float">
            <text:p>0</text:p>
          </table:table-cell>
          <table:table-cell table:formula="of:=SQRT([.B295]^2+[.C295]^2+[.D295]^2)" office:value-type="float" office:value="0.000118786117981017" calcext:value-type="float">
            <text:p>0.00011878611798101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4" calcext:value-type="float">
            <text:p>0.008314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3493" calcext:value-type="float">
            <text:p>0.06349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45" calcext:value-type="float">
            <text:p>0.47145</text:p>
          </table:table-cell>
          <table:table-cell office:value-type="float" office:value="0.000071811" calcext:value-type="float">
            <text:p>0.000071811</text:p>
          </table:table-cell>
          <table:table-cell office:value-type="float" office:value="-0.000091952" calcext:value-type="float">
            <text:p>-0.000091952</text:p>
          </table:table-cell>
          <table:table-cell office:value-type="float" office:value="0" calcext:value-type="float">
            <text:p>0</text:p>
          </table:table-cell>
          <table:table-cell table:formula="of:=SQRT([.B296]^2+[.C296]^2+[.D296]^2)" office:value-type="float" office:value="0.00011667043337967" calcext:value-type="float">
            <text:p>0.0001166704333796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6" calcext:value-type="float">
            <text:p>0.008314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371" calcext:value-type="float">
            <text:p>0.0637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41" calcext:value-type="float">
            <text:p>0.47141</text:p>
          </table:table-cell>
          <table:table-cell office:value-type="float" office:value="0.000071686" calcext:value-type="float">
            <text:p>0.000071686</text:p>
          </table:table-cell>
          <table:table-cell office:value-type="float" office:value="-0.000089377" calcext:value-type="float">
            <text:p>-0.000089377</text:p>
          </table:table-cell>
          <table:table-cell office:value-type="float" office:value="0" calcext:value-type="float">
            <text:p>0</text:p>
          </table:table-cell>
          <table:table-cell table:formula="of:=SQRT([.B297]^2+[.C297]^2+[.D297]^2)" office:value-type="float" office:value="0.000114573691242798" calcext:value-type="float">
            <text:p>0.00011457369124279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7" calcext:value-type="float">
            <text:p>0.008314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3927" calcext:value-type="float">
            <text:p>0.06392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8" calcext:value-type="float">
            <text:p>0.47138</text:p>
          </table:table-cell>
          <table:table-cell office:value-type="float" office:value="0.000071561" calcext:value-type="float">
            <text:p>0.000071561</text:p>
          </table:table-cell>
          <table:table-cell office:value-type="float" office:value="-0.000086802" calcext:value-type="float">
            <text:p>-0.000086802</text:p>
          </table:table-cell>
          <table:table-cell office:value-type="float" office:value="0" calcext:value-type="float">
            <text:p>0</text:p>
          </table:table-cell>
          <table:table-cell table:formula="of:=SQRT([.B298]^2+[.C298]^2+[.D298]^2)" office:value-type="float" office:value="0.000112496950736453" calcext:value-type="float">
            <text:p>0.00011249695073645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8" calcext:value-type="float">
            <text:p>0.008314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4143" calcext:value-type="float">
            <text:p>0.06414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4" calcext:value-type="float">
            <text:p>0.47134</text:p>
          </table:table-cell>
          <table:table-cell office:value-type="float" office:value="0.000071436" calcext:value-type="float">
            <text:p>0.000071436</text:p>
          </table:table-cell>
          <table:table-cell office:value-type="float" office:value="-0.000084227" calcext:value-type="float">
            <text:p>-0.000084227</text:p>
          </table:table-cell>
          <table:table-cell office:value-type="float" office:value="0" calcext:value-type="float">
            <text:p>0</text:p>
          </table:table-cell>
          <table:table-cell table:formula="of:=SQRT([.B299]^2+[.C299]^2+[.D299]^2)" office:value-type="float" office:value="0.000110441340199221" calcext:value-type="float">
            <text:p>0.00011044134019922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9" calcext:value-type="float">
            <text:p>0.008314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436" calcext:value-type="float">
            <text:p>0.0643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1" calcext:value-type="float">
            <text:p>0.47131</text:p>
          </table:table-cell>
          <table:table-cell office:value-type="float" office:value="0.000071311" calcext:value-type="float">
            <text:p>0.000071311</text:p>
          </table:table-cell>
          <table:table-cell office:value-type="float" office:value="-0.000081652" calcext:value-type="float">
            <text:p>-0.000081652</text:p>
          </table:table-cell>
          <table:table-cell office:value-type="float" office:value="0" calcext:value-type="float">
            <text:p>0</text:p>
          </table:table-cell>
          <table:table-cell table:formula="of:=SQRT([.B300]^2+[.C300]^2+[.D300]^2)" office:value-type="float" office:value="0.000108408061623663" calcext:value-type="float">
            <text:p>0.00010840806162366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" calcext:value-type="float">
            <text:p>0.00831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4577" calcext:value-type="float">
            <text:p>0.06457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28" calcext:value-type="float">
            <text:p>0.47128</text:p>
          </table:table-cell>
          <table:table-cell office:value-type="float" office:value="0.000071186" calcext:value-type="float">
            <text:p>0.000071186</text:p>
          </table:table-cell>
          <table:table-cell office:value-type="float" office:value="-0.000079077" calcext:value-type="float">
            <text:p>-0.000079077</text:p>
          </table:table-cell>
          <table:table-cell office:value-type="float" office:value="0" calcext:value-type="float">
            <text:p>0</text:p>
          </table:table-cell>
          <table:table-cell table:formula="of:=SQRT([.B301]^2+[.C301]^2+[.D301]^2)" office:value-type="float" office:value="0.000106398395312147" calcext:value-type="float">
            <text:p>0.00010639839531214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1" calcext:value-type="float">
            <text:p>0.008315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4793" calcext:value-type="float">
            <text:p>0.06479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24" calcext:value-type="float">
            <text:p>0.47124</text:p>
          </table:table-cell>
          <table:table-cell office:value-type="float" office:value="0.000071061" calcext:value-type="float">
            <text:p>0.000071061</text:p>
          </table:table-cell>
          <table:table-cell office:value-type="float" office:value="-0.000076502" calcext:value-type="float">
            <text:p>-0.000076502</text:p>
          </table:table-cell>
          <table:table-cell office:value-type="float" office:value="0" calcext:value-type="float">
            <text:p>0</text:p>
          </table:table-cell>
          <table:table-cell table:formula="of:=SQRT([.B302]^2+[.C302]^2+[.D302]^2)" office:value-type="float" office:value="0.000104413704679989" calcext:value-type="float">
            <text:p>0.00010441370467998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2" calcext:value-type="float">
            <text:p>0.008315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501" calcext:value-type="float">
            <text:p>0.0650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21" calcext:value-type="float">
            <text:p>0.47121</text:p>
          </table:table-cell>
          <table:table-cell office:value-type="float" office:value="0.000070664" calcext:value-type="float">
            <text:p>0.000070664</text:p>
          </table:table-cell>
          <table:table-cell office:value-type="float" office:value="-0.0000746" calcext:value-type="float">
            <text:p>-0.0000746</text:p>
          </table:table-cell>
          <table:table-cell office:value-type="float" office:value="0" calcext:value-type="float">
            <text:p>0</text:p>
          </table:table-cell>
          <table:table-cell table:formula="of:=SQRT([.B303]^2+[.C303]^2+[.D303]^2)" office:value-type="float" office:value="0.000102754858259841" calcext:value-type="float">
            <text:p>0.0001027548582598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4" calcext:value-type="float">
            <text:p>0.008315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5227" calcext:value-type="float">
            <text:p>0.06522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18" calcext:value-type="float">
            <text:p>0.47118</text:p>
          </table:table-cell>
          <table:table-cell office:value-type="float" office:value="0.000070267" calcext:value-type="float">
            <text:p>0.000070267</text:p>
          </table:table-cell>
          <table:table-cell office:value-type="float" office:value="-0.000072697" calcext:value-type="float">
            <text:p>-0.000072697</text:p>
          </table:table-cell>
          <table:table-cell office:value-type="float" office:value="0" calcext:value-type="float">
            <text:p>0</text:p>
          </table:table-cell>
          <table:table-cell table:formula="of:=SQRT([.B304]^2+[.C304]^2+[.D304]^2)" office:value-type="float" office:value="0.000101105415769879" calcext:value-type="float">
            <text:p>0.00010110541576987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5" calcext:value-type="float">
            <text:p>0.008315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5443" calcext:value-type="float">
            <text:p>0.06544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14" calcext:value-type="float">
            <text:p>0.47114</text:p>
          </table:table-cell>
          <table:table-cell office:value-type="float" office:value="0.00006987" calcext:value-type="float">
            <text:p>0.00006987</text:p>
          </table:table-cell>
          <table:table-cell office:value-type="float" office:value="-0.000070794" calcext:value-type="float">
            <text:p>-0.000070794</text:p>
          </table:table-cell>
          <table:table-cell office:value-type="float" office:value="0" calcext:value-type="float">
            <text:p>0</text:p>
          </table:table-cell>
          <table:table-cell table:formula="of:=SQRT([.B305]^2+[.C305]^2+[.D305]^2)" office:value-type="float" office:value="0.0000994666141778235" calcext:value-type="float">
            <text:p>9.94666141778235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6" calcext:value-type="float">
            <text:p>0.008315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566" calcext:value-type="float">
            <text:p>0.0656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11" calcext:value-type="float">
            <text:p>0.47111</text:p>
          </table:table-cell>
          <table:table-cell office:value-type="float" office:value="0.000069474" calcext:value-type="float">
            <text:p>0.000069474</text:p>
          </table:table-cell>
          <table:table-cell office:value-type="float" office:value="-0.000068892" calcext:value-type="float">
            <text:p>-0.000068892</text:p>
          </table:table-cell>
          <table:table-cell office:value-type="float" office:value="0" calcext:value-type="float">
            <text:p>0</text:p>
          </table:table-cell>
          <table:table-cell table:formula="of:=SQRT([.B306]^2+[.C306]^2+[.D306]^2)" office:value-type="float" office:value="0.0000978404023908324" calcext:value-type="float">
            <text:p>9.78404023908324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7" calcext:value-type="float">
            <text:p>0.008315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5877" calcext:value-type="float">
            <text:p>0.06587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08" calcext:value-type="float">
            <text:p>0.47108</text:p>
          </table:table-cell>
          <table:table-cell office:value-type="float" office:value="0.000069077" calcext:value-type="float">
            <text:p>0.000069077</text:p>
          </table:table-cell>
          <table:table-cell office:value-type="float" office:value="-0.000066989" calcext:value-type="float">
            <text:p>-0.000066989</text:p>
          </table:table-cell>
          <table:table-cell office:value-type="float" office:value="0" calcext:value-type="float">
            <text:p>0</text:p>
          </table:table-cell>
          <table:table-cell table:formula="of:=SQRT([.B307]^2+[.C307]^2+[.D307]^2)" office:value-type="float" office:value="0.0000962245189647628" calcext:value-type="float">
            <text:p>9.62245189647628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8" calcext:value-type="float">
            <text:p>0.008315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6094" calcext:value-type="float">
            <text:p>0.06609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04" calcext:value-type="float">
            <text:p>0.47104</text:p>
          </table:table-cell>
          <table:table-cell office:value-type="float" office:value="0.00006868" calcext:value-type="float">
            <text:p>0.00006868</text:p>
          </table:table-cell>
          <table:table-cell office:value-type="float" office:value="-0.000065086" calcext:value-type="float">
            <text:p>-0.000065086</text:p>
          </table:table-cell>
          <table:table-cell office:value-type="float" office:value="0" calcext:value-type="float">
            <text:p>0</text:p>
          </table:table-cell>
          <table:table-cell table:formula="of:=SQRT([.B308]^2+[.C308]^2+[.D308]^2)" office:value-type="float" office:value="0.000094620979682098" calcext:value-type="float">
            <text:p>9.4620979682098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9" calcext:value-type="float">
            <text:p>0.008315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631" calcext:value-type="float">
            <text:p>0.0663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01" calcext:value-type="float">
            <text:p>0.47101</text:p>
          </table:table-cell>
          <table:table-cell office:value-type="float" office:value="0.000068283" calcext:value-type="float">
            <text:p>0.000068283</text:p>
          </table:table-cell>
          <table:table-cell office:value-type="float" office:value="-0.000063183" calcext:value-type="float">
            <text:p>-0.000063183</text:p>
          </table:table-cell>
          <table:table-cell office:value-type="float" office:value="0" calcext:value-type="float">
            <text:p>0</text:p>
          </table:table-cell>
          <table:table-cell table:formula="of:=SQRT([.B309]^2+[.C309]^2+[.D309]^2)" office:value-type="float" office:value="0.0000930304228626313" calcext:value-type="float">
            <text:p>9.30304228626313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" calcext:value-type="float">
            <text:p>0.00831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6527" calcext:value-type="float">
            <text:p>0.06652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98" calcext:value-type="float">
            <text:p>0.47098</text:p>
          </table:table-cell>
          <table:table-cell office:value-type="float" office:value="0.000067886" calcext:value-type="float">
            <text:p>0.000067886</text:p>
          </table:table-cell>
          <table:table-cell office:value-type="float" office:value="-0.000061281" calcext:value-type="float">
            <text:p>-0.000061281</text:p>
          </table:table-cell>
          <table:table-cell office:value-type="float" office:value="0" calcext:value-type="float">
            <text:p>0</text:p>
          </table:table-cell>
          <table:table-cell table:formula="of:=SQRT([.B310]^2+[.C310]^2+[.D310]^2)" office:value-type="float" office:value="0.00009145419595076" calcext:value-type="float">
            <text:p>9.14541959507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1" calcext:value-type="float">
            <text:p>0.008316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6744" calcext:value-type="float">
            <text:p>0.06674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95" calcext:value-type="float">
            <text:p>0.47095</text:p>
          </table:table-cell>
          <table:table-cell office:value-type="float" office:value="0.000067343" calcext:value-type="float">
            <text:p>0.000067343</text:p>
          </table:table-cell>
          <table:table-cell office:value-type="float" office:value="-0.000059757" calcext:value-type="float">
            <text:p>-0.000059757</text:p>
          </table:table-cell>
          <table:table-cell office:value-type="float" office:value="0" calcext:value-type="float">
            <text:p>0</text:p>
          </table:table-cell>
          <table:table-cell table:formula="of:=SQRT([.B311]^2+[.C311]^2+[.D311]^2)" office:value-type="float" office:value="0.0000900332088620638" calcext:value-type="float">
            <text:p>9.00332088620638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2" calcext:value-type="float">
            <text:p>0.008316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696" calcext:value-type="float">
            <text:p>0.0669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92" calcext:value-type="float">
            <text:p>0.47092</text:p>
          </table:table-cell>
          <table:table-cell office:value-type="float" office:value="0.000066726" calcext:value-type="float">
            <text:p>0.000066726</text:p>
          </table:table-cell>
          <table:table-cell office:value-type="float" office:value="-0.000058423" calcext:value-type="float">
            <text:p>-0.000058423</text:p>
          </table:table-cell>
          <table:table-cell office:value-type="float" office:value="0" calcext:value-type="float">
            <text:p>0</text:p>
          </table:table-cell>
          <table:table-cell table:formula="of:=SQRT([.B312]^2+[.C312]^2+[.D312]^2)" office:value-type="float" office:value="0.0000886882517868066" calcext:value-type="float">
            <text:p>8.8688251786806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3" calcext:value-type="float">
            <text:p>0.008316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7177" calcext:value-type="float">
            <text:p>0.06717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89" calcext:value-type="float">
            <text:p>0.47089</text:p>
          </table:table-cell>
          <table:table-cell office:value-type="float" office:value="0.000066109" calcext:value-type="float">
            <text:p>0.000066109</text:p>
          </table:table-cell>
          <table:table-cell office:value-type="float" office:value="-0.000057089" calcext:value-type="float">
            <text:p>-0.000057089</text:p>
          </table:table-cell>
          <table:table-cell office:value-type="float" office:value="0" calcext:value-type="float">
            <text:p>0</text:p>
          </table:table-cell>
          <table:table-cell table:formula="of:=SQRT([.B313]^2+[.C313]^2+[.D313]^2)" office:value-type="float" office:value="0.0000873473170853003" calcext:value-type="float">
            <text:p>8.73473170853003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4" calcext:value-type="float">
            <text:p>0.008316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7394" calcext:value-type="float">
            <text:p>0.06739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86" calcext:value-type="float">
            <text:p>0.47086</text:p>
          </table:table-cell>
          <table:table-cell office:value-type="float" office:value="0.000065492" calcext:value-type="float">
            <text:p>0.000065492</text:p>
          </table:table-cell>
          <table:table-cell office:value-type="float" office:value="-0.000055755" calcext:value-type="float">
            <text:p>-0.000055755</text:p>
          </table:table-cell>
          <table:table-cell office:value-type="float" office:value="0" calcext:value-type="float">
            <text:p>0</text:p>
          </table:table-cell>
          <table:table-cell table:formula="of:=SQRT([.B314]^2+[.C314]^2+[.D314]^2)" office:value-type="float" office:value="0.0000860105928883181" calcext:value-type="float">
            <text:p>8.6010592888318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6" calcext:value-type="float">
            <text:p>0.008316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761" calcext:value-type="float">
            <text:p>0.0676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82" calcext:value-type="float">
            <text:p>0.47082</text:p>
          </table:table-cell>
          <table:table-cell office:value-type="float" office:value="0.000064876" calcext:value-type="float">
            <text:p>0.000064876</text:p>
          </table:table-cell>
          <table:table-cell office:value-type="float" office:value="-0.000054421" calcext:value-type="float">
            <text:p>-0.000054421</text:p>
          </table:table-cell>
          <table:table-cell office:value-type="float" office:value="0" calcext:value-type="float">
            <text:p>0</text:p>
          </table:table-cell>
          <table:table-cell table:formula="of:=SQRT([.B315]^2+[.C315]^2+[.D315]^2)" office:value-type="float" office:value="0.0000846790447336293" calcext:value-type="float">
            <text:p>8.46790447336293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7" calcext:value-type="float">
            <text:p>0.008316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7827" calcext:value-type="float">
            <text:p>0.06782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79" calcext:value-type="float">
            <text:p>0.47079</text:p>
          </table:table-cell>
          <table:table-cell office:value-type="float" office:value="0.000064259" calcext:value-type="float">
            <text:p>0.000064259</text:p>
          </table:table-cell>
          <table:table-cell office:value-type="float" office:value="-0.000053087" calcext:value-type="float">
            <text:p>-0.000053087</text:p>
          </table:table-cell>
          <table:table-cell office:value-type="float" office:value="0" calcext:value-type="float">
            <text:p>0</text:p>
          </table:table-cell>
          <table:table-cell table:formula="of:=SQRT([.B316]^2+[.C316]^2+[.D316]^2)" office:value-type="float" office:value="0.000083351356617634" calcext:value-type="float">
            <text:p>8.3351356617634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8" calcext:value-type="float">
            <text:p>0.008316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8044" calcext:value-type="float">
            <text:p>0.06804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76" calcext:value-type="float">
            <text:p>0.47076</text:p>
          </table:table-cell>
          <table:table-cell office:value-type="float" office:value="0.000063642" calcext:value-type="float">
            <text:p>0.000063642</text:p>
          </table:table-cell>
          <table:table-cell office:value-type="float" office:value="-0.000051752" calcext:value-type="float">
            <text:p>-0.000051752</text:p>
          </table:table-cell>
          <table:table-cell office:value-type="float" office:value="0" calcext:value-type="float">
            <text:p>0</text:p>
          </table:table-cell>
          <table:table-cell table:formula="of:=SQRT([.B317]^2+[.C317]^2+[.D317]^2)" office:value-type="float" office:value="0.0000820278834787294" calcext:value-type="float">
            <text:p>8.20278834787294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9" calcext:value-type="float">
            <text:p>0.008316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826" calcext:value-type="float">
            <text:p>0.0682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73" calcext:value-type="float">
            <text:p>0.47073</text:p>
          </table:table-cell>
          <table:table-cell office:value-type="float" office:value="0.000063025" calcext:value-type="float">
            <text:p>0.000063025</text:p>
          </table:table-cell>
          <table:table-cell office:value-type="float" office:value="-0.000050418" calcext:value-type="float">
            <text:p>-0.000050418</text:p>
          </table:table-cell>
          <table:table-cell office:value-type="float" office:value="0" calcext:value-type="float">
            <text:p>0</text:p>
          </table:table-cell>
          <table:table-cell table:formula="of:=SQRT([.B318]^2+[.C318]^2+[.D318]^2)" office:value-type="float" office:value="0.0000807101316378557" calcext:value-type="float">
            <text:p>8.07101316378557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" calcext:value-type="float">
            <text:p>0.00831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8477" calcext:value-type="float">
            <text:p>0.06847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7" calcext:value-type="float">
            <text:p>0.4707</text:p>
          </table:table-cell>
          <table:table-cell office:value-type="float" office:value="0.00006235" calcext:value-type="float">
            <text:p>0.00006235</text:p>
          </table:table-cell>
          <table:table-cell office:value-type="float" office:value="-0.00004924" calcext:value-type="float">
            <text:p>-0.00004924</text:p>
          </table:table-cell>
          <table:table-cell office:value-type="float" office:value="0" calcext:value-type="float">
            <text:p>0</text:p>
          </table:table-cell>
          <table:table-cell table:formula="of:=SQRT([.B319]^2+[.C319]^2+[.D319]^2)" office:value-type="float" office:value="0.0000794487262327094" calcext:value-type="float">
            <text:p>7.94487262327094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1" calcext:value-type="float">
            <text:p>0.008317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8694" calcext:value-type="float">
            <text:p>0.06869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68" calcext:value-type="float">
            <text:p>0.47068</text:p>
          </table:table-cell>
          <table:table-cell office:value-type="float" office:value="0.000061559" calcext:value-type="float">
            <text:p>0.000061559</text:p>
          </table:table-cell>
          <table:table-cell office:value-type="float" office:value="-0.000048374" calcext:value-type="float">
            <text:p>-0.000048374</text:p>
          </table:table-cell>
          <table:table-cell office:value-type="float" office:value="0" calcext:value-type="float">
            <text:p>0</text:p>
          </table:table-cell>
          <table:table-cell table:formula="of:=SQRT([.B320]^2+[.C320]^2+[.D320]^2)" office:value-type="float" office:value="0.0000782914705252111" calcext:value-type="float">
            <text:p>7.8291470525211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2" calcext:value-type="float">
            <text:p>0.008317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8911" calcext:value-type="float">
            <text:p>0.06891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65" calcext:value-type="float">
            <text:p>0.47065</text:p>
          </table:table-cell>
          <table:table-cell office:value-type="float" office:value="0.000060767" calcext:value-type="float">
            <text:p>0.000060767</text:p>
          </table:table-cell>
          <table:table-cell office:value-type="float" office:value="-0.000047507" calcext:value-type="float">
            <text:p>-0.000047507</text:p>
          </table:table-cell>
          <table:table-cell office:value-type="float" office:value="0" calcext:value-type="float">
            <text:p>0</text:p>
          </table:table-cell>
          <table:table-cell table:formula="of:=SQRT([.B321]^2+[.C321]^2+[.D321]^2)" office:value-type="float" office:value="0.0000771332829458205" calcext:value-type="float">
            <text:p>7.71332829458205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3" calcext:value-type="float">
            <text:p>0.008317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9127" calcext:value-type="float">
            <text:p>0.06912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62" calcext:value-type="float">
            <text:p>0.47062</text:p>
          </table:table-cell>
          <table:table-cell office:value-type="float" office:value="0.000059976" calcext:value-type="float">
            <text:p>0.000059976</text:p>
          </table:table-cell>
          <table:table-cell office:value-type="float" office:value="-0.000046641" calcext:value-type="float">
            <text:p>-0.000046641</text:p>
          </table:table-cell>
          <table:table-cell office:value-type="float" office:value="0" calcext:value-type="float">
            <text:p>0</text:p>
          </table:table-cell>
          <table:table-cell table:formula="of:=SQRT([.B322]^2+[.C322]^2+[.D322]^2)" office:value-type="float" office:value="0.0000759769929452331" calcext:value-type="float">
            <text:p>7.5976992945233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3" calcext:value-type="float">
            <text:p>0.008317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9344" calcext:value-type="float">
            <text:p>0.06934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59" calcext:value-type="float">
            <text:p>0.47059</text:p>
          </table:table-cell>
          <table:table-cell office:value-type="float" office:value="0.000059185" calcext:value-type="float">
            <text:p>0.000059185</text:p>
          </table:table-cell>
          <table:table-cell office:value-type="float" office:value="-0.000045775" calcext:value-type="float">
            <text:p>-0.000045775</text:p>
          </table:table-cell>
          <table:table-cell office:value-type="float" office:value="0" calcext:value-type="float">
            <text:p>0</text:p>
          </table:table-cell>
          <table:table-cell table:formula="of:=SQRT([.B323]^2+[.C323]^2+[.D323]^2)" office:value-type="float" office:value="0.000074821219249622" calcext:value-type="float">
            <text:p>7.482121924962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4" calcext:value-type="float">
            <text:p>0.008317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9561" calcext:value-type="float">
            <text:p>0.06956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57" calcext:value-type="float">
            <text:p>0.47057</text:p>
          </table:table-cell>
          <table:table-cell office:value-type="float" office:value="0.000058393" calcext:value-type="float">
            <text:p>0.000058393</text:p>
          </table:table-cell>
          <table:table-cell office:value-type="float" office:value="-0.000044908" calcext:value-type="float">
            <text:p>-0.000044908</text:p>
          </table:table-cell>
          <table:table-cell office:value-type="float" office:value="0" calcext:value-type="float">
            <text:p>0</text:p>
          </table:table-cell>
          <table:table-cell table:formula="of:=SQRT([.B324]^2+[.C324]^2+[.D324]^2)" office:value-type="float" office:value="0.0000736645838446129" calcext:value-type="float">
            <text:p>7.36645838446129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5" calcext:value-type="float">
            <text:p>0.008317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9777" calcext:value-type="float">
            <text:p>0.06977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54" calcext:value-type="float">
            <text:p>0.47054</text:p>
          </table:table-cell>
          <table:table-cell office:value-type="float" office:value="0.000057602" calcext:value-type="float">
            <text:p>0.000057602</text:p>
          </table:table-cell>
          <table:table-cell office:value-type="float" office:value="-0.000044042" calcext:value-type="float">
            <text:p>-0.000044042</text:p>
          </table:table-cell>
          <table:table-cell office:value-type="float" office:value="0" calcext:value-type="float">
            <text:p>0</text:p>
          </table:table-cell>
          <table:table-cell table:formula="of:=SQRT([.B325]^2+[.C325]^2+[.D325]^2)" office:value-type="float" office:value="0.0000725099177216469" calcext:value-type="float">
            <text:p>7.25099177216469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6" calcext:value-type="float">
            <text:p>0.008317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69994" calcext:value-type="float">
            <text:p>0.06999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51" calcext:value-type="float">
            <text:p>0.47051</text:p>
          </table:table-cell>
          <table:table-cell office:value-type="float" office:value="0.00005681" calcext:value-type="float">
            <text:p>0.00005681</text:p>
          </table:table-cell>
          <table:table-cell office:value-type="float" office:value="-0.000043175" calcext:value-type="float">
            <text:p>-0.000043175</text:p>
          </table:table-cell>
          <table:table-cell office:value-type="float" office:value="0" calcext:value-type="float">
            <text:p>0</text:p>
          </table:table-cell>
          <table:table-cell table:formula="of:=SQRT([.B326]^2+[.C326]^2+[.D326]^2)" office:value-type="float" office:value="0.0000713544443254938" calcext:value-type="float">
            <text:p>7.13544443254938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7" calcext:value-type="float">
            <text:p>0.008317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0211" calcext:value-type="float">
            <text:p>0.07021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48" calcext:value-type="float">
            <text:p>0.47048</text:p>
          </table:table-cell>
          <table:table-cell office:value-type="float" office:value="0.000056019" calcext:value-type="float">
            <text:p>0.000056019</text:p>
          </table:table-cell>
          <table:table-cell office:value-type="float" office:value="-0.000042309" calcext:value-type="float">
            <text:p>-0.000042309</text:p>
          </table:table-cell>
          <table:table-cell office:value-type="float" office:value="0" calcext:value-type="float">
            <text:p>0</text:p>
          </table:table-cell>
          <table:table-cell table:formula="of:=SQRT([.B327]^2+[.C327]^2+[.D327]^2)" office:value-type="float" office:value="0.0000702009960185751" calcext:value-type="float">
            <text:p>7.0200996018575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8" calcext:value-type="float">
            <text:p>0.008317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0427" calcext:value-type="float">
            <text:p>0.07042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46" calcext:value-type="float">
            <text:p>0.47046</text:p>
          </table:table-cell>
          <table:table-cell office:value-type="float" office:value="0.000055092" calcext:value-type="float">
            <text:p>0.000055092</text:p>
          </table:table-cell>
          <table:table-cell office:value-type="float" office:value="-0.000041817" calcext:value-type="float">
            <text:p>-0.000041817</text:p>
          </table:table-cell>
          <table:table-cell office:value-type="float" office:value="0" calcext:value-type="float">
            <text:p>0</text:p>
          </table:table-cell>
          <table:table-cell table:formula="of:=SQRT([.B328]^2+[.C328]^2+[.D328]^2)" office:value-type="float" office:value="0.0000691649474300386" calcext:value-type="float">
            <text:p>6.9164947430038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9" calcext:value-type="float">
            <text:p>0.008317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0644" calcext:value-type="float">
            <text:p>0.07064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43" calcext:value-type="float">
            <text:p>0.47043</text:p>
          </table:table-cell>
          <table:table-cell office:value-type="float" office:value="0.000054166" calcext:value-type="float">
            <text:p>0.000054166</text:p>
          </table:table-cell>
          <table:table-cell office:value-type="float" office:value="-0.000041324" calcext:value-type="float">
            <text:p>-0.000041324</text:p>
          </table:table-cell>
          <table:table-cell office:value-type="float" office:value="0" calcext:value-type="float">
            <text:p>0</text:p>
          </table:table-cell>
          <table:table-cell table:formula="of:=SQRT([.B329]^2+[.C329]^2+[.D329]^2)" office:value-type="float" office:value="0.0000681294982514916" calcext:value-type="float">
            <text:p>6.8129498251491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" calcext:value-type="float">
            <text:p>0.00831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0861" calcext:value-type="float">
            <text:p>0.07086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41" calcext:value-type="float">
            <text:p>0.47041</text:p>
          </table:table-cell>
          <table:table-cell office:value-type="float" office:value="0.000053239" calcext:value-type="float">
            <text:p>0.000053239</text:p>
          </table:table-cell>
          <table:table-cell office:value-type="float" office:value="-0.000040832" calcext:value-type="float">
            <text:p>-0.000040832</text:p>
          </table:table-cell>
          <table:table-cell office:value-type="float" office:value="0" calcext:value-type="float">
            <text:p>0</text:p>
          </table:table-cell>
          <table:table-cell table:formula="of:=SQRT([.B330]^2+[.C330]^2+[.D330]^2)" office:value-type="float" office:value="0.0000670942869773575" calcext:value-type="float">
            <text:p>6.70942869773575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1" calcext:value-type="float">
            <text:p>0.008318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1078" calcext:value-type="float">
            <text:p>0.07107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39" calcext:value-type="float">
            <text:p>0.47039</text:p>
          </table:table-cell>
          <table:table-cell office:value-type="float" office:value="0.000052312" calcext:value-type="float">
            <text:p>0.000052312</text:p>
          </table:table-cell>
          <table:table-cell office:value-type="float" office:value="-0.000040339" calcext:value-type="float">
            <text:p>-0.000040339</text:p>
          </table:table-cell>
          <table:table-cell office:value-type="float" office:value="0" calcext:value-type="float">
            <text:p>0</text:p>
          </table:table-cell>
          <table:table-cell table:formula="of:=SQRT([.B331]^2+[.C331]^2+[.D331]^2)" office:value-type="float" office:value="0.0000660589151061384" calcext:value-type="float">
            <text:p>6.60589151061384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1" calcext:value-type="float">
            <text:p>0.008318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1294" calcext:value-type="float">
            <text:p>0.07129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36" calcext:value-type="float">
            <text:p>0.47036</text:p>
          </table:table-cell>
          <table:table-cell office:value-type="float" office:value="0.000051386" calcext:value-type="float">
            <text:p>0.000051386</text:p>
          </table:table-cell>
          <table:table-cell office:value-type="float" office:value="-0.000039847" calcext:value-type="float">
            <text:p>-0.000039847</text:p>
          </table:table-cell>
          <table:table-cell office:value-type="float" office:value="0" calcext:value-type="float">
            <text:p>0</text:p>
          </table:table-cell>
          <table:table-cell table:formula="of:=SQRT([.B332]^2+[.C332]^2+[.D332]^2)" office:value-type="float" office:value="0.0000650254135319415" calcext:value-type="float">
            <text:p>6.50254135319415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2" calcext:value-type="float">
            <text:p>0.008318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1511" calcext:value-type="float">
            <text:p>0.07151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34" calcext:value-type="float">
            <text:p>0.47034</text:p>
          </table:table-cell>
          <table:table-cell office:value-type="float" office:value="0.000050459" calcext:value-type="float">
            <text:p>0.000050459</text:p>
          </table:table-cell>
          <table:table-cell office:value-type="float" office:value="-0.000039355" calcext:value-type="float">
            <text:p>-0.000039355</text:p>
          </table:table-cell>
          <table:table-cell office:value-type="float" office:value="0" calcext:value-type="float">
            <text:p>0</text:p>
          </table:table-cell>
          <table:table-cell table:formula="of:=SQRT([.B333]^2+[.C333]^2+[.D333]^2)" office:value-type="float" office:value="0.0000639916143412557" calcext:value-type="float">
            <text:p>6.39916143412557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3" calcext:value-type="float">
            <text:p>0.008318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1728" calcext:value-type="float">
            <text:p>0.07172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31" calcext:value-type="float">
            <text:p>0.47031</text:p>
          </table:table-cell>
          <table:table-cell office:value-type="float" office:value="0.000049532" calcext:value-type="float">
            <text:p>0.000049532</text:p>
          </table:table-cell>
          <table:table-cell office:value-type="float" office:value="-0.000038862" calcext:value-type="float">
            <text:p>-0.000038862</text:p>
          </table:table-cell>
          <table:table-cell office:value-type="float" office:value="0" calcext:value-type="float">
            <text:p>0</text:p>
          </table:table-cell>
          <table:table-cell table:formula="of:=SQRT([.B334]^2+[.C334]^2+[.D334]^2)" office:value-type="float" office:value="0.0000629577165087807" calcext:value-type="float">
            <text:p>6.29577165087807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4" calcext:value-type="float">
            <text:p>0.008318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1944" calcext:value-type="float">
            <text:p>0.07194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9" calcext:value-type="float">
            <text:p>0.47029</text:p>
          </table:table-cell>
          <table:table-cell office:value-type="float" office:value="0.000048606" calcext:value-type="float">
            <text:p>0.000048606</text:p>
          </table:table-cell>
          <table:table-cell office:value-type="float" office:value="-0.00003837" calcext:value-type="float">
            <text:p>-0.00003837</text:p>
          </table:table-cell>
          <table:table-cell office:value-type="float" office:value="0" calcext:value-type="float">
            <text:p>0</text:p>
          </table:table-cell>
          <table:table-cell table:formula="of:=SQRT([.B335]^2+[.C335]^2+[.D335]^2)" office:value-type="float" office:value="0.0000619257631038972" calcext:value-type="float">
            <text:p>6.1925763103897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5" calcext:value-type="float">
            <text:p>0.008318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2161" calcext:value-type="float">
            <text:p>0.07216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7" calcext:value-type="float">
            <text:p>0.47027</text:p>
          </table:table-cell>
          <table:table-cell office:value-type="float" office:value="0.000047611" calcext:value-type="float">
            <text:p>0.000047611</text:p>
          </table:table-cell>
          <table:table-cell office:value-type="float" office:value="-0.000038071" calcext:value-type="float">
            <text:p>-0.000038071</text:p>
          </table:table-cell>
          <table:table-cell office:value-type="float" office:value="0" calcext:value-type="float">
            <text:p>0</text:p>
          </table:table-cell>
          <table:table-cell table:formula="of:=SQRT([.B336]^2+[.C336]^2+[.D336]^2)" office:value-type="float" office:value="0.0000609607116264238" calcext:value-type="float">
            <text:p>6.09607116264238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5" calcext:value-type="float">
            <text:p>0.008318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2378" calcext:value-type="float">
            <text:p>0.07237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5" calcext:value-type="float">
            <text:p>0.47025</text:p>
          </table:table-cell>
          <table:table-cell office:value-type="float" office:value="0.000046582" calcext:value-type="float">
            <text:p>0.000046582</text:p>
          </table:table-cell>
          <table:table-cell office:value-type="float" office:value="-0.000037869" calcext:value-type="float">
            <text:p>-0.000037869</text:p>
          </table:table-cell>
          <table:table-cell office:value-type="float" office:value="0" calcext:value-type="float">
            <text:p>0</text:p>
          </table:table-cell>
          <table:table-cell table:formula="of:=SQRT([.B337]^2+[.C337]^2+[.D337]^2)" office:value-type="float" office:value="0.0000600328567119707" calcext:value-type="float">
            <text:p>6.00328567119707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6" calcext:value-type="float">
            <text:p>0.008318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2595" calcext:value-type="float">
            <text:p>0.07259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3" calcext:value-type="float">
            <text:p>0.47023</text:p>
          </table:table-cell>
          <table:table-cell office:value-type="float" office:value="0.000045553" calcext:value-type="float">
            <text:p>0.000045553</text:p>
          </table:table-cell>
          <table:table-cell office:value-type="float" office:value="-0.000037667" calcext:value-type="float">
            <text:p>-0.000037667</text:p>
          </table:table-cell>
          <table:table-cell office:value-type="float" office:value="0" calcext:value-type="float">
            <text:p>0</text:p>
          </table:table-cell>
          <table:table-cell table:formula="of:=SQRT([.B338]^2+[.C338]^2+[.D338]^2)" office:value-type="float" office:value="0.000059109040746742" calcext:value-type="float">
            <text:p>5.910904074674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7" calcext:value-type="float">
            <text:p>0.008318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2811" calcext:value-type="float">
            <text:p>0.07281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1" calcext:value-type="float">
            <text:p>0.47021</text:p>
          </table:table-cell>
          <table:table-cell office:value-type="float" office:value="0.000044524" calcext:value-type="float">
            <text:p>0.000044524</text:p>
          </table:table-cell>
          <table:table-cell office:value-type="float" office:value="-0.000037464" calcext:value-type="float">
            <text:p>-0.000037464</text:p>
          </table:table-cell>
          <table:table-cell office:value-type="float" office:value="0" calcext:value-type="float">
            <text:p>0</text:p>
          </table:table-cell>
          <table:table-cell table:formula="of:=SQRT([.B339]^2+[.C339]^2+[.D339]^2)" office:value-type="float" office:value="0.0000581888122580277" calcext:value-type="float">
            <text:p>5.81888122580277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8" calcext:value-type="float">
            <text:p>0.008318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3028" calcext:value-type="float">
            <text:p>0.07302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19" calcext:value-type="float">
            <text:p>0.47019</text:p>
          </table:table-cell>
          <table:table-cell office:value-type="float" office:value="0.000043495" calcext:value-type="float">
            <text:p>0.000043495</text:p>
          </table:table-cell>
          <table:table-cell office:value-type="float" office:value="-0.000037262" calcext:value-type="float">
            <text:p>-0.000037262</text:p>
          </table:table-cell>
          <table:table-cell office:value-type="float" office:value="0" calcext:value-type="float">
            <text:p>0</text:p>
          </table:table-cell>
          <table:table-cell table:formula="of:=SQRT([.B340]^2+[.C340]^2+[.D340]^2)" office:value-type="float" office:value="0.0000572736559772466" calcext:value-type="float">
            <text:p>5.7273655977246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8" calcext:value-type="float">
            <text:p>0.008318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3245" calcext:value-type="float">
            <text:p>0.07324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17" calcext:value-type="float">
            <text:p>0.47017</text:p>
          </table:table-cell>
          <table:table-cell office:value-type="float" office:value="0.000042466" calcext:value-type="float">
            <text:p>0.000042466</text:p>
          </table:table-cell>
          <table:table-cell office:value-type="float" office:value="-0.00003706" calcext:value-type="float">
            <text:p>-0.00003706</text:p>
          </table:table-cell>
          <table:table-cell office:value-type="float" office:value="0" calcext:value-type="float">
            <text:p>0</text:p>
          </table:table-cell>
          <table:table-cell table:formula="of:=SQRT([.B341]^2+[.C341]^2+[.D341]^2)" office:value-type="float" office:value="0.000056363150692629" calcext:value-type="float">
            <text:p>5.6363150692629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9" calcext:value-type="float">
            <text:p>0.008318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3461" calcext:value-type="float">
            <text:p>0.07346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14" calcext:value-type="float">
            <text:p>0.47014</text:p>
          </table:table-cell>
          <table:table-cell office:value-type="float" office:value="0.000041437" calcext:value-type="float">
            <text:p>0.000041437</text:p>
          </table:table-cell>
          <table:table-cell office:value-type="float" office:value="-0.000036858" calcext:value-type="float">
            <text:p>-0.000036858</text:p>
          </table:table-cell>
          <table:table-cell office:value-type="float" office:value="0" calcext:value-type="float">
            <text:p>0</text:p>
          </table:table-cell>
          <table:table-cell table:formula="of:=SQRT([.B342]^2+[.C342]^2+[.D342]^2)" office:value-type="float" office:value="0.0000554575254857265" calcext:value-type="float">
            <text:p>5.54575254857265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" calcext:value-type="float">
            <text:p>0.00831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3678" calcext:value-type="float">
            <text:p>0.07367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12" calcext:value-type="float">
            <text:p>0.47012</text:p>
          </table:table-cell>
          <table:table-cell office:value-type="float" office:value="0.000040408" calcext:value-type="float">
            <text:p>0.000040408</text:p>
          </table:table-cell>
          <table:table-cell office:value-type="float" office:value="-0.000036656" calcext:value-type="float">
            <text:p>-0.000036656</text:p>
          </table:table-cell>
          <table:table-cell office:value-type="float" office:value="0" calcext:value-type="float">
            <text:p>0</text:p>
          </table:table-cell>
          <table:table-cell table:formula="of:=SQRT([.B343]^2+[.C343]^2+[.D343]^2)" office:value-type="float" office:value="0.0000545570233792131" calcext:value-type="float">
            <text:p>5.4557023379213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" calcext:value-type="float">
            <text:p>0.00831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3895" calcext:value-type="float">
            <text:p>0.07389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1" calcext:value-type="float">
            <text:p>0.4701</text:p>
          </table:table-cell>
          <table:table-cell office:value-type="float" office:value="0.000039354" calcext:value-type="float">
            <text:p>0.000039354</text:p>
          </table:table-cell>
          <table:table-cell office:value-type="float" office:value="-0.000036526" calcext:value-type="float">
            <text:p>-0.000036526</text:p>
          </table:table-cell>
          <table:table-cell office:value-type="float" office:value="0" calcext:value-type="float">
            <text:p>0</text:p>
          </table:table-cell>
          <table:table-cell table:formula="of:=SQRT([.B344]^2+[.C344]^2+[.D344]^2)" office:value-type="float" office:value="0.0000536925133701152" calcext:value-type="float">
            <text:p>5.3692513370115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1" calcext:value-type="float">
            <text:p>0.008319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4111" calcext:value-type="float">
            <text:p>0.07411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09" calcext:value-type="float">
            <text:p>0.47009</text:p>
          </table:table-cell>
          <table:table-cell office:value-type="float" office:value="0.00003825" calcext:value-type="float">
            <text:p>0.00003825</text:p>
          </table:table-cell>
          <table:table-cell office:value-type="float" office:value="-0.000036542" calcext:value-type="float">
            <text:p>-0.000036542</text:p>
          </table:table-cell>
          <table:table-cell office:value-type="float" office:value="0" calcext:value-type="float">
            <text:p>0</text:p>
          </table:table-cell>
          <table:table-cell table:formula="of:=SQRT([.B345]^2+[.C345]^2+[.D345]^2)" office:value-type="float" office:value="0.0000528997189406522" calcext:value-type="float">
            <text:p>5.2899718940652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1" calcext:value-type="float">
            <text:p>0.008319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4328" calcext:value-type="float">
            <text:p>0.07432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07" calcext:value-type="float">
            <text:p>0.47007</text:p>
          </table:table-cell>
          <table:table-cell office:value-type="float" office:value="0.000037146" calcext:value-type="float">
            <text:p>0.000037146</text:p>
          </table:table-cell>
          <table:table-cell office:value-type="float" office:value="-0.000036557" calcext:value-type="float">
            <text:p>-0.000036557</text:p>
          </table:table-cell>
          <table:table-cell office:value-type="float" office:value="0" calcext:value-type="float">
            <text:p>0</text:p>
          </table:table-cell>
          <table:table-cell table:formula="of:=SQRT([.B346]^2+[.C346]^2+[.D346]^2)" office:value-type="float" office:value="0.0000521175552477282" calcext:value-type="float">
            <text:p>5.2117555247728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2" calcext:value-type="float">
            <text:p>0.008319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4545" calcext:value-type="float">
            <text:p>0.07454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05" calcext:value-type="float">
            <text:p>0.47005</text:p>
          </table:table-cell>
          <table:table-cell office:value-type="float" office:value="0.000036042" calcext:value-type="float">
            <text:p>0.000036042</text:p>
          </table:table-cell>
          <table:table-cell office:value-type="float" office:value="-0.000036573" calcext:value-type="float">
            <text:p>-0.000036573</text:p>
          </table:table-cell>
          <table:table-cell office:value-type="float" office:value="0" calcext:value-type="float">
            <text:p>0</text:p>
          </table:table-cell>
          <table:table-cell table:formula="of:=SQRT([.B347]^2+[.C347]^2+[.D347]^2)" office:value-type="float" office:value="0.0000513479317304991" calcext:value-type="float">
            <text:p>5.1347931730499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3" calcext:value-type="float">
            <text:p>0.008319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4762" calcext:value-type="float">
            <text:p>0.07476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04" calcext:value-type="float">
            <text:p>0.47004</text:p>
          </table:table-cell>
          <table:table-cell office:value-type="float" office:value="0.000034938" calcext:value-type="float">
            <text:p>0.000034938</text:p>
          </table:table-cell>
          <table:table-cell office:value-type="float" office:value="-0.000036589" calcext:value-type="float">
            <text:p>-0.000036589</text:p>
          </table:table-cell>
          <table:table-cell office:value-type="float" office:value="0" calcext:value-type="float">
            <text:p>0</text:p>
          </table:table-cell>
          <table:table-cell table:formula="of:=SQRT([.B348]^2+[.C348]^2+[.D348]^2)" office:value-type="float" office:value="0.0000505906984039556" calcext:value-type="float">
            <text:p>5.0590698403955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3" calcext:value-type="float">
            <text:p>0.008319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4978" calcext:value-type="float">
            <text:p>0.07497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02" calcext:value-type="float">
            <text:p>0.47002</text:p>
          </table:table-cell>
          <table:table-cell office:value-type="float" office:value="0.000033834" calcext:value-type="float">
            <text:p>0.000033834</text:p>
          </table:table-cell>
          <table:table-cell office:value-type="float" office:value="-0.000036604" calcext:value-type="float">
            <text:p>-0.000036604</text:p>
          </table:table-cell>
          <table:table-cell office:value-type="float" office:value="0" calcext:value-type="float">
            <text:p>0</text:p>
          </table:table-cell>
          <table:table-cell table:formula="of:=SQRT([.B349]^2+[.C349]^2+[.D349]^2)" office:value-type="float" office:value="0.0000498456855906306" calcext:value-type="float">
            <text:p>4.9845685590630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4" calcext:value-type="float">
            <text:p>0.008319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5195" calcext:value-type="float">
            <text:p>0.07519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003273" calcext:value-type="float">
            <text:p>0.00003273</text:p>
          </table:table-cell>
          <table:table-cell office:value-type="float" office:value="-0.00003662" calcext:value-type="float">
            <text:p>-0.00003662</text:p>
          </table:table-cell>
          <table:table-cell office:value-type="float" office:value="0" calcext:value-type="float">
            <text:p>0</text:p>
          </table:table-cell>
          <table:table-cell table:formula="of:=SQRT([.B350]^2+[.C350]^2+[.D350]^2)" office:value-type="float" office:value="0.0000491149396823411" calcext:value-type="float">
            <text:p>4.9114939682341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4" calcext:value-type="float">
            <text:p>0.008319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5412" calcext:value-type="float">
            <text:p>0.07541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9" calcext:value-type="float">
            <text:p>0.46999</text:p>
          </table:table-cell>
          <table:table-cell office:value-type="float" office:value="0.000031626" calcext:value-type="float">
            <text:p>0.000031626</text:p>
          </table:table-cell>
          <table:table-cell office:value-type="float" office:value="-0.000036636" calcext:value-type="float">
            <text:p>-0.000036636</text:p>
          </table:table-cell>
          <table:table-cell office:value-type="float" office:value="0" calcext:value-type="float">
            <text:p>0</text:p>
          </table:table-cell>
          <table:table-cell table:formula="of:=SQRT([.B351]^2+[.C351]^2+[.D351]^2)" office:value-type="float" office:value="0.0000483983509223197" calcext:value-type="float">
            <text:p>4.83983509223197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5" calcext:value-type="float">
            <text:p>0.008319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5628" calcext:value-type="float">
            <text:p>0.07562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7" calcext:value-type="float">
            <text:p>0.46997</text:p>
          </table:table-cell>
          <table:table-cell office:value-type="float" office:value="0.000030522" calcext:value-type="float">
            <text:p>0.000030522</text:p>
          </table:table-cell>
          <table:table-cell office:value-type="float" office:value="-0.000036651" calcext:value-type="float">
            <text:p>-0.000036651</text:p>
          </table:table-cell>
          <table:table-cell office:value-type="float" office:value="0" calcext:value-type="float">
            <text:p>0</text:p>
          </table:table-cell>
          <table:table-cell table:formula="of:=SQRT([.B352]^2+[.C352]^2+[.D352]^2)" office:value-type="float" office:value="0.0000476957889650648" calcext:value-type="float">
            <text:p>4.76957889650648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5" calcext:value-type="float">
            <text:p>0.008319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5845" calcext:value-type="float">
            <text:p>0.07584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6" calcext:value-type="float">
            <text:p>0.46996</text:p>
          </table:table-cell>
          <table:table-cell office:value-type="float" office:value="0.000029365" calcext:value-type="float">
            <text:p>0.000029365</text:p>
          </table:table-cell>
          <table:table-cell office:value-type="float" office:value="-0.000036824" calcext:value-type="float">
            <text:p>-0.000036824</text:p>
          </table:table-cell>
          <table:table-cell office:value-type="float" office:value="0" calcext:value-type="float">
            <text:p>0</text:p>
          </table:table-cell>
          <table:table-cell table:formula="of:=SQRT([.B353]^2+[.C353]^2+[.D353]^2)" office:value-type="float" office:value="0.0000470989405507173" calcext:value-type="float">
            <text:p>4.70989405507173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6" calcext:value-type="float">
            <text:p>0.008319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6062" calcext:value-type="float">
            <text:p>0.07606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4" calcext:value-type="float">
            <text:p>0.46994</text:p>
          </table:table-cell>
          <table:table-cell office:value-type="float" office:value="0.000028209" calcext:value-type="float">
            <text:p>0.000028209</text:p>
          </table:table-cell>
          <table:table-cell office:value-type="float" office:value="-0.000036996" calcext:value-type="float">
            <text:p>-0.000036996</text:p>
          </table:table-cell>
          <table:table-cell office:value-type="float" office:value="0" calcext:value-type="float">
            <text:p>0</text:p>
          </table:table-cell>
          <table:table-cell table:formula="of:=SQRT([.B354]^2+[.C354]^2+[.D354]^2)" office:value-type="float" office:value="0.0000465236681378414" calcext:value-type="float">
            <text:p>4.65236681378414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6" calcext:value-type="float">
            <text:p>0.008319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6278" calcext:value-type="float">
            <text:p>0.07627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3" calcext:value-type="float">
            <text:p>0.46993</text:p>
          </table:table-cell>
          <table:table-cell office:value-type="float" office:value="0.000027052" calcext:value-type="float">
            <text:p>0.000027052</text:p>
          </table:table-cell>
          <table:table-cell office:value-type="float" office:value="-0.000037169" calcext:value-type="float">
            <text:p>-0.000037169</text:p>
          </table:table-cell>
          <table:table-cell office:value-type="float" office:value="0" calcext:value-type="float">
            <text:p>0</text:p>
          </table:table-cell>
          <table:table-cell table:formula="of:=SQRT([.B355]^2+[.C355]^2+[.D355]^2)" office:value-type="float" office:value="0.0000459711351284695" calcext:value-type="float">
            <text:p>4.59711351284695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7" calcext:value-type="float">
            <text:p>0.008319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6495" calcext:value-type="float">
            <text:p>0.07649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2" calcext:value-type="float">
            <text:p>0.46992</text:p>
          </table:table-cell>
          <table:table-cell office:value-type="float" office:value="0.000025895" calcext:value-type="float">
            <text:p>0.000025895</text:p>
          </table:table-cell>
          <table:table-cell office:value-type="float" office:value="-0.000037342" calcext:value-type="float">
            <text:p>-0.000037342</text:p>
          </table:table-cell>
          <table:table-cell office:value-type="float" office:value="0" calcext:value-type="float">
            <text:p>0</text:p>
          </table:table-cell>
          <table:table-cell table:formula="of:=SQRT([.B356]^2+[.C356]^2+[.D356]^2)" office:value-type="float" office:value="0.0000454420068768975" calcext:value-type="float">
            <text:p>4.54420068768975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7" calcext:value-type="float">
            <text:p>0.008319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6712" calcext:value-type="float">
            <text:p>0.07671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" calcext:value-type="float">
            <text:p>0.4699</text:p>
          </table:table-cell>
          <table:table-cell office:value-type="float" office:value="0.000024738" calcext:value-type="float">
            <text:p>0.000024738</text:p>
          </table:table-cell>
          <table:table-cell office:value-type="float" office:value="-0.000037514" calcext:value-type="float">
            <text:p>-0.000037514</text:p>
          </table:table-cell>
          <table:table-cell office:value-type="float" office:value="0" calcext:value-type="float">
            <text:p>0</text:p>
          </table:table-cell>
          <table:table-cell table:formula="of:=SQRT([.B357]^2+[.C357]^2+[.D357]^2)" office:value-type="float" office:value="0.0000449362753240631" calcext:value-type="float">
            <text:p>4.4936275324063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8" calcext:value-type="float">
            <text:p>0.008319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6929" calcext:value-type="float">
            <text:p>0.07692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9" calcext:value-type="float">
            <text:p>0.46989</text:p>
          </table:table-cell>
          <table:table-cell office:value-type="float" office:value="0.000023581" calcext:value-type="float">
            <text:p>0.000023581</text:p>
          </table:table-cell>
          <table:table-cell office:value-type="float" office:value="-0.000037687" calcext:value-type="float">
            <text:p>-0.000037687</text:p>
          </table:table-cell>
          <table:table-cell office:value-type="float" office:value="0" calcext:value-type="float">
            <text:p>0</text:p>
          </table:table-cell>
          <table:table-cell table:formula="of:=SQRT([.B358]^2+[.C358]^2+[.D358]^2)" office:value-type="float" office:value="0.0000444564228205554" calcext:value-type="float">
            <text:p>4.44564228205554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8" calcext:value-type="float">
            <text:p>0.008319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7145" calcext:value-type="float">
            <text:p>0.07714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8" calcext:value-type="float">
            <text:p>0.46988</text:p>
          </table:table-cell>
          <table:table-cell office:value-type="float" office:value="0.000022424" calcext:value-type="float">
            <text:p>0.000022424</text:p>
          </table:table-cell>
          <table:table-cell office:value-type="float" office:value="-0.000037859" calcext:value-type="float">
            <text:p>-0.000037859</text:p>
          </table:table-cell>
          <table:table-cell office:value-type="float" office:value="0" calcext:value-type="float">
            <text:p>0</text:p>
          </table:table-cell>
          <table:table-cell table:formula="of:=SQRT([.B359]^2+[.C359]^2+[.D359]^2)" office:value-type="float" office:value="0.0000440015869827442" calcext:value-type="float">
            <text:p>4.4001586982744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8" calcext:value-type="float">
            <text:p>0.008319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7362" calcext:value-type="float">
            <text:p>0.07736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7" calcext:value-type="float">
            <text:p>0.46987</text:p>
          </table:table-cell>
          <table:table-cell office:value-type="float" office:value="0.000021268" calcext:value-type="float">
            <text:p>0.000021268</text:p>
          </table:table-cell>
          <table:table-cell office:value-type="float" office:value="-0.000038032" calcext:value-type="float">
            <text:p>-0.000038032</text:p>
          </table:table-cell>
          <table:table-cell office:value-type="float" office:value="0" calcext:value-type="float">
            <text:p>0</text:p>
          </table:table-cell>
          <table:table-cell table:formula="of:=SQRT([.B360]^2+[.C360]^2+[.D360]^2)" office:value-type="float" office:value="0.0000435747730688296" calcext:value-type="float">
            <text:p>4.3574773068829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9" calcext:value-type="float">
            <text:p>0.008319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7579" calcext:value-type="float">
            <text:p>0.07757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5" calcext:value-type="float">
            <text:p>0.46985</text:p>
          </table:table-cell>
          <table:table-cell office:value-type="float" office:value="0.000020087" calcext:value-type="float">
            <text:p>0.000020087</text:p>
          </table:table-cell>
          <table:table-cell office:value-type="float" office:value="-0.000038276" calcext:value-type="float">
            <text:p>-0.000038276</text:p>
          </table:table-cell>
          <table:table-cell office:value-type="float" office:value="0" calcext:value-type="float">
            <text:p>0</text:p>
          </table:table-cell>
          <table:table-cell table:formula="of:=SQRT([.B361]^2+[.C361]^2+[.D361]^2)" office:value-type="float" office:value="0.0000432266092239491" calcext:value-type="float">
            <text:p>4.3226609223949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9" calcext:value-type="float">
            <text:p>0.008319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7795" calcext:value-type="float">
            <text:p>0.07779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4" calcext:value-type="float">
            <text:p>0.46984</text:p>
          </table:table-cell>
          <table:table-cell office:value-type="float" office:value="0.000018895" calcext:value-type="float">
            <text:p>0.000018895</text:p>
          </table:table-cell>
          <table:table-cell office:value-type="float" office:value="-0.000038556" calcext:value-type="float">
            <text:p>-0.000038556</text:p>
          </table:table-cell>
          <table:table-cell office:value-type="float" office:value="0" calcext:value-type="float">
            <text:p>0</text:p>
          </table:table-cell>
          <table:table-cell table:formula="of:=SQRT([.B362]^2+[.C362]^2+[.D362]^2)" office:value-type="float" office:value="0.0000429370022358338" calcext:value-type="float">
            <text:p>4.29370022358338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8012" calcext:value-type="float">
            <text:p>0.07801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4" calcext:value-type="float">
            <text:p>0.46984</text:p>
          </table:table-cell>
          <table:table-cell office:value-type="float" office:value="0.000017702" calcext:value-type="float">
            <text:p>0.000017702</text:p>
          </table:table-cell>
          <table:table-cell office:value-type="float" office:value="-0.000038836" calcext:value-type="float">
            <text:p>-0.000038836</text:p>
          </table:table-cell>
          <table:table-cell office:value-type="float" office:value="0" calcext:value-type="float">
            <text:p>0</text:p>
          </table:table-cell>
          <table:table-cell table:formula="of:=SQRT([.B363]^2+[.C363]^2+[.D363]^2)" office:value-type="float" office:value="0.0000426801558103998" calcext:value-type="float">
            <text:p>4.26801558103998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8229" calcext:value-type="float">
            <text:p>0.07822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3" calcext:value-type="float">
            <text:p>0.46983</text:p>
          </table:table-cell>
          <table:table-cell office:value-type="float" office:value="0.00001651" calcext:value-type="float">
            <text:p>0.00001651</text:p>
          </table:table-cell>
          <table:table-cell office:value-type="float" office:value="-0.000039116" calcext:value-type="float">
            <text:p>-0.000039116</text:p>
          </table:table-cell>
          <table:table-cell office:value-type="float" office:value="0" calcext:value-type="float">
            <text:p>0</text:p>
          </table:table-cell>
          <table:table-cell table:formula="of:=SQRT([.B364]^2+[.C364]^2+[.D364]^2)" office:value-type="float" office:value="0.0000424575264941329" calcext:value-type="float">
            <text:p>4.24575264941329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8445" calcext:value-type="float">
            <text:p>0.07844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2" calcext:value-type="float">
            <text:p>0.46982</text:p>
          </table:table-cell>
          <table:table-cell office:value-type="float" office:value="0.000015317" calcext:value-type="float">
            <text:p>0.000015317</text:p>
          </table:table-cell>
          <table:table-cell office:value-type="float" office:value="-0.000039395" calcext:value-type="float">
            <text:p>-0.000039395</text:p>
          </table:table-cell>
          <table:table-cell office:value-type="float" office:value="0" calcext:value-type="float">
            <text:p>0</text:p>
          </table:table-cell>
          <table:table-cell table:formula="of:=SQRT([.B365]^2+[.C365]^2+[.D365]^2)" office:value-type="float" office:value="0.000042267913527876" calcext:value-type="float">
            <text:p>4.226791352787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1" calcext:value-type="float">
            <text:p>0.008320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8662" calcext:value-type="float">
            <text:p>0.07866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1" calcext:value-type="float">
            <text:p>0.46981</text:p>
          </table:table-cell>
          <table:table-cell office:value-type="float" office:value="0.000014125" calcext:value-type="float">
            <text:p>0.000014125</text:p>
          </table:table-cell>
          <table:table-cell office:value-type="float" office:value="-0.000039675" calcext:value-type="float">
            <text:p>-0.000039675</text:p>
          </table:table-cell>
          <table:table-cell office:value-type="float" office:value="0" calcext:value-type="float">
            <text:p>0</text:p>
          </table:table-cell>
          <table:table-cell table:formula="of:=SQRT([.B366]^2+[.C366]^2+[.D366]^2)" office:value-type="float" office:value="0.0000421143829350496" calcext:value-type="float">
            <text:p>4.2114382935049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1" calcext:value-type="float">
            <text:p>0.008320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8879" calcext:value-type="float">
            <text:p>0.07887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" calcext:value-type="float">
            <text:p>0.4698</text:p>
          </table:table-cell>
          <table:table-cell office:value-type="float" office:value="0.000012933" calcext:value-type="float">
            <text:p>0.000012933</text:p>
          </table:table-cell>
          <table:table-cell office:value-type="float" office:value="-0.000039955" calcext:value-type="float">
            <text:p>-0.000039955</text:p>
          </table:table-cell>
          <table:table-cell office:value-type="float" office:value="0" calcext:value-type="float">
            <text:p>0</text:p>
          </table:table-cell>
          <table:table-cell table:formula="of:=SQRT([.B367]^2+[.C367]^2+[.D367]^2)" office:value-type="float" office:value="0.0000419960059291357" calcext:value-type="float">
            <text:p>4.19960059291357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1" calcext:value-type="float">
            <text:p>0.008320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9095" calcext:value-type="float">
            <text:p>0.07909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9" calcext:value-type="float">
            <text:p>0.46979</text:p>
          </table:table-cell>
          <table:table-cell office:value-type="float" office:value="0.00001174" calcext:value-type="float">
            <text:p>0.00001174</text:p>
          </table:table-cell>
          <table:table-cell office:value-type="float" office:value="-0.000040235" calcext:value-type="float">
            <text:p>-0.000040235</text:p>
          </table:table-cell>
          <table:table-cell office:value-type="float" office:value="0" calcext:value-type="float">
            <text:p>0</text:p>
          </table:table-cell>
          <table:table-cell table:formula="of:=SQRT([.B368]^2+[.C368]^2+[.D368]^2)" office:value-type="float" office:value="0.0000419128002524288" calcext:value-type="float">
            <text:p>4.19128002524288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2" calcext:value-type="float">
            <text:p>0.008320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9312" calcext:value-type="float">
            <text:p>0.07931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8" calcext:value-type="float">
            <text:p>0.46978</text:p>
          </table:table-cell>
          <table:table-cell office:value-type="float" office:value="0.00001054" calcext:value-type="float">
            <text:p>0.00001054</text:p>
          </table:table-cell>
          <table:table-cell office:value-type="float" office:value="-0.000040538" calcext:value-type="float">
            <text:p>-0.000040538</text:p>
          </table:table-cell>
          <table:table-cell office:value-type="float" office:value="0" calcext:value-type="float">
            <text:p>0</text:p>
          </table:table-cell>
          <table:table-cell table:formula="of:=SQRT([.B369]^2+[.C369]^2+[.D369]^2)" office:value-type="float" office:value="0.0000418858095779466" calcext:value-type="float">
            <text:p>4.1885809577946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2" calcext:value-type="float">
            <text:p>0.008320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9529" calcext:value-type="float">
            <text:p>0.07952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7" calcext:value-type="float">
            <text:p>0.46977</text:p>
          </table:table-cell>
          <table:table-cell office:value-type="float" office:value="0.0000093259" calcext:value-type="float">
            <text:p>0.0000093259</text:p>
          </table:table-cell>
          <table:table-cell office:value-type="float" office:value="-0.000040886" calcext:value-type="float">
            <text:p>-0.000040886</text:p>
          </table:table-cell>
          <table:table-cell office:value-type="float" office:value="0" calcext:value-type="float">
            <text:p>0</text:p>
          </table:table-cell>
          <table:table-cell table:formula="of:=SQRT([.B370]^2+[.C370]^2+[.D370]^2)" office:value-type="float" office:value="0.0000419361110119906" calcext:value-type="float">
            <text:p>4.1936111011990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2" calcext:value-type="float">
            <text:p>0.008320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9746" calcext:value-type="float">
            <text:p>0.07974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6" calcext:value-type="float">
            <text:p>0.46976</text:p>
          </table:table-cell>
          <table:table-cell office:value-type="float" office:value="0.0000081112" calcext:value-type="float">
            <text:p>0.0000081112</text:p>
          </table:table-cell>
          <table:table-cell office:value-type="float" office:value="-0.000041234" calcext:value-type="float">
            <text:p>-0.000041234</text:p>
          </table:table-cell>
          <table:table-cell office:value-type="float" office:value="0" calcext:value-type="float">
            <text:p>0</text:p>
          </table:table-cell>
          <table:table-cell table:formula="of:=SQRT([.B371]^2+[.C371]^2+[.D371]^2)" office:value-type="float" office:value="0.0000420242111340594" calcext:value-type="float">
            <text:p>4.20242111340594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2" calcext:value-type="float">
            <text:p>0.008320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79962" calcext:value-type="float">
            <text:p>0.07996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6" calcext:value-type="float">
            <text:p>0.46976</text:p>
          </table:table-cell>
          <table:table-cell office:value-type="float" office:value="0.0000068966" calcext:value-type="float">
            <text:p>0.0000068966</text:p>
          </table:table-cell>
          <table:table-cell office:value-type="float" office:value="-0.000041582" calcext:value-type="float">
            <text:p>-0.000041582</text:p>
          </table:table-cell>
          <table:table-cell office:value-type="float" office:value="0" calcext:value-type="float">
            <text:p>0</text:p>
          </table:table-cell>
          <table:table-cell table:formula="of:=SQRT([.B372]^2+[.C372]^2+[.D372]^2)" office:value-type="float" office:value="0.000042150039330468" calcext:value-type="float">
            <text:p>4.2150039330468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2" calcext:value-type="float">
            <text:p>0.008320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0179" calcext:value-type="float">
            <text:p>0.08017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5" calcext:value-type="float">
            <text:p>0.46975</text:p>
          </table:table-cell>
          <table:table-cell office:value-type="float" office:value="0.000005682" calcext:value-type="float">
            <text:p>0.000005682</text:p>
          </table:table-cell>
          <table:table-cell office:value-type="float" office:value="-0.00004193" calcext:value-type="float">
            <text:p>-0.00004193</text:p>
          </table:table-cell>
          <table:table-cell office:value-type="float" office:value="0" calcext:value-type="float">
            <text:p>0</text:p>
          </table:table-cell>
          <table:table-cell table:formula="of:=SQRT([.B373]^2+[.C373]^2+[.D373]^2)" office:value-type="float" office:value="0.000042313236983242" calcext:value-type="float">
            <text:p>4.231323698324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3" calcext:value-type="float">
            <text:p>0.008320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0396" calcext:value-type="float">
            <text:p>0.08039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4" calcext:value-type="float">
            <text:p>0.46974</text:p>
          </table:table-cell>
          <table:table-cell office:value-type="float" office:value="0.0000044674" calcext:value-type="float">
            <text:p>0.0000044674</text:p>
          </table:table-cell>
          <table:table-cell office:value-type="float" office:value="-0.000042278" calcext:value-type="float">
            <text:p>-0.000042278</text:p>
          </table:table-cell>
          <table:table-cell office:value-type="float" office:value="0" calcext:value-type="float">
            <text:p>0</text:p>
          </table:table-cell>
          <table:table-cell table:formula="of:=SQRT([.B374]^2+[.C374]^2+[.D374]^2)" office:value-type="float" office:value="0.0000425133737400362" calcext:value-type="float">
            <text:p>4.2513373740036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3" calcext:value-type="float">
            <text:p>0.008320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0612" calcext:value-type="float">
            <text:p>0.08061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4" calcext:value-type="float">
            <text:p>0.46974</text:p>
          </table:table-cell>
          <table:table-cell office:value-type="float" office:value="0.0000032528" calcext:value-type="float">
            <text:p>0.0000032528</text:p>
          </table:table-cell>
          <table:table-cell office:value-type="float" office:value="-0.000042626" calcext:value-type="float">
            <text:p>-0.000042626</text:p>
          </table:table-cell>
          <table:table-cell office:value-type="float" office:value="0" calcext:value-type="float">
            <text:p>0</text:p>
          </table:table-cell>
          <table:table-cell table:formula="of:=SQRT([.B375]^2+[.C375]^2+[.D375]^2)" office:value-type="float" office:value="0.0000427499308050902" calcext:value-type="float">
            <text:p>4.2749930805090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3" calcext:value-type="float">
            <text:p>0.008320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0829" calcext:value-type="float">
            <text:p>0.08082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3" calcext:value-type="float">
            <text:p>0.46973</text:p>
          </table:table-cell>
          <table:table-cell office:value-type="float" office:value="0.0000020381" calcext:value-type="float">
            <text:p>0.0000020381</text:p>
          </table:table-cell>
          <table:table-cell office:value-type="float" office:value="-0.000042973" calcext:value-type="float">
            <text:p>-0.000042973</text:p>
          </table:table-cell>
          <table:table-cell office:value-type="float" office:value="0" calcext:value-type="float">
            <text:p>0</text:p>
          </table:table-cell>
          <table:table-cell table:formula="of:=SQRT([.B376]^2+[.C376]^2+[.D376]^2)" office:value-type="float" office:value="0.0000430213037995131" calcext:value-type="float">
            <text:p>4.3021303799513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3" calcext:value-type="float">
            <text:p>0.008320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1046" calcext:value-type="float">
            <text:p>0.08104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3" calcext:value-type="float">
            <text:p>0.46973</text:p>
          </table:table-cell>
          <table:table-cell office:value-type="float" office:value="0.00000082353" calcext:value-type="float">
            <text:p>0.00000082353</text:p>
          </table:table-cell>
          <table:table-cell office:value-type="float" office:value="-0.000043321" calcext:value-type="float">
            <text:p>-0.000043321</text:p>
          </table:table-cell>
          <table:table-cell office:value-type="float" office:value="0" calcext:value-type="float">
            <text:p>0</text:p>
          </table:table-cell>
          <table:table-cell table:formula="of:=SQRT([.B377]^2+[.C377]^2+[.D377]^2)" office:value-type="float" office:value="0.000043328826924588" calcext:value-type="float">
            <text:p>4.3328826924588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3" calcext:value-type="float">
            <text:p>0.008320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1262" calcext:value-type="float">
            <text:p>0.08126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2" calcext:value-type="float">
            <text:p>0.46972</text:p>
          </table:table-cell>
          <table:table-cell office:value-type="float" office:value="-0.00000040343" calcext:value-type="float">
            <text:p>-0.00000040343</text:p>
          </table:table-cell>
          <table:table-cell office:value-type="float" office:value="-0.000043708" calcext:value-type="float">
            <text:p>-0.000043708</text:p>
          </table:table-cell>
          <table:table-cell office:value-type="float" office:value="0" calcext:value-type="float">
            <text:p>0</text:p>
          </table:table-cell>
          <table:table-cell table:formula="of:=SQRT([.B378]^2+[.C378]^2+[.D378]^2)" office:value-type="float" office:value="0.0000437098618136102" calcext:value-type="float">
            <text:p>4.3709861813610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1479" calcext:value-type="float">
            <text:p>0.08147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2" calcext:value-type="float">
            <text:p>0.46972</text:p>
          </table:table-cell>
          <table:table-cell office:value-type="float" office:value="-0.0000016304" calcext:value-type="float">
            <text:p>-0.0000016304</text:p>
          </table:table-cell>
          <table:table-cell office:value-type="float" office:value="-0.000044094" calcext:value-type="float">
            <text:p>-0.000044094</text:p>
          </table:table-cell>
          <table:table-cell office:value-type="float" office:value="0" calcext:value-type="float">
            <text:p>0</text:p>
          </table:table-cell>
          <table:table-cell table:formula="of:=SQRT([.B379]^2+[.C379]^2+[.D379]^2)" office:value-type="float" office:value="0.0000441241321745822" calcext:value-type="float">
            <text:p>4.4124132174582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1696" calcext:value-type="float">
            <text:p>0.08169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1" calcext:value-type="float">
            <text:p>0.46971</text:p>
          </table:table-cell>
          <table:table-cell office:value-type="float" office:value="-0.0000028573" calcext:value-type="float">
            <text:p>-0.0000028573</text:p>
          </table:table-cell>
          <table:table-cell office:value-type="float" office:value="-0.00004448" calcext:value-type="float">
            <text:p>-0.00004448</text:p>
          </table:table-cell>
          <table:table-cell office:value-type="float" office:value="0" calcext:value-type="float">
            <text:p>0</text:p>
          </table:table-cell>
          <table:table-cell table:formula="of:=SQRT([.B380]^2+[.C380]^2+[.D380]^2)" office:value-type="float" office:value="0.0000445716789373028" calcext:value-type="float">
            <text:p>4.45716789373028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1913" calcext:value-type="float">
            <text:p>0.08191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1" calcext:value-type="float">
            <text:p>0.46971</text:p>
          </table:table-cell>
          <table:table-cell office:value-type="float" office:value="-0.0000040843" calcext:value-type="float">
            <text:p>-0.0000040843</text:p>
          </table:table-cell>
          <table:table-cell office:value-type="float" office:value="-0.000044866" calcext:value-type="float">
            <text:p>-0.000044866</text:p>
          </table:table-cell>
          <table:table-cell office:value-type="float" office:value="0" calcext:value-type="float">
            <text:p>0</text:p>
          </table:table-cell>
          <table:table-cell table:formula="of:=SQRT([.B381]^2+[.C381]^2+[.D381]^2)" office:value-type="float" office:value="0.0000450515200907805" calcext:value-type="float">
            <text:p>4.50515200907805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2129" calcext:value-type="float">
            <text:p>0.08212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1" calcext:value-type="float">
            <text:p>0.46971</text:p>
          </table:table-cell>
          <table:table-cell office:value-type="float" office:value="-0.0000053112" calcext:value-type="float">
            <text:p>-0.0000053112</text:p>
          </table:table-cell>
          <table:table-cell office:value-type="float" office:value="-0.000045252" calcext:value-type="float">
            <text:p>-0.000045252</text:p>
          </table:table-cell>
          <table:table-cell office:value-type="float" office:value="0" calcext:value-type="float">
            <text:p>0</text:p>
          </table:table-cell>
          <table:table-cell table:formula="of:=SQRT([.B382]^2+[.C382]^2+[.D382]^2)" office:value-type="float" office:value="0.0000455626200897183" calcext:value-type="float">
            <text:p>4.55626200897183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2346" calcext:value-type="float">
            <text:p>0.08234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" calcext:value-type="float">
            <text:p>0.4697</text:p>
          </table:table-cell>
          <table:table-cell office:value-type="float" office:value="-0.0000065382" calcext:value-type="float">
            <text:p>-0.0000065382</text:p>
          </table:table-cell>
          <table:table-cell office:value-type="float" office:value="-0.000045639" calcext:value-type="float">
            <text:p>-0.000045639</text:p>
          </table:table-cell>
          <table:table-cell office:value-type="float" office:value="0" calcext:value-type="float">
            <text:p>0</text:p>
          </table:table-cell>
          <table:table-cell table:formula="of:=SQRT([.B383]^2+[.C383]^2+[.D383]^2)" office:value-type="float" office:value="0.0000461049496284293" calcext:value-type="float">
            <text:p>4.61049496284293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2563" calcext:value-type="float">
            <text:p>0.08256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" calcext:value-type="float">
            <text:p>0.4697</text:p>
          </table:table-cell>
          <table:table-cell office:value-type="float" office:value="-0.0000077651" calcext:value-type="float">
            <text:p>-0.0000077651</text:p>
          </table:table-cell>
          <table:table-cell office:value-type="float" office:value="-0.000046025" calcext:value-type="float">
            <text:p>-0.000046025</text:p>
          </table:table-cell>
          <table:table-cell office:value-type="float" office:value="0" calcext:value-type="float">
            <text:p>0</text:p>
          </table:table-cell>
          <table:table-cell table:formula="of:=SQRT([.B384]^2+[.C384]^2+[.D384]^2)" office:value-type="float" office:value="0.000046675447539472" calcext:value-type="float">
            <text:p>4.667544753947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2779" calcext:value-type="float">
            <text:p>0.08277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" calcext:value-type="float">
            <text:p>0.4697</text:p>
          </table:table-cell>
          <table:table-cell office:value-type="float" office:value="-0.0000089921" calcext:value-type="float">
            <text:p>-0.0000089921</text:p>
          </table:table-cell>
          <table:table-cell office:value-type="float" office:value="-0.000046411" calcext:value-type="float">
            <text:p>-0.000046411</text:p>
          </table:table-cell>
          <table:table-cell office:value-type="float" office:value="0" calcext:value-type="float">
            <text:p>0</text:p>
          </table:table-cell>
          <table:table-cell table:formula="of:=SQRT([.B385]^2+[.C385]^2+[.D385]^2)" office:value-type="float" office:value="0.0000472740815184177" calcext:value-type="float">
            <text:p>4.72740815184177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2996" calcext:value-type="float">
            <text:p>0.08299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9" calcext:value-type="float">
            <text:p>0.46969</text:p>
          </table:table-cell>
          <table:table-cell office:value-type="float" office:value="-0.000010223" calcext:value-type="float">
            <text:p>-0.000010223</text:p>
          </table:table-cell>
          <table:table-cell office:value-type="float" office:value="-0.000046808" calcext:value-type="float">
            <text:p>-0.000046808</text:p>
          </table:table-cell>
          <table:table-cell office:value-type="float" office:value="0" calcext:value-type="float">
            <text:p>0</text:p>
          </table:table-cell>
          <table:table-cell table:formula="of:=SQRT([.B386]^2+[.C386]^2+[.D386]^2)" office:value-type="float" office:value="0.0000479113618362075" calcext:value-type="float">
            <text:p>4.79113618362075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3213" calcext:value-type="float">
            <text:p>0.08321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9" calcext:value-type="float">
            <text:p>0.46969</text:p>
          </table:table-cell>
          <table:table-cell office:value-type="float" office:value="-0.000011455" calcext:value-type="float">
            <text:p>-0.000011455</text:p>
          </table:table-cell>
          <table:table-cell office:value-type="float" office:value="-0.000047211" calcext:value-type="float">
            <text:p>-0.000047211</text:p>
          </table:table-cell>
          <table:table-cell office:value-type="float" office:value="0" calcext:value-type="float">
            <text:p>0</text:p>
          </table:table-cell>
          <table:table-cell table:formula="of:=SQRT([.B387]^2+[.C387]^2+[.D387]^2)" office:value-type="float" office:value="0.0000485808145876538" calcext:value-type="float">
            <text:p>4.85808145876538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343" calcext:value-type="float">
            <text:p>0.0834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9" calcext:value-type="float">
            <text:p>0.46969</text:p>
          </table:table-cell>
          <table:table-cell office:value-type="float" office:value="-0.000012687" calcext:value-type="float">
            <text:p>-0.000012687</text:p>
          </table:table-cell>
          <table:table-cell office:value-type="float" office:value="-0.000047614" calcext:value-type="float">
            <text:p>-0.000047614</text:p>
          </table:table-cell>
          <table:table-cell office:value-type="float" office:value="0" calcext:value-type="float">
            <text:p>0</text:p>
          </table:table-cell>
          <table:table-cell table:formula="of:=SQRT([.B388]^2+[.C388]^2+[.D388]^2)" office:value-type="float" office:value="0.0000492752774218472" calcext:value-type="float">
            <text:p>4.9275277421847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3646" calcext:value-type="float">
            <text:p>0.08364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9" calcext:value-type="float">
            <text:p>0.46969</text:p>
          </table:table-cell>
          <table:table-cell office:value-type="float" office:value="-0.000013919" calcext:value-type="float">
            <text:p>-0.000013919</text:p>
          </table:table-cell>
          <table:table-cell office:value-type="float" office:value="-0.000048016" calcext:value-type="float">
            <text:p>-0.000048016</text:p>
          </table:table-cell>
          <table:table-cell office:value-type="float" office:value="0" calcext:value-type="float">
            <text:p>0</text:p>
          </table:table-cell>
          <table:table-cell table:formula="of:=SQRT([.B389]^2+[.C389]^2+[.D389]^2)" office:value-type="float" office:value="0.0000499927476440333" calcext:value-type="float">
            <text:p>4.99927476440333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3863" calcext:value-type="float">
            <text:p>0.08386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9" calcext:value-type="float">
            <text:p>0.46969</text:p>
          </table:table-cell>
          <table:table-cell office:value-type="float" office:value="-0.000015151" calcext:value-type="float">
            <text:p>-0.000015151</text:p>
          </table:table-cell>
          <table:table-cell office:value-type="float" office:value="-0.000048419" calcext:value-type="float">
            <text:p>-0.000048419</text:p>
          </table:table-cell>
          <table:table-cell office:value-type="float" office:value="0" calcext:value-type="float">
            <text:p>0</text:p>
          </table:table-cell>
          <table:table-cell table:formula="of:=SQRT([.B390]^2+[.C390]^2+[.D390]^2)" office:value-type="float" office:value="0.000050734134091359" calcext:value-type="float">
            <text:p>5.0734134091359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408" calcext:value-type="float">
            <text:p>0.0840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9" calcext:value-type="float">
            <text:p>0.46969</text:p>
          </table:table-cell>
          <table:table-cell office:value-type="float" office:value="-0.000016384" calcext:value-type="float">
            <text:p>-0.000016384</text:p>
          </table:table-cell>
          <table:table-cell office:value-type="float" office:value="-0.000048821" calcext:value-type="float">
            <text:p>-0.000048821</text:p>
          </table:table-cell>
          <table:table-cell office:value-type="float" office:value="0" calcext:value-type="float">
            <text:p>0</text:p>
          </table:table-cell>
          <table:table-cell table:formula="of:=SQRT([.B391]^2+[.C391]^2+[.D391]^2)" office:value-type="float" office:value="0.0000514968493890646" calcext:value-type="float">
            <text:p>5.1496849389064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4296" calcext:value-type="float">
            <text:p>0.08429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9" calcext:value-type="float">
            <text:p>0.46969</text:p>
          </table:table-cell>
          <table:table-cell office:value-type="float" office:value="-0.000017616" calcext:value-type="float">
            <text:p>-0.000017616</text:p>
          </table:table-cell>
          <table:table-cell office:value-type="float" office:value="-0.000049224" calcext:value-type="float">
            <text:p>-0.000049224</text:p>
          </table:table-cell>
          <table:table-cell office:value-type="float" office:value="0" calcext:value-type="float">
            <text:p>0</text:p>
          </table:table-cell>
          <table:table-cell table:formula="of:=SQRT([.B392]^2+[.C392]^2+[.D392]^2)" office:value-type="float" office:value="0.00005228121681828" calcext:value-type="float">
            <text:p>5.228121681828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4513" calcext:value-type="float">
            <text:p>0.08451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9" calcext:value-type="float">
            <text:p>0.46969</text:p>
          </table:table-cell>
          <table:table-cell office:value-type="float" office:value="-0.000018848" calcext:value-type="float">
            <text:p>-0.000018848</text:p>
          </table:table-cell>
          <table:table-cell office:value-type="float" office:value="-0.000049627" calcext:value-type="float">
            <text:p>-0.000049627</text:p>
          </table:table-cell>
          <table:table-cell office:value-type="float" office:value="0" calcext:value-type="float">
            <text:p>0</text:p>
          </table:table-cell>
          <table:table-cell table:formula="of:=SQRT([.B393]^2+[.C393]^2+[.D393]^2)" office:value-type="float" office:value="0.0000530856499724737" calcext:value-type="float">
            <text:p>5.30856499724737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473" calcext:value-type="float">
            <text:p>0.0847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9" calcext:value-type="float">
            <text:p>0.46969</text:p>
          </table:table-cell>
          <table:table-cell office:value-type="float" office:value="-0.000020081" calcext:value-type="float">
            <text:p>-0.000020081</text:p>
          </table:table-cell>
          <table:table-cell office:value-type="float" office:value="-0.00005003" calcext:value-type="float">
            <text:p>-0.00005003</text:p>
          </table:table-cell>
          <table:table-cell office:value-type="float" office:value="0" calcext:value-type="float">
            <text:p>0</text:p>
          </table:table-cell>
          <table:table-cell table:formula="of:=SQRT([.B394]^2+[.C394]^2+[.D394]^2)" office:value-type="float" office:value="0.0000539096230834533" calcext:value-type="float">
            <text:p>5.39096230834533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4946" calcext:value-type="float">
            <text:p>0.08494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9" calcext:value-type="float">
            <text:p>0.46969</text:p>
          </table:table-cell>
          <table:table-cell office:value-type="float" office:value="-0.000021313" calcext:value-type="float">
            <text:p>-0.000021313</text:p>
          </table:table-cell>
          <table:table-cell office:value-type="float" office:value="-0.000050434" calcext:value-type="float">
            <text:p>-0.000050434</text:p>
          </table:table-cell>
          <table:table-cell office:value-type="float" office:value="0" calcext:value-type="float">
            <text:p>0</text:p>
          </table:table-cell>
          <table:table-cell table:formula="of:=SQRT([.B395]^2+[.C395]^2+[.D395]^2)" office:value-type="float" office:value="0.000054752464099801" calcext:value-type="float">
            <text:p>5.475246409980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5163" calcext:value-type="float">
            <text:p>0.08516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9" calcext:value-type="float">
            <text:p>0.46969</text:p>
          </table:table-cell>
          <table:table-cell office:value-type="float" office:value="-0.000022546" calcext:value-type="float">
            <text:p>-0.000022546</text:p>
          </table:table-cell>
          <table:table-cell office:value-type="float" office:value="-0.000050838" calcext:value-type="float">
            <text:p>-0.000050838</text:p>
          </table:table-cell>
          <table:table-cell office:value-type="float" office:value="0" calcext:value-type="float">
            <text:p>0</text:p>
          </table:table-cell>
          <table:table-cell table:formula="of:=SQRT([.B396]^2+[.C396]^2+[.D396]^2)" office:value-type="float" office:value="0.0000556131671459197" calcext:value-type="float">
            <text:p>5.56131671459197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538" calcext:value-type="float">
            <text:p>0.0853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9" calcext:value-type="float">
            <text:p>0.46969</text:p>
          </table:table-cell>
          <table:table-cell office:value-type="float" office:value="-0.000023779" calcext:value-type="float">
            <text:p>-0.000023779</text:p>
          </table:table-cell>
          <table:table-cell office:value-type="float" office:value="-0.000051242" calcext:value-type="float">
            <text:p>-0.000051242</text:p>
          </table:table-cell>
          <table:table-cell office:value-type="float" office:value="0" calcext:value-type="float">
            <text:p>0</text:p>
          </table:table-cell>
          <table:table-cell table:formula="of:=SQRT([.B397]^2+[.C397]^2+[.D397]^2)" office:value-type="float" office:value="0.0000564905603176318" calcext:value-type="float">
            <text:p>5.64905603176318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5597" calcext:value-type="float">
            <text:p>0.08559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9" calcext:value-type="float">
            <text:p>0.46969</text:p>
          </table:table-cell>
          <table:table-cell office:value-type="float" office:value="-0.000025011" calcext:value-type="float">
            <text:p>-0.000025011</text:p>
          </table:table-cell>
          <table:table-cell office:value-type="float" office:value="-0.000051646" calcext:value-type="float">
            <text:p>-0.000051646</text:p>
          </table:table-cell>
          <table:table-cell office:value-type="float" office:value="0" calcext:value-type="float">
            <text:p>0</text:p>
          </table:table-cell>
          <table:table-cell table:formula="of:=SQRT([.B398]^2+[.C398]^2+[.D398]^2)" office:value-type="float" office:value="0.0000573834421850066" calcext:value-type="float">
            <text:p>5.7383442185006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5813" calcext:value-type="float">
            <text:p>0.08581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" calcext:value-type="float">
            <text:p>0.4697</text:p>
          </table:table-cell>
          <table:table-cell office:value-type="float" office:value="-0.000026244" calcext:value-type="float">
            <text:p>-0.000026244</text:p>
          </table:table-cell>
          <table:table-cell office:value-type="float" office:value="-0.00005205" calcext:value-type="float">
            <text:p>-0.00005205</text:p>
          </table:table-cell>
          <table:table-cell office:value-type="float" office:value="0" calcext:value-type="float">
            <text:p>0</text:p>
          </table:table-cell>
          <table:table-cell table:formula="of:=SQRT([.B399]^2+[.C399]^2+[.D399]^2)" office:value-type="float" office:value="0.0000582919380017512" calcext:value-type="float">
            <text:p>5.8291938001751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603" calcext:value-type="float">
            <text:p>0.0860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" calcext:value-type="float">
            <text:p>0.4697</text:p>
          </table:table-cell>
          <table:table-cell office:value-type="float" office:value="-0.000027477" calcext:value-type="float">
            <text:p>-0.000027477</text:p>
          </table:table-cell>
          <table:table-cell office:value-type="float" office:value="-0.000052454" calcext:value-type="float">
            <text:p>-0.000052454</text:p>
          </table:table-cell>
          <table:table-cell office:value-type="float" office:value="0" calcext:value-type="float">
            <text:p>0</text:p>
          </table:table-cell>
          <table:table-cell table:formula="of:=SQRT([.B400]^2+[.C400]^2+[.D400]^2)" office:value-type="float" office:value="0.0000592149275520962" calcext:value-type="float">
            <text:p>5.9214927552096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6247" calcext:value-type="float">
            <text:p>0.08624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" calcext:value-type="float">
            <text:p>0.4697</text:p>
          </table:table-cell>
          <table:table-cell office:value-type="float" office:value="-0.000028709" calcext:value-type="float">
            <text:p>-0.000028709</text:p>
          </table:table-cell>
          <table:table-cell office:value-type="float" office:value="-0.000052858" calcext:value-type="float">
            <text:p>-0.000052858</text:p>
          </table:table-cell>
          <table:table-cell office:value-type="float" office:value="0" calcext:value-type="float">
            <text:p>0</text:p>
          </table:table-cell>
          <table:table-cell table:formula="of:=SQRT([.B401]^2+[.C401]^2+[.D401]^2)" office:value-type="float" office:value="0.0000601512663623967" calcext:value-type="float">
            <text:p>6.01512663623967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6463" calcext:value-type="float">
            <text:p>0.08646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" calcext:value-type="float">
            <text:p>0.4697</text:p>
          </table:table-cell>
          <table:table-cell office:value-type="float" office:value="-0.000029942" calcext:value-type="float">
            <text:p>-0.000029942</text:p>
          </table:table-cell>
          <table:table-cell office:value-type="float" office:value="-0.000053262" calcext:value-type="float">
            <text:p>-0.000053262</text:p>
          </table:table-cell>
          <table:table-cell office:value-type="float" office:value="0" calcext:value-type="float">
            <text:p>0</text:p>
          </table:table-cell>
          <table:table-cell table:formula="of:=SQRT([.B402]^2+[.C402]^2+[.D402]^2)" office:value-type="float" office:value="0.0000611012602816014" calcext:value-type="float">
            <text:p>6.11012602816014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668" calcext:value-type="float">
            <text:p>0.0866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" calcext:value-type="float">
            <text:p>0.4697</text:p>
          </table:table-cell>
          <table:table-cell office:value-type="float" office:value="-0.000031172" calcext:value-type="float">
            <text:p>-0.000031172</text:p>
          </table:table-cell>
          <table:table-cell office:value-type="float" office:value="-0.000053658" calcext:value-type="float">
            <text:p>-0.000053658</text:p>
          </table:table-cell>
          <table:table-cell office:value-type="float" office:value="0" calcext:value-type="float">
            <text:p>0</text:p>
          </table:table-cell>
          <table:table-cell table:formula="of:=SQRT([.B403]^2+[.C403]^2+[.D403]^2)" office:value-type="float" office:value="0.0000620554151384067" calcext:value-type="float">
            <text:p>6.20554151384067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6897" calcext:value-type="float">
            <text:p>0.08689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1" calcext:value-type="float">
            <text:p>0.46971</text:p>
          </table:table-cell>
          <table:table-cell office:value-type="float" office:value="-0.000032403" calcext:value-type="float">
            <text:p>-0.000032403</text:p>
          </table:table-cell>
          <table:table-cell office:value-type="float" office:value="-0.000054053" calcext:value-type="float">
            <text:p>-0.000054053</text:p>
          </table:table-cell>
          <table:table-cell office:value-type="float" office:value="0" calcext:value-type="float">
            <text:p>0</text:p>
          </table:table-cell>
          <table:table-cell table:formula="of:=SQRT([.B404]^2+[.C404]^2+[.D404]^2)" office:value-type="float" office:value="0.0000630212759153605" calcext:value-type="float">
            <text:p>6.30212759153605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3" calcext:value-type="float">
            <text:p>0.008320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7113" calcext:value-type="float">
            <text:p>0.08711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1" calcext:value-type="float">
            <text:p>0.46971</text:p>
          </table:table-cell>
          <table:table-cell office:value-type="float" office:value="-0.000033633" calcext:value-type="float">
            <text:p>-0.000033633</text:p>
          </table:table-cell>
          <table:table-cell office:value-type="float" office:value="-0.000054449" calcext:value-type="float">
            <text:p>-0.000054449</text:p>
          </table:table-cell>
          <table:table-cell office:value-type="float" office:value="0" calcext:value-type="float">
            <text:p>0</text:p>
          </table:table-cell>
          <table:table-cell table:formula="of:=SQRT([.B405]^2+[.C405]^2+[.D405]^2)" office:value-type="float" office:value="0.0000639990022578477" calcext:value-type="float">
            <text:p>6.39990022578477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3" calcext:value-type="float">
            <text:p>0.008320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733" calcext:value-type="float">
            <text:p>0.0873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2" calcext:value-type="float">
            <text:p>0.46972</text:p>
          </table:table-cell>
          <table:table-cell office:value-type="float" office:value="-0.000034863" calcext:value-type="float">
            <text:p>-0.000034863</text:p>
          </table:table-cell>
          <table:table-cell office:value-type="float" office:value="-0.000054845" calcext:value-type="float">
            <text:p>-0.000054845</text:p>
          </table:table-cell>
          <table:table-cell office:value-type="float" office:value="0" calcext:value-type="float">
            <text:p>0</text:p>
          </table:table-cell>
          <table:table-cell table:formula="of:=SQRT([.B406]^2+[.C406]^2+[.D406]^2)" office:value-type="float" office:value="0.0000649877126386212" calcext:value-type="float">
            <text:p>6.4987712638621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3" calcext:value-type="float">
            <text:p>0.008320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7547" calcext:value-type="float">
            <text:p>0.08754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2" calcext:value-type="float">
            <text:p>0.46972</text:p>
          </table:table-cell>
          <table:table-cell office:value-type="float" office:value="-0.000036093" calcext:value-type="float">
            <text:p>-0.000036093</text:p>
          </table:table-cell>
          <table:table-cell office:value-type="float" office:value="-0.000055241" calcext:value-type="float">
            <text:p>-0.000055241</text:p>
          </table:table-cell>
          <table:table-cell office:value-type="float" office:value="0" calcext:value-type="float">
            <text:p>0</text:p>
          </table:table-cell>
          <table:table-cell table:formula="of:=SQRT([.B407]^2+[.C407]^2+[.D407]^2)" office:value-type="float" office:value="0.0000659869133237796" calcext:value-type="float">
            <text:p>6.5986913323779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3" calcext:value-type="float">
            <text:p>0.008320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7764" calcext:value-type="float">
            <text:p>0.08776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2" calcext:value-type="float">
            <text:p>0.46972</text:p>
          </table:table-cell>
          <table:table-cell office:value-type="float" office:value="-0.000037323" calcext:value-type="float">
            <text:p>-0.000037323</text:p>
          </table:table-cell>
          <table:table-cell office:value-type="float" office:value="-0.000055637" calcext:value-type="float">
            <text:p>-0.000055637</text:p>
          </table:table-cell>
          <table:table-cell office:value-type="float" office:value="0" calcext:value-type="float">
            <text:p>0</text:p>
          </table:table-cell>
          <table:table-cell table:formula="of:=SQRT([.B408]^2+[.C408]^2+[.D408]^2)" office:value-type="float" office:value="0.0000669961349482192" calcext:value-type="float">
            <text:p>6.6996134948219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3" calcext:value-type="float">
            <text:p>0.008320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798" calcext:value-type="float">
            <text:p>0.0879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3" calcext:value-type="float">
            <text:p>0.46973</text:p>
          </table:table-cell>
          <table:table-cell office:value-type="float" office:value="-0.000038553" calcext:value-type="float">
            <text:p>-0.000038553</text:p>
          </table:table-cell>
          <table:table-cell office:value-type="float" office:value="-0.000056032" calcext:value-type="float">
            <text:p>-0.000056032</text:p>
          </table:table-cell>
          <table:table-cell office:value-type="float" office:value="0" calcext:value-type="float">
            <text:p>0</text:p>
          </table:table-cell>
          <table:table-cell table:formula="of:=SQRT([.B409]^2+[.C409]^2+[.D409]^2)" office:value-type="float" office:value="0.0000680141076027614" calcext:value-type="float">
            <text:p>6.80141076027614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3" calcext:value-type="float">
            <text:p>0.008320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8197" calcext:value-type="float">
            <text:p>0.08819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3" calcext:value-type="float">
            <text:p>0.46973</text:p>
          </table:table-cell>
          <table:table-cell office:value-type="float" office:value="-0.000039784" calcext:value-type="float">
            <text:p>-0.000039784</text:p>
          </table:table-cell>
          <table:table-cell office:value-type="float" office:value="-0.000056428" calcext:value-type="float">
            <text:p>-0.000056428</text:p>
          </table:table-cell>
          <table:table-cell office:value-type="float" office:value="0" calcext:value-type="float">
            <text:p>0</text:p>
          </table:table-cell>
          <table:table-cell table:formula="of:=SQRT([.B410]^2+[.C410]^2+[.D410]^2)" office:value-type="float" office:value="0.0000690426378406851" calcext:value-type="float">
            <text:p>6.9042637840685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3" calcext:value-type="float">
            <text:p>0.008320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8414" calcext:value-type="float">
            <text:p>0.08841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4" calcext:value-type="float">
            <text:p>0.46974</text:p>
          </table:table-cell>
          <table:table-cell office:value-type="float" office:value="-0.000041011" calcext:value-type="float">
            <text:p>-0.000041011</text:p>
          </table:table-cell>
          <table:table-cell office:value-type="float" office:value="-0.000056815" calcext:value-type="float">
            <text:p>-0.000056815</text:p>
          </table:table-cell>
          <table:table-cell office:value-type="float" office:value="0" calcext:value-type="float">
            <text:p>0</text:p>
          </table:table-cell>
          <table:table-cell table:formula="of:=SQRT([.B411]^2+[.C411]^2+[.D411]^2)" office:value-type="float" office:value="0.0000700702957464859" calcext:value-type="float">
            <text:p>7.00702957464859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2" calcext:value-type="float">
            <text:p>0.008320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863" calcext:value-type="float">
            <text:p>0.0886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4" calcext:value-type="float">
            <text:p>0.46974</text:p>
          </table:table-cell>
          <table:table-cell office:value-type="float" office:value="-0.000042237" calcext:value-type="float">
            <text:p>-0.000042237</text:p>
          </table:table-cell>
          <table:table-cell office:value-type="float" office:value="-0.000057198" calcext:value-type="float">
            <text:p>-0.000057198</text:p>
          </table:table-cell>
          <table:table-cell office:value-type="float" office:value="0" calcext:value-type="float">
            <text:p>0</text:p>
          </table:table-cell>
          <table:table-cell table:formula="of:=SQRT([.B412]^2+[.C412]^2+[.D412]^2)" office:value-type="float" office:value="0.0000711025693839541" calcext:value-type="float">
            <text:p>7.1102569383954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2" calcext:value-type="float">
            <text:p>0.008320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8847" calcext:value-type="float">
            <text:p>0.08884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5" calcext:value-type="float">
            <text:p>0.46975</text:p>
          </table:table-cell>
          <table:table-cell office:value-type="float" office:value="-0.000043463" calcext:value-type="float">
            <text:p>-0.000043463</text:p>
          </table:table-cell>
          <table:table-cell office:value-type="float" office:value="-0.00005758" calcext:value-type="float">
            <text:p>-0.00005758</text:p>
          </table:table-cell>
          <table:table-cell office:value-type="float" office:value="0" calcext:value-type="float">
            <text:p>0</text:p>
          </table:table-cell>
          <table:table-cell table:formula="of:=SQRT([.B413]^2+[.C413]^2+[.D413]^2)" office:value-type="float" office:value="0.0000721421428084861" calcext:value-type="float">
            <text:p>7.2142142808486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2" calcext:value-type="float">
            <text:p>0.008320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9064" calcext:value-type="float">
            <text:p>0.08906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5" calcext:value-type="float">
            <text:p>0.46975</text:p>
          </table:table-cell>
          <table:table-cell office:value-type="float" office:value="-0.000044689" calcext:value-type="float">
            <text:p>-0.000044689</text:p>
          </table:table-cell>
          <table:table-cell office:value-type="float" office:value="-0.000057962" calcext:value-type="float">
            <text:p>-0.000057962</text:p>
          </table:table-cell>
          <table:table-cell office:value-type="float" office:value="0" calcext:value-type="float">
            <text:p>0</text:p>
          </table:table-cell>
          <table:table-cell table:formula="of:=SQRT([.B414]^2+[.C414]^2+[.D414]^2)" office:value-type="float" office:value="0.0000731894812455998" calcext:value-type="float">
            <text:p>0.000073189481245599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2" calcext:value-type="float">
            <text:p>0.008320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928" calcext:value-type="float">
            <text:p>0.0892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6" calcext:value-type="float">
            <text:p>0.46976</text:p>
          </table:table-cell>
          <table:table-cell office:value-type="float" office:value="-0.000045915" calcext:value-type="float">
            <text:p>-0.000045915</text:p>
          </table:table-cell>
          <table:table-cell office:value-type="float" office:value="-0.000058345" calcext:value-type="float">
            <text:p>-0.000058345</text:p>
          </table:table-cell>
          <table:table-cell office:value-type="float" office:value="0" calcext:value-type="float">
            <text:p>0</text:p>
          </table:table-cell>
          <table:table-cell table:formula="of:=SQRT([.B415]^2+[.C415]^2+[.D415]^2)" office:value-type="float" office:value="0.0000742450419220031" calcext:value-type="float">
            <text:p>7.4245041922003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1" calcext:value-type="float">
            <text:p>0.008320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9497" calcext:value-type="float">
            <text:p>0.08949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6" calcext:value-type="float">
            <text:p>0.46976</text:p>
          </table:table-cell>
          <table:table-cell office:value-type="float" office:value="-0.000047141" calcext:value-type="float">
            <text:p>-0.000047141</text:p>
          </table:table-cell>
          <table:table-cell office:value-type="float" office:value="-0.000058727" calcext:value-type="float">
            <text:p>-0.000058727</text:p>
          </table:table-cell>
          <table:table-cell office:value-type="float" office:value="0" calcext:value-type="float">
            <text:p>0</text:p>
          </table:table-cell>
          <table:table-cell table:formula="of:=SQRT([.B416]^2+[.C416]^2+[.D416]^2)" office:value-type="float" office:value="0.0000753069346740392" calcext:value-type="float">
            <text:p>7.5306934674039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1" calcext:value-type="float">
            <text:p>0.008320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9714" calcext:value-type="float">
            <text:p>0.08971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7" calcext:value-type="float">
            <text:p>0.46977</text:p>
          </table:table-cell>
          <table:table-cell office:value-type="float" office:value="-0.000048366" calcext:value-type="float">
            <text:p>-0.000048366</text:p>
          </table:table-cell>
          <table:table-cell office:value-type="float" office:value="-0.00005911" calcext:value-type="float">
            <text:p>-0.00005911</text:p>
          </table:table-cell>
          <table:table-cell office:value-type="float" office:value="0" calcext:value-type="float">
            <text:p>0</text:p>
          </table:table-cell>
          <table:table-cell table:formula="of:=SQRT([.B417]^2+[.C417]^2+[.D417]^2)" office:value-type="float" office:value="0.0000763757949614929" calcext:value-type="float">
            <text:p>7.63757949614929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1" calcext:value-type="float">
            <text:p>0.008320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89931" calcext:value-type="float">
            <text:p>0.08993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8" calcext:value-type="float">
            <text:p>0.46978</text:p>
          </table:table-cell>
          <table:table-cell office:value-type="float" office:value="-0.000049592" calcext:value-type="float">
            <text:p>-0.000049592</text:p>
          </table:table-cell>
          <table:table-cell office:value-type="float" office:value="-0.000059492" calcext:value-type="float">
            <text:p>-0.000059492</text:p>
          </table:table-cell>
          <table:table-cell office:value-type="float" office:value="0" calcext:value-type="float">
            <text:p>0</text:p>
          </table:table-cell>
          <table:table-cell table:formula="of:=SQRT([.B418]^2+[.C418]^2+[.D418]^2)" office:value-type="float" office:value="0.0000774510460097215" calcext:value-type="float">
            <text:p>7.74510460097215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1" calcext:value-type="float">
            <text:p>0.008320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0147" calcext:value-type="float">
            <text:p>0.09014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8" calcext:value-type="float">
            <text:p>0.46978</text:p>
          </table:table-cell>
          <table:table-cell office:value-type="float" office:value="-0.000050817" calcext:value-type="float">
            <text:p>-0.000050817</text:p>
          </table:table-cell>
          <table:table-cell office:value-type="float" office:value="-0.00005987" calcext:value-type="float">
            <text:p>-0.00005987</text:p>
          </table:table-cell>
          <table:table-cell office:value-type="float" office:value="0" calcext:value-type="float">
            <text:p>0</text:p>
          </table:table-cell>
          <table:table-cell table:formula="of:=SQRT([.B419]^2+[.C419]^2+[.D419]^2)" office:value-type="float" office:value="0.0000785288761475675" calcext:value-type="float">
            <text:p>7.85288761475675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1" calcext:value-type="float">
            <text:p>0.008320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0364" calcext:value-type="float">
            <text:p>0.09036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9" calcext:value-type="float">
            <text:p>0.46979</text:p>
          </table:table-cell>
          <table:table-cell office:value-type="float" office:value="-0.000052038" calcext:value-type="float">
            <text:p>-0.000052038</text:p>
          </table:table-cell>
          <table:table-cell office:value-type="float" office:value="-0.000060237" calcext:value-type="float">
            <text:p>-0.000060237</text:p>
          </table:table-cell>
          <table:table-cell office:value-type="float" office:value="0" calcext:value-type="float">
            <text:p>0</text:p>
          </table:table-cell>
          <table:table-cell table:formula="of:=SQRT([.B420]^2+[.C420]^2+[.D420]^2)" office:value-type="float" office:value="0.0000796018191563484" calcext:value-type="float">
            <text:p>7.96018191563484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0581" calcext:value-type="float">
            <text:p>0.09058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" calcext:value-type="float">
            <text:p>0.4698</text:p>
          </table:table-cell>
          <table:table-cell office:value-type="float" office:value="-0.000053259" calcext:value-type="float">
            <text:p>-0.000053259</text:p>
          </table:table-cell>
          <table:table-cell office:value-type="float" office:value="-0.000060604" calcext:value-type="float">
            <text:p>-0.000060604</text:p>
          </table:table-cell>
          <table:table-cell office:value-type="float" office:value="0" calcext:value-type="float">
            <text:p>0</text:p>
          </table:table-cell>
          <table:table-cell table:formula="of:=SQRT([.B421]^2+[.C421]^2+[.D421]^2)" office:value-type="float" office:value="0.0000806806414017638" calcext:value-type="float">
            <text:p>8.06806414017638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0797" calcext:value-type="float">
            <text:p>0.09079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" calcext:value-type="float">
            <text:p>0.4698</text:p>
          </table:table-cell>
          <table:table-cell office:value-type="float" office:value="-0.00005448" calcext:value-type="float">
            <text:p>-0.00005448</text:p>
          </table:table-cell>
          <table:table-cell office:value-type="float" office:value="-0.000060971" calcext:value-type="float">
            <text:p>-0.000060971</text:p>
          </table:table-cell>
          <table:table-cell office:value-type="float" office:value="0" calcext:value-type="float">
            <text:p>0</text:p>
          </table:table-cell>
          <table:table-cell table:formula="of:=SQRT([.B422]^2+[.C422]^2+[.D422]^2)" office:value-type="float" office:value="0.0000817651101693137" calcext:value-type="float">
            <text:p>8.17651101693137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1014" calcext:value-type="float">
            <text:p>0.09101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1" calcext:value-type="float">
            <text:p>0.46981</text:p>
          </table:table-cell>
          <table:table-cell office:value-type="float" office:value="-0.000055701" calcext:value-type="float">
            <text:p>-0.000055701</text:p>
          </table:table-cell>
          <table:table-cell office:value-type="float" office:value="-0.000061338" calcext:value-type="float">
            <text:p>-0.000061338</text:p>
          </table:table-cell>
          <table:table-cell office:value-type="float" office:value="0" calcext:value-type="float">
            <text:p>0</text:p>
          </table:table-cell>
          <table:table-cell table:formula="of:=SQRT([.B423]^2+[.C423]^2+[.D423]^2)" office:value-type="float" office:value="0.000082855003741476" calcext:value-type="float">
            <text:p>8.285500374147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9" calcext:value-type="float">
            <text:p>0.008319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1231" calcext:value-type="float">
            <text:p>0.09123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2" calcext:value-type="float">
            <text:p>0.46982</text:p>
          </table:table-cell>
          <table:table-cell office:value-type="float" office:value="-0.000056922" calcext:value-type="float">
            <text:p>-0.000056922</text:p>
          </table:table-cell>
          <table:table-cell office:value-type="float" office:value="-0.000061706" calcext:value-type="float">
            <text:p>-0.000061706</text:p>
          </table:table-cell>
          <table:table-cell office:value-type="float" office:value="0" calcext:value-type="float">
            <text:p>0</text:p>
          </table:table-cell>
          <table:table-cell table:formula="of:=SQRT([.B424]^2+[.C424]^2+[.D424]^2)" office:value-type="float" office:value="0.00008395084585637" calcext:value-type="float">
            <text:p>8.395084585637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9" calcext:value-type="float">
            <text:p>0.008319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1447" calcext:value-type="float">
            <text:p>0.09144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3" calcext:value-type="float">
            <text:p>0.46983</text:p>
          </table:table-cell>
          <table:table-cell office:value-type="float" office:value="-0.000058143" calcext:value-type="float">
            <text:p>-0.000058143</text:p>
          </table:table-cell>
          <table:table-cell office:value-type="float" office:value="-0.000062073" calcext:value-type="float">
            <text:p>-0.000062073</text:p>
          </table:table-cell>
          <table:table-cell office:value-type="float" office:value="0" calcext:value-type="float">
            <text:p>0</text:p>
          </table:table-cell>
          <table:table-cell table:formula="of:=SQRT([.B425]^2+[.C425]^2+[.D425]^2)" office:value-type="float" office:value="0.0000850509598887632" calcext:value-type="float">
            <text:p>8.50509598887632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9" calcext:value-type="float">
            <text:p>0.008319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1664" calcext:value-type="float">
            <text:p>0.09166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3" calcext:value-type="float">
            <text:p>0.46983</text:p>
          </table:table-cell>
          <table:table-cell office:value-type="float" office:value="-0.000059364" calcext:value-type="float">
            <text:p>-0.000059364</text:p>
          </table:table-cell>
          <table:table-cell office:value-type="float" office:value="-0.00006244" calcext:value-type="float">
            <text:p>-0.00006244</text:p>
          </table:table-cell>
          <table:table-cell office:value-type="float" office:value="0" calcext:value-type="float">
            <text:p>0</text:p>
          </table:table-cell>
          <table:table-cell table:formula="of:=SQRT([.B426]^2+[.C426]^2+[.D426]^2)" office:value-type="float" office:value="0.0000861558941454385" calcext:value-type="float">
            <text:p>8.61558941454385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9" calcext:value-type="float">
            <text:p>0.008319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1881" calcext:value-type="float">
            <text:p>0.09188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4" calcext:value-type="float">
            <text:p>0.46984</text:p>
          </table:table-cell>
          <table:table-cell office:value-type="float" office:value="-0.000060585" calcext:value-type="float">
            <text:p>-0.000060585</text:p>
          </table:table-cell>
          <table:table-cell office:value-type="float" office:value="-0.000062807" calcext:value-type="float">
            <text:p>-0.000062807</text:p>
          </table:table-cell>
          <table:table-cell office:value-type="float" office:value="0" calcext:value-type="float">
            <text:p>0</text:p>
          </table:table-cell>
          <table:table-cell table:formula="of:=SQRT([.B427]^2+[.C427]^2+[.D427]^2)" office:value-type="float" office:value="0.0000872654655290396" calcext:value-type="float">
            <text:p>8.7265465529039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8" calcext:value-type="float">
            <text:p>0.008319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2097" calcext:value-type="float">
            <text:p>0.09209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5" calcext:value-type="float">
            <text:p>0.46985</text:p>
          </table:table-cell>
          <table:table-cell office:value-type="float" office:value="-0.000061801" calcext:value-type="float">
            <text:p>-0.000061801</text:p>
          </table:table-cell>
          <table:table-cell office:value-type="float" office:value="-0.00006316" calcext:value-type="float">
            <text:p>-0.00006316</text:p>
          </table:table-cell>
          <table:table-cell office:value-type="float" office:value="0" calcext:value-type="float">
            <text:p>0</text:p>
          </table:table-cell>
          <table:table-cell table:formula="of:=SQRT([.B428]^2+[.C428]^2+[.D428]^2)" office:value-type="float" office:value="0.0000883659957279948" calcext:value-type="float">
            <text:p>8.83659957279948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8" calcext:value-type="float">
            <text:p>0.008319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2314" calcext:value-type="float">
            <text:p>0.09231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6" calcext:value-type="float">
            <text:p>0.46986</text:p>
          </table:table-cell>
          <table:table-cell office:value-type="float" office:value="-0.000063017" calcext:value-type="float">
            <text:p>-0.000063017</text:p>
          </table:table-cell>
          <table:table-cell office:value-type="float" office:value="-0.000063512" calcext:value-type="float">
            <text:p>-0.000063512</text:p>
          </table:table-cell>
          <table:table-cell office:value-type="float" office:value="0" calcext:value-type="float">
            <text:p>0</text:p>
          </table:table-cell>
          <table:table-cell table:formula="of:=SQRT([.B429]^2+[.C429]^2+[.D429]^2)" office:value-type="float" office:value="0.000089470198574721" calcext:value-type="float">
            <text:p>8.947019857472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8" calcext:value-type="float">
            <text:p>0.008319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2531" calcext:value-type="float">
            <text:p>0.09253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7" calcext:value-type="float">
            <text:p>0.46987</text:p>
          </table:table-cell>
          <table:table-cell office:value-type="float" office:value="-0.000064234" calcext:value-type="float">
            <text:p>-0.000064234</text:p>
          </table:table-cell>
          <table:table-cell office:value-type="float" office:value="-0.000063865" calcext:value-type="float">
            <text:p>-0.000063865</text:p>
          </table:table-cell>
          <table:table-cell office:value-type="float" office:value="0" calcext:value-type="float">
            <text:p>0</text:p>
          </table:table-cell>
          <table:table-cell table:formula="of:=SQRT([.B430]^2+[.C430]^2+[.D430]^2)" office:value-type="float" office:value="0.000090580047366956" calcext:value-type="float">
            <text:p>9.058004736695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7" calcext:value-type="float">
            <text:p>0.008319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2748" calcext:value-type="float">
            <text:p>0.09274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8" calcext:value-type="float">
            <text:p>0.46988</text:p>
          </table:table-cell>
          <table:table-cell office:value-type="float" office:value="-0.00006545" calcext:value-type="float">
            <text:p>-0.00006545</text:p>
          </table:table-cell>
          <table:table-cell office:value-type="float" office:value="-0.000064218" calcext:value-type="float">
            <text:p>-0.000064218</text:p>
          </table:table-cell>
          <table:table-cell office:value-type="float" office:value="0" calcext:value-type="float">
            <text:p>0</text:p>
          </table:table-cell>
          <table:table-cell table:formula="of:=SQRT([.B431]^2+[.C431]^2+[.D431]^2)" office:value-type="float" office:value="0.0000916932605156999" calcext:value-type="float">
            <text:p>0.000091693260515699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7" calcext:value-type="float">
            <text:p>0.008319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2964" calcext:value-type="float">
            <text:p>0.09296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9" calcext:value-type="float">
            <text:p>0.46989</text:p>
          </table:table-cell>
          <table:table-cell office:value-type="float" office:value="-0.000066666" calcext:value-type="float">
            <text:p>-0.000066666</text:p>
          </table:table-cell>
          <table:table-cell office:value-type="float" office:value="-0.00006457" calcext:value-type="float">
            <text:p>-0.00006457</text:p>
          </table:table-cell>
          <table:table-cell office:value-type="float" office:value="0" calcext:value-type="float">
            <text:p>0</text:p>
          </table:table-cell>
          <table:table-cell table:formula="of:=SQRT([.B432]^2+[.C432]^2+[.D432]^2)" office:value-type="float" office:value="0.0000928097002257846" calcext:value-type="float">
            <text:p>9.28097002257846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7" calcext:value-type="float">
            <text:p>0.008319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3181" calcext:value-type="float">
            <text:p>0.09318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9" calcext:value-type="float">
            <text:p>0.46989</text:p>
          </table:table-cell>
          <table:table-cell office:value-type="float" office:value="-0.000067883" calcext:value-type="float">
            <text:p>-0.000067883</text:p>
          </table:table-cell>
          <table:table-cell office:value-type="float" office:value="-0.000064923" calcext:value-type="float">
            <text:p>-0.000064923</text:p>
          </table:table-cell>
          <table:table-cell office:value-type="float" office:value="0" calcext:value-type="float">
            <text:p>0</text:p>
          </table:table-cell>
          <table:table-cell table:formula="of:=SQRT([.B433]^2+[.C433]^2+[.D433]^2)" office:value-type="float" office:value="0.0000939313452368271" calcext:value-type="float">
            <text:p>9.3931345236827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6" calcext:value-type="float">
            <text:p>0.008319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3398" calcext:value-type="float">
            <text:p>0.09339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" calcext:value-type="float">
            <text:p>0.4699</text:p>
          </table:table-cell>
          <table:table-cell office:value-type="float" office:value="-0.000069099" calcext:value-type="float">
            <text:p>-0.000069099</text:p>
          </table:table-cell>
          <table:table-cell office:value-type="float" office:value="-0.000065276" calcext:value-type="float">
            <text:p>-0.000065276</text:p>
          </table:table-cell>
          <table:table-cell office:value-type="float" office:value="0" calcext:value-type="float">
            <text:p>0</text:p>
          </table:table-cell>
          <table:table-cell table:formula="of:=SQRT([.B434]^2+[.C434]^2+[.D434]^2)" office:value-type="float" office:value="0.000095055920262759" calcext:value-type="float">
            <text:p>9.5055920262759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6" calcext:value-type="float">
            <text:p>0.008319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3614" calcext:value-type="float">
            <text:p>0.09361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1" calcext:value-type="float">
            <text:p>0.46991</text:p>
          </table:table-cell>
          <table:table-cell office:value-type="float" office:value="-0.000070315" calcext:value-type="float">
            <text:p>-0.000070315</text:p>
          </table:table-cell>
          <table:table-cell office:value-type="float" office:value="-0.000065628" calcext:value-type="float">
            <text:p>-0.000065628</text:p>
          </table:table-cell>
          <table:table-cell office:value-type="float" office:value="0" calcext:value-type="float">
            <text:p>0</text:p>
          </table:table-cell>
          <table:table-cell table:formula="of:=SQRT([.B435]^2+[.C435]^2+[.D435]^2)" office:value-type="float" office:value="0.0000961833333223589" calcext:value-type="float">
            <text:p>9.61833333223589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6" calcext:value-type="float">
            <text:p>0.008319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3831" calcext:value-type="float">
            <text:p>0.09383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2" calcext:value-type="float">
            <text:p>0.46992</text:p>
          </table:table-cell>
          <table:table-cell office:value-type="float" office:value="-0.000071529" calcext:value-type="float">
            <text:p>-0.000071529</text:p>
          </table:table-cell>
          <table:table-cell office:value-type="float" office:value="-0.000065973" calcext:value-type="float">
            <text:p>-0.000065973</text:p>
          </table:table-cell>
          <table:table-cell office:value-type="float" office:value="0" calcext:value-type="float">
            <text:p>0</text:p>
          </table:table-cell>
          <table:table-cell table:formula="of:=SQRT([.B436]^2+[.C436]^2+[.D436]^2)" office:value-type="float" office:value="0.0000973079368294283" calcext:value-type="float">
            <text:p>9.73079368294283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5" calcext:value-type="float">
            <text:p>0.008319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4048" calcext:value-type="float">
            <text:p>0.09404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3" calcext:value-type="float">
            <text:p>0.46993</text:p>
          </table:table-cell>
          <table:table-cell office:value-type="float" office:value="-0.000072741" calcext:value-type="float">
            <text:p>-0.000072741</text:p>
          </table:table-cell>
          <table:table-cell office:value-type="float" office:value="-0.000066313" calcext:value-type="float">
            <text:p>-0.000066313</text:p>
          </table:table-cell>
          <table:table-cell office:value-type="float" office:value="0" calcext:value-type="float">
            <text:p>0</text:p>
          </table:table-cell>
          <table:table-cell table:formula="of:=SQRT([.B437]^2+[.C437]^2+[.D437]^2)" office:value-type="float" office:value="0.0000984310268665323" calcext:value-type="float">
            <text:p>9.84310268665323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5" calcext:value-type="float">
            <text:p>0.008319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4264" calcext:value-type="float">
            <text:p>0.09426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4" calcext:value-type="float">
            <text:p>0.46994</text:p>
          </table:table-cell>
          <table:table-cell office:value-type="float" office:value="-0.000073954" calcext:value-type="float">
            <text:p>-0.000073954</text:p>
          </table:table-cell>
          <table:table-cell office:value-type="float" office:value="-0.000066654" calcext:value-type="float">
            <text:p>-0.000066654</text:p>
          </table:table-cell>
          <table:table-cell office:value-type="float" office:value="0" calcext:value-type="float">
            <text:p>0</text:p>
          </table:table-cell>
          <table:table-cell table:formula="of:=SQRT([.B438]^2+[.C438]^2+[.D438]^2)" office:value-type="float" office:value="0.0000995587757658761" calcext:value-type="float">
            <text:p>9.95587757658761E-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4" calcext:value-type="float">
            <text:p>0.008319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4481" calcext:value-type="float">
            <text:p>0.09448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5" calcext:value-type="float">
            <text:p>0.46995</text:p>
          </table:table-cell>
          <table:table-cell office:value-type="float" office:value="-0.000075166" calcext:value-type="float">
            <text:p>-0.000075166</text:p>
          </table:table-cell>
          <table:table-cell office:value-type="float" office:value="-0.000066994" calcext:value-type="float">
            <text:p>-0.000066994</text:p>
          </table:table-cell>
          <table:table-cell office:value-type="float" office:value="0" calcext:value-type="float">
            <text:p>0</text:p>
          </table:table-cell>
          <table:table-cell table:formula="of:=SQRT([.B439]^2+[.C439]^2+[.D439]^2)" office:value-type="float" office:value="0.000100688249522971" calcext:value-type="float">
            <text:p>0.00010068824952297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4" calcext:value-type="float">
            <text:p>0.008319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4698" calcext:value-type="float">
            <text:p>0.09469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6" calcext:value-type="float">
            <text:p>0.46996</text:p>
          </table:table-cell>
          <table:table-cell office:value-type="float" office:value="-0.000076378" calcext:value-type="float">
            <text:p>-0.000076378</text:p>
          </table:table-cell>
          <table:table-cell office:value-type="float" office:value="-0.000067335" calcext:value-type="float">
            <text:p>-0.000067335</text:p>
          </table:table-cell>
          <table:table-cell office:value-type="float" office:value="0" calcext:value-type="float">
            <text:p>0</text:p>
          </table:table-cell>
          <table:table-cell table:formula="of:=SQRT([.B440]^2+[.C440]^2+[.D440]^2)" office:value-type="float" office:value="0.000101821417732224" calcext:value-type="float">
            <text:p>0.00010182141773222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4" calcext:value-type="float">
            <text:p>0.008319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4915" calcext:value-type="float">
            <text:p>0.09491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7" calcext:value-type="float">
            <text:p>0.46997</text:p>
          </table:table-cell>
          <table:table-cell office:value-type="float" office:value="-0.000077591" calcext:value-type="float">
            <text:p>-0.000077591</text:p>
          </table:table-cell>
          <table:table-cell office:value-type="float" office:value="-0.000067675" calcext:value-type="float">
            <text:p>-0.000067675</text:p>
          </table:table-cell>
          <table:table-cell office:value-type="float" office:value="0" calcext:value-type="float">
            <text:p>0</text:p>
          </table:table-cell>
          <table:table-cell table:formula="of:=SQRT([.B441]^2+[.C441]^2+[.D441]^2)" office:value-type="float" office:value="0.000102957607324568" calcext:value-type="float">
            <text:p>0.00010295760732456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3" calcext:value-type="float">
            <text:p>0.008319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5131" calcext:value-type="float">
            <text:p>0.09513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8" calcext:value-type="float">
            <text:p>0.46998</text:p>
          </table:table-cell>
          <table:table-cell office:value-type="float" office:value="-0.000078803" calcext:value-type="float">
            <text:p>-0.000078803</text:p>
          </table:table-cell>
          <table:table-cell office:value-type="float" office:value="-0.000068016" calcext:value-type="float">
            <text:p>-0.000068016</text:p>
          </table:table-cell>
          <table:table-cell office:value-type="float" office:value="0" calcext:value-type="float">
            <text:p>0</text:p>
          </table:table-cell>
          <table:table-cell table:formula="of:=SQRT([.B442]^2+[.C442]^2+[.D442]^2)" office:value-type="float" office:value="0.000104096537238277" calcext:value-type="float">
            <text:p>0.00010409653723827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3" calcext:value-type="float">
            <text:p>0.008319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5348" calcext:value-type="float">
            <text:p>0.09534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0.000080015" calcext:value-type="float">
            <text:p>-0.000080015</text:p>
          </table:table-cell>
          <table:table-cell office:value-type="float" office:value="-0.000068356" calcext:value-type="float">
            <text:p>-0.000068356</text:p>
          </table:table-cell>
          <table:table-cell office:value-type="float" office:value="0" calcext:value-type="float">
            <text:p>0</text:p>
          </table:table-cell>
          <table:table-cell table:formula="of:=SQRT([.B443]^2+[.C443]^2+[.D443]^2)" office:value-type="float" office:value="0.00010523755489843" calcext:value-type="float">
            <text:p>0.0001052375548984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2" calcext:value-type="float">
            <text:p>0.008319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5565" calcext:value-type="float">
            <text:p>0.09556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01" calcext:value-type="float">
            <text:p>0.47001</text:p>
          </table:table-cell>
          <table:table-cell office:value-type="float" office:value="-0.000081227" calcext:value-type="float">
            <text:p>-0.000081227</text:p>
          </table:table-cell>
          <table:table-cell office:value-type="float" office:value="-0.000068694" calcext:value-type="float">
            <text:p>-0.000068694</text:p>
          </table:table-cell>
          <table:table-cell office:value-type="float" office:value="0" calcext:value-type="float">
            <text:p>0</text:p>
          </table:table-cell>
          <table:table-cell table:formula="of:=SQRT([.B444]^2+[.C444]^2+[.D444]^2)" office:value-type="float" office:value="0.00010637993779374" calcext:value-type="float">
            <text:p>0.0001063799377937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2" calcext:value-type="float">
            <text:p>0.008319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5781" calcext:value-type="float">
            <text:p>0.09578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02" calcext:value-type="float">
            <text:p>0.47002</text:p>
          </table:table-cell>
          <table:table-cell office:value-type="float" office:value="-0.000082436" calcext:value-type="float">
            <text:p>-0.000082436</text:p>
          </table:table-cell>
          <table:table-cell office:value-type="float" office:value="-0.000069026" calcext:value-type="float">
            <text:p>-0.000069026</text:p>
          </table:table-cell>
          <table:table-cell office:value-type="float" office:value="0" calcext:value-type="float">
            <text:p>0</text:p>
          </table:table-cell>
          <table:table-cell table:formula="of:=SQRT([.B445]^2+[.C445]^2+[.D445]^2)" office:value-type="float" office:value="0.000107518755442946" calcext:value-type="float">
            <text:p>0.00010751875544294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2" calcext:value-type="float">
            <text:p>0.008319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5998" calcext:value-type="float">
            <text:p>0.09599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03" calcext:value-type="float">
            <text:p>0.47003</text:p>
          </table:table-cell>
          <table:table-cell office:value-type="float" office:value="-0.000083646" calcext:value-type="float">
            <text:p>-0.000083646</text:p>
          </table:table-cell>
          <table:table-cell office:value-type="float" office:value="-0.000069358" calcext:value-type="float">
            <text:p>-0.000069358</text:p>
          </table:table-cell>
          <table:table-cell office:value-type="float" office:value="0" calcext:value-type="float">
            <text:p>0</text:p>
          </table:table-cell>
          <table:table-cell table:formula="of:=SQRT([.B446]^2+[.C446]^2+[.D446]^2)" office:value-type="float" office:value="0.000108660873731072" calcext:value-type="float">
            <text:p>0.00010866087373107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1" calcext:value-type="float">
            <text:p>0.008319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6215" calcext:value-type="float">
            <text:p>0.09621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04" calcext:value-type="float">
            <text:p>0.47004</text:p>
          </table:table-cell>
          <table:table-cell office:value-type="float" office:value="-0.000084856" calcext:value-type="float">
            <text:p>-0.000084856</text:p>
          </table:table-cell>
          <table:table-cell office:value-type="float" office:value="-0.00006969" calcext:value-type="float">
            <text:p>-0.00006969</text:p>
          </table:table-cell>
          <table:table-cell office:value-type="float" office:value="0" calcext:value-type="float">
            <text:p>0</text:p>
          </table:table-cell>
          <table:table-cell table:formula="of:=SQRT([.B447]^2+[.C447]^2+[.D447]^2)" office:value-type="float" office:value="0.000109805449937606" calcext:value-type="float">
            <text:p>0.00010980544993760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1" calcext:value-type="float">
            <text:p>0.008319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6432" calcext:value-type="float">
            <text:p>0.09643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05" calcext:value-type="float">
            <text:p>0.47005</text:p>
          </table:table-cell>
          <table:table-cell office:value-type="float" office:value="-0.000086065" calcext:value-type="float">
            <text:p>-0.000086065</text:p>
          </table:table-cell>
          <table:table-cell office:value-type="float" office:value="-0.000070022" calcext:value-type="float">
            <text:p>-0.000070022</text:p>
          </table:table-cell>
          <table:table-cell office:value-type="float" office:value="0" calcext:value-type="float">
            <text:p>0</text:p>
          </table:table-cell>
          <table:table-cell table:formula="of:=SQRT([.B448]^2+[.C448]^2+[.D448]^2)" office:value-type="float" office:value="0.000110951632295338" calcext:value-type="float">
            <text:p>0.00011095163229533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" calcext:value-type="float">
            <text:p>0.00831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6648" calcext:value-type="float">
            <text:p>0.09664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06" calcext:value-type="float">
            <text:p>0.47006</text:p>
          </table:table-cell>
          <table:table-cell office:value-type="float" office:value="-0.000087275" calcext:value-type="float">
            <text:p>-0.000087275</text:p>
          </table:table-cell>
          <table:table-cell office:value-type="float" office:value="-0.000070354" calcext:value-type="float">
            <text:p>-0.000070354</text:p>
          </table:table-cell>
          <table:table-cell office:value-type="float" office:value="0" calcext:value-type="float">
            <text:p>0</text:p>
          </table:table-cell>
          <table:table-cell table:formula="of:=SQRT([.B449]^2+[.C449]^2+[.D449]^2)" office:value-type="float" office:value="0.000112100896254223" calcext:value-type="float">
            <text:p>0.00011210089625422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" calcext:value-type="float">
            <text:p>0.00831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6865" calcext:value-type="float">
            <text:p>0.09686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08" calcext:value-type="float">
            <text:p>0.47008</text:p>
          </table:table-cell>
          <table:table-cell office:value-type="float" office:value="-0.000088484" calcext:value-type="float">
            <text:p>-0.000088484</text:p>
          </table:table-cell>
          <table:table-cell office:value-type="float" office:value="-0.000070686" calcext:value-type="float">
            <text:p>-0.000070686</text:p>
          </table:table-cell>
          <table:table-cell office:value-type="float" office:value="0" calcext:value-type="float">
            <text:p>0</text:p>
          </table:table-cell>
          <table:table-cell table:formula="of:=SQRT([.B450]^2+[.C450]^2+[.D450]^2)" office:value-type="float" office:value="0.000113251617436574" calcext:value-type="float">
            <text:p>0.00011325161743657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" calcext:value-type="float">
            <text:p>0.00831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7082" calcext:value-type="float">
            <text:p>0.09708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09" calcext:value-type="float">
            <text:p>0.47009</text:p>
          </table:table-cell>
          <table:table-cell office:value-type="float" office:value="-0.000089694" calcext:value-type="float">
            <text:p>-0.000089694</text:p>
          </table:table-cell>
          <table:table-cell office:value-type="float" office:value="-0.000071017" calcext:value-type="float">
            <text:p>-0.000071017</text:p>
          </table:table-cell>
          <table:table-cell office:value-type="float" office:value="0" calcext:value-type="float">
            <text:p>0</text:p>
          </table:table-cell>
          <table:table-cell table:formula="of:=SQRT([.B451]^2+[.C451]^2+[.D451]^2)" office:value-type="float" office:value="0.000114404667409158" calcext:value-type="float">
            <text:p>0.00011440466740915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9" calcext:value-type="float">
            <text:p>0.008318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7298" calcext:value-type="float">
            <text:p>0.09729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1" calcext:value-type="float">
            <text:p>0.4701</text:p>
          </table:table-cell>
          <table:table-cell office:value-type="float" office:value="-0.000090903" calcext:value-type="float">
            <text:p>-0.000090903</text:p>
          </table:table-cell>
          <table:table-cell office:value-type="float" office:value="-0.000071349" calcext:value-type="float">
            <text:p>-0.000071349</text:p>
          </table:table-cell>
          <table:table-cell office:value-type="float" office:value="0" calcext:value-type="float">
            <text:p>0</text:p>
          </table:table-cell>
          <table:table-cell table:formula="of:=SQRT([.B452]^2+[.C452]^2+[.D452]^2)" office:value-type="float" office:value="0.000115559660825047" calcext:value-type="float">
            <text:p>0.00011555966082504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9" calcext:value-type="float">
            <text:p>0.008318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7515" calcext:value-type="float">
            <text:p>0.09751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11" calcext:value-type="float">
            <text:p>0.47011</text:p>
          </table:table-cell>
          <table:table-cell office:value-type="float" office:value="-0.000092112" calcext:value-type="float">
            <text:p>-0.000092112</text:p>
          </table:table-cell>
          <table:table-cell office:value-type="float" office:value="-0.000071677" calcext:value-type="float">
            <text:p>-0.000071677</text:p>
          </table:table-cell>
          <table:table-cell office:value-type="float" office:value="0" calcext:value-type="float">
            <text:p>0</text:p>
          </table:table-cell>
          <table:table-cell table:formula="of:=SQRT([.B453]^2+[.C453]^2+[.D453]^2)" office:value-type="float" office:value="0.00011671423594832" calcext:value-type="float">
            <text:p>0.0001167142359483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8" calcext:value-type="float">
            <text:p>0.008318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7732" calcext:value-type="float">
            <text:p>0.09773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12" calcext:value-type="float">
            <text:p>0.47012</text:p>
          </table:table-cell>
          <table:table-cell office:value-type="float" office:value="-0.00009332" calcext:value-type="float">
            <text:p>-0.00009332</text:p>
          </table:table-cell>
          <table:table-cell office:value-type="float" office:value="-0.000072005" calcext:value-type="float">
            <text:p>-0.000072005</text:p>
          </table:table-cell>
          <table:table-cell office:value-type="float" office:value="0" calcext:value-type="float">
            <text:p>0</text:p>
          </table:table-cell>
          <table:table-cell table:formula="of:=SQRT([.B454]^2+[.C454]^2+[.D454]^2)" office:value-type="float" office:value="0.000117870023436835" calcext:value-type="float">
            <text:p>0.00011787002343683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8" calcext:value-type="float">
            <text:p>0.008318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7948" calcext:value-type="float">
            <text:p>0.09794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14" calcext:value-type="float">
            <text:p>0.47014</text:p>
          </table:table-cell>
          <table:table-cell office:value-type="float" office:value="-0.000094528" calcext:value-type="float">
            <text:p>-0.000094528</text:p>
          </table:table-cell>
          <table:table-cell office:value-type="float" office:value="-0.000072332" calcext:value-type="float">
            <text:p>-0.000072332</text:p>
          </table:table-cell>
          <table:table-cell office:value-type="float" office:value="0" calcext:value-type="float">
            <text:p>0</text:p>
          </table:table-cell>
          <table:table-cell table:formula="of:=SQRT([.B455]^2+[.C455]^2+[.D455]^2)" office:value-type="float" office:value="0.000119027143996653" calcext:value-type="float">
            <text:p>0.00011902714399665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7" calcext:value-type="float">
            <text:p>0.008318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8165" calcext:value-type="float">
            <text:p>0.09816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15" calcext:value-type="float">
            <text:p>0.47015</text:p>
          </table:table-cell>
          <table:table-cell office:value-type="float" office:value="-0.000095736" calcext:value-type="float">
            <text:p>-0.000095736</text:p>
          </table:table-cell>
          <table:table-cell office:value-type="float" office:value="-0.00007266" calcext:value-type="float">
            <text:p>-0.00007266</text:p>
          </table:table-cell>
          <table:table-cell office:value-type="float" office:value="0" calcext:value-type="float">
            <text:p>0</text:p>
          </table:table-cell>
          <table:table-cell table:formula="of:=SQRT([.B456]^2+[.C456]^2+[.D456]^2)" office:value-type="float" office:value="0.000120186760069485" calcext:value-type="float">
            <text:p>0.00012018676006948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7" calcext:value-type="float">
            <text:p>0.008318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8382" calcext:value-type="float">
            <text:p>0.09838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16" calcext:value-type="float">
            <text:p>0.47016</text:p>
          </table:table-cell>
          <table:table-cell office:value-type="float" office:value="-0.000096944" calcext:value-type="float">
            <text:p>-0.000096944</text:p>
          </table:table-cell>
          <table:table-cell office:value-type="float" office:value="-0.000072988" calcext:value-type="float">
            <text:p>-0.000072988</text:p>
          </table:table-cell>
          <table:table-cell office:value-type="float" office:value="0" calcext:value-type="float">
            <text:p>0</text:p>
          </table:table-cell>
          <table:table-cell table:formula="of:=SQRT([.B457]^2+[.C457]^2+[.D457]^2)" office:value-type="float" office:value="0.000121348206744064" calcext:value-type="float">
            <text:p>0.00012134820674406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6" calcext:value-type="float">
            <text:p>0.008318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8599" calcext:value-type="float">
            <text:p>0.09859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17" calcext:value-type="float">
            <text:p>0.47017</text:p>
          </table:table-cell>
          <table:table-cell office:value-type="float" office:value="-0.000098153" calcext:value-type="float">
            <text:p>-0.000098153</text:p>
          </table:table-cell>
          <table:table-cell office:value-type="float" office:value="-0.000073315" calcext:value-type="float">
            <text:p>-0.000073315</text:p>
          </table:table-cell>
          <table:table-cell office:value-type="float" office:value="0" calcext:value-type="float">
            <text:p>0</text:p>
          </table:table-cell>
          <table:table-cell table:formula="of:=SQRT([.B458]^2+[.C458]^2+[.D458]^2)" office:value-type="float" office:value="0.000122511634688302" calcext:value-type="float">
            <text:p>0.00012251163468830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6" calcext:value-type="float">
            <text:p>0.008318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8815" calcext:value-type="float">
            <text:p>0.09881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19" calcext:value-type="float">
            <text:p>0.47019</text:p>
          </table:table-cell>
          <table:table-cell office:value-type="float" office:value="-0.000099361" calcext:value-type="float">
            <text:p>-0.000099361</text:p>
          </table:table-cell>
          <table:table-cell office:value-type="float" office:value="-0.000073643" calcext:value-type="float">
            <text:p>-0.000073643</text:p>
          </table:table-cell>
          <table:table-cell office:value-type="float" office:value="0" calcext:value-type="float">
            <text:p>0</text:p>
          </table:table-cell>
          <table:table-cell table:formula="of:=SQRT([.B459]^2+[.C459]^2+[.D459]^2)" office:value-type="float" office:value="0.000123676593460525" calcext:value-type="float">
            <text:p>0.00012367659346052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5" calcext:value-type="float">
            <text:p>0.008318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9032" calcext:value-type="float">
            <text:p>0.09903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" calcext:value-type="float">
            <text:p>0.4702</text:p>
          </table:table-cell>
          <table:table-cell office:value-type="float" office:value="-0.00010057" calcext:value-type="float">
            <text:p>-0.00010057</text:p>
          </table:table-cell>
          <table:table-cell office:value-type="float" office:value="-0.000073971" calcext:value-type="float">
            <text:p>-0.000073971</text:p>
          </table:table-cell>
          <table:table-cell office:value-type="float" office:value="0" calcext:value-type="float">
            <text:p>0</text:p>
          </table:table-cell>
          <table:table-cell table:formula="of:=SQRT([.B460]^2+[.C460]^2+[.D460]^2)" office:value-type="float" office:value="0.000124844037667003" calcext:value-type="float">
            <text:p>0.00012484403766700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5" calcext:value-type="float">
            <text:p>0.008318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9249" calcext:value-type="float">
            <text:p>0.09924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1" calcext:value-type="float">
            <text:p>0.47021</text:p>
          </table:table-cell>
          <table:table-cell office:value-type="float" office:value="-0.00010178" calcext:value-type="float">
            <text:p>-0.00010178</text:p>
          </table:table-cell>
          <table:table-cell office:value-type="float" office:value="-0.000074299" calcext:value-type="float">
            <text:p>-0.000074299</text:p>
          </table:table-cell>
          <table:table-cell office:value-type="float" office:value="0" calcext:value-type="float">
            <text:p>0</text:p>
          </table:table-cell>
          <table:table-cell table:formula="of:=SQRT([.B461]^2+[.C461]^2+[.D461]^2)" office:value-type="float" office:value="0.000126013927012057" calcext:value-type="float">
            <text:p>0.00012601392701205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4" calcext:value-type="float">
            <text:p>0.008318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9465" calcext:value-type="float">
            <text:p>0.09946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3" calcext:value-type="float">
            <text:p>0.47023</text:p>
          </table:table-cell>
          <table:table-cell office:value-type="float" office:value="-0.00010299" calcext:value-type="float">
            <text:p>-0.00010299</text:p>
          </table:table-cell>
          <table:table-cell office:value-type="float" office:value="-0.000074627" calcext:value-type="float">
            <text:p>-0.000074627</text:p>
          </table:table-cell>
          <table:table-cell office:value-type="float" office:value="0" calcext:value-type="float">
            <text:p>0</text:p>
          </table:table-cell>
          <table:table-cell table:formula="of:=SQRT([.B462]^2+[.C462]^2+[.D462]^2)" office:value-type="float" office:value="0.000127185412799582" calcext:value-type="float">
            <text:p>0.00012718541279958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4" calcext:value-type="float">
            <text:p>0.008318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9682" calcext:value-type="float">
            <text:p>0.09968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4" calcext:value-type="float">
            <text:p>0.47024</text:p>
          </table:table-cell>
          <table:table-cell office:value-type="float" office:value="-0.00010419" calcext:value-type="float">
            <text:p>-0.00010419</text:p>
          </table:table-cell>
          <table:table-cell office:value-type="float" office:value="-0.000074955" calcext:value-type="float">
            <text:p>-0.000074955</text:p>
          </table:table-cell>
          <table:table-cell office:value-type="float" office:value="0" calcext:value-type="float">
            <text:p>0</text:p>
          </table:table-cell>
          <table:table-cell table:formula="of:=SQRT([.B463]^2+[.C463]^2+[.D463]^2)" office:value-type="float" office:value="0.000128350333560143" calcext:value-type="float">
            <text:p>0.00012835033356014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3" calcext:value-type="float">
            <text:p>0.008318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099899" calcext:value-type="float">
            <text:p>0.09989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5" calcext:value-type="float">
            <text:p>0.47025</text:p>
          </table:table-cell>
          <table:table-cell office:value-type="float" office:value="-0.0001054" calcext:value-type="float">
            <text:p>-0.0001054</text:p>
          </table:table-cell>
          <table:table-cell office:value-type="float" office:value="-0.000075283" calcext:value-type="float">
            <text:p>-0.000075283</text:p>
          </table:table-cell>
          <table:table-cell office:value-type="float" office:value="0" calcext:value-type="float">
            <text:p>0</text:p>
          </table:table-cell>
          <table:table-cell table:formula="of:=SQRT([.B464]^2+[.C464]^2+[.D464]^2)" office:value-type="float" office:value="0.000129524862821776" calcext:value-type="float">
            <text:p>0.00012952486282177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3" calcext:value-type="float">
            <text:p>0.008318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012" calcext:value-type="float">
            <text:p>0.1001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7" calcext:value-type="float">
            <text:p>0.47027</text:p>
          </table:table-cell>
          <table:table-cell office:value-type="float" office:value="-0.00010661" calcext:value-type="float">
            <text:p>-0.00010661</text:p>
          </table:table-cell>
          <table:table-cell office:value-type="float" office:value="-0.000075611" calcext:value-type="float">
            <text:p>-0.000075611</text:p>
          </table:table-cell>
          <table:table-cell office:value-type="float" office:value="0" calcext:value-type="float">
            <text:p>0</text:p>
          </table:table-cell>
          <table:table-cell table:formula="of:=SQRT([.B465]^2+[.C465]^2+[.D465]^2)" office:value-type="float" office:value="0.000130700862357522" calcext:value-type="float">
            <text:p>0.00013070086235752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2" calcext:value-type="float">
            <text:p>0.008318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033" calcext:value-type="float">
            <text:p>0.1003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8" calcext:value-type="float">
            <text:p>0.47028</text:p>
          </table:table-cell>
          <table:table-cell office:value-type="float" office:value="-0.00010782" calcext:value-type="float">
            <text:p>-0.00010782</text:p>
          </table:table-cell>
          <table:table-cell office:value-type="float" office:value="-0.000075939" calcext:value-type="float">
            <text:p>-0.000075939</text:p>
          </table:table-cell>
          <table:table-cell office:value-type="float" office:value="0" calcext:value-type="float">
            <text:p>0</text:p>
          </table:table-cell>
          <table:table-cell table:formula="of:=SQRT([.B466]^2+[.C466]^2+[.D466]^2)" office:value-type="float" office:value="0.000131878292834719" calcext:value-type="float">
            <text:p>0.00013187829283471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2" calcext:value-type="float">
            <text:p>0.008318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055" calcext:value-type="float">
            <text:p>0.1005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9" calcext:value-type="float">
            <text:p>0.47029</text:p>
          </table:table-cell>
          <table:table-cell office:value-type="float" office:value="-0.00010903" calcext:value-type="float">
            <text:p>-0.00010903</text:p>
          </table:table-cell>
          <table:table-cell office:value-type="float" office:value="-0.000076268" calcext:value-type="float">
            <text:p>-0.000076268</text:p>
          </table:table-cell>
          <table:table-cell office:value-type="float" office:value="0" calcext:value-type="float">
            <text:p>0</text:p>
          </table:table-cell>
          <table:table-cell table:formula="of:=SQRT([.B467]^2+[.C467]^2+[.D467]^2)" office:value-type="float" office:value="0.00013305768945837" calcext:value-type="float">
            <text:p>0.0001330576894583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1" calcext:value-type="float">
            <text:p>0.008318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077" calcext:value-type="float">
            <text:p>0.1007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31" calcext:value-type="float">
            <text:p>0.47031</text:p>
          </table:table-cell>
          <table:table-cell office:value-type="float" office:value="-0.00011024" calcext:value-type="float">
            <text:p>-0.00011024</text:p>
          </table:table-cell>
          <table:table-cell office:value-type="float" office:value="-0.000076596" calcext:value-type="float">
            <text:p>-0.000076596</text:p>
          </table:table-cell>
          <table:table-cell office:value-type="float" office:value="0" calcext:value-type="float">
            <text:p>0</text:p>
          </table:table-cell>
          <table:table-cell table:formula="of:=SQRT([.B468]^2+[.C468]^2+[.D468]^2)" office:value-type="float" office:value="0.000134237866550389" calcext:value-type="float">
            <text:p>0.00013423786655038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1" calcext:value-type="float">
            <text:p>0.008318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098" calcext:value-type="float">
            <text:p>0.1009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32" calcext:value-type="float">
            <text:p>0.47032</text:p>
          </table:table-cell>
          <table:table-cell office:value-type="float" office:value="-0.00011145" calcext:value-type="float">
            <text:p>-0.00011145</text:p>
          </table:table-cell>
          <table:table-cell office:value-type="float" office:value="-0.000076926" calcext:value-type="float">
            <text:p>-0.000076926</text:p>
          </table:table-cell>
          <table:table-cell office:value-type="float" office:value="0" calcext:value-type="float">
            <text:p>0</text:p>
          </table:table-cell>
          <table:table-cell table:formula="of:=SQRT([.B469]^2+[.C469]^2+[.D469]^2)" office:value-type="float" office:value="0.000135420500575061" calcext:value-type="float">
            <text:p>0.00013542050057506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" calcext:value-type="float">
            <text:p>0.00831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12" calcext:value-type="float">
            <text:p>0.101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34" calcext:value-type="float">
            <text:p>0.47034</text:p>
          </table:table-cell>
          <table:table-cell office:value-type="float" office:value="-0.00011266" calcext:value-type="float">
            <text:p>-0.00011266</text:p>
          </table:table-cell>
          <table:table-cell office:value-type="float" office:value="-0.000077259" calcext:value-type="float">
            <text:p>-0.000077259</text:p>
          </table:table-cell>
          <table:table-cell office:value-type="float" office:value="0" calcext:value-type="float">
            <text:p>0</text:p>
          </table:table-cell>
          <table:table-cell table:formula="of:=SQRT([.B470]^2+[.C470]^2+[.D470]^2)" office:value-type="float" office:value="0.000136606107773408" calcext:value-type="float">
            <text:p>0.00013660610777340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" calcext:value-type="float">
            <text:p>0.00831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142" calcext:value-type="float">
            <text:p>0.1014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35" calcext:value-type="float">
            <text:p>0.47035</text:p>
          </table:table-cell>
          <table:table-cell office:value-type="float" office:value="-0.00011387" calcext:value-type="float">
            <text:p>-0.00011387</text:p>
          </table:table-cell>
          <table:table-cell office:value-type="float" office:value="-0.000077593" calcext:value-type="float">
            <text:p>-0.000077593</text:p>
          </table:table-cell>
          <table:table-cell office:value-type="float" office:value="0" calcext:value-type="float">
            <text:p>0</text:p>
          </table:table-cell>
          <table:table-cell table:formula="of:=SQRT([.B471]^2+[.C471]^2+[.D471]^2)" office:value-type="float" office:value="0.000137793506918868" calcext:value-type="float">
            <text:p>0.00013779350691886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9" calcext:value-type="float">
            <text:p>0.008317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163" calcext:value-type="float">
            <text:p>0.1016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36" calcext:value-type="float">
            <text:p>0.47036</text:p>
          </table:table-cell>
          <table:table-cell office:value-type="float" office:value="-0.00011508" calcext:value-type="float">
            <text:p>-0.00011508</text:p>
          </table:table-cell>
          <table:table-cell office:value-type="float" office:value="-0.000077927" calcext:value-type="float">
            <text:p>-0.000077927</text:p>
          </table:table-cell>
          <table:table-cell office:value-type="float" office:value="0" calcext:value-type="float">
            <text:p>0</text:p>
          </table:table-cell>
          <table:table-cell table:formula="of:=SQRT([.B472]^2+[.C472]^2+[.D472]^2)" office:value-type="float" office:value="0.000138982098591869" calcext:value-type="float">
            <text:p>0.00013898209859186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9" calcext:value-type="float">
            <text:p>0.008317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185" calcext:value-type="float">
            <text:p>0.1018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38" calcext:value-type="float">
            <text:p>0.47038</text:p>
          </table:table-cell>
          <table:table-cell office:value-type="float" office:value="-0.00011629" calcext:value-type="float">
            <text:p>-0.00011629</text:p>
          </table:table-cell>
          <table:table-cell office:value-type="float" office:value="-0.00007826" calcext:value-type="float">
            <text:p>-0.00007826</text:p>
          </table:table-cell>
          <table:table-cell office:value-type="float" office:value="0" calcext:value-type="float">
            <text:p>0</text:p>
          </table:table-cell>
          <table:table-cell table:formula="of:=SQRT([.B473]^2+[.C473]^2+[.D473]^2)" office:value-type="float" office:value="0.000140171294136852" calcext:value-type="float">
            <text:p>0.00014017129413685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8" calcext:value-type="float">
            <text:p>0.008317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207" calcext:value-type="float">
            <text:p>0.1020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39" calcext:value-type="float">
            <text:p>0.47039</text:p>
          </table:table-cell>
          <table:table-cell office:value-type="float" office:value="-0.0001175" calcext:value-type="float">
            <text:p>-0.0001175</text:p>
          </table:table-cell>
          <table:table-cell office:value-type="float" office:value="-0.000078594" calcext:value-type="float">
            <text:p>-0.000078594</text:p>
          </table:table-cell>
          <table:table-cell office:value-type="float" office:value="0" calcext:value-type="float">
            <text:p>0</text:p>
          </table:table-cell>
          <table:table-cell table:formula="of:=SQRT([.B474]^2+[.C474]^2+[.D474]^2)" office:value-type="float" office:value="0.00014136218318914" calcext:value-type="float">
            <text:p>0.0001413621831891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8" calcext:value-type="float">
            <text:p>0.008317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228" calcext:value-type="float">
            <text:p>0.1022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41" calcext:value-type="float">
            <text:p>0.47041</text:p>
          </table:table-cell>
          <table:table-cell office:value-type="float" office:value="-0.00011871" calcext:value-type="float">
            <text:p>-0.00011871</text:p>
          </table:table-cell>
          <table:table-cell office:value-type="float" office:value="-0.000078928" calcext:value-type="float">
            <text:p>-0.000078928</text:p>
          </table:table-cell>
          <table:table-cell office:value-type="float" office:value="0" calcext:value-type="float">
            <text:p>0</text:p>
          </table:table-cell>
          <table:table-cell table:formula="of:=SQRT([.B475]^2+[.C475]^2+[.D475]^2)" office:value-type="float" office:value="0.000142554176662769" calcext:value-type="float">
            <text:p>0.00014255417666276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7" calcext:value-type="float">
            <text:p>0.008317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25" calcext:value-type="float">
            <text:p>0.102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42" calcext:value-type="float">
            <text:p>0.47042</text:p>
          </table:table-cell>
          <table:table-cell office:value-type="float" office:value="-0.00011992" calcext:value-type="float">
            <text:p>-0.00011992</text:p>
          </table:table-cell>
          <table:table-cell office:value-type="float" office:value="-0.000079261" calcext:value-type="float">
            <text:p>-0.000079261</text:p>
          </table:table-cell>
          <table:table-cell office:value-type="float" office:value="0" calcext:value-type="float">
            <text:p>0</text:p>
          </table:table-cell>
          <table:table-cell table:formula="of:=SQRT([.B476]^2+[.C476]^2+[.D476]^2)" office:value-type="float" office:value="0.00014374669568724" calcext:value-type="float">
            <text:p>0.0001437466956872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7" calcext:value-type="float">
            <text:p>0.008317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272" calcext:value-type="float">
            <text:p>0.102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44" calcext:value-type="float">
            <text:p>0.47044</text:p>
          </table:table-cell>
          <table:table-cell office:value-type="float" office:value="-0.00012114" calcext:value-type="float">
            <text:p>-0.00012114</text:p>
          </table:table-cell>
          <table:table-cell office:value-type="float" office:value="-0.000079595" calcext:value-type="float">
            <text:p>-0.000079595</text:p>
          </table:table-cell>
          <table:table-cell office:value-type="float" office:value="0" calcext:value-type="float">
            <text:p>0</text:p>
          </table:table-cell>
          <table:table-cell table:formula="of:=SQRT([.B477]^2+[.C477]^2+[.D477]^2)" office:value-type="float" office:value="0.000144949176006627" calcext:value-type="float">
            <text:p>0.00014494917600662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6" calcext:value-type="float">
            <text:p>0.008317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293" calcext:value-type="float">
            <text:p>0.1029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45" calcext:value-type="float">
            <text:p>0.47045</text:p>
          </table:table-cell>
          <table:table-cell office:value-type="float" office:value="-0.00012235" calcext:value-type="float">
            <text:p>-0.00012235</text:p>
          </table:table-cell>
          <table:table-cell office:value-type="float" office:value="-0.000079939" calcext:value-type="float">
            <text:p>-0.000079939</text:p>
          </table:table-cell>
          <table:table-cell office:value-type="float" office:value="0" calcext:value-type="float">
            <text:p>0</text:p>
          </table:table-cell>
          <table:table-cell table:formula="of:=SQRT([.B478]^2+[.C478]^2+[.D478]^2)" office:value-type="float" office:value="0.000146149807461385" calcext:value-type="float">
            <text:p>0.00014614980746138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6" calcext:value-type="float">
            <text:p>0.008317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315" calcext:value-type="float">
            <text:p>0.1031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47" calcext:value-type="float">
            <text:p>0.47047</text:p>
          </table:table-cell>
          <table:table-cell office:value-type="float" office:value="-0.00012357" calcext:value-type="float">
            <text:p>-0.00012357</text:p>
          </table:table-cell>
          <table:table-cell office:value-type="float" office:value="-0.000080284" calcext:value-type="float">
            <text:p>-0.000080284</text:p>
          </table:table-cell>
          <table:table-cell office:value-type="float" office:value="0" calcext:value-type="float">
            <text:p>0</text:p>
          </table:table-cell>
          <table:table-cell table:formula="of:=SQRT([.B479]^2+[.C479]^2+[.D479]^2)" office:value-type="float" office:value="0.000147360325583245" calcext:value-type="float">
            <text:p>0.00014736032558324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5" calcext:value-type="float">
            <text:p>0.008317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337" calcext:value-type="float">
            <text:p>0.1033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48" calcext:value-type="float">
            <text:p>0.47048</text:p>
          </table:table-cell>
          <table:table-cell office:value-type="float" office:value="-0.00012478" calcext:value-type="float">
            <text:p>-0.00012478</text:p>
          </table:table-cell>
          <table:table-cell office:value-type="float" office:value="-0.000080628" calcext:value-type="float">
            <text:p>-0.000080628</text:p>
          </table:table-cell>
          <table:table-cell office:value-type="float" office:value="0" calcext:value-type="float">
            <text:p>0</text:p>
          </table:table-cell>
          <table:table-cell table:formula="of:=SQRT([.B480]^2+[.C480]^2+[.D480]^2)" office:value-type="float" office:value="0.000148562858023128" calcext:value-type="float">
            <text:p>0.00014856285802312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4" calcext:value-type="float">
            <text:p>0.008317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358" calcext:value-type="float">
            <text:p>0.1035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5" calcext:value-type="float">
            <text:p>0.4705</text:p>
          </table:table-cell>
          <table:table-cell office:value-type="float" office:value="-0.000126" calcext:value-type="float">
            <text:p>-0.000126</text:p>
          </table:table-cell>
          <table:table-cell office:value-type="float" office:value="-0.000080973" calcext:value-type="float">
            <text:p>-0.000080973</text:p>
          </table:table-cell>
          <table:table-cell office:value-type="float" office:value="0" calcext:value-type="float">
            <text:p>0</text:p>
          </table:table-cell>
          <table:table-cell table:formula="of:=SQRT([.B481]^2+[.C481]^2+[.D481]^2)" office:value-type="float" office:value="0.000149775254060876" calcext:value-type="float">
            <text:p>0.00014977525406087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4" calcext:value-type="float">
            <text:p>0.008317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38" calcext:value-type="float">
            <text:p>0.103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51" calcext:value-type="float">
            <text:p>0.47051</text:p>
          </table:table-cell>
          <table:table-cell office:value-type="float" office:value="-0.00012721" calcext:value-type="float">
            <text:p>-0.00012721</text:p>
          </table:table-cell>
          <table:table-cell office:value-type="float" office:value="-0.000081317" calcext:value-type="float">
            <text:p>-0.000081317</text:p>
          </table:table-cell>
          <table:table-cell office:value-type="float" office:value="0" calcext:value-type="float">
            <text:p>0</text:p>
          </table:table-cell>
          <table:table-cell table:formula="of:=SQRT([.B482]^2+[.C482]^2+[.D482]^2)" office:value-type="float" office:value="0.000150979596598348" calcext:value-type="float">
            <text:p>0.00015097959659834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3" calcext:value-type="float">
            <text:p>0.008317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402" calcext:value-type="float">
            <text:p>0.1040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53" calcext:value-type="float">
            <text:p>0.47053</text:p>
          </table:table-cell>
          <table:table-cell office:value-type="float" office:value="-0.00012843" calcext:value-type="float">
            <text:p>-0.00012843</text:p>
          </table:table-cell>
          <table:table-cell office:value-type="float" office:value="-0.000081661" calcext:value-type="float">
            <text:p>-0.000081661</text:p>
          </table:table-cell>
          <table:table-cell office:value-type="float" office:value="0" calcext:value-type="float">
            <text:p>0</text:p>
          </table:table-cell>
          <table:table-cell table:formula="of:=SQRT([.B483]^2+[.C483]^2+[.D483]^2)" office:value-type="float" office:value="0.00015219324499136" calcext:value-type="float">
            <text:p>0.0001521932449913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3" calcext:value-type="float">
            <text:p>0.008317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423" calcext:value-type="float">
            <text:p>0.1042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54" calcext:value-type="float">
            <text:p>0.47054</text:p>
          </table:table-cell>
          <table:table-cell office:value-type="float" office:value="-0.00012964" calcext:value-type="float">
            <text:p>-0.00012964</text:p>
          </table:table-cell>
          <table:table-cell office:value-type="float" office:value="-0.000082006" calcext:value-type="float">
            <text:p>-0.000082006</text:p>
          </table:table-cell>
          <table:table-cell office:value-type="float" office:value="0" calcext:value-type="float">
            <text:p>0</text:p>
          </table:table-cell>
          <table:table-cell table:formula="of:=SQRT([.B484]^2+[.C484]^2+[.D484]^2)" office:value-type="float" office:value="0.000153399848878674" calcext:value-type="float">
            <text:p>0.00015339984887867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2" calcext:value-type="float">
            <text:p>0.008317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445" calcext:value-type="float">
            <text:p>0.1044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56" calcext:value-type="float">
            <text:p>0.47056</text:p>
          </table:table-cell>
          <table:table-cell office:value-type="float" office:value="-0.00013086" calcext:value-type="float">
            <text:p>-0.00013086</text:p>
          </table:table-cell>
          <table:table-cell office:value-type="float" office:value="-0.00008235" calcext:value-type="float">
            <text:p>-0.00008235</text:p>
          </table:table-cell>
          <table:table-cell office:value-type="float" office:value="0" calcext:value-type="float">
            <text:p>0</text:p>
          </table:table-cell>
          <table:table-cell table:formula="of:=SQRT([.B485]^2+[.C485]^2+[.D485]^2)" office:value-type="float" office:value="0.000154615206561321" calcext:value-type="float">
            <text:p>0.00015461520656132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2" calcext:value-type="float">
            <text:p>0.008317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467" calcext:value-type="float">
            <text:p>0.1046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57" calcext:value-type="float">
            <text:p>0.47057</text:p>
          </table:table-cell>
          <table:table-cell office:value-type="float" office:value="-0.00013208" calcext:value-type="float">
            <text:p>-0.00013208</text:p>
          </table:table-cell>
          <table:table-cell office:value-type="float" office:value="-0.000082705" calcext:value-type="float">
            <text:p>-0.000082705</text:p>
          </table:table-cell>
          <table:table-cell office:value-type="float" office:value="0" calcext:value-type="float">
            <text:p>0</text:p>
          </table:table-cell>
          <table:table-cell table:formula="of:=SQRT([.B486]^2+[.C486]^2+[.D486]^2)" office:value-type="float" office:value="0.000155837233756891" calcext:value-type="float">
            <text:p>0.00015583723375689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1" calcext:value-type="float">
            <text:p>0.008317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488" calcext:value-type="float">
            <text:p>0.1048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59" calcext:value-type="float">
            <text:p>0.47059</text:p>
          </table:table-cell>
          <table:table-cell office:value-type="float" office:value="-0.0001333" calcext:value-type="float">
            <text:p>-0.0001333</text:p>
          </table:table-cell>
          <table:table-cell office:value-type="float" office:value="-0.000083065" calcext:value-type="float">
            <text:p>-0.000083065</text:p>
          </table:table-cell>
          <table:table-cell office:value-type="float" office:value="0" calcext:value-type="float">
            <text:p>0</text:p>
          </table:table-cell>
          <table:table-cell table:formula="of:=SQRT([.B487]^2+[.C487]^2+[.D487]^2)" office:value-type="float" office:value="0.000157062676104159" calcext:value-type="float">
            <text:p>0.00015706267610415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1" calcext:value-type="float">
            <text:p>0.008317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51" calcext:value-type="float">
            <text:p>0.105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6" calcext:value-type="float">
            <text:p>0.4706</text:p>
          </table:table-cell>
          <table:table-cell office:value-type="float" office:value="-0.00013453" calcext:value-type="float">
            <text:p>-0.00013453</text:p>
          </table:table-cell>
          <table:table-cell office:value-type="float" office:value="-0.000083426" calcext:value-type="float">
            <text:p>-0.000083426</text:p>
          </table:table-cell>
          <table:table-cell office:value-type="float" office:value="0" calcext:value-type="float">
            <text:p>0</text:p>
          </table:table-cell>
          <table:table-cell table:formula="of:=SQRT([.B488]^2+[.C488]^2+[.D488]^2)" office:value-type="float" office:value="0.000158297878621288" calcext:value-type="float">
            <text:p>0.00015829787862128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" calcext:value-type="float">
            <text:p>0.00831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532" calcext:value-type="float">
            <text:p>0.1053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62" calcext:value-type="float">
            <text:p>0.47062</text:p>
          </table:table-cell>
          <table:table-cell office:value-type="float" office:value="-0.00013575" calcext:value-type="float">
            <text:p>-0.00013575</text:p>
          </table:table-cell>
          <table:table-cell office:value-type="float" office:value="-0.000083786" calcext:value-type="float">
            <text:p>-0.000083786</text:p>
          </table:table-cell>
          <table:table-cell office:value-type="float" office:value="0" calcext:value-type="float">
            <text:p>0</text:p>
          </table:table-cell>
          <table:table-cell table:formula="of:=SQRT([.B489]^2+[.C489]^2+[.D489]^2)" office:value-type="float" office:value="0.000159524782701623" calcext:value-type="float">
            <text:p>0.00015952478270162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9" calcext:value-type="float">
            <text:p>0.008316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553" calcext:value-type="float">
            <text:p>0.1055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63" calcext:value-type="float">
            <text:p>0.47063</text:p>
          </table:table-cell>
          <table:table-cell office:value-type="float" office:value="-0.00013697" calcext:value-type="float">
            <text:p>-0.00013697</text:p>
          </table:table-cell>
          <table:table-cell office:value-type="float" office:value="-0.000084146" calcext:value-type="float">
            <text:p>-0.000084146</text:p>
          </table:table-cell>
          <table:table-cell office:value-type="float" office:value="0" calcext:value-type="float">
            <text:p>0</text:p>
          </table:table-cell>
          <table:table-cell table:formula="of:=SQRT([.B490]^2+[.C490]^2+[.D490]^2)" office:value-type="float" office:value="0.000160752387901393" calcext:value-type="float">
            <text:p>0.00016075238790139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9" calcext:value-type="float">
            <text:p>0.008316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575" calcext:value-type="float">
            <text:p>0.1057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65" calcext:value-type="float">
            <text:p>0.47065</text:p>
          </table:table-cell>
          <table:table-cell office:value-type="float" office:value="-0.00013819" calcext:value-type="float">
            <text:p>-0.00013819</text:p>
          </table:table-cell>
          <table:table-cell office:value-type="float" office:value="-0.000084507" calcext:value-type="float">
            <text:p>-0.000084507</text:p>
          </table:table-cell>
          <table:table-cell office:value-type="float" office:value="0" calcext:value-type="float">
            <text:p>0</text:p>
          </table:table-cell>
          <table:table-cell table:formula="of:=SQRT([.B491]^2+[.C491]^2+[.D491]^2)" office:value-type="float" office:value="0.000161981199986295" calcext:value-type="float">
            <text:p>0.00016198119998629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8" calcext:value-type="float">
            <text:p>0.008316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597" calcext:value-type="float">
            <text:p>0.1059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67" calcext:value-type="float">
            <text:p>0.47067</text:p>
          </table:table-cell>
          <table:table-cell office:value-type="float" office:value="-0.00013942" calcext:value-type="float">
            <text:p>-0.00013942</text:p>
          </table:table-cell>
          <table:table-cell office:value-type="float" office:value="-0.000084867" calcext:value-type="float">
            <text:p>-0.000084867</text:p>
          </table:table-cell>
          <table:table-cell office:value-type="float" office:value="0" calcext:value-type="float">
            <text:p>0</text:p>
          </table:table-cell>
          <table:table-cell table:formula="of:=SQRT([.B492]^2+[.C492]^2+[.D492]^2)" office:value-type="float" office:value="0.000163218700181689" calcext:value-type="float">
            <text:p>0.00016321870018168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8" calcext:value-type="float">
            <text:p>0.008316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618" calcext:value-type="float">
            <text:p>0.1061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68" calcext:value-type="float">
            <text:p>0.47068</text:p>
          </table:table-cell>
          <table:table-cell office:value-type="float" office:value="-0.00014064" calcext:value-type="float">
            <text:p>-0.00014064</text:p>
          </table:table-cell>
          <table:table-cell office:value-type="float" office:value="-0.000085227" calcext:value-type="float">
            <text:p>-0.000085227</text:p>
          </table:table-cell>
          <table:table-cell office:value-type="float" office:value="0" calcext:value-type="float">
            <text:p>0</text:p>
          </table:table-cell>
          <table:table-cell table:formula="of:=SQRT([.B493]^2+[.C493]^2+[.D493]^2)" office:value-type="float" office:value="0.000164448323582212" calcext:value-type="float">
            <text:p>0.00016444832358221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7" calcext:value-type="float">
            <text:p>0.008316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64" calcext:value-type="float">
            <text:p>0.106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7" calcext:value-type="float">
            <text:p>0.4707</text:p>
          </table:table-cell>
          <table:table-cell office:value-type="float" office:value="-0.00014186" calcext:value-type="float">
            <text:p>-0.00014186</text:p>
          </table:table-cell>
          <table:table-cell office:value-type="float" office:value="-0.000085595" calcext:value-type="float">
            <text:p>-0.000085595</text:p>
          </table:table-cell>
          <table:table-cell office:value-type="float" office:value="0" calcext:value-type="float">
            <text:p>0</text:p>
          </table:table-cell>
          <table:table-cell table:formula="of:=SQRT([.B494]^2+[.C494]^2+[.D494]^2)" office:value-type="float" office:value="0.000165682719753751" calcext:value-type="float">
            <text:p>0.00016568271975375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6" calcext:value-type="float">
            <text:p>0.008316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662" calcext:value-type="float">
            <text:p>0.1066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71" calcext:value-type="float">
            <text:p>0.47071</text:p>
          </table:table-cell>
          <table:table-cell office:value-type="float" office:value="-0.0001431" calcext:value-type="float">
            <text:p>-0.0001431</text:p>
          </table:table-cell>
          <table:table-cell office:value-type="float" office:value="-0.000085976" calcext:value-type="float">
            <text:p>-0.000085976</text:p>
          </table:table-cell>
          <table:table-cell office:value-type="float" office:value="0" calcext:value-type="float">
            <text:p>0</text:p>
          </table:table-cell>
          <table:table-cell table:formula="of:=SQRT([.B495]^2+[.C495]^2+[.D495]^2)" office:value-type="float" office:value="0.000166941554371582" calcext:value-type="float">
            <text:p>0.00016694155437158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6" calcext:value-type="float">
            <text:p>0.008316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683" calcext:value-type="float">
            <text:p>0.1068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73" calcext:value-type="float">
            <text:p>0.47073</text:p>
          </table:table-cell>
          <table:table-cell office:value-type="float" office:value="-0.00014433" calcext:value-type="float">
            <text:p>-0.00014433</text:p>
          </table:table-cell>
          <table:table-cell office:value-type="float" office:value="-0.000086358" calcext:value-type="float">
            <text:p>-0.000086358</text:p>
          </table:table-cell>
          <table:table-cell office:value-type="float" office:value="0" calcext:value-type="float">
            <text:p>0</text:p>
          </table:table-cell>
          <table:table-cell table:formula="of:=SQRT([.B496]^2+[.C496]^2+[.D496]^2)" office:value-type="float" office:value="0.000168192904321199" calcext:value-type="float">
            <text:p>0.00016819290432119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5" calcext:value-type="float">
            <text:p>0.008316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705" calcext:value-type="float">
            <text:p>0.1070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74" calcext:value-type="float">
            <text:p>0.47074</text:p>
          </table:table-cell>
          <table:table-cell office:value-type="float" office:value="-0.00014556" calcext:value-type="float">
            <text:p>-0.00014556</text:p>
          </table:table-cell>
          <table:table-cell office:value-type="float" office:value="-0.000086739" calcext:value-type="float">
            <text:p>-0.000086739</text:p>
          </table:table-cell>
          <table:table-cell office:value-type="float" office:value="0" calcext:value-type="float">
            <text:p>0</text:p>
          </table:table-cell>
          <table:table-cell table:formula="of:=SQRT([.B497]^2+[.C497]^2+[.D497]^2)" office:value-type="float" office:value="0.000169444290907071" calcext:value-type="float">
            <text:p>0.00016944429090707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5" calcext:value-type="float">
            <text:p>0.008316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727" calcext:value-type="float">
            <text:p>0.1072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76" calcext:value-type="float">
            <text:p>0.47076</text:p>
          </table:table-cell>
          <table:table-cell office:value-type="float" office:value="-0.00014679" calcext:value-type="float">
            <text:p>-0.00014679</text:p>
          </table:table-cell>
          <table:table-cell office:value-type="float" office:value="-0.000087121" calcext:value-type="float">
            <text:p>-0.000087121</text:p>
          </table:table-cell>
          <table:table-cell office:value-type="float" office:value="0" calcext:value-type="float">
            <text:p>0</text:p>
          </table:table-cell>
          <table:table-cell table:formula="of:=SQRT([.B498]^2+[.C498]^2+[.D498]^2)" office:value-type="float" office:value="0.000170696727388079" calcext:value-type="float">
            <text:p>0.00017069672738807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4" calcext:value-type="float">
            <text:p>0.008316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748" calcext:value-type="float">
            <text:p>0.1074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78" calcext:value-type="float">
            <text:p>0.47078</text:p>
          </table:table-cell>
          <table:table-cell office:value-type="float" office:value="-0.00014803" calcext:value-type="float">
            <text:p>-0.00014803</text:p>
          </table:table-cell>
          <table:table-cell office:value-type="float" office:value="-0.000087502" calcext:value-type="float">
            <text:p>-0.000087502</text:p>
          </table:table-cell>
          <table:table-cell office:value-type="float" office:value="0" calcext:value-type="float">
            <text:p>0</text:p>
          </table:table-cell>
          <table:table-cell table:formula="of:=SQRT([.B499]^2+[.C499]^2+[.D499]^2)" office:value-type="float" office:value="0.000171957788145812" calcext:value-type="float">
            <text:p>0.00017195778814581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3" calcext:value-type="float">
            <text:p>0.008316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77" calcext:value-type="float">
            <text:p>0.107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79" calcext:value-type="float">
            <text:p>0.47079</text:p>
          </table:table-cell>
          <table:table-cell office:value-type="float" office:value="-0.00014926" calcext:value-type="float">
            <text:p>-0.00014926</text:p>
          </table:table-cell>
          <table:table-cell office:value-type="float" office:value="-0.000087884" calcext:value-type="float">
            <text:p>-0.000087884</text:p>
          </table:table-cell>
          <table:table-cell office:value-type="float" office:value="0" calcext:value-type="float">
            <text:p>0</text:p>
          </table:table-cell>
          <table:table-cell table:formula="of:=SQRT([.B500]^2+[.C500]^2+[.D500]^2)" office:value-type="float" office:value="0.000173211272889498" calcext:value-type="float">
            <text:p>0.00017321127288949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3" calcext:value-type="float">
            <text:p>0.008316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792" calcext:value-type="float">
            <text:p>0.1079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81" calcext:value-type="float">
            <text:p>0.47081</text:p>
          </table:table-cell>
          <table:table-cell office:value-type="float" office:value="-0.00015049" calcext:value-type="float">
            <text:p>-0.00015049</text:p>
          </table:table-cell>
          <table:table-cell office:value-type="float" office:value="-0.000088265" calcext:value-type="float">
            <text:p>-0.000088265</text:p>
          </table:table-cell>
          <table:table-cell office:value-type="float" office:value="0" calcext:value-type="float">
            <text:p>0</text:p>
          </table:table-cell>
          <table:table-cell table:formula="of:=SQRT([.B501]^2+[.C501]^2+[.D501]^2)" office:value-type="float" office:value="0.000174464753818644" calcext:value-type="float">
            <text:p>0.00017446475381864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2" calcext:value-type="float">
            <text:p>0.008316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813" calcext:value-type="float">
            <text:p>0.1081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82" calcext:value-type="float">
            <text:p>0.47082</text:p>
          </table:table-cell>
          <table:table-cell office:value-type="float" office:value="-0.00015172" calcext:value-type="float">
            <text:p>-0.00015172</text:p>
          </table:table-cell>
          <table:table-cell office:value-type="float" office:value="-0.000088647" calcext:value-type="float">
            <text:p>-0.000088647</text:p>
          </table:table-cell>
          <table:table-cell office:value-type="float" office:value="0" calcext:value-type="float">
            <text:p>0</text:p>
          </table:table-cell>
          <table:table-cell table:formula="of:=SQRT([.B502]^2+[.C502]^2+[.D502]^2)" office:value-type="float" office:value="0.0001757192334635" calcext:value-type="float">
            <text:p>0.000175719233463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2" calcext:value-type="float">
            <text:p>0.0083162</text:p>
          </table:table-cell>
          <table:table-cell office:value-type="string" calcext:value-type="string">
            <text:p/>
          </table:table-cell>
          <table:table-cell table:number-columns-repeated="3"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84" calcext:value-type="float">
            <text:p>0.47084</text:p>
          </table:table-cell>
          <table:table-cell office:value-type="float" office:value="-0.00015297" calcext:value-type="float">
            <text:p>-0.00015297</text:p>
          </table:table-cell>
          <table:table-cell office:value-type="float" office:value="-0.000089054" calcext:value-type="float">
            <text:p>-0.000089054</text:p>
          </table:table-cell>
          <table:table-cell office:value-type="float" office:value="0" calcext:value-type="float">
            <text:p>0</text:p>
          </table:table-cell>
          <table:table-cell table:formula="of:=SQRT([.B503]^2+[.C503]^2+[.D503]^2)" office:value-type="float" office:value="0.000177004055930931" calcext:value-type="float">
            <text:p>0.00017700405593093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1" calcext:value-type="float">
            <text:p>0.008316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857" calcext:value-type="float">
            <text:p>0.1085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86" calcext:value-type="float">
            <text:p>0.47086</text:p>
          </table:table-cell>
          <table:table-cell office:value-type="float" office:value="-0.00015421" calcext:value-type="float">
            <text:p>-0.00015421</text:p>
          </table:table-cell>
          <table:table-cell office:value-type="float" office:value="-0.000089462" calcext:value-type="float">
            <text:p>-0.000089462</text:p>
          </table:table-cell>
          <table:table-cell office:value-type="float" office:value="0" calcext:value-type="float">
            <text:p>0</text:p>
          </table:table-cell>
          <table:table-cell table:formula="of:=SQRT([.B504]^2+[.C504]^2+[.D504]^2)" office:value-type="float" office:value="0.000178281164299541" calcext:value-type="float">
            <text:p>0.0001782811642995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1" calcext:value-type="float">
            <text:p>0.008316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878" calcext:value-type="float">
            <text:p>0.1087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87" calcext:value-type="float">
            <text:p>0.47087</text:p>
          </table:table-cell>
          <table:table-cell office:value-type="float" office:value="-0.00015546" calcext:value-type="float">
            <text:p>-0.00015546</text:p>
          </table:table-cell>
          <table:table-cell office:value-type="float" office:value="-0.00008987" calcext:value-type="float">
            <text:p>-0.00008987</text:p>
          </table:table-cell>
          <table:table-cell office:value-type="float" office:value="0" calcext:value-type="float">
            <text:p>0</text:p>
          </table:table-cell>
          <table:table-cell table:formula="of:=SQRT([.B505]^2+[.C505]^2+[.D505]^2)" office:value-type="float" office:value="0.000179567336951908" calcext:value-type="float">
            <text:p>0.00017956733695190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" calcext:value-type="float">
            <text:p>0.00831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9" calcext:value-type="float">
            <text:p>0.10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89" calcext:value-type="float">
            <text:p>0.47089</text:p>
          </table:table-cell>
          <table:table-cell office:value-type="float" office:value="-0.0001567" calcext:value-type="float">
            <text:p>-0.0001567</text:p>
          </table:table-cell>
          <table:table-cell office:value-type="float" office:value="-0.000090278" calcext:value-type="float">
            <text:p>-0.000090278</text:p>
          </table:table-cell>
          <table:table-cell office:value-type="float" office:value="0" calcext:value-type="float">
            <text:p>0</text:p>
          </table:table-cell>
          <table:table-cell table:formula="of:=SQRT([.B506]^2+[.C506]^2+[.D506]^2)" office:value-type="float" office:value="0.000180845257842167" calcext:value-type="float">
            <text:p>0.00018084525784216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9" calcext:value-type="float">
            <text:p>0.008315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922" calcext:value-type="float">
            <text:p>0.1092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91" calcext:value-type="float">
            <text:p>0.47091</text:p>
          </table:table-cell>
          <table:table-cell office:value-type="float" office:value="-0.00015795" calcext:value-type="float">
            <text:p>-0.00015795</text:p>
          </table:table-cell>
          <table:table-cell office:value-type="float" office:value="-0.000090686" calcext:value-type="float">
            <text:p>-0.000090686</text:p>
          </table:table-cell>
          <table:table-cell office:value-type="float" office:value="0" calcext:value-type="float">
            <text:p>0</text:p>
          </table:table-cell>
          <table:table-cell table:formula="of:=SQRT([.B507]^2+[.C507]^2+[.D507]^2)" office:value-type="float" office:value="0.000182132240682423" calcext:value-type="float">
            <text:p>0.00018213224068242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9" calcext:value-type="float">
            <text:p>0.008315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943" calcext:value-type="float">
            <text:p>0.1094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92" calcext:value-type="float">
            <text:p>0.47092</text:p>
          </table:table-cell>
          <table:table-cell office:value-type="float" office:value="-0.00015919" calcext:value-type="float">
            <text:p>-0.00015919</text:p>
          </table:table-cell>
          <table:table-cell office:value-type="float" office:value="-0.000091094" calcext:value-type="float">
            <text:p>-0.000091094</text:p>
          </table:table-cell>
          <table:table-cell office:value-type="float" office:value="0" calcext:value-type="float">
            <text:p>0</text:p>
          </table:table-cell>
          <table:table-cell table:formula="of:=SQRT([.B508]^2+[.C508]^2+[.D508]^2)" office:value-type="float" office:value="0.000183410940066289" calcext:value-type="float">
            <text:p>0.00018341094006628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8" calcext:value-type="float">
            <text:p>0.008315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965" calcext:value-type="float">
            <text:p>0.1096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94" calcext:value-type="float">
            <text:p>0.47094</text:p>
          </table:table-cell>
          <table:table-cell office:value-type="float" office:value="-0.00016044" calcext:value-type="float">
            <text:p>-0.00016044</text:p>
          </table:table-cell>
          <table:table-cell office:value-type="float" office:value="-0.000091502" calcext:value-type="float">
            <text:p>-0.000091502</text:p>
          </table:table-cell>
          <table:table-cell office:value-type="float" office:value="0" calcext:value-type="float">
            <text:p>0</text:p>
          </table:table-cell>
          <table:table-cell table:formula="of:=SQRT([.B509]^2+[.C509]^2+[.D509]^2)" office:value-type="float" office:value="0.000184698699518973" calcext:value-type="float">
            <text:p>0.00018469869951897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8" calcext:value-type="float">
            <text:p>0.008315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0987" calcext:value-type="float">
            <text:p>0.1098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95" calcext:value-type="float">
            <text:p>0.47095</text:p>
          </table:table-cell>
          <table:table-cell office:value-type="float" office:value="-0.00016168" calcext:value-type="float">
            <text:p>-0.00016168</text:p>
          </table:table-cell>
          <table:table-cell office:value-type="float" office:value="-0.00009191" calcext:value-type="float">
            <text:p>-0.00009191</text:p>
          </table:table-cell>
          <table:table-cell office:value-type="float" office:value="0" calcext:value-type="float">
            <text:p>0</text:p>
          </table:table-cell>
          <table:table-cell table:formula="of:=SQRT([.B510]^2+[.C510]^2+[.D510]^2)" office:value-type="float" office:value="0.000185978145221421" calcext:value-type="float">
            <text:p>0.00018597814522142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7" calcext:value-type="float">
            <text:p>0.008315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008" calcext:value-type="float">
            <text:p>0.1100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97" calcext:value-type="float">
            <text:p>0.47097</text:p>
          </table:table-cell>
          <table:table-cell office:value-type="float" office:value="-0.00016294" calcext:value-type="float">
            <text:p>-0.00016294</text:p>
          </table:table-cell>
          <table:table-cell office:value-type="float" office:value="-0.000092339" calcext:value-type="float">
            <text:p>-0.000092339</text:p>
          </table:table-cell>
          <table:table-cell office:value-type="float" office:value="0" calcext:value-type="float">
            <text:p>0</text:p>
          </table:table-cell>
          <table:table-cell table:formula="of:=SQRT([.B511]^2+[.C511]^2+[.D511]^2)" office:value-type="float" office:value="0.000187285702927372" calcext:value-type="float">
            <text:p>0.00018728570292737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6" calcext:value-type="float">
            <text:p>0.008315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03" calcext:value-type="float">
            <text:p>0.110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99" calcext:value-type="float">
            <text:p>0.47099</text:p>
          </table:table-cell>
          <table:table-cell office:value-type="float" office:value="-0.0001642" calcext:value-type="float">
            <text:p>-0.0001642</text:p>
          </table:table-cell>
          <table:table-cell office:value-type="float" office:value="-0.000092778" calcext:value-type="float">
            <text:p>-0.000092778</text:p>
          </table:table-cell>
          <table:table-cell office:value-type="float" office:value="0" calcext:value-type="float">
            <text:p>0</text:p>
          </table:table-cell>
          <table:table-cell table:formula="of:=SQRT([.B512]^2+[.C512]^2+[.D512]^2)" office:value-type="float" office:value="0.000188598508170134" calcext:value-type="float">
            <text:p>0.00018859850817013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6" calcext:value-type="float">
            <text:p>0.008315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052" calcext:value-type="float">
            <text:p>0.1105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-0.00016546" calcext:value-type="float">
            <text:p>-0.00016546</text:p>
          </table:table-cell>
          <table:table-cell office:value-type="float" office:value="-0.000093218" calcext:value-type="float">
            <text:p>-0.000093218</text:p>
          </table:table-cell>
          <table:table-cell office:value-type="float" office:value="0" calcext:value-type="float">
            <text:p>0</text:p>
          </table:table-cell>
          <table:table-cell table:formula="of:=SQRT([.B513]^2+[.C513]^2+[.D513]^2)" office:value-type="float" office:value="0.000189912103679571" calcext:value-type="float">
            <text:p>0.00018991210367957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5" calcext:value-type="float">
            <text:p>0.008315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073" calcext:value-type="float">
            <text:p>0.1107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02" calcext:value-type="float">
            <text:p>0.47102</text:p>
          </table:table-cell>
          <table:table-cell office:value-type="float" office:value="-0.00016672" calcext:value-type="float">
            <text:p>-0.00016672</text:p>
          </table:table-cell>
          <table:table-cell office:value-type="float" office:value="-0.000093658" calcext:value-type="float">
            <text:p>-0.000093658</text:p>
          </table:table-cell>
          <table:table-cell office:value-type="float" office:value="0" calcext:value-type="float">
            <text:p>0</text:p>
          </table:table-cell>
          <table:table-cell table:formula="of:=SQRT([.B514]^2+[.C514]^2+[.D514]^2)" office:value-type="float" office:value="0.000191225990294207" calcext:value-type="float">
            <text:p>0.00019122599029420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4" calcext:value-type="float">
            <text:p>0.008315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095" calcext:value-type="float">
            <text:p>0.1109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04" calcext:value-type="float">
            <text:p>0.47104</text:p>
          </table:table-cell>
          <table:table-cell office:value-type="float" office:value="-0.00016798" calcext:value-type="float">
            <text:p>-0.00016798</text:p>
          </table:table-cell>
          <table:table-cell office:value-type="float" office:value="-0.000094097" calcext:value-type="float">
            <text:p>-0.000094097</text:p>
          </table:table-cell>
          <table:table-cell office:value-type="float" office:value="0" calcext:value-type="float">
            <text:p>0</text:p>
          </table:table-cell>
          <table:table-cell table:formula="of:=SQRT([.B515]^2+[.C515]^2+[.D515]^2)" office:value-type="float" office:value="0.000192539673337731" calcext:value-type="float">
            <text:p>0.00019253967333773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4" calcext:value-type="float">
            <text:p>0.008315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117" calcext:value-type="float">
            <text:p>0.1111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05" calcext:value-type="float">
            <text:p>0.47105</text:p>
          </table:table-cell>
          <table:table-cell office:value-type="float" office:value="-0.00016924" calcext:value-type="float">
            <text:p>-0.00016924</text:p>
          </table:table-cell>
          <table:table-cell office:value-type="float" office:value="-0.000094537" calcext:value-type="float">
            <text:p>-0.000094537</text:p>
          </table:table-cell>
          <table:table-cell office:value-type="float" office:value="0" calcext:value-type="float">
            <text:p>0</text:p>
          </table:table-cell>
          <table:table-cell table:formula="of:=SQRT([.B516]^2+[.C516]^2+[.D516]^2)" office:value-type="float" office:value="0.000193854125488729" calcext:value-type="float">
            <text:p>0.00019385412548872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3" calcext:value-type="float">
            <text:p>0.008315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138" calcext:value-type="float">
            <text:p>0.1113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07" calcext:value-type="float">
            <text:p>0.47107</text:p>
          </table:table-cell>
          <table:table-cell office:value-type="float" office:value="-0.0001705" calcext:value-type="float">
            <text:p>-0.0001705</text:p>
          </table:table-cell>
          <table:table-cell office:value-type="float" office:value="-0.000094976" calcext:value-type="float">
            <text:p>-0.000094976</text:p>
          </table:table-cell>
          <table:table-cell office:value-type="float" office:value="0" calcext:value-type="float">
            <text:p>0</text:p>
          </table:table-cell>
          <table:table-cell table:formula="of:=SQRT([.B517]^2+[.C517]^2+[.D517]^2)" office:value-type="float" office:value="0.000195168364690592" calcext:value-type="float">
            <text:p>0.00019516836469059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3" calcext:value-type="float">
            <text:p>0.008315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16" calcext:value-type="float">
            <text:p>0.111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09" calcext:value-type="float">
            <text:p>0.47109</text:p>
          </table:table-cell>
          <table:table-cell office:value-type="float" office:value="-0.00017176" calcext:value-type="float">
            <text:p>-0.00017176</text:p>
          </table:table-cell>
          <table:table-cell office:value-type="float" office:value="-0.000095416" calcext:value-type="float">
            <text:p>-0.000095416</text:p>
          </table:table-cell>
          <table:table-cell office:value-type="float" office:value="0" calcext:value-type="float">
            <text:p>0</text:p>
          </table:table-cell>
          <table:table-cell table:formula="of:=SQRT([.B518]^2+[.C518]^2+[.D518]^2)" office:value-type="float" office:value="0.000196483359743262" calcext:value-type="float">
            <text:p>0.00019648335974326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2" calcext:value-type="float">
            <text:p>0.008315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182" calcext:value-type="float">
            <text:p>0.1118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1" calcext:value-type="float">
            <text:p>0.4711</text:p>
          </table:table-cell>
          <table:table-cell office:value-type="float" office:value="-0.00017303" calcext:value-type="float">
            <text:p>-0.00017303</text:p>
          </table:table-cell>
          <table:table-cell office:value-type="float" office:value="-0.000095868" calcext:value-type="float">
            <text:p>-0.000095868</text:p>
          </table:table-cell>
          <table:table-cell office:value-type="float" office:value="0" calcext:value-type="float">
            <text:p>0</text:p>
          </table:table-cell>
          <table:table-cell table:formula="of:=SQRT([.B519]^2+[.C519]^2+[.D519]^2)" office:value-type="float" office:value="0.000197813180359651" calcext:value-type="float">
            <text:p>0.00019781318035965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1" calcext:value-type="float">
            <text:p>0.008315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203" calcext:value-type="float">
            <text:p>0.1120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12" calcext:value-type="float">
            <text:p>0.47112</text:p>
          </table:table-cell>
          <table:table-cell office:value-type="float" office:value="-0.00017431" calcext:value-type="float">
            <text:p>-0.00017431</text:p>
          </table:table-cell>
          <table:table-cell office:value-type="float" office:value="-0.000096344" calcext:value-type="float">
            <text:p>-0.000096344</text:p>
          </table:table-cell>
          <table:table-cell office:value-type="float" office:value="0" calcext:value-type="float">
            <text:p>0</text:p>
          </table:table-cell>
          <table:table-cell table:formula="of:=SQRT([.B520]^2+[.C520]^2+[.D520]^2)" office:value-type="float" office:value="0.000199163607207743" calcext:value-type="float">
            <text:p>0.00019916360720774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1" calcext:value-type="float">
            <text:p>0.008315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225" calcext:value-type="float">
            <text:p>0.1122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14" calcext:value-type="float">
            <text:p>0.47114</text:p>
          </table:table-cell>
          <table:table-cell office:value-type="float" office:value="-0.00017559" calcext:value-type="float">
            <text:p>-0.00017559</text:p>
          </table:table-cell>
          <table:table-cell office:value-type="float" office:value="-0.000096821" calcext:value-type="float">
            <text:p>-0.000096821</text:p>
          </table:table-cell>
          <table:table-cell office:value-type="float" office:value="0" calcext:value-type="float">
            <text:p>0</text:p>
          </table:table-cell>
          <table:table-cell table:formula="of:=SQRT([.B521]^2+[.C521]^2+[.D521]^2)" office:value-type="float" office:value="0.000200514723003075" calcext:value-type="float">
            <text:p>0.00020051472300307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" calcext:value-type="float">
            <text:p>0.00831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247" calcext:value-type="float">
            <text:p>0.1124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15" calcext:value-type="float">
            <text:p>0.47115</text:p>
          </table:table-cell>
          <table:table-cell office:value-type="float" office:value="-0.00017687" calcext:value-type="float">
            <text:p>-0.00017687</text:p>
          </table:table-cell>
          <table:table-cell office:value-type="float" office:value="-0.000097297" calcext:value-type="float">
            <text:p>-0.000097297</text:p>
          </table:table-cell>
          <table:table-cell office:value-type="float" office:value="0" calcext:value-type="float">
            <text:p>0</text:p>
          </table:table-cell>
          <table:table-cell table:formula="of:=SQRT([.B522]^2+[.C522]^2+[.D522]^2)" office:value-type="float" office:value="0.000201865557015059" calcext:value-type="float">
            <text:p>0.00020186555701505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" calcext:value-type="float">
            <text:p>0.00831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268" calcext:value-type="float">
            <text:p>0.1126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17" calcext:value-type="float">
            <text:p>0.47117</text:p>
          </table:table-cell>
          <table:table-cell office:value-type="float" office:value="-0.00017815" calcext:value-type="float">
            <text:p>-0.00017815</text:p>
          </table:table-cell>
          <table:table-cell office:value-type="float" office:value="-0.000097774" calcext:value-type="float">
            <text:p>-0.000097774</text:p>
          </table:table-cell>
          <table:table-cell office:value-type="float" office:value="0" calcext:value-type="float">
            <text:p>0</text:p>
          </table:table-cell>
          <table:table-cell table:formula="of:=SQRT([.B523]^2+[.C523]^2+[.D523]^2)" office:value-type="float" office:value="0.000203217070090089" calcext:value-type="float">
            <text:p>0.00020321707009008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9" calcext:value-type="float">
            <text:p>0.008314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29" calcext:value-type="float">
            <text:p>0.112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19" calcext:value-type="float">
            <text:p>0.47119</text:p>
          </table:table-cell>
          <table:table-cell office:value-type="float" office:value="-0.00017943" calcext:value-type="float">
            <text:p>-0.00017943</text:p>
          </table:table-cell>
          <table:table-cell office:value-type="float" office:value="-0.00009825" calcext:value-type="float">
            <text:p>-0.00009825</text:p>
          </table:table-cell>
          <table:table-cell office:value-type="float" office:value="0" calcext:value-type="float">
            <text:p>0</text:p>
          </table:table-cell>
          <table:table-cell table:formula="of:=SQRT([.B524]^2+[.C524]^2+[.D524]^2)" office:value-type="float" office:value="0.000204568295197472" calcext:value-type="float">
            <text:p>0.00020456829519747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8" calcext:value-type="float">
            <text:p>0.008314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312" calcext:value-type="float">
            <text:p>0.1131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2" calcext:value-type="float">
            <text:p>0.4712</text:p>
          </table:table-cell>
          <table:table-cell office:value-type="float" office:value="-0.0001807" calcext:value-type="float">
            <text:p>-0.0001807</text:p>
          </table:table-cell>
          <table:table-cell office:value-type="float" office:value="-0.000098727" calcext:value-type="float">
            <text:p>-0.000098727</text:p>
          </table:table-cell>
          <table:table-cell office:value-type="float" office:value="0" calcext:value-type="float">
            <text:p>0</text:p>
          </table:table-cell>
          <table:table-cell table:formula="of:=SQRT([.B525]^2+[.C525]^2+[.D525]^2)" office:value-type="float" office:value="0.000205911414275654" calcext:value-type="float">
            <text:p>0.00020591141427565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8" calcext:value-type="float">
            <text:p>0.008314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333" calcext:value-type="float">
            <text:p>0.1133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22" calcext:value-type="float">
            <text:p>0.47122</text:p>
          </table:table-cell>
          <table:table-cell office:value-type="float" office:value="-0.00018198" calcext:value-type="float">
            <text:p>-0.00018198</text:p>
          </table:table-cell>
          <table:table-cell office:value-type="float" office:value="-0.000099203" calcext:value-type="float">
            <text:p>-0.000099203</text:p>
          </table:table-cell>
          <table:table-cell office:value-type="float" office:value="0" calcext:value-type="float">
            <text:p>0</text:p>
          </table:table-cell>
          <table:table-cell table:formula="of:=SQRT([.B526]^2+[.C526]^2+[.D526]^2)" office:value-type="float" office:value="0.000207263010711029" calcext:value-type="float">
            <text:p>0.00020726301071102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7" calcext:value-type="float">
            <text:p>0.008314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355" calcext:value-type="float">
            <text:p>0.1135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23" calcext:value-type="float">
            <text:p>0.47123</text:p>
          </table:table-cell>
          <table:table-cell office:value-type="float" office:value="-0.00018326" calcext:value-type="float">
            <text:p>-0.00018326</text:p>
          </table:table-cell>
          <table:table-cell office:value-type="float" office:value="-0.00009968" calcext:value-type="float">
            <text:p>-0.00009968</text:p>
          </table:table-cell>
          <table:table-cell office:value-type="float" office:value="0" calcext:value-type="float">
            <text:p>0</text:p>
          </table:table-cell>
          <table:table-cell table:formula="of:=SQRT([.B527]^2+[.C527]^2+[.D527]^2)" office:value-type="float" office:value="0.00020861526789763" calcext:value-type="float">
            <text:p>0.0002086152678976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6" calcext:value-type="float">
            <text:p>0.008314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377" calcext:value-type="float">
            <text:p>0.1137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25" calcext:value-type="float">
            <text:p>0.47125</text:p>
          </table:table-cell>
          <table:table-cell office:value-type="float" office:value="-0.00018457" calcext:value-type="float">
            <text:p>-0.00018457</text:p>
          </table:table-cell>
          <table:table-cell office:value-type="float" office:value="-0.0001002" calcext:value-type="float">
            <text:p>-0.0001002</text:p>
          </table:table-cell>
          <table:table-cell office:value-type="float" office:value="0" calcext:value-type="float">
            <text:p>0</text:p>
          </table:table-cell>
          <table:table-cell table:formula="of:=SQRT([.B528]^2+[.C528]^2+[.D528]^2)" office:value-type="float" office:value="0.000210014582588924" calcext:value-type="float">
            <text:p>0.00021001458258892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6" calcext:value-type="float">
            <text:p>0.008314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398" calcext:value-type="float">
            <text:p>0.1139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27" calcext:value-type="float">
            <text:p>0.47127</text:p>
          </table:table-cell>
          <table:table-cell office:value-type="float" office:value="-0.00018587" calcext:value-type="float">
            <text:p>-0.00018587</text:p>
          </table:table-cell>
          <table:table-cell office:value-type="float" office:value="-0.00010072" calcext:value-type="float">
            <text:p>-0.00010072</text:p>
          </table:table-cell>
          <table:table-cell office:value-type="float" office:value="0" calcext:value-type="float">
            <text:p>0</text:p>
          </table:table-cell>
          <table:table-cell table:formula="of:=SQRT([.B529]^2+[.C529]^2+[.D529]^2)" office:value-type="float" office:value="0.000211405239528258" calcext:value-type="float">
            <text:p>0.00021140523952825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5" calcext:value-type="float">
            <text:p>0.008314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42" calcext:value-type="float">
            <text:p>0.114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28" calcext:value-type="float">
            <text:p>0.47128</text:p>
          </table:table-cell>
          <table:table-cell office:value-type="float" office:value="-0.00018717" calcext:value-type="float">
            <text:p>-0.00018717</text:p>
          </table:table-cell>
          <table:table-cell office:value-type="float" office:value="-0.00010124" calcext:value-type="float">
            <text:p>-0.00010124</text:p>
          </table:table-cell>
          <table:table-cell office:value-type="float" office:value="0" calcext:value-type="float">
            <text:p>0</text:p>
          </table:table-cell>
          <table:table-cell table:formula="of:=SQRT([.B530]^2+[.C530]^2+[.D530]^2)" office:value-type="float" office:value="0.000212796020874452" calcext:value-type="float">
            <text:p>0.00021279602087445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5" calcext:value-type="float">
            <text:p>0.008314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442" calcext:value-type="float">
            <text:p>0.1144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" calcext:value-type="float">
            <text:p>0.4713</text:p>
          </table:table-cell>
          <table:table-cell office:value-type="float" office:value="-0.00018847" calcext:value-type="float">
            <text:p>-0.00018847</text:p>
          </table:table-cell>
          <table:table-cell office:value-type="float" office:value="-0.00010175" calcext:value-type="float">
            <text:p>-0.00010175</text:p>
          </table:table-cell>
          <table:table-cell office:value-type="float" office:value="0" calcext:value-type="float">
            <text:p>0</text:p>
          </table:table-cell>
          <table:table-cell table:formula="of:=SQRT([.B531]^2+[.C531]^2+[.D531]^2)" office:value-type="float" office:value="0.000214182173394519" calcext:value-type="float">
            <text:p>0.00021418217339451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4" calcext:value-type="float">
            <text:p>0.008314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463" calcext:value-type="float">
            <text:p>0.1146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2" calcext:value-type="float">
            <text:p>0.47132</text:p>
          </table:table-cell>
          <table:table-cell office:value-type="float" office:value="-0.00018977" calcext:value-type="float">
            <text:p>-0.00018977</text:p>
          </table:table-cell>
          <table:table-cell office:value-type="float" office:value="-0.00010227" calcext:value-type="float">
            <text:p>-0.00010227</text:p>
          </table:table-cell>
          <table:table-cell office:value-type="float" office:value="0" calcext:value-type="float">
            <text:p>0</text:p>
          </table:table-cell>
          <table:table-cell table:formula="of:=SQRT([.B532]^2+[.C532]^2+[.D532]^2)" office:value-type="float" office:value="0.000215573202880135" calcext:value-type="float">
            <text:p>0.00021557320288013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3" calcext:value-type="float">
            <text:p>0.008314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485" calcext:value-type="float">
            <text:p>0.1148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3" calcext:value-type="float">
            <text:p>0.47133</text:p>
          </table:table-cell>
          <table:table-cell office:value-type="float" office:value="-0.00019108" calcext:value-type="float">
            <text:p>-0.00019108</text:p>
          </table:table-cell>
          <table:table-cell office:value-type="float" office:value="-0.00010279" calcext:value-type="float">
            <text:p>-0.00010279</text:p>
          </table:table-cell>
          <table:table-cell office:value-type="float" office:value="0" calcext:value-type="float">
            <text:p>0</text:p>
          </table:table-cell>
          <table:table-cell table:formula="of:=SQRT([.B533]^2+[.C533]^2+[.D533]^2)" office:value-type="float" office:value="0.000216973156173753" calcext:value-type="float">
            <text:p>0.00021697315617375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3" calcext:value-type="float">
            <text:p>0.008314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507" calcext:value-type="float">
            <text:p>0.1150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5" calcext:value-type="float">
            <text:p>0.47135</text:p>
          </table:table-cell>
          <table:table-cell office:value-type="float" office:value="-0.00019238" calcext:value-type="float">
            <text:p>-0.00019238</text:p>
          </table:table-cell>
          <table:table-cell office:value-type="float" office:value="-0.00010331" calcext:value-type="float">
            <text:p>-0.00010331</text:p>
          </table:table-cell>
          <table:table-cell office:value-type="float" office:value="0" calcext:value-type="float">
            <text:p>0</text:p>
          </table:table-cell>
          <table:table-cell table:formula="of:=SQRT([.B534]^2+[.C534]^2+[.D534]^2)" office:value-type="float" office:value="0.000218364421323621" calcext:value-type="float">
            <text:p>0.00021836442132362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2" calcext:value-type="float">
            <text:p>0.008314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528" calcext:value-type="float">
            <text:p>0.1152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7" calcext:value-type="float">
            <text:p>0.47137</text:p>
          </table:table-cell>
          <table:table-cell office:value-type="float" office:value="-0.00019368" calcext:value-type="float">
            <text:p>-0.00019368</text:p>
          </table:table-cell>
          <table:table-cell office:value-type="float" office:value="-0.00010383" calcext:value-type="float">
            <text:p>-0.00010383</text:p>
          </table:table-cell>
          <table:table-cell office:value-type="float" office:value="0" calcext:value-type="float">
            <text:p>0</text:p>
          </table:table-cell>
          <table:table-cell table:formula="of:=SQRT([.B535]^2+[.C535]^2+[.D535]^2)" office:value-type="float" office:value="0.000219755799240885" calcext:value-type="float">
            <text:p>0.00021975579924088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2" calcext:value-type="float">
            <text:p>0.008314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55" calcext:value-type="float">
            <text:p>0.115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8" calcext:value-type="float">
            <text:p>0.47138</text:p>
          </table:table-cell>
          <table:table-cell office:value-type="float" office:value="-0.000195" calcext:value-type="float">
            <text:p>-0.000195</text:p>
          </table:table-cell>
          <table:table-cell office:value-type="float" office:value="-0.00010438" calcext:value-type="float">
            <text:p>-0.00010438</text:p>
          </table:table-cell>
          <table:table-cell office:value-type="float" office:value="0" calcext:value-type="float">
            <text:p>0</text:p>
          </table:table-cell>
          <table:table-cell table:formula="of:=SQRT([.B536]^2+[.C536]^2+[.D536]^2)" office:value-type="float" office:value="0.000221179077672369" calcext:value-type="float">
            <text:p>0.00022117907767236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1" calcext:value-type="float">
            <text:p>0.008314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572" calcext:value-type="float">
            <text:p>0.115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4" calcext:value-type="float">
            <text:p>0.4714</text:p>
          </table:table-cell>
          <table:table-cell office:value-type="float" office:value="-0.00019633" calcext:value-type="float">
            <text:p>-0.00019633</text:p>
          </table:table-cell>
          <table:table-cell office:value-type="float" office:value="-0.00010495" calcext:value-type="float">
            <text:p>-0.00010495</text:p>
          </table:table-cell>
          <table:table-cell office:value-type="float" office:value="0" calcext:value-type="float">
            <text:p>0</text:p>
          </table:table-cell>
          <table:table-cell table:formula="of:=SQRT([.B537]^2+[.C537]^2+[.D537]^2)" office:value-type="float" office:value="0.000222620689514699" calcext:value-type="float">
            <text:p>0.00022262068951469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593" calcext:value-type="float">
            <text:p>0.1159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41" calcext:value-type="float">
            <text:p>0.47141</text:p>
          </table:table-cell>
          <table:table-cell office:value-type="float" office:value="-0.00019765" calcext:value-type="float">
            <text:p>-0.00019765</text:p>
          </table:table-cell>
          <table:table-cell office:value-type="float" office:value="-0.00010551" calcext:value-type="float">
            <text:p>-0.00010551</text:p>
          </table:table-cell>
          <table:table-cell office:value-type="float" office:value="0" calcext:value-type="float">
            <text:p>0</text:p>
          </table:table-cell>
          <table:table-cell table:formula="of:=SQRT([.B538]^2+[.C538]^2+[.D538]^2)" office:value-type="float" office:value="0.000224048839764905" calcext:value-type="float">
            <text:p>0.0002240488397649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615" calcext:value-type="float">
            <text:p>0.1161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43" calcext:value-type="float">
            <text:p>0.47143</text:p>
          </table:table-cell>
          <table:table-cell office:value-type="float" office:value="-0.00019898" calcext:value-type="float">
            <text:p>-0.00019898</text:p>
          </table:table-cell>
          <table:table-cell office:value-type="float" office:value="-0.00010608" calcext:value-type="float">
            <text:p>-0.00010608</text:p>
          </table:table-cell>
          <table:table-cell office:value-type="float" office:value="0" calcext:value-type="float">
            <text:p>0</text:p>
          </table:table-cell>
          <table:table-cell table:formula="of:=SQRT([.B539]^2+[.C539]^2+[.D539]^2)" office:value-type="float" office:value="0.000225490591378" calcext:value-type="float">
            <text:p>0.00022549059137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9" calcext:value-type="float">
            <text:p>0.008313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637" calcext:value-type="float">
            <text:p>0.1163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45" calcext:value-type="float">
            <text:p>0.47145</text:p>
          </table:table-cell>
          <table:table-cell office:value-type="float" office:value="-0.00020031" calcext:value-type="float">
            <text:p>-0.00020031</text:p>
          </table:table-cell>
          <table:table-cell office:value-type="float" office:value="-0.00010664" calcext:value-type="float">
            <text:p>-0.00010664</text:p>
          </table:table-cell>
          <table:table-cell office:value-type="float" office:value="0" calcext:value-type="float">
            <text:p>0</text:p>
          </table:table-cell>
          <table:table-cell table:formula="of:=SQRT([.B540]^2+[.C540]^2+[.D540]^2)" office:value-type="float" office:value="0.000226927710295592" calcext:value-type="float">
            <text:p>0.00022692771029559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9" calcext:value-type="float">
            <text:p>0.008313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658" calcext:value-type="float">
            <text:p>0.1165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46" calcext:value-type="float">
            <text:p>0.47146</text:p>
          </table:table-cell>
          <table:table-cell office:value-type="float" office:value="-0.00020164" calcext:value-type="float">
            <text:p>-0.00020164</text:p>
          </table:table-cell>
          <table:table-cell office:value-type="float" office:value="-0.00010721" calcext:value-type="float">
            <text:p>-0.00010721</text:p>
          </table:table-cell>
          <table:table-cell office:value-type="float" office:value="0" calcext:value-type="float">
            <text:p>0</text:p>
          </table:table-cell>
          <table:table-cell table:formula="of:=SQRT([.B541]^2+[.C541]^2+[.D541]^2)" office:value-type="float" office:value="0.000228369598896175" calcext:value-type="float">
            <text:p>0.00022836959889617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8" calcext:value-type="float">
            <text:p>0.008313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68" calcext:value-type="float">
            <text:p>0.116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48" calcext:value-type="float">
            <text:p>0.47148</text:p>
          </table:table-cell>
          <table:table-cell office:value-type="float" office:value="-0.00020297" calcext:value-type="float">
            <text:p>-0.00020297</text:p>
          </table:table-cell>
          <table:table-cell office:value-type="float" office:value="-0.00010777" calcext:value-type="float">
            <text:p>-0.00010777</text:p>
          </table:table-cell>
          <table:table-cell office:value-type="float" office:value="0" calcext:value-type="float">
            <text:p>0</text:p>
          </table:table-cell>
          <table:table-cell table:formula="of:=SQRT([.B542]^2+[.C542]^2+[.D542]^2)" office:value-type="float" office:value="0.000229806861951509" calcext:value-type="float">
            <text:p>0.00022980686195150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7" calcext:value-type="float">
            <text:p>0.008313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702" calcext:value-type="float">
            <text:p>0.1170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49" calcext:value-type="float">
            <text:p>0.47149</text:p>
          </table:table-cell>
          <table:table-cell office:value-type="float" office:value="-0.00020429" calcext:value-type="float">
            <text:p>-0.00020429</text:p>
          </table:table-cell>
          <table:table-cell office:value-type="float" office:value="-0.00010834" calcext:value-type="float">
            <text:p>-0.00010834</text:p>
          </table:table-cell>
          <table:table-cell office:value-type="float" office:value="0" calcext:value-type="float">
            <text:p>0</text:p>
          </table:table-cell>
          <table:table-cell table:formula="of:=SQRT([.B543]^2+[.C543]^2+[.D543]^2)" office:value-type="float" office:value="0.000231240047785845" calcext:value-type="float">
            <text:p>0.00023124004778584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7" calcext:value-type="float">
            <text:p>0.008313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723" calcext:value-type="float">
            <text:p>0.1172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51" calcext:value-type="float">
            <text:p>0.47151</text:p>
          </table:table-cell>
          <table:table-cell office:value-type="float" office:value="-0.00020563" calcext:value-type="float">
            <text:p>-0.00020563</text:p>
          </table:table-cell>
          <table:table-cell office:value-type="float" office:value="-0.00010892" calcext:value-type="float">
            <text:p>-0.00010892</text:p>
          </table:table-cell>
          <table:table-cell office:value-type="float" office:value="0" calcext:value-type="float">
            <text:p>0</text:p>
          </table:table-cell>
          <table:table-cell table:formula="of:=SQRT([.B544]^2+[.C544]^2+[.D544]^2)" office:value-type="float" office:value="0.000232695645210649" calcext:value-type="float">
            <text:p>0.00023269564521064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6" calcext:value-type="float">
            <text:p>0.008313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745" calcext:value-type="float">
            <text:p>0.1174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52" calcext:value-type="float">
            <text:p>0.47152</text:p>
          </table:table-cell>
          <table:table-cell office:value-type="float" office:value="-0.00020699" calcext:value-type="float">
            <text:p>-0.00020699</text:p>
          </table:table-cell>
          <table:table-cell office:value-type="float" office:value="-0.00010954" calcext:value-type="float">
            <text:p>-0.00010954</text:p>
          </table:table-cell>
          <table:table-cell office:value-type="float" office:value="0" calcext:value-type="float">
            <text:p>0</text:p>
          </table:table-cell>
          <table:table-cell table:formula="of:=SQRT([.B545]^2+[.C545]^2+[.D545]^2)" office:value-type="float" office:value="0.000234187684774413" calcext:value-type="float">
            <text:p>0.00023418768477441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6" calcext:value-type="float">
            <text:p>0.008313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767" calcext:value-type="float">
            <text:p>0.1176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54" calcext:value-type="float">
            <text:p>0.47154</text:p>
          </table:table-cell>
          <table:table-cell office:value-type="float" office:value="-0.00020835" calcext:value-type="float">
            <text:p>-0.00020835</text:p>
          </table:table-cell>
          <table:table-cell office:value-type="float" office:value="-0.00011016" calcext:value-type="float">
            <text:p>-0.00011016</text:p>
          </table:table-cell>
          <table:table-cell office:value-type="float" office:value="0" calcext:value-type="float">
            <text:p>0</text:p>
          </table:table-cell>
          <table:table-cell table:formula="of:=SQRT([.B546]^2+[.C546]^2+[.D546]^2)" office:value-type="float" office:value="0.000235679757510059" calcext:value-type="float">
            <text:p>0.00023567975751005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5" calcext:value-type="float">
            <text:p>0.008313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788" calcext:value-type="float">
            <text:p>0.1178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56" calcext:value-type="float">
            <text:p>0.47156</text:p>
          </table:table-cell>
          <table:table-cell office:value-type="float" office:value="-0.0002097" calcext:value-type="float">
            <text:p>-0.0002097</text:p>
          </table:table-cell>
          <table:table-cell office:value-type="float" office:value="-0.00011077" calcext:value-type="float">
            <text:p>-0.00011077</text:p>
          </table:table-cell>
          <table:table-cell office:value-type="float" office:value="0" calcext:value-type="float">
            <text:p>0</text:p>
          </table:table-cell>
          <table:table-cell table:formula="of:=SQRT([.B547]^2+[.C547]^2+[.D547]^2)" office:value-type="float" office:value="0.000237158349842463" calcext:value-type="float">
            <text:p>0.00023715834984246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4" calcext:value-type="float">
            <text:p>0.008313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81" calcext:value-type="float">
            <text:p>0.118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57" calcext:value-type="float">
            <text:p>0.47157</text:p>
          </table:table-cell>
          <table:table-cell office:value-type="float" office:value="-0.00021106" calcext:value-type="float">
            <text:p>-0.00021106</text:p>
          </table:table-cell>
          <table:table-cell office:value-type="float" office:value="-0.00011139" calcext:value-type="float">
            <text:p>-0.00011139</text:p>
          </table:table-cell>
          <table:table-cell office:value-type="float" office:value="0" calcext:value-type="float">
            <text:p>0</text:p>
          </table:table-cell>
          <table:table-cell table:formula="of:=SQRT([.B548]^2+[.C548]^2+[.D548]^2)" office:value-type="float" office:value="0.000238650488581105" calcext:value-type="float">
            <text:p>0.0002386504885811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4" calcext:value-type="float">
            <text:p>0.008313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832" calcext:value-type="float">
            <text:p>0.1183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59" calcext:value-type="float">
            <text:p>0.47159</text:p>
          </table:table-cell>
          <table:table-cell office:value-type="float" office:value="-0.00021242" calcext:value-type="float">
            <text:p>-0.00021242</text:p>
          </table:table-cell>
          <table:table-cell office:value-type="float" office:value="-0.00011201" calcext:value-type="float">
            <text:p>-0.00011201</text:p>
          </table:table-cell>
          <table:table-cell office:value-type="float" office:value="0" calcext:value-type="float">
            <text:p>0</text:p>
          </table:table-cell>
          <table:table-cell table:formula="of:=SQRT([.B549]^2+[.C549]^2+[.D549]^2)" office:value-type="float" office:value="0.000240142658642733" calcext:value-type="float">
            <text:p>0.00024014265864273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3" calcext:value-type="float">
            <text:p>0.008313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853" calcext:value-type="float">
            <text:p>0.1185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6" calcext:value-type="float">
            <text:p>0.4716</text:p>
          </table:table-cell>
          <table:table-cell office:value-type="float" office:value="-0.00021378" calcext:value-type="float">
            <text:p>-0.00021378</text:p>
          </table:table-cell>
          <table:table-cell office:value-type="float" office:value="-0.00011262" calcext:value-type="float">
            <text:p>-0.00011262</text:p>
          </table:table-cell>
          <table:table-cell office:value-type="float" office:value="0" calcext:value-type="float">
            <text:p>0</text:p>
          </table:table-cell>
          <table:table-cell table:formula="of:=SQRT([.B550]^2+[.C550]^2+[.D550]^2)" office:value-type="float" office:value="0.00024163019844382" calcext:value-type="float">
            <text:p>0.0002416301984438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3" calcext:value-type="float">
            <text:p>0.008313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875" calcext:value-type="float">
            <text:p>0.1187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62" calcext:value-type="float">
            <text:p>0.47162</text:p>
          </table:table-cell>
          <table:table-cell office:value-type="float" office:value="-0.00021513" calcext:value-type="float">
            <text:p>-0.00021513</text:p>
          </table:table-cell>
          <table:table-cell office:value-type="float" office:value="-0.00011324" calcext:value-type="float">
            <text:p>-0.00011324</text:p>
          </table:table-cell>
          <table:table-cell office:value-type="float" office:value="0" calcext:value-type="float">
            <text:p>0</text:p>
          </table:table-cell>
          <table:table-cell table:formula="of:=SQRT([.B551]^2+[.C551]^2+[.D551]^2)" office:value-type="float" office:value="0.000243113583536585" calcext:value-type="float">
            <text:p>0.00024311358353658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2" calcext:value-type="float">
            <text:p>0.00831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897" calcext:value-type="float">
            <text:p>0.1189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63" calcext:value-type="float">
            <text:p>0.47163</text:p>
          </table:table-cell>
          <table:table-cell office:value-type="float" office:value="-0.00021649" calcext:value-type="float">
            <text:p>-0.00021649</text:p>
          </table:table-cell>
          <table:table-cell office:value-type="float" office:value="-0.00011386" calcext:value-type="float">
            <text:p>-0.00011386</text:p>
          </table:table-cell>
          <table:table-cell office:value-type="float" office:value="0" calcext:value-type="float">
            <text:p>0</text:p>
          </table:table-cell>
          <table:table-cell table:formula="of:=SQRT([.B552]^2+[.C552]^2+[.D552]^2)" office:value-type="float" office:value="0.000244605845596543" calcext:value-type="float">
            <text:p>0.00024460584559654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2" calcext:value-type="float">
            <text:p>0.00831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919" calcext:value-type="float">
            <text:p>0.1191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65" calcext:value-type="float">
            <text:p>0.47165</text:p>
          </table:table-cell>
          <table:table-cell office:value-type="float" office:value="-0.00021788" calcext:value-type="float">
            <text:p>-0.00021788</text:p>
          </table:table-cell>
          <table:table-cell office:value-type="float" office:value="-0.00011453" calcext:value-type="float">
            <text:p>-0.00011453</text:p>
          </table:table-cell>
          <table:table-cell office:value-type="float" office:value="0" calcext:value-type="float">
            <text:p>0</text:p>
          </table:table-cell>
          <table:table-cell table:formula="of:=SQRT([.B553]^2+[.C553]^2+[.D553]^2)" office:value-type="float" office:value="0.00024614795408453" calcext:value-type="float">
            <text:p>0.0002461479540845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1" calcext:value-type="float">
            <text:p>0.008313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94" calcext:value-type="float">
            <text:p>0.119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66" calcext:value-type="float">
            <text:p>0.47166</text:p>
          </table:table-cell>
          <table:table-cell office:value-type="float" office:value="-0.00021927" calcext:value-type="float">
            <text:p>-0.00021927</text:p>
          </table:table-cell>
          <table:table-cell office:value-type="float" office:value="-0.0001152" calcext:value-type="float">
            <text:p>-0.0001152</text:p>
          </table:table-cell>
          <table:table-cell office:value-type="float" office:value="0" calcext:value-type="float">
            <text:p>0</text:p>
          </table:table-cell>
          <table:table-cell table:formula="of:=SQRT([.B554]^2+[.C554]^2+[.D554]^2)" office:value-type="float" office:value="0.000247690074286395" calcext:value-type="float">
            <text:p>0.00024769007428639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" calcext:value-type="float">
            <text:p>0.0083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962" calcext:value-type="float">
            <text:p>0.1196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68" calcext:value-type="float">
            <text:p>0.47168</text:p>
          </table:table-cell>
          <table:table-cell office:value-type="float" office:value="-0.00022066" calcext:value-type="float">
            <text:p>-0.00022066</text:p>
          </table:table-cell>
          <table:table-cell office:value-type="float" office:value="-0.00011587" calcext:value-type="float">
            <text:p>-0.00011587</text:p>
          </table:table-cell>
          <table:table-cell office:value-type="float" office:value="0" calcext:value-type="float">
            <text:p>0</text:p>
          </table:table-cell>
          <table:table-cell table:formula="of:=SQRT([.B555]^2+[.C555]^2+[.D555]^2)" office:value-type="float" office:value="0.0002492322059847" calcext:value-type="float">
            <text:p>0.000249232205984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" calcext:value-type="float">
            <text:p>0.0083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1984" calcext:value-type="float">
            <text:p>0.1198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69" calcext:value-type="float">
            <text:p>0.47169</text:p>
          </table:table-cell>
          <table:table-cell office:value-type="float" office:value="-0.00022205" calcext:value-type="float">
            <text:p>-0.00022205</text:p>
          </table:table-cell>
          <table:table-cell office:value-type="float" office:value="-0.00011655" calcext:value-type="float">
            <text:p>-0.00011655</text:p>
          </table:table-cell>
          <table:table-cell office:value-type="float" office:value="0" calcext:value-type="float">
            <text:p>0</text:p>
          </table:table-cell>
          <table:table-cell table:formula="of:=SQRT([.B556]^2+[.C556]^2+[.D556]^2)" office:value-type="float" office:value="0.000250778996329437" calcext:value-type="float">
            <text:p>0.00025077899632943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9" calcext:value-type="float">
            <text:p>0.008312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005" calcext:value-type="float">
            <text:p>0.1200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71" calcext:value-type="float">
            <text:p>0.47171</text:p>
          </table:table-cell>
          <table:table-cell office:value-type="float" office:value="-0.00022344" calcext:value-type="float">
            <text:p>-0.00022344</text:p>
          </table:table-cell>
          <table:table-cell office:value-type="float" office:value="-0.00011722" calcext:value-type="float">
            <text:p>-0.00011722</text:p>
          </table:table-cell>
          <table:table-cell office:value-type="float" office:value="0" calcext:value-type="float">
            <text:p>0</text:p>
          </table:table-cell>
          <table:table-cell table:formula="of:=SQRT([.B557]^2+[.C557]^2+[.D557]^2)" office:value-type="float" office:value="0.000252321148538921" calcext:value-type="float">
            <text:p>0.00025232114853892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9" calcext:value-type="float">
            <text:p>0.008312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027" calcext:value-type="float">
            <text:p>0.1202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72" calcext:value-type="float">
            <text:p>0.47172</text:p>
          </table:table-cell>
          <table:table-cell office:value-type="float" office:value="-0.00022483" calcext:value-type="float">
            <text:p>-0.00022483</text:p>
          </table:table-cell>
          <table:table-cell office:value-type="float" office:value="-0.00011789" calcext:value-type="float">
            <text:p>-0.00011789</text:p>
          </table:table-cell>
          <table:table-cell office:value-type="float" office:value="0" calcext:value-type="float">
            <text:p>0</text:p>
          </table:table-cell>
          <table:table-cell table:formula="of:=SQRT([.B558]^2+[.C558]^2+[.D558]^2)" office:value-type="float" office:value="0.000253863311646248" calcext:value-type="float">
            <text:p>0.00025386331164624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8" calcext:value-type="float">
            <text:p>0.008312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049" calcext:value-type="float">
            <text:p>0.1204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74" calcext:value-type="float">
            <text:p>0.47174</text:p>
          </table:table-cell>
          <table:table-cell office:value-type="float" office:value="-0.00022622" calcext:value-type="float">
            <text:p>-0.00022622</text:p>
          </table:table-cell>
          <table:table-cell office:value-type="float" office:value="-0.00011856" calcext:value-type="float">
            <text:p>-0.00011856</text:p>
          </table:table-cell>
          <table:table-cell office:value-type="float" office:value="0" calcext:value-type="float">
            <text:p>0</text:p>
          </table:table-cell>
          <table:table-cell table:formula="of:=SQRT([.B559]^2+[.C559]^2+[.D559]^2)" office:value-type="float" office:value="0.000255405485454013" calcext:value-type="float">
            <text:p>0.00025540548545401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8" calcext:value-type="float">
            <text:p>0.008312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07" calcext:value-type="float">
            <text:p>0.120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75" calcext:value-type="float">
            <text:p>0.47175</text:p>
          </table:table-cell>
          <table:table-cell office:value-type="float" office:value="-0.00022761" calcext:value-type="float">
            <text:p>-0.00022761</text:p>
          </table:table-cell>
          <table:table-cell office:value-type="float" office:value="-0.00011923" calcext:value-type="float">
            <text:p>-0.00011923</text:p>
          </table:table-cell>
          <table:table-cell office:value-type="float" office:value="0" calcext:value-type="float">
            <text:p>0</text:p>
          </table:table-cell>
          <table:table-cell table:formula="of:=SQRT([.B560]^2+[.C560]^2+[.D560]^2)" office:value-type="float" office:value="0.000256947669769547" calcext:value-type="float">
            <text:p>0.00025694766976954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7" calcext:value-type="float">
            <text:p>0.008312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092" calcext:value-type="float">
            <text:p>0.1209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76" calcext:value-type="float">
            <text:p>0.47176</text:p>
          </table:table-cell>
          <table:table-cell office:value-type="float" office:value="-0.00022903" calcext:value-type="float">
            <text:p>-0.00022903</text:p>
          </table:table-cell>
          <table:table-cell office:value-type="float" office:value="-0.00011995" calcext:value-type="float">
            <text:p>-0.00011995</text:p>
          </table:table-cell>
          <table:table-cell office:value-type="float" office:value="0" calcext:value-type="float">
            <text:p>0</text:p>
          </table:table-cell>
          <table:table-cell table:formula="of:=SQRT([.B561]^2+[.C561]^2+[.D561]^2)" office:value-type="float" office:value="0.000258539636032853" calcext:value-type="float">
            <text:p>0.00025853963603285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7" calcext:value-type="float">
            <text:p>0.008312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114" calcext:value-type="float">
            <text:p>0.1211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78" calcext:value-type="float">
            <text:p>0.47178</text:p>
          </table:table-cell>
          <table:table-cell office:value-type="float" office:value="-0.00023045" calcext:value-type="float">
            <text:p>-0.00023045</text:p>
          </table:table-cell>
          <table:table-cell office:value-type="float" office:value="-0.00012067" calcext:value-type="float">
            <text:p>-0.00012067</text:p>
          </table:table-cell>
          <table:table-cell office:value-type="float" office:value="0" calcext:value-type="float">
            <text:p>0</text:p>
          </table:table-cell>
          <table:table-cell table:formula="of:=SQRT([.B562]^2+[.C562]^2+[.D562]^2)" office:value-type="float" office:value="0.000260131604000744" calcext:value-type="float">
            <text:p>0.00026013160400074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6" calcext:value-type="float">
            <text:p>0.008312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135" calcext:value-type="float">
            <text:p>0.1213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79" calcext:value-type="float">
            <text:p>0.47179</text:p>
          </table:table-cell>
          <table:table-cell office:value-type="float" office:value="-0.00023188" calcext:value-type="float">
            <text:p>-0.00023188</text:p>
          </table:table-cell>
          <table:table-cell office:value-type="float" office:value="-0.0001214" calcext:value-type="float">
            <text:p>-0.0001214</text:p>
          </table:table-cell>
          <table:table-cell office:value-type="float" office:value="0" calcext:value-type="float">
            <text:p>0</text:p>
          </table:table-cell>
          <table:table-cell table:formula="of:=SQRT([.B563]^2+[.C563]^2+[.D563]^2)" office:value-type="float" office:value="0.000261737071122911" calcext:value-type="float">
            <text:p>0.00026173707112291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6" calcext:value-type="float">
            <text:p>0.008312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157" calcext:value-type="float">
            <text:p>0.1215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81" calcext:value-type="float">
            <text:p>0.47181</text:p>
          </table:table-cell>
          <table:table-cell office:value-type="float" office:value="-0.0002333" calcext:value-type="float">
            <text:p>-0.0002333</text:p>
          </table:table-cell>
          <table:table-cell office:value-type="float" office:value="-0.00012213" calcext:value-type="float">
            <text:p>-0.00012213</text:p>
          </table:table-cell>
          <table:table-cell office:value-type="float" office:value="0" calcext:value-type="float">
            <text:p>0</text:p>
          </table:table-cell>
          <table:table-cell table:formula="of:=SQRT([.B564]^2+[.C564]^2+[.D564]^2)" office:value-type="float" office:value="0.000263333679767705" calcext:value-type="float">
            <text:p>0.0002633336797677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5" calcext:value-type="float">
            <text:p>0.00831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179" calcext:value-type="float">
            <text:p>0.1217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82" calcext:value-type="float">
            <text:p>0.47182</text:p>
          </table:table-cell>
          <table:table-cell office:value-type="float" office:value="-0.00023473" calcext:value-type="float">
            <text:p>-0.00023473</text:p>
          </table:table-cell>
          <table:table-cell office:value-type="float" office:value="-0.00012286" calcext:value-type="float">
            <text:p>-0.00012286</text:p>
          </table:table-cell>
          <table:table-cell office:value-type="float" office:value="0" calcext:value-type="float">
            <text:p>0</text:p>
          </table:table-cell>
          <table:table-cell table:formula="of:=SQRT([.B565]^2+[.C565]^2+[.D565]^2)" office:value-type="float" office:value="0.000264939148673804" calcext:value-type="float">
            <text:p>0.00026493914867380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5" calcext:value-type="float">
            <text:p>0.00831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83" calcext:value-type="float">
            <text:p>0.47183</text:p>
          </table:table-cell>
          <table:table-cell office:value-type="float" office:value="-0.00023616" calcext:value-type="float">
            <text:p>-0.00023616</text:p>
          </table:table-cell>
          <table:table-cell office:value-type="float" office:value="-0.00012359" calcext:value-type="float">
            <text:p>-0.00012359</text:p>
          </table:table-cell>
          <table:table-cell office:value-type="float" office:value="0" calcext:value-type="float">
            <text:p>0</text:p>
          </table:table-cell>
          <table:table-cell table:formula="of:=SQRT([.B566]^2+[.C566]^2+[.D566]^2)" office:value-type="float" office:value="0.000266544618591335" calcext:value-type="float">
            <text:p>0.00026654461859133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4" calcext:value-type="float">
            <text:p>0.008312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222" calcext:value-type="float">
            <text:p>0.1222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85" calcext:value-type="float">
            <text:p>0.47185</text:p>
          </table:table-cell>
          <table:table-cell office:value-type="float" office:value="-0.00023758" calcext:value-type="float">
            <text:p>-0.00023758</text:p>
          </table:table-cell>
          <table:table-cell office:value-type="float" office:value="-0.00012432" calcext:value-type="float">
            <text:p>-0.00012432</text:p>
          </table:table-cell>
          <table:table-cell office:value-type="float" office:value="0" calcext:value-type="float">
            <text:p>0</text:p>
          </table:table-cell>
          <table:table-cell table:formula="of:=SQRT([.B567]^2+[.C567]^2+[.D567]^2)" office:value-type="float" office:value="0.000268141229205805" calcext:value-type="float">
            <text:p>0.0002681412292058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4" calcext:value-type="float">
            <text:p>0.008312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244" calcext:value-type="float">
            <text:p>0.1224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86" calcext:value-type="float">
            <text:p>0.47186</text:p>
          </table:table-cell>
          <table:table-cell office:value-type="float" office:value="-0.00023901" calcext:value-type="float">
            <text:p>-0.00023901</text:p>
          </table:table-cell>
          <table:table-cell office:value-type="float" office:value="-0.00012505" calcext:value-type="float">
            <text:p>-0.00012505</text:p>
          </table:table-cell>
          <table:table-cell office:value-type="float" office:value="0" calcext:value-type="float">
            <text:p>0</text:p>
          </table:table-cell>
          <table:table-cell table:formula="of:=SQRT([.B568]^2+[.C568]^2+[.D568]^2)" office:value-type="float" office:value="0.00026974670081393" calcext:value-type="float">
            <text:p>0.0002697467008139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3" calcext:value-type="float">
            <text:p>0.008312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265" calcext:value-type="float">
            <text:p>0.1226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87" calcext:value-type="float">
            <text:p>0.47187</text:p>
          </table:table-cell>
          <table:table-cell office:value-type="float" office:value="-0.00024045" calcext:value-type="float">
            <text:p>-0.00024045</text:p>
          </table:table-cell>
          <table:table-cell office:value-type="float" office:value="-0.0001258" calcext:value-type="float">
            <text:p>-0.0001258</text:p>
          </table:table-cell>
          <table:table-cell office:value-type="float" office:value="0" calcext:value-type="float">
            <text:p>0</text:p>
          </table:table-cell>
          <table:table-cell table:formula="of:=SQRT([.B569]^2+[.C569]^2+[.D569]^2)" office:value-type="float" office:value="0.000271370305118301" calcext:value-type="float">
            <text:p>0.00027137030511830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3" calcext:value-type="float">
            <text:p>0.008312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287" calcext:value-type="float">
            <text:p>0.1228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89" calcext:value-type="float">
            <text:p>0.47189</text:p>
          </table:table-cell>
          <table:table-cell office:value-type="float" office:value="-0.00024191" calcext:value-type="float">
            <text:p>-0.00024191</text:p>
          </table:table-cell>
          <table:table-cell office:value-type="float" office:value="-0.00012658" calcext:value-type="float">
            <text:p>-0.00012658</text:p>
          </table:table-cell>
          <table:table-cell office:value-type="float" office:value="0" calcext:value-type="float">
            <text:p>0</text:p>
          </table:table-cell>
          <table:table-cell table:formula="of:=SQRT([.B570]^2+[.C570]^2+[.D570]^2)" office:value-type="float" office:value="0.000273025538182786" calcext:value-type="float">
            <text:p>0.00027302553818278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2" calcext:value-type="float">
            <text:p>0.008312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309" calcext:value-type="float">
            <text:p>0.1230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" calcext:value-type="float">
            <text:p>0.4719</text:p>
          </table:table-cell>
          <table:table-cell office:value-type="float" office:value="-0.00024338" calcext:value-type="float">
            <text:p>-0.00024338</text:p>
          </table:table-cell>
          <table:table-cell office:value-type="float" office:value="-0.00012737" calcext:value-type="float">
            <text:p>-0.00012737</text:p>
          </table:table-cell>
          <table:table-cell office:value-type="float" office:value="0" calcext:value-type="float">
            <text:p>0</text:p>
          </table:table-cell>
          <table:table-cell table:formula="of:=SQRT([.B571]^2+[.C571]^2+[.D571]^2)" office:value-type="float" office:value="0.000274694268778946" calcext:value-type="float">
            <text:p>0.00027469426877894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2" calcext:value-type="float">
            <text:p>0.008312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33" calcext:value-type="float">
            <text:p>0.123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1" calcext:value-type="float">
            <text:p>0.47191</text:p>
          </table:table-cell>
          <table:table-cell office:value-type="float" office:value="-0.00024484" calcext:value-type="float">
            <text:p>-0.00024484</text:p>
          </table:table-cell>
          <table:table-cell office:value-type="float" office:value="-0.00012816" calcext:value-type="float">
            <text:p>-0.00012816</text:p>
          </table:table-cell>
          <table:table-cell office:value-type="float" office:value="0" calcext:value-type="float">
            <text:p>0</text:p>
          </table:table-cell>
          <table:table-cell table:formula="of:=SQRT([.B572]^2+[.C572]^2+[.D572]^2)" office:value-type="float" office:value="0.00027635414091343" calcext:value-type="float">
            <text:p>0.0002763541409134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1" calcext:value-type="float">
            <text:p>0.008312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352" calcext:value-type="float">
            <text:p>0.1235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2" calcext:value-type="float">
            <text:p>0.47192</text:p>
          </table:table-cell>
          <table:table-cell office:value-type="float" office:value="-0.0002463" calcext:value-type="float">
            <text:p>-0.0002463</text:p>
          </table:table-cell>
          <table:table-cell office:value-type="float" office:value="-0.00012894" calcext:value-type="float">
            <text:p>-0.00012894</text:p>
          </table:table-cell>
          <table:table-cell office:value-type="float" office:value="0" calcext:value-type="float">
            <text:p>0</text:p>
          </table:table-cell>
          <table:table-cell table:formula="of:=SQRT([.B573]^2+[.C573]^2+[.D573]^2)" office:value-type="float" office:value="0.000278009376820279" calcext:value-type="float">
            <text:p>0.00027800937682027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1" calcext:value-type="float">
            <text:p>0.008312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374" calcext:value-type="float">
            <text:p>0.1237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3" calcext:value-type="float">
            <text:p>0.47193</text:p>
          </table:table-cell>
          <table:table-cell office:value-type="float" office:value="-0.00024777" calcext:value-type="float">
            <text:p>-0.00024777</text:p>
          </table:table-cell>
          <table:table-cell office:value-type="float" office:value="-0.00012973" calcext:value-type="float">
            <text:p>-0.00012973</text:p>
          </table:table-cell>
          <table:table-cell office:value-type="float" office:value="0" calcext:value-type="float">
            <text:p>0</text:p>
          </table:table-cell>
          <table:table-cell table:formula="of:=SQRT([.B574]^2+[.C574]^2+[.D574]^2)" office:value-type="float" office:value="0.000279678111049113" calcext:value-type="float">
            <text:p>0.00027967811104911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" calcext:value-type="float">
            <text:p>0.0083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395" calcext:value-type="float">
            <text:p>0.1239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5" calcext:value-type="float">
            <text:p>0.47195</text:p>
          </table:table-cell>
          <table:table-cell office:value-type="float" office:value="-0.00024923" calcext:value-type="float">
            <text:p>-0.00024923</text:p>
          </table:table-cell>
          <table:table-cell office:value-type="float" office:value="-0.00013052" calcext:value-type="float">
            <text:p>-0.00013052</text:p>
          </table:table-cell>
          <table:table-cell office:value-type="float" office:value="0" calcext:value-type="float">
            <text:p>0</text:p>
          </table:table-cell>
          <table:table-cell table:formula="of:=SQRT([.B575]^2+[.C575]^2+[.D575]^2)" office:value-type="float" office:value="0.000281337987658972" calcext:value-type="float">
            <text:p>0.00028133798765897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" calcext:value-type="float">
            <text:p>0.0083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417" calcext:value-type="float">
            <text:p>0.1241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6" calcext:value-type="float">
            <text:p>0.47196</text:p>
          </table:table-cell>
          <table:table-cell office:value-type="float" office:value="-0.0002507" calcext:value-type="float">
            <text:p>-0.0002507</text:p>
          </table:table-cell>
          <table:table-cell office:value-type="float" office:value="-0.0001313" calcext:value-type="float">
            <text:p>-0.0001313</text:p>
          </table:table-cell>
          <table:table-cell office:value-type="float" office:value="0" calcext:value-type="float">
            <text:p>0</text:p>
          </table:table-cell>
          <table:table-cell table:formula="of:=SQRT([.B576]^2+[.C576]^2+[.D576]^2)" office:value-type="float" office:value="0.000283002084797975" calcext:value-type="float">
            <text:p>0.00028300208479797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9" calcext:value-type="float">
            <text:p>0.008311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439" calcext:value-type="float">
            <text:p>0.1243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7" calcext:value-type="float">
            <text:p>0.47197</text:p>
          </table:table-cell>
          <table:table-cell office:value-type="float" office:value="-0.00025216" calcext:value-type="float">
            <text:p>-0.00025216</text:p>
          </table:table-cell>
          <table:table-cell office:value-type="float" office:value="-0.00013209" calcext:value-type="float">
            <text:p>-0.00013209</text:p>
          </table:table-cell>
          <table:table-cell office:value-type="float" office:value="0" calcext:value-type="float">
            <text:p>0</text:p>
          </table:table-cell>
          <table:table-cell table:formula="of:=SQRT([.B577]^2+[.C577]^2+[.D577]^2)" office:value-type="float" office:value="0.000284661963915097" calcext:value-type="float">
            <text:p>0.00028466196391509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9" calcext:value-type="float">
            <text:p>0.008311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46" calcext:value-type="float">
            <text:p>0.124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8" calcext:value-type="float">
            <text:p>0.47198</text:p>
          </table:table-cell>
          <table:table-cell office:value-type="float" office:value="-0.00025366" calcext:value-type="float">
            <text:p>-0.00025366</text:p>
          </table:table-cell>
          <table:table-cell office:value-type="float" office:value="-0.00013293" calcext:value-type="float">
            <text:p>-0.00013293</text:p>
          </table:table-cell>
          <table:table-cell office:value-type="float" office:value="0" calcext:value-type="float">
            <text:p>0</text:p>
          </table:table-cell>
          <table:table-cell table:formula="of:=SQRT([.B578]^2+[.C578]^2+[.D578]^2)" office:value-type="float" office:value="0.000286380482051414" calcext:value-type="float">
            <text:p>0.00028638048205141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8" calcext:value-type="float">
            <text:p>0.008311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482" calcext:value-type="float">
            <text:p>0.1248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9" calcext:value-type="float">
            <text:p>0.47199</text:p>
          </table:table-cell>
          <table:table-cell office:value-type="float" office:value="-0.00025517" calcext:value-type="float">
            <text:p>-0.00025517</text:p>
          </table:table-cell>
          <table:table-cell office:value-type="float" office:value="-0.00013377" calcext:value-type="float">
            <text:p>-0.00013377</text:p>
          </table:table-cell>
          <table:table-cell office:value-type="float" office:value="0" calcext:value-type="float">
            <text:p>0</text:p>
          </table:table-cell>
          <table:table-cell table:formula="of:=SQRT([.B579]^2+[.C579]^2+[.D579]^2)" office:value-type="float" office:value="0.000288107864870086" calcext:value-type="float">
            <text:p>0.00028810786487008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8" calcext:value-type="float">
            <text:p>0.008311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504" calcext:value-type="float">
            <text:p>0.1250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-0.00025667" calcext:value-type="float">
            <text:p>-0.00025667</text:p>
          </table:table-cell>
          <table:table-cell office:value-type="float" office:value="-0.00013461" calcext:value-type="float">
            <text:p>-0.00013461</text:p>
          </table:table-cell>
          <table:table-cell office:value-type="float" office:value="0" calcext:value-type="float">
            <text:p>0</text:p>
          </table:table-cell>
          <table:table-cell table:formula="of:=SQRT([.B580]^2+[.C580]^2+[.D580]^2)" office:value-type="float" office:value="0.00028982639803855" calcext:value-type="float">
            <text:p>0.0002898263980385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8" calcext:value-type="float">
            <text:p>0.008311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525" calcext:value-type="float">
            <text:p>0.1252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1" calcext:value-type="float">
            <text:p>0.47201</text:p>
          </table:table-cell>
          <table:table-cell office:value-type="float" office:value="-0.00025818" calcext:value-type="float">
            <text:p>-0.00025818</text:p>
          </table:table-cell>
          <table:table-cell office:value-type="float" office:value="-0.00013545" calcext:value-type="float">
            <text:p>-0.00013545</text:p>
          </table:table-cell>
          <table:table-cell office:value-type="float" office:value="0" calcext:value-type="float">
            <text:p>0</text:p>
          </table:table-cell>
          <table:table-cell table:formula="of:=SQRT([.B581]^2+[.C581]^2+[.D581]^2)" office:value-type="float" office:value="0.000291553794178707" calcext:value-type="float">
            <text:p>0.00029155379417870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7" calcext:value-type="float">
            <text:p>0.008311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547" calcext:value-type="float">
            <text:p>0.1254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3" calcext:value-type="float">
            <text:p>0.47203</text:p>
          </table:table-cell>
          <table:table-cell office:value-type="float" office:value="-0.00025968" calcext:value-type="float">
            <text:p>-0.00025968</text:p>
          </table:table-cell>
          <table:table-cell office:value-type="float" office:value="-0.0001363" calcext:value-type="float">
            <text:p>-0.0001363</text:p>
          </table:table-cell>
          <table:table-cell office:value-type="float" office:value="0" calcext:value-type="float">
            <text:p>0</text:p>
          </table:table-cell>
          <table:table-cell table:formula="of:=SQRT([.B582]^2+[.C582]^2+[.D582]^2)" office:value-type="float" office:value="0.000293276989209859" calcext:value-type="float">
            <text:p>0.00029327698920985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7" calcext:value-type="float">
            <text:p>0.008311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569" calcext:value-type="float">
            <text:p>0.1256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4" calcext:value-type="float">
            <text:p>0.47204</text:p>
          </table:table-cell>
          <table:table-cell office:value-type="float" office:value="-0.00026118" calcext:value-type="float">
            <text:p>-0.00026118</text:p>
          </table:table-cell>
          <table:table-cell office:value-type="float" office:value="-0.00013714" calcext:value-type="float">
            <text:p>-0.00013714</text:p>
          </table:table-cell>
          <table:table-cell office:value-type="float" office:value="0" calcext:value-type="float">
            <text:p>0</text:p>
          </table:table-cell>
          <table:table-cell table:formula="of:=SQRT([.B583]^2+[.C583]^2+[.D583]^2)" office:value-type="float" office:value="0.000294995545729084" calcext:value-type="float">
            <text:p>0.00029499554572908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6" calcext:value-type="float">
            <text:p>0.008311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59" calcext:value-type="float">
            <text:p>0.125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5" calcext:value-type="float">
            <text:p>0.47205</text:p>
          </table:table-cell>
          <table:table-cell office:value-type="float" office:value="-0.00026269" calcext:value-type="float">
            <text:p>-0.00026269</text:p>
          </table:table-cell>
          <table:table-cell office:value-type="float" office:value="-0.00013798" calcext:value-type="float">
            <text:p>-0.00013798</text:p>
          </table:table-cell>
          <table:table-cell office:value-type="float" office:value="0" calcext:value-type="float">
            <text:p>0</text:p>
          </table:table-cell>
          <table:table-cell table:formula="of:=SQRT([.B584]^2+[.C584]^2+[.D584]^2)" office:value-type="float" office:value="0.000296722962542504" calcext:value-type="float">
            <text:p>0.00029672296254250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6" calcext:value-type="float">
            <text:p>0.008311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612" calcext:value-type="float">
            <text:p>0.1261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6" calcext:value-type="float">
            <text:p>0.47206</text:p>
          </table:table-cell>
          <table:table-cell office:value-type="float" office:value="-0.00026419" calcext:value-type="float">
            <text:p>-0.00026419</text:p>
          </table:table-cell>
          <table:table-cell office:value-type="float" office:value="-0.00013882" calcext:value-type="float">
            <text:p>-0.00013882</text:p>
          </table:table-cell>
          <table:table-cell office:value-type="float" office:value="0" calcext:value-type="float">
            <text:p>0</text:p>
          </table:table-cell>
          <table:table-cell table:formula="of:=SQRT([.B585]^2+[.C585]^2+[.D585]^2)" office:value-type="float" office:value="0.000298441532799977" calcext:value-type="float">
            <text:p>0.00029844153279997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5" calcext:value-type="float">
            <text:p>0.008311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634" calcext:value-type="float">
            <text:p>0.1263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7" calcext:value-type="float">
            <text:p>0.47207</text:p>
          </table:table-cell>
          <table:table-cell office:value-type="float" office:value="-0.00026572" calcext:value-type="float">
            <text:p>-0.00026572</text:p>
          </table:table-cell>
          <table:table-cell office:value-type="float" office:value="-0.00013969" calcext:value-type="float">
            <text:p>-0.00013969</text:p>
          </table:table-cell>
          <table:table-cell office:value-type="float" office:value="0" calcext:value-type="float">
            <text:p>0</text:p>
          </table:table-cell>
          <table:table-cell table:formula="of:=SQRT([.B586]^2+[.C586]^2+[.D586]^2)" office:value-type="float" office:value="0.000300200623750185" calcext:value-type="float">
            <text:p>0.00030020062375018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5" calcext:value-type="float">
            <text:p>0.008311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655" calcext:value-type="float">
            <text:p>0.1265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8" calcext:value-type="float">
            <text:p>0.47208</text:p>
          </table:table-cell>
          <table:table-cell office:value-type="float" office:value="-0.00026727" calcext:value-type="float">
            <text:p>-0.00026727</text:p>
          </table:table-cell>
          <table:table-cell office:value-type="float" office:value="-0.00014059" calcext:value-type="float">
            <text:p>-0.00014059</text:p>
          </table:table-cell>
          <table:table-cell office:value-type="float" office:value="0" calcext:value-type="float">
            <text:p>0</text:p>
          </table:table-cell>
          <table:table-cell table:formula="of:=SQRT([.B587]^2+[.C587]^2+[.D587]^2)" office:value-type="float" office:value="0.000301991392261435" calcext:value-type="float">
            <text:p>0.00030199139226143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5" calcext:value-type="float">
            <text:p>0.008311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677" calcext:value-type="float">
            <text:p>0.1267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9" calcext:value-type="float">
            <text:p>0.47209</text:p>
          </table:table-cell>
          <table:table-cell office:value-type="float" office:value="-0.00026881" calcext:value-type="float">
            <text:p>-0.00026881</text:p>
          </table:table-cell>
          <table:table-cell office:value-type="float" office:value="-0.00014148" calcext:value-type="float">
            <text:p>-0.00014148</text:p>
          </table:table-cell>
          <table:table-cell office:value-type="float" office:value="0" calcext:value-type="float">
            <text:p>0</text:p>
          </table:table-cell>
          <table:table-cell table:formula="of:=SQRT([.B588]^2+[.C588]^2+[.D588]^2)" office:value-type="float" office:value="0.000303768672677088" calcext:value-type="float">
            <text:p>0.00030376867267708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4" calcext:value-type="float">
            <text:p>0.00831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699" calcext:value-type="float">
            <text:p>0.1269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9" calcext:value-type="float">
            <text:p>0.47209</text:p>
          </table:table-cell>
          <table:table-cell office:value-type="float" office:value="-0.00027035" calcext:value-type="float">
            <text:p>-0.00027035</text:p>
          </table:table-cell>
          <table:table-cell office:value-type="float" office:value="-0.00014237" calcext:value-type="float">
            <text:p>-0.00014237</text:p>
          </table:table-cell>
          <table:table-cell office:value-type="float" office:value="0" calcext:value-type="float">
            <text:p>0</text:p>
          </table:table-cell>
          <table:table-cell table:formula="of:=SQRT([.B589]^2+[.C589]^2+[.D589]^2)" office:value-type="float" office:value="0.000305545969372859" calcext:value-type="float">
            <text:p>0.00030554596937285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4" calcext:value-type="float">
            <text:p>0.00831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72" calcext:value-type="float">
            <text:p>0.12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" calcext:value-type="float">
            <text:p>0.4721</text:p>
          </table:table-cell>
          <table:table-cell office:value-type="float" office:value="-0.0002719" calcext:value-type="float">
            <text:p>-0.0002719</text:p>
          </table:table-cell>
          <table:table-cell office:value-type="float" office:value="-0.00014326" calcext:value-type="float">
            <text:p>-0.00014326</text:p>
          </table:table-cell>
          <table:table-cell office:value-type="float" office:value="0" calcext:value-type="float">
            <text:p>0</text:p>
          </table:table-cell>
          <table:table-cell table:formula="of:=SQRT([.B590]^2+[.C590]^2+[.D590]^2)" office:value-type="float" office:value="0.000307332129137193" calcext:value-type="float">
            <text:p>0.00030733212913719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4" calcext:value-type="float">
            <text:p>0.00831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742" calcext:value-type="float">
            <text:p>0.1274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1" calcext:value-type="float">
            <text:p>0.47211</text:p>
          </table:table-cell>
          <table:table-cell office:value-type="float" office:value="-0.00027344" calcext:value-type="float">
            <text:p>-0.00027344</text:p>
          </table:table-cell>
          <table:table-cell office:value-type="float" office:value="-0.00014415" calcext:value-type="float">
            <text:p>-0.00014415</text:p>
          </table:table-cell>
          <table:table-cell office:value-type="float" office:value="0" calcext:value-type="float">
            <text:p>0</text:p>
          </table:table-cell>
          <table:table-cell table:formula="of:=SQRT([.B591]^2+[.C591]^2+[.D591]^2)" office:value-type="float" office:value="0.000309109456503679" calcext:value-type="float">
            <text:p>0.00030910945650367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3" calcext:value-type="float">
            <text:p>0.00831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764" calcext:value-type="float">
            <text:p>0.1276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2" calcext:value-type="float">
            <text:p>0.47212</text:p>
          </table:table-cell>
          <table:table-cell office:value-type="float" office:value="-0.00027499" calcext:value-type="float">
            <text:p>-0.00027499</text:p>
          </table:table-cell>
          <table:table-cell office:value-type="float" office:value="-0.00014504" calcext:value-type="float">
            <text:p>-0.00014504</text:p>
          </table:table-cell>
          <table:table-cell office:value-type="float" office:value="0" calcext:value-type="float">
            <text:p>0</text:p>
          </table:table-cell>
          <table:table-cell table:formula="of:=SQRT([.B592]^2+[.C592]^2+[.D592]^2)" office:value-type="float" office:value="0.000310895644388917" calcext:value-type="float">
            <text:p>0.00031089564438891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3" calcext:value-type="float">
            <text:p>0.00831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785" calcext:value-type="float">
            <text:p>0.1278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3" calcext:value-type="float">
            <text:p>0.47213</text:p>
          </table:table-cell>
          <table:table-cell office:value-type="float" office:value="-0.00027653" calcext:value-type="float">
            <text:p>-0.00027653</text:p>
          </table:table-cell>
          <table:table-cell office:value-type="float" office:value="-0.00014593" calcext:value-type="float">
            <text:p>-0.00014593</text:p>
          </table:table-cell>
          <table:table-cell office:value-type="float" office:value="0" calcext:value-type="float">
            <text:p>0</text:p>
          </table:table-cell>
          <table:table-cell table:formula="of:=SQRT([.B593]^2+[.C593]^2+[.D593]^2)" office:value-type="float" office:value="0.000312673001392829" calcext:value-type="float">
            <text:p>0.00031267300139282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3" calcext:value-type="float">
            <text:p>0.00831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807" calcext:value-type="float">
            <text:p>0.1280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4" calcext:value-type="float">
            <text:p>0.47214</text:p>
          </table:table-cell>
          <table:table-cell office:value-type="float" office:value="-0.00027809" calcext:value-type="float">
            <text:p>-0.00027809</text:p>
          </table:table-cell>
          <table:table-cell office:value-type="float" office:value="-0.00014683" calcext:value-type="float">
            <text:p>-0.00014683</text:p>
          </table:table-cell>
          <table:table-cell office:value-type="float" office:value="0" calcext:value-type="float">
            <text:p>0</text:p>
          </table:table-cell>
          <table:table-cell table:formula="of:=SQRT([.B594]^2+[.C594]^2+[.D594]^2)" office:value-type="float" office:value="0.000314472728547326" calcext:value-type="float">
            <text:p>0.00031447272854732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2" calcext:value-type="float">
            <text:p>0.00831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829" calcext:value-type="float">
            <text:p>0.1282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4" calcext:value-type="float">
            <text:p>0.47214</text:p>
          </table:table-cell>
          <table:table-cell office:value-type="float" office:value="-0.00027967" calcext:value-type="float">
            <text:p>-0.00027967</text:p>
          </table:table-cell>
          <table:table-cell office:value-type="float" office:value="-0.00014776" calcext:value-type="float">
            <text:p>-0.00014776</text:p>
          </table:table-cell>
          <table:table-cell office:value-type="float" office:value="0" calcext:value-type="float">
            <text:p>0</text:p>
          </table:table-cell>
          <table:table-cell table:formula="of:=SQRT([.B595]^2+[.C595]^2+[.D595]^2)" office:value-type="float" office:value="0.000316304167693061" calcext:value-type="float">
            <text:p>0.00031630416769306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2" calcext:value-type="float">
            <text:p>0.00831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85" calcext:value-type="float">
            <text:p>0.128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5" calcext:value-type="float">
            <text:p>0.47215</text:p>
          </table:table-cell>
          <table:table-cell office:value-type="float" office:value="-0.00028125" calcext:value-type="float">
            <text:p>-0.00028125</text:p>
          </table:table-cell>
          <table:table-cell office:value-type="float" office:value="-0.00014869" calcext:value-type="float">
            <text:p>-0.00014869</text:p>
          </table:table-cell>
          <table:table-cell office:value-type="float" office:value="0" calcext:value-type="float">
            <text:p>0</text:p>
          </table:table-cell>
          <table:table-cell table:formula="of:=SQRT([.B596]^2+[.C596]^2+[.D596]^2)" office:value-type="float" office:value="0.000318135629252682" calcext:value-type="float">
            <text:p>0.00031813562925268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2" calcext:value-type="float">
            <text:p>0.00831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872" calcext:value-type="float">
            <text:p>0.128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6" calcext:value-type="float">
            <text:p>0.47216</text:p>
          </table:table-cell>
          <table:table-cell office:value-type="float" office:value="-0.00028283" calcext:value-type="float">
            <text:p>-0.00028283</text:p>
          </table:table-cell>
          <table:table-cell office:value-type="float" office:value="-0.00014962" calcext:value-type="float">
            <text:p>-0.00014962</text:p>
          </table:table-cell>
          <table:table-cell office:value-type="float" office:value="0" calcext:value-type="float">
            <text:p>0</text:p>
          </table:table-cell>
          <table:table-cell table:formula="of:=SQRT([.B597]^2+[.C597]^2+[.D597]^2)" office:value-type="float" office:value="0.000319967112841304" calcext:value-type="float">
            <text:p>0.00031996711284130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2" calcext:value-type="float">
            <text:p>0.00831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894" calcext:value-type="float">
            <text:p>0.1289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6" calcext:value-type="float">
            <text:p>0.47216</text:p>
          </table:table-cell>
          <table:table-cell office:value-type="float" office:value="-0.00028442" calcext:value-type="float">
            <text:p>-0.00028442</text:p>
          </table:table-cell>
          <table:table-cell office:value-type="float" office:value="-0.00015055" calcext:value-type="float">
            <text:p>-0.00015055</text:p>
          </table:table-cell>
          <table:table-cell office:value-type="float" office:value="0" calcext:value-type="float">
            <text:p>0</text:p>
          </table:table-cell>
          <table:table-cell table:formula="of:=SQRT([.B598]^2+[.C598]^2+[.D598]^2)" office:value-type="float" office:value="0.000321807456252959" calcext:value-type="float">
            <text:p>0.00032180745625295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1" calcext:value-type="float">
            <text:p>0.00831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915" calcext:value-type="float">
            <text:p>0.1291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7" calcext:value-type="float">
            <text:p>0.47217</text:p>
          </table:table-cell>
          <table:table-cell office:value-type="float" office:value="-0.000286" calcext:value-type="float">
            <text:p>-0.000286</text:p>
          </table:table-cell>
          <table:table-cell office:value-type="float" office:value="-0.00015148" calcext:value-type="float">
            <text:p>-0.00015148</text:p>
          </table:table-cell>
          <table:table-cell office:value-type="float" office:value="0" calcext:value-type="float">
            <text:p>0</text:p>
          </table:table-cell>
          <table:table-cell table:formula="of:=SQRT([.B599]^2+[.C599]^2+[.D599]^2)" office:value-type="float" office:value="0.000323638981582874" calcext:value-type="float">
            <text:p>0.00032363898158287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1" calcext:value-type="float">
            <text:p>0.00831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937" calcext:value-type="float">
            <text:p>0.1293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8" calcext:value-type="float">
            <text:p>0.47218</text:p>
          </table:table-cell>
          <table:table-cell office:value-type="float" office:value="-0.00028758" calcext:value-type="float">
            <text:p>-0.00028758</text:p>
          </table:table-cell>
          <table:table-cell office:value-type="float" office:value="-0.00015241" calcext:value-type="float">
            <text:p>-0.00015241</text:p>
          </table:table-cell>
          <table:table-cell office:value-type="float" office:value="0" calcext:value-type="float">
            <text:p>0</text:p>
          </table:table-cell>
          <table:table-cell table:formula="of:=SQRT([.B600]^2+[.C600]^2+[.D600]^2)" office:value-type="float" office:value="0.000325470527851601" calcext:value-type="float">
            <text:p>0.00032547052785160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1" calcext:value-type="float">
            <text:p>0.00831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959" calcext:value-type="float">
            <text:p>0.1295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8" calcext:value-type="float">
            <text:p>0.47218</text:p>
          </table:table-cell>
          <table:table-cell office:value-type="float" office:value="-0.00028916" calcext:value-type="float">
            <text:p>-0.00028916</text:p>
          </table:table-cell>
          <table:table-cell office:value-type="float" office:value="-0.00015334" calcext:value-type="float">
            <text:p>-0.00015334</text:p>
          </table:table-cell>
          <table:table-cell office:value-type="float" office:value="0" calcext:value-type="float">
            <text:p>0</text:p>
          </table:table-cell>
          <table:table-cell table:formula="of:=SQRT([.B601]^2+[.C601]^2+[.D601]^2)" office:value-type="float" office:value="0.000327302094707626" calcext:value-type="float">
            <text:p>0.00032730209470762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1" calcext:value-type="float">
            <text:p>0.00831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298" calcext:value-type="float">
            <text:p>0.129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9" calcext:value-type="float">
            <text:p>0.47219</text:p>
          </table:table-cell>
          <table:table-cell office:value-type="float" office:value="-0.00029075" calcext:value-type="float">
            <text:p>-0.00029075</text:p>
          </table:table-cell>
          <table:table-cell office:value-type="float" office:value="-0.00015427" calcext:value-type="float">
            <text:p>-0.00015427</text:p>
          </table:table-cell>
          <table:table-cell office:value-type="float" office:value="0" calcext:value-type="float">
            <text:p>0</text:p>
          </table:table-cell>
          <table:table-cell table:formula="of:=SQRT([.B602]^2+[.C602]^2+[.D602]^2)" office:value-type="float" office:value="0.000329142515333404" calcext:value-type="float">
            <text:p>0.00032914251533340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" calcext:value-type="float">
            <text:p>0.0083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002" calcext:value-type="float">
            <text:p>0.1300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9" calcext:value-type="float">
            <text:p>0.47219</text:p>
          </table:table-cell>
          <table:table-cell office:value-type="float" office:value="-0.00029236" calcext:value-type="float">
            <text:p>-0.00029236</text:p>
          </table:table-cell>
          <table:table-cell office:value-type="float" office:value="-0.00015522" calcext:value-type="float">
            <text:p>-0.00015522</text:p>
          </table:table-cell>
          <table:table-cell office:value-type="float" office:value="0" calcext:value-type="float">
            <text:p>0</text:p>
          </table:table-cell>
          <table:table-cell table:formula="of:=SQRT([.B603]^2+[.C603]^2+[.D603]^2)" office:value-type="float" office:value="0.00033100999682789" calcext:value-type="float">
            <text:p>0.0003310099968278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" calcext:value-type="float">
            <text:p>0.0083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024" calcext:value-type="float">
            <text:p>0.1302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" calcext:value-type="float">
            <text:p>0.4722</text:p>
          </table:table-cell>
          <table:table-cell office:value-type="float" office:value="-0.00029398" calcext:value-type="float">
            <text:p>-0.00029398</text:p>
          </table:table-cell>
          <table:table-cell office:value-type="float" office:value="-0.00015617" calcext:value-type="float">
            <text:p>-0.00015617</text:p>
          </table:table-cell>
          <table:table-cell office:value-type="float" office:value="0" calcext:value-type="float">
            <text:p>0</text:p>
          </table:table-cell>
          <table:table-cell table:formula="of:=SQRT([.B604]^2+[.C604]^2+[.D604]^2)" office:value-type="float" office:value="0.000332886330899903" calcext:value-type="float">
            <text:p>0.00033288633089990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" calcext:value-type="float">
            <text:p>0.0083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045" calcext:value-type="float">
            <text:p>0.1304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" calcext:value-type="float">
            <text:p>0.4722</text:p>
          </table:table-cell>
          <table:table-cell office:value-type="float" office:value="-0.0002956" calcext:value-type="float">
            <text:p>-0.0002956</text:p>
          </table:table-cell>
          <table:table-cell office:value-type="float" office:value="-0.00015712" calcext:value-type="float">
            <text:p>-0.00015712</text:p>
          </table:table-cell>
          <table:table-cell office:value-type="float" office:value="0" calcext:value-type="float">
            <text:p>0</text:p>
          </table:table-cell>
          <table:table-cell table:formula="of:=SQRT([.B605]^2+[.C605]^2+[.D605]^2)" office:value-type="float" office:value="0.000334762683702948" calcext:value-type="float">
            <text:p>0.00033476268370294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" calcext:value-type="float">
            <text:p>0.0083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067" calcext:value-type="float">
            <text:p>0.1306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" calcext:value-type="float">
            <text:p>0.4722</text:p>
          </table:table-cell>
          <table:table-cell office:value-type="float" office:value="-0.00029722" calcext:value-type="float">
            <text:p>-0.00029722</text:p>
          </table:table-cell>
          <table:table-cell office:value-type="float" office:value="-0.00015807" calcext:value-type="float">
            <text:p>-0.00015807</text:p>
          </table:table-cell>
          <table:table-cell office:value-type="float" office:value="0" calcext:value-type="float">
            <text:p>0</text:p>
          </table:table-cell>
          <table:table-cell table:formula="of:=SQRT([.B606]^2+[.C606]^2+[.D606]^2)" office:value-type="float" office:value="0.000336639054923816" calcext:value-type="float">
            <text:p>0.00033663905492381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" calcext:value-type="float">
            <text:p>0.0083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089" calcext:value-type="float">
            <text:p>0.1308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1" calcext:value-type="float">
            <text:p>0.47221</text:p>
          </table:table-cell>
          <table:table-cell office:value-type="float" office:value="-0.00029884" calcext:value-type="float">
            <text:p>-0.00029884</text:p>
          </table:table-cell>
          <table:table-cell office:value-type="float" office:value="-0.00015902" calcext:value-type="float">
            <text:p>-0.00015902</text:p>
          </table:table-cell>
          <table:table-cell office:value-type="float" office:value="0" calcext:value-type="float">
            <text:p>0</text:p>
          </table:table-cell>
          <table:table-cell table:formula="of:=SQRT([.B607]^2+[.C607]^2+[.D607]^2)" office:value-type="float" office:value="0.000338515444256241" calcext:value-type="float">
            <text:p>0.0003385154442562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" calcext:value-type="float">
            <text:p>0.0083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11" calcext:value-type="float">
            <text:p>0.131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1" calcext:value-type="float">
            <text:p>0.47221</text:p>
          </table:table-cell>
          <table:table-cell office:value-type="float" office:value="-0.00030045" calcext:value-type="float">
            <text:p>-0.00030045</text:p>
          </table:table-cell>
          <table:table-cell office:value-type="float" office:value="-0.00015998" calcext:value-type="float">
            <text:p>-0.00015998</text:p>
          </table:table-cell>
          <table:table-cell office:value-type="float" office:value="0" calcext:value-type="float">
            <text:p>0</text:p>
          </table:table-cell>
          <table:table-cell table:formula="of:=SQRT([.B608]^2+[.C608]^2+[.D608]^2)" office:value-type="float" office:value="0.000340387724367375" calcext:value-type="float">
            <text:p>0.00034038772436737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132" calcext:value-type="float">
            <text:p>0.1313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2" calcext:value-type="float">
            <text:p>0.47222</text:p>
          </table:table-cell>
          <table:table-cell office:value-type="float" office:value="-0.00030207" calcext:value-type="float">
            <text:p>-0.00030207</text:p>
          </table:table-cell>
          <table:table-cell office:value-type="float" office:value="-0.00016093" calcext:value-type="float">
            <text:p>-0.00016093</text:p>
          </table:table-cell>
          <table:table-cell office:value-type="float" office:value="0" calcext:value-type="float">
            <text:p>0</text:p>
          </table:table-cell>
          <table:table-cell table:formula="of:=SQRT([.B609]^2+[.C609]^2+[.D609]^2)" office:value-type="float" office:value="0.0003422641520814" calcext:value-type="float">
            <text:p>0.000342264152081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154" calcext:value-type="float">
            <text:p>0.1315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2" calcext:value-type="float">
            <text:p>0.47222</text:p>
          </table:table-cell>
          <table:table-cell office:value-type="float" office:value="-0.00030369" calcext:value-type="float">
            <text:p>-0.00030369</text:p>
          </table:table-cell>
          <table:table-cell office:value-type="float" office:value="-0.00016188" calcext:value-type="float">
            <text:p>-0.00016188</text:p>
          </table:table-cell>
          <table:table-cell office:value-type="float" office:value="0" calcext:value-type="float">
            <text:p>0</text:p>
          </table:table-cell>
          <table:table-cell table:formula="of:=SQRT([.B610]^2+[.C610]^2+[.D610]^2)" office:value-type="float" office:value="0.000344140596994891" calcext:value-type="float">
            <text:p>0.00034414059699489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175" calcext:value-type="float">
            <text:p>0.1317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2" calcext:value-type="float">
            <text:p>0.47222</text:p>
          </table:table-cell>
          <table:table-cell office:value-type="float" office:value="-0.00030533" calcext:value-type="float">
            <text:p>-0.00030533</text:p>
          </table:table-cell>
          <table:table-cell office:value-type="float" office:value="-0.00016283" calcext:value-type="float">
            <text:p>-0.00016283</text:p>
          </table:table-cell>
          <table:table-cell office:value-type="float" office:value="0" calcext:value-type="float">
            <text:p>0</text:p>
          </table:table-cell>
          <table:table-cell table:formula="of:=SQRT([.B611]^2+[.C611]^2+[.D611]^2)" office:value-type="float" office:value="0.000346034706062846" calcext:value-type="float">
            <text:p>0.00034603470606284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197" calcext:value-type="float">
            <text:p>0.1319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2" calcext:value-type="float">
            <text:p>0.47222</text:p>
          </table:table-cell>
          <table:table-cell office:value-type="float" office:value="-0.00030697" calcext:value-type="float">
            <text:p>-0.00030697</text:p>
          </table:table-cell>
          <table:table-cell office:value-type="float" office:value="-0.00016378" calcext:value-type="float">
            <text:p>-0.00016378</text:p>
          </table:table-cell>
          <table:table-cell office:value-type="float" office:value="0" calcext:value-type="float">
            <text:p>0</text:p>
          </table:table-cell>
          <table:table-cell table:formula="of:=SQRT([.B612]^2+[.C612]^2+[.D612]^2)" office:value-type="float" office:value="0.000347928827923183" calcext:value-type="float">
            <text:p>0.00034792882792318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219" calcext:value-type="float">
            <text:p>0.1321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2" calcext:value-type="float">
            <text:p>0.47222</text:p>
          </table:table-cell>
          <table:table-cell office:value-type="float" office:value="-0.00030862" calcext:value-type="float">
            <text:p>-0.00030862</text:p>
          </table:table-cell>
          <table:table-cell office:value-type="float" office:value="-0.00016473" calcext:value-type="float">
            <text:p>-0.00016473</text:p>
          </table:table-cell>
          <table:table-cell office:value-type="float" office:value="0" calcext:value-type="float">
            <text:p>0</text:p>
          </table:table-cell>
          <table:table-cell table:formula="of:=SQRT([.B613]^2+[.C613]^2+[.D613]^2)" office:value-type="float" office:value="0.000349831784290679" calcext:value-type="float">
            <text:p>0.00034983178429067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24" calcext:value-type="float">
            <text:p>0.132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2" calcext:value-type="float">
            <text:p>0.47222</text:p>
          </table:table-cell>
          <table:table-cell office:value-type="float" office:value="-0.00031027" calcext:value-type="float">
            <text:p>-0.00031027</text:p>
          </table:table-cell>
          <table:table-cell office:value-type="float" office:value="-0.00016568" calcext:value-type="float">
            <text:p>-0.00016568</text:p>
          </table:table-cell>
          <table:table-cell office:value-type="float" office:value="0" calcext:value-type="float">
            <text:p>0</text:p>
          </table:table-cell>
          <table:table-cell table:formula="of:=SQRT([.B614]^2+[.C614]^2+[.D614]^2)" office:value-type="float" office:value="0.000351734751339699" calcext:value-type="float">
            <text:p>0.00035173475133969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262" calcext:value-type="float">
            <text:p>0.1326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2" calcext:value-type="float">
            <text:p>0.47222</text:p>
          </table:table-cell>
          <table:table-cell office:value-type="float" office:value="-0.00031191" calcext:value-type="float">
            <text:p>-0.00031191</text:p>
          </table:table-cell>
          <table:table-cell office:value-type="float" office:value="-0.00016663" calcext:value-type="float">
            <text:p>-0.00016663</text:p>
          </table:table-cell>
          <table:table-cell office:value-type="float" office:value="0" calcext:value-type="float">
            <text:p>0</text:p>
          </table:table-cell>
          <table:table-cell table:formula="of:=SQRT([.B615]^2+[.C615]^2+[.D615]^2)" office:value-type="float" office:value="0.000353628908603355" calcext:value-type="float">
            <text:p>0.00035362890860335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284" calcext:value-type="float">
            <text:p>0.1328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3" calcext:value-type="float">
            <text:p>0.47223</text:p>
          </table:table-cell>
          <table:table-cell office:value-type="float" office:value="-0.00031356" calcext:value-type="float">
            <text:p>-0.00031356</text:p>
          </table:table-cell>
          <table:table-cell office:value-type="float" office:value="-0.00016759" calcext:value-type="float">
            <text:p>-0.00016759</text:p>
          </table:table-cell>
          <table:table-cell office:value-type="float" office:value="0" calcext:value-type="float">
            <text:p>0</text:p>
          </table:table-cell>
          <table:table-cell table:formula="of:=SQRT([.B616]^2+[.C616]^2+[.D616]^2)" office:value-type="float" office:value="0.0003555366109137" calcext:value-type="float">
            <text:p>0.000355536610913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305" calcext:value-type="float">
            <text:p>0.1330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3" calcext:value-type="float">
            <text:p>0.47223</text:p>
          </table:table-cell>
          <table:table-cell office:value-type="float" office:value="-0.00031521" calcext:value-type="float">
            <text:p>-0.00031521</text:p>
          </table:table-cell>
          <table:table-cell office:value-type="float" office:value="-0.00016854" calcext:value-type="float">
            <text:p>-0.00016854</text:p>
          </table:table-cell>
          <table:table-cell office:value-type="float" office:value="0" calcext:value-type="float">
            <text:p>0</text:p>
          </table:table-cell>
          <table:table-cell table:formula="of:=SQRT([.B617]^2+[.C617]^2+[.D617]^2)" office:value-type="float" office:value="0.000357439611263217" calcext:value-type="float">
            <text:p>0.00035743961126321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327" calcext:value-type="float">
            <text:p>0.1332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3" calcext:value-type="float">
            <text:p>0.47223</text:p>
          </table:table-cell>
          <table:table-cell office:value-type="float" office:value="-0.00031686" calcext:value-type="float">
            <text:p>-0.00031686</text:p>
          </table:table-cell>
          <table:table-cell office:value-type="float" office:value="-0.00016949" calcext:value-type="float">
            <text:p>-0.00016949</text:p>
          </table:table-cell>
          <table:table-cell office:value-type="float" office:value="0" calcext:value-type="float">
            <text:p>0</text:p>
          </table:table-cell>
          <table:table-cell table:formula="of:=SQRT([.B618]^2+[.C618]^2+[.D618]^2)" office:value-type="float" office:value="0.000359342621602281" calcext:value-type="float">
            <text:p>0.00035934262160228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349" calcext:value-type="float">
            <text:p>0.1334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3" calcext:value-type="float">
            <text:p>0.47223</text:p>
          </table:table-cell>
          <table:table-cell office:value-type="float" office:value="-0.00031851" calcext:value-type="float">
            <text:p>-0.00031851</text:p>
          </table:table-cell>
          <table:table-cell office:value-type="float" office:value="-0.00017043" calcext:value-type="float">
            <text:p>-0.00017043</text:p>
          </table:table-cell>
          <table:table-cell office:value-type="float" office:value="0" calcext:value-type="float">
            <text:p>0</text:p>
          </table:table-cell>
          <table:table-cell table:formula="of:=SQRT([.B619]^2+[.C619]^2+[.D619]^2)" office:value-type="float" office:value="0.000361240923761414" calcext:value-type="float">
            <text:p>0.00036124092376141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37" calcext:value-type="float">
            <text:p>0.133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2" calcext:value-type="float">
            <text:p>0.47222</text:p>
          </table:table-cell>
          <table:table-cell office:value-type="float" office:value="-0.00032018" calcext:value-type="float">
            <text:p>-0.00032018</text:p>
          </table:table-cell>
          <table:table-cell office:value-type="float" office:value="-0.00017135" calcext:value-type="float">
            <text:p>-0.00017135</text:p>
          </table:table-cell>
          <table:table-cell office:value-type="float" office:value="0" calcext:value-type="float">
            <text:p>0</text:p>
          </table:table-cell>
          <table:table-cell table:formula="of:=SQRT([.B620]^2+[.C620]^2+[.D620]^2)" office:value-type="float" office:value="0.000363147428601663" calcext:value-type="float">
            <text:p>0.00036314742860166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392" calcext:value-type="float">
            <text:p>0.1339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2" calcext:value-type="float">
            <text:p>0.47222</text:p>
          </table:table-cell>
          <table:table-cell office:value-type="float" office:value="-0.00032184" calcext:value-type="float">
            <text:p>-0.00032184</text:p>
          </table:table-cell>
          <table:table-cell office:value-type="float" office:value="-0.00017227" calcext:value-type="float">
            <text:p>-0.00017227</text:p>
          </table:table-cell>
          <table:table-cell office:value-type="float" office:value="0" calcext:value-type="float">
            <text:p>0</text:p>
          </table:table-cell>
          <table:table-cell table:formula="of:=SQRT([.B621]^2+[.C621]^2+[.D621]^2)" office:value-type="float" office:value="0.000365045118444282" calcext:value-type="float">
            <text:p>0.00036504511844428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414" calcext:value-type="float">
            <text:p>0.1341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2" calcext:value-type="float">
            <text:p>0.47222</text:p>
          </table:table-cell>
          <table:table-cell office:value-type="float" office:value="-0.00032351" calcext:value-type="float">
            <text:p>-0.00032351</text:p>
          </table:table-cell>
          <table:table-cell office:value-type="float" office:value="-0.00017319" calcext:value-type="float">
            <text:p>-0.00017319</text:p>
          </table:table-cell>
          <table:table-cell office:value-type="float" office:value="0" calcext:value-type="float">
            <text:p>0</text:p>
          </table:table-cell>
          <table:table-cell table:formula="of:=SQRT([.B622]^2+[.C622]^2+[.D622]^2)" office:value-type="float" office:value="0.000366951626512269" calcext:value-type="float">
            <text:p>0.00036695162651226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435" calcext:value-type="float">
            <text:p>0.1343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2" calcext:value-type="float">
            <text:p>0.47222</text:p>
          </table:table-cell>
          <table:table-cell office:value-type="float" office:value="-0.00032518" calcext:value-type="float">
            <text:p>-0.00032518</text:p>
          </table:table-cell>
          <table:table-cell office:value-type="float" office:value="-0.00017411" calcext:value-type="float">
            <text:p>-0.00017411</text:p>
          </table:table-cell>
          <table:table-cell office:value-type="float" office:value="0" calcext:value-type="float">
            <text:p>0</text:p>
          </table:table-cell>
          <table:table-cell table:formula="of:=SQRT([.B623]^2+[.C623]^2+[.D623]^2)" office:value-type="float" office:value="0.000368858136008954" calcext:value-type="float">
            <text:p>0.00036885813600895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457" calcext:value-type="float">
            <text:p>0.1345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1" calcext:value-type="float">
            <text:p>0.47221</text:p>
          </table:table-cell>
          <table:table-cell office:value-type="float" office:value="-0.00032685" calcext:value-type="float">
            <text:p>-0.00032685</text:p>
          </table:table-cell>
          <table:table-cell office:value-type="float" office:value="-0.00017503" calcext:value-type="float">
            <text:p>-0.00017503</text:p>
          </table:table-cell>
          <table:table-cell office:value-type="float" office:value="0" calcext:value-type="float">
            <text:p>0</text:p>
          </table:table-cell>
          <table:table-cell table:formula="of:=SQRT([.B624]^2+[.C624]^2+[.D624]^2)" office:value-type="float" office:value="0.000370764646912297" calcext:value-type="float">
            <text:p>0.00037076464691229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479" calcext:value-type="float">
            <text:p>0.1347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1" calcext:value-type="float">
            <text:p>0.47221</text:p>
          </table:table-cell>
          <table:table-cell office:value-type="float" office:value="-0.00032851" calcext:value-type="float">
            <text:p>-0.00032851</text:p>
          </table:table-cell>
          <table:table-cell office:value-type="float" office:value="-0.00017595" calcext:value-type="float">
            <text:p>-0.00017595</text:p>
          </table:table-cell>
          <table:table-cell office:value-type="float" office:value="0" calcext:value-type="float">
            <text:p>0</text:p>
          </table:table-cell>
          <table:table-cell table:formula="of:=SQRT([.B625]^2+[.C625]^2+[.D625]^2)" office:value-type="float" office:value="0.00037266234395227" calcext:value-type="float">
            <text:p>0.0003726623439522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1" calcext:value-type="float">
            <text:p>0.47221</text:p>
          </table:table-cell>
          <table:table-cell office:value-type="float" office:value="-0.00033018" calcext:value-type="float">
            <text:p>-0.00033018</text:p>
          </table:table-cell>
          <table:table-cell office:value-type="float" office:value="-0.00017687" calcext:value-type="float">
            <text:p>-0.00017687</text:p>
          </table:table-cell>
          <table:table-cell office:value-type="float" office:value="0" calcext:value-type="float">
            <text:p>0</text:p>
          </table:table-cell>
          <table:table-cell table:formula="of:=SQRT([.B626]^2+[.C626]^2+[.D626]^2)" office:value-type="float" office:value="0.00037456885788864" calcext:value-type="float">
            <text:p>0.0003745688578886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522" calcext:value-type="float">
            <text:p>0.1352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1" calcext:value-type="float">
            <text:p>0.47221</text:p>
          </table:table-cell>
          <table:table-cell office:value-type="float" office:value="-0.00033185" calcext:value-type="float">
            <text:p>-0.00033185</text:p>
          </table:table-cell>
          <table:table-cell office:value-type="float" office:value="-0.00017779" calcext:value-type="float">
            <text:p>-0.00017779</text:p>
          </table:table-cell>
          <table:table-cell office:value-type="float" office:value="0" calcext:value-type="float">
            <text:p>0</text:p>
          </table:table-cell>
          <table:table-cell table:formula="of:=SQRT([.B627]^2+[.C627]^2+[.D627]^2)" office:value-type="float" office:value="0.000376475373165364" calcext:value-type="float">
            <text:p>0.00037647537316536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544" calcext:value-type="float">
            <text:p>0.1354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" calcext:value-type="float">
            <text:p>0.4722</text:p>
          </table:table-cell>
          <table:table-cell office:value-type="float" office:value="-0.00033352" calcext:value-type="float">
            <text:p>-0.00033352</text:p>
          </table:table-cell>
          <table:table-cell office:value-type="float" office:value="-0.00017863" calcext:value-type="float">
            <text:p>-0.00017863</text:p>
          </table:table-cell>
          <table:table-cell office:value-type="float" office:value="0" calcext:value-type="float">
            <text:p>0</text:p>
          </table:table-cell>
          <table:table-cell table:formula="of:=SQRT([.B628]^2+[.C628]^2+[.D628]^2)" office:value-type="float" office:value="0.000378344112284042" calcext:value-type="float">
            <text:p>0.00037834411228404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9" calcext:value-type="float">
            <text:p>0.0083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565" calcext:value-type="float">
            <text:p>0.1356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9" calcext:value-type="float">
            <text:p>0.47219</text:p>
          </table:table-cell>
          <table:table-cell office:value-type="float" office:value="-0.0003352" calcext:value-type="float">
            <text:p>-0.0003352</text:p>
          </table:table-cell>
          <table:table-cell office:value-type="float" office:value="-0.00017948" calcext:value-type="float">
            <text:p>-0.00017948</text:p>
          </table:table-cell>
          <table:table-cell office:value-type="float" office:value="0" calcext:value-type="float">
            <text:p>0</text:p>
          </table:table-cell>
          <table:table-cell table:formula="of:=SQRT([.B629]^2+[.C629]^2+[.D629]^2)" office:value-type="float" office:value="0.000380226393613068" calcext:value-type="float">
            <text:p>0.00038022639361306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" calcext:value-type="float">
            <text:p>0.0083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587" calcext:value-type="float">
            <text:p>0.1358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9" calcext:value-type="float">
            <text:p>0.47219</text:p>
          </table:table-cell>
          <table:table-cell office:value-type="float" office:value="-0.00033687" calcext:value-type="float">
            <text:p>-0.00033687</text:p>
          </table:table-cell>
          <table:table-cell office:value-type="float" office:value="-0.00018033" calcext:value-type="float">
            <text:p>-0.00018033</text:p>
          </table:table-cell>
          <table:table-cell office:value-type="float" office:value="0" calcext:value-type="float">
            <text:p>0</text:p>
          </table:table-cell>
          <table:table-cell table:formula="of:=SQRT([.B630]^2+[.C630]^2+[.D630]^2)" office:value-type="float" office:value="0.000382099863648235" calcext:value-type="float">
            <text:p>0.00038209986364823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" calcext:value-type="float">
            <text:p>0.0083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609" calcext:value-type="float">
            <text:p>0.1360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8" calcext:value-type="float">
            <text:p>0.47218</text:p>
          </table:table-cell>
          <table:table-cell office:value-type="float" office:value="-0.00033855" calcext:value-type="float">
            <text:p>-0.00033855</text:p>
          </table:table-cell>
          <table:table-cell office:value-type="float" office:value="-0.00018118" calcext:value-type="float">
            <text:p>-0.00018118</text:p>
          </table:table-cell>
          <table:table-cell office:value-type="float" office:value="0" calcext:value-type="float">
            <text:p>0</text:p>
          </table:table-cell>
          <table:table-cell table:formula="of:=SQRT([.B631]^2+[.C631]^2+[.D631]^2)" office:value-type="float" office:value="0.00038398215440304" calcext:value-type="float">
            <text:p>0.0003839821544030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" calcext:value-type="float">
            <text:p>0.0083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63" calcext:value-type="float">
            <text:p>0.136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7" calcext:value-type="float">
            <text:p>0.47217</text:p>
          </table:table-cell>
          <table:table-cell office:value-type="float" office:value="-0.00034022" calcext:value-type="float">
            <text:p>-0.00034022</text:p>
          </table:table-cell>
          <table:table-cell office:value-type="float" office:value="-0.00018202" calcext:value-type="float">
            <text:p>-0.00018202</text:p>
          </table:table-cell>
          <table:table-cell office:value-type="float" office:value="0" calcext:value-type="float">
            <text:p>0</text:p>
          </table:table-cell>
          <table:table-cell table:formula="of:=SQRT([.B632]^2+[.C632]^2+[.D632]^2)" office:value-type="float" office:value="0.000385850915250955" calcext:value-type="float">
            <text:p>0.00038585091525095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" calcext:value-type="float">
            <text:p>0.0083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652" calcext:value-type="float">
            <text:p>0.1365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7" calcext:value-type="float">
            <text:p>0.47217</text:p>
          </table:table-cell>
          <table:table-cell office:value-type="float" office:value="-0.00034189" calcext:value-type="float">
            <text:p>-0.00034189</text:p>
          </table:table-cell>
          <table:table-cell office:value-type="float" office:value="-0.00018287" calcext:value-type="float">
            <text:p>-0.00018287</text:p>
          </table:table-cell>
          <table:table-cell office:value-type="float" office:value="0" calcext:value-type="float">
            <text:p>0</text:p>
          </table:table-cell>
          <table:table-cell table:formula="of:=SQRT([.B633]^2+[.C633]^2+[.D633]^2)" office:value-type="float" office:value="0.000387724398252161" calcext:value-type="float">
            <text:p>0.00038772439825216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" calcext:value-type="float">
            <text:p>0.0083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674" calcext:value-type="float">
            <text:p>0.1367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6" calcext:value-type="float">
            <text:p>0.47216</text:p>
          </table:table-cell>
          <table:table-cell office:value-type="float" office:value="-0.00034357" calcext:value-type="float">
            <text:p>-0.00034357</text:p>
          </table:table-cell>
          <table:table-cell office:value-type="float" office:value="-0.00018372" calcext:value-type="float">
            <text:p>-0.00018372</text:p>
          </table:table-cell>
          <table:table-cell office:value-type="float" office:value="0" calcext:value-type="float">
            <text:p>0</text:p>
          </table:table-cell>
          <table:table-cell table:formula="of:=SQRT([.B634]^2+[.C634]^2+[.D634]^2)" office:value-type="float" office:value="0.00038960670335609" calcext:value-type="float">
            <text:p>0.0003896067033560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1" calcext:value-type="float">
            <text:p>0.00831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695" calcext:value-type="float">
            <text:p>0.1369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5" calcext:value-type="float">
            <text:p>0.47215</text:p>
          </table:table-cell>
          <table:table-cell office:value-type="float" office:value="-0.00034524" calcext:value-type="float">
            <text:p>-0.00034524</text:p>
          </table:table-cell>
          <table:table-cell office:value-type="float" office:value="-0.00018457" calcext:value-type="float">
            <text:p>-0.00018457</text:p>
          </table:table-cell>
          <table:table-cell office:value-type="float" office:value="0" calcext:value-type="float">
            <text:p>0</text:p>
          </table:table-cell>
          <table:table-cell table:formula="of:=SQRT([.B635]^2+[.C635]^2+[.D635]^2)" office:value-type="float" office:value="0.000391480194262749" calcext:value-type="float">
            <text:p>0.00039148019426274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1" calcext:value-type="float">
            <text:p>0.00831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717" calcext:value-type="float">
            <text:p>0.1371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4" calcext:value-type="float">
            <text:p>0.47214</text:p>
          </table:table-cell>
          <table:table-cell office:value-type="float" office:value="-0.00034691" calcext:value-type="float">
            <text:p>-0.00034691</text:p>
          </table:table-cell>
          <table:table-cell office:value-type="float" office:value="-0.00018533" calcext:value-type="float">
            <text:p>-0.00018533</text:p>
          </table:table-cell>
          <table:table-cell office:value-type="float" office:value="0" calcext:value-type="float">
            <text:p>0</text:p>
          </table:table-cell>
          <table:table-cell table:formula="of:=SQRT([.B636]^2+[.C636]^2+[.D636]^2)" office:value-type="float" office:value="0.000393311272403932" calcext:value-type="float">
            <text:p>0.00039331127240393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1" calcext:value-type="float">
            <text:p>0.00831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739" calcext:value-type="float">
            <text:p>0.1373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3" calcext:value-type="float">
            <text:p>0.47213</text:p>
          </table:table-cell>
          <table:table-cell office:value-type="float" office:value="-0.00034858" calcext:value-type="float">
            <text:p>-0.00034858</text:p>
          </table:table-cell>
          <table:table-cell office:value-type="float" office:value="-0.00018605" calcext:value-type="float">
            <text:p>-0.00018605</text:p>
          </table:table-cell>
          <table:table-cell office:value-type="float" office:value="0" calcext:value-type="float">
            <text:p>0</text:p>
          </table:table-cell>
          <table:table-cell table:formula="of:=SQRT([.B637]^2+[.C637]^2+[.D637]^2)" office:value-type="float" office:value="0.000395123548905909" calcext:value-type="float">
            <text:p>0.00039512354890590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2" calcext:value-type="float">
            <text:p>0.00831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76" calcext:value-type="float">
            <text:p>0.137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2" calcext:value-type="float">
            <text:p>0.47212</text:p>
          </table:table-cell>
          <table:table-cell office:value-type="float" office:value="-0.00035024" calcext:value-type="float">
            <text:p>-0.00035024</text:p>
          </table:table-cell>
          <table:table-cell office:value-type="float" office:value="-0.00018678" calcext:value-type="float">
            <text:p>-0.00018678</text:p>
          </table:table-cell>
          <table:table-cell office:value-type="float" office:value="0" calcext:value-type="float">
            <text:p>0</text:p>
          </table:table-cell>
          <table:table-cell table:formula="of:=SQRT([.B638]^2+[.C638]^2+[.D638]^2)" office:value-type="float" office:value="0.000396931764916843" calcext:value-type="float">
            <text:p>0.00039693176491684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2" calcext:value-type="float">
            <text:p>0.00831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782" calcext:value-type="float">
            <text:p>0.1378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1" calcext:value-type="float">
            <text:p>0.47211</text:p>
          </table:table-cell>
          <table:table-cell office:value-type="float" office:value="-0.00035191" calcext:value-type="float">
            <text:p>-0.00035191</text:p>
          </table:table-cell>
          <table:table-cell office:value-type="float" office:value="-0.0001875" calcext:value-type="float">
            <text:p>-0.0001875</text:p>
          </table:table-cell>
          <table:table-cell office:value-type="float" office:value="0" calcext:value-type="float">
            <text:p>0</text:p>
          </table:table-cell>
          <table:table-cell table:formula="of:=SQRT([.B639]^2+[.C639]^2+[.D639]^2)" office:value-type="float" office:value="0.000398744151179676" calcext:value-type="float">
            <text:p>0.00039874415117967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2" calcext:value-type="float">
            <text:p>0.00831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804" calcext:value-type="float">
            <text:p>0.1380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1" calcext:value-type="float">
            <text:p>0.4721</text:p>
          </table:table-cell>
          <table:table-cell office:value-type="float" office:value="-0.00035357" calcext:value-type="float">
            <text:p>-0.00035357</text:p>
          </table:table-cell>
          <table:table-cell office:value-type="float" office:value="-0.00018823" calcext:value-type="float">
            <text:p>-0.00018823</text:p>
          </table:table-cell>
          <table:table-cell office:value-type="float" office:value="0" calcext:value-type="float">
            <text:p>0</text:p>
          </table:table-cell>
          <table:table-cell table:formula="of:=SQRT([.B640]^2+[.C640]^2+[.D640]^2)" office:value-type="float" office:value="0.000400552465727026" calcext:value-type="float">
            <text:p>0.00040055246572702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3" calcext:value-type="float">
            <text:p>0.00831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825" calcext:value-type="float">
            <text:p>0.1382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9" calcext:value-type="float">
            <text:p>0.47209</text:p>
          </table:table-cell>
          <table:table-cell office:value-type="float" office:value="-0.00035524" calcext:value-type="float">
            <text:p>-0.00035524</text:p>
          </table:table-cell>
          <table:table-cell office:value-type="float" office:value="-0.00018895" calcext:value-type="float">
            <text:p>-0.00018895</text:p>
          </table:table-cell>
          <table:table-cell office:value-type="float" office:value="0" calcext:value-type="float">
            <text:p>0</text:p>
          </table:table-cell>
          <table:table-cell table:formula="of:=SQRT([.B641]^2+[.C641]^2+[.D641]^2)" office:value-type="float" office:value="0.000402364958837123" calcext:value-type="float">
            <text:p>0.00040236495883712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3" calcext:value-type="float">
            <text:p>0.00831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847" calcext:value-type="float">
            <text:p>0.1384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8" calcext:value-type="float">
            <text:p>0.47208</text:p>
          </table:table-cell>
          <table:table-cell office:value-type="float" office:value="-0.0003569" calcext:value-type="float">
            <text:p>-0.0003569</text:p>
          </table:table-cell>
          <table:table-cell office:value-type="float" office:value="-0.00018968" calcext:value-type="float">
            <text:p>-0.00018968</text:p>
          </table:table-cell>
          <table:table-cell office:value-type="float" office:value="0" calcext:value-type="float">
            <text:p>0</text:p>
          </table:table-cell>
          <table:table-cell table:formula="of:=SQRT([.B642]^2+[.C642]^2+[.D642]^2)" office:value-type="float" office:value="0.00040417336923652" calcext:value-type="float">
            <text:p>0.0004041733692365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3" calcext:value-type="float">
            <text:p>0.00831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869" calcext:value-type="float">
            <text:p>0.1386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7" calcext:value-type="float">
            <text:p>0.47207</text:p>
          </table:table-cell>
          <table:table-cell office:value-type="float" office:value="-0.00035856" calcext:value-type="float">
            <text:p>-0.00035856</text:p>
          </table:table-cell>
          <table:table-cell office:value-type="float" office:value="-0.0001904" calcext:value-type="float">
            <text:p>-0.0001904</text:p>
          </table:table-cell>
          <table:table-cell office:value-type="float" office:value="0" calcext:value-type="float">
            <text:p>0</text:p>
          </table:table-cell>
          <table:table-cell table:formula="of:=SQRT([.B643]^2+[.C643]^2+[.D643]^2)" office:value-type="float" office:value="0.000405977134331479" calcext:value-type="float">
            <text:p>0.00040597713433147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4" calcext:value-type="float">
            <text:p>0.00831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89" calcext:value-type="float">
            <text:p>0.138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6" calcext:value-type="float">
            <text:p>0.47206</text:p>
          </table:table-cell>
          <table:table-cell office:value-type="float" office:value="-0.00036022" calcext:value-type="float">
            <text:p>-0.00036022</text:p>
          </table:table-cell>
          <table:table-cell office:value-type="float" office:value="-0.00019106" calcext:value-type="float">
            <text:p>-0.00019106</text:p>
          </table:table-cell>
          <table:table-cell office:value-type="float" office:value="0" calcext:value-type="float">
            <text:p>0</text:p>
          </table:table-cell>
          <table:table-cell table:formula="of:=SQRT([.B644]^2+[.C644]^2+[.D644]^2)" office:value-type="float" office:value="0.00040775283199507" calcext:value-type="float">
            <text:p>0.0004077528319950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4" calcext:value-type="float">
            <text:p>0.00831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912" calcext:value-type="float">
            <text:p>0.1391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4" calcext:value-type="float">
            <text:p>0.47204</text:p>
          </table:table-cell>
          <table:table-cell office:value-type="float" office:value="-0.00036185" calcext:value-type="float">
            <text:p>-0.00036185</text:p>
          </table:table-cell>
          <table:table-cell office:value-type="float" office:value="-0.0001916" calcext:value-type="float">
            <text:p>-0.0001916</text:p>
          </table:table-cell>
          <table:table-cell office:value-type="float" office:value="0" calcext:value-type="float">
            <text:p>0</text:p>
          </table:table-cell>
          <table:table-cell table:formula="of:=SQRT([.B645]^2+[.C645]^2+[.D645]^2)" office:value-type="float" office:value="0.000409445945760854" calcext:value-type="float">
            <text:p>0.00040944594576085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5" calcext:value-type="float">
            <text:p>0.008311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934" calcext:value-type="float">
            <text:p>0.1393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3" calcext:value-type="float">
            <text:p>0.47203</text:p>
          </table:table-cell>
          <table:table-cell office:value-type="float" office:value="-0.00036348" calcext:value-type="float">
            <text:p>-0.00036348</text:p>
          </table:table-cell>
          <table:table-cell office:value-type="float" office:value="-0.00019214" calcext:value-type="float">
            <text:p>-0.00019214</text:p>
          </table:table-cell>
          <table:table-cell office:value-type="float" office:value="0" calcext:value-type="float">
            <text:p>0</text:p>
          </table:table-cell>
          <table:table-cell table:formula="of:=SQRT([.B646]^2+[.C646]^2+[.D646]^2)" office:value-type="float" office:value="0.000411139258646021" calcext:value-type="float">
            <text:p>0.00041113925864602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5" calcext:value-type="float">
            <text:p>0.008311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955" calcext:value-type="float">
            <text:p>0.1395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1" calcext:value-type="float">
            <text:p>0.47201</text:p>
          </table:table-cell>
          <table:table-cell office:value-type="float" office:value="-0.00036512" calcext:value-type="float">
            <text:p>-0.00036512</text:p>
          </table:table-cell>
          <table:table-cell office:value-type="float" office:value="-0.00019268" calcext:value-type="float">
            <text:p>-0.00019268</text:p>
          </table:table-cell>
          <table:table-cell office:value-type="float" office:value="0" calcext:value-type="float">
            <text:p>0</text:p>
          </table:table-cell>
          <table:table-cell table:formula="of:=SQRT([.B647]^2+[.C647]^2+[.D647]^2)" office:value-type="float" office:value="0.000412841612243727" calcext:value-type="float">
            <text:p>0.00041284161224372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6" calcext:value-type="float">
            <text:p>0.008311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977" calcext:value-type="float">
            <text:p>0.1397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-0.00036675" calcext:value-type="float">
            <text:p>-0.00036675</text:p>
          </table:table-cell>
          <table:table-cell office:value-type="float" office:value="-0.00019322" calcext:value-type="float">
            <text:p>-0.00019322</text:p>
          </table:table-cell>
          <table:table-cell office:value-type="float" office:value="0" calcext:value-type="float">
            <text:p>0</text:p>
          </table:table-cell>
          <table:table-cell table:formula="of:=SQRT([.B648]^2+[.C648]^2+[.D648]^2)" office:value-type="float" office:value="0.000414535319243126" calcext:value-type="float">
            <text:p>0.00041453531924312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6" calcext:value-type="float">
            <text:p>0.008311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3999" calcext:value-type="float">
            <text:p>0.1399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8" calcext:value-type="float">
            <text:p>0.47198</text:p>
          </table:table-cell>
          <table:table-cell office:value-type="float" office:value="-0.00036838" calcext:value-type="float">
            <text:p>-0.00036838</text:p>
          </table:table-cell>
          <table:table-cell office:value-type="float" office:value="-0.00019376" calcext:value-type="float">
            <text:p>-0.00019376</text:p>
          </table:table-cell>
          <table:table-cell office:value-type="float" office:value="0" calcext:value-type="float">
            <text:p>0</text:p>
          </table:table-cell>
          <table:table-cell table:formula="of:=SQRT([.B649]^2+[.C649]^2+[.D649]^2)" office:value-type="float" office:value="0.000416229218099835" calcext:value-type="float">
            <text:p>0.00041622921809983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7" calcext:value-type="float">
            <text:p>0.008311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02" calcext:value-type="float">
            <text:p>0.140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7" calcext:value-type="float">
            <text:p>0.47197</text:p>
          </table:table-cell>
          <table:table-cell office:value-type="float" office:value="-0.00037002" calcext:value-type="float">
            <text:p>-0.00037002</text:p>
          </table:table-cell>
          <table:table-cell office:value-type="float" office:value="-0.0001943" calcext:value-type="float">
            <text:p>-0.0001943</text:p>
          </table:table-cell>
          <table:table-cell office:value-type="float" office:value="0" calcext:value-type="float">
            <text:p>0</text:p>
          </table:table-cell>
          <table:table-cell table:formula="of:=SQRT([.B650]^2+[.C650]^2+[.D650]^2)" office:value-type="float" office:value="0.000417932160045144" calcext:value-type="float">
            <text:p>0.00041793216004514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7" calcext:value-type="float">
            <text:p>0.008311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042" calcext:value-type="float">
            <text:p>0.1404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5" calcext:value-type="float">
            <text:p>0.47195</text:p>
          </table:table-cell>
          <table:table-cell office:value-type="float" office:value="-0.00037165" calcext:value-type="float">
            <text:p>-0.00037165</text:p>
          </table:table-cell>
          <table:table-cell office:value-type="float" office:value="-0.00019483" calcext:value-type="float">
            <text:p>-0.00019483</text:p>
          </table:table-cell>
          <table:table-cell office:value-type="float" office:value="0" calcext:value-type="float">
            <text:p>0</text:p>
          </table:table-cell>
          <table:table-cell table:formula="of:=SQRT([.B651]^2+[.C651]^2+[.D651]^2)" office:value-type="float" office:value="0.000419621795668433" calcext:value-type="float">
            <text:p>0.00041962179566843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8" calcext:value-type="float">
            <text:p>0.008311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064" calcext:value-type="float">
            <text:p>0.1406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4" calcext:value-type="float">
            <text:p>0.47194</text:p>
          </table:table-cell>
          <table:table-cell office:value-type="float" office:value="-0.00037328" calcext:value-type="float">
            <text:p>-0.00037328</text:p>
          </table:table-cell>
          <table:table-cell office:value-type="float" office:value="-0.00019537" calcext:value-type="float">
            <text:p>-0.00019537</text:p>
          </table:table-cell>
          <table:table-cell office:value-type="float" office:value="0" calcext:value-type="float">
            <text:p>0</text:p>
          </table:table-cell>
          <table:table-cell table:formula="of:=SQRT([.B652]^2+[.C652]^2+[.D652]^2)" office:value-type="float" office:value="0.0004213162651738" calcext:value-type="float">
            <text:p>0.000421316265173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8" calcext:value-type="float">
            <text:p>0.008311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085" calcext:value-type="float">
            <text:p>0.1408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2" calcext:value-type="float">
            <text:p>0.47192</text:p>
          </table:table-cell>
          <table:table-cell office:value-type="float" office:value="-0.00037485" calcext:value-type="float">
            <text:p>-0.00037485</text:p>
          </table:table-cell>
          <table:table-cell office:value-type="float" office:value="-0.00019565" calcext:value-type="float">
            <text:p>-0.00019565</text:p>
          </table:table-cell>
          <table:table-cell office:value-type="float" office:value="0" calcext:value-type="float">
            <text:p>0</text:p>
          </table:table-cell>
          <table:table-cell table:formula="of:=SQRT([.B653]^2+[.C653]^2+[.D653]^2)" office:value-type="float" office:value="0.000422837374175935" calcext:value-type="float">
            <text:p>0.00042283737417593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9" calcext:value-type="float">
            <text:p>0.008311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107" calcext:value-type="float">
            <text:p>0.1410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" calcext:value-type="float">
            <text:p>0.4719</text:p>
          </table:table-cell>
          <table:table-cell office:value-type="float" office:value="-0.00037643" calcext:value-type="float">
            <text:p>-0.00037643</text:p>
          </table:table-cell>
          <table:table-cell office:value-type="float" office:value="-0.00019593" calcext:value-type="float">
            <text:p>-0.00019593</text:p>
          </table:table-cell>
          <table:table-cell office:value-type="float" office:value="0" calcext:value-type="float">
            <text:p>0</text:p>
          </table:table-cell>
          <table:table-cell table:formula="of:=SQRT([.B654]^2+[.C654]^2+[.D654]^2)" office:value-type="float" office:value="0.000424367894402958" calcext:value-type="float">
            <text:p>0.00042436789440295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" calcext:value-type="float">
            <text:p>0.0083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129" calcext:value-type="float">
            <text:p>0.1412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88" calcext:value-type="float">
            <text:p>0.47188</text:p>
          </table:table-cell>
          <table:table-cell office:value-type="float" office:value="-0.000378" calcext:value-type="float">
            <text:p>-0.000378</text:p>
          </table:table-cell>
          <table:table-cell office:value-type="float" office:value="-0.00019621" calcext:value-type="float">
            <text:p>-0.00019621</text:p>
          </table:table-cell>
          <table:table-cell office:value-type="float" office:value="0" calcext:value-type="float">
            <text:p>0</text:p>
          </table:table-cell>
          <table:table-cell table:formula="of:=SQRT([.B655]^2+[.C655]^2+[.D655]^2)" office:value-type="float" office:value="0.000425890084528861" calcext:value-type="float">
            <text:p>0.00042589008452886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" calcext:value-type="float">
            <text:p>0.0083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151" calcext:value-type="float">
            <text:p>0.1415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86" calcext:value-type="float">
            <text:p>0.47186</text:p>
          </table:table-cell>
          <table:table-cell office:value-type="float" office:value="-0.00037957" calcext:value-type="float">
            <text:p>-0.00037957</text:p>
          </table:table-cell>
          <table:table-cell office:value-type="float" office:value="-0.00019649" calcext:value-type="float">
            <text:p>-0.00019649</text:p>
          </table:table-cell>
          <table:table-cell office:value-type="float" office:value="0" calcext:value-type="float">
            <text:p>0</text:p>
          </table:table-cell>
          <table:table-cell table:formula="of:=SQRT([.B656]^2+[.C656]^2+[.D656]^2)" office:value-type="float" office:value="0.000427412803972927" calcext:value-type="float">
            <text:p>0.00042741280397292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1" calcext:value-type="float">
            <text:p>0.008312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172" calcext:value-type="float">
            <text:p>0.141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84" calcext:value-type="float">
            <text:p>0.47184</text:p>
          </table:table-cell>
          <table:table-cell office:value-type="float" office:value="-0.00038115" calcext:value-type="float">
            <text:p>-0.00038115</text:p>
          </table:table-cell>
          <table:table-cell office:value-type="float" office:value="-0.00019677" calcext:value-type="float">
            <text:p>-0.00019677</text:p>
          </table:table-cell>
          <table:table-cell office:value-type="float" office:value="0" calcext:value-type="float">
            <text:p>0</text:p>
          </table:table-cell>
          <table:table-cell table:formula="of:=SQRT([.B657]^2+[.C657]^2+[.D657]^2)" office:value-type="float" office:value="0.000428944932829378" calcext:value-type="float">
            <text:p>0.00042894493282937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2" calcext:value-type="float">
            <text:p>0.008312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194" calcext:value-type="float">
            <text:p>0.1419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82" calcext:value-type="float">
            <text:p>0.47182</text:p>
          </table:table-cell>
          <table:table-cell office:value-type="float" office:value="-0.00038272" calcext:value-type="float">
            <text:p>-0.00038272</text:p>
          </table:table-cell>
          <table:table-cell office:value-type="float" office:value="-0.00019704" calcext:value-type="float">
            <text:p>-0.00019704</text:p>
          </table:table-cell>
          <table:table-cell office:value-type="float" office:value="0" calcext:value-type="float">
            <text:p>0</text:p>
          </table:table-cell>
          <table:table-cell table:formula="of:=SQRT([.B658]^2+[.C658]^2+[.D658]^2)" office:value-type="float" office:value="0.000430464121617586" calcext:value-type="float">
            <text:p>0.00043046412161758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3" calcext:value-type="float">
            <text:p>0.008312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216" calcext:value-type="float">
            <text:p>0.1421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8" calcext:value-type="float">
            <text:p>0.4718</text:p>
          </table:table-cell>
          <table:table-cell office:value-type="float" office:value="-0.00038429" calcext:value-type="float">
            <text:p>-0.00038429</text:p>
          </table:table-cell>
          <table:table-cell office:value-type="float" office:value="-0.00019732" calcext:value-type="float">
            <text:p>-0.00019732</text:p>
          </table:table-cell>
          <table:table-cell office:value-type="float" office:value="0" calcext:value-type="float">
            <text:p>0</text:p>
          </table:table-cell>
          <table:table-cell table:formula="of:=SQRT([.B659]^2+[.C659]^2+[.D659]^2)" office:value-type="float" office:value="0.000431988410145458" calcext:value-type="float">
            <text:p>0.00043198841014545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3" calcext:value-type="float">
            <text:p>0.008312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237" calcext:value-type="float">
            <text:p>0.1423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78" calcext:value-type="float">
            <text:p>0.47178</text:p>
          </table:table-cell>
          <table:table-cell office:value-type="float" office:value="-0.00038587" calcext:value-type="float">
            <text:p>-0.00038587</text:p>
          </table:table-cell>
          <table:table-cell office:value-type="float" office:value="-0.0001976" calcext:value-type="float">
            <text:p>-0.0001976</text:p>
          </table:table-cell>
          <table:table-cell office:value-type="float" office:value="0" calcext:value-type="float">
            <text:p>0</text:p>
          </table:table-cell>
          <table:table-cell table:formula="of:=SQRT([.B660]^2+[.C660]^2+[.D660]^2)" office:value-type="float" office:value="0.000433522106587427" calcext:value-type="float">
            <text:p>0.00043352210658742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4" calcext:value-type="float">
            <text:p>0.008312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259" calcext:value-type="float">
            <text:p>0.1425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76" calcext:value-type="float">
            <text:p>0.47176</text:p>
          </table:table-cell>
          <table:table-cell office:value-type="float" office:value="-0.00038738" calcext:value-type="float">
            <text:p>-0.00038738</text:p>
          </table:table-cell>
          <table:table-cell office:value-type="float" office:value="-0.00019765" calcext:value-type="float">
            <text:p>-0.00019765</text:p>
          </table:table-cell>
          <table:table-cell office:value-type="float" office:value="0" calcext:value-type="float">
            <text:p>0</text:p>
          </table:table-cell>
          <table:table-cell table:formula="of:=SQRT([.B661]^2+[.C661]^2+[.D661]^2)" office:value-type="float" office:value="0.000434889396168727" calcext:value-type="float">
            <text:p>0.00043488939616872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5" calcext:value-type="float">
            <text:p>0.00831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281" calcext:value-type="float">
            <text:p>0.1428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73" calcext:value-type="float">
            <text:p>0.47173</text:p>
          </table:table-cell>
          <table:table-cell office:value-type="float" office:value="-0.00038886" calcext:value-type="float">
            <text:p>-0.00038886</text:p>
          </table:table-cell>
          <table:table-cell office:value-type="float" office:value="-0.00019758" calcext:value-type="float">
            <text:p>-0.00019758</text:p>
          </table:table-cell>
          <table:table-cell office:value-type="float" office:value="0" calcext:value-type="float">
            <text:p>0</text:p>
          </table:table-cell>
          <table:table-cell table:formula="of:=SQRT([.B662]^2+[.C662]^2+[.D662]^2)" office:value-type="float" office:value="0.000436176519312996" calcext:value-type="float">
            <text:p>0.00043617651931299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6" calcext:value-type="float">
            <text:p>0.008312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302" calcext:value-type="float">
            <text:p>0.1430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71" calcext:value-type="float">
            <text:p>0.47171</text:p>
          </table:table-cell>
          <table:table-cell office:value-type="float" office:value="-0.00039034" calcext:value-type="float">
            <text:p>-0.00039034</text:p>
          </table:table-cell>
          <table:table-cell office:value-type="float" office:value="-0.00019751" calcext:value-type="float">
            <text:p>-0.00019751</text:p>
          </table:table-cell>
          <table:table-cell office:value-type="float" office:value="0" calcext:value-type="float">
            <text:p>0</text:p>
          </table:table-cell>
          <table:table-cell table:formula="of:=SQRT([.B663]^2+[.C663]^2+[.D663]^2)" office:value-type="float" office:value="0.00043746487367559" calcext:value-type="float">
            <text:p>0.0004374648736755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7" calcext:value-type="float">
            <text:p>0.008312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324" calcext:value-type="float">
            <text:p>0.1432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68" calcext:value-type="float">
            <text:p>0.47168</text:p>
          </table:table-cell>
          <table:table-cell office:value-type="float" office:value="-0.00039182" calcext:value-type="float">
            <text:p>-0.00039182</text:p>
          </table:table-cell>
          <table:table-cell office:value-type="float" office:value="-0.00019745" calcext:value-type="float">
            <text:p>-0.00019745</text:p>
          </table:table-cell>
          <table:table-cell office:value-type="float" office:value="0" calcext:value-type="float">
            <text:p>0</text:p>
          </table:table-cell>
          <table:table-cell table:formula="of:=SQRT([.B664]^2+[.C664]^2+[.D664]^2)" office:value-type="float" office:value="0.000438758948512734" calcext:value-type="float">
            <text:p>0.00043875894851273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7" calcext:value-type="float">
            <text:p>0.008312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346" calcext:value-type="float">
            <text:p>0.1434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66" calcext:value-type="float">
            <text:p>0.47166</text:p>
          </table:table-cell>
          <table:table-cell office:value-type="float" office:value="-0.0003933" calcext:value-type="float">
            <text:p>-0.0003933</text:p>
          </table:table-cell>
          <table:table-cell office:value-type="float" office:value="-0.00019738" calcext:value-type="float">
            <text:p>-0.00019738</text:p>
          </table:table-cell>
          <table:table-cell office:value-type="float" office:value="0" calcext:value-type="float">
            <text:p>0</text:p>
          </table:table-cell>
          <table:table-cell table:formula="of:=SQRT([.B665]^2+[.C665]^2+[.D665]^2)" office:value-type="float" office:value="0.000440049718100126" calcext:value-type="float">
            <text:p>0.00044004971810012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8" calcext:value-type="float">
            <text:p>0.008312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367" calcext:value-type="float">
            <text:p>0.1436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64" calcext:value-type="float">
            <text:p>0.47164</text:p>
          </table:table-cell>
          <table:table-cell office:value-type="float" office:value="-0.00039478" calcext:value-type="float">
            <text:p>-0.00039478</text:p>
          </table:table-cell>
          <table:table-cell office:value-type="float" office:value="-0.00019731" calcext:value-type="float">
            <text:p>-0.00019731</text:p>
          </table:table-cell>
          <table:table-cell office:value-type="float" office:value="0" calcext:value-type="float">
            <text:p>0</text:p>
          </table:table-cell>
          <table:table-cell table:formula="of:=SQRT([.B666]^2+[.C666]^2+[.D666]^2)" office:value-type="float" office:value="0.000441341686791538" calcext:value-type="float">
            <text:p>0.00044134168679153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9" calcext:value-type="float">
            <text:p>0.008312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389" calcext:value-type="float">
            <text:p>0.1438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61" calcext:value-type="float">
            <text:p>0.47161</text:p>
          </table:table-cell>
          <table:table-cell office:value-type="float" office:value="-0.00039626" calcext:value-type="float">
            <text:p>-0.00039626</text:p>
          </table:table-cell>
          <table:table-cell office:value-type="float" office:value="-0.00019724" calcext:value-type="float">
            <text:p>-0.00019724</text:p>
          </table:table-cell>
          <table:table-cell office:value-type="float" office:value="0" calcext:value-type="float">
            <text:p>0</text:p>
          </table:table-cell>
          <table:table-cell table:formula="of:=SQRT([.B667]^2+[.C667]^2+[.D667]^2)" office:value-type="float" office:value="0.000442634844087087" calcext:value-type="float">
            <text:p>0.00044263484408708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" calcext:value-type="float">
            <text:p>0.0083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411" calcext:value-type="float">
            <text:p>0.1441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59" calcext:value-type="float">
            <text:p>0.47159</text:p>
          </table:table-cell>
          <table:table-cell office:value-type="float" office:value="-0.00039773" calcext:value-type="float">
            <text:p>-0.00039773</text:p>
          </table:table-cell>
          <table:table-cell office:value-type="float" office:value="-0.00019717" calcext:value-type="float">
            <text:p>-0.00019717</text:p>
          </table:table-cell>
          <table:table-cell office:value-type="float" office:value="0" calcext:value-type="float">
            <text:p>0</text:p>
          </table:table-cell>
          <table:table-cell table:formula="of:=SQRT([.B668]^2+[.C668]^2+[.D668]^2)" office:value-type="float" office:value="0.000443920220084645" calcext:value-type="float">
            <text:p>0.00044392022008464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1" calcext:value-type="float">
            <text:p>0.008313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432" calcext:value-type="float">
            <text:p>0.1443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56" calcext:value-type="float">
            <text:p>0.47156</text:p>
          </table:table-cell>
          <table:table-cell office:value-type="float" office:value="-0.00039917" calcext:value-type="float">
            <text:p>-0.00039917</text:p>
          </table:table-cell>
          <table:table-cell office:value-type="float" office:value="-0.00019696" calcext:value-type="float">
            <text:p>-0.00019696</text:p>
          </table:table-cell>
          <table:table-cell office:value-type="float" office:value="0" calcext:value-type="float">
            <text:p>0</text:p>
          </table:table-cell>
          <table:table-cell table:formula="of:=SQRT([.B669]^2+[.C669]^2+[.D669]^2)" office:value-type="float" office:value="0.000445117883824049" calcext:value-type="float">
            <text:p>0.00044511788382404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2" calcext:value-type="float">
            <text:p>0.00831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454" calcext:value-type="float">
            <text:p>0.1445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53" calcext:value-type="float">
            <text:p>0.47153</text:p>
          </table:table-cell>
          <table:table-cell office:value-type="float" office:value="-0.00040052" calcext:value-type="float">
            <text:p>-0.00040052</text:p>
          </table:table-cell>
          <table:table-cell office:value-type="float" office:value="-0.00019645" calcext:value-type="float">
            <text:p>-0.00019645</text:p>
          </table:table-cell>
          <table:table-cell office:value-type="float" office:value="0" calcext:value-type="float">
            <text:p>0</text:p>
          </table:table-cell>
          <table:table-cell table:formula="of:=SQRT([.B670]^2+[.C670]^2+[.D670]^2)" office:value-type="float" office:value="0.000446104105450734" calcext:value-type="float">
            <text:p>0.00044610410545073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3" calcext:value-type="float">
            <text:p>0.008313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476" calcext:value-type="float">
            <text:p>0.1447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5" calcext:value-type="float">
            <text:p>0.4715</text:p>
          </table:table-cell>
          <table:table-cell office:value-type="float" office:value="-0.00040186" calcext:value-type="float">
            <text:p>-0.00040186</text:p>
          </table:table-cell>
          <table:table-cell office:value-type="float" office:value="-0.00019593" calcext:value-type="float">
            <text:p>-0.00019593</text:p>
          </table:table-cell>
          <table:table-cell office:value-type="float" office:value="0" calcext:value-type="float">
            <text:p>0</text:p>
          </table:table-cell>
          <table:table-cell table:formula="of:=SQRT([.B671]^2+[.C671]^2+[.D671]^2)" office:value-type="float" office:value="0.00044707943869071" calcext:value-type="float">
            <text:p>0.0004470794386907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4" calcext:value-type="float">
            <text:p>0.008313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497" calcext:value-type="float">
            <text:p>0.1449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47" calcext:value-type="float">
            <text:p>0.47147</text:p>
          </table:table-cell>
          <table:table-cell office:value-type="float" office:value="-0.00040321" calcext:value-type="float">
            <text:p>-0.00040321</text:p>
          </table:table-cell>
          <table:table-cell office:value-type="float" office:value="-0.00019542" calcext:value-type="float">
            <text:p>-0.00019542</text:p>
          </table:table-cell>
          <table:table-cell office:value-type="float" office:value="0" calcext:value-type="float">
            <text:p>0</text:p>
          </table:table-cell>
          <table:table-cell table:formula="of:=SQRT([.B672]^2+[.C672]^2+[.D672]^2)" office:value-type="float" office:value="0.000448070619991983" calcext:value-type="float">
            <text:p>0.00044807061999198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5" calcext:value-type="float">
            <text:p>0.008313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519" calcext:value-type="float">
            <text:p>0.1451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45" calcext:value-type="float">
            <text:p>0.47145</text:p>
          </table:table-cell>
          <table:table-cell office:value-type="float" office:value="-0.00040456" calcext:value-type="float">
            <text:p>-0.00040456</text:p>
          </table:table-cell>
          <table:table-cell office:value-type="float" office:value="-0.00019491" calcext:value-type="float">
            <text:p>-0.00019491</text:p>
          </table:table-cell>
          <table:table-cell office:value-type="float" office:value="0" calcext:value-type="float">
            <text:p>0</text:p>
          </table:table-cell>
          <table:table-cell table:formula="of:=SQRT([.B673]^2+[.C673]^2+[.D673]^2)" office:value-type="float" office:value="0.000449064251193524" calcext:value-type="float">
            <text:p>0.00044906425119352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6" calcext:value-type="float">
            <text:p>0.008313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541" calcext:value-type="float">
            <text:p>0.1454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42" calcext:value-type="float">
            <text:p>0.47142</text:p>
          </table:table-cell>
          <table:table-cell office:value-type="float" office:value="-0.0004059" calcext:value-type="float">
            <text:p>-0.0004059</text:p>
          </table:table-cell>
          <table:table-cell office:value-type="float" office:value="-0.0001944" calcext:value-type="float">
            <text:p>-0.0001944</text:p>
          </table:table-cell>
          <table:table-cell office:value-type="float" office:value="0" calcext:value-type="float">
            <text:p>0</text:p>
          </table:table-cell>
          <table:table-cell table:formula="of:=SQRT([.B674]^2+[.C674]^2+[.D674]^2)" office:value-type="float" office:value="0.000450051297076233" calcext:value-type="float">
            <text:p>0.00045005129707623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7" calcext:value-type="float">
            <text:p>0.008313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562" calcext:value-type="float">
            <text:p>0.1456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9" calcext:value-type="float">
            <text:p>0.47139</text:p>
          </table:table-cell>
          <table:table-cell office:value-type="float" office:value="-0.00040725" calcext:value-type="float">
            <text:p>-0.00040725</text:p>
          </table:table-cell>
          <table:table-cell office:value-type="float" office:value="-0.00019388" calcext:value-type="float">
            <text:p>-0.00019388</text:p>
          </table:table-cell>
          <table:table-cell office:value-type="float" office:value="0" calcext:value-type="float">
            <text:p>0</text:p>
          </table:table-cell>
          <table:table-cell table:formula="of:=SQRT([.B675]^2+[.C675]^2+[.D675]^2)" office:value-type="float" office:value="0.000451045470989345" calcext:value-type="float">
            <text:p>0.00045104547098934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8" calcext:value-type="float">
            <text:p>0.008313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584" calcext:value-type="float">
            <text:p>0.1458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6" calcext:value-type="float">
            <text:p>0.47136</text:p>
          </table:table-cell>
          <table:table-cell office:value-type="float" office:value="-0.0004086" calcext:value-type="float">
            <text:p>-0.0004086</text:p>
          </table:table-cell>
          <table:table-cell office:value-type="float" office:value="-0.00019337" calcext:value-type="float">
            <text:p>-0.00019337</text:p>
          </table:table-cell>
          <table:table-cell office:value-type="float" office:value="0" calcext:value-type="float">
            <text:p>0</text:p>
          </table:table-cell>
          <table:table-cell table:formula="of:=SQRT([.B676]^2+[.C676]^2+[.D676]^2)" office:value-type="float" office:value="0.000452046365874121" calcext:value-type="float">
            <text:p>0.00045204636587412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9" calcext:value-type="float">
            <text:p>0.008313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606" calcext:value-type="float">
            <text:p>0.1460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3" calcext:value-type="float">
            <text:p>0.47133</text:p>
          </table:table-cell>
          <table:table-cell office:value-type="float" office:value="-0.00040994" calcext:value-type="float">
            <text:p>-0.00040994</text:p>
          </table:table-cell>
          <table:table-cell office:value-type="float" office:value="-0.00019286" calcext:value-type="float">
            <text:p>-0.00019286</text:p>
          </table:table-cell>
          <table:table-cell office:value-type="float" office:value="0" calcext:value-type="float">
            <text:p>0</text:p>
          </table:table-cell>
          <table:table-cell table:formula="of:=SQRT([.B677]^2+[.C677]^2+[.D677]^2)" office:value-type="float" office:value="0.00045304059773932" calcext:value-type="float">
            <text:p>0.0004530405977393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627" calcext:value-type="float">
            <text:p>0.1462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" calcext:value-type="float">
            <text:p>0.4713</text:p>
          </table:table-cell>
          <table:table-cell office:value-type="float" office:value="-0.00041111" calcext:value-type="float">
            <text:p>-0.00041111</text:p>
          </table:table-cell>
          <table:table-cell office:value-type="float" office:value="-0.00019179" calcext:value-type="float">
            <text:p>-0.00019179</text:p>
          </table:table-cell>
          <table:table-cell office:value-type="float" office:value="0" calcext:value-type="float">
            <text:p>0</text:p>
          </table:table-cell>
          <table:table-cell table:formula="of:=SQRT([.B678]^2+[.C678]^2+[.D678]^2)" office:value-type="float" office:value="0.000453646157484002" calcext:value-type="float">
            <text:p>0.00045364615748400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1" calcext:value-type="float">
            <text:p>0.008314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649" calcext:value-type="float">
            <text:p>0.1464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26" calcext:value-type="float">
            <text:p>0.47126</text:p>
          </table:table-cell>
          <table:table-cell office:value-type="float" office:value="-0.00041227" calcext:value-type="float">
            <text:p>-0.00041227</text:p>
          </table:table-cell>
          <table:table-cell office:value-type="float" office:value="-0.00019073" calcext:value-type="float">
            <text:p>-0.00019073</text:p>
          </table:table-cell>
          <table:table-cell office:value-type="float" office:value="0" calcext:value-type="float">
            <text:p>0</text:p>
          </table:table-cell>
          <table:table-cell table:formula="of:=SQRT([.B679]^2+[.C679]^2+[.D679]^2)" office:value-type="float" office:value="0.00045425156664562" calcext:value-type="float">
            <text:p>0.0004542515666456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3" calcext:value-type="float">
            <text:p>0.008314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671" calcext:value-type="float">
            <text:p>0.1467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23" calcext:value-type="float">
            <text:p>0.47123</text:p>
          </table:table-cell>
          <table:table-cell office:value-type="float" office:value="-0.00041344" calcext:value-type="float">
            <text:p>-0.00041344</text:p>
          </table:table-cell>
          <table:table-cell office:value-type="float" office:value="-0.00018966" calcext:value-type="float">
            <text:p>-0.00018966</text:p>
          </table:table-cell>
          <table:table-cell office:value-type="float" office:value="0" calcext:value-type="float">
            <text:p>0</text:p>
          </table:table-cell>
          <table:table-cell table:formula="of:=SQRT([.B680]^2+[.C680]^2+[.D680]^2)" office:value-type="float" office:value="0.000454866518002809" calcext:value-type="float">
            <text:p>0.00045486651800280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4" calcext:value-type="float">
            <text:p>0.008314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692" calcext:value-type="float">
            <text:p>0.1469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2" calcext:value-type="float">
            <text:p>0.4712</text:p>
          </table:table-cell>
          <table:table-cell office:value-type="float" office:value="-0.00041461" calcext:value-type="float">
            <text:p>-0.00041461</text:p>
          </table:table-cell>
          <table:table-cell office:value-type="float" office:value="-0.0001886" calcext:value-type="float">
            <text:p>-0.0001886</text:p>
          </table:table-cell>
          <table:table-cell office:value-type="float" office:value="0" calcext:value-type="float">
            <text:p>0</text:p>
          </table:table-cell>
          <table:table-cell table:formula="of:=SQRT([.B681]^2+[.C681]^2+[.D681]^2)" office:value-type="float" office:value="0.000455490298579454" calcext:value-type="float">
            <text:p>0.00045549029857945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5" calcext:value-type="float">
            <text:p>0.008314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714" calcext:value-type="float">
            <text:p>0.1471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17" calcext:value-type="float">
            <text:p>0.47117</text:p>
          </table:table-cell>
          <table:table-cell office:value-type="float" office:value="-0.00041577" calcext:value-type="float">
            <text:p>-0.00041577</text:p>
          </table:table-cell>
          <table:table-cell office:value-type="float" office:value="-0.00018753" calcext:value-type="float">
            <text:p>-0.00018753</text:p>
          </table:table-cell>
          <table:table-cell office:value-type="float" office:value="0" calcext:value-type="float">
            <text:p>0</text:p>
          </table:table-cell>
          <table:table-cell table:formula="of:=SQRT([.B682]^2+[.C682]^2+[.D682]^2)" office:value-type="float" office:value="0.000456105463462125" calcext:value-type="float">
            <text:p>0.00045610546346212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6" calcext:value-type="float">
            <text:p>0.008314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736" calcext:value-type="float">
            <text:p>0.1473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13" calcext:value-type="float">
            <text:p>0.47113</text:p>
          </table:table-cell>
          <table:table-cell office:value-type="float" office:value="-0.00041694" calcext:value-type="float">
            <text:p>-0.00041694</text:p>
          </table:table-cell>
          <table:table-cell office:value-type="float" office:value="-0.00018647" calcext:value-type="float">
            <text:p>-0.00018647</text:p>
          </table:table-cell>
          <table:table-cell office:value-type="float" office:value="0" calcext:value-type="float">
            <text:p>0</text:p>
          </table:table-cell>
          <table:table-cell table:formula="of:=SQRT([.B683]^2+[.C683]^2+[.D683]^2)" office:value-type="float" office:value="0.000456738464003197" calcext:value-type="float">
            <text:p>0.00045673846400319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7" calcext:value-type="float">
            <text:p>0.008314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757" calcext:value-type="float">
            <text:p>0.1475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1" calcext:value-type="float">
            <text:p>0.4711</text:p>
          </table:table-cell>
          <table:table-cell office:value-type="float" office:value="-0.00041811" calcext:value-type="float">
            <text:p>-0.00041811</text:p>
          </table:table-cell>
          <table:table-cell office:value-type="float" office:value="-0.0001854" calcext:value-type="float">
            <text:p>-0.0001854</text:p>
          </table:table-cell>
          <table:table-cell office:value-type="float" office:value="0" calcext:value-type="float">
            <text:p>0</text:p>
          </table:table-cell>
          <table:table-cell table:formula="of:=SQRT([.B684]^2+[.C684]^2+[.D684]^2)" office:value-type="float" office:value="0.000457371984384702" calcext:value-type="float">
            <text:p>0.00045737198438470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8" calcext:value-type="float">
            <text:p>0.008314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779" calcext:value-type="float">
            <text:p>0.1477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07" calcext:value-type="float">
            <text:p>0.47107</text:p>
          </table:table-cell>
          <table:table-cell office:value-type="float" office:value="-0.00041927" calcext:value-type="float">
            <text:p>-0.00041927</text:p>
          </table:table-cell>
          <table:table-cell office:value-type="float" office:value="-0.00018434" calcext:value-type="float">
            <text:p>-0.00018434</text:p>
          </table:table-cell>
          <table:table-cell office:value-type="float" office:value="0" calcext:value-type="float">
            <text:p>0</text:p>
          </table:table-cell>
          <table:table-cell table:formula="of:=SQRT([.B685]^2+[.C685]^2+[.D685]^2)" office:value-type="float" office:value="0.000458004987418259" calcext:value-type="float">
            <text:p>0.00045800498741825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" calcext:value-type="float">
            <text:p>0.00831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801" calcext:value-type="float">
            <text:p>0.1480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03" calcext:value-type="float">
            <text:p>0.47103</text:p>
          </table:table-cell>
          <table:table-cell office:value-type="float" office:value="-0.00042028" calcext:value-type="float">
            <text:p>-0.00042028</text:p>
          </table:table-cell>
          <table:table-cell office:value-type="float" office:value="-0.00018283" calcext:value-type="float">
            <text:p>-0.00018283</text:p>
          </table:table-cell>
          <table:table-cell office:value-type="float" office:value="0" calcext:value-type="float">
            <text:p>0</text:p>
          </table:table-cell>
          <table:table-cell table:formula="of:=SQRT([.B686]^2+[.C686]^2+[.D686]^2)" office:value-type="float" office:value="0.000458325307287302" calcext:value-type="float">
            <text:p>0.00045832530728730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1" calcext:value-type="float">
            <text:p>0.008315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822" calcext:value-type="float">
            <text:p>0.1482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-0.00042122" calcext:value-type="float">
            <text:p>-0.00042122</text:p>
          </table:table-cell>
          <table:table-cell office:value-type="float" office:value="-0.00018109" calcext:value-type="float">
            <text:p>-0.00018109</text:p>
          </table:table-cell>
          <table:table-cell office:value-type="float" office:value="0" calcext:value-type="float">
            <text:p>0</text:p>
          </table:table-cell>
          <table:table-cell table:formula="of:=SQRT([.B687]^2+[.C687]^2+[.D687]^2)" office:value-type="float" office:value="0.000458497411661178" calcext:value-type="float">
            <text:p>0.00045849741166117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2" calcext:value-type="float">
            <text:p>0.008315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844" calcext:value-type="float">
            <text:p>0.1484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96" calcext:value-type="float">
            <text:p>0.47096</text:p>
          </table:table-cell>
          <table:table-cell office:value-type="float" office:value="-0.00042215" calcext:value-type="float">
            <text:p>-0.00042215</text:p>
          </table:table-cell>
          <table:table-cell office:value-type="float" office:value="-0.00017936" calcext:value-type="float">
            <text:p>-0.00017936</text:p>
          </table:table-cell>
          <table:table-cell office:value-type="float" office:value="0" calcext:value-type="float">
            <text:p>0</text:p>
          </table:table-cell>
          <table:table-cell table:formula="of:=SQRT([.B688]^2+[.C688]^2+[.D688]^2)" office:value-type="float" office:value="0.000458672685147045" calcext:value-type="float">
            <text:p>0.00045867268514704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4" calcext:value-type="float">
            <text:p>0.008315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866" calcext:value-type="float">
            <text:p>0.1486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92" calcext:value-type="float">
            <text:p>0.47092</text:p>
          </table:table-cell>
          <table:table-cell office:value-type="float" office:value="-0.00042308" calcext:value-type="float">
            <text:p>-0.00042308</text:p>
          </table:table-cell>
          <table:table-cell office:value-type="float" office:value="-0.00017763" calcext:value-type="float">
            <text:p>-0.00017763</text:p>
          </table:table-cell>
          <table:table-cell office:value-type="float" office:value="0" calcext:value-type="float">
            <text:p>0</text:p>
          </table:table-cell>
          <table:table-cell table:formula="of:=SQRT([.B689]^2+[.C689]^2+[.D689]^2)" office:value-type="float" office:value="0.000458856299183088" calcext:value-type="float">
            <text:p>0.00045885629918308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5" calcext:value-type="float">
            <text:p>0.008315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887" calcext:value-type="float">
            <text:p>0.1488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89" calcext:value-type="float">
            <text:p>0.47089</text:p>
          </table:table-cell>
          <table:table-cell office:value-type="float" office:value="-0.00042402" calcext:value-type="float">
            <text:p>-0.00042402</text:p>
          </table:table-cell>
          <table:table-cell office:value-type="float" office:value="-0.00017589" calcext:value-type="float">
            <text:p>-0.00017589</text:p>
          </table:table-cell>
          <table:table-cell office:value-type="float" office:value="0" calcext:value-type="float">
            <text:p>0</text:p>
          </table:table-cell>
          <table:table-cell table:formula="of:=SQRT([.B690]^2+[.C690]^2+[.D690]^2)" office:value-type="float" office:value="0.000459053648825494" calcext:value-type="float">
            <text:p>0.00045905364882549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6" calcext:value-type="float">
            <text:p>0.008315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909" calcext:value-type="float">
            <text:p>0.1490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85" calcext:value-type="float">
            <text:p>0.47085</text:p>
          </table:table-cell>
          <table:table-cell office:value-type="float" office:value="-0.00042495" calcext:value-type="float">
            <text:p>-0.00042495</text:p>
          </table:table-cell>
          <table:table-cell office:value-type="float" office:value="-0.00017416" calcext:value-type="float">
            <text:p>-0.00017416</text:p>
          </table:table-cell>
          <table:table-cell office:value-type="float" office:value="0" calcext:value-type="float">
            <text:p>0</text:p>
          </table:table-cell>
          <table:table-cell table:formula="of:=SQRT([.B691]^2+[.C691]^2+[.D691]^2)" office:value-type="float" office:value="0.000459253969062871" calcext:value-type="float">
            <text:p>0.00045925396906287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8" calcext:value-type="float">
            <text:p>0.008315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931" calcext:value-type="float">
            <text:p>0.1493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81" calcext:value-type="float">
            <text:p>0.47081</text:p>
          </table:table-cell>
          <table:table-cell office:value-type="float" office:value="-0.00042588" calcext:value-type="float">
            <text:p>-0.00042588</text:p>
          </table:table-cell>
          <table:table-cell office:value-type="float" office:value="-0.00017243" calcext:value-type="float">
            <text:p>-0.00017243</text:p>
          </table:table-cell>
          <table:table-cell office:value-type="float" office:value="0" calcext:value-type="float">
            <text:p>0</text:p>
          </table:table-cell>
          <table:table-cell table:formula="of:=SQRT([.B692]^2+[.C692]^2+[.D692]^2)" office:value-type="float" office:value="0.000459462598369008" calcext:value-type="float">
            <text:p>0.00045946259836900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9" calcext:value-type="float">
            <text:p>0.008315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952" calcext:value-type="float">
            <text:p>0.1495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78" calcext:value-type="float">
            <text:p>0.47078</text:p>
          </table:table-cell>
          <table:table-cell office:value-type="float" office:value="-0.00042682" calcext:value-type="float">
            <text:p>-0.00042682</text:p>
          </table:table-cell>
          <table:table-cell office:value-type="float" office:value="-0.0001707" calcext:value-type="float">
            <text:p>-0.0001707</text:p>
          </table:table-cell>
          <table:table-cell office:value-type="float" office:value="0" calcext:value-type="float">
            <text:p>0</text:p>
          </table:table-cell>
          <table:table-cell table:formula="of:=SQRT([.B693]^2+[.C693]^2+[.D693]^2)" office:value-type="float" office:value="0.000459688810392422" calcext:value-type="float">
            <text:p>0.00045968881039242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" calcext:value-type="float">
            <text:p>0.00831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974" calcext:value-type="float">
            <text:p>0.1497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74" calcext:value-type="float">
            <text:p>0.47074</text:p>
          </table:table-cell>
          <table:table-cell office:value-type="float" office:value="-0.00042765" calcext:value-type="float">
            <text:p>-0.00042765</text:p>
          </table:table-cell>
          <table:table-cell office:value-type="float" office:value="-0.0001687" calcext:value-type="float">
            <text:p>-0.0001687</text:p>
          </table:table-cell>
          <table:table-cell office:value-type="float" office:value="0" calcext:value-type="float">
            <text:p>0</text:p>
          </table:table-cell>
          <table:table-cell table:formula="of:=SQRT([.B694]^2+[.C694]^2+[.D694]^2)" office:value-type="float" office:value="0.00045972188603546" calcext:value-type="float">
            <text:p>0.0004597218860354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2" calcext:value-type="float">
            <text:p>0.008316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4996" calcext:value-type="float">
            <text:p>0.1499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7" calcext:value-type="float">
            <text:p>0.4707</text:p>
          </table:table-cell>
          <table:table-cell office:value-type="float" office:value="-0.00042829" calcext:value-type="float">
            <text:p>-0.00042829</text:p>
          </table:table-cell>
          <table:table-cell office:value-type="float" office:value="-0.00016618" calcext:value-type="float">
            <text:p>-0.00016618</text:p>
          </table:table-cell>
          <table:table-cell office:value-type="float" office:value="0" calcext:value-type="float">
            <text:p>0</text:p>
          </table:table-cell>
          <table:table-cell table:formula="of:=SQRT([.B695]^2+[.C695]^2+[.D695]^2)" office:value-type="float" office:value="0.000459399734980333" calcext:value-type="float">
            <text:p>0.00045939973498033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3" calcext:value-type="float">
            <text:p>0.008316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017" calcext:value-type="float">
            <text:p>0.1501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66" calcext:value-type="float">
            <text:p>0.47066</text:p>
          </table:table-cell>
          <table:table-cell office:value-type="float" office:value="-0.00042894" calcext:value-type="float">
            <text:p>-0.00042894</text:p>
          </table:table-cell>
          <table:table-cell office:value-type="float" office:value="-0.00016366" calcext:value-type="float">
            <text:p>-0.00016366</text:p>
          </table:table-cell>
          <table:table-cell office:value-type="float" office:value="0" calcext:value-type="float">
            <text:p>0</text:p>
          </table:table-cell>
          <table:table-cell table:formula="of:=SQRT([.B696]^2+[.C696]^2+[.D696]^2)" office:value-type="float" office:value="0.000459101425830938" calcext:value-type="float">
            <text:p>0.00045910142583093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4" calcext:value-type="float">
            <text:p>0.008316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039" calcext:value-type="float">
            <text:p>0.1503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62" calcext:value-type="float">
            <text:p>0.47062</text:p>
          </table:table-cell>
          <table:table-cell office:value-type="float" office:value="-0.00042958" calcext:value-type="float">
            <text:p>-0.00042958</text:p>
          </table:table-cell>
          <table:table-cell office:value-type="float" office:value="-0.00016114" calcext:value-type="float">
            <text:p>-0.00016114</text:p>
          </table:table-cell>
          <table:table-cell office:value-type="float" office:value="0" calcext:value-type="float">
            <text:p>0</text:p>
          </table:table-cell>
          <table:table-cell table:formula="of:=SQRT([.B697]^2+[.C697]^2+[.D697]^2)" office:value-type="float" office:value="0.000458808321633337" calcext:value-type="float">
            <text:p>0.00045880832163333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6" calcext:value-type="float">
            <text:p>0.008316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061" calcext:value-type="float">
            <text:p>0.1506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58" calcext:value-type="float">
            <text:p>0.47058</text:p>
          </table:table-cell>
          <table:table-cell office:value-type="float" office:value="-0.00043022" calcext:value-type="float">
            <text:p>-0.00043022</text:p>
          </table:table-cell>
          <table:table-cell office:value-type="float" office:value="-0.00015862" calcext:value-type="float">
            <text:p>-0.00015862</text:p>
          </table:table-cell>
          <table:table-cell office:value-type="float" office:value="0" calcext:value-type="float">
            <text:p>0</text:p>
          </table:table-cell>
          <table:table-cell table:formula="of:=SQRT([.B698]^2+[.C698]^2+[.D698]^2)" office:value-type="float" office:value="0.000458529773079132" calcext:value-type="float">
            <text:p>0.00045852977307913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7" calcext:value-type="float">
            <text:p>0.008316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082" calcext:value-type="float">
            <text:p>0.1508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55" calcext:value-type="float">
            <text:p>0.47055</text:p>
          </table:table-cell>
          <table:table-cell office:value-type="float" office:value="-0.00043086" calcext:value-type="float">
            <text:p>-0.00043086</text:p>
          </table:table-cell>
          <table:table-cell office:value-type="float" office:value="-0.0001561" calcext:value-type="float">
            <text:p>-0.0001561</text:p>
          </table:table-cell>
          <table:table-cell office:value-type="float" office:value="0" calcext:value-type="float">
            <text:p>0</text:p>
          </table:table-cell>
          <table:table-cell table:formula="of:=SQRT([.B699]^2+[.C699]^2+[.D699]^2)" office:value-type="float" office:value="0.000458265806710472" calcext:value-type="float">
            <text:p>0.00045826580671047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9" calcext:value-type="float">
            <text:p>0.008316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104" calcext:value-type="float">
            <text:p>0.1510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51" calcext:value-type="float">
            <text:p>0.47051</text:p>
          </table:table-cell>
          <table:table-cell office:value-type="float" office:value="-0.0004315" calcext:value-type="float">
            <text:p>-0.0004315</text:p>
          </table:table-cell>
          <table:table-cell office:value-type="float" office:value="-0.00015358" calcext:value-type="float">
            <text:p>-0.00015358</text:p>
          </table:table-cell>
          <table:table-cell office:value-type="float" office:value="0" calcext:value-type="float">
            <text:p>0</text:p>
          </table:table-cell>
          <table:table-cell table:formula="of:=SQRT([.B700]^2+[.C700]^2+[.D700]^2)" office:value-type="float" office:value="0.000458016447739598" calcext:value-type="float">
            <text:p>0.00045801644773959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" calcext:value-type="float">
            <text:p>0.00831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126" calcext:value-type="float">
            <text:p>0.1512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47" calcext:value-type="float">
            <text:p>0.47047</text:p>
          </table:table-cell>
          <table:table-cell office:value-type="float" office:value="-0.00043214" calcext:value-type="float">
            <text:p>-0.00043214</text:p>
          </table:table-cell>
          <table:table-cell office:value-type="float" office:value="-0.00015106" calcext:value-type="float">
            <text:p>-0.00015106</text:p>
          </table:table-cell>
          <table:table-cell office:value-type="float" office:value="0" calcext:value-type="float">
            <text:p>0</text:p>
          </table:table-cell>
          <table:table-cell table:formula="of:=SQRT([.B701]^2+[.C701]^2+[.D701]^2)" office:value-type="float" office:value="0.000457781720036963" calcext:value-type="float">
            <text:p>0.00045778172003696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1" calcext:value-type="float">
            <text:p>0.008317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147" calcext:value-type="float">
            <text:p>0.1514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43" calcext:value-type="float">
            <text:p>0.47043</text:p>
          </table:table-cell>
          <table:table-cell office:value-type="float" office:value="-0.00043278" calcext:value-type="float">
            <text:p>-0.00043278</text:p>
          </table:table-cell>
          <table:table-cell office:value-type="float" office:value="-0.00014854" calcext:value-type="float">
            <text:p>-0.00014854</text:p>
          </table:table-cell>
          <table:table-cell office:value-type="float" office:value="0" calcext:value-type="float">
            <text:p>0</text:p>
          </table:table-cell>
          <table:table-cell table:formula="of:=SQRT([.B702]^2+[.C702]^2+[.D702]^2)" office:value-type="float" office:value="0.000457561646119952" calcext:value-type="float">
            <text:p>0.00045756164611995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3" calcext:value-type="float">
            <text:p>0.008317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169" calcext:value-type="float">
            <text:p>0.1516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39" calcext:value-type="float">
            <text:p>0.47039</text:p>
          </table:table-cell>
          <table:table-cell office:value-type="float" office:value="-0.00043307" calcext:value-type="float">
            <text:p>-0.00043307</text:p>
          </table:table-cell>
          <table:table-cell office:value-type="float" office:value="-0.00014512" calcext:value-type="float">
            <text:p>-0.00014512</text:p>
          </table:table-cell>
          <table:table-cell office:value-type="float" office:value="0" calcext:value-type="float">
            <text:p>0</text:p>
          </table:table-cell>
          <table:table-cell table:formula="of:=SQRT([.B703]^2+[.C703]^2+[.D703]^2)" office:value-type="float" office:value="0.000456737823373541" calcext:value-type="float">
            <text:p>0.0004567378233735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4" calcext:value-type="float">
            <text:p>0.008317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191" calcext:value-type="float">
            <text:p>0.1519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35" calcext:value-type="float">
            <text:p>0.47035</text:p>
          </table:table-cell>
          <table:table-cell office:value-type="float" office:value="-0.00043335" calcext:value-type="float">
            <text:p>-0.00043335</text:p>
          </table:table-cell>
          <table:table-cell office:value-type="float" office:value="-0.0001417" calcext:value-type="float">
            <text:p>-0.0001417</text:p>
          </table:table-cell>
          <table:table-cell office:value-type="float" office:value="0" calcext:value-type="float">
            <text:p>0</text:p>
          </table:table-cell>
          <table:table-cell table:formula="of:=SQRT([.B704]^2+[.C704]^2+[.D704]^2)" office:value-type="float" office:value="0.000455928845874003" calcext:value-type="float">
            <text:p>0.00045592884587400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6" calcext:value-type="float">
            <text:p>0.008317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212" calcext:value-type="float">
            <text:p>0.1521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31" calcext:value-type="float">
            <text:p>0.47031</text:p>
          </table:table-cell>
          <table:table-cell office:value-type="float" office:value="-0.00043363" calcext:value-type="float">
            <text:p>-0.00043363</text:p>
          </table:table-cell>
          <table:table-cell office:value-type="float" office:value="-0.00013828" calcext:value-type="float">
            <text:p>-0.00013828</text:p>
          </table:table-cell>
          <table:table-cell office:value-type="float" office:value="0" calcext:value-type="float">
            <text:p>0</text:p>
          </table:table-cell>
          <table:table-cell table:formula="of:=SQRT([.B705]^2+[.C705]^2+[.D705]^2)" office:value-type="float" office:value="0.000455144301623123" calcext:value-type="float">
            <text:p>0.00045514430162312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7" calcext:value-type="float">
            <text:p>0.008317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234" calcext:value-type="float">
            <text:p>0.1523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7" calcext:value-type="float">
            <text:p>0.47027</text:p>
          </table:table-cell>
          <table:table-cell office:value-type="float" office:value="-0.00043392" calcext:value-type="float">
            <text:p>-0.00043392</text:p>
          </table:table-cell>
          <table:table-cell office:value-type="float" office:value="-0.00013486" calcext:value-type="float">
            <text:p>-0.00013486</text:p>
          </table:table-cell>
          <table:table-cell office:value-type="float" office:value="0" calcext:value-type="float">
            <text:p>0</text:p>
          </table:table-cell>
          <table:table-cell table:formula="of:=SQRT([.B706]^2+[.C706]^2+[.D706]^2)" office:value-type="float" office:value="0.00045439386659593" calcext:value-type="float">
            <text:p>0.0004543938665959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9" calcext:value-type="float">
            <text:p>0.008317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256" calcext:value-type="float">
            <text:p>0.1525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3" calcext:value-type="float">
            <text:p>0.47023</text:p>
          </table:table-cell>
          <table:table-cell office:value-type="float" office:value="-0.0004342" calcext:value-type="float">
            <text:p>-0.0004342</text:p>
          </table:table-cell>
          <table:table-cell office:value-type="float" office:value="-0.00013144" calcext:value-type="float">
            <text:p>-0.00013144</text:p>
          </table:table-cell>
          <table:table-cell office:value-type="float" office:value="0" calcext:value-type="float">
            <text:p>0</text:p>
          </table:table-cell>
          <table:table-cell table:formula="of:=SQRT([.B707]^2+[.C707]^2+[.D707]^2)" office:value-type="float" office:value="0.000453658587045368" calcext:value-type="float">
            <text:p>0.00045365858704536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" calcext:value-type="float">
            <text:p>0.00831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277" calcext:value-type="float">
            <text:p>0.1527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19" calcext:value-type="float">
            <text:p>0.47019</text:p>
          </table:table-cell>
          <table:table-cell office:value-type="float" office:value="-0.00043448" calcext:value-type="float">
            <text:p>-0.00043448</text:p>
          </table:table-cell>
          <table:table-cell office:value-type="float" office:value="-0.00012802" calcext:value-type="float">
            <text:p>-0.00012802</text:p>
          </table:table-cell>
          <table:table-cell office:value-type="float" office:value="0" calcext:value-type="float">
            <text:p>0</text:p>
          </table:table-cell>
          <table:table-cell table:formula="of:=SQRT([.B708]^2+[.C708]^2+[.D708]^2)" office:value-type="float" office:value="0.000452948110493906" calcext:value-type="float">
            <text:p>0.00045294811049390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2" calcext:value-type="float">
            <text:p>0.008318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299" calcext:value-type="float">
            <text:p>0.1529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15" calcext:value-type="float">
            <text:p>0.47015</text:p>
          </table:table-cell>
          <table:table-cell office:value-type="float" office:value="-0.00043477" calcext:value-type="float">
            <text:p>-0.00043477</text:p>
          </table:table-cell>
          <table:table-cell office:value-type="float" office:value="-0.0001246" calcext:value-type="float">
            <text:p>-0.0001246</text:p>
          </table:table-cell>
          <table:table-cell office:value-type="float" office:value="0" calcext:value-type="float">
            <text:p>0</text:p>
          </table:table-cell>
          <table:table-cell table:formula="of:=SQRT([.B709]^2+[.C709]^2+[.D709]^2)" office:value-type="float" office:value="0.000452272166842047" calcext:value-type="float">
            <text:p>0.00045227216684204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3" calcext:value-type="float">
            <text:p>0.008318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321" calcext:value-type="float">
            <text:p>0.1532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11" calcext:value-type="float">
            <text:p>0.47011</text:p>
          </table:table-cell>
          <table:table-cell office:value-type="float" office:value="-0.00043505" calcext:value-type="float">
            <text:p>-0.00043505</text:p>
          </table:table-cell>
          <table:table-cell office:value-type="float" office:value="-0.00012117" calcext:value-type="float">
            <text:p>-0.00012117</text:p>
          </table:table-cell>
          <table:table-cell office:value-type="float" office:value="0" calcext:value-type="float">
            <text:p>0</text:p>
          </table:table-cell>
          <table:table-cell table:formula="of:=SQRT([.B710]^2+[.C710]^2+[.D710]^2)" office:value-type="float" office:value="0.000451608980645868" calcext:value-type="float">
            <text:p>0.00045160898064586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5" calcext:value-type="float">
            <text:p>0.008318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342" calcext:value-type="float">
            <text:p>0.1534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07" calcext:value-type="float">
            <text:p>0.47007</text:p>
          </table:table-cell>
          <table:table-cell office:value-type="float" office:value="-0.00043505" calcext:value-type="float">
            <text:p>-0.00043505</text:p>
          </table:table-cell>
          <table:table-cell office:value-type="float" office:value="-0.00011708" calcext:value-type="float">
            <text:p>-0.00011708</text:p>
          </table:table-cell>
          <table:table-cell office:value-type="float" office:value="0" calcext:value-type="float">
            <text:p>0</text:p>
          </table:table-cell>
          <table:table-cell table:formula="of:=SQRT([.B711]^2+[.C711]^2+[.D711]^2)" office:value-type="float" office:value="0.00045052883248467" calcext:value-type="float">
            <text:p>0.0004505288324846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6" calcext:value-type="float">
            <text:p>0.008318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364" calcext:value-type="float">
            <text:p>0.1536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03" calcext:value-type="float">
            <text:p>0.47003</text:p>
          </table:table-cell>
          <table:table-cell office:value-type="float" office:value="-0.00043491" calcext:value-type="float">
            <text:p>-0.00043491</text:p>
          </table:table-cell>
          <table:table-cell office:value-type="float" office:value="-0.00011265" calcext:value-type="float">
            <text:p>-0.00011265</text:p>
          </table:table-cell>
          <table:table-cell office:value-type="float" office:value="0" calcext:value-type="float">
            <text:p>0</text:p>
          </table:table-cell>
          <table:table-cell table:formula="of:=SQRT([.B712]^2+[.C712]^2+[.D712]^2)" office:value-type="float" office:value="0.000449262429544248" calcext:value-type="float">
            <text:p>0.00044926242954424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8" calcext:value-type="float">
            <text:p>0.008318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386" calcext:value-type="float">
            <text:p>0.1538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9" calcext:value-type="float">
            <text:p>0.46999</text:p>
          </table:table-cell>
          <table:table-cell office:value-type="float" office:value="-0.00043477" calcext:value-type="float">
            <text:p>-0.00043477</text:p>
          </table:table-cell>
          <table:table-cell office:value-type="float" office:value="-0.00010822" calcext:value-type="float">
            <text:p>-0.00010822</text:p>
          </table:table-cell>
          <table:table-cell office:value-type="float" office:value="0" calcext:value-type="float">
            <text:p>0</text:p>
          </table:table-cell>
          <table:table-cell table:formula="of:=SQRT([.B713]^2+[.C713]^2+[.D713]^2)" office:value-type="float" office:value="0.000448036294623549" calcext:value-type="float">
            <text:p>0.00044803629462354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9" calcext:value-type="float">
            <text:p>0.008318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407" calcext:value-type="float">
            <text:p>0.1540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5" calcext:value-type="float">
            <text:p>0.46995</text:p>
          </table:table-cell>
          <table:table-cell office:value-type="float" office:value="-0.00043463" calcext:value-type="float">
            <text:p>-0.00043463</text:p>
          </table:table-cell>
          <table:table-cell office:value-type="float" office:value="-0.0001038" calcext:value-type="float">
            <text:p>-0.0001038</text:p>
          </table:table-cell>
          <table:table-cell office:value-type="float" office:value="0" calcext:value-type="float">
            <text:p>0</text:p>
          </table:table-cell>
          <table:table-cell table:formula="of:=SQRT([.B714]^2+[.C714]^2+[.D714]^2)" office:value-type="float" office:value="0.000446853082007946" calcext:value-type="float">
            <text:p>0.00044685308200794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" calcext:value-type="float">
            <text:p>0.00831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429" calcext:value-type="float">
            <text:p>0.1542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1" calcext:value-type="float">
            <text:p>0.46991</text:p>
          </table:table-cell>
          <table:table-cell office:value-type="float" office:value="-0.00043449" calcext:value-type="float">
            <text:p>-0.00043449</text:p>
          </table:table-cell>
          <table:table-cell office:value-type="float" office:value="-0.000099367" calcext:value-type="float">
            <text:p>-0.000099367</text:p>
          </table:table-cell>
          <table:table-cell office:value-type="float" office:value="0" calcext:value-type="float">
            <text:p>0</text:p>
          </table:table-cell>
          <table:table-cell table:formula="of:=SQRT([.B715]^2+[.C715]^2+[.D715]^2)" office:value-type="float" office:value="0.000445707707796264" calcext:value-type="float">
            <text:p>0.00044570770779626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2" calcext:value-type="float">
            <text:p>0.008319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451" calcext:value-type="float">
            <text:p>0.1545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7" calcext:value-type="float">
            <text:p>0.46987</text:p>
          </table:table-cell>
          <table:table-cell office:value-type="float" office:value="-0.00043434" calcext:value-type="float">
            <text:p>-0.00043434</text:p>
          </table:table-cell>
          <table:table-cell office:value-type="float" office:value="-0.000094939" calcext:value-type="float">
            <text:p>-0.000094939</text:p>
          </table:table-cell>
          <table:table-cell office:value-type="float" office:value="0" calcext:value-type="float">
            <text:p>0</text:p>
          </table:table-cell>
          <table:table-cell table:formula="of:=SQRT([.B716]^2+[.C716]^2+[.D716]^2)" office:value-type="float" office:value="0.000444594927232644" calcext:value-type="float">
            <text:p>0.00044459492723264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3" calcext:value-type="float">
            <text:p>0.008319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472" calcext:value-type="float">
            <text:p>0.154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4" calcext:value-type="float">
            <text:p>0.46984</text:p>
          </table:table-cell>
          <table:table-cell office:value-type="float" office:value="-0.0004342" calcext:value-type="float">
            <text:p>-0.0004342</text:p>
          </table:table-cell>
          <table:table-cell office:value-type="float" office:value="-0.000090511" calcext:value-type="float">
            <text:p>-0.000090511</text:p>
          </table:table-cell>
          <table:table-cell office:value-type="float" office:value="0" calcext:value-type="float">
            <text:p>0</text:p>
          </table:table-cell>
          <table:table-cell table:formula="of:=SQRT([.B717]^2+[.C717]^2+[.D717]^2)" office:value-type="float" office:value="0.000443533404740838" calcext:value-type="float">
            <text:p>0.00044353340474083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5" calcext:value-type="float">
            <text:p>0.008319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494" calcext:value-type="float">
            <text:p>0.1549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" calcext:value-type="float">
            <text:p>0.4698</text:p>
          </table:table-cell>
          <table:table-cell office:value-type="float" office:value="-0.00043406" calcext:value-type="float">
            <text:p>-0.00043406</text:p>
          </table:table-cell>
          <table:table-cell office:value-type="float" office:value="-0.000086082" calcext:value-type="float">
            <text:p>-0.000086082</text:p>
          </table:table-cell>
          <table:table-cell office:value-type="float" office:value="0" calcext:value-type="float">
            <text:p>0</text:p>
          </table:table-cell>
          <table:table-cell table:formula="of:=SQRT([.B718]^2+[.C718]^2+[.D718]^2)" office:value-type="float" office:value="0.000442513496205483" calcext:value-type="float">
            <text:p>0.00044251349620548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6" calcext:value-type="float">
            <text:p>0.008319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516" calcext:value-type="float">
            <text:p>0.1551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6" calcext:value-type="float">
            <text:p>0.46976</text:p>
          </table:table-cell>
          <table:table-cell office:value-type="float" office:value="-0.00043375" calcext:value-type="float">
            <text:p>-0.00043375</text:p>
          </table:table-cell>
          <table:table-cell office:value-type="float" office:value="-0.00008129" calcext:value-type="float">
            <text:p>-0.00008129</text:p>
          </table:table-cell>
          <table:table-cell office:value-type="float" office:value="0" calcext:value-type="float">
            <text:p>0</text:p>
          </table:table-cell>
          <table:table-cell table:formula="of:=SQRT([.B719]^2+[.C719]^2+[.D719]^2)" office:value-type="float" office:value="0.000441301627687911" calcext:value-type="float">
            <text:p>0.00044130162768791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8" calcext:value-type="float">
            <text:p>0.008319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537" calcext:value-type="float">
            <text:p>0.1553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2" calcext:value-type="float">
            <text:p>0.46972</text:p>
          </table:table-cell>
          <table:table-cell office:value-type="float" office:value="-0.00043311" calcext:value-type="float">
            <text:p>-0.00043311</text:p>
          </table:table-cell>
          <table:table-cell office:value-type="float" office:value="-0.00007577" calcext:value-type="float">
            <text:p>-0.00007577</text:p>
          </table:table-cell>
          <table:table-cell office:value-type="float" office:value="0" calcext:value-type="float">
            <text:p>0</text:p>
          </table:table-cell>
          <table:table-cell table:formula="of:=SQRT([.B720]^2+[.C720]^2+[.D720]^2)" office:value-type="float" office:value="0.000439687804015531" calcext:value-type="float">
            <text:p>0.00043968780401553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9" calcext:value-type="float">
            <text:p>0.008319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559" calcext:value-type="float">
            <text:p>0.1555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9" calcext:value-type="float">
            <text:p>0.46969</text:p>
          </table:table-cell>
          <table:table-cell office:value-type="float" office:value="-0.00043247" calcext:value-type="float">
            <text:p>-0.00043247</text:p>
          </table:table-cell>
          <table:table-cell office:value-type="float" office:value="-0.000070251" calcext:value-type="float">
            <text:p>-0.000070251</text:p>
          </table:table-cell>
          <table:table-cell office:value-type="float" office:value="0" calcext:value-type="float">
            <text:p>0</text:p>
          </table:table-cell>
          <table:table-cell table:formula="of:=SQRT([.B721]^2+[.C721]^2+[.D721]^2)" office:value-type="float" office:value="0.000438138681128476" calcext:value-type="float">
            <text:p>0.00043813868112847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581" calcext:value-type="float">
            <text:p>0.1558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5" calcext:value-type="float">
            <text:p>0.46965</text:p>
          </table:table-cell>
          <table:table-cell office:value-type="float" office:value="-0.00043184" calcext:value-type="float">
            <text:p>-0.00043184</text:p>
          </table:table-cell>
          <table:table-cell office:value-type="float" office:value="-0.000064731" calcext:value-type="float">
            <text:p>-0.000064731</text:p>
          </table:table-cell>
          <table:table-cell office:value-type="float" office:value="0" calcext:value-type="float">
            <text:p>0</text:p>
          </table:table-cell>
          <table:table-cell table:formula="of:=SQRT([.B722]^2+[.C722]^2+[.D722]^2)" office:value-type="float" office:value="0.000436664502748964" calcext:value-type="float">
            <text:p>0.00043666450274896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2" calcext:value-type="float">
            <text:p>0.008320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602" calcext:value-type="float">
            <text:p>0.1560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1" calcext:value-type="float">
            <text:p>0.46961</text:p>
          </table:table-cell>
          <table:table-cell office:value-type="float" office:value="-0.0004312" calcext:value-type="float">
            <text:p>-0.0004312</text:p>
          </table:table-cell>
          <table:table-cell office:value-type="float" office:value="-0.000059212" calcext:value-type="float">
            <text:p>-0.000059212</text:p>
          </table:table-cell>
          <table:table-cell office:value-type="float" office:value="0" calcext:value-type="float">
            <text:p>0</text:p>
          </table:table-cell>
          <table:table-cell table:formula="of:=SQRT([.B723]^2+[.C723]^2+[.D723]^2)" office:value-type="float" office:value="0.000435246482977175" calcext:value-type="float">
            <text:p>0.00043524648297717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3" calcext:value-type="float">
            <text:p>0.008320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624" calcext:value-type="float">
            <text:p>0.1562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58" calcext:value-type="float">
            <text:p>0.46958</text:p>
          </table:table-cell>
          <table:table-cell office:value-type="float" office:value="-0.00043056" calcext:value-type="float">
            <text:p>-0.00043056</text:p>
          </table:table-cell>
          <table:table-cell office:value-type="float" office:value="-0.000053692" calcext:value-type="float">
            <text:p>-0.000053692</text:p>
          </table:table-cell>
          <table:table-cell office:value-type="float" office:value="0" calcext:value-type="float">
            <text:p>0</text:p>
          </table:table-cell>
          <table:table-cell table:formula="of:=SQRT([.B724]^2+[.C724]^2+[.D724]^2)" office:value-type="float" office:value="0.000433894854157087" calcext:value-type="float">
            <text:p>0.00043389485415708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646" calcext:value-type="float">
            <text:p>0.1564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54" calcext:value-type="float">
            <text:p>0.46954</text:p>
          </table:table-cell>
          <table:table-cell office:value-type="float" office:value="-0.00042992" calcext:value-type="float">
            <text:p>-0.00042992</text:p>
          </table:table-cell>
          <table:table-cell office:value-type="float" office:value="-0.000048173" calcext:value-type="float">
            <text:p>-0.000048173</text:p>
          </table:table-cell>
          <table:table-cell office:value-type="float" office:value="0" calcext:value-type="float">
            <text:p>0</text:p>
          </table:table-cell>
          <table:table-cell table:formula="of:=SQRT([.B725]^2+[.C725]^2+[.D725]^2)" office:value-type="float" office:value="0.000432610499559361" calcext:value-type="float">
            <text:p>0.00043261049955936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6" calcext:value-type="float">
            <text:p>0.008320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667" calcext:value-type="float">
            <text:p>0.1566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51" calcext:value-type="float">
            <text:p>0.46951</text:p>
          </table:table-cell>
          <table:table-cell office:value-type="float" office:value="-0.00042928" calcext:value-type="float">
            <text:p>-0.00042928</text:p>
          </table:table-cell>
          <table:table-cell office:value-type="float" office:value="-0.000042654" calcext:value-type="float">
            <text:p>-0.000042654</text:p>
          </table:table-cell>
          <table:table-cell office:value-type="float" office:value="0" calcext:value-type="float">
            <text:p>0</text:p>
          </table:table-cell>
          <table:table-cell table:formula="of:=SQRT([.B726]^2+[.C726]^2+[.D726]^2)" office:value-type="float" office:value="0.000431393882798539" calcext:value-type="float">
            <text:p>0.00043139388279853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7" calcext:value-type="float">
            <text:p>0.008320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689" calcext:value-type="float">
            <text:p>0.1568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47" calcext:value-type="float">
            <text:p>0.46947</text:p>
          </table:table-cell>
          <table:table-cell office:value-type="float" office:value="-0.00042864" calcext:value-type="float">
            <text:p>-0.00042864</text:p>
          </table:table-cell>
          <table:table-cell office:value-type="float" office:value="-0.000037134" calcext:value-type="float">
            <text:p>-0.000037134</text:p>
          </table:table-cell>
          <table:table-cell office:value-type="float" office:value="0" calcext:value-type="float">
            <text:p>0</text:p>
          </table:table-cell>
          <table:table-cell table:formula="of:=SQRT([.B727]^2+[.C727]^2+[.D727]^2)" office:value-type="float" office:value="0.000430245492197187" calcext:value-type="float">
            <text:p>0.00043024549219718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8" calcext:value-type="float">
            <text:p>0.008320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711" calcext:value-type="float">
            <text:p>0.1571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44" calcext:value-type="float">
            <text:p>0.46944</text:p>
          </table:table-cell>
          <table:table-cell office:value-type="float" office:value="-0.00042744" calcext:value-type="float">
            <text:p>-0.00042744</text:p>
          </table:table-cell>
          <table:table-cell office:value-type="float" office:value="-0.000030473" calcext:value-type="float">
            <text:p>-0.000030473</text:p>
          </table:table-cell>
          <table:table-cell office:value-type="float" office:value="0" calcext:value-type="float">
            <text:p>0</text:p>
          </table:table-cell>
          <table:table-cell table:formula="of:=SQRT([.B728]^2+[.C728]^2+[.D728]^2)" office:value-type="float" office:value="0.000428524861973025" calcext:value-type="float">
            <text:p>0.00042852486197302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" calcext:value-type="float">
            <text:p>0.00832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732" calcext:value-type="float">
            <text:p>0.1573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41" calcext:value-type="float">
            <text:p>0.46941</text:p>
          </table:table-cell>
          <table:table-cell office:value-type="float" office:value="-0.00042623" calcext:value-type="float">
            <text:p>-0.00042623</text:p>
          </table:table-cell>
          <table:table-cell office:value-type="float" office:value="-0.000023811" calcext:value-type="float">
            <text:p>-0.000023811</text:p>
          </table:table-cell>
          <table:table-cell office:value-type="float" office:value="0" calcext:value-type="float">
            <text:p>0</text:p>
          </table:table-cell>
          <table:table-cell table:formula="of:=SQRT([.B729]^2+[.C729]^2+[.D729]^2)" office:value-type="float" office:value="0.000426894573192258" calcext:value-type="float">
            <text:p>0.00042689457319225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1" calcext:value-type="float">
            <text:p>0.00832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754" calcext:value-type="float">
            <text:p>0.1575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38" calcext:value-type="float">
            <text:p>0.46938</text:p>
          </table:table-cell>
          <table:table-cell office:value-type="float" office:value="-0.00042503" calcext:value-type="float">
            <text:p>-0.00042503</text:p>
          </table:table-cell>
          <table:table-cell office:value-type="float" office:value="-0.00001715" calcext:value-type="float">
            <text:p>-0.00001715</text:p>
          </table:table-cell>
          <table:table-cell office:value-type="float" office:value="0" calcext:value-type="float">
            <text:p>0</text:p>
          </table:table-cell>
          <table:table-cell table:formula="of:=SQRT([.B730]^2+[.C730]^2+[.D730]^2)" office:value-type="float" office:value="0.000425375861327368" calcext:value-type="float">
            <text:p>0.00042537586132736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2" calcext:value-type="float">
            <text:p>0.00832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776" calcext:value-type="float">
            <text:p>0.1577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35" calcext:value-type="float">
            <text:p>0.46935</text:p>
          </table:table-cell>
          <table:table-cell office:value-type="float" office:value="-0.00042382" calcext:value-type="float">
            <text:p>-0.00042382</text:p>
          </table:table-cell>
          <table:table-cell office:value-type="float" office:value="-0.000010488" calcext:value-type="float">
            <text:p>-0.000010488</text:p>
          </table:table-cell>
          <table:table-cell office:value-type="float" office:value="0" calcext:value-type="float">
            <text:p>0</text:p>
          </table:table-cell>
          <table:table-cell table:formula="of:=SQRT([.B731]^2+[.C731]^2+[.D731]^2)" office:value-type="float" office:value="0.000423949750022335" calcext:value-type="float">
            <text:p>0.00042394975002233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3" calcext:value-type="float">
            <text:p>0.00832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797" calcext:value-type="float">
            <text:p>0.1579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32" calcext:value-type="float">
            <text:p>0.46932</text:p>
          </table:table-cell>
          <table:table-cell office:value-type="float" office:value="-0.00042261" calcext:value-type="float">
            <text:p>-0.00042261</text:p>
          </table:table-cell>
          <table:table-cell office:value-type="float" office:value="-0.0000038269" calcext:value-type="float">
            <text:p>-0.0000038269</text:p>
          </table:table-cell>
          <table:table-cell office:value-type="float" office:value="0" calcext:value-type="float">
            <text:p>0</text:p>
          </table:table-cell>
          <table:table-cell table:formula="of:=SQRT([.B732]^2+[.C732]^2+[.D732]^2)" office:value-type="float" office:value="0.000422627326688195" calcext:value-type="float">
            <text:p>0.00042262732668819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4" calcext:value-type="float">
            <text:p>0.00832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819" calcext:value-type="float">
            <text:p>0.1581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29" calcext:value-type="float">
            <text:p>0.46929</text:p>
          </table:table-cell>
          <table:table-cell office:value-type="float" office:value="-0.00042141" calcext:value-type="float">
            <text:p>-0.00042141</text:p>
          </table:table-cell>
          <table:table-cell office:value-type="float" office:value="0.0000028348" calcext:value-type="float">
            <text:p>0.0000028348</text:p>
          </table:table-cell>
          <table:table-cell office:value-type="float" office:value="0" calcext:value-type="float">
            <text:p>0</text:p>
          </table:table-cell>
          <table:table-cell table:formula="of:=SQRT([.B733]^2+[.C733]^2+[.D733]^2)" office:value-type="float" office:value="0.000421419534657614" calcext:value-type="float">
            <text:p>0.00042141953465761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5" calcext:value-type="float">
            <text:p>0.008321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841" calcext:value-type="float">
            <text:p>0.1584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26" calcext:value-type="float">
            <text:p>0.46926</text:p>
          </table:table-cell>
          <table:table-cell office:value-type="float" office:value="-0.0004202" calcext:value-type="float">
            <text:p>-0.0004202</text:p>
          </table:table-cell>
          <table:table-cell office:value-type="float" office:value="0.0000094961" calcext:value-type="float">
            <text:p>0.0000094961</text:p>
          </table:table-cell>
          <table:table-cell office:value-type="float" office:value="0" calcext:value-type="float">
            <text:p>0</text:p>
          </table:table-cell>
          <table:table-cell table:formula="of:=SQRT([.B734]^2+[.C734]^2+[.D734]^2)" office:value-type="float" office:value="0.000420307287487631" calcext:value-type="float">
            <text:p>0.00042030728748763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6" calcext:value-type="float">
            <text:p>0.008321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862" calcext:value-type="float">
            <text:p>0.1586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23" calcext:value-type="float">
            <text:p>0.46923</text:p>
          </table:table-cell>
          <table:table-cell office:value-type="float" office:value="-0.000419" calcext:value-type="float">
            <text:p>-0.000419</text:p>
          </table:table-cell>
          <table:table-cell office:value-type="float" office:value="0.000016158" calcext:value-type="float">
            <text:p>0.000016158</text:p>
          </table:table-cell>
          <table:table-cell office:value-type="float" office:value="0" calcext:value-type="float">
            <text:p>0</text:p>
          </table:table-cell>
          <table:table-cell table:formula="of:=SQRT([.B735]^2+[.C735]^2+[.D735]^2)" office:value-type="float" office:value="0.000419311436719773" calcext:value-type="float">
            <text:p>0.00041931143671977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7" calcext:value-type="float">
            <text:p>0.008321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884" calcext:value-type="float">
            <text:p>0.1588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21" calcext:value-type="float">
            <text:p>0.46921</text:p>
          </table:table-cell>
          <table:table-cell office:value-type="float" office:value="-0.00041737" calcext:value-type="float">
            <text:p>-0.00041737</text:p>
          </table:table-cell>
          <table:table-cell office:value-type="float" office:value="0.000023581" calcext:value-type="float">
            <text:p>0.000023581</text:p>
          </table:table-cell>
          <table:table-cell office:value-type="float" office:value="0" calcext:value-type="float">
            <text:p>0</text:p>
          </table:table-cell>
          <table:table-cell table:formula="of:=SQRT([.B736]^2+[.C736]^2+[.D736]^2)" office:value-type="float" office:value="0.000418035621043231" calcext:value-type="float">
            <text:p>0.00041803562104323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8" calcext:value-type="float">
            <text:p>0.008321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906" calcext:value-type="float">
            <text:p>0.1590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19" calcext:value-type="float">
            <text:p>0.46919</text:p>
          </table:table-cell>
          <table:table-cell office:value-type="float" office:value="-0.00041553" calcext:value-type="float">
            <text:p>-0.00041553</text:p>
          </table:table-cell>
          <table:table-cell office:value-type="float" office:value="0.000031385" calcext:value-type="float">
            <text:p>0.000031385</text:p>
          </table:table-cell>
          <table:table-cell office:value-type="float" office:value="0" calcext:value-type="float">
            <text:p>0</text:p>
          </table:table-cell>
          <table:table-cell table:formula="of:=SQRT([.B737]^2+[.C737]^2+[.D737]^2)" office:value-type="float" office:value="0.000416713569643466" calcext:value-type="float">
            <text:p>0.00041671356964346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9" calcext:value-type="float">
            <text:p>0.008321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927" calcext:value-type="float">
            <text:p>0.1592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17" calcext:value-type="float">
            <text:p>0.46917</text:p>
          </table:table-cell>
          <table:table-cell office:value-type="float" office:value="-0.00041369" calcext:value-type="float">
            <text:p>-0.00041369</text:p>
          </table:table-cell>
          <table:table-cell office:value-type="float" office:value="0.000039189" calcext:value-type="float">
            <text:p>0.000039189</text:p>
          </table:table-cell>
          <table:table-cell office:value-type="float" office:value="0" calcext:value-type="float">
            <text:p>0</text:p>
          </table:table-cell>
          <table:table-cell table:formula="of:=SQRT([.B738]^2+[.C738]^2+[.D738]^2)" office:value-type="float" office:value="0.000415542048198495" calcext:value-type="float">
            <text:p>0.00041554204819849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" calcext:value-type="float">
            <text:p>0.00832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949" calcext:value-type="float">
            <text:p>0.1594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15" calcext:value-type="float">
            <text:p>0.46915</text:p>
          </table:table-cell>
          <table:table-cell office:value-type="float" office:value="-0.00041185" calcext:value-type="float">
            <text:p>-0.00041185</text:p>
          </table:table-cell>
          <table:table-cell office:value-type="float" office:value="0.000046993" calcext:value-type="float">
            <text:p>0.000046993</text:p>
          </table:table-cell>
          <table:table-cell office:value-type="float" office:value="0" calcext:value-type="float">
            <text:p>0</text:p>
          </table:table-cell>
          <table:table-cell table:formula="of:=SQRT([.B739]^2+[.C739]^2+[.D739]^2)" office:value-type="float" office:value="0.000414522332991843" calcext:value-type="float">
            <text:p>0.00041452233299184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1" calcext:value-type="float">
            <text:p>0.008322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971" calcext:value-type="float">
            <text:p>0.1597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13" calcext:value-type="float">
            <text:p>0.46913</text:p>
          </table:table-cell>
          <table:table-cell office:value-type="float" office:value="-0.00041001" calcext:value-type="float">
            <text:p>-0.00041001</text:p>
          </table:table-cell>
          <table:table-cell office:value-type="float" office:value="0.000054797" calcext:value-type="float">
            <text:p>0.000054797</text:p>
          </table:table-cell>
          <table:table-cell office:value-type="float" office:value="0" calcext:value-type="float">
            <text:p>0</text:p>
          </table:table-cell>
          <table:table-cell table:formula="of:=SQRT([.B740]^2+[.C740]^2+[.D740]^2)" office:value-type="float" office:value="0.000413655546691931" calcext:value-type="float">
            <text:p>0.00041365554669193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1" calcext:value-type="float">
            <text:p>0.008322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5992" calcext:value-type="float">
            <text:p>0.1599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11" calcext:value-type="float">
            <text:p>0.46911</text:p>
          </table:table-cell>
          <table:table-cell office:value-type="float" office:value="-0.00040817" calcext:value-type="float">
            <text:p>-0.00040817</text:p>
          </table:table-cell>
          <table:table-cell office:value-type="float" office:value="0.000062601" calcext:value-type="float">
            <text:p>0.000062601</text:p>
          </table:table-cell>
          <table:table-cell office:value-type="float" office:value="0" calcext:value-type="float">
            <text:p>0</text:p>
          </table:table-cell>
          <table:table-cell table:formula="of:=SQRT([.B741]^2+[.C741]^2+[.D741]^2)" office:value-type="float" office:value="0.000412942652315064" calcext:value-type="float">
            <text:p>0.00041294265231506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2" calcext:value-type="float">
            <text:p>0.008322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014" calcext:value-type="float">
            <text:p>0.1601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09" calcext:value-type="float">
            <text:p>0.46909</text:p>
          </table:table-cell>
          <table:table-cell office:value-type="float" office:value="-0.00040633" calcext:value-type="float">
            <text:p>-0.00040633</text:p>
          </table:table-cell>
          <table:table-cell office:value-type="float" office:value="0.000070405" calcext:value-type="float">
            <text:p>0.000070405</text:p>
          </table:table-cell>
          <table:table-cell office:value-type="float" office:value="0" calcext:value-type="float">
            <text:p>0</text:p>
          </table:table-cell>
          <table:table-cell table:formula="of:=SQRT([.B742]^2+[.C742]^2+[.D742]^2)" office:value-type="float" office:value="0.000412384447966943" calcext:value-type="float">
            <text:p>0.00041238444796694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3" calcext:value-type="float">
            <text:p>0.008322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036" calcext:value-type="float">
            <text:p>0.1603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07" calcext:value-type="float">
            <text:p>0.46907</text:p>
          </table:table-cell>
          <table:table-cell office:value-type="float" office:value="-0.00040449" calcext:value-type="float">
            <text:p>-0.00040449</text:p>
          </table:table-cell>
          <table:table-cell office:value-type="float" office:value="0.000078209" calcext:value-type="float">
            <text:p>0.000078209</text:p>
          </table:table-cell>
          <table:table-cell office:value-type="float" office:value="0" calcext:value-type="float">
            <text:p>0</text:p>
          </table:table-cell>
          <table:table-cell table:formula="of:=SQRT([.B743]^2+[.C743]^2+[.D743]^2)" office:value-type="float" office:value="0.000411981562428466" calcext:value-type="float">
            <text:p>0.00041198156242846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4" calcext:value-type="float">
            <text:p>0.008322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057" calcext:value-type="float">
            <text:p>0.1605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06" calcext:value-type="float">
            <text:p>0.46906</text:p>
          </table:table-cell>
          <table:table-cell office:value-type="float" office:value="-0.00040242" calcext:value-type="float">
            <text:p>-0.00040242</text:p>
          </table:table-cell>
          <table:table-cell office:value-type="float" office:value="0.000086369" calcext:value-type="float">
            <text:p>0.000086369</text:p>
          </table:table-cell>
          <table:table-cell office:value-type="float" office:value="0" calcext:value-type="float">
            <text:p>0</text:p>
          </table:table-cell>
          <table:table-cell table:formula="of:=SQRT([.B744]^2+[.C744]^2+[.D744]^2)" office:value-type="float" office:value="0.000411584086865612" calcext:value-type="float">
            <text:p>0.00041158408686561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4" calcext:value-type="float">
            <text:p>0.008322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079" calcext:value-type="float">
            <text:p>0.1607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05" calcext:value-type="float">
            <text:p>0.46905</text:p>
          </table:table-cell>
          <table:table-cell office:value-type="float" office:value="-0.00039989" calcext:value-type="float">
            <text:p>-0.00039989</text:p>
          </table:table-cell>
          <table:table-cell office:value-type="float" office:value="0.000095241" calcext:value-type="float">
            <text:p>0.000095241</text:p>
          </table:table-cell>
          <table:table-cell office:value-type="float" office:value="0" calcext:value-type="float">
            <text:p>0</text:p>
          </table:table-cell>
          <table:table-cell table:formula="of:=SQRT([.B745]^2+[.C745]^2+[.D745]^2)" office:value-type="float" office:value="0.000411075248806104" calcext:value-type="float">
            <text:p>0.00041107524880610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5" calcext:value-type="float">
            <text:p>0.00832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101" calcext:value-type="float">
            <text:p>0.1610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05" calcext:value-type="float">
            <text:p>0.46905</text:p>
          </table:table-cell>
          <table:table-cell office:value-type="float" office:value="-0.00039736" calcext:value-type="float">
            <text:p>-0.00039736</text:p>
          </table:table-cell>
          <table:table-cell office:value-type="float" office:value="0.00010411" calcext:value-type="float">
            <text:p>0.00010411</text:p>
          </table:table-cell>
          <table:table-cell office:value-type="float" office:value="0" calcext:value-type="float">
            <text:p>0</text:p>
          </table:table-cell>
          <table:table-cell table:formula="of:=SQRT([.B746]^2+[.C746]^2+[.D746]^2)" office:value-type="float" office:value="0.000410772274745996" calcext:value-type="float">
            <text:p>0.00041077227474599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5" calcext:value-type="float">
            <text:p>0.00832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122" calcext:value-type="float">
            <text:p>0.1612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05" calcext:value-type="float">
            <text:p>0.46905</text:p>
          </table:table-cell>
          <table:table-cell office:value-type="float" office:value="-0.00039483" calcext:value-type="float">
            <text:p>-0.00039483</text:p>
          </table:table-cell>
          <table:table-cell office:value-type="float" office:value="0.00011298" calcext:value-type="float">
            <text:p>0.00011298</text:p>
          </table:table-cell>
          <table:table-cell office:value-type="float" office:value="0" calcext:value-type="float">
            <text:p>0</text:p>
          </table:table-cell>
          <table:table-cell table:formula="of:=SQRT([.B747]^2+[.C747]^2+[.D747]^2)" office:value-type="float" office:value="0.000410676526356207" calcext:value-type="float">
            <text:p>0.00041067652635620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5" calcext:value-type="float">
            <text:p>0.00832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144" calcext:value-type="float">
            <text:p>0.1614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04" calcext:value-type="float">
            <text:p>0.46904</text:p>
          </table:table-cell>
          <table:table-cell office:value-type="float" office:value="-0.00039229" calcext:value-type="float">
            <text:p>-0.00039229</text:p>
          </table:table-cell>
          <table:table-cell office:value-type="float" office:value="0.00012186" calcext:value-type="float">
            <text:p>0.00012186</text:p>
          </table:table-cell>
          <table:table-cell office:value-type="float" office:value="0" calcext:value-type="float">
            <text:p>0</text:p>
          </table:table-cell>
          <table:table-cell table:formula="of:=SQRT([.B748]^2+[.C748]^2+[.D748]^2)" office:value-type="float" office:value="0.000410781333193221" calcext:value-type="float">
            <text:p>0.00041078133319322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5" calcext:value-type="float">
            <text:p>0.00832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166" calcext:value-type="float">
            <text:p>0.1616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04" calcext:value-type="float">
            <text:p>0.46904</text:p>
          </table:table-cell>
          <table:table-cell office:value-type="float" office:value="-0.00038976" calcext:value-type="float">
            <text:p>-0.00038976</text:p>
          </table:table-cell>
          <table:table-cell office:value-type="float" office:value="0.00013073" calcext:value-type="float">
            <text:p>0.00013073</text:p>
          </table:table-cell>
          <table:table-cell office:value-type="float" office:value="0" calcext:value-type="float">
            <text:p>0</text:p>
          </table:table-cell>
          <table:table-cell table:formula="of:=SQRT([.B749]^2+[.C749]^2+[.D749]^2)" office:value-type="float" office:value="0.000411099976283142" calcext:value-type="float">
            <text:p>0.00041109997628314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5" calcext:value-type="float">
            <text:p>0.00832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187" calcext:value-type="float">
            <text:p>0.1618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03" calcext:value-type="float">
            <text:p>0.46903</text:p>
          </table:table-cell>
          <table:table-cell office:value-type="float" office:value="-0.00038723" calcext:value-type="float">
            <text:p>-0.00038723</text:p>
          </table:table-cell>
          <table:table-cell office:value-type="float" office:value="0.0001396" calcext:value-type="float">
            <text:p>0.0001396</text:p>
          </table:table-cell>
          <table:table-cell office:value-type="float" office:value="0" calcext:value-type="float">
            <text:p>0</text:p>
          </table:table-cell>
          <table:table-cell table:formula="of:=SQRT([.B750]^2+[.C750]^2+[.D750]^2)" office:value-type="float" office:value="0.000411625112086228" calcext:value-type="float">
            <text:p>0.00041162511208622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6" calcext:value-type="float">
            <text:p>0.008322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209" calcext:value-type="float">
            <text:p>0.1620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03" calcext:value-type="float">
            <text:p>0.46903</text:p>
          </table:table-cell>
          <table:table-cell office:value-type="float" office:value="-0.00038469" calcext:value-type="float">
            <text:p>-0.00038469</text:p>
          </table:table-cell>
          <table:table-cell office:value-type="float" office:value="0.00014847" calcext:value-type="float">
            <text:p>0.00014847</text:p>
          </table:table-cell>
          <table:table-cell office:value-type="float" office:value="0" calcext:value-type="float">
            <text:p>0</text:p>
          </table:table-cell>
          <table:table-cell table:formula="of:=SQRT([.B751]^2+[.C751]^2+[.D751]^2)" office:value-type="float" office:value="0.000412346622394315" calcext:value-type="float">
            <text:p>0.00041234662239431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6" calcext:value-type="float">
            <text:p>0.008322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231" calcext:value-type="float">
            <text:p>0.1623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02" calcext:value-type="float">
            <text:p>0.46902</text:p>
          </table:table-cell>
          <table:table-cell office:value-type="float" office:value="-0.00038216" calcext:value-type="float">
            <text:p>-0.00038216</text:p>
          </table:table-cell>
          <table:table-cell office:value-type="float" office:value="0.00015734" calcext:value-type="float">
            <text:p>0.00015734</text:p>
          </table:table-cell>
          <table:table-cell office:value-type="float" office:value="0" calcext:value-type="float">
            <text:p>0</text:p>
          </table:table-cell>
          <table:table-cell table:formula="of:=SQRT([.B752]^2+[.C752]^2+[.D752]^2)" office:value-type="float" office:value="0.000413282156885583" calcext:value-type="float">
            <text:p>0.00041328215688558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6" calcext:value-type="float">
            <text:p>0.008322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252" calcext:value-type="float">
            <text:p>0.1625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04" calcext:value-type="float">
            <text:p>0.46904</text:p>
          </table:table-cell>
          <table:table-cell office:value-type="float" office:value="-0.00037889" calcext:value-type="float">
            <text:p>-0.00037889</text:p>
          </table:table-cell>
          <table:table-cell office:value-type="float" office:value="0.00016711" calcext:value-type="float">
            <text:p>0.00016711</text:p>
          </table:table-cell>
          <table:table-cell office:value-type="float" office:value="0" calcext:value-type="float">
            <text:p>0</text:p>
          </table:table-cell>
          <table:table-cell table:formula="of:=SQRT([.B753]^2+[.C753]^2+[.D753]^2)" office:value-type="float" office:value="0.000414105523025231" calcext:value-type="float">
            <text:p>0.00041410552302523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6" calcext:value-type="float">
            <text:p>0.008322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274" calcext:value-type="float">
            <text:p>0.1627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06" calcext:value-type="float">
            <text:p>0.46906</text:p>
          </table:table-cell>
          <table:table-cell office:value-type="float" office:value="-0.00037562" calcext:value-type="float">
            <text:p>-0.00037562</text:p>
          </table:table-cell>
          <table:table-cell office:value-type="float" office:value="0.00017687" calcext:value-type="float">
            <text:p>0.00017687</text:p>
          </table:table-cell>
          <table:table-cell office:value-type="float" office:value="0" calcext:value-type="float">
            <text:p>0</text:p>
          </table:table-cell>
          <table:table-cell table:formula="of:=SQRT([.B754]^2+[.C754]^2+[.D754]^2)" office:value-type="float" office:value="0.000415178734161566" calcext:value-type="float">
            <text:p>0.00041517873416156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5" calcext:value-type="float">
            <text:p>0.00832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296" calcext:value-type="float">
            <text:p>0.1629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07" calcext:value-type="float">
            <text:p>0.46907</text:p>
          </table:table-cell>
          <table:table-cell office:value-type="float" office:value="-0.00037236" calcext:value-type="float">
            <text:p>-0.00037236</text:p>
          </table:table-cell>
          <table:table-cell office:value-type="float" office:value="0.00018664" calcext:value-type="float">
            <text:p>0.00018664</text:p>
          </table:table-cell>
          <table:table-cell office:value-type="float" office:value="0" calcext:value-type="float">
            <text:p>0</text:p>
          </table:table-cell>
          <table:table-cell table:formula="of:=SQRT([.B755]^2+[.C755]^2+[.D755]^2)" office:value-type="float" office:value="0.000416517057513855" calcext:value-type="float">
            <text:p>0.00041651705751385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5" calcext:value-type="float">
            <text:p>0.00832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318" calcext:value-type="float">
            <text:p>0.1631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09" calcext:value-type="float">
            <text:p>0.46909</text:p>
          </table:table-cell>
          <table:table-cell office:value-type="float" office:value="-0.00036909" calcext:value-type="float">
            <text:p>-0.00036909</text:p>
          </table:table-cell>
          <table:table-cell office:value-type="float" office:value="0.0001964" calcext:value-type="float">
            <text:p>0.0001964</text:p>
          </table:table-cell>
          <table:table-cell office:value-type="float" office:value="0" calcext:value-type="float">
            <text:p>0</text:p>
          </table:table-cell>
          <table:table-cell table:formula="of:=SQRT([.B756]^2+[.C756]^2+[.D756]^2)" office:value-type="float" office:value="0.000418091363340598" calcext:value-type="float">
            <text:p>0.00041809136334059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4" calcext:value-type="float">
            <text:p>0.008322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339" calcext:value-type="float">
            <text:p>0.1633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1" calcext:value-type="float">
            <text:p>0.4691</text:p>
          </table:table-cell>
          <table:table-cell office:value-type="float" office:value="-0.00036582" calcext:value-type="float">
            <text:p>-0.00036582</text:p>
          </table:table-cell>
          <table:table-cell office:value-type="float" office:value="0.00020617" calcext:value-type="float">
            <text:p>0.00020617</text:p>
          </table:table-cell>
          <table:table-cell office:value-type="float" office:value="0" calcext:value-type="float">
            <text:p>0</text:p>
          </table:table-cell>
          <table:table-cell table:formula="of:=SQRT([.B757]^2+[.C757]^2+[.D757]^2)" office:value-type="float" office:value="0.000419917064787798" calcext:value-type="float">
            <text:p>0.00041991706478779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4" calcext:value-type="float">
            <text:p>0.008322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361" calcext:value-type="float">
            <text:p>0.1636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12" calcext:value-type="float">
            <text:p>0.46912</text:p>
          </table:table-cell>
          <table:table-cell office:value-type="float" office:value="-0.00036255" calcext:value-type="float">
            <text:p>-0.00036255</text:p>
          </table:table-cell>
          <table:table-cell office:value-type="float" office:value="0.00021593" calcext:value-type="float">
            <text:p>0.00021593</text:p>
          </table:table-cell>
          <table:table-cell office:value-type="float" office:value="0" calcext:value-type="float">
            <text:p>0</text:p>
          </table:table-cell>
          <table:table-cell table:formula="of:=SQRT([.B758]^2+[.C758]^2+[.D758]^2)" office:value-type="float" office:value="0.000421981359066962" calcext:value-type="float">
            <text:p>0.00042198135906696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3" calcext:value-type="float">
            <text:p>0.008322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383" calcext:value-type="float">
            <text:p>0.1638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14" calcext:value-type="float">
            <text:p>0.46914</text:p>
          </table:table-cell>
          <table:table-cell office:value-type="float" office:value="-0.00035928" calcext:value-type="float">
            <text:p>-0.00035928</text:p>
          </table:table-cell>
          <table:table-cell office:value-type="float" office:value="0.0002257" calcext:value-type="float">
            <text:p>0.0002257</text:p>
          </table:table-cell>
          <table:table-cell office:value-type="float" office:value="0" calcext:value-type="float">
            <text:p>0</text:p>
          </table:table-cell>
          <table:table-cell table:formula="of:=SQRT([.B759]^2+[.C759]^2+[.D759]^2)" office:value-type="float" office:value="0.000424290712130256" calcext:value-type="float">
            <text:p>0.00042429071213025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3" calcext:value-type="float">
            <text:p>0.008322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404" calcext:value-type="float">
            <text:p>0.1640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15" calcext:value-type="float">
            <text:p>0.46915</text:p>
          </table:table-cell>
          <table:table-cell office:value-type="float" office:value="-0.00035601" calcext:value-type="float">
            <text:p>-0.00035601</text:p>
          </table:table-cell>
          <table:table-cell office:value-type="float" office:value="0.00023546" calcext:value-type="float">
            <text:p>0.00023546</text:p>
          </table:table-cell>
          <table:table-cell office:value-type="float" office:value="0" calcext:value-type="float">
            <text:p>0</text:p>
          </table:table-cell>
          <table:table-cell table:formula="of:=SQRT([.B760]^2+[.C760]^2+[.D760]^2)" office:value-type="float" office:value="0.000426830799849308" calcext:value-type="float">
            <text:p>0.00042683079984930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2" calcext:value-type="float">
            <text:p>0.008322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426" calcext:value-type="float">
            <text:p>0.1642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19" calcext:value-type="float">
            <text:p>0.46919</text:p>
          </table:table-cell>
          <table:table-cell office:value-type="float" office:value="-0.00035224" calcext:value-type="float">
            <text:p>-0.00035224</text:p>
          </table:table-cell>
          <table:table-cell office:value-type="float" office:value="0.00024562" calcext:value-type="float">
            <text:p>0.00024562</text:p>
          </table:table-cell>
          <table:table-cell office:value-type="float" office:value="0" calcext:value-type="float">
            <text:p>0</text:p>
          </table:table-cell>
          <table:table-cell table:formula="of:=SQRT([.B761]^2+[.C761]^2+[.D761]^2)" office:value-type="float" office:value="0.000429420774998136" calcext:value-type="float">
            <text:p>0.00042942077499813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1" calcext:value-type="float">
            <text:p>0.008322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448" calcext:value-type="float">
            <text:p>0.1644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23" calcext:value-type="float">
            <text:p>0.46923</text:p>
          </table:table-cell>
          <table:table-cell office:value-type="float" office:value="-0.00034821" calcext:value-type="float">
            <text:p>-0.00034821</text:p>
          </table:table-cell>
          <table:table-cell office:value-type="float" office:value="0.00025597" calcext:value-type="float">
            <text:p>0.00025597</text:p>
          </table:table-cell>
          <table:table-cell office:value-type="float" office:value="0" calcext:value-type="float">
            <text:p>0</text:p>
          </table:table-cell>
          <table:table-cell table:formula="of:=SQRT([.B762]^2+[.C762]^2+[.D762]^2)" office:value-type="float" office:value="0.000432169926070753" calcext:value-type="float">
            <text:p>0.00043216992607075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2" calcext:value-type="float">
            <text:p>0.00832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469" calcext:value-type="float">
            <text:p>0.1646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27" calcext:value-type="float">
            <text:p>0.46927</text:p>
          </table:table-cell>
          <table:table-cell office:value-type="float" office:value="-0.00034418" calcext:value-type="float">
            <text:p>-0.00034418</text:p>
          </table:table-cell>
          <table:table-cell office:value-type="float" office:value="0.00026633" calcext:value-type="float">
            <text:p>0.00026633</text:p>
          </table:table-cell>
          <table:table-cell office:value-type="float" office:value="0" calcext:value-type="float">
            <text:p>0</text:p>
          </table:table-cell>
          <table:table-cell table:formula="of:=SQRT([.B763]^2+[.C763]^2+[.D763]^2)" office:value-type="float" office:value="0.00043519138468035" calcext:value-type="float">
            <text:p>0.0004351913846803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8" calcext:value-type="float">
            <text:p>0.008321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491" calcext:value-type="float">
            <text:p>0.1649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31" calcext:value-type="float">
            <text:p>0.46931</text:p>
          </table:table-cell>
          <table:table-cell office:value-type="float" office:value="-0.00034015" calcext:value-type="float">
            <text:p>-0.00034015</text:p>
          </table:table-cell>
          <table:table-cell office:value-type="float" office:value="0.00027668" calcext:value-type="float">
            <text:p>0.00027668</text:p>
          </table:table-cell>
          <table:table-cell office:value-type="float" office:value="0" calcext:value-type="float">
            <text:p>0</text:p>
          </table:table-cell>
          <table:table-cell table:formula="of:=SQRT([.B764]^2+[.C764]^2+[.D764]^2)" office:value-type="float" office:value="0.000438467609864172" calcext:value-type="float">
            <text:p>0.00043846760986417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7" calcext:value-type="float">
            <text:p>0.008321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513" calcext:value-type="float">
            <text:p>0.1651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35" calcext:value-type="float">
            <text:p>0.46935</text:p>
          </table:table-cell>
          <table:table-cell office:value-type="float" office:value="-0.00033612" calcext:value-type="float">
            <text:p>-0.00033612</text:p>
          </table:table-cell>
          <table:table-cell office:value-type="float" office:value="0.00028703" calcext:value-type="float">
            <text:p>0.00028703</text:p>
          </table:table-cell>
          <table:table-cell office:value-type="float" office:value="0" calcext:value-type="float">
            <text:p>0</text:p>
          </table:table-cell>
          <table:table-cell table:formula="of:=SQRT([.B765]^2+[.C765]^2+[.D765]^2)" office:value-type="float" office:value="0.000441998727713101" calcext:value-type="float">
            <text:p>0.00044199872771310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5" calcext:value-type="float">
            <text:p>0.008321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534" calcext:value-type="float">
            <text:p>0.1653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4" calcext:value-type="float">
            <text:p>0.4694</text:p>
          </table:table-cell>
          <table:table-cell office:value-type="float" office:value="-0.00033209" calcext:value-type="float">
            <text:p>-0.00033209</text:p>
          </table:table-cell>
          <table:table-cell office:value-type="float" office:value="0.00029739" calcext:value-type="float">
            <text:p>0.00029739</text:p>
          </table:table-cell>
          <table:table-cell office:value-type="float" office:value="0" calcext:value-type="float">
            <text:p>0</text:p>
          </table:table-cell>
          <table:table-cell table:formula="of:=SQRT([.B766]^2+[.C766]^2+[.D766]^2)" office:value-type="float" office:value="0.000445785352159534" calcext:value-type="float">
            <text:p>0.00044578535215953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4" calcext:value-type="float">
            <text:p>0.00832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556" calcext:value-type="float">
            <text:p>0.1655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44" calcext:value-type="float">
            <text:p>0.46944</text:p>
          </table:table-cell>
          <table:table-cell office:value-type="float" office:value="-0.00032806" calcext:value-type="float">
            <text:p>-0.00032806</text:p>
          </table:table-cell>
          <table:table-cell office:value-type="float" office:value="0.00030774" calcext:value-type="float">
            <text:p>0.00030774</text:p>
          </table:table-cell>
          <table:table-cell office:value-type="float" office:value="0" calcext:value-type="float">
            <text:p>0</text:p>
          </table:table-cell>
          <table:table-cell table:formula="of:=SQRT([.B767]^2+[.C767]^2+[.D767]^2)" office:value-type="float" office:value="0.000449808038167394" calcext:value-type="float">
            <text:p>0.00044980803816739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2" calcext:value-type="float">
            <text:p>0.00832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578" calcext:value-type="float">
            <text:p>0.1657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48" calcext:value-type="float">
            <text:p>0.46948</text:p>
          </table:table-cell>
          <table:table-cell office:value-type="float" office:value="-0.00032403" calcext:value-type="float">
            <text:p>-0.00032403</text:p>
          </table:table-cell>
          <table:table-cell office:value-type="float" office:value="0.00031809" calcext:value-type="float">
            <text:p>0.00031809</text:p>
          </table:table-cell>
          <table:table-cell office:value-type="float" office:value="0" calcext:value-type="float">
            <text:p>0</text:p>
          </table:table-cell>
          <table:table-cell table:formula="of:=SQRT([.B768]^2+[.C768]^2+[.D768]^2)" office:value-type="float" office:value="0.000454066833186482" calcext:value-type="float">
            <text:p>0.00045406683318648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11" calcext:value-type="float">
            <text:p>0.00832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599" calcext:value-type="float">
            <text:p>0.1659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53" calcext:value-type="float">
            <text:p>0.46953</text:p>
          </table:table-cell>
          <table:table-cell office:value-type="float" office:value="-0.00031975" calcext:value-type="float">
            <text:p>-0.00031975</text:p>
          </table:table-cell>
          <table:table-cell office:value-type="float" office:value="0.00032849" calcext:value-type="float">
            <text:p>0.00032849</text:p>
          </table:table-cell>
          <table:table-cell office:value-type="float" office:value="0" calcext:value-type="float">
            <text:p>0</text:p>
          </table:table-cell>
          <table:table-cell table:formula="of:=SQRT([.B769]^2+[.C769]^2+[.D769]^2)" office:value-type="float" office:value="0.000458416560128449" calcext:value-type="float">
            <text:p>0.00045841656012844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9" calcext:value-type="float">
            <text:p>0.00832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621" calcext:value-type="float">
            <text:p>0.1662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1" calcext:value-type="float">
            <text:p>0.46961</text:p>
          </table:table-cell>
          <table:table-cell office:value-type="float" office:value="-0.00031497" calcext:value-type="float">
            <text:p>-0.00031497</text:p>
          </table:table-cell>
          <table:table-cell office:value-type="float" office:value="0.00033897" calcext:value-type="float">
            <text:p>0.00033897</text:p>
          </table:table-cell>
          <table:table-cell office:value-type="float" office:value="0" calcext:value-type="float">
            <text:p>0</text:p>
          </table:table-cell>
          <table:table-cell table:formula="of:=SQRT([.B770]^2+[.C770]^2+[.D770]^2)" office:value-type="float" office:value="0.000462716718738366" calcext:value-type="float">
            <text:p>0.00046271671873836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7" calcext:value-type="float">
            <text:p>0.008320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643" calcext:value-type="float">
            <text:p>0.1664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68" calcext:value-type="float">
            <text:p>0.46968</text:p>
          </table:table-cell>
          <table:table-cell office:value-type="float" office:value="-0.00031018" calcext:value-type="float">
            <text:p>-0.00031018</text:p>
          </table:table-cell>
          <table:table-cell office:value-type="float" office:value="0.00034945" calcext:value-type="float">
            <text:p>0.00034945</text:p>
          </table:table-cell>
          <table:table-cell office:value-type="float" office:value="0" calcext:value-type="float">
            <text:p>0</text:p>
          </table:table-cell>
          <table:table-cell table:formula="of:=SQRT([.B771]^2+[.C771]^2+[.D771]^2)" office:value-type="float" office:value="0.000467254678842278" calcext:value-type="float">
            <text:p>0.00046725467884227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4" calcext:value-type="float">
            <text:p>0.00832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664" calcext:value-type="float">
            <text:p>0.1666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5" calcext:value-type="float">
            <text:p>0.46975</text:p>
          </table:table-cell>
          <table:table-cell office:value-type="float" office:value="-0.00030539" calcext:value-type="float">
            <text:p>-0.00030539</text:p>
          </table:table-cell>
          <table:table-cell office:value-type="float" office:value="0.00035993" calcext:value-type="float">
            <text:p>0.00035993</text:p>
          </table:table-cell>
          <table:table-cell office:value-type="float" office:value="0" calcext:value-type="float">
            <text:p>0</text:p>
          </table:table-cell>
          <table:table-cell table:formula="of:=SQRT([.B772]^2+[.C772]^2+[.D772]^2)" office:value-type="float" office:value="0.000472030356015373" calcext:value-type="float">
            <text:p>0.00047203035601537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02" calcext:value-type="float">
            <text:p>0.008320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686" calcext:value-type="float">
            <text:p>0.1668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83" calcext:value-type="float">
            <text:p>0.46983</text:p>
          </table:table-cell>
          <table:table-cell office:value-type="float" office:value="-0.0003006" calcext:value-type="float">
            <text:p>-0.0003006</text:p>
          </table:table-cell>
          <table:table-cell office:value-type="float" office:value="0.00037041" calcext:value-type="float">
            <text:p>0.00037041</text:p>
          </table:table-cell>
          <table:table-cell office:value-type="float" office:value="0" calcext:value-type="float">
            <text:p>0</text:p>
          </table:table-cell>
          <table:table-cell table:formula="of:=SQRT([.B773]^2+[.C773]^2+[.D773]^2)" office:value-type="float" office:value="0.000477036610859167" calcext:value-type="float">
            <text:p>0.00047703661085916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9" calcext:value-type="float">
            <text:p>0.008319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708" calcext:value-type="float">
            <text:p>0.1670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" calcext:value-type="float">
            <text:p>0.4699</text:p>
          </table:table-cell>
          <table:table-cell office:value-type="float" office:value="-0.00029581" calcext:value-type="float">
            <text:p>-0.00029581</text:p>
          </table:table-cell>
          <table:table-cell office:value-type="float" office:value="0.00038089" calcext:value-type="float">
            <text:p>0.00038089</text:p>
          </table:table-cell>
          <table:table-cell office:value-type="float" office:value="0" calcext:value-type="float">
            <text:p>0</text:p>
          </table:table-cell>
          <table:table-cell table:formula="of:=SQRT([.B774]^2+[.C774]^2+[.D774]^2)" office:value-type="float" office:value="0.000482266262763631" calcext:value-type="float">
            <text:p>0.00048226626276363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6" calcext:value-type="float">
            <text:p>0.008319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729" calcext:value-type="float">
            <text:p>0.1672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7" calcext:value-type="float">
            <text:p>0.46997</text:p>
          </table:table-cell>
          <table:table-cell office:value-type="float" office:value="-0.00029103" calcext:value-type="float">
            <text:p>-0.00029103</text:p>
          </table:table-cell>
          <table:table-cell office:value-type="float" office:value="0.00039138" calcext:value-type="float">
            <text:p>0.00039138</text:p>
          </table:table-cell>
          <table:table-cell office:value-type="float" office:value="0" calcext:value-type="float">
            <text:p>0</text:p>
          </table:table-cell>
          <table:table-cell table:formula="of:=SQRT([.B775]^2+[.C775]^2+[.D775]^2)" office:value-type="float" office:value="0.000487726117098521" calcext:value-type="float">
            <text:p>0.00048772611709852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4" calcext:value-type="float">
            <text:p>0.008319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751" calcext:value-type="float">
            <text:p>0.1675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05" calcext:value-type="float">
            <text:p>0.47005</text:p>
          </table:table-cell>
          <table:table-cell office:value-type="float" office:value="-0.00028624" calcext:value-type="float">
            <text:p>-0.00028624</text:p>
          </table:table-cell>
          <table:table-cell office:value-type="float" office:value="0.00040186" calcext:value-type="float">
            <text:p>0.00040186</text:p>
          </table:table-cell>
          <table:table-cell office:value-type="float" office:value="0" calcext:value-type="float">
            <text:p>0</text:p>
          </table:table-cell>
          <table:table-cell table:formula="of:=SQRT([.B776]^2+[.C776]^2+[.D776]^2)" office:value-type="float" office:value="0.000493380985851705" calcext:value-type="float">
            <text:p>0.0004933809858517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91" calcext:value-type="float">
            <text:p>0.008319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773" calcext:value-type="float">
            <text:p>0.1677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12" calcext:value-type="float">
            <text:p>0.47012</text:p>
          </table:table-cell>
          <table:table-cell office:value-type="float" office:value="-0.00028145" calcext:value-type="float">
            <text:p>-0.00028145</text:p>
          </table:table-cell>
          <table:table-cell office:value-type="float" office:value="0.00041234" calcext:value-type="float">
            <text:p>0.00041234</text:p>
          </table:table-cell>
          <table:table-cell office:value-type="float" office:value="0" calcext:value-type="float">
            <text:p>0</text:p>
          </table:table-cell>
          <table:table-cell table:formula="of:=SQRT([.B777]^2+[.C777]^2+[.D777]^2)" office:value-type="float" office:value="0.000499237797146811" calcext:value-type="float">
            <text:p>0.00049923779714681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9" calcext:value-type="float">
            <text:p>0.008318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794" calcext:value-type="float">
            <text:p>0.1679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3" calcext:value-type="float">
            <text:p>0.47023</text:p>
          </table:table-cell>
          <table:table-cell office:value-type="float" office:value="-0.00027594" calcext:value-type="float">
            <text:p>-0.00027594</text:p>
          </table:table-cell>
          <table:table-cell office:value-type="float" office:value="0.00042229" calcext:value-type="float">
            <text:p>0.00042229</text:p>
          </table:table-cell>
          <table:table-cell office:value-type="float" office:value="0" calcext:value-type="float">
            <text:p>0</text:p>
          </table:table-cell>
          <table:table-cell table:formula="of:=SQRT([.B778]^2+[.C778]^2+[.D778]^2)" office:value-type="float" office:value="0.000504451908213261" calcext:value-type="float">
            <text:p>0.00050445190821326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5" calcext:value-type="float">
            <text:p>0.008318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816" calcext:value-type="float">
            <text:p>0.1681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35" calcext:value-type="float">
            <text:p>0.47035</text:p>
          </table:table-cell>
          <table:table-cell office:value-type="float" office:value="-0.00027042" calcext:value-type="float">
            <text:p>-0.00027042</text:p>
          </table:table-cell>
          <table:table-cell office:value-type="float" office:value="0.00043224" calcext:value-type="float">
            <text:p>0.00043224</text:p>
          </table:table-cell>
          <table:table-cell office:value-type="float" office:value="0" calcext:value-type="float">
            <text:p>0</text:p>
          </table:table-cell>
          <table:table-cell table:formula="of:=SQRT([.B779]^2+[.C779]^2+[.D779]^2)" office:value-type="float" office:value="0.000509861151687398" calcext:value-type="float">
            <text:p>0.00050986115168739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81" calcext:value-type="float">
            <text:p>0.008318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838" calcext:value-type="float">
            <text:p>0.1683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46" calcext:value-type="float">
            <text:p>0.47046</text:p>
          </table:table-cell>
          <table:table-cell office:value-type="float" office:value="-0.00026491" calcext:value-type="float">
            <text:p>-0.00026491</text:p>
          </table:table-cell>
          <table:table-cell office:value-type="float" office:value="0.0004422" calcext:value-type="float">
            <text:p>0.0004422</text:p>
          </table:table-cell>
          <table:table-cell office:value-type="float" office:value="0" calcext:value-type="float">
            <text:p>0</text:p>
          </table:table-cell>
          <table:table-cell table:formula="of:=SQRT([.B780]^2+[.C780]^2+[.D780]^2)" office:value-type="float" office:value="0.000515478562211854" calcext:value-type="float">
            <text:p>0.00051547856221185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7" calcext:value-type="float">
            <text:p>0.008317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859" calcext:value-type="float">
            <text:p>0.1685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57" calcext:value-type="float">
            <text:p>0.47057</text:p>
          </table:table-cell>
          <table:table-cell office:value-type="float" office:value="-0.0002594" calcext:value-type="float">
            <text:p>-0.0002594</text:p>
          </table:table-cell>
          <table:table-cell office:value-type="float" office:value="0.00045215" calcext:value-type="float">
            <text:p>0.00045215</text:p>
          </table:table-cell>
          <table:table-cell office:value-type="float" office:value="0" calcext:value-type="float">
            <text:p>0</text:p>
          </table:table-cell>
          <table:table-cell table:formula="of:=SQRT([.B781]^2+[.C781]^2+[.D781]^2)" office:value-type="float" office:value="0.000521275342309609" calcext:value-type="float">
            <text:p>0.00052127534230960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73" calcext:value-type="float">
            <text:p>0.008317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881" calcext:value-type="float">
            <text:p>0.1688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68" calcext:value-type="float">
            <text:p>0.47068</text:p>
          </table:table-cell>
          <table:table-cell office:value-type="float" office:value="-0.00025388" calcext:value-type="float">
            <text:p>-0.00025388</text:p>
          </table:table-cell>
          <table:table-cell office:value-type="float" office:value="0.0004621" calcext:value-type="float">
            <text:p>0.0004621</text:p>
          </table:table-cell>
          <table:table-cell office:value-type="float" office:value="0" calcext:value-type="float">
            <text:p>0</text:p>
          </table:table-cell>
          <table:table-cell table:formula="of:=SQRT([.B782]^2+[.C782]^2+[.D782]^2)" office:value-type="float" office:value="0.000527248958652362" calcext:value-type="float">
            <text:p>0.00052724895865236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9" calcext:value-type="float">
            <text:p>0.008316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903" calcext:value-type="float">
            <text:p>0.1690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79" calcext:value-type="float">
            <text:p>0.47079</text:p>
          </table:table-cell>
          <table:table-cell office:value-type="float" office:value="-0.00024837" calcext:value-type="float">
            <text:p>-0.00024837</text:p>
          </table:table-cell>
          <table:table-cell office:value-type="float" office:value="0.00047206" calcext:value-type="float">
            <text:p>0.00047206</text:p>
          </table:table-cell>
          <table:table-cell office:value-type="float" office:value="0" calcext:value-type="float">
            <text:p>0</text:p>
          </table:table-cell>
          <table:table-cell table:formula="of:=SQRT([.B783]^2+[.C783]^2+[.D783]^2)" office:value-type="float" office:value="0.000533411942592215" calcext:value-type="float">
            <text:p>0.00053341194259221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5" calcext:value-type="float">
            <text:p>0.008316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924" calcext:value-type="float">
            <text:p>0.1692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9" calcext:value-type="float">
            <text:p>0.4709</text:p>
          </table:table-cell>
          <table:table-cell office:value-type="float" office:value="-0.00024286" calcext:value-type="float">
            <text:p>-0.00024286</text:p>
          </table:table-cell>
          <table:table-cell office:value-type="float" office:value="0.00048201" calcext:value-type="float">
            <text:p>0.00048201</text:p>
          </table:table-cell>
          <table:table-cell office:value-type="float" office:value="0" calcext:value-type="float">
            <text:p>0</text:p>
          </table:table-cell>
          <table:table-cell table:formula="of:=SQRT([.B784]^2+[.C784]^2+[.D784]^2)" office:value-type="float" office:value="0.000539735694298608" calcext:value-type="float">
            <text:p>0.00053973569429860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61" calcext:value-type="float">
            <text:p>0.008316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946" calcext:value-type="float">
            <text:p>0.1694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01" calcext:value-type="float">
            <text:p>0.47101</text:p>
          </table:table-cell>
          <table:table-cell office:value-type="float" office:value="-0.00023734" calcext:value-type="float">
            <text:p>-0.00023734</text:p>
          </table:table-cell>
          <table:table-cell office:value-type="float" office:value="0.00049196" calcext:value-type="float">
            <text:p>0.00049196</text:p>
          </table:table-cell>
          <table:table-cell office:value-type="float" office:value="0" calcext:value-type="float">
            <text:p>0</text:p>
          </table:table-cell>
          <table:table-cell table:formula="of:=SQRT([.B785]^2+[.C785]^2+[.D785]^2)" office:value-type="float" office:value="0.000546218744826649" calcext:value-type="float">
            <text:p>0.00054621874482664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7" calcext:value-type="float">
            <text:p>0.008315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968" calcext:value-type="float">
            <text:p>0.1696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15" calcext:value-type="float">
            <text:p>0.47115</text:p>
          </table:table-cell>
          <table:table-cell office:value-type="float" office:value="-0.00023139" calcext:value-type="float">
            <text:p>-0.00023139</text:p>
          </table:table-cell>
          <table:table-cell office:value-type="float" office:value="0.00050098" calcext:value-type="float">
            <text:p>0.00050098</text:p>
          </table:table-cell>
          <table:table-cell office:value-type="float" office:value="0" calcext:value-type="float">
            <text:p>0</text:p>
          </table:table-cell>
          <table:table-cell table:formula="of:=SQRT([.B786]^2+[.C786]^2+[.D786]^2)" office:value-type="float" office:value="0.000551835385327907" calcext:value-type="float">
            <text:p>0.00055183538532790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52" calcext:value-type="float">
            <text:p>0.008315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6989" calcext:value-type="float">
            <text:p>0.1698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31" calcext:value-type="float">
            <text:p>0.47131</text:p>
          </table:table-cell>
          <table:table-cell office:value-type="float" office:value="-0.00022522" calcext:value-type="float">
            <text:p>-0.00022522</text:p>
          </table:table-cell>
          <table:table-cell office:value-type="float" office:value="0.00050952" calcext:value-type="float">
            <text:p>0.00050952</text:p>
          </table:table-cell>
          <table:table-cell office:value-type="float" office:value="0" calcext:value-type="float">
            <text:p>0</text:p>
          </table:table-cell>
          <table:table-cell table:formula="of:=SQRT([.B787]^2+[.C787]^2+[.D787]^2)" office:value-type="float" office:value="0.0005570769056423" calcext:value-type="float">
            <text:p>0.000557076905642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7" calcext:value-type="float">
            <text:p>0.008314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011" calcext:value-type="float">
            <text:p>0.1701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46" calcext:value-type="float">
            <text:p>0.47146</text:p>
          </table:table-cell>
          <table:table-cell office:value-type="float" office:value="-0.00021905" calcext:value-type="float">
            <text:p>-0.00021905</text:p>
          </table:table-cell>
          <table:table-cell office:value-type="float" office:value="0.00051807" calcext:value-type="float">
            <text:p>0.00051807</text:p>
          </table:table-cell>
          <table:table-cell office:value-type="float" office:value="0" calcext:value-type="float">
            <text:p>0</text:p>
          </table:table-cell>
          <table:table-cell table:formula="of:=SQRT([.B788]^2+[.C788]^2+[.D788]^2)" office:value-type="float" office:value="0.000562476157183574" calcext:value-type="float">
            <text:p>0.00056247615718357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41" calcext:value-type="float">
            <text:p>0.008314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033" calcext:value-type="float">
            <text:p>0.1703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62" calcext:value-type="float">
            <text:p>0.47162</text:p>
          </table:table-cell>
          <table:table-cell office:value-type="float" office:value="-0.00021288" calcext:value-type="float">
            <text:p>-0.00021288</text:p>
          </table:table-cell>
          <table:table-cell office:value-type="float" office:value="0.00052661" calcext:value-type="float">
            <text:p>0.00052661</text:p>
          </table:table-cell>
          <table:table-cell office:value-type="float" office:value="0" calcext:value-type="float">
            <text:p>0</text:p>
          </table:table-cell>
          <table:table-cell table:formula="of:=SQRT([.B789]^2+[.C789]^2+[.D789]^2)" office:value-type="float" office:value="0.000568010551398475" calcext:value-type="float">
            <text:p>0.00056801055139847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6" calcext:value-type="float">
            <text:p>0.008313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054" calcext:value-type="float">
            <text:p>0.1705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77" calcext:value-type="float">
            <text:p>0.47177</text:p>
          </table:table-cell>
          <table:table-cell office:value-type="float" office:value="-0.00020671" calcext:value-type="float">
            <text:p>-0.00020671</text:p>
          </table:table-cell>
          <table:table-cell office:value-type="float" office:value="0.00053515" calcext:value-type="float">
            <text:p>0.00053515</text:p>
          </table:table-cell>
          <table:table-cell office:value-type="float" office:value="0" calcext:value-type="float">
            <text:p>0</text:p>
          </table:table-cell>
          <table:table-cell table:formula="of:=SQRT([.B790]^2+[.C790]^2+[.D790]^2)" office:value-type="float" office:value="0.000573685058721246" calcext:value-type="float">
            <text:p>0.00057368505872124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3" calcext:value-type="float">
            <text:p>0.0083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076" calcext:value-type="float">
            <text:p>0.1707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193" calcext:value-type="float">
            <text:p>0.47193</text:p>
          </table:table-cell>
          <table:table-cell office:value-type="float" office:value="-0.00020054" calcext:value-type="float">
            <text:p>-0.00020054</text:p>
          </table:table-cell>
          <table:table-cell office:value-type="float" office:value="0.0005437" calcext:value-type="float">
            <text:p>0.0005437</text:p>
          </table:table-cell>
          <table:table-cell office:value-type="float" office:value="0" calcext:value-type="float">
            <text:p>0</text:p>
          </table:table-cell>
          <table:table-cell table:formula="of:=SQRT([.B791]^2+[.C791]^2+[.D791]^2)" office:value-type="float" office:value="0.00057950494527657" calcext:value-type="float">
            <text:p>0.0005795049452765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5" calcext:value-type="float">
            <text:p>0.00831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098" calcext:value-type="float">
            <text:p>0.1709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08" calcext:value-type="float">
            <text:p>0.47208</text:p>
          </table:table-cell>
          <table:table-cell office:value-type="float" office:value="-0.00019436" calcext:value-type="float">
            <text:p>-0.00019436</text:p>
          </table:table-cell>
          <table:table-cell office:value-type="float" office:value="0.00055224" calcext:value-type="float">
            <text:p>0.00055224</text:p>
          </table:table-cell>
          <table:table-cell office:value-type="float" office:value="0" calcext:value-type="float">
            <text:p>0</text:p>
          </table:table-cell>
          <table:table-cell table:formula="of:=SQRT([.B792]^2+[.C792]^2+[.D792]^2)" office:value-type="float" office:value="0.000585444128162543" calcext:value-type="float">
            <text:p>0.00058544412816254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2" calcext:value-type="float">
            <text:p>0.0083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119" calcext:value-type="float">
            <text:p>0.1711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24" calcext:value-type="float">
            <text:p>0.47224</text:p>
          </table:table-cell>
          <table:table-cell office:value-type="float" office:value="-0.00018819" calcext:value-type="float">
            <text:p>-0.00018819</text:p>
          </table:table-cell>
          <table:table-cell office:value-type="float" office:value="0.00056079" calcext:value-type="float">
            <text:p>0.00056079</text:p>
          </table:table-cell>
          <table:table-cell office:value-type="float" office:value="0" calcext:value-type="float">
            <text:p>0</text:p>
          </table:table-cell>
          <table:table-cell table:formula="of:=SQRT([.B793]^2+[.C793]^2+[.D793]^2)" office:value-type="float" office:value="0.000591524217762891" calcext:value-type="float">
            <text:p>0.00059152421776289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4" calcext:value-type="float">
            <text:p>0.00831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141" calcext:value-type="float">
            <text:p>0.1714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41" calcext:value-type="float">
            <text:p>0.47241</text:p>
          </table:table-cell>
          <table:table-cell office:value-type="float" office:value="-0.00018184" calcext:value-type="float">
            <text:p>-0.00018184</text:p>
          </table:table-cell>
          <table:table-cell office:value-type="float" office:value="0.00056848" calcext:value-type="float">
            <text:p>0.00056848</text:p>
          </table:table-cell>
          <table:table-cell office:value-type="float" office:value="0" calcext:value-type="float">
            <text:p>0</text:p>
          </table:table-cell>
          <table:table-cell table:formula="of:=SQRT([.B794]^2+[.C794]^2+[.D794]^2)" office:value-type="float" office:value="0.000596854501532828" calcext:value-type="float">
            <text:p>0.00059685450153282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8" calcext:value-type="float">
            <text:p>0.008310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163" calcext:value-type="float">
            <text:p>0.1716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61" calcext:value-type="float">
            <text:p>0.47261</text:p>
          </table:table-cell>
          <table:table-cell office:value-type="float" office:value="-0.00017512" calcext:value-type="float">
            <text:p>-0.00017512</text:p>
          </table:table-cell>
          <table:table-cell office:value-type="float" office:value="0.00057447" calcext:value-type="float">
            <text:p>0.00057447</text:p>
          </table:table-cell>
          <table:table-cell office:value-type="float" office:value="0" calcext:value-type="float">
            <text:p>0</text:p>
          </table:table-cell>
          <table:table-cell table:formula="of:=SQRT([.B795]^2+[.C795]^2+[.D795]^2)" office:value-type="float" office:value="0.000600568726541767" calcext:value-type="float">
            <text:p>0.00060056872654176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01" calcext:value-type="float">
            <text:p>0.008310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184" calcext:value-type="float">
            <text:p>0.1718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82" calcext:value-type="float">
            <text:p>0.47282</text:p>
          </table:table-cell>
          <table:table-cell office:value-type="float" office:value="-0.0001684" calcext:value-type="float">
            <text:p>-0.0001684</text:p>
          </table:table-cell>
          <table:table-cell office:value-type="float" office:value="0.00058045" calcext:value-type="float">
            <text:p>0.00058045</text:p>
          </table:table-cell>
          <table:table-cell office:value-type="float" office:value="0" calcext:value-type="float">
            <text:p>0</text:p>
          </table:table-cell>
          <table:table-cell table:formula="of:=SQRT([.B796]^2+[.C796]^2+[.D796]^2)" office:value-type="float" office:value="0.000604384614711526" calcext:value-type="float">
            <text:p>0.00060438461471152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094" calcext:value-type="float">
            <text:p>0.008309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206" calcext:value-type="float">
            <text:p>0.1720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302" calcext:value-type="float">
            <text:p>0.47302</text:p>
          </table:table-cell>
          <table:table-cell office:value-type="float" office:value="-0.00016168" calcext:value-type="float">
            <text:p>-0.00016168</text:p>
          </table:table-cell>
          <table:table-cell office:value-type="float" office:value="0.00058644" calcext:value-type="float">
            <text:p>0.00058644</text:p>
          </table:table-cell>
          <table:table-cell office:value-type="float" office:value="0" calcext:value-type="float">
            <text:p>0</text:p>
          </table:table-cell>
          <table:table-cell table:formula="of:=SQRT([.B797]^2+[.C797]^2+[.D797]^2)" office:value-type="float" office:value="0.000608319238558177" calcext:value-type="float">
            <text:p>0.00060831923855817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086" calcext:value-type="float">
            <text:p>0.008308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228" calcext:value-type="float">
            <text:p>0.1722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322" calcext:value-type="float">
            <text:p>0.47322</text:p>
          </table:table-cell>
          <table:table-cell office:value-type="float" office:value="-0.00015496" calcext:value-type="float">
            <text:p>-0.00015496</text:p>
          </table:table-cell>
          <table:table-cell office:value-type="float" office:value="0.00059243" calcext:value-type="float">
            <text:p>0.00059243</text:p>
          </table:table-cell>
          <table:table-cell office:value-type="float" office:value="0" calcext:value-type="float">
            <text:p>0</text:p>
          </table:table-cell>
          <table:table-cell table:formula="of:=SQRT([.B798]^2+[.C798]^2+[.D798]^2)" office:value-type="float" office:value="0.000612360928293111" calcext:value-type="float">
            <text:p>0.00061236092829311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079" calcext:value-type="float">
            <text:p>0.008307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249" calcext:value-type="float">
            <text:p>0.1724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343" calcext:value-type="float">
            <text:p>0.47343</text:p>
          </table:table-cell>
          <table:table-cell office:value-type="float" office:value="-0.00014824" calcext:value-type="float">
            <text:p>-0.00014824</text:p>
          </table:table-cell>
          <table:table-cell office:value-type="float" office:value="0.00059842" calcext:value-type="float">
            <text:p>0.00059842</text:p>
          </table:table-cell>
          <table:table-cell office:value-type="float" office:value="0" calcext:value-type="float">
            <text:p>0</text:p>
          </table:table-cell>
          <table:table-cell table:formula="of:=SQRT([.B799]^2+[.C799]^2+[.D799]^2)" office:value-type="float" office:value="0.000616507578217819" calcext:value-type="float">
            <text:p>0.00061650757821781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072" calcext:value-type="float">
            <text:p>0.008307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271" calcext:value-type="float">
            <text:p>0.1727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363" calcext:value-type="float">
            <text:p>0.47363</text:p>
          </table:table-cell>
          <table:table-cell office:value-type="float" office:value="-0.00014152" calcext:value-type="float">
            <text:p>-0.00014152</text:p>
          </table:table-cell>
          <table:table-cell office:value-type="float" office:value="0.00060441" calcext:value-type="float">
            <text:p>0.00060441</text:p>
          </table:table-cell>
          <table:table-cell office:value-type="float" office:value="0" calcext:value-type="float">
            <text:p>0</text:p>
          </table:table-cell>
          <table:table-cell table:formula="of:=SQRT([.B800]^2+[.C800]^2+[.D800]^2)" office:value-type="float" office:value="0.000620757084937417" calcext:value-type="float">
            <text:p>0.00062075708493741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065" calcext:value-type="float">
            <text:p>0.008306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293" calcext:value-type="float">
            <text:p>0.1729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383" calcext:value-type="float">
            <text:p>0.47383</text:p>
          </table:table-cell>
          <table:table-cell office:value-type="float" office:value="-0.0001348" calcext:value-type="float">
            <text:p>-0.0001348</text:p>
          </table:table-cell>
          <table:table-cell office:value-type="float" office:value="0.0006104" calcext:value-type="float">
            <text:p>0.0006104</text:p>
          </table:table-cell>
          <table:table-cell office:value-type="float" office:value="0" calcext:value-type="float">
            <text:p>0</text:p>
          </table:table-cell>
          <table:table-cell table:formula="of:=SQRT([.B801]^2+[.C801]^2+[.D801]^2)" office:value-type="float" office:value="0.000625107350780648" calcext:value-type="float">
            <text:p>0.00062510735078064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057" calcext:value-type="float">
            <text:p>0.008305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314" calcext:value-type="float">
            <text:p>0.1731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404" calcext:value-type="float">
            <text:p>0.47404</text:p>
          </table:table-cell>
          <table:table-cell office:value-type="float" office:value="-0.00012808" calcext:value-type="float">
            <text:p>-0.00012808</text:p>
          </table:table-cell>
          <table:table-cell office:value-type="float" office:value="0.00061639" calcext:value-type="float">
            <text:p>0.00061639</text:p>
          </table:table-cell>
          <table:table-cell office:value-type="float" office:value="0" calcext:value-type="float">
            <text:p>0</text:p>
          </table:table-cell>
          <table:table-cell table:formula="of:=SQRT([.B802]^2+[.C802]^2+[.D802]^2)" office:value-type="float" office:value="0.000629556286999026" calcext:value-type="float">
            <text:p>0.00062955628699902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05" calcext:value-type="float">
            <text:p>0.00830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336" calcext:value-type="float">
            <text:p>0.1733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429" calcext:value-type="float">
            <text:p>0.47429</text:p>
          </table:table-cell>
          <table:table-cell office:value-type="float" office:value="-0.00012097" calcext:value-type="float">
            <text:p>-0.00012097</text:p>
          </table:table-cell>
          <table:table-cell office:value-type="float" office:value="0.00061838" calcext:value-type="float">
            <text:p>0.00061838</text:p>
          </table:table-cell>
          <table:table-cell office:value-type="float" office:value="0" calcext:value-type="float">
            <text:p>0</text:p>
          </table:table-cell>
          <table:table-cell table:formula="of:=SQRT([.B803]^2+[.C803]^2+[.D803]^2)" office:value-type="float" office:value="0.000630101234167971" calcext:value-type="float">
            <text:p>0.00063010123416797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041" calcext:value-type="float">
            <text:p>0.008304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358" calcext:value-type="float">
            <text:p>0.1735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455" calcext:value-type="float">
            <text:p>0.47455</text:p>
          </table:table-cell>
          <table:table-cell office:value-type="float" office:value="-0.00011385" calcext:value-type="float">
            <text:p>-0.00011385</text:p>
          </table:table-cell>
          <table:table-cell office:value-type="float" office:value="0.00062037" calcext:value-type="float">
            <text:p>0.00062037</text:p>
          </table:table-cell>
          <table:table-cell office:value-type="float" office:value="0" calcext:value-type="float">
            <text:p>0</text:p>
          </table:table-cell>
          <table:table-cell table:formula="of:=SQRT([.B804]^2+[.C804]^2+[.D804]^2)" office:value-type="float" office:value="0.000630730338100206" calcext:value-type="float">
            <text:p>0.00063073033810020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032" calcext:value-type="float">
            <text:p>0.00830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379" calcext:value-type="float">
            <text:p>0.1737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48" calcext:value-type="float">
            <text:p>0.4748</text:p>
          </table:table-cell>
          <table:table-cell office:value-type="float" office:value="-0.00010673" calcext:value-type="float">
            <text:p>-0.00010673</text:p>
          </table:table-cell>
          <table:table-cell office:value-type="float" office:value="0.00062236" calcext:value-type="float">
            <text:p>0.00062236</text:p>
          </table:table-cell>
          <table:table-cell office:value-type="float" office:value="0" calcext:value-type="float">
            <text:p>0</text:p>
          </table:table-cell>
          <table:table-cell table:formula="of:=SQRT([.B805]^2+[.C805]^2+[.D805]^2)" office:value-type="float" office:value="0.000631445375705611" calcext:value-type="float">
            <text:p>0.00063144537570561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023" calcext:value-type="float">
            <text:p>0.008302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401" calcext:value-type="float">
            <text:p>0.1740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06" calcext:value-type="float">
            <text:p>0.47506</text:p>
          </table:table-cell>
          <table:table-cell office:value-type="float" office:value="-0.000099613" calcext:value-type="float">
            <text:p>-0.000099613</text:p>
          </table:table-cell>
          <table:table-cell office:value-type="float" office:value="0.00062435" calcext:value-type="float">
            <text:p>0.00062435</text:p>
          </table:table-cell>
          <table:table-cell office:value-type="float" office:value="0" calcext:value-type="float">
            <text:p>0</text:p>
          </table:table-cell>
          <table:table-cell table:formula="of:=SQRT([.B806]^2+[.C806]^2+[.D806]^2)" office:value-type="float" office:value="0.000632246528079831" calcext:value-type="float">
            <text:p>0.00063224652807983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014" calcext:value-type="float">
            <text:p>0.00830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423" calcext:value-type="float">
            <text:p>0.1742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31" calcext:value-type="float">
            <text:p>0.47531</text:p>
          </table:table-cell>
          <table:table-cell office:value-type="float" office:value="-0.000092496" calcext:value-type="float">
            <text:p>-0.000092496</text:p>
          </table:table-cell>
          <table:table-cell office:value-type="float" office:value="0.00062634" calcext:value-type="float">
            <text:p>0.00062634</text:p>
          </table:table-cell>
          <table:table-cell office:value-type="float" office:value="0" calcext:value-type="float">
            <text:p>0</text:p>
          </table:table-cell>
          <table:table-cell table:formula="of:=SQRT([.B807]^2+[.C807]^2+[.D807]^2)" office:value-type="float" office:value="0.000633132928867232" calcext:value-type="float">
            <text:p>0.00063313292886723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005" calcext:value-type="float">
            <text:p>0.008300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444" calcext:value-type="float">
            <text:p>0.1744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57" calcext:value-type="float">
            <text:p>0.47557</text:p>
          </table:table-cell>
          <table:table-cell office:value-type="float" office:value="-0.000085378" calcext:value-type="float">
            <text:p>-0.000085378</text:p>
          </table:table-cell>
          <table:table-cell office:value-type="float" office:value="0.00062833" calcext:value-type="float">
            <text:p>0.00062833</text:p>
          </table:table-cell>
          <table:table-cell office:value-type="float" office:value="0" calcext:value-type="float">
            <text:p>0</text:p>
          </table:table-cell>
          <table:table-cell table:formula="of:=SQRT([.B808]^2+[.C808]^2+[.D808]^2)" office:value-type="float" office:value="0.000634104085922808" calcext:value-type="float">
            <text:p>0.00063410408592280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996" calcext:value-type="float">
            <text:p>0.008299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466" calcext:value-type="float">
            <text:p>0.1746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82" calcext:value-type="float">
            <text:p>0.47582</text:p>
          </table:table-cell>
          <table:table-cell office:value-type="float" office:value="-0.000078261" calcext:value-type="float">
            <text:p>-0.000078261</text:p>
          </table:table-cell>
          <table:table-cell office:value-type="float" office:value="0.00063032" calcext:value-type="float">
            <text:p>0.00063032</text:p>
          </table:table-cell>
          <table:table-cell office:value-type="float" office:value="0" calcext:value-type="float">
            <text:p>0</text:p>
          </table:table-cell>
          <table:table-cell table:formula="of:=SQRT([.B809]^2+[.C809]^2+[.D809]^2)" office:value-type="float" office:value="0.000635159890516553" calcext:value-type="float">
            <text:p>0.00063515989051655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987" calcext:value-type="float">
            <text:p>0.008298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488" calcext:value-type="float">
            <text:p>0.1748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608" calcext:value-type="float">
            <text:p>0.47608</text:p>
          </table:table-cell>
          <table:table-cell office:value-type="float" office:value="-0.000071144" calcext:value-type="float">
            <text:p>-0.000071144</text:p>
          </table:table-cell>
          <table:table-cell office:value-type="float" office:value="0.00063231" calcext:value-type="float">
            <text:p>0.00063231</text:p>
          </table:table-cell>
          <table:table-cell office:value-type="float" office:value="0" calcext:value-type="float">
            <text:p>0</text:p>
          </table:table-cell>
          <table:table-cell table:formula="of:=SQRT([.B810]^2+[.C810]^2+[.D810]^2)" office:value-type="float" office:value="0.000636299775920124" calcext:value-type="float">
            <text:p>0.00063629977592012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977" calcext:value-type="float">
            <text:p>0.008297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509" calcext:value-type="float">
            <text:p>0.1750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637" calcext:value-type="float">
            <text:p>0.47637</text:p>
          </table:table-cell>
          <table:table-cell office:value-type="float" office:value="-0.000063892" calcext:value-type="float">
            <text:p>-0.000063892</text:p>
          </table:table-cell>
          <table:table-cell office:value-type="float" office:value="0.00063046" calcext:value-type="float">
            <text:p>0.00063046</text:p>
          </table:table-cell>
          <table:table-cell office:value-type="float" office:value="0" calcext:value-type="float">
            <text:p>0</text:p>
          </table:table-cell>
          <table:table-cell table:formula="of:=SQRT([.B811]^2+[.C811]^2+[.D811]^2)" office:value-type="float" office:value="0.000633689197686058" calcext:value-type="float">
            <text:p>0.00063368919768605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967" calcext:value-type="float">
            <text:p>0.008296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531" calcext:value-type="float">
            <text:p>0.1753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668" calcext:value-type="float">
            <text:p>0.47668</text:p>
          </table:table-cell>
          <table:table-cell office:value-type="float" office:value="-0.000056572" calcext:value-type="float">
            <text:p>-0.000056572</text:p>
          </table:table-cell>
          <table:table-cell office:value-type="float" office:value="0.00062668" calcext:value-type="float">
            <text:p>0.00062668</text:p>
          </table:table-cell>
          <table:table-cell office:value-type="float" office:value="0" calcext:value-type="float">
            <text:p>0</text:p>
          </table:table-cell>
          <table:table-cell table:formula="of:=SQRT([.B812]^2+[.C812]^2+[.D812]^2)" office:value-type="float" office:value="0.000629228268265182" calcext:value-type="float">
            <text:p>0.00062922826826518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956" calcext:value-type="float">
            <text:p>0.008295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553" calcext:value-type="float">
            <text:p>0.1755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698" calcext:value-type="float">
            <text:p>0.47698</text:p>
          </table:table-cell>
          <table:table-cell office:value-type="float" office:value="-0.000049253" calcext:value-type="float">
            <text:p>-0.000049253</text:p>
          </table:table-cell>
          <table:table-cell office:value-type="float" office:value="0.00062291" calcext:value-type="float">
            <text:p>0.00062291</text:p>
          </table:table-cell>
          <table:table-cell office:value-type="float" office:value="0" calcext:value-type="float">
            <text:p>0</text:p>
          </table:table-cell>
          <table:table-cell table:formula="of:=SQRT([.B813]^2+[.C813]^2+[.D813]^2)" office:value-type="float" office:value="0.000624854163872659" calcext:value-type="float">
            <text:p>0.00062485416387265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945" calcext:value-type="float">
            <text:p>0.008294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574" calcext:value-type="float">
            <text:p>0.1757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729" calcext:value-type="float">
            <text:p>0.47729</text:p>
          </table:table-cell>
          <table:table-cell office:value-type="float" office:value="-0.000041933" calcext:value-type="float">
            <text:p>-0.000041933</text:p>
          </table:table-cell>
          <table:table-cell office:value-type="float" office:value="0.00061913" calcext:value-type="float">
            <text:p>0.00061913</text:p>
          </table:table-cell>
          <table:table-cell office:value-type="float" office:value="0" calcext:value-type="float">
            <text:p>0</text:p>
          </table:table-cell>
          <table:table-cell table:formula="of:=SQRT([.B814]^2+[.C814]^2+[.D814]^2)" office:value-type="float" office:value="0.000620548413412685" calcext:value-type="float">
            <text:p>0.00062054841341268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934" calcext:value-type="float">
            <text:p>0.008293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596" calcext:value-type="float">
            <text:p>0.1759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76" calcext:value-type="float">
            <text:p>0.4776</text:p>
          </table:table-cell>
          <table:table-cell office:value-type="float" office:value="-0.000034614" calcext:value-type="float">
            <text:p>-0.000034614</text:p>
          </table:table-cell>
          <table:table-cell office:value-type="float" office:value="0.00061536" calcext:value-type="float">
            <text:p>0.00061536</text:p>
          </table:table-cell>
          <table:table-cell office:value-type="float" office:value="0" calcext:value-type="float">
            <text:p>0</text:p>
          </table:table-cell>
          <table:table-cell table:formula="of:=SQRT([.B815]^2+[.C815]^2+[.D815]^2)" office:value-type="float" office:value="0.000616332749897326" calcext:value-type="float">
            <text:p>0.00061633274989732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923" calcext:value-type="float">
            <text:p>0.008292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618" calcext:value-type="float">
            <text:p>0.1761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791" calcext:value-type="float">
            <text:p>0.47791</text:p>
          </table:table-cell>
          <table:table-cell office:value-type="float" office:value="-0.000027295" calcext:value-type="float">
            <text:p>-0.000027295</text:p>
          </table:table-cell>
          <table:table-cell office:value-type="float" office:value="0.00061159" calcext:value-type="float">
            <text:p>0.00061159</text:p>
          </table:table-cell>
          <table:table-cell office:value-type="float" office:value="0" calcext:value-type="float">
            <text:p>0</text:p>
          </table:table-cell>
          <table:table-cell table:formula="of:=SQRT([.B816]^2+[.C816]^2+[.D816]^2)" office:value-type="float" office:value="0.000612198779094666" calcext:value-type="float">
            <text:p>0.00061219877909466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912" calcext:value-type="float">
            <text:p>0.00829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639" calcext:value-type="float">
            <text:p>0.1763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822" calcext:value-type="float">
            <text:p>0.47822</text:p>
          </table:table-cell>
          <table:table-cell office:value-type="float" office:value="-0.000019976" calcext:value-type="float">
            <text:p>-0.000019976</text:p>
          </table:table-cell>
          <table:table-cell office:value-type="float" office:value="0.00060781" calcext:value-type="float">
            <text:p>0.00060781</text:p>
          </table:table-cell>
          <table:table-cell office:value-type="float" office:value="0" calcext:value-type="float">
            <text:p>0</text:p>
          </table:table-cell>
          <table:table-cell table:formula="of:=SQRT([.B817]^2+[.C817]^2+[.D817]^2)" office:value-type="float" office:value="0.000608138172355592" calcext:value-type="float">
            <text:p>0.00060813817235559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901" calcext:value-type="float">
            <text:p>0.008290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661" calcext:value-type="float">
            <text:p>0.1766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852" calcext:value-type="float">
            <text:p>0.47852</text:p>
          </table:table-cell>
          <table:table-cell office:value-type="float" office:value="-0.000012656" calcext:value-type="float">
            <text:p>-0.000012656</text:p>
          </table:table-cell>
          <table:table-cell office:value-type="float" office:value="0.00060404" calcext:value-type="float">
            <text:p>0.00060404</text:p>
          </table:table-cell>
          <table:table-cell office:value-type="float" office:value="0" calcext:value-type="float">
            <text:p>0</text:p>
          </table:table-cell>
          <table:table-cell table:formula="of:=SQRT([.B818]^2+[.C818]^2+[.D818]^2)" office:value-type="float" office:value="0.00060417257132048" calcext:value-type="float">
            <text:p>0.0006041725713204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89" calcext:value-type="float">
            <text:p>0.00828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683" calcext:value-type="float">
            <text:p>0.1768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885" calcext:value-type="float">
            <text:p>0.47885</text:p>
          </table:table-cell>
          <table:table-cell office:value-type="float" office:value="-0.0000053529" calcext:value-type="float">
            <text:p>-0.0000053529</text:p>
          </table:table-cell>
          <table:table-cell office:value-type="float" office:value="0.00059764" calcext:value-type="float">
            <text:p>0.00059764</text:p>
          </table:table-cell>
          <table:table-cell office:value-type="float" office:value="0" calcext:value-type="float">
            <text:p>0</text:p>
          </table:table-cell>
          <table:table-cell table:formula="of:=SQRT([.B819]^2+[.C819]^2+[.D819]^2)" office:value-type="float" office:value="0.000597663971758722" calcext:value-type="float">
            <text:p>0.00059766397175872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878" calcext:value-type="float">
            <text:p>0.008287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704" calcext:value-type="float">
            <text:p>0.1770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921" calcext:value-type="float">
            <text:p>0.47921</text:p>
          </table:table-cell>
          <table:table-cell office:value-type="float" office:value="0.0000019192" calcext:value-type="float">
            <text:p>0.0000019192</text:p>
          </table:table-cell>
          <table:table-cell office:value-type="float" office:value="0.00058601" calcext:value-type="float">
            <text:p>0.00058601</text:p>
          </table:table-cell>
          <table:table-cell office:value-type="float" office:value="0" calcext:value-type="float">
            <text:p>0</text:p>
          </table:table-cell>
          <table:table-cell table:formula="of:=SQRT([.B820]^2+[.C820]^2+[.D820]^2)" office:value-type="float" office:value="0.00058601314270982" calcext:value-type="float">
            <text:p>0.0005860131427098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866" calcext:value-type="float">
            <text:p>0.008286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726" calcext:value-type="float">
            <text:p>0.1772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957" calcext:value-type="float">
            <text:p>0.47957</text:p>
          </table:table-cell>
          <table:table-cell office:value-type="float" office:value="0.0000091909" calcext:value-type="float">
            <text:p>0.0000091909</text:p>
          </table:table-cell>
          <table:table-cell office:value-type="float" office:value="0.00057437" calcext:value-type="float">
            <text:p>0.00057437</text:p>
          </table:table-cell>
          <table:table-cell office:value-type="float" office:value="0" calcext:value-type="float">
            <text:p>0</text:p>
          </table:table-cell>
          <table:table-cell table:formula="of:=SQRT([.B821]^2+[.C821]^2+[.D821]^2)" office:value-type="float" office:value="0.000574443530334192" calcext:value-type="float">
            <text:p>0.00057444353033419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853" calcext:value-type="float">
            <text:p>0.008285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748" calcext:value-type="float">
            <text:p>0.1774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992" calcext:value-type="float">
            <text:p>0.47992</text:p>
          </table:table-cell>
          <table:table-cell office:value-type="float" office:value="0.000016463" calcext:value-type="float">
            <text:p>0.000016463</text:p>
          </table:table-cell>
          <table:table-cell office:value-type="float" office:value="0.00056273" calcext:value-type="float">
            <text:p>0.00056273</text:p>
          </table:table-cell>
          <table:table-cell office:value-type="float" office:value="0" calcext:value-type="float">
            <text:p>0</text:p>
          </table:table-cell>
          <table:table-cell table:formula="of:=SQRT([.B822]^2+[.C822]^2+[.D822]^2)" office:value-type="float" office:value="0.000562970765909741" calcext:value-type="float">
            <text:p>0.0005629707659097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84" calcext:value-type="float">
            <text:p>0.00828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769" calcext:value-type="float">
            <text:p>0.1776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28" calcext:value-type="float">
            <text:p>0.48028</text:p>
          </table:table-cell>
          <table:table-cell office:value-type="float" office:value="0.000023735" calcext:value-type="float">
            <text:p>0.000023735</text:p>
          </table:table-cell>
          <table:table-cell office:value-type="float" office:value="0.0005511" calcext:value-type="float">
            <text:p>0.0005511</text:p>
          </table:table-cell>
          <table:table-cell office:value-type="float" office:value="0" calcext:value-type="float">
            <text:p>0</text:p>
          </table:table-cell>
          <table:table-cell table:formula="of:=SQRT([.B823]^2+[.C823]^2+[.D823]^2)" office:value-type="float" office:value="0.000551610877544125" calcext:value-type="float">
            <text:p>0.00055161087754412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827" calcext:value-type="float">
            <text:p>0.008282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791" calcext:value-type="float">
            <text:p>0.1779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64" calcext:value-type="float">
            <text:p>0.48064</text:p>
          </table:table-cell>
          <table:table-cell office:value-type="float" office:value="0.000031007" calcext:value-type="float">
            <text:p>0.000031007</text:p>
          </table:table-cell>
          <table:table-cell office:value-type="float" office:value="0.00053946" calcext:value-type="float">
            <text:p>0.00053946</text:p>
          </table:table-cell>
          <table:table-cell office:value-type="float" office:value="0" calcext:value-type="float">
            <text:p>0</text:p>
          </table:table-cell>
          <table:table-cell table:formula="of:=SQRT([.B824]^2+[.C824]^2+[.D824]^2)" office:value-type="float" office:value="0.000540350373044194" calcext:value-type="float">
            <text:p>0.00054035037304419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814" calcext:value-type="float">
            <text:p>0.008281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813" calcext:value-type="float">
            <text:p>0.1781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0.000038279" calcext:value-type="float">
            <text:p>0.000038279</text:p>
          </table:table-cell>
          <table:table-cell office:value-type="float" office:value="0.00052782" calcext:value-type="float">
            <text:p>0.00052782</text:p>
          </table:table-cell>
          <table:table-cell office:value-type="float" office:value="0" calcext:value-type="float">
            <text:p>0</text:p>
          </table:table-cell>
          <table:table-cell table:formula="of:=SQRT([.B825]^2+[.C825]^2+[.D825]^2)" office:value-type="float" office:value="0.000529206230349757" calcext:value-type="float">
            <text:p>0.00052920623034975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802" calcext:value-type="float">
            <text:p>0.008280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834" calcext:value-type="float">
            <text:p>0.1783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136" calcext:value-type="float">
            <text:p>0.48136</text:p>
          </table:table-cell>
          <table:table-cell office:value-type="float" office:value="0.000045551" calcext:value-type="float">
            <text:p>0.000045551</text:p>
          </table:table-cell>
          <table:table-cell office:value-type="float" office:value="0.00051619" calcext:value-type="float">
            <text:p>0.00051619</text:p>
          </table:table-cell>
          <table:table-cell office:value-type="float" office:value="0" calcext:value-type="float">
            <text:p>0</text:p>
          </table:table-cell>
          <table:table-cell table:formula="of:=SQRT([.B826]^2+[.C826]^2+[.D826]^2)" office:value-type="float" office:value="0.000518195918259687" calcext:value-type="float">
            <text:p>0.00051819591825968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789" calcext:value-type="float">
            <text:p>0.008278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856" calcext:value-type="float">
            <text:p>0.1785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172" calcext:value-type="float">
            <text:p>0.48172</text:p>
          </table:table-cell>
          <table:table-cell office:value-type="float" office:value="0.000052822" calcext:value-type="float">
            <text:p>0.000052822</text:p>
          </table:table-cell>
          <table:table-cell office:value-type="float" office:value="0.00050455" calcext:value-type="float">
            <text:p>0.00050455</text:p>
          </table:table-cell>
          <table:table-cell office:value-type="float" office:value="0" calcext:value-type="float">
            <text:p>0</text:p>
          </table:table-cell>
          <table:table-cell table:formula="of:=SQRT([.B827]^2+[.C827]^2+[.D827]^2)" office:value-type="float" office:value="0.000507307467108459" calcext:value-type="float">
            <text:p>0.00050730746710845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776" calcext:value-type="float">
            <text:p>0.008277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878" calcext:value-type="float">
            <text:p>0.1787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212" calcext:value-type="float">
            <text:p>0.48212</text:p>
          </table:table-cell>
          <table:table-cell office:value-type="float" office:value="0.000059737" calcext:value-type="float">
            <text:p>0.000059737</text:p>
          </table:table-cell>
          <table:table-cell office:value-type="float" office:value="0.00048264" calcext:value-type="float">
            <text:p>0.00048264</text:p>
          </table:table-cell>
          <table:table-cell office:value-type="float" office:value="0" calcext:value-type="float">
            <text:p>0</text:p>
          </table:table-cell>
          <table:table-cell table:formula="of:=SQRT([.B828]^2+[.C828]^2+[.D828]^2)" office:value-type="float" office:value="0.000486322813333901" calcext:value-type="float">
            <text:p>0.00048632281333390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762" calcext:value-type="float">
            <text:p>0.008276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899" calcext:value-type="float">
            <text:p>0.1789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252" calcext:value-type="float">
            <text:p>0.48252</text:p>
          </table:table-cell>
          <table:table-cell office:value-type="float" office:value="0.000066651" calcext:value-type="float">
            <text:p>0.000066651</text:p>
          </table:table-cell>
          <table:table-cell office:value-type="float" office:value="0.00046072" calcext:value-type="float">
            <text:p>0.00046072</text:p>
          </table:table-cell>
          <table:table-cell office:value-type="float" office:value="0" calcext:value-type="float">
            <text:p>0</text:p>
          </table:table-cell>
          <table:table-cell table:formula="of:=SQRT([.B829]^2+[.C829]^2+[.D829]^2)" office:value-type="float" office:value="0.000465516137422754" calcext:value-type="float">
            <text:p>0.00046551613742275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747" calcext:value-type="float">
            <text:p>0.008274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921" calcext:value-type="float">
            <text:p>0.1792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292" calcext:value-type="float">
            <text:p>0.48292</text:p>
          </table:table-cell>
          <table:table-cell office:value-type="float" office:value="0.000073565" calcext:value-type="float">
            <text:p>0.000073565</text:p>
          </table:table-cell>
          <table:table-cell office:value-type="float" office:value="0.00043881" calcext:value-type="float">
            <text:p>0.00043881</text:p>
          </table:table-cell>
          <table:table-cell office:value-type="float" office:value="0" calcext:value-type="float">
            <text:p>0</text:p>
          </table:table-cell>
          <table:table-cell table:formula="of:=SQRT([.B830]^2+[.C830]^2+[.D830]^2)" office:value-type="float" office:value="0.000444933731385922" calcext:value-type="float">
            <text:p>0.00044493373138592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733" calcext:value-type="float">
            <text:p>0.008273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943" calcext:value-type="float">
            <text:p>0.1794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332" calcext:value-type="float">
            <text:p>0.48332</text:p>
          </table:table-cell>
          <table:table-cell office:value-type="float" office:value="0.000080479" calcext:value-type="float">
            <text:p>0.000080479</text:p>
          </table:table-cell>
          <table:table-cell office:value-type="float" office:value="0.0004169" calcext:value-type="float">
            <text:p>0.0004169</text:p>
          </table:table-cell>
          <table:table-cell office:value-type="float" office:value="0" calcext:value-type="float">
            <text:p>0</text:p>
          </table:table-cell>
          <table:table-cell table:formula="of:=SQRT([.B831]^2+[.C831]^2+[.D831]^2)" office:value-type="float" office:value="0.000424596843418554" calcext:value-type="float">
            <text:p>0.00042459684341855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718" calcext:value-type="float">
            <text:p>0.008271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964" calcext:value-type="float">
            <text:p>0.1796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372" calcext:value-type="float">
            <text:p>0.48372</text:p>
          </table:table-cell>
          <table:table-cell office:value-type="float" office:value="0.000087394" calcext:value-type="float">
            <text:p>0.000087394</text:p>
          </table:table-cell>
          <table:table-cell office:value-type="float" office:value="0.00039498" calcext:value-type="float">
            <text:p>0.00039498</text:p>
          </table:table-cell>
          <table:table-cell office:value-type="float" office:value="0" calcext:value-type="float">
            <text:p>0</text:p>
          </table:table-cell>
          <table:table-cell table:formula="of:=SQRT([.B832]^2+[.C832]^2+[.D832]^2)" office:value-type="float" office:value="0.000404532954944341" calcext:value-type="float">
            <text:p>0.0004045329549443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704" calcext:value-type="float">
            <text:p>0.00827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7986" calcext:value-type="float">
            <text:p>0.1798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412" calcext:value-type="float">
            <text:p>0.48412</text:p>
          </table:table-cell>
          <table:table-cell office:value-type="float" office:value="0.000094308" calcext:value-type="float">
            <text:p>0.000094308</text:p>
          </table:table-cell>
          <table:table-cell office:value-type="float" office:value="0.00037307" calcext:value-type="float">
            <text:p>0.00037307</text:p>
          </table:table-cell>
          <table:table-cell office:value-type="float" office:value="0" calcext:value-type="float">
            <text:p>0</text:p>
          </table:table-cell>
          <table:table-cell table:formula="of:=SQRT([.B833]^2+[.C833]^2+[.D833]^2)" office:value-type="float" office:value="0.000384805436245384" calcext:value-type="float">
            <text:p>0.00038480543624538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69" calcext:value-type="float">
            <text:p>0.00826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008" calcext:value-type="float">
            <text:p>0.1800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453" calcext:value-type="float">
            <text:p>0.48453</text:p>
          </table:table-cell>
          <table:table-cell office:value-type="float" office:value="0.00010122" calcext:value-type="float">
            <text:p>0.00010122</text:p>
          </table:table-cell>
          <table:table-cell office:value-type="float" office:value="0.00035115" calcext:value-type="float">
            <text:p>0.00035115</text:p>
          </table:table-cell>
          <table:table-cell office:value-type="float" office:value="0" calcext:value-type="float">
            <text:p>0</text:p>
          </table:table-cell>
          <table:table-cell table:formula="of:=SQRT([.B834]^2+[.C834]^2+[.D834]^2)" office:value-type="float" office:value="0.000365447411948696" calcext:value-type="float">
            <text:p>0.00036544741194869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675" calcext:value-type="float">
            <text:p>0.008267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029" calcext:value-type="float">
            <text:p>0.1802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493" calcext:value-type="float">
            <text:p>0.48493</text:p>
          </table:table-cell>
          <table:table-cell office:value-type="float" office:value="0.00010814" calcext:value-type="float">
            <text:p>0.00010814</text:p>
          </table:table-cell>
          <table:table-cell office:value-type="float" office:value="0.00032924" calcext:value-type="float">
            <text:p>0.00032924</text:p>
          </table:table-cell>
          <table:table-cell office:value-type="float" office:value="0" calcext:value-type="float">
            <text:p>0</text:p>
          </table:table-cell>
          <table:table-cell table:formula="of:=SQRT([.B835]^2+[.C835]^2+[.D835]^2)" office:value-type="float" office:value="0.00034654471168956" calcext:value-type="float">
            <text:p>0.0003465447116895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661" calcext:value-type="float">
            <text:p>0.008266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051" calcext:value-type="float">
            <text:p>0.1805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535" calcext:value-type="float">
            <text:p>0.48535</text:p>
          </table:table-cell>
          <table:table-cell office:value-type="float" office:value="0.00011458" calcext:value-type="float">
            <text:p>0.00011458</text:p>
          </table:table-cell>
          <table:table-cell office:value-type="float" office:value="0.00029866" calcext:value-type="float">
            <text:p>0.00029866</text:p>
          </table:table-cell>
          <table:table-cell office:value-type="float" office:value="0" calcext:value-type="float">
            <text:p>0</text:p>
          </table:table-cell>
          <table:table-cell table:formula="of:=SQRT([.B836]^2+[.C836]^2+[.D836]^2)" office:value-type="float" office:value="0.000319884935562774" calcext:value-type="float">
            <text:p>0.00031988493556277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646" calcext:value-type="float">
            <text:p>0.008264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073" calcext:value-type="float">
            <text:p>0.1807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578" calcext:value-type="float">
            <text:p>0.48578</text:p>
          </table:table-cell>
          <table:table-cell office:value-type="float" office:value="0.00012078" calcext:value-type="float">
            <text:p>0.00012078</text:p>
          </table:table-cell>
          <table:table-cell office:value-type="float" office:value="0.00026374" calcext:value-type="float">
            <text:p>0.00026374</text:p>
          </table:table-cell>
          <table:table-cell office:value-type="float" office:value="0" calcext:value-type="float">
            <text:p>0</text:p>
          </table:table-cell>
          <table:table-cell table:formula="of:=SQRT([.B837]^2+[.C837]^2+[.D837]^2)" office:value-type="float" office:value="0.000290080326806214" calcext:value-type="float">
            <text:p>0.00029008032680621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63" calcext:value-type="float">
            <text:p>0.00826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094" calcext:value-type="float">
            <text:p>0.1809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621" calcext:value-type="float">
            <text:p>0.48621</text:p>
          </table:table-cell>
          <table:table-cell office:value-type="float" office:value="0.00012698" calcext:value-type="float">
            <text:p>0.00012698</text:p>
          </table:table-cell>
          <table:table-cell office:value-type="float" office:value="0.00022883" calcext:value-type="float">
            <text:p>0.00022883</text:p>
          </table:table-cell>
          <table:table-cell office:value-type="float" office:value="0" calcext:value-type="float">
            <text:p>0</text:p>
          </table:table-cell>
          <table:table-cell table:formula="of:=SQRT([.B838]^2+[.C838]^2+[.D838]^2)" office:value-type="float" office:value="0.000261700380779242" calcext:value-type="float">
            <text:p>0.00026170038077924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615" calcext:value-type="float">
            <text:p>0.008261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116" calcext:value-type="float">
            <text:p>0.1811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664" calcext:value-type="float">
            <text:p>0.48664</text:p>
          </table:table-cell>
          <table:table-cell office:value-type="float" office:value="0.00013319" calcext:value-type="float">
            <text:p>0.00013319</text:p>
          </table:table-cell>
          <table:table-cell office:value-type="float" office:value="0.00019391" calcext:value-type="float">
            <text:p>0.00019391</text:p>
          </table:table-cell>
          <table:table-cell office:value-type="float" office:value="0" calcext:value-type="float">
            <text:p>0</text:p>
          </table:table-cell>
          <table:table-cell table:formula="of:=SQRT([.B839]^2+[.C839]^2+[.D839]^2)" office:value-type="float" office:value="0.000235245965321406" calcext:value-type="float">
            <text:p>0.00023524596532140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599" calcext:value-type="float">
            <text:p>0.008259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138" calcext:value-type="float">
            <text:p>0.1813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708" calcext:value-type="float">
            <text:p>0.48708</text:p>
          </table:table-cell>
          <table:table-cell office:value-type="float" office:value="0.00013939" calcext:value-type="float">
            <text:p>0.00013939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table:formula="of:=SQRT([.B840]^2+[.C840]^2+[.D840]^2)" office:value-type="float" office:value="0.000211448745799071" calcext:value-type="float">
            <text:p>0.00021144874579907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584" calcext:value-type="float">
            <text:p>0.008258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159" calcext:value-type="float">
            <text:p>0.1815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751" calcext:value-type="float">
            <text:p>0.48751</text:p>
          </table:table-cell>
          <table:table-cell office:value-type="float" office:value="0.0001456" calcext:value-type="float">
            <text:p>0.0001456</text:p>
          </table:table-cell>
          <table:table-cell office:value-type="float" office:value="0.00012408" calcext:value-type="float">
            <text:p>0.00012408</text:p>
          </table:table-cell>
          <table:table-cell office:value-type="float" office:value="0" calcext:value-type="float">
            <text:p>0</text:p>
          </table:table-cell>
          <table:table-cell table:formula="of:=SQRT([.B841]^2+[.C841]^2+[.D841]^2)" office:value-type="float" office:value="0.000191298736012552" calcext:value-type="float">
            <text:p>0.00019129873601255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568" calcext:value-type="float">
            <text:p>0.008256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181" calcext:value-type="float">
            <text:p>0.1818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794" calcext:value-type="float">
            <text:p>0.48794</text:p>
          </table:table-cell>
          <table:table-cell office:value-type="float" office:value="0.0001518" calcext:value-type="float">
            <text:p>0.0001518</text:p>
          </table:table-cell>
          <table:table-cell office:value-type="float" office:value="0.000089163" calcext:value-type="float">
            <text:p>0.000089163</text:p>
          </table:table-cell>
          <table:table-cell office:value-type="float" office:value="0" calcext:value-type="float">
            <text:p>0</text:p>
          </table:table-cell>
          <table:table-cell table:formula="of:=SQRT([.B842]^2+[.C842]^2+[.D842]^2)" office:value-type="float" office:value="0.00017604908568067" calcext:value-type="float">
            <text:p>0.0001760490856806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553" calcext:value-type="float">
            <text:p>0.008255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203" calcext:value-type="float">
            <text:p>0.1820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837" calcext:value-type="float">
            <text:p>0.48837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054245" calcext:value-type="float">
            <text:p>0.000054245</text:p>
          </table:table-cell>
          <table:table-cell office:value-type="float" office:value="0" calcext:value-type="float">
            <text:p>0</text:p>
          </table:table-cell>
          <table:table-cell table:formula="of:=SQRT([.B843]^2+[.C843]^2+[.D843]^2)" office:value-type="float" office:value="0.000167052446929101" calcext:value-type="float">
            <text:p>0.00016705244692910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537" calcext:value-type="float">
            <text:p>0.008253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224" calcext:value-type="float">
            <text:p>0.1822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881" calcext:value-type="float">
            <text:p>0.48881</text:p>
          </table:table-cell>
          <table:table-cell office:value-type="float" office:value="0.00016384" calcext:value-type="float">
            <text:p>0.00016384</text:p>
          </table:table-cell>
          <table:table-cell office:value-type="float" office:value="0.000013996" calcext:value-type="float">
            <text:p>0.000013996</text:p>
          </table:table-cell>
          <table:table-cell office:value-type="float" office:value="0" calcext:value-type="float">
            <text:p>0</text:p>
          </table:table-cell>
          <table:table-cell table:formula="of:=SQRT([.B844]^2+[.C844]^2+[.D844]^2)" office:value-type="float" office:value="0.000164436716143324" calcext:value-type="float">
            <text:p>0.00016443671614332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522" calcext:value-type="float">
            <text:p>0.008252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246" calcext:value-type="float">
            <text:p>0.1824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925" calcext:value-type="float">
            <text:p>0.48925</text:p>
          </table:table-cell>
          <table:table-cell office:value-type="float" office:value="0.00016895" calcext:value-type="float">
            <text:p>0.00016895</text:p>
          </table:table-cell>
          <table:table-cell office:value-type="float" office:value="-0.000036926" calcext:value-type="float">
            <text:p>-0.000036926</text:p>
          </table:table-cell>
          <table:table-cell office:value-type="float" office:value="0" calcext:value-type="float">
            <text:p>0</text:p>
          </table:table-cell>
          <table:table-cell table:formula="of:=SQRT([.B845]^2+[.C845]^2+[.D845]^2)" office:value-type="float" office:value="0.00017293823167825" calcext:value-type="float">
            <text:p>0.0001729382316782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506" calcext:value-type="float">
            <text:p>0.008250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268" calcext:value-type="float">
            <text:p>0.1826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969" calcext:value-type="float">
            <text:p>0.48969</text:p>
          </table:table-cell>
          <table:table-cell office:value-type="float" office:value="0.00017406" calcext:value-type="float">
            <text:p>0.00017406</text:p>
          </table:table-cell>
          <table:table-cell office:value-type="float" office:value="-0.000087845" calcext:value-type="float">
            <text:p>-0.000087845</text:p>
          </table:table-cell>
          <table:table-cell office:value-type="float" office:value="0" calcext:value-type="float">
            <text:p>0</text:p>
          </table:table-cell>
          <table:table-cell table:formula="of:=SQRT([.B846]^2+[.C846]^2+[.D846]^2)" office:value-type="float" office:value="0.000194970837883515" calcext:value-type="float">
            <text:p>0.00019497083788351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49" calcext:value-type="float">
            <text:p>0.00824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289" calcext:value-type="float">
            <text:p>0.1828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13" calcext:value-type="float">
            <text:p>0.49013</text:p>
          </table:table-cell>
          <table:table-cell office:value-type="float" office:value="0.00017917" calcext:value-type="float">
            <text:p>0.00017917</text:p>
          </table:table-cell>
          <table:table-cell office:value-type="float" office:value="-0.00013877" calcext:value-type="float">
            <text:p>-0.00013877</text:p>
          </table:table-cell>
          <table:table-cell office:value-type="float" office:value="0" calcext:value-type="float">
            <text:p>0</text:p>
          </table:table-cell>
          <table:table-cell table:formula="of:=SQRT([.B847]^2+[.C847]^2+[.D847]^2)" office:value-type="float" office:value="0.000226625245283927" calcext:value-type="float">
            <text:p>0.00022662524528392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474" calcext:value-type="float">
            <text:p>0.008247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311" calcext:value-type="float">
            <text:p>0.1831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57" calcext:value-type="float">
            <text:p>0.49057</text:p>
          </table:table-cell>
          <table:table-cell office:value-type="float" office:value="0.00018428" calcext:value-type="float">
            <text:p>0.00018428</text:p>
          </table:table-cell>
          <table:table-cell office:value-type="float" office:value="-0.00018969" calcext:value-type="float">
            <text:p>-0.00018969</text:p>
          </table:table-cell>
          <table:table-cell office:value-type="float" office:value="0" calcext:value-type="float">
            <text:p>0</text:p>
          </table:table-cell>
          <table:table-cell table:formula="of:=SQRT([.B848]^2+[.C848]^2+[.D848]^2)" office:value-type="float" office:value="0.00026446439174301" calcext:value-type="float">
            <text:p>0.0002644643917430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459" calcext:value-type="float">
            <text:p>0.008245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333" calcext:value-type="float">
            <text:p>0.1833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101" calcext:value-type="float">
            <text:p>0.49101</text:p>
          </table:table-cell>
          <table:table-cell office:value-type="float" office:value="0.00018939" calcext:value-type="float">
            <text:p>0.00018939</text:p>
          </table:table-cell>
          <table:table-cell office:value-type="float" office:value="-0.00024061" calcext:value-type="float">
            <text:p>-0.00024061</text:p>
          </table:table-cell>
          <table:table-cell office:value-type="float" office:value="0" calcext:value-type="float">
            <text:p>0</text:p>
          </table:table-cell>
          <table:table-cell table:formula="of:=SQRT([.B849]^2+[.C849]^2+[.D849]^2)" office:value-type="float" office:value="0.000306205395445606" calcext:value-type="float">
            <text:p>0.00030620539544560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443" calcext:value-type="float">
            <text:p>0.008244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354" calcext:value-type="float">
            <text:p>0.1835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145" calcext:value-type="float">
            <text:p>0.49145</text:p>
          </table:table-cell>
          <table:table-cell office:value-type="float" office:value="0.0001945" calcext:value-type="float">
            <text:p>0.0001945</text:p>
          </table:table-cell>
          <table:table-cell office:value-type="float" office:value="-0.00029153" calcext:value-type="float">
            <text:p>-0.00029153</text:p>
          </table:table-cell>
          <table:table-cell office:value-type="float" office:value="0" calcext:value-type="float">
            <text:p>0</text:p>
          </table:table-cell>
          <table:table-cell table:formula="of:=SQRT([.B850]^2+[.C850]^2+[.D850]^2)" office:value-type="float" office:value="0.000350456831721112" calcext:value-type="float">
            <text:p>0.00035045683172111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427" calcext:value-type="float">
            <text:p>0.008242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376" calcext:value-type="float">
            <text:p>0.1837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189" calcext:value-type="float">
            <text:p>0.49189</text:p>
          </table:table-cell>
          <table:table-cell office:value-type="float" office:value="0.00019961" calcext:value-type="float">
            <text:p>0.00019961</text:p>
          </table:table-cell>
          <table:table-cell office:value-type="float" office:value="-0.00034245" calcext:value-type="float">
            <text:p>-0.00034245</text:p>
          </table:table-cell>
          <table:table-cell office:value-type="float" office:value="0" calcext:value-type="float">
            <text:p>0</text:p>
          </table:table-cell>
          <table:table-cell table:formula="of:=SQRT([.B851]^2+[.C851]^2+[.D851]^2)" office:value-type="float" office:value="0.00039637880190545" calcext:value-type="float">
            <text:p>0.0003963788019054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411" calcext:value-type="float">
            <text:p>0.00824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398" calcext:value-type="float">
            <text:p>0.1839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233" calcext:value-type="float">
            <text:p>0.49233</text:p>
          </table:table-cell>
          <table:table-cell office:value-type="float" office:value="0.00020472" calcext:value-type="float">
            <text:p>0.00020472</text:p>
          </table:table-cell>
          <table:table-cell office:value-type="float" office:value="-0.00039337" calcext:value-type="float">
            <text:p>-0.00039337</text:p>
          </table:table-cell>
          <table:table-cell office:value-type="float" office:value="0" calcext:value-type="float">
            <text:p>0</text:p>
          </table:table-cell>
          <table:table-cell table:formula="of:=SQRT([.B852]^2+[.C852]^2+[.D852]^2)" office:value-type="float" office:value="0.000443452630277463" calcext:value-type="float">
            <text:p>0.00044345263027746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396" calcext:value-type="float">
            <text:p>0.008239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419" calcext:value-type="float">
            <text:p>0.1841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275" calcext:value-type="float">
            <text:p>0.49275</text:p>
          </table:table-cell>
          <table:table-cell office:value-type="float" office:value="0.00020834" calcext:value-type="float">
            <text:p>0.00020834</text:p>
          </table:table-cell>
          <table:table-cell office:value-type="float" office:value="-0.00046352" calcext:value-type="float">
            <text:p>-0.00046352</text:p>
          </table:table-cell>
          <table:table-cell office:value-type="float" office:value="0" calcext:value-type="float">
            <text:p>0</text:p>
          </table:table-cell>
          <table:table-cell table:formula="of:=SQRT([.B853]^2+[.C853]^2+[.D853]^2)" office:value-type="float" office:value="0.000508189281665798" calcext:value-type="float">
            <text:p>0.00050818928166579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381" calcext:value-type="float">
            <text:p>0.008238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441" calcext:value-type="float">
            <text:p>0.1844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316" calcext:value-type="float">
            <text:p>0.49316</text:p>
          </table:table-cell>
          <table:table-cell office:value-type="float" office:value="0.00021196" calcext:value-type="float">
            <text:p>0.00021196</text:p>
          </table:table-cell>
          <table:table-cell office:value-type="float" office:value="-0.00053367" calcext:value-type="float">
            <text:p>-0.00053367</text:p>
          </table:table-cell>
          <table:table-cell office:value-type="float" office:value="0" calcext:value-type="float">
            <text:p>0</text:p>
          </table:table-cell>
          <table:table-cell table:formula="of:=SQRT([.B854]^2+[.C854]^2+[.D854]^2)" office:value-type="float" office:value="0.000574221830393098" calcext:value-type="float">
            <text:p>0.00057422183039309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366" calcext:value-type="float">
            <text:p>0.008236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463" calcext:value-type="float">
            <text:p>0.1846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358" calcext:value-type="float">
            <text:p>0.49358</text:p>
          </table:table-cell>
          <table:table-cell office:value-type="float" office:value="0.00021558" calcext:value-type="float">
            <text:p>0.00021558</text:p>
          </table:table-cell>
          <table:table-cell office:value-type="float" office:value="-0.00060383" calcext:value-type="float">
            <text:p>-0.00060383</text:p>
          </table:table-cell>
          <table:table-cell office:value-type="float" office:value="0" calcext:value-type="float">
            <text:p>0</text:p>
          </table:table-cell>
          <table:table-cell table:formula="of:=SQRT([.B855]^2+[.C855]^2+[.D855]^2)" office:value-type="float" office:value="0.000641159422686745" calcext:value-type="float">
            <text:p>0.00064115942268674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351" calcext:value-type="float">
            <text:p>0.008235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485" calcext:value-type="float">
            <text:p>0.1848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0.00021919" calcext:value-type="float">
            <text:p>0.00021919</text:p>
          </table:table-cell>
          <table:table-cell office:value-type="float" office:value="-0.00067398" calcext:value-type="float">
            <text:p>-0.00067398</text:p>
          </table:table-cell>
          <table:table-cell office:value-type="float" office:value="0" calcext:value-type="float">
            <text:p>0</text:p>
          </table:table-cell>
          <table:table-cell table:formula="of:=SQRT([.B856]^2+[.C856]^2+[.D856]^2)" office:value-type="float" office:value="0.000708726531533849" calcext:value-type="float">
            <text:p>0.00070872653153384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336" calcext:value-type="float">
            <text:p>0.008233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506" calcext:value-type="float">
            <text:p>0.1850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442" calcext:value-type="float">
            <text:p>0.49442</text:p>
          </table:table-cell>
          <table:table-cell office:value-type="float" office:value="0.00022281" calcext:value-type="float">
            <text:p>0.00022281</text:p>
          </table:table-cell>
          <table:table-cell office:value-type="float" office:value="-0.00074413" calcext:value-type="float">
            <text:p>-0.00074413</text:p>
          </table:table-cell>
          <table:table-cell office:value-type="float" office:value="0" calcext:value-type="float">
            <text:p>0</text:p>
          </table:table-cell>
          <table:table-cell table:formula="of:=SQRT([.B857]^2+[.C857]^2+[.D857]^2)" office:value-type="float" office:value="0.000776771364688478" calcext:value-type="float">
            <text:p>0.00077677136468847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321" calcext:value-type="float">
            <text:p>0.008232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528" calcext:value-type="float">
            <text:p>0.1852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484" calcext:value-type="float">
            <text:p>0.49484</text:p>
          </table:table-cell>
          <table:table-cell office:value-type="float" office:value="0.00022643" calcext:value-type="float">
            <text:p>0.00022643</text:p>
          </table:table-cell>
          <table:table-cell office:value-type="float" office:value="-0.00081428" calcext:value-type="float">
            <text:p>-0.00081428</text:p>
          </table:table-cell>
          <table:table-cell office:value-type="float" office:value="0" calcext:value-type="float">
            <text:p>0</text:p>
          </table:table-cell>
          <table:table-cell table:formula="of:=SQRT([.B858]^2+[.C858]^2+[.D858]^2)" office:value-type="float" office:value="0.000845175995458934" calcext:value-type="float">
            <text:p>0.00084517599545893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306" calcext:value-type="float">
            <text:p>0.008230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55" calcext:value-type="float">
            <text:p>0.185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525" calcext:value-type="float">
            <text:p>0.49525</text:p>
          </table:table-cell>
          <table:table-cell office:value-type="float" office:value="0.00023005" calcext:value-type="float">
            <text:p>0.00023005</text:p>
          </table:table-cell>
          <table:table-cell office:value-type="float" office:value="-0.00088444" calcext:value-type="float">
            <text:p>-0.00088444</text:p>
          </table:table-cell>
          <table:table-cell office:value-type="float" office:value="0" calcext:value-type="float">
            <text:p>0</text:p>
          </table:table-cell>
          <table:table-cell table:formula="of:=SQRT([.B859]^2+[.C859]^2+[.D859]^2)" office:value-type="float" office:value="0.00091386931018609" calcext:value-type="float">
            <text:p>0.0009138693101860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291" calcext:value-type="float">
            <text:p>0.008229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571" calcext:value-type="float">
            <text:p>0.1857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567" calcext:value-type="float">
            <text:p>0.49567</text:p>
          </table:table-cell>
          <table:table-cell office:value-type="float" office:value="0.00023367" calcext:value-type="float">
            <text:p>0.00023367</text:p>
          </table:table-cell>
          <table:table-cell office:value-type="float" office:value="-0.00095459" calcext:value-type="float">
            <text:p>-0.00095459</text:p>
          </table:table-cell>
          <table:table-cell office:value-type="float" office:value="0" calcext:value-type="float">
            <text:p>0</text:p>
          </table:table-cell>
          <table:table-cell table:formula="of:=SQRT([.B860]^2+[.C860]^2+[.D860]^2)" office:value-type="float" office:value="0.000982773492214763" calcext:value-type="float">
            <text:p>0.00098277349221476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276" calcext:value-type="float">
            <text:p>0.008227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593" calcext:value-type="float">
            <text:p>0.1859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605" calcext:value-type="float">
            <text:p>0.49605</text:p>
          </table:table-cell>
          <table:table-cell office:value-type="float" office:value="0.00023604" calcext:value-type="float">
            <text:p>0.00023604</text:p>
          </table:table-cell>
          <table:table-cell office:value-type="float" office:value="-0.0010398" calcext:value-type="float">
            <text:p>-0.0010398</text:p>
          </table:table-cell>
          <table:table-cell office:value-type="float" office:value="0" calcext:value-type="float">
            <text:p>0</text:p>
          </table:table-cell>
          <table:table-cell table:formula="of:=SQRT([.B861]^2+[.C861]^2+[.D861]^2)" office:value-type="float" office:value="0.00106625462324906" calcext:value-type="float">
            <text:p>0.0010662546232490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262" calcext:value-type="float">
            <text:p>0.008226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615" calcext:value-type="float">
            <text:p>0.1861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641" calcext:value-type="float">
            <text:p>0.49641</text:p>
          </table:table-cell>
          <table:table-cell office:value-type="float" office:value="0.00023779" calcext:value-type="float">
            <text:p>0.00023779</text:p>
          </table:table-cell>
          <table:table-cell office:value-type="float" office:value="-0.0011326" calcext:value-type="float">
            <text:p>-0.0011326</text:p>
          </table:table-cell>
          <table:table-cell office:value-type="float" office:value="0" calcext:value-type="float">
            <text:p>0</text:p>
          </table:table-cell>
          <table:table-cell table:formula="of:=SQRT([.B862]^2+[.C862]^2+[.D862]^2)" office:value-type="float" office:value="0.00115729289469002" calcext:value-type="float">
            <text:p>0.0011572928946900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249" calcext:value-type="float">
            <text:p>0.008224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636" calcext:value-type="float">
            <text:p>0.1863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676" calcext:value-type="float">
            <text:p>0.49676</text:p>
          </table:table-cell>
          <table:table-cell office:value-type="float" office:value="0.00023953" calcext:value-type="float">
            <text:p>0.00023953</text:p>
          </table:table-cell>
          <table:table-cell office:value-type="float" office:value="-0.0012253" calcext:value-type="float">
            <text:p>-0.0012253</text:p>
          </table:table-cell>
          <table:table-cell office:value-type="float" office:value="0" calcext:value-type="float">
            <text:p>0</text:p>
          </table:table-cell>
          <table:table-cell table:formula="of:=SQRT([.B863]^2+[.C863]^2+[.D863]^2)" office:value-type="float" office:value="0.00124849297591136" calcext:value-type="float">
            <text:p>0.0012484929759113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236" calcext:value-type="float">
            <text:p>0.008223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658" calcext:value-type="float">
            <text:p>0.1865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712" calcext:value-type="float">
            <text:p>0.49712</text:p>
          </table:table-cell>
          <table:table-cell office:value-type="float" office:value="0.00024128" calcext:value-type="float">
            <text:p>0.00024128</text:p>
          </table:table-cell>
          <table:table-cell office:value-type="float" office:value="-0.001318" calcext:value-type="float">
            <text:p>-0.001318</text:p>
          </table:table-cell>
          <table:table-cell office:value-type="float" office:value="0" calcext:value-type="float">
            <text:p>0</text:p>
          </table:table-cell>
          <table:table-cell table:formula="of:=SQRT([.B864]^2+[.C864]^2+[.D864]^2)" office:value-type="float" office:value="0.00133990299589187" calcext:value-type="float">
            <text:p>0.0013399029958918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224" calcext:value-type="float">
            <text:p>0.008222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68" calcext:value-type="float">
            <text:p>0.186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748" calcext:value-type="float">
            <text:p>0.49748</text:p>
          </table:table-cell>
          <table:table-cell office:value-type="float" office:value="0.00024302" calcext:value-type="float">
            <text:p>0.00024302</text:p>
          </table:table-cell>
          <table:table-cell office:value-type="float" office:value="-0.0014108" calcext:value-type="float">
            <text:p>-0.0014108</text:p>
          </table:table-cell>
          <table:table-cell office:value-type="float" office:value="0" calcext:value-type="float">
            <text:p>0</text:p>
          </table:table-cell>
          <table:table-cell table:formula="of:=SQRT([.B865]^2+[.C865]^2+[.D865]^2)" office:value-type="float" office:value="0.00143157792676473" calcext:value-type="float">
            <text:p>0.0014315779267647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211" calcext:value-type="float">
            <text:p>0.00822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701" calcext:value-type="float">
            <text:p>0.1870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784" calcext:value-type="float">
            <text:p>0.49784</text:p>
          </table:table-cell>
          <table:table-cell office:value-type="float" office:value="0.00024477" calcext:value-type="float">
            <text:p>0.00024477</text:p>
          </table:table-cell>
          <table:table-cell office:value-type="float" office:value="-0.0015035" calcext:value-type="float">
            <text:p>-0.0015035</text:p>
          </table:table-cell>
          <table:table-cell office:value-type="float" office:value="0" calcext:value-type="float">
            <text:p>0</text:p>
          </table:table-cell>
          <table:table-cell table:formula="of:=SQRT([.B866]^2+[.C866]^2+[.D866]^2)" office:value-type="float" office:value="0.00152329399752641" calcext:value-type="float">
            <text:p>0.001523293997526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98" calcext:value-type="float">
            <text:p>0.008219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723" calcext:value-type="float">
            <text:p>0.1872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819" calcext:value-type="float">
            <text:p>0.49819</text:p>
          </table:table-cell>
          <table:table-cell office:value-type="float" office:value="0.00024651" calcext:value-type="float">
            <text:p>0.00024651</text:p>
          </table:table-cell>
          <table:table-cell office:value-type="float" office:value="-0.0015963" calcext:value-type="float">
            <text:p>-0.0015963</text:p>
          </table:table-cell>
          <table:table-cell office:value-type="float" office:value="0" calcext:value-type="float">
            <text:p>0</text:p>
          </table:table-cell>
          <table:table-cell table:formula="of:=SQRT([.B867]^2+[.C867]^2+[.D867]^2)" office:value-type="float" office:value="0.00161522161640439" calcext:value-type="float">
            <text:p>0.0016152216164043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85" calcext:value-type="float">
            <text:p>0.008218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745" calcext:value-type="float">
            <text:p>0.1874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855" calcext:value-type="float">
            <text:p>0.49855</text:p>
          </table:table-cell>
          <table:table-cell office:value-type="float" office:value="0.00024826" calcext:value-type="float">
            <text:p>0.00024826</text:p>
          </table:table-cell>
          <table:table-cell office:value-type="float" office:value="-0.001689" calcext:value-type="float">
            <text:p>-0.001689</text:p>
          </table:table-cell>
          <table:table-cell office:value-type="float" office:value="0" calcext:value-type="float">
            <text:p>0</text:p>
          </table:table-cell>
          <table:table-cell table:formula="of:=SQRT([.B868]^2+[.C868]^2+[.D868]^2)" office:value-type="float" office:value="0.00170714792200325" calcext:value-type="float">
            <text:p>0.0017071479220032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73" calcext:value-type="float">
            <text:p>0.008217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766" calcext:value-type="float">
            <text:p>0.1876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887" calcext:value-type="float">
            <text:p>0.49887</text:p>
          </table:table-cell>
          <table:table-cell office:value-type="float" office:value="0.00024926" calcext:value-type="float">
            <text:p>0.00024926</text:p>
          </table:table-cell>
          <table:table-cell office:value-type="float" office:value="-0.0017904" calcext:value-type="float">
            <text:p>-0.0017904</text:p>
          </table:table-cell>
          <table:table-cell office:value-type="float" office:value="0" calcext:value-type="float">
            <text:p>0</text:p>
          </table:table-cell>
          <table:table-cell table:formula="of:=SQRT([.B869]^2+[.C869]^2+[.D869]^2)" office:value-type="float" office:value="0.00180766775365386" calcext:value-type="float">
            <text:p>0.0018076677536538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61" calcext:value-type="float">
            <text:p>0.008216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788" calcext:value-type="float">
            <text:p>0.1878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911" calcext:value-type="float">
            <text:p>0.49911</text:p>
          </table:table-cell>
          <table:table-cell office:value-type="float" office:value="0.00024878" calcext:value-type="float">
            <text:p>0.00024878</text:p>
          </table:table-cell>
          <table:table-cell office:value-type="float" office:value="-0.0019091" calcext:value-type="float">
            <text:p>-0.0019091</text:p>
          </table:table-cell>
          <table:table-cell office:value-type="float" office:value="0" calcext:value-type="float">
            <text:p>0</text:p>
          </table:table-cell>
          <table:table-cell table:formula="of:=SQRT([.B870]^2+[.C870]^2+[.D870]^2)" office:value-type="float" office:value="0.00192524136107658" calcext:value-type="float">
            <text:p>0.0019252413610765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52" calcext:value-type="float">
            <text:p>0.008215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81" calcext:value-type="float">
            <text:p>0.188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936" calcext:value-type="float">
            <text:p>0.49936</text:p>
          </table:table-cell>
          <table:table-cell office:value-type="float" office:value="0.0002483" calcext:value-type="float">
            <text:p>0.0002483</text:p>
          </table:table-cell>
          <table:table-cell office:value-type="float" office:value="-0.0020277" calcext:value-type="float">
            <text:p>-0.0020277</text:p>
          </table:table-cell>
          <table:table-cell office:value-type="float" office:value="0" calcext:value-type="float">
            <text:p>0</text:p>
          </table:table-cell>
          <table:table-cell table:formula="of:=SQRT([.B871]^2+[.C871]^2+[.D871]^2)" office:value-type="float" office:value="0.00204284609797214" calcext:value-type="float">
            <text:p>0.0020428460979721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44" calcext:value-type="float">
            <text:p>0.008214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831" calcext:value-type="float">
            <text:p>0.1883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96" calcext:value-type="float">
            <text:p>0.4996</text:p>
          </table:table-cell>
          <table:table-cell office:value-type="float" office:value="0.00024782" calcext:value-type="float">
            <text:p>0.00024782</text:p>
          </table:table-cell>
          <table:table-cell office:value-type="float" office:value="-0.0021464" calcext:value-type="float">
            <text:p>-0.0021464</text:p>
          </table:table-cell>
          <table:table-cell office:value-type="float" office:value="0" calcext:value-type="float">
            <text:p>0</text:p>
          </table:table-cell>
          <table:table-cell table:formula="of:=SQRT([.B872]^2+[.C872]^2+[.D872]^2)" office:value-type="float" office:value="0.00216065909212907" calcext:value-type="float">
            <text:p>0.0021606590921290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35" calcext:value-type="float">
            <text:p>0.008213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853" calcext:value-type="float">
            <text:p>0.1885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985" calcext:value-type="float">
            <text:p>0.49985</text:p>
          </table:table-cell>
          <table:table-cell office:value-type="float" office:value="0.00024734" calcext:value-type="float">
            <text:p>0.00024734</text:p>
          </table:table-cell>
          <table:table-cell office:value-type="float" office:value="-0.0022651" calcext:value-type="float">
            <text:p>-0.0022651</text:p>
          </table:table-cell>
          <table:table-cell office:value-type="float" office:value="0" calcext:value-type="float">
            <text:p>0</text:p>
          </table:table-cell>
          <table:table-cell table:formula="of:=SQRT([.B873]^2+[.C873]^2+[.D873]^2)" office:value-type="float" office:value="0.0022785642597039" calcext:value-type="float">
            <text:p>0.002278564259703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26" calcext:value-type="float">
            <text:p>0.008212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875" calcext:value-type="float">
            <text:p>0.1887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009" calcext:value-type="float">
            <text:p>0.50009</text:p>
          </table:table-cell>
          <table:table-cell office:value-type="float" office:value="0.00024686" calcext:value-type="float">
            <text:p>0.00024686</text:p>
          </table:table-cell>
          <table:table-cell office:value-type="float" office:value="-0.0023837" calcext:value-type="float">
            <text:p>-0.0023837</text:p>
          </table:table-cell>
          <table:table-cell office:value-type="float" office:value="0" calcext:value-type="float">
            <text:p>0</text:p>
          </table:table-cell>
          <table:table-cell table:formula="of:=SQRT([.B874]^2+[.C874]^2+[.D874]^2)" office:value-type="float" office:value="0.00239644852846874" calcext:value-type="float">
            <text:p>0.0023964485284687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17" calcext:value-type="float">
            <text:p>0.008211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896" calcext:value-type="float">
            <text:p>0.1889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033" calcext:value-type="float">
            <text:p>0.50033</text:p>
          </table:table-cell>
          <table:table-cell office:value-type="float" office:value="0.00024638" calcext:value-type="float">
            <text:p>0.00024638</text:p>
          </table:table-cell>
          <table:table-cell office:value-type="float" office:value="-0.0025024" calcext:value-type="float">
            <text:p>-0.0025024</text:p>
          </table:table-cell>
          <table:table-cell office:value-type="float" office:value="0" calcext:value-type="float">
            <text:p>0</text:p>
          </table:table-cell>
          <table:table-cell table:formula="of:=SQRT([.B875]^2+[.C875]^2+[.D875]^2)" office:value-type="float" office:value="0.00251449972447801" calcext:value-type="float">
            <text:p>0.0025144997244780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09" calcext:value-type="float">
            <text:p>0.008210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918" calcext:value-type="float">
            <text:p>0.1891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058" calcext:value-type="float">
            <text:p>0.50058</text:p>
          </table:table-cell>
          <table:table-cell office:value-type="float" office:value="0.0002459" calcext:value-type="float">
            <text:p>0.0002459</text:p>
          </table:table-cell>
          <table:table-cell office:value-type="float" office:value="-0.002621" calcext:value-type="float">
            <text:p>-0.002621</text:p>
          </table:table-cell>
          <table:table-cell office:value-type="float" office:value="0" calcext:value-type="float">
            <text:p>0</text:p>
          </table:table-cell>
          <table:table-cell table:formula="of:=SQRT([.B876]^2+[.C876]^2+[.D876]^2)" office:value-type="float" office:value="0.00263250979295424" calcext:value-type="float">
            <text:p>0.0026325097929542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" calcext:value-type="float">
            <text:p>0.0082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94" calcext:value-type="float">
            <text:p>0.189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082" calcext:value-type="float">
            <text:p>0.50082</text:p>
          </table:table-cell>
          <table:table-cell office:value-type="float" office:value="0.00024541" calcext:value-type="float">
            <text:p>0.00024541</text:p>
          </table:table-cell>
          <table:table-cell office:value-type="float" office:value="-0.0027397" calcext:value-type="float">
            <text:p>-0.0027397</text:p>
          </table:table-cell>
          <table:table-cell office:value-type="float" office:value="0" calcext:value-type="float">
            <text:p>0</text:p>
          </table:table-cell>
          <table:table-cell table:formula="of:=SQRT([.B877]^2+[.C877]^2+[.D877]^2)" office:value-type="float" office:value="0.0027506694018184" calcext:value-type="float">
            <text:p>0.002750669401818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091" calcext:value-type="float">
            <text:p>0.008209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961" calcext:value-type="float">
            <text:p>0.1896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089" calcext:value-type="float">
            <text:p>0.50089</text:p>
          </table:table-cell>
          <table:table-cell office:value-type="float" office:value="0.00024243" calcext:value-type="float">
            <text:p>0.00024243</text:p>
          </table:table-cell>
          <table:table-cell office:value-type="float" office:value="-0.0028873" calcext:value-type="float">
            <text:p>-0.0028873</text:p>
          </table:table-cell>
          <table:table-cell office:value-type="float" office:value="0" calcext:value-type="float">
            <text:p>0</text:p>
          </table:table-cell>
          <table:table-cell table:formula="of:=SQRT([.B878]^2+[.C878]^2+[.D878]^2)" office:value-type="float" office:value="0.00289745985216362" calcext:value-type="float">
            <text:p>0.0028974598521636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089" calcext:value-type="float">
            <text:p>0.008208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8983" calcext:value-type="float">
            <text:p>0.1898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095" calcext:value-type="float">
            <text:p>0.50095</text:p>
          </table:table-cell>
          <table:table-cell office:value-type="float" office:value="0.00023944" calcext:value-type="float">
            <text:p>0.00023944</text:p>
          </table:table-cell>
          <table:table-cell office:value-type="float" office:value="-0.0030348" calcext:value-type="float">
            <text:p>-0.0030348</text:p>
          </table:table-cell>
          <table:table-cell office:value-type="float" office:value="0" calcext:value-type="float">
            <text:p>0</text:p>
          </table:table-cell>
          <table:table-cell table:formula="of:=SQRT([.B879]^2+[.C879]^2+[.D879]^2)" office:value-type="float" office:value="0.00304423102828941" calcext:value-type="float">
            <text:p>0.003044231028289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087" calcext:value-type="float">
            <text:p>0.008208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005" calcext:value-type="float">
            <text:p>0.1900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102" calcext:value-type="float">
            <text:p>0.50102</text:p>
          </table:table-cell>
          <table:table-cell office:value-type="float" office:value="0.00023645" calcext:value-type="float">
            <text:p>0.00023645</text:p>
          </table:table-cell>
          <table:table-cell office:value-type="float" office:value="-0.0031824" calcext:value-type="float">
            <text:p>-0.0031824</text:p>
          </table:table-cell>
          <table:table-cell office:value-type="float" office:value="0" calcext:value-type="float">
            <text:p>0</text:p>
          </table:table-cell>
          <table:table-cell table:formula="of:=SQRT([.B880]^2+[.C880]^2+[.D880]^2)" office:value-type="float" office:value="0.00319117194185772" calcext:value-type="float">
            <text:p>0.0031911719418577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084" calcext:value-type="float">
            <text:p>0.008208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026" calcext:value-type="float">
            <text:p>0.1902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108" calcext:value-type="float">
            <text:p>0.50108</text:p>
          </table:table-cell>
          <table:table-cell office:value-type="float" office:value="0.00023346" calcext:value-type="float">
            <text:p>0.00023346</text:p>
          </table:table-cell>
          <table:table-cell office:value-type="float" office:value="-0.00333" calcext:value-type="float">
            <text:p>-0.00333</text:p>
          </table:table-cell>
          <table:table-cell office:value-type="float" office:value="0" calcext:value-type="float">
            <text:p>0</text:p>
          </table:table-cell>
          <table:table-cell table:formula="of:=SQRT([.B881]^2+[.C881]^2+[.D881]^2)" office:value-type="float" office:value="0.0033381736880516" calcext:value-type="float">
            <text:p>0.003338173688051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082" calcext:value-type="float">
            <text:p>0.008208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048" calcext:value-type="float">
            <text:p>0.1904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115" calcext:value-type="float">
            <text:p>0.50115</text:p>
          </table:table-cell>
          <table:table-cell office:value-type="float" office:value="0.00023047" calcext:value-type="float">
            <text:p>0.00023047</text:p>
          </table:table-cell>
          <table:table-cell office:value-type="float" office:value="-0.0034776" calcext:value-type="float">
            <text:p>-0.0034776</text:p>
          </table:table-cell>
          <table:table-cell office:value-type="float" office:value="0" calcext:value-type="float">
            <text:p>0</text:p>
          </table:table-cell>
          <table:table-cell table:formula="of:=SQRT([.B882]^2+[.C882]^2+[.D882]^2)" office:value-type="float" office:value="0.00348522856939111" calcext:value-type="float">
            <text:p>0.0034852285693911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08" calcext:value-type="float">
            <text:p>0.00820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07" calcext:value-type="float">
            <text:p>0.190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122" calcext:value-type="float">
            <text:p>0.50122</text:p>
          </table:table-cell>
          <table:table-cell office:value-type="float" office:value="0.00022748" calcext:value-type="float">
            <text:p>0.00022748</text:p>
          </table:table-cell>
          <table:table-cell office:value-type="float" office:value="-0.0036252" calcext:value-type="float">
            <text:p>-0.0036252</text:p>
          </table:table-cell>
          <table:table-cell office:value-type="float" office:value="0" calcext:value-type="float">
            <text:p>0</text:p>
          </table:table-cell>
          <table:table-cell table:formula="of:=SQRT([.B883]^2+[.C883]^2+[.D883]^2)" office:value-type="float" office:value="0.00363233013235306" calcext:value-type="float">
            <text:p>0.0036323301323530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078" calcext:value-type="float">
            <text:p>0.008207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091" calcext:value-type="float">
            <text:p>0.1909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128" calcext:value-type="float">
            <text:p>0.50128</text:p>
          </table:table-cell>
          <table:table-cell office:value-type="float" office:value="0.00022449" calcext:value-type="float">
            <text:p>0.00022449</text:p>
          </table:table-cell>
          <table:table-cell office:value-type="float" office:value="-0.0037727" calcext:value-type="float">
            <text:p>-0.0037727</text:p>
          </table:table-cell>
          <table:table-cell office:value-type="float" office:value="0" calcext:value-type="float">
            <text:p>0</text:p>
          </table:table-cell>
          <table:table-cell table:formula="of:=SQRT([.B884]^2+[.C884]^2+[.D884]^2)" office:value-type="float" office:value="0.00377937310279099" calcext:value-type="float">
            <text:p>0.0037793731027909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075" calcext:value-type="float">
            <text:p>0.008207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113" calcext:value-type="float">
            <text:p>0.1911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135" calcext:value-type="float">
            <text:p>0.50135</text:p>
          </table:table-cell>
          <table:table-cell office:value-type="float" office:value="0.0002215" calcext:value-type="float">
            <text:p>0.0002215</text:p>
          </table:table-cell>
          <table:table-cell office:value-type="float" office:value="-0.0039203" calcext:value-type="float">
            <text:p>-0.0039203</text:p>
          </table:table-cell>
          <table:table-cell office:value-type="float" office:value="0" calcext:value-type="float">
            <text:p>0</text:p>
          </table:table-cell>
          <table:table-cell table:formula="of:=SQRT([.B885]^2+[.C885]^2+[.D885]^2)" office:value-type="float" office:value="0.00392655247513643" calcext:value-type="float">
            <text:p>0.0039265524751364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073" calcext:value-type="float">
            <text:p>0.008207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135" calcext:value-type="float">
            <text:p>0.1913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124" calcext:value-type="float">
            <text:p>0.50124</text:p>
          </table:table-cell>
          <table:table-cell office:value-type="float" office:value="0.00021672" calcext:value-type="float">
            <text:p>0.00021672</text:p>
          </table:table-cell>
          <table:table-cell office:value-type="float" office:value="-0.0040887" calcext:value-type="float">
            <text:p>-0.0040887</text:p>
          </table:table-cell>
          <table:table-cell office:value-type="float" office:value="0" calcext:value-type="float">
            <text:p>0</text:p>
          </table:table-cell>
          <table:table-cell table:formula="of:=SQRT([.B886]^2+[.C886]^2+[.D886]^2)" office:value-type="float" office:value="0.0040944395524174" calcext:value-type="float">
            <text:p>0.004094439552417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077" calcext:value-type="float">
            <text:p>0.008207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156" calcext:value-type="float">
            <text:p>0.1915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105" calcext:value-type="float">
            <text:p>0.50105</text:p>
          </table:table-cell>
          <table:table-cell office:value-type="float" office:value="0.00021104" calcext:value-type="float">
            <text:p>0.00021104</text:p>
          </table:table-cell>
          <table:table-cell office:value-type="float" office:value="-0.0042676" calcext:value-type="float">
            <text:p>-0.0042676</text:p>
          </table:table-cell>
          <table:table-cell office:value-type="float" office:value="0" calcext:value-type="float">
            <text:p>0</text:p>
          </table:table-cell>
          <table:table-cell table:formula="of:=SQRT([.B887]^2+[.C887]^2+[.D887]^2)" office:value-type="float" office:value="0.00427281495522565" calcext:value-type="float">
            <text:p>0.0042728149552256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084" calcext:value-type="float">
            <text:p>0.008208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178" calcext:value-type="float">
            <text:p>0.1917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085" calcext:value-type="float">
            <text:p>0.50085</text:p>
          </table:table-cell>
          <table:table-cell office:value-type="float" office:value="0.00020537" calcext:value-type="float">
            <text:p>0.00020537</text:p>
          </table:table-cell>
          <table:table-cell office:value-type="float" office:value="-0.0044464" calcext:value-type="float">
            <text:p>-0.0044464</text:p>
          </table:table-cell>
          <table:table-cell office:value-type="float" office:value="0" calcext:value-type="float">
            <text:p>0</text:p>
          </table:table-cell>
          <table:table-cell table:formula="of:=SQRT([.B888]^2+[.C888]^2+[.D888]^2)" office:value-type="float" office:value="0.00445114028052363" calcext:value-type="float">
            <text:p>0.0044511402805236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091" calcext:value-type="float">
            <text:p>0.008209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2" calcext:value-type="float">
            <text:p>0.19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066" calcext:value-type="float">
            <text:p>0.50066</text:p>
          </table:table-cell>
          <table:table-cell office:value-type="float" office:value="0.00019969" calcext:value-type="float">
            <text:p>0.00019969</text:p>
          </table:table-cell>
          <table:table-cell office:value-type="float" office:value="-0.0046252" calcext:value-type="float">
            <text:p>-0.0046252</text:p>
          </table:table-cell>
          <table:table-cell office:value-type="float" office:value="0" calcext:value-type="float">
            <text:p>0</text:p>
          </table:table-cell>
          <table:table-cell table:formula="of:=SQRT([.B889]^2+[.C889]^2+[.D889]^2)" office:value-type="float" office:value="0.00462950873593516" calcext:value-type="float">
            <text:p>0.0046295087359351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098" calcext:value-type="float">
            <text:p>0.008209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221" calcext:value-type="float">
            <text:p>0.1922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046" calcext:value-type="float">
            <text:p>0.50046</text:p>
          </table:table-cell>
          <table:table-cell office:value-type="float" office:value="0.00019401" calcext:value-type="float">
            <text:p>0.00019401</text:p>
          </table:table-cell>
          <table:table-cell office:value-type="float" office:value="-0.004804" calcext:value-type="float">
            <text:p>-0.004804</text:p>
          </table:table-cell>
          <table:table-cell office:value-type="float" office:value="0" calcext:value-type="float">
            <text:p>0</text:p>
          </table:table-cell>
          <table:table-cell table:formula="of:=SQRT([.B890]^2+[.C890]^2+[.D890]^2)" office:value-type="float" office:value="0.00480791596017443" calcext:value-type="float">
            <text:p>0.0048079159601744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05" calcext:value-type="float">
            <text:p>0.008210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243" calcext:value-type="float">
            <text:p>0.1924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027" calcext:value-type="float">
            <text:p>0.50027</text:p>
          </table:table-cell>
          <table:table-cell office:value-type="float" office:value="0.00018834" calcext:value-type="float">
            <text:p>0.00018834</text:p>
          </table:table-cell>
          <table:table-cell office:value-type="float" office:value="-0.0049829" calcext:value-type="float">
            <text:p>-0.0049829</text:p>
          </table:table-cell>
          <table:table-cell office:value-type="float" office:value="0" calcext:value-type="float">
            <text:p>0</text:p>
          </table:table-cell>
          <table:table-cell table:formula="of:=SQRT([.B891]^2+[.C891]^2+[.D891]^2)" office:value-type="float" office:value="0.0049864580982497" calcext:value-type="float">
            <text:p>0.004986458098249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13" calcext:value-type="float">
            <text:p>0.00821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265" calcext:value-type="float">
            <text:p>0.1926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007" calcext:value-type="float">
            <text:p>0.50007</text:p>
          </table:table-cell>
          <table:table-cell office:value-type="float" office:value="0.00018266" calcext:value-type="float">
            <text:p>0.00018266</text:p>
          </table:table-cell>
          <table:table-cell office:value-type="float" office:value="-0.0051617" calcext:value-type="float">
            <text:p>-0.0051617</text:p>
          </table:table-cell>
          <table:table-cell office:value-type="float" office:value="0" calcext:value-type="float">
            <text:p>0</text:p>
          </table:table-cell>
          <table:table-cell table:formula="of:=SQRT([.B892]^2+[.C892]^2+[.D892]^2)" office:value-type="float" office:value="0.00516493093522072" calcext:value-type="float">
            <text:p>0.0051649309352207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2" calcext:value-type="float">
            <text:p>0.00821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286" calcext:value-type="float">
            <text:p>0.1928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988" calcext:value-type="float">
            <text:p>0.49988</text:p>
          </table:table-cell>
          <table:table-cell office:value-type="float" office:value="0.00017699" calcext:value-type="float">
            <text:p>0.00017699</text:p>
          </table:table-cell>
          <table:table-cell office:value-type="float" office:value="-0.0053405" calcext:value-type="float">
            <text:p>-0.0053405</text:p>
          </table:table-cell>
          <table:table-cell office:value-type="float" office:value="0" calcext:value-type="float">
            <text:p>0</text:p>
          </table:table-cell>
          <table:table-cell table:formula="of:=SQRT([.B893]^2+[.C893]^2+[.D893]^2)" office:value-type="float" office:value="0.00534343201604549" calcext:value-type="float">
            <text:p>0.0053434320160454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27" calcext:value-type="float">
            <text:p>0.008212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308" calcext:value-type="float">
            <text:p>0.1930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957" calcext:value-type="float">
            <text:p>0.49957</text:p>
          </table:table-cell>
          <table:table-cell office:value-type="float" office:value="0.0001704" calcext:value-type="float">
            <text:p>0.0001704</text:p>
          </table:table-cell>
          <table:table-cell office:value-type="float" office:value="-0.0055301" calcext:value-type="float">
            <text:p>-0.0055301</text:p>
          </table:table-cell>
          <table:table-cell office:value-type="float" office:value="0" calcext:value-type="float">
            <text:p>0</text:p>
          </table:table-cell>
          <table:table-cell table:formula="of:=SQRT([.B894]^2+[.C894]^2+[.D894]^2)" office:value-type="float" office:value="0.00553272466059897" calcext:value-type="float">
            <text:p>0.0055327246605989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38" calcext:value-type="float">
            <text:p>0.008213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33" calcext:value-type="float">
            <text:p>0.193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901" calcext:value-type="float">
            <text:p>0.49901</text:p>
          </table:table-cell>
          <table:table-cell office:value-type="float" office:value="0.00016199" calcext:value-type="float">
            <text:p>0.00016199</text:p>
          </table:table-cell>
          <table:table-cell office:value-type="float" office:value="-0.0057413" calcext:value-type="float">
            <text:p>-0.0057413</text:p>
          </table:table-cell>
          <table:table-cell office:value-type="float" office:value="0" calcext:value-type="float">
            <text:p>0</text:p>
          </table:table-cell>
          <table:table-cell table:formula="of:=SQRT([.B895]^2+[.C895]^2+[.D895]^2)" office:value-type="float" office:value="0.00574358480829699" calcext:value-type="float">
            <text:p>0.0057435848082969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58" calcext:value-type="float">
            <text:p>0.008215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351" calcext:value-type="float">
            <text:p>0.1935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846" calcext:value-type="float">
            <text:p>0.49846</text:p>
          </table:table-cell>
          <table:table-cell office:value-type="float" office:value="0.00015358" calcext:value-type="float">
            <text:p>0.00015358</text:p>
          </table:table-cell>
          <table:table-cell office:value-type="float" office:value="-0.0059525" calcext:value-type="float">
            <text:p>-0.0059525</text:p>
          </table:table-cell>
          <table:table-cell office:value-type="float" office:value="0" calcext:value-type="float">
            <text:p>0</text:p>
          </table:table-cell>
          <table:table-cell table:formula="of:=SQRT([.B896]^2+[.C896]^2+[.D896]^2)" office:value-type="float" office:value="0.00595448092333832" calcext:value-type="float">
            <text:p>0.0059544809233383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78" calcext:value-type="float">
            <text:p>0.008217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373" calcext:value-type="float">
            <text:p>0.1937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791" calcext:value-type="float">
            <text:p>0.49791</text:p>
          </table:table-cell>
          <table:table-cell office:value-type="float" office:value="0.00014517" calcext:value-type="float">
            <text:p>0.00014517</text:p>
          </table:table-cell>
          <table:table-cell office:value-type="float" office:value="-0.0061636" calcext:value-type="float">
            <text:p>-0.0061636</text:p>
          </table:table-cell>
          <table:table-cell office:value-type="float" office:value="0" calcext:value-type="float">
            <text:p>0</text:p>
          </table:table-cell>
          <table:table-cell table:formula="of:=SQRT([.B897]^2+[.C897]^2+[.D897]^2)" office:value-type="float" office:value="0.00616530934251478" calcext:value-type="float">
            <text:p>0.0061653093425147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198" calcext:value-type="float">
            <text:p>0.008219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395" calcext:value-type="float">
            <text:p>0.1939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736" calcext:value-type="float">
            <text:p>0.49736</text:p>
          </table:table-cell>
          <table:table-cell office:value-type="float" office:value="0.00013677" calcext:value-type="float">
            <text:p>0.00013677</text:p>
          </table:table-cell>
          <table:table-cell office:value-type="float" office:value="-0.0063748" calcext:value-type="float">
            <text:p>-0.0063748</text:p>
          </table:table-cell>
          <table:table-cell office:value-type="float" office:value="0" calcext:value-type="float">
            <text:p>0</text:p>
          </table:table-cell>
          <table:table-cell table:formula="of:=SQRT([.B898]^2+[.C898]^2+[.D898]^2)" office:value-type="float" office:value="0.00637626701706414" calcext:value-type="float">
            <text:p>0.0063762670170641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218" calcext:value-type="float">
            <text:p>0.008221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416" calcext:value-type="float">
            <text:p>0.1941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681" calcext:value-type="float">
            <text:p>0.49681</text:p>
          </table:table-cell>
          <table:table-cell office:value-type="float" office:value="0.00012836" calcext:value-type="float">
            <text:p>0.00012836</text:p>
          </table:table-cell>
          <table:table-cell office:value-type="float" office:value="-0.0065859" calcext:value-type="float">
            <text:p>-0.0065859</text:p>
          </table:table-cell>
          <table:table-cell office:value-type="float" office:value="0" calcext:value-type="float">
            <text:p>0</text:p>
          </table:table-cell>
          <table:table-cell table:formula="of:=SQRT([.B899]^2+[.C899]^2+[.D899]^2)" office:value-type="float" office:value="0.00658715075731533" calcext:value-type="float">
            <text:p>0.0065871507573153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238" calcext:value-type="float">
            <text:p>0.008223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438" calcext:value-type="float">
            <text:p>0.1943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626" calcext:value-type="float">
            <text:p>0.49626</text:p>
          </table:table-cell>
          <table:table-cell office:value-type="float" office:value="0.00011995" calcext:value-type="float">
            <text:p>0.00011995</text:p>
          </table:table-cell>
          <table:table-cell office:value-type="float" office:value="-0.0067971" calcext:value-type="float">
            <text:p>-0.0067971</text:p>
          </table:table-cell>
          <table:table-cell office:value-type="float" office:value="0" calcext:value-type="float">
            <text:p>0</text:p>
          </table:table-cell>
          <table:table-cell table:formula="of:=SQRT([.B900]^2+[.C900]^2+[.D900]^2)" office:value-type="float" office:value="0.00679815831034406" calcext:value-type="float">
            <text:p>0.0067981583103440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258" calcext:value-type="float">
            <text:p>0.008225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46" calcext:value-type="float">
            <text:p>0.194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571" calcext:value-type="float">
            <text:p>0.49571</text:p>
          </table:table-cell>
          <table:table-cell office:value-type="float" office:value="0.00011154" calcext:value-type="float">
            <text:p>0.00011154</text:p>
          </table:table-cell>
          <table:table-cell office:value-type="float" office:value="-0.0070083" calcext:value-type="float">
            <text:p>-0.0070083</text:p>
          </table:table-cell>
          <table:table-cell office:value-type="float" office:value="0" calcext:value-type="float">
            <text:p>0</text:p>
          </table:table-cell>
          <table:table-cell table:formula="of:=SQRT([.B901]^2+[.C901]^2+[.D901]^2)" office:value-type="float" office:value="0.0070091875464707" calcext:value-type="float">
            <text:p>0.007009187546470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278" calcext:value-type="float">
            <text:p>0.008227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481" calcext:value-type="float">
            <text:p>0.1948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516" calcext:value-type="float">
            <text:p>0.49516</text:p>
          </table:table-cell>
          <table:table-cell office:value-type="float" office:value="0.00010313" calcext:value-type="float">
            <text:p>0.00010313</text:p>
          </table:table-cell>
          <table:table-cell office:value-type="float" office:value="-0.0072194" calcext:value-type="float">
            <text:p>-0.0072194</text:p>
          </table:table-cell>
          <table:table-cell office:value-type="float" office:value="0" calcext:value-type="float">
            <text:p>0</text:p>
          </table:table-cell>
          <table:table-cell table:formula="of:=SQRT([.B902]^2+[.C902]^2+[.D902]^2)" office:value-type="float" office:value="0.00722013657467087" calcext:value-type="float">
            <text:p>0.0072201365746708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298" calcext:value-type="float">
            <text:p>0.008229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503" calcext:value-type="float">
            <text:p>0.1950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414" calcext:value-type="float">
            <text:p>0.49414</text:p>
          </table:table-cell>
          <table:table-cell office:value-type="float" office:value="0.000092196" calcext:value-type="float">
            <text:p>0.000092196</text:p>
          </table:table-cell>
          <table:table-cell office:value-type="float" office:value="-0.0074618" calcext:value-type="float">
            <text:p>-0.0074618</text:p>
          </table:table-cell>
          <table:table-cell office:value-type="float" office:value="0" calcext:value-type="float">
            <text:p>0</text:p>
          </table:table-cell>
          <table:table-cell table:formula="of:=SQRT([.B903]^2+[.C903]^2+[.D903]^2)" office:value-type="float" office:value="0.00746236955279059" calcext:value-type="float">
            <text:p>0.0074623695527905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335" calcext:value-type="float">
            <text:p>0.008233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525" calcext:value-type="float">
            <text:p>0.1952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312" calcext:value-type="float">
            <text:p>0.49312</text:p>
          </table:table-cell>
          <table:table-cell office:value-type="float" office:value="0.00008126" calcext:value-type="float">
            <text:p>0.00008126</text:p>
          </table:table-cell>
          <table:table-cell office:value-type="float" office:value="-0.0077043" calcext:value-type="float">
            <text:p>-0.0077043</text:p>
          </table:table-cell>
          <table:table-cell office:value-type="float" office:value="0" calcext:value-type="float">
            <text:p>0</text:p>
          </table:table-cell>
          <table:table-cell table:formula="of:=SQRT([.B904]^2+[.C904]^2+[.D904]^2)" office:value-type="float" office:value="0.00770472852718381" calcext:value-type="float">
            <text:p>0.0077047285271838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372" calcext:value-type="float">
            <text:p>0.008237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546" calcext:value-type="float">
            <text:p>0.1954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21" calcext:value-type="float">
            <text:p>0.4921</text:p>
          </table:table-cell>
          <table:table-cell office:value-type="float" office:value="0.000070325" calcext:value-type="float">
            <text:p>0.000070325</text:p>
          </table:table-cell>
          <table:table-cell office:value-type="float" office:value="-0.0079467" calcext:value-type="float">
            <text:p>-0.0079467</text:p>
          </table:table-cell>
          <table:table-cell office:value-type="float" office:value="0" calcext:value-type="float">
            <text:p>0</text:p>
          </table:table-cell>
          <table:table-cell table:formula="of:=SQRT([.B905]^2+[.C905]^2+[.D905]^2)" office:value-type="float" office:value="0.00794701116745314" calcext:value-type="float">
            <text:p>0.0079470111674531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408" calcext:value-type="float">
            <text:p>0.008240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568" calcext:value-type="float">
            <text:p>0.1956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108" calcext:value-type="float">
            <text:p>0.49108</text:p>
          </table:table-cell>
          <table:table-cell office:value-type="float" office:value="0.000059389" calcext:value-type="float">
            <text:p>0.000059389</text:p>
          </table:table-cell>
          <table:table-cell office:value-type="float" office:value="-0.0081891" calcext:value-type="float">
            <text:p>-0.0081891</text:p>
          </table:table-cell>
          <table:table-cell office:value-type="float" office:value="0" calcext:value-type="float">
            <text:p>0</text:p>
          </table:table-cell>
          <table:table-cell table:formula="of:=SQRT([.B906]^2+[.C906]^2+[.D906]^2)" office:value-type="float" office:value="0.00818931534765398" calcext:value-type="float">
            <text:p>0.0081893153476539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445" calcext:value-type="float">
            <text:p>0.008244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59" calcext:value-type="float">
            <text:p>0.195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6" calcext:value-type="float">
            <text:p>0.49006</text:p>
          </table:table-cell>
          <table:table-cell office:value-type="float" office:value="0.000048454" calcext:value-type="float">
            <text:p>0.000048454</text:p>
          </table:table-cell>
          <table:table-cell office:value-type="float" office:value="-0.0084315" calcext:value-type="float">
            <text:p>-0.0084315</text:p>
          </table:table-cell>
          <table:table-cell office:value-type="float" office:value="0" calcext:value-type="float">
            <text:p>0</text:p>
          </table:table-cell>
          <table:table-cell table:formula="of:=SQRT([.B907]^2+[.C907]^2+[.D907]^2)" office:value-type="float" office:value="0.00843163922615976" calcext:value-type="float">
            <text:p>0.0084316392261597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482" calcext:value-type="float">
            <text:p>0.008248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611" calcext:value-type="float">
            <text:p>0.1961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904" calcext:value-type="float">
            <text:p>0.48904</text:p>
          </table:table-cell>
          <table:table-cell office:value-type="float" office:value="0.000037518" calcext:value-type="float">
            <text:p>0.000037518</text:p>
          </table:table-cell>
          <table:table-cell office:value-type="float" office:value="-0.008674" calcext:value-type="float">
            <text:p>-0.008674</text:p>
          </table:table-cell>
          <table:table-cell office:value-type="float" office:value="0" calcext:value-type="float">
            <text:p>0</text:p>
          </table:table-cell>
          <table:table-cell table:formula="of:=SQRT([.B908]^2+[.C908]^2+[.D908]^2)" office:value-type="float" office:value="0.00867408113867538" calcext:value-type="float">
            <text:p>0.0086740811386753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519" calcext:value-type="float">
            <text:p>0.008251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633" calcext:value-type="float">
            <text:p>0.1963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802" calcext:value-type="float">
            <text:p>0.48802</text:p>
          </table:table-cell>
          <table:table-cell office:value-type="float" office:value="0.000026584" calcext:value-type="float">
            <text:p>0.000026584</text:p>
          </table:table-cell>
          <table:table-cell office:value-type="float" office:value="-0.0089164" calcext:value-type="float">
            <text:p>-0.0089164</text:p>
          </table:table-cell>
          <table:table-cell office:value-type="float" office:value="0" calcext:value-type="float">
            <text:p>0</text:p>
          </table:table-cell>
          <table:table-cell table:formula="of:=SQRT([.B909]^2+[.C909]^2+[.D909]^2)" office:value-type="float" office:value="0.00891643962964232" calcext:value-type="float">
            <text:p>0.0089164396296423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556" calcext:value-type="float">
            <text:p>0.008255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655" calcext:value-type="float">
            <text:p>0.1965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0.000015648" calcext:value-type="float">
            <text:p>0.000015648</text:p>
          </table:table-cell>
          <table:table-cell office:value-type="float" office:value="-0.0091588" calcext:value-type="float">
            <text:p>-0.0091588</text:p>
          </table:table-cell>
          <table:table-cell office:value-type="float" office:value="0" calcext:value-type="float">
            <text:p>0</text:p>
          </table:table-cell>
          <table:table-cell table:formula="of:=SQRT([.B910]^2+[.C910]^2+[.D910]^2)" office:value-type="float" office:value="0.00915881336745673" calcext:value-type="float">
            <text:p>0.0091588133674567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593" calcext:value-type="float">
            <text:p>0.008259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676" calcext:value-type="float">
            <text:p>0.1967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559" calcext:value-type="float">
            <text:p>0.48559</text:p>
          </table:table-cell>
          <table:table-cell office:value-type="float" office:value="0.000003556" calcext:value-type="float">
            <text:p>0.000003556</text:p>
          </table:table-cell>
          <table:table-cell office:value-type="float" office:value="-0.0094189" calcext:value-type="float">
            <text:p>-0.0094189</text:p>
          </table:table-cell>
          <table:table-cell office:value-type="float" office:value="0" calcext:value-type="float">
            <text:p>0</text:p>
          </table:table-cell>
          <table:table-cell table:formula="of:=SQRT([.B911]^2+[.C911]^2+[.D911]^2)" office:value-type="float" office:value="0.00941890067126392" calcext:value-type="float">
            <text:p>0.0094189006712639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644" calcext:value-type="float">
            <text:p>0.008264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698" calcext:value-type="float">
            <text:p>0.1969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398" calcext:value-type="float">
            <text:p>0.48398</text:p>
          </table:table-cell>
          <table:table-cell office:value-type="float" office:value="-0.0000091151" calcext:value-type="float">
            <text:p>-0.0000091151</text:p>
          </table:table-cell>
          <table:table-cell office:value-type="float" office:value="-0.0096878" calcext:value-type="float">
            <text:p>-0.0096878</text:p>
          </table:table-cell>
          <table:table-cell office:value-type="float" office:value="0" calcext:value-type="float">
            <text:p>0</text:p>
          </table:table-cell>
          <table:table-cell table:formula="of:=SQRT([.B912]^2+[.C912]^2+[.D912]^2)" office:value-type="float" office:value="0.0096878042881268" calcext:value-type="float">
            <text:p>0.009687804288126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702" calcext:value-type="float">
            <text:p>0.008270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72" calcext:value-type="float">
            <text:p>0.19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238" calcext:value-type="float">
            <text:p>0.48238</text:p>
          </table:table-cell>
          <table:table-cell office:value-type="float" office:value="-0.000021785" calcext:value-type="float">
            <text:p>-0.000021785</text:p>
          </table:table-cell>
          <table:table-cell office:value-type="float" office:value="-0.0099566" calcext:value-type="float">
            <text:p>-0.0099566</text:p>
          </table:table-cell>
          <table:table-cell office:value-type="float" office:value="0" calcext:value-type="float">
            <text:p>0</text:p>
          </table:table-cell>
          <table:table-cell table:formula="of:=SQRT([.B913]^2+[.C913]^2+[.D913]^2)" office:value-type="float" office:value="0.00995662383271684" calcext:value-type="float">
            <text:p>0.0099566238327168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76" calcext:value-type="float">
            <text:p>0.00827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741" calcext:value-type="float">
            <text:p>0.1974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77" calcext:value-type="float">
            <text:p>0.48077</text:p>
          </table:table-cell>
          <table:table-cell office:value-type="float" office:value="-0.000034456" calcext:value-type="float">
            <text:p>-0.000034456</text:p>
          </table:table-cell>
          <table:table-cell office:value-type="float" office:value="-0.010226" calcext:value-type="float">
            <text:p>-0.010226</text:p>
          </table:table-cell>
          <table:table-cell office:value-type="float" office:value="0" calcext:value-type="float">
            <text:p>0</text:p>
          </table:table-cell>
          <table:table-cell table:formula="of:=SQRT([.B914]^2+[.C914]^2+[.D914]^2)" office:value-type="float" office:value="0.0102260580487271" calcext:value-type="float">
            <text:p>0.010226058048727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818" calcext:value-type="float">
            <text:p>0.008281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763" calcext:value-type="float">
            <text:p>0.1976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917" calcext:value-type="float">
            <text:p>0.47917</text:p>
          </table:table-cell>
          <table:table-cell office:value-type="float" office:value="-0.000047127" calcext:value-type="float">
            <text:p>-0.000047127</text:p>
          </table:table-cell>
          <table:table-cell office:value-type="float" office:value="-0.010494" calcext:value-type="float">
            <text:p>-0.010494</text:p>
          </table:table-cell>
          <table:table-cell office:value-type="float" office:value="0" calcext:value-type="float">
            <text:p>0</text:p>
          </table:table-cell>
          <table:table-cell table:formula="of:=SQRT([.B915]^2+[.C915]^2+[.D915]^2)" office:value-type="float" office:value="0.0104941058196556" calcext:value-type="float">
            <text:p>0.010494105819655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876" calcext:value-type="float">
            <text:p>0.008287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785" calcext:value-type="float">
            <text:p>0.1978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756" calcext:value-type="float">
            <text:p>0.47756</text:p>
          </table:table-cell>
          <table:table-cell office:value-type="float" office:value="-0.000059798" calcext:value-type="float">
            <text:p>-0.000059798</text:p>
          </table:table-cell>
          <table:table-cell office:value-type="float" office:value="-0.010763" calcext:value-type="float">
            <text:p>-0.010763</text:p>
          </table:table-cell>
          <table:table-cell office:value-type="float" office:value="0" calcext:value-type="float">
            <text:p>0</text:p>
          </table:table-cell>
          <table:table-cell table:formula="of:=SQRT([.B916]^2+[.C916]^2+[.D916]^2)" office:value-type="float" office:value="0.0107631661141508" calcext:value-type="float">
            <text:p>0.010763166114150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934" calcext:value-type="float">
            <text:p>0.008293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806" calcext:value-type="float">
            <text:p>0.1980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96" calcext:value-type="float">
            <text:p>0.47596</text:p>
          </table:table-cell>
          <table:table-cell office:value-type="float" office:value="-0.000072468" calcext:value-type="float">
            <text:p>-0.000072468</text:p>
          </table:table-cell>
          <table:table-cell office:value-type="float" office:value="-0.011032" calcext:value-type="float">
            <text:p>-0.011032</text:p>
          </table:table-cell>
          <table:table-cell office:value-type="float" office:value="0" calcext:value-type="float">
            <text:p>0</text:p>
          </table:table-cell>
          <table:table-cell table:formula="of:=SQRT([.B917]^2+[.C917]^2+[.D917]^2)" office:value-type="float" office:value="0.0110322380146108" calcext:value-type="float">
            <text:p>0.011032238014610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2992" calcext:value-type="float">
            <text:p>0.008299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828" calcext:value-type="float">
            <text:p>0.1982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435" calcext:value-type="float">
            <text:p>0.47435</text:p>
          </table:table-cell>
          <table:table-cell office:value-type="float" office:value="-0.000085139" calcext:value-type="float">
            <text:p>-0.000085139</text:p>
          </table:table-cell>
          <table:table-cell office:value-type="float" office:value="-0.011301" calcext:value-type="float">
            <text:p>-0.011301</text:p>
          </table:table-cell>
          <table:table-cell office:value-type="float" office:value="0" calcext:value-type="float">
            <text:p>0</text:p>
          </table:table-cell>
          <table:table-cell table:formula="of:=SQRT([.B918]^2+[.C918]^2+[.D918]^2)" office:value-type="float" office:value="0.0113013207037638" calcext:value-type="float">
            <text:p>0.011301320703763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05" calcext:value-type="float">
            <text:p>0.00830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85" calcext:value-type="float">
            <text:p>0.198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252" calcext:value-type="float">
            <text:p>0.47252</text:p>
          </table:table-cell>
          <table:table-cell office:value-type="float" office:value="-0.000097922" calcext:value-type="float">
            <text:p>-0.000097922</text:p>
          </table:table-cell>
          <table:table-cell office:value-type="float" office:value="-0.011575" calcext:value-type="float">
            <text:p>-0.011575</text:p>
          </table:table-cell>
          <table:table-cell office:value-type="float" office:value="0" calcext:value-type="float">
            <text:p>0</text:p>
          </table:table-cell>
          <table:table-cell table:formula="of:=SQRT([.B919]^2+[.C919]^2+[.D919]^2)" office:value-type="float" office:value="0.0115754141920747" calcext:value-type="float">
            <text:p>0.011575414192074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116" calcext:value-type="float">
            <text:p>0.008311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871" calcext:value-type="float">
            <text:p>0.1987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021" calcext:value-type="float">
            <text:p>0.47021</text:p>
          </table:table-cell>
          <table:table-cell office:value-type="float" office:value="-0.00011093" calcext:value-type="float">
            <text:p>-0.00011093</text:p>
          </table:table-cell>
          <table:table-cell office:value-type="float" office:value="-0.011861" calcext:value-type="float">
            <text:p>-0.011861</text:p>
          </table:table-cell>
          <table:table-cell office:value-type="float" office:value="0" calcext:value-type="float">
            <text:p>0</text:p>
          </table:table-cell>
          <table:table-cell table:formula="of:=SQRT([.B920]^2+[.C920]^2+[.D920]^2)" office:value-type="float" office:value="0.0118615187250579" calcext:value-type="float">
            <text:p>0.011861518725057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893" calcext:value-type="float">
            <text:p>0.1989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791" calcext:value-type="float">
            <text:p>0.46791</text:p>
          </table:table-cell>
          <table:table-cell office:value-type="float" office:value="-0.00012394" calcext:value-type="float">
            <text:p>-0.00012394</text:p>
          </table:table-cell>
          <table:table-cell office:value-type="float" office:value="-0.012146" calcext:value-type="float">
            <text:p>-0.012146</text:p>
          </table:table-cell>
          <table:table-cell office:value-type="float" office:value="0" calcext:value-type="float">
            <text:p>0</text:p>
          </table:table-cell>
          <table:table-cell table:formula="of:=SQRT([.B921]^2+[.C921]^2+[.D921]^2)" office:value-type="float" office:value="0.0121466323367261" calcext:value-type="float">
            <text:p>0.012146632336726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283" calcext:value-type="float">
            <text:p>0.008328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915" calcext:value-type="float">
            <text:p>0.1991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561" calcext:value-type="float">
            <text:p>0.46561</text:p>
          </table:table-cell>
          <table:table-cell office:value-type="float" office:value="-0.00013695" calcext:value-type="float">
            <text:p>-0.00013695</text:p>
          </table:table-cell>
          <table:table-cell office:value-type="float" office:value="-0.012431" calcext:value-type="float">
            <text:p>-0.012431</text:p>
          </table:table-cell>
          <table:table-cell office:value-type="float" office:value="0" calcext:value-type="float">
            <text:p>0</text:p>
          </table:table-cell>
          <table:table-cell table:formula="of:=SQRT([.B922]^2+[.C922]^2+[.D922]^2)" office:value-type="float" office:value="0.0124317543533686" calcext:value-type="float">
            <text:p>0.012431754353368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366" calcext:value-type="float">
            <text:p>0.008336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936" calcext:value-type="float">
            <text:p>0.1993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331" calcext:value-type="float">
            <text:p>0.46331</text:p>
          </table:table-cell>
          <table:table-cell office:value-type="float" office:value="-0.00014996" calcext:value-type="float">
            <text:p>-0.00014996</text:p>
          </table:table-cell>
          <table:table-cell office:value-type="float" office:value="-0.012717" calcext:value-type="float">
            <text:p>-0.012717</text:p>
          </table:table-cell>
          <table:table-cell office:value-type="float" office:value="0" calcext:value-type="float">
            <text:p>0</text:p>
          </table:table-cell>
          <table:table-cell table:formula="of:=SQRT([.B923]^2+[.C923]^2+[.D923]^2)" office:value-type="float" office:value="0.0127178841401233" calcext:value-type="float">
            <text:p>0.012717884140123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449" calcext:value-type="float">
            <text:p>0.008344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958" calcext:value-type="float">
            <text:p>0.1995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-0.00016297" calcext:value-type="float">
            <text:p>-0.00016297</text:p>
          </table:table-cell>
          <table:table-cell office:value-type="float" office:value="-0.013002" calcext:value-type="float">
            <text:p>-0.013002</text:p>
          </table:table-cell>
          <table:table-cell office:value-type="float" office:value="0" calcext:value-type="float">
            <text:p>0</text:p>
          </table:table-cell>
          <table:table-cell table:formula="of:=SQRT([.B924]^2+[.C924]^2+[.D924]^2)" office:value-type="float" office:value="0.013003021311253" calcext:value-type="float">
            <text:p>0.01300302131125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532" calcext:value-type="float">
            <text:p>0.00835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1998" calcext:value-type="float">
            <text:p>0.199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87" calcext:value-type="float">
            <text:p>0.4587</text:p>
          </table:table-cell>
          <table:table-cell office:value-type="float" office:value="-0.00017598" calcext:value-type="float">
            <text:p>-0.00017598</text:p>
          </table:table-cell>
          <table:table-cell office:value-type="float" office:value="-0.013287" calcext:value-type="float">
            <text:p>-0.013287</text:p>
          </table:table-cell>
          <table:table-cell office:value-type="float" office:value="0" calcext:value-type="float">
            <text:p>0</text:p>
          </table:table-cell>
          <table:table-cell table:formula="of:=SQRT([.B925]^2+[.C925]^2+[.D925]^2)" office:value-type="float" office:value="0.0132881653346277" calcext:value-type="float">
            <text:p>0.013288165334627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616" calcext:value-type="float">
            <text:p>0.008361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001" calcext:value-type="float">
            <text:p>0.2000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4" calcext:value-type="float">
            <text:p>0.4564</text:p>
          </table:table-cell>
          <table:table-cell office:value-type="float" office:value="-0.00018899" calcext:value-type="float">
            <text:p>-0.00018899</text:p>
          </table:table-cell>
          <table:table-cell office:value-type="float" office:value="-0.013573" calcext:value-type="float">
            <text:p>-0.013573</text:p>
          </table:table-cell>
          <table:table-cell office:value-type="float" office:value="0" calcext:value-type="float">
            <text:p>0</text:p>
          </table:table-cell>
          <table:table-cell table:formula="of:=SQRT([.B926]^2+[.C926]^2+[.D926]^2)" office:value-type="float" office:value="0.0135743156814662" calcext:value-type="float">
            <text:p>0.013574315681466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699" calcext:value-type="float">
            <text:p>0.008369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023" calcext:value-type="float">
            <text:p>0.2002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409" calcext:value-type="float">
            <text:p>0.45409</text:p>
          </table:table-cell>
          <table:table-cell office:value-type="float" office:value="-0.000202" calcext:value-type="float">
            <text:p>-0.000202</text:p>
          </table:table-cell>
          <table:table-cell office:value-type="float" office:value="-0.013858" calcext:value-type="float">
            <text:p>-0.013858</text:p>
          </table:table-cell>
          <table:table-cell office:value-type="float" office:value="0" calcext:value-type="float">
            <text:p>0</text:p>
          </table:table-cell>
          <table:table-cell table:formula="of:=SQRT([.B927]^2+[.C927]^2+[.D927]^2)" office:value-type="float" office:value="0.0138594721400203" calcext:value-type="float">
            <text:p>0.013859472140020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782" calcext:value-type="float">
            <text:p>0.008378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045" calcext:value-type="float">
            <text:p>0.2004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-0.00021375" calcext:value-type="float">
            <text:p>-0.00021375</text:p>
          </table:table-cell>
          <table:table-cell office:value-type="float" office:value="-0.014143" calcext:value-type="float">
            <text:p>-0.014143</text:p>
          </table:table-cell>
          <table:table-cell office:value-type="float" office:value="0" calcext:value-type="float">
            <text:p>0</text:p>
          </table:table-cell>
          <table:table-cell table:formula="of:=SQRT([.B928]^2+[.C928]^2+[.D928]^2)" office:value-type="float" office:value="0.0141446151613432" calcext:value-type="float">
            <text:p>0.014144615161343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3894" calcext:value-type="float">
            <text:p>0.008389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066" calcext:value-type="float">
            <text:p>0.2006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79" calcext:value-type="float">
            <text:p>0.4479</text:p>
          </table:table-cell>
          <table:table-cell office:value-type="float" office:value="-0.0002255" calcext:value-type="float">
            <text:p>-0.0002255</text:p>
          </table:table-cell>
          <table:table-cell office:value-type="float" office:value="-0.014429" calcext:value-type="float">
            <text:p>-0.014429</text:p>
          </table:table-cell>
          <table:table-cell office:value-type="float" office:value="0" calcext:value-type="float">
            <text:p>0</text:p>
          </table:table-cell>
          <table:table-cell table:formula="of:=SQRT([.B929]^2+[.C929]^2+[.D929]^2)" office:value-type="float" office:value="0.0144307619774564" calcext:value-type="float">
            <text:p>0.014430761977456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005" calcext:value-type="float">
            <text:p>0.008400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088" calcext:value-type="float">
            <text:p>0.2008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48" calcext:value-type="float">
            <text:p>0.4448</text:p>
          </table:table-cell>
          <table:table-cell office:value-type="float" office:value="-0.00023726" calcext:value-type="float">
            <text:p>-0.00023726</text:p>
          </table:table-cell>
          <table:table-cell office:value-type="float" office:value="-0.014715" calcext:value-type="float">
            <text:p>-0.014715</text:p>
          </table:table-cell>
          <table:table-cell office:value-type="float" office:value="0" calcext:value-type="float">
            <text:p>0</text:p>
          </table:table-cell>
          <table:table-cell table:formula="of:=SQRT([.B930]^2+[.C930]^2+[.D930]^2)" office:value-type="float" office:value="0.0147169126282519" calcext:value-type="float">
            <text:p>0.014716912628251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117" calcext:value-type="float">
            <text:p>0.008411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11" calcext:value-type="float">
            <text:p>0.201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171" calcext:value-type="float">
            <text:p>0.44171</text:p>
          </table:table-cell>
          <table:table-cell office:value-type="float" office:value="-0.00024901" calcext:value-type="float">
            <text:p>-0.00024901</text:p>
          </table:table-cell>
          <table:table-cell office:value-type="float" office:value="-0.015" calcext:value-type="float">
            <text:p>-0.015</text:p>
          </table:table-cell>
          <table:table-cell office:value-type="float" office:value="0" calcext:value-type="float">
            <text:p>0</text:p>
          </table:table-cell>
          <table:table-cell table:formula="of:=SQRT([.B931]^2+[.C931]^2+[.D931]^2)" office:value-type="float" office:value="0.0150020667236251" calcext:value-type="float">
            <text:p>0.015002066723625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229" calcext:value-type="float">
            <text:p>0.008422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131" calcext:value-type="float">
            <text:p>0.2013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861" calcext:value-type="float">
            <text:p>0.43861</text:p>
          </table:table-cell>
          <table:table-cell office:value-type="float" office:value="-0.00026076" calcext:value-type="float">
            <text:p>-0.00026076</text:p>
          </table:table-cell>
          <table:table-cell office:value-type="float" office:value="-0.015286" calcext:value-type="float">
            <text:p>-0.015286</text:p>
          </table:table-cell>
          <table:table-cell office:value-type="float" office:value="0" calcext:value-type="float">
            <text:p>0</text:p>
          </table:table-cell>
          <table:table-cell table:formula="of:=SQRT([.B932]^2+[.C932]^2+[.D932]^2)" office:value-type="float" office:value="0.0152882239575956" calcext:value-type="float">
            <text:p>0.015288223957595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341" calcext:value-type="float">
            <text:p>0.008434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153" calcext:value-type="float">
            <text:p>0.2015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551" calcext:value-type="float">
            <text:p>0.43551</text:p>
          </table:table-cell>
          <table:table-cell office:value-type="float" office:value="-0.00027251" calcext:value-type="float">
            <text:p>-0.00027251</text:p>
          </table:table-cell>
          <table:table-cell office:value-type="float" office:value="-0.015572" calcext:value-type="float">
            <text:p>-0.015572</text:p>
          </table:table-cell>
          <table:table-cell office:value-type="float" office:value="0" calcext:value-type="float">
            <text:p>0</text:p>
          </table:table-cell>
          <table:table-cell table:formula="of:=SQRT([.B933]^2+[.C933]^2+[.D933]^2)" office:value-type="float" office:value="0.0155743842799675" calcext:value-type="float">
            <text:p>0.015574384279967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452" calcext:value-type="float">
            <text:p>0.008445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175" calcext:value-type="float">
            <text:p>0.2017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41" calcext:value-type="float">
            <text:p>0.43241</text:p>
          </table:table-cell>
          <table:table-cell office:value-type="float" office:value="-0.00028427" calcext:value-type="float">
            <text:p>-0.00028427</text:p>
          </table:table-cell>
          <table:table-cell office:value-type="float" office:value="-0.015857" calcext:value-type="float">
            <text:p>-0.015857</text:p>
          </table:table-cell>
          <table:table-cell office:value-type="float" office:value="0" calcext:value-type="float">
            <text:p>0</text:p>
          </table:table-cell>
          <table:table-cell table:formula="of:=SQRT([.B934]^2+[.C934]^2+[.D934]^2)" office:value-type="float" office:value="0.0158595478634449" calcext:value-type="float">
            <text:p>0.015859547863444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564" calcext:value-type="float">
            <text:p>0.008456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196" calcext:value-type="float">
            <text:p>0.2019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932" calcext:value-type="float">
            <text:p>0.42932</text:p>
          </table:table-cell>
          <table:table-cell office:value-type="float" office:value="-0.00029602" calcext:value-type="float">
            <text:p>-0.00029602</text:p>
          </table:table-cell>
          <table:table-cell office:value-type="float" office:value="-0.016143" calcext:value-type="float">
            <text:p>-0.016143</text:p>
          </table:table-cell>
          <table:table-cell office:value-type="float" office:value="0" calcext:value-type="float">
            <text:p>0</text:p>
          </table:table-cell>
          <table:table-cell table:formula="of:=SQRT([.B935]^2+[.C935]^2+[.D935]^2)" office:value-type="float" office:value="0.0161457138845082" calcext:value-type="float">
            <text:p>0.016145713884508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676" calcext:value-type="float">
            <text:p>0.008467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218" calcext:value-type="float">
            <text:p>0.2021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565" calcext:value-type="float">
            <text:p>0.42565</text:p>
          </table:table-cell>
          <table:table-cell office:value-type="float" office:value="-0.00030588" calcext:value-type="float">
            <text:p>-0.00030588</text:p>
          </table:table-cell>
          <table:table-cell office:value-type="float" office:value="-0.016413" calcext:value-type="float">
            <text:p>-0.016413</text:p>
          </table:table-cell>
          <table:table-cell office:value-type="float" office:value="0" calcext:value-type="float">
            <text:p>0</text:p>
          </table:table-cell>
          <table:table-cell table:formula="of:=SQRT([.B936]^2+[.C936]^2+[.D936]^2)" office:value-type="float" office:value="0.0164158500107183" calcext:value-type="float">
            <text:p>0.016415850010718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808" calcext:value-type="float">
            <text:p>0.008480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24" calcext:value-type="float">
            <text:p>0.202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169" calcext:value-type="float">
            <text:p>0.42169</text:p>
          </table:table-cell>
          <table:table-cell office:value-type="float" office:value="-0.0003148" calcext:value-type="float">
            <text:p>-0.0003148</text:p>
          </table:table-cell>
          <table:table-cell office:value-type="float" office:value="-0.016676" calcext:value-type="float">
            <text:p>-0.016676</text:p>
          </table:table-cell>
          <table:table-cell office:value-type="float" office:value="0" calcext:value-type="float">
            <text:p>0</text:p>
          </table:table-cell>
          <table:table-cell table:formula="of:=SQRT([.B937]^2+[.C937]^2+[.D937]^2)" office:value-type="float" office:value="0.0166789710426033" calcext:value-type="float">
            <text:p>0.016678971042603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4951" calcext:value-type="float">
            <text:p>0.008495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261" calcext:value-type="float">
            <text:p>0.2026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773" calcext:value-type="float">
            <text:p>0.41773</text:p>
          </table:table-cell>
          <table:table-cell office:value-type="float" office:value="-0.00032372" calcext:value-type="float">
            <text:p>-0.00032372</text:p>
          </table:table-cell>
          <table:table-cell office:value-type="float" office:value="-0.016939" calcext:value-type="float">
            <text:p>-0.016939</text:p>
          </table:table-cell>
          <table:table-cell office:value-type="float" office:value="0" calcext:value-type="float">
            <text:p>0</text:p>
          </table:table-cell>
          <table:table-cell table:formula="of:=SQRT([.B938]^2+[.C938]^2+[.D938]^2)" office:value-type="float" office:value="0.0169420930123288" calcext:value-type="float">
            <text:p>0.016942093012328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5093" calcext:value-type="float">
            <text:p>0.008509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283" calcext:value-type="float">
            <text:p>0.2028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377" calcext:value-type="float">
            <text:p>0.41377</text:p>
          </table:table-cell>
          <table:table-cell office:value-type="float" office:value="-0.00033265" calcext:value-type="float">
            <text:p>-0.00033265</text:p>
          </table:table-cell>
          <table:table-cell office:value-type="float" office:value="-0.017201" calcext:value-type="float">
            <text:p>-0.017201</text:p>
          </table:table-cell>
          <table:table-cell office:value-type="float" office:value="0" calcext:value-type="float">
            <text:p>0</text:p>
          </table:table-cell>
          <table:table-cell table:formula="of:=SQRT([.B939]^2+[.C939]^2+[.D939]^2)" office:value-type="float" office:value="0.0172042162571417" calcext:value-type="float">
            <text:p>0.017204216257141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5236" calcext:value-type="float">
            <text:p>0.008523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305" calcext:value-type="float">
            <text:p>0.2030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981" calcext:value-type="float">
            <text:p>0.40981</text:p>
          </table:table-cell>
          <table:table-cell office:value-type="float" office:value="-0.00034157" calcext:value-type="float">
            <text:p>-0.00034157</text:p>
          </table:table-cell>
          <table:table-cell office:value-type="float" office:value="-0.017464" calcext:value-type="float">
            <text:p>-0.017464</text:p>
          </table:table-cell>
          <table:table-cell office:value-type="float" office:value="0" calcext:value-type="float">
            <text:p>0</text:p>
          </table:table-cell>
          <table:table-cell table:formula="of:=SQRT([.B940]^2+[.C940]^2+[.D940]^2)" office:value-type="float" office:value="0.0174673399825188" calcext:value-type="float">
            <text:p>0.017467339982518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5378" calcext:value-type="float">
            <text:p>0.008537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326" calcext:value-type="float">
            <text:p>0.2032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585" calcext:value-type="float">
            <text:p>0.40585</text:p>
          </table:table-cell>
          <table:table-cell office:value-type="float" office:value="-0.00035049" calcext:value-type="float">
            <text:p>-0.00035049</text:p>
          </table:table-cell>
          <table:table-cell office:value-type="float" office:value="-0.017727" calcext:value-type="float">
            <text:p>-0.017727</text:p>
          </table:table-cell>
          <table:table-cell office:value-type="float" office:value="0" calcext:value-type="float">
            <text:p>0</text:p>
          </table:table-cell>
          <table:table-cell table:formula="of:=SQRT([.B941]^2+[.C941]^2+[.D941]^2)" office:value-type="float" office:value="0.0177304645240924" calcext:value-type="float">
            <text:p>0.017730464524092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5521" calcext:value-type="float">
            <text:p>0.008552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348" calcext:value-type="float">
            <text:p>0.2034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189" calcext:value-type="float">
            <text:p>0.40189</text:p>
          </table:table-cell>
          <table:table-cell office:value-type="float" office:value="-0.00035941" calcext:value-type="float">
            <text:p>-0.00035941</text:p>
          </table:table-cell>
          <table:table-cell office:value-type="float" office:value="-0.01799" calcext:value-type="float">
            <text:p>-0.01799</text:p>
          </table:table-cell>
          <table:table-cell office:value-type="float" office:value="0" calcext:value-type="float">
            <text:p>0</text:p>
          </table:table-cell>
          <table:table-cell table:formula="of:=SQRT([.B942]^2+[.C942]^2+[.D942]^2)" office:value-type="float" office:value="0.0179935898460563" calcext:value-type="float">
            <text:p>0.017993589846056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5664" calcext:value-type="float">
            <text:p>0.008566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37" calcext:value-type="float">
            <text:p>0.203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793" calcext:value-type="float">
            <text:p>0.39793</text:p>
          </table:table-cell>
          <table:table-cell office:value-type="float" office:value="-0.00036833" calcext:value-type="float">
            <text:p>-0.00036833</text:p>
          </table:table-cell>
          <table:table-cell office:value-type="float" office:value="-0.018252" calcext:value-type="float">
            <text:p>-0.018252</text:p>
          </table:table-cell>
          <table:table-cell office:value-type="float" office:value="0" calcext:value-type="float">
            <text:p>0</text:p>
          </table:table-cell>
          <table:table-cell table:formula="of:=SQRT([.B943]^2+[.C943]^2+[.D943]^2)" office:value-type="float" office:value="0.0182557161182162" calcext:value-type="float">
            <text:p>0.018255716118216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5806" calcext:value-type="float">
            <text:p>0.008580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391" calcext:value-type="float">
            <text:p>0.2039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367" calcext:value-type="float">
            <text:p>0.39367</text:p>
          </table:table-cell>
          <table:table-cell office:value-type="float" office:value="-0.00037583" calcext:value-type="float">
            <text:p>-0.00037583</text:p>
          </table:table-cell>
          <table:table-cell office:value-type="float" office:value="-0.018497" calcext:value-type="float">
            <text:p>-0.018497</text:p>
          </table:table-cell>
          <table:table-cell office:value-type="float" office:value="0" calcext:value-type="float">
            <text:p>0</text:p>
          </table:table-cell>
          <table:table-cell table:formula="of:=SQRT([.B944]^2+[.C944]^2+[.D944]^2)" office:value-type="float" office:value="0.0185008177437891" calcext:value-type="float">
            <text:p>0.018500817743789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5959" calcext:value-type="float">
            <text:p>0.008595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413" calcext:value-type="float">
            <text:p>0.2041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883" calcext:value-type="float">
            <text:p>0.38883</text:p>
          </table:table-cell>
          <table:table-cell office:value-type="float" office:value="-0.00038049" calcext:value-type="float">
            <text:p>-0.00038049</text:p>
          </table:table-cell>
          <table:table-cell office:value-type="float" office:value="-0.018706" calcext:value-type="float">
            <text:p>-0.018706</text:p>
          </table:table-cell>
          <table:table-cell office:value-type="float" office:value="0" calcext:value-type="float">
            <text:p>0</text:p>
          </table:table-cell>
          <table:table-cell table:formula="of:=SQRT([.B945]^2+[.C945]^2+[.D945]^2)" office:value-type="float" office:value="0.0187098692844205" calcext:value-type="float">
            <text:p>0.01870986928442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6134" calcext:value-type="float">
            <text:p>0.008613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435" calcext:value-type="float">
            <text:p>0.2043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398" calcext:value-type="float">
            <text:p>0.38398</text:p>
          </table:table-cell>
          <table:table-cell office:value-type="float" office:value="-0.00038514" calcext:value-type="float">
            <text:p>-0.00038514</text:p>
          </table:table-cell>
          <table:table-cell office:value-type="float" office:value="-0.018915" calcext:value-type="float">
            <text:p>-0.018915</text:p>
          </table:table-cell>
          <table:table-cell office:value-type="float" office:value="0" calcext:value-type="float">
            <text:p>0</text:p>
          </table:table-cell>
          <table:table-cell table:formula="of:=SQRT([.B946]^2+[.C946]^2+[.D946]^2)" office:value-type="float" office:value="0.018918920630406" calcext:value-type="float">
            <text:p>0.01891892063040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6308" calcext:value-type="float">
            <text:p>0.008630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456" calcext:value-type="float">
            <text:p>0.2045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913" calcext:value-type="float">
            <text:p>0.37913</text:p>
          </table:table-cell>
          <table:table-cell office:value-type="float" office:value="-0.0003898" calcext:value-type="float">
            <text:p>-0.0003898</text:p>
          </table:table-cell>
          <table:table-cell office:value-type="float" office:value="-0.019123" calcext:value-type="float">
            <text:p>-0.019123</text:p>
          </table:table-cell>
          <table:table-cell office:value-type="float" office:value="0" calcext:value-type="float">
            <text:p>0</text:p>
          </table:table-cell>
          <table:table-cell table:formula="of:=SQRT([.B947]^2+[.C947]^2+[.D947]^2)" office:value-type="float" office:value="0.0191269723960694" calcext:value-type="float">
            <text:p>0.019126972396069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6482" calcext:value-type="float">
            <text:p>0.008648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478" calcext:value-type="float">
            <text:p>0.2047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429" calcext:value-type="float">
            <text:p>0.37429</text:p>
          </table:table-cell>
          <table:table-cell office:value-type="float" office:value="-0.00039446" calcext:value-type="float">
            <text:p>-0.00039446</text:p>
          </table:table-cell>
          <table:table-cell office:value-type="float" office:value="-0.019332" calcext:value-type="float">
            <text:p>-0.019332</text:p>
          </table:table-cell>
          <table:table-cell office:value-type="float" office:value="0" calcext:value-type="float">
            <text:p>0</text:p>
          </table:table-cell>
          <table:table-cell table:formula="of:=SQRT([.B948]^2+[.C948]^2+[.D948]^2)" office:value-type="float" office:value="0.019336023962842" calcext:value-type="float">
            <text:p>0.01933602396284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6656" calcext:value-type="float">
            <text:p>0.008665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5" calcext:value-type="float">
            <text:p>0.20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944" calcext:value-type="float">
            <text:p>0.36944</text:p>
          </table:table-cell>
          <table:table-cell office:value-type="float" office:value="-0.00039912" calcext:value-type="float">
            <text:p>-0.00039912</text:p>
          </table:table-cell>
          <table:table-cell office:value-type="float" office:value="-0.019541" calcext:value-type="float">
            <text:p>-0.019541</text:p>
          </table:table-cell>
          <table:table-cell office:value-type="float" office:value="0" calcext:value-type="float">
            <text:p>0</text:p>
          </table:table-cell>
          <table:table-cell table:formula="of:=SQRT([.B949]^2+[.C949]^2+[.D949]^2)" office:value-type="float" office:value="0.0195450755377" calcext:value-type="float">
            <text:p>0.019545075537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6831" calcext:value-type="float">
            <text:p>0.008683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521" calcext:value-type="float">
            <text:p>0.2052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459" calcext:value-type="float">
            <text:p>0.36459</text:p>
          </table:table-cell>
          <table:table-cell office:value-type="float" office:value="-0.00040378" calcext:value-type="float">
            <text:p>-0.00040378</text:p>
          </table:table-cell>
          <table:table-cell office:value-type="float" office:value="-0.019749" calcext:value-type="float">
            <text:p>-0.019749</text:p>
          </table:table-cell>
          <table:table-cell office:value-type="float" office:value="0" calcext:value-type="float">
            <text:p>0</text:p>
          </table:table-cell>
          <table:table-cell table:formula="of:=SQRT([.B950]^2+[.C950]^2+[.D950]^2)" office:value-type="float" office:value="0.0197531273293218" calcext:value-type="float">
            <text:p>0.019753127329321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7005" calcext:value-type="float">
            <text:p>0.008700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543" calcext:value-type="float">
            <text:p>0.2054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974" calcext:value-type="float">
            <text:p>0.35974</text:p>
          </table:table-cell>
          <table:table-cell office:value-type="float" office:value="-0.00040844" calcext:value-type="float">
            <text:p>-0.00040844</text:p>
          </table:table-cell>
          <table:table-cell office:value-type="float" office:value="-0.019958" calcext:value-type="float">
            <text:p>-0.019958</text:p>
          </table:table-cell>
          <table:table-cell office:value-type="float" office:value="0" calcext:value-type="float">
            <text:p>0</text:p>
          </table:table-cell>
          <table:table-cell table:formula="of:=SQRT([.B951]^2+[.C951]^2+[.D951]^2)" office:value-type="float" office:value="0.0199621789199877" calcext:value-type="float">
            <text:p>0.019962178919987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7179" calcext:value-type="float">
            <text:p>0.008717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565" calcext:value-type="float">
            <text:p>0.2056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49" calcext:value-type="float">
            <text:p>0.3549</text:p>
          </table:table-cell>
          <table:table-cell office:value-type="float" office:value="-0.00041309" calcext:value-type="float">
            <text:p>-0.00041309</text:p>
          </table:table-cell>
          <table:table-cell office:value-type="float" office:value="-0.020167" calcext:value-type="float">
            <text:p>-0.020167</text:p>
          </table:table-cell>
          <table:table-cell office:value-type="float" office:value="0" calcext:value-type="float">
            <text:p>0</text:p>
          </table:table-cell>
          <table:table-cell table:formula="of:=SQRT([.B952]^2+[.C952]^2+[.D952]^2)" office:value-type="float" office:value="0.0201712303131986" calcext:value-type="float">
            <text:p>0.020171230313198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7353" calcext:value-type="float">
            <text:p>0.008735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586" calcext:value-type="float">
            <text:p>0.2058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919" calcext:value-type="float">
            <text:p>0.34919</text:p>
          </table:table-cell>
          <table:table-cell office:value-type="float" office:value="-0.00041248" calcext:value-type="float">
            <text:p>-0.00041248</text:p>
          </table:table-cell>
          <table:table-cell office:value-type="float" office:value="-0.020283" calcext:value-type="float">
            <text:p>-0.020283</text:p>
          </table:table-cell>
          <table:table-cell office:value-type="float" office:value="0" calcext:value-type="float">
            <text:p>0</text:p>
          </table:table-cell>
          <table:table-cell table:formula="of:=SQRT([.B953]^2+[.C953]^2+[.D953]^2)" office:value-type="float" office:value="0.0202871937130398" calcext:value-type="float">
            <text:p>0.020287193713039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7558" calcext:value-type="float">
            <text:p>0.008755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608" calcext:value-type="float">
            <text:p>0.2060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348" calcext:value-type="float">
            <text:p>0.34348</text:p>
          </table:table-cell>
          <table:table-cell office:value-type="float" office:value="-0.00041186" calcext:value-type="float">
            <text:p>-0.00041186</text:p>
          </table:table-cell>
          <table:table-cell office:value-type="float" office:value="-0.020398" calcext:value-type="float">
            <text:p>-0.020398</text:p>
          </table:table-cell>
          <table:table-cell office:value-type="float" office:value="0" calcext:value-type="float">
            <text:p>0</text:p>
          </table:table-cell>
          <table:table-cell table:formula="of:=SQRT([.B954]^2+[.C954]^2+[.D954]^2)" office:value-type="float" office:value="0.0204021575491319" calcext:value-type="float">
            <text:p>0.020402157549131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7763" calcext:value-type="float">
            <text:p>0.008776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63" calcext:value-type="float">
            <text:p>0.206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778" calcext:value-type="float">
            <text:p>0.33778</text:p>
          </table:table-cell>
          <table:table-cell office:value-type="float" office:value="-0.00041125" calcext:value-type="float">
            <text:p>-0.00041125</text:p>
          </table:table-cell>
          <table:table-cell office:value-type="float" office:value="-0.020514" calcext:value-type="float">
            <text:p>-0.020514</text:p>
          </table:table-cell>
          <table:table-cell office:value-type="float" office:value="0" calcext:value-type="float">
            <text:p>0</text:p>
          </table:table-cell>
          <table:table-cell table:formula="of:=SQRT([.B955]^2+[.C955]^2+[.D955]^2)" office:value-type="float" office:value="0.0205181218088425" calcext:value-type="float">
            <text:p>0.020518121808842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7968" calcext:value-type="float">
            <text:p>0.008796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652" calcext:value-type="float">
            <text:p>0.2065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207" calcext:value-type="float">
            <text:p>0.33207</text:p>
          </table:table-cell>
          <table:table-cell office:value-type="float" office:value="-0.00041064" calcext:value-type="float">
            <text:p>-0.00041064</text:p>
          </table:table-cell>
          <table:table-cell office:value-type="float" office:value="-0.02063" calcext:value-type="float">
            <text:p>-0.02063</text:p>
          </table:table-cell>
          <table:table-cell office:value-type="float" office:value="0" calcext:value-type="float">
            <text:p>0</text:p>
          </table:table-cell>
          <table:table-cell table:formula="of:=SQRT([.B956]^2+[.C956]^2+[.D956]^2)" office:value-type="float" office:value="0.0206340864883716" calcext:value-type="float">
            <text:p>0.020634086488371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8173" calcext:value-type="float">
            <text:p>0.008817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673" calcext:value-type="float">
            <text:p>0.2067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636" calcext:value-type="float">
            <text:p>0.32636</text:p>
          </table:table-cell>
          <table:table-cell office:value-type="float" office:value="-0.00041002" calcext:value-type="float">
            <text:p>-0.00041002</text:p>
          </table:table-cell>
          <table:table-cell office:value-type="float" office:value="-0.020746" calcext:value-type="float">
            <text:p>-0.020746</text:p>
          </table:table-cell>
          <table:table-cell office:value-type="float" office:value="0" calcext:value-type="float">
            <text:p>0</text:p>
          </table:table-cell>
          <table:table-cell table:formula="of:=SQRT([.B957]^2+[.C957]^2+[.D957]^2)" office:value-type="float" office:value="0.0207500513830786" calcext:value-type="float">
            <text:p>0.020750051383078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8378" calcext:value-type="float">
            <text:p>0.008837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695" calcext:value-type="float">
            <text:p>0.2069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066" calcext:value-type="float">
            <text:p>0.32066</text:p>
          </table:table-cell>
          <table:table-cell office:value-type="float" office:value="-0.00040941" calcext:value-type="float">
            <text:p>-0.00040941</text:p>
          </table:table-cell>
          <table:table-cell office:value-type="float" office:value="-0.020861" calcext:value-type="float">
            <text:p>-0.020861</text:p>
          </table:table-cell>
          <table:table-cell office:value-type="float" office:value="0" calcext:value-type="float">
            <text:p>0</text:p>
          </table:table-cell>
          <table:table-cell table:formula="of:=SQRT([.B958]^2+[.C958]^2+[.D958]^2)" office:value-type="float" office:value="0.0208650170751931" calcext:value-type="float">
            <text:p>0.020865017075193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8582" calcext:value-type="float">
            <text:p>0.008858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717" calcext:value-type="float">
            <text:p>0.2071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495" calcext:value-type="float">
            <text:p>0.31495</text:p>
          </table:table-cell>
          <table:table-cell office:value-type="float" office:value="-0.00040879" calcext:value-type="float">
            <text:p>-0.00040879</text:p>
          </table:table-cell>
          <table:table-cell office:value-type="float" office:value="-0.020977" calcext:value-type="float">
            <text:p>-0.020977</text:p>
          </table:table-cell>
          <table:table-cell office:value-type="float" office:value="0" calcext:value-type="float">
            <text:p>0</text:p>
          </table:table-cell>
          <table:table-cell table:formula="of:=SQRT([.B959]^2+[.C959]^2+[.D959]^2)" office:value-type="float" office:value="0.0209809827764121" calcext:value-type="float">
            <text:p>0.020980982776412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8787" calcext:value-type="float">
            <text:p>0.008878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738" calcext:value-type="float">
            <text:p>0.2073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924" calcext:value-type="float">
            <text:p>0.30924</text:p>
          </table:table-cell>
          <table:table-cell office:value-type="float" office:value="-0.00040818" calcext:value-type="float">
            <text:p>-0.00040818</text:p>
          </table:table-cell>
          <table:table-cell office:value-type="float" office:value="-0.021093" calcext:value-type="float">
            <text:p>-0.021093</text:p>
          </table:table-cell>
          <table:table-cell office:value-type="float" office:value="0" calcext:value-type="float">
            <text:p>0</text:p>
          </table:table-cell>
          <table:table-cell table:formula="of:=SQRT([.B960]^2+[.C960]^2+[.D960]^2)" office:value-type="float" office:value="0.0210969490664503" calcext:value-type="float">
            <text:p>0.021096949066450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8992" calcext:value-type="float">
            <text:p>0.008899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76" calcext:value-type="float">
            <text:p>0.2076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302" calcext:value-type="float">
            <text:p>0.30302</text:p>
          </table:table-cell>
          <table:table-cell office:value-type="float" office:value="-0.00040388" calcext:value-type="float">
            <text:p>-0.00040388</text:p>
          </table:table-cell>
          <table:table-cell office:value-type="float" office:value="-0.021116" calcext:value-type="float">
            <text:p>-0.021116</text:p>
          </table:table-cell>
          <table:table-cell office:value-type="float" office:value="0" calcext:value-type="float">
            <text:p>0</text:p>
          </table:table-cell>
          <table:table-cell table:formula="of:=SQRT([.B961]^2+[.C961]^2+[.D961]^2)" office:value-type="float" office:value="0.0211198620983755" calcext:value-type="float">
            <text:p>0.021119862098375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9215" calcext:value-type="float">
            <text:p>0.008921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782" calcext:value-type="float">
            <text:p>0.2078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654" calcext:value-type="float">
            <text:p>0.29654</text:p>
          </table:table-cell>
          <table:table-cell office:value-type="float" office:value="-0.00039774" calcext:value-type="float">
            <text:p>-0.00039774</text:p>
          </table:table-cell>
          <table:table-cell office:value-type="float" office:value="-0.021093" calcext:value-type="float">
            <text:p>-0.021093</text:p>
          </table:table-cell>
          <table:table-cell office:value-type="float" office:value="0" calcext:value-type="float">
            <text:p>0</text:p>
          </table:table-cell>
          <table:table-cell table:formula="of:=SQRT([.B962]^2+[.C962]^2+[.D962]^2)" office:value-type="float" office:value="0.0210967496574141" calcext:value-type="float">
            <text:p>0.021096749657414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9447" calcext:value-type="float">
            <text:p>0.008944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803" calcext:value-type="float">
            <text:p>0.2080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07" calcext:value-type="float">
            <text:p>0.29007</text:p>
          </table:table-cell>
          <table:table-cell office:value-type="float" office:value="-0.0003916" calcext:value-type="float">
            <text:p>-0.0003916</text:p>
          </table:table-cell>
          <table:table-cell office:value-type="float" office:value="-0.021069" calcext:value-type="float">
            <text:p>-0.021069</text:p>
          </table:table-cell>
          <table:table-cell office:value-type="float" office:value="0" calcext:value-type="float">
            <text:p>0</text:p>
          </table:table-cell>
          <table:table-cell table:formula="of:=SQRT([.B963]^2+[.C963]^2+[.D963]^2)" office:value-type="float" office:value="0.021072638932037" calcext:value-type="float">
            <text:p>0.02107263893203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9679" calcext:value-type="float">
            <text:p>0.008967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825" calcext:value-type="float">
            <text:p>0.2082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359" calcext:value-type="float">
            <text:p>0.28359</text:p>
          </table:table-cell>
          <table:table-cell office:value-type="float" office:value="-0.00038547" calcext:value-type="float">
            <text:p>-0.00038547</text:p>
          </table:table-cell>
          <table:table-cell office:value-type="float" office:value="-0.021046" calcext:value-type="float">
            <text:p>-0.021046</text:p>
          </table:table-cell>
          <table:table-cell office:value-type="float" office:value="0" calcext:value-type="float">
            <text:p>0</text:p>
          </table:table-cell>
          <table:table-cell table:formula="of:=SQRT([.B964]^2+[.C964]^2+[.D964]^2)" office:value-type="float" office:value="0.0210495297600897" calcext:value-type="float">
            <text:p>0.021049529760089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89911" calcext:value-type="float">
            <text:p>0.008991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847" calcext:value-type="float">
            <text:p>0.2084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711" calcext:value-type="float">
            <text:p>0.27711</text:p>
          </table:table-cell>
          <table:table-cell office:value-type="float" office:value="-0.00037933" calcext:value-type="float">
            <text:p>-0.00037933</text:p>
          </table:table-cell>
          <table:table-cell office:value-type="float" office:value="-0.021023" calcext:value-type="float">
            <text:p>-0.021023</text:p>
          </table:table-cell>
          <table:table-cell office:value-type="float" office:value="0" calcext:value-type="float">
            <text:p>0</text:p>
          </table:table-cell>
          <table:table-cell table:formula="of:=SQRT([.B965]^2+[.C965]^2+[.D965]^2)" office:value-type="float" office:value="0.0210264219554564" calcext:value-type="float">
            <text:p>0.021026421955456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0143" calcext:value-type="float">
            <text:p>0.009014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868" calcext:value-type="float">
            <text:p>0.2086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063" calcext:value-type="float">
            <text:p>0.27063</text:p>
          </table:table-cell>
          <table:table-cell office:value-type="float" office:value="-0.00037319" calcext:value-type="float">
            <text:p>-0.00037319</text:p>
          </table:table-cell>
          <table:table-cell office:value-type="float" office:value="-0.021" calcext:value-type="float">
            <text:p>-0.021</text:p>
          </table:table-cell>
          <table:table-cell office:value-type="float" office:value="0" calcext:value-type="float">
            <text:p>0</text:p>
          </table:table-cell>
          <table:table-cell table:formula="of:=SQRT([.B966]^2+[.C966]^2+[.D966]^2)" office:value-type="float" office:value="0.0210033157090994" calcext:value-type="float">
            <text:p>0.021003315709099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0375" calcext:value-type="float">
            <text:p>0.009037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89" calcext:value-type="float">
            <text:p>0.2089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15" calcext:value-type="float">
            <text:p>0.26415</text:p>
          </table:table-cell>
          <table:table-cell office:value-type="float" office:value="-0.00036705" calcext:value-type="float">
            <text:p>-0.00036705</text:p>
          </table:table-cell>
          <table:table-cell office:value-type="float" office:value="-0.020976" calcext:value-type="float">
            <text:p>-0.020976</text:p>
          </table:table-cell>
          <table:table-cell office:value-type="float" office:value="0" calcext:value-type="float">
            <text:p>0</text:p>
          </table:table-cell>
          <table:table-cell table:formula="of:=SQRT([.B967]^2+[.C967]^2+[.D967]^2)" office:value-type="float" office:value="0.0209792111792245" calcext:value-type="float">
            <text:p>0.020979211179224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0608" calcext:value-type="float">
            <text:p>0.009060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912" calcext:value-type="float">
            <text:p>0.2091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767" calcext:value-type="float">
            <text:p>0.25767</text:p>
          </table:table-cell>
          <table:table-cell office:value-type="float" office:value="-0.00036091" calcext:value-type="float">
            <text:p>-0.00036091</text:p>
          </table:table-cell>
          <table:table-cell office:value-type="float" office:value="-0.020953" calcext:value-type="float">
            <text:p>-0.020953</text:p>
          </table:table-cell>
          <table:table-cell office:value-type="float" office:value="0" calcext:value-type="float">
            <text:p>0</text:p>
          </table:table-cell>
          <table:table-cell table:formula="of:=SQRT([.B968]^2+[.C968]^2+[.D968]^2)" office:value-type="float" office:value="0.0209561080601361" calcext:value-type="float">
            <text:p>0.020956108060136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084" calcext:value-type="float">
            <text:p>0.00908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933" calcext:value-type="float">
            <text:p>0.2093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98" calcext:value-type="float">
            <text:p>0.25098</text:p>
          </table:table-cell>
          <table:table-cell office:value-type="float" office:value="-0.0003532" calcext:value-type="float">
            <text:p>-0.0003532</text:p>
          </table:table-cell>
          <table:table-cell office:value-type="float" office:value="-0.020867" calcext:value-type="float">
            <text:p>-0.020867</text:p>
          </table:table-cell>
          <table:table-cell office:value-type="float" office:value="0" calcext:value-type="float">
            <text:p>0</text:p>
          </table:table-cell>
          <table:table-cell table:formula="of:=SQRT([.B969]^2+[.C969]^2+[.D969]^2)" office:value-type="float" office:value="0.0208699889611854" calcext:value-type="float">
            <text:p>0.020869988961185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1079" calcext:value-type="float">
            <text:p>0.009107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955" calcext:value-type="float">
            <text:p>0.2095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387" calcext:value-type="float">
            <text:p>0.24387</text:p>
          </table:table-cell>
          <table:table-cell office:value-type="float" office:value="-0.00034235" calcext:value-type="float">
            <text:p>-0.00034235</text:p>
          </table:table-cell>
          <table:table-cell office:value-type="float" office:value="-0.020654" calcext:value-type="float">
            <text:p>-0.020654</text:p>
          </table:table-cell>
          <table:table-cell office:value-type="float" office:value="0" calcext:value-type="float">
            <text:p>0</text:p>
          </table:table-cell>
          <table:table-cell table:formula="of:=SQRT([.B970]^2+[.C970]^2+[.D970]^2)" office:value-type="float" office:value="0.0206568371132296" calcext:value-type="float">
            <text:p>0.020656837113229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1333" calcext:value-type="float">
            <text:p>0.009133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977" calcext:value-type="float">
            <text:p>0.2097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677" calcext:value-type="float">
            <text:p>0.23677</text:p>
          </table:table-cell>
          <table:table-cell office:value-type="float" office:value="-0.00033149" calcext:value-type="float">
            <text:p>-0.00033149</text:p>
          </table:table-cell>
          <table:table-cell office:value-type="float" office:value="-0.02044" calcext:value-type="float">
            <text:p>-0.02044</text:p>
          </table:table-cell>
          <table:table-cell office:value-type="float" office:value="0" calcext:value-type="float">
            <text:p>0</text:p>
          </table:table-cell>
          <table:table-cell table:formula="of:=SQRT([.B971]^2+[.C971]^2+[.D971]^2)" office:value-type="float" office:value="0.020442687827683" calcext:value-type="float">
            <text:p>0.02044268782768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1588" calcext:value-type="float">
            <text:p>0.009158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0998" calcext:value-type="float">
            <text:p>0.2099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966" calcext:value-type="float">
            <text:p>0.22966</text:p>
          </table:table-cell>
          <table:table-cell office:value-type="float" office:value="-0.00032064" calcext:value-type="float">
            <text:p>-0.00032064</text:p>
          </table:table-cell>
          <table:table-cell office:value-type="float" office:value="-0.020227" calcext:value-type="float">
            <text:p>-0.020227</text:p>
          </table:table-cell>
          <table:table-cell office:value-type="float" office:value="0" calcext:value-type="float">
            <text:p>0</text:p>
          </table:table-cell>
          <table:table-cell table:formula="of:=SQRT([.B972]^2+[.C972]^2+[.D972]^2)" office:value-type="float" office:value="0.0202295412456536" calcext:value-type="float">
            <text:p>0.020229541245653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1842" calcext:value-type="float">
            <text:p>0.009184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02" calcext:value-type="float">
            <text:p>0.210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255" calcext:value-type="float">
            <text:p>0.22255</text:p>
          </table:table-cell>
          <table:table-cell office:value-type="float" office:value="-0.00030979" calcext:value-type="float">
            <text:p>-0.00030979</text:p>
          </table:table-cell>
          <table:table-cell office:value-type="float" office:value="-0.020014" calcext:value-type="float">
            <text:p>-0.020014</text:p>
          </table:table-cell>
          <table:table-cell office:value-type="float" office:value="0" calcext:value-type="float">
            <text:p>0</text:p>
          </table:table-cell>
          <table:table-cell table:formula="of:=SQRT([.B973]^2+[.C973]^2+[.D973]^2)" office:value-type="float" office:value="0.0200163974242145" calcext:value-type="float">
            <text:p>0.020016397424214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2096" calcext:value-type="float">
            <text:p>0.009209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042" calcext:value-type="float">
            <text:p>0.2104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44" calcext:value-type="float">
            <text:p>0.21544</text:p>
          </table:table-cell>
          <table:table-cell office:value-type="float" office:value="-0.00029893" calcext:value-type="float">
            <text:p>-0.00029893</text:p>
          </table:table-cell>
          <table:table-cell office:value-type="float" office:value="-0.019801" calcext:value-type="float">
            <text:p>-0.019801</text:p>
          </table:table-cell>
          <table:table-cell office:value-type="float" office:value="0" calcext:value-type="float">
            <text:p>0</text:p>
          </table:table-cell>
          <table:table-cell table:formula="of:=SQRT([.B974]^2+[.C974]^2+[.D974]^2)" office:value-type="float" office:value="0.0198032563015505" calcext:value-type="float">
            <text:p>0.019803256301550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235" calcext:value-type="float">
            <text:p>0.00923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063" calcext:value-type="float">
            <text:p>0.2106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833" calcext:value-type="float">
            <text:p>0.20833</text:p>
          </table:table-cell>
          <table:table-cell office:value-type="float" office:value="-0.00028808" calcext:value-type="float">
            <text:p>-0.00028808</text:p>
          </table:table-cell>
          <table:table-cell office:value-type="float" office:value="-0.019588" calcext:value-type="float">
            <text:p>-0.019588</text:p>
          </table:table-cell>
          <table:table-cell office:value-type="float" office:value="0" calcext:value-type="float">
            <text:p>0</text:p>
          </table:table-cell>
          <table:table-cell table:formula="of:=SQRT([.B975]^2+[.C975]^2+[.D975]^2)" office:value-type="float" office:value="0.0195901182764781" calcext:value-type="float">
            <text:p>0.019590118276478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2604" calcext:value-type="float">
            <text:p>0.00926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085" calcext:value-type="float">
            <text:p>0.2108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122" calcext:value-type="float">
            <text:p>0.20122</text:p>
          </table:table-cell>
          <table:table-cell office:value-type="float" office:value="-0.00027723" calcext:value-type="float">
            <text:p>-0.00027723</text:p>
          </table:table-cell>
          <table:table-cell office:value-type="float" office:value="-0.019375" calcext:value-type="float">
            <text:p>-0.019375</text:p>
          </table:table-cell>
          <table:table-cell office:value-type="float" office:value="0" calcext:value-type="float">
            <text:p>0</text:p>
          </table:table-cell>
          <table:table-cell table:formula="of:=SQRT([.B976]^2+[.C976]^2+[.D976]^2)" office:value-type="float" office:value="0.0193769832913408" calcext:value-type="float">
            <text:p>0.019376983291340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2859" calcext:value-type="float">
            <text:p>0.009285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107" calcext:value-type="float">
            <text:p>0.2110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411" calcext:value-type="float">
            <text:p>0.19411</text:p>
          </table:table-cell>
          <table:table-cell office:value-type="float" office:value="-0.00026637" calcext:value-type="float">
            <text:p>-0.00026637</text:p>
          </table:table-cell>
          <table:table-cell office:value-type="float" office:value="-0.019162" calcext:value-type="float">
            <text:p>-0.019162</text:p>
          </table:table-cell>
          <table:table-cell office:value-type="float" office:value="0" calcext:value-type="float">
            <text:p>0</text:p>
          </table:table-cell>
          <table:table-cell table:formula="of:=SQRT([.B977]^2+[.C977]^2+[.D977]^2)" office:value-type="float" office:value="0.0191638513085679" calcext:value-type="float">
            <text:p>0.019163851308567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3113" calcext:value-type="float">
            <text:p>0.009311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128" calcext:value-type="float">
            <text:p>0.2112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655" calcext:value-type="float">
            <text:p>0.18655</text:p>
          </table:table-cell>
          <table:table-cell office:value-type="float" office:value="-0.00025297" calcext:value-type="float">
            <text:p>-0.00025297</text:p>
          </table:table-cell>
          <table:table-cell office:value-type="float" office:value="-0.018706" calcext:value-type="float">
            <text:p>-0.018706</text:p>
          </table:table-cell>
          <table:table-cell office:value-type="float" office:value="0" calcext:value-type="float">
            <text:p>0</text:p>
          </table:table-cell>
          <table:table-cell table:formula="of:=SQRT([.B978]^2+[.C978]^2+[.D978]^2)" office:value-type="float" office:value="0.0187077104377019" calcext:value-type="float">
            <text:p>0.018707710437701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3383" calcext:value-type="float">
            <text:p>0.009338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15" calcext:value-type="float">
            <text:p>0.211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99" calcext:value-type="float">
            <text:p>0.17899</text:p>
          </table:table-cell>
          <table:table-cell office:value-type="float" office:value="-0.00023957" calcext:value-type="float">
            <text:p>-0.00023957</text:p>
          </table:table-cell>
          <table:table-cell office:value-type="float" office:value="-0.01825" calcext:value-type="float">
            <text:p>-0.01825</text:p>
          </table:table-cell>
          <table:table-cell office:value-type="float" office:value="0" calcext:value-type="float">
            <text:p>0</text:p>
          </table:table-cell>
          <table:table-cell table:formula="of:=SQRT([.B979]^2+[.C979]^2+[.D979]^2)" office:value-type="float" office:value="0.0182515723647279" calcext:value-type="float">
            <text:p>0.018251572364727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3652" calcext:value-type="float">
            <text:p>0.009365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172" calcext:value-type="float">
            <text:p>0.2117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143" calcext:value-type="float">
            <text:p>0.17143</text:p>
          </table:table-cell>
          <table:table-cell office:value-type="float" office:value="-0.00022616" calcext:value-type="float">
            <text:p>-0.00022616</text:p>
          </table:table-cell>
          <table:table-cell office:value-type="float" office:value="-0.017794" calcext:value-type="float">
            <text:p>-0.017794</text:p>
          </table:table-cell>
          <table:table-cell office:value-type="float" office:value="0" calcext:value-type="float">
            <text:p>0</text:p>
          </table:table-cell>
          <table:table-cell table:formula="of:=SQRT([.B980]^2+[.C980]^2+[.D980]^2)" office:value-type="float" office:value="0.0177954371777037" calcext:value-type="float">
            <text:p>0.017795437177703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3922" calcext:value-type="float">
            <text:p>0.009392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193" calcext:value-type="float">
            <text:p>0.2119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387" calcext:value-type="float">
            <text:p>0.16387</text:p>
          </table:table-cell>
          <table:table-cell office:value-type="float" office:value="-0.00021276" calcext:value-type="float">
            <text:p>-0.00021276</text:p>
          </table:table-cell>
          <table:table-cell office:value-type="float" office:value="-0.017338" calcext:value-type="float">
            <text:p>-0.017338</text:p>
          </table:table-cell>
          <table:table-cell office:value-type="float" office:value="0" calcext:value-type="float">
            <text:p>0</text:p>
          </table:table-cell>
          <table:table-cell table:formula="of:=SQRT([.B981]^2+[.C981]^2+[.D981]^2)" office:value-type="float" office:value="0.0173393053729842" calcext:value-type="float">
            <text:p>0.017339305372984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4192" calcext:value-type="float">
            <text:p>0.009419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215" calcext:value-type="float">
            <text:p>0.2121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31" calcext:value-type="float">
            <text:p>0.15631</text:p>
          </table:table-cell>
          <table:table-cell office:value-type="float" office:value="-0.00019936" calcext:value-type="float">
            <text:p>-0.00019936</text:p>
          </table:table-cell>
          <table:table-cell office:value-type="float" office:value="-0.016882" calcext:value-type="float">
            <text:p>-0.016882</text:p>
          </table:table-cell>
          <table:table-cell office:value-type="float" office:value="0" calcext:value-type="float">
            <text:p>0</text:p>
          </table:table-cell>
          <table:table-cell table:formula="of:=SQRT([.B982]^2+[.C982]^2+[.D982]^2)" office:value-type="float" office:value="0.0168831770828123" calcext:value-type="float">
            <text:p>0.016883177082812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4462" calcext:value-type="float">
            <text:p>0.009446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237" calcext:value-type="float">
            <text:p>0.2123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875" calcext:value-type="float">
            <text:p>0.14875</text:p>
          </table:table-cell>
          <table:table-cell office:value-type="float" office:value="-0.00018596" calcext:value-type="float">
            <text:p>-0.00018596</text:p>
          </table:table-cell>
          <table:table-cell office:value-type="float" office:value="-0.016426" calcext:value-type="float">
            <text:p>-0.016426</text:p>
          </table:table-cell>
          <table:table-cell office:value-type="float" office:value="0" calcext:value-type="float">
            <text:p>0</text:p>
          </table:table-cell>
          <table:table-cell table:formula="of:=SQRT([.B983]^2+[.C983]^2+[.D983]^2)" office:value-type="float" office:value="0.0164270525999523" calcext:value-type="float">
            <text:p>0.016427052599952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4732" calcext:value-type="float">
            <text:p>0.009473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258" calcext:value-type="float">
            <text:p>0.2125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119" calcext:value-type="float">
            <text:p>0.14119</text:p>
          </table:table-cell>
          <table:table-cell office:value-type="float" office:value="-0.00017255" calcext:value-type="float">
            <text:p>-0.00017255</text:p>
          </table:table-cell>
          <table:table-cell office:value-type="float" office:value="-0.01597" calcext:value-type="float">
            <text:p>-0.01597</text:p>
          </table:table-cell>
          <table:table-cell office:value-type="float" office:value="0" calcext:value-type="float">
            <text:p>0</text:p>
          </table:table-cell>
          <table:table-cell table:formula="of:=SQRT([.B984]^2+[.C984]^2+[.D984]^2)" office:value-type="float" office:value="0.0159709321425676" calcext:value-type="float">
            <text:p>0.015970932142567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5001" calcext:value-type="float">
            <text:p>0.009500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28" calcext:value-type="float">
            <text:p>0.212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363" calcext:value-type="float">
            <text:p>0.13363</text:p>
          </table:table-cell>
          <table:table-cell office:value-type="float" office:value="-0.00015915" calcext:value-type="float">
            <text:p>-0.00015915</text:p>
          </table:table-cell>
          <table:table-cell office:value-type="float" office:value="-0.015514" calcext:value-type="float">
            <text:p>-0.015514</text:p>
          </table:table-cell>
          <table:table-cell office:value-type="float" office:value="0" calcext:value-type="float">
            <text:p>0</text:p>
          </table:table-cell>
          <table:table-cell table:formula="of:=SQRT([.B985]^2+[.C985]^2+[.D985]^2)" office:value-type="float" office:value="0.0155148162967694" calcext:value-type="float">
            <text:p>0.015514816296769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5271" calcext:value-type="float">
            <text:p>0.009527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302" calcext:value-type="float">
            <text:p>0.2130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9" calcext:value-type="float">
            <text:p>0.1259</text:p>
          </table:table-cell>
          <table:table-cell office:value-type="float" office:value="-0.00014657" calcext:value-type="float">
            <text:p>-0.00014657</text:p>
          </table:table-cell>
          <table:table-cell office:value-type="float" office:value="-0.014862" calcext:value-type="float">
            <text:p>-0.014862</text:p>
          </table:table-cell>
          <table:table-cell office:value-type="float" office:value="0" calcext:value-type="float">
            <text:p>0</text:p>
          </table:table-cell>
          <table:table-cell table:formula="of:=SQRT([.B986]^2+[.C986]^2+[.D986]^2)" office:value-type="float" office:value="0.0148627227238114" calcext:value-type="float">
            <text:p>0.0148627227238114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5547" calcext:value-type="float">
            <text:p>0.0095547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323" calcext:value-type="float">
            <text:p>0.2132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808" calcext:value-type="float">
            <text:p>0.11808</text:p>
          </table:table-cell>
          <table:table-cell office:value-type="float" office:value="-0.0001344" calcext:value-type="float">
            <text:p>-0.0001344</text:p>
          </table:table-cell>
          <table:table-cell office:value-type="float" office:value="-0.014112" calcext:value-type="float">
            <text:p>-0.014112</text:p>
          </table:table-cell>
          <table:table-cell office:value-type="float" office:value="0" calcext:value-type="float">
            <text:p>0</text:p>
          </table:table-cell>
          <table:table-cell table:formula="of:=SQRT([.B987]^2+[.C987]^2+[.D987]^2)" office:value-type="float" office:value="0.0141126399854882" calcext:value-type="float">
            <text:p>0.014112639985488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5825" calcext:value-type="float">
            <text:p>0.0095825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345" calcext:value-type="float">
            <text:p>0.2134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26" calcext:value-type="float">
            <text:p>0.11026</text:p>
          </table:table-cell>
          <table:table-cell office:value-type="float" office:value="-0.00012223" calcext:value-type="float">
            <text:p>-0.00012223</text:p>
          </table:table-cell>
          <table:table-cell office:value-type="float" office:value="-0.013361" calcext:value-type="float">
            <text:p>-0.013361</text:p>
          </table:table-cell>
          <table:table-cell office:value-type="float" office:value="0" calcext:value-type="float">
            <text:p>0</text:p>
          </table:table-cell>
          <table:table-cell table:formula="of:=SQRT([.B988]^2+[.C988]^2+[.D988]^2)" office:value-type="float" office:value="0.0133615590846615" calcext:value-type="float">
            <text:p>0.0133615590846615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6104" calcext:value-type="float">
            <text:p>0.00961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367" calcext:value-type="float">
            <text:p>0.2136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44" calcext:value-type="float">
            <text:p>0.10244</text:p>
          </table:table-cell>
          <table:table-cell office:value-type="float" office:value="-0.00011005" calcext:value-type="float">
            <text:p>-0.00011005</text:p>
          </table:table-cell>
          <table:table-cell office:value-type="float" office:value="-0.012611" calcext:value-type="float">
            <text:p>-0.012611</text:p>
          </table:table-cell>
          <table:table-cell office:value-type="float" office:value="0" calcext:value-type="float">
            <text:p>0</text:p>
          </table:table-cell>
          <table:table-cell table:formula="of:=SQRT([.B989]^2+[.C989]^2+[.D989]^2)" office:value-type="float" office:value="0.0126114801669947" calcext:value-type="float">
            <text:p>0.012611480166994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6382" calcext:value-type="float">
            <text:p>0.009638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388" calcext:value-type="float">
            <text:p>0.2138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4626" calcext:value-type="float">
            <text:p>0.094626</text:p>
          </table:table-cell>
          <table:table-cell office:value-type="float" office:value="-0.000097881" calcext:value-type="float">
            <text:p>-0.000097881</text:p>
          </table:table-cell>
          <table:table-cell office:value-type="float" office:value="-0.01186" calcext:value-type="float">
            <text:p>-0.01186</text:p>
          </table:table-cell>
          <table:table-cell office:value-type="float" office:value="0" calcext:value-type="float">
            <text:p>0</text:p>
          </table:table-cell>
          <table:table-cell table:formula="of:=SQRT([.B990]^2+[.C990]^2+[.D990]^2)" office:value-type="float" office:value="0.0118604039008021" calcext:value-type="float">
            <text:p>0.011860403900802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6661" calcext:value-type="float">
            <text:p>0.0096661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41" calcext:value-type="float">
            <text:p>0.2141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6807" calcext:value-type="float">
            <text:p>0.086807</text:p>
          </table:table-cell>
          <table:table-cell office:value-type="float" office:value="-0.000085709" calcext:value-type="float">
            <text:p>-0.000085709</text:p>
          </table:table-cell>
          <table:table-cell office:value-type="float" office:value="-0.01111" calcext:value-type="float">
            <text:p>-0.01111</text:p>
          </table:table-cell>
          <table:table-cell office:value-type="float" office:value="0" calcext:value-type="float">
            <text:p>0</text:p>
          </table:table-cell>
          <table:table-cell table:formula="of:=SQRT([.B991]^2+[.C991]^2+[.D991]^2)" office:value-type="float" office:value="0.0111103305996123" calcext:value-type="float">
            <text:p>0.011110330599612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6939" calcext:value-type="float">
            <text:p>0.009693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432" calcext:value-type="float">
            <text:p>0.2143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989" calcext:value-type="float">
            <text:p>0.078989</text:p>
          </table:table-cell>
          <table:table-cell office:value-type="float" office:value="-0.000073537" calcext:value-type="float">
            <text:p>-0.000073537</text:p>
          </table:table-cell>
          <table:table-cell office:value-type="float" office:value="-0.01036" calcext:value-type="float">
            <text:p>-0.01036</text:p>
          </table:table-cell>
          <table:table-cell office:value-type="float" office:value="0" calcext:value-type="float">
            <text:p>0</text:p>
          </table:table-cell>
          <table:table-cell table:formula="of:=SQRT([.B992]^2+[.C992]^2+[.D992]^2)" office:value-type="float" office:value="0.0103602609856301" calcext:value-type="float">
            <text:p>0.0103602609856301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7218" calcext:value-type="float">
            <text:p>0.009721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453" calcext:value-type="float">
            <text:p>0.2145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17" calcext:value-type="float">
            <text:p>0.07117</text:p>
          </table:table-cell>
          <table:table-cell office:value-type="float" office:value="-0.000061365" calcext:value-type="float">
            <text:p>-0.000061365</text:p>
          </table:table-cell>
          <table:table-cell office:value-type="float" office:value="-0.0096093" calcext:value-type="float">
            <text:p>-0.0096093</text:p>
          </table:table-cell>
          <table:table-cell office:value-type="float" office:value="0" calcext:value-type="float">
            <text:p>0</text:p>
          </table:table-cell>
          <table:table-cell table:formula="of:=SQRT([.B993]^2+[.C993]^2+[.D993]^2)" office:value-type="float" office:value="0.00960949593647997" calcext:value-type="float">
            <text:p>0.0096094959364799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7496" calcext:value-type="float">
            <text:p>0.009749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475" calcext:value-type="float">
            <text:p>0.2147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3319" calcext:value-type="float">
            <text:p>0.063319</text:p>
          </table:table-cell>
          <table:table-cell office:value-type="float" office:value="-0.000051121" calcext:value-type="float">
            <text:p>-0.000051121</text:p>
          </table:table-cell>
          <table:table-cell office:value-type="float" office:value="-0.0087447" calcext:value-type="float">
            <text:p>-0.0087447</text:p>
          </table:table-cell>
          <table:table-cell office:value-type="float" office:value="0" calcext:value-type="float">
            <text:p>0</text:p>
          </table:table-cell>
          <table:table-cell table:formula="of:=SQRT([.B994]^2+[.C994]^2+[.D994]^2)" office:value-type="float" office:value="0.00874484942389753" calcext:value-type="float">
            <text:p>0.0087448494238975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7776" calcext:value-type="float">
            <text:p>0.009777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497" calcext:value-type="float">
            <text:p>0.2149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5404" calcext:value-type="float">
            <text:p>0.055404</text:p>
          </table:table-cell>
          <table:table-cell office:value-type="float" office:value="-0.00004473" calcext:value-type="float">
            <text:p>-0.00004473</text:p>
          </table:table-cell>
          <table:table-cell office:value-type="float" office:value="-0.0076516" calcext:value-type="float">
            <text:p>-0.0076516</text:p>
          </table:table-cell>
          <table:table-cell office:value-type="float" office:value="0" calcext:value-type="float">
            <text:p>0</text:p>
          </table:table-cell>
          <table:table-cell table:formula="of:=SQRT([.B995]^2+[.C995]^2+[.D995]^2)" office:value-type="float" office:value="0.00765173074100886" calcext:value-type="float">
            <text:p>0.00765173074100886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8058" calcext:value-type="float">
            <text:p>0.009805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518" calcext:value-type="float">
            <text:p>0.2151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489" calcext:value-type="float">
            <text:p>0.047489</text:p>
          </table:table-cell>
          <table:table-cell office:value-type="float" office:value="-0.00003834" calcext:value-type="float">
            <text:p>-0.00003834</text:p>
          </table:table-cell>
          <table:table-cell office:value-type="float" office:value="-0.0065585" calcext:value-type="float">
            <text:p>-0.0065585</text:p>
          </table:table-cell>
          <table:table-cell office:value-type="float" office:value="0" calcext:value-type="float">
            <text:p>0</text:p>
          </table:table-cell>
          <table:table-cell table:formula="of:=SQRT([.B996]^2+[.C996]^2+[.D996]^2)" office:value-type="float" office:value="0.00655861206396597" calcext:value-type="float">
            <text:p>0.00655861206396597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834" calcext:value-type="float">
            <text:p>0.00983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54" calcext:value-type="float">
            <text:p>0.2154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574" calcext:value-type="float">
            <text:p>0.039574</text:p>
          </table:table-cell>
          <table:table-cell office:value-type="float" office:value="-0.00003195" calcext:value-type="float">
            <text:p>-0.00003195</text:p>
          </table:table-cell>
          <table:table-cell office:value-type="float" office:value="-0.0054654" calcext:value-type="float">
            <text:p>-0.0054654</text:p>
          </table:table-cell>
          <table:table-cell office:value-type="float" office:value="0" calcext:value-type="float">
            <text:p>0</text:p>
          </table:table-cell>
          <table:table-cell table:formula="of:=SQRT([.B997]^2+[.C997]^2+[.D997]^2)" office:value-type="float" office:value="0.00546549338692309" calcext:value-type="float">
            <text:p>0.00546549338692309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8622" calcext:value-type="float">
            <text:p>0.0098622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562" calcext:value-type="float">
            <text:p>0.21562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66" calcext:value-type="float">
            <text:p>0.03166</text:p>
          </table:table-cell>
          <table:table-cell office:value-type="float" office:value="-0.00002556" calcext:value-type="float">
            <text:p>-0.00002556</text:p>
          </table:table-cell>
          <table:table-cell office:value-type="float" office:value="-0.0043723" calcext:value-type="float">
            <text:p>-0.0043723</text:p>
          </table:table-cell>
          <table:table-cell office:value-type="float" office:value="0" calcext:value-type="float">
            <text:p>0</text:p>
          </table:table-cell>
          <table:table-cell table:formula="of:=SQRT([.B998]^2+[.C998]^2+[.D998]^2)" office:value-type="float" office:value="0.0043723747098802" calcext:value-type="float">
            <text:p>0.0043723747098802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8904" calcext:value-type="float">
            <text:p>0.0098904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583" calcext:value-type="float">
            <text:p>0.21583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744" calcext:value-type="float">
            <text:p>0.023744</text:p>
          </table:table-cell>
          <table:table-cell office:value-type="float" office:value="-0.00001917" calcext:value-type="float">
            <text:p>-0.00001917</text:p>
          </table:table-cell>
          <table:table-cell office:value-type="float" office:value="-0.0032792" calcext:value-type="float">
            <text:p>-0.0032792</text:p>
          </table:table-cell>
          <table:table-cell office:value-type="float" office:value="0" calcext:value-type="float">
            <text:p>0</text:p>
          </table:table-cell>
          <table:table-cell table:formula="of:=SQRT([.B999]^2+[.C999]^2+[.D999]^2)" office:value-type="float" office:value="0.00327925603283733" calcext:value-type="float">
            <text:p>0.0032792560328373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9186" calcext:value-type="float">
            <text:p>0.0099186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605" calcext:value-type="float">
            <text:p>0.21605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83" calcext:value-type="float">
            <text:p>0.01583</text:p>
          </table:table-cell>
          <table:table-cell office:value-type="float" office:value="-0.00001278" calcext:value-type="float">
            <text:p>-0.00001278</text:p>
          </table:table-cell>
          <table:table-cell office:value-type="float" office:value="-0.0021862" calcext:value-type="float">
            <text:p>-0.0021862</text:p>
          </table:table-cell>
          <table:table-cell office:value-type="float" office:value="0" calcext:value-type="float">
            <text:p>0</text:p>
          </table:table-cell>
          <table:table-cell table:formula="of:=SQRT([.B1000]^2+[.C1000]^2+[.D1000]^2)" office:value-type="float" office:value="0.00218623735408578" calcext:value-type="float">
            <text:p>0.00218623735408578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9468" calcext:value-type="float">
            <text:p>0.0099468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627" calcext:value-type="float">
            <text:p>0.2162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9146" calcext:value-type="float">
            <text:p>0.0079146</text:p>
          </table:table-cell>
          <table:table-cell office:value-type="float" office:value="-0.0000063898" calcext:value-type="float">
            <text:p>-0.0000063898</text:p>
          </table:table-cell>
          <table:table-cell office:value-type="float" office:value="-0.001093" calcext:value-type="float">
            <text:p>-0.001093</text:p>
          </table:table-cell>
          <table:table-cell office:value-type="float" office:value="0" calcext:value-type="float">
            <text:p>0</text:p>
          </table:table-cell>
          <table:table-cell table:formula="of:=SQRT([.B1001]^2+[.C1001]^2+[.D1001]^2)" office:value-type="float" office:value="0.00109301867758243" calcext:value-type="float">
            <text:p>0.00109301867758243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099749" calcext:value-type="float">
            <text:p>0.0099749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648" calcext:value-type="float">
            <text:p>0.21648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SQRT([.B1002]^2+[.C1002]^2+[.D1002]^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0547" calcext:value-type="float">
            <text:p>-1.0547</text:p>
          </table:table-cell>
          <table:table-cell office:value-type="float" office:value="0.010003" calcext:value-type="float">
            <text:p>0.010003</text:p>
          </table:table-cell>
          <table:table-cell office:value-type="string" calcext:value-type="string">
            <text:p/>
          </table:table-cell>
          <table:table-cell table:number-columns-repeated="2" office:value-type="float" office:value="0.2167" calcext:value-type="float">
            <text:p>0.2167</text:p>
          </table:table-cell>
          <table:table-cell office:value-type="float" office:value="0.10835" calcext:value-type="float">
            <text:p>0.1083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Hoja2" table:style-name="ta1">
        <table:shapes>
          <draw:frame draw:z-index="0" draw:style-name="gr1" draw:text-style-name="P1" svg:width="15.999cm" svg:height="8.999cm" svg:x="13.127cm" svg:y="2.558cm">
            <draw:object draw:notify-on-update-of-ranges="Hoja2.A1:Hoja2.A1 Hoja2.A2:Hoja2.A1002 Hoja2.B1:Hoja2.B1 Hoja2.B2:Hoja2.B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Mios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Velocidad en hy/2</text:p>
          </table:table-cell>
          <table:covered-table-cell table:style-name="ce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0118471275991366" calcext:value-type="float">
            <text:p>0.00118471275991366</text:p>
          </table:table-cell>
          <table:table-cell office:value-type="float" office:value="0.001384" calcext:value-type="float">
            <text:p>0.001384</text:p>
          </table:table-cell>
          <table:table-cell table:formula="of:=100*ABS(([.A3]-[.B3])/[.A3])" office:value-type="float" office:value="16.821566106949" calcext:value-type="float">
            <text:p>16.821566106949</text:p>
          </table:table-cell>
          <table:table-cell/>
          <table:table-cell office:value-type="string" calcext:value-type="string">
            <text:p>Error promedio</text:p>
          </table:table-cell>
          <table:table-cell table:style-name="ce2" table:formula="of:=AVERAGE([.C2:.C1002])" office:value-type="float" office:value="12.6274475706085" calcext:value-type="float">
            <text:p>12.6274475706085</text:p>
          </table:table-cell>
        </table:table-row>
        <table:table-row table:style-name="ro1">
          <table:table-cell office:value-type="float" office:value="0.00236942551982733" calcext:value-type="float">
            <text:p>0.00236942551982733</text:p>
          </table:table-cell>
          <table:table-cell office:value-type="float" office:value="0.0027681" calcext:value-type="float">
            <text:p>0.0027681</text:p>
          </table:table-cell>
          <table:table-cell table:formula="of:=100*ABS(([.A4]-[.B4])/[.A4])" office:value-type="float" office:value="16.8257865392505" calcext:value-type="float">
            <text:p>16.8257865392505</text:p>
          </table:table-cell>
          <table:table-cell table:number-columns-repeated="3"/>
        </table:table-row>
        <table:table-row table:style-name="ro1">
          <table:table-cell office:value-type="float" office:value="0.00355423827634347" calcext:value-type="float">
            <text:p>0.00355423827634347</text:p>
          </table:table-cell>
          <table:table-cell office:value-type="float" office:value="0.0041399" calcext:value-type="float">
            <text:p>0.0041399</text:p>
          </table:table-cell>
          <table:table-cell table:formula="of:=100*ABS(([.A5]-[.B5])/[.A5])" office:value-type="float" office:value="16.477840767025" calcext:value-type="float">
            <text:p>16.477840767025</text:p>
          </table:table-cell>
          <table:table-cell table:number-columns-repeated="3"/>
        </table:table-row>
        <table:table-row table:style-name="ro1">
          <table:table-cell office:value-type="float" office:value="0.00473895103857763" calcext:value-type="float">
            <text:p>0.00473895103857763</text:p>
          </table:table-cell>
          <table:table-cell office:value-type="float" office:value="0.005229" calcext:value-type="float">
            <text:p>0.005229</text:p>
          </table:table-cell>
          <table:table-cell table:formula="of:=100*ABS(([.A6]-[.B6])/[.A6])" office:value-type="float" office:value="10.3408741181984" calcext:value-type="float">
            <text:p>10.3408741181984</text:p>
          </table:table-cell>
          <table:table-cell table:number-columns-repeated="3"/>
        </table:table-row>
        <table:table-row table:style-name="ro1">
          <table:table-cell office:value-type="float" office:value="0.00592366379617075" calcext:value-type="float">
            <text:p>0.00592366379617075</text:p>
          </table:table-cell>
          <table:table-cell office:value-type="float" office:value="0.006318" calcext:value-type="float">
            <text:p>0.006318</text:p>
          </table:table-cell>
          <table:table-cell table:formula="of:=100*ABS(([.A7]-[.B7])/[.A7])" office:value-type="float" office:value="6.65696463199289" calcext:value-type="float">
            <text:p>6.65696463199289</text:p>
          </table:table-cell>
          <table:table-cell table:number-columns-repeated="3"/>
        </table:table-row>
        <table:table-row table:style-name="ro1">
          <table:table-cell office:value-type="float" office:value="0.00710837655840495" calcext:value-type="float">
            <text:p>0.00710837655840495</text:p>
          </table:table-cell>
          <table:table-cell office:value-type="float" office:value="0.0074071" calcext:value-type="float">
            <text:p>0.0074071</text:p>
          </table:table-cell>
          <table:table-cell table:formula="of:=100*ABS(([.A8]-[.B8])/[.A8])" office:value-type="float" office:value="4.20241442107959" calcext:value-type="float">
            <text:p>4.20241442107959</text:p>
          </table:table-cell>
          <table:table-cell table:number-columns-repeated="3"/>
        </table:table-row>
        <table:table-row table:style-name="ro1">
          <table:table-cell office:value-type="float" office:value="0.00829308931599805" calcext:value-type="float">
            <text:p>0.00829308931599805</text:p>
          </table:table-cell>
          <table:table-cell office:value-type="float" office:value="0.0084962" calcext:value-type="float">
            <text:p>0.0084962</text:p>
          </table:table-cell>
          <table:table-cell table:formula="of:=100*ABS(([.A9]-[.B9])/[.A9])" office:value-type="float" office:value="2.44915587259062" calcext:value-type="float">
            <text:p>2.44915587259062</text:p>
          </table:table-cell>
          <table:table-cell table:number-columns-repeated="3"/>
        </table:table-row>
        <table:table-row table:style-name="ro1">
          <table:table-cell office:value-type="float" office:value="0.00947790207715526" calcext:value-type="float">
            <text:p>0.00947790207715526</text:p>
          </table:table-cell>
          <table:table-cell office:value-type="float" office:value="0.0095853" calcext:value-type="float">
            <text:p>0.0095853</text:p>
          </table:table-cell>
          <table:table-cell table:formula="of:=100*ABS(([.A10]-[.B10])/[.A10])" office:value-type="float" office:value="1.1331402452828" calcext:value-type="float">
            <text:p>1.1331402452828</text:p>
          </table:table-cell>
          <table:table-cell table:number-columns-repeated="3"/>
        </table:table-row>
        <table:table-row table:style-name="ro1">
          <table:table-cell office:value-type="float" office:value="0.0104071317016481" calcext:value-type="float">
            <text:p>0.0104071317016481</text:p>
          </table:table-cell>
          <table:table-cell office:value-type="float" office:value="0.010641" calcext:value-type="float">
            <text:p>0.010641</text:p>
          </table:table-cell>
          <table:table-cell table:formula="of:=100*ABS(([.A11]-[.B11])/[.A11])" office:value-type="float" office:value="2.24719264689287" calcext:value-type="float">
            <text:p>2.24719264689287</text:p>
          </table:table-cell>
          <table:table-cell table:number-columns-repeated="3"/>
        </table:table-row>
        <table:table-row table:style-name="ro1">
          <table:table-cell office:value-type="float" office:value="0.0112081723861908" calcext:value-type="float">
            <text:p>0.0112081723861908</text:p>
          </table:table-cell>
          <table:table-cell office:value-type="float" office:value="0.011462" calcext:value-type="float">
            <text:p>0.011462</text:p>
          </table:table-cell>
          <table:table-cell table:formula="of:=100*ABS(([.A12]-[.B12])/[.A12])" office:value-type="float" office:value="2.26466550534124" calcext:value-type="float">
            <text:p>2.26466550534124</text:p>
          </table:table-cell>
          <table:table-cell table:number-columns-repeated="3"/>
        </table:table-row>
        <table:table-row table:style-name="ro1">
          <table:table-cell office:value-type="float" office:value="0.0120102156264167" calcext:value-type="float">
            <text:p>0.0120102156264167</text:p>
          </table:table-cell>
          <table:table-cell office:value-type="float" office:value="0.012283" calcext:value-type="float">
            <text:p>0.012283</text:p>
          </table:table-cell>
          <table:table-cell table:formula="of:=100*ABS(([.A13]-[.B13])/[.A13])" office:value-type="float" office:value="2.27126957640379" calcext:value-type="float">
            <text:p>2.27126957640379</text:p>
          </table:table-cell>
          <table:table-cell table:number-columns-repeated="3"/>
        </table:table-row>
        <table:table-row table:style-name="ro1">
          <table:table-cell office:value-type="float" office:value="0.0128112609834893" calcext:value-type="float">
            <text:p>0.0128112609834893</text:p>
          </table:table-cell>
          <table:table-cell office:value-type="float" office:value="0.013104" calcext:value-type="float">
            <text:p>0.013104</text:p>
          </table:table-cell>
          <table:table-cell table:formula="of:=100*ABS(([.A14]-[.B14])/[.A14])" office:value-type="float" office:value="2.28501329328893" calcext:value-type="float">
            <text:p>2.28501329328893</text:p>
          </table:table-cell>
          <table:table-cell table:number-columns-repeated="3"/>
        </table:table-row>
        <table:table-row table:style-name="ro1">
          <table:table-cell office:value-type="float" office:value="0.0136123080597392" calcext:value-type="float">
            <text:p>0.0136123080597392</text:p>
          </table:table-cell>
          <table:table-cell office:value-type="float" office:value="0.013925" calcext:value-type="float">
            <text:p>0.013925</text:p>
          </table:table-cell>
          <table:table-cell table:formula="of:=100*ABS(([.A15]-[.B15])/[.A15])" office:value-type="float" office:value="2.29712653349091" calcext:value-type="float">
            <text:p>2.29712653349091</text:p>
          </table:table-cell>
          <table:table-cell table:number-columns-repeated="3"/>
        </table:table-row>
        <table:table-row table:style-name="ro1">
          <table:table-cell office:value-type="float" office:value="0.0144143565206498" calcext:value-type="float">
            <text:p>0.0144143565206498</text:p>
          </table:table-cell>
          <table:table-cell office:value-type="float" office:value="0.014746" calcext:value-type="float">
            <text:p>0.014746</text:p>
          </table:table-cell>
          <table:table-cell table:formula="of:=100*ABS(([.A16]-[.B16])/[.A16])" office:value-type="float" office:value="2.30078587882208" calcext:value-type="float">
            <text:p>2.30078587882208</text:p>
          </table:table-cell>
          <table:table-cell table:number-columns-repeated="3"/>
        </table:table-row>
        <table:table-row table:style-name="ro1">
          <table:table-cell office:value-type="float" office:value="0.0152154062783778" calcext:value-type="float">
            <text:p>0.0152154062783778</text:p>
          </table:table-cell>
          <table:table-cell office:value-type="float" office:value="0.015517" calcext:value-type="float">
            <text:p>0.015517</text:p>
          </table:table-cell>
          <table:table-cell table:formula="of:=100*ABS(([.A17]-[.B17])/[.A17])" office:value-type="float" office:value="1.9821601612488" calcext:value-type="float">
            <text:p>1.9821601612488</text:p>
          </table:table-cell>
          <table:table-cell table:number-columns-repeated="3"/>
        </table:table-row>
        <table:table-row table:style-name="ro1">
          <table:table-cell office:value-type="float" office:value="0.0160174570391183" calcext:value-type="float">
            <text:p>0.0160174570391183</text:p>
          </table:table-cell>
          <table:table-cell office:value-type="float" office:value="0.016097" calcext:value-type="float">
            <text:p>0.016097</text:p>
          </table:table-cell>
          <table:table-cell table:formula="of:=100*ABS(([.A18]-[.B18])/[.A18])" office:value-type="float" office:value="0.496601680825182" calcext:value-type="float">
            <text:p>0.496601680825182</text:p>
          </table:table-cell>
          <table:table-cell table:number-columns-repeated="3"/>
        </table:table-row>
        <table:table-row table:style-name="ro1">
          <table:table-cell office:value-type="float" office:value="0.0167095117944361" calcext:value-type="float">
            <text:p>0.0167095117944361</text:p>
          </table:table-cell>
          <table:table-cell office:value-type="float" office:value="0.016678" calcext:value-type="float">
            <text:p>0.016678</text:p>
          </table:table-cell>
          <table:table-cell table:formula="of:=100*ABS(([.A19]-[.B19])/[.A19])" office:value-type="float" office:value="0.188585967225099" calcext:value-type="float">
            <text:p>0.188585967225099</text:p>
          </table:table-cell>
          <table:table-cell table:number-columns-repeated="3"/>
        </table:table-row>
        <table:table-row table:style-name="ro1">
          <table:table-cell office:value-type="float" office:value="0.0171835746479276" calcext:value-type="float">
            <text:p>0.0171835746479276</text:p>
          </table:table-cell>
          <table:table-cell office:value-type="float" office:value="0.017259" calcext:value-type="float">
            <text:p>0.017259</text:p>
          </table:table-cell>
          <table:table-cell table:formula="of:=100*ABS(([.A20]-[.B20])/[.A20])" office:value-type="float" office:value="0.438938658677166" calcext:value-type="float">
            <text:p>0.438938658677166</text:p>
          </table:table-cell>
          <table:table-cell table:number-columns-repeated="3"/>
        </table:table-row>
        <table:table-row table:style-name="ro1">
          <table:table-cell office:value-type="float" office:value="0.0176576395103762" calcext:value-type="float">
            <text:p>0.0176576395103762</text:p>
          </table:table-cell>
          <table:table-cell office:value-type="float" office:value="0.017839" calcext:value-type="float">
            <text:p>0.017839</text:p>
          </table:table-cell>
          <table:table-cell table:formula="of:=100*ABS(([.A21]-[.B21])/[.A21])" office:value-type="float" office:value="1.02709362436123" calcext:value-type="float">
            <text:p>1.02709362436123</text:p>
          </table:table-cell>
          <table:table-cell table:number-columns-repeated="3"/>
        </table:table-row>
        <table:table-row table:style-name="ro1">
          <table:table-cell office:value-type="float" office:value="0.0181317062242057" calcext:value-type="float">
            <text:p>0.0181317062242057</text:p>
          </table:table-cell>
          <table:table-cell office:value-type="float" office:value="0.01842" calcext:value-type="float">
            <text:p>0.01842</text:p>
          </table:table-cell>
          <table:table-cell table:formula="of:=100*ABS(([.A22]-[.B22])/[.A22])" office:value-type="float" office:value="1.58999805219333" calcext:value-type="float">
            <text:p>1.58999805219333</text:p>
          </table:table-cell>
          <table:table-cell table:number-columns-repeated="3"/>
        </table:table-row>
        <table:table-row table:style-name="ro1">
          <table:table-cell office:value-type="float" office:value="0.0186067745150228" calcext:value-type="float">
            <text:p>0.0186067745150228</text:p>
          </table:table-cell>
          <table:table-cell office:value-type="float" office:value="0.018939" calcext:value-type="float">
            <text:p>0.018939</text:p>
          </table:table-cell>
          <table:table-cell table:formula="of:=100*ABS(([.A23]-[.B23])/[.A23])" office:value-type="float" office:value="1.7855082013759" calcext:value-type="float">
            <text:p>1.7855082013759</text:p>
          </table:table-cell>
          <table:table-cell table:number-columns-repeated="3"/>
        </table:table-row>
        <table:table-row table:style-name="ro1">
          <table:table-cell office:value-type="float" office:value="0.0190808445156497" calcext:value-type="float">
            <text:p>0.0190808445156497</text:p>
          </table:table-cell>
          <table:table-cell office:value-type="float" office:value="0.019308" calcext:value-type="float">
            <text:p>0.019308</text:p>
          </table:table-cell>
          <table:table-cell table:formula="of:=100*ABS(([.A24]-[.B24])/[.A24])" office:value-type="float" office:value="1.19048967756102" calcext:value-type="float">
            <text:p>1.19048967756102</text:p>
          </table:table-cell>
          <table:table-cell table:number-columns-repeated="3"/>
        </table:table-row>
        <table:table-row table:style-name="ro1">
          <table:table-cell office:value-type="float" office:value="0.0195549159837853" calcext:value-type="float">
            <text:p>0.0195549159837853</text:p>
          </table:table-cell>
          <table:table-cell office:value-type="float" office:value="0.019677" calcext:value-type="float">
            <text:p>0.019677</text:p>
          </table:table-cell>
          <table:table-cell table:formula="of:=100*ABS(([.A25]-[.B25])/[.A25])" office:value-type="float" office:value="0.624313683147384" calcext:value-type="float">
            <text:p>0.624313683147384</text:p>
          </table:table-cell>
          <table:table-cell table:number-columns-repeated="3"/>
        </table:table-row>
        <table:table-row table:style-name="ro1">
          <table:table-cell office:value-type="float" office:value="0.0200289888152248" calcext:value-type="float">
            <text:p>0.0200289888152248</text:p>
          </table:table-cell>
          <table:table-cell office:value-type="float" office:value="0.020047" calcext:value-type="float">
            <text:p>0.020047</text:p>
          </table:table-cell>
          <table:table-cell table:formula="of:=100*ABS(([.A26]-[.B26])/[.A26])" office:value-type="float" office:value="0.0899255820718689" calcext:value-type="float">
            <text:p>0.0899255820718689</text:p>
          </table:table-cell>
          <table:table-cell table:number-columns-repeated="3"/>
        </table:table-row>
        <table:table-row table:style-name="ro1">
          <table:table-cell office:value-type="float" office:value="0.0205030628135798" calcext:value-type="float">
            <text:p>0.0205030628135798</text:p>
          </table:table-cell>
          <table:table-cell office:value-type="float" office:value="0.020416" calcext:value-type="float">
            <text:p>0.020416</text:p>
          </table:table-cell>
          <table:table-cell table:formula="of:=100*ABS(([.A27]-[.B27])/[.A27])" office:value-type="float" office:value="0.42463320905481" calcext:value-type="float">
            <text:p>0.42463320905481</text:p>
          </table:table-cell>
          <table:table-cell table:number-columns-repeated="3"/>
        </table:table-row>
        <table:table-row table:style-name="ro1">
          <table:table-cell office:value-type="float" office:value="0.0207101165497083" calcext:value-type="float">
            <text:p>0.0207101165497083</text:p>
          </table:table-cell>
          <table:table-cell office:value-type="float" office:value="0.020785" calcext:value-type="float">
            <text:p>0.020785</text:p>
          </table:table-cell>
          <table:table-cell table:formula="of:=100*ABS(([.A28]-[.B28])/[.A28])" office:value-type="float" office:value="0.361579086781113" calcext:value-type="float">
            <text:p>0.361579086781113</text:p>
          </table:table-cell>
          <table:table-cell table:number-columns-repeated="3"/>
        </table:table-row>
        <table:table-row table:style-name="ro1">
          <table:table-cell office:value-type="float" office:value="0.0209171711135995" calcext:value-type="float">
            <text:p>0.0209171711135995</text:p>
          </table:table-cell>
          <table:table-cell office:value-type="float" office:value="0.021087" calcext:value-type="float">
            <text:p>0.021087</text:p>
          </table:table-cell>
          <table:table-cell table:formula="of:=100*ABS(([.A29]-[.B29])/[.A29])" office:value-type="float" office:value="0.811911350144846" calcext:value-type="float">
            <text:p>0.811911350144846</text:p>
          </table:table-cell>
          <table:table-cell table:number-columns-repeated="3"/>
        </table:table-row>
        <table:table-row table:style-name="ro1">
          <table:table-cell office:value-type="float" office:value="0.0211252264228552" calcext:value-type="float">
            <text:p>0.0211252264228552</text:p>
          </table:table-cell>
          <table:table-cell office:value-type="float" office:value="0.021275" calcext:value-type="float">
            <text:p>0.021275</text:p>
          </table:table-cell>
          <table:table-cell table:formula="of:=100*ABS(([.A30]-[.B30])/[.A30])" office:value-type="float" office:value="0.708979748414658" calcext:value-type="float">
            <text:p>0.708979748414658</text:p>
          </table:table-cell>
          <table:table-cell table:number-columns-repeated="3"/>
        </table:table-row>
        <table:table-row table:style-name="ro1">
          <table:table-cell office:value-type="float" office:value="0.0213322825681266" calcext:value-type="float">
            <text:p>0.0213322825681266</text:p>
          </table:table-cell>
          <table:table-cell office:value-type="float" office:value="0.021464" calcext:value-type="float">
            <text:p>0.021464</text:p>
          </table:table-cell>
          <table:table-cell table:formula="of:=100*ABS(([.A31]-[.B31])/[.A31])" office:value-type="float" office:value="0.617455874460227" calcext:value-type="float">
            <text:p>0.617455874460227</text:p>
          </table:table-cell>
          <table:table-cell table:number-columns-repeated="3"/>
        </table:table-row>
        <table:table-row table:style-name="ro1">
          <table:table-cell office:value-type="float" office:value="0.0215393394709332" calcext:value-type="float">
            <text:p>0.0215393394709332</text:p>
          </table:table-cell>
          <table:table-cell office:value-type="float" office:value="0.021652" calcext:value-type="float">
            <text:p>0.021652</text:p>
          </table:table-cell>
          <table:table-cell table:formula="of:=100*ABS(([.A32]-[.B32])/[.A32])" office:value-type="float" office:value="0.523045422162805" calcext:value-type="float">
            <text:p>0.523045422162805</text:p>
          </table:table-cell>
          <table:table-cell table:number-columns-repeated="3"/>
        </table:table-row>
        <table:table-row table:style-name="ro1">
          <table:table-cell office:value-type="float" office:value="0.0217463971096363" calcext:value-type="float">
            <text:p>0.0217463971096363</text:p>
          </table:table-cell>
          <table:table-cell office:value-type="float" office:value="0.021841" calcext:value-type="float">
            <text:p>0.021841</text:p>
          </table:table-cell>
          <table:table-cell table:formula="of:=100*ABS(([.A33]-[.B33])/[.A33])" office:value-type="float" office:value="0.435027880189554" calcext:value-type="float">
            <text:p>0.435027880189554</text:p>
          </table:table-cell>
          <table:table-cell table:number-columns-repeated="3"/>
        </table:table-row>
        <table:table-row table:style-name="ro1">
          <table:table-cell office:value-type="float" office:value="0.021953455463414" calcext:value-type="float">
            <text:p>0.021953455463414</text:p>
          </table:table-cell>
          <table:table-cell office:value-type="float" office:value="0.022029" calcext:value-type="float">
            <text:p>0.022029</text:p>
          </table:table-cell>
          <table:table-cell table:formula="of:=100*ABS(([.A34]-[.B34])/[.A34])" office:value-type="float" office:value="0.344112282059395" calcext:value-type="float">
            <text:p>0.344112282059395</text:p>
          </table:table-cell>
          <table:table-cell table:number-columns-repeated="3"/>
        </table:table-row>
        <table:table-row table:style-name="ro1">
          <table:table-cell office:value-type="float" office:value="0.022160514512222" calcext:value-type="float">
            <text:p>0.022160514512222</text:p>
          </table:table-cell>
          <table:table-cell office:value-type="float" office:value="0.022149" calcext:value-type="float">
            <text:p>0.022149</text:p>
          </table:table-cell>
          <table:table-cell table:formula="of:=100*ABS(([.A35]-[.B35])/[.A35])" office:value-type="float" office:value="0.0519595888245712" calcext:value-type="float">
            <text:p>0.0519595888245712</text:p>
          </table:table-cell>
          <table:table-cell table:number-columns-repeated="3"/>
        </table:table-row>
        <table:table-row table:style-name="ro1">
          <table:table-cell office:value-type="float" office:value="0.0222305424337082" calcext:value-type="float">
            <text:p>0.0222305424337082</text:p>
          </table:table-cell>
          <table:table-cell office:value-type="float" office:value="0.022187" calcext:value-type="float">
            <text:p>0.022187</text:p>
          </table:table-cell>
          <table:table-cell table:formula="of:=100*ABS(([.A36]-[.B36])/[.A36])" office:value-type="float" office:value="0.195867616986969" calcext:value-type="float">
            <text:p>0.195867616986969</text:p>
          </table:table-cell>
          <table:table-cell table:number-columns-repeated="3"/>
        </table:table-row>
        <table:table-row table:style-name="ro1">
          <table:table-cell office:value-type="float" office:value="0.0222315547572904" calcext:value-type="float">
            <text:p>0.0222315547572904</text:p>
          </table:table-cell>
          <table:table-cell office:value-type="float" office:value="0.022225" calcext:value-type="float">
            <text:p>0.022225</text:p>
          </table:table-cell>
          <table:table-cell table:formula="of:=100*ABS(([.A37]-[.B37])/[.A37])" office:value-type="float" office:value="0.029484025575023" calcext:value-type="float">
            <text:p>0.029484025575023</text:p>
          </table:table-cell>
          <table:table-cell table:number-columns-repeated="3"/>
        </table:table-row>
        <table:table-row table:style-name="ro1">
          <table:table-cell office:value-type="float" office:value="0.0222335669401381" calcext:value-type="float">
            <text:p>0.0222335669401381</text:p>
          </table:table-cell>
          <table:table-cell office:value-type="float" office:value="0.022264" calcext:value-type="float">
            <text:p>0.022264</text:p>
          </table:table-cell>
          <table:table-cell table:formula="of:=100*ABS(([.A38]-[.B38])/[.A38])" office:value-type="float" office:value="0.136878891020411" calcext:value-type="float">
            <text:p>0.136878891020411</text:p>
          </table:table-cell>
          <table:table-cell table:number-columns-repeated="3"/>
        </table:table-row>
        <table:table-row table:style-name="ro1">
          <table:table-cell office:value-type="float" office:value="0.0222345793596393" calcext:value-type="float">
            <text:p>0.0222345793596393</text:p>
          </table:table-cell>
          <table:table-cell office:value-type="float" office:value="0.022302" calcext:value-type="float">
            <text:p>0.022302</text:p>
          </table:table-cell>
          <table:table-cell table:formula="of:=100*ABS(([.A39]-[.B39])/[.A39])" office:value-type="float" office:value="0.303224267345659" calcext:value-type="float">
            <text:p>0.303224267345659</text:p>
          </table:table-cell>
          <table:table-cell table:number-columns-repeated="3"/>
        </table:table-row>
        <table:table-row table:style-name="ro1">
          <table:table-cell office:value-type="float" office:value="0.0222355917079465" calcext:value-type="float">
            <text:p>0.0222355917079465</text:p>
          </table:table-cell>
          <table:table-cell office:value-type="float" office:value="0.02234" calcext:value-type="float">
            <text:p>0.02234</text:p>
          </table:table-cell>
          <table:table-cell table:formula="of:=100*ABS(([.A40]-[.B40])/[.A40])" office:value-type="float" office:value="0.46955481745138" calcext:value-type="float">
            <text:p>0.46955481745138</text:p>
          </table:table-cell>
          <table:table-cell table:number-columns-repeated="3"/>
        </table:table-row>
        <table:table-row table:style-name="ro1">
          <table:table-cell office:value-type="float" office:value="0.0222376041517516" calcext:value-type="float">
            <text:p>0.0222376041517516</text:p>
          </table:table-cell>
          <table:table-cell office:value-type="float" office:value="0.022314" calcext:value-type="float">
            <text:p>0.022314</text:p>
          </table:table-cell>
          <table:table-cell table:formula="of:=100*ABS(([.A41]-[.B41])/[.A41])" office:value-type="float" office:value="0.343543520817572" calcext:value-type="float">
            <text:p>0.343543520817572</text:p>
          </table:table-cell>
          <table:table-cell table:number-columns-repeated="3"/>
        </table:table-row>
        <table:table-row table:style-name="ro1">
          <table:table-cell office:value-type="float" office:value="0.0222386167155806" calcext:value-type="float">
            <text:p>0.0222386167155806</text:p>
          </table:table-cell>
          <table:table-cell office:value-type="float" office:value="0.022232" calcext:value-type="float">
            <text:p>0.022232</text:p>
          </table:table-cell>
          <table:table-cell table:formula="of:=100*ABS(([.A42]-[.B42])/[.A42])" office:value-type="float" office:value="0.0297532695725005" calcext:value-type="float">
            <text:p>0.0297532695725005</text:p>
          </table:table-cell>
          <table:table-cell table:number-columns-repeated="3"/>
        </table:table-row>
        <table:table-row table:style-name="ro1">
          <table:table-cell office:value-type="float" office:value="0.0222396292068033" calcext:value-type="float">
            <text:p>0.0222396292068033</text:p>
          </table:table-cell>
          <table:table-cell office:value-type="float" office:value="0.02215" calcext:value-type="float">
            <text:p>0.02215</text:p>
          </table:table-cell>
          <table:table-cell table:formula="of:=100*ABS(([.A43]-[.B43])/[.A43])" office:value-type="float" office:value="0.40301574261823" calcext:value-type="float">
            <text:p>0.40301574261823</text:p>
          </table:table-cell>
          <table:table-cell table:number-columns-repeated="3"/>
        </table:table-row>
        <table:table-row table:style-name="ro1">
          <table:table-cell office:value-type="float" office:value="0.0221916225572287" calcext:value-type="float">
            <text:p>0.0221916225572287</text:p>
          </table:table-cell>
          <table:table-cell office:value-type="float" office:value="0.022069" calcext:value-type="float">
            <text:p>0.022069</text:p>
          </table:table-cell>
          <table:table-cell table:formula="of:=100*ABS(([.A44]-[.B44])/[.A44])" office:value-type="float" office:value="0.552562377592901" calcext:value-type="float">
            <text:p>0.552562377592901</text:p>
          </table:table-cell>
          <table:table-cell table:number-columns-repeated="3"/>
        </table:table-row>
        <table:table-row table:style-name="ro1">
          <table:table-cell office:value-type="float" office:value="0.0220455775499963" calcext:value-type="float">
            <text:p>0.0220455775499963</text:p>
          </table:table-cell>
          <table:table-cell office:value-type="float" office:value="0.021987" calcext:value-type="float">
            <text:p>0.021987</text:p>
          </table:table-cell>
          <table:table-cell table:formula="of:=100*ABS(([.A45]-[.B45])/[.A45])" office:value-type="float" office:value="0.265711115362871" calcext:value-type="float">
            <text:p>0.265711115362871</text:p>
          </table:table-cell>
          <table:table-cell table:number-columns-repeated="3"/>
        </table:table-row>
        <table:table-row table:style-name="ro1">
          <table:table-cell office:value-type="float" office:value="0.0218995329172131" calcext:value-type="float">
            <text:p>0.0218995329172131</text:p>
          </table:table-cell>
          <table:table-cell office:value-type="float" office:value="0.021905" calcext:value-type="float">
            <text:p>0.021905</text:p>
          </table:table-cell>
          <table:table-cell table:formula="of:=100*ABS(([.A46]-[.B46])/[.A46])" office:value-type="float" office:value="0.0249643807818716" calcext:value-type="float">
            <text:p>0.0249643807818716</text:p>
          </table:table-cell>
          <table:table-cell table:number-columns-repeated="3"/>
        </table:table-row>
        <table:table-row table:style-name="ro1">
          <table:table-cell office:value-type="float" office:value="0.0217534887834113" calcext:value-type="float">
            <text:p>0.0217534887834113</text:p>
          </table:table-cell>
          <table:table-cell office:value-type="float" office:value="0.021766" calcext:value-type="float">
            <text:p>0.021766</text:p>
          </table:table-cell>
          <table:table-cell table:formula="of:=100*ABS(([.A47]-[.B47])/[.A47])" office:value-type="float" office:value="0.0575136094871832" calcext:value-type="float">
            <text:p>0.0575136094871832</text:p>
          </table:table-cell>
          <table:table-cell table:number-columns-repeated="3"/>
        </table:table-row>
        <table:table-row table:style-name="ro1">
          <table:table-cell office:value-type="float" office:value="0.0216074449210081" calcext:value-type="float">
            <text:p>0.0216074449210081</text:p>
          </table:table-cell>
          <table:table-cell office:value-type="float" office:value="0.021593" calcext:value-type="float">
            <text:p>0.021593</text:p>
          </table:table-cell>
          <table:table-cell table:formula="of:=100*ABS(([.A48]-[.B48])/[.A48])" office:value-type="float" office:value="0.0668515924068629" calcext:value-type="float">
            <text:p>0.0668515924068629</text:p>
          </table:table-cell>
          <table:table-cell table:number-columns-repeated="3"/>
        </table:table-row>
        <table:table-row table:style-name="ro1">
          <table:table-cell office:value-type="float" office:value="0.0214614014562796" calcext:value-type="float">
            <text:p>0.0214614014562796</text:p>
          </table:table-cell>
          <table:table-cell office:value-type="float" office:value="0.021419" calcext:value-type="float">
            <text:p>0.021419</text:p>
          </table:table-cell>
          <table:table-cell table:formula="of:=100*ABS(([.A49]-[.B49])/[.A49])" office:value-type="float" office:value="0.197570770790406" calcext:value-type="float">
            <text:p>0.197570770790406</text:p>
          </table:table-cell>
          <table:table-cell table:number-columns-repeated="3"/>
        </table:table-row>
        <table:table-row table:style-name="ro1">
          <table:table-cell office:value-type="float" office:value="0.0213153583973997" calcext:value-type="float">
            <text:p>0.0213153583973997</text:p>
          </table:table-cell>
          <table:table-cell office:value-type="float" office:value="0.021246" calcext:value-type="float">
            <text:p>0.021246</text:p>
          </table:table-cell>
          <table:table-cell table:formula="of:=100*ABS(([.A50]-[.B50])/[.A50])" office:value-type="float" office:value="0.325391654724455" calcext:value-type="float">
            <text:p>0.325391654724455</text:p>
          </table:table-cell>
          <table:table-cell table:number-columns-repeated="3"/>
        </table:table-row>
        <table:table-row table:style-name="ro1">
          <table:table-cell office:value-type="float" office:value="0.0211693157527682" calcext:value-type="float">
            <text:p>0.0211693157527682</text:p>
          </table:table-cell>
          <table:table-cell office:value-type="float" office:value="0.021072" calcext:value-type="float">
            <text:p>0.021072</text:p>
          </table:table-cell>
          <table:table-cell table:formula="of:=100*ABS(([.A51]-[.B51])/[.A51])" office:value-type="float" office:value="0.459701928511681" calcext:value-type="float">
            <text:p>0.459701928511681</text:p>
          </table:table-cell>
          <table:table-cell table:number-columns-repeated="3"/>
        </table:table-row>
        <table:table-row table:style-name="ro1">
          <table:table-cell office:value-type="float" office:value="0.0210232736410888" calcext:value-type="float">
            <text:p>0.0210232736410888</text:p>
          </table:table-cell>
          <table:table-cell office:value-type="float" office:value="0.020899" calcext:value-type="float">
            <text:p>0.020899</text:p>
          </table:table-cell>
          <table:table-cell table:formula="of:=100*ABS(([.A52]-[.B52])/[.A52])" office:value-type="float" office:value="0.591124118966576" calcext:value-type="float">
            <text:p>0.591124118966576</text:p>
          </table:table-cell>
          <table:table-cell table:number-columns-repeated="3"/>
        </table:table-row>
        <table:table-row table:style-name="ro1">
          <table:table-cell office:value-type="float" office:value="0.0207821826650643" calcext:value-type="float">
            <text:p>0.0207821826650643</text:p>
          </table:table-cell>
          <table:table-cell office:value-type="float" office:value="0.020679" calcext:value-type="float">
            <text:p>0.020679</text:p>
          </table:table-cell>
          <table:table-cell table:formula="of:=100*ABS(([.A53]-[.B53])/[.A53])" office:value-type="float" office:value="0.496495804734589" calcext:value-type="float">
            <text:p>0.496495804734589</text:p>
          </table:table-cell>
          <table:table-cell table:number-columns-repeated="3"/>
        </table:table-row>
        <table:table-row table:style-name="ro1">
          <table:table-cell office:value-type="float" office:value="0.0205410941344443" calcext:value-type="float">
            <text:p>0.0205410941344443</text:p>
          </table:table-cell>
          <table:table-cell office:value-type="float" office:value="0.02044" calcext:value-type="float">
            <text:p>0.02044</text:p>
          </table:table-cell>
          <table:table-cell table:formula="of:=100*ABS(([.A54]-[.B54])/[.A54])" office:value-type="float" office:value="0.492155548202912" calcext:value-type="float">
            <text:p>0.492155548202912</text:p>
          </table:table-cell>
          <table:table-cell table:number-columns-repeated="3"/>
        </table:table-row>
        <table:table-row table:style-name="ro1">
          <table:table-cell office:value-type="float" office:value="0.0203000080366979" calcext:value-type="float">
            <text:p>0.0203000080366979</text:p>
          </table:table-cell>
          <table:table-cell office:value-type="float" office:value="0.020201" calcext:value-type="float">
            <text:p>0.020201</text:p>
          </table:table-cell>
          <table:table-cell table:formula="of:=100*ABS(([.A55]-[.B55])/[.A55])" office:value-type="float" office:value="0.4877241256207" calcext:value-type="float">
            <text:p>0.4877241256207</text:p>
          </table:table-cell>
          <table:table-cell table:number-columns-repeated="3"/>
        </table:table-row>
        <table:table-row table:style-name="ro1">
          <table:table-cell office:value-type="float" office:value="0.0200589246660931" calcext:value-type="float">
            <text:p>0.0200589246660931</text:p>
          </table:table-cell>
          <table:table-cell office:value-type="float" office:value="0.019961" calcext:value-type="float">
            <text:p>0.019961</text:p>
          </table:table-cell>
          <table:table-cell table:formula="of:=100*ABS(([.A56]-[.B56])/[.A56])" office:value-type="float" office:value="0.488185023490683" calcext:value-type="float">
            <text:p>0.488185023490683</text:p>
          </table:table-cell>
          <table:table-cell table:number-columns-repeated="3"/>
        </table:table-row>
        <table:table-row table:style-name="ro1">
          <table:table-cell office:value-type="float" office:value="0.0198178440151799" calcext:value-type="float">
            <text:p>0.0198178440151799</text:p>
          </table:table-cell>
          <table:table-cell office:value-type="float" office:value="0.019722" calcext:value-type="float">
            <text:p>0.019722</text:p>
          </table:table-cell>
          <table:table-cell table:formula="of:=100*ABS(([.A57]-[.B57])/[.A57])" office:value-type="float" office:value="0.483624833793431" calcext:value-type="float">
            <text:p>0.483624833793431</text:p>
          </table:table-cell>
          <table:table-cell table:number-columns-repeated="3"/>
        </table:table-row>
        <table:table-row table:style-name="ro1">
          <table:table-cell office:value-type="float" office:value="0.019576766184434" calcext:value-type="float">
            <text:p>0.019576766184434</text:p>
          </table:table-cell>
          <table:table-cell office:value-type="float" office:value="0.019483" calcext:value-type="float">
            <text:p>0.019483</text:p>
          </table:table-cell>
          <table:table-cell table:formula="of:=100*ABS(([.A58]-[.B58])/[.A58])" office:value-type="float" office:value="0.47896666666322" calcext:value-type="float">
            <text:p>0.47896666666322</text:p>
          </table:table-cell>
          <table:table-cell table:number-columns-repeated="3"/>
        </table:table-row>
        <table:table-row table:style-name="ro1">
          <table:table-cell office:value-type="float" office:value="0.0193346913150947" calcext:value-type="float">
            <text:p>0.0193346913150947</text:p>
          </table:table-cell>
          <table:table-cell office:value-type="float" office:value="0.01921" calcext:value-type="float">
            <text:p>0.01921</text:p>
          </table:table-cell>
          <table:table-cell table:formula="of:=100*ABS(([.A59]-[.B59])/[.A59])" office:value-type="float" office:value="0.644909779332193" calcext:value-type="float">
            <text:p>0.644909779332193</text:p>
          </table:table-cell>
          <table:table-cell table:number-columns-repeated="3"/>
        </table:table-row>
        <table:table-row table:style-name="ro1">
          <table:table-cell office:value-type="float" office:value="0.0190936194431543" calcext:value-type="float">
            <text:p>0.0190936194431543</text:p>
          </table:table-cell>
          <table:table-cell office:value-type="float" office:value="0.018928" calcext:value-type="float">
            <text:p>0.018928</text:p>
          </table:table-cell>
          <table:table-cell table:formula="of:=100*ABS(([.A60]-[.B60])/[.A60])" office:value-type="float" office:value="0.867407269990815" calcext:value-type="float">
            <text:p>0.867407269990815</text:p>
          </table:table-cell>
          <table:table-cell table:number-columns-repeated="3"/>
        </table:table-row>
        <table:table-row table:style-name="ro1">
          <table:table-cell office:value-type="float" office:value="0.0188185327419541" calcext:value-type="float">
            <text:p>0.0188185327419541</text:p>
          </table:table-cell>
          <table:table-cell office:value-type="float" office:value="0.018645" calcext:value-type="float">
            <text:p>0.018645</text:p>
          </table:table-cell>
          <table:table-cell table:formula="of:=100*ABS(([.A61]-[.B61])/[.A61])" office:value-type="float" office:value="0.922137471256033" calcext:value-type="float">
            <text:p>0.922137471256033</text:p>
          </table:table-cell>
          <table:table-cell table:number-columns-repeated="3"/>
        </table:table-row>
        <table:table-row table:style-name="ro1">
          <table:table-cell office:value-type="float" office:value="0.018525443314145" calcext:value-type="float">
            <text:p>0.018525443314145</text:p>
          </table:table-cell>
          <table:table-cell office:value-type="float" office:value="0.018363" calcext:value-type="float">
            <text:p>0.018363</text:p>
          </table:table-cell>
          <table:table-cell table:formula="of:=100*ABS(([.A62]-[.B62])/[.A62])" office:value-type="float" office:value="0.876866002018824" calcext:value-type="float">
            <text:p>0.876866002018824</text:p>
          </table:table-cell>
          <table:table-cell table:number-columns-repeated="3"/>
        </table:table-row>
        <table:table-row table:style-name="ro1">
          <table:table-cell office:value-type="float" office:value="0.0182333608362282" calcext:value-type="float">
            <text:p>0.0182333608362282</text:p>
          </table:table-cell>
          <table:table-cell office:value-type="float" office:value="0.018081" calcext:value-type="float">
            <text:p>0.018081</text:p>
          </table:table-cell>
          <table:table-cell table:formula="of:=100*ABS(([.A63]-[.B63])/[.A63])" office:value-type="float" office:value="0.835615757274233" calcext:value-type="float">
            <text:p>0.835615757274233</text:p>
          </table:table-cell>
          <table:table-cell table:number-columns-repeated="3"/>
        </table:table-row>
        <table:table-row table:style-name="ro1">
          <table:table-cell office:value-type="float" office:value="0.0179402858286288" calcext:value-type="float">
            <text:p>0.0179402858286288</text:p>
          </table:table-cell>
          <table:table-cell office:value-type="float" office:value="0.017798" calcext:value-type="float">
            <text:p>0.017798</text:p>
          </table:table-cell>
          <table:table-cell table:formula="of:=100*ABS(([.A64]-[.B64])/[.A64])" office:value-type="float" office:value="0.793107924745323" calcext:value-type="float">
            <text:p>0.793107924745323</text:p>
          </table:table-cell>
          <table:table-cell table:number-columns-repeated="3"/>
        </table:table-row>
        <table:table-row table:style-name="ro1">
          <table:table-cell office:value-type="float" office:value="0.0176472185259798" calcext:value-type="float">
            <text:p>0.0176472185259798</text:p>
          </table:table-cell>
          <table:table-cell office:value-type="float" office:value="0.017495" calcext:value-type="float">
            <text:p>0.017495</text:p>
          </table:table-cell>
          <table:table-cell table:formula="of:=100*ABS(([.A65]-[.B65])/[.A65])" office:value-type="float" office:value="0.862563841183739" calcext:value-type="float">
            <text:p>0.862563841183739</text:p>
          </table:table-cell>
          <table:table-cell table:number-columns-repeated="3"/>
        </table:table-row>
        <table:table-row table:style-name="ro1">
          <table:table-cell office:value-type="float" office:value="0.0173551593751866" calcext:value-type="float">
            <text:p>0.0173551593751866</text:p>
          </table:table-cell>
          <table:table-cell office:value-type="float" office:value="0.017189" calcext:value-type="float">
            <text:p>0.017189</text:p>
          </table:table-cell>
          <table:table-cell table:formula="of:=100*ABS(([.A66]-[.B66])/[.A66])" office:value-type="float" office:value="0.95740621906482" calcext:value-type="float">
            <text:p>0.95740621906482</text:p>
          </table:table-cell>
          <table:table-cell table:number-columns-repeated="3"/>
        </table:table-row>
        <table:table-row table:style-name="ro1">
          <table:table-cell office:value-type="float" office:value="0.0170621088001637" calcext:value-type="float">
            <text:p>0.0170621088001637</text:p>
          </table:table-cell>
          <table:table-cell office:value-type="float" office:value="0.016883" calcext:value-type="float">
            <text:p>0.016883</text:p>
          </table:table-cell>
          <table:table-cell table:formula="of:=100*ABS(([.A67]-[.B67])/[.A67])" office:value-type="float" office:value="1.0497459737333" calcext:value-type="float">
            <text:p>1.0497459737333</text:p>
          </table:table-cell>
          <table:table-cell table:number-columns-repeated="3"/>
        </table:table-row>
        <table:table-row table:style-name="ro1">
          <table:table-cell office:value-type="float" office:value="0.0167690672346495" calcext:value-type="float">
            <text:p>0.0167690672346495</text:p>
          </table:table-cell>
          <table:table-cell office:value-type="float" office:value="0.016577" calcext:value-type="float">
            <text:p>0.016577</text:p>
          </table:table-cell>
          <table:table-cell table:formula="of:=100*ABS(([.A68]-[.B68])/[.A68])" office:value-type="float" office:value="1.14536623869364" calcext:value-type="float">
            <text:p>1.14536623869364</text:p>
          </table:table-cell>
          <table:table-cell table:number-columns-repeated="3"/>
        </table:table-row>
        <table:table-row table:style-name="ro1">
          <table:table-cell office:value-type="float" office:value="0.016471034010492" calcext:value-type="float">
            <text:p>0.016471034010492</text:p>
          </table:table-cell>
          <table:table-cell office:value-type="float" office:value="0.016271" calcext:value-type="float">
            <text:p>0.016271</text:p>
          </table:table-cell>
          <table:table-cell table:formula="of:=100*ABS(([.A69]-[.B69])/[.A69])" office:value-type="float" office:value="1.21445933731042" calcext:value-type="float">
            <text:p>1.21445933731042</text:p>
          </table:table-cell>
          <table:table-cell table:number-columns-repeated="3"/>
        </table:table-row>
        <table:table-row table:style-name="ro1">
          <table:table-cell office:value-type="float" office:value="0.0161610103814435" calcext:value-type="float">
            <text:p>0.0161610103814435</text:p>
          </table:table-cell>
          <table:table-cell office:value-type="float" office:value="0.015965" calcext:value-type="float">
            <text:p>0.015965</text:p>
          </table:table-cell>
          <table:table-cell table:formula="of:=100*ABS(([.A70]-[.B70])/[.A70])" office:value-type="float" office:value="1.21285969637483" calcext:value-type="float">
            <text:p>1.21285969637483</text:p>
          </table:table-cell>
          <table:table-cell table:number-columns-repeated="3"/>
        </table:table-row>
        <table:table-row table:style-name="ro1">
          <table:table-cell office:value-type="float" office:value="0.0158520003158811" calcext:value-type="float">
            <text:p>0.0158520003158811</text:p>
          </table:table-cell>
          <table:table-cell office:value-type="float" office:value="0.015651" calcext:value-type="float">
            <text:p>0.015651</text:p>
          </table:table-cell>
          <table:table-cell table:formula="of:=100*ABS(([.A71]-[.B71])/[.A71])" office:value-type="float" office:value="1.26798077135848" calcext:value-type="float">
            <text:p>1.26798077135848</text:p>
          </table:table-cell>
          <table:table-cell table:number-columns-repeated="3"/>
        </table:table-row>
        <table:table-row table:style-name="ro1">
          <table:table-cell office:value-type="float" office:value="0.0155420046241185" calcext:value-type="float">
            <text:p>0.0155420046241185</text:p>
          </table:table-cell>
          <table:table-cell office:value-type="float" office:value="0.015337" calcext:value-type="float">
            <text:p>0.015337</text:p>
          </table:table-cell>
          <table:table-cell table:formula="of:=100*ABS(([.A72]-[.B72])/[.A72])" office:value-type="float" office:value="1.31903592282023" calcext:value-type="float">
            <text:p>1.31903592282023</text:p>
          </table:table-cell>
          <table:table-cell table:number-columns-repeated="3"/>
        </table:table-row>
        <table:table-row table:style-name="ro1">
          <table:table-cell office:value-type="float" office:value="0.0152320241822341" calcext:value-type="float">
            <text:p>0.0152320241822341</text:p>
          </table:table-cell>
          <table:table-cell office:value-type="float" office:value="0.015022" calcext:value-type="float">
            <text:p>0.015022</text:p>
          </table:table-cell>
          <table:table-cell table:formula="of:=100*ABS(([.A73]-[.B73])/[.A73])" office:value-type="float" office:value="1.37883304097593" calcext:value-type="float">
            <text:p>1.37883304097593</text:p>
          </table:table-cell>
          <table:table-cell table:number-columns-repeated="3"/>
        </table:table-row>
        <table:table-row table:style-name="ro1">
          <table:table-cell office:value-type="float" office:value="0.0149230599392891" calcext:value-type="float">
            <text:p>0.0149230599392891</text:p>
          </table:table-cell>
          <table:table-cell office:value-type="float" office:value="0.014708" calcext:value-type="float">
            <text:p>0.014708</text:p>
          </table:table-cell>
          <table:table-cell table:formula="of:=100*ABS(([.A74]-[.B74])/[.A74])" office:value-type="float" office:value="1.44112494464304" calcext:value-type="float">
            <text:p>1.44112494464304</text:p>
          </table:table-cell>
          <table:table-cell table:number-columns-repeated="3"/>
        </table:table-row>
        <table:table-row table:style-name="ro1">
          <table:table-cell office:value-type="float" office:value="0.0146131129259854" calcext:value-type="float">
            <text:p>0.0146131129259854</text:p>
          </table:table-cell>
          <table:table-cell office:value-type="float" office:value="0.014394" calcext:value-type="float">
            <text:p>0.014394</text:p>
          </table:table-cell>
          <table:table-cell table:formula="of:=100*ABS(([.A75]-[.B75])/[.A75])" office:value-type="float" office:value="1.49942676208124" calcext:value-type="float">
            <text:p>1.49942676208124</text:p>
          </table:table-cell>
          <table:table-cell table:number-columns-repeated="3"/>
        </table:table-row>
        <table:table-row table:style-name="ro1">
          <table:table-cell office:value-type="float" office:value="0.0143041842548119" calcext:value-type="float">
            <text:p>0.0143041842548119</text:p>
          </table:table-cell>
          <table:table-cell office:value-type="float" office:value="0.01408" calcext:value-type="float">
            <text:p>0.01408</text:p>
          </table:table-cell>
          <table:table-cell table:formula="of:=100*ABS(([.A76]-[.B76])/[.A76])" office:value-type="float" office:value="1.56726347213052" calcext:value-type="float">
            <text:p>1.56726347213052</text:p>
          </table:table-cell>
          <table:table-cell table:number-columns-repeated="3"/>
        </table:table-row>
        <table:table-row table:style-name="ro1">
          <table:table-cell office:value-type="float" office:value="0.0139942751550602" calcext:value-type="float">
            <text:p>0.0139942751550602</text:p>
          </table:table-cell>
          <table:table-cell office:value-type="float" office:value="0.01377" calcext:value-type="float">
            <text:p>0.01377</text:p>
          </table:table-cell>
          <table:table-cell table:formula="of:=100*ABS(([.A77]-[.B77])/[.A77])" office:value-type="float" office:value="1.60262073294402" calcext:value-type="float">
            <text:p>1.60262073294402</text:p>
          </table:table-cell>
          <table:table-cell table:number-columns-repeated="3"/>
        </table:table-row>
        <table:table-row table:style-name="ro1">
          <table:table-cell office:value-type="float" office:value="0.013692384182636" calcext:value-type="float">
            <text:p>0.013692384182636</text:p>
          </table:table-cell>
          <table:table-cell office:value-type="float" office:value="0.013461" calcext:value-type="float">
            <text:p>0.013461</text:p>
          </table:table-cell>
          <table:table-cell table:formula="of:=100*ABS(([.A78]-[.B78])/[.A78])" office:value-type="float" office:value="1.6898750396546" calcext:value-type="float">
            <text:p>1.6898750396546</text:p>
          </table:table-cell>
          <table:table-cell table:number-columns-repeated="3"/>
        </table:table-row>
        <table:table-row table:style-name="ro1">
          <table:table-cell office:value-type="float" office:value="0.0133915145301829" calcext:value-type="float">
            <text:p>0.0133915145301829</text:p>
          </table:table-cell>
          <table:table-cell office:value-type="float" office:value="0.013151" calcext:value-type="float">
            <text:p>0.013151</text:p>
          </table:table-cell>
          <table:table-cell table:formula="of:=100*ABS(([.A79]-[.B79])/[.A79])" office:value-type="float" office:value="1.7960218737083" calcext:value-type="float">
            <text:p>1.7960218737083</text:p>
          </table:table-cell>
          <table:table-cell table:number-columns-repeated="3"/>
        </table:table-row>
        <table:table-row table:style-name="ro1">
          <table:table-cell office:value-type="float" office:value="0.0130896676995293" calcext:value-type="float">
            <text:p>0.0130896676995293</text:p>
          </table:table-cell>
          <table:table-cell office:value-type="float" office:value="0.012841" calcext:value-type="float">
            <text:p>0.012841</text:p>
          </table:table-cell>
          <table:table-cell table:formula="of:=100*ABS(([.A80]-[.B80])/[.A80])" office:value-type="float" office:value="1.89972507505455" calcext:value-type="float">
            <text:p>1.89972507505455</text:p>
          </table:table-cell>
          <table:table-cell table:number-columns-repeated="3"/>
        </table:table-row>
        <table:table-row table:style-name="ro1">
          <table:table-cell office:value-type="float" office:value="0.0127878452767032" calcext:value-type="float">
            <text:p>0.0127878452767032</text:p>
          </table:table-cell>
          <table:table-cell office:value-type="float" office:value="0.012531" calcext:value-type="float">
            <text:p>0.012531</text:p>
          </table:table-cell>
          <table:table-cell table:formula="of:=100*ABS(([.A81]-[.B81])/[.A81])" office:value-type="float" office:value="2.00851098168277" calcext:value-type="float">
            <text:p>2.00851098168277</text:p>
          </table:table-cell>
          <table:table-cell table:number-columns-repeated="3"/>
        </table:table-row>
        <table:table-row table:style-name="ro1">
          <table:table-cell office:value-type="float" office:value="0.0124870489477098" calcext:value-type="float">
            <text:p>0.0124870489477098</text:p>
          </table:table-cell>
          <table:table-cell office:value-type="float" office:value="0.012223" calcext:value-type="float">
            <text:p>0.012223</text:p>
          </table:table-cell>
          <table:table-cell table:formula="of:=100*ABS(([.A82]-[.B82])/[.A82])" office:value-type="float" office:value="2.11458246712657" calcext:value-type="float">
            <text:p>2.11458246712657</text:p>
          </table:table-cell>
          <table:table-cell table:number-columns-repeated="3"/>
        </table:table-row>
        <table:table-row table:style-name="ro1">
          <table:table-cell office:value-type="float" office:value="0.0121852808046799" calcext:value-type="float">
            <text:p>0.0121852808046799</text:p>
          </table:table-cell>
          <table:table-cell office:value-type="float" office:value="0.011928" calcext:value-type="float">
            <text:p>0.011928</text:p>
          </table:table-cell>
          <table:table-cell table:formula="of:=100*ABS(([.A83]-[.B83])/[.A83])" office:value-type="float" office:value="2.11140644851674" calcext:value-type="float">
            <text:p>2.11140644851674</text:p>
          </table:table-cell>
          <table:table-cell table:number-columns-repeated="3"/>
        </table:table-row>
        <table:table-row table:style-name="ro1">
          <table:table-cell office:value-type="float" office:value="0.011883542762594" calcext:value-type="float">
            <text:p>0.011883542762594</text:p>
          </table:table-cell>
          <table:table-cell office:value-type="float" office:value="0.011632" calcext:value-type="float">
            <text:p>0.011632</text:p>
          </table:table-cell>
          <table:table-cell table:formula="of:=100*ABS(([.A84]-[.B84])/[.A84])" office:value-type="float" office:value="2.11673208587068" calcext:value-type="float">
            <text:p>2.11673208587068</text:p>
          </table:table-cell>
          <table:table-cell table:number-columns-repeated="3"/>
        </table:table-row>
        <table:table-row table:style-name="ro1">
          <table:table-cell office:value-type="float" office:value="0.0115828373333135" calcext:value-type="float">
            <text:p>0.0115828373333135</text:p>
          </table:table-cell>
          <table:table-cell office:value-type="float" office:value="0.011337" calcext:value-type="float">
            <text:p>0.011337</text:p>
          </table:table-cell>
          <table:table-cell table:formula="of:=100*ABS(([.A85]-[.B85])/[.A85])" office:value-type="float" office:value="2.1224275731336" calcext:value-type="float">
            <text:p>2.1224275731336</text:p>
          </table:table-cell>
          <table:table-cell table:number-columns-repeated="3"/>
        </table:table-row>
        <table:table-row table:style-name="ro1">
          <table:table-cell office:value-type="float" office:value="0.0112961438909435" calcext:value-type="float">
            <text:p>0.0112961438909435</text:p>
          </table:table-cell>
          <table:table-cell office:value-type="float" office:value="0.011041" calcext:value-type="float">
            <text:p>0.011041</text:p>
          </table:table-cell>
          <table:table-cell table:formula="of:=100*ABS(([.A86]-[.B86])/[.A86])" office:value-type="float" office:value="2.25868131113354" calcext:value-type="float">
            <text:p>2.25868131113354</text:p>
          </table:table-cell>
          <table:table-cell table:number-columns-repeated="3"/>
        </table:table-row>
        <table:table-row table:style-name="ro1">
          <table:table-cell office:value-type="float" office:value="0.0110184705936169" calcext:value-type="float">
            <text:p>0.0110184705936169</text:p>
          </table:table-cell>
          <table:table-cell office:value-type="float" office:value="0.010745" calcext:value-type="float">
            <text:p>0.010745</text:p>
          </table:table-cell>
          <table:table-cell table:formula="of:=100*ABS(([.A87]-[.B87])/[.A87])" office:value-type="float" office:value="2.48192878760605" calcext:value-type="float">
            <text:p>2.48192878760605</text:p>
          </table:table-cell>
          <table:table-cell table:number-columns-repeated="3"/>
        </table:table-row>
        <table:table-row table:style-name="ro1">
          <table:table-cell office:value-type="float" office:value="0.0107398305775091" calcext:value-type="float">
            <text:p>0.0107398305775091</text:p>
          </table:table-cell>
          <table:table-cell office:value-type="float" office:value="0.010454" calcext:value-type="float">
            <text:p>0.010454</text:p>
          </table:table-cell>
          <table:table-cell table:formula="of:=100*ABS(([.A88]-[.B88])/[.A88])" office:value-type="float" office:value="2.66140676471843" calcext:value-type="float">
            <text:p>2.66140676471843</text:p>
          </table:table-cell>
          <table:table-cell table:number-columns-repeated="3"/>
        </table:table-row>
        <table:table-row table:style-name="ro1">
          <table:table-cell office:value-type="float" office:value="0.0104622264473725" calcext:value-type="float">
            <text:p>0.0104622264473725</text:p>
          </table:table-cell>
          <table:table-cell office:value-type="float" office:value="0.010178" calcext:value-type="float">
            <text:p>0.010178</text:p>
          </table:table-cell>
          <table:table-cell table:formula="of:=100*ABS(([.A89]-[.B89])/[.A89])" office:value-type="float" office:value="2.71669179406696" calcext:value-type="float">
            <text:p>2.71669179406696</text:p>
          </table:table-cell>
          <table:table-cell table:number-columns-repeated="3"/>
        </table:table-row>
        <table:table-row table:style-name="ro1">
          <table:table-cell office:value-type="float" office:value="0.0101836615106552" calcext:value-type="float">
            <text:p>0.0101836615106552</text:p>
          </table:table-cell>
          <table:table-cell office:value-type="float" office:value="0.0099024" calcext:value-type="float">
            <text:p>0.0099024</text:p>
          </table:table-cell>
          <table:table-cell table:formula="of:=100*ABS(([.A90]-[.B90])/[.A90])" office:value-type="float" office:value="2.76188982087541" calcext:value-type="float">
            <text:p>2.76188982087541</text:p>
          </table:table-cell>
          <table:table-cell table:number-columns-repeated="3"/>
        </table:table-row>
        <table:table-row table:style-name="ro1">
          <table:table-cell office:value-type="float" office:value="0.0099058382068354" calcext:value-type="float">
            <text:p>0.0099058382068354</text:p>
          </table:table-cell>
          <table:table-cell office:value-type="float" office:value="0.0096268" calcext:value-type="float">
            <text:p>0.0096268</text:p>
          </table:table-cell>
          <table:table-cell table:formula="of:=100*ABS(([.A91]-[.B91])/[.A91])" office:value-type="float" office:value="2.81690656569431" calcext:value-type="float">
            <text:p>2.81690656569431</text:p>
          </table:table-cell>
          <table:table-cell table:number-columns-repeated="3"/>
        </table:table-row>
        <table:table-row table:style-name="ro1">
          <table:table-cell office:value-type="float" office:value="0.00962776110071807" calcext:value-type="float">
            <text:p>0.00962776110071807</text:p>
          </table:table-cell>
          <table:table-cell office:value-type="float" office:value="0.0093511" calcext:value-type="float">
            <text:p>0.0093511</text:p>
          </table:table-cell>
          <table:table-cell table:formula="of:=100*ABS(([.A92]-[.B92])/[.A92])" office:value-type="float" office:value="2.87357671034687" calcext:value-type="float">
            <text:p>2.87357671034687</text:p>
          </table:table-cell>
          <table:table-cell table:number-columns-repeated="3"/>
        </table:table-row>
        <table:table-row table:style-name="ro1">
          <table:table-cell office:value-type="float" office:value="0.00934973357022006" calcext:value-type="float">
            <text:p>0.00934973357022006</text:p>
          </table:table-cell>
          <table:table-cell office:value-type="float" office:value="0.0090755" calcext:value-type="float">
            <text:p>0.0090755</text:p>
          </table:table-cell>
          <table:table-cell table:formula="of:=100*ABS(([.A93]-[.B93])/[.A93])" office:value-type="float" office:value="2.93306293875076" calcext:value-type="float">
            <text:p>2.93306293875076</text:p>
          </table:table-cell>
          <table:table-cell table:number-columns-repeated="3"/>
        </table:table-row>
        <table:table-row table:style-name="ro1">
          <table:table-cell office:value-type="float" office:value="0.00908222717972304" calcext:value-type="float">
            <text:p>0.00908222717972304</text:p>
          </table:table-cell>
          <table:table-cell office:value-type="float" office:value="0.0088065" calcext:value-type="float">
            <text:p>0.0088065</text:p>
          </table:table-cell>
          <table:table-cell table:formula="of:=100*ABS(([.A94]-[.B94])/[.A94])" office:value-type="float" office:value="3.03589829087992" calcext:value-type="float">
            <text:p>3.03589829087992</text:p>
          </table:table-cell>
          <table:table-cell table:number-columns-repeated="3"/>
        </table:table-row>
        <table:table-row table:style-name="ro1">
          <table:table-cell office:value-type="float" office:value="0.00883530264903246" calcext:value-type="float">
            <text:p>0.00883530264903246</text:p>
          </table:table-cell>
          <table:table-cell office:value-type="float" office:value="0.0085544" calcext:value-type="float">
            <text:p>0.0085544</text:p>
          </table:table-cell>
          <table:table-cell table:formula="of:=100*ABS(([.A95]-[.B95])/[.A95])" office:value-type="float" office:value="3.1793211867306" calcext:value-type="float">
            <text:p>3.1793211867306</text:p>
          </table:table-cell>
          <table:table-cell table:number-columns-repeated="3"/>
        </table:table-row>
        <table:table-row table:style-name="ro1">
          <table:table-cell office:value-type="float" office:value="0.00858852528005245" calcext:value-type="float">
            <text:p>0.00858852528005245</text:p>
          </table:table-cell>
          <table:table-cell office:value-type="float" office:value="0.0083023" calcext:value-type="float">
            <text:p>0.0083023</text:p>
          </table:table-cell>
          <table:table-cell table:formula="of:=100*ABS(([.A96]-[.B96])/[.A96])" office:value-type="float" office:value="3.33264758173596" calcext:value-type="float">
            <text:p>3.33264758173596</text:p>
          </table:table-cell>
          <table:table-cell table:number-columns-repeated="3"/>
        </table:table-row>
        <table:table-row table:style-name="ro1">
          <table:table-cell office:value-type="float" office:value="0.00834179889868486" calcext:value-type="float">
            <text:p>0.00834179889868486</text:p>
          </table:table-cell>
          <table:table-cell office:value-type="float" office:value="0.0080502" calcext:value-type="float">
            <text:p>0.0080502</text:p>
          </table:table-cell>
          <table:table-cell table:formula="of:=100*ABS(([.A97]-[.B97])/[.A97])" office:value-type="float" office:value="3.49563568034271" calcext:value-type="float">
            <text:p>3.49563568034271</text:p>
          </table:table-cell>
          <table:table-cell table:number-columns-repeated="3"/>
        </table:table-row>
        <table:table-row table:style-name="ro1">
          <table:table-cell office:value-type="float" office:value="0.00809502914277645" calcext:value-type="float">
            <text:p>0.00809502914277645</text:p>
          </table:table-cell>
          <table:table-cell office:value-type="float" office:value="0.0077981" calcext:value-type="float">
            <text:p>0.0077981</text:p>
          </table:table-cell>
          <table:table-cell table:formula="of:=100*ABS(([.A98]-[.B98])/[.A98])" office:value-type="float" office:value="3.66804291299448" calcext:value-type="float">
            <text:p>3.66804291299448</text:p>
          </table:table-cell>
          <table:table-cell table:number-columns-repeated="3"/>
        </table:table-row>
        <table:table-row table:style-name="ro1">
          <table:table-cell office:value-type="float" office:value="0.00784842070412258" calcext:value-type="float">
            <text:p>0.00784842070412258</text:p>
          </table:table-cell>
          <table:table-cell office:value-type="float" office:value="0.007546" calcext:value-type="float">
            <text:p>0.007546</text:p>
          </table:table-cell>
          <table:table-cell table:formula="of:=100*ABS(([.A99]-[.B99])/[.A99])" office:value-type="float" office:value="3.85326826279493" calcext:value-type="float">
            <text:p>3.85326826279493</text:p>
          </table:table-cell>
          <table:table-cell table:number-columns-repeated="3"/>
        </table:table-row>
        <table:table-row table:style-name="ro1">
          <table:table-cell office:value-type="float" office:value="0.00760187913669377" calcext:value-type="float">
            <text:p>0.00760187913669377</text:p>
          </table:table-cell>
          <table:table-cell office:value-type="float" office:value="0.0073032" calcext:value-type="float">
            <text:p>0.0073032</text:p>
          </table:table-cell>
          <table:table-cell table:formula="of:=100*ABS(([.A100]-[.B100])/[.A100])" office:value-type="float" office:value="3.92901717224185" calcext:value-type="float">
            <text:p>3.92901717224185</text:p>
          </table:table-cell>
          <table:table-cell table:number-columns-repeated="3"/>
        </table:table-row>
        <table:table-row table:style-name="ro1">
          <table:table-cell office:value-type="float" office:value="0.00735541221384635" calcext:value-type="float">
            <text:p>0.00735541221384635</text:p>
          </table:table-cell>
          <table:table-cell office:value-type="float" office:value="0.0070766" calcext:value-type="float">
            <text:p>0.0070766</text:p>
          </table:table-cell>
          <table:table-cell table:formula="of:=100*ABS(([.A101]-[.B101])/[.A101])" office:value-type="float" office:value="3.79057224449624" calcext:value-type="float">
            <text:p>3.79057224449624</text:p>
          </table:table-cell>
          <table:table-cell table:number-columns-repeated="3"/>
        </table:table-row>
        <table:table-row table:style-name="ro1">
          <table:table-cell office:value-type="float" office:value="0.00710892675202101" calcext:value-type="float">
            <text:p>0.00710892675202101</text:p>
          </table:table-cell>
          <table:table-cell office:value-type="float" office:value="0.0068499" calcext:value-type="float">
            <text:p>0.0068499</text:p>
          </table:table-cell>
          <table:table-cell table:formula="of:=100*ABS(([.A102]-[.B102])/[.A102])" office:value-type="float" office:value="3.64368295041683" calcext:value-type="float">
            <text:p>3.64368295041683</text:p>
          </table:table-cell>
          <table:table-cell table:number-columns-repeated="3"/>
        </table:table-row>
        <table:table-row table:style-name="ro1">
          <table:table-cell office:value-type="float" office:value="0.00689680433969241" calcext:value-type="float">
            <text:p>0.00689680433969241</text:p>
          </table:table-cell>
          <table:table-cell office:value-type="float" office:value="0.0066232" calcext:value-type="float">
            <text:p>0.0066232</text:p>
          </table:table-cell>
          <table:table-cell table:formula="of:=100*ABS(([.A103]-[.B103])/[.A103])" office:value-type="float" office:value="3.96711761297564" calcext:value-type="float">
            <text:p>3.96711761297564</text:p>
          </table:table-cell>
          <table:table-cell table:number-columns-repeated="3"/>
        </table:table-row>
        <table:table-row table:style-name="ro1">
          <table:table-cell office:value-type="float" office:value="0.00668474819373176" calcext:value-type="float">
            <text:p>0.00668474819373176</text:p>
          </table:table-cell>
          <table:table-cell office:value-type="float" office:value="0.0063966" calcext:value-type="float">
            <text:p>0.0063966</text:p>
          </table:table-cell>
          <table:table-cell table:formula="of:=100*ABS(([.A104]-[.B104])/[.A104])" office:value-type="float" office:value="4.31053175648339" calcext:value-type="float">
            <text:p>4.31053175648339</text:p>
          </table:table-cell>
          <table:table-cell table:number-columns-repeated="3"/>
        </table:table-row>
        <table:table-row table:style-name="ro1">
          <table:table-cell office:value-type="float" office:value="0.0064726650567135" calcext:value-type="float">
            <text:p>0.0064726650567135</text:p>
          </table:table-cell>
          <table:table-cell office:value-type="float" office:value="0.0061699" calcext:value-type="float">
            <text:p>0.0061699</text:p>
          </table:table-cell>
          <table:table-cell table:formula="of:=100*ABS(([.A105]-[.B105])/[.A105])" office:value-type="float" office:value="4.67759499465327" calcext:value-type="float">
            <text:p>4.67759499465327</text:p>
          </table:table-cell>
          <table:table-cell table:number-columns-repeated="3"/>
        </table:table-row>
        <table:table-row table:style-name="ro1">
          <table:table-cell office:value-type="float" office:value="0.00626076117360341" calcext:value-type="float">
            <text:p>0.00626076117360341</text:p>
          </table:table-cell>
          <table:table-cell office:value-type="float" office:value="0.0059549" calcext:value-type="float">
            <text:p>0.0059549</text:p>
          </table:table-cell>
          <table:table-cell table:formula="of:=100*ABS(([.A106]-[.B106])/[.A106])" office:value-type="float" office:value="4.88536721210488" calcext:value-type="float">
            <text:p>4.88536721210488</text:p>
          </table:table-cell>
          <table:table-cell table:number-columns-repeated="3"/>
        </table:table-row>
        <table:table-row table:style-name="ro1">
          <table:table-cell office:value-type="float" office:value="0.00604884684935071" calcext:value-type="float">
            <text:p>0.00604884684935071</text:p>
          </table:table-cell>
          <table:table-cell office:value-type="float" office:value="0.0057543" calcext:value-type="float">
            <text:p>0.0057543</text:p>
          </table:table-cell>
          <table:table-cell table:formula="of:=100*ABS(([.A107]-[.B107])/[.A107])" office:value-type="float" office:value="4.86947110228665" calcext:value-type="float">
            <text:p>4.86947110228665</text:p>
          </table:table-cell>
          <table:table-cell table:number-columns-repeated="3"/>
        </table:table-row>
        <table:table-row table:style-name="ro1">
          <table:table-cell office:value-type="float" office:value="0.00583713051679505" calcext:value-type="float">
            <text:p>0.00583713051679505</text:p>
          </table:table-cell>
          <table:table-cell office:value-type="float" office:value="0.0055536" calcext:value-type="float">
            <text:p>0.0055536</text:p>
          </table:table-cell>
          <table:table-cell table:formula="of:=100*ABS(([.A108]-[.B108])/[.A108])" office:value-type="float" office:value="4.85736126645189" calcext:value-type="float">
            <text:p>4.85736126645189</text:p>
          </table:table-cell>
          <table:table-cell table:number-columns-repeated="3"/>
        </table:table-row>
        <table:table-row table:style-name="ro1">
          <table:table-cell office:value-type="float" office:value="0.0056255235234154" calcext:value-type="float">
            <text:p>0.0056255235234154</text:p>
          </table:table-cell>
          <table:table-cell office:value-type="float" office:value="0.005353" calcext:value-type="float">
            <text:p>0.005353</text:p>
          </table:table-cell>
          <table:table-cell table:formula="of:=100*ABS(([.A109]-[.B109])/[.A109])" office:value-type="float" office:value="4.84441176507503" calcext:value-type="float">
            <text:p>4.84441176507503</text:p>
          </table:table-cell>
          <table:table-cell table:number-columns-repeated="3"/>
        </table:table-row>
        <table:table-row table:style-name="ro1">
          <table:table-cell office:value-type="float" office:value="0.00541393908389262" calcext:value-type="float">
            <text:p>0.00541393908389262</text:p>
          </table:table-cell>
          <table:table-cell office:value-type="float" office:value="0.0051523" calcext:value-type="float">
            <text:p>0.0051523</text:p>
          </table:table-cell>
          <table:table-cell table:formula="of:=100*ABS(([.A110]-[.B110])/[.A110])" office:value-type="float" office:value="4.83269353124114" calcext:value-type="float">
            <text:p>4.83269353124114</text:p>
          </table:table-cell>
          <table:table-cell table:number-columns-repeated="3"/>
        </table:table-row>
        <table:table-row table:style-name="ro1">
          <table:table-cell office:value-type="float" office:value="0.00522531658218906" calcext:value-type="float">
            <text:p>0.00522531658218906</text:p>
          </table:table-cell>
          <table:table-cell office:value-type="float" office:value="0.0049516" calcext:value-type="float">
            <text:p>0.0049516</text:p>
          </table:table-cell>
          <table:table-cell table:formula="of:=100*ABS(([.A111]-[.B111])/[.A111])" office:value-type="float" office:value="5.23827748776124" calcext:value-type="float">
            <text:p>5.23827748776124</text:p>
          </table:table-cell>
          <table:table-cell table:number-columns-repeated="3"/>
        </table:table-row>
        <table:table-row table:style-name="ro1">
          <table:table-cell office:value-type="float" office:value="0.00504806057792495" calcext:value-type="float">
            <text:p>0.00504806057792495</text:p>
          </table:table-cell>
          <table:table-cell office:value-type="float" office:value="0.0047646" calcext:value-type="float">
            <text:p>0.0047646</text:p>
          </table:table-cell>
          <table:table-cell table:formula="of:=100*ABS(([.A112]-[.B112])/[.A112])" office:value-type="float" office:value="5.61523724902427" calcext:value-type="float">
            <text:p>5.61523724902427</text:p>
          </table:table-cell>
          <table:table-cell table:number-columns-repeated="3"/>
        </table:table-row>
        <table:table-row table:style-name="ro1">
          <table:table-cell office:value-type="float" office:value="0.00487100860936418" calcext:value-type="float">
            <text:p>0.00487100860936418</text:p>
          </table:table-cell>
          <table:table-cell office:value-type="float" office:value="0.0045896" calcext:value-type="float">
            <text:p>0.0045896</text:p>
          </table:table-cell>
          <table:table-cell table:formula="of:=100*ABS(([.A113]-[.B113])/[.A113])" office:value-type="float" office:value="5.7772143704118" calcext:value-type="float">
            <text:p>5.7772143704118</text:p>
          </table:table-cell>
          <table:table-cell table:number-columns-repeated="3"/>
        </table:table-row>
        <table:table-row table:style-name="ro1">
          <table:table-cell office:value-type="float" office:value="0.00469397350934153" calcext:value-type="float">
            <text:p>0.00469397350934153</text:p>
          </table:table-cell>
          <table:table-cell office:value-type="float" office:value="0.0044145" calcext:value-type="float">
            <text:p>0.0044145</text:p>
          </table:table-cell>
          <table:table-cell table:formula="of:=100*ABS(([.A114]-[.B114])/[.A114])" office:value-type="float" office:value="5.95387913428448" calcext:value-type="float">
            <text:p>5.95387913428448</text:p>
          </table:table-cell>
          <table:table-cell table:number-columns-repeated="3"/>
        </table:table-row>
        <table:table-row table:style-name="ro1">
          <table:table-cell office:value-type="float" office:value="0.00451716784944948" calcext:value-type="float">
            <text:p>0.00451716784944948</text:p>
          </table:table-cell>
          <table:table-cell office:value-type="float" office:value="0.0042395" calcext:value-type="float">
            <text:p>0.0042395</text:p>
          </table:table-cell>
          <table:table-cell table:formula="of:=100*ABS(([.A115]-[.B115])/[.A115])" office:value-type="float" office:value="6.14694557970247" calcext:value-type="float">
            <text:p>6.14694557970247</text:p>
          </table:table-cell>
          <table:table-cell table:number-columns-repeated="3"/>
        </table:table-row>
        <table:table-row table:style-name="ro1">
          <table:table-cell office:value-type="float" office:value="0.00434040874038379" calcext:value-type="float">
            <text:p>0.00434040874038379</text:p>
          </table:table-cell>
          <table:table-cell office:value-type="float" office:value="0.0040644" calcext:value-type="float">
            <text:p>0.0040644</text:p>
          </table:table-cell>
          <table:table-cell table:formula="of:=100*ABS(([.A116]-[.B116])/[.A116])" office:value-type="float" office:value="6.35904950185371" calcext:value-type="float">
            <text:p>6.35904950185371</text:p>
          </table:table-cell>
          <table:table-cell table:number-columns-repeated="3"/>
        </table:table-row>
        <table:table-row table:style-name="ro1">
          <table:table-cell office:value-type="float" office:value="0.00416391341251232" calcext:value-type="float">
            <text:p>0.00416391341251232</text:p>
          </table:table-cell>
          <table:table-cell office:value-type="float" office:value="0.0038894" calcext:value-type="float">
            <text:p>0.0038894</text:p>
          </table:table-cell>
          <table:table-cell table:formula="of:=100*ABS(([.A117]-[.B117])/[.A117])" office:value-type="float" office:value="6.59267821678098" calcext:value-type="float">
            <text:p>6.59267821678098</text:p>
          </table:table-cell>
          <table:table-cell table:number-columns-repeated="3"/>
        </table:table-row>
        <table:table-row table:style-name="ro1">
          <table:table-cell office:value-type="float" office:value="0.00398750520752011" calcext:value-type="float">
            <text:p>0.00398750520752011</text:p>
          </table:table-cell>
          <table:table-cell office:value-type="float" office:value="0.0037295" calcext:value-type="float">
            <text:p>0.0037295</text:p>
          </table:table-cell>
          <table:table-cell table:formula="of:=100*ABS(([.A118]-[.B118])/[.A118])" office:value-type="float" office:value="6.47034158183751" calcext:value-type="float">
            <text:p>6.47034158183751</text:p>
          </table:table-cell>
          <table:table-cell table:number-columns-repeated="3"/>
        </table:table-row>
        <table:table-row table:style-name="ro1">
          <table:table-cell office:value-type="float" office:value="0.00382197819681118" calcext:value-type="float">
            <text:p>0.00382197819681118</text:p>
          </table:table-cell>
          <table:table-cell office:value-type="float" office:value="0.0035791" calcext:value-type="float">
            <text:p>0.0035791</text:p>
          </table:table-cell>
          <table:table-cell table:formula="of:=100*ABS(([.A119]-[.B119])/[.A119])" office:value-type="float" office:value="6.35477714168589" calcext:value-type="float">
            <text:p>6.35477714168589</text:p>
          </table:table-cell>
          <table:table-cell table:number-columns-repeated="3"/>
        </table:table-row>
        <table:table-row table:style-name="ro1">
          <table:table-cell office:value-type="float" office:value="0.0036779576368414" calcext:value-type="float">
            <text:p>0.0036779576368414</text:p>
          </table:table-cell>
          <table:table-cell office:value-type="float" office:value="0.0034287" calcext:value-type="float">
            <text:p>0.0034287</text:p>
          </table:table-cell>
          <table:table-cell table:formula="of:=100*ABS(([.A120]-[.B120])/[.A120])" office:value-type="float" office:value="6.77706655304121" calcext:value-type="float">
            <text:p>6.77706655304121</text:p>
          </table:table-cell>
          <table:table-cell table:number-columns-repeated="3"/>
        </table:table-row>
        <table:table-row table:style-name="ro1">
          <table:table-cell office:value-type="float" office:value="0.00353399623321814" calcext:value-type="float">
            <text:p>0.00353399623321814</text:p>
          </table:table-cell>
          <table:table-cell office:value-type="float" office:value="0.0032783" calcext:value-type="float">
            <text:p>0.0032783</text:p>
          </table:table-cell>
          <table:table-cell table:formula="of:=100*ABS(([.A121]-[.B121])/[.A121])" office:value-type="float" office:value="7.23532840286297" calcext:value-type="float">
            <text:p>7.23532840286297</text:p>
          </table:table-cell>
          <table:table-cell table:number-columns-repeated="3"/>
        </table:table-row>
        <table:table-row table:style-name="ro1">
          <table:table-cell office:value-type="float" office:value="0.00339030874477532" calcext:value-type="float">
            <text:p>0.00339030874477532</text:p>
          </table:table-cell>
          <table:table-cell office:value-type="float" office:value="0.0031278" calcext:value-type="float">
            <text:p>0.0031278</text:p>
          </table:table-cell>
          <table:table-cell table:formula="of:=100*ABS(([.A122]-[.B122])/[.A122])" office:value-type="float" office:value="7.74291560259406" calcext:value-type="float">
            <text:p>7.74291560259406</text:p>
          </table:table-cell>
          <table:table-cell table:number-columns-repeated="3"/>
        </table:table-row>
        <table:table-row table:style-name="ro1">
          <table:table-cell office:value-type="float" office:value="0.00324672417123783" calcext:value-type="float">
            <text:p>0.00324672417123783</text:p>
          </table:table-cell>
          <table:table-cell office:value-type="float" office:value="0.0029774" calcext:value-type="float">
            <text:p>0.0029774</text:p>
          </table:table-cell>
          <table:table-cell table:formula="of:=100*ABS(([.A123]-[.B123])/[.A123])" office:value-type="float" office:value="8.29525876031387" calcext:value-type="float">
            <text:p>8.29525876031387</text:p>
          </table:table-cell>
          <table:table-cell table:number-columns-repeated="3"/>
        </table:table-row>
        <table:table-row table:style-name="ro1">
          <table:table-cell office:value-type="float" office:value="0.00310346432549176" calcext:value-type="float">
            <text:p>0.00310346432549176</text:p>
          </table:table-cell>
          <table:table-cell office:value-type="float" office:value="0.0028433" calcext:value-type="float">
            <text:p>0.0028433</text:p>
          </table:table-cell>
          <table:table-cell table:formula="of:=100*ABS(([.A124]-[.B124])/[.A124])" office:value-type="float" office:value="8.38302935705672" calcext:value-type="float">
            <text:p>8.38302935705672</text:p>
          </table:table-cell>
          <table:table-cell table:number-columns-repeated="3"/>
        </table:table-row>
        <table:table-row table:style-name="ro1">
          <table:table-cell office:value-type="float" office:value="0.0029603686831204" calcext:value-type="float">
            <text:p>0.0029603686831204</text:p>
          </table:table-cell>
          <table:table-cell office:value-type="float" office:value="0.0027161" calcext:value-type="float">
            <text:p>0.0027161</text:p>
          </table:table-cell>
          <table:table-cell table:formula="of:=100*ABS(([.A125]-[.B125])/[.A125])" office:value-type="float" office:value="8.25129263504183" calcext:value-type="float">
            <text:p>8.25129263504183</text:p>
          </table:table-cell>
          <table:table-cell table:number-columns-repeated="3"/>
        </table:table-row>
        <table:table-row table:style-name="ro1">
          <table:table-cell office:value-type="float" office:value="0.00281767008049204" calcext:value-type="float">
            <text:p>0.00281767008049204</text:p>
          </table:table-cell>
          <table:table-cell office:value-type="float" office:value="0.002589" calcext:value-type="float">
            <text:p>0.002589</text:p>
          </table:table-cell>
          <table:table-cell table:formula="of:=100*ABS(([.A126]-[.B126])/[.A126])" office:value-type="float" office:value="8.11557329139489" calcext:value-type="float">
            <text:p>8.11557329139489</text:p>
          </table:table-cell>
          <table:table-cell table:number-columns-repeated="3"/>
        </table:table-row>
        <table:table-row table:style-name="ro1">
          <table:table-cell office:value-type="float" office:value="0.00267522411474254" calcext:value-type="float">
            <text:p>0.00267522411474254</text:p>
          </table:table-cell>
          <table:table-cell office:value-type="float" office:value="0.0024618" calcext:value-type="float">
            <text:p>0.0024618</text:p>
          </table:table-cell>
          <table:table-cell table:formula="of:=100*ABS(([.A127]-[.B127])/[.A127])" office:value-type="float" office:value="7.97780318913873" calcext:value-type="float">
            <text:p>7.97780318913873</text:p>
          </table:table-cell>
          <table:table-cell table:number-columns-repeated="3"/>
        </table:table-row>
        <table:table-row table:style-name="ro1">
          <table:table-cell office:value-type="float" office:value="0.00256162857473522" calcext:value-type="float">
            <text:p>0.00256162857473522</text:p>
          </table:table-cell>
          <table:table-cell office:value-type="float" office:value="0.0023347" calcext:value-type="float">
            <text:p>0.0023347</text:p>
          </table:table-cell>
          <table:table-cell table:formula="of:=100*ABS(([.A128]-[.B128])/[.A128])" office:value-type="float" office:value="8.85876184289041" calcext:value-type="float">
            <text:p>8.85876184289041</text:p>
          </table:table-cell>
          <table:table-cell table:number-columns-repeated="3"/>
        </table:table-row>
        <table:table-row table:style-name="ro1">
          <table:table-cell office:value-type="float" office:value="0.00244818964439032" calcext:value-type="float">
            <text:p>0.00244818964439032</text:p>
          </table:table-cell>
          <table:table-cell office:value-type="float" office:value="0.0022075" calcext:value-type="float">
            <text:p>0.0022075</text:p>
          </table:table-cell>
          <table:table-cell table:formula="of:=100*ABS(([.A129]-[.B129])/[.A129])" office:value-type="float" office:value="9.83133169204543" calcext:value-type="float">
            <text:p>9.83133169204543</text:p>
          </table:table-cell>
          <table:table-cell table:number-columns-repeated="3"/>
        </table:table-row>
        <table:table-row table:style-name="ro1">
          <table:table-cell office:value-type="float" office:value="0.00233513938858048" calcext:value-type="float">
            <text:p>0.00233513938858048</text:p>
          </table:table-cell>
          <table:table-cell office:value-type="float" office:value="0.0020974" calcext:value-type="float">
            <text:p>0.0020974</text:p>
          </table:table-cell>
          <table:table-cell table:formula="of:=100*ABS(([.A130]-[.B130])/[.A130])" office:value-type="float" office:value="10.1809506423082" calcext:value-type="float">
            <text:p>10.1809506423082</text:p>
          </table:table-cell>
          <table:table-cell table:number-columns-repeated="3"/>
        </table:table-row>
        <table:table-row table:style-name="ro1">
          <table:table-cell office:value-type="float" office:value="0.00222232774866805" calcext:value-type="float">
            <text:p>0.00222232774866805</text:p>
          </table:table-cell>
          <table:table-cell office:value-type="float" office:value="0.0019921" calcext:value-type="float">
            <text:p>0.0019921</text:p>
          </table:table-cell>
          <table:table-cell table:formula="of:=100*ABS(([.A131]-[.B131])/[.A131])" office:value-type="float" office:value="10.3597567373235" calcext:value-type="float">
            <text:p>10.3597567373235</text:p>
          </table:table-cell>
          <table:table-cell table:number-columns-repeated="3"/>
        </table:table-row>
        <table:table-row table:style-name="ro1">
          <table:table-cell office:value-type="float" office:value="0.00211000250950088" calcext:value-type="float">
            <text:p>0.00211000250950088</text:p>
          </table:table-cell>
          <table:table-cell office:value-type="float" office:value="0.0018868" calcext:value-type="float">
            <text:p>0.0018868</text:p>
          </table:table-cell>
          <table:table-cell table:formula="of:=100*ABS(([.A132]-[.B132])/[.A132])" office:value-type="float" office:value="10.5783054046545" calcext:value-type="float">
            <text:p>10.5783054046545</text:p>
          </table:table-cell>
          <table:table-cell table:number-columns-repeated="3"/>
        </table:table-row>
        <table:table-row table:style-name="ro1">
          <table:table-cell office:value-type="float" office:value="0.0019980361175164" calcext:value-type="float">
            <text:p>0.0019980361175164</text:p>
          </table:table-cell>
          <table:table-cell office:value-type="float" office:value="0.0017815" calcext:value-type="float">
            <text:p>0.0017815</text:p>
          </table:table-cell>
          <table:table-cell table:formula="of:=100*ABS(([.A133]-[.B133])/[.A133])" office:value-type="float" office:value="10.8374476125865" calcext:value-type="float">
            <text:p>10.8374476125865</text:p>
          </table:table-cell>
          <table:table-cell table:number-columns-repeated="3"/>
        </table:table-row>
        <table:table-row table:style-name="ro1">
          <table:table-cell office:value-type="float" office:value="0.00188670210497047" calcext:value-type="float">
            <text:p>0.00188670210497047</text:p>
          </table:table-cell>
          <table:table-cell office:value-type="float" office:value="0.0016762" calcext:value-type="float">
            <text:p>0.0016762</text:p>
          </table:table-cell>
          <table:table-cell table:formula="of:=100*ABS(([.A134]-[.B134])/[.A134])" office:value-type="float" office:value="11.1571458162848" calcext:value-type="float">
            <text:p>11.1571458162848</text:p>
          </table:table-cell>
          <table:table-cell table:number-columns-repeated="3"/>
        </table:table-row>
        <table:table-row table:style-name="ro1">
          <table:table-cell office:value-type="float" office:value="0.00177590980854885" calcext:value-type="float">
            <text:p>0.00177590980854885</text:p>
          </table:table-cell>
          <table:table-cell office:value-type="float" office:value="0.0015709" calcext:value-type="float">
            <text:p>0.0015709</text:p>
          </table:table-cell>
          <table:table-cell table:formula="of:=100*ABS(([.A135]-[.B135])/[.A135])" office:value-type="float" office:value="11.5439313168931" calcext:value-type="float">
            <text:p>11.5439313168931</text:p>
          </table:table-cell>
          <table:table-cell table:number-columns-repeated="3"/>
        </table:table-row>
        <table:table-row table:style-name="ro1">
          <table:table-cell office:value-type="float" office:value="0.00168191182589932" calcext:value-type="float">
            <text:p>0.00168191182589932</text:p>
          </table:table-cell>
          <table:table-cell office:value-type="float" office:value="0.0014835" calcext:value-type="float">
            <text:p>0.0014835</text:p>
          </table:table-cell>
          <table:table-cell table:formula="of:=100*ABS(([.A136]-[.B136])/[.A136])" office:value-type="float" office:value="11.7968030692235" calcext:value-type="float">
            <text:p>11.7968030692235</text:p>
          </table:table-cell>
          <table:table-cell table:number-columns-repeated="3"/>
        </table:table-row>
        <table:table-row table:style-name="ro1">
          <table:table-cell office:value-type="float" office:value="0.00159631983010924" calcext:value-type="float">
            <text:p>0.00159631983010924</text:p>
          </table:table-cell>
          <table:table-cell office:value-type="float" office:value="0.0013989" calcext:value-type="float">
            <text:p>0.0013989</text:p>
          </table:table-cell>
          <table:table-cell table:formula="of:=100*ABS(([.A137]-[.B137])/[.A137])" office:value-type="float" office:value="12.367185221005" calcext:value-type="float">
            <text:p>12.367185221005</text:p>
          </table:table-cell>
          <table:table-cell table:number-columns-repeated="3"/>
        </table:table-row>
        <table:table-row table:style-name="ro1">
          <table:table-cell office:value-type="float" office:value="0.00151127440076248" calcext:value-type="float">
            <text:p>0.00151127440076248</text:p>
          </table:table-cell>
          <table:table-cell office:value-type="float" office:value="0.0013143" calcext:value-type="float">
            <text:p>0.0013143</text:p>
          </table:table-cell>
          <table:table-cell table:formula="of:=100*ABS(([.A138]-[.B138])/[.A138])" office:value-type="float" office:value="13.0336622299103" calcext:value-type="float">
            <text:p>13.0336622299103</text:p>
          </table:table-cell>
          <table:table-cell table:number-columns-repeated="3"/>
        </table:table-row>
        <table:table-row table:style-name="ro1">
          <table:table-cell office:value-type="float" office:value="0.00142688101287388" calcext:value-type="float">
            <text:p>0.00142688101287388</text:p>
          </table:table-cell>
          <table:table-cell office:value-type="float" office:value="0.0012297" calcext:value-type="float">
            <text:p>0.0012297</text:p>
          </table:table-cell>
          <table:table-cell table:formula="of:=100*ABS(([.A139]-[.B139])/[.A139])" office:value-type="float" office:value="13.8190228263491" calcext:value-type="float">
            <text:p>13.8190228263491</text:p>
          </table:table-cell>
          <table:table-cell table:number-columns-repeated="3"/>
        </table:table-row>
        <table:table-row table:style-name="ro1">
          <table:table-cell office:value-type="float" office:value="0.00134325845152748" calcext:value-type="float">
            <text:p>0.00134325845152748</text:p>
          </table:table-cell>
          <table:table-cell office:value-type="float" office:value="0.0011451" calcext:value-type="float">
            <text:p>0.0011451</text:p>
          </table:table-cell>
          <table:table-cell table:formula="of:=100*ABS(([.A140]-[.B140])/[.A140])" office:value-type="float" office:value="14.7520718222278" calcext:value-type="float">
            <text:p>14.7520718222278</text:p>
          </table:table-cell>
          <table:table-cell table:number-columns-repeated="3"/>
        </table:table-row>
        <table:table-row table:style-name="ro1">
          <table:table-cell office:value-type="float" office:value="0.00126056013045789" calcext:value-type="float">
            <text:p>0.00126056013045789</text:p>
          </table:table-cell>
          <table:table-cell office:value-type="float" office:value="0.0010606" calcext:value-type="float">
            <text:p>0.0010606</text:p>
          </table:table-cell>
          <table:table-cell table:formula="of:=100*ABS(([.A141]-[.B141])/[.A141])" office:value-type="float" office:value="15.8627998479733" calcext:value-type="float">
            <text:p>15.8627998479733</text:p>
          </table:table-cell>
          <table:table-cell table:number-columns-repeated="3"/>
        </table:table-row>
        <table:table-row table:style-name="ro1">
          <table:table-cell office:value-type="float" office:value="0.00117898055522557" calcext:value-type="float">
            <text:p>0.00117898055522557</text:p>
          </table:table-cell>
          <table:table-cell office:value-type="float" office:value="0.00099576" calcext:value-type="float">
            <text:p>0.00099576</text:p>
          </table:table-cell>
          <table:table-cell table:formula="of:=100*ABS(([.A142]-[.B142])/[.A142])" office:value-type="float" office:value="15.5405917776581" calcext:value-type="float">
            <text:p>15.5405917776581</text:p>
          </table:table-cell>
          <table:table-cell table:number-columns-repeated="3"/>
        </table:table-row>
        <table:table-row table:style-name="ro1">
          <table:table-cell office:value-type="float" office:value="0.00109882112488794" calcext:value-type="float">
            <text:p>0.00109882112488794</text:p>
          </table:table-cell>
          <table:table-cell office:value-type="float" office:value="0.00093206" calcext:value-type="float">
            <text:p>0.00093206</text:p>
          </table:table-cell>
          <table:table-cell table:formula="of:=100*ABS(([.A143]-[.B143])/[.A143])" office:value-type="float" office:value="15.1763668454179" calcext:value-type="float">
            <text:p>15.1763668454179</text:p>
          </table:table-cell>
          <table:table-cell table:number-columns-repeated="3"/>
        </table:table-row>
        <table:table-row table:style-name="ro1">
          <table:table-cell office:value-type="float" office:value="0.00102632636880283" calcext:value-type="float">
            <text:p>0.00102632636880283</text:p>
          </table:table-cell>
          <table:table-cell office:value-type="float" office:value="0.00086837" calcext:value-type="float">
            <text:p>0.00086837</text:p>
          </table:table-cell>
          <table:table-cell table:formula="of:=100*ABS(([.A144]-[.B144])/[.A144])" office:value-type="float" office:value="15.3904619041484" calcext:value-type="float">
            <text:p>15.3904619041484</text:p>
          </table:table-cell>
          <table:table-cell table:number-columns-repeated="3"/>
        </table:table-row>
        <table:table-row table:style-name="ro1">
          <table:table-cell office:value-type="float" office:value="0.000967222441065136" calcext:value-type="float">
            <text:p>0.000967222441065136</text:p>
          </table:table-cell>
          <table:table-cell office:value-type="float" office:value="0.00080467" calcext:value-type="float">
            <text:p>0.00080467</text:p>
          </table:table-cell>
          <table:table-cell table:formula="of:=100*ABS(([.A145]-[.B145])/[.A145])" office:value-type="float" office:value="16.8061072782935" calcext:value-type="float">
            <text:p>16.8061072782935</text:p>
          </table:table-cell>
          <table:table-cell table:number-columns-repeated="3"/>
        </table:table-row>
        <table:table-row table:style-name="ro1">
          <table:table-cell office:value-type="float" office:value="0.000909365085375505" calcext:value-type="float">
            <text:p>0.000909365085375505</text:p>
          </table:table-cell>
          <table:table-cell office:value-type="float" office:value="0.00074097" calcext:value-type="float">
            <text:p>0.00074097</text:p>
          </table:table-cell>
          <table:table-cell table:formula="of:=100*ABS(([.A146]-[.B146])/[.A146])" office:value-type="float" office:value="18.5178745130697" calcext:value-type="float">
            <text:p>18.5178745130697</text:p>
          </table:table-cell>
          <table:table-cell table:number-columns-repeated="3"/>
        </table:table-row>
        <table:table-row table:style-name="ro1">
          <table:table-cell office:value-type="float" office:value="0.000853007994862885" calcext:value-type="float">
            <text:p>0.000853007994862885</text:p>
          </table:table-cell>
          <table:table-cell office:value-type="float" office:value="0.000678" calcext:value-type="float">
            <text:p>0.000678</text:p>
          </table:table-cell>
          <table:table-cell table:formula="of:=100*ABS(([.A147]-[.B147])/[.A147])" office:value-type="float" office:value="20.5165714643761" calcext:value-type="float">
            <text:p>20.5165714643761</text:p>
          </table:table-cell>
          <table:table-cell table:number-columns-repeated="3"/>
        </table:table-row>
        <table:table-row table:style-name="ro1">
          <table:table-cell office:value-type="float" office:value="0.00079846890540584" calcext:value-type="float">
            <text:p>0.00079846890540584</text:p>
          </table:table-cell>
          <table:table-cell office:value-type="float" office:value="0.00063871" calcext:value-type="float">
            <text:p>0.00063871</text:p>
          </table:table-cell>
          <table:table-cell table:formula="of:=100*ABS(([.A148]-[.B148])/[.A148])" office:value-type="float" office:value="20.0081561503812" calcext:value-type="float">
            <text:p>20.0081561503812</text:p>
          </table:table-cell>
          <table:table-cell table:number-columns-repeated="3"/>
        </table:table-row>
        <table:table-row table:style-name="ro1">
          <table:table-cell office:value-type="float" office:value="0.000746146580304433" calcext:value-type="float">
            <text:p>0.000746146580304433</text:p>
          </table:table-cell>
          <table:table-cell office:value-type="float" office:value="0.00059942" calcext:value-type="float">
            <text:p>0.00059942</text:p>
          </table:table-cell>
          <table:table-cell table:formula="of:=100*ABS(([.A149]-[.B149])/[.A149])" office:value-type="float" office:value="19.6645785395904" calcext:value-type="float">
            <text:p>19.6645785395904</text:p>
          </table:table-cell>
          <table:table-cell table:number-columns-repeated="3"/>
        </table:table-row>
        <table:table-row table:style-name="ro1">
          <table:table-cell office:value-type="float" office:value="0.000696540751499867" calcext:value-type="float">
            <text:p>0.000696540751499867</text:p>
          </table:table-cell>
          <table:table-cell office:value-type="float" office:value="0.00056013" calcext:value-type="float">
            <text:p>0.00056013</text:p>
          </table:table-cell>
          <table:table-cell table:formula="of:=100*ABS(([.A150]-[.B150])/[.A150])" office:value-type="float" office:value="19.5840302532383" calcext:value-type="float">
            <text:p>19.5840302532383</text:p>
          </table:table-cell>
          <table:table-cell table:number-columns-repeated="3"/>
        </table:table-row>
        <table:table-row table:style-name="ro1">
          <table:table-cell office:value-type="float" office:value="0.00065027339673402" calcext:value-type="float">
            <text:p>0.00065027339673402</text:p>
          </table:table-cell>
          <table:table-cell office:value-type="float" office:value="0.00052084" calcext:value-type="float">
            <text:p>0.00052084</text:p>
          </table:table-cell>
          <table:table-cell table:formula="of:=100*ABS(([.A151]-[.B151])/[.A151])" office:value-type="float" office:value="19.9044582454235" calcext:value-type="float">
            <text:p>19.9044582454235</text:p>
          </table:table-cell>
          <table:table-cell table:number-columns-repeated="3"/>
        </table:table-row>
        <table:table-row table:style-name="ro1">
          <table:table-cell office:value-type="float" office:value="0.000608107009744173" calcext:value-type="float">
            <text:p>0.000608107009744173</text:p>
          </table:table-cell>
          <table:table-cell office:value-type="float" office:value="0.00048155" calcext:value-type="float">
            <text:p>0.00048155</text:p>
          </table:table-cell>
          <table:table-cell table:formula="of:=100*ABS(([.A152]-[.B152])/[.A152])" office:value-type="float" office:value="20.8116347478736" calcext:value-type="float">
            <text:p>20.8116347478736</text:p>
          </table:table-cell>
          <table:table-cell table:number-columns-repeated="3"/>
        </table:table-row>
        <table:table-row table:style-name="ro1">
          <table:table-cell office:value-type="float" office:value="0.000578572199124707" calcext:value-type="float">
            <text:p>0.000578572199124707</text:p>
          </table:table-cell>
          <table:table-cell office:value-type="float" office:value="0.0004456" calcext:value-type="float">
            <text:p>0.0004456</text:p>
          </table:table-cell>
          <table:table-cell table:formula="of:=100*ABS(([.A153]-[.B153])/[.A153])" office:value-type="float" office:value="22.9828186224423" calcext:value-type="float">
            <text:p>22.9828186224423</text:p>
          </table:table-cell>
          <table:table-cell table:number-columns-repeated="3"/>
        </table:table-row>
        <table:table-row table:style-name="ro1">
          <table:table-cell office:value-type="float" office:value="0.00055188497180119" calcext:value-type="float">
            <text:p>0.00055188497180119</text:p>
          </table:table-cell>
          <table:table-cell office:value-type="float" office:value="0.00043597" calcext:value-type="float">
            <text:p>0.00043597</text:p>
          </table:table-cell>
          <table:table-cell table:formula="of:=100*ABS(([.A154]-[.B154])/[.A154])" office:value-type="float" office:value="21.0034658894366" calcext:value-type="float">
            <text:p>21.0034658894366</text:p>
          </table:table-cell>
          <table:table-cell table:number-columns-repeated="3"/>
        </table:table-row>
        <table:table-row table:style-name="ro1">
          <table:table-cell office:value-type="float" office:value="0.000528476893061561" calcext:value-type="float">
            <text:p>0.000528476893061561</text:p>
          </table:table-cell>
          <table:table-cell office:value-type="float" office:value="0.00042635" calcext:value-type="float">
            <text:p>0.00042635</text:p>
          </table:table-cell>
          <table:table-cell table:formula="of:=100*ABS(([.A155]-[.B155])/[.A155])" office:value-type="float" office:value="19.3247603447563" calcext:value-type="float">
            <text:p>19.3247603447563</text:p>
          </table:table-cell>
          <table:table-cell table:number-columns-repeated="3"/>
        </table:table-row>
        <table:table-row table:style-name="ro1">
          <table:table-cell office:value-type="float" office:value="0.000508818522166794" calcext:value-type="float">
            <text:p>0.000508818522166794</text:p>
          </table:table-cell>
          <table:table-cell office:value-type="float" office:value="0.00041673" calcext:value-type="float">
            <text:p>0.00041673</text:p>
          </table:table-cell>
          <table:table-cell table:formula="of:=100*ABS(([.A156]-[.B156])/[.A156])" office:value-type="float" office:value="18.098500379789" calcext:value-type="float">
            <text:p>18.098500379789</text:p>
          </table:table-cell>
          <table:table-cell table:number-columns-repeated="3"/>
        </table:table-row>
        <table:table-row table:style-name="ro1">
          <table:table-cell office:value-type="float" office:value="0.000493332580351227" calcext:value-type="float">
            <text:p>0.000493332580351227</text:p>
          </table:table-cell>
          <table:table-cell office:value-type="float" office:value="0.00040711" calcext:value-type="float">
            <text:p>0.00040711</text:p>
          </table:table-cell>
          <table:table-cell table:formula="of:=100*ABS(([.A157]-[.B157])/[.A157])" office:value-type="float" office:value="17.4775767474836" calcext:value-type="float">
            <text:p>17.4775767474836</text:p>
          </table:table-cell>
          <table:table-cell table:number-columns-repeated="3"/>
        </table:table-row>
        <table:table-row table:style-name="ro1">
          <table:table-cell office:value-type="float" office:value="0.000482443639755982" calcext:value-type="float">
            <text:p>0.000482443639755982</text:p>
          </table:table-cell>
          <table:table-cell office:value-type="float" office:value="0.00039749" calcext:value-type="float">
            <text:p>0.00039749</text:p>
          </table:table-cell>
          <table:table-cell table:formula="of:=100*ABS(([.A158]-[.B158])/[.A158])" office:value-type="float" office:value="17.6090288596097" calcext:value-type="float">
            <text:p>17.6090288596097</text:p>
          </table:table-cell>
          <table:table-cell table:number-columns-repeated="3"/>
        </table:table-row>
        <table:table-row table:style-name="ro1">
          <table:table-cell office:value-type="float" office:value="0.00047644636384907" calcext:value-type="float">
            <text:p>0.00047644636384907</text:p>
          </table:table-cell>
          <table:table-cell office:value-type="float" office:value="0.00039176" calcext:value-type="float">
            <text:p>0.00039176</text:p>
          </table:table-cell>
          <table:table-cell table:formula="of:=100*ABS(([.A159]-[.B159])/[.A159])" office:value-type="float" office:value="17.7745849847428" calcext:value-type="float">
            <text:p>17.7745849847428</text:p>
          </table:table-cell>
          <table:table-cell table:number-columns-repeated="3"/>
        </table:table-row>
        <table:table-row table:style-name="ro1">
          <table:table-cell office:value-type="float" office:value="0.000475536050578713" calcext:value-type="float">
            <text:p>0.000475536050578713</text:p>
          </table:table-cell>
          <table:table-cell office:value-type="float" office:value="0.00040206" calcext:value-type="float">
            <text:p>0.00040206</text:p>
          </table:table-cell>
          <table:table-cell table:formula="of:=100*ABS(([.A160]-[.B160])/[.A160])" office:value-type="float" office:value="15.4512051166877" calcext:value-type="float">
            <text:p>15.4512051166877</text:p>
          </table:table-cell>
          <table:table-cell table:number-columns-repeated="3"/>
        </table:table-row>
        <table:table-row table:style-name="ro1">
          <table:table-cell office:value-type="float" office:value="0.00047679520310087" calcext:value-type="float">
            <text:p>0.00047679520310087</text:p>
          </table:table-cell>
          <table:table-cell office:value-type="float" office:value="0.00041235" calcext:value-type="float">
            <text:p>0.00041235</text:p>
          </table:table-cell>
          <table:table-cell table:formula="of:=100*ABS(([.A161]-[.B161])/[.A161])" office:value-type="float" office:value="13.5163279080298" calcext:value-type="float">
            <text:p>13.5163279080298</text:p>
          </table:table-cell>
          <table:table-cell table:number-columns-repeated="3"/>
        </table:table-row>
        <table:table-row table:style-name="ro1">
          <table:table-cell office:value-type="float" office:value="0.000479479069199063" calcext:value-type="float">
            <text:p>0.000479479069199063</text:p>
          </table:table-cell>
          <table:table-cell office:value-type="float" office:value="0.00042265" calcext:value-type="float">
            <text:p>0.00042265</text:p>
          </table:table-cell>
          <table:table-cell table:formula="of:=100*ABS(([.A162]-[.B162])/[.A162])" office:value-type="float" office:value="11.8522523400223" calcext:value-type="float">
            <text:p>11.8522523400223</text:p>
          </table:table-cell>
          <table:table-cell table:number-columns-repeated="3"/>
        </table:table-row>
        <table:table-row table:style-name="ro1">
          <table:table-cell office:value-type="float" office:value="0.000484574959835937" calcext:value-type="float">
            <text:p>0.000484574959835937</text:p>
          </table:table-cell>
          <table:table-cell office:value-type="float" office:value="0.00043295" calcext:value-type="float">
            <text:p>0.00043295</text:p>
          </table:table-cell>
          <table:table-cell table:formula="of:=100*ABS(([.A163]-[.B163])/[.A163])" office:value-type="float" office:value="10.6536581777597" calcext:value-type="float">
            <text:p>10.6536581777597</text:p>
          </table:table-cell>
          <table:table-cell table:number-columns-repeated="3"/>
        </table:table-row>
        <table:table-row table:style-name="ro1">
          <table:table-cell office:value-type="float" office:value="0.000492015308908168" calcext:value-type="float">
            <text:p>0.000492015308908168</text:p>
          </table:table-cell>
          <table:table-cell office:value-type="float" office:value="0.00044325" calcext:value-type="float">
            <text:p>0.00044325</text:p>
          </table:table-cell>
          <table:table-cell table:formula="of:=100*ABS(([.A164]-[.B164])/[.A164])" office:value-type="float" office:value="9.91133975411927" calcext:value-type="float">
            <text:p>9.91133975411927</text:p>
          </table:table-cell>
          <table:table-cell table:number-columns-repeated="3"/>
        </table:table-row>
        <table:table-row table:style-name="ro1">
          <table:table-cell office:value-type="float" office:value="0.000501691078254338" calcext:value-type="float">
            <text:p>0.000501691078254338</text:p>
          </table:table-cell>
          <table:table-cell office:value-type="float" office:value="0.00045451" calcext:value-type="float">
            <text:p>0.00045451</text:p>
          </table:table-cell>
          <table:table-cell table:formula="of:=100*ABS(([.A165]-[.B165])/[.A165])" office:value-type="float" office:value="9.404408469552" calcext:value-type="float">
            <text:p>9.404408469552</text:p>
          </table:table-cell>
          <table:table-cell table:number-columns-repeated="3"/>
        </table:table-row>
        <table:table-row table:style-name="ro1">
          <table:table-cell office:value-type="float" office:value="0.000513493005989371" calcext:value-type="float">
            <text:p>0.000513493005989371</text:p>
          </table:table-cell>
          <table:table-cell office:value-type="float" office:value="0.0004683" calcext:value-type="float">
            <text:p>0.0004683</text:p>
          </table:table-cell>
          <table:table-cell table:formula="of:=100*ABS(([.A166]-[.B166])/[.A166])" office:value-type="float" office:value="8.80109474953712" calcext:value-type="float">
            <text:p>8.80109474953712</text:p>
          </table:table-cell>
          <table:table-cell table:number-columns-repeated="3"/>
        </table:table-row>
        <table:table-row table:style-name="ro1">
          <table:table-cell office:value-type="float" office:value="0.000527257831141463" calcext:value-type="float">
            <text:p>0.000527257831141463</text:p>
          </table:table-cell>
          <table:table-cell office:value-type="float" office:value="0.00048208" calcext:value-type="float">
            <text:p>0.00048208</text:p>
          </table:table-cell>
          <table:table-cell table:formula="of:=100*ABS(([.A167]-[.B167])/[.A167])" office:value-type="float" office:value="8.56845142416523" calcext:value-type="float">
            <text:p>8.56845142416523</text:p>
          </table:table-cell>
          <table:table-cell table:number-columns-repeated="3"/>
        </table:table-row>
        <table:table-row table:style-name="ro1">
          <table:table-cell office:value-type="float" office:value="0.000542844390594579" calcext:value-type="float">
            <text:p>0.000542844390594579</text:p>
          </table:table-cell>
          <table:table-cell office:value-type="float" office:value="0.00049587" calcext:value-type="float">
            <text:p>0.00049587</text:p>
          </table:table-cell>
          <table:table-cell table:formula="of:=100*ABS(([.A168]-[.B168])/[.A168])" office:value-type="float" office:value="8.65338049143843" calcext:value-type="float">
            <text:p>8.65338049143843</text:p>
          </table:table-cell>
          <table:table-cell table:number-columns-repeated="3"/>
        </table:table-row>
        <table:table-row table:style-name="ro1">
          <table:table-cell office:value-type="float" office:value="0.000557223092845227" calcext:value-type="float">
            <text:p>0.000557223092845227</text:p>
          </table:table-cell>
          <table:table-cell office:value-type="float" office:value="0.00050965" calcext:value-type="float">
            <text:p>0.00050965</text:p>
          </table:table-cell>
          <table:table-cell table:formula="of:=100*ABS(([.A169]-[.B169])/[.A169])" office:value-type="float" office:value="8.53753074057188" calcext:value-type="float">
            <text:p>8.53753074057188</text:p>
          </table:table-cell>
          <table:table-cell table:number-columns-repeated="3"/>
        </table:table-row>
        <table:table-row table:style-name="ro1">
          <table:table-cell office:value-type="float" office:value="0.000566865843211602" calcext:value-type="float">
            <text:p>0.000566865843211602</text:p>
          </table:table-cell>
          <table:table-cell office:value-type="float" office:value="0.00052344" calcext:value-type="float">
            <text:p>0.00052344</text:p>
          </table:table-cell>
          <table:table-cell table:formula="of:=100*ABS(([.A170]-[.B170])/[.A170])" office:value-type="float" office:value="7.66069145489003" calcext:value-type="float">
            <text:p>7.66069145489003</text:p>
          </table:table-cell>
          <table:table-cell table:number-columns-repeated="3"/>
        </table:table-row>
        <table:table-row table:style-name="ro1">
          <table:table-cell office:value-type="float" office:value="0.000577219701153729" calcext:value-type="float">
            <text:p>0.000577219701153729</text:p>
          </table:table-cell>
          <table:table-cell office:value-type="float" office:value="0.0005361" calcext:value-type="float">
            <text:p>0.0005361</text:p>
          </table:table-cell>
          <table:table-cell table:formula="of:=100*ABS(([.A171]-[.B171])/[.A171])" office:value-type="float" office:value="7.12375219895303" calcext:value-type="float">
            <text:p>7.12375219895303</text:p>
          </table:table-cell>
          <table:table-cell table:number-columns-repeated="3"/>
        </table:table-row>
        <table:table-row table:style-name="ro1">
          <table:table-cell office:value-type="float" office:value="0.000588246289406062" calcext:value-type="float">
            <text:p>0.000588246289406062</text:p>
          </table:table-cell>
          <table:table-cell office:value-type="float" office:value="0.00054676" calcext:value-type="float">
            <text:p>0.00054676</text:p>
          </table:table-cell>
          <table:table-cell table:formula="of:=100*ABS(([.A172]-[.B172])/[.A172])" office:value-type="float" office:value="7.05253737307027" calcext:value-type="float">
            <text:p>7.05253737307027</text:p>
          </table:table-cell>
          <table:table-cell table:number-columns-repeated="3"/>
        </table:table-row>
        <table:table-row table:style-name="ro1">
          <table:table-cell office:value-type="float" office:value="0.000599909567851689" calcext:value-type="float">
            <text:p>0.000599909567851689</text:p>
          </table:table-cell>
          <table:table-cell office:value-type="float" office:value="0.00055741" calcext:value-type="float">
            <text:p>0.00055741</text:p>
          </table:table-cell>
          <table:table-cell table:formula="of:=100*ABS(([.A173]-[.B173])/[.A173])" office:value-type="float" office:value="7.08432906044194" calcext:value-type="float">
            <text:p>7.08432906044194</text:p>
          </table:table-cell>
          <table:table-cell table:number-columns-repeated="3"/>
        </table:table-row>
        <table:table-row table:style-name="ro1">
          <table:table-cell office:value-type="float" office:value="0.000612171538051223" calcext:value-type="float">
            <text:p>0.000612171538051223</text:p>
          </table:table-cell>
          <table:table-cell office:value-type="float" office:value="0.00056807" calcext:value-type="float">
            <text:p>0.00056807</text:p>
          </table:table-cell>
          <table:table-cell table:formula="of:=100*ABS(([.A174]-[.B174])/[.A174])" office:value-type="float" office:value="7.20411442054546" calcext:value-type="float">
            <text:p>7.20411442054546</text:p>
          </table:table-cell>
          <table:table-cell table:number-columns-repeated="3"/>
        </table:table-row>
        <table:table-row table:style-name="ro1">
          <table:table-cell office:value-type="float" office:value="0.000624991474581854" calcext:value-type="float">
            <text:p>0.000624991474581854</text:p>
          </table:table-cell>
          <table:table-cell office:value-type="float" office:value="0.00057873" calcext:value-type="float">
            <text:p>0.00057873</text:p>
          </table:table-cell>
          <table:table-cell table:formula="of:=100*ABS(([.A175]-[.B175])/[.A175])" office:value-type="float" office:value="7.40193690046807" calcext:value-type="float">
            <text:p>7.40193690046807</text:p>
          </table:table-cell>
          <table:table-cell table:number-columns-repeated="3"/>
        </table:table-row>
        <table:table-row table:style-name="ro1">
          <table:table-cell office:value-type="float" office:value="0.000638355845120886" calcext:value-type="float">
            <text:p>0.000638355845120886</text:p>
          </table:table-cell>
          <table:table-cell office:value-type="float" office:value="0.00058939" calcext:value-type="float">
            <text:p>0.00058939</text:p>
          </table:table-cell>
          <table:table-cell table:formula="of:=100*ABS(([.A176]-[.B176])/[.A176])" office:value-type="float" office:value="7.6706190591257" calcext:value-type="float">
            <text:p>7.6706190591257</text:p>
          </table:table-cell>
          <table:table-cell table:number-columns-repeated="3"/>
        </table:table-row>
        <table:table-row table:style-name="ro1">
          <table:table-cell office:value-type="float" office:value="0.000652204099726458" calcext:value-type="float">
            <text:p>0.000652204099726458</text:p>
          </table:table-cell>
          <table:table-cell office:value-type="float" office:value="0.00059807" calcext:value-type="float">
            <text:p>0.00059807</text:p>
          </table:table-cell>
          <table:table-cell table:formula="of:=100*ABS(([.A177]-[.B177])/[.A177])" office:value-type="float" office:value="8.30017777397639" calcext:value-type="float">
            <text:p>8.30017777397639</text:p>
          </table:table-cell>
          <table:table-cell table:number-columns-repeated="3"/>
        </table:table-row>
        <table:table-row table:style-name="ro1">
          <table:table-cell office:value-type="float" office:value="0.000658302544427712" calcext:value-type="float">
            <text:p>0.000658302544427712</text:p>
          </table:table-cell>
          <table:table-cell office:value-type="float" office:value="0.00060428" calcext:value-type="float">
            <text:p>0.00060428</text:p>
          </table:table-cell>
          <table:table-cell table:formula="of:=100*ABS(([.A178]-[.B178])/[.A178])" office:value-type="float" office:value="8.20633990936129" calcext:value-type="float">
            <text:p>8.20633990936129</text:p>
          </table:table-cell>
          <table:table-cell table:number-columns-repeated="3"/>
        </table:table-row>
        <table:table-row table:style-name="ro1">
          <table:table-cell office:value-type="float" office:value="0.000664617133092429" calcext:value-type="float">
            <text:p>0.000664617133092429</text:p>
          </table:table-cell>
          <table:table-cell office:value-type="float" office:value="0.00061049" calcext:value-type="float">
            <text:p>0.00061049</text:p>
          </table:table-cell>
          <table:table-cell table:formula="of:=100*ABS(([.A179]-[.B179])/[.A179])" office:value-type="float" office:value="8.14410739617539" calcext:value-type="float">
            <text:p>8.14410739617539</text:p>
          </table:table-cell>
          <table:table-cell table:number-columns-repeated="3"/>
        </table:table-row>
        <table:table-row table:style-name="ro1">
          <table:table-cell office:value-type="float" office:value="0.000671149816955946" calcext:value-type="float">
            <text:p>0.000671149816955946</text:p>
          </table:table-cell>
          <table:table-cell office:value-type="float" office:value="0.00061669" calcext:value-type="float">
            <text:p>0.00061669</text:p>
          </table:table-cell>
          <table:table-cell table:formula="of:=100*ABS(([.A180]-[.B180])/[.A180])" office:value-type="float" office:value="8.11440539505069" calcext:value-type="float">
            <text:p>8.11440539505069</text:p>
          </table:table-cell>
          <table:table-cell table:number-columns-repeated="3"/>
        </table:table-row>
        <table:table-row table:style-name="ro1">
          <table:table-cell office:value-type="float" office:value="0.000677897976542193" calcext:value-type="float">
            <text:p>0.000677897976542193</text:p>
          </table:table-cell>
          <table:table-cell office:value-type="float" office:value="0.0006229" calcext:value-type="float">
            <text:p>0.0006229</text:p>
          </table:table-cell>
          <table:table-cell table:formula="of:=100*ABS(([.A181]-[.B181])/[.A181])" office:value-type="float" office:value="8.1130167732209" calcext:value-type="float">
            <text:p>8.1130167732209</text:p>
          </table:table-cell>
          <table:table-cell table:number-columns-repeated="3"/>
        </table:table-row>
        <table:table-row table:style-name="ro1">
          <table:table-cell office:value-type="float" office:value="0.000684848218074633" calcext:value-type="float">
            <text:p>0.000684848218074633</text:p>
          </table:table-cell>
          <table:table-cell office:value-type="float" office:value="0.0006291" calcext:value-type="float">
            <text:p>0.0006291</text:p>
          </table:table-cell>
          <table:table-cell table:formula="of:=100*ABS(([.A182]-[.B182])/[.A182])" office:value-type="float" office:value="8.14022970394262" calcext:value-type="float">
            <text:p>8.14022970394262</text:p>
          </table:table-cell>
          <table:table-cell table:number-columns-repeated="3"/>
        </table:table-row>
        <table:table-row table:style-name="ro1">
          <table:table-cell office:value-type="float" office:value="0.000692006628364209" calcext:value-type="float">
            <text:p>0.000692006628364209</text:p>
          </table:table-cell>
          <table:table-cell office:value-type="float" office:value="0.00063309" calcext:value-type="float">
            <text:p>0.00063309</text:p>
          </table:table-cell>
          <table:table-cell table:formula="of:=100*ABS(([.A183]-[.B183])/[.A183])" office:value-type="float" office:value="8.51388208570749" calcext:value-type="float">
            <text:p>8.51388208570749</text:p>
          </table:table-cell>
          <table:table-cell table:number-columns-repeated="3"/>
        </table:table-row>
        <table:table-row table:style-name="ro1">
          <table:table-cell office:value-type="float" office:value="0.000699344962661489" calcext:value-type="float">
            <text:p>0.000699344962661489</text:p>
          </table:table-cell>
          <table:table-cell office:value-type="float" office:value="0.00063508" calcext:value-type="float">
            <text:p>0.00063508</text:p>
          </table:table-cell>
          <table:table-cell table:formula="of:=100*ABS(([.A184]-[.B184])/[.A184])" office:value-type="float" office:value="9.18930800858519" calcext:value-type="float">
            <text:p>9.18930800858519</text:p>
          </table:table-cell>
          <table:table-cell table:number-columns-repeated="3"/>
        </table:table-row>
        <table:table-row table:style-name="ro1">
          <table:table-cell office:value-type="float" office:value="0.000706875175402277" calcext:value-type="float">
            <text:p>0.000706875175402277</text:p>
          </table:table-cell>
          <table:table-cell office:value-type="float" office:value="0.00063708" calcext:value-type="float">
            <text:p>0.00063708</text:p>
          </table:table-cell>
          <table:table-cell table:formula="of:=100*ABS(([.A185]-[.B185])/[.A185])" office:value-type="float" office:value="9.87376241676009" calcext:value-type="float">
            <text:p>9.87376241676009</text:p>
          </table:table-cell>
          <table:table-cell table:number-columns-repeated="3"/>
        </table:table-row>
        <table:table-row table:style-name="ro1">
          <table:table-cell office:value-type="float" office:value="0.000710217190724077" calcext:value-type="float">
            <text:p>0.000710217190724077</text:p>
          </table:table-cell>
          <table:table-cell office:value-type="float" office:value="0.00063907" calcext:value-type="float">
            <text:p>0.00063907</text:p>
          </table:table-cell>
          <table:table-cell table:formula="of:=100*ABS(([.A186]-[.B186])/[.A186])" office:value-type="float" office:value="10.0176666593414" calcext:value-type="float">
            <text:p>10.0176666593414</text:p>
          </table:table-cell>
          <table:table-cell table:number-columns-repeated="3"/>
        </table:table-row>
        <table:table-row table:style-name="ro1">
          <table:table-cell office:value-type="float" office:value="0.000711480957229356" calcext:value-type="float">
            <text:p>0.000711480957229356</text:p>
          </table:table-cell>
          <table:table-cell office:value-type="float" office:value="0.00064107" calcext:value-type="float">
            <text:p>0.00064107</text:p>
          </table:table-cell>
          <table:table-cell table:formula="of:=100*ABS(([.A187]-[.B187])/[.A187])" office:value-type="float" office:value="9.8963937845293" calcext:value-type="float">
            <text:p>9.8963937845293</text:p>
          </table:table-cell>
          <table:table-cell table:number-columns-repeated="3"/>
        </table:table-row>
        <table:table-row table:style-name="ro1">
          <table:table-cell office:value-type="float" office:value="0.000712827202413039" calcext:value-type="float">
            <text:p>0.000712827202413039</text:p>
          </table:table-cell>
          <table:table-cell office:value-type="float" office:value="0.00064306" calcext:value-type="float">
            <text:p>0.00064306</text:p>
          </table:table-cell>
          <table:table-cell table:formula="of:=100*ABS(([.A188]-[.B188])/[.A188])" office:value-type="float" office:value="9.78739337904973" calcext:value-type="float">
            <text:p>9.78739337904973</text:p>
          </table:table-cell>
          <table:table-cell table:number-columns-repeated="3"/>
        </table:table-row>
        <table:table-row table:style-name="ro1">
          <table:table-cell office:value-type="float" office:value="0.00071427759484671" calcext:value-type="float">
            <text:p>0.00071427759484671</text:p>
          </table:table-cell>
          <table:table-cell office:value-type="float" office:value="0.0006429" calcext:value-type="float">
            <text:p>0.0006429</text:p>
          </table:table-cell>
          <table:table-cell table:formula="of:=100*ABS(([.A189]-[.B189])/[.A189])" office:value-type="float" office:value="9.99297687085198" calcext:value-type="float">
            <text:p>9.99297687085198</text:p>
          </table:table-cell>
          <table:table-cell table:number-columns-repeated="3"/>
        </table:table-row>
        <table:table-row table:style-name="ro1">
          <table:table-cell office:value-type="float" office:value="0.000715805233356113" calcext:value-type="float">
            <text:p>0.000715805233356113</text:p>
          </table:table-cell>
          <table:table-cell office:value-type="float" office:value="0.00064136" calcext:value-type="float">
            <text:p>0.00064136</text:p>
          </table:table-cell>
          <table:table-cell table:formula="of:=100*ABS(([.A190]-[.B190])/[.A190])" office:value-type="float" office:value="10.4002080296439" calcext:value-type="float">
            <text:p>10.4002080296439</text:p>
          </table:table-cell>
          <table:table-cell table:number-columns-repeated="3"/>
        </table:table-row>
        <table:table-row table:style-name="ro1">
          <table:table-cell office:value-type="float" office:value="0.000717432010715998" calcext:value-type="float">
            <text:p>0.000717432010715998</text:p>
          </table:table-cell>
          <table:table-cell office:value-type="float" office:value="0.00063982" calcext:value-type="float">
            <text:p>0.00063982</text:p>
          </table:table-cell>
          <table:table-cell table:formula="of:=100*ABS(([.A191]-[.B191])/[.A191])" office:value-type="float" office:value="10.8180300790511" calcext:value-type="float">
            <text:p>10.8180300790511</text:p>
          </table:table-cell>
          <table:table-cell table:number-columns-repeated="3"/>
        </table:table-row>
        <table:table-row table:style-name="ro1">
          <table:table-cell office:value-type="float" office:value="0.000719138830129482" calcext:value-type="float">
            <text:p>0.000719138830129482</text:p>
          </table:table-cell>
          <table:table-cell office:value-type="float" office:value="0.00063828" calcext:value-type="float">
            <text:p>0.00063828</text:p>
          </table:table-cell>
          <table:table-cell table:formula="of:=100*ABS(([.A192]-[.B192])/[.A192])" office:value-type="float" office:value="11.2438414867576" calcext:value-type="float">
            <text:p>11.2438414867576</text:p>
          </table:table-cell>
          <table:table-cell table:number-columns-repeated="3"/>
        </table:table-row>
        <table:table-row table:style-name="ro1">
          <table:table-cell office:value-type="float" office:value="0.000720943627823979" calcext:value-type="float">
            <text:p>0.000720943627823979</text:p>
          </table:table-cell>
          <table:table-cell office:value-type="float" office:value="0.00063675" calcext:value-type="float">
            <text:p>0.00063675</text:p>
          </table:table-cell>
          <table:table-cell table:formula="of:=100*ABS(([.A193]-[.B193])/[.A193])" office:value-type="float" office:value="11.6782539680807" calcext:value-type="float">
            <text:p>11.6782539680807</text:p>
          </table:table-cell>
          <table:table-cell table:number-columns-repeated="3"/>
        </table:table-row>
        <table:table-row table:style-name="ro1">
          <table:table-cell office:value-type="float" office:value="0.000721206605072361" calcext:value-type="float">
            <text:p>0.000721206605072361</text:p>
          </table:table-cell>
          <table:table-cell office:value-type="float" office:value="0.00063521" calcext:value-type="float">
            <text:p>0.00063521</text:p>
          </table:table-cell>
          <table:table-cell table:formula="of:=100*ABS(([.A194]-[.B194])/[.A194])" office:value-type="float" office:value="11.9239902224318" calcext:value-type="float">
            <text:p>11.9239902224318</text:p>
          </table:table-cell>
          <table:table-cell table:number-columns-repeated="3"/>
        </table:table-row>
        <table:table-row table:style-name="ro1">
          <table:table-cell office:value-type="float" office:value="0.000718302488162195" calcext:value-type="float">
            <text:p>0.000718302488162195</text:p>
          </table:table-cell>
          <table:table-cell office:value-type="float" office:value="0.00063175" calcext:value-type="float">
            <text:p>0.00063175</text:p>
          </table:table-cell>
          <table:table-cell table:formula="of:=100*ABS(([.A195]-[.B195])/[.A195])" office:value-type="float" office:value="12.0495876860517" calcext:value-type="float">
            <text:p>12.0495876860517</text:p>
          </table:table-cell>
          <table:table-cell table:number-columns-repeated="3"/>
        </table:table-row>
        <table:table-row table:style-name="ro1">
          <table:table-cell office:value-type="float" office:value="0.000715443239188127" calcext:value-type="float">
            <text:p>0.000715443239188127</text:p>
          </table:table-cell>
          <table:table-cell office:value-type="float" office:value="0.00062745" calcext:value-type="float">
            <text:p>0.00062745</text:p>
          </table:table-cell>
          <table:table-cell table:formula="of:=100*ABS(([.A196]-[.B196])/[.A196])" office:value-type="float" office:value="12.2991223298134" calcext:value-type="float">
            <text:p>12.2991223298134</text:p>
          </table:table-cell>
          <table:table-cell table:number-columns-repeated="3"/>
        </table:table-row>
        <table:table-row table:style-name="ro1">
          <table:table-cell office:value-type="float" office:value="0.000712632899956212" calcext:value-type="float">
            <text:p>0.000712632899956212</text:p>
          </table:table-cell>
          <table:table-cell office:value-type="float" office:value="0.00062315" calcext:value-type="float">
            <text:p>0.00062315</text:p>
          </table:table-cell>
          <table:table-cell table:formula="of:=100*ABS(([.A197]-[.B197])/[.A197])" office:value-type="float" office:value="12.5566613556166" calcext:value-type="float">
            <text:p>12.5566613556166</text:p>
          </table:table-cell>
          <table:table-cell table:number-columns-repeated="3"/>
        </table:table-row>
        <table:table-row table:style-name="ro1">
          <table:table-cell office:value-type="float" office:value="0.000709872051358553" calcext:value-type="float">
            <text:p>0.000709872051358553</text:p>
          </table:table-cell>
          <table:table-cell office:value-type="float" office:value="0.00061885" calcext:value-type="float">
            <text:p>0.00061885</text:p>
          </table:table-cell>
          <table:table-cell table:formula="of:=100*ABS(([.A198]-[.B198])/[.A198])" office:value-type="float" office:value="12.8223179352328" calcext:value-type="float">
            <text:p>12.8223179352328</text:p>
          </table:table-cell>
          <table:table-cell table:number-columns-repeated="3"/>
        </table:table-row>
        <table:table-row table:style-name="ro1">
          <table:table-cell office:value-type="float" office:value="0.000707164341012752" calcext:value-type="float">
            <text:p>0.000707164341012752</text:p>
          </table:table-cell>
          <table:table-cell office:value-type="float" office:value="0.00061454" calcext:value-type="float">
            <text:p>0.00061454</text:p>
          </table:table-cell>
          <table:table-cell table:formula="of:=100*ABS(([.A199]-[.B199])/[.A199])" office:value-type="float" office:value="13.0979937252071" calcext:value-type="float">
            <text:p>13.0979937252071</text:p>
          </table:table-cell>
          <table:table-cell table:number-columns-repeated="3"/>
        </table:table-row>
        <table:table-row table:style-name="ro1">
          <table:table-cell office:value-type="float" office:value="0.000704504130009186" calcext:value-type="float">
            <text:p>0.000704504130009186</text:p>
          </table:table-cell>
          <table:table-cell office:value-type="float" office:value="0.00061024" calcext:value-type="float">
            <text:p>0.00061024</text:p>
          </table:table-cell>
          <table:table-cell table:formula="of:=100*ABS(([.A200]-[.B200])/[.A200])" office:value-type="float" office:value="13.3802097097652" calcext:value-type="float">
            <text:p>13.3802097097652</text:p>
          </table:table-cell>
          <table:table-cell table:number-columns-repeated="3"/>
        </table:table-row>
        <table:table-row table:style-name="ro1">
          <table:table-cell office:value-type="float" office:value="0.000701895142311158" calcext:value-type="float">
            <text:p>0.000701895142311158</text:p>
          </table:table-cell>
          <table:table-cell office:value-type="float" office:value="0.00060437" calcext:value-type="float">
            <text:p>0.00060437</text:p>
          </table:table-cell>
          <table:table-cell table:formula="of:=100*ABS(([.A201]-[.B201])/[.A201])" office:value-type="float" office:value="13.8945458419947" calcext:value-type="float">
            <text:p>13.8945458419947</text:p>
          </table:table-cell>
          <table:table-cell table:number-columns-repeated="3"/>
        </table:table-row>
        <table:table-row table:style-name="ro1">
          <table:table-cell office:value-type="float" office:value="0.000699337951208141" calcext:value-type="float">
            <text:p>0.000699337951208141</text:p>
          </table:table-cell>
          <table:table-cell office:value-type="float" office:value="0.00059804" calcext:value-type="float">
            <text:p>0.00059804</text:p>
          </table:table-cell>
          <table:table-cell table:formula="of:=100*ABS(([.A202]-[.B202])/[.A202])" office:value-type="float" office:value="14.4848354122844" calcext:value-type="float">
            <text:p>14.4848354122844</text:p>
          </table:table-cell>
          <table:table-cell table:number-columns-repeated="3"/>
        </table:table-row>
        <table:table-row table:style-name="ro1">
          <table:table-cell office:value-type="float" office:value="0.000693469464432285" calcext:value-type="float">
            <text:p>0.000693469464432285</text:p>
          </table:table-cell>
          <table:table-cell office:value-type="float" office:value="0.00059171" calcext:value-type="float">
            <text:p>0.00059171</text:p>
          </table:table-cell>
          <table:table-cell table:formula="of:=100*ABS(([.A203]-[.B203])/[.A203])" office:value-type="float" office:value="14.6739647023379" calcext:value-type="float">
            <text:p>14.6739647023379</text:p>
          </table:table-cell>
          <table:table-cell table:number-columns-repeated="3"/>
        </table:table-row>
        <table:table-row table:style-name="ro1">
          <table:table-cell office:value-type="float" office:value="0.000687638754725183" calcext:value-type="float">
            <text:p>0.000687638754725183</text:p>
          </table:table-cell>
          <table:table-cell office:value-type="float" office:value="0.00058539" calcext:value-type="float">
            <text:p>0.00058539</text:p>
          </table:table-cell>
          <table:table-cell table:formula="of:=100*ABS(([.A204]-[.B204])/[.A204])" office:value-type="float" office:value="14.8695450950909" calcext:value-type="float">
            <text:p>14.8695450950909</text:p>
          </table:table-cell>
          <table:table-cell table:number-columns-repeated="3"/>
        </table:table-row>
        <table:table-row table:style-name="ro1">
          <table:table-cell office:value-type="float" office:value="0.000681830198509864" calcext:value-type="float">
            <text:p>0.000681830198509864</text:p>
          </table:table-cell>
          <table:table-cell office:value-type="float" office:value="0.00057906" calcext:value-type="float">
            <text:p>0.00057906</text:p>
          </table:table-cell>
          <table:table-cell table:formula="of:=100*ABS(([.A205]-[.B205])/[.A205])" office:value-type="float" office:value="15.072696799653" calcext:value-type="float">
            <text:p>15.072696799653</text:p>
          </table:table-cell>
          <table:table-cell table:number-columns-repeated="3"/>
        </table:table-row>
        <table:table-row table:style-name="ro1">
          <table:table-cell office:value-type="float" office:value="0.000676063892912497" calcext:value-type="float">
            <text:p>0.000676063892912497</text:p>
          </table:table-cell>
          <table:table-cell office:value-type="float" office:value="0.00057273" calcext:value-type="float">
            <text:p>0.00057273</text:p>
          </table:table-cell>
          <table:table-cell table:formula="of:=100*ABS(([.A206]-[.B206])/[.A206])" office:value-type="float" office:value="15.2846341885428" calcext:value-type="float">
            <text:p>15.2846341885428</text:p>
          </table:table-cell>
          <table:table-cell table:number-columns-repeated="3"/>
        </table:table-row>
        <table:table-row table:style-name="ro1">
          <table:table-cell office:value-type="float" office:value="0.000670323857400287" calcext:value-type="float">
            <text:p>0.000670323857400287</text:p>
          </table:table-cell>
          <table:table-cell office:value-type="float" office:value="0.00056524" calcext:value-type="float">
            <text:p>0.00056524</text:p>
          </table:table-cell>
          <table:table-cell table:formula="of:=100*ABS(([.A207]-[.B207])/[.A207])" office:value-type="float" office:value="15.676580244038" calcext:value-type="float">
            <text:p>15.676580244038</text:p>
          </table:table-cell>
          <table:table-cell table:number-columns-repeated="3"/>
        </table:table-row>
        <table:table-row table:style-name="ro1">
          <table:table-cell office:value-type="float" office:value="0.000664625254485563" calcext:value-type="float">
            <text:p>0.000664625254485563</text:p>
          </table:table-cell>
          <table:table-cell office:value-type="float" office:value="0.00055756" calcext:value-type="float">
            <text:p>0.00055756</text:p>
          </table:table-cell>
          <table:table-cell table:formula="of:=100*ABS(([.A208]-[.B208])/[.A208])" office:value-type="float" office:value="16.1091161918658" calcext:value-type="float">
            <text:p>16.1091161918658</text:p>
          </table:table-cell>
          <table:table-cell table:number-columns-repeated="3"/>
        </table:table-row>
        <table:table-row table:style-name="ro1">
          <table:table-cell office:value-type="float" office:value="0.000658952149476728" calcext:value-type="float">
            <text:p>0.000658952149476728</text:p>
          </table:table-cell>
          <table:table-cell office:value-type="float" office:value="0.00054988" calcext:value-type="float">
            <text:p>0.00054988</text:p>
          </table:table-cell>
          <table:table-cell table:formula="of:=100*ABS(([.A209]-[.B209])/[.A209])" office:value-type="float" office:value="16.5523626508149" calcext:value-type="float">
            <text:p>16.5523626508149</text:p>
          </table:table-cell>
          <table:table-cell table:number-columns-repeated="3"/>
        </table:table-row>
        <table:table-row table:style-name="ro1">
          <table:table-cell office:value-type="float" office:value="0.000653327158856878" calcext:value-type="float">
            <text:p>0.000653327158856878</text:p>
          </table:table-cell>
          <table:table-cell office:value-type="float" office:value="0.00054219" calcext:value-type="float">
            <text:p>0.00054219</text:p>
          </table:table-cell>
          <table:table-cell table:formula="of:=100*ABS(([.A210]-[.B210])/[.A210])" office:value-type="float" office:value="17.0109503868374" calcext:value-type="float">
            <text:p>17.0109503868374</text:p>
          </table:table-cell>
          <table:table-cell table:number-columns-repeated="3"/>
        </table:table-row>
        <table:table-row table:style-name="ro1">
          <table:table-cell office:value-type="float" office:value="0.000646328697568041" calcext:value-type="float">
            <text:p>0.000646328697568041</text:p>
          </table:table-cell>
          <table:table-cell office:value-type="float" office:value="0.00053451" calcext:value-type="float">
            <text:p>0.00053451</text:p>
          </table:table-cell>
          <table:table-cell table:formula="of:=100*ABS(([.A211]-[.B211])/[.A211])" office:value-type="float" office:value="17.3005930246923" calcext:value-type="float">
            <text:p>17.3005930246923</text:p>
          </table:table-cell>
          <table:table-cell table:number-columns-repeated="3"/>
        </table:table-row>
        <table:table-row table:style-name="ro1">
          <table:table-cell office:value-type="float" office:value="0.000638659052781686" calcext:value-type="float">
            <text:p>0.000638659052781686</text:p>
          </table:table-cell>
          <table:table-cell office:value-type="float" office:value="0.00052683" calcext:value-type="float">
            <text:p>0.00052683</text:p>
          </table:table-cell>
          <table:table-cell table:formula="of:=100*ABS(([.A212]-[.B212])/[.A212])" office:value-type="float" office:value="17.5099769265954" calcext:value-type="float">
            <text:p>17.5099769265954</text:p>
          </table:table-cell>
          <table:table-cell table:number-columns-repeated="3"/>
        </table:table-row>
        <table:table-row table:style-name="ro1">
          <table:table-cell office:value-type="float" office:value="0.000631003835170595" calcext:value-type="float">
            <text:p>0.000631003835170595</text:p>
          </table:table-cell>
          <table:table-cell office:value-type="float" office:value="0.00051842" calcext:value-type="float">
            <text:p>0.00051842</text:p>
          </table:table-cell>
          <table:table-cell table:formula="of:=100*ABS(([.A213]-[.B213])/[.A213])" office:value-type="float" office:value="17.8420207446374" calcext:value-type="float">
            <text:p>17.8420207446374</text:p>
          </table:table-cell>
          <table:table-cell table:number-columns-repeated="3"/>
        </table:table-row>
        <table:table-row table:style-name="ro1">
          <table:table-cell office:value-type="float" office:value="0.000623383478286039" calcext:value-type="float">
            <text:p>0.000623383478286039</text:p>
          </table:table-cell>
          <table:table-cell office:value-type="float" office:value="0.00050996" calcext:value-type="float">
            <text:p>0.00050996</text:p>
          </table:table-cell>
          <table:table-cell table:formula="of:=100*ABS(([.A214]-[.B214])/[.A214])" office:value-type="float" office:value="18.1948162305955" calcext:value-type="float">
            <text:p>18.1948162305955</text:p>
          </table:table-cell>
          <table:table-cell table:number-columns-repeated="3"/>
        </table:table-row>
        <table:table-row table:style-name="ro1">
          <table:table-cell office:value-type="float" office:value="0.000615779344651962" calcext:value-type="float">
            <text:p>0.000615779344651962</text:p>
          </table:table-cell>
          <table:table-cell office:value-type="float" office:value="0.0005015" calcext:value-type="float">
            <text:p>0.0005015</text:p>
          </table:table-cell>
          <table:table-cell table:formula="of:=100*ABS(([.A215]-[.B215])/[.A215])" office:value-type="float" office:value="18.5584894401667" calcext:value-type="float">
            <text:p>18.5584894401667</text:p>
          </table:table-cell>
          <table:table-cell table:number-columns-repeated="3"/>
        </table:table-row>
        <table:table-row table:style-name="ro1">
          <table:table-cell office:value-type="float" office:value="0.000608212004896319" calcext:value-type="float">
            <text:p>0.000608212004896319</text:p>
          </table:table-cell>
          <table:table-cell office:value-type="float" office:value="0.00049304" calcext:value-type="float">
            <text:p>0.00049304</text:p>
          </table:table-cell>
          <table:table-cell table:formula="of:=100*ABS(([.A216]-[.B216])/[.A216])" office:value-type="float" office:value="18.9361610703413" calcext:value-type="float">
            <text:p>18.9361610703413</text:p>
          </table:table-cell>
          <table:table-cell table:number-columns-repeated="3"/>
        </table:table-row>
        <table:table-row table:style-name="ro1">
          <table:table-cell office:value-type="float" office:value="0.000600672688325347" calcext:value-type="float">
            <text:p>0.000600672688325347</text:p>
          </table:table-cell>
          <table:table-cell office:value-type="float" office:value="0.00048459" calcext:value-type="float">
            <text:p>0.00048459</text:p>
          </table:table-cell>
          <table:table-cell table:formula="of:=100*ABS(([.A217]-[.B217])/[.A217])" office:value-type="float" office:value="19.3254480487504" calcext:value-type="float">
            <text:p>19.3254480487504</text:p>
          </table:table-cell>
          <table:table-cell table:number-columns-repeated="3"/>
        </table:table-row>
        <table:table-row table:style-name="ro1">
          <table:table-cell office:value-type="float" office:value="0.000593152620663519" calcext:value-type="float">
            <text:p>0.000593152620663519</text:p>
          </table:table-cell>
          <table:table-cell office:value-type="float" office:value="0.00047612" calcext:value-type="float">
            <text:p>0.00047612</text:p>
          </table:table-cell>
          <table:table-cell table:formula="of:=100*ABS(([.A218]-[.B218])/[.A218])" office:value-type="float" office:value="19.7306083774193" calcext:value-type="float">
            <text:p>19.7306083774193</text:p>
          </table:table-cell>
          <table:table-cell table:number-columns-repeated="3"/>
        </table:table-row>
        <table:table-row table:style-name="ro1">
          <table:table-cell office:value-type="float" office:value="0.000585296196605616" calcext:value-type="float">
            <text:p>0.000585296196605616</text:p>
          </table:table-cell>
          <table:table-cell office:value-type="float" office:value="0.00046739" calcext:value-type="float">
            <text:p>0.00046739</text:p>
          </table:table-cell>
          <table:table-cell table:formula="of:=100*ABS(([.A219]-[.B219])/[.A219])" office:value-type="float" office:value="20.144705755719" calcext:value-type="float">
            <text:p>20.144705755719</text:p>
          </table:table-cell>
          <table:table-cell table:number-columns-repeated="3"/>
        </table:table-row>
        <table:table-row table:style-name="ro1">
          <table:table-cell office:value-type="float" office:value="0.00057672877059845" calcext:value-type="float">
            <text:p>0.00057672877059845</text:p>
          </table:table-cell>
          <table:table-cell office:value-type="float" office:value="0.00045867" calcext:value-type="float">
            <text:p>0.00045867</text:p>
          </table:table-cell>
          <table:table-cell table:formula="of:=100*ABS(([.A220]-[.B220])/[.A220])" office:value-type="float" office:value="20.470414624182" calcext:value-type="float">
            <text:p>20.470414624182</text:p>
          </table:table-cell>
          <table:table-cell table:number-columns-repeated="3"/>
        </table:table-row>
        <table:table-row table:style-name="ro1">
          <table:table-cell office:value-type="float" office:value="0.000568172630248941" calcext:value-type="float">
            <text:p>0.000568172630248941</text:p>
          </table:table-cell>
          <table:table-cell office:value-type="float" office:value="0.00044994" calcext:value-type="float">
            <text:p>0.00044994</text:p>
          </table:table-cell>
          <table:table-cell table:formula="of:=100*ABS(([.A221]-[.B221])/[.A221])" office:value-type="float" office:value="20.8092794257158" calcext:value-type="float">
            <text:p>20.8092794257158</text:p>
          </table:table-cell>
          <table:table-cell table:number-columns-repeated="3"/>
        </table:table-row>
        <table:table-row table:style-name="ro1">
          <table:table-cell office:value-type="float" office:value="0.00055963827008256" calcext:value-type="float">
            <text:p>0.00055963827008256</text:p>
          </table:table-cell>
          <table:table-cell office:value-type="float" office:value="0.00044121" calcext:value-type="float">
            <text:p>0.00044121</text:p>
          </table:table-cell>
          <table:table-cell table:formula="of:=100*ABS(([.A222]-[.B222])/[.A222])" office:value-type="float" office:value="21.1615746123096" calcext:value-type="float">
            <text:p>21.1615746123096</text:p>
          </table:table-cell>
          <table:table-cell table:number-columns-repeated="3"/>
        </table:table-row>
        <table:table-row table:style-name="ro1">
          <table:table-cell office:value-type="float" office:value="0.000551127019048241" calcext:value-type="float">
            <text:p>0.000551127019048241</text:p>
          </table:table-cell>
          <table:table-cell office:value-type="float" office:value="0.00043249" calcext:value-type="float">
            <text:p>0.00043249</text:p>
          </table:table-cell>
          <table:table-cell table:formula="of:=100*ABS(([.A223]-[.B223])/[.A223])" office:value-type="float" office:value="21.5262570964347" calcext:value-type="float">
            <text:p>21.5262570964347</text:p>
          </table:table-cell>
          <table:table-cell table:number-columns-repeated="3"/>
        </table:table-row>
        <table:table-row table:style-name="ro1">
          <table:table-cell office:value-type="float" office:value="0.000542639660275583" calcext:value-type="float">
            <text:p>0.000542639660275583</text:p>
          </table:table-cell>
          <table:table-cell office:value-type="float" office:value="0.00042378" calcext:value-type="float">
            <text:p>0.00042378</text:p>
          </table:table-cell>
          <table:table-cell table:formula="of:=100*ABS(([.A224]-[.B224])/[.A224])" office:value-type="float" office:value="21.9039758751174" calcext:value-type="float">
            <text:p>21.9039758751174</text:p>
          </table:table-cell>
          <table:table-cell table:number-columns-repeated="3"/>
        </table:table-row>
        <table:table-row table:style-name="ro1">
          <table:table-cell office:value-type="float" office:value="0.000534187536211769" calcext:value-type="float">
            <text:p>0.000534187536211769</text:p>
          </table:table-cell>
          <table:table-cell office:value-type="float" office:value="0.0004152" calcext:value-type="float">
            <text:p>0.0004152</text:p>
          </table:table-cell>
          <table:table-cell table:formula="of:=100*ABS(([.A225]-[.B225])/[.A225])" office:value-type="float" office:value="22.2744875433781" calcext:value-type="float">
            <text:p>22.2744875433781</text:p>
          </table:table-cell>
          <table:table-cell table:number-columns-repeated="3"/>
        </table:table-row>
        <table:table-row table:style-name="ro1">
          <table:table-cell office:value-type="float" office:value="0.000525751901067414" calcext:value-type="float">
            <text:p>0.000525751901067414</text:p>
          </table:table-cell>
          <table:table-cell office:value-type="float" office:value="0.00040661" calcext:value-type="float">
            <text:p>0.00040661</text:p>
          </table:table-cell>
          <table:table-cell table:formula="of:=100*ABS(([.A226]-[.B226])/[.A226])" office:value-type="float" office:value="22.6612401829694" calcext:value-type="float">
            <text:p>22.6612401829694</text:p>
          </table:table-cell>
          <table:table-cell table:number-columns-repeated="3"/>
        </table:table-row>
        <table:table-row table:style-name="ro1">
          <table:table-cell office:value-type="float" office:value="0.000517343831625545" calcext:value-type="float">
            <text:p>0.000517343831625545</text:p>
          </table:table-cell>
          <table:table-cell office:value-type="float" office:value="0.00039803" calcext:value-type="float">
            <text:p>0.00039803</text:p>
          </table:table-cell>
          <table:table-cell table:formula="of:=100*ABS(([.A227]-[.B227])/[.A227])" office:value-type="float" office:value="23.0627726343328" calcext:value-type="float">
            <text:p>23.0627726343328</text:p>
          </table:table-cell>
          <table:table-cell table:number-columns-repeated="3"/>
        </table:table-row>
        <table:table-row table:style-name="ro1">
          <table:table-cell office:value-type="float" office:value="0.000508594056541167" calcext:value-type="float">
            <text:p>0.000508594056541167</text:p>
          </table:table-cell>
          <table:table-cell office:value-type="float" office:value="0.00038945" calcext:value-type="float">
            <text:p>0.00038945</text:p>
          </table:table-cell>
          <table:table-cell table:formula="of:=100*ABS(([.A228]-[.B228])/[.A228])" office:value-type="float" office:value="23.4261598240921" calcext:value-type="float">
            <text:p>23.4261598240921</text:p>
          </table:table-cell>
          <table:table-cell table:number-columns-repeated="3"/>
        </table:table-row>
        <table:table-row table:style-name="ro1">
          <table:table-cell office:value-type="float" office:value="0.000499864221580221" calcext:value-type="float">
            <text:p>0.000499864221580221</text:p>
          </table:table-cell>
          <table:table-cell office:value-type="float" office:value="0.00038087" calcext:value-type="float">
            <text:p>0.00038087</text:p>
          </table:table-cell>
          <table:table-cell table:formula="of:=100*ABS(([.A229]-[.B229])/[.A229])" office:value-type="float" office:value="23.8053088104694" calcext:value-type="float">
            <text:p>23.8053088104694</text:p>
          </table:table-cell>
          <table:table-cell table:number-columns-repeated="3"/>
        </table:table-row>
        <table:table-row table:style-name="ro1">
          <table:table-cell office:value-type="float" office:value="0.000491155612204523" calcext:value-type="float">
            <text:p>0.000491155612204523</text:p>
          </table:table-cell>
          <table:table-cell office:value-type="float" office:value="0.00037238" calcext:value-type="float">
            <text:p>0.00037238</text:p>
          </table:table-cell>
          <table:table-cell table:formula="of:=100*ABS(([.A230]-[.B230])/[.A230])" office:value-type="float" office:value="24.1828881220365" calcext:value-type="float">
            <text:p>24.1828881220365</text:p>
          </table:table-cell>
          <table:table-cell table:number-columns-repeated="3"/>
        </table:table-row>
        <table:table-row table:style-name="ro1">
          <table:table-cell office:value-type="float" office:value="0.000482469168765218" calcext:value-type="float">
            <text:p>0.000482469168765218</text:p>
          </table:table-cell>
          <table:table-cell office:value-type="float" office:value="0.00036429" calcext:value-type="float">
            <text:p>0.00036429</text:p>
          </table:table-cell>
          <table:table-cell table:formula="of:=100*ABS(([.A231]-[.B231])/[.A231])" office:value-type="float" office:value="24.4946571545024" calcext:value-type="float">
            <text:p>24.4946571545024</text:p>
          </table:table-cell>
          <table:table-cell table:number-columns-repeated="3"/>
        </table:table-row>
        <table:table-row table:style-name="ro1">
          <table:table-cell office:value-type="float" office:value="0.000473806305729462" calcext:value-type="float">
            <text:p>0.000473806305729462</text:p>
          </table:table-cell>
          <table:table-cell office:value-type="float" office:value="0.0003562" calcext:value-type="float">
            <text:p>0.0003562</text:p>
          </table:table-cell>
          <table:table-cell table:formula="of:=100*ABS(([.A232]-[.B232])/[.A232])" office:value-type="float" office:value="24.8215999465008" calcext:value-type="float">
            <text:p>24.8215999465008</text:p>
          </table:table-cell>
          <table:table-cell table:number-columns-repeated="3"/>
        </table:table-row>
        <table:table-row table:style-name="ro1">
          <table:table-cell office:value-type="float" office:value="0.000465168236577907" calcext:value-type="float">
            <text:p>0.000465168236577907</text:p>
          </table:table-cell>
          <table:table-cell office:value-type="float" office:value="0.00034811" calcext:value-type="float">
            <text:p>0.00034811</text:p>
          </table:table-cell>
          <table:table-cell table:formula="of:=100*ABS(([.A233]-[.B233])/[.A233])" office:value-type="float" office:value="25.1647097486851" calcext:value-type="float">
            <text:p>25.1647097486851</text:p>
          </table:table-cell>
          <table:table-cell table:number-columns-repeated="3"/>
        </table:table-row>
        <table:table-row table:style-name="ro1">
          <table:table-cell office:value-type="float" office:value="0.000456556299043174" calcext:value-type="float">
            <text:p>0.000456556299043174</text:p>
          </table:table-cell>
          <table:table-cell office:value-type="float" office:value="0.00034003" calcext:value-type="float">
            <text:p>0.00034003</text:p>
          </table:table-cell>
          <table:table-cell table:formula="of:=100*ABS(([.A234]-[.B234])/[.A234])" office:value-type="float" office:value="25.5228762120648" calcext:value-type="float">
            <text:p>25.5228762120648</text:p>
          </table:table-cell>
          <table:table-cell table:number-columns-repeated="3"/>
        </table:table-row>
        <table:table-row table:style-name="ro1">
          <table:table-cell office:value-type="float" office:value="0.000447972151281751" calcext:value-type="float">
            <text:p>0.000447972151281751</text:p>
          </table:table-cell>
          <table:table-cell office:value-type="float" office:value="0.00033194" calcext:value-type="float">
            <text:p>0.00033194</text:p>
          </table:table-cell>
          <table:table-cell table:formula="of:=100*ABS(([.A235]-[.B235])/[.A235])" office:value-type="float" office:value="25.9016438744588" calcext:value-type="float">
            <text:p>25.9016438744588</text:p>
          </table:table-cell>
          <table:table-cell table:number-columns-repeated="3"/>
        </table:table-row>
        <table:table-row table:style-name="ro1">
          <table:table-cell office:value-type="float" office:value="0.00043952214194054" calcext:value-type="float">
            <text:p>0.00043952214194054</text:p>
          </table:table-cell>
          <table:table-cell office:value-type="float" office:value="0.00032406" calcext:value-type="float">
            <text:p>0.00032406</text:p>
          </table:table-cell>
          <table:table-cell table:formula="of:=100*ABS(([.A236]-[.B236])/[.A236])" office:value-type="float" office:value="26.2699261135654" calcext:value-type="float">
            <text:p>26.2699261135654</text:p>
          </table:table-cell>
          <table:table-cell table:number-columns-repeated="3"/>
        </table:table-row>
        <table:table-row table:style-name="ro1">
          <table:table-cell office:value-type="float" office:value="0.000431146734837456" calcext:value-type="float">
            <text:p>0.000431146734837456</text:p>
          </table:table-cell>
          <table:table-cell office:value-type="float" office:value="0.00031674" calcext:value-type="float">
            <text:p>0.00031674</text:p>
          </table:table-cell>
          <table:table-cell table:formula="of:=100*ABS(([.A237]-[.B237])/[.A237])" office:value-type="float" office:value="26.5354519919044" calcext:value-type="float">
            <text:p>26.5354519919044</text:p>
          </table:table-cell>
          <table:table-cell table:number-columns-repeated="3"/>
        </table:table-row>
        <table:table-row table:style-name="ro1">
          <table:table-cell office:value-type="float" office:value="0.000422793080999441" calcext:value-type="float">
            <text:p>0.000422793080999441</text:p>
          </table:table-cell>
          <table:table-cell office:value-type="float" office:value="0.00030942" calcext:value-type="float">
            <text:p>0.00030942</text:p>
          </table:table-cell>
          <table:table-cell table:formula="of:=100*ABS(([.A238]-[.B238])/[.A238])" office:value-type="float" office:value="26.8152640368282" calcext:value-type="float">
            <text:p>26.8152640368282</text:p>
          </table:table-cell>
          <table:table-cell table:number-columns-repeated="3"/>
        </table:table-row>
        <table:table-row table:style-name="ro1">
          <table:table-cell office:value-type="float" office:value="0.000414462438019418" calcext:value-type="float">
            <text:p>0.000414462438019418</text:p>
          </table:table-cell>
          <table:table-cell office:value-type="float" office:value="0.00030211" calcext:value-type="float">
            <text:p>0.00030211</text:p>
          </table:table-cell>
          <table:table-cell table:formula="of:=100*ABS(([.A239]-[.B239])/[.A239])" office:value-type="float" office:value="27.1079904264218" calcext:value-type="float">
            <text:p>27.1079904264218</text:p>
          </table:table-cell>
          <table:table-cell table:number-columns-repeated="3"/>
        </table:table-row>
        <table:table-row table:style-name="ro1">
          <table:table-cell office:value-type="float" office:value="0.000406156196894741" calcext:value-type="float">
            <text:p>0.000406156196894741</text:p>
          </table:table-cell>
          <table:table-cell office:value-type="float" office:value="0.00029479" calcext:value-type="float">
            <text:p>0.00029479</text:p>
          </table:table-cell>
          <table:table-cell table:formula="of:=100*ABS(([.A240]-[.B240])/[.A240])" office:value-type="float" office:value="27.4195488696687" calcext:value-type="float">
            <text:p>27.4195488696687</text:p>
          </table:table-cell>
          <table:table-cell table:number-columns-repeated="3"/>
        </table:table-row>
        <table:table-row table:style-name="ro1">
          <table:table-cell office:value-type="float" office:value="0.000397875938763027" calcext:value-type="float">
            <text:p>0.000397875938763027</text:p>
          </table:table-cell>
          <table:table-cell office:value-type="float" office:value="0.00028747" calcext:value-type="float">
            <text:p>0.00028747</text:p>
          </table:table-cell>
          <table:table-cell table:formula="of:=100*ABS(([.A241]-[.B241])/[.A241])" office:value-type="float" office:value="27.7488352540927" calcext:value-type="float">
            <text:p>27.7488352540927</text:p>
          </table:table-cell>
          <table:table-cell table:number-columns-repeated="3"/>
        </table:table-row>
        <table:table-row table:style-name="ro1">
          <table:table-cell office:value-type="float" office:value="0.000389633298121208" calcext:value-type="float">
            <text:p>0.000389633298121208</text:p>
          </table:table-cell>
          <table:table-cell office:value-type="float" office:value="0.00028051" calcext:value-type="float">
            <text:p>0.00028051</text:p>
          </table:table-cell>
          <table:table-cell table:formula="of:=100*ABS(([.A242]-[.B242])/[.A242])" office:value-type="float" office:value="28.0066664341561" calcext:value-type="float">
            <text:p>28.0066664341561</text:p>
          </table:table-cell>
          <table:table-cell table:number-columns-repeated="3"/>
        </table:table-row>
        <table:table-row table:style-name="ro1">
          <table:table-cell office:value-type="float" office:value="0.000381410071382787" calcext:value-type="float">
            <text:p>0.000381410071382787</text:p>
          </table:table-cell>
          <table:table-cell office:value-type="float" office:value="0.00027418" calcext:value-type="float">
            <text:p>0.00027418</text:p>
          </table:table-cell>
          <table:table-cell table:formula="of:=100*ABS(([.A243]-[.B243])/[.A243])" office:value-type="float" office:value="28.1141163876529" calcext:value-type="float">
            <text:p>28.1141163876529</text:p>
          </table:table-cell>
          <table:table-cell table:number-columns-repeated="3"/>
        </table:table-row>
        <table:table-row table:style-name="ro1">
          <table:table-cell office:value-type="float" office:value="0.000373386048158257" calcext:value-type="float">
            <text:p>0.000373386048158257</text:p>
          </table:table-cell>
          <table:table-cell office:value-type="float" office:value="0.00026785" calcext:value-type="float">
            <text:p>0.00026785</text:p>
          </table:table-cell>
          <table:table-cell table:formula="of:=100*ABS(([.A244]-[.B244])/[.A244])" office:value-type="float" office:value="28.2645933555413" calcext:value-type="float">
            <text:p>28.2645933555413</text:p>
          </table:table-cell>
          <table:table-cell table:number-columns-repeated="3"/>
        </table:table-row>
        <table:table-row table:style-name="ro1">
          <table:table-cell office:value-type="float" office:value="0.000365723273408201" calcext:value-type="float">
            <text:p>0.000365723273408201</text:p>
          </table:table-cell>
          <table:table-cell office:value-type="float" office:value="0.00026153" calcext:value-type="float">
            <text:p>0.00026153</text:p>
          </table:table-cell>
          <table:table-cell table:formula="of:=100*ABS(([.A245]-[.B245])/[.A245])" office:value-type="float" office:value="28.4896480437837" calcext:value-type="float">
            <text:p>28.4896480437837</text:p>
          </table:table-cell>
          <table:table-cell table:number-columns-repeated="3"/>
        </table:table-row>
        <table:table-row table:style-name="ro1">
          <table:table-cell office:value-type="float" office:value="0.000358093683142065" calcext:value-type="float">
            <text:p>0.000358093683142065</text:p>
          </table:table-cell>
          <table:table-cell office:value-type="float" office:value="0.0002552" calcext:value-type="float">
            <text:p>0.0002552</text:p>
          </table:table-cell>
          <table:table-cell table:formula="of:=100*ABS(([.A246]-[.B246])/[.A246])" office:value-type="float" office:value="28.7337330944329" calcext:value-type="float">
            <text:p>28.7337330944329</text:p>
          </table:table-cell>
          <table:table-cell table:number-columns-repeated="3"/>
        </table:table-row>
        <table:table-row table:style-name="ro1">
          <table:table-cell office:value-type="float" office:value="0.000350478799942308" calcext:value-type="float">
            <text:p>0.000350478799942308</text:p>
          </table:table-cell>
          <table:table-cell office:value-type="float" office:value="0.00024888" calcext:value-type="float">
            <text:p>0.00024888</text:p>
          </table:table-cell>
          <table:table-cell table:formula="of:=100*ABS(([.A247]-[.B247])/[.A247])" office:value-type="float" office:value="28.9885721929634" calcext:value-type="float">
            <text:p>28.9885721929634</text:p>
          </table:table-cell>
          <table:table-cell table:number-columns-repeated="3"/>
        </table:table-row>
        <table:table-row table:style-name="ro1">
          <table:table-cell office:value-type="float" office:value="0.000342900236204351" calcext:value-type="float">
            <text:p>0.000342900236204351</text:p>
          </table:table-cell>
          <table:table-cell office:value-type="float" office:value="0.00024305" calcext:value-type="float">
            <text:p>0.00024305</text:p>
          </table:table-cell>
          <table:table-cell table:formula="of:=100*ABS(([.A248]-[.B248])/[.A248])" office:value-type="float" office:value="29.1193255827464" calcext:value-type="float">
            <text:p>29.1193255827464</text:p>
          </table:table-cell>
          <table:table-cell table:number-columns-repeated="3"/>
        </table:table-row>
        <table:table-row table:style-name="ro1">
          <table:table-cell office:value-type="float" office:value="0.000335339858346723" calcext:value-type="float">
            <text:p>0.000335339858346723</text:p>
          </table:table-cell>
          <table:table-cell office:value-type="float" office:value="0.00023786" calcext:value-type="float">
            <text:p>0.00023786</text:p>
          </table:table-cell>
          <table:table-cell table:formula="of:=100*ABS(([.A249]-[.B249])/[.A249])" office:value-type="float" office:value="29.0689746298914" calcext:value-type="float">
            <text:p>29.0689746298914</text:p>
          </table:table-cell>
          <table:table-cell table:number-columns-repeated="3"/>
        </table:table-row>
        <table:table-row table:style-name="ro1">
          <table:table-cell office:value-type="float" office:value="0.000327809513034628" calcext:value-type="float">
            <text:p>0.000327809513034628</text:p>
          </table:table-cell>
          <table:table-cell office:value-type="float" office:value="0.00023267" calcext:value-type="float">
            <text:p>0.00023267</text:p>
          </table:table-cell>
          <table:table-cell table:formula="of:=100*ABS(([.A250]-[.B250])/[.A250])" office:value-type="float" office:value="29.0228041748679" calcext:value-type="float">
            <text:p>29.0228041748679</text:p>
          </table:table-cell>
          <table:table-cell table:number-columns-repeated="3"/>
        </table:table-row>
        <table:table-row table:style-name="ro1">
          <table:table-cell office:value-type="float" office:value="0.000320321338308893" calcext:value-type="float">
            <text:p>0.000320321338308893</text:p>
          </table:table-cell>
          <table:table-cell office:value-type="float" office:value="0.00022748" calcext:value-type="float">
            <text:p>0.00022748</text:p>
          </table:table-cell>
          <table:table-cell table:formula="of:=100*ABS(([.A251]-[.B251])/[.A251])" office:value-type="float" office:value="28.9838131917905" calcext:value-type="float">
            <text:p>28.9838131917905</text:p>
          </table:table-cell>
          <table:table-cell table:number-columns-repeated="3"/>
        </table:table-row>
        <table:table-row table:style-name="ro1">
          <table:table-cell office:value-type="float" office:value="0.000312857774435925" calcext:value-type="float">
            <text:p>0.000312857774435925</text:p>
          </table:table-cell>
          <table:table-cell office:value-type="float" office:value="0.00022229" calcext:value-type="float">
            <text:p>0.00022229</text:p>
          </table:table-cell>
          <table:table-cell table:formula="of:=100*ABS(([.A252]-[.B252])/[.A252])" office:value-type="float" office:value="28.9485452612505" calcext:value-type="float">
            <text:p>28.9485452612505</text:p>
          </table:table-cell>
          <table:table-cell table:number-columns-repeated="3"/>
        </table:table-row>
        <table:table-row table:style-name="ro1">
          <table:table-cell office:value-type="float" office:value="0.000306129726111333" calcext:value-type="float">
            <text:p>0.000306129726111333</text:p>
          </table:table-cell>
          <table:table-cell office:value-type="float" office:value="0.0002171" calcext:value-type="float">
            <text:p>0.0002171</text:p>
          </table:table-cell>
          <table:table-cell table:formula="of:=100*ABS(([.A253]-[.B253])/[.A253])" office:value-type="float" office:value="29.0823525184075" calcext:value-type="float">
            <text:p>29.0823525184075</text:p>
          </table:table-cell>
          <table:table-cell table:number-columns-repeated="3"/>
        </table:table-row>
        <table:table-row table:style-name="ro1">
          <table:table-cell office:value-type="float" office:value="0.000299426863197008" calcext:value-type="float">
            <text:p>0.000299426863197008</text:p>
          </table:table-cell>
          <table:table-cell office:value-type="float" office:value="0.00021254" calcext:value-type="float">
            <text:p>0.00021254</text:p>
          </table:table-cell>
          <table:table-cell table:formula="of:=100*ABS(([.A254]-[.B254])/[.A254])" office:value-type="float" office:value="29.0177248191125" calcext:value-type="float">
            <text:p>29.0177248191125</text:p>
          </table:table-cell>
          <table:table-cell table:number-columns-repeated="3"/>
        </table:table-row>
        <table:table-row table:style-name="ro1">
          <table:table-cell office:value-type="float" office:value="0.000292750827839991" calcext:value-type="float">
            <text:p>0.000292750827839991</text:p>
          </table:table-cell>
          <table:table-cell office:value-type="float" office:value="0.00020854" calcext:value-type="float">
            <text:p>0.00020854</text:p>
          </table:table-cell>
          <table:table-cell table:formula="of:=100*ABS(([.A255]-[.B255])/[.A255])" office:value-type="float" office:value="28.7653594223201" calcext:value-type="float">
            <text:p>28.7653594223201</text:p>
          </table:table-cell>
          <table:table-cell table:number-columns-repeated="3"/>
        </table:table-row>
        <table:table-row table:style-name="ro1">
          <table:table-cell office:value-type="float" office:value="0.000286103378171248" calcext:value-type="float">
            <text:p>0.000286103378171248</text:p>
          </table:table-cell>
          <table:table-cell office:value-type="float" office:value="0.00020455" calcext:value-type="float">
            <text:p>0.00020455</text:p>
          </table:table-cell>
          <table:table-cell table:formula="of:=100*ABS(([.A256]-[.B256])/[.A256])" office:value-type="float" office:value="28.5048637637665" calcext:value-type="float">
            <text:p>28.5048637637665</text:p>
          </table:table-cell>
          <table:table-cell table:number-columns-repeated="3"/>
        </table:table-row>
        <table:table-row table:style-name="ro1">
          <table:table-cell office:value-type="float" office:value="0.000279486791644972" calcext:value-type="float">
            <text:p>0.000279486791644972</text:p>
          </table:table-cell>
          <table:table-cell office:value-type="float" office:value="0.00020056" calcext:value-type="float">
            <text:p>0.00020056</text:p>
          </table:table-cell>
          <table:table-cell table:formula="of:=100*ABS(([.A257]-[.B257])/[.A257])" office:value-type="float" office:value="28.2399004190622" calcext:value-type="float">
            <text:p>28.2399004190622</text:p>
          </table:table-cell>
          <table:table-cell table:number-columns-repeated="3"/>
        </table:table-row>
        <table:table-row table:style-name="ro1">
          <table:table-cell office:value-type="float" office:value="0.00027290319530742" calcext:value-type="float">
            <text:p>0.00027290319530742</text:p>
          </table:table-cell>
          <table:table-cell office:value-type="float" office:value="0.00019656" calcext:value-type="float">
            <text:p>0.00019656</text:p>
          </table:table-cell>
          <table:table-cell table:formula="of:=100*ABS(([.A258]-[.B258])/[.A258])" office:value-type="float" office:value="27.9744600356992" calcext:value-type="float">
            <text:p>27.9744600356992</text:p>
          </table:table-cell>
          <table:table-cell table:number-columns-repeated="3"/>
        </table:table-row>
        <table:table-row table:style-name="ro1">
          <table:table-cell office:value-type="float" office:value="0.000266354882487632" calcext:value-type="float">
            <text:p>0.000266354882487632</text:p>
          </table:table-cell>
          <table:table-cell office:value-type="float" office:value="0.00019257" calcext:value-type="float">
            <text:p>0.00019257</text:p>
          </table:table-cell>
          <table:table-cell table:formula="of:=100*ABS(([.A259]-[.B259])/[.A259])" office:value-type="float" office:value="27.7017195249116" calcext:value-type="float">
            <text:p>27.7017195249116</text:p>
          </table:table-cell>
          <table:table-cell table:number-columns-repeated="3"/>
        </table:table-row>
        <table:table-row table:style-name="ro1">
          <table:table-cell office:value-type="float" office:value="0.000259844826071254" calcext:value-type="float">
            <text:p>0.000259844826071254</text:p>
          </table:table-cell>
          <table:table-cell office:value-type="float" office:value="0.00018926" calcext:value-type="float">
            <text:p>0.00018926</text:p>
          </table:table-cell>
          <table:table-cell table:formula="of:=100*ABS(([.A260]-[.B260])/[.A260])" office:value-type="float" office:value="27.1642222546691" calcext:value-type="float">
            <text:p>27.1642222546691</text:p>
          </table:table-cell>
          <table:table-cell table:number-columns-repeated="3"/>
        </table:table-row>
        <table:table-row table:style-name="ro1">
          <table:table-cell office:value-type="float" office:value="0.000253888267844341" calcext:value-type="float">
            <text:p>0.000253888267844341</text:p>
          </table:table-cell>
          <table:table-cell office:value-type="float" office:value="0.00018641" calcext:value-type="float">
            <text:p>0.00018641</text:p>
          </table:table-cell>
          <table:table-cell table:formula="of:=100*ABS(([.A261]-[.B261])/[.A261])" office:value-type="float" office:value="26.5779385622152" calcext:value-type="float">
            <text:p>26.5779385622152</text:p>
          </table:table-cell>
          <table:table-cell table:number-columns-repeated="3"/>
        </table:table-row>
        <table:table-row table:style-name="ro1">
          <table:table-cell office:value-type="float" office:value="0.000248222274334919" calcext:value-type="float">
            <text:p>0.000248222274334919</text:p>
          </table:table-cell>
          <table:table-cell office:value-type="float" office:value="0.00018355" calcext:value-type="float">
            <text:p>0.00018355</text:p>
          </table:table-cell>
          <table:table-cell table:formula="of:=100*ABS(([.A262]-[.B262])/[.A262])" office:value-type="float" office:value="26.0541784608979" calcext:value-type="float">
            <text:p>26.0541784608979</text:p>
          </table:table-cell>
          <table:table-cell table:number-columns-repeated="3"/>
        </table:table-row>
        <table:table-row table:style-name="ro1">
          <table:table-cell office:value-type="float" office:value="0.000242585173734917" calcext:value-type="float">
            <text:p>0.000242585173734917</text:p>
          </table:table-cell>
          <table:table-cell office:value-type="float" office:value="0.0001807" calcext:value-type="float">
            <text:p>0.0001807</text:p>
          </table:table-cell>
          <table:table-cell table:formula="of:=100*ABS(([.A263]-[.B263])/[.A263])" office:value-type="float" office:value="25.5106991009029" calcext:value-type="float">
            <text:p>25.5106991009029</text:p>
          </table:table-cell>
          <table:table-cell table:number-columns-repeated="3"/>
        </table:table-row>
        <table:table-row table:style-name="ro1">
          <table:table-cell office:value-type="float" office:value="0.000236968850537365" calcext:value-type="float">
            <text:p>0.000236968850537365</text:p>
          </table:table-cell>
          <table:table-cell office:value-type="float" office:value="0.00017784" calcext:value-type="float">
            <text:p>0.00017784</text:p>
          </table:table-cell>
          <table:table-cell table:formula="of:=100*ABS(([.A264]-[.B264])/[.A264])" office:value-type="float" office:value="24.9521616040593" calcext:value-type="float">
            <text:p>24.9521616040593</text:p>
          </table:table-cell>
          <table:table-cell table:number-columns-repeated="3"/>
        </table:table-row>
        <table:table-row table:style-name="ro1">
          <table:table-cell office:value-type="float" office:value="0.000231395532854461" calcext:value-type="float">
            <text:p>0.000231395532854461</text:p>
          </table:table-cell>
          <table:table-cell office:value-type="float" office:value="0.00017499" calcext:value-type="float">
            <text:p>0.00017499</text:p>
          </table:table-cell>
          <table:table-cell table:formula="of:=100*ABS(([.A265]-[.B265])/[.A265])" office:value-type="float" office:value="24.3762410443498" calcext:value-type="float">
            <text:p>24.3762410443498</text:p>
          </table:table-cell>
          <table:table-cell table:number-columns-repeated="3"/>
        </table:table-row>
        <table:table-row table:style-name="ro1">
          <table:table-cell office:value-type="float" office:value="0.000225857430508717" calcext:value-type="float">
            <text:p>0.000225857430508717</text:p>
          </table:table-cell>
          <table:table-cell office:value-type="float" office:value="0.0001728" calcext:value-type="float">
            <text:p>0.0001728</text:p>
          </table:table-cell>
          <table:table-cell table:formula="of:=100*ABS(([.A266]-[.B266])/[.A266])" office:value-type="float" office:value="23.4915585416922" calcext:value-type="float">
            <text:p>23.4915585416922</text:p>
          </table:table-cell>
          <table:table-cell table:number-columns-repeated="3"/>
        </table:table-row>
        <table:table-row table:style-name="ro1">
          <table:table-cell office:value-type="float" office:value="0.00022035742267734" calcext:value-type="float">
            <text:p>0.00022035742267734</text:p>
          </table:table-cell>
          <table:table-cell office:value-type="float" office:value="0.00017091" calcext:value-type="float">
            <text:p>0.00017091</text:p>
          </table:table-cell>
          <table:table-cell table:formula="of:=100*ABS(([.A267]-[.B267])/[.A267])" office:value-type="float" office:value="22.4396446811524" calcext:value-type="float">
            <text:p>22.4396446811524</text:p>
          </table:table-cell>
          <table:table-cell table:number-columns-repeated="3"/>
        </table:table-row>
        <table:table-row table:style-name="ro1">
          <table:table-cell office:value-type="float" office:value="0.000214889034268852" calcext:value-type="float">
            <text:p>0.000214889034268852</text:p>
          </table:table-cell>
          <table:table-cell office:value-type="float" office:value="0.00016902" calcext:value-type="float">
            <text:p>0.00016902</text:p>
          </table:table-cell>
          <table:table-cell table:formula="of:=100*ABS(([.A268]-[.B268])/[.A268])" office:value-type="float" office:value="21.3454513511679" calcext:value-type="float">
            <text:p>21.3454513511679</text:p>
          </table:table-cell>
          <table:table-cell table:number-columns-repeated="3"/>
        </table:table-row>
        <table:table-row table:style-name="ro1">
          <table:table-cell office:value-type="float" office:value="0.000209725439374912" calcext:value-type="float">
            <text:p>0.000209725439374912</text:p>
          </table:table-cell>
          <table:table-cell office:value-type="float" office:value="0.00016713" calcext:value-type="float">
            <text:p>0.00016713</text:p>
          </table:table-cell>
          <table:table-cell table:formula="of:=100*ABS(([.A269]-[.B269])/[.A269])" office:value-type="float" office:value="20.3100966205474" calcext:value-type="float">
            <text:p>20.3100966205474</text:p>
          </table:table-cell>
          <table:table-cell table:number-columns-repeated="3"/>
        </table:table-row>
        <table:table-row table:style-name="ro1">
          <table:table-cell office:value-type="float" office:value="0.000205098362011987" calcext:value-type="float">
            <text:p>0.000205098362011987</text:p>
          </table:table-cell>
          <table:table-cell office:value-type="float" office:value="0.00016524" calcext:value-type="float">
            <text:p>0.00016524</text:p>
          </table:table-cell>
          <table:table-cell table:formula="of:=100*ABS(([.A270]-[.B270])/[.A270])" office:value-type="float" office:value="19.4337788078763" calcext:value-type="float">
            <text:p>19.4337788078763</text:p>
          </table:table-cell>
          <table:table-cell table:number-columns-repeated="3"/>
        </table:table-row>
        <table:table-row table:style-name="ro1">
          <table:table-cell office:value-type="float" office:value="0.000200500463839862" calcext:value-type="float">
            <text:p>0.000200500463839862</text:p>
          </table:table-cell>
          <table:table-cell office:value-type="float" office:value="0.00016335" calcext:value-type="float">
            <text:p>0.00016335</text:p>
          </table:table-cell>
          <table:table-cell table:formula="of:=100*ABS(([.A271]-[.B271])/[.A271])" office:value-type="float" office:value="18.528866780844" calcext:value-type="float">
            <text:p>18.528866780844</text:p>
          </table:table-cell>
          <table:table-cell table:number-columns-repeated="3"/>
        </table:table-row>
        <table:table-row table:style-name="ro1">
          <table:table-cell office:value-type="float" office:value="0.000195943606683147" calcext:value-type="float">
            <text:p>0.000195943606683147</text:p>
          </table:table-cell>
          <table:table-cell office:value-type="float" office:value="0.000162" calcext:value-type="float">
            <text:p>0.000162</text:p>
          </table:table-cell>
          <table:table-cell table:formula="of:=100*ABS(([.A272]-[.B272])/[.A272])" office:value-type="float" office:value="17.3231509094534" calcext:value-type="float">
            <text:p>17.3231509094534</text:p>
          </table:table-cell>
          <table:table-cell table:number-columns-repeated="3"/>
        </table:table-row>
        <table:table-row table:style-name="ro1">
          <table:table-cell office:value-type="float" office:value="0.000191410971733597" calcext:value-type="float">
            <text:p>0.000191410971733597</text:p>
          </table:table-cell>
          <table:table-cell office:value-type="float" office:value="0.00016082" calcext:value-type="float">
            <text:p>0.00016082</text:p>
          </table:table-cell>
          <table:table-cell table:formula="of:=100*ABS(([.A273]-[.B273])/[.A273])" office:value-type="float" office:value="15.9818277168424" calcext:value-type="float">
            <text:p>15.9818277168424</text:p>
          </table:table-cell>
          <table:table-cell table:number-columns-repeated="3"/>
        </table:table-row>
        <table:table-row table:style-name="ro1">
          <table:table-cell office:value-type="float" office:value="0.000186914904651823" calcext:value-type="float">
            <text:p>0.000186914904651823</text:p>
          </table:table-cell>
          <table:table-cell office:value-type="float" office:value="0.00015963" calcext:value-type="float">
            <text:p>0.00015963</text:p>
          </table:table-cell>
          <table:table-cell table:formula="of:=100*ABS(([.A274]-[.B274])/[.A274])" office:value-type="float" office:value="14.5975007732251" calcext:value-type="float">
            <text:p>14.5975007732251</text:p>
          </table:table-cell>
          <table:table-cell table:number-columns-repeated="3"/>
        </table:table-row>
        <table:table-row table:style-name="ro1">
          <table:table-cell office:value-type="float" office:value="0.000182457431695725" calcext:value-type="float">
            <text:p>0.000182457431695725</text:p>
          </table:table-cell>
          <table:table-cell office:value-type="float" office:value="0.00015845" calcext:value-type="float">
            <text:p>0.00015845</text:p>
          </table:table-cell>
          <table:table-cell table:formula="of:=100*ABS(([.A275]-[.B275])/[.A275])" office:value-type="float" office:value="13.1578261694271" calcext:value-type="float">
            <text:p>13.1578261694271</text:p>
          </table:table-cell>
          <table:table-cell table:number-columns-repeated="3"/>
        </table:table-row>
        <table:table-row table:style-name="ro1">
          <table:table-cell office:value-type="float" office:value="0.000178041795601482" calcext:value-type="float">
            <text:p>0.000178041795601482</text:p>
          </table:table-cell>
          <table:table-cell office:value-type="float" office:value="0.00015727" calcext:value-type="float">
            <text:p>0.00015727</text:p>
          </table:table-cell>
          <table:table-cell table:formula="of:=100*ABS(([.A276]-[.B276])/[.A276])" office:value-type="float" office:value="11.6668086453007" calcext:value-type="float">
            <text:p>11.6668086453007</text:p>
          </table:table-cell>
          <table:table-cell table:number-columns-repeated="3"/>
        </table:table-row>
        <table:table-row table:style-name="ro1">
          <table:table-cell office:value-type="float" office:value="0.000173671564350644" calcext:value-type="float">
            <text:p>0.000173671564350644</text:p>
          </table:table-cell>
          <table:table-cell office:value-type="float" office:value="0.00015609" calcext:value-type="float">
            <text:p>0.00015609</text:p>
          </table:table-cell>
          <table:table-cell table:formula="of:=100*ABS(([.A277]-[.B277])/[.A277])" office:value-type="float" office:value="10.123455970689" calcext:value-type="float">
            <text:p>10.123455970689</text:p>
          </table:table-cell>
          <table:table-cell table:number-columns-repeated="3"/>
        </table:table-row>
        <table:table-row table:style-name="ro1">
          <table:table-cell office:value-type="float" office:value="0.000170018746816344" calcext:value-type="float">
            <text:p>0.000170018746816344</text:p>
          </table:table-cell>
          <table:table-cell office:value-type="float" office:value="0.00015527" calcext:value-type="float">
            <text:p>0.00015527</text:p>
          </table:table-cell>
          <table:table-cell table:formula="of:=100*ABS(([.A278]-[.B278])/[.A278])" office:value-type="float" office:value="8.6747768069809" calcext:value-type="float">
            <text:p>8.6747768069809</text:p>
          </table:table-cell>
          <table:table-cell table:number-columns-repeated="3"/>
        </table:table-row>
        <table:table-row table:style-name="ro1">
          <table:table-cell office:value-type="float" office:value="0.000166384719923435" calcext:value-type="float">
            <text:p>0.000166384719923435</text:p>
          </table:table-cell>
          <table:table-cell office:value-type="float" office:value="0.00015451" calcext:value-type="float">
            <text:p>0.00015451</text:p>
          </table:table-cell>
          <table:table-cell table:formula="of:=100*ABS(([.A279]-[.B279])/[.A279])" office:value-type="float" office:value="7.13690531732698" calcext:value-type="float">
            <text:p>7.13690531732698</text:p>
          </table:table-cell>
          <table:table-cell table:number-columns-repeated="3"/>
        </table:table-row>
        <table:table-row table:style-name="ro1">
          <table:table-cell office:value-type="float" office:value="0.000162789732873422" calcext:value-type="float">
            <text:p>0.000162789732873422</text:p>
          </table:table-cell>
          <table:table-cell office:value-type="float" office:value="0.00015376" calcext:value-type="float">
            <text:p>0.00015376</text:p>
          </table:table-cell>
          <table:table-cell table:formula="of:=100*ABS(([.A280]-[.B280])/[.A280])" office:value-type="float" office:value="5.54686878222403" calcext:value-type="float">
            <text:p>5.54686878222403</text:p>
          </table:table-cell>
          <table:table-cell table:number-columns-repeated="3"/>
        </table:table-row>
        <table:table-row table:style-name="ro1">
          <table:table-cell office:value-type="float" office:value="0.000159226591007909" calcext:value-type="float">
            <text:p>0.000159226591007909</text:p>
          </table:table-cell>
          <table:table-cell office:value-type="float" office:value="0.000153" calcext:value-type="float">
            <text:p>0.000153</text:p>
          </table:table-cell>
          <table:table-cell table:formula="of:=100*ABS(([.A281]-[.B281])/[.A281])" office:value-type="float" office:value="3.91052208584929" calcext:value-type="float">
            <text:p>3.91052208584929</text:p>
          </table:table-cell>
          <table:table-cell table:number-columns-repeated="3"/>
        </table:table-row>
        <table:table-row table:style-name="ro1">
          <table:table-cell office:value-type="float" office:value="0.000155697480676471" calcext:value-type="float">
            <text:p>0.000155697480676471</text:p>
          </table:table-cell>
          <table:table-cell office:value-type="float" office:value="0.00015225" calcext:value-type="float">
            <text:p>0.00015225</text:p>
          </table:table-cell>
          <table:table-cell table:formula="of:=100*ABS(([.A282]-[.B282])/[.A282])" office:value-type="float" office:value="2.21421737942855" calcext:value-type="float">
            <text:p>2.21421737942855</text:p>
          </table:table-cell>
          <table:table-cell table:number-columns-repeated="3"/>
        </table:table-row>
        <table:table-row table:style-name="ro1">
          <table:table-cell office:value-type="float" office:value="0.000152195856198518" calcext:value-type="float">
            <text:p>0.000152195856198518</text:p>
          </table:table-cell>
          <table:table-cell office:value-type="float" office:value="0.00015149" calcext:value-type="float">
            <text:p>0.00015149</text:p>
          </table:table-cell>
          <table:table-cell table:formula="of:=100*ABS(([.A283]-[.B283])/[.A283])" office:value-type="float" office:value="0.46378148272144" calcext:value-type="float">
            <text:p>0.46378148272144</text:p>
          </table:table-cell>
          <table:table-cell table:number-columns-repeated="3"/>
        </table:table-row>
        <table:table-row table:style-name="ro1">
          <table:table-cell office:value-type="float" office:value="0.000148742182816442" calcext:value-type="float">
            <text:p>0.000148742182816442</text:p>
          </table:table-cell>
          <table:table-cell office:value-type="float" office:value="0.00015091" calcext:value-type="float">
            <text:p>0.00015091</text:p>
          </table:table-cell>
          <table:table-cell table:formula="of:=100*ABS(([.A284]-[.B284])/[.A284])" office:value-type="float" office:value="1.45743268150956" calcext:value-type="float">
            <text:p>1.45743268150956</text:p>
          </table:table-cell>
          <table:table-cell table:number-columns-repeated="3"/>
        </table:table-row>
        <table:table-row table:style-name="ro1">
          <table:table-cell office:value-type="float" office:value="0.00014533073903686" calcext:value-type="float">
            <text:p>0.00014533073903686</text:p>
          </table:table-cell>
          <table:table-cell office:value-type="float" office:value="0.00015034" calcext:value-type="float">
            <text:p>0.00015034</text:p>
          </table:table-cell>
          <table:table-cell table:formula="of:=100*ABS(([.A285]-[.B285])/[.A285])" office:value-type="float" office:value="3.44680072250178" calcext:value-type="float">
            <text:p>3.44680072250178</text:p>
          </table:table-cell>
          <table:table-cell table:number-columns-repeated="3"/>
        </table:table-row>
        <table:table-row table:style-name="ro1">
          <table:table-cell office:value-type="float" office:value="0.000142319712158928" calcext:value-type="float">
            <text:p>0.000142319712158928</text:p>
          </table:table-cell>
          <table:table-cell office:value-type="float" office:value="0.00014977" calcext:value-type="float">
            <text:p>0.00014977</text:p>
          </table:table-cell>
          <table:table-cell table:formula="of:=100*ABS(([.A286]-[.B286])/[.A286])" office:value-type="float" office:value="5.23489524258785" calcext:value-type="float">
            <text:p>5.23489524258785</text:p>
          </table:table-cell>
          <table:table-cell table:number-columns-repeated="3"/>
        </table:table-row>
        <table:table-row table:style-name="ro1">
          <table:table-cell office:value-type="float" office:value="0.000139531938927975" calcext:value-type="float">
            <text:p>0.000139531938927975</text:p>
          </table:table-cell>
          <table:table-cell office:value-type="float" office:value="0.0001492" calcext:value-type="float">
            <text:p>0.0001492</text:p>
          </table:table-cell>
          <table:table-cell table:formula="of:=100*ABS(([.A287]-[.B287])/[.A287])" office:value-type="float" office:value="6.92892333203805" calcext:value-type="float">
            <text:p>6.92892333203805</text:p>
          </table:table-cell>
          <table:table-cell table:number-columns-repeated="3"/>
        </table:table-row>
        <table:table-row table:style-name="ro1">
          <table:table-cell office:value-type="float" office:value="0.000136760664757817" calcext:value-type="float">
            <text:p>0.000136760664757817</text:p>
          </table:table-cell>
          <table:table-cell office:value-type="float" office:value="0.00014863" calcext:value-type="float">
            <text:p>0.00014863</text:p>
          </table:table-cell>
          <table:table-cell table:formula="of:=100*ABS(([.A288]-[.B288])/[.A288])" office:value-type="float" office:value="8.67891016996873" calcext:value-type="float">
            <text:p>8.67891016996873</text:p>
          </table:table-cell>
          <table:table-cell table:number-columns-repeated="3"/>
        </table:table-row>
        <table:table-row table:style-name="ro1">
          <table:table-cell office:value-type="float" office:value="0.000134025142790448" calcext:value-type="float">
            <text:p>0.000134025142790448</text:p>
          </table:table-cell>
          <table:table-cell office:value-type="float" office:value="0.00014807" calcext:value-type="float">
            <text:p>0.00014807</text:p>
          </table:table-cell>
          <table:table-cell table:formula="of:=100*ABS(([.A289]-[.B289])/[.A289])" office:value-type="float" office:value="10.4792704690578" calcext:value-type="float">
            <text:p>10.4792704690578</text:p>
          </table:table-cell>
          <table:table-cell table:number-columns-repeated="3"/>
        </table:table-row>
        <table:table-row table:style-name="ro1">
          <table:table-cell office:value-type="float" office:value="0.000131308972336242" calcext:value-type="float">
            <text:p>0.000131308972336242</text:p>
          </table:table-cell>
          <table:table-cell office:value-type="float" office:value="0.0001475" calcext:value-type="float">
            <text:p>0.0001475</text:p>
          </table:table-cell>
          <table:table-cell table:formula="of:=100*ABS(([.A290]-[.B290])/[.A290])" office:value-type="float" office:value="12.3304808313461" calcext:value-type="float">
            <text:p>12.3304808313461</text:p>
          </table:table-cell>
          <table:table-cell table:number-columns-repeated="3"/>
        </table:table-row>
        <table:table-row table:style-name="ro1">
          <table:table-cell office:value-type="float" office:value="0.000128623021905101" calcext:value-type="float">
            <text:p>0.000128623021905101</text:p>
          </table:table-cell>
          <table:table-cell office:value-type="float" office:value="0.00014693" calcext:value-type="float">
            <text:p>0.00014693</text:p>
          </table:table-cell>
          <table:table-cell table:formula="of:=100*ABS(([.A291]-[.B291])/[.A291])" office:value-type="float" office:value="14.2330492813382" calcext:value-type="float">
            <text:p>14.2330492813382</text:p>
          </table:table-cell>
          <table:table-cell table:number-columns-repeated="3"/>
        </table:table-row>
        <table:table-row table:style-name="ro1">
          <table:table-cell office:value-type="float" office:value="0.000125977443393649" calcext:value-type="float">
            <text:p>0.000125977443393649</text:p>
          </table:table-cell>
          <table:table-cell office:value-type="float" office:value="0.00014637" calcext:value-type="float">
            <text:p>0.00014637</text:p>
          </table:table-cell>
          <table:table-cell table:formula="of:=100*ABS(([.A292]-[.B292])/[.A292])" office:value-type="float" office:value="16.1874666265685" calcext:value-type="float">
            <text:p>16.1874666265685</text:p>
          </table:table-cell>
          <table:table-cell table:number-columns-repeated="3"/>
        </table:table-row>
        <table:table-row table:style-name="ro1">
          <table:table-cell office:value-type="float" office:value="0.00012335777744431" calcext:value-type="float">
            <text:p>0.00012335777744431</text:p>
          </table:table-cell>
          <table:table-cell office:value-type="float" office:value="0.0001458" calcext:value-type="float">
            <text:p>0.0001458</text:p>
          </table:table-cell>
          <table:table-cell table:formula="of:=100*ABS(([.A293]-[.B293])/[.A293])" office:value-type="float" office:value="18.1927909375809" calcext:value-type="float">
            <text:p>18.1927909375809</text:p>
          </table:table-cell>
          <table:table-cell table:number-columns-repeated="3"/>
        </table:table-row>
        <table:table-row table:style-name="ro1">
          <table:table-cell office:value-type="float" office:value="0.000120919750764712" calcext:value-type="float">
            <text:p>0.000120919750764712</text:p>
          </table:table-cell>
          <table:table-cell office:value-type="float" office:value="0.00014524" calcext:value-type="float">
            <text:p>0.00014524</text:p>
          </table:table-cell>
          <table:table-cell table:formula="of:=100*ABS(([.A294]-[.B294])/[.A294])" office:value-type="float" office:value="20.1127186265965" calcext:value-type="float">
            <text:p>20.1127186265965</text:p>
          </table:table-cell>
          <table:table-cell table:number-columns-repeated="3"/>
        </table:table-row>
        <table:table-row table:style-name="ro1">
          <table:table-cell office:value-type="float" office:value="0.000118786117981017" calcext:value-type="float">
            <text:p>0.000118786117981017</text:p>
          </table:table-cell>
          <table:table-cell office:value-type="float" office:value="0.00014466" calcext:value-type="float">
            <text:p>0.00014466</text:p>
          </table:table-cell>
          <table:table-cell table:formula="of:=100*ABS(([.A295]-[.B295])/[.A295])" office:value-type="float" office:value="21.7819072285183" calcext:value-type="float">
            <text:p>21.7819072285183</text:p>
          </table:table-cell>
          <table:table-cell table:number-columns-repeated="3"/>
        </table:table-row>
        <table:table-row table:style-name="ro1">
          <table:table-cell office:value-type="float" office:value="0.00011667043337967" calcext:value-type="float">
            <text:p>0.00011667043337967</text:p>
          </table:table-cell>
          <table:table-cell office:value-type="float" office:value="0.00014398" calcext:value-type="float">
            <text:p>0.00014398</text:p>
          </table:table-cell>
          <table:table-cell table:formula="of:=100*ABS(([.A296]-[.B296])/[.A296])" office:value-type="float" office:value="23.4074442249298" calcext:value-type="float">
            <text:p>23.4074442249298</text:p>
          </table:table-cell>
          <table:table-cell table:number-columns-repeated="3"/>
        </table:table-row>
        <table:table-row table:style-name="ro1">
          <table:table-cell office:value-type="float" office:value="0.000114573691242798" calcext:value-type="float">
            <text:p>0.000114573691242798</text:p>
          </table:table-cell>
          <table:table-cell office:value-type="float" office:value="0.0001433" calcext:value-type="float">
            <text:p>0.0001433</text:p>
          </table:table-cell>
          <table:table-cell table:formula="of:=100*ABS(([.A297]-[.B297])/[.A297])" office:value-type="float" office:value="25.0723429136335" calcext:value-type="float">
            <text:p>25.0723429136335</text:p>
          </table:table-cell>
          <table:table-cell table:number-columns-repeated="3"/>
        </table:table-row>
        <table:table-row table:style-name="ro1">
          <table:table-cell office:value-type="float" office:value="0.000112496950736453" calcext:value-type="float">
            <text:p>0.000112496950736453</text:p>
          </table:table-cell>
          <table:table-cell office:value-type="float" office:value="0.00014263" calcext:value-type="float">
            <text:p>0.00014263</text:p>
          </table:table-cell>
          <table:table-cell table:formula="of:=100*ABS(([.A298]-[.B298])/[.A298])" office:value-type="float" office:value="26.7856586923315" calcext:value-type="float">
            <text:p>26.7856586923315</text:p>
          </table:table-cell>
          <table:table-cell table:number-columns-repeated="3"/>
        </table:table-row>
        <table:table-row table:style-name="ro1">
          <table:table-cell office:value-type="float" office:value="0.000110441340199221" calcext:value-type="float">
            <text:p>0.000110441340199221</text:p>
          </table:table-cell>
          <table:table-cell office:value-type="float" office:value="0.00014195" calcext:value-type="float">
            <text:p>0.00014195</text:p>
          </table:table-cell>
          <table:table-cell table:formula="of:=100*ABS(([.A299]-[.B299])/[.A299])" office:value-type="float" office:value="28.5297695083581" calcext:value-type="float">
            <text:p>28.5297695083581</text:p>
          </table:table-cell>
          <table:table-cell table:number-columns-repeated="3"/>
        </table:table-row>
        <table:table-row table:style-name="ro1">
          <table:table-cell office:value-type="float" office:value="0.000108408061623663" calcext:value-type="float">
            <text:p>0.000108408061623663</text:p>
          </table:table-cell>
          <table:table-cell office:value-type="float" office:value="0.00014127" calcext:value-type="float">
            <text:p>0.00014127</text:p>
          </table:table-cell>
          <table:table-cell table:formula="of:=100*ABS(([.A300]-[.B300])/[.A300])" office:value-type="float" office:value="30.313186938455" calcext:value-type="float">
            <text:p>30.313186938455</text:p>
          </table:table-cell>
          <table:table-cell table:number-columns-repeated="3"/>
        </table:table-row>
        <table:table-row table:style-name="ro1">
          <table:table-cell office:value-type="float" office:value="0.000106398395312147" calcext:value-type="float">
            <text:p>0.000106398395312147</text:p>
          </table:table-cell>
          <table:table-cell office:value-type="float" office:value="0.00014056" calcext:value-type="float">
            <text:p>0.00014056</text:p>
          </table:table-cell>
          <table:table-cell table:formula="of:=100*ABS(([.A301]-[.B301])/[.A301])" office:value-type="float" office:value="32.1072555536487" calcext:value-type="float">
            <text:p>32.1072555536487</text:p>
          </table:table-cell>
          <table:table-cell table:number-columns-repeated="3"/>
        </table:table-row>
        <table:table-row table:style-name="ro1">
          <table:table-cell office:value-type="float" office:value="0.000104413704679989" calcext:value-type="float">
            <text:p>0.000104413704679989</text:p>
          </table:table-cell>
          <table:table-cell office:value-type="float" office:value="0.0001397" calcext:value-type="float">
            <text:p>0.0001397</text:p>
          </table:table-cell>
          <table:table-cell table:formula="of:=100*ABS(([.A302]-[.B302])/[.A302])" office:value-type="float" office:value="33.794697188609" calcext:value-type="float">
            <text:p>33.794697188609</text:p>
          </table:table-cell>
          <table:table-cell table:number-columns-repeated="3"/>
        </table:table-row>
        <table:table-row table:style-name="ro1">
          <table:table-cell office:value-type="float" office:value="0.000102754858259841" calcext:value-type="float">
            <text:p>0.000102754858259841</text:p>
          </table:table-cell>
          <table:table-cell office:value-type="float" office:value="0.00013885" calcext:value-type="float">
            <text:p>0.00013885</text:p>
          </table:table-cell>
          <table:table-cell table:formula="of:=100*ABS(([.A303]-[.B303])/[.A303])" office:value-type="float" office:value="35.1274308109925" calcext:value-type="float">
            <text:p>35.1274308109925</text:p>
          </table:table-cell>
          <table:table-cell table:number-columns-repeated="3"/>
        </table:table-row>
        <table:table-row table:style-name="ro1">
          <table:table-cell office:value-type="float" office:value="0.000101105415769879" calcext:value-type="float">
            <text:p>0.000101105415769879</text:p>
          </table:table-cell>
          <table:table-cell office:value-type="float" office:value="0.000138" calcext:value-type="float">
            <text:p>0.000138</text:p>
          </table:table-cell>
          <table:table-cell table:formula="of:=100*ABS(([.A304]-[.B304])/[.A304])" office:value-type="float" office:value="36.4912046987627" calcext:value-type="float">
            <text:p>36.4912046987627</text:p>
          </table:table-cell>
          <table:table-cell table:number-columns-repeated="3"/>
        </table:table-row>
        <table:table-row table:style-name="ro1">
          <table:table-cell office:value-type="float" office:value="0.0000994666141778235" calcext:value-type="float">
            <text:p>9.94666141778235E-05</text:p>
          </table:table-cell>
          <table:table-cell office:value-type="float" office:value="0.00013714" calcext:value-type="float">
            <text:p>0.00013714</text:p>
          </table:table-cell>
          <table:table-cell table:formula="of:=100*ABS(([.A305]-[.B305])/[.A305])" office:value-type="float" office:value="37.8754078778887" calcext:value-type="float">
            <text:p>37.8754078778887</text:p>
          </table:table-cell>
          <table:table-cell table:number-columns-repeated="3"/>
        </table:table-row>
        <table:table-row table:style-name="ro1">
          <table:table-cell office:value-type="float" office:value="0.0000978404023908324" calcext:value-type="float">
            <text:p>9.78404023908324E-05</text:p>
          </table:table-cell>
          <table:table-cell office:value-type="float" office:value="0.00013629" calcext:value-type="float">
            <text:p>0.00013629</text:p>
          </table:table-cell>
          <table:table-cell table:formula="of:=100*ABS(([.A306]-[.B306])/[.A306])" office:value-type="float" office:value="39.2982823757993" calcext:value-type="float">
            <text:p>39.2982823757993</text:p>
          </table:table-cell>
          <table:table-cell table:number-columns-repeated="3"/>
        </table:table-row>
        <table:table-row table:style-name="ro1">
          <table:table-cell office:value-type="float" office:value="0.0000962245189647628" calcext:value-type="float">
            <text:p>9.62245189647628E-05</text:p>
          </table:table-cell>
          <table:table-cell office:value-type="float" office:value="0.00013538" calcext:value-type="float">
            <text:p>0.00013538</text:p>
          </table:table-cell>
          <table:table-cell table:formula="of:=100*ABS(([.A307]-[.B307])/[.A307])" office:value-type="float" office:value="40.6917919221563" calcext:value-type="float">
            <text:p>40.6917919221563</text:p>
          </table:table-cell>
          <table:table-cell table:number-columns-repeated="3"/>
        </table:table-row>
        <table:table-row table:style-name="ro1">
          <table:table-cell office:value-type="float" office:value="0.000094620979682098" calcext:value-type="float">
            <text:p>9.4620979682098E-05</text:p>
          </table:table-cell>
          <table:table-cell office:value-type="float" office:value="0.00013432" calcext:value-type="float">
            <text:p>0.00013432</text:p>
          </table:table-cell>
          <table:table-cell table:formula="of:=100*ABS(([.A308]-[.B308])/[.A308])" office:value-type="float" office:value="41.9558331051744" calcext:value-type="float">
            <text:p>41.9558331051744</text:p>
          </table:table-cell>
          <table:table-cell table:number-columns-repeated="3"/>
        </table:table-row>
        <table:table-row table:style-name="ro1">
          <table:table-cell office:value-type="float" office:value="0.0000930304228626313" calcext:value-type="float">
            <text:p>9.30304228626313E-05</text:p>
          </table:table-cell>
          <table:table-cell office:value-type="float" office:value="0.00013327" calcext:value-type="float">
            <text:p>0.00013327</text:p>
          </table:table-cell>
          <table:table-cell table:formula="of:=100*ABS(([.A309]-[.B309])/[.A309])" office:value-type="float" office:value="43.254212868393" calcext:value-type="float">
            <text:p>43.254212868393</text:p>
          </table:table-cell>
          <table:table-cell table:number-columns-repeated="3"/>
        </table:table-row>
        <table:table-row table:style-name="ro1">
          <table:table-cell office:value-type="float" office:value="0.00009145419595076" calcext:value-type="float">
            <text:p>9.145419595076E-05</text:p>
          </table:table-cell>
          <table:table-cell office:value-type="float" office:value="0.00013221" calcext:value-type="float">
            <text:p>0.00013221</text:p>
          </table:table-cell>
          <table:table-cell table:formula="of:=100*ABS(([.A310]-[.B310])/[.A310])" office:value-type="float" office:value="44.5641707584237" calcext:value-type="float">
            <text:p>44.5641707584237</text:p>
          </table:table-cell>
          <table:table-cell table:number-columns-repeated="3"/>
        </table:table-row>
        <table:table-row table:style-name="ro1">
          <table:table-cell office:value-type="float" office:value="0.0000900332088620638" calcext:value-type="float">
            <text:p>9.00332088620638E-05</text:p>
          </table:table-cell>
          <table:table-cell office:value-type="float" office:value="0.00013115" calcext:value-type="float">
            <text:p>0.00013115</text:p>
          </table:table-cell>
          <table:table-cell table:formula="of:=100*ABS(([.A311]-[.B311])/[.A311])" office:value-type="float" office:value="45.6684723977011" calcext:value-type="float">
            <text:p>45.6684723977011</text:p>
          </table:table-cell>
          <table:table-cell table:number-columns-repeated="3"/>
        </table:table-row>
        <table:table-row table:style-name="ro1">
          <table:table-cell office:value-type="float" office:value="0.0000886882517868066" calcext:value-type="float">
            <text:p>8.86882517868066E-05</text:p>
          </table:table-cell>
          <table:table-cell office:value-type="float" office:value="0.00013009" calcext:value-type="float">
            <text:p>0.00013009</text:p>
          </table:table-cell>
          <table:table-cell table:formula="of:=100*ABS(([.A312]-[.B312])/[.A312])" office:value-type="float" office:value="46.6823365880715" calcext:value-type="float">
            <text:p>46.6823365880715</text:p>
          </table:table-cell>
          <table:table-cell table:number-columns-repeated="3"/>
        </table:table-row>
        <table:table-row table:style-name="ro1">
          <table:table-cell office:value-type="float" office:value="0.0000873473170853003" calcext:value-type="float">
            <text:p>8.73473170853003E-05</text:p>
          </table:table-cell>
          <table:table-cell office:value-type="float" office:value="0.00012897" calcext:value-type="float">
            <text:p>0.00012897</text:p>
          </table:table-cell>
          <table:table-cell table:formula="of:=100*ABS(([.A313]-[.B313])/[.A313])" office:value-type="float" office:value="47.6519305957073" calcext:value-type="float">
            <text:p>47.6519305957073</text:p>
          </table:table-cell>
          <table:table-cell table:number-columns-repeated="3"/>
        </table:table-row>
        <table:table-row table:style-name="ro1">
          <table:table-cell office:value-type="float" office:value="0.0000860105928883181" calcext:value-type="float">
            <text:p>8.60105928883181E-05</text:p>
          </table:table-cell>
          <table:table-cell office:value-type="float" office:value="0.00012771" calcext:value-type="float">
            <text:p>0.00012771</text:p>
          </table:table-cell>
          <table:table-cell table:formula="of:=100*ABS(([.A314]-[.B314])/[.A314])" office:value-type="float" office:value="48.481711044391" calcext:value-type="float">
            <text:p>48.481711044391</text:p>
          </table:table-cell>
          <table:table-cell table:number-columns-repeated="3"/>
        </table:table-row>
        <table:table-row table:style-name="ro1">
          <table:table-cell office:value-type="float" office:value="0.0000846790447336293" calcext:value-type="float">
            <text:p>8.46790447336293E-05</text:p>
          </table:table-cell>
          <table:table-cell office:value-type="float" office:value="0.00012645" calcext:value-type="float">
            <text:p>0.00012645</text:p>
          </table:table-cell>
          <table:table-cell table:formula="of:=100*ABS(([.A315]-[.B315])/[.A315])" office:value-type="float" office:value="49.3285622172138" calcext:value-type="float">
            <text:p>49.3285622172138</text:p>
          </table:table-cell>
          <table:table-cell table:number-columns-repeated="3"/>
        </table:table-row>
        <table:table-row table:style-name="ro1">
          <table:table-cell office:value-type="float" office:value="0.000083351356617634" calcext:value-type="float">
            <text:p>8.3351356617634E-05</text:p>
          </table:table-cell>
          <table:table-cell office:value-type="float" office:value="0.00012519" calcext:value-type="float">
            <text:p>0.00012519</text:p>
          </table:table-cell>
          <table:table-cell table:formula="of:=100*ABS(([.A316]-[.B316])/[.A316])" office:value-type="float" office:value="50.1955158022161" calcext:value-type="float">
            <text:p>50.1955158022161</text:p>
          </table:table-cell>
          <table:table-cell table:number-columns-repeated="3"/>
        </table:table-row>
        <table:table-row table:style-name="ro1">
          <table:table-cell office:value-type="float" office:value="0.0000820278834787294" calcext:value-type="float">
            <text:p>8.20278834787294E-05</text:p>
          </table:table-cell>
          <table:table-cell office:value-type="float" office:value="0.00012393" calcext:value-type="float">
            <text:p>0.00012393</text:p>
          </table:table-cell>
          <table:table-cell table:formula="of:=100*ABS(([.A317]-[.B317])/[.A317])" office:value-type="float" office:value="51.0827717895906" calcext:value-type="float">
            <text:p>51.0827717895906</text:p>
          </table:table-cell>
          <table:table-cell table:number-columns-repeated="3"/>
        </table:table-row>
        <table:table-row table:style-name="ro1">
          <table:table-cell office:value-type="float" office:value="0.0000807101316378557" calcext:value-type="float">
            <text:p>8.07101316378557E-05</text:p>
          </table:table-cell>
          <table:table-cell office:value-type="float" office:value="0.00012267" calcext:value-type="float">
            <text:p>0.00012267</text:p>
          </table:table-cell>
          <table:table-cell table:formula="of:=100*ABS(([.A318]-[.B318])/[.A318])" office:value-type="float" office:value="51.9883532719499" calcext:value-type="float">
            <text:p>51.9883532719499</text:p>
          </table:table-cell>
          <table:table-cell table:number-columns-repeated="3"/>
        </table:table-row>
        <table:table-row table:style-name="ro1">
          <table:table-cell office:value-type="float" office:value="0.0000794487262327094" calcext:value-type="float">
            <text:p>7.94487262327094E-05</text:p>
          </table:table-cell>
          <table:table-cell office:value-type="float" office:value="0.00012133" calcext:value-type="float">
            <text:p>0.00012133</text:p>
          </table:table-cell>
          <table:table-cell table:formula="of:=100*ABS(([.A319]-[.B319])/[.A319])" office:value-type="float" office:value="52.7148461066805" calcext:value-type="float">
            <text:p>52.7148461066805</text:p>
          </table:table-cell>
          <table:table-cell table:number-columns-repeated="3"/>
        </table:table-row>
        <table:table-row table:style-name="ro1">
          <table:table-cell office:value-type="float" office:value="0.0000782914705252111" calcext:value-type="float">
            <text:p>7.82914705252111E-05</text:p>
          </table:table-cell>
          <table:table-cell office:value-type="float" office:value="0.00011989" calcext:value-type="float">
            <text:p>0.00011989</text:p>
          </table:table-cell>
          <table:table-cell table:formula="of:=100*ABS(([.A320]-[.B320])/[.A320])" office:value-type="float" office:value="53.1329009350942" calcext:value-type="float">
            <text:p>53.1329009350942</text:p>
          </table:table-cell>
          <table:table-cell table:number-columns-repeated="3"/>
        </table:table-row>
        <table:table-row table:style-name="ro1">
          <table:table-cell office:value-type="float" office:value="0.0000771332829458205" calcext:value-type="float">
            <text:p>7.71332829458205E-05</text:p>
          </table:table-cell>
          <table:table-cell office:value-type="float" office:value="0.00011844" calcext:value-type="float">
            <text:p>0.00011844</text:p>
          </table:table-cell>
          <table:table-cell table:formula="of:=100*ABS(([.A321]-[.B321])/[.A321])" office:value-type="float" office:value="53.5523907146465" calcext:value-type="float">
            <text:p>53.5523907146465</text:p>
          </table:table-cell>
          <table:table-cell table:number-columns-repeated="3"/>
        </table:table-row>
        <table:table-row table:style-name="ro1">
          <table:table-cell office:value-type="float" office:value="0.0000759769929452331" calcext:value-type="float">
            <text:p>7.59769929452331E-05</text:p>
          </table:table-cell>
          <table:table-cell office:value-type="float" office:value="0.000117" calcext:value-type="float">
            <text:p>0.000117</text:p>
          </table:table-cell>
          <table:table-cell table:formula="of:=100*ABS(([.A322]-[.B322])/[.A322])" office:value-type="float" office:value="53.9939861588596" calcext:value-type="float">
            <text:p>53.9939861588596</text:p>
          </table:table-cell>
          <table:table-cell table:number-columns-repeated="3"/>
        </table:table-row>
        <table:table-row table:style-name="ro1">
          <table:table-cell office:value-type="float" office:value="0.000074821219249622" calcext:value-type="float">
            <text:p>7.4821219249622E-05</text:p>
          </table:table-cell>
          <table:table-cell office:value-type="float" office:value="0.00011555" calcext:value-type="float">
            <text:p>0.00011555</text:p>
          </table:table-cell>
          <table:table-cell table:formula="of:=100*ABS(([.A323]-[.B323])/[.A323])" office:value-type="float" office:value="54.4347995914058" calcext:value-type="float">
            <text:p>54.4347995914058</text:p>
          </table:table-cell>
          <table:table-cell table:number-columns-repeated="3"/>
        </table:table-row>
        <table:table-row table:style-name="ro1">
          <table:table-cell office:value-type="float" office:value="0.0000736645838446129" calcext:value-type="float">
            <text:p>7.36645838446129E-05</text:p>
          </table:table-cell>
          <table:table-cell office:value-type="float" office:value="0.00011411" calcext:value-type="float">
            <text:p>0.00011411</text:p>
          </table:table-cell>
          <table:table-cell table:formula="of:=100*ABS(([.A324]-[.B324])/[.A324])" office:value-type="float" office:value="54.9048322063451" calcext:value-type="float">
            <text:p>54.9048322063451</text:p>
          </table:table-cell>
          <table:table-cell table:number-columns-repeated="3"/>
        </table:table-row>
        <table:table-row table:style-name="ro1">
          <table:table-cell office:value-type="float" office:value="0.0000725099177216469" calcext:value-type="float">
            <text:p>7.25099177216469E-05</text:p>
          </table:table-cell>
          <table:table-cell office:value-type="float" office:value="0.00011258" calcext:value-type="float">
            <text:p>0.00011258</text:p>
          </table:table-cell>
          <table:table-cell table:formula="of:=100*ABS(([.A325]-[.B325])/[.A325])" office:value-type="float" office:value="55.261519440934" calcext:value-type="float">
            <text:p>55.261519440934</text:p>
          </table:table-cell>
          <table:table-cell table:number-columns-repeated="3"/>
        </table:table-row>
        <table:table-row table:style-name="ro1">
          <table:table-cell office:value-type="float" office:value="0.0000713544443254938" calcext:value-type="float">
            <text:p>7.13544443254938E-05</text:p>
          </table:table-cell>
          <table:table-cell office:value-type="float" office:value="0.00011098" calcext:value-type="float">
            <text:p>0.00011098</text:p>
          </table:table-cell>
          <table:table-cell table:formula="of:=100*ABS(([.A326]-[.B326])/[.A326])" office:value-type="float" office:value="55.5334093749625" calcext:value-type="float">
            <text:p>55.5334093749625</text:p>
          </table:table-cell>
          <table:table-cell table:number-columns-repeated="3"/>
        </table:table-row>
        <table:table-row table:style-name="ro1">
          <table:table-cell office:value-type="float" office:value="0.0000702009960185751" calcext:value-type="float">
            <text:p>7.02009960185751E-05</text:p>
          </table:table-cell>
          <table:table-cell office:value-type="float" office:value="0.00010937" calcext:value-type="float">
            <text:p>0.00010937</text:p>
          </table:table-cell>
          <table:table-cell table:formula="of:=100*ABS(([.A327]-[.B327])/[.A327])" office:value-type="float" office:value="55.79551032447" calcext:value-type="float">
            <text:p>55.79551032447</text:p>
          </table:table-cell>
          <table:table-cell table:number-columns-repeated="3"/>
        </table:table-row>
        <table:table-row table:style-name="ro1">
          <table:table-cell office:value-type="float" office:value="0.0000691649474300386" calcext:value-type="float">
            <text:p>6.91649474300386E-05</text:p>
          </table:table-cell>
          <table:table-cell office:value-type="float" office:value="0.00010777" calcext:value-type="float">
            <text:p>0.00010777</text:p>
          </table:table-cell>
          <table:table-cell table:formula="of:=100*ABS(([.A328]-[.B328])/[.A328])" office:value-type="float" office:value="55.8159212208048" calcext:value-type="float">
            <text:p>55.8159212208048</text:p>
          </table:table-cell>
          <table:table-cell table:number-columns-repeated="3"/>
        </table:table-row>
        <table:table-row table:style-name="ro1">
          <table:table-cell office:value-type="float" office:value="0.0000681294982514916" calcext:value-type="float">
            <text:p>6.81294982514916E-05</text:p>
          </table:table-cell>
          <table:table-cell office:value-type="float" office:value="0.00010616" calcext:value-type="float">
            <text:p>0.00010616</text:p>
          </table:table-cell>
          <table:table-cell table:formula="of:=100*ABS(([.A329]-[.B329])/[.A329])" office:value-type="float" office:value="55.8209039029225" calcext:value-type="float">
            <text:p>55.8209039029225</text:p>
          </table:table-cell>
          <table:table-cell table:number-columns-repeated="3"/>
        </table:table-row>
        <table:table-row table:style-name="ro1">
          <table:table-cell office:value-type="float" office:value="0.0000670942869773575" calcext:value-type="float">
            <text:p>6.70942869773575E-05</text:p>
          </table:table-cell>
          <table:table-cell office:value-type="float" office:value="0.00010456" calcext:value-type="float">
            <text:p>0.00010456</text:p>
          </table:table-cell>
          <table:table-cell table:formula="of:=100*ABS(([.A330]-[.B330])/[.A330])" office:value-type="float" office:value="55.8403922457455" calcext:value-type="float">
            <text:p>55.8403922457455</text:p>
          </table:table-cell>
          <table:table-cell table:number-columns-repeated="3"/>
        </table:table-row>
        <table:table-row table:style-name="ro1">
          <table:table-cell office:value-type="float" office:value="0.0000660589151061384" calcext:value-type="float">
            <text:p>6.60589151061384E-05</text:p>
          </table:table-cell>
          <table:table-cell office:value-type="float" office:value="0.00010288" calcext:value-type="float">
            <text:p>0.00010288</text:p>
          </table:table-cell>
          <table:table-cell table:formula="of:=100*ABS(([.A331]-[.B331])/[.A331])" office:value-type="float" office:value="55.7397662899857" calcext:value-type="float">
            <text:p>55.7397662899857</text:p>
          </table:table-cell>
          <table:table-cell table:number-columns-repeated="3"/>
        </table:table-row>
        <table:table-row table:style-name="ro1">
          <table:table-cell office:value-type="float" office:value="0.0000650254135319415" calcext:value-type="float">
            <text:p>6.50254135319415E-05</text:p>
          </table:table-cell>
          <table:table-cell office:value-type="float" office:value="0.00010114" calcext:value-type="float">
            <text:p>0.00010114</text:p>
          </table:table-cell>
          <table:table-cell table:formula="of:=100*ABS(([.A332]-[.B332])/[.A332])" office:value-type="float" office:value="55.5391876905457" calcext:value-type="float">
            <text:p>55.5391876905457</text:p>
          </table:table-cell>
          <table:table-cell table:number-columns-repeated="3"/>
        </table:table-row>
        <table:table-row table:style-name="ro1">
          <table:table-cell office:value-type="float" office:value="0.0000639916143412557" calcext:value-type="float">
            <text:p>6.39916143412557E-05</text:p>
          </table:table-cell>
          <table:table-cell office:value-type="float" office:value="0.000099411" calcext:value-type="float">
            <text:p>0.000099411</text:p>
          </table:table-cell>
          <table:table-cell table:formula="of:=100*ABS(([.A333]-[.B333])/[.A333])" office:value-type="float" office:value="55.3500423818958" calcext:value-type="float">
            <text:p>55.3500423818958</text:p>
          </table:table-cell>
          <table:table-cell table:number-columns-repeated="3"/>
        </table:table-row>
        <table:table-row table:style-name="ro1">
          <table:table-cell office:value-type="float" office:value="0.0000629577165087807" calcext:value-type="float">
            <text:p>6.29577165087807E-05</text:p>
          </table:table-cell>
          <table:table-cell office:value-type="float" office:value="0.000097678" calcext:value-type="float">
            <text:p>0.000097678</text:p>
          </table:table-cell>
          <table:table-cell table:formula="of:=100*ABS(([.A334]-[.B334])/[.A334])" office:value-type="float" office:value="55.1485749747242" calcext:value-type="float">
            <text:p>55.1485749747242</text:p>
          </table:table-cell>
          <table:table-cell table:number-columns-repeated="3"/>
        </table:table-row>
        <table:table-row table:style-name="ro1">
          <table:table-cell office:value-type="float" office:value="0.0000619257631038972" calcext:value-type="float">
            <text:p>6.19257631038972E-05</text:p>
          </table:table-cell>
          <table:table-cell office:value-type="float" office:value="0.000095946" calcext:value-type="float">
            <text:p>0.000095946</text:p>
          </table:table-cell>
          <table:table-cell table:formula="of:=100*ABS(([.A335]-[.B335])/[.A335])" office:value-type="float" office:value="54.9371298647133" calcext:value-type="float">
            <text:p>54.9371298647133</text:p>
          </table:table-cell>
          <table:table-cell table:number-columns-repeated="3"/>
        </table:table-row>
        <table:table-row table:style-name="ro1">
          <table:table-cell office:value-type="float" office:value="0.0000609607116264238" calcext:value-type="float">
            <text:p>6.09607116264238E-05</text:p>
          </table:table-cell>
          <table:table-cell office:value-type="float" office:value="0.000094213" calcext:value-type="float">
            <text:p>0.000094213</text:p>
          </table:table-cell>
          <table:table-cell table:formula="of:=100*ABS(([.A336]-[.B336])/[.A336])" office:value-type="float" office:value="54.5470803840859" calcext:value-type="float">
            <text:p>54.5470803840859</text:p>
          </table:table-cell>
          <table:table-cell table:number-columns-repeated="3"/>
        </table:table-row>
        <table:table-row table:style-name="ro1">
          <table:table-cell office:value-type="float" office:value="0.0000600328567119707" calcext:value-type="float">
            <text:p>6.00328567119707E-05</text:p>
          </table:table-cell>
          <table:table-cell office:value-type="float" office:value="0.000092417" calcext:value-type="float">
            <text:p>0.000092417</text:p>
          </table:table-cell>
          <table:table-cell table:formula="of:=100*ABS(([.A337]-[.B337])/[.A337])" office:value-type="float" office:value="53.9440317548172" calcext:value-type="float">
            <text:p>53.9440317548172</text:p>
          </table:table-cell>
          <table:table-cell table:number-columns-repeated="3"/>
        </table:table-row>
        <table:table-row table:style-name="ro1">
          <table:table-cell office:value-type="float" office:value="0.000059109040746742" calcext:value-type="float">
            <text:p>5.9109040746742E-05</text:p>
          </table:table-cell>
          <table:table-cell office:value-type="float" office:value="0.000090591" calcext:value-type="float">
            <text:p>0.000090591</text:p>
          </table:table-cell>
          <table:table-cell table:formula="of:=100*ABS(([.A338]-[.B338])/[.A338])" office:value-type="float" office:value="53.260819082051" calcext:value-type="float">
            <text:p>53.260819082051</text:p>
          </table:table-cell>
          <table:table-cell table:number-columns-repeated="3"/>
        </table:table-row>
        <table:table-row table:style-name="ro1">
          <table:table-cell office:value-type="float" office:value="0.0000581888122580277" calcext:value-type="float">
            <text:p>5.81888122580277E-05</text:p>
          </table:table-cell>
          <table:table-cell office:value-type="float" office:value="0.000088765" calcext:value-type="float">
            <text:p>0.000088765</text:p>
          </table:table-cell>
          <table:table-cell table:formula="of:=100*ABS(([.A339]-[.B339])/[.A339])" office:value-type="float" office:value="52.5465060300384" calcext:value-type="float">
            <text:p>52.5465060300384</text:p>
          </table:table-cell>
          <table:table-cell table:number-columns-repeated="3"/>
        </table:table-row>
        <table:table-row table:style-name="ro1">
          <table:table-cell office:value-type="float" office:value="0.0000572736559772466" calcext:value-type="float">
            <text:p>5.72736559772466E-05</text:p>
          </table:table-cell>
          <table:table-cell office:value-type="float" office:value="0.00008694" calcext:value-type="float">
            <text:p>0.00008694</text:p>
          </table:table-cell>
          <table:table-cell table:formula="of:=100*ABS(([.A340]-[.B340])/[.A340])" office:value-type="float" office:value="51.7975385306973" calcext:value-type="float">
            <text:p>51.7975385306973</text:p>
          </table:table-cell>
          <table:table-cell table:number-columns-repeated="3"/>
        </table:table-row>
        <table:table-row table:style-name="ro1">
          <table:table-cell office:value-type="float" office:value="0.000056363150692629" calcext:value-type="float">
            <text:p>5.6363150692629E-05</text:p>
          </table:table-cell>
          <table:table-cell office:value-type="float" office:value="0.000085114" calcext:value-type="float">
            <text:p>0.000085114</text:p>
          </table:table-cell>
          <table:table-cell table:formula="of:=100*ABS(([.A341]-[.B341])/[.A341])" office:value-type="float" office:value="51.0100108919763" calcext:value-type="float">
            <text:p>51.0100108919763</text:p>
          </table:table-cell>
          <table:table-cell table:number-columns-repeated="3"/>
        </table:table-row>
        <table:table-row table:style-name="ro1">
          <table:table-cell office:value-type="float" office:value="0.0000554575254857265" calcext:value-type="float">
            <text:p>5.54575254857265E-05</text:p>
          </table:table-cell>
          <table:table-cell office:value-type="float" office:value="0.000083288" calcext:value-type="float">
            <text:p>0.000083288</text:p>
          </table:table-cell>
          <table:table-cell table:formula="of:=100*ABS(([.A342]-[.B342])/[.A342])" office:value-type="float" office:value="50.1834048138994" calcext:value-type="float">
            <text:p>50.1834048138994</text:p>
          </table:table-cell>
          <table:table-cell table:number-columns-repeated="3"/>
        </table:table-row>
        <table:table-row table:style-name="ro1">
          <table:table-cell office:value-type="float" office:value="0.0000545570233792131" calcext:value-type="float">
            <text:p>5.45570233792131E-05</text:p>
          </table:table-cell>
          <table:table-cell office:value-type="float" office:value="0.00008142" calcext:value-type="float">
            <text:p>0.00008142</text:p>
          </table:table-cell>
          <table:table-cell table:formula="of:=100*ABS(([.A343]-[.B343])/[.A343])" office:value-type="float" office:value="49.2383472501216" calcext:value-type="float">
            <text:p>49.2383472501216</text:p>
          </table:table-cell>
          <table:table-cell table:number-columns-repeated="3"/>
        </table:table-row>
        <table:table-row table:style-name="ro1">
          <table:table-cell office:value-type="float" office:value="0.0000536925133701152" calcext:value-type="float">
            <text:p>5.36925133701152E-05</text:p>
          </table:table-cell>
          <table:table-cell office:value-type="float" office:value="0.000079538" calcext:value-type="float">
            <text:p>0.000079538</text:p>
          </table:table-cell>
          <table:table-cell table:formula="of:=100*ABS(([.A344]-[.B344])/[.A344])" office:value-type="float" office:value="48.1361087564028" calcext:value-type="float">
            <text:p>48.1361087564028</text:p>
          </table:table-cell>
          <table:table-cell table:number-columns-repeated="3"/>
        </table:table-row>
        <table:table-row table:style-name="ro1">
          <table:table-cell office:value-type="float" office:value="0.0000528997189406522" calcext:value-type="float">
            <text:p>5.28997189406522E-05</text:p>
          </table:table-cell>
          <table:table-cell office:value-type="float" office:value="0.000077657" calcext:value-type="float">
            <text:p>0.000077657</text:p>
          </table:table-cell>
          <table:table-cell table:formula="of:=100*ABS(([.A345]-[.B345])/[.A345])" office:value-type="float" office:value="46.8004018832742" calcext:value-type="float">
            <text:p>46.8004018832742</text:p>
          </table:table-cell>
          <table:table-cell table:number-columns-repeated="3"/>
        </table:table-row>
        <table:table-row table:style-name="ro1">
          <table:table-cell office:value-type="float" office:value="0.0000521175552477282" calcext:value-type="float">
            <text:p>5.21175552477282E-05</text:p>
          </table:table-cell>
          <table:table-cell office:value-type="float" office:value="0.000075775" calcext:value-type="float">
            <text:p>0.000075775</text:p>
          </table:table-cell>
          <table:table-cell table:formula="of:=100*ABS(([.A346]-[.B346])/[.A346])" office:value-type="float" office:value="45.3924683147969" calcext:value-type="float">
            <text:p>45.3924683147969</text:p>
          </table:table-cell>
          <table:table-cell table:number-columns-repeated="3"/>
        </table:table-row>
        <table:table-row table:style-name="ro1">
          <table:table-cell office:value-type="float" office:value="0.0000513479317304991" calcext:value-type="float">
            <text:p>5.13479317304991E-05</text:p>
          </table:table-cell>
          <table:table-cell office:value-type="float" office:value="0.000073894" calcext:value-type="float">
            <text:p>0.000073894</text:p>
          </table:table-cell>
          <table:table-cell table:formula="of:=100*ABS(([.A347]-[.B347])/[.A347])" office:value-type="float" office:value="43.908425343857" calcext:value-type="float">
            <text:p>43.908425343857</text:p>
          </table:table-cell>
          <table:table-cell table:number-columns-repeated="3"/>
        </table:table-row>
        <table:table-row table:style-name="ro1">
          <table:table-cell office:value-type="float" office:value="0.0000505906984039556" calcext:value-type="float">
            <text:p>5.05906984039556E-05</text:p>
          </table:table-cell>
          <table:table-cell office:value-type="float" office:value="0.000072012" calcext:value-type="float">
            <text:p>0.000072012</text:p>
          </table:table-cell>
          <table:table-cell table:formula="of:=100*ABS(([.A348]-[.B348])/[.A348])" office:value-type="float" office:value="42.3423717636787" calcext:value-type="float">
            <text:p>42.3423717636787</text:p>
          </table:table-cell>
          <table:table-cell table:number-columns-repeated="3"/>
        </table:table-row>
        <table:table-row table:style-name="ro1">
          <table:table-cell office:value-type="float" office:value="0.0000498456855906306" calcext:value-type="float">
            <text:p>4.98456855906306E-05</text:p>
          </table:table-cell>
          <table:table-cell office:value-type="float" office:value="0.000070119" calcext:value-type="float">
            <text:p>0.000070119</text:p>
          </table:table-cell>
          <table:table-cell table:formula="of:=100*ABS(([.A349]-[.B349])/[.A349])" office:value-type="float" office:value="40.6721548096835" calcext:value-type="float">
            <text:p>40.6721548096835</text:p>
          </table:table-cell>
          <table:table-cell table:number-columns-repeated="3"/>
        </table:table-row>
        <table:table-row table:style-name="ro1">
          <table:table-cell office:value-type="float" office:value="0.0000491149396823411" calcext:value-type="float">
            <text:p>4.91149396823411E-05</text:p>
          </table:table-cell>
          <table:table-cell office:value-type="float" office:value="0.000068223" calcext:value-type="float">
            <text:p>0.000068223</text:p>
          </table:table-cell>
          <table:table-cell table:formula="of:=100*ABS(([.A350]-[.B350])/[.A350])" office:value-type="float" office:value="38.9047822134028" calcext:value-type="float">
            <text:p>38.9047822134028</text:p>
          </table:table-cell>
          <table:table-cell table:number-columns-repeated="3"/>
        </table:table-row>
        <table:table-row table:style-name="ro1">
          <table:table-cell office:value-type="float" office:value="0.0000483983509223197" calcext:value-type="float">
            <text:p>4.83983509223197E-05</text:p>
          </table:table-cell>
          <table:table-cell office:value-type="float" office:value="0.000066327" calcext:value-type="float">
            <text:p>0.000066327</text:p>
          </table:table-cell>
          <table:table-cell table:formula="of:=100*ABS(([.A351]-[.B351])/[.A351])" office:value-type="float" office:value="37.0439255388189" calcext:value-type="float">
            <text:p>37.0439255388189</text:p>
          </table:table-cell>
          <table:table-cell table:number-columns-repeated="3"/>
        </table:table-row>
        <table:table-row table:style-name="ro1">
          <table:table-cell office:value-type="float" office:value="0.0000476957889650648" calcext:value-type="float">
            <text:p>4.76957889650648E-05</text:p>
          </table:table-cell>
          <table:table-cell office:value-type="float" office:value="0.000064431" calcext:value-type="float">
            <text:p>0.000064431</text:p>
          </table:table-cell>
          <table:table-cell table:formula="of:=100*ABS(([.A352]-[.B352])/[.A352])" office:value-type="float" office:value="35.087397437105" calcext:value-type="float">
            <text:p>35.087397437105</text:p>
          </table:table-cell>
          <table:table-cell table:number-columns-repeated="3"/>
        </table:table-row>
        <table:table-row table:style-name="ro1">
          <table:table-cell office:value-type="float" office:value="0.0000470989405507173" calcext:value-type="float">
            <text:p>4.70989405507173E-05</text:p>
          </table:table-cell>
          <table:table-cell office:value-type="float" office:value="0.000062535" calcext:value-type="float">
            <text:p>0.000062535</text:p>
          </table:table-cell>
          <table:table-cell table:formula="of:=100*ABS(([.A353]-[.B353])/[.A353])" office:value-type="float" office:value="32.7736871971904" calcext:value-type="float">
            <text:p>32.7736871971904</text:p>
          </table:table-cell>
          <table:table-cell table:number-columns-repeated="3"/>
        </table:table-row>
        <table:table-row table:style-name="ro1">
          <table:table-cell office:value-type="float" office:value="0.0000465236681378414" calcext:value-type="float">
            <text:p>4.65236681378414E-05</text:p>
          </table:table-cell>
          <table:table-cell office:value-type="float" office:value="0.000060639" calcext:value-type="float">
            <text:p>0.000060639</text:p>
          </table:table-cell>
          <table:table-cell table:formula="of:=100*ABS(([.A354]-[.B354])/[.A354])" office:value-type="float" office:value="30.3401095122968" calcext:value-type="float">
            <text:p>30.3401095122968</text:p>
          </table:table-cell>
          <table:table-cell table:number-columns-repeated="3"/>
        </table:table-row>
        <table:table-row table:style-name="ro1">
          <table:table-cell office:value-type="float" office:value="0.0000459711351284695" calcext:value-type="float">
            <text:p>4.59711351284695E-05</text:p>
          </table:table-cell>
          <table:table-cell office:value-type="float" office:value="0.000058777" calcext:value-type="float">
            <text:p>0.000058777</text:p>
          </table:table-cell>
          <table:table-cell table:formula="of:=100*ABS(([.A355]-[.B355])/[.A355])" office:value-type="float" office:value="27.8563164380076" calcext:value-type="float">
            <text:p>27.8563164380076</text:p>
          </table:table-cell>
          <table:table-cell table:number-columns-repeated="3"/>
        </table:table-row>
        <table:table-row table:style-name="ro1">
          <table:table-cell office:value-type="float" office:value="0.0000454420068768975" calcext:value-type="float">
            <text:p>4.54420068768975E-05</text:p>
          </table:table-cell>
          <table:table-cell office:value-type="float" office:value="0.000056917" calcext:value-type="float">
            <text:p>0.000056917</text:p>
          </table:table-cell>
          <table:table-cell table:formula="of:=100*ABS(([.A356]-[.B356])/[.A356])" office:value-type="float" office:value="25.2519505887763" calcext:value-type="float">
            <text:p>25.2519505887763</text:p>
          </table:table-cell>
          <table:table-cell table:number-columns-repeated="3"/>
        </table:table-row>
        <table:table-row table:style-name="ro1">
          <table:table-cell office:value-type="float" office:value="0.0000449362753240631" calcext:value-type="float">
            <text:p>4.49362753240631E-05</text:p>
          </table:table-cell>
          <table:table-cell office:value-type="float" office:value="0.000055058" calcext:value-type="float">
            <text:p>0.000055058</text:p>
          </table:table-cell>
          <table:table-cell table:formula="of:=100*ABS(([.A357]-[.B357])/[.A357])" office:value-type="float" office:value="22.5246187026917" calcext:value-type="float">
            <text:p>22.5246187026917</text:p>
          </table:table-cell>
          <table:table-cell table:number-columns-repeated="3"/>
        </table:table-row>
        <table:table-row table:style-name="ro1">
          <table:table-cell office:value-type="float" office:value="0.0000444564228205554" calcext:value-type="float">
            <text:p>4.44564228205554E-05</text:p>
          </table:table-cell>
          <table:table-cell office:value-type="float" office:value="0.000053198" calcext:value-type="float">
            <text:p>0.000053198</text:p>
          </table:table-cell>
          <table:table-cell table:formula="of:=100*ABS(([.A358]-[.B358])/[.A358])" office:value-type="float" office:value="19.6632491433898" calcext:value-type="float">
            <text:p>19.6632491433898</text:p>
          </table:table-cell>
          <table:table-cell table:number-columns-repeated="3"/>
        </table:table-row>
        <table:table-row table:style-name="ro1">
          <table:table-cell office:value-type="float" office:value="0.0000440015869827442" calcext:value-type="float">
            <text:p>4.40015869827442E-05</text:p>
          </table:table-cell>
          <table:table-cell office:value-type="float" office:value="0.000051338" calcext:value-type="float">
            <text:p>0.000051338</text:p>
          </table:table-cell>
          <table:table-cell table:formula="of:=100*ABS(([.A359]-[.B359])/[.A359])" office:value-type="float" office:value="16.6730645877225" calcext:value-type="float">
            <text:p>16.6730645877225</text:p>
          </table:table-cell>
          <table:table-cell table:number-columns-repeated="3"/>
        </table:table-row>
        <table:table-row table:style-name="ro1">
          <table:table-cell office:value-type="float" office:value="0.0000435747730688296" calcext:value-type="float">
            <text:p>4.35747730688296E-05</text:p>
          </table:table-cell>
          <table:table-cell office:value-type="float" office:value="0.00004948" calcext:value-type="float">
            <text:p>0.00004948</text:p>
          </table:table-cell>
          <table:table-cell table:formula="of:=100*ABS(([.A360]-[.B360])/[.A360])" office:value-type="float" office:value="13.5519396092841" calcext:value-type="float">
            <text:p>13.5519396092841</text:p>
          </table:table-cell>
          <table:table-cell table:number-columns-repeated="3"/>
        </table:table-row>
        <table:table-row table:style-name="ro1">
          <table:table-cell office:value-type="float" office:value="0.0000432266092239491" calcext:value-type="float">
            <text:p>4.32266092239491E-05</text:p>
          </table:table-cell>
          <table:table-cell office:value-type="float" office:value="0.000047731" calcext:value-type="float">
            <text:p>0.000047731</text:p>
          </table:table-cell>
          <table:table-cell table:formula="of:=100*ABS(([.A361]-[.B361])/[.A361])" office:value-type="float" office:value="10.4204120029737" calcext:value-type="float">
            <text:p>10.4204120029737</text:p>
          </table:table-cell>
          <table:table-cell table:number-columns-repeated="3"/>
        </table:table-row>
        <table:table-row table:style-name="ro1">
          <table:table-cell office:value-type="float" office:value="0.0000429370022358338" calcext:value-type="float">
            <text:p>4.29370022358338E-05</text:p>
          </table:table-cell>
          <table:table-cell office:value-type="float" office:value="0.000045982" calcext:value-type="float">
            <text:p>0.000045982</text:p>
          </table:table-cell>
          <table:table-cell table:formula="of:=100*ABS(([.A362]-[.B362])/[.A362])" office:value-type="float" office:value="7.09178006289621" calcext:value-type="float">
            <text:p>7.09178006289621</text:p>
          </table:table-cell>
          <table:table-cell table:number-columns-repeated="3"/>
        </table:table-row>
        <table:table-row table:style-name="ro1">
          <table:table-cell office:value-type="float" office:value="0.0000426801558103998" calcext:value-type="float">
            <text:p>4.26801558103998E-05</text:p>
          </table:table-cell>
          <table:table-cell office:value-type="float" office:value="0.000044233" calcext:value-type="float">
            <text:p>0.000044233</text:p>
          </table:table-cell>
          <table:table-cell table:formula="of:=100*ABS(([.A363]-[.B363])/[.A363])" office:value-type="float" office:value="3.63832830531014" calcext:value-type="float">
            <text:p>3.63832830531014</text:p>
          </table:table-cell>
          <table:table-cell table:number-columns-repeated="3"/>
        </table:table-row>
        <table:table-row table:style-name="ro1">
          <table:table-cell office:value-type="float" office:value="0.0000424575264941329" calcext:value-type="float">
            <text:p>4.24575264941329E-05</text:p>
          </table:table-cell>
          <table:table-cell office:value-type="float" office:value="0.000042485" calcext:value-type="float">
            <text:p>0.000042485</text:p>
          </table:table-cell>
          <table:table-cell table:formula="of:=100*ABS(([.A364]-[.B364])/[.A364])" office:value-type="float" office:value="0.0647082110891657" calcext:value-type="float">
            <text:p>0.0647082110891657</text:p>
          </table:table-cell>
          <table:table-cell table:number-columns-repeated="3"/>
        </table:table-row>
        <table:table-row table:style-name="ro1">
          <table:table-cell office:value-type="float" office:value="0.000042267913527876" calcext:value-type="float">
            <text:p>4.2267913527876E-05</text:p>
          </table:table-cell>
          <table:table-cell office:value-type="float" office:value="0.000040736" calcext:value-type="float">
            <text:p>0.000040736</text:p>
          </table:table-cell>
          <table:table-cell table:formula="of:=100*ABS(([.A365]-[.B365])/[.A365])" office:value-type="float" office:value="3.624294174979" calcext:value-type="float">
            <text:p>3.624294174979</text:p>
          </table:table-cell>
          <table:table-cell table:number-columns-repeated="3"/>
        </table:table-row>
        <table:table-row table:style-name="ro1">
          <table:table-cell office:value-type="float" office:value="0.0000421143829350496" calcext:value-type="float">
            <text:p>4.21143829350496E-05</text:p>
          </table:table-cell>
          <table:table-cell office:value-type="float" office:value="0.00003901" calcext:value-type="float">
            <text:p>0.00003901</text:p>
          </table:table-cell>
          <table:table-cell table:formula="of:=100*ABS(([.A366]-[.B366])/[.A366])" office:value-type="float" office:value="7.37131288338555" calcext:value-type="float">
            <text:p>7.37131288338555</text:p>
          </table:table-cell>
          <table:table-cell table:number-columns-repeated="3"/>
        </table:table-row>
        <table:table-row table:style-name="ro1">
          <table:table-cell office:value-type="float" office:value="0.0000419960059291357" calcext:value-type="float">
            <text:p>4.19960059291357E-05</text:p>
          </table:table-cell>
          <table:table-cell office:value-type="float" office:value="0.000037507" calcext:value-type="float">
            <text:p>0.000037507</text:p>
          </table:table-cell>
          <table:table-cell table:formula="of:=100*ABS(([.A367]-[.B367])/[.A367])" office:value-type="float" office:value="10.6891258580887" calcext:value-type="float">
            <text:p>10.6891258580887</text:p>
          </table:table-cell>
          <table:table-cell table:number-columns-repeated="3"/>
        </table:table-row>
        <table:table-row table:style-name="ro1">
          <table:table-cell office:value-type="float" office:value="0.0000419128002524288" calcext:value-type="float">
            <text:p>4.19128002524288E-05</text:p>
          </table:table-cell>
          <table:table-cell office:value-type="float" office:value="0.000036004" calcext:value-type="float">
            <text:p>0.000036004</text:p>
          </table:table-cell>
          <table:table-cell table:formula="of:=100*ABS(([.A368]-[.B368])/[.A368])" office:value-type="float" office:value="14.0978417496369" calcext:value-type="float">
            <text:p>14.0978417496369</text:p>
          </table:table-cell>
          <table:table-cell table:number-columns-repeated="3"/>
        </table:table-row>
        <table:table-row table:style-name="ro1">
          <table:table-cell office:value-type="float" office:value="0.0000418858095779466" calcext:value-type="float">
            <text:p>4.18858095779466E-05</text:p>
          </table:table-cell>
          <table:table-cell office:value-type="float" office:value="0.0000345" calcext:value-type="float">
            <text:p>0.0000345</text:p>
          </table:table-cell>
          <table:table-cell table:formula="of:=100*ABS(([.A369]-[.B369])/[.A369])" office:value-type="float" office:value="17.6332023956755" calcext:value-type="float">
            <text:p>17.6332023956755</text:p>
          </table:table-cell>
          <table:table-cell table:number-columns-repeated="3"/>
        </table:table-row>
        <table:table-row table:style-name="ro1">
          <table:table-cell office:value-type="float" office:value="0.0000419361110119906" calcext:value-type="float">
            <text:p>4.19361110119906E-05</text:p>
          </table:table-cell>
          <table:table-cell office:value-type="float" office:value="0.000032997" calcext:value-type="float">
            <text:p>0.000032997</text:p>
          </table:table-cell>
          <table:table-cell table:formula="of:=100*ABS(([.A370]-[.B370])/[.A370])" office:value-type="float" office:value="21.3160228649592" calcext:value-type="float">
            <text:p>21.3160228649592</text:p>
          </table:table-cell>
          <table:table-cell table:number-columns-repeated="3"/>
        </table:table-row>
        <table:table-row table:style-name="ro1">
          <table:table-cell office:value-type="float" office:value="0.0000420242111340594" calcext:value-type="float">
            <text:p>4.20242111340594E-05</text:p>
          </table:table-cell>
          <table:table-cell office:value-type="float" office:value="0.000031494" calcext:value-type="float">
            <text:p>0.000031494</text:p>
          </table:table-cell>
          <table:table-cell table:formula="of:=100*ABS(([.A371]-[.B371])/[.A371])" office:value-type="float" office:value="25.0574867436951" calcext:value-type="float">
            <text:p>25.0574867436951</text:p>
          </table:table-cell>
          <table:table-cell table:number-columns-repeated="3"/>
        </table:table-row>
        <table:table-row table:style-name="ro1">
          <table:table-cell office:value-type="float" office:value="0.000042150039330468" calcext:value-type="float">
            <text:p>4.2150039330468E-05</text:p>
          </table:table-cell>
          <table:table-cell office:value-type="float" office:value="0.000030081" calcext:value-type="float">
            <text:p>0.000030081</text:p>
          </table:table-cell>
          <table:table-cell table:formula="of:=100*ABS(([.A372]-[.B372])/[.A372])" office:value-type="float" office:value="28.6335185498723" calcext:value-type="float">
            <text:p>28.6335185498723</text:p>
          </table:table-cell>
          <table:table-cell table:number-columns-repeated="3"/>
        </table:table-row>
        <table:table-row table:style-name="ro1">
          <table:table-cell office:value-type="float" office:value="0.000042313236983242" calcext:value-type="float">
            <text:p>4.2313236983242E-05</text:p>
          </table:table-cell>
          <table:table-cell office:value-type="float" office:value="0.000029088" calcext:value-type="float">
            <text:p>0.000029088</text:p>
          </table:table-cell>
          <table:table-cell table:formula="of:=100*ABS(([.A373]-[.B373])/[.A373])" office:value-type="float" office:value="31.2555548243209" calcext:value-type="float">
            <text:p>31.2555548243209</text:p>
          </table:table-cell>
          <table:table-cell table:number-columns-repeated="3"/>
        </table:table-row>
        <table:table-row table:style-name="ro1">
          <table:table-cell office:value-type="float" office:value="0.0000425133737400362" calcext:value-type="float">
            <text:p>4.25133737400362E-05</text:p>
          </table:table-cell>
          <table:table-cell office:value-type="float" office:value="0.000028094" calcext:value-type="float">
            <text:p>0.000028094</text:p>
          </table:table-cell>
          <table:table-cell table:formula="of:=100*ABS(([.A374]-[.B374])/[.A374])" office:value-type="float" office:value="33.9172652544793" calcext:value-type="float">
            <text:p>33.9172652544793</text:p>
          </table:table-cell>
          <table:table-cell table:number-columns-repeated="3"/>
        </table:table-row>
        <table:table-row table:style-name="ro1">
          <table:table-cell office:value-type="float" office:value="0.0000427499308050902" calcext:value-type="float">
            <text:p>4.27499308050902E-05</text:p>
          </table:table-cell>
          <table:table-cell office:value-type="float" office:value="0.000027101" calcext:value-type="float">
            <text:p>0.000027101</text:p>
          </table:table-cell>
          <table:table-cell table:formula="of:=100*ABS(([.A375]-[.B375])/[.A375])" office:value-type="float" office:value="36.605745343632" calcext:value-type="float">
            <text:p>36.605745343632</text:p>
          </table:table-cell>
          <table:table-cell table:number-columns-repeated="3"/>
        </table:table-row>
        <table:table-row table:style-name="ro1">
          <table:table-cell office:value-type="float" office:value="0.0000430213037995131" calcext:value-type="float">
            <text:p>4.30213037995131E-05</text:p>
          </table:table-cell>
          <table:table-cell office:value-type="float" office:value="0.000026107" calcext:value-type="float">
            <text:p>0.000026107</text:p>
          </table:table-cell>
          <table:table-cell table:formula="of:=100*ABS(([.A376]-[.B376])/[.A376])" office:value-type="float" office:value="39.3161115672755" calcext:value-type="float">
            <text:p>39.3161115672755</text:p>
          </table:table-cell>
          <table:table-cell table:number-columns-repeated="3"/>
        </table:table-row>
        <table:table-row table:style-name="ro1">
          <table:table-cell office:value-type="float" office:value="0.000043328826924588" calcext:value-type="float">
            <text:p>4.3328826924588E-05</text:p>
          </table:table-cell>
          <table:table-cell office:value-type="float" office:value="0.000025114" calcext:value-type="float">
            <text:p>0.000025114</text:p>
          </table:table-cell>
          <table:table-cell table:formula="of:=100*ABS(([.A377]-[.B377])/[.A377])" office:value-type="float" office:value="42.0385877427287" calcext:value-type="float">
            <text:p>42.0385877427287</text:p>
          </table:table-cell>
          <table:table-cell table:number-columns-repeated="3"/>
        </table:table-row>
        <table:table-row table:style-name="ro1">
          <table:table-cell office:value-type="float" office:value="0.0000437098618136102" calcext:value-type="float">
            <text:p>4.37098618136102E-05</text:p>
          </table:table-cell>
          <table:table-cell office:value-type="float" office:value="0.000024345" calcext:value-type="float">
            <text:p>0.000024345</text:p>
          </table:table-cell>
          <table:table-cell table:formula="of:=100*ABS(([.A378]-[.B378])/[.A378])" office:value-type="float" office:value="44.3031869928732" calcext:value-type="float">
            <text:p>44.3031869928732</text:p>
          </table:table-cell>
          <table:table-cell table:number-columns-repeated="3"/>
        </table:table-row>
        <table:table-row table:style-name="ro1">
          <table:table-cell office:value-type="float" office:value="0.0000441241321745822" calcext:value-type="float">
            <text:p>4.41241321745822E-05</text:p>
          </table:table-cell>
          <table:table-cell office:value-type="float" office:value="0.000024215" calcext:value-type="float">
            <text:p>0.000024215</text:p>
          </table:table-cell>
          <table:table-cell table:formula="of:=100*ABS(([.A379]-[.B379])/[.A379])" office:value-type="float" office:value="45.1207336969471" calcext:value-type="float">
            <text:p>45.1207336969471</text:p>
          </table:table-cell>
          <table:table-cell table:number-columns-repeated="3"/>
        </table:table-row>
        <table:table-row table:style-name="ro1">
          <table:table-cell office:value-type="float" office:value="0.0000445716789373028" calcext:value-type="float">
            <text:p>4.45716789373028E-05</text:p>
          </table:table-cell>
          <table:table-cell office:value-type="float" office:value="0.000024084" calcext:value-type="float">
            <text:p>0.000024084</text:p>
          </table:table-cell>
          <table:table-cell table:formula="of:=100*ABS(([.A380]-[.B380])/[.A380])" office:value-type="float" office:value="45.9656881360067" calcext:value-type="float">
            <text:p>45.9656881360067</text:p>
          </table:table-cell>
          <table:table-cell table:number-columns-repeated="3"/>
        </table:table-row>
        <table:table-row table:style-name="ro1">
          <table:table-cell office:value-type="float" office:value="0.0000450515200907805" calcext:value-type="float">
            <text:p>4.50515200907805E-05</text:p>
          </table:table-cell>
          <table:table-cell office:value-type="float" office:value="0.000023954" calcext:value-type="float">
            <text:p>0.000023954</text:p>
          </table:table-cell>
          <table:table-cell table:formula="of:=100*ABS(([.A381]-[.B381])/[.A381])" office:value-type="float" office:value="46.8297630097014" calcext:value-type="float">
            <text:p>46.8297630097014</text:p>
          </table:table-cell>
          <table:table-cell table:number-columns-repeated="3"/>
        </table:table-row>
        <table:table-row table:style-name="ro1">
          <table:table-cell office:value-type="float" office:value="0.0000455626200897183" calcext:value-type="float">
            <text:p>4.55626200897183E-05</text:p>
          </table:table-cell>
          <table:table-cell office:value-type="float" office:value="0.000023824" calcext:value-type="float">
            <text:p>0.000023824</text:p>
          </table:table-cell>
          <table:table-cell table:formula="of:=100*ABS(([.A382]-[.B382])/[.A382])" office:value-type="float" office:value="47.7115232770028" calcext:value-type="float">
            <text:p>47.7115232770028</text:p>
          </table:table-cell>
          <table:table-cell table:number-columns-repeated="3"/>
        </table:table-row>
        <table:table-row table:style-name="ro1">
          <table:table-cell office:value-type="float" office:value="0.0000461049496284293" calcext:value-type="float">
            <text:p>4.61049496284293E-05</text:p>
          </table:table-cell>
          <table:table-cell office:value-type="float" office:value="0.000023693" calcext:value-type="float">
            <text:p>0.000023693</text:p>
          </table:table-cell>
          <table:table-cell table:formula="of:=100*ABS(([.A383]-[.B383])/[.A383])" office:value-type="float" office:value="48.6107235970378" calcext:value-type="float">
            <text:p>48.6107235970378</text:p>
          </table:table-cell>
          <table:table-cell table:number-columns-repeated="3"/>
        </table:table-row>
        <table:table-row table:style-name="ro1">
          <table:table-cell office:value-type="float" office:value="0.000046675447539472" calcext:value-type="float">
            <text:p>4.6675447539472E-05</text:p>
          </table:table-cell>
          <table:table-cell office:value-type="float" office:value="0.000023865" calcext:value-type="float">
            <text:p>0.000023865</text:p>
          </table:table-cell>
          <table:table-cell table:formula="of:=100*ABS(([.A384]-[.B384])/[.A384])" office:value-type="float" office:value="48.8703349232632" calcext:value-type="float">
            <text:p>48.8703349232632</text:p>
          </table:table-cell>
          <table:table-cell table:number-columns-repeated="3"/>
        </table:table-row>
        <table:table-row table:style-name="ro1">
          <table:table-cell office:value-type="float" office:value="0.0000472740815184177" calcext:value-type="float">
            <text:p>4.72740815184177E-05</text:p>
          </table:table-cell>
          <table:table-cell office:value-type="float" office:value="0.000024614" calcext:value-type="float">
            <text:p>0.000024614</text:p>
          </table:table-cell>
          <table:table-cell table:formula="of:=100*ABS(([.A385]-[.B385])/[.A385])" office:value-type="float" office:value="47.9334146546865" calcext:value-type="float">
            <text:p>47.9334146546865</text:p>
          </table:table-cell>
          <table:table-cell table:number-columns-repeated="3"/>
        </table:table-row>
        <table:table-row table:style-name="ro1">
          <table:table-cell office:value-type="float" office:value="0.0000479113618362075" calcext:value-type="float">
            <text:p>4.79113618362075E-05</text:p>
          </table:table-cell>
          <table:table-cell office:value-type="float" office:value="0.000025363" calcext:value-type="float">
            <text:p>0.000025363</text:p>
          </table:table-cell>
          <table:table-cell table:formula="of:=100*ABS(([.A386]-[.B386])/[.A386])" office:value-type="float" office:value="47.0626610725293" calcext:value-type="float">
            <text:p>47.0626610725293</text:p>
          </table:table-cell>
          <table:table-cell table:number-columns-repeated="3"/>
        </table:table-row>
        <table:table-row table:style-name="ro1">
          <table:table-cell office:value-type="float" office:value="0.0000485808145876538" calcext:value-type="float">
            <text:p>4.85808145876538E-05</text:p>
          </table:table-cell>
          <table:table-cell office:value-type="float" office:value="0.000026112" calcext:value-type="float">
            <text:p>0.000026112</text:p>
          </table:table-cell>
          <table:table-cell table:formula="of:=100*ABS(([.A387]-[.B387])/[.A387])" office:value-type="float" office:value="46.2503866564724" calcext:value-type="float">
            <text:p>46.2503866564724</text:p>
          </table:table-cell>
          <table:table-cell table:number-columns-repeated="3"/>
        </table:table-row>
        <table:table-row table:style-name="ro1">
          <table:table-cell office:value-type="float" office:value="0.0000492752774218472" calcext:value-type="float">
            <text:p>4.92752774218472E-05</text:p>
          </table:table-cell>
          <table:table-cell office:value-type="float" office:value="0.000026862" calcext:value-type="float">
            <text:p>0.000026862</text:p>
          </table:table-cell>
          <table:table-cell table:formula="of:=100*ABS(([.A388]-[.B388])/[.A388])" office:value-type="float" office:value="45.485847253515" calcext:value-type="float">
            <text:p>45.485847253515</text:p>
          </table:table-cell>
          <table:table-cell table:number-columns-repeated="3"/>
        </table:table-row>
        <table:table-row table:style-name="ro1">
          <table:table-cell office:value-type="float" office:value="0.0000499927476440333" calcext:value-type="float">
            <text:p>4.99927476440333E-05</text:p>
          </table:table-cell>
          <table:table-cell office:value-type="float" office:value="0.000027611" calcext:value-type="float">
            <text:p>0.000027611</text:p>
          </table:table-cell>
          <table:table-cell table:formula="of:=100*ABS(([.A389]-[.B389])/[.A389])" office:value-type="float" office:value="44.7699890460104" calcext:value-type="float">
            <text:p>44.7699890460104</text:p>
          </table:table-cell>
          <table:table-cell table:number-columns-repeated="3"/>
        </table:table-row>
        <table:table-row table:style-name="ro1">
          <table:table-cell office:value-type="float" office:value="0.000050734134091359" calcext:value-type="float">
            <text:p>5.0734134091359E-05</text:p>
          </table:table-cell>
          <table:table-cell office:value-type="float" office:value="0.000028577" calcext:value-type="float">
            <text:p>0.000028577</text:p>
          </table:table-cell>
          <table:table-cell table:formula="of:=100*ABS(([.A390]-[.B390])/[.A390])" office:value-type="float" office:value="43.6730309646357" calcext:value-type="float">
            <text:p>43.6730309646357</text:p>
          </table:table-cell>
          <table:table-cell table:number-columns-repeated="3"/>
        </table:table-row>
        <table:table-row table:style-name="ro1">
          <table:table-cell office:value-type="float" office:value="0.0000514968493890646" calcext:value-type="float">
            <text:p>5.14968493890646E-05</text:p>
          </table:table-cell>
          <table:table-cell office:value-type="float" office:value="0.000029835" calcext:value-type="float">
            <text:p>0.000029835</text:p>
          </table:table-cell>
          <table:table-cell table:formula="of:=100*ABS(([.A391]-[.B391])/[.A391])" office:value-type="float" office:value="42.0644168450128" calcext:value-type="float">
            <text:p>42.0644168450128</text:p>
          </table:table-cell>
          <table:table-cell table:number-columns-repeated="3"/>
        </table:table-row>
        <table:table-row table:style-name="ro1">
          <table:table-cell office:value-type="float" office:value="0.00005228121681828" calcext:value-type="float">
            <text:p>5.228121681828E-05</text:p>
          </table:table-cell>
          <table:table-cell office:value-type="float" office:value="0.000031094" calcext:value-type="float">
            <text:p>0.000031094</text:p>
          </table:table-cell>
          <table:table-cell table:formula="of:=100*ABS(([.A392]-[.B392])/[.A392])" office:value-type="float" office:value="40.5254852654308" calcext:value-type="float">
            <text:p>40.5254852654308</text:p>
          </table:table-cell>
          <table:table-cell table:number-columns-repeated="3"/>
        </table:table-row>
        <table:table-row table:style-name="ro1">
          <table:table-cell office:value-type="float" office:value="0.0000530856499724737" calcext:value-type="float">
            <text:p>5.30856499724737E-05</text:p>
          </table:table-cell>
          <table:table-cell office:value-type="float" office:value="0.000032352" calcext:value-type="float">
            <text:p>0.000032352</text:p>
          </table:table-cell>
          <table:table-cell table:formula="of:=100*ABS(([.A393]-[.B393])/[.A393])" office:value-type="float" office:value="39.0569767596792" calcext:value-type="float">
            <text:p>39.0569767596792</text:p>
          </table:table-cell>
          <table:table-cell table:number-columns-repeated="3"/>
        </table:table-row>
        <table:table-row table:style-name="ro1">
          <table:table-cell office:value-type="float" office:value="0.0000539096230834533" calcext:value-type="float">
            <text:p>5.39096230834533E-05</text:p>
          </table:table-cell>
          <table:table-cell office:value-type="float" office:value="0.000033611" calcext:value-type="float">
            <text:p>0.000033611</text:p>
          </table:table-cell>
          <table:table-cell table:formula="of:=100*ABS(([.A394]-[.B394])/[.A394])" office:value-type="float" office:value="37.6530606641982" calcext:value-type="float">
            <text:p>37.6530606641982</text:p>
          </table:table-cell>
          <table:table-cell table:number-columns-repeated="3"/>
        </table:table-row>
        <table:table-row table:style-name="ro1">
          <table:table-cell office:value-type="float" office:value="0.000054752464099801" calcext:value-type="float">
            <text:p>5.4752464099801E-05</text:p>
          </table:table-cell>
          <table:table-cell office:value-type="float" office:value="0.000034869" calcext:value-type="float">
            <text:p>0.000034869</text:p>
          </table:table-cell>
          <table:table-cell table:formula="of:=100*ABS(([.A395]-[.B395])/[.A395])" office:value-type="float" office:value="36.3151949902348" calcext:value-type="float">
            <text:p>36.3151949902348</text:p>
          </table:table-cell>
          <table:table-cell table:number-columns-repeated="3"/>
        </table:table-row>
        <table:table-row table:style-name="ro1">
          <table:table-cell office:value-type="float" office:value="0.0000556131671459197" calcext:value-type="float">
            <text:p>5.56131671459197E-05</text:p>
          </table:table-cell>
          <table:table-cell office:value-type="float" office:value="0.000036236" calcext:value-type="float">
            <text:p>0.000036236</text:p>
          </table:table-cell>
          <table:table-cell table:formula="of:=100*ABS(([.A396]-[.B396])/[.A396])" office:value-type="float" office:value="34.8427686110327" calcext:value-type="float">
            <text:p>34.8427686110327</text:p>
          </table:table-cell>
          <table:table-cell table:number-columns-repeated="3"/>
        </table:table-row>
        <table:table-row table:style-name="ro1">
          <table:table-cell office:value-type="float" office:value="0.0000564905603176318" calcext:value-type="float">
            <text:p>5.64905603176318E-05</text:p>
          </table:table-cell>
          <table:table-cell office:value-type="float" office:value="0.000037706" calcext:value-type="float">
            <text:p>0.000037706</text:p>
          </table:table-cell>
          <table:table-cell table:formula="of:=100*ABS(([.A397]-[.B397])/[.A397])" office:value-type="float" office:value="33.2525650515964" calcext:value-type="float">
            <text:p>33.2525650515964</text:p>
          </table:table-cell>
          <table:table-cell table:number-columns-repeated="3"/>
        </table:table-row>
        <table:table-row table:style-name="ro1">
          <table:table-cell office:value-type="float" office:value="0.0000573834421850066" calcext:value-type="float">
            <text:p>5.73834421850066E-05</text:p>
          </table:table-cell>
          <table:table-cell office:value-type="float" office:value="0.000039177" calcext:value-type="float">
            <text:p>0.000039177</text:p>
          </table:table-cell>
          <table:table-cell table:formula="of:=100*ABS(([.A398]-[.B398])/[.A398])" office:value-type="float" office:value="31.7276926788538" calcext:value-type="float">
            <text:p>31.7276926788538</text:p>
          </table:table-cell>
          <table:table-cell table:number-columns-repeated="3"/>
        </table:table-row>
        <table:table-row table:style-name="ro1">
          <table:table-cell office:value-type="float" office:value="0.0000582919380017512" calcext:value-type="float">
            <text:p>5.82919380017512E-05</text:p>
          </table:table-cell>
          <table:table-cell office:value-type="float" office:value="0.000040647" calcext:value-type="float">
            <text:p>0.000040647</text:p>
          </table:table-cell>
          <table:table-cell table:formula="of:=100*ABS(([.A399]-[.B399])/[.A399])" office:value-type="float" office:value="30.2699457362716" calcext:value-type="float">
            <text:p>30.2699457362716</text:p>
          </table:table-cell>
          <table:table-cell table:number-columns-repeated="3"/>
        </table:table-row>
        <table:table-row table:style-name="ro1">
          <table:table-cell office:value-type="float" office:value="0.0000592149275520962" calcext:value-type="float">
            <text:p>5.92149275520962E-05</text:p>
          </table:table-cell>
          <table:table-cell office:value-type="float" office:value="0.000042118" calcext:value-type="float">
            <text:p>0.000042118</text:p>
          </table:table-cell>
          <table:table-cell table:formula="of:=100*ABS(([.A400]-[.B400])/[.A400])" office:value-type="float" office:value="28.8726648142137" calcext:value-type="float">
            <text:p>28.8726648142137</text:p>
          </table:table-cell>
          <table:table-cell table:number-columns-repeated="3"/>
        </table:table-row>
        <table:table-row table:style-name="ro1">
          <table:table-cell office:value-type="float" office:value="0.0000601512663623967" calcext:value-type="float">
            <text:p>6.01512663623967E-05</text:p>
          </table:table-cell>
          <table:table-cell office:value-type="float" office:value="0.000043588" calcext:value-type="float">
            <text:p>0.000043588</text:p>
          </table:table-cell>
          <table:table-cell table:formula="of:=100*ABS(([.A401]-[.B401])/[.A401])" office:value-type="float" office:value="27.5360227041723" calcext:value-type="float">
            <text:p>27.5360227041723</text:p>
          </table:table-cell>
          <table:table-cell table:number-columns-repeated="3"/>
        </table:table-row>
        <table:table-row table:style-name="ro1">
          <table:table-cell office:value-type="float" office:value="0.0000611012602816014" calcext:value-type="float">
            <text:p>6.11012602816014E-05</text:p>
          </table:table-cell>
          <table:table-cell office:value-type="float" office:value="0.000045101" calcext:value-type="float">
            <text:p>0.000045101</text:p>
          </table:table-cell>
          <table:table-cell table:formula="of:=100*ABS(([.A402]-[.B402])/[.A402])" office:value-type="float" office:value="26.1864652346939" calcext:value-type="float">
            <text:p>26.1864652346939</text:p>
          </table:table-cell>
          <table:table-cell table:number-columns-repeated="3"/>
        </table:table-row>
        <table:table-row table:style-name="ro1">
          <table:table-cell office:value-type="float" office:value="0.0000620554151384067" calcext:value-type="float">
            <text:p>6.20554151384067E-05</text:p>
          </table:table-cell>
          <table:table-cell office:value-type="float" office:value="0.000046642" calcext:value-type="float">
            <text:p>0.000046642</text:p>
          </table:table-cell>
          <table:table-cell table:formula="of:=100*ABS(([.A403]-[.B403])/[.A403])" office:value-type="float" office:value="24.8381468467" calcext:value-type="float">
            <text:p>24.8381468467</text:p>
          </table:table-cell>
          <table:table-cell table:number-columns-repeated="3"/>
        </table:table-row>
        <table:table-row table:style-name="ro1">
          <table:table-cell office:value-type="float" office:value="0.0000630212759153605" calcext:value-type="float">
            <text:p>6.30212759153605E-05</text:p>
          </table:table-cell>
          <table:table-cell office:value-type="float" office:value="0.000048183" calcext:value-type="float">
            <text:p>0.000048183</text:p>
          </table:table-cell>
          <table:table-cell table:formula="of:=100*ABS(([.A404]-[.B404])/[.A404])" office:value-type="float" office:value="23.5448675067905" calcext:value-type="float">
            <text:p>23.5448675067905</text:p>
          </table:table-cell>
          <table:table-cell table:number-columns-repeated="3"/>
        </table:table-row>
        <table:table-row table:style-name="ro1">
          <table:table-cell office:value-type="float" office:value="0.0000639990022578477" calcext:value-type="float">
            <text:p>6.39990022578477E-05</text:p>
          </table:table-cell>
          <table:table-cell office:value-type="float" office:value="0.000049724" calcext:value-type="float">
            <text:p>0.000049724</text:p>
          </table:table-cell>
          <table:table-cell table:formula="of:=100*ABS(([.A405]-[.B405])/[.A405])" office:value-type="float" office:value="22.3050387572211" calcext:value-type="float">
            <text:p>22.3050387572211</text:p>
          </table:table-cell>
          <table:table-cell table:number-columns-repeated="3"/>
        </table:table-row>
        <table:table-row table:style-name="ro1">
          <table:table-cell office:value-type="float" office:value="0.0000649877126386212" calcext:value-type="float">
            <text:p>6.49877126386212E-05</text:p>
          </table:table-cell>
          <table:table-cell office:value-type="float" office:value="0.000051266" calcext:value-type="float">
            <text:p>0.000051266</text:p>
          </table:table-cell>
          <table:table-cell table:formula="of:=100*ABS(([.A406]-[.B406])/[.A406])" office:value-type="float" office:value="21.1143185095986" calcext:value-type="float">
            <text:p>21.1143185095986</text:p>
          </table:table-cell>
          <table:table-cell table:number-columns-repeated="3"/>
        </table:table-row>
        <table:table-row table:style-name="ro1">
          <table:table-cell office:value-type="float" office:value="0.0000659869133237796" calcext:value-type="float">
            <text:p>6.59869133237796E-05</text:p>
          </table:table-cell>
          <table:table-cell office:value-type="float" office:value="0.000052807" calcext:value-type="float">
            <text:p>0.000052807</text:p>
          </table:table-cell>
          <table:table-cell table:formula="of:=100*ABS(([.A407]-[.B407])/[.A407])" office:value-type="float" office:value="19.9735260522179" calcext:value-type="float">
            <text:p>19.9735260522179</text:p>
          </table:table-cell>
          <table:table-cell table:number-columns-repeated="3"/>
        </table:table-row>
        <table:table-row table:style-name="ro1">
          <table:table-cell office:value-type="float" office:value="0.0000669961349482192" calcext:value-type="float">
            <text:p>6.69961349482192E-05</text:p>
          </table:table-cell>
          <table:table-cell office:value-type="float" office:value="0.000054353" calcext:value-type="float">
            <text:p>0.000054353</text:p>
          </table:table-cell>
          <table:table-cell table:formula="of:=100*ABS(([.A408]-[.B408])/[.A408])" office:value-type="float" office:value="18.87143931212" calcext:value-type="float">
            <text:p>18.87143931212</text:p>
          </table:table-cell>
          <table:table-cell table:number-columns-repeated="3"/>
        </table:table-row>
        <table:table-row table:style-name="ro1">
          <table:table-cell office:value-type="float" office:value="0.0000680141076027614" calcext:value-type="float">
            <text:p>6.80141076027614E-05</text:p>
          </table:table-cell>
          <table:table-cell office:value-type="float" office:value="0.0000559" calcext:value-type="float">
            <text:p>0.0000559</text:p>
          </table:table-cell>
          <table:table-cell table:formula="of:=100*ABS(([.A409]-[.B409])/[.A409])" office:value-type="float" office:value="17.8111689320607" calcext:value-type="float">
            <text:p>17.8111689320607</text:p>
          </table:table-cell>
          <table:table-cell table:number-columns-repeated="3"/>
        </table:table-row>
        <table:table-row table:style-name="ro1">
          <table:table-cell office:value-type="float" office:value="0.0000690426378406851" calcext:value-type="float">
            <text:p>6.90426378406851E-05</text:p>
          </table:table-cell>
          <table:table-cell office:value-type="float" office:value="0.000057448" calcext:value-type="float">
            <text:p>0.000057448</text:p>
          </table:table-cell>
          <table:table-cell table:formula="of:=100*ABS(([.A410]-[.B410])/[.A410])" office:value-type="float" office:value="16.7934456204289" calcext:value-type="float">
            <text:p>16.7934456204289</text:p>
          </table:table-cell>
          <table:table-cell table:number-columns-repeated="3"/>
        </table:table-row>
        <table:table-row table:style-name="ro1">
          <table:table-cell office:value-type="float" office:value="0.0000700702957464859" calcext:value-type="float">
            <text:p>7.00702957464859E-05</text:p>
          </table:table-cell>
          <table:table-cell office:value-type="float" office:value="0.000058996" calcext:value-type="float">
            <text:p>0.000058996</text:p>
          </table:table-cell>
          <table:table-cell table:formula="of:=100*ABS(([.A411]-[.B411])/[.A411])" office:value-type="float" office:value="15.8045511703742" calcext:value-type="float">
            <text:p>15.8045511703742</text:p>
          </table:table-cell>
          <table:table-cell table:number-columns-repeated="3"/>
        </table:table-row>
        <table:table-row table:style-name="ro1">
          <table:table-cell office:value-type="float" office:value="0.0000711025693839541" calcext:value-type="float">
            <text:p>7.11025693839541E-05</text:p>
          </table:table-cell>
          <table:table-cell office:value-type="float" office:value="0.000060544" calcext:value-type="float">
            <text:p>0.000060544</text:p>
          </table:table-cell>
          <table:table-cell table:formula="of:=100*ABS(([.A412]-[.B412])/[.A412])" office:value-type="float" office:value="14.8497719216555" calcext:value-type="float">
            <text:p>14.8497719216555</text:p>
          </table:table-cell>
          <table:table-cell table:number-columns-repeated="3"/>
        </table:table-row>
        <table:table-row table:style-name="ro1">
          <table:table-cell office:value-type="float" office:value="0.0000721421428084861" calcext:value-type="float">
            <text:p>7.21421428084861E-05</text:p>
          </table:table-cell>
          <table:table-cell office:value-type="float" office:value="0.000062092" calcext:value-type="float">
            <text:p>0.000062092</text:p>
          </table:table-cell>
          <table:table-cell table:formula="of:=100*ABS(([.A413]-[.B413])/[.A413])" office:value-type="float" office:value="13.9310289620395" calcext:value-type="float">
            <text:p>13.9310289620395</text:p>
          </table:table-cell>
          <table:table-cell table:number-columns-repeated="3"/>
        </table:table-row>
        <table:table-row table:style-name="ro1">
          <table:table-cell office:value-type="float" office:value="0.0000731894812455998" calcext:value-type="float">
            <text:p>0.0000731894812455998</text:p>
          </table:table-cell>
          <table:table-cell office:value-type="float" office:value="0.000063622" calcext:value-type="float">
            <text:p>0.000063622</text:p>
          </table:table-cell>
          <table:table-cell table:formula="of:=100*ABS(([.A414]-[.B414])/[.A414])" office:value-type="float" office:value="13.072208031499" calcext:value-type="float">
            <text:p>13.072208031499</text:p>
          </table:table-cell>
          <table:table-cell table:number-columns-repeated="3"/>
        </table:table-row>
        <table:table-row table:style-name="ro1">
          <table:table-cell office:value-type="float" office:value="0.0000742450419220031" calcext:value-type="float">
            <text:p>7.42450419220031E-05</text:p>
          </table:table-cell>
          <table:table-cell office:value-type="float" office:value="0.000065147" calcext:value-type="float">
            <text:p>0.000065147</text:p>
          </table:table-cell>
          <table:table-cell table:formula="of:=100*ABS(([.A415]-[.B415])/[.A415])" office:value-type="float" office:value="12.2540733852112" calcext:value-type="float">
            <text:p>12.2540733852112</text:p>
          </table:table-cell>
          <table:table-cell table:number-columns-repeated="3"/>
        </table:table-row>
        <table:table-row table:style-name="ro1">
          <table:table-cell office:value-type="float" office:value="0.0000753069346740392" calcext:value-type="float">
            <text:p>7.53069346740392E-05</text:p>
          </table:table-cell>
          <table:table-cell office:value-type="float" office:value="0.000066672" calcext:value-type="float">
            <text:p>0.000066672</text:p>
          </table:table-cell>
          <table:table-cell table:formula="of:=100*ABS(([.A416]-[.B416])/[.A416])" office:value-type="float" office:value="11.4663207464424" calcext:value-type="float">
            <text:p>11.4663207464424</text:p>
          </table:table-cell>
          <table:table-cell table:number-columns-repeated="3"/>
        </table:table-row>
        <table:table-row table:style-name="ro1">
          <table:table-cell office:value-type="float" office:value="0.0000763757949614929" calcext:value-type="float">
            <text:p>7.63757949614929E-05</text:p>
          </table:table-cell>
          <table:table-cell office:value-type="float" office:value="0.000068197" calcext:value-type="float">
            <text:p>0.000068197</text:p>
          </table:table-cell>
          <table:table-cell table:formula="of:=100*ABS(([.A417]-[.B417])/[.A417])" office:value-type="float" office:value="10.7086217113897" calcext:value-type="float">
            <text:p>10.7086217113897</text:p>
          </table:table-cell>
          <table:table-cell table:number-columns-repeated="3"/>
        </table:table-row>
        <table:table-row table:style-name="ro1">
          <table:table-cell office:value-type="float" office:value="0.0000774510460097215" calcext:value-type="float">
            <text:p>7.74510460097215E-05</text:p>
          </table:table-cell>
          <table:table-cell office:value-type="float" office:value="0.000069722" calcext:value-type="float">
            <text:p>0.000069722</text:p>
          </table:table-cell>
          <table:table-cell table:formula="of:=100*ABS(([.A418]-[.B418])/[.A418])" office:value-type="float" office:value="9.97926614025508" calcext:value-type="float">
            <text:p>9.97926614025508</text:p>
          </table:table-cell>
          <table:table-cell table:number-columns-repeated="3"/>
        </table:table-row>
        <table:table-row table:style-name="ro1">
          <table:table-cell office:value-type="float" office:value="0.0000785288761475675" calcext:value-type="float">
            <text:p>7.85288761475675E-05</text:p>
          </table:table-cell>
          <table:table-cell office:value-type="float" office:value="0.000071247" calcext:value-type="float">
            <text:p>0.000071247</text:p>
          </table:table-cell>
          <table:table-cell table:formula="of:=100*ABS(([.A419]-[.B419])/[.A419])" office:value-type="float" office:value="9.27286433322155" calcext:value-type="float">
            <text:p>9.27286433322155</text:p>
          </table:table-cell>
          <table:table-cell table:number-columns-repeated="3"/>
        </table:table-row>
        <table:table-row table:style-name="ro1">
          <table:table-cell office:value-type="float" office:value="0.0000796018191563484" calcext:value-type="float">
            <text:p>7.96018191563484E-05</text:p>
          </table:table-cell>
          <table:table-cell office:value-type="float" office:value="0.000072741" calcext:value-type="float">
            <text:p>0.000072741</text:p>
          </table:table-cell>
          <table:table-cell table:formula="of:=100*ABS(([.A420]-[.B420])/[.A420])" office:value-type="float" office:value="8.6189225686826" calcext:value-type="float">
            <text:p>8.6189225686826</text:p>
          </table:table-cell>
          <table:table-cell table:number-columns-repeated="3"/>
        </table:table-row>
        <table:table-row table:style-name="ro1">
          <table:table-cell office:value-type="float" office:value="0.0000806806414017638" calcext:value-type="float">
            <text:p>8.06806414017638E-05</text:p>
          </table:table-cell>
          <table:table-cell office:value-type="float" office:value="0.000074229" calcext:value-type="float">
            <text:p>0.000074229</text:p>
          </table:table-cell>
          <table:table-cell table:formula="of:=100*ABS(([.A421]-[.B421])/[.A421])" office:value-type="float" office:value="7.99651724338268" calcext:value-type="float">
            <text:p>7.99651724338268</text:p>
          </table:table-cell>
          <table:table-cell table:number-columns-repeated="3"/>
        </table:table-row>
        <table:table-row table:style-name="ro1">
          <table:table-cell office:value-type="float" office:value="0.0000817651101693137" calcext:value-type="float">
            <text:p>8.17651101693137E-05</text:p>
          </table:table-cell>
          <table:table-cell office:value-type="float" office:value="0.000075718" calcext:value-type="float">
            <text:p>0.000075718</text:p>
          </table:table-cell>
          <table:table-cell table:formula="of:=100*ABS(([.A422]-[.B422])/[.A422])" office:value-type="float" office:value="7.39570968202908" calcext:value-type="float">
            <text:p>7.39570968202908</text:p>
          </table:table-cell>
          <table:table-cell table:number-columns-repeated="3"/>
        </table:table-row>
        <table:table-row table:style-name="ro1">
          <table:table-cell office:value-type="float" office:value="0.000082855003741476" calcext:value-type="float">
            <text:p>8.2855003741476E-05</text:p>
          </table:table-cell>
          <table:table-cell office:value-type="float" office:value="0.000077206" calcext:value-type="float">
            <text:p>0.000077206</text:p>
          </table:table-cell>
          <table:table-cell table:formula="of:=100*ABS(([.A423]-[.B423])/[.A423])" office:value-type="float" office:value="6.81793915440762" calcext:value-type="float">
            <text:p>6.81793915440762</text:p>
          </table:table-cell>
          <table:table-cell table:number-columns-repeated="3"/>
        </table:table-row>
        <table:table-row table:style-name="ro1">
          <table:table-cell office:value-type="float" office:value="0.00008395084585637" calcext:value-type="float">
            <text:p>8.395084585637E-05</text:p>
          </table:table-cell>
          <table:table-cell office:value-type="float" office:value="0.000078694" calcext:value-type="float">
            <text:p>0.000078694</text:p>
          </table:table-cell>
          <table:table-cell table:formula="of:=100*ABS(([.A424]-[.B424])/[.A424])" office:value-type="float" office:value="6.26181404457063" calcext:value-type="float">
            <text:p>6.26181404457063</text:p>
          </table:table-cell>
          <table:table-cell table:number-columns-repeated="3"/>
        </table:table-row>
        <table:table-row table:style-name="ro1">
          <table:table-cell office:value-type="float" office:value="0.0000850509598887632" calcext:value-type="float">
            <text:p>8.50509598887632E-05</text:p>
          </table:table-cell>
          <table:table-cell office:value-type="float" office:value="0.000080182" calcext:value-type="float">
            <text:p>0.000080182</text:p>
          </table:table-cell>
          <table:table-cell table:formula="of:=100*ABS(([.A425]-[.B425])/[.A425])" office:value-type="float" office:value="5.72475595235044" calcext:value-type="float">
            <text:p>5.72475595235044</text:p>
          </table:table-cell>
          <table:table-cell table:number-columns-repeated="3"/>
        </table:table-row>
        <table:table-row table:style-name="ro1">
          <table:table-cell office:value-type="float" office:value="0.0000861558941454385" calcext:value-type="float">
            <text:p>8.61558941454385E-05</text:p>
          </table:table-cell>
          <table:table-cell office:value-type="float" office:value="0.000081631" calcext:value-type="float">
            <text:p>0.000081631</text:p>
          </table:table-cell>
          <table:table-cell table:formula="of:=100*ABS(([.A426]-[.B426])/[.A426])" office:value-type="float" office:value="5.25198442929519" calcext:value-type="float">
            <text:p>5.25198442929519</text:p>
          </table:table-cell>
          <table:table-cell table:number-columns-repeated="3"/>
        </table:table-row>
        <table:table-row table:style-name="ro1">
          <table:table-cell office:value-type="float" office:value="0.0000872654655290396" calcext:value-type="float">
            <text:p>8.72654655290396E-05</text:p>
          </table:table-cell>
          <table:table-cell office:value-type="float" office:value="0.000083077" calcext:value-type="float">
            <text:p>0.000083077</text:p>
          </table:table-cell>
          <table:table-cell table:formula="of:=100*ABS(([.A427]-[.B427])/[.A427])" office:value-type="float" office:value="4.79968278819964" calcext:value-type="float">
            <text:p>4.79968278819964</text:p>
          </table:table-cell>
          <table:table-cell table:number-columns-repeated="3"/>
        </table:table-row>
        <table:table-row table:style-name="ro1">
          <table:table-cell office:value-type="float" office:value="0.0000883659957279948" calcext:value-type="float">
            <text:p>8.83659957279948E-05</text:p>
          </table:table-cell>
          <table:table-cell office:value-type="float" office:value="0.000084522" calcext:value-type="float">
            <text:p>0.000084522</text:p>
          </table:table-cell>
          <table:table-cell table:formula="of:=100*ABS(([.A428]-[.B428])/[.A428])" office:value-type="float" office:value="4.3500847767588" calcext:value-type="float">
            <text:p>4.3500847767588</text:p>
          </table:table-cell>
          <table:table-cell table:number-columns-repeated="3"/>
        </table:table-row>
        <table:table-row table:style-name="ro1">
          <table:table-cell office:value-type="float" office:value="0.000089470198574721" calcext:value-type="float">
            <text:p>8.9470198574721E-05</text:p>
          </table:table-cell>
          <table:table-cell office:value-type="float" office:value="0.000085968" calcext:value-type="float">
            <text:p>0.000085968</text:p>
          </table:table-cell>
          <table:table-cell table:formula="of:=100*ABS(([.A429]-[.B429])/[.A429])" office:value-type="float" office:value="3.91437442915262" calcext:value-type="float">
            <text:p>3.91437442915262</text:p>
          </table:table-cell>
          <table:table-cell table:number-columns-repeated="3"/>
        </table:table-row>
        <table:table-row table:style-name="ro1">
          <table:table-cell office:value-type="float" office:value="0.000090580047366956" calcext:value-type="float">
            <text:p>9.0580047366956E-05</text:p>
          </table:table-cell>
          <table:table-cell office:value-type="float" office:value="0.000087413" calcext:value-type="float">
            <text:p>0.000087413</text:p>
          </table:table-cell>
          <table:table-cell table:formula="of:=100*ABS(([.A430]-[.B430])/[.A430])" office:value-type="float" office:value="3.49640727623575" calcext:value-type="float">
            <text:p>3.49640727623575</text:p>
          </table:table-cell>
          <table:table-cell table:number-columns-repeated="3"/>
        </table:table-row>
        <table:table-row table:style-name="ro1">
          <table:table-cell office:value-type="float" office:value="0.0000916932605156999" calcext:value-type="float">
            <text:p>0.0000916932605156999</text:p>
          </table:table-cell>
          <table:table-cell office:value-type="float" office:value="0.000088858" calcext:value-type="float">
            <text:p>0.000088858</text:p>
          </table:table-cell>
          <table:table-cell table:formula="of:=100*ABS(([.A431]-[.B431])/[.A431])" office:value-type="float" office:value="3.09211440377823" calcext:value-type="float">
            <text:p>3.09211440377823</text:p>
          </table:table-cell>
          <table:table-cell table:number-columns-repeated="3"/>
        </table:table-row>
        <table:table-row table:style-name="ro1">
          <table:table-cell office:value-type="float" office:value="0.0000928097002257846" calcext:value-type="float">
            <text:p>9.28097002257846E-05</text:p>
          </table:table-cell>
          <table:table-cell office:value-type="float" office:value="0.000090259" calcext:value-type="float">
            <text:p>0.000090259</text:p>
          </table:table-cell>
          <table:table-cell table:formula="of:=100*ABS(([.A432]-[.B432])/[.A432])" office:value-type="float" office:value="2.74831210485469" calcext:value-type="float">
            <text:p>2.74831210485469</text:p>
          </table:table-cell>
          <table:table-cell table:number-columns-repeated="3"/>
        </table:table-row>
        <table:table-row table:style-name="ro1">
          <table:table-cell office:value-type="float" office:value="0.0000939313452368271" calcext:value-type="float">
            <text:p>9.39313452368271E-05</text:p>
          </table:table-cell>
          <table:table-cell office:value-type="float" office:value="0.00009166" calcext:value-type="float">
            <text:p>0.00009166</text:p>
          </table:table-cell>
          <table:table-cell table:formula="of:=100*ABS(([.A433]-[.B433])/[.A433])" office:value-type="float" office:value="2.41809082058858" calcext:value-type="float">
            <text:p>2.41809082058858</text:p>
          </table:table-cell>
          <table:table-cell table:number-columns-repeated="3"/>
        </table:table-row>
        <table:table-row table:style-name="ro1">
          <table:table-cell office:value-type="float" office:value="0.000095055920262759" calcext:value-type="float">
            <text:p>9.5055920262759E-05</text:p>
          </table:table-cell>
          <table:table-cell office:value-type="float" office:value="0.00009306" calcext:value-type="float">
            <text:p>0.00009306</text:p>
          </table:table-cell>
          <table:table-cell table:formula="of:=100*ABS(([.A434]-[.B434])/[.A434])" office:value-type="float" office:value="2.09973272284545" calcext:value-type="float">
            <text:p>2.09973272284545</text:p>
          </table:table-cell>
          <table:table-cell table:number-columns-repeated="3"/>
        </table:table-row>
        <table:table-row table:style-name="ro1">
          <table:table-cell office:value-type="float" office:value="0.0000961833333223589" calcext:value-type="float">
            <text:p>9.61833333223589E-05</text:p>
          </table:table-cell>
          <table:table-cell office:value-type="float" office:value="0.000094461" calcext:value-type="float">
            <text:p>0.000094461</text:p>
          </table:table-cell>
          <table:table-cell table:formula="of:=100*ABS(([.A435]-[.B435])/[.A435])" office:value-type="float" office:value="1.79067751435324" calcext:value-type="float">
            <text:p>1.79067751435324</text:p>
          </table:table-cell>
          <table:table-cell table:number-columns-repeated="3"/>
        </table:table-row>
        <table:table-row table:style-name="ro1">
          <table:table-cell office:value-type="float" office:value="0.0000973079368294283" calcext:value-type="float">
            <text:p>9.73079368294283E-05</text:p>
          </table:table-cell>
          <table:table-cell office:value-type="float" office:value="0.000095862" calcext:value-type="float">
            <text:p>0.000095862</text:p>
          </table:table-cell>
          <table:table-cell table:formula="of:=100*ABS(([.A436]-[.B436])/[.A436])" office:value-type="float" office:value="1.48593925278967" calcext:value-type="float">
            <text:p>1.48593925278967</text:p>
          </table:table-cell>
          <table:table-cell table:number-columns-repeated="3"/>
        </table:table-row>
        <table:table-row table:style-name="ro1">
          <table:table-cell office:value-type="float" office:value="0.0000984310268665323" calcext:value-type="float">
            <text:p>9.84310268665323E-05</text:p>
          </table:table-cell>
          <table:table-cell office:value-type="float" office:value="0.000097259" calcext:value-type="float">
            <text:p>0.000097259</text:p>
          </table:table-cell>
          <table:table-cell table:formula="of:=100*ABS(([.A437]-[.B437])/[.A437])" office:value-type="float" office:value="1.1907087671873" calcext:value-type="float">
            <text:p>1.1907087671873</text:p>
          </table:table-cell>
          <table:table-cell table:number-columns-repeated="3"/>
        </table:table-row>
        <table:table-row table:style-name="ro1">
          <table:table-cell office:value-type="float" office:value="0.0000995587757658761" calcext:value-type="float">
            <text:p>9.95587757658761E-05</text:p>
          </table:table-cell>
          <table:table-cell office:value-type="float" office:value="0.000098616" calcext:value-type="float">
            <text:p>0.000098616</text:p>
          </table:table-cell>
          <table:table-cell table:formula="of:=100*ABS(([.A438]-[.B438])/[.A438])" office:value-type="float" office:value="0.946953956216941" calcext:value-type="float">
            <text:p>0.946953956216941</text:p>
          </table:table-cell>
          <table:table-cell table:number-columns-repeated="3"/>
        </table:table-row>
        <table:table-row table:style-name="ro1">
          <table:table-cell office:value-type="float" office:value="0.000100688249522971" calcext:value-type="float">
            <text:p>0.000100688249522971</text:p>
          </table:table-cell>
          <table:table-cell office:value-type="float" office:value="0.000099972" calcext:value-type="float">
            <text:p>0.000099972</text:p>
          </table:table-cell>
          <table:table-cell table:formula="of:=100*ABS(([.A439]-[.B439])/[.A439])" office:value-type="float" office:value="0.711353634971332" calcext:value-type="float">
            <text:p>0.711353634971332</text:p>
          </table:table-cell>
          <table:table-cell table:number-columns-repeated="3"/>
        </table:table-row>
        <table:table-row table:style-name="ro1">
          <table:table-cell office:value-type="float" office:value="0.000101821417732224" calcext:value-type="float">
            <text:p>0.000101821417732224</text:p>
          </table:table-cell>
          <table:table-cell office:value-type="float" office:value="0.00010133" calcext:value-type="float">
            <text:p>0.00010133</text:p>
          </table:table-cell>
          <table:table-cell table:formula="of:=100*ABS(([.A440]-[.B440])/[.A440])" office:value-type="float" office:value="0.482627077061597" calcext:value-type="float">
            <text:p>0.482627077061597</text:p>
          </table:table-cell>
          <table:table-cell table:number-columns-repeated="3"/>
        </table:table-row>
        <table:table-row table:style-name="ro1">
          <table:table-cell office:value-type="float" office:value="0.000102957607324568" calcext:value-type="float">
            <text:p>0.000102957607324568</text:p>
          </table:table-cell>
          <table:table-cell office:value-type="float" office:value="0.00010269" calcext:value-type="float">
            <text:p>0.00010269</text:p>
          </table:table-cell>
          <table:table-cell table:formula="of:=100*ABS(([.A441]-[.B441])/[.A441])" office:value-type="float" office:value="0.259919914149403" calcext:value-type="float">
            <text:p>0.259919914149403</text:p>
          </table:table-cell>
          <table:table-cell table:number-columns-repeated="3"/>
        </table:table-row>
        <table:table-row table:style-name="ro1">
          <table:table-cell office:value-type="float" office:value="0.000104096537238277" calcext:value-type="float">
            <text:p>0.000104096537238277</text:p>
          </table:table-cell>
          <table:table-cell office:value-type="float" office:value="0.00010404" calcext:value-type="float">
            <text:p>0.00010404</text:p>
          </table:table-cell>
          <table:table-cell table:formula="of:=100*ABS(([.A442]-[.B442])/[.A442])" office:value-type="float" office:value="0.0543123141047738" calcext:value-type="float">
            <text:p>0.0543123141047738</text:p>
          </table:table-cell>
          <table:table-cell table:number-columns-repeated="3"/>
        </table:table-row>
        <table:table-row table:style-name="ro1">
          <table:table-cell office:value-type="float" office:value="0.00010523755489843" calcext:value-type="float">
            <text:p>0.00010523755489843</text:p>
          </table:table-cell>
          <table:table-cell office:value-type="float" office:value="0.00010539" calcext:value-type="float">
            <text:p>0.00010539</text:p>
          </table:table-cell>
          <table:table-cell table:formula="of:=100*ABS(([.A443]-[.B443])/[.A443])" office:value-type="float" office:value="0.144858080100265" calcext:value-type="float">
            <text:p>0.144858080100265</text:p>
          </table:table-cell>
          <table:table-cell table:number-columns-repeated="3"/>
        </table:table-row>
        <table:table-row table:style-name="ro1">
          <table:table-cell office:value-type="float" office:value="0.00010637993779374" calcext:value-type="float">
            <text:p>0.00010637993779374</text:p>
          </table:table-cell>
          <table:table-cell office:value-type="float" office:value="0.00010671" calcext:value-type="float">
            <text:p>0.00010671</text:p>
          </table:table-cell>
          <table:table-cell table:formula="of:=100*ABS(([.A444]-[.B444])/[.A444])" office:value-type="float" office:value="0.310267342795332" calcext:value-type="float">
            <text:p>0.310267342795332</text:p>
          </table:table-cell>
          <table:table-cell table:number-columns-repeated="3"/>
        </table:table-row>
        <table:table-row table:style-name="ro1">
          <table:table-cell office:value-type="float" office:value="0.000107518755442946" calcext:value-type="float">
            <text:p>0.000107518755442946</text:p>
          </table:table-cell>
          <table:table-cell office:value-type="float" office:value="0.00010802" calcext:value-type="float">
            <text:p>0.00010802</text:p>
          </table:table-cell>
          <table:table-cell table:formula="of:=100*ABS(([.A445]-[.B445])/[.A445])" office:value-type="float" office:value="0.466192670282655" calcext:value-type="float">
            <text:p>0.466192670282655</text:p>
          </table:table-cell>
          <table:table-cell table:number-columns-repeated="3"/>
        </table:table-row>
        <table:table-row table:style-name="ro1">
          <table:table-cell office:value-type="float" office:value="0.000108660873731072" calcext:value-type="float">
            <text:p>0.000108660873731072</text:p>
          </table:table-cell>
          <table:table-cell office:value-type="float" office:value="0.00010934" calcext:value-type="float">
            <text:p>0.00010934</text:p>
          </table:table-cell>
          <table:table-cell table:formula="of:=100*ABS(([.A446]-[.B446])/[.A446])" office:value-type="float" office:value="0.62499614222564" calcext:value-type="float">
            <text:p>0.62499614222564</text:p>
          </table:table-cell>
          <table:table-cell table:number-columns-repeated="3"/>
        </table:table-row>
        <table:table-row table:style-name="ro1">
          <table:table-cell office:value-type="float" office:value="0.000109805449937606" calcext:value-type="float">
            <text:p>0.000109805449937606</text:p>
          </table:table-cell>
          <table:table-cell office:value-type="float" office:value="0.00011065" calcext:value-type="float">
            <text:p>0.00011065</text:p>
          </table:table-cell>
          <table:table-cell table:formula="of:=100*ABS(([.A447]-[.B447])/[.A447])" office:value-type="float" office:value="0.769133101202482" calcext:value-type="float">
            <text:p>0.769133101202482</text:p>
          </table:table-cell>
          <table:table-cell table:number-columns-repeated="3"/>
        </table:table-row>
        <table:table-row table:style-name="ro1">
          <table:table-cell office:value-type="float" office:value="0.000110951632295338" calcext:value-type="float">
            <text:p>0.000110951632295338</text:p>
          </table:table-cell>
          <table:table-cell office:value-type="float" office:value="0.00011197" calcext:value-type="float">
            <text:p>0.00011197</text:p>
          </table:table-cell>
          <table:table-cell table:formula="of:=100*ABS(([.A448]-[.B448])/[.A448])" office:value-type="float" office:value="0.917848330478596" calcext:value-type="float">
            <text:p>0.917848330478596</text:p>
          </table:table-cell>
          <table:table-cell table:number-columns-repeated="3"/>
        </table:table-row>
        <table:table-row table:style-name="ro1">
          <table:table-cell office:value-type="float" office:value="0.000112100896254223" calcext:value-type="float">
            <text:p>0.000112100896254223</text:p>
          </table:table-cell>
          <table:table-cell office:value-type="float" office:value="0.00011327" calcext:value-type="float">
            <text:p>0.00011327</text:p>
          </table:table-cell>
          <table:table-cell table:formula="of:=100*ABS(([.A449]-[.B449])/[.A449])" office:value-type="float" office:value="1.04290312106517" calcext:value-type="float">
            <text:p>1.04290312106517</text:p>
          </table:table-cell>
          <table:table-cell table:number-columns-repeated="3"/>
        </table:table-row>
        <table:table-row table:style-name="ro1">
          <table:table-cell office:value-type="float" office:value="0.000113251617436574" calcext:value-type="float">
            <text:p>0.000113251617436574</text:p>
          </table:table-cell>
          <table:table-cell office:value-type="float" office:value="0.00011455" calcext:value-type="float">
            <text:p>0.00011455</text:p>
          </table:table-cell>
          <table:table-cell table:formula="of:=100*ABS(([.A450]-[.B450])/[.A450])" office:value-type="float" office:value="1.14645829597415" calcext:value-type="float">
            <text:p>1.14645829597415</text:p>
          </table:table-cell>
          <table:table-cell table:number-columns-repeated="3"/>
        </table:table-row>
        <table:table-row table:style-name="ro1">
          <table:table-cell office:value-type="float" office:value="0.000114404667409158" calcext:value-type="float">
            <text:p>0.000114404667409158</text:p>
          </table:table-cell>
          <table:table-cell office:value-type="float" office:value="0.00011582" calcext:value-type="float">
            <text:p>0.00011582</text:p>
          </table:table-cell>
          <table:table-cell table:formula="of:=100*ABS(([.A451]-[.B451])/[.A451])" office:value-type="float" office:value="1.23712836451021" calcext:value-type="float">
            <text:p>1.23712836451021</text:p>
          </table:table-cell>
          <table:table-cell table:number-columns-repeated="3"/>
        </table:table-row>
        <table:table-row table:style-name="ro1">
          <table:table-cell office:value-type="float" office:value="0.000115559660825047" calcext:value-type="float">
            <text:p>0.000115559660825047</text:p>
          </table:table-cell>
          <table:table-cell office:value-type="float" office:value="0.0001171" calcext:value-type="float">
            <text:p>0.0001171</text:p>
          </table:table-cell>
          <table:table-cell table:formula="of:=100*ABS(([.A452]-[.B452])/[.A452])" office:value-type="float" office:value="1.33293847001212" calcext:value-type="float">
            <text:p>1.33293847001212</text:p>
          </table:table-cell>
          <table:table-cell table:number-columns-repeated="3"/>
        </table:table-row>
        <table:table-row table:style-name="ro1">
          <table:table-cell office:value-type="float" office:value="0.00011671423594832" calcext:value-type="float">
            <text:p>0.00011671423594832</text:p>
          </table:table-cell>
          <table:table-cell office:value-type="float" office:value="0.00011838" calcext:value-type="float">
            <text:p>0.00011838</text:p>
          </table:table-cell>
          <table:table-cell table:formula="of:=100*ABS(([.A453]-[.B453])/[.A453])" office:value-type="float" office:value="1.4272158303106" calcext:value-type="float">
            <text:p>1.4272158303106</text:p>
          </table:table-cell>
          <table:table-cell table:number-columns-repeated="3"/>
        </table:table-row>
        <table:table-row table:style-name="ro1">
          <table:table-cell office:value-type="float" office:value="0.000117870023436835" calcext:value-type="float">
            <text:p>0.000117870023436835</text:p>
          </table:table-cell>
          <table:table-cell office:value-type="float" office:value="0.00011965" calcext:value-type="float">
            <text:p>0.00011965</text:p>
          </table:table-cell>
          <table:table-cell table:formula="of:=100*ABS(([.A454]-[.B454])/[.A454])" office:value-type="float" office:value="1.51011810404789" calcext:value-type="float">
            <text:p>1.51011810404789</text:p>
          </table:table-cell>
          <table:table-cell table:number-columns-repeated="3"/>
        </table:table-row>
        <table:table-row table:style-name="ro1">
          <table:table-cell office:value-type="float" office:value="0.000119027143996653" calcext:value-type="float">
            <text:p>0.000119027143996653</text:p>
          </table:table-cell>
          <table:table-cell office:value-type="float" office:value="0.00012092" calcext:value-type="float">
            <text:p>0.00012092</text:p>
          </table:table-cell>
          <table:table-cell table:formula="of:=100*ABS(([.A455]-[.B455])/[.A455])" office:value-type="float" office:value="1.59027255446884" calcext:value-type="float">
            <text:p>1.59027255446884</text:p>
          </table:table-cell>
          <table:table-cell table:number-columns-repeated="3"/>
        </table:table-row>
        <table:table-row table:style-name="ro1">
          <table:table-cell office:value-type="float" office:value="0.000120186760069485" calcext:value-type="float">
            <text:p>0.000120186760069485</text:p>
          </table:table-cell>
          <table:table-cell office:value-type="float" office:value="0.00012216" calcext:value-type="float">
            <text:p>0.00012216</text:p>
          </table:table-cell>
          <table:table-cell table:formula="of:=100*ABS(([.A456]-[.B456])/[.A456])" office:value-type="float" office:value="1.64181140199969" calcext:value-type="float">
            <text:p>1.64181140199969</text:p>
          </table:table-cell>
          <table:table-cell table:number-columns-repeated="3"/>
        </table:table-row>
        <table:table-row table:style-name="ro1">
          <table:table-cell office:value-type="float" office:value="0.000121348206744064" calcext:value-type="float">
            <text:p>0.000121348206744064</text:p>
          </table:table-cell>
          <table:table-cell office:value-type="float" office:value="0.0001234" calcext:value-type="float">
            <text:p>0.0001234</text:p>
          </table:table-cell>
          <table:table-cell table:formula="of:=100*ABS(([.A457]-[.B457])/[.A457])" office:value-type="float" office:value="1.69083113050352" calcext:value-type="float">
            <text:p>1.69083113050352</text:p>
          </table:table-cell>
          <table:table-cell table:number-columns-repeated="3"/>
        </table:table-row>
        <table:table-row table:style-name="ro1">
          <table:table-cell office:value-type="float" office:value="0.000122511634688302" calcext:value-type="float">
            <text:p>0.000122511634688302</text:p>
          </table:table-cell>
          <table:table-cell office:value-type="float" office:value="0.00012464" calcext:value-type="float">
            <text:p>0.00012464</text:p>
          </table:table-cell>
          <table:table-cell table:formula="of:=100*ABS(([.A458]-[.B458])/[.A458])" office:value-type="float" office:value="1.73727606942221" calcext:value-type="float">
            <text:p>1.73727606942221</text:p>
          </table:table-cell>
          <table:table-cell table:number-columns-repeated="3"/>
        </table:table-row>
        <table:table-row table:style-name="ro1">
          <table:table-cell office:value-type="float" office:value="0.000123676593460525" calcext:value-type="float">
            <text:p>0.000123676593460525</text:p>
          </table:table-cell>
          <table:table-cell office:value-type="float" office:value="0.00012589" calcext:value-type="float">
            <text:p>0.00012589</text:p>
          </table:table-cell>
          <table:table-cell table:formula="of:=100*ABS(([.A459]-[.B459])/[.A459])" office:value-type="float" office:value="1.78967295067144" calcext:value-type="float">
            <text:p>1.78967295067144</text:p>
          </table:table-cell>
          <table:table-cell table:number-columns-repeated="3"/>
        </table:table-row>
        <table:table-row table:style-name="ro1">
          <table:table-cell office:value-type="float" office:value="0.000124844037667003" calcext:value-type="float">
            <text:p>0.000124844037667003</text:p>
          </table:table-cell>
          <table:table-cell office:value-type="float" office:value="0.00012713" calcext:value-type="float">
            <text:p>0.00012713</text:p>
          </table:table-cell>
          <table:table-cell table:formula="of:=100*ABS(([.A460]-[.B460])/[.A460])" office:value-type="float" office:value="1.83105447061447" calcext:value-type="float">
            <text:p>1.83105447061447</text:p>
          </table:table-cell>
          <table:table-cell table:number-columns-repeated="3"/>
        </table:table-row>
        <table:table-row table:style-name="ro1">
          <table:table-cell office:value-type="float" office:value="0.000126013927012057" calcext:value-type="float">
            <text:p>0.000126013927012057</text:p>
          </table:table-cell>
          <table:table-cell office:value-type="float" office:value="0.00012836" calcext:value-type="float">
            <text:p>0.00012836</text:p>
          </table:table-cell>
          <table:table-cell table:formula="of:=100*ABS(([.A461]-[.B461])/[.A461])" office:value-type="float" office:value="1.86175690542414" calcext:value-type="float">
            <text:p>1.86175690542414</text:p>
          </table:table-cell>
          <table:table-cell table:number-columns-repeated="3"/>
        </table:table-row>
        <table:table-row table:style-name="ro1">
          <table:table-cell office:value-type="float" office:value="0.000127185412799582" calcext:value-type="float">
            <text:p>0.000127185412799582</text:p>
          </table:table-cell>
          <table:table-cell office:value-type="float" office:value="0.00012957" calcext:value-type="float">
            <text:p>0.00012957</text:p>
          </table:table-cell>
          <table:table-cell table:formula="of:=100*ABS(([.A462]-[.B462])/[.A462])" office:value-type="float" office:value="1.87489048305872" calcext:value-type="float">
            <text:p>1.87489048305872</text:p>
          </table:table-cell>
          <table:table-cell table:number-columns-repeated="3"/>
        </table:table-row>
        <table:table-row table:style-name="ro1">
          <table:table-cell office:value-type="float" office:value="0.000128350333560143" calcext:value-type="float">
            <text:p>0.000128350333560143</text:p>
          </table:table-cell>
          <table:table-cell office:value-type="float" office:value="0.00013078" calcext:value-type="float">
            <text:p>0.00013078</text:p>
          </table:table-cell>
          <table:table-cell table:formula="of:=100*ABS(([.A463]-[.B463])/[.A463])" office:value-type="float" office:value="1.89299581268198" calcext:value-type="float">
            <text:p>1.89299581268198</text:p>
          </table:table-cell>
          <table:table-cell table:number-columns-repeated="3"/>
        </table:table-row>
        <table:table-row table:style-name="ro1">
          <table:table-cell office:value-type="float" office:value="0.000129524862821776" calcext:value-type="float">
            <text:p>0.000129524862821776</text:p>
          </table:table-cell>
          <table:table-cell office:value-type="float" office:value="0.00013199" calcext:value-type="float">
            <text:p>0.00013199</text:p>
          </table:table-cell>
          <table:table-cell table:formula="of:=100*ABS(([.A464]-[.B464])/[.A464])" office:value-type="float" office:value="1.90321543255795" calcext:value-type="float">
            <text:p>1.90321543255795</text:p>
          </table:table-cell>
          <table:table-cell table:number-columns-repeated="3"/>
        </table:table-row>
        <table:table-row table:style-name="ro1">
          <table:table-cell office:value-type="float" office:value="0.000130700862357522" calcext:value-type="float">
            <text:p>0.000130700862357522</text:p>
          </table:table-cell>
          <table:table-cell office:value-type="float" office:value="0.0001332" calcext:value-type="float">
            <text:p>0.0001332</text:p>
          </table:table-cell>
          <table:table-cell table:formula="of:=100*ABS(([.A465]-[.B465])/[.A465])" office:value-type="float" office:value="1.91210493748807" calcext:value-type="float">
            <text:p>1.91210493748807</text:p>
          </table:table-cell>
          <table:table-cell table:number-columns-repeated="3"/>
        </table:table-row>
        <table:table-row table:style-name="ro1">
          <table:table-cell office:value-type="float" office:value="0.000131878292834719" calcext:value-type="float">
            <text:p>0.000131878292834719</text:p>
          </table:table-cell>
          <table:table-cell office:value-type="float" office:value="0.00013441" calcext:value-type="float">
            <text:p>0.00013441</text:p>
          </table:table-cell>
          <table:table-cell table:formula="of:=100*ABS(([.A466]-[.B466])/[.A466])" office:value-type="float" office:value="1.91973001080136" calcext:value-type="float">
            <text:p>1.91973001080136</text:p>
          </table:table-cell>
          <table:table-cell table:number-columns-repeated="3"/>
        </table:table-row>
        <table:table-row table:style-name="ro1">
          <table:table-cell office:value-type="float" office:value="0.00013305768945837" calcext:value-type="float">
            <text:p>0.00013305768945837</text:p>
          </table:table-cell>
          <table:table-cell office:value-type="float" office:value="0.00013561" calcext:value-type="float">
            <text:p>0.00013561</text:p>
          </table:table-cell>
          <table:table-cell table:formula="of:=100*ABS(([.A467]-[.B467])/[.A467])" office:value-type="float" office:value="1.91819845363289" calcext:value-type="float">
            <text:p>1.91819845363289</text:p>
          </table:table-cell>
          <table:table-cell table:number-columns-repeated="3"/>
        </table:table-row>
        <table:table-row table:style-name="ro1">
          <table:table-cell office:value-type="float" office:value="0.000134237866550389" calcext:value-type="float">
            <text:p>0.000134237866550389</text:p>
          </table:table-cell>
          <table:table-cell office:value-type="float" office:value="0.0001368" calcext:value-type="float">
            <text:p>0.0001368</text:p>
          </table:table-cell>
          <table:table-cell table:formula="of:=100*ABS(([.A468]-[.B468])/[.A468])" office:value-type="float" office:value="1.90865179509496" calcext:value-type="float">
            <text:p>1.90865179509496</text:p>
          </table:table-cell>
          <table:table-cell table:number-columns-repeated="3"/>
        </table:table-row>
        <table:table-row table:style-name="ro1">
          <table:table-cell office:value-type="float" office:value="0.000135420500575061" calcext:value-type="float">
            <text:p>0.000135420500575061</text:p>
          </table:table-cell>
          <table:table-cell office:value-type="float" office:value="0.00013799" calcext:value-type="float">
            <text:p>0.00013799</text:p>
          </table:table-cell>
          <table:table-cell table:formula="of:=100*ABS(([.A469]-[.B469])/[.A469])" office:value-type="float" office:value="1.89742277869895" calcext:value-type="float">
            <text:p>1.89742277869895</text:p>
          </table:table-cell>
          <table:table-cell table:number-columns-repeated="3"/>
        </table:table-row>
        <table:table-row table:style-name="ro1">
          <table:table-cell office:value-type="float" office:value="0.000136606107773408" calcext:value-type="float">
            <text:p>0.000136606107773408</text:p>
          </table:table-cell>
          <table:table-cell office:value-type="float" office:value="0.00013917" calcext:value-type="float">
            <text:p>0.00013917</text:p>
          </table:table-cell>
          <table:table-cell table:formula="of:=100*ABS(([.A470]-[.B470])/[.A470])" office:value-type="float" office:value="1.87685036077937" calcext:value-type="float">
            <text:p>1.87685036077937</text:p>
          </table:table-cell>
          <table:table-cell table:number-columns-repeated="3"/>
        </table:table-row>
        <table:table-row table:style-name="ro1">
          <table:table-cell office:value-type="float" office:value="0.000137793506918868" calcext:value-type="float">
            <text:p>0.000137793506918868</text:p>
          </table:table-cell>
          <table:table-cell office:value-type="float" office:value="0.00014036" calcext:value-type="float">
            <text:p>0.00014036</text:p>
          </table:table-cell>
          <table:table-cell table:formula="of:=100*ABS(([.A471]-[.B471])/[.A471])" office:value-type="float" office:value="1.86256460011834" calcext:value-type="float">
            <text:p>1.86256460011834</text:p>
          </table:table-cell>
          <table:table-cell table:number-columns-repeated="3"/>
        </table:table-row>
        <table:table-row table:style-name="ro1">
          <table:table-cell office:value-type="float" office:value="0.000138982098591869" calcext:value-type="float">
            <text:p>0.000138982098591869</text:p>
          </table:table-cell>
          <table:table-cell office:value-type="float" office:value="0.00014154" calcext:value-type="float">
            <text:p>0.00014154</text:p>
          </table:table-cell>
          <table:table-cell table:formula="of:=100*ABS(([.A472]-[.B472])/[.A472])" office:value-type="float" office:value="1.84045386711453" calcext:value-type="float">
            <text:p>1.84045386711453</text:p>
          </table:table-cell>
          <table:table-cell table:number-columns-repeated="3"/>
        </table:table-row>
        <table:table-row table:style-name="ro1">
          <table:table-cell office:value-type="float" office:value="0.000140171294136852" calcext:value-type="float">
            <text:p>0.000140171294136852</text:p>
          </table:table-cell>
          <table:table-cell office:value-type="float" office:value="0.00014272" calcext:value-type="float">
            <text:p>0.00014272</text:p>
          </table:table-cell>
          <table:table-cell table:formula="of:=100*ABS(([.A473]-[.B473])/[.A473])" office:value-type="float" office:value="1.81827946930361" calcext:value-type="float">
            <text:p>1.81827946930361</text:p>
          </table:table-cell>
          <table:table-cell table:number-columns-repeated="3"/>
        </table:table-row>
        <table:table-row table:style-name="ro1">
          <table:table-cell office:value-type="float" office:value="0.00014136218318914" calcext:value-type="float">
            <text:p>0.00014136218318914</text:p>
          </table:table-cell>
          <table:table-cell office:value-type="float" office:value="0.00014388" calcext:value-type="float">
            <text:p>0.00014388</text:p>
          </table:table-cell>
          <table:table-cell table:formula="of:=100*ABS(([.A474]-[.B474])/[.A474])" office:value-type="float" office:value="1.78111058704514" calcext:value-type="float">
            <text:p>1.78111058704514</text:p>
          </table:table-cell>
          <table:table-cell table:number-columns-repeated="3"/>
        </table:table-row>
        <table:table-row table:style-name="ro1">
          <table:table-cell office:value-type="float" office:value="0.000142554176662769" calcext:value-type="float">
            <text:p>0.000142554176662769</text:p>
          </table:table-cell>
          <table:table-cell office:value-type="float" office:value="0.00014505" calcext:value-type="float">
            <text:p>0.00014505</text:p>
          </table:table-cell>
          <table:table-cell table:formula="of:=100*ABS(([.A475]-[.B475])/[.A475])" office:value-type="float" office:value="1.75078934595865" calcext:value-type="float">
            <text:p>1.75078934595865</text:p>
          </table:table-cell>
          <table:table-cell table:number-columns-repeated="3"/>
        </table:table-row>
        <table:table-row table:style-name="ro1">
          <table:table-cell office:value-type="float" office:value="0.00014374669568724" calcext:value-type="float">
            <text:p>0.00014374669568724</text:p>
          </table:table-cell>
          <table:table-cell office:value-type="float" office:value="0.00014621" calcext:value-type="float">
            <text:p>0.00014621</text:p>
          </table:table-cell>
          <table:table-cell table:formula="of:=100*ABS(([.A476]-[.B476])/[.A476])" office:value-type="float" office:value="1.71364239086199" calcext:value-type="float">
            <text:p>1.71364239086199</text:p>
          </table:table-cell>
          <table:table-cell table:number-columns-repeated="3"/>
        </table:table-row>
        <table:table-row table:style-name="ro1">
          <table:table-cell office:value-type="float" office:value="0.000144949176006627" calcext:value-type="float">
            <text:p>0.000144949176006627</text:p>
          </table:table-cell>
          <table:table-cell office:value-type="float" office:value="0.00014738" calcext:value-type="float">
            <text:p>0.00014738</text:p>
          </table:table-cell>
          <table:table-cell table:formula="of:=100*ABS(([.A477]-[.B477])/[.A477])" office:value-type="float" office:value="1.67701815239178" calcext:value-type="float">
            <text:p>1.67701815239178</text:p>
          </table:table-cell>
          <table:table-cell table:number-columns-repeated="3"/>
        </table:table-row>
        <table:table-row table:style-name="ro1">
          <table:table-cell office:value-type="float" office:value="0.000146149807461385" calcext:value-type="float">
            <text:p>0.000146149807461385</text:p>
          </table:table-cell>
          <table:table-cell office:value-type="float" office:value="0.00014855" calcext:value-type="float">
            <text:p>0.00014855</text:p>
          </table:table-cell>
          <table:table-cell table:formula="of:=100*ABS(([.A478]-[.B478])/[.A478])" office:value-type="float" office:value="1.64228238155487" calcext:value-type="float">
            <text:p>1.64228238155487</text:p>
          </table:table-cell>
          <table:table-cell table:number-columns-repeated="3"/>
        </table:table-row>
        <table:table-row table:style-name="ro1">
          <table:table-cell office:value-type="float" office:value="0.000147360325583245" calcext:value-type="float">
            <text:p>0.000147360325583245</text:p>
          </table:table-cell>
          <table:table-cell office:value-type="float" office:value="0.0001497" calcext:value-type="float">
            <text:p>0.0001497</text:p>
          </table:table-cell>
          <table:table-cell table:formula="of:=100*ABS(([.A479]-[.B479])/[.A479])" office:value-type="float" office:value="1.58772343064157" calcext:value-type="float">
            <text:p>1.58772343064157</text:p>
          </table:table-cell>
          <table:table-cell table:number-columns-repeated="3"/>
        </table:table-row>
        <table:table-row table:style-name="ro1">
          <table:table-cell office:value-type="float" office:value="0.000148562858023128" calcext:value-type="float">
            <text:p>0.000148562858023128</text:p>
          </table:table-cell>
          <table:table-cell office:value-type="float" office:value="0.00015085" calcext:value-type="float">
            <text:p>0.00015085</text:p>
          </table:table-cell>
          <table:table-cell table:formula="of:=100*ABS(([.A480]-[.B480])/[.A480])" office:value-type="float" office:value="1.53951129327106" calcext:value-type="float">
            <text:p>1.53951129327106</text:p>
          </table:table-cell>
          <table:table-cell table:number-columns-repeated="3"/>
        </table:table-row>
        <table:table-row table:style-name="ro1">
          <table:table-cell office:value-type="float" office:value="0.000149775254060876" calcext:value-type="float">
            <text:p>0.000149775254060876</text:p>
          </table:table-cell>
          <table:table-cell office:value-type="float" office:value="0.000152" calcext:value-type="float">
            <text:p>0.000152</text:p>
          </table:table-cell>
          <table:table-cell table:formula="of:=100*ABS(([.A481]-[.B481])/[.A481])" office:value-type="float" office:value="1.48538952784524" calcext:value-type="float">
            <text:p>1.48538952784524</text:p>
          </table:table-cell>
          <table:table-cell table:number-columns-repeated="3"/>
        </table:table-row>
        <table:table-row table:style-name="ro1">
          <table:table-cell office:value-type="float" office:value="0.000150979596598348" calcext:value-type="float">
            <text:p>0.000150979596598348</text:p>
          </table:table-cell>
          <table:table-cell office:value-type="float" office:value="0.00015315" calcext:value-type="float">
            <text:p>0.00015315</text:p>
          </table:table-cell>
          <table:table-cell table:formula="of:=100*ABS(([.A482]-[.B482])/[.A482])" office:value-type="float" office:value="1.43754749022519" calcext:value-type="float">
            <text:p>1.43754749022519</text:p>
          </table:table-cell>
          <table:table-cell table:number-columns-repeated="3"/>
        </table:table-row>
        <table:table-row table:style-name="ro1">
          <table:table-cell office:value-type="float" office:value="0.00015219324499136" calcext:value-type="float">
            <text:p>0.00015219324499136</text:p>
          </table:table-cell>
          <table:table-cell office:value-type="float" office:value="0.0001543" calcext:value-type="float">
            <text:p>0.0001543</text:p>
          </table:table-cell>
          <table:table-cell table:formula="of:=100*ABS(([.A483]-[.B483])/[.A483])" office:value-type="float" office:value="1.38426315094343" calcext:value-type="float">
            <text:p>1.38426315094343</text:p>
          </table:table-cell>
          <table:table-cell table:number-columns-repeated="3"/>
        </table:table-row>
        <table:table-row table:style-name="ro1">
          <table:table-cell office:value-type="float" office:value="0.000153399848878674" calcext:value-type="float">
            <text:p>0.000153399848878674</text:p>
          </table:table-cell>
          <table:table-cell office:value-type="float" office:value="0.00015545" calcext:value-type="float">
            <text:p>0.00015545</text:p>
          </table:table-cell>
          <table:table-cell table:formula="of:=100*ABS(([.A484]-[.B484])/[.A484])" office:value-type="float" office:value="1.33647532009473" calcext:value-type="float">
            <text:p>1.33647532009473</text:p>
          </table:table-cell>
          <table:table-cell table:number-columns-repeated="3"/>
        </table:table-row>
        <table:table-row table:style-name="ro1">
          <table:table-cell office:value-type="float" office:value="0.000154615206561321" calcext:value-type="float">
            <text:p>0.000154615206561321</text:p>
          </table:table-cell>
          <table:table-cell office:value-type="float" office:value="0.0001566" calcext:value-type="float">
            <text:p>0.0001566</text:p>
          </table:table-cell>
          <table:table-cell table:formula="of:=100*ABS(([.A485]-[.B485])/[.A485])" office:value-type="float" office:value="1.28369872719584" calcext:value-type="float">
            <text:p>1.28369872719584</text:p>
          </table:table-cell>
          <table:table-cell table:number-columns-repeated="3"/>
        </table:table-row>
        <table:table-row table:style-name="ro1">
          <table:table-cell office:value-type="float" office:value="0.000155837233756891" calcext:value-type="float">
            <text:p>0.000155837233756891</text:p>
          </table:table-cell>
          <table:table-cell office:value-type="float" office:value="0.00015774" calcext:value-type="float">
            <text:p>0.00015774</text:p>
          </table:table-cell>
          <table:table-cell table:formula="of:=100*ABS(([.A486]-[.B486])/[.A486])" office:value-type="float" office:value="1.2209959053027" calcext:value-type="float">
            <text:p>1.2209959053027</text:p>
          </table:table-cell>
          <table:table-cell table:number-columns-repeated="3"/>
        </table:table-row>
        <table:table-row table:style-name="ro1">
          <table:table-cell office:value-type="float" office:value="0.000157062676104159" calcext:value-type="float">
            <text:p>0.000157062676104159</text:p>
          </table:table-cell>
          <table:table-cell office:value-type="float" office:value="0.00015888" calcext:value-type="float">
            <text:p>0.00015888</text:p>
          </table:table-cell>
          <table:table-cell table:formula="of:=100*ABS(([.A487]-[.B487])/[.A487])" office:value-type="float" office:value="1.15706922925195" calcext:value-type="float">
            <text:p>1.15706922925195</text:p>
          </table:table-cell>
          <table:table-cell table:number-columns-repeated="3"/>
        </table:table-row>
        <table:table-row table:style-name="ro1">
          <table:table-cell office:value-type="float" office:value="0.000158297878621288" calcext:value-type="float">
            <text:p>0.000158297878621288</text:p>
          </table:table-cell>
          <table:table-cell office:value-type="float" office:value="0.00016002" calcext:value-type="float">
            <text:p>0.00016002</text:p>
          </table:table-cell>
          <table:table-cell table:formula="of:=100*ABS(([.A488]-[.B488])/[.A488])" office:value-type="float" office:value="1.08789921489227" calcext:value-type="float">
            <text:p>1.08789921489227</text:p>
          </table:table-cell>
          <table:table-cell table:number-columns-repeated="3"/>
        </table:table-row>
        <table:table-row table:style-name="ro1">
          <table:table-cell office:value-type="float" office:value="0.000159524782701623" calcext:value-type="float">
            <text:p>0.000159524782701623</text:p>
          </table:table-cell>
          <table:table-cell office:value-type="float" office:value="0.00016116" calcext:value-type="float">
            <text:p>0.00016116</text:p>
          </table:table-cell>
          <table:table-cell table:formula="of:=100*ABS(([.A489]-[.B489])/[.A489])" office:value-type="float" office:value="1.02505533665931" calcext:value-type="float">
            <text:p>1.02505533665931</text:p>
          </table:table-cell>
          <table:table-cell table:number-columns-repeated="3"/>
        </table:table-row>
        <table:table-row table:style-name="ro1">
          <table:table-cell office:value-type="float" office:value="0.000160752387901393" calcext:value-type="float">
            <text:p>0.000160752387901393</text:p>
          </table:table-cell>
          <table:table-cell office:value-type="float" office:value="0.0001623" calcext:value-type="float">
            <text:p>0.0001623</text:p>
          </table:table-cell>
          <table:table-cell table:formula="of:=100*ABS(([.A490]-[.B490])/[.A490])" office:value-type="float" office:value="0.962730394746019" calcext:value-type="float">
            <text:p>0.962730394746019</text:p>
          </table:table-cell>
          <table:table-cell table:number-columns-repeated="3"/>
        </table:table-row>
        <table:table-row table:style-name="ro1">
          <table:table-cell office:value-type="float" office:value="0.000161981199986295" calcext:value-type="float">
            <text:p>0.000161981199986295</text:p>
          </table:table-cell>
          <table:table-cell office:value-type="float" office:value="0.00016344" calcext:value-type="float">
            <text:p>0.00016344</text:p>
          </table:table-cell>
          <table:table-cell table:formula="of:=100*ABS(([.A491]-[.B491])/[.A491])" office:value-type="float" office:value="0.900598349579285" calcext:value-type="float">
            <text:p>0.900598349579285</text:p>
          </table:table-cell>
          <table:table-cell table:number-columns-repeated="3"/>
        </table:table-row>
        <table:table-row table:style-name="ro1">
          <table:table-cell office:value-type="float" office:value="0.000163218700181689" calcext:value-type="float">
            <text:p>0.000163218700181689</text:p>
          </table:table-cell>
          <table:table-cell office:value-type="float" office:value="0.00016458" calcext:value-type="float">
            <text:p>0.00016458</text:p>
          </table:table-cell>
          <table:table-cell table:formula="of:=100*ABS(([.A492]-[.B492])/[.A492])" office:value-type="float" office:value="0.834034223281957" calcext:value-type="float">
            <text:p>0.834034223281957</text:p>
          </table:table-cell>
          <table:table-cell table:number-columns-repeated="3"/>
        </table:table-row>
        <table:table-row table:style-name="ro1">
          <table:table-cell office:value-type="float" office:value="0.000164448323582212" calcext:value-type="float">
            <text:p>0.000164448323582212</text:p>
          </table:table-cell>
          <table:table-cell office:value-type="float" office:value="0.00016571" calcext:value-type="float">
            <text:p>0.00016571</text:p>
          </table:table-cell>
          <table:table-cell table:formula="of:=100*ABS(([.A493]-[.B493])/[.A493])" office:value-type="float" office:value="0.767217561300928" calcext:value-type="float">
            <text:p>0.767217561300928</text:p>
          </table:table-cell>
          <table:table-cell table:number-columns-repeated="3"/>
        </table:table-row>
        <table:table-row table:style-name="ro1">
          <table:table-cell office:value-type="float" office:value="0.000165682719753751" calcext:value-type="float">
            <text:p>0.000165682719753751</text:p>
          </table:table-cell>
          <table:table-cell office:value-type="float" office:value="0.00016685" calcext:value-type="float">
            <text:p>0.00016685</text:p>
          </table:table-cell>
          <table:table-cell table:formula="of:=100*ABS(([.A494]-[.B494])/[.A494])" office:value-type="float" office:value="0.704527453426565" calcext:value-type="float">
            <text:p>0.704527453426565</text:p>
          </table:table-cell>
          <table:table-cell table:number-columns-repeated="3"/>
        </table:table-row>
        <table:table-row table:style-name="ro1">
          <table:table-cell office:value-type="float" office:value="0.000166941554371582" calcext:value-type="float">
            <text:p>0.000166941554371582</text:p>
          </table:table-cell>
          <table:table-cell office:value-type="float" office:value="0.00016798" calcext:value-type="float">
            <text:p>0.00016798</text:p>
          </table:table-cell>
          <table:table-cell table:formula="of:=100*ABS(([.A495]-[.B495])/[.A495])" office:value-type="float" office:value="0.622041427807846" calcext:value-type="float">
            <text:p>0.622041427807846</text:p>
          </table:table-cell>
          <table:table-cell table:number-columns-repeated="3"/>
        </table:table-row>
        <table:table-row table:style-name="ro1">
          <table:table-cell office:value-type="float" office:value="0.000168192904321199" calcext:value-type="float">
            <text:p>0.000168192904321199</text:p>
          </table:table-cell>
          <table:table-cell office:value-type="float" office:value="0.00016912" calcext:value-type="float">
            <text:p>0.00016912</text:p>
          </table:table-cell>
          <table:table-cell table:formula="of:=100*ABS(([.A496]-[.B496])/[.A496])" office:value-type="float" office:value="0.551209744871588" calcext:value-type="float">
            <text:p>0.551209744871588</text:p>
          </table:table-cell>
          <table:table-cell table:number-columns-repeated="3"/>
        </table:table-row>
        <table:table-row table:style-name="ro1">
          <table:table-cell office:value-type="float" office:value="0.000169444290907071" calcext:value-type="float">
            <text:p>0.000169444290907071</text:p>
          </table:table-cell>
          <table:table-cell office:value-type="float" office:value="0.00017026" calcext:value-type="float">
            <text:p>0.00017026</text:p>
          </table:table-cell>
          <table:table-cell table:formula="of:=100*ABS(([.A497]-[.B497])/[.A497])" office:value-type="float" office:value="0.481402523839937" calcext:value-type="float">
            <text:p>0.481402523839937</text:p>
          </table:table-cell>
          <table:table-cell table:number-columns-repeated="3"/>
        </table:table-row>
        <table:table-row table:style-name="ro1">
          <table:table-cell office:value-type="float" office:value="0.000170696727388079" calcext:value-type="float">
            <text:p>0.000170696727388079</text:p>
          </table:table-cell>
          <table:table-cell office:value-type="float" office:value="0.0001714" calcext:value-type="float">
            <text:p>0.0001714</text:p>
          </table:table-cell>
          <table:table-cell table:formula="of:=100*ABS(([.A498]-[.B498])/[.A498])" office:value-type="float" office:value="0.412001227371264" calcext:value-type="float">
            <text:p>0.412001227371264</text:p>
          </table:table-cell>
          <table:table-cell table:number-columns-repeated="3"/>
        </table:table-row>
        <table:table-row table:style-name="ro1">
          <table:table-cell office:value-type="float" office:value="0.000171957788145812" calcext:value-type="float">
            <text:p>0.000171957788145812</text:p>
          </table:table-cell>
          <table:table-cell office:value-type="float" office:value="0.00017253" calcext:value-type="float">
            <text:p>0.00017253</text:p>
          </table:table-cell>
          <table:table-cell table:formula="of:=100*ABS(([.A499]-[.B499])/[.A499])" office:value-type="float" office:value="0.332762976517639" calcext:value-type="float">
            <text:p>0.332762976517639</text:p>
          </table:table-cell>
          <table:table-cell table:number-columns-repeated="3"/>
        </table:table-row>
        <table:table-row table:style-name="ro1">
          <table:table-cell office:value-type="float" office:value="0.000173211272889498" calcext:value-type="float">
            <text:p>0.000173211272889498</text:p>
          </table:table-cell>
          <table:table-cell office:value-type="float" office:value="0.00017367" calcext:value-type="float">
            <text:p>0.00017367</text:p>
          </table:table-cell>
          <table:table-cell table:formula="of:=100*ABS(([.A500]-[.B500])/[.A500])" office:value-type="float" office:value="0.264836752741304" calcext:value-type="float">
            <text:p>0.264836752741304</text:p>
          </table:table-cell>
          <table:table-cell table:number-columns-repeated="3"/>
        </table:table-row>
        <table:table-row table:style-name="ro1">
          <table:table-cell office:value-type="float" office:value="0.000174464753818644" calcext:value-type="float">
            <text:p>0.000174464753818644</text:p>
          </table:table-cell>
          <table:table-cell office:value-type="float" office:value="0.00017481" calcext:value-type="float">
            <text:p>0.00017481</text:p>
          </table:table-cell>
          <table:table-cell table:formula="of:=100*ABS(([.A501]-[.B501])/[.A501])" office:value-type="float" office:value="0.197888784868856" calcext:value-type="float">
            <text:p>0.197888784868856</text:p>
          </table:table-cell>
          <table:table-cell table:number-columns-repeated="3"/>
        </table:table-row>
        <table:table-row table:style-name="ro1">
          <table:table-cell office:value-type="float" office:value="0.0001757192334635" calcext:value-type="float">
            <text:p>0.0001757192334635</text:p>
          </table:table-cell>
          <table:table-cell office:value-type="float" office:value="0.00017595" calcext:value-type="float">
            <text:p>0.00017595</text:p>
          </table:table-cell>
          <table:table-cell table:formula="of:=100*ABS(([.A502]-[.B502])/[.A502])" office:value-type="float" office:value="0.131326851336394" calcext:value-type="float">
            <text:p>0.131326851336394</text:p>
          </table:table-cell>
          <table:table-cell table:number-columns-repeated="3"/>
        </table:table-row>
        <table:table-row table:style-name="ro1">
          <table:table-cell office:value-type="float" office:value="0.000177004055930931" calcext:value-type="float">
            <text:p>0.000177004055930931</text:p>
          </table:table-cell>
          <table:table-cell office:value-type="float" office:value="0.00017709" calcext:value-type="float">
            <text:p>0.00017709</text:p>
          </table:table-cell>
          <table:table-cell table:formula="of:=100*ABS(([.A503]-[.B503])/[.A503])" office:value-type="float" office:value="0.0485548585976849" calcext:value-type="float">
            <text:p>0.0485548585976849</text:p>
          </table:table-cell>
          <table:table-cell table:number-columns-repeated="3"/>
        </table:table-row>
        <table:table-row table:style-name="ro1">
          <table:table-cell office:value-type="float" office:value="0.000178281164299541" calcext:value-type="float">
            <text:p>0.000178281164299541</text:p>
          </table:table-cell>
          <table:table-cell office:value-type="float" office:value="0.00017824" calcext:value-type="float">
            <text:p>0.00017824</text:p>
          </table:table-cell>
          <table:table-cell table:formula="of:=100*ABS(([.A504]-[.B504])/[.A504])" office:value-type="float" office:value="0.0230895393256662" calcext:value-type="float">
            <text:p>0.0230895393256662</text:p>
          </table:table-cell>
          <table:table-cell table:number-columns-repeated="3"/>
        </table:table-row>
        <table:table-row table:style-name="ro1">
          <table:table-cell office:value-type="float" office:value="0.000179567336951908" calcext:value-type="float">
            <text:p>0.000179567336951908</text:p>
          </table:table-cell>
          <table:table-cell office:value-type="float" office:value="0.00017938" calcext:value-type="float">
            <text:p>0.00017938</text:p>
          </table:table-cell>
          <table:table-cell table:formula="of:=100*ABS(([.A505]-[.B505])/[.A505])" office:value-type="float" office:value="0.10432685313922" calcext:value-type="float">
            <text:p>0.10432685313922</text:p>
          </table:table-cell>
          <table:table-cell table:number-columns-repeated="3"/>
        </table:table-row>
        <table:table-row table:style-name="ro1">
          <table:table-cell office:value-type="float" office:value="0.000180845257842167" calcext:value-type="float">
            <text:p>0.000180845257842167</text:p>
          </table:table-cell>
          <table:table-cell office:value-type="float" office:value="0.00018053" calcext:value-type="float">
            <text:p>0.00018053</text:p>
          </table:table-cell>
          <table:table-cell table:formula="of:=100*ABS(([.A506]-[.B506])/[.A506])" office:value-type="float" office:value="0.17432463860484" calcext:value-type="float">
            <text:p>0.17432463860484</text:p>
          </table:table-cell>
          <table:table-cell table:number-columns-repeated="3"/>
        </table:table-row>
        <table:table-row table:style-name="ro1">
          <table:table-cell office:value-type="float" office:value="0.000182132240682423" calcext:value-type="float">
            <text:p>0.000182132240682423</text:p>
          </table:table-cell>
          <table:table-cell office:value-type="float" office:value="0.00018168" calcext:value-type="float">
            <text:p>0.00018168</text:p>
          </table:table-cell>
          <table:table-cell table:formula="of:=100*ABS(([.A507]-[.B507])/[.A507])" office:value-type="float" office:value="0.248303474842422" calcext:value-type="float">
            <text:p>0.248303474842422</text:p>
          </table:table-cell>
          <table:table-cell table:number-columns-repeated="3"/>
        </table:table-row>
        <table:table-row table:style-name="ro1">
          <table:table-cell office:value-type="float" office:value="0.000183410940066289" calcext:value-type="float">
            <text:p>0.000183410940066289</text:p>
          </table:table-cell>
          <table:table-cell office:value-type="float" office:value="0.00018282" calcext:value-type="float">
            <text:p>0.00018282</text:p>
          </table:table-cell>
          <table:table-cell table:formula="of:=100*ABS(([.A508]-[.B508])/[.A508])" office:value-type="float" office:value="0.32219455724714" calcext:value-type="float">
            <text:p>0.32219455724714</text:p>
          </table:table-cell>
          <table:table-cell table:number-columns-repeated="3"/>
        </table:table-row>
        <table:table-row table:style-name="ro1">
          <table:table-cell office:value-type="float" office:value="0.000184698699518973" calcext:value-type="float">
            <text:p>0.000184698699518973</text:p>
          </table:table-cell>
          <table:table-cell office:value-type="float" office:value="0.00018398" calcext:value-type="float">
            <text:p>0.00018398</text:p>
          </table:table-cell>
          <table:table-cell table:formula="of:=100*ABS(([.A509]-[.B509])/[.A509])" office:value-type="float" office:value="0.389119967192563" calcext:value-type="float">
            <text:p>0.389119967192563</text:p>
          </table:table-cell>
          <table:table-cell table:number-columns-repeated="3"/>
        </table:table-row>
        <table:table-row table:style-name="ro1">
          <table:table-cell office:value-type="float" office:value="0.000185978145221421" calcext:value-type="float">
            <text:p>0.000185978145221421</text:p>
          </table:table-cell>
          <table:table-cell office:value-type="float" office:value="0.00018514" calcext:value-type="float">
            <text:p>0.00018514</text:p>
          </table:table-cell>
          <table:table-cell table:formula="of:=100*ABS(([.A510]-[.B510])/[.A510])" office:value-type="float" office:value="0.450668663472927" calcext:value-type="float">
            <text:p>0.450668663472927</text:p>
          </table:table-cell>
          <table:table-cell table:number-columns-repeated="3"/>
        </table:table-row>
        <table:table-row table:style-name="ro1">
          <table:table-cell office:value-type="float" office:value="0.000187285702927372" calcext:value-type="float">
            <text:p>0.000187285702927372</text:p>
          </table:table-cell>
          <table:table-cell office:value-type="float" office:value="0.0001863" calcext:value-type="float">
            <text:p>0.0001863</text:p>
          </table:table-cell>
          <table:table-cell table:formula="of:=100*ABS(([.A511]-[.B511])/[.A511])" office:value-type="float" office:value="0.526309756679438" calcext:value-type="float">
            <text:p>0.526309756679438</text:p>
          </table:table-cell>
          <table:table-cell table:number-columns-repeated="3"/>
        </table:table-row>
        <table:table-row table:style-name="ro1">
          <table:table-cell office:value-type="float" office:value="0.000188598508170134" calcext:value-type="float">
            <text:p>0.000188598508170134</text:p>
          </table:table-cell>
          <table:table-cell office:value-type="float" office:value="0.00018746" calcext:value-type="float">
            <text:p>0.00018746</text:p>
          </table:table-cell>
          <table:table-cell table:formula="of:=100*ABS(([.A512]-[.B512])/[.A512])" office:value-type="float" office:value="0.603667643599121" calcext:value-type="float">
            <text:p>0.603667643599121</text:p>
          </table:table-cell>
          <table:table-cell table:number-columns-repeated="3"/>
        </table:table-row>
        <table:table-row table:style-name="ro1">
          <table:table-cell office:value-type="float" office:value="0.000189912103679571" calcext:value-type="float">
            <text:p>0.000189912103679571</text:p>
          </table:table-cell>
          <table:table-cell office:value-type="float" office:value="0.00018861" calcext:value-type="float">
            <text:p>0.00018861</text:p>
          </table:table-cell>
          <table:table-cell table:formula="of:=100*ABS(([.A513]-[.B513])/[.A513])" office:value-type="float" office:value="0.685634909172332" calcext:value-type="float">
            <text:p>0.685634909172332</text:p>
          </table:table-cell>
          <table:table-cell table:number-columns-repeated="3"/>
        </table:table-row>
        <table:table-row table:style-name="ro1">
          <table:table-cell office:value-type="float" office:value="0.000191225990294207" calcext:value-type="float">
            <text:p>0.000191225990294207</text:p>
          </table:table-cell>
          <table:table-cell office:value-type="float" office:value="0.00018978" calcext:value-type="float">
            <text:p>0.00018978</text:p>
          </table:table-cell>
          <table:table-cell table:formula="of:=100*ABS(([.A514]-[.B514])/[.A514])" office:value-type="float" office:value="0.756168286529436" calcext:value-type="float">
            <text:p>0.756168286529436</text:p>
          </table:table-cell>
          <table:table-cell table:number-columns-repeated="3"/>
        </table:table-row>
        <table:table-row table:style-name="ro1">
          <table:table-cell office:value-type="float" office:value="0.000192539673337731" calcext:value-type="float">
            <text:p>0.000192539673337731</text:p>
          </table:table-cell>
          <table:table-cell office:value-type="float" office:value="0.00019095" calcext:value-type="float">
            <text:p>0.00019095</text:p>
          </table:table-cell>
          <table:table-cell table:formula="of:=100*ABS(([.A515]-[.B515])/[.A515])" office:value-type="float" office:value="0.825634171998491" calcext:value-type="float">
            <text:p>0.825634171998491</text:p>
          </table:table-cell>
          <table:table-cell table:number-columns-repeated="3"/>
        </table:table-row>
        <table:table-row table:style-name="ro1">
          <table:table-cell office:value-type="float" office:value="0.000193854125488729" calcext:value-type="float">
            <text:p>0.000193854125488729</text:p>
          </table:table-cell>
          <table:table-cell office:value-type="float" office:value="0.00019213" calcext:value-type="float">
            <text:p>0.00019213</text:p>
          </table:table-cell>
          <table:table-cell table:formula="of:=100*ABS(([.A516]-[.B516])/[.A516])" office:value-type="float" office:value="0.889393240604273" calcext:value-type="float">
            <text:p>0.889393240604273</text:p>
          </table:table-cell>
          <table:table-cell table:number-columns-repeated="3"/>
        </table:table-row>
        <table:table-row table:style-name="ro1">
          <table:table-cell office:value-type="float" office:value="0.000195168364690592" calcext:value-type="float">
            <text:p>0.000195168364690592</text:p>
          </table:table-cell>
          <table:table-cell office:value-type="float" office:value="0.00019331" calcext:value-type="float">
            <text:p>0.00019331</text:p>
          </table:table-cell>
          <table:table-cell table:formula="of:=100*ABS(([.A517]-[.B517])/[.A517])" office:value-type="float" office:value="0.952185408500168" calcext:value-type="float">
            <text:p>0.952185408500168</text:p>
          </table:table-cell>
          <table:table-cell table:number-columns-repeated="3"/>
        </table:table-row>
        <table:table-row table:style-name="ro1">
          <table:table-cell office:value-type="float" office:value="0.000196483359743262" calcext:value-type="float">
            <text:p>0.000196483359743262</text:p>
          </table:table-cell>
          <table:table-cell office:value-type="float" office:value="0.00019449" calcext:value-type="float">
            <text:p>0.00019449</text:p>
          </table:table-cell>
          <table:table-cell table:formula="of:=100*ABS(([.A518]-[.B518])/[.A518])" office:value-type="float" office:value="1.01451835202043" calcext:value-type="float">
            <text:p>1.01451835202043</text:p>
          </table:table-cell>
          <table:table-cell table:number-columns-repeated="3"/>
        </table:table-row>
        <table:table-row table:style-name="ro1">
          <table:table-cell office:value-type="float" office:value="0.000197813180359651" calcext:value-type="float">
            <text:p>0.000197813180359651</text:p>
          </table:table-cell>
          <table:table-cell office:value-type="float" office:value="0.00019567" calcext:value-type="float">
            <text:p>0.00019567</text:p>
          </table:table-cell>
          <table:table-cell table:formula="of:=100*ABS(([.A519]-[.B519])/[.A519])" office:value-type="float" office:value="1.08343658180657" calcext:value-type="float">
            <text:p>1.08343658180657</text:p>
          </table:table-cell>
          <table:table-cell table:number-columns-repeated="3"/>
        </table:table-row>
        <table:table-row table:style-name="ro1">
          <table:table-cell office:value-type="float" office:value="0.000199163607207743" calcext:value-type="float">
            <text:p>0.000199163607207743</text:p>
          </table:table-cell>
          <table:table-cell office:value-type="float" office:value="0.00019685" calcext:value-type="float">
            <text:p>0.00019685</text:p>
          </table:table-cell>
          <table:table-cell table:formula="of:=100*ABS(([.A520]-[.B520])/[.A520])" office:value-type="float" office:value="1.16166163094717" calcext:value-type="float">
            <text:p>1.16166163094717</text:p>
          </table:table-cell>
          <table:table-cell table:number-columns-repeated="3"/>
        </table:table-row>
        <table:table-row table:style-name="ro1">
          <table:table-cell office:value-type="float" office:value="0.000200514723003075" calcext:value-type="float">
            <text:p>0.000200514723003075</text:p>
          </table:table-cell>
          <table:table-cell office:value-type="float" office:value="0.00019805" calcext:value-type="float">
            <text:p>0.00019805</text:p>
          </table:table-cell>
          <table:table-cell table:formula="of:=100*ABS(([.A521]-[.B521])/[.A521])" office:value-type="float" office:value="1.22919801905891" calcext:value-type="float">
            <text:p>1.22919801905891</text:p>
          </table:table-cell>
          <table:table-cell table:number-columns-repeated="3"/>
        </table:table-row>
        <table:table-row table:style-name="ro1">
          <table:table-cell office:value-type="float" office:value="0.000201865557015059" calcext:value-type="float">
            <text:p>0.000201865557015059</text:p>
          </table:table-cell>
          <table:table-cell office:value-type="float" office:value="0.00019926" calcext:value-type="float">
            <text:p>0.00019926</text:p>
          </table:table-cell>
          <table:table-cell table:formula="of:=100*ABS(([.A522]-[.B522])/[.A522])" office:value-type="float" office:value="1.29073877366039" calcext:value-type="float">
            <text:p>1.29073877366039</text:p>
          </table:table-cell>
          <table:table-cell table:number-columns-repeated="3"/>
        </table:table-row>
        <table:table-row table:style-name="ro1">
          <table:table-cell office:value-type="float" office:value="0.000203217070090089" calcext:value-type="float">
            <text:p>0.000203217070090089</text:p>
          </table:table-cell>
          <table:table-cell office:value-type="float" office:value="0.00020046" calcext:value-type="float">
            <text:p>0.00020046</text:p>
          </table:table-cell>
          <table:table-cell table:formula="of:=100*ABS(([.A523]-[.B523])/[.A523])" office:value-type="float" office:value="1.35671185932679" calcext:value-type="float">
            <text:p>1.35671185932679</text:p>
          </table:table-cell>
          <table:table-cell table:number-columns-repeated="3"/>
        </table:table-row>
        <table:table-row table:style-name="ro1">
          <table:table-cell office:value-type="float" office:value="0.000204568295197472" calcext:value-type="float">
            <text:p>0.000204568295197472</text:p>
          </table:table-cell>
          <table:table-cell office:value-type="float" office:value="0.00020166" calcext:value-type="float">
            <text:p>0.00020166</text:p>
          </table:table-cell>
          <table:table-cell table:formula="of:=100*ABS(([.A524]-[.B524])/[.A524])" office:value-type="float" office:value="1.42167445579214" calcext:value-type="float">
            <text:p>1.42167445579214</text:p>
          </table:table-cell>
          <table:table-cell table:number-columns-repeated="3"/>
        </table:table-row>
        <table:table-row table:style-name="ro1">
          <table:table-cell office:value-type="float" office:value="0.000205911414275654" calcext:value-type="float">
            <text:p>0.000205911414275654</text:p>
          </table:table-cell>
          <table:table-cell office:value-type="float" office:value="0.00020287" calcext:value-type="float">
            <text:p>0.00020287</text:p>
          </table:table-cell>
          <table:table-cell table:formula="of:=100*ABS(([.A525]-[.B525])/[.A525])" office:value-type="float" office:value="1.47704986940765" calcext:value-type="float">
            <text:p>1.47704986940765</text:p>
          </table:table-cell>
          <table:table-cell table:number-columns-repeated="3"/>
        </table:table-row>
        <table:table-row table:style-name="ro1">
          <table:table-cell office:value-type="float" office:value="0.000207263010711029" calcext:value-type="float">
            <text:p>0.000207263010711029</text:p>
          </table:table-cell>
          <table:table-cell office:value-type="float" office:value="0.00020408" calcext:value-type="float">
            <text:p>0.00020408</text:p>
          </table:table-cell>
          <table:table-cell table:formula="of:=100*ABS(([.A526]-[.B526])/[.A526])" office:value-type="float" office:value="1.53573505475443" calcext:value-type="float">
            <text:p>1.53573505475443</text:p>
          </table:table-cell>
          <table:table-cell table:number-columns-repeated="3"/>
        </table:table-row>
        <table:table-row table:style-name="ro1">
          <table:table-cell office:value-type="float" office:value="0.00020861526789763" calcext:value-type="float">
            <text:p>0.00020861526789763</text:p>
          </table:table-cell>
          <table:table-cell office:value-type="float" office:value="0.00020532" calcext:value-type="float">
            <text:p>0.00020532</text:p>
          </table:table-cell>
          <table:table-cell table:formula="of:=100*ABS(([.A527]-[.B527])/[.A527])" office:value-type="float" office:value="1.57959095268482" calcext:value-type="float">
            <text:p>1.57959095268482</text:p>
          </table:table-cell>
          <table:table-cell table:number-columns-repeated="3"/>
        </table:table-row>
        <table:table-row table:style-name="ro1">
          <table:table-cell office:value-type="float" office:value="0.000210014582588924" calcext:value-type="float">
            <text:p>0.000210014582588924</text:p>
          </table:table-cell>
          <table:table-cell office:value-type="float" office:value="0.00020655" calcext:value-type="float">
            <text:p>0.00020655</text:p>
          </table:table-cell>
          <table:table-cell table:formula="of:=100*ABS(([.A528]-[.B528])/[.A528])" office:value-type="float" office:value="1.649686677094" calcext:value-type="float">
            <text:p>1.649686677094</text:p>
          </table:table-cell>
          <table:table-cell table:number-columns-repeated="3"/>
        </table:table-row>
        <table:table-row table:style-name="ro1">
          <table:table-cell office:value-type="float" office:value="0.000211405239528258" calcext:value-type="float">
            <text:p>0.000211405239528258</text:p>
          </table:table-cell>
          <table:table-cell office:value-type="float" office:value="0.00020779" calcext:value-type="float">
            <text:p>0.00020779</text:p>
          </table:table-cell>
          <table:table-cell table:formula="of:=100*ABS(([.A529]-[.B529])/[.A529])" office:value-type="float" office:value="1.7100993032741" calcext:value-type="float">
            <text:p>1.7100993032741</text:p>
          </table:table-cell>
          <table:table-cell table:number-columns-repeated="3"/>
        </table:table-row>
        <table:table-row table:style-name="ro1">
          <table:table-cell office:value-type="float" office:value="0.000212796020874452" calcext:value-type="float">
            <text:p>0.000212796020874452</text:p>
          </table:table-cell>
          <table:table-cell office:value-type="float" office:value="0.00020902" calcext:value-type="float">
            <text:p>0.00020902</text:p>
          </table:table-cell>
          <table:table-cell table:formula="of:=100*ABS(([.A530]-[.B530])/[.A530])" office:value-type="float" office:value="1.77447908045205" calcext:value-type="float">
            <text:p>1.77447908045205</text:p>
          </table:table-cell>
          <table:table-cell table:number-columns-repeated="3"/>
        </table:table-row>
        <table:table-row table:style-name="ro1">
          <table:table-cell office:value-type="float" office:value="0.000214182173394519" calcext:value-type="float">
            <text:p>0.000214182173394519</text:p>
          </table:table-cell>
          <table:table-cell office:value-type="float" office:value="0.00021026" calcext:value-type="float">
            <text:p>0.00021026</text:p>
          </table:table-cell>
          <table:table-cell table:formula="of:=100*ABS(([.A531]-[.B531])/[.A531])" office:value-type="float" office:value="1.83123241881335" calcext:value-type="float">
            <text:p>1.83123241881335</text:p>
          </table:table-cell>
          <table:table-cell table:number-columns-repeated="3"/>
        </table:table-row>
        <table:table-row table:style-name="ro1">
          <table:table-cell office:value-type="float" office:value="0.000215573202880135" calcext:value-type="float">
            <text:p>0.000215573202880135</text:p>
          </table:table-cell>
          <table:table-cell office:value-type="float" office:value="0.00021151" calcext:value-type="float">
            <text:p>0.00021151</text:p>
          </table:table-cell>
          <table:table-cell table:formula="of:=100*ABS(([.A532]-[.B532])/[.A532])" office:value-type="float" office:value="1.88483671711024" calcext:value-type="float">
            <text:p>1.88483671711024</text:p>
          </table:table-cell>
          <table:table-cell table:number-columns-repeated="3"/>
        </table:table-row>
        <table:table-row table:style-name="ro1">
          <table:table-cell office:value-type="float" office:value="0.000216973156173753" calcext:value-type="float">
            <text:p>0.000216973156173753</text:p>
          </table:table-cell>
          <table:table-cell office:value-type="float" office:value="0.00021278" calcext:value-type="float">
            <text:p>0.00021278</text:p>
          </table:table-cell>
          <table:table-cell table:formula="of:=100*ABS(([.A533]-[.B533])/[.A533])" office:value-type="float" office:value="1.93256910103456" calcext:value-type="float">
            <text:p>1.93256910103456</text:p>
          </table:table-cell>
          <table:table-cell table:number-columns-repeated="3"/>
        </table:table-row>
        <table:table-row table:style-name="ro1">
          <table:table-cell office:value-type="float" office:value="0.000218364421323621" calcext:value-type="float">
            <text:p>0.000218364421323621</text:p>
          </table:table-cell>
          <table:table-cell office:value-type="float" office:value="0.00021406" calcext:value-type="float">
            <text:p>0.00021406</text:p>
          </table:table-cell>
          <table:table-cell table:formula="of:=100*ABS(([.A534]-[.B534])/[.A534])" office:value-type="float" office:value="1.97121000643326" calcext:value-type="float">
            <text:p>1.97121000643326</text:p>
          </table:table-cell>
          <table:table-cell table:number-columns-repeated="3"/>
        </table:table-row>
        <table:table-row table:style-name="ro1">
          <table:table-cell office:value-type="float" office:value="0.000219755799240885" calcext:value-type="float">
            <text:p>0.000219755799240885</text:p>
          </table:table-cell>
          <table:table-cell office:value-type="float" office:value="0.00021533" calcext:value-type="float">
            <text:p>0.00021533</text:p>
          </table:table-cell>
          <table:table-cell table:formula="of:=100*ABS(([.A535]-[.B535])/[.A535])" office:value-type="float" office:value="2.01396243292462" calcext:value-type="float">
            <text:p>2.01396243292462</text:p>
          </table:table-cell>
          <table:table-cell table:number-columns-repeated="3"/>
        </table:table-row>
        <table:table-row table:style-name="ro1">
          <table:table-cell office:value-type="float" office:value="0.000221179077672369" calcext:value-type="float">
            <text:p>0.000221179077672369</text:p>
          </table:table-cell>
          <table:table-cell office:value-type="float" office:value="0.0002166" calcext:value-type="float">
            <text:p>0.0002166</text:p>
          </table:table-cell>
          <table:table-cell table:formula="of:=100*ABS(([.A536]-[.B536])/[.A536])" office:value-type="float" office:value="2.07030326763198" calcext:value-type="float">
            <text:p>2.07030326763198</text:p>
          </table:table-cell>
          <table:table-cell table:number-columns-repeated="3"/>
        </table:table-row>
        <table:table-row table:style-name="ro1">
          <table:table-cell office:value-type="float" office:value="0.000222620689514699" calcext:value-type="float">
            <text:p>0.000222620689514699</text:p>
          </table:table-cell>
          <table:table-cell office:value-type="float" office:value="0.00021788" calcext:value-type="float">
            <text:p>0.00021788</text:p>
          </table:table-cell>
          <table:table-cell table:formula="of:=100*ABS(([.A537]-[.B537])/[.A537])" office:value-type="float" office:value="2.12949188372088" calcext:value-type="float">
            <text:p>2.12949188372088</text:p>
          </table:table-cell>
          <table:table-cell table:number-columns-repeated="3"/>
        </table:table-row>
        <table:table-row table:style-name="ro1">
          <table:table-cell office:value-type="float" office:value="0.000224048839764905" calcext:value-type="float">
            <text:p>0.000224048839764905</text:p>
          </table:table-cell>
          <table:table-cell office:value-type="float" office:value="0.00021917" calcext:value-type="float">
            <text:p>0.00021917</text:p>
          </table:table-cell>
          <table:table-cell table:formula="of:=100*ABS(([.A538]-[.B538])/[.A538])" office:value-type="float" office:value="2.17757867883815" calcext:value-type="float">
            <text:p>2.17757867883815</text:p>
          </table:table-cell>
          <table:table-cell table:number-columns-repeated="3"/>
        </table:table-row>
        <table:table-row table:style-name="ro1">
          <table:table-cell office:value-type="float" office:value="0.000225490591378" calcext:value-type="float">
            <text:p>0.000225490591378</text:p>
          </table:table-cell>
          <table:table-cell office:value-type="float" office:value="0.00022049" calcext:value-type="float">
            <text:p>0.00022049</text:p>
          </table:table-cell>
          <table:table-cell table:formula="of:=100*ABS(([.A539]-[.B539])/[.A539])" office:value-type="float" office:value="2.2176496799447" calcext:value-type="float">
            <text:p>2.2176496799447</text:p>
          </table:table-cell>
          <table:table-cell table:number-columns-repeated="3"/>
        </table:table-row>
        <table:table-row table:style-name="ro1">
          <table:table-cell office:value-type="float" office:value="0.000226927710295592" calcext:value-type="float">
            <text:p>0.000226927710295592</text:p>
          </table:table-cell>
          <table:table-cell office:value-type="float" office:value="0.00022181" calcext:value-type="float">
            <text:p>0.00022181</text:p>
          </table:table-cell>
          <table:table-cell table:formula="of:=100*ABS(([.A540]-[.B540])/[.A540])" office:value-type="float" office:value="2.25521611658862" calcext:value-type="float">
            <text:p>2.25521611658862</text:p>
          </table:table-cell>
          <table:table-cell table:number-columns-repeated="3"/>
        </table:table-row>
        <table:table-row table:style-name="ro1">
          <table:table-cell office:value-type="float" office:value="0.000228369598896175" calcext:value-type="float">
            <text:p>0.000228369598896175</text:p>
          </table:table-cell>
          <table:table-cell office:value-type="float" office:value="0.00022313" calcext:value-type="float">
            <text:p>0.00022313</text:p>
          </table:table-cell>
          <table:table-cell table:formula="of:=100*ABS(([.A541]-[.B541])/[.A541])" office:value-type="float" office:value="2.29435043959481" calcext:value-type="float">
            <text:p>2.29435043959481</text:p>
          </table:table-cell>
          <table:table-cell table:number-columns-repeated="3"/>
        </table:table-row>
        <table:table-row table:style-name="ro1">
          <table:table-cell office:value-type="float" office:value="0.000229806861951509" calcext:value-type="float">
            <text:p>0.000229806861951509</text:p>
          </table:table-cell>
          <table:table-cell office:value-type="float" office:value="0.00022445" calcext:value-type="float">
            <text:p>0.00022445</text:p>
          </table:table-cell>
          <table:table-cell table:formula="of:=100*ABS(([.A542]-[.B542])/[.A542])" office:value-type="float" office:value="2.33102784922041" calcext:value-type="float">
            <text:p>2.33102784922041</text:p>
          </table:table-cell>
          <table:table-cell table:number-columns-repeated="3"/>
        </table:table-row>
        <table:table-row table:style-name="ro1">
          <table:table-cell office:value-type="float" office:value="0.000231240047785845" calcext:value-type="float">
            <text:p>0.000231240047785845</text:p>
          </table:table-cell>
          <table:table-cell office:value-type="float" office:value="0.00022577" calcext:value-type="float">
            <text:p>0.00022577</text:p>
          </table:table-cell>
          <table:table-cell table:formula="of:=100*ABS(([.A543]-[.B543])/[.A543])" office:value-type="float" office:value="2.36552787383575" calcext:value-type="float">
            <text:p>2.36552787383575</text:p>
          </table:table-cell>
          <table:table-cell table:number-columns-repeated="3"/>
        </table:table-row>
        <table:table-row table:style-name="ro1">
          <table:table-cell office:value-type="float" office:value="0.000232695645210649" calcext:value-type="float">
            <text:p>0.000232695645210649</text:p>
          </table:table-cell>
          <table:table-cell office:value-type="float" office:value="0.00022711" calcext:value-type="float">
            <text:p>0.00022711</text:p>
          </table:table-cell>
          <table:table-cell table:formula="of:=100*ABS(([.A544]-[.B544])/[.A544])" office:value-type="float" office:value="2.40040814068182" calcext:value-type="float">
            <text:p>2.40040814068182</text:p>
          </table:table-cell>
          <table:table-cell table:number-columns-repeated="3"/>
        </table:table-row>
        <table:table-row table:style-name="ro1">
          <table:table-cell office:value-type="float" office:value="0.000234187684774413" calcext:value-type="float">
            <text:p>0.000234187684774413</text:p>
          </table:table-cell>
          <table:table-cell office:value-type="float" office:value="0.00022848" calcext:value-type="float">
            <text:p>0.00022848</text:p>
          </table:table-cell>
          <table:table-cell table:formula="of:=100*ABS(([.A545]-[.B545])/[.A545])" office:value-type="float" office:value="2.43722669700219" calcext:value-type="float">
            <text:p>2.43722669700219</text:p>
          </table:table-cell>
          <table:table-cell table:number-columns-repeated="3"/>
        </table:table-row>
        <table:table-row table:style-name="ro1">
          <table:table-cell office:value-type="float" office:value="0.000235679757510059" calcext:value-type="float">
            <text:p>0.000235679757510059</text:p>
          </table:table-cell>
          <table:table-cell office:value-type="float" office:value="0.00022985" calcext:value-type="float">
            <text:p>0.00022985</text:p>
          </table:table-cell>
          <table:table-cell table:formula="of:=100*ABS(([.A546]-[.B546])/[.A546])" office:value-type="float" office:value="2.47359279882564" calcext:value-type="float">
            <text:p>2.47359279882564</text:p>
          </table:table-cell>
          <table:table-cell table:number-columns-repeated="3"/>
        </table:table-row>
        <table:table-row table:style-name="ro1">
          <table:table-cell office:value-type="float" office:value="0.000237158349842463" calcext:value-type="float">
            <text:p>0.000237158349842463</text:p>
          </table:table-cell>
          <table:table-cell office:value-type="float" office:value="0.00023122" calcext:value-type="float">
            <text:p>0.00023122</text:p>
          </table:table-cell>
          <table:table-cell table:formula="of:=100*ABS(([.A547]-[.B547])/[.A547])" office:value-type="float" office:value="2.503959842193" calcext:value-type="float">
            <text:p>2.503959842193</text:p>
          </table:table-cell>
          <table:table-cell table:number-columns-repeated="3"/>
        </table:table-row>
        <table:table-row table:style-name="ro1">
          <table:table-cell office:value-type="float" office:value="0.000238650488581105" calcext:value-type="float">
            <text:p>0.000238650488581105</text:p>
          </table:table-cell>
          <table:table-cell office:value-type="float" office:value="0.00023259" calcext:value-type="float">
            <text:p>0.00023259</text:p>
          </table:table-cell>
          <table:table-cell table:formula="of:=100*ABS(([.A548]-[.B548])/[.A548])" office:value-type="float" office:value="2.53948299755737" calcext:value-type="float">
            <text:p>2.53948299755737</text:p>
          </table:table-cell>
          <table:table-cell table:number-columns-repeated="3"/>
        </table:table-row>
        <table:table-row table:style-name="ro1">
          <table:table-cell office:value-type="float" office:value="0.000240142658642733" calcext:value-type="float">
            <text:p>0.000240142658642733</text:p>
          </table:table-cell>
          <table:table-cell office:value-type="float" office:value="0.00023396" calcext:value-type="float">
            <text:p>0.00023396</text:p>
          </table:table-cell>
          <table:table-cell table:formula="of:=100*ABS(([.A549]-[.B549])/[.A549])" office:value-type="float" office:value="2.57457741064271" calcext:value-type="float">
            <text:p>2.57457741064271</text:p>
          </table:table-cell>
          <table:table-cell table:number-columns-repeated="3"/>
        </table:table-row>
        <table:table-row table:style-name="ro1">
          <table:table-cell office:value-type="float" office:value="0.00024163019844382" calcext:value-type="float">
            <text:p>0.00024163019844382</text:p>
          </table:table-cell>
          <table:table-cell office:value-type="float" office:value="0.00023537" calcext:value-type="float">
            <text:p>0.00023537</text:p>
          </table:table-cell>
          <table:table-cell table:formula="of:=100*ABS(([.A550]-[.B550])/[.A550])" office:value-type="float" office:value="2.59081790444164" calcext:value-type="float">
            <text:p>2.59081790444164</text:p>
          </table:table-cell>
          <table:table-cell table:number-columns-repeated="3"/>
        </table:table-row>
        <table:table-row table:style-name="ro1">
          <table:table-cell office:value-type="float" office:value="0.000243113583536585" calcext:value-type="float">
            <text:p>0.000243113583536585</text:p>
          </table:table-cell>
          <table:table-cell office:value-type="float" office:value="0.0002368" calcext:value-type="float">
            <text:p>0.0002368</text:p>
          </table:table-cell>
          <table:table-cell table:formula="of:=100*ABS(([.A551]-[.B551])/[.A551])" office:value-type="float" office:value="2.5969686451661" calcext:value-type="float">
            <text:p>2.5969686451661</text:p>
          </table:table-cell>
          <table:table-cell table:number-columns-repeated="3"/>
        </table:table-row>
        <table:table-row table:style-name="ro1">
          <table:table-cell office:value-type="float" office:value="0.000244605845596543" calcext:value-type="float">
            <text:p>0.000244605845596543</text:p>
          </table:table-cell>
          <table:table-cell office:value-type="float" office:value="0.00023822" calcext:value-type="float">
            <text:p>0.00023822</text:p>
          </table:table-cell>
          <table:table-cell table:formula="of:=100*ABS(([.A552]-[.B552])/[.A552])" office:value-type="float" office:value="2.61066761547319" calcext:value-type="float">
            <text:p>2.61066761547319</text:p>
          </table:table-cell>
          <table:table-cell table:number-columns-repeated="3"/>
        </table:table-row>
        <table:table-row table:style-name="ro1">
          <table:table-cell office:value-type="float" office:value="0.00024614795408453" calcext:value-type="float">
            <text:p>0.00024614795408453</text:p>
          </table:table-cell>
          <table:table-cell office:value-type="float" office:value="0.00023965" calcext:value-type="float">
            <text:p>0.00023965</text:p>
          </table:table-cell>
          <table:table-cell table:formula="of:=100*ABS(([.A553]-[.B553])/[.A553])" office:value-type="float" office:value="2.63985703586176" calcext:value-type="float">
            <text:p>2.63985703586176</text:p>
          </table:table-cell>
          <table:table-cell table:number-columns-repeated="3"/>
        </table:table-row>
        <table:table-row table:style-name="ro1">
          <table:table-cell office:value-type="float" office:value="0.000247690074286395" calcext:value-type="float">
            <text:p>0.000247690074286395</text:p>
          </table:table-cell>
          <table:table-cell office:value-type="float" office:value="0.00024108" calcext:value-type="float">
            <text:p>0.00024108</text:p>
          </table:table-cell>
          <table:table-cell table:formula="of:=100*ABS(([.A554]-[.B554])/[.A554])" office:value-type="float" office:value="2.66868759494668" calcext:value-type="float">
            <text:p>2.66868759494668</text:p>
          </table:table-cell>
          <table:table-cell table:number-columns-repeated="3"/>
        </table:table-row>
        <table:table-row table:style-name="ro1">
          <table:table-cell office:value-type="float" office:value="0.0002492322059847" calcext:value-type="float">
            <text:p>0.0002492322059847</text:p>
          </table:table-cell>
          <table:table-cell office:value-type="float" office:value="0.00024251" calcext:value-type="float">
            <text:p>0.00024251</text:p>
          </table:table-cell>
          <table:table-cell table:formula="of:=100*ABS(([.A555]-[.B555])/[.A555])" office:value-type="float" office:value="2.69716586511808" calcext:value-type="float">
            <text:p>2.69716586511808</text:p>
          </table:table-cell>
          <table:table-cell table:number-columns-repeated="3"/>
        </table:table-row>
        <table:table-row table:style-name="ro1">
          <table:table-cell office:value-type="float" office:value="0.000250778996329437" calcext:value-type="float">
            <text:p>0.000250778996329437</text:p>
          </table:table-cell>
          <table:table-cell office:value-type="float" office:value="0.00024398" calcext:value-type="float">
            <text:p>0.00024398</text:p>
          </table:table-cell>
          <table:table-cell table:formula="of:=100*ABS(([.A556]-[.B556])/[.A556])" office:value-type="float" office:value="2.71115062622945" calcext:value-type="float">
            <text:p>2.71115062622945</text:p>
          </table:table-cell>
          <table:table-cell table:number-columns-repeated="3"/>
        </table:table-row>
        <table:table-row table:style-name="ro1">
          <table:table-cell office:value-type="float" office:value="0.000252321148538921" calcext:value-type="float">
            <text:p>0.000252321148538921</text:p>
          </table:table-cell>
          <table:table-cell office:value-type="float" office:value="0.00024547" calcext:value-type="float">
            <text:p>0.00024547</text:p>
          </table:table-cell>
          <table:table-cell table:formula="of:=100*ABS(([.A557]-[.B557])/[.A557])" office:value-type="float" office:value="2.71524942661068" calcext:value-type="float">
            <text:p>2.71524942661068</text:p>
          </table:table-cell>
          <table:table-cell table:number-columns-repeated="3"/>
        </table:table-row>
        <table:table-row table:style-name="ro1">
          <table:table-cell office:value-type="float" office:value="0.000253863311646248" calcext:value-type="float">
            <text:p>0.000253863311646248</text:p>
          </table:table-cell>
          <table:table-cell office:value-type="float" office:value="0.00024696" calcext:value-type="float">
            <text:p>0.00024696</text:p>
          </table:table-cell>
          <table:table-cell table:formula="of:=100*ABS(([.A558]-[.B558])/[.A558])" office:value-type="float" office:value="2.71930260480786" calcext:value-type="float">
            <text:p>2.71930260480786</text:p>
          </table:table-cell>
          <table:table-cell table:number-columns-repeated="3"/>
        </table:table-row>
        <table:table-row table:style-name="ro1">
          <table:table-cell office:value-type="float" office:value="0.000255405485454013" calcext:value-type="float">
            <text:p>0.000255405485454013</text:p>
          </table:table-cell>
          <table:table-cell office:value-type="float" office:value="0.00024845" calcext:value-type="float">
            <text:p>0.00024845</text:p>
          </table:table-cell>
          <table:table-cell table:formula="of:=100*ABS(([.A559]-[.B559])/[.A559])" office:value-type="float" office:value="2.72331091152907" calcext:value-type="float">
            <text:p>2.72331091152907</text:p>
          </table:table-cell>
          <table:table-cell table:number-columns-repeated="3"/>
        </table:table-row>
        <table:table-row table:style-name="ro1">
          <table:table-cell office:value-type="float" office:value="0.000256947669769547" calcext:value-type="float">
            <text:p>0.000256947669769547</text:p>
          </table:table-cell>
          <table:table-cell office:value-type="float" office:value="0.00024995" calcext:value-type="float">
            <text:p>0.00024995</text:p>
          </table:table-cell>
          <table:table-cell table:formula="of:=100*ABS(([.A560]-[.B560])/[.A560])" office:value-type="float" office:value="2.72338323823788" calcext:value-type="float">
            <text:p>2.72338323823788</text:p>
          </table:table-cell>
          <table:table-cell table:number-columns-repeated="3"/>
        </table:table-row>
        <table:table-row table:style-name="ro1">
          <table:table-cell office:value-type="float" office:value="0.000258539636032853" calcext:value-type="float">
            <text:p>0.000258539636032853</text:p>
          </table:table-cell>
          <table:table-cell office:value-type="float" office:value="0.00025144" calcext:value-type="float">
            <text:p>0.00025144</text:p>
          </table:table-cell>
          <table:table-cell table:formula="of:=100*ABS(([.A561]-[.B561])/[.A561])" office:value-type="float" office:value="2.74605323260788" calcext:value-type="float">
            <text:p>2.74605323260788</text:p>
          </table:table-cell>
          <table:table-cell table:number-columns-repeated="3"/>
        </table:table-row>
        <table:table-row table:style-name="ro1">
          <table:table-cell office:value-type="float" office:value="0.000260131604000744" calcext:value-type="float">
            <text:p>0.000260131604000744</text:p>
          </table:table-cell>
          <table:table-cell office:value-type="float" office:value="0.00025299" calcext:value-type="float">
            <text:p>0.00025299</text:p>
          </table:table-cell>
          <table:table-cell table:formula="of:=100*ABS(([.A562]-[.B562])/[.A562])" office:value-type="float" office:value="2.74538114204831" calcext:value-type="float">
            <text:p>2.74538114204831</text:p>
          </table:table-cell>
          <table:table-cell table:number-columns-repeated="3"/>
        </table:table-row>
        <table:table-row table:style-name="ro1">
          <table:table-cell office:value-type="float" office:value="0.000261737071122911" calcext:value-type="float">
            <text:p>0.000261737071122911</text:p>
          </table:table-cell>
          <table:table-cell office:value-type="float" office:value="0.00025455" calcext:value-type="float">
            <text:p>0.00025455</text:p>
          </table:table-cell>
          <table:table-cell table:formula="of:=100*ABS(([.A563]-[.B563])/[.A563])" office:value-type="float" office:value="2.74591256487944" calcext:value-type="float">
            <text:p>2.74591256487944</text:p>
          </table:table-cell>
          <table:table-cell table:number-columns-repeated="3"/>
        </table:table-row>
        <table:table-row table:style-name="ro1">
          <table:table-cell office:value-type="float" office:value="0.000263333679767705" calcext:value-type="float">
            <text:p>0.000263333679767705</text:p>
          </table:table-cell>
          <table:table-cell office:value-type="float" office:value="0.00025611" calcext:value-type="float">
            <text:p>0.00025611</text:p>
          </table:table-cell>
          <table:table-cell table:formula="of:=100*ABS(([.A564]-[.B564])/[.A564])" office:value-type="float" office:value="2.74316592320317" calcext:value-type="float">
            <text:p>2.74316592320317</text:p>
          </table:table-cell>
          <table:table-cell table:number-columns-repeated="3"/>
        </table:table-row>
        <table:table-row table:style-name="ro1">
          <table:table-cell office:value-type="float" office:value="0.000264939148673804" calcext:value-type="float">
            <text:p>0.000264939148673804</text:p>
          </table:table-cell>
          <table:table-cell office:value-type="float" office:value="0.00025767" calcext:value-type="float">
            <text:p>0.00025767</text:p>
          </table:table-cell>
          <table:table-cell table:formula="of:=100*ABS(([.A565]-[.B565])/[.A565])" office:value-type="float" office:value="2.74370500176772" calcext:value-type="float">
            <text:p>2.74370500176772</text:p>
          </table:table-cell>
          <table:table-cell table:number-columns-repeated="3"/>
        </table:table-row>
        <table:table-row table:style-name="ro1">
          <table:table-cell office:value-type="float" office:value="0.000266544618591335" calcext:value-type="float">
            <text:p>0.000266544618591335</text:p>
          </table:table-cell>
          <table:table-cell office:value-type="float" office:value="0.00025923" calcext:value-type="float">
            <text:p>0.00025923</text:p>
          </table:table-cell>
          <table:table-cell table:formula="of:=100*ABS(([.A566]-[.B566])/[.A566])" office:value-type="float" office:value="2.74423795535309" calcext:value-type="float">
            <text:p>2.74423795535309</text:p>
          </table:table-cell>
          <table:table-cell table:number-columns-repeated="3"/>
        </table:table-row>
        <table:table-row table:style-name="ro1">
          <table:table-cell office:value-type="float" office:value="0.000268141229205805" calcext:value-type="float">
            <text:p>0.000268141229205805</text:p>
          </table:table-cell>
          <table:table-cell office:value-type="float" office:value="0.00026079" calcext:value-type="float">
            <text:p>0.00026079</text:p>
          </table:table-cell>
          <table:table-cell table:formula="of:=100*ABS(([.A567]-[.B567])/[.A567])" office:value-type="float" office:value="2.74155124431189" calcext:value-type="float">
            <text:p>2.74155124431189</text:p>
          </table:table-cell>
          <table:table-cell table:number-columns-repeated="3"/>
        </table:table-row>
        <table:table-row table:style-name="ro1">
          <table:table-cell office:value-type="float" office:value="0.00026974670081393" calcext:value-type="float">
            <text:p>0.00026974670081393</text:p>
          </table:table-cell>
          <table:table-cell office:value-type="float" office:value="0.00026242" calcext:value-type="float">
            <text:p>0.00026242</text:p>
          </table:table-cell>
          <table:table-cell table:formula="of:=100*ABS(([.A568]-[.B568])/[.A568])" office:value-type="float" office:value="2.7161410285363" calcext:value-type="float">
            <text:p>2.7161410285363</text:p>
          </table:table-cell>
          <table:table-cell table:number-columns-repeated="3"/>
        </table:table-row>
        <table:table-row table:style-name="ro1">
          <table:table-cell office:value-type="float" office:value="0.000271370305118301" calcext:value-type="float">
            <text:p>0.000271370305118301</text:p>
          </table:table-cell>
          <table:table-cell office:value-type="float" office:value="0.00026405" calcext:value-type="float">
            <text:p>0.00026405</text:p>
          </table:table-cell>
          <table:table-cell table:formula="of:=100*ABS(([.A569]-[.B569])/[.A569])" office:value-type="float" office:value="2.69753358426972" calcext:value-type="float">
            <text:p>2.69753358426972</text:p>
          </table:table-cell>
          <table:table-cell table:number-columns-repeated="3"/>
        </table:table-row>
        <table:table-row table:style-name="ro1">
          <table:table-cell office:value-type="float" office:value="0.000273025538182786" calcext:value-type="float">
            <text:p>0.000273025538182786</text:p>
          </table:table-cell>
          <table:table-cell office:value-type="float" office:value="0.00026569" calcext:value-type="float">
            <text:p>0.00026569</text:p>
          </table:table-cell>
          <table:table-cell table:formula="of:=100*ABS(([.A570]-[.B570])/[.A570])" office:value-type="float" office:value="2.68675898658061" calcext:value-type="float">
            <text:p>2.68675898658061</text:p>
          </table:table-cell>
          <table:table-cell table:number-columns-repeated="3"/>
        </table:table-row>
        <table:table-row table:style-name="ro1">
          <table:table-cell office:value-type="float" office:value="0.000274694268778946" calcext:value-type="float">
            <text:p>0.000274694268778946</text:p>
          </table:table-cell>
          <table:table-cell office:value-type="float" office:value="0.00026732" calcext:value-type="float">
            <text:p>0.00026732</text:p>
          </table:table-cell>
          <table:table-cell table:formula="of:=100*ABS(([.A571]-[.B571])/[.A571])" office:value-type="float" office:value="2.68453681677668" calcext:value-type="float">
            <text:p>2.68453681677668</text:p>
          </table:table-cell>
          <table:table-cell table:number-columns-repeated="3"/>
        </table:table-row>
        <table:table-row table:style-name="ro1">
          <table:table-cell office:value-type="float" office:value="0.00027635414091343" calcext:value-type="float">
            <text:p>0.00027635414091343</text:p>
          </table:table-cell>
          <table:table-cell office:value-type="float" office:value="0.00026896" calcext:value-type="float">
            <text:p>0.00026896</text:p>
          </table:table-cell>
          <table:table-cell table:formula="of:=100*ABS(([.A572]-[.B572])/[.A572])" office:value-type="float" office:value="2.67560344454778" calcext:value-type="float">
            <text:p>2.67560344454778</text:p>
          </table:table-cell>
          <table:table-cell table:number-columns-repeated="3"/>
        </table:table-row>
        <table:table-row table:style-name="ro1">
          <table:table-cell office:value-type="float" office:value="0.000278009376820279" calcext:value-type="float">
            <text:p>0.000278009376820279</text:p>
          </table:table-cell>
          <table:table-cell office:value-type="float" office:value="0.0002706" calcext:value-type="float">
            <text:p>0.0002706</text:p>
          </table:table-cell>
          <table:table-cell table:formula="of:=100*ABS(([.A573]-[.B573])/[.A573])" office:value-type="float" office:value="2.66515356605005" calcext:value-type="float">
            <text:p>2.66515356605005</text:p>
          </table:table-cell>
          <table:table-cell table:number-columns-repeated="3"/>
        </table:table-row>
        <table:table-row table:style-name="ro1">
          <table:table-cell office:value-type="float" office:value="0.000279678111049113" calcext:value-type="float">
            <text:p>0.000279678111049113</text:p>
          </table:table-cell>
          <table:table-cell office:value-type="float" office:value="0.00027231" calcext:value-type="float">
            <text:p>0.00027231</text:p>
          </table:table-cell>
          <table:table-cell table:formula="of:=100*ABS(([.A574]-[.B574])/[.A574])" office:value-type="float" office:value="2.63449685836128" calcext:value-type="float">
            <text:p>2.63449685836128</text:p>
          </table:table-cell>
          <table:table-cell table:number-columns-repeated="3"/>
        </table:table-row>
        <table:table-row table:style-name="ro1">
          <table:table-cell office:value-type="float" office:value="0.000281337987658972" calcext:value-type="float">
            <text:p>0.000281337987658972</text:p>
          </table:table-cell>
          <table:table-cell office:value-type="float" office:value="0.00027403" calcext:value-type="float">
            <text:p>0.00027403</text:p>
          </table:table-cell>
          <table:table-cell table:formula="of:=100*ABS(([.A575]-[.B575])/[.A575])" office:value-type="float" office:value="2.59758297120925" calcext:value-type="float">
            <text:p>2.59758297120925</text:p>
          </table:table-cell>
          <table:table-cell table:number-columns-repeated="3"/>
        </table:table-row>
        <table:table-row table:style-name="ro1">
          <table:table-cell office:value-type="float" office:value="0.000283002084797975" calcext:value-type="float">
            <text:p>0.000283002084797975</text:p>
          </table:table-cell>
          <table:table-cell office:value-type="float" office:value="0.00027574" calcext:value-type="float">
            <text:p>0.00027574</text:p>
          </table:table-cell>
          <table:table-cell table:formula="of:=100*ABS(([.A576]-[.B576])/[.A576])" office:value-type="float" office:value="2.56608879865982" calcext:value-type="float">
            <text:p>2.56608879865982</text:p>
          </table:table-cell>
          <table:table-cell table:number-columns-repeated="3"/>
        </table:table-row>
        <table:table-row table:style-name="ro1">
          <table:table-cell office:value-type="float" office:value="0.000284661963915097" calcext:value-type="float">
            <text:p>0.000284661963915097</text:p>
          </table:table-cell>
          <table:table-cell office:value-type="float" office:value="0.00027746" calcext:value-type="float">
            <text:p>0.00027746</text:p>
          </table:table-cell>
          <table:table-cell table:formula="of:=100*ABS(([.A577]-[.B577])/[.A577])" office:value-type="float" office:value="2.5300057008126" calcext:value-type="float">
            <text:p>2.5300057008126</text:p>
          </table:table-cell>
          <table:table-cell table:number-columns-repeated="3"/>
        </table:table-row>
        <table:table-row table:style-name="ro1">
          <table:table-cell office:value-type="float" office:value="0.000286380482051414" calcext:value-type="float">
            <text:p>0.000286380482051414</text:p>
          </table:table-cell>
          <table:table-cell office:value-type="float" office:value="0.00027917" calcext:value-type="float">
            <text:p>0.00027917</text:p>
          </table:table-cell>
          <table:table-cell table:formula="of:=100*ABS(([.A578]-[.B578])/[.A578])" office:value-type="float" office:value="2.51779800067487" calcext:value-type="float">
            <text:p>2.51779800067487</text:p>
          </table:table-cell>
          <table:table-cell table:number-columns-repeated="3"/>
        </table:table-row>
        <table:table-row table:style-name="ro1">
          <table:table-cell office:value-type="float" office:value="0.000288107864870086" calcext:value-type="float">
            <text:p>0.000288107864870086</text:p>
          </table:table-cell>
          <table:table-cell office:value-type="float" office:value="0.00028089" calcext:value-type="float">
            <text:p>0.00028089</text:p>
          </table:table-cell>
          <table:table-cell table:formula="of:=100*ABS(([.A579]-[.B579])/[.A579])" office:value-type="float" office:value="2.50526478107118" calcext:value-type="float">
            <text:p>2.50526478107118</text:p>
          </table:table-cell>
          <table:table-cell table:number-columns-repeated="3"/>
        </table:table-row>
        <table:table-row table:style-name="ro1">
          <table:table-cell office:value-type="float" office:value="0.00028982639803855" calcext:value-type="float">
            <text:p>0.00028982639803855</text:p>
          </table:table-cell>
          <table:table-cell office:value-type="float" office:value="0.00028269" calcext:value-type="float">
            <text:p>0.00028269</text:p>
          </table:table-cell>
          <table:table-cell table:formula="of:=100*ABS(([.A580]-[.B580])/[.A580])" office:value-type="float" office:value="2.46230091076823" calcext:value-type="float">
            <text:p>2.46230091076823</text:p>
          </table:table-cell>
          <table:table-cell table:number-columns-repeated="3"/>
        </table:table-row>
        <table:table-row table:style-name="ro1">
          <table:table-cell office:value-type="float" office:value="0.000291553794178707" calcext:value-type="float">
            <text:p>0.000291553794178707</text:p>
          </table:table-cell>
          <table:table-cell office:value-type="float" office:value="0.00028449" calcext:value-type="float">
            <text:p>0.00028449</text:p>
          </table:table-cell>
          <table:table-cell table:formula="of:=100*ABS(([.A581]-[.B581])/[.A581])" office:value-type="float" office:value="2.42280989640545" calcext:value-type="float">
            <text:p>2.42280989640545</text:p>
          </table:table-cell>
          <table:table-cell table:number-columns-repeated="3"/>
        </table:table-row>
        <table:table-row table:style-name="ro1">
          <table:table-cell office:value-type="float" office:value="0.000293276989209859" calcext:value-type="float">
            <text:p>0.000293276989209859</text:p>
          </table:table-cell>
          <table:table-cell office:value-type="float" office:value="0.00028629" calcext:value-type="float">
            <text:p>0.00028629</text:p>
          </table:table-cell>
          <table:table-cell table:formula="of:=100*ABS(([.A582]-[.B582])/[.A582])" office:value-type="float" office:value="2.3823857537148" calcext:value-type="float">
            <text:p>2.3823857537148</text:p>
          </table:table-cell>
          <table:table-cell table:number-columns-repeated="3"/>
        </table:table-row>
        <table:table-row table:style-name="ro1">
          <table:table-cell office:value-type="float" office:value="0.000294995545729084" calcext:value-type="float">
            <text:p>0.000294995545729084</text:p>
          </table:table-cell>
          <table:table-cell office:value-type="float" office:value="0.00028809" calcext:value-type="float">
            <text:p>0.00028809</text:p>
          </table:table-cell>
          <table:table-cell table:formula="of:=100*ABS(([.A583]-[.B583])/[.A583])" office:value-type="float" office:value="2.34089830475804" calcext:value-type="float">
            <text:p>2.34089830475804</text:p>
          </table:table-cell>
          <table:table-cell table:number-columns-repeated="3"/>
        </table:table-row>
        <table:table-row table:style-name="ro1">
          <table:table-cell office:value-type="float" office:value="0.000296722962542504" calcext:value-type="float">
            <text:p>0.000296722962542504</text:p>
          </table:table-cell>
          <table:table-cell office:value-type="float" office:value="0.00028989" calcext:value-type="float">
            <text:p>0.00028989</text:p>
          </table:table-cell>
          <table:table-cell table:formula="of:=100*ABS(([.A584]-[.B584])/[.A584])" office:value-type="float" office:value="2.30280881666677" calcext:value-type="float">
            <text:p>2.30280881666677</text:p>
          </table:table-cell>
          <table:table-cell table:number-columns-repeated="3"/>
        </table:table-row>
        <table:table-row table:style-name="ro1">
          <table:table-cell office:value-type="float" office:value="0.000298441532799977" calcext:value-type="float">
            <text:p>0.000298441532799977</text:p>
          </table:table-cell>
          <table:table-cell office:value-type="float" office:value="0.0002917" calcext:value-type="float">
            <text:p>0.0002917</text:p>
          </table:table-cell>
          <table:table-cell table:formula="of:=100*ABS(([.A585]-[.B585])/[.A585])" office:value-type="float" office:value="2.25891240295155" calcext:value-type="float">
            <text:p>2.25891240295155</text:p>
          </table:table-cell>
          <table:table-cell table:number-columns-repeated="3"/>
        </table:table-row>
        <table:table-row table:style-name="ro1">
          <table:table-cell office:value-type="float" office:value="0.000300200623750185" calcext:value-type="float">
            <text:p>0.000300200623750185</text:p>
          </table:table-cell>
          <table:table-cell office:value-type="float" office:value="0.00029359" calcext:value-type="float">
            <text:p>0.00029359</text:p>
          </table:table-cell>
          <table:table-cell table:formula="of:=100*ABS(([.A586]-[.B586])/[.A586])" office:value-type="float" office:value="2.202068625842" calcext:value-type="float">
            <text:p>2.202068625842</text:p>
          </table:table-cell>
          <table:table-cell table:number-columns-repeated="3"/>
        </table:table-row>
        <table:table-row table:style-name="ro1">
          <table:table-cell office:value-type="float" office:value="0.000301991392261435" calcext:value-type="float">
            <text:p>0.000301991392261435</text:p>
          </table:table-cell>
          <table:table-cell office:value-type="float" office:value="0.00029547" calcext:value-type="float">
            <text:p>0.00029547</text:p>
          </table:table-cell>
          <table:table-cell table:formula="of:=100*ABS(([.A587]-[.B587])/[.A587])" office:value-type="float" office:value="2.15946296104678" calcext:value-type="float">
            <text:p>2.15946296104678</text:p>
          </table:table-cell>
          <table:table-cell table:number-columns-repeated="3"/>
        </table:table-row>
        <table:table-row table:style-name="ro1">
          <table:table-cell office:value-type="float" office:value="0.000303768672677088" calcext:value-type="float">
            <text:p>0.000303768672677088</text:p>
          </table:table-cell>
          <table:table-cell office:value-type="float" office:value="0.00029736" calcext:value-type="float">
            <text:p>0.00029736</text:p>
          </table:table-cell>
          <table:table-cell table:formula="of:=100*ABS(([.A588]-[.B588])/[.A588])" office:value-type="float" office:value="2.1097213944444" calcext:value-type="float">
            <text:p>2.1097213944444</text:p>
          </table:table-cell>
          <table:table-cell table:number-columns-repeated="3"/>
        </table:table-row>
        <table:table-row table:style-name="ro1">
          <table:table-cell office:value-type="float" office:value="0.000305545969372859" calcext:value-type="float">
            <text:p>0.000305545969372859</text:p>
          </table:table-cell>
          <table:table-cell office:value-type="float" office:value="0.00029924" calcext:value-type="float">
            <text:p>0.00029924</text:p>
          </table:table-cell>
          <table:table-cell table:formula="of:=100*ABS(([.A589]-[.B589])/[.A589])" office:value-type="float" office:value="2.06383654341833" calcext:value-type="float">
            <text:p>2.06383654341833</text:p>
          </table:table-cell>
          <table:table-cell table:number-columns-repeated="3"/>
        </table:table-row>
        <table:table-row table:style-name="ro1">
          <table:table-cell office:value-type="float" office:value="0.000307332129137193" calcext:value-type="float">
            <text:p>0.000307332129137193</text:p>
          </table:table-cell>
          <table:table-cell office:value-type="float" office:value="0.00030113" calcext:value-type="float">
            <text:p>0.00030113</text:p>
          </table:table-cell>
          <table:table-cell table:formula="of:=100*ABS(([.A590]-[.B590])/[.A590])" office:value-type="float" office:value="2.01805426416186" calcext:value-type="float">
            <text:p>2.01805426416186</text:p>
          </table:table-cell>
          <table:table-cell table:number-columns-repeated="3"/>
        </table:table-row>
        <table:table-row table:style-name="ro1">
          <table:table-cell office:value-type="float" office:value="0.000309109456503679" calcext:value-type="float">
            <text:p>0.000309109456503679</text:p>
          </table:table-cell>
          <table:table-cell office:value-type="float" office:value="0.00030303" calcext:value-type="float">
            <text:p>0.00030303</text:p>
          </table:table-cell>
          <table:table-cell table:formula="of:=100*ABS(([.A591]-[.B591])/[.A591])" office:value-type="float" office:value="1.9667649681261" calcext:value-type="float">
            <text:p>1.9667649681261</text:p>
          </table:table-cell>
          <table:table-cell table:number-columns-repeated="3"/>
        </table:table-row>
        <table:table-row table:style-name="ro1">
          <table:table-cell office:value-type="float" office:value="0.000310895644388917" calcext:value-type="float">
            <text:p>0.000310895644388917</text:p>
          </table:table-cell>
          <table:table-cell office:value-type="float" office:value="0.00030501" calcext:value-type="float">
            <text:p>0.00030501</text:p>
          </table:table-cell>
          <table:table-cell table:formula="of:=100*ABS(([.A592]-[.B592])/[.A592])" office:value-type="float" office:value="1.89312539276184" calcext:value-type="float">
            <text:p>1.89312539276184</text:p>
          </table:table-cell>
          <table:table-cell table:number-columns-repeated="3"/>
        </table:table-row>
        <table:table-row table:style-name="ro1">
          <table:table-cell office:value-type="float" office:value="0.000312673001392829" calcext:value-type="float">
            <text:p>0.000312673001392829</text:p>
          </table:table-cell>
          <table:table-cell office:value-type="float" office:value="0.00030698" calcext:value-type="float">
            <text:p>0.00030698</text:p>
          </table:table-cell>
          <table:table-cell table:formula="of:=100*ABS(([.A593]-[.B593])/[.A593])" office:value-type="float" office:value="1.82075246902321" calcext:value-type="float">
            <text:p>1.82075246902321</text:p>
          </table:table-cell>
          <table:table-cell table:number-columns-repeated="3"/>
        </table:table-row>
        <table:table-row table:style-name="ro1">
          <table:table-cell office:value-type="float" office:value="0.000314472728547326" calcext:value-type="float">
            <text:p>0.000314472728547326</text:p>
          </table:table-cell>
          <table:table-cell office:value-type="float" office:value="0.00030895" calcext:value-type="float">
            <text:p>0.00030895</text:p>
          </table:table-cell>
          <table:table-cell table:formula="of:=100*ABS(([.A594]-[.B594])/[.A594])" office:value-type="float" office:value="1.75618679967493" calcext:value-type="float">
            <text:p>1.75618679967493</text:p>
          </table:table-cell>
          <table:table-cell table:number-columns-repeated="3"/>
        </table:table-row>
        <table:table-row table:style-name="ro1">
          <table:table-cell office:value-type="float" office:value="0.000316304167693061" calcext:value-type="float">
            <text:p>0.000316304167693061</text:p>
          </table:table-cell>
          <table:table-cell office:value-type="float" office:value="0.00031093" calcext:value-type="float">
            <text:p>0.00031093</text:p>
          </table:table-cell>
          <table:table-cell table:formula="of:=100*ABS(([.A595]-[.B595])/[.A595])" office:value-type="float" office:value="1.6990505475337" calcext:value-type="float">
            <text:p>1.6990505475337</text:p>
          </table:table-cell>
          <table:table-cell table:number-columns-repeated="3"/>
        </table:table-row>
        <table:table-row table:style-name="ro1">
          <table:table-cell office:value-type="float" office:value="0.000318135629252682" calcext:value-type="float">
            <text:p>0.000318135629252682</text:p>
          </table:table-cell>
          <table:table-cell office:value-type="float" office:value="0.0003129" calcext:value-type="float">
            <text:p>0.0003129</text:p>
          </table:table-cell>
          <table:table-cell table:formula="of:=100*ABS(([.A596]-[.B596])/[.A596])" office:value-type="float" office:value="1.64572238104259" calcext:value-type="float">
            <text:p>1.64572238104259</text:p>
          </table:table-cell>
          <table:table-cell table:number-columns-repeated="3"/>
        </table:table-row>
        <table:table-row table:style-name="ro1">
          <table:table-cell office:value-type="float" office:value="0.000319967112841304" calcext:value-type="float">
            <text:p>0.000319967112841304</text:p>
          </table:table-cell>
          <table:table-cell office:value-type="float" office:value="0.0003149" calcext:value-type="float">
            <text:p>0.0003149</text:p>
          </table:table-cell>
          <table:table-cell table:formula="of:=100*ABS(([.A597]-[.B597])/[.A597])" office:value-type="float" office:value="1.58363551688435" calcext:value-type="float">
            <text:p>1.58363551688435</text:p>
          </table:table-cell>
          <table:table-cell table:number-columns-repeated="3"/>
        </table:table-row>
        <table:table-row table:style-name="ro1">
          <table:table-cell office:value-type="float" office:value="0.000321807456252959" calcext:value-type="float">
            <text:p>0.000321807456252959</text:p>
          </table:table-cell>
          <table:table-cell office:value-type="float" office:value="0.00031696" calcext:value-type="float">
            <text:p>0.00031696</text:p>
          </table:table-cell>
          <table:table-cell table:formula="of:=100*ABS(([.A598]-[.B598])/[.A598])" office:value-type="float" office:value="1.50632191975952" calcext:value-type="float">
            <text:p>1.50632191975952</text:p>
          </table:table-cell>
          <table:table-cell table:number-columns-repeated="3"/>
        </table:table-row>
        <table:table-row table:style-name="ro1">
          <table:table-cell office:value-type="float" office:value="0.000323638981582874" calcext:value-type="float">
            <text:p>0.000323638981582874</text:p>
          </table:table-cell>
          <table:table-cell office:value-type="float" office:value="0.00031902" calcext:value-type="float">
            <text:p>0.00031902</text:p>
          </table:table-cell>
          <table:table-cell table:formula="of:=100*ABS(([.A599]-[.B599])/[.A599])" office:value-type="float" office:value="1.42720186557362" calcext:value-type="float">
            <text:p>1.42720186557362</text:p>
          </table:table-cell>
          <table:table-cell table:number-columns-repeated="3"/>
        </table:table-row>
        <table:table-row table:style-name="ro1">
          <table:table-cell office:value-type="float" office:value="0.000325470527851601" calcext:value-type="float">
            <text:p>0.000325470527851601</text:p>
          </table:table-cell>
          <table:table-cell office:value-type="float" office:value="0.00032108" calcext:value-type="float">
            <text:p>0.00032108</text:p>
          </table:table-cell>
          <table:table-cell table:formula="of:=100*ABS(([.A600]-[.B600])/[.A600])" office:value-type="float" office:value="1.34897862506409" calcext:value-type="float">
            <text:p>1.34897862506409</text:p>
          </table:table-cell>
          <table:table-cell table:number-columns-repeated="3"/>
        </table:table-row>
        <table:table-row table:style-name="ro1">
          <table:table-cell office:value-type="float" office:value="0.000327302094707626" calcext:value-type="float">
            <text:p>0.000327302094707626</text:p>
          </table:table-cell>
          <table:table-cell office:value-type="float" office:value="0.00032314" calcext:value-type="float">
            <text:p>0.00032314</text:p>
          </table:table-cell>
          <table:table-cell table:formula="of:=100*ABS(([.A601]-[.B601])/[.A601])" office:value-type="float" office:value="1.27163705180201" calcext:value-type="float">
            <text:p>1.27163705180201</text:p>
          </table:table-cell>
          <table:table-cell table:number-columns-repeated="3"/>
        </table:table-row>
        <table:table-row table:style-name="ro1">
          <table:table-cell office:value-type="float" office:value="0.000329142515333404" calcext:value-type="float">
            <text:p>0.000329142515333404</text:p>
          </table:table-cell>
          <table:table-cell office:value-type="float" office:value="0.0003252" calcext:value-type="float">
            <text:p>0.0003252</text:p>
          </table:table-cell>
          <table:table-cell table:formula="of:=100*ABS(([.A602]-[.B602])/[.A602])" office:value-type="float" office:value="1.19781406221871" calcext:value-type="float">
            <text:p>1.19781406221871</text:p>
          </table:table-cell>
          <table:table-cell table:number-columns-repeated="3"/>
        </table:table-row>
        <table:table-row table:style-name="ro1">
          <table:table-cell office:value-type="float" office:value="0.00033100999682789" calcext:value-type="float">
            <text:p>0.00033100999682789</text:p>
          </table:table-cell>
          <table:table-cell office:value-type="float" office:value="0.0003273" calcext:value-type="float">
            <text:p>0.0003273</text:p>
          </table:table-cell>
          <table:table-cell table:formula="of:=100*ABS(([.A603]-[.B603])/[.A603])" office:value-type="float" office:value="1.12081111248717" calcext:value-type="float">
            <text:p>1.12081111248717</text:p>
          </table:table-cell>
          <table:table-cell table:number-columns-repeated="3"/>
        </table:table-row>
        <table:table-row table:style-name="ro1">
          <table:table-cell office:value-type="float" office:value="0.000332886330899903" calcext:value-type="float">
            <text:p>0.000332886330899903</text:p>
          </table:table-cell>
          <table:table-cell office:value-type="float" office:value="0.00032944" calcext:value-type="float">
            <text:p>0.00032944</text:p>
          </table:table-cell>
          <table:table-cell table:formula="of:=100*ABS(([.A604]-[.B604])/[.A604])" office:value-type="float" office:value="1.0352875981981" calcext:value-type="float">
            <text:p>1.0352875981981</text:p>
          </table:table-cell>
          <table:table-cell table:number-columns-repeated="3"/>
        </table:table-row>
        <table:table-row table:style-name="ro1">
          <table:table-cell office:value-type="float" office:value="0.000334762683702948" calcext:value-type="float">
            <text:p>0.000334762683702948</text:p>
          </table:table-cell>
          <table:table-cell office:value-type="float" office:value="0.00033159" calcext:value-type="float">
            <text:p>0.00033159</text:p>
          </table:table-cell>
          <table:table-cell table:formula="of:=100*ABS(([.A605]-[.B605])/[.A605])" office:value-type="float" office:value="0.947741148402083" calcext:value-type="float">
            <text:p>0.947741148402083</text:p>
          </table:table-cell>
          <table:table-cell table:number-columns-repeated="3"/>
        </table:table-row>
        <table:table-row table:style-name="ro1">
          <table:table-cell office:value-type="float" office:value="0.000336639054923816" calcext:value-type="float">
            <text:p>0.000336639054923816</text:p>
          </table:table-cell>
          <table:table-cell office:value-type="float" office:value="0.00033373" calcext:value-type="float">
            <text:p>0.00033373</text:p>
          </table:table-cell>
          <table:table-cell table:formula="of:=100*ABS(([.A606]-[.B606])/[.A606])" office:value-type="float" office:value="0.864146592995373" calcext:value-type="float">
            <text:p>0.864146592995373</text:p>
          </table:table-cell>
          <table:table-cell table:number-columns-repeated="3"/>
        </table:table-row>
        <table:table-row table:style-name="ro1">
          <table:table-cell office:value-type="float" office:value="0.000338515444256241" calcext:value-type="float">
            <text:p>0.000338515444256241</text:p>
          </table:table-cell>
          <table:table-cell office:value-type="float" office:value="0.00033588" calcext:value-type="float">
            <text:p>0.00033588</text:p>
          </table:table-cell>
          <table:table-cell table:formula="of:=100*ABS(([.A607]-[.B607])/[.A607])" office:value-type="float" office:value="0.778529990568403" calcext:value-type="float">
            <text:p>0.778529990568403</text:p>
          </table:table-cell>
          <table:table-cell table:number-columns-repeated="3"/>
        </table:table-row>
        <table:table-row table:style-name="ro1">
          <table:table-cell office:value-type="float" office:value="0.000340387724367375" calcext:value-type="float">
            <text:p>0.000340387724367375</text:p>
          </table:table-cell>
          <table:table-cell office:value-type="float" office:value="0.00033803" calcext:value-type="float">
            <text:p>0.00033803</text:p>
          </table:table-cell>
          <table:table-cell table:formula="of:=100*ABS(([.A608]-[.B608])/[.A608])" office:value-type="float" office:value="0.69265845933688" calcext:value-type="float">
            <text:p>0.69265845933688</text:p>
          </table:table-cell>
          <table:table-cell table:number-columns-repeated="3"/>
        </table:table-row>
        <table:table-row table:style-name="ro1">
          <table:table-cell office:value-type="float" office:value="0.0003422641520814" calcext:value-type="float">
            <text:p>0.0003422641520814</text:p>
          </table:table-cell>
          <table:table-cell office:value-type="float" office:value="0.00034021" calcext:value-type="float">
            <text:p>0.00034021</text:p>
          </table:table-cell>
          <table:table-cell table:formula="of:=100*ABS(([.A609]-[.B609])/[.A609])" office:value-type="float" office:value="0.600165710872304" calcext:value-type="float">
            <text:p>0.600165710872304</text:p>
          </table:table-cell>
          <table:table-cell table:number-columns-repeated="3"/>
        </table:table-row>
        <table:table-row table:style-name="ro1">
          <table:table-cell office:value-type="float" office:value="0.000344140596994891" calcext:value-type="float">
            <text:p>0.000344140596994891</text:p>
          </table:table-cell>
          <table:table-cell office:value-type="float" office:value="0.00034244" calcext:value-type="float">
            <text:p>0.00034244</text:p>
          </table:table-cell>
          <table:table-cell table:formula="of:=100*ABS(([.A610]-[.B610])/[.A610])" office:value-type="float" office:value="0.494157623291464" calcext:value-type="float">
            <text:p>0.494157623291464</text:p>
          </table:table-cell>
          <table:table-cell table:number-columns-repeated="3"/>
        </table:table-row>
        <table:table-row table:style-name="ro1">
          <table:table-cell office:value-type="float" office:value="0.000346034706062846" calcext:value-type="float">
            <text:p>0.000346034706062846</text:p>
          </table:table-cell>
          <table:table-cell office:value-type="float" office:value="0.00034466" calcext:value-type="float">
            <text:p>0.00034466</text:p>
          </table:table-cell>
          <table:table-cell table:formula="of:=100*ABS(([.A611]-[.B611])/[.A611])" office:value-type="float" office:value="0.397274041811271" calcext:value-type="float">
            <text:p>0.397274041811271</text:p>
          </table:table-cell>
          <table:table-cell table:number-columns-repeated="3"/>
        </table:table-row>
        <table:table-row table:style-name="ro1">
          <table:table-cell office:value-type="float" office:value="0.000347928827923183" calcext:value-type="float">
            <text:p>0.000347928827923183</text:p>
          </table:table-cell>
          <table:table-cell office:value-type="float" office:value="0.00034689" calcext:value-type="float">
            <text:p>0.00034689</text:p>
          </table:table-cell>
          <table:table-cell table:formula="of:=100*ABS(([.A612]-[.B612])/[.A612])" office:value-type="float" office:value="0.298574834797125" calcext:value-type="float">
            <text:p>0.298574834797125</text:p>
          </table:table-cell>
          <table:table-cell table:number-columns-repeated="3"/>
        </table:table-row>
        <table:table-row table:style-name="ro1">
          <table:table-cell office:value-type="float" office:value="0.000349831784290679" calcext:value-type="float">
            <text:p>0.000349831784290679</text:p>
          </table:table-cell>
          <table:table-cell office:value-type="float" office:value="0.00034911" calcext:value-type="float">
            <text:p>0.00034911</text:p>
          </table:table-cell>
          <table:table-cell table:formula="of:=100*ABS(([.A613]-[.B613])/[.A613])" office:value-type="float" office:value="0.206323245368414" calcext:value-type="float">
            <text:p>0.206323245368414</text:p>
          </table:table-cell>
          <table:table-cell table:number-columns-repeated="3"/>
        </table:table-row>
        <table:table-row table:style-name="ro1">
          <table:table-cell office:value-type="float" office:value="0.000351734751339699" calcext:value-type="float">
            <text:p>0.000351734751339699</text:p>
          </table:table-cell>
          <table:table-cell office:value-type="float" office:value="0.00035134" calcext:value-type="float">
            <text:p>0.00035134</text:p>
          </table:table-cell>
          <table:table-cell table:formula="of:=100*ABS(([.A614]-[.B614])/[.A614])" office:value-type="float" office:value="0.112229837454388" calcext:value-type="float">
            <text:p>0.112229837454388</text:p>
          </table:table-cell>
          <table:table-cell table:number-columns-repeated="3"/>
        </table:table-row>
        <table:table-row table:style-name="ro1">
          <table:table-cell office:value-type="float" office:value="0.000353628908603355" calcext:value-type="float">
            <text:p>0.000353628908603355</text:p>
          </table:table-cell>
          <table:table-cell office:value-type="float" office:value="0.0003536" calcext:value-type="float">
            <text:p>0.0003536</text:p>
          </table:table-cell>
          <table:table-cell table:formula="of:=100*ABS(([.A615]-[.B615])/[.A615])" office:value-type="float" office:value="0.00817484166358738" calcext:value-type="float">
            <text:p>0.00817484166358738</text:p>
          </table:table-cell>
          <table:table-cell table:number-columns-repeated="3"/>
        </table:table-row>
        <table:table-row table:style-name="ro1">
          <table:table-cell office:value-type="float" office:value="0.0003555366109137" calcext:value-type="float">
            <text:p>0.0003555366109137</text:p>
          </table:table-cell>
          <table:table-cell office:value-type="float" office:value="0.0003559" calcext:value-type="float">
            <text:p>0.0003559</text:p>
          </table:table-cell>
          <table:table-cell table:formula="of:=100*ABS(([.A616]-[.B616])/[.A616])" office:value-type="float" office:value="0.102208626381872" calcext:value-type="float">
            <text:p>0.102208626381872</text:p>
          </table:table-cell>
          <table:table-cell table:number-columns-repeated="3"/>
        </table:table-row>
        <table:table-row table:style-name="ro1">
          <table:table-cell office:value-type="float" office:value="0.000357439611263217" calcext:value-type="float">
            <text:p>0.000357439611263217</text:p>
          </table:table-cell>
          <table:table-cell office:value-type="float" office:value="0.0003582" calcext:value-type="float">
            <text:p>0.0003582</text:p>
          </table:table-cell>
          <table:table-cell table:formula="of:=100*ABS(([.A617]-[.B617])/[.A617])" office:value-type="float" office:value="0.212732084755599" calcext:value-type="float">
            <text:p>0.212732084755599</text:p>
          </table:table-cell>
          <table:table-cell table:number-columns-repeated="3"/>
        </table:table-row>
        <table:table-row table:style-name="ro1">
          <table:table-cell office:value-type="float" office:value="0.000359342621602281" calcext:value-type="float">
            <text:p>0.000359342621602281</text:p>
          </table:table-cell>
          <table:table-cell office:value-type="float" office:value="0.0003605" calcext:value-type="float">
            <text:p>0.0003605</text:p>
          </table:table-cell>
          <table:table-cell table:formula="of:=100*ABS(([.A618]-[.B618])/[.A618])" office:value-type="float" office:value="0.322082137809989" calcext:value-type="float">
            <text:p>0.322082137809989</text:p>
          </table:table-cell>
          <table:table-cell table:number-columns-repeated="3"/>
        </table:table-row>
        <table:table-row table:style-name="ro1">
          <table:table-cell office:value-type="float" office:value="0.000361240923761414" calcext:value-type="float">
            <text:p>0.000361240923761414</text:p>
          </table:table-cell>
          <table:table-cell office:value-type="float" office:value="0.00036279" calcext:value-type="float">
            <text:p>0.00036279</text:p>
          </table:table-cell>
          <table:table-cell table:formula="of:=100*ABS(([.A619]-[.B619])/[.A619])" office:value-type="float" office:value="0.428820805366087" calcext:value-type="float">
            <text:p>0.428820805366087</text:p>
          </table:table-cell>
          <table:table-cell table:number-columns-repeated="3"/>
        </table:table-row>
        <table:table-row table:style-name="ro1">
          <table:table-cell office:value-type="float" office:value="0.000363147428601663" calcext:value-type="float">
            <text:p>0.000363147428601663</text:p>
          </table:table-cell>
          <table:table-cell office:value-type="float" office:value="0.00036509" calcext:value-type="float">
            <text:p>0.00036509</text:p>
          </table:table-cell>
          <table:table-cell table:formula="of:=100*ABS(([.A620]-[.B620])/[.A620])" office:value-type="float" office:value="0.534926381226759" calcext:value-type="float">
            <text:p>0.534926381226759</text:p>
          </table:table-cell>
          <table:table-cell table:number-columns-repeated="3"/>
        </table:table-row>
        <table:table-row table:style-name="ro1">
          <table:table-cell office:value-type="float" office:value="0.000365045118444282" calcext:value-type="float">
            <text:p>0.000365045118444282</text:p>
          </table:table-cell>
          <table:table-cell office:value-type="float" office:value="0.00036743" calcext:value-type="float">
            <text:p>0.00036743</text:p>
          </table:table-cell>
          <table:table-cell table:formula="of:=100*ABS(([.A621]-[.B621])/[.A621])" office:value-type="float" office:value="0.653311449795989" calcext:value-type="float">
            <text:p>0.653311449795989</text:p>
          </table:table-cell>
          <table:table-cell table:number-columns-repeated="3"/>
        </table:table-row>
        <table:table-row table:style-name="ro1">
          <table:table-cell office:value-type="float" office:value="0.000366951626512269" calcext:value-type="float">
            <text:p>0.000366951626512269</text:p>
          </table:table-cell>
          <table:table-cell office:value-type="float" office:value="0.00036979" calcext:value-type="float">
            <text:p>0.00036979</text:p>
          </table:table-cell>
          <table:table-cell table:formula="of:=100*ABS(([.A622]-[.B622])/[.A622])" office:value-type="float" office:value="0.773500723980512" calcext:value-type="float">
            <text:p>0.773500723980512</text:p>
          </table:table-cell>
          <table:table-cell table:number-columns-repeated="3"/>
        </table:table-row>
        <table:table-row table:style-name="ro1">
          <table:table-cell office:value-type="float" office:value="0.000368858136008954" calcext:value-type="float">
            <text:p>0.000368858136008954</text:p>
          </table:table-cell>
          <table:table-cell office:value-type="float" office:value="0.00037215" calcext:value-type="float">
            <text:p>0.00037215</text:p>
          </table:table-cell>
          <table:table-cell table:formula="of:=100*ABS(([.A623]-[.B623])/[.A623])" office:value-type="float" office:value="0.892447168622602" calcext:value-type="float">
            <text:p>0.892447168622602</text:p>
          </table:table-cell>
          <table:table-cell table:number-columns-repeated="3"/>
        </table:table-row>
        <table:table-row table:style-name="ro1">
          <table:table-cell office:value-type="float" office:value="0.000370764646912297" calcext:value-type="float">
            <text:p>0.000370764646912297</text:p>
          </table:table-cell>
          <table:table-cell office:value-type="float" office:value="0.00037451" calcext:value-type="float">
            <text:p>0.00037451</text:p>
          </table:table-cell>
          <table:table-cell table:formula="of:=100*ABS(([.A624]-[.B624])/[.A624])" office:value-type="float" office:value="1.01016996061905" calcext:value-type="float">
            <text:p>1.01016996061905</text:p>
          </table:table-cell>
          <table:table-cell table:number-columns-repeated="3"/>
        </table:table-row>
        <table:table-row table:style-name="ro1">
          <table:table-cell office:value-type="float" office:value="0.00037266234395227" calcext:value-type="float">
            <text:p>0.00037266234395227</text:p>
          </table:table-cell>
          <table:table-cell office:value-type="float" office:value="0.00037687" calcext:value-type="float">
            <text:p>0.00037687</text:p>
          </table:table-cell>
          <table:table-cell table:formula="of:=100*ABS(([.A625]-[.B625])/[.A625])" office:value-type="float" office:value="1.12908001466039" calcext:value-type="float">
            <text:p>1.12908001466039</text:p>
          </table:table-cell>
          <table:table-cell table:number-columns-repeated="3"/>
        </table:table-row>
        <table:table-row table:style-name="ro1">
          <table:table-cell office:value-type="float" office:value="0.00037456885788864" calcext:value-type="float">
            <text:p>0.00037456885788864</text:p>
          </table:table-cell>
          <table:table-cell office:value-type="float" office:value="0.00037923" calcext:value-type="float">
            <text:p>0.00037923</text:p>
          </table:table-cell>
          <table:table-cell table:formula="of:=100*ABS(([.A626]-[.B626])/[.A626])" office:value-type="float" office:value="1.24440193390182" calcext:value-type="float">
            <text:p>1.24440193390182</text:p>
          </table:table-cell>
          <table:table-cell table:number-columns-repeated="3"/>
        </table:table-row>
        <table:table-row table:style-name="ro1">
          <table:table-cell office:value-type="float" office:value="0.000376475373165364" calcext:value-type="float">
            <text:p>0.000376475373165364</text:p>
          </table:table-cell>
          <table:table-cell office:value-type="float" office:value="0.00038162" calcext:value-type="float">
            <text:p>0.00038162</text:p>
          </table:table-cell>
          <table:table-cell table:formula="of:=100*ABS(([.A627]-[.B627])/[.A627])" office:value-type="float" office:value="1.36652413446877" calcext:value-type="float">
            <text:p>1.36652413446877</text:p>
          </table:table-cell>
          <table:table-cell table:number-columns-repeated="3"/>
        </table:table-row>
        <table:table-row table:style-name="ro1">
          <table:table-cell office:value-type="float" office:value="0.000378344112284042" calcext:value-type="float">
            <text:p>0.000378344112284042</text:p>
          </table:table-cell>
          <table:table-cell office:value-type="float" office:value="0.00038403" calcext:value-type="float">
            <text:p>0.00038403</text:p>
          </table:table-cell>
          <table:table-cell table:formula="of:=100*ABS(([.A628]-[.B628])/[.A628])" office:value-type="float" office:value="1.50283499368666" calcext:value-type="float">
            <text:p>1.50283499368666</text:p>
          </table:table-cell>
          <table:table-cell table:number-columns-repeated="3"/>
        </table:table-row>
        <table:table-row table:style-name="ro1">
          <table:table-cell office:value-type="float" office:value="0.000380226393613068" calcext:value-type="float">
            <text:p>0.000380226393613068</text:p>
          </table:table-cell>
          <table:table-cell office:value-type="float" office:value="0.00038644" calcext:value-type="float">
            <text:p>0.00038644</text:p>
          </table:table-cell>
          <table:table-cell table:formula="of:=100*ABS(([.A629]-[.B629])/[.A629])" office:value-type="float" office:value="1.63418597217498" calcext:value-type="float">
            <text:p>1.63418597217498</text:p>
          </table:table-cell>
          <table:table-cell table:number-columns-repeated="3"/>
        </table:table-row>
        <table:table-row table:style-name="ro1">
          <table:table-cell office:value-type="float" office:value="0.000382099863648235" calcext:value-type="float">
            <text:p>0.000382099863648235</text:p>
          </table:table-cell>
          <table:table-cell office:value-type="float" office:value="0.00038884" calcext:value-type="float">
            <text:p>0.00038884</text:p>
          </table:table-cell>
          <table:table-cell table:formula="of:=100*ABS(([.A630]-[.B630])/[.A630])" office:value-type="float" office:value="1.76397245667946" calcext:value-type="float">
            <text:p>1.76397245667946</text:p>
          </table:table-cell>
          <table:table-cell table:number-columns-repeated="3"/>
        </table:table-row>
        <table:table-row table:style-name="ro1">
          <table:table-cell office:value-type="float" office:value="0.00038398215440304" calcext:value-type="float">
            <text:p>0.00038398215440304</text:p>
          </table:table-cell>
          <table:table-cell office:value-type="float" office:value="0.00039125" calcext:value-type="float">
            <text:p>0.00039125</text:p>
          </table:table-cell>
          <table:table-cell table:formula="of:=100*ABS(([.A631]-[.B631])/[.A631])" office:value-type="float" office:value="1.89275608608922" calcext:value-type="float">
            <text:p>1.89275608608922</text:p>
          </table:table-cell>
          <table:table-cell table:number-columns-repeated="3"/>
        </table:table-row>
        <table:table-row table:style-name="ro1">
          <table:table-cell office:value-type="float" office:value="0.000385850915250955" calcext:value-type="float">
            <text:p>0.000385850915250955</text:p>
          </table:table-cell>
          <table:table-cell office:value-type="float" office:value="0.00039366" calcext:value-type="float">
            <text:p>0.00039366</text:p>
          </table:table-cell>
          <table:table-cell table:formula="of:=100*ABS(([.A632]-[.B632])/[.A632])" office:value-type="float" office:value="2.02386062605697" calcext:value-type="float">
            <text:p>2.02386062605697</text:p>
          </table:table-cell>
          <table:table-cell table:number-columns-repeated="3"/>
        </table:table-row>
        <table:table-row table:style-name="ro1">
          <table:table-cell office:value-type="float" office:value="0.000387724398252161" calcext:value-type="float">
            <text:p>0.000387724398252161</text:p>
          </table:table-cell>
          <table:table-cell office:value-type="float" office:value="0.00039609" calcext:value-type="float">
            <text:p>0.00039609</text:p>
          </table:table-cell>
          <table:table-cell table:formula="of:=100*ABS(([.A633]-[.B633])/[.A633])" office:value-type="float" office:value="2.15761550873535" calcext:value-type="float">
            <text:p>2.15761550873535</text:p>
          </table:table-cell>
          <table:table-cell table:number-columns-repeated="3"/>
        </table:table-row>
        <table:table-row table:style-name="ro1">
          <table:table-cell office:value-type="float" office:value="0.00038960670335609" calcext:value-type="float">
            <text:p>0.00038960670335609</text:p>
          </table:table-cell>
          <table:table-cell office:value-type="float" office:value="0.00039852" calcext:value-type="float">
            <text:p>0.00039852</text:p>
          </table:table-cell>
          <table:table-cell table:formula="of:=100*ABS(([.A634]-[.B634])/[.A634])" office:value-type="float" office:value="2.28776778405785" calcext:value-type="float">
            <text:p>2.28776778405785</text:p>
          </table:table-cell>
          <table:table-cell table:number-columns-repeated="3"/>
        </table:table-row>
        <table:table-row table:style-name="ro1">
          <table:table-cell office:value-type="float" office:value="0.000391480194262749" calcext:value-type="float">
            <text:p>0.000391480194262749</text:p>
          </table:table-cell>
          <table:table-cell office:value-type="float" office:value="0.00040096" calcext:value-type="float">
            <text:p>0.00040096</text:p>
          </table:table-cell>
          <table:table-cell table:formula="of:=100*ABS(([.A635]-[.B635])/[.A635])" office:value-type="float" office:value="2.42152882219325" calcext:value-type="float">
            <text:p>2.42152882219325</text:p>
          </table:table-cell>
          <table:table-cell table:number-columns-repeated="3"/>
        </table:table-row>
        <table:table-row table:style-name="ro1">
          <table:table-cell office:value-type="float" office:value="0.000393311272403932" calcext:value-type="float">
            <text:p>0.000393311272403932</text:p>
          </table:table-cell>
          <table:table-cell office:value-type="float" office:value="0.00040339" calcext:value-type="float">
            <text:p>0.00040339</text:p>
          </table:table-cell>
          <table:table-cell table:formula="of:=100*ABS(([.A636]-[.B636])/[.A636])" office:value-type="float" office:value="2.56253209689782" calcext:value-type="float">
            <text:p>2.56253209689782</text:p>
          </table:table-cell>
          <table:table-cell table:number-columns-repeated="3"/>
        </table:table-row>
        <table:table-row table:style-name="ro1">
          <table:table-cell office:value-type="float" office:value="0.000395123548905909" calcext:value-type="float">
            <text:p>0.000395123548905909</text:p>
          </table:table-cell>
          <table:table-cell office:value-type="float" office:value="0.00040583" calcext:value-type="float">
            <text:p>0.00040583</text:p>
          </table:table-cell>
          <table:table-cell table:formula="of:=100*ABS(([.A637]-[.B637])/[.A637])" office:value-type="float" office:value="2.70964641913582" calcext:value-type="float">
            <text:p>2.70964641913582</text:p>
          </table:table-cell>
          <table:table-cell table:number-columns-repeated="3"/>
        </table:table-row>
        <table:table-row table:style-name="ro1">
          <table:table-cell office:value-type="float" office:value="0.000396931764916843" calcext:value-type="float">
            <text:p>0.000396931764916843</text:p>
          </table:table-cell>
          <table:table-cell office:value-type="float" office:value="0.00040827" calcext:value-type="float">
            <text:p>0.00040827</text:p>
          </table:table-cell>
          <table:table-cell table:formula="of:=100*ABS(([.A638]-[.B638])/[.A638])" office:value-type="float" office:value="2.85646957116982" calcext:value-type="float">
            <text:p>2.85646957116982</text:p>
          </table:table-cell>
          <table:table-cell table:number-columns-repeated="3"/>
        </table:table-row>
        <table:table-row table:style-name="ro1">
          <table:table-cell office:value-type="float" office:value="0.000398744151179676" calcext:value-type="float">
            <text:p>0.000398744151179676</text:p>
          </table:table-cell>
          <table:table-cell office:value-type="float" office:value="0.00041071" calcext:value-type="float">
            <text:p>0.00041071</text:p>
          </table:table-cell>
          <table:table-cell table:formula="of:=100*ABS(([.A639]-[.B639])/[.A639])" office:value-type="float" office:value="3.00088384617647" calcext:value-type="float">
            <text:p>3.00088384617647</text:p>
          </table:table-cell>
          <table:table-cell table:number-columns-repeated="3"/>
        </table:table-row>
        <table:table-row table:style-name="ro1">
          <table:table-cell office:value-type="float" office:value="0.000400552465727026" calcext:value-type="float">
            <text:p>0.000400552465727026</text:p>
          </table:table-cell>
          <table:table-cell office:value-type="float" office:value="0.00041315" calcext:value-type="float">
            <text:p>0.00041315</text:p>
          </table:table-cell>
          <table:table-cell table:formula="of:=100*ABS(([.A640]-[.B640])/[.A640])" office:value-type="float" office:value="3.14503975156143" calcext:value-type="float">
            <text:p>3.14503975156143</text:p>
          </table:table-cell>
          <table:table-cell table:number-columns-repeated="3"/>
        </table:table-row>
        <table:table-row table:style-name="ro1">
          <table:table-cell office:value-type="float" office:value="0.000402364958837123" calcext:value-type="float">
            <text:p>0.000402364958837123</text:p>
          </table:table-cell>
          <table:table-cell office:value-type="float" office:value="0.00041559" calcext:value-type="float">
            <text:p>0.00041559</text:p>
          </table:table-cell>
          <table:table-cell table:formula="of:=100*ABS(([.A641]-[.B641])/[.A641])" office:value-type="float" office:value="3.28682726276621" calcext:value-type="float">
            <text:p>3.28682726276621</text:p>
          </table:table-cell>
          <table:table-cell table:number-columns-repeated="3"/>
        </table:table-row>
        <table:table-row table:style-name="ro1">
          <table:table-cell office:value-type="float" office:value="0.00040417336923652" calcext:value-type="float">
            <text:p>0.00040417336923652</text:p>
          </table:table-cell>
          <table:table-cell office:value-type="float" office:value="0.00041804" calcext:value-type="float">
            <text:p>0.00041804</text:p>
          </table:table-cell>
          <table:table-cell table:formula="of:=100*ABS(([.A642]-[.B642])/[.A642])" office:value-type="float" office:value="3.43086205547743" calcext:value-type="float">
            <text:p>3.43086205547743</text:p>
          </table:table-cell>
          <table:table-cell table:number-columns-repeated="3"/>
        </table:table-row>
        <table:table-row table:style-name="ro1">
          <table:table-cell office:value-type="float" office:value="0.000405977134331479" calcext:value-type="float">
            <text:p>0.000405977134331479</text:p>
          </table:table-cell>
          <table:table-cell office:value-type="float" office:value="0.00042048" calcext:value-type="float">
            <text:p>0.00042048</text:p>
          </table:table-cell>
          <table:table-cell table:formula="of:=100*ABS(([.A643]-[.B643])/[.A643])" office:value-type="float" office:value="3.57233559284133" calcext:value-type="float">
            <text:p>3.57233559284133</text:p>
          </table:table-cell>
          <table:table-cell table:number-columns-repeated="3"/>
        </table:table-row>
        <table:table-row table:style-name="ro1">
          <table:table-cell office:value-type="float" office:value="0.00040775283199507" calcext:value-type="float">
            <text:p>0.00040775283199507</text:p>
          </table:table-cell>
          <table:table-cell office:value-type="float" office:value="0.00042292" calcext:value-type="float">
            <text:p>0.00042292</text:p>
          </table:table-cell>
          <table:table-cell table:formula="of:=100*ABS(([.A644]-[.B644])/[.A644])" office:value-type="float" office:value="3.71969654526228" calcext:value-type="float">
            <text:p>3.71969654526228</text:p>
          </table:table-cell>
          <table:table-cell table:number-columns-repeated="3"/>
        </table:table-row>
        <table:table-row table:style-name="ro1">
          <table:table-cell office:value-type="float" office:value="0.000409445945760854" calcext:value-type="float">
            <text:p>0.000409445945760854</text:p>
          </table:table-cell>
          <table:table-cell office:value-type="float" office:value="0.00042535" calcext:value-type="float">
            <text:p>0.00042535</text:p>
          </table:table-cell>
          <table:table-cell table:formula="of:=100*ABS(([.A645]-[.B645])/[.A645])" office:value-type="float" office:value="3.88428665708059" calcext:value-type="float">
            <text:p>3.88428665708059</text:p>
          </table:table-cell>
          <table:table-cell table:number-columns-repeated="3"/>
        </table:table-row>
        <table:table-row table:style-name="ro1">
          <table:table-cell office:value-type="float" office:value="0.000411139258646021" calcext:value-type="float">
            <text:p>0.000411139258646021</text:p>
          </table:table-cell>
          <table:table-cell office:value-type="float" office:value="0.00042777" calcext:value-type="float">
            <text:p>0.00042777</text:p>
          </table:table-cell>
          <table:table-cell table:formula="of:=100*ABS(([.A646]-[.B646])/[.A646])" office:value-type="float" office:value="4.04503851292325" calcext:value-type="float">
            <text:p>4.04503851292325</text:p>
          </table:table-cell>
          <table:table-cell table:number-columns-repeated="3"/>
        </table:table-row>
        <table:table-row table:style-name="ro1">
          <table:table-cell office:value-type="float" office:value="0.000412841612243727" calcext:value-type="float">
            <text:p>0.000412841612243727</text:p>
          </table:table-cell>
          <table:table-cell office:value-type="float" office:value="0.00043019" calcext:value-type="float">
            <text:p>0.00043019</text:p>
          </table:table-cell>
          <table:table-cell table:formula="of:=100*ABS(([.A647]-[.B647])/[.A647])" office:value-type="float" office:value="4.20218971193024" calcext:value-type="float">
            <text:p>4.20218971193024</text:p>
          </table:table-cell>
          <table:table-cell table:number-columns-repeated="3"/>
        </table:table-row>
        <table:table-row table:style-name="ro1">
          <table:table-cell office:value-type="float" office:value="0.000414535319243126" calcext:value-type="float">
            <text:p>0.000414535319243126</text:p>
          </table:table-cell>
          <table:table-cell office:value-type="float" office:value="0.00043262" calcext:value-type="float">
            <text:p>0.00043262</text:p>
          </table:table-cell>
          <table:table-cell table:formula="of:=100*ABS(([.A648]-[.B648])/[.A648])" office:value-type="float" office:value="4.36263930173529" calcext:value-type="float">
            <text:p>4.36263930173529</text:p>
          </table:table-cell>
          <table:table-cell table:number-columns-repeated="3"/>
        </table:table-row>
        <table:table-row table:style-name="ro1">
          <table:table-cell office:value-type="float" office:value="0.000416229218099835" calcext:value-type="float">
            <text:p>0.000416229218099835</text:p>
          </table:table-cell>
          <table:table-cell office:value-type="float" office:value="0.00043504" calcext:value-type="float">
            <text:p>0.00043504</text:p>
          </table:table-cell>
          <table:table-cell table:formula="of:=100*ABS(([.A649]-[.B649])/[.A649])" office:value-type="float" office:value="4.51933239719206" calcext:value-type="float">
            <text:p>4.51933239719206</text:p>
          </table:table-cell>
          <table:table-cell table:number-columns-repeated="3"/>
        </table:table-row>
        <table:table-row table:style-name="ro1">
          <table:table-cell office:value-type="float" office:value="0.000417932160045144" calcext:value-type="float">
            <text:p>0.000417932160045144</text:p>
          </table:table-cell>
          <table:table-cell office:value-type="float" office:value="0.00043746" calcext:value-type="float">
            <text:p>0.00043746</text:p>
          </table:table-cell>
          <table:table-cell table:formula="of:=100*ABS(([.A650]-[.B650])/[.A650])" office:value-type="float" office:value="4.67249037565007" calcext:value-type="float">
            <text:p>4.67249037565007</text:p>
          </table:table-cell>
          <table:table-cell table:number-columns-repeated="3"/>
        </table:table-row>
        <table:table-row table:style-name="ro1">
          <table:table-cell office:value-type="float" office:value="0.000419621795668433" calcext:value-type="float">
            <text:p>0.000419621795668433</text:p>
          </table:table-cell>
          <table:table-cell office:value-type="float" office:value="0.00043983" calcext:value-type="float">
            <text:p>0.00043983</text:p>
          </table:table-cell>
          <table:table-cell table:formula="of:=100*ABS(([.A651]-[.B651])/[.A651])" office:value-type="float" office:value="4.8158137971305" calcext:value-type="float">
            <text:p>4.8158137971305</text:p>
          </table:table-cell>
          <table:table-cell table:number-columns-repeated="3"/>
        </table:table-row>
        <table:table-row table:style-name="ro1">
          <table:table-cell office:value-type="float" office:value="0.0004213162651738" calcext:value-type="float">
            <text:p>0.0004213162651738</text:p>
          </table:table-cell>
          <table:table-cell office:value-type="float" office:value="0.00044221" calcext:value-type="float">
            <text:p>0.00044221</text:p>
          </table:table-cell>
          <table:table-cell table:formula="of:=100*ABS(([.A652]-[.B652])/[.A652])" office:value-type="float" office:value="4.95915694533671" calcext:value-type="float">
            <text:p>4.95915694533671</text:p>
          </table:table-cell>
          <table:table-cell table:number-columns-repeated="3"/>
        </table:table-row>
        <table:table-row table:style-name="ro1">
          <table:table-cell office:value-type="float" office:value="0.000422837374175935" calcext:value-type="float">
            <text:p>0.000422837374175935</text:p>
          </table:table-cell>
          <table:table-cell office:value-type="float" office:value="0.00044458" calcext:value-type="float">
            <text:p>0.00044458</text:p>
          </table:table-cell>
          <table:table-cell table:formula="of:=100*ABS(([.A653]-[.B653])/[.A653])" office:value-type="float" office:value="5.14207758158527" calcext:value-type="float">
            <text:p>5.14207758158527</text:p>
          </table:table-cell>
          <table:table-cell table:number-columns-repeated="3"/>
        </table:table-row>
        <table:table-row table:style-name="ro1">
          <table:table-cell office:value-type="float" office:value="0.000424367894402958" calcext:value-type="float">
            <text:p>0.000424367894402958</text:p>
          </table:table-cell>
          <table:table-cell office:value-type="float" office:value="0.00044695" calcext:value-type="float">
            <text:p>0.00044695</text:p>
          </table:table-cell>
          <table:table-cell table:formula="of:=100*ABS(([.A654]-[.B654])/[.A654])" office:value-type="float" office:value="5.32135109533034" calcext:value-type="float">
            <text:p>5.32135109533034</text:p>
          </table:table-cell>
          <table:table-cell table:number-columns-repeated="3"/>
        </table:table-row>
        <table:table-row table:style-name="ro1">
          <table:table-cell office:value-type="float" office:value="0.000425890084528861" calcext:value-type="float">
            <text:p>0.000425890084528861</text:p>
          </table:table-cell>
          <table:table-cell office:value-type="float" office:value="0.00044933" calcext:value-type="float">
            <text:p>0.00044933</text:p>
          </table:table-cell>
          <table:table-cell table:formula="of:=100*ABS(([.A655]-[.B655])/[.A655])" office:value-type="float" office:value="5.50374763879975" calcext:value-type="float">
            <text:p>5.50374763879975</text:p>
          </table:table-cell>
          <table:table-cell table:number-columns-repeated="3"/>
        </table:table-row>
        <table:table-row table:style-name="ro1">
          <table:table-cell office:value-type="float" office:value="0.000427412803972927" calcext:value-type="float">
            <text:p>0.000427412803972927</text:p>
          </table:table-cell>
          <table:table-cell office:value-type="float" office:value="0.00045169" calcext:value-type="float">
            <text:p>0.00045169</text:p>
          </table:table-cell>
          <table:table-cell table:formula="of:=100*ABS(([.A656]-[.B656])/[.A656])" office:value-type="float" office:value="5.68003480508983" calcext:value-type="float">
            <text:p>5.68003480508983</text:p>
          </table:table-cell>
          <table:table-cell table:number-columns-repeated="3"/>
        </table:table-row>
        <table:table-row table:style-name="ro1">
          <table:table-cell office:value-type="float" office:value="0.000428944932829378" calcext:value-type="float">
            <text:p>0.000428944932829378</text:p>
          </table:table-cell>
          <table:table-cell office:value-type="float" office:value="0.00045397" calcext:value-type="float">
            <text:p>0.00045397</text:p>
          </table:table-cell>
          <table:table-cell table:formula="of:=100*ABS(([.A657]-[.B657])/[.A657])" office:value-type="float" office:value="5.83409786555883" calcext:value-type="float">
            <text:p>5.83409786555883</text:p>
          </table:table-cell>
          <table:table-cell table:number-columns-repeated="3"/>
        </table:table-row>
        <table:table-row table:style-name="ro1">
          <table:table-cell office:value-type="float" office:value="0.000430464121617586" calcext:value-type="float">
            <text:p>0.000430464121617586</text:p>
          </table:table-cell>
          <table:table-cell office:value-type="float" office:value="0.00045626" calcext:value-type="float">
            <text:p>0.00045626</text:p>
          </table:table-cell>
          <table:table-cell table:formula="of:=100*ABS(([.A658]-[.B658])/[.A658])" office:value-type="float" office:value="5.99257338462466" calcext:value-type="float">
            <text:p>5.99257338462466</text:p>
          </table:table-cell>
          <table:table-cell table:number-columns-repeated="3"/>
        </table:table-row>
        <table:table-row table:style-name="ro1">
          <table:table-cell office:value-type="float" office:value="0.000431988410145458" calcext:value-type="float">
            <text:p>0.000431988410145458</text:p>
          </table:table-cell>
          <table:table-cell office:value-type="float" office:value="0.00045855" calcext:value-type="float">
            <text:p>0.00045855</text:p>
          </table:table-cell>
          <table:table-cell table:formula="of:=100*ABS(([.A659]-[.B659])/[.A659])" office:value-type="float" office:value="6.14868112910687" calcext:value-type="float">
            <text:p>6.14868112910687</text:p>
          </table:table-cell>
          <table:table-cell table:number-columns-repeated="3"/>
        </table:table-row>
        <table:table-row table:style-name="ro1">
          <table:table-cell office:value-type="float" office:value="0.000433522106587427" calcext:value-type="float">
            <text:p>0.000433522106587427</text:p>
          </table:table-cell>
          <table:table-cell office:value-type="float" office:value="0.00046084" calcext:value-type="float">
            <text:p>0.00046084</text:p>
          </table:table-cell>
          <table:table-cell table:formula="of:=100*ABS(([.A660]-[.B660])/[.A660])" office:value-type="float" office:value="6.30138417337304" calcext:value-type="float">
            <text:p>6.30138417337304</text:p>
          </table:table-cell>
          <table:table-cell table:number-columns-repeated="3"/>
        </table:table-row>
        <table:table-row table:style-name="ro1">
          <table:table-cell office:value-type="float" office:value="0.000434889396168727" calcext:value-type="float">
            <text:p>0.000434889396168727</text:p>
          </table:table-cell>
          <table:table-cell office:value-type="float" office:value="0.00046313" calcext:value-type="float">
            <text:p>0.00046313</text:p>
          </table:table-cell>
          <table:table-cell table:formula="of:=100*ABS(([.A661]-[.B661])/[.A661])" office:value-type="float" office:value="6.49374394502741" calcext:value-type="float">
            <text:p>6.49374394502741</text:p>
          </table:table-cell>
          <table:table-cell table:number-columns-repeated="3"/>
        </table:table-row>
        <table:table-row table:style-name="ro1">
          <table:table-cell office:value-type="float" office:value="0.000436176519312996" calcext:value-type="float">
            <text:p>0.000436176519312996</text:p>
          </table:table-cell>
          <table:table-cell office:value-type="float" office:value="0.00046539" calcext:value-type="float">
            <text:p>0.00046539</text:p>
          </table:table-cell>
          <table:table-cell table:formula="of:=100*ABS(([.A662]-[.B662])/[.A662])" office:value-type="float" office:value="6.69762800001646" calcext:value-type="float">
            <text:p>6.69762800001646</text:p>
          </table:table-cell>
          <table:table-cell table:number-columns-repeated="3"/>
        </table:table-row>
        <table:table-row table:style-name="ro1">
          <table:table-cell office:value-type="float" office:value="0.00043746487367559" calcext:value-type="float">
            <text:p>0.00043746487367559</text:p>
          </table:table-cell>
          <table:table-cell office:value-type="float" office:value="0.00046755" calcext:value-type="float">
            <text:p>0.00046755</text:p>
          </table:table-cell>
          <table:table-cell table:formula="of:=100*ABS(([.A663]-[.B663])/[.A663])" office:value-type="float" office:value="6.87715246063849" calcext:value-type="float">
            <text:p>6.87715246063849</text:p>
          </table:table-cell>
          <table:table-cell table:number-columns-repeated="3"/>
        </table:table-row>
        <table:table-row table:style-name="ro1">
          <table:table-cell office:value-type="float" office:value="0.000438758948512734" calcext:value-type="float">
            <text:p>0.000438758948512734</text:p>
          </table:table-cell>
          <table:table-cell office:value-type="float" office:value="0.00046972" calcext:value-type="float">
            <text:p>0.00046972</text:p>
          </table:table-cell>
          <table:table-cell table:formula="of:=100*ABS(([.A664]-[.B664])/[.A664])" office:value-type="float" office:value="7.05650599086697" calcext:value-type="float">
            <text:p>7.05650599086697</text:p>
          </table:table-cell>
          <table:table-cell table:number-columns-repeated="3"/>
        </table:table-row>
        <table:table-row table:style-name="ro1">
          <table:table-cell office:value-type="float" office:value="0.000440049718100126" calcext:value-type="float">
            <text:p>0.000440049718100126</text:p>
          </table:table-cell>
          <table:table-cell office:value-type="float" office:value="0.00047188" calcext:value-type="float">
            <text:p>0.00047188</text:p>
          </table:table-cell>
          <table:table-cell table:formula="of:=100*ABS(([.A665]-[.B665])/[.A665])" office:value-type="float" office:value="7.23333764132351" calcext:value-type="float">
            <text:p>7.23333764132351</text:p>
          </table:table-cell>
          <table:table-cell table:number-columns-repeated="3"/>
        </table:table-row>
        <table:table-row table:style-name="ro1">
          <table:table-cell office:value-type="float" office:value="0.000441341686791538" calcext:value-type="float">
            <text:p>0.000441341686791538</text:p>
          </table:table-cell>
          <table:table-cell office:value-type="float" office:value="0.00047405" calcext:value-type="float">
            <text:p>0.00047405</text:p>
          </table:table-cell>
          <table:table-cell table:formula="of:=100*ABS(([.A666]-[.B666])/[.A666])" office:value-type="float" office:value="7.41110894061349" calcext:value-type="float">
            <text:p>7.41110894061349</text:p>
          </table:table-cell>
          <table:table-cell table:number-columns-repeated="3"/>
        </table:table-row>
        <table:table-row table:style-name="ro1">
          <table:table-cell office:value-type="float" office:value="0.000442634844087087" calcext:value-type="float">
            <text:p>0.000442634844087087</text:p>
          </table:table-cell>
          <table:table-cell office:value-type="float" office:value="0.00047621" calcext:value-type="float">
            <text:p>0.00047621</text:p>
          </table:table-cell>
          <table:table-cell table:formula="of:=100*ABS(([.A667]-[.B667])/[.A667])" office:value-type="float" office:value="7.5852943710656" calcext:value-type="float">
            <text:p>7.5852943710656</text:p>
          </table:table-cell>
          <table:table-cell table:number-columns-repeated="3"/>
        </table:table-row>
        <table:table-row table:style-name="ro1">
          <table:table-cell office:value-type="float" office:value="0.000443920220084645" calcext:value-type="float">
            <text:p>0.000443920220084645</text:p>
          </table:table-cell>
          <table:table-cell office:value-type="float" office:value="0.00047833" calcext:value-type="float">
            <text:p>0.00047833</text:p>
          </table:table-cell>
          <table:table-cell table:formula="of:=100*ABS(([.A668]-[.B668])/[.A668])" office:value-type="float" office:value="7.75134322757217" calcext:value-type="float">
            <text:p>7.75134322757217</text:p>
          </table:table-cell>
          <table:table-cell table:number-columns-repeated="3"/>
        </table:table-row>
        <table:table-row table:style-name="ro1">
          <table:table-cell office:value-type="float" office:value="0.000445117883824049" calcext:value-type="float">
            <text:p>0.000445117883824049</text:p>
          </table:table-cell>
          <table:table-cell office:value-type="float" office:value="0.00048033" calcext:value-type="float">
            <text:p>0.00048033</text:p>
          </table:table-cell>
          <table:table-cell table:formula="of:=100*ABS(([.A669]-[.B669])/[.A669])" office:value-type="float" office:value="7.91073948173908" calcext:value-type="float">
            <text:p>7.91073948173908</text:p>
          </table:table-cell>
          <table:table-cell table:number-columns-repeated="3"/>
        </table:table-row>
        <table:table-row table:style-name="ro1">
          <table:table-cell office:value-type="float" office:value="0.000446104105450734" calcext:value-type="float">
            <text:p>0.000446104105450734</text:p>
          </table:table-cell>
          <table:table-cell office:value-type="float" office:value="0.00048233" calcext:value-type="float">
            <text:p>0.00048233</text:p>
          </table:table-cell>
          <table:table-cell table:formula="of:=100*ABS(([.A670]-[.B670])/[.A670])" office:value-type="float" office:value="8.12050239095281" calcext:value-type="float">
            <text:p>8.12050239095281</text:p>
          </table:table-cell>
          <table:table-cell table:number-columns-repeated="3"/>
        </table:table-row>
        <table:table-row table:style-name="ro1">
          <table:table-cell office:value-type="float" office:value="0.00044707943869071" calcext:value-type="float">
            <text:p>0.00044707943869071</text:p>
          </table:table-cell>
          <table:table-cell office:value-type="float" office:value="0.00048433" calcext:value-type="float">
            <text:p>0.00048433</text:p>
          </table:table-cell>
          <table:table-cell table:formula="of:=100*ABS(([.A671]-[.B671])/[.A671])" office:value-type="float" office:value="8.33197818678044" calcext:value-type="float">
            <text:p>8.33197818678044</text:p>
          </table:table-cell>
          <table:table-cell table:number-columns-repeated="3"/>
        </table:table-row>
        <table:table-row table:style-name="ro1">
          <table:table-cell office:value-type="float" office:value="0.000448070619991983" calcext:value-type="float">
            <text:p>0.000448070619991983</text:p>
          </table:table-cell>
          <table:table-cell office:value-type="float" office:value="0.00048633" calcext:value-type="float">
            <text:p>0.00048633</text:p>
          </table:table-cell>
          <table:table-cell table:formula="of:=100*ABS(([.A672]-[.B672])/[.A672])" office:value-type="float" office:value="8.5386941926033" calcext:value-type="float">
            <text:p>8.5386941926033</text:p>
          </table:table-cell>
          <table:table-cell table:number-columns-repeated="3"/>
        </table:table-row>
        <table:table-row table:style-name="ro1">
          <table:table-cell office:value-type="float" office:value="0.000449064251193524" calcext:value-type="float">
            <text:p>0.000449064251193524</text:p>
          </table:table-cell>
          <table:table-cell office:value-type="float" office:value="0.00048833" calcext:value-type="float">
            <text:p>0.00048833</text:p>
          </table:table-cell>
          <table:table-cell table:formula="of:=100*ABS(([.A673]-[.B673])/[.A673])" office:value-type="float" office:value="8.74390439722512" calcext:value-type="float">
            <text:p>8.74390439722512</text:p>
          </table:table-cell>
          <table:table-cell table:number-columns-repeated="3"/>
        </table:table-row>
        <table:table-row table:style-name="ro1">
          <table:table-cell office:value-type="float" office:value="0.000450051297076233" calcext:value-type="float">
            <text:p>0.000450051297076233</text:p>
          </table:table-cell>
          <table:table-cell office:value-type="float" office:value="0.00049025" calcext:value-type="float">
            <text:p>0.00049025</text:p>
          </table:table-cell>
          <table:table-cell table:formula="of:=100*ABS(([.A674]-[.B674])/[.A674])" office:value-type="float" office:value="8.93202690113735" calcext:value-type="float">
            <text:p>8.93202690113735</text:p>
          </table:table-cell>
          <table:table-cell table:number-columns-repeated="3"/>
        </table:table-row>
        <table:table-row table:style-name="ro1">
          <table:table-cell office:value-type="float" office:value="0.000451045470989345" calcext:value-type="float">
            <text:p>0.000451045470989345</text:p>
          </table:table-cell>
          <table:table-cell office:value-type="float" office:value="0.00049204" calcext:value-type="float">
            <text:p>0.00049204</text:p>
          </table:table-cell>
          <table:table-cell table:formula="of:=100*ABS(([.A675]-[.B675])/[.A675])" office:value-type="float" office:value="9.08877965690149" calcext:value-type="float">
            <text:p>9.08877965690149</text:p>
          </table:table-cell>
          <table:table-cell table:number-columns-repeated="3"/>
        </table:table-row>
        <table:table-row table:style-name="ro1">
          <table:table-cell office:value-type="float" office:value="0.000452046365874121" calcext:value-type="float">
            <text:p>0.000452046365874121</text:p>
          </table:table-cell>
          <table:table-cell office:value-type="float" office:value="0.00049383" calcext:value-type="float">
            <text:p>0.00049383</text:p>
          </table:table-cell>
          <table:table-cell table:formula="of:=100*ABS(([.A676]-[.B676])/[.A676])" office:value-type="float" office:value="9.24321867848261" calcext:value-type="float">
            <text:p>9.24321867848261</text:p>
          </table:table-cell>
          <table:table-cell table:number-columns-repeated="3"/>
        </table:table-row>
        <table:table-row table:style-name="ro1">
          <table:table-cell office:value-type="float" office:value="0.00045304059773932" calcext:value-type="float">
            <text:p>0.00045304059773932</text:p>
          </table:table-cell>
          <table:table-cell office:value-type="float" office:value="0.00049562" calcext:value-type="float">
            <text:p>0.00049562</text:p>
          </table:table-cell>
          <table:table-cell table:formula="of:=100*ABS(([.A677]-[.B677])/[.A677])" office:value-type="float" office:value="9.39858424899498" calcext:value-type="float">
            <text:p>9.39858424899498</text:p>
          </table:table-cell>
          <table:table-cell table:number-columns-repeated="3"/>
        </table:table-row>
        <table:table-row table:style-name="ro1">
          <table:table-cell office:value-type="float" office:value="0.000453646157484002" calcext:value-type="float">
            <text:p>0.000453646157484002</text:p>
          </table:table-cell>
          <table:table-cell office:value-type="float" office:value="0.00049741" calcext:value-type="float">
            <text:p>0.00049741</text:p>
          </table:table-cell>
          <table:table-cell table:formula="of:=100*ABS(([.A678]-[.B678])/[.A678])" office:value-type="float" office:value="9.6471317554456" calcext:value-type="float">
            <text:p>9.6471317554456</text:p>
          </table:table-cell>
          <table:table-cell table:number-columns-repeated="3"/>
        </table:table-row>
        <table:table-row table:style-name="ro1">
          <table:table-cell office:value-type="float" office:value="0.00045425156664562" calcext:value-type="float">
            <text:p>0.00045425156664562</text:p>
          </table:table-cell>
          <table:table-cell office:value-type="float" office:value="0.0004992" calcext:value-type="float">
            <text:p>0.0004992</text:p>
          </table:table-cell>
          <table:table-cell table:formula="of:=100*ABS(([.A679]-[.B679])/[.A679])" office:value-type="float" office:value="9.89505301793406" calcext:value-type="float">
            <text:p>9.89505301793406</text:p>
          </table:table-cell>
          <table:table-cell table:number-columns-repeated="3"/>
        </table:table-row>
        <table:table-row table:style-name="ro1">
          <table:table-cell office:value-type="float" office:value="0.000454866518002809" calcext:value-type="float">
            <text:p>0.000454866518002809</text:p>
          </table:table-cell>
          <table:table-cell office:value-type="float" office:value="0.00050087" calcext:value-type="float">
            <text:p>0.00050087</text:p>
          </table:table-cell>
          <table:table-cell table:formula="of:=100*ABS(([.A680]-[.B680])/[.A680])" office:value-type="float" office:value="10.1136223873279" calcext:value-type="float">
            <text:p>10.1136223873279</text:p>
          </table:table-cell>
          <table:table-cell table:number-columns-repeated="3"/>
        </table:table-row>
        <table:table-row table:style-name="ro1">
          <table:table-cell office:value-type="float" office:value="0.000455490298579454" calcext:value-type="float">
            <text:p>0.000455490298579454</text:p>
          </table:table-cell>
          <table:table-cell office:value-type="float" office:value="0.00050241" calcext:value-type="float">
            <text:p>0.00050241</text:p>
          </table:table-cell>
          <table:table-cell table:formula="of:=100*ABS(([.A681]-[.B681])/[.A681])" office:value-type="float" office:value="10.3009222297106" calcext:value-type="float">
            <text:p>10.3009222297106</text:p>
          </table:table-cell>
          <table:table-cell table:number-columns-repeated="3"/>
        </table:table-row>
        <table:table-row table:style-name="ro1">
          <table:table-cell office:value-type="float" office:value="0.000456105463462125" calcext:value-type="float">
            <text:p>0.000456105463462125</text:p>
          </table:table-cell>
          <table:table-cell office:value-type="float" office:value="0.00050395" calcext:value-type="float">
            <text:p>0.00050395</text:p>
          </table:table-cell>
          <table:table-cell table:formula="of:=100*ABS(([.A682]-[.B682])/[.A682])" office:value-type="float" office:value="10.4897968497691" calcext:value-type="float">
            <text:p>10.4897968497691</text:p>
          </table:table-cell>
          <table:table-cell table:number-columns-repeated="3"/>
        </table:table-row>
        <table:table-row table:style-name="ro1">
          <table:table-cell office:value-type="float" office:value="0.000456738464003197" calcext:value-type="float">
            <text:p>0.000456738464003197</text:p>
          </table:table-cell>
          <table:table-cell office:value-type="float" office:value="0.00050549" calcext:value-type="float">
            <text:p>0.00050549</text:p>
          </table:table-cell>
          <table:table-cell table:formula="of:=100*ABS(([.A683]-[.B683])/[.A683])" office:value-type="float" office:value="10.6738406854347" calcext:value-type="float">
            <text:p>10.6738406854347</text:p>
          </table:table-cell>
          <table:table-cell table:number-columns-repeated="3"/>
        </table:table-row>
        <table:table-row table:style-name="ro1">
          <table:table-cell office:value-type="float" office:value="0.000457371984384702" calcext:value-type="float">
            <text:p>0.000457371984384702</text:p>
          </table:table-cell>
          <table:table-cell office:value-type="float" office:value="0.00050703" calcext:value-type="float">
            <text:p>0.00050703</text:p>
          </table:table-cell>
          <table:table-cell table:formula="of:=100*ABS(([.A684]-[.B684])/[.A684])" office:value-type="float" office:value="10.8572490906067" calcext:value-type="float">
            <text:p>10.8572490906067</text:p>
          </table:table-cell>
          <table:table-cell table:number-columns-repeated="3"/>
        </table:table-row>
        <table:table-row table:style-name="ro1">
          <table:table-cell office:value-type="float" office:value="0.000458004987418259" calcext:value-type="float">
            <text:p>0.000458004987418259</text:p>
          </table:table-cell>
          <table:table-cell office:value-type="float" office:value="0.00050857" calcext:value-type="float">
            <text:p>0.00050857</text:p>
          </table:table-cell>
          <table:table-cell table:formula="of:=100*ABS(([.A685]-[.B685])/[.A685])" office:value-type="float" office:value="11.0402755364678" calcext:value-type="float">
            <text:p>11.0402755364678</text:p>
          </table:table-cell>
          <table:table-cell table:number-columns-repeated="3"/>
        </table:table-row>
        <table:table-row table:style-name="ro1">
          <table:table-cell office:value-type="float" office:value="0.000458325307287302" calcext:value-type="float">
            <text:p>0.000458325307287302</text:p>
          </table:table-cell>
          <table:table-cell office:value-type="float" office:value="0.00050994" calcext:value-type="float">
            <text:p>0.00050994</text:p>
          </table:table-cell>
          <table:table-cell table:formula="of:=100*ABS(([.A686]-[.B686])/[.A686])" office:value-type="float" office:value="11.2615847067644" calcext:value-type="float">
            <text:p>11.2615847067644</text:p>
          </table:table-cell>
          <table:table-cell table:number-columns-repeated="3"/>
        </table:table-row>
        <table:table-row table:style-name="ro1">
          <table:table-cell office:value-type="float" office:value="0.000458497411661178" calcext:value-type="float">
            <text:p>0.000458497411661178</text:p>
          </table:table-cell>
          <table:table-cell office:value-type="float" office:value="0.00051118" calcext:value-type="float">
            <text:p>0.00051118</text:p>
          </table:table-cell>
          <table:table-cell table:formula="of:=100*ABS(([.A687]-[.B687])/[.A687])" office:value-type="float" office:value="11.4902695192865" calcext:value-type="float">
            <text:p>11.4902695192865</text:p>
          </table:table-cell>
          <table:table-cell table:number-columns-repeated="3"/>
        </table:table-row>
        <table:table-row table:style-name="ro1">
          <table:table-cell office:value-type="float" office:value="0.000458672685147045" calcext:value-type="float">
            <text:p>0.000458672685147045</text:p>
          </table:table-cell>
          <table:table-cell office:value-type="float" office:value="0.00051242" calcext:value-type="float">
            <text:p>0.00051242</text:p>
          </table:table-cell>
          <table:table-cell table:formula="of:=100*ABS(([.A688]-[.B688])/[.A688])" office:value-type="float" office:value="11.7180108154303" calcext:value-type="float">
            <text:p>11.7180108154303</text:p>
          </table:table-cell>
          <table:table-cell table:number-columns-repeated="3"/>
        </table:table-row>
        <table:table-row table:style-name="ro1">
          <table:table-cell office:value-type="float" office:value="0.000458856299183088" calcext:value-type="float">
            <text:p>0.000458856299183088</text:p>
          </table:table-cell>
          <table:table-cell office:value-type="float" office:value="0.00051367" calcext:value-type="float">
            <text:p>0.00051367</text:p>
          </table:table-cell>
          <table:table-cell table:formula="of:=100*ABS(([.A689]-[.B689])/[.A689])" office:value-type="float" office:value="11.9457226400722" calcext:value-type="float">
            <text:p>11.9457226400722</text:p>
          </table:table-cell>
          <table:table-cell table:number-columns-repeated="3"/>
        </table:table-row>
        <table:table-row table:style-name="ro1">
          <table:table-cell office:value-type="float" office:value="0.000459053648825494" calcext:value-type="float">
            <text:p>0.000459053648825494</text:p>
          </table:table-cell>
          <table:table-cell office:value-type="float" office:value="0.00051491" calcext:value-type="float">
            <text:p>0.00051491</text:p>
          </table:table-cell>
          <table:table-cell table:formula="of:=100*ABS(([.A690]-[.B690])/[.A690])" office:value-type="float" office:value="12.1677175026092" calcext:value-type="float">
            <text:p>12.1677175026092</text:p>
          </table:table-cell>
          <table:table-cell table:number-columns-repeated="3"/>
        </table:table-row>
        <table:table-row table:style-name="ro1">
          <table:table-cell office:value-type="float" office:value="0.000459253969062871" calcext:value-type="float">
            <text:p>0.000459253969062871</text:p>
          </table:table-cell>
          <table:table-cell office:value-type="float" office:value="0.00051615" calcext:value-type="float">
            <text:p>0.00051615</text:p>
          </table:table-cell>
          <table:table-cell table:formula="of:=100*ABS(([.A691]-[.B691])/[.A691])" office:value-type="float" office:value="12.3887946038286" calcext:value-type="float">
            <text:p>12.3887946038286</text:p>
          </table:table-cell>
          <table:table-cell table:number-columns-repeated="3"/>
        </table:table-row>
        <table:table-row table:style-name="ro1">
          <table:table-cell office:value-type="float" office:value="0.000459462598369008" calcext:value-type="float">
            <text:p>0.000459462598369008</text:p>
          </table:table-cell>
          <table:table-cell office:value-type="float" office:value="0.00051717" calcext:value-type="float">
            <text:p>0.00051717</text:p>
          </table:table-cell>
          <table:table-cell table:formula="of:=100*ABS(([.A692]-[.B692])/[.A692])" office:value-type="float" office:value="12.5597604322618" calcext:value-type="float">
            <text:p>12.5597604322618</text:p>
          </table:table-cell>
          <table:table-cell table:number-columns-repeated="3"/>
        </table:table-row>
        <table:table-row table:style-name="ro1">
          <table:table-cell office:value-type="float" office:value="0.000459688810392422" calcext:value-type="float">
            <text:p>0.000459688810392422</text:p>
          </table:table-cell>
          <table:table-cell office:value-type="float" office:value="0.00051808" calcext:value-type="float">
            <text:p>0.00051808</text:p>
          </table:table-cell>
          <table:table-cell table:formula="of:=100*ABS(([.A693]-[.B693])/[.A693])" office:value-type="float" office:value="12.7023299866123" calcext:value-type="float">
            <text:p>12.7023299866123</text:p>
          </table:table-cell>
          <table:table-cell table:number-columns-repeated="3"/>
        </table:table-row>
        <table:table-row table:style-name="ro1">
          <table:table-cell office:value-type="float" office:value="0.00045972188603546" calcext:value-type="float">
            <text:p>0.00045972188603546</text:p>
          </table:table-cell>
          <table:table-cell office:value-type="float" office:value="0.00051899" calcext:value-type="float">
            <text:p>0.00051899</text:p>
          </table:table-cell>
          <table:table-cell table:formula="of:=100*ABS(([.A694]-[.B694])/[.A694])" office:value-type="float" office:value="12.8921671481982" calcext:value-type="float">
            <text:p>12.8921671481982</text:p>
          </table:table-cell>
          <table:table-cell table:number-columns-repeated="3"/>
        </table:table-row>
        <table:table-row table:style-name="ro1">
          <table:table-cell office:value-type="float" office:value="0.000459399734980333" calcext:value-type="float">
            <text:p>0.000459399734980333</text:p>
          </table:table-cell>
          <table:table-cell office:value-type="float" office:value="0.0005199" calcext:value-type="float">
            <text:p>0.0005199</text:p>
          </table:table-cell>
          <table:table-cell table:formula="of:=100*ABS(([.A695]-[.B695])/[.A695])" office:value-type="float" office:value="13.1694166132371" calcext:value-type="float">
            <text:p>13.1694166132371</text:p>
          </table:table-cell>
          <table:table-cell table:number-columns-repeated="3"/>
        </table:table-row>
        <table:table-row table:style-name="ro1">
          <table:table-cell office:value-type="float" office:value="0.000459101425830938" calcext:value-type="float">
            <text:p>0.000459101425830938</text:p>
          </table:table-cell>
          <table:table-cell office:value-type="float" office:value="0.0005208" calcext:value-type="float">
            <text:p>0.0005208</text:p>
          </table:table-cell>
          <table:table-cell table:formula="of:=100*ABS(([.A696]-[.B696])/[.A696])" office:value-type="float" office:value="13.4389855264319" calcext:value-type="float">
            <text:p>13.4389855264319</text:p>
          </table:table-cell>
          <table:table-cell table:number-columns-repeated="3"/>
        </table:table-row>
        <table:table-row table:style-name="ro1">
          <table:table-cell office:value-type="float" office:value="0.000458808321633337" calcext:value-type="float">
            <text:p>0.000458808321633337</text:p>
          </table:table-cell>
          <table:table-cell office:value-type="float" office:value="0.00052171" calcext:value-type="float">
            <text:p>0.00052171</text:p>
          </table:table-cell>
          <table:table-cell table:formula="of:=100*ABS(([.A697]-[.B697])/[.A697])" office:value-type="float" office:value="13.7097945701454" calcext:value-type="float">
            <text:p>13.7097945701454</text:p>
          </table:table-cell>
          <table:table-cell table:number-columns-repeated="3"/>
        </table:table-row>
        <table:table-row table:style-name="ro1">
          <table:table-cell office:value-type="float" office:value="0.000458529773079132" calcext:value-type="float">
            <text:p>0.000458529773079132</text:p>
          </table:table-cell>
          <table:table-cell office:value-type="float" office:value="0.00052235" calcext:value-type="float">
            <text:p>0.00052235</text:p>
          </table:table-cell>
          <table:table-cell table:formula="of:=100*ABS(([.A698]-[.B698])/[.A698])" office:value-type="float" office:value="13.9184477579942" calcext:value-type="float">
            <text:p>13.9184477579942</text:p>
          </table:table-cell>
          <table:table-cell table:number-columns-repeated="3"/>
        </table:table-row>
        <table:table-row table:style-name="ro1">
          <table:table-cell office:value-type="float" office:value="0.000458265806710472" calcext:value-type="float">
            <text:p>0.000458265806710472</text:p>
          </table:table-cell>
          <table:table-cell office:value-type="float" office:value="0.00052289" calcext:value-type="float">
            <text:p>0.00052289</text:p>
          </table:table-cell>
          <table:table-cell table:formula="of:=100*ABS(([.A699]-[.B699])/[.A699])" office:value-type="float" office:value="14.1019016350824" calcext:value-type="float">
            <text:p>14.1019016350824</text:p>
          </table:table-cell>
          <table:table-cell table:number-columns-repeated="3"/>
        </table:table-row>
        <table:table-row table:style-name="ro1">
          <table:table-cell office:value-type="float" office:value="0.000458016447739598" calcext:value-type="float">
            <text:p>0.000458016447739598</text:p>
          </table:table-cell>
          <table:table-cell office:value-type="float" office:value="0.00052343" calcext:value-type="float">
            <text:p>0.00052343</text:p>
          </table:table-cell>
          <table:table-cell table:formula="of:=100*ABS(([.A700]-[.B700])/[.A700])" office:value-type="float" office:value="14.2819220976082" calcext:value-type="float">
            <text:p>14.2819220976082</text:p>
          </table:table-cell>
          <table:table-cell table:number-columns-repeated="3"/>
        </table:table-row>
        <table:table-row table:style-name="ro1">
          <table:table-cell office:value-type="float" office:value="0.000457781720036963" calcext:value-type="float">
            <text:p>0.000457781720036963</text:p>
          </table:table-cell>
          <table:table-cell office:value-type="float" office:value="0.00052397" calcext:value-type="float">
            <text:p>0.00052397</text:p>
          </table:table-cell>
          <table:table-cell table:formula="of:=100*ABS(([.A701]-[.B701])/[.A701])" office:value-type="float" office:value="14.458480333748" calcext:value-type="float">
            <text:p>14.458480333748</text:p>
          </table:table-cell>
          <table:table-cell table:number-columns-repeated="3"/>
        </table:table-row>
        <table:table-row table:style-name="ro1">
          <table:table-cell office:value-type="float" office:value="0.000457561646119952" calcext:value-type="float">
            <text:p>0.000457561646119952</text:p>
          </table:table-cell>
          <table:table-cell office:value-type="float" office:value="0.00052451" calcext:value-type="float">
            <text:p>0.00052451</text:p>
          </table:table-cell>
          <table:table-cell table:formula="of:=100*ABS(([.A702]-[.B702])/[.A702])" office:value-type="float" office:value="14.6315484367537" calcext:value-type="float">
            <text:p>14.6315484367537</text:p>
          </table:table-cell>
          <table:table-cell table:number-columns-repeated="3"/>
        </table:table-row>
        <table:table-row table:style-name="ro1">
          <table:table-cell office:value-type="float" office:value="0.000456737823373541" calcext:value-type="float">
            <text:p>0.000456737823373541</text:p>
          </table:table-cell>
          <table:table-cell office:value-type="float" office:value="0.00052505" calcext:value-type="float">
            <text:p>0.00052505</text:p>
          </table:table-cell>
          <table:table-cell table:formula="of:=100*ABS(([.A703]-[.B703])/[.A703])" office:value-type="float" office:value="14.9565403018068" calcext:value-type="float">
            <text:p>14.9565403018068</text:p>
          </table:table-cell>
          <table:table-cell table:number-columns-repeated="3"/>
        </table:table-row>
        <table:table-row table:style-name="ro1">
          <table:table-cell office:value-type="float" office:value="0.000455928845874003" calcext:value-type="float">
            <text:p>0.000455928845874003</text:p>
          </table:table-cell>
          <table:table-cell office:value-type="float" office:value="0.00052527" calcext:value-type="float">
            <text:p>0.00052527</text:p>
          </table:table-cell>
          <table:table-cell table:formula="of:=100*ABS(([.A704]-[.B704])/[.A704])" office:value-type="float" office:value="15.2087666208249" calcext:value-type="float">
            <text:p>15.2087666208249</text:p>
          </table:table-cell>
          <table:table-cell table:number-columns-repeated="3"/>
        </table:table-row>
        <table:table-row table:style-name="ro1">
          <table:table-cell office:value-type="float" office:value="0.000455144301623123" calcext:value-type="float">
            <text:p>0.000455144301623123</text:p>
          </table:table-cell>
          <table:table-cell office:value-type="float" office:value="0.00052543" calcext:value-type="float">
            <text:p>0.00052543</text:p>
          </table:table-cell>
          <table:table-cell table:formula="of:=100*ABS(([.A705]-[.B705])/[.A705])" office:value-type="float" office:value="15.4425087002576" calcext:value-type="float">
            <text:p>15.4425087002576</text:p>
          </table:table-cell>
          <table:table-cell table:number-columns-repeated="3"/>
        </table:table-row>
        <table:table-row table:style-name="ro1">
          <table:table-cell office:value-type="float" office:value="0.00045439386659593" calcext:value-type="float">
            <text:p>0.00045439386659593</text:p>
          </table:table-cell>
          <table:table-cell office:value-type="float" office:value="0.00052558" calcext:value-type="float">
            <text:p>0.00052558</text:p>
          </table:table-cell>
          <table:table-cell table:formula="of:=100*ABS(([.A706]-[.B706])/[.A706])" office:value-type="float" office:value="15.6661739158931" calcext:value-type="float">
            <text:p>15.6661739158931</text:p>
          </table:table-cell>
          <table:table-cell table:number-columns-repeated="3"/>
        </table:table-row>
        <table:table-row table:style-name="ro1">
          <table:table-cell office:value-type="float" office:value="0.000453658587045368" calcext:value-type="float">
            <text:p>0.000453658587045368</text:p>
          </table:table-cell>
          <table:table-cell office:value-type="float" office:value="0.00052574" calcext:value-type="float">
            <text:p>0.00052574</text:p>
          </table:table-cell>
          <table:table-cell table:formula="of:=100*ABS(([.A707]-[.B707])/[.A707])" office:value-type="float" office:value="15.8889118409707" calcext:value-type="float">
            <text:p>15.8889118409707</text:p>
          </table:table-cell>
          <table:table-cell table:number-columns-repeated="3"/>
        </table:table-row>
        <table:table-row table:style-name="ro1">
          <table:table-cell office:value-type="float" office:value="0.000452948110493906" calcext:value-type="float">
            <text:p>0.000452948110493906</text:p>
          </table:table-cell>
          <table:table-cell office:value-type="float" office:value="0.00052589" calcext:value-type="float">
            <text:p>0.00052589</text:p>
          </table:table-cell>
          <table:table-cell table:formula="of:=100*ABS(([.A708]-[.B708])/[.A708])" office:value-type="float" office:value="16.1038069960279" calcext:value-type="float">
            <text:p>16.1038069960279</text:p>
          </table:table-cell>
          <table:table-cell table:number-columns-repeated="3"/>
        </table:table-row>
        <table:table-row table:style-name="ro1">
          <table:table-cell office:value-type="float" office:value="0.000452272166842047" calcext:value-type="float">
            <text:p>0.000452272166842047</text:p>
          </table:table-cell>
          <table:table-cell office:value-type="float" office:value="0.00052604" calcext:value-type="float">
            <text:p>0.00052604</text:p>
          </table:table-cell>
          <table:table-cell table:formula="of:=100*ABS(([.A709]-[.B709])/[.A709])" office:value-type="float" office:value="16.3104958841556" calcext:value-type="float">
            <text:p>16.3104958841556</text:p>
          </table:table-cell>
          <table:table-cell table:number-columns-repeated="3"/>
        </table:table-row>
        <table:table-row table:style-name="ro1">
          <table:table-cell office:value-type="float" office:value="0.000451608980645868" calcext:value-type="float">
            <text:p>0.000451608980645868</text:p>
          </table:table-cell>
          <table:table-cell office:value-type="float" office:value="0.00052585" calcext:value-type="float">
            <text:p>0.00052585</text:p>
          </table:table-cell>
          <table:table-cell table:formula="of:=100*ABS(([.A710]-[.B710])/[.A710])" office:value-type="float" office:value="16.4392256433777" calcext:value-type="float">
            <text:p>16.4392256433777</text:p>
          </table:table-cell>
          <table:table-cell table:number-columns-repeated="3"/>
        </table:table-row>
        <table:table-row table:style-name="ro1">
          <table:table-cell office:value-type="float" office:value="0.00045052883248467" calcext:value-type="float">
            <text:p>0.00045052883248467</text:p>
          </table:table-cell>
          <table:table-cell office:value-type="float" office:value="0.00052561" calcext:value-type="float">
            <text:p>0.00052561</text:p>
          </table:table-cell>
          <table:table-cell table:formula="of:=100*ABS(([.A711]-[.B711])/[.A711])" office:value-type="float" office:value="16.6651193223876" calcext:value-type="float">
            <text:p>16.6651193223876</text:p>
          </table:table-cell>
          <table:table-cell table:number-columns-repeated="3"/>
        </table:table-row>
        <table:table-row table:style-name="ro1">
          <table:table-cell office:value-type="float" office:value="0.000449262429544248" calcext:value-type="float">
            <text:p>0.000449262429544248</text:p>
          </table:table-cell>
          <table:table-cell office:value-type="float" office:value="0.00052538" calcext:value-type="float">
            <text:p>0.00052538</text:p>
          </table:table-cell>
          <table:table-cell table:formula="of:=100*ABS(([.A712]-[.B712])/[.A712])" office:value-type="float" office:value="16.9427856526907" calcext:value-type="float">
            <text:p>16.9427856526907</text:p>
          </table:table-cell>
          <table:table-cell table:number-columns-repeated="3"/>
        </table:table-row>
        <table:table-row table:style-name="ro1">
          <table:table-cell office:value-type="float" office:value="0.000448036294623549" calcext:value-type="float">
            <text:p>0.000448036294623549</text:p>
          </table:table-cell>
          <table:table-cell office:value-type="float" office:value="0.00052514" calcext:value-type="float">
            <text:p>0.00052514</text:p>
          </table:table-cell>
          <table:table-cell table:formula="of:=100*ABS(([.A713]-[.B713])/[.A713])" office:value-type="float" office:value="17.2092543174956" calcext:value-type="float">
            <text:p>17.2092543174956</text:p>
          </table:table-cell>
          <table:table-cell table:number-columns-repeated="3"/>
        </table:table-row>
        <table:table-row table:style-name="ro1">
          <table:table-cell office:value-type="float" office:value="0.000446853082007946" calcext:value-type="float">
            <text:p>0.000446853082007946</text:p>
          </table:table-cell>
          <table:table-cell office:value-type="float" office:value="0.00052491" calcext:value-type="float">
            <text:p>0.00052491</text:p>
          </table:table-cell>
          <table:table-cell table:formula="of:=100*ABS(([.A714]-[.B714])/[.A714])" office:value-type="float" office:value="17.4681391121447" calcext:value-type="float">
            <text:p>17.4681391121447</text:p>
          </table:table-cell>
          <table:table-cell table:number-columns-repeated="3"/>
        </table:table-row>
        <table:table-row table:style-name="ro1">
          <table:table-cell office:value-type="float" office:value="0.000445707707796264" calcext:value-type="float">
            <text:p>0.000445707707796264</text:p>
          </table:table-cell>
          <table:table-cell office:value-type="float" office:value="0.00052467" calcext:value-type="float">
            <text:p>0.00052467</text:p>
          </table:table-cell>
          <table:table-cell table:formula="of:=100*ABS(([.A715]-[.B715])/[.A715])" office:value-type="float" office:value="17.7161603496052" calcext:value-type="float">
            <text:p>17.7161603496052</text:p>
          </table:table-cell>
          <table:table-cell table:number-columns-repeated="3"/>
        </table:table-row>
        <table:table-row table:style-name="ro1">
          <table:table-cell office:value-type="float" office:value="0.000444594927232644" calcext:value-type="float">
            <text:p>0.000444594927232644</text:p>
          </table:table-cell>
          <table:table-cell office:value-type="float" office:value="0.00052408" calcext:value-type="float">
            <text:p>0.00052408</text:p>
          </table:table-cell>
          <table:table-cell table:formula="of:=100*ABS(([.A716]-[.B716])/[.A716])" office:value-type="float" office:value="17.8780880974298" calcext:value-type="float">
            <text:p>17.8780880974298</text:p>
          </table:table-cell>
          <table:table-cell table:number-columns-repeated="3"/>
        </table:table-row>
        <table:table-row table:style-name="ro1">
          <table:table-cell office:value-type="float" office:value="0.000443533404740838" calcext:value-type="float">
            <text:p>0.000443533404740838</text:p>
          </table:table-cell>
          <table:table-cell office:value-type="float" office:value="0.00052348" calcext:value-type="float">
            <text:p>0.00052348</text:p>
          </table:table-cell>
          <table:table-cell table:formula="of:=100*ABS(([.A717]-[.B717])/[.A717])" office:value-type="float" office:value="18.0249321482056" calcext:value-type="float">
            <text:p>18.0249321482056</text:p>
          </table:table-cell>
          <table:table-cell table:number-columns-repeated="3"/>
        </table:table-row>
        <table:table-row table:style-name="ro1">
          <table:table-cell office:value-type="float" office:value="0.000442513496205483" calcext:value-type="float">
            <text:p>0.000442513496205483</text:p>
          </table:table-cell>
          <table:table-cell office:value-type="float" office:value="0.00052288" calcext:value-type="float">
            <text:p>0.00052288</text:p>
          </table:table-cell>
          <table:table-cell table:formula="of:=100*ABS(([.A718]-[.B718])/[.A718])" office:value-type="float" office:value="18.1613678415807" calcext:value-type="float">
            <text:p>18.1613678415807</text:p>
          </table:table-cell>
          <table:table-cell table:number-columns-repeated="3"/>
        </table:table-row>
        <table:table-row table:style-name="ro1">
          <table:table-cell office:value-type="float" office:value="0.000441301627687911" calcext:value-type="float">
            <text:p>0.000441301627687911</text:p>
          </table:table-cell>
          <table:table-cell office:value-type="float" office:value="0.00052228" calcext:value-type="float">
            <text:p>0.00052228</text:p>
          </table:table-cell>
          <table:table-cell table:formula="of:=100*ABS(([.A719]-[.B719])/[.A719])" office:value-type="float" office:value="18.3498920537308" calcext:value-type="float">
            <text:p>18.3498920537308</text:p>
          </table:table-cell>
          <table:table-cell table:number-columns-repeated="3"/>
        </table:table-row>
        <table:table-row table:style-name="ro1">
          <table:table-cell office:value-type="float" office:value="0.000439687804015531" calcext:value-type="float">
            <text:p>0.000439687804015531</text:p>
          </table:table-cell>
          <table:table-cell office:value-type="float" office:value="0.00052168" calcext:value-type="float">
            <text:p>0.00052168</text:p>
          </table:table-cell>
          <table:table-cell table:formula="of:=100*ABS(([.A720]-[.B720])/[.A720])" office:value-type="float" office:value="18.6478213031292" calcext:value-type="float">
            <text:p>18.6478213031292</text:p>
          </table:table-cell>
          <table:table-cell table:number-columns-repeated="3"/>
        </table:table-row>
        <table:table-row table:style-name="ro1">
          <table:table-cell office:value-type="float" office:value="0.000438138681128476" calcext:value-type="float">
            <text:p>0.000438138681128476</text:p>
          </table:table-cell>
          <table:table-cell office:value-type="float" office:value="0.00052106" calcext:value-type="float">
            <text:p>0.00052106</text:p>
          </table:table-cell>
          <table:table-cell table:formula="of:=100*ABS(([.A721]-[.B721])/[.A721])" office:value-type="float" office:value="18.9258156020261" calcext:value-type="float">
            <text:p>18.9258156020261</text:p>
          </table:table-cell>
          <table:table-cell table:number-columns-repeated="3"/>
        </table:table-row>
        <table:table-row table:style-name="ro1">
          <table:table-cell office:value-type="float" office:value="0.000436664502748964" calcext:value-type="float">
            <text:p>0.000436664502748964</text:p>
          </table:table-cell>
          <table:table-cell office:value-type="float" office:value="0.00052016" calcext:value-type="float">
            <text:p>0.00052016</text:p>
          </table:table-cell>
          <table:table-cell table:formula="of:=100*ABS(([.A722]-[.B722])/[.A722])" office:value-type="float" office:value="19.121200996509" calcext:value-type="float">
            <text:p>19.121200996509</text:p>
          </table:table-cell>
          <table:table-cell table:number-columns-repeated="3"/>
        </table:table-row>
        <table:table-row table:style-name="ro1">
          <table:table-cell office:value-type="float" office:value="0.000435246482977175" calcext:value-type="float">
            <text:p>0.000435246482977175</text:p>
          </table:table-cell>
          <table:table-cell office:value-type="float" office:value="0.00051925" calcext:value-type="float">
            <text:p>0.00051925</text:p>
          </table:table-cell>
          <table:table-cell table:formula="of:=100*ABS(([.A723]-[.B723])/[.A723])" office:value-type="float" office:value="19.300217304049" calcext:value-type="float">
            <text:p>19.300217304049</text:p>
          </table:table-cell>
          <table:table-cell table:number-columns-repeated="3"/>
        </table:table-row>
        <table:table-row table:style-name="ro1">
          <table:table-cell office:value-type="float" office:value="0.000433894854157087" calcext:value-type="float">
            <text:p>0.000433894854157087</text:p>
          </table:table-cell>
          <table:table-cell office:value-type="float" office:value="0.00051834" calcext:value-type="float">
            <text:p>0.00051834</text:p>
          </table:table-cell>
          <table:table-cell table:formula="of:=100*ABS(([.A724]-[.B724])/[.A724])" office:value-type="float" office:value="19.4621219942701" calcext:value-type="float">
            <text:p>19.4621219942701</text:p>
          </table:table-cell>
          <table:table-cell table:number-columns-repeated="3"/>
        </table:table-row>
        <table:table-row table:style-name="ro1">
          <table:table-cell office:value-type="float" office:value="0.000432610499559361" calcext:value-type="float">
            <text:p>0.000432610499559361</text:p>
          </table:table-cell>
          <table:table-cell office:value-type="float" office:value="0.00051743" calcext:value-type="float">
            <text:p>0.00051743</text:p>
          </table:table-cell>
          <table:table-cell table:formula="of:=100*ABS(([.A725]-[.B725])/[.A725])" office:value-type="float" office:value="19.6064359341793" calcext:value-type="float">
            <text:p>19.6064359341793</text:p>
          </table:table-cell>
          <table:table-cell table:number-columns-repeated="3"/>
        </table:table-row>
        <table:table-row table:style-name="ro1">
          <table:table-cell office:value-type="float" office:value="0.000431393882798539" calcext:value-type="float">
            <text:p>0.000431393882798539</text:p>
          </table:table-cell>
          <table:table-cell office:value-type="float" office:value="0.00051653" calcext:value-type="float">
            <text:p>0.00051653</text:p>
          </table:table-cell>
          <table:table-cell table:formula="of:=100*ABS(([.A726]-[.B726])/[.A726])" office:value-type="float" office:value="19.7351238847351" calcext:value-type="float">
            <text:p>19.7351238847351</text:p>
          </table:table-cell>
          <table:table-cell table:number-columns-repeated="3"/>
        </table:table-row>
        <table:table-row table:style-name="ro1">
          <table:table-cell office:value-type="float" office:value="0.000430245492197187" calcext:value-type="float">
            <text:p>0.000430245492197187</text:p>
          </table:table-cell>
          <table:table-cell office:value-type="float" office:value="0.00051559" calcext:value-type="float">
            <text:p>0.00051559</text:p>
          </table:table-cell>
          <table:table-cell table:formula="of:=100*ABS(([.A727]-[.B727])/[.A727])" office:value-type="float" office:value="19.8362352077121" calcext:value-type="float">
            <text:p>19.8362352077121</text:p>
          </table:table-cell>
          <table:table-cell table:number-columns-repeated="3"/>
        </table:table-row>
        <table:table-row table:style-name="ro1">
          <table:table-cell office:value-type="float" office:value="0.000428524861973025" calcext:value-type="float">
            <text:p>0.000428524861973025</text:p>
          </table:table-cell>
          <table:table-cell office:value-type="float" office:value="0.00051447" calcext:value-type="float">
            <text:p>0.00051447</text:p>
          </table:table-cell>
          <table:table-cell table:formula="of:=100*ABS(([.A728]-[.B728])/[.A728])" office:value-type="float" office:value="20.0560447371162" calcext:value-type="float">
            <text:p>20.0560447371162</text:p>
          </table:table-cell>
          <table:table-cell table:number-columns-repeated="3"/>
        </table:table-row>
        <table:table-row table:style-name="ro1">
          <table:table-cell office:value-type="float" office:value="0.000426894573192258" calcext:value-type="float">
            <text:p>0.000426894573192258</text:p>
          </table:table-cell>
          <table:table-cell office:value-type="float" office:value="0.00051335" calcext:value-type="float">
            <text:p>0.00051335</text:p>
          </table:table-cell>
          <table:table-cell table:formula="of:=100*ABS(([.A729]-[.B729])/[.A729])" office:value-type="float" office:value="20.2521728400623" calcext:value-type="float">
            <text:p>20.2521728400623</text:p>
          </table:table-cell>
          <table:table-cell table:number-columns-repeated="3"/>
        </table:table-row>
        <table:table-row table:style-name="ro1">
          <table:table-cell office:value-type="float" office:value="0.000425375861327368" calcext:value-type="float">
            <text:p>0.000425375861327368</text:p>
          </table:table-cell>
          <table:table-cell office:value-type="float" office:value="0.00051224" calcext:value-type="float">
            <text:p>0.00051224</text:p>
          </table:table-cell>
          <table:table-cell table:formula="of:=100*ABS(([.A730]-[.B730])/[.A730])" office:value-type="float" office:value="20.4205613364088" calcext:value-type="float">
            <text:p>20.4205613364088</text:p>
          </table:table-cell>
          <table:table-cell table:number-columns-repeated="3"/>
        </table:table-row>
        <table:table-row table:style-name="ro1">
          <table:table-cell office:value-type="float" office:value="0.000423949750022335" calcext:value-type="float">
            <text:p>0.000423949750022335</text:p>
          </table:table-cell>
          <table:table-cell office:value-type="float" office:value="0.00051112" calcext:value-type="float">
            <text:p>0.00051112</text:p>
          </table:table-cell>
          <table:table-cell table:formula="of:=100*ABS(([.A731]-[.B731])/[.A731])" office:value-type="float" office:value="20.5614580438066" calcext:value-type="float">
            <text:p>20.5614580438066</text:p>
          </table:table-cell>
          <table:table-cell table:number-columns-repeated="3"/>
        </table:table-row>
        <table:table-row table:style-name="ro1">
          <table:table-cell office:value-type="float" office:value="0.000422627326688195" calcext:value-type="float">
            <text:p>0.000422627326688195</text:p>
          </table:table-cell>
          <table:table-cell office:value-type="float" office:value="0.00051" calcext:value-type="float">
            <text:p>0.00051</text:p>
          </table:table-cell>
          <table:table-cell table:formula="of:=100*ABS(([.A732]-[.B732])/[.A732])" office:value-type="float" office:value="20.6736923512443" calcext:value-type="float">
            <text:p>20.6736923512443</text:p>
          </table:table-cell>
          <table:table-cell table:number-columns-repeated="3"/>
        </table:table-row>
        <table:table-row table:style-name="ro1">
          <table:table-cell office:value-type="float" office:value="0.000421419534657614" calcext:value-type="float">
            <text:p>0.000421419534657614</text:p>
          </table:table-cell>
          <table:table-cell office:value-type="float" office:value="0.00050887" calcext:value-type="float">
            <text:p>0.00050887</text:p>
          </table:table-cell>
          <table:table-cell table:formula="of:=100*ABS(([.A733]-[.B733])/[.A733])" office:value-type="float" office:value="20.7514028540314" calcext:value-type="float">
            <text:p>20.7514028540314</text:p>
          </table:table-cell>
          <table:table-cell table:number-columns-repeated="3"/>
        </table:table-row>
        <table:table-row table:style-name="ro1">
          <table:table-cell office:value-type="float" office:value="0.000420307287487631" calcext:value-type="float">
            <text:p>0.000420307287487631</text:p>
          </table:table-cell>
          <table:table-cell office:value-type="float" office:value="0.0005077" calcext:value-type="float">
            <text:p>0.0005077</text:p>
          </table:table-cell>
          <table:table-cell table:formula="of:=100*ABS(([.A734]-[.B734])/[.A734])" office:value-type="float" office:value="20.7925760780298" calcext:value-type="float">
            <text:p>20.7925760780298</text:p>
          </table:table-cell>
          <table:table-cell table:number-columns-repeated="3"/>
        </table:table-row>
        <table:table-row table:style-name="ro1">
          <table:table-cell office:value-type="float" office:value="0.000419311436719773" calcext:value-type="float">
            <text:p>0.000419311436719773</text:p>
          </table:table-cell>
          <table:table-cell office:value-type="float" office:value="0.00050653" calcext:value-type="float">
            <text:p>0.00050653</text:p>
          </table:table-cell>
          <table:table-cell table:formula="of:=100*ABS(([.A735]-[.B735])/[.A735])" office:value-type="float" office:value="20.800425564952" calcext:value-type="float">
            <text:p>20.800425564952</text:p>
          </table:table-cell>
          <table:table-cell table:number-columns-repeated="3"/>
        </table:table-row>
        <table:table-row table:style-name="ro1">
          <table:table-cell office:value-type="float" office:value="0.000418035621043231" calcext:value-type="float">
            <text:p>0.000418035621043231</text:p>
          </table:table-cell>
          <table:table-cell office:value-type="float" office:value="0.00050535" calcext:value-type="float">
            <text:p>0.00050535</text:p>
          </table:table-cell>
          <table:table-cell table:formula="of:=100*ABS(([.A736]-[.B736])/[.A736])" office:value-type="float" office:value="20.8868274762976" calcext:value-type="float">
            <text:p>20.8868274762976</text:p>
          </table:table-cell>
          <table:table-cell table:number-columns-repeated="3"/>
        </table:table-row>
        <table:table-row table:style-name="ro1">
          <table:table-cell office:value-type="float" office:value="0.000416713569643466" calcext:value-type="float">
            <text:p>0.000416713569643466</text:p>
          </table:table-cell>
          <table:table-cell office:value-type="float" office:value="0.00050418" calcext:value-type="float">
            <text:p>0.00050418</text:p>
          </table:table-cell>
          <table:table-cell table:formula="of:=100*ABS(([.A737]-[.B737])/[.A737])" office:value-type="float" office:value="20.9895805484253" calcext:value-type="float">
            <text:p>20.9895805484253</text:p>
          </table:table-cell>
          <table:table-cell table:number-columns-repeated="3"/>
        </table:table-row>
        <table:table-row table:style-name="ro1">
          <table:table-cell office:value-type="float" office:value="0.000415542048198495" calcext:value-type="float">
            <text:p>0.000415542048198495</text:p>
          </table:table-cell>
          <table:table-cell office:value-type="float" office:value="0.00050301" calcext:value-type="float">
            <text:p>0.00050301</text:p>
          </table:table-cell>
          <table:table-cell table:formula="of:=100*ABS(([.A738]-[.B738])/[.A738])" office:value-type="float" office:value="21.0491217870024" calcext:value-type="float">
            <text:p>21.0491217870024</text:p>
          </table:table-cell>
          <table:table-cell table:number-columns-repeated="3"/>
        </table:table-row>
        <table:table-row table:style-name="ro1">
          <table:table-cell office:value-type="float" office:value="0.000414522332991843" calcext:value-type="float">
            <text:p>0.000414522332991843</text:p>
          </table:table-cell>
          <table:table-cell office:value-type="float" office:value="0.00050188" calcext:value-type="float">
            <text:p>0.00050188</text:p>
          </table:table-cell>
          <table:table-cell table:formula="of:=100*ABS(([.A739]-[.B739])/[.A739])" office:value-type="float" office:value="21.0742968605932" calcext:value-type="float">
            <text:p>21.0742968605932</text:p>
          </table:table-cell>
          <table:table-cell table:number-columns-repeated="3"/>
        </table:table-row>
        <table:table-row table:style-name="ro1">
          <table:table-cell office:value-type="float" office:value="0.000413655546691931" calcext:value-type="float">
            <text:p>0.000413655546691931</text:p>
          </table:table-cell>
          <table:table-cell office:value-type="float" office:value="0.00050085" calcext:value-type="float">
            <text:p>0.00050085</text:p>
          </table:table-cell>
          <table:table-cell table:formula="of:=100*ABS(([.A740]-[.B740])/[.A740])" office:value-type="float" office:value="21.0790001500952" calcext:value-type="float">
            <text:p>21.0790001500952</text:p>
          </table:table-cell>
          <table:table-cell table:number-columns-repeated="3"/>
        </table:table-row>
        <table:table-row table:style-name="ro1">
          <table:table-cell office:value-type="float" office:value="0.000412942652315064" calcext:value-type="float">
            <text:p>0.000412942652315064</text:p>
          </table:table-cell>
          <table:table-cell office:value-type="float" office:value="0.00049983" calcext:value-type="float">
            <text:p>0.00049983</text:p>
          </table:table-cell>
          <table:table-cell table:formula="of:=100*ABS(([.A741]-[.B741])/[.A741])" office:value-type="float" office:value="21.0410203929826" calcext:value-type="float">
            <text:p>21.0410203929826</text:p>
          </table:table-cell>
          <table:table-cell table:number-columns-repeated="3"/>
        </table:table-row>
        <table:table-row table:style-name="ro1">
          <table:table-cell office:value-type="float" office:value="0.000412384447966943" calcext:value-type="float">
            <text:p>0.000412384447966943</text:p>
          </table:table-cell>
          <table:table-cell office:value-type="float" office:value="0.0004988" calcext:value-type="float">
            <text:p>0.0004988</text:p>
          </table:table-cell>
          <table:table-cell table:formula="of:=100*ABS(([.A742]-[.B742])/[.A742])" office:value-type="float" office:value="20.9550948051233" calcext:value-type="float">
            <text:p>20.9550948051233</text:p>
          </table:table-cell>
          <table:table-cell table:number-columns-repeated="3"/>
        </table:table-row>
        <table:table-row table:style-name="ro1">
          <table:table-cell office:value-type="float" office:value="0.000411981562428466" calcext:value-type="float">
            <text:p>0.000411981562428466</text:p>
          </table:table-cell>
          <table:table-cell office:value-type="float" office:value="0.00049778" calcext:value-type="float">
            <text:p>0.00049778</text:p>
          </table:table-cell>
          <table:table-cell table:formula="of:=100*ABS(([.A743]-[.B743])/[.A743])" office:value-type="float" office:value="20.8257954714737" calcext:value-type="float">
            <text:p>20.8257954714737</text:p>
          </table:table-cell>
          <table:table-cell table:number-columns-repeated="3"/>
        </table:table-row>
        <table:table-row table:style-name="ro1">
          <table:table-cell office:value-type="float" office:value="0.000411584086865612" calcext:value-type="float">
            <text:p>0.000411584086865612</text:p>
          </table:table-cell>
          <table:table-cell office:value-type="float" office:value="0.00049675" calcext:value-type="float">
            <text:p>0.00049675</text:p>
          </table:table-cell>
          <table:table-cell table:formula="of:=100*ABS(([.A744]-[.B744])/[.A744])" office:value-type="float" office:value="20.6922268989946" calcext:value-type="float">
            <text:p>20.6922268989946</text:p>
          </table:table-cell>
          <table:table-cell table:number-columns-repeated="3"/>
        </table:table-row>
        <table:table-row table:style-name="ro1">
          <table:table-cell office:value-type="float" office:value="0.000411075248806104" calcext:value-type="float">
            <text:p>0.000411075248806104</text:p>
          </table:table-cell>
          <table:table-cell office:value-type="float" office:value="0.00049589" calcext:value-type="float">
            <text:p>0.00049589</text:p>
          </table:table-cell>
          <table:table-cell table:formula="of:=100*ABS(([.A745]-[.B745])/[.A745])" office:value-type="float" office:value="20.6324149751721" calcext:value-type="float">
            <text:p>20.6324149751721</text:p>
          </table:table-cell>
          <table:table-cell table:number-columns-repeated="3"/>
        </table:table-row>
        <table:table-row table:style-name="ro1">
          <table:table-cell office:value-type="float" office:value="0.000410772274745996" calcext:value-type="float">
            <text:p>0.000410772274745996</text:p>
          </table:table-cell>
          <table:table-cell office:value-type="float" office:value="0.00049527" calcext:value-type="float">
            <text:p>0.00049527</text:p>
          </table:table-cell>
          <table:table-cell table:formula="of:=100*ABS(([.A746]-[.B746])/[.A746])" office:value-type="float" office:value="20.5704548356517" calcext:value-type="float">
            <text:p>20.5704548356517</text:p>
          </table:table-cell>
          <table:table-cell table:number-columns-repeated="3"/>
        </table:table-row>
        <table:table-row table:style-name="ro1">
          <table:table-cell office:value-type="float" office:value="0.000410676526356207" calcext:value-type="float">
            <text:p>0.000410676526356207</text:p>
          </table:table-cell>
          <table:table-cell office:value-type="float" office:value="0.00049466" calcext:value-type="float">
            <text:p>0.00049466</text:p>
          </table:table-cell>
          <table:table-cell table:formula="of:=100*ABS(([.A747]-[.B747])/[.A747])" office:value-type="float" office:value="20.4500301950419" calcext:value-type="float">
            <text:p>20.4500301950419</text:p>
          </table:table-cell>
          <table:table-cell table:number-columns-repeated="3"/>
        </table:table-row>
        <table:table-row table:style-name="ro1">
          <table:table-cell office:value-type="float" office:value="0.000410781333193221" calcext:value-type="float">
            <text:p>0.000410781333193221</text:p>
          </table:table-cell>
          <table:table-cell office:value-type="float" office:value="0.00049404" calcext:value-type="float">
            <text:p>0.00049404</text:p>
          </table:table-cell>
          <table:table-cell table:formula="of:=100*ABS(([.A748]-[.B748])/[.A748])" office:value-type="float" office:value="20.2683666659255" calcext:value-type="float">
            <text:p>20.2683666659255</text:p>
          </table:table-cell>
          <table:table-cell table:number-columns-repeated="3"/>
        </table:table-row>
        <table:table-row table:style-name="ro1">
          <table:table-cell office:value-type="float" office:value="0.000411099976283142" calcext:value-type="float">
            <text:p>0.000411099976283142</text:p>
          </table:table-cell>
          <table:table-cell office:value-type="float" office:value="0.00049343" calcext:value-type="float">
            <text:p>0.00049343</text:p>
          </table:table-cell>
          <table:table-cell table:formula="of:=100*ABS(([.A749]-[.B749])/[.A749])" office:value-type="float" office:value="20.0267644044216" calcext:value-type="float">
            <text:p>20.0267644044216</text:p>
          </table:table-cell>
          <table:table-cell table:number-columns-repeated="3"/>
        </table:table-row>
        <table:table-row table:style-name="ro1">
          <table:table-cell office:value-type="float" office:value="0.000411625112086228" calcext:value-type="float">
            <text:p>0.000411625112086228</text:p>
          </table:table-cell>
          <table:table-cell office:value-type="float" office:value="0.00049281" calcext:value-type="float">
            <text:p>0.00049281</text:p>
          </table:table-cell>
          <table:table-cell table:formula="of:=100*ABS(([.A750]-[.B750])/[.A750])" office:value-type="float" office:value="19.7230162907954" calcext:value-type="float">
            <text:p>19.7230162907954</text:p>
          </table:table-cell>
          <table:table-cell table:number-columns-repeated="3"/>
        </table:table-row>
        <table:table-row table:style-name="ro1">
          <table:table-cell office:value-type="float" office:value="0.000412346622394315" calcext:value-type="float">
            <text:p>0.000412346622394315</text:p>
          </table:table-cell>
          <table:table-cell office:value-type="float" office:value="0.00049253" calcext:value-type="float">
            <text:p>0.00049253</text:p>
          </table:table-cell>
          <table:table-cell table:formula="of:=100*ABS(([.A751]-[.B751])/[.A751])" office:value-type="float" office:value="19.4456249308155" calcext:value-type="float">
            <text:p>19.4456249308155</text:p>
          </table:table-cell>
          <table:table-cell table:number-columns-repeated="3"/>
        </table:table-row>
        <table:table-row table:style-name="ro1">
          <table:table-cell office:value-type="float" office:value="0.000413282156885583" calcext:value-type="float">
            <text:p>0.000413282156885583</text:p>
          </table:table-cell>
          <table:table-cell office:value-type="float" office:value="0.00049262" calcext:value-type="float">
            <text:p>0.00049262</text:p>
          </table:table-cell>
          <table:table-cell table:formula="of:=100*ABS(([.A752]-[.B752])/[.A752])" office:value-type="float" office:value="19.1970163222849" calcext:value-type="float">
            <text:p>19.1970163222849</text:p>
          </table:table-cell>
          <table:table-cell table:number-columns-repeated="3"/>
        </table:table-row>
        <table:table-row table:style-name="ro1">
          <table:table-cell office:value-type="float" office:value="0.000414105523025231" calcext:value-type="float">
            <text:p>0.000414105523025231</text:p>
          </table:table-cell>
          <table:table-cell office:value-type="float" office:value="0.0004927" calcext:value-type="float">
            <text:p>0.0004927</text:p>
          </table:table-cell>
          <table:table-cell table:formula="of:=100*ABS(([.A753]-[.B753])/[.A753])" office:value-type="float" office:value="18.9793356052342" calcext:value-type="float">
            <text:p>18.9793356052342</text:p>
          </table:table-cell>
          <table:table-cell table:number-columns-repeated="3"/>
        </table:table-row>
        <table:table-row table:style-name="ro1">
          <table:table-cell office:value-type="float" office:value="0.000415178734161566" calcext:value-type="float">
            <text:p>0.000415178734161566</text:p>
          </table:table-cell>
          <table:table-cell office:value-type="float" office:value="0.00049279" calcext:value-type="float">
            <text:p>0.00049279</text:p>
          </table:table-cell>
          <table:table-cell table:formula="of:=100*ABS(([.A754]-[.B754])/[.A754])" office:value-type="float" office:value="18.6934588533699" calcext:value-type="float">
            <text:p>18.6934588533699</text:p>
          </table:table-cell>
          <table:table-cell table:number-columns-repeated="3"/>
        </table:table-row>
        <table:table-row table:style-name="ro1">
          <table:table-cell office:value-type="float" office:value="0.000416517057513855" calcext:value-type="float">
            <text:p>0.000416517057513855</text:p>
          </table:table-cell>
          <table:table-cell office:value-type="float" office:value="0.00049287" calcext:value-type="float">
            <text:p>0.00049287</text:p>
          </table:table-cell>
          <table:table-cell table:formula="of:=100*ABS(([.A755]-[.B755])/[.A755])" office:value-type="float" office:value="18.3312882650923" calcext:value-type="float">
            <text:p>18.3312882650923</text:p>
          </table:table-cell>
          <table:table-cell table:number-columns-repeated="3"/>
        </table:table-row>
        <table:table-row table:style-name="ro1">
          <table:table-cell office:value-type="float" office:value="0.000418091363340598" calcext:value-type="float">
            <text:p>0.000418091363340598</text:p>
          </table:table-cell>
          <table:table-cell office:value-type="float" office:value="0.00049296" calcext:value-type="float">
            <text:p>0.00049296</text:p>
          </table:table-cell>
          <table:table-cell table:formula="of:=100*ABS(([.A756]-[.B756])/[.A756])" office:value-type="float" office:value="17.9072430631412" calcext:value-type="float">
            <text:p>17.9072430631412</text:p>
          </table:table-cell>
          <table:table-cell table:number-columns-repeated="3"/>
        </table:table-row>
        <table:table-row table:style-name="ro1">
          <table:table-cell office:value-type="float" office:value="0.000419917064787798" calcext:value-type="float">
            <text:p>0.000419917064787798</text:p>
          </table:table-cell>
          <table:table-cell office:value-type="float" office:value="0.00049359" calcext:value-type="float">
            <text:p>0.00049359</text:p>
          </table:table-cell>
          <table:table-cell table:formula="of:=100*ABS(([.A757]-[.B757])/[.A757])" office:value-type="float" office:value="17.5446394990953" calcext:value-type="float">
            <text:p>17.5446394990953</text:p>
          </table:table-cell>
          <table:table-cell table:number-columns-repeated="3"/>
        </table:table-row>
        <table:table-row table:style-name="ro1">
          <table:table-cell office:value-type="float" office:value="0.000421981359066962" calcext:value-type="float">
            <text:p>0.000421981359066962</text:p>
          </table:table-cell>
          <table:table-cell office:value-type="float" office:value="0.00049465" calcext:value-type="float">
            <text:p>0.00049465</text:p>
          </table:table-cell>
          <table:table-cell table:formula="of:=100*ABS(([.A758]-[.B758])/[.A758])" office:value-type="float" office:value="17.2208177853437" calcext:value-type="float">
            <text:p>17.2208177853437</text:p>
          </table:table-cell>
          <table:table-cell table:number-columns-repeated="3"/>
        </table:table-row>
        <table:table-row table:style-name="ro1">
          <table:table-cell office:value-type="float" office:value="0.000424290712130256" calcext:value-type="float">
            <text:p>0.000424290712130256</text:p>
          </table:table-cell>
          <table:table-cell office:value-type="float" office:value="0.00049572" calcext:value-type="float">
            <text:p>0.00049572</text:p>
          </table:table-cell>
          <table:table-cell table:formula="of:=100*ABS(([.A759]-[.B759])/[.A759])" office:value-type="float" office:value="16.8349873866235" calcext:value-type="float">
            <text:p>16.8349873866235</text:p>
          </table:table-cell>
          <table:table-cell table:number-columns-repeated="3"/>
        </table:table-row>
        <table:table-row table:style-name="ro1">
          <table:table-cell office:value-type="float" office:value="0.000426830799849308" calcext:value-type="float">
            <text:p>0.000426830799849308</text:p>
          </table:table-cell>
          <table:table-cell office:value-type="float" office:value="0.00049678" calcext:value-type="float">
            <text:p>0.00049678</text:p>
          </table:table-cell>
          <table:table-cell table:formula="of:=100*ABS(([.A760]-[.B760])/[.A760])" office:value-type="float" office:value="16.3880395171547" calcext:value-type="float">
            <text:p>16.3880395171547</text:p>
          </table:table-cell>
          <table:table-cell table:number-columns-repeated="3"/>
        </table:table-row>
        <table:table-row table:style-name="ro1">
          <table:table-cell office:value-type="float" office:value="0.000429420774998136" calcext:value-type="float">
            <text:p>0.000429420774998136</text:p>
          </table:table-cell>
          <table:table-cell office:value-type="float" office:value="0.00049784" calcext:value-type="float">
            <text:p>0.00049784</text:p>
          </table:table-cell>
          <table:table-cell table:formula="of:=100*ABS(([.A761]-[.B761])/[.A761])" office:value-type="float" office:value="15.9329098603021" calcext:value-type="float">
            <text:p>15.9329098603021</text:p>
          </table:table-cell>
          <table:table-cell table:number-columns-repeated="3"/>
        </table:table-row>
        <table:table-row table:style-name="ro1">
          <table:table-cell office:value-type="float" office:value="0.000432169926070753" calcext:value-type="float">
            <text:p>0.000432169926070753</text:p>
          </table:table-cell>
          <table:table-cell office:value-type="float" office:value="0.00049891" calcext:value-type="float">
            <text:p>0.00049891</text:p>
          </table:table-cell>
          <table:table-cell table:formula="of:=100*ABS(([.A762]-[.B762])/[.A762])" office:value-type="float" office:value="15.4430167170681" calcext:value-type="float">
            <text:p>15.4430167170681</text:p>
          </table:table-cell>
          <table:table-cell table:number-columns-repeated="3"/>
        </table:table-row>
        <table:table-row table:style-name="ro1">
          <table:table-cell office:value-type="float" office:value="0.00043519138468035" calcext:value-type="float">
            <text:p>0.00043519138468035</text:p>
          </table:table-cell>
          <table:table-cell office:value-type="float" office:value="0.00050073" calcext:value-type="float">
            <text:p>0.00050073</text:p>
          </table:table-cell>
          <table:table-cell table:formula="of:=100*ABS(([.A763]-[.B763])/[.A763])" office:value-type="float" office:value="15.0597226017672" calcext:value-type="float">
            <text:p>15.0597226017672</text:p>
          </table:table-cell>
          <table:table-cell table:number-columns-repeated="3"/>
        </table:table-row>
        <table:table-row table:style-name="ro1">
          <table:table-cell office:value-type="float" office:value="0.000438467609864172" calcext:value-type="float">
            <text:p>0.000438467609864172</text:p>
          </table:table-cell>
          <table:table-cell office:value-type="float" office:value="0.00050298" calcext:value-type="float">
            <text:p>0.00050298</text:p>
          </table:table-cell>
          <table:table-cell table:formula="of:=100*ABS(([.A764]-[.B764])/[.A764])" office:value-type="float" office:value="14.7131484024127" calcext:value-type="float">
            <text:p>14.7131484024127</text:p>
          </table:table-cell>
          <table:table-cell table:number-columns-repeated="3"/>
        </table:table-row>
        <table:table-row table:style-name="ro1">
          <table:table-cell office:value-type="float" office:value="0.000441998727713101" calcext:value-type="float">
            <text:p>0.000441998727713101</text:p>
          </table:table-cell>
          <table:table-cell office:value-type="float" office:value="0.00050522" calcext:value-type="float">
            <text:p>0.00050522</text:p>
          </table:table-cell>
          <table:table-cell table:formula="of:=100*ABS(([.A765]-[.B765])/[.A765])" office:value-type="float" office:value="14.3034964408168" calcext:value-type="float">
            <text:p>14.3034964408168</text:p>
          </table:table-cell>
          <table:table-cell table:number-columns-repeated="3"/>
        </table:table-row>
        <table:table-row table:style-name="ro1">
          <table:table-cell office:value-type="float" office:value="0.000445785352159534" calcext:value-type="float">
            <text:p>0.000445785352159534</text:p>
          </table:table-cell>
          <table:table-cell office:value-type="float" office:value="0.00050746" calcext:value-type="float">
            <text:p>0.00050746</text:p>
          </table:table-cell>
          <table:table-cell table:formula="of:=100*ABS(([.A766]-[.B766])/[.A766])" office:value-type="float" office:value="13.8350548176814" calcext:value-type="float">
            <text:p>13.8350548176814</text:p>
          </table:table-cell>
          <table:table-cell table:number-columns-repeated="3"/>
        </table:table-row>
        <table:table-row table:style-name="ro1">
          <table:table-cell office:value-type="float" office:value="0.000449808038167394" calcext:value-type="float">
            <text:p>0.000449808038167394</text:p>
          </table:table-cell>
          <table:table-cell office:value-type="float" office:value="0.00050971" calcext:value-type="float">
            <text:p>0.00050971</text:p>
          </table:table-cell>
          <table:table-cell table:formula="of:=100*ABS(([.A767]-[.B767])/[.A767])" office:value-type="float" office:value="13.3172279616563" calcext:value-type="float">
            <text:p>13.3172279616563</text:p>
          </table:table-cell>
          <table:table-cell table:number-columns-repeated="3"/>
        </table:table-row>
        <table:table-row table:style-name="ro1">
          <table:table-cell office:value-type="float" office:value="0.000454066833186482" calcext:value-type="float">
            <text:p>0.000454066833186482</text:p>
          </table:table-cell>
          <table:table-cell office:value-type="float" office:value="0.00051195" calcext:value-type="float">
            <text:p>0.00051195</text:p>
          </table:table-cell>
          <table:table-cell table:formula="of:=100*ABS(([.A768]-[.B768])/[.A768])" office:value-type="float" office:value="12.7477196269357" calcext:value-type="float">
            <text:p>12.7477196269357</text:p>
          </table:table-cell>
          <table:table-cell table:number-columns-repeated="3"/>
        </table:table-row>
        <table:table-row table:style-name="ro1">
          <table:table-cell office:value-type="float" office:value="0.000458416560128449" calcext:value-type="float">
            <text:p>0.000458416560128449</text:p>
          </table:table-cell>
          <table:table-cell office:value-type="float" office:value="0.0005151" calcext:value-type="float">
            <text:p>0.0005151</text:p>
          </table:table-cell>
          <table:table-cell table:formula="of:=100*ABS(([.A769]-[.B769])/[.A769])" office:value-type="float" office:value="12.3650506551657" calcext:value-type="float">
            <text:p>12.3650506551657</text:p>
          </table:table-cell>
          <table:table-cell table:number-columns-repeated="3"/>
        </table:table-row>
        <table:table-row table:style-name="ro1">
          <table:table-cell office:value-type="float" office:value="0.000462716718738366" calcext:value-type="float">
            <text:p>0.000462716718738366</text:p>
          </table:table-cell>
          <table:table-cell office:value-type="float" office:value="0.00051859" calcext:value-type="float">
            <text:p>0.00051859</text:p>
          </table:table-cell>
          <table:table-cell table:formula="of:=100*ABS(([.A770]-[.B770])/[.A770])" office:value-type="float" office:value="12.0750513216763" calcext:value-type="float">
            <text:p>12.0750513216763</text:p>
          </table:table-cell>
          <table:table-cell table:number-columns-repeated="3"/>
        </table:table-row>
        <table:table-row table:style-name="ro1">
          <table:table-cell office:value-type="float" office:value="0.000467254678842278" calcext:value-type="float">
            <text:p>0.000467254678842278</text:p>
          </table:table-cell>
          <table:table-cell office:value-type="float" office:value="0.00052208" calcext:value-type="float">
            <text:p>0.00052208</text:p>
          </table:table-cell>
          <table:table-cell table:formula="of:=100*ABS(([.A771]-[.B771])/[.A771])" office:value-type="float" office:value="11.7334985908678" calcext:value-type="float">
            <text:p>11.7334985908678</text:p>
          </table:table-cell>
          <table:table-cell table:number-columns-repeated="3"/>
        </table:table-row>
        <table:table-row table:style-name="ro1">
          <table:table-cell office:value-type="float" office:value="0.000472030356015373" calcext:value-type="float">
            <text:p>0.000472030356015373</text:p>
          </table:table-cell>
          <table:table-cell office:value-type="float" office:value="0.00052557" calcext:value-type="float">
            <text:p>0.00052557</text:p>
          </table:table-cell>
          <table:table-cell table:formula="of:=100*ABS(([.A772]-[.B772])/[.A772])" office:value-type="float" office:value="11.3424154405195" calcext:value-type="float">
            <text:p>11.3424154405195</text:p>
          </table:table-cell>
          <table:table-cell table:number-columns-repeated="3"/>
        </table:table-row>
        <table:table-row table:style-name="ro1">
          <table:table-cell office:value-type="float" office:value="0.000477036610859167" calcext:value-type="float">
            <text:p>0.000477036610859167</text:p>
          </table:table-cell>
          <table:table-cell office:value-type="float" office:value="0.00052906" calcext:value-type="float">
            <text:p>0.00052906</text:p>
          </table:table-cell>
          <table:table-cell table:formula="of:=100*ABS(([.A773]-[.B773])/[.A773])" office:value-type="float" office:value="10.9055338639809" calcext:value-type="float">
            <text:p>10.9055338639809</text:p>
          </table:table-cell>
          <table:table-cell table:number-columns-repeated="3"/>
        </table:table-row>
        <table:table-row table:style-name="ro1">
          <table:table-cell office:value-type="float" office:value="0.000482266262763631" calcext:value-type="float">
            <text:p>0.000482266262763631</text:p>
          </table:table-cell>
          <table:table-cell office:value-type="float" office:value="0.00053255" calcext:value-type="float">
            <text:p>0.00053255</text:p>
          </table:table-cell>
          <table:table-cell table:formula="of:=100*ABS(([.A774]-[.B774])/[.A774])" office:value-type="float" office:value="10.4265508742447" calcext:value-type="float">
            <text:p>10.4265508742447</text:p>
          </table:table-cell>
          <table:table-cell table:number-columns-repeated="3"/>
        </table:table-row>
        <table:table-row table:style-name="ro1">
          <table:table-cell office:value-type="float" office:value="0.000487726117098521" calcext:value-type="float">
            <text:p>0.000487726117098521</text:p>
          </table:table-cell>
          <table:table-cell office:value-type="float" office:value="0.00053695" calcext:value-type="float">
            <text:p>0.00053695</text:p>
          </table:table-cell>
          <table:table-cell table:formula="of:=100*ABS(([.A775]-[.B775])/[.A775])" office:value-type="float" office:value="10.0925255334514" calcext:value-type="float">
            <text:p>10.0925255334514</text:p>
          </table:table-cell>
          <table:table-cell table:number-columns-repeated="3"/>
        </table:table-row>
        <table:table-row table:style-name="ro1">
          <table:table-cell office:value-type="float" office:value="0.000493380985851705" calcext:value-type="float">
            <text:p>0.000493380985851705</text:p>
          </table:table-cell>
          <table:table-cell office:value-type="float" office:value="0.00054157" calcext:value-type="float">
            <text:p>0.00054157</text:p>
          </table:table-cell>
          <table:table-cell table:formula="of:=100*ABS(([.A776]-[.B776])/[.A776])" office:value-type="float" office:value="9.76709997551052" calcext:value-type="float">
            <text:p>9.76709997551052</text:p>
          </table:table-cell>
          <table:table-cell table:number-columns-repeated="3"/>
        </table:table-row>
        <table:table-row table:style-name="ro1">
          <table:table-cell office:value-type="float" office:value="0.000499237797146811" calcext:value-type="float">
            <text:p>0.000499237797146811</text:p>
          </table:table-cell>
          <table:table-cell office:value-type="float" office:value="0.00054618" calcext:value-type="float">
            <text:p>0.00054618</text:p>
          </table:table-cell>
          <table:table-cell table:formula="of:=100*ABS(([.A777]-[.B777])/[.A777])" office:value-type="float" office:value="9.40277421330442" calcext:value-type="float">
            <text:p>9.40277421330442</text:p>
          </table:table-cell>
          <table:table-cell table:number-columns-repeated="3"/>
        </table:table-row>
        <table:table-row table:style-name="ro1">
          <table:table-cell office:value-type="float" office:value="0.000504451908213261" calcext:value-type="float">
            <text:p>0.000504451908213261</text:p>
          </table:table-cell>
          <table:table-cell office:value-type="float" office:value="0.0005508" calcext:value-type="float">
            <text:p>0.0005508</text:p>
          </table:table-cell>
          <table:table-cell table:formula="of:=100*ABS(([.A778]-[.B778])/[.A778])" office:value-type="float" office:value="9.18781176800412" calcext:value-type="float">
            <text:p>9.18781176800412</text:p>
          </table:table-cell>
          <table:table-cell table:number-columns-repeated="3"/>
        </table:table-row>
        <table:table-row table:style-name="ro1">
          <table:table-cell office:value-type="float" office:value="0.000509861151687398" calcext:value-type="float">
            <text:p>0.000509861151687398</text:p>
          </table:table-cell>
          <table:table-cell office:value-type="float" office:value="0.00055541" calcext:value-type="float">
            <text:p>0.00055541</text:p>
          </table:table-cell>
          <table:table-cell table:formula="of:=100*ABS(([.A779]-[.B779])/[.A779])" office:value-type="float" office:value="8.93357890905334" calcext:value-type="float">
            <text:p>8.93357890905334</text:p>
          </table:table-cell>
          <table:table-cell table:number-columns-repeated="3"/>
        </table:table-row>
        <table:table-row table:style-name="ro1">
          <table:table-cell office:value-type="float" office:value="0.000515478562211854" calcext:value-type="float">
            <text:p>0.000515478562211854</text:p>
          </table:table-cell>
          <table:table-cell office:value-type="float" office:value="0.00056003" calcext:value-type="float">
            <text:p>0.00056003</text:p>
          </table:table-cell>
          <table:table-cell table:formula="of:=100*ABS(([.A780]-[.B780])/[.A780])" office:value-type="float" office:value="8.64273338487281" calcext:value-type="float">
            <text:p>8.64273338487281</text:p>
          </table:table-cell>
          <table:table-cell table:number-columns-repeated="3"/>
        </table:table-row>
        <table:table-row table:style-name="ro1">
          <table:table-cell office:value-type="float" office:value="0.000521275342309609" calcext:value-type="float">
            <text:p>0.000521275342309609</text:p>
          </table:table-cell>
          <table:table-cell office:value-type="float" office:value="0.00056537" calcext:value-type="float">
            <text:p>0.00056537</text:p>
          </table:table-cell>
          <table:table-cell table:formula="of:=100*ABS(([.A781]-[.B781])/[.A781])" office:value-type="float" office:value="8.4589954888373" calcext:value-type="float">
            <text:p>8.4589954888373</text:p>
          </table:table-cell>
          <table:table-cell table:number-columns-repeated="3"/>
        </table:table-row>
        <table:table-row table:style-name="ro1">
          <table:table-cell office:value-type="float" office:value="0.000527248958652362" calcext:value-type="float">
            <text:p>0.000527248958652362</text:p>
          </table:table-cell>
          <table:table-cell office:value-type="float" office:value="0.00057081" calcext:value-type="float">
            <text:p>0.00057081</text:p>
          </table:table-cell>
          <table:table-cell table:formula="of:=100*ABS(([.A782]-[.B782])/[.A782])" office:value-type="float" office:value="8.2619492429116" calcext:value-type="float">
            <text:p>8.2619492429116</text:p>
          </table:table-cell>
          <table:table-cell table:number-columns-repeated="3"/>
        </table:table-row>
        <table:table-row table:style-name="ro1">
          <table:table-cell office:value-type="float" office:value="0.000533411942592215" calcext:value-type="float">
            <text:p>0.000533411942592215</text:p>
          </table:table-cell>
          <table:table-cell office:value-type="float" office:value="0.00057624" calcext:value-type="float">
            <text:p>0.00057624</text:p>
          </table:table-cell>
          <table:table-cell table:formula="of:=100*ABS(([.A783]-[.B783])/[.A783])" office:value-type="float" office:value="8.02907733929887" calcext:value-type="float">
            <text:p>8.02907733929887</text:p>
          </table:table-cell>
          <table:table-cell table:number-columns-repeated="3"/>
        </table:table-row>
        <table:table-row table:style-name="ro1">
          <table:table-cell office:value-type="float" office:value="0.000539735694298608" calcext:value-type="float">
            <text:p>0.000539735694298608</text:p>
          </table:table-cell>
          <table:table-cell office:value-type="float" office:value="0.00058167" calcext:value-type="float">
            <text:p>0.00058167</text:p>
          </table:table-cell>
          <table:table-cell table:formula="of:=100*ABS(([.A784]-[.B784])/[.A784])" office:value-type="float" office:value="7.76941494593691" calcext:value-type="float">
            <text:p>7.76941494593691</text:p>
          </table:table-cell>
          <table:table-cell table:number-columns-repeated="3"/>
        </table:table-row>
        <table:table-row table:style-name="ro1">
          <table:table-cell office:value-type="float" office:value="0.000546218744826649" calcext:value-type="float">
            <text:p>0.000546218744826649</text:p>
          </table:table-cell>
          <table:table-cell office:value-type="float" office:value="0.0005871" calcext:value-type="float">
            <text:p>0.0005871</text:p>
          </table:table-cell>
          <table:table-cell table:formula="of:=100*ABS(([.A785]-[.B785])/[.A785])" office:value-type="float" office:value="7.4844108812716" calcext:value-type="float">
            <text:p>7.4844108812716</text:p>
          </table:table-cell>
          <table:table-cell table:number-columns-repeated="3"/>
        </table:table-row>
        <table:table-row table:style-name="ro1">
          <table:table-cell office:value-type="float" office:value="0.000551835385327907" calcext:value-type="float">
            <text:p>0.000551835385327907</text:p>
          </table:table-cell>
          <table:table-cell office:value-type="float" office:value="0.00059253" calcext:value-type="float">
            <text:p>0.00059253</text:p>
          </table:table-cell>
          <table:table-cell table:formula="of:=100*ABS(([.A786]-[.B786])/[.A786])" office:value-type="float" office:value="7.37441196307326" calcext:value-type="float">
            <text:p>7.37441196307326</text:p>
          </table:table-cell>
          <table:table-cell table:number-columns-repeated="3"/>
        </table:table-row>
        <table:table-row table:style-name="ro1">
          <table:table-cell office:value-type="float" office:value="0.0005570769056423" calcext:value-type="float">
            <text:p>0.0005570769056423</text:p>
          </table:table-cell>
          <table:table-cell office:value-type="float" office:value="0.00059829" calcext:value-type="float">
            <text:p>0.00059829</text:p>
          </table:table-cell>
          <table:table-cell table:formula="of:=100*ABS(([.A787]-[.B787])/[.A787])" office:value-type="float" office:value="7.39809781024436" calcext:value-type="float">
            <text:p>7.39809781024436</text:p>
          </table:table-cell>
          <table:table-cell table:number-columns-repeated="3"/>
        </table:table-row>
        <table:table-row table:style-name="ro1">
          <table:table-cell office:value-type="float" office:value="0.000562476157183574" calcext:value-type="float">
            <text:p>0.000562476157183574</text:p>
          </table:table-cell>
          <table:table-cell office:value-type="float" office:value="0.00060405" calcext:value-type="float">
            <text:p>0.00060405</text:p>
          </table:table-cell>
          <table:table-cell table:formula="of:=100*ABS(([.A788]-[.B788])/[.A788])" office:value-type="float" office:value="7.39121868286733" calcext:value-type="float">
            <text:p>7.39121868286733</text:p>
          </table:table-cell>
          <table:table-cell table:number-columns-repeated="3"/>
        </table:table-row>
        <table:table-row table:style-name="ro1">
          <table:table-cell office:value-type="float" office:value="0.000568010551398475" calcext:value-type="float">
            <text:p>0.000568010551398475</text:p>
          </table:table-cell>
          <table:table-cell office:value-type="float" office:value="0.00060981" calcext:value-type="float">
            <text:p>0.00060981</text:p>
          </table:table-cell>
          <table:table-cell table:formula="of:=100*ABS(([.A789]-[.B789])/[.A789])" office:value-type="float" office:value="7.35892115007584" calcext:value-type="float">
            <text:p>7.35892115007584</text:p>
          </table:table-cell>
          <table:table-cell table:number-columns-repeated="3"/>
        </table:table-row>
        <table:table-row table:style-name="ro1">
          <table:table-cell office:value-type="float" office:value="0.000573685058721246" calcext:value-type="float">
            <text:p>0.000573685058721246</text:p>
          </table:table-cell>
          <table:table-cell office:value-type="float" office:value="0.00061558" calcext:value-type="float">
            <text:p>0.00061558</text:p>
          </table:table-cell>
          <table:table-cell table:formula="of:=100*ABS(([.A790]-[.B790])/[.A790])" office:value-type="float" office:value="7.30277713213207" calcext:value-type="float">
            <text:p>7.30277713213207</text:p>
          </table:table-cell>
          <table:table-cell table:number-columns-repeated="3"/>
        </table:table-row>
        <table:table-row table:style-name="ro1">
          <table:table-cell office:value-type="float" office:value="0.00057950494527657" calcext:value-type="float">
            <text:p>0.00057950494527657</text:p>
          </table:table-cell>
          <table:table-cell office:value-type="float" office:value="0.00062134" calcext:value-type="float">
            <text:p>0.00062134</text:p>
          </table:table-cell>
          <table:table-cell table:formula="of:=100*ABS(([.A791]-[.B791])/[.A791])" office:value-type="float" office:value="7.21910228107966" calcext:value-type="float">
            <text:p>7.21910228107966</text:p>
          </table:table-cell>
          <table:table-cell table:number-columns-repeated="3"/>
        </table:table-row>
        <table:table-row table:style-name="ro1">
          <table:table-cell office:value-type="float" office:value="0.000585444128162543" calcext:value-type="float">
            <text:p>0.000585444128162543</text:p>
          </table:table-cell>
          <table:table-cell office:value-type="float" office:value="0.00062709" calcext:value-type="float">
            <text:p>0.00062709</text:p>
          </table:table-cell>
          <table:table-cell table:formula="of:=100*ABS(([.A792]-[.B792])/[.A792])" office:value-type="float" office:value="7.11355188891645" calcext:value-type="float">
            <text:p>7.11355188891645</text:p>
          </table:table-cell>
          <table:table-cell table:number-columns-repeated="3"/>
        </table:table-row>
        <table:table-row table:style-name="ro1">
          <table:table-cell office:value-type="float" office:value="0.000591524217762891" calcext:value-type="float">
            <text:p>0.000591524217762891</text:p>
          </table:table-cell>
          <table:table-cell office:value-type="float" office:value="0.00063255" calcext:value-type="float">
            <text:p>0.00063255</text:p>
          </table:table-cell>
          <table:table-cell table:formula="of:=100*ABS(([.A793]-[.B793])/[.A793])" office:value-type="float" office:value="6.93560483326718" calcext:value-type="float">
            <text:p>6.93560483326718</text:p>
          </table:table-cell>
          <table:table-cell table:number-columns-repeated="3"/>
        </table:table-row>
        <table:table-row table:style-name="ro1">
          <table:table-cell office:value-type="float" office:value="0.000596854501532828" calcext:value-type="float">
            <text:p>0.000596854501532828</text:p>
          </table:table-cell>
          <table:table-cell office:value-type="float" office:value="0.00063801" calcext:value-type="float">
            <text:p>0.00063801</text:p>
          </table:table-cell>
          <table:table-cell table:formula="of:=100*ABS(([.A794]-[.B794])/[.A794])" office:value-type="float" office:value="6.8953988554125" calcext:value-type="float">
            <text:p>6.8953988554125</text:p>
          </table:table-cell>
          <table:table-cell table:number-columns-repeated="3"/>
        </table:table-row>
        <table:table-row table:style-name="ro1">
          <table:table-cell office:value-type="float" office:value="0.000600568726541767" calcext:value-type="float">
            <text:p>0.000600568726541767</text:p>
          </table:table-cell>
          <table:table-cell office:value-type="float" office:value="0.00064347" calcext:value-type="float">
            <text:p>0.00064347</text:p>
          </table:table-cell>
          <table:table-cell table:formula="of:=100*ABS(([.A795]-[.B795])/[.A795])" office:value-type="float" office:value="7.14344113541669" calcext:value-type="float">
            <text:p>7.14344113541669</text:p>
          </table:table-cell>
          <table:table-cell table:number-columns-repeated="3"/>
        </table:table-row>
        <table:table-row table:style-name="ro1">
          <table:table-cell office:value-type="float" office:value="0.000604384614711526" calcext:value-type="float">
            <text:p>0.000604384614711526</text:p>
          </table:table-cell>
          <table:table-cell office:value-type="float" office:value="0.00064894" calcext:value-type="float">
            <text:p>0.00064894</text:p>
          </table:table-cell>
          <table:table-cell table:formula="of:=100*ABS(([.A796]-[.B796])/[.A796])" office:value-type="float" office:value="7.37202506548584" calcext:value-type="float">
            <text:p>7.37202506548584</text:p>
          </table:table-cell>
          <table:table-cell table:number-columns-repeated="3"/>
        </table:table-row>
        <table:table-row table:style-name="ro1">
          <table:table-cell office:value-type="float" office:value="0.000608319238558177" calcext:value-type="float">
            <text:p>0.000608319238558177</text:p>
          </table:table-cell>
          <table:table-cell office:value-type="float" office:value="0.0006544" calcext:value-type="float">
            <text:p>0.0006544</text:p>
          </table:table-cell>
          <table:table-cell table:formula="of:=100*ABS(([.A797]-[.B797])/[.A797])" office:value-type="float" office:value="7.57509520018512" calcext:value-type="float">
            <text:p>7.57509520018512</text:p>
          </table:table-cell>
          <table:table-cell table:number-columns-repeated="3"/>
        </table:table-row>
        <table:table-row table:style-name="ro1">
          <table:table-cell office:value-type="float" office:value="0.000612360928293111" calcext:value-type="float">
            <text:p>0.000612360928293111</text:p>
          </table:table-cell>
          <table:table-cell office:value-type="float" office:value="0.00065971" calcext:value-type="float">
            <text:p>0.00065971</text:p>
          </table:table-cell>
          <table:table-cell table:formula="of:=100*ABS(([.A798]-[.B798])/[.A798])" office:value-type="float" office:value="7.7322163317751" calcext:value-type="float">
            <text:p>7.7322163317751</text:p>
          </table:table-cell>
          <table:table-cell table:number-columns-repeated="3"/>
        </table:table-row>
        <table:table-row table:style-name="ro1">
          <table:table-cell office:value-type="float" office:value="0.000616507578217819" calcext:value-type="float">
            <text:p>0.000616507578217819</text:p>
          </table:table-cell>
          <table:table-cell office:value-type="float" office:value="0.00066412" calcext:value-type="float">
            <text:p>0.00066412</text:p>
          </table:table-cell>
          <table:table-cell table:formula="of:=100*ABS(([.A799]-[.B799])/[.A799])" office:value-type="float" office:value="7.72292563212567" calcext:value-type="float">
            <text:p>7.72292563212567</text:p>
          </table:table-cell>
          <table:table-cell table:number-columns-repeated="3"/>
        </table:table-row>
        <table:table-row table:style-name="ro1">
          <table:table-cell office:value-type="float" office:value="0.000620757084937417" calcext:value-type="float">
            <text:p>0.000620757084937417</text:p>
          </table:table-cell>
          <table:table-cell office:value-type="float" office:value="0.00066852" calcext:value-type="float">
            <text:p>0.00066852</text:p>
          </table:table-cell>
          <table:table-cell table:formula="of:=100*ABS(([.A800]-[.B800])/[.A800])" office:value-type="float" office:value="7.69430043112563" calcext:value-type="float">
            <text:p>7.69430043112563</text:p>
          </table:table-cell>
          <table:table-cell table:number-columns-repeated="3"/>
        </table:table-row>
        <table:table-row table:style-name="ro1">
          <table:table-cell office:value-type="float" office:value="0.000625107350780648" calcext:value-type="float">
            <text:p>0.000625107350780648</text:p>
          </table:table-cell>
          <table:table-cell office:value-type="float" office:value="0.00067292" calcext:value-type="float">
            <text:p>0.00067292</text:p>
          </table:table-cell>
          <table:table-cell table:formula="of:=100*ABS(([.A801]-[.B801])/[.A801])" office:value-type="float" office:value="7.64871012309208" calcext:value-type="float">
            <text:p>7.64871012309208</text:p>
          </table:table-cell>
          <table:table-cell table:number-columns-repeated="3"/>
        </table:table-row>
        <table:table-row table:style-name="ro1">
          <table:table-cell office:value-type="float" office:value="0.000629556286999026" calcext:value-type="float">
            <text:p>0.000629556286999026</text:p>
          </table:table-cell>
          <table:table-cell office:value-type="float" office:value="0.00067733" calcext:value-type="float">
            <text:p>0.00067733</text:p>
          </table:table-cell>
          <table:table-cell table:formula="of:=100*ABS(([.A802]-[.B802])/[.A802])" office:value-type="float" office:value="7.58847365796347" calcext:value-type="float">
            <text:p>7.58847365796347</text:p>
          </table:table-cell>
          <table:table-cell table:number-columns-repeated="3"/>
        </table:table-row>
        <table:table-row table:style-name="ro1">
          <table:table-cell office:value-type="float" office:value="0.000630101234167971" calcext:value-type="float">
            <text:p>0.000630101234167971</text:p>
          </table:table-cell>
          <table:table-cell office:value-type="float" office:value="0.00068173" calcext:value-type="float">
            <text:p>0.00068173</text:p>
          </table:table-cell>
          <table:table-cell table:formula="of:=100*ABS(([.A803]-[.B803])/[.A803])" office:value-type="float" office:value="8.19372555272064" calcext:value-type="float">
            <text:p>8.19372555272064</text:p>
          </table:table-cell>
          <table:table-cell table:number-columns-repeated="3"/>
        </table:table-row>
        <table:table-row table:style-name="ro1">
          <table:table-cell office:value-type="float" office:value="0.000630730338100206" calcext:value-type="float">
            <text:p>0.000630730338100206</text:p>
          </table:table-cell>
          <table:table-cell office:value-type="float" office:value="0.00068571" calcext:value-type="float">
            <text:p>0.00068571</text:p>
          </table:table-cell>
          <table:table-cell table:formula="of:=100*ABS(([.A804]-[.B804])/[.A804])" office:value-type="float" office:value="8.71682533384962" calcext:value-type="float">
            <text:p>8.71682533384962</text:p>
          </table:table-cell>
          <table:table-cell table:number-columns-repeated="3"/>
        </table:table-row>
        <table:table-row table:style-name="ro1">
          <table:table-cell office:value-type="float" office:value="0.000631445375705611" calcext:value-type="float">
            <text:p>0.000631445375705611</text:p>
          </table:table-cell>
          <table:table-cell office:value-type="float" office:value="0.00068818" calcext:value-type="float">
            <text:p>0.00068818</text:p>
          </table:table-cell>
          <table:table-cell table:formula="of:=100*ABS(([.A805]-[.B805])/[.A805])" office:value-type="float" office:value="8.98488237893751" calcext:value-type="float">
            <text:p>8.98488237893751</text:p>
          </table:table-cell>
          <table:table-cell table:number-columns-repeated="3"/>
        </table:table-row>
        <table:table-row table:style-name="ro1">
          <table:table-cell office:value-type="float" office:value="0.000632246528079831" calcext:value-type="float">
            <text:p>0.000632246528079831</text:p>
          </table:table-cell>
          <table:table-cell office:value-type="float" office:value="0.00069066" calcext:value-type="float">
            <text:p>0.00069066</text:p>
          </table:table-cell>
          <table:table-cell table:formula="of:=100*ABS(([.A806]-[.B806])/[.A806])" office:value-type="float" office:value="9.2390340359123" calcext:value-type="float">
            <text:p>9.2390340359123</text:p>
          </table:table-cell>
          <table:table-cell table:number-columns-repeated="3"/>
        </table:table-row>
        <table:table-row table:style-name="ro1">
          <table:table-cell office:value-type="float" office:value="0.000633132928867232" calcext:value-type="float">
            <text:p>0.000633132928867232</text:p>
          </table:table-cell>
          <table:table-cell office:value-type="float" office:value="0.00069313" calcext:value-type="float">
            <text:p>0.00069313</text:p>
          </table:table-cell>
          <table:table-cell table:formula="of:=100*ABS(([.A807]-[.B807])/[.A807])" office:value-type="float" office:value="9.47622030023161" calcext:value-type="float">
            <text:p>9.47622030023161</text:p>
          </table:table-cell>
          <table:table-cell table:number-columns-repeated="3"/>
        </table:table-row>
        <table:table-row table:style-name="ro1">
          <table:table-cell office:value-type="float" office:value="0.000634104085922808" calcext:value-type="float">
            <text:p>0.000634104085922808</text:p>
          </table:table-cell>
          <table:table-cell office:value-type="float" office:value="0.00069561" calcext:value-type="float">
            <text:p>0.00069561</text:p>
          </table:table-cell>
          <table:table-cell table:formula="of:=100*ABS(([.A808]-[.B808])/[.A808])" office:value-type="float" office:value="9.69965585187529" calcext:value-type="float">
            <text:p>9.69965585187529</text:p>
          </table:table-cell>
          <table:table-cell table:number-columns-repeated="3"/>
        </table:table-row>
        <table:table-row table:style-name="ro1">
          <table:table-cell office:value-type="float" office:value="0.000635159890516553" calcext:value-type="float">
            <text:p>0.000635159890516553</text:p>
          </table:table-cell>
          <table:table-cell office:value-type="float" office:value="0.00069809" calcext:value-type="float">
            <text:p>0.00069809</text:p>
          </table:table-cell>
          <table:table-cell table:formula="of:=100*ABS(([.A809]-[.B809])/[.A809])" office:value-type="float" office:value="9.90775872706129" calcext:value-type="float">
            <text:p>9.90775872706129</text:p>
          </table:table-cell>
          <table:table-cell table:number-columns-repeated="3"/>
        </table:table-row>
        <table:table-row table:style-name="ro1">
          <table:table-cell office:value-type="float" office:value="0.000636299775920124" calcext:value-type="float">
            <text:p>0.000636299775920124</text:p>
          </table:table-cell>
          <table:table-cell office:value-type="float" office:value="0.00069967" calcext:value-type="float">
            <text:p>0.00069967</text:p>
          </table:table-cell>
          <table:table-cell table:formula="of:=100*ABS(([.A810]-[.B810])/[.A810])" office:value-type="float" office:value="9.95917749432479" calcext:value-type="float">
            <text:p>9.95917749432479</text:p>
          </table:table-cell>
          <table:table-cell table:number-columns-repeated="3"/>
        </table:table-row>
        <table:table-row table:style-name="ro1">
          <table:table-cell office:value-type="float" office:value="0.000633689197686058" calcext:value-type="float">
            <text:p>0.000633689197686058</text:p>
          </table:table-cell>
          <table:table-cell office:value-type="float" office:value="0.00069924" calcext:value-type="float">
            <text:p>0.00069924</text:p>
          </table:table-cell>
          <table:table-cell table:formula="of:=100*ABS(([.A811]-[.B811])/[.A811])" office:value-type="float" office:value="10.3443143031794" calcext:value-type="float">
            <text:p>10.3443143031794</text:p>
          </table:table-cell>
          <table:table-cell table:number-columns-repeated="3"/>
        </table:table-row>
        <table:table-row table:style-name="ro1">
          <table:table-cell office:value-type="float" office:value="0.000629228268265182" calcext:value-type="float">
            <text:p>0.000629228268265182</text:p>
          </table:table-cell>
          <table:table-cell office:value-type="float" office:value="0.00069881" calcext:value-type="float">
            <text:p>0.00069881</text:p>
          </table:table-cell>
          <table:table-cell table:formula="of:=100*ABS(([.A812]-[.B812])/[.A812])" office:value-type="float" office:value="11.0582653774692" calcext:value-type="float">
            <text:p>11.0582653774692</text:p>
          </table:table-cell>
          <table:table-cell table:number-columns-repeated="3"/>
        </table:table-row>
        <table:table-row table:style-name="ro1">
          <table:table-cell office:value-type="float" office:value="0.000624854163872659" calcext:value-type="float">
            <text:p>0.000624854163872659</text:p>
          </table:table-cell>
          <table:table-cell office:value-type="float" office:value="0.00069838" calcext:value-type="float">
            <text:p>0.00069838</text:p>
          </table:table-cell>
          <table:table-cell table:formula="of:=100*ABS(([.A813]-[.B813])/[.A813])" office:value-type="float" office:value="11.7668794381796" calcext:value-type="float">
            <text:p>11.7668794381796</text:p>
          </table:table-cell>
          <table:table-cell table:number-columns-repeated="3"/>
        </table:table-row>
        <table:table-row table:style-name="ro1">
          <table:table-cell office:value-type="float" office:value="0.000620548413412685" calcext:value-type="float">
            <text:p>0.000620548413412685</text:p>
          </table:table-cell>
          <table:table-cell office:value-type="float" office:value="0.00069794" calcext:value-type="float">
            <text:p>0.00069794</text:p>
          </table:table-cell>
          <table:table-cell table:formula="of:=100*ABS(([.A814]-[.B814])/[.A814])" office:value-type="float" office:value="12.4714824684996" calcext:value-type="float">
            <text:p>12.4714824684996</text:p>
          </table:table-cell>
          <table:table-cell table:number-columns-repeated="3"/>
        </table:table-row>
        <table:table-row table:style-name="ro1">
          <table:table-cell office:value-type="float" office:value="0.000616332749897326" calcext:value-type="float">
            <text:p>0.000616332749897326</text:p>
          </table:table-cell>
          <table:table-cell office:value-type="float" office:value="0.00069751" calcext:value-type="float">
            <text:p>0.00069751</text:p>
          </table:table-cell>
          <table:table-cell table:formula="of:=100*ABS(([.A815]-[.B815])/[.A815])" office:value-type="float" office:value="13.1710103213235" calcext:value-type="float">
            <text:p>13.1710103213235</text:p>
          </table:table-cell>
          <table:table-cell table:number-columns-repeated="3"/>
        </table:table-row>
        <table:table-row table:style-name="ro1">
          <table:table-cell office:value-type="float" office:value="0.000612198779094666" calcext:value-type="float">
            <text:p>0.000612198779094666</text:p>
          </table:table-cell>
          <table:table-cell office:value-type="float" office:value="0.00069552" calcext:value-type="float">
            <text:p>0.00069552</text:p>
          </table:table-cell>
          <table:table-cell table:formula="of:=100*ABS(([.A816]-[.B816])/[.A816])" office:value-type="float" office:value="13.6101579667557" calcext:value-type="float">
            <text:p>13.6101579667557</text:p>
          </table:table-cell>
          <table:table-cell table:number-columns-repeated="3"/>
        </table:table-row>
        <table:table-row table:style-name="ro1">
          <table:table-cell office:value-type="float" office:value="0.000608138172355592" calcext:value-type="float">
            <text:p>0.000608138172355592</text:p>
          </table:table-cell>
          <table:table-cell office:value-type="float" office:value="0.0006911" calcext:value-type="float">
            <text:p>0.0006911</text:p>
          </table:table-cell>
          <table:table-cell table:formula="of:=100*ABS(([.A817]-[.B817])/[.A817])" office:value-type="float" office:value="13.6419372135545" calcext:value-type="float">
            <text:p>13.6419372135545</text:p>
          </table:table-cell>
          <table:table-cell table:number-columns-repeated="3"/>
        </table:table-row>
        <table:table-row table:style-name="ro1">
          <table:table-cell office:value-type="float" office:value="0.00060417257132048" calcext:value-type="float">
            <text:p>0.00060417257132048</text:p>
          </table:table-cell>
          <table:table-cell office:value-type="float" office:value="0.00068667" calcext:value-type="float">
            <text:p>0.00068667</text:p>
          </table:table-cell>
          <table:table-cell table:formula="of:=100*ABS(([.A818]-[.B818])/[.A818])" office:value-type="float" office:value="13.6546133663788" calcext:value-type="float">
            <text:p>13.6546133663788</text:p>
          </table:table-cell>
          <table:table-cell table:number-columns-repeated="3"/>
        </table:table-row>
        <table:table-row table:style-name="ro1">
          <table:table-cell office:value-type="float" office:value="0.000597663971758722" calcext:value-type="float">
            <text:p>0.000597663971758722</text:p>
          </table:table-cell>
          <table:table-cell office:value-type="float" office:value="0.00068225" calcext:value-type="float">
            <text:p>0.00068225</text:p>
          </table:table-cell>
          <table:table-cell table:formula="of:=100*ABS(([.A819]-[.B819])/[.A819])" office:value-type="float" office:value="14.1527735045448" calcext:value-type="float">
            <text:p>14.1527735045448</text:p>
          </table:table-cell>
          <table:table-cell table:number-columns-repeated="3"/>
        </table:table-row>
        <table:table-row table:style-name="ro1">
          <table:table-cell office:value-type="float" office:value="0.00058601314270982" calcext:value-type="float">
            <text:p>0.00058601314270982</text:p>
          </table:table-cell>
          <table:table-cell office:value-type="float" office:value="0.00067782" calcext:value-type="float">
            <text:p>0.00067782</text:p>
          </table:table-cell>
          <table:table-cell table:formula="of:=100*ABS(([.A820]-[.B820])/[.A820])" office:value-type="float" office:value="15.666347834052" calcext:value-type="float">
            <text:p>15.666347834052</text:p>
          </table:table-cell>
          <table:table-cell table:number-columns-repeated="3"/>
        </table:table-row>
        <table:table-row table:style-name="ro1">
          <table:table-cell office:value-type="float" office:value="0.000574443530334192" calcext:value-type="float">
            <text:p>0.000574443530334192</text:p>
          </table:table-cell>
          <table:table-cell office:value-type="float" office:value="0.0006734" calcext:value-type="float">
            <text:p>0.0006734</text:p>
          </table:table-cell>
          <table:table-cell table:formula="of:=100*ABS(([.A821]-[.B821])/[.A821])" office:value-type="float" office:value="17.2264921511499" calcext:value-type="float">
            <text:p>17.2264921511499</text:p>
          </table:table-cell>
          <table:table-cell table:number-columns-repeated="3"/>
        </table:table-row>
        <table:table-row table:style-name="ro1">
          <table:table-cell office:value-type="float" office:value="0.000562970765909741" calcext:value-type="float">
            <text:p>0.000562970765909741</text:p>
          </table:table-cell>
          <table:table-cell office:value-type="float" office:value="0.00066652" calcext:value-type="float">
            <text:p>0.00066652</text:p>
          </table:table-cell>
          <table:table-cell table:formula="of:=100*ABS(([.A822]-[.B822])/[.A822])" office:value-type="float" office:value="18.3933590091357" calcext:value-type="float">
            <text:p>18.3933590091357</text:p>
          </table:table-cell>
          <table:table-cell table:number-columns-repeated="3"/>
        </table:table-row>
        <table:table-row table:style-name="ro1">
          <table:table-cell office:value-type="float" office:value="0.000551610877544125" calcext:value-type="float">
            <text:p>0.000551610877544125</text:p>
          </table:table-cell>
          <table:table-cell office:value-type="float" office:value="0.00065691" calcext:value-type="float">
            <text:p>0.00065691</text:p>
          </table:table-cell>
          <table:table-cell table:formula="of:=100*ABS(([.A823]-[.B823])/[.A823])" office:value-type="float" office:value="19.0893846989904" calcext:value-type="float">
            <text:p>19.0893846989904</text:p>
          </table:table-cell>
          <table:table-cell table:number-columns-repeated="3"/>
        </table:table-row>
        <table:table-row table:style-name="ro1">
          <table:table-cell office:value-type="float" office:value="0.000540350373044194" calcext:value-type="float">
            <text:p>0.000540350373044194</text:p>
          </table:table-cell>
          <table:table-cell office:value-type="float" office:value="0.00064731" calcext:value-type="float">
            <text:p>0.00064731</text:p>
          </table:table-cell>
          <table:table-cell table:formula="of:=100*ABS(([.A824]-[.B824])/[.A824])" office:value-type="float" office:value="19.7944948854616" calcext:value-type="float">
            <text:p>19.7944948854616</text:p>
          </table:table-cell>
          <table:table-cell table:number-columns-repeated="3"/>
        </table:table-row>
        <table:table-row table:style-name="ro1">
          <table:table-cell office:value-type="float" office:value="0.000529206230349757" calcext:value-type="float">
            <text:p>0.000529206230349757</text:p>
          </table:table-cell>
          <table:table-cell office:value-type="float" office:value="0.00063771" calcext:value-type="float">
            <text:p>0.00063771</text:p>
          </table:table-cell>
          <table:table-cell table:formula="of:=100*ABS(([.A825]-[.B825])/[.A825])" office:value-type="float" office:value="20.5031164464054" calcext:value-type="float">
            <text:p>20.5031164464054</text:p>
          </table:table-cell>
          <table:table-cell table:number-columns-repeated="3"/>
        </table:table-row>
        <table:table-row table:style-name="ro1">
          <table:table-cell office:value-type="float" office:value="0.000518195918259687" calcext:value-type="float">
            <text:p>0.000518195918259687</text:p>
          </table:table-cell>
          <table:table-cell office:value-type="float" office:value="0.0006281" calcext:value-type="float">
            <text:p>0.0006281</text:p>
          </table:table-cell>
          <table:table-cell table:formula="of:=100*ABS(([.A826]-[.B826])/[.A826])" office:value-type="float" office:value="21.2089825233313" calcext:value-type="float">
            <text:p>21.2089825233313</text:p>
          </table:table-cell>
          <table:table-cell table:number-columns-repeated="3"/>
        </table:table-row>
        <table:table-row table:style-name="ro1">
          <table:table-cell office:value-type="float" office:value="0.000507307467108459" calcext:value-type="float">
            <text:p>0.000507307467108459</text:p>
          </table:table-cell>
          <table:table-cell office:value-type="float" office:value="0.0006185" calcext:value-type="float">
            <text:p>0.0006185</text:p>
          </table:table-cell>
          <table:table-cell table:formula="of:=100*ABS(([.A827]-[.B827])/[.A827])" office:value-type="float" office:value="21.9181739084808" calcext:value-type="float">
            <text:p>21.9181739084808</text:p>
          </table:table-cell>
          <table:table-cell table:number-columns-repeated="3"/>
        </table:table-row>
        <table:table-row table:style-name="ro1">
          <table:table-cell office:value-type="float" office:value="0.000486322813333901" calcext:value-type="float">
            <text:p>0.000486322813333901</text:p>
          </table:table-cell>
          <table:table-cell office:value-type="float" office:value="0.00060532" calcext:value-type="float">
            <text:p>0.00060532</text:p>
          </table:table-cell>
          <table:table-cell table:formula="of:=100*ABS(([.A828]-[.B828])/[.A828])" office:value-type="float" office:value="24.4687650678641" calcext:value-type="float">
            <text:p>24.4687650678641</text:p>
          </table:table-cell>
          <table:table-cell table:number-columns-repeated="3"/>
        </table:table-row>
        <table:table-row table:style-name="ro1">
          <table:table-cell office:value-type="float" office:value="0.000465516137422754" calcext:value-type="float">
            <text:p>0.000465516137422754</text:p>
          </table:table-cell>
          <table:table-cell office:value-type="float" office:value="0.00058929" calcext:value-type="float">
            <text:p>0.00058929</text:p>
          </table:table-cell>
          <table:table-cell table:formula="of:=100*ABS(([.A829]-[.B829])/[.A829])" office:value-type="float" office:value="26.5885224221223" calcext:value-type="float">
            <text:p>26.5885224221223</text:p>
          </table:table-cell>
          <table:table-cell table:number-columns-repeated="3"/>
        </table:table-row>
        <table:table-row table:style-name="ro1">
          <table:table-cell office:value-type="float" office:value="0.000444933731385922" calcext:value-type="float">
            <text:p>0.000444933731385922</text:p>
          </table:table-cell>
          <table:table-cell office:value-type="float" office:value="0.00057325" calcext:value-type="float">
            <text:p>0.00057325</text:p>
          </table:table-cell>
          <table:table-cell table:formula="of:=100*ABS(([.A830]-[.B830])/[.A830])" office:value-type="float" office:value="28.83941125668" calcext:value-type="float">
            <text:p>28.83941125668</text:p>
          </table:table-cell>
          <table:table-cell table:number-columns-repeated="3"/>
        </table:table-row>
        <table:table-row table:style-name="ro1">
          <table:table-cell office:value-type="float" office:value="0.000424596843418554" calcext:value-type="float">
            <text:p>0.000424596843418554</text:p>
          </table:table-cell>
          <table:table-cell office:value-type="float" office:value="0.00055722" calcext:value-type="float">
            <text:p>0.00055722</text:p>
          </table:table-cell>
          <table:table-cell table:formula="of:=100*ABS(([.A831]-[.B831])/[.A831])" office:value-type="float" office:value="31.2350783189197" calcext:value-type="float">
            <text:p>31.2350783189197</text:p>
          </table:table-cell>
          <table:table-cell table:number-columns-repeated="3"/>
        </table:table-row>
        <table:table-row table:style-name="ro1">
          <table:table-cell office:value-type="float" office:value="0.000404532954944341" calcext:value-type="float">
            <text:p>0.000404532954944341</text:p>
          </table:table-cell>
          <table:table-cell office:value-type="float" office:value="0.00054119" calcext:value-type="float">
            <text:p>0.00054119</text:p>
          </table:table-cell>
          <table:table-cell table:formula="of:=100*ABS(([.A832]-[.B832])/[.A832])" office:value-type="float" office:value="33.7814369349616" calcext:value-type="float">
            <text:p>33.7814369349616</text:p>
          </table:table-cell>
          <table:table-cell table:number-columns-repeated="3"/>
        </table:table-row>
        <table:table-row table:style-name="ro1">
          <table:table-cell office:value-type="float" office:value="0.000384805436245384" calcext:value-type="float">
            <text:p>0.000384805436245384</text:p>
          </table:table-cell>
          <table:table-cell office:value-type="float" office:value="0.00052516" calcext:value-type="float">
            <text:p>0.00052516</text:p>
          </table:table-cell>
          <table:table-cell table:formula="of:=100*ABS(([.A833]-[.B833])/[.A833])" office:value-type="float" office:value="36.4741634432407" calcext:value-type="float">
            <text:p>36.4741634432407</text:p>
          </table:table-cell>
          <table:table-cell table:number-columns-repeated="3"/>
        </table:table-row>
        <table:table-row table:style-name="ro1">
          <table:table-cell office:value-type="float" office:value="0.000365447411948696" calcext:value-type="float">
            <text:p>0.000365447411948696</text:p>
          </table:table-cell>
          <table:table-cell office:value-type="float" office:value="0.00050431" calcext:value-type="float">
            <text:p>0.00050431</text:p>
          </table:table-cell>
          <table:table-cell table:formula="of:=100*ABS(([.A834]-[.B834])/[.A834])" office:value-type="float" office:value="37.9979672891481" calcext:value-type="float">
            <text:p>37.9979672891481</text:p>
          </table:table-cell>
          <table:table-cell table:number-columns-repeated="3"/>
        </table:table-row>
        <table:table-row table:style-name="ro1">
          <table:table-cell office:value-type="float" office:value="0.00034654471168956" calcext:value-type="float">
            <text:p>0.00034654471168956</text:p>
          </table:table-cell>
          <table:table-cell office:value-type="float" office:value="0.00048076" calcext:value-type="float">
            <text:p>0.00048076</text:p>
          </table:table-cell>
          <table:table-cell table:formula="of:=100*ABS(([.A835]-[.B835])/[.A835])" office:value-type="float" office:value="38.7295733517563" calcext:value-type="float">
            <text:p>38.7295733517563</text:p>
          </table:table-cell>
          <table:table-cell table:number-columns-repeated="3"/>
        </table:table-row>
        <table:table-row table:style-name="ro1">
          <table:table-cell office:value-type="float" office:value="0.000319884935562774" calcext:value-type="float">
            <text:p>0.000319884935562774</text:p>
          </table:table-cell>
          <table:table-cell office:value-type="float" office:value="0.0004572" calcext:value-type="float">
            <text:p>0.0004572</text:p>
          </table:table-cell>
          <table:table-cell table:formula="of:=100*ABS(([.A836]-[.B836])/[.A836])" office:value-type="float" office:value="42.9263929530309" calcext:value-type="float">
            <text:p>42.9263929530309</text:p>
          </table:table-cell>
          <table:table-cell table:number-columns-repeated="3"/>
        </table:table-row>
        <table:table-row table:style-name="ro1">
          <table:table-cell office:value-type="float" office:value="0.000290080326806214" calcext:value-type="float">
            <text:p>0.000290080326806214</text:p>
          </table:table-cell>
          <table:table-cell office:value-type="float" office:value="0.00043364" calcext:value-type="float">
            <text:p>0.00043364</text:p>
          </table:table-cell>
          <table:table-cell table:formula="of:=100*ABS(([.A837]-[.B837])/[.A837])" office:value-type="float" office:value="49.4896275022779" calcext:value-type="float">
            <text:p>49.4896275022779</text:p>
          </table:table-cell>
          <table:table-cell table:number-columns-repeated="3"/>
        </table:table-row>
        <table:table-row table:style-name="ro1">
          <table:table-cell office:value-type="float" office:value="0.000261700380779242" calcext:value-type="float">
            <text:p>0.000261700380779242</text:p>
          </table:table-cell>
          <table:table-cell office:value-type="float" office:value="0.00041008" calcext:value-type="float">
            <text:p>0.00041008</text:p>
          </table:table-cell>
          <table:table-cell table:formula="of:=100*ABS(([.A838]-[.B838])/[.A838])" office:value-type="float" office:value="56.6982817445439" calcext:value-type="float">
            <text:p>56.6982817445439</text:p>
          </table:table-cell>
          <table:table-cell table:number-columns-repeated="3"/>
        </table:table-row>
        <table:table-row table:style-name="ro1">
          <table:table-cell office:value-type="float" office:value="0.000235245965321406" calcext:value-type="float">
            <text:p>0.000235245965321406</text:p>
          </table:table-cell>
          <table:table-cell office:value-type="float" office:value="0.00038652" calcext:value-type="float">
            <text:p>0.00038652</text:p>
          </table:table-cell>
          <table:table-cell table:formula="of:=100*ABS(([.A839]-[.B839])/[.A839])" office:value-type="float" office:value="64.3046245115897" calcext:value-type="float">
            <text:p>64.3046245115897</text:p>
          </table:table-cell>
          <table:table-cell table:number-columns-repeated="3"/>
        </table:table-row>
        <table:table-row table:style-name="ro1">
          <table:table-cell office:value-type="float" office:value="0.000211448745799071" calcext:value-type="float">
            <text:p>0.000211448745799071</text:p>
          </table:table-cell>
          <table:table-cell office:value-type="float" office:value="0.00035793" calcext:value-type="float">
            <text:p>0.00035793</text:p>
          </table:table-cell>
          <table:table-cell table:formula="of:=100*ABS(([.A840]-[.B840])/[.A840])" office:value-type="float" office:value="69.2750641047185" calcext:value-type="float">
            <text:p>69.2750641047185</text:p>
          </table:table-cell>
          <table:table-cell table:number-columns-repeated="3"/>
        </table:table-row>
        <table:table-row table:style-name="ro1">
          <table:table-cell office:value-type="float" office:value="0.000191298736012552" calcext:value-type="float">
            <text:p>0.000191298736012552</text:p>
          </table:table-cell>
          <table:table-cell office:value-type="float" office:value="0.0003274" calcext:value-type="float">
            <text:p>0.0003274</text:p>
          </table:table-cell>
          <table:table-cell table:formula="of:=100*ABS(([.A841]-[.B841])/[.A841])" office:value-type="float" office:value="71.1459295677302" calcext:value-type="float">
            <text:p>71.1459295677302</text:p>
          </table:table-cell>
          <table:table-cell table:number-columns-repeated="3"/>
        </table:table-row>
        <table:table-row table:style-name="ro1">
          <table:table-cell office:value-type="float" office:value="0.00017604908568067" calcext:value-type="float">
            <text:p>0.00017604908568067</text:p>
          </table:table-cell>
          <table:table-cell office:value-type="float" office:value="0.00029687" calcext:value-type="float">
            <text:p>0.00029687</text:p>
          </table:table-cell>
          <table:table-cell table:formula="of:=100*ABS(([.A842]-[.B842])/[.A842])" office:value-type="float" office:value="68.6291063950669" calcext:value-type="float">
            <text:p>68.6291063950669</text:p>
          </table:table-cell>
          <table:table-cell table:number-columns-repeated="3"/>
        </table:table-row>
        <table:table-row table:style-name="ro1">
          <table:table-cell office:value-type="float" office:value="0.000167052446929101" calcext:value-type="float">
            <text:p>0.000167052446929101</text:p>
          </table:table-cell>
          <table:table-cell office:value-type="float" office:value="0.00026633" calcext:value-type="float">
            <text:p>0.00026633</text:p>
          </table:table-cell>
          <table:table-cell table:formula="of:=100*ABS(([.A843]-[.B843])/[.A843])" office:value-type="float" office:value="59.4289726944461" calcext:value-type="float">
            <text:p>59.4289726944461</text:p>
          </table:table-cell>
          <table:table-cell table:number-columns-repeated="3"/>
        </table:table-row>
        <table:table-row table:style-name="ro1">
          <table:table-cell office:value-type="float" office:value="0.000164436716143324" calcext:value-type="float">
            <text:p>0.000164436716143324</text:p>
          </table:table-cell>
          <table:table-cell office:value-type="float" office:value="0.0002358" calcext:value-type="float">
            <text:p>0.0002358</text:p>
          </table:table-cell>
          <table:table-cell table:formula="of:=100*ABS(([.A844]-[.B844])/[.A844])" office:value-type="float" office:value="43.3986311150095" calcext:value-type="float">
            <text:p>43.3986311150095</text:p>
          </table:table-cell>
          <table:table-cell table:number-columns-repeated="3"/>
        </table:table-row>
        <table:table-row table:style-name="ro1">
          <table:table-cell office:value-type="float" office:value="0.00017293823167825" calcext:value-type="float">
            <text:p>0.00017293823167825</text:p>
          </table:table-cell>
          <table:table-cell office:value-type="float" office:value="0.00020527" calcext:value-type="float">
            <text:p>0.00020527</text:p>
          </table:table-cell>
          <table:table-cell table:formula="of:=100*ABS(([.A845]-[.B845])/[.A845])" office:value-type="float" office:value="18.6955585286099" calcext:value-type="float">
            <text:p>18.6955585286099</text:p>
          </table:table-cell>
          <table:table-cell table:number-columns-repeated="3"/>
        </table:table-row>
        <table:table-row table:style-name="ro1">
          <table:table-cell office:value-type="float" office:value="0.000194970837883515" calcext:value-type="float">
            <text:p>0.000194970837883515</text:p>
          </table:table-cell>
          <table:table-cell office:value-type="float" office:value="0.00019461" calcext:value-type="float">
            <text:p>0.00019461</text:p>
          </table:table-cell>
          <table:table-cell table:formula="of:=100*ABS(([.A846]-[.B846])/[.A846])" office:value-type="float" office:value="0.185072745971819" calcext:value-type="float">
            <text:p>0.185072745971819</text:p>
          </table:table-cell>
          <table:table-cell table:number-columns-repeated="3"/>
        </table:table-row>
        <table:table-row table:style-name="ro1">
          <table:table-cell office:value-type="float" office:value="0.000226625245283927" calcext:value-type="float">
            <text:p>0.000226625245283927</text:p>
          </table:table-cell>
          <table:table-cell office:value-type="float" office:value="0.00018877" calcext:value-type="float">
            <text:p>0.00018877</text:p>
          </table:table-cell>
          <table:table-cell table:formula="of:=100*ABS(([.A847]-[.B847])/[.A847])" office:value-type="float" office:value="16.7038960008626" calcext:value-type="float">
            <text:p>16.7038960008626</text:p>
          </table:table-cell>
          <table:table-cell table:number-columns-repeated="3"/>
        </table:table-row>
        <table:table-row table:style-name="ro1">
          <table:table-cell office:value-type="float" office:value="0.00026446439174301" calcext:value-type="float">
            <text:p>0.00026446439174301</text:p>
          </table:table-cell>
          <table:table-cell office:value-type="float" office:value="0.00018293" calcext:value-type="float">
            <text:p>0.00018293</text:p>
          </table:table-cell>
          <table:table-cell table:formula="of:=100*ABS(([.A848]-[.B848])/[.A848])" office:value-type="float" office:value="30.8300074749722" calcext:value-type="float">
            <text:p>30.8300074749722</text:p>
          </table:table-cell>
          <table:table-cell table:number-columns-repeated="3"/>
        </table:table-row>
        <table:table-row table:style-name="ro1">
          <table:table-cell office:value-type="float" office:value="0.000306205395445606" calcext:value-type="float">
            <text:p>0.000306205395445606</text:p>
          </table:table-cell>
          <table:table-cell office:value-type="float" office:value="0.0001771" calcext:value-type="float">
            <text:p>0.0001771</text:p>
          </table:table-cell>
          <table:table-cell table:formula="of:=100*ABS(([.A849]-[.B849])/[.A849])" office:value-type="float" office:value="42.1630047562438" calcext:value-type="float">
            <text:p>42.1630047562438</text:p>
          </table:table-cell>
          <table:table-cell table:number-columns-repeated="3"/>
        </table:table-row>
        <table:table-row table:style-name="ro1">
          <table:table-cell office:value-type="float" office:value="0.000350456831721112" calcext:value-type="float">
            <text:p>0.000350456831721112</text:p>
          </table:table-cell>
          <table:table-cell office:value-type="float" office:value="0.00017126" calcext:value-type="float">
            <text:p>0.00017126</text:p>
          </table:table-cell>
          <table:table-cell table:formula="of:=100*ABS(([.A850]-[.B850])/[.A850])" office:value-type="float" office:value="51.1323551151984" calcext:value-type="float">
            <text:p>51.1323551151984</text:p>
          </table:table-cell>
          <table:table-cell table:number-columns-repeated="3"/>
        </table:table-row>
        <table:table-row table:style-name="ro1">
          <table:table-cell office:value-type="float" office:value="0.00039637880190545" calcext:value-type="float">
            <text:p>0.00039637880190545</text:p>
          </table:table-cell>
          <table:table-cell office:value-type="float" office:value="0.00016542" calcext:value-type="float">
            <text:p>0.00016542</text:p>
          </table:table-cell>
          <table:table-cell table:formula="of:=100*ABS(([.A851]-[.B851])/[.A851])" office:value-type="float" office:value="58.2671930979149" calcext:value-type="float">
            <text:p>58.2671930979149</text:p>
          </table:table-cell>
          <table:table-cell table:number-columns-repeated="3"/>
        </table:table-row>
        <table:table-row table:style-name="ro1">
          <table:table-cell office:value-type="float" office:value="0.000443452630277463" calcext:value-type="float">
            <text:p>0.000443452630277463</text:p>
          </table:table-cell>
          <table:table-cell office:value-type="float" office:value="0.00021111" calcext:value-type="float">
            <text:p>0.00021111</text:p>
          </table:table-cell>
          <table:table-cell table:formula="of:=100*ABS(([.A852]-[.B852])/[.A852])" office:value-type="float" office:value="52.394013343001" calcext:value-type="float">
            <text:p>52.394013343001</text:p>
          </table:table-cell>
          <table:table-cell table:number-columns-repeated="3"/>
        </table:table-row>
        <table:table-row table:style-name="ro1">
          <table:table-cell office:value-type="float" office:value="0.000508189281665798" calcext:value-type="float">
            <text:p>0.000508189281665798</text:p>
          </table:table-cell>
          <table:table-cell office:value-type="float" office:value="0.00026332" calcext:value-type="float">
            <text:p>0.00026332</text:p>
          </table:table-cell>
          <table:table-cell table:formula="of:=100*ABS(([.A853]-[.B853])/[.A853])" office:value-type="float" office:value="48.1846608143995" calcext:value-type="float">
            <text:p>48.1846608143995</text:p>
          </table:table-cell>
          <table:table-cell table:number-columns-repeated="3"/>
        </table:table-row>
        <table:table-row table:style-name="ro1">
          <table:table-cell office:value-type="float" office:value="0.000574221830393098" calcext:value-type="float">
            <text:p>0.000574221830393098</text:p>
          </table:table-cell>
          <table:table-cell office:value-type="float" office:value="0.00031553" calcext:value-type="float">
            <text:p>0.00031553</text:p>
          </table:table-cell>
          <table:table-cell table:formula="of:=100*ABS(([.A854]-[.B854])/[.A854])" office:value-type="float" office:value="45.0508525975065" calcext:value-type="float">
            <text:p>45.0508525975065</text:p>
          </table:table-cell>
          <table:table-cell table:number-columns-repeated="3"/>
        </table:table-row>
        <table:table-row table:style-name="ro1">
          <table:table-cell office:value-type="float" office:value="0.000641159422686745" calcext:value-type="float">
            <text:p>0.000641159422686745</text:p>
          </table:table-cell>
          <table:table-cell office:value-type="float" office:value="0.00036774" calcext:value-type="float">
            <text:p>0.00036774</text:p>
          </table:table-cell>
          <table:table-cell table:formula="of:=100*ABS(([.A855]-[.B855])/[.A855])" office:value-type="float" office:value="42.6445300516672" calcext:value-type="float">
            <text:p>42.6445300516672</text:p>
          </table:table-cell>
          <table:table-cell table:number-columns-repeated="3"/>
        </table:table-row>
        <table:table-row table:style-name="ro1">
          <table:table-cell office:value-type="float" office:value="0.000708726531533849" calcext:value-type="float">
            <text:p>0.000708726531533849</text:p>
          </table:table-cell>
          <table:table-cell office:value-type="float" office:value="0.00041995" calcext:value-type="float">
            <text:p>0.00041995</text:p>
          </table:table-cell>
          <table:table-cell table:formula="of:=100*ABS(([.A856]-[.B856])/[.A856])" office:value-type="float" office:value="40.7458333623929" calcext:value-type="float">
            <text:p>40.7458333623929</text:p>
          </table:table-cell>
          <table:table-cell table:number-columns-repeated="3"/>
        </table:table-row>
        <table:table-row table:style-name="ro1">
          <table:table-cell office:value-type="float" office:value="0.000776771364688478" calcext:value-type="float">
            <text:p>0.000776771364688478</text:p>
          </table:table-cell>
          <table:table-cell office:value-type="float" office:value="0.00047216" calcext:value-type="float">
            <text:p>0.00047216</text:p>
          </table:table-cell>
          <table:table-cell table:formula="of:=100*ABS(([.A857]-[.B857])/[.A857])" office:value-type="float" office:value="39.2150610251501" calcext:value-type="float">
            <text:p>39.2150610251501</text:p>
          </table:table-cell>
          <table:table-cell table:number-columns-repeated="3"/>
        </table:table-row>
        <table:table-row table:style-name="ro1">
          <table:table-cell office:value-type="float" office:value="0.000845175995458934" calcext:value-type="float">
            <text:p>0.000845175995458934</text:p>
          </table:table-cell>
          <table:table-cell office:value-type="float" office:value="0.0005438" calcext:value-type="float">
            <text:p>0.0005438</text:p>
          </table:table-cell>
          <table:table-cell table:formula="of:=100*ABS(([.A858]-[.B858])/[.A858])" office:value-type="float" office:value="35.6583714017204" calcext:value-type="float">
            <text:p>35.6583714017204</text:p>
          </table:table-cell>
          <table:table-cell table:number-columns-repeated="3"/>
        </table:table-row>
        <table:table-row table:style-name="ro1">
          <table:table-cell office:value-type="float" office:value="0.00091386931018609" calcext:value-type="float">
            <text:p>0.00091386931018609</text:p>
          </table:table-cell>
          <table:table-cell office:value-type="float" office:value="0.00061604" calcext:value-type="float">
            <text:p>0.00061604</text:p>
          </table:table-cell>
          <table:table-cell table:formula="of:=100*ABS(([.A859]-[.B859])/[.A859])" office:value-type="float" office:value="32.5899236210748" calcext:value-type="float">
            <text:p>32.5899236210748</text:p>
          </table:table-cell>
          <table:table-cell table:number-columns-repeated="3"/>
        </table:table-row>
        <table:table-row table:style-name="ro1">
          <table:table-cell office:value-type="float" office:value="0.000982773492214763" calcext:value-type="float">
            <text:p>0.000982773492214763</text:p>
          </table:table-cell>
          <table:table-cell office:value-type="float" office:value="0.00068828" calcext:value-type="float">
            <text:p>0.00068828</text:p>
          </table:table-cell>
          <table:table-cell table:formula="of:=100*ABS(([.A860]-[.B860])/[.A860])" office:value-type="float" office:value="29.9655510194009" calcext:value-type="float">
            <text:p>29.9655510194009</text:p>
          </table:table-cell>
          <table:table-cell table:number-columns-repeated="3"/>
        </table:table-row>
        <table:table-row table:style-name="ro1">
          <table:table-cell office:value-type="float" office:value="0.00106625462324906" calcext:value-type="float">
            <text:p>0.00106625462324906</text:p>
          </table:table-cell>
          <table:table-cell office:value-type="float" office:value="0.00076052" calcext:value-type="float">
            <text:p>0.00076052</text:p>
          </table:table-cell>
          <table:table-cell table:formula="of:=100*ABS(([.A861]-[.B861])/[.A861])" office:value-type="float" office:value="28.6736973123208" calcext:value-type="float">
            <text:p>28.6736973123208</text:p>
          </table:table-cell>
          <table:table-cell table:number-columns-repeated="3"/>
        </table:table-row>
        <table:table-row table:style-name="ro1">
          <table:table-cell office:value-type="float" office:value="0.00115729289469002" calcext:value-type="float">
            <text:p>0.00115729289469002</text:p>
          </table:table-cell>
          <table:table-cell office:value-type="float" office:value="0.00083276" calcext:value-type="float">
            <text:p>0.00083276</text:p>
          </table:table-cell>
          <table:table-cell table:formula="of:=100*ABS(([.A862]-[.B862])/[.A862])" office:value-type="float" office:value="28.042416589531" calcext:value-type="float">
            <text:p>28.042416589531</text:p>
          </table:table-cell>
          <table:table-cell table:number-columns-repeated="3"/>
        </table:table-row>
        <table:table-row table:style-name="ro1">
          <table:table-cell office:value-type="float" office:value="0.00124849297591136" calcext:value-type="float">
            <text:p>0.00124849297591136</text:p>
          </table:table-cell>
          <table:table-cell office:value-type="float" office:value="0.00090594" calcext:value-type="float">
            <text:p>0.00090594</text:p>
          </table:table-cell>
          <table:table-cell table:formula="of:=100*ABS(([.A863]-[.B863])/[.A863])" office:value-type="float" office:value="27.4373170310635" calcext:value-type="float">
            <text:p>27.4373170310635</text:p>
          </table:table-cell>
          <table:table-cell table:number-columns-repeated="3"/>
        </table:table-row>
        <table:table-row table:style-name="ro1">
          <table:table-cell office:value-type="float" office:value="0.00133990299589187" calcext:value-type="float">
            <text:p>0.00133990299589187</text:p>
          </table:table-cell>
          <table:table-cell office:value-type="float" office:value="0.00099576" calcext:value-type="float">
            <text:p>0.00099576</text:p>
          </table:table-cell>
          <table:table-cell table:formula="of:=100*ABS(([.A864]-[.B864])/[.A864])" office:value-type="float" office:value="25.6841724324079" calcext:value-type="float">
            <text:p>25.6841724324079</text:p>
          </table:table-cell>
          <table:table-cell table:number-columns-repeated="3"/>
        </table:table-row>
        <table:table-row table:style-name="ro1">
          <table:table-cell office:value-type="float" office:value="0.00143157792676473" calcext:value-type="float">
            <text:p>0.00143157792676473</text:p>
          </table:table-cell>
          <table:table-cell office:value-type="float" office:value="0.0010856" calcext:value-type="float">
            <text:p>0.0010856</text:p>
          </table:table-cell>
          <table:table-cell table:formula="of:=100*ABS(([.A865]-[.B865])/[.A865])" office:value-type="float" office:value="24.1675929962553" calcext:value-type="float">
            <text:p>24.1675929962553</text:p>
          </table:table-cell>
          <table:table-cell table:number-columns-repeated="3"/>
        </table:table-row>
        <table:table-row table:style-name="ro1">
          <table:table-cell office:value-type="float" office:value="0.00152329399752641" calcext:value-type="float">
            <text:p>0.00152329399752641</text:p>
          </table:table-cell>
          <table:table-cell office:value-type="float" office:value="0.0011754" calcext:value-type="float">
            <text:p>0.0011754</text:p>
          </table:table-cell>
          <table:table-cell table:formula="of:=100*ABS(([.A866]-[.B866])/[.A866])" office:value-type="float" office:value="22.8382700969962" calcext:value-type="float">
            <text:p>22.8382700969962</text:p>
          </table:table-cell>
          <table:table-cell table:number-columns-repeated="3"/>
        </table:table-row>
        <table:table-row table:style-name="ro1">
          <table:table-cell office:value-type="float" office:value="0.00161522161640439" calcext:value-type="float">
            <text:p>0.00161522161640439</text:p>
          </table:table-cell>
          <table:table-cell office:value-type="float" office:value="0.0012653" calcext:value-type="float">
            <text:p>0.0012653</text:p>
          </table:table-cell>
          <table:table-cell table:formula="of:=100*ABS(([.A867]-[.B867])/[.A867])" office:value-type="float" office:value="21.6640003359626" calcext:value-type="float">
            <text:p>21.6640003359626</text:p>
          </table:table-cell>
          <table:table-cell table:number-columns-repeated="3"/>
        </table:table-row>
        <table:table-row table:style-name="ro1">
          <table:table-cell office:value-type="float" office:value="0.00170714792200325" calcext:value-type="float">
            <text:p>0.00170714792200325</text:p>
          </table:table-cell>
          <table:table-cell office:value-type="float" office:value="0.0013551" calcext:value-type="float">
            <text:p>0.0013551</text:p>
          </table:table-cell>
          <table:table-cell table:formula="of:=100*ABS(([.A868]-[.B868])/[.A868])" office:value-type="float" office:value="20.6219928259138" calcext:value-type="float">
            <text:p>20.6219928259138</text:p>
          </table:table-cell>
          <table:table-cell table:number-columns-repeated="3"/>
        </table:table-row>
        <table:table-row table:style-name="ro1">
          <table:table-cell office:value-type="float" office:value="0.00180766775365386" calcext:value-type="float">
            <text:p>0.00180766775365386</text:p>
          </table:table-cell>
          <table:table-cell office:value-type="float" office:value="0.0014475" calcext:value-type="float">
            <text:p>0.0014475</text:p>
          </table:table-cell>
          <table:table-cell table:formula="of:=100*ABS(([.A869]-[.B869])/[.A869])" office:value-type="float" office:value="19.9244442418055" calcext:value-type="float">
            <text:p>19.9244442418055</text:p>
          </table:table-cell>
          <table:table-cell table:number-columns-repeated="3"/>
        </table:table-row>
        <table:table-row table:style-name="ro1">
          <table:table-cell office:value-type="float" office:value="0.00192524136107658" calcext:value-type="float">
            <text:p>0.00192524136107658</text:p>
          </table:table-cell>
          <table:table-cell office:value-type="float" office:value="0.0015563" calcext:value-type="float">
            <text:p>0.0015563</text:p>
          </table:table-cell>
          <table:table-cell table:formula="of:=100*ABS(([.A870]-[.B870])/[.A870])" office:value-type="float" office:value="19.163382240566" calcext:value-type="float">
            <text:p>19.163382240566</text:p>
          </table:table-cell>
          <table:table-cell table:number-columns-repeated="3"/>
        </table:table-row>
        <table:table-row table:style-name="ro1">
          <table:table-cell office:value-type="float" office:value="0.00204284609797214" calcext:value-type="float">
            <text:p>0.00204284609797214</text:p>
          </table:table-cell>
          <table:table-cell office:value-type="float" office:value="0.001665" calcext:value-type="float">
            <text:p>0.001665</text:p>
          </table:table-cell>
          <table:table-cell table:formula="of:=100*ABS(([.A871]-[.B871])/[.A871])" office:value-type="float" office:value="18.4960628383712" calcext:value-type="float">
            <text:p>18.4960628383712</text:p>
          </table:table-cell>
          <table:table-cell table:number-columns-repeated="3"/>
        </table:table-row>
        <table:table-row table:style-name="ro1">
          <table:table-cell office:value-type="float" office:value="0.00216065909212907" calcext:value-type="float">
            <text:p>0.00216065909212907</text:p>
          </table:table-cell>
          <table:table-cell office:value-type="float" office:value="0.0017738" calcext:value-type="float">
            <text:p>0.0017738</text:p>
          </table:table-cell>
          <table:table-cell table:formula="of:=100*ABS(([.A872]-[.B872])/[.A872])" office:value-type="float" office:value="17.9046798052655" calcext:value-type="float">
            <text:p>17.9046798052655</text:p>
          </table:table-cell>
          <table:table-cell table:number-columns-repeated="3"/>
        </table:table-row>
        <table:table-row table:style-name="ro1">
          <table:table-cell office:value-type="float" office:value="0.0022785642597039" calcext:value-type="float">
            <text:p>0.0022785642597039</text:p>
          </table:table-cell>
          <table:table-cell office:value-type="float" office:value="0.0018826" calcext:value-type="float">
            <text:p>0.0018826</text:p>
          </table:table-cell>
          <table:table-cell table:formula="of:=100*ABS(([.A873]-[.B873])/[.A873])" office:value-type="float" office:value="17.3777964794093" calcext:value-type="float">
            <text:p>17.3777964794093</text:p>
          </table:table-cell>
          <table:table-cell table:number-columns-repeated="3"/>
        </table:table-row>
        <table:table-row table:style-name="ro1">
          <table:table-cell office:value-type="float" office:value="0.00239644852846874" calcext:value-type="float">
            <text:p>0.00239644852846874</text:p>
          </table:table-cell>
          <table:table-cell office:value-type="float" office:value="0.0019913" calcext:value-type="float">
            <text:p>0.0019913</text:p>
          </table:table-cell>
          <table:table-cell table:formula="of:=100*ABS(([.A874]-[.B874])/[.A874])" office:value-type="float" office:value="16.9062061486303" calcext:value-type="float">
            <text:p>16.9062061486303</text:p>
          </table:table-cell>
          <table:table-cell table:number-columns-repeated="3"/>
        </table:table-row>
        <table:table-row table:style-name="ro1">
          <table:table-cell office:value-type="float" office:value="0.00251449972447801" calcext:value-type="float">
            <text:p>0.00251449972447801</text:p>
          </table:table-cell>
          <table:table-cell office:value-type="float" office:value="0.0021046" calcext:value-type="float">
            <text:p>0.0021046</text:p>
          </table:table-cell>
          <table:table-cell table:formula="of:=100*ABS(([.A875]-[.B875])/[.A875])" office:value-type="float" office:value="16.3014424097065" calcext:value-type="float">
            <text:p>16.3014424097065</text:p>
          </table:table-cell>
          <table:table-cell table:number-columns-repeated="3"/>
        </table:table-row>
        <table:table-row table:style-name="ro1">
          <table:table-cell office:value-type="float" office:value="0.00263250979295424" calcext:value-type="float">
            <text:p>0.00263250979295424</text:p>
          </table:table-cell>
          <table:table-cell office:value-type="float" office:value="0.0022339" calcext:value-type="float">
            <text:p>0.0022339</text:p>
          </table:table-cell>
          <table:table-cell table:formula="of:=100*ABS(([.A876]-[.B876])/[.A876])" office:value-type="float" office:value="15.1418161490263" calcext:value-type="float">
            <text:p>15.1418161490263</text:p>
          </table:table-cell>
          <table:table-cell table:number-columns-repeated="3"/>
        </table:table-row>
        <table:table-row table:style-name="ro1">
          <table:table-cell office:value-type="float" office:value="0.0027506694018184" calcext:value-type="float">
            <text:p>0.0027506694018184</text:p>
          </table:table-cell>
          <table:table-cell office:value-type="float" office:value="0.0023632" calcext:value-type="float">
            <text:p>0.0023632</text:p>
          </table:table-cell>
          <table:table-cell table:formula="of:=100*ABS(([.A877]-[.B877])/[.A877])" office:value-type="float" office:value="14.08636754247" calcext:value-type="float">
            <text:p>14.08636754247</text:p>
          </table:table-cell>
          <table:table-cell table:number-columns-repeated="3"/>
        </table:table-row>
        <table:table-row table:style-name="ro1">
          <table:table-cell office:value-type="float" office:value="0.00289745985216362" calcext:value-type="float">
            <text:p>0.00289745985216362</text:p>
          </table:table-cell>
          <table:table-cell office:value-type="float" office:value="0.0024926" calcext:value-type="float">
            <text:p>0.0024926</text:p>
          </table:table-cell>
          <table:table-cell table:formula="of:=100*ABS(([.A878]-[.B878])/[.A878])" office:value-type="float" office:value="13.972923623473" calcext:value-type="float">
            <text:p>13.972923623473</text:p>
          </table:table-cell>
          <table:table-cell table:number-columns-repeated="3"/>
        </table:table-row>
        <table:table-row table:style-name="ro1">
          <table:table-cell office:value-type="float" office:value="0.00304423102828941" calcext:value-type="float">
            <text:p>0.00304423102828941</text:p>
          </table:table-cell>
          <table:table-cell office:value-type="float" office:value="0.0026219" calcext:value-type="float">
            <text:p>0.0026219</text:p>
          </table:table-cell>
          <table:table-cell table:formula="of:=100*ABS(([.A879]-[.B879])/[.A879])" office:value-type="float" office:value="13.8731595718188" calcext:value-type="float">
            <text:p>13.8731595718188</text:p>
          </table:table-cell>
          <table:table-cell table:number-columns-repeated="3"/>
        </table:table-row>
        <table:table-row table:style-name="ro1">
          <table:table-cell office:value-type="float" office:value="0.00319117194185772" calcext:value-type="float">
            <text:p>0.00319117194185772</text:p>
          </table:table-cell>
          <table:table-cell office:value-type="float" office:value="0.0027512" calcext:value-type="float">
            <text:p>0.0027512</text:p>
          </table:table-cell>
          <table:table-cell table:formula="of:=100*ABS(([.A880]-[.B880])/[.A880])" office:value-type="float" office:value="13.7871587577822" calcext:value-type="float">
            <text:p>13.7871587577822</text:p>
          </table:table-cell>
          <table:table-cell table:number-columns-repeated="3"/>
        </table:table-row>
        <table:table-row table:style-name="ro1">
          <table:table-cell office:value-type="float" office:value="0.0033381736880516" calcext:value-type="float">
            <text:p>0.0033381736880516</text:p>
          </table:table-cell>
          <table:table-cell office:value-type="float" office:value="0.0028872" calcext:value-type="float">
            <text:p>0.0028872</text:p>
          </table:table-cell>
          <table:table-cell table:formula="of:=100*ABS(([.A881]-[.B881])/[.A881])" office:value-type="float" office:value="13.5095932744835" calcext:value-type="float">
            <text:p>13.5095932744835</text:p>
          </table:table-cell>
          <table:table-cell table:number-columns-repeated="3"/>
        </table:table-row>
        <table:table-row table:style-name="ro1">
          <table:table-cell office:value-type="float" office:value="0.00348522856939111" calcext:value-type="float">
            <text:p>0.00348522856939111</text:p>
          </table:table-cell>
          <table:table-cell office:value-type="float" office:value="0.0030387" calcext:value-type="float">
            <text:p>0.0030387</text:p>
          </table:table-cell>
          <table:table-cell table:formula="of:=100*ABS(([.A882]-[.B882])/[.A882])" office:value-type="float" office:value="12.8120311337033" calcext:value-type="float">
            <text:p>12.8120311337033</text:p>
          </table:table-cell>
          <table:table-cell table:number-columns-repeated="3"/>
        </table:table-row>
        <table:table-row table:style-name="ro1">
          <table:table-cell office:value-type="float" office:value="0.00363233013235306" calcext:value-type="float">
            <text:p>0.00363233013235306</text:p>
          </table:table-cell>
          <table:table-cell office:value-type="float" office:value="0.0031901" calcext:value-type="float">
            <text:p>0.0031901</text:p>
          </table:table-cell>
          <table:table-cell table:formula="of:=100*ABS(([.A883]-[.B883])/[.A883])" office:value-type="float" office:value="12.1748331302303" calcext:value-type="float">
            <text:p>12.1748331302303</text:p>
          </table:table-cell>
          <table:table-cell table:number-columns-repeated="3"/>
        </table:table-row>
        <table:table-row table:style-name="ro1">
          <table:table-cell office:value-type="float" office:value="0.00377937310279099" calcext:value-type="float">
            <text:p>0.00377937310279099</text:p>
          </table:table-cell>
          <table:table-cell office:value-type="float" office:value="0.0033415" calcext:value-type="float">
            <text:p>0.0033415</text:p>
          </table:table-cell>
          <table:table-cell table:formula="of:=100*ABS(([.A884]-[.B884])/[.A884])" office:value-type="float" office:value="11.5858659857538" calcext:value-type="float">
            <text:p>11.5858659857538</text:p>
          </table:table-cell>
          <table:table-cell table:number-columns-repeated="3"/>
        </table:table-row>
        <table:table-row table:style-name="ro1">
          <table:table-cell office:value-type="float" office:value="0.00392655247513643" calcext:value-type="float">
            <text:p>0.00392655247513643</text:p>
          </table:table-cell>
          <table:table-cell office:value-type="float" office:value="0.0034929" calcext:value-type="float">
            <text:p>0.0034929</text:p>
          </table:table-cell>
          <table:table-cell table:formula="of:=100*ABS(([.A885]-[.B885])/[.A885])" office:value-type="float" office:value="11.0441023743445" calcext:value-type="float">
            <text:p>11.0441023743445</text:p>
          </table:table-cell>
          <table:table-cell table:number-columns-repeated="3"/>
        </table:table-row>
        <table:table-row table:style-name="ro1">
          <table:table-cell office:value-type="float" office:value="0.0040944395524174" calcext:value-type="float">
            <text:p>0.0040944395524174</text:p>
          </table:table-cell>
          <table:table-cell office:value-type="float" office:value="0.0036444" calcext:value-type="float">
            <text:p>0.0036444</text:p>
          </table:table-cell>
          <table:table-cell table:formula="of:=100*ABS(([.A886]-[.B886])/[.A886])" office:value-type="float" office:value="10.9914811699123" calcext:value-type="float">
            <text:p>10.9914811699123</text:p>
          </table:table-cell>
          <table:table-cell table:number-columns-repeated="3"/>
        </table:table-row>
        <table:table-row table:style-name="ro1">
          <table:table-cell office:value-type="float" office:value="0.00427281495522565" calcext:value-type="float">
            <text:p>0.00427281495522565</text:p>
          </table:table-cell>
          <table:table-cell office:value-type="float" office:value="0.0038048" calcext:value-type="float">
            <text:p>0.0038048</text:p>
          </table:table-cell>
          <table:table-cell table:formula="of:=100*ABS(([.A887]-[.B887])/[.A887])" office:value-type="float" office:value="10.9533167274953" calcext:value-type="float">
            <text:p>10.9533167274953</text:p>
          </table:table-cell>
          <table:table-cell table:number-columns-repeated="3"/>
        </table:table-row>
        <table:table-row table:style-name="ro1">
          <table:table-cell office:value-type="float" office:value="0.00445114028052363" calcext:value-type="float">
            <text:p>0.00445114028052363</text:p>
          </table:table-cell>
          <table:table-cell office:value-type="float" office:value="0.0039795" calcext:value-type="float">
            <text:p>0.0039795</text:p>
          </table:table-cell>
          <table:table-cell table:formula="of:=100*ABS(([.A888]-[.B888])/[.A888])" office:value-type="float" office:value="10.5959428550778" calcext:value-type="float">
            <text:p>10.5959428550778</text:p>
          </table:table-cell>
          <table:table-cell table:number-columns-repeated="3"/>
        </table:table-row>
        <table:table-row table:style-name="ro1">
          <table:table-cell office:value-type="float" office:value="0.00462950873593516" calcext:value-type="float">
            <text:p>0.00462950873593516</text:p>
          </table:table-cell>
          <table:table-cell office:value-type="float" office:value="0.0041543" calcext:value-type="float">
            <text:p>0.0041543</text:p>
          </table:table-cell>
          <table:table-cell table:formula="of:=100*ABS(([.A889]-[.B889])/[.A889])" office:value-type="float" office:value="10.2647767407047" calcext:value-type="float">
            <text:p>10.2647767407047</text:p>
          </table:table-cell>
          <table:table-cell table:number-columns-repeated="3"/>
        </table:table-row>
        <table:table-row table:style-name="ro1">
          <table:table-cell office:value-type="float" office:value="0.00480791596017443" calcext:value-type="float">
            <text:p>0.00480791596017443</text:p>
          </table:table-cell>
          <table:table-cell office:value-type="float" office:value="0.0043291" calcext:value-type="float">
            <text:p>0.0043291</text:p>
          </table:table-cell>
          <table:table-cell table:formula="of:=100*ABS(([.A890]-[.B890])/[.A890])" office:value-type="float" office:value="9.95890868602158" calcext:value-type="float">
            <text:p>9.95890868602158</text:p>
          </table:table-cell>
          <table:table-cell table:number-columns-repeated="3"/>
        </table:table-row>
        <table:table-row table:style-name="ro1">
          <table:table-cell office:value-type="float" office:value="0.0049864580982497" calcext:value-type="float">
            <text:p>0.0049864580982497</text:p>
          </table:table-cell>
          <table:table-cell office:value-type="float" office:value="0.0045038" calcext:value-type="float">
            <text:p>0.0045038</text:p>
          </table:table-cell>
          <table:table-cell table:formula="of:=100*ABS(([.A891]-[.B891])/[.A891])" office:value-type="float" office:value="9.67937740054643" calcext:value-type="float">
            <text:p>9.67937740054643</text:p>
          </table:table-cell>
          <table:table-cell table:number-columns-repeated="3"/>
        </table:table-row>
        <table:table-row table:style-name="ro1">
          <table:table-cell office:value-type="float" office:value="0.00516493093522072" calcext:value-type="float">
            <text:p>0.00516493093522072</text:p>
          </table:table-cell>
          <table:table-cell office:value-type="float" office:value="0.0046786" calcext:value-type="float">
            <text:p>0.0046786</text:p>
          </table:table-cell>
          <table:table-cell table:formula="of:=100*ABS(([.A892]-[.B892])/[.A892])" office:value-type="float" office:value="9.4160201040508" calcext:value-type="float">
            <text:p>9.4160201040508</text:p>
          </table:table-cell>
          <table:table-cell table:number-columns-repeated="3"/>
        </table:table-row>
        <table:table-row table:style-name="ro1">
          <table:table-cell office:value-type="float" office:value="0.00534343201604549" calcext:value-type="float">
            <text:p>0.00534343201604549</text:p>
          </table:table-cell>
          <table:table-cell office:value-type="float" office:value="0.0048646" calcext:value-type="float">
            <text:p>0.0048646</text:p>
          </table:table-cell>
          <table:table-cell table:formula="of:=100*ABS(([.A893]-[.B893])/[.A893])" office:value-type="float" office:value="8.96113236975103" calcext:value-type="float">
            <text:p>8.96113236975103</text:p>
          </table:table-cell>
          <table:table-cell table:number-columns-repeated="3"/>
        </table:table-row>
        <table:table-row table:style-name="ro1">
          <table:table-cell office:value-type="float" office:value="0.00553272466059897" calcext:value-type="float">
            <text:p>0.00553272466059897</text:p>
          </table:table-cell>
          <table:table-cell office:value-type="float" office:value="0.0050635" calcext:value-type="float">
            <text:p>0.0050635</text:p>
          </table:table-cell>
          <table:table-cell table:formula="of:=100*ABS(([.A894]-[.B894])/[.A894])" office:value-type="float" office:value="8.48089665369634" calcext:value-type="float">
            <text:p>8.48089665369634</text:p>
          </table:table-cell>
          <table:table-cell table:number-columns-repeated="3"/>
        </table:table-row>
        <table:table-row table:style-name="ro1">
          <table:table-cell office:value-type="float" office:value="0.00574358480829699" calcext:value-type="float">
            <text:p>0.00574358480829699</text:p>
          </table:table-cell>
          <table:table-cell office:value-type="float" office:value="0.0052624" calcext:value-type="float">
            <text:p>0.0052624</text:p>
          </table:table-cell>
          <table:table-cell table:formula="of:=100*ABS(([.A895]-[.B895])/[.A895])" office:value-type="float" office:value="8.37777841465644" calcext:value-type="float">
            <text:p>8.37777841465644</text:p>
          </table:table-cell>
          <table:table-cell table:number-columns-repeated="3"/>
        </table:table-row>
        <table:table-row table:style-name="ro1">
          <table:table-cell office:value-type="float" office:value="0.00595448092333832" calcext:value-type="float">
            <text:p>0.00595448092333832</text:p>
          </table:table-cell>
          <table:table-cell office:value-type="float" office:value="0.0054613" calcext:value-type="float">
            <text:p>0.0054613</text:p>
          </table:table-cell>
          <table:table-cell table:formula="of:=100*ABS(([.A896]-[.B896])/[.A896])" office:value-type="float" office:value="8.2825174803285" calcext:value-type="float">
            <text:p>8.2825174803285</text:p>
          </table:table-cell>
          <table:table-cell table:number-columns-repeated="3"/>
        </table:table-row>
        <table:table-row table:style-name="ro1">
          <table:table-cell office:value-type="float" office:value="0.00616530934251478" calcext:value-type="float">
            <text:p>0.00616530934251478</text:p>
          </table:table-cell>
          <table:table-cell office:value-type="float" office:value="0.0056602" calcext:value-type="float">
            <text:p>0.0056602</text:p>
          </table:table-cell>
          <table:table-cell table:formula="of:=100*ABS(([.A897]-[.B897])/[.A897])" office:value-type="float" office:value="8.19276559298723" calcext:value-type="float">
            <text:p>8.19276559298723</text:p>
          </table:table-cell>
          <table:table-cell table:number-columns-repeated="3"/>
        </table:table-row>
        <table:table-row table:style-name="ro1">
          <table:table-cell office:value-type="float" office:value="0.00637626701706414" calcext:value-type="float">
            <text:p>0.00637626701706414</text:p>
          </table:table-cell>
          <table:table-cell office:value-type="float" office:value="0.005859" calcext:value-type="float">
            <text:p>0.005859</text:p>
          </table:table-cell>
          <table:table-cell table:formula="of:=100*ABS(([.A898]-[.B898])/[.A898])" office:value-type="float" office:value="8.11238010704117" calcext:value-type="float">
            <text:p>8.11238010704117</text:p>
          </table:table-cell>
          <table:table-cell table:number-columns-repeated="3"/>
        </table:table-row>
        <table:table-row table:style-name="ro1">
          <table:table-cell office:value-type="float" office:value="0.00658715075731533" calcext:value-type="float">
            <text:p>0.00658715075731533</text:p>
          </table:table-cell>
          <table:table-cell office:value-type="float" office:value="0.0060712" calcext:value-type="float">
            <text:p>0.0060712</text:p>
          </table:table-cell>
          <table:table-cell table:formula="of:=100*ABS(([.A899]-[.B899])/[.A899])" office:value-type="float" office:value="7.83268481812638" calcext:value-type="float">
            <text:p>7.83268481812638</text:p>
          </table:table-cell>
          <table:table-cell table:number-columns-repeated="3"/>
        </table:table-row>
        <table:table-row table:style-name="ro1">
          <table:table-cell office:value-type="float" office:value="0.00679815831034406" calcext:value-type="float">
            <text:p>0.00679815831034406</text:p>
          </table:table-cell>
          <table:table-cell office:value-type="float" office:value="0.0062943" calcext:value-type="float">
            <text:p>0.0062943</text:p>
          </table:table-cell>
          <table:table-cell table:formula="of:=100*ABS(([.A900]-[.B900])/[.A900])" office:value-type="float" office:value="7.4116883918015" calcext:value-type="float">
            <text:p>7.4116883918015</text:p>
          </table:table-cell>
          <table:table-cell table:number-columns-repeated="3"/>
        </table:table-row>
        <table:table-row table:style-name="ro1">
          <table:table-cell office:value-type="float" office:value="0.0070091875464707" calcext:value-type="float">
            <text:p>0.0070091875464707</text:p>
          </table:table-cell>
          <table:table-cell office:value-type="float" office:value="0.0065174" calcext:value-type="float">
            <text:p>0.0065174</text:p>
          </table:table-cell>
          <table:table-cell table:formula="of:=100*ABS(([.A901]-[.B901])/[.A901])" office:value-type="float" office:value="7.01632740185888" calcext:value-type="float">
            <text:p>7.01632740185888</text:p>
          </table:table-cell>
          <table:table-cell table:number-columns-repeated="3"/>
        </table:table-row>
        <table:table-row table:style-name="ro1">
          <table:table-cell office:value-type="float" office:value="0.00722013657467087" calcext:value-type="float">
            <text:p>0.00722013657467087</text:p>
          </table:table-cell>
          <table:table-cell office:value-type="float" office:value="0.0067405" calcext:value-type="float">
            <text:p>0.0067405</text:p>
          </table:table-cell>
          <table:table-cell table:formula="of:=100*ABS(([.A902]-[.B902])/[.A902])" office:value-type="float" office:value="6.64304019335998" calcext:value-type="float">
            <text:p>6.64304019335998</text:p>
          </table:table-cell>
          <table:table-cell table:number-columns-repeated="3"/>
        </table:table-row>
        <table:table-row table:style-name="ro1">
          <table:table-cell office:value-type="float" office:value="0.00746236955279059" calcext:value-type="float">
            <text:p>0.00746236955279059</text:p>
          </table:table-cell>
          <table:table-cell office:value-type="float" office:value="0.0069636" calcext:value-type="float">
            <text:p>0.0069636</text:p>
          </table:table-cell>
          <table:table-cell table:formula="of:=100*ABS(([.A903]-[.B903])/[.A903])" office:value-type="float" office:value="6.68379593455099" calcext:value-type="float">
            <text:p>6.68379593455099</text:p>
          </table:table-cell>
          <table:table-cell table:number-columns-repeated="3"/>
        </table:table-row>
        <table:table-row table:style-name="ro1">
          <table:table-cell office:value-type="float" office:value="0.00770472852718381" calcext:value-type="float">
            <text:p>0.00770472852718381</text:p>
          </table:table-cell>
          <table:table-cell office:value-type="float" office:value="0.0071867" calcext:value-type="float">
            <text:p>0.0071867</text:p>
          </table:table-cell>
          <table:table-cell table:formula="of:=100*ABS(([.A904]-[.B904])/[.A904])" office:value-type="float" office:value="6.72351433741114" calcext:value-type="float">
            <text:p>6.72351433741114</text:p>
          </table:table-cell>
          <table:table-cell table:number-columns-repeated="3"/>
        </table:table-row>
        <table:table-row table:style-name="ro1">
          <table:table-cell office:value-type="float" office:value="0.00794701116745314" calcext:value-type="float">
            <text:p>0.00794701116745314</text:p>
          </table:table-cell>
          <table:table-cell office:value-type="float" office:value="0.0074244" calcext:value-type="float">
            <text:p>0.0074244</text:p>
          </table:table-cell>
          <table:table-cell table:formula="of:=100*ABS(([.A905]-[.B905])/[.A905])" office:value-type="float" office:value="6.57619772315772" calcext:value-type="float">
            <text:p>6.57619772315772</text:p>
          </table:table-cell>
          <table:table-cell table:number-columns-repeated="3"/>
        </table:table-row>
        <table:table-row table:style-name="ro1">
          <table:table-cell office:value-type="float" office:value="0.00818931534765398" calcext:value-type="float">
            <text:p>0.00818931534765398</text:p>
          </table:table-cell>
          <table:table-cell office:value-type="float" office:value="0.0076706" calcext:value-type="float">
            <text:p>0.0076706</text:p>
          </table:table-cell>
          <table:table-cell table:formula="of:=100*ABS(([.A906]-[.B906])/[.A906])" office:value-type="float" office:value="6.33405023049425" calcext:value-type="float">
            <text:p>6.33405023049425</text:p>
          </table:table-cell>
          <table:table-cell table:number-columns-repeated="3"/>
        </table:table-row>
        <table:table-row table:style-name="ro1">
          <table:table-cell office:value-type="float" office:value="0.00843163922615976" calcext:value-type="float">
            <text:p>0.00843163922615976</text:p>
          </table:table-cell>
          <table:table-cell office:value-type="float" office:value="0.0079168" calcext:value-type="float">
            <text:p>0.0079168</text:p>
          </table:table-cell>
          <table:table-cell table:formula="of:=100*ABS(([.A907]-[.B907])/[.A907])" office:value-type="float" office:value="6.10603955352403" calcext:value-type="float">
            <text:p>6.10603955352403</text:p>
          </table:table-cell>
          <table:table-cell table:number-columns-repeated="3"/>
        </table:table-row>
        <table:table-row table:style-name="ro1">
          <table:table-cell office:value-type="float" office:value="0.00867408113867538" calcext:value-type="float">
            <text:p>0.00867408113867538</text:p>
          </table:table-cell>
          <table:table-cell office:value-type="float" office:value="0.008163" calcext:value-type="float">
            <text:p>0.008163</text:p>
          </table:table-cell>
          <table:table-cell table:formula="of:=100*ABS(([.A908]-[.B908])/[.A908])" office:value-type="float" office:value="5.89204931916776" calcext:value-type="float">
            <text:p>5.89204931916776</text:p>
          </table:table-cell>
          <table:table-cell table:number-columns-repeated="3"/>
        </table:table-row>
        <table:table-row table:style-name="ro1">
          <table:table-cell office:value-type="float" office:value="0.00891643962964232" calcext:value-type="float">
            <text:p>0.00891643962964232</text:p>
          </table:table-cell>
          <table:table-cell office:value-type="float" office:value="0.0084091" calcext:value-type="float">
            <text:p>0.0084091</text:p>
          </table:table-cell>
          <table:table-cell table:formula="of:=100*ABS(([.A909]-[.B909])/[.A909])" office:value-type="float" office:value="5.6899351166545" calcext:value-type="float">
            <text:p>5.6899351166545</text:p>
          </table:table-cell>
          <table:table-cell table:number-columns-repeated="3"/>
        </table:table-row>
        <table:table-row table:style-name="ro1">
          <table:table-cell office:value-type="float" office:value="0.00915881336745673" calcext:value-type="float">
            <text:p>0.00915881336745673</text:p>
          </table:table-cell>
          <table:table-cell office:value-type="float" office:value="0.0086553" calcext:value-type="float">
            <text:p>0.0086553</text:p>
          </table:table-cell>
          <table:table-cell table:formula="of:=100*ABS(([.A910]-[.B910])/[.A910])" office:value-type="float" office:value="5.49758300836022" calcext:value-type="float">
            <text:p>5.49758300836022</text:p>
          </table:table-cell>
          <table:table-cell table:number-columns-repeated="3"/>
        </table:table-row>
        <table:table-row table:style-name="ro1">
          <table:table-cell office:value-type="float" office:value="0.00941890067126392" calcext:value-type="float">
            <text:p>0.00941890067126392</text:p>
          </table:table-cell>
          <table:table-cell office:value-type="float" office:value="0.008916" calcext:value-type="float">
            <text:p>0.008916</text:p>
          </table:table-cell>
          <table:table-cell table:formula="of:=100*ABS(([.A911]-[.B911])/[.A911])" office:value-type="float" office:value="5.33927141623035" calcext:value-type="float">
            <text:p>5.33927141623035</text:p>
          </table:table-cell>
          <table:table-cell table:number-columns-repeated="3"/>
        </table:table-row>
        <table:table-row table:style-name="ro1">
          <table:table-cell office:value-type="float" office:value="0.0096878042881268" calcext:value-type="float">
            <text:p>0.0096878042881268</text:p>
          </table:table-cell>
          <table:table-cell office:value-type="float" office:value="0.0091825" calcext:value-type="float">
            <text:p>0.0091825</text:p>
          </table:table-cell>
          <table:table-cell table:formula="of:=100*ABS(([.A912]-[.B912])/[.A912])" office:value-type="float" office:value="5.21588043171033" calcext:value-type="float">
            <text:p>5.21588043171033</text:p>
          </table:table-cell>
          <table:table-cell table:number-columns-repeated="3"/>
        </table:table-row>
        <table:table-row table:style-name="ro1">
          <table:table-cell office:value-type="float" office:value="0.00995662383271684" calcext:value-type="float">
            <text:p>0.00995662383271684</text:p>
          </table:table-cell>
          <table:table-cell office:value-type="float" office:value="0.009449" calcext:value-type="float">
            <text:p>0.009449</text:p>
          </table:table-cell>
          <table:table-cell table:formula="of:=100*ABS(([.A913]-[.B913])/[.A913])" office:value-type="float" office:value="5.09835302855191" calcext:value-type="float">
            <text:p>5.09835302855191</text:p>
          </table:table-cell>
          <table:table-cell table:number-columns-repeated="3"/>
        </table:table-row>
        <table:table-row table:style-name="ro1">
          <table:table-cell office:value-type="float" office:value="0.0102260580487271" calcext:value-type="float">
            <text:p>0.0102260580487271</text:p>
          </table:table-cell>
          <table:table-cell office:value-type="float" office:value="0.0097155" calcext:value-type="float">
            <text:p>0.0097155</text:p>
          </table:table-cell>
          <table:table-cell table:formula="of:=100*ABS(([.A914]-[.B914])/[.A914])" office:value-type="float" office:value="4.99271612085792" calcext:value-type="float">
            <text:p>4.99271612085792</text:p>
          </table:table-cell>
          <table:table-cell table:number-columns-repeated="3"/>
        </table:table-row>
        <table:table-row table:style-name="ro1">
          <table:table-cell office:value-type="float" office:value="0.0104941058196556" calcext:value-type="float">
            <text:p>0.0104941058196556</text:p>
          </table:table-cell>
          <table:table-cell office:value-type="float" office:value="0.009982" calcext:value-type="float">
            <text:p>0.009982</text:p>
          </table:table-cell>
          <table:table-cell table:formula="of:=100*ABS(([.A915]-[.B915])/[.A915])" office:value-type="float" office:value="4.87993763791094" calcext:value-type="float">
            <text:p>4.87993763791094</text:p>
          </table:table-cell>
          <table:table-cell table:number-columns-repeated="3"/>
        </table:table-row>
        <table:table-row table:style-name="ro1">
          <table:table-cell office:value-type="float" office:value="0.0107631661141508" calcext:value-type="float">
            <text:p>0.0107631661141508</text:p>
          </table:table-cell>
          <table:table-cell office:value-type="float" office:value="0.010249" calcext:value-type="float">
            <text:p>0.010249</text:p>
          </table:table-cell>
          <table:table-cell table:formula="of:=100*ABS(([.A916]-[.B916])/[.A916])" office:value-type="float" office:value="4.77708983302602" calcext:value-type="float">
            <text:p>4.77708983302602</text:p>
          </table:table-cell>
          <table:table-cell table:number-columns-repeated="3"/>
        </table:table-row>
        <table:table-row table:style-name="ro1">
          <table:table-cell office:value-type="float" office:value="0.0110322380146108" calcext:value-type="float">
            <text:p>0.0110322380146108</text:p>
          </table:table-cell>
          <table:table-cell office:value-type="float" office:value="0.010528" calcext:value-type="float">
            <text:p>0.010528</text:p>
          </table:table-cell>
          <table:table-cell table:formula="of:=100*ABS(([.A917]-[.B917])/[.A917])" office:value-type="float" office:value="4.57058680154486" calcext:value-type="float">
            <text:p>4.57058680154486</text:p>
          </table:table-cell>
          <table:table-cell table:number-columns-repeated="3"/>
        </table:table-row>
        <table:table-row table:style-name="ro1">
          <table:table-cell office:value-type="float" office:value="0.0113013207037638" calcext:value-type="float">
            <text:p>0.0113013207037638</text:p>
          </table:table-cell>
          <table:table-cell office:value-type="float" office:value="0.01081" calcext:value-type="float">
            <text:p>0.01081</text:p>
          </table:table-cell>
          <table:table-cell table:formula="of:=100*ABS(([.A918]-[.B918])/[.A918])" office:value-type="float" office:value="4.34746271380653" calcext:value-type="float">
            <text:p>4.34746271380653</text:p>
          </table:table-cell>
          <table:table-cell table:number-columns-repeated="3"/>
        </table:table-row>
        <table:table-row table:style-name="ro1">
          <table:table-cell office:value-type="float" office:value="0.0115754141920747" calcext:value-type="float">
            <text:p>0.0115754141920747</text:p>
          </table:table-cell>
          <table:table-cell office:value-type="float" office:value="0.011093" calcext:value-type="float">
            <text:p>0.011093</text:p>
          </table:table-cell>
          <table:table-cell table:formula="of:=100*ABS(([.A919]-[.B919])/[.A919])" office:value-type="float" office:value="4.16757607174849" calcext:value-type="float">
            <text:p>4.16757607174849</text:p>
          </table:table-cell>
          <table:table-cell table:number-columns-repeated="3"/>
        </table:table-row>
        <table:table-row table:style-name="ro1">
          <table:table-cell office:value-type="float" office:value="0.0118615187250579" calcext:value-type="float">
            <text:p>0.0118615187250579</text:p>
          </table:table-cell>
          <table:table-cell office:value-type="float" office:value="0.011375" calcext:value-type="float">
            <text:p>0.011375</text:p>
          </table:table-cell>
          <table:table-cell table:formula="of:=100*ABS(([.A920]-[.B920])/[.A920])" office:value-type="float" office:value="4.10165625781246" calcext:value-type="float">
            <text:p>4.10165625781246</text:p>
          </table:table-cell>
          <table:table-cell table:number-columns-repeated="3"/>
        </table:table-row>
        <table:table-row table:style-name="ro1">
          <table:table-cell office:value-type="float" office:value="0.0121466323367261" calcext:value-type="float">
            <text:p>0.0121466323367261</text:p>
          </table:table-cell>
          <table:table-cell office:value-type="float" office:value="0.011657" calcext:value-type="float">
            <text:p>0.011657</text:p>
          </table:table-cell>
          <table:table-cell table:formula="of:=100*ABS(([.A921]-[.B921])/[.A921])" office:value-type="float" office:value="4.03101306726524" calcext:value-type="float">
            <text:p>4.03101306726524</text:p>
          </table:table-cell>
          <table:table-cell table:number-columns-repeated="3"/>
        </table:table-row>
        <table:table-row table:style-name="ro1">
          <table:table-cell office:value-type="float" office:value="0.0124317543533686" calcext:value-type="float">
            <text:p>0.0124317543533686</text:p>
          </table:table-cell>
          <table:table-cell office:value-type="float" office:value="0.01194" calcext:value-type="float">
            <text:p>0.01194</text:p>
          </table:table-cell>
          <table:table-cell table:formula="of:=100*ABS(([.A922]-[.B922])/[.A922])" office:value-type="float" office:value="3.95563119565168" calcext:value-type="float">
            <text:p>3.95563119565168</text:p>
          </table:table-cell>
          <table:table-cell table:number-columns-repeated="3"/>
        </table:table-row>
        <table:table-row table:style-name="ro1">
          <table:table-cell office:value-type="float" office:value="0.0127178841401233" calcext:value-type="float">
            <text:p>0.0127178841401233</text:p>
          </table:table-cell>
          <table:table-cell office:value-type="float" office:value="0.012231" calcext:value-type="float">
            <text:p>0.012231</text:p>
          </table:table-cell>
          <table:table-cell table:formula="of:=100*ABS(([.A923]-[.B923])/[.A923])" office:value-type="float" office:value="3.82834231511239" calcext:value-type="float">
            <text:p>3.82834231511239</text:p>
          </table:table-cell>
          <table:table-cell table:number-columns-repeated="3"/>
        </table:table-row>
        <table:table-row table:style-name="ro1">
          <table:table-cell office:value-type="float" office:value="0.013003021311253" calcext:value-type="float">
            <text:p>0.013003021311253</text:p>
          </table:table-cell>
          <table:table-cell office:value-type="float" office:value="0.012522" calcext:value-type="float">
            <text:p>0.012522</text:p>
          </table:table-cell>
          <table:table-cell table:formula="of:=100*ABS(([.A924]-[.B924])/[.A924])" office:value-type="float" office:value="3.69930418276504" calcext:value-type="float">
            <text:p>3.69930418276504</text:p>
          </table:table-cell>
          <table:table-cell table:number-columns-repeated="3"/>
        </table:table-row>
        <table:table-row table:style-name="ro1">
          <table:table-cell office:value-type="float" office:value="0.0132881653346277" calcext:value-type="float">
            <text:p>0.0132881653346277</text:p>
          </table:table-cell>
          <table:table-cell office:value-type="float" office:value="0.012814" calcext:value-type="float">
            <text:p>0.012814</text:p>
          </table:table-cell>
          <table:table-cell table:formula="of:=100*ABS(([.A925]-[.B925])/[.A925])" office:value-type="float" office:value="3.56832807755652" calcext:value-type="float">
            <text:p>3.56832807755652</text:p>
          </table:table-cell>
          <table:table-cell table:number-columns-repeated="3"/>
        </table:table-row>
        <table:table-row table:style-name="ro1">
          <table:table-cell office:value-type="float" office:value="0.0135743156814662" calcext:value-type="float">
            <text:p>0.0135743156814662</text:p>
          </table:table-cell>
          <table:table-cell office:value-type="float" office:value="0.013106" calcext:value-type="float">
            <text:p>0.013106</text:p>
          </table:table-cell>
          <table:table-cell table:formula="of:=100*ABS(([.A926]-[.B926])/[.A926])" office:value-type="float" office:value="3.45001319002509" calcext:value-type="float">
            <text:p>3.45001319002509</text:p>
          </table:table-cell>
          <table:table-cell table:number-columns-repeated="3"/>
        </table:table-row>
        <table:table-row table:style-name="ro1">
          <table:table-cell office:value-type="float" office:value="0.0138594721400203" calcext:value-type="float">
            <text:p>0.0138594721400203</text:p>
          </table:table-cell>
          <table:table-cell office:value-type="float" office:value="0.013398" calcext:value-type="float">
            <text:p>0.013398</text:p>
          </table:table-cell>
          <table:table-cell table:formula="of:=100*ABS(([.A927]-[.B927])/[.A927])" office:value-type="float" office:value="3.32965163000546" calcext:value-type="float">
            <text:p>3.32965163000546</text:p>
          </table:table-cell>
          <table:table-cell table:number-columns-repeated="3"/>
        </table:table-row>
        <table:table-row table:style-name="ro1">
          <table:table-cell office:value-type="float" office:value="0.0141446151613432" calcext:value-type="float">
            <text:p>0.0141446151613432</text:p>
          </table:table-cell>
          <table:table-cell office:value-type="float" office:value="0.01369" calcext:value-type="float">
            <text:p>0.01369</text:p>
          </table:table-cell>
          <table:table-cell table:formula="of:=100*ABS(([.A928]-[.B928])/[.A928])" office:value-type="float" office:value="3.21405111526576" calcext:value-type="float">
            <text:p>3.21405111526576</text:p>
          </table:table-cell>
          <table:table-cell table:number-columns-repeated="3"/>
        </table:table-row>
        <table:table-row table:style-name="ro1">
          <table:table-cell office:value-type="float" office:value="0.0144307619774564" calcext:value-type="float">
            <text:p>0.0144307619774564</text:p>
          </table:table-cell>
          <table:table-cell office:value-type="float" office:value="0.013982" calcext:value-type="float">
            <text:p>0.013982</text:p>
          </table:table-cell>
          <table:table-cell table:formula="of:=100*ABS(([.A929]-[.B929])/[.A929])" office:value-type="float" office:value="3.10975940256937" calcext:value-type="float">
            <text:p>3.10975940256937</text:p>
          </table:table-cell>
          <table:table-cell table:number-columns-repeated="3"/>
        </table:table-row>
        <table:table-row table:style-name="ro1">
          <table:table-cell office:value-type="float" office:value="0.0147169126282519" calcext:value-type="float">
            <text:p>0.0147169126282519</text:p>
          </table:table-cell>
          <table:table-cell office:value-type="float" office:value="0.014274" calcext:value-type="float">
            <text:p>0.014274</text:p>
          </table:table-cell>
          <table:table-cell table:formula="of:=100*ABS(([.A930]-[.B930])/[.A930])" office:value-type="float" office:value="3.00954853398829" calcext:value-type="float">
            <text:p>3.00954853398829</text:p>
          </table:table-cell>
          <table:table-cell table:number-columns-repeated="3"/>
        </table:table-row>
        <table:table-row table:style-name="ro1">
          <table:table-cell office:value-type="float" office:value="0.0150020667236251" calcext:value-type="float">
            <text:p>0.0150020667236251</text:p>
          </table:table-cell>
          <table:table-cell office:value-type="float" office:value="0.014566" calcext:value-type="float">
            <text:p>0.014566</text:p>
          </table:table-cell>
          <table:table-cell table:formula="of:=100*ABS(([.A931]-[.B931])/[.A931])" office:value-type="float" office:value="2.90671099961447" calcext:value-type="float">
            <text:p>2.90671099961447</text:p>
          </table:table-cell>
          <table:table-cell table:number-columns-repeated="3"/>
        </table:table-row>
        <table:table-row table:style-name="ro1">
          <table:table-cell office:value-type="float" office:value="0.0152882239575956" calcext:value-type="float">
            <text:p>0.0152882239575956</text:p>
          </table:table-cell>
          <table:table-cell office:value-type="float" office:value="0.014858" calcext:value-type="float">
            <text:p>0.014858</text:p>
          </table:table-cell>
          <table:table-cell table:formula="of:=100*ABS(([.A932]-[.B932])/[.A932])" office:value-type="float" office:value="2.81408722680211" calcext:value-type="float">
            <text:p>2.81408722680211</text:p>
          </table:table-cell>
          <table:table-cell table:number-columns-repeated="3"/>
        </table:table-row>
        <table:table-row table:style-name="ro1">
          <table:table-cell office:value-type="float" office:value="0.0155743842799675" calcext:value-type="float">
            <text:p>0.0155743842799675</text:p>
          </table:table-cell>
          <table:table-cell office:value-type="float" office:value="0.01515" calcext:value-type="float">
            <text:p>0.01515</text:p>
          </table:table-cell>
          <table:table-cell table:formula="of:=100*ABS(([.A933]-[.B933])/[.A933])" office:value-type="float" office:value="2.72488640538684" calcext:value-type="float">
            <text:p>2.72488640538684</text:p>
          </table:table-cell>
          <table:table-cell table:number-columns-repeated="3"/>
        </table:table-row>
        <table:table-row table:style-name="ro1">
          <table:table-cell office:value-type="float" office:value="0.0158595478634449" calcext:value-type="float">
            <text:p>0.0158595478634449</text:p>
          </table:table-cell>
          <table:table-cell office:value-type="float" office:value="0.015442" calcext:value-type="float">
            <text:p>0.015442</text:p>
          </table:table-cell>
          <table:table-cell table:formula="of:=100*ABS(([.A934]-[.B934])/[.A934])" office:value-type="float" office:value="2.63278541759267" calcext:value-type="float">
            <text:p>2.63278541759267</text:p>
          </table:table-cell>
          <table:table-cell table:number-columns-repeated="3"/>
        </table:table-row>
        <table:table-row table:style-name="ro1">
          <table:table-cell office:value-type="float" office:value="0.0161457138845082" calcext:value-type="float">
            <text:p>0.0161457138845082</text:p>
          </table:table-cell>
          <table:table-cell office:value-type="float" office:value="0.015723" calcext:value-type="float">
            <text:p>0.015723</text:p>
          </table:table-cell>
          <table:table-cell table:formula="of:=100*ABS(([.A935]-[.B935])/[.A935])" office:value-type="float" office:value="2.61811826675417" calcext:value-type="float">
            <text:p>2.61811826675417</text:p>
          </table:table-cell>
          <table:table-cell table:number-columns-repeated="3"/>
        </table:table-row>
        <table:table-row table:style-name="ro1">
          <table:table-cell office:value-type="float" office:value="0.0164158500107183" calcext:value-type="float">
            <text:p>0.0164158500107183</text:p>
          </table:table-cell>
          <table:table-cell office:value-type="float" office:value="0.016004" calcext:value-type="float">
            <text:p>0.016004</text:p>
          </table:table-cell>
          <table:table-cell table:formula="of:=100*ABS(([.A936]-[.B936])/[.A936])" office:value-type="float" office:value="2.5088558341444" calcext:value-type="float">
            <text:p>2.5088558341444</text:p>
          </table:table-cell>
          <table:table-cell table:number-columns-repeated="3"/>
        </table:table-row>
        <table:table-row table:style-name="ro1">
          <table:table-cell office:value-type="float" office:value="0.0166789710426033" calcext:value-type="float">
            <text:p>0.0166789710426033</text:p>
          </table:table-cell>
          <table:table-cell office:value-type="float" office:value="0.016285" calcext:value-type="float">
            <text:p>0.016285</text:p>
          </table:table-cell>
          <table:table-cell table:formula="of:=100*ABS(([.A937]-[.B937])/[.A937])" office:value-type="float" office:value="2.36208241861558" calcext:value-type="float">
            <text:p>2.36208241861558</text:p>
          </table:table-cell>
          <table:table-cell table:number-columns-repeated="3"/>
        </table:table-row>
        <table:table-row table:style-name="ro1">
          <table:table-cell office:value-type="float" office:value="0.0169420930123288" calcext:value-type="float">
            <text:p>0.0169420930123288</text:p>
          </table:table-cell>
          <table:table-cell office:value-type="float" office:value="0.016565" calcext:value-type="float">
            <text:p>0.016565</text:p>
          </table:table-cell>
          <table:table-cell table:formula="of:=100*ABS(([.A938]-[.B938])/[.A938])" office:value-type="float" office:value="2.22577583569148" calcext:value-type="float">
            <text:p>2.22577583569148</text:p>
          </table:table-cell>
          <table:table-cell table:number-columns-repeated="3"/>
        </table:table-row>
        <table:table-row table:style-name="ro1">
          <table:table-cell office:value-type="float" office:value="0.0172042162571417" calcext:value-type="float">
            <text:p>0.0172042162571417</text:p>
          </table:table-cell>
          <table:table-cell office:value-type="float" office:value="0.016846" calcext:value-type="float">
            <text:p>0.016846</text:p>
          </table:table-cell>
          <table:table-cell table:formula="of:=100*ABS(([.A939]-[.B939])/[.A939])" office:value-type="float" office:value="2.08214225970936" calcext:value-type="float">
            <text:p>2.08214225970936</text:p>
          </table:table-cell>
          <table:table-cell table:number-columns-repeated="3"/>
        </table:table-row>
        <table:table-row table:style-name="ro1">
          <table:table-cell office:value-type="float" office:value="0.0174673399825188" calcext:value-type="float">
            <text:p>0.0174673399825188</text:p>
          </table:table-cell>
          <table:table-cell office:value-type="float" office:value="0.017124" calcext:value-type="float">
            <text:p>0.017124</text:p>
          </table:table-cell>
          <table:table-cell table:formula="of:=100*ABS(([.A940]-[.B940])/[.A940])" office:value-type="float" office:value="1.96561115122518" calcext:value-type="float">
            <text:p>1.96561115122518</text:p>
          </table:table-cell>
          <table:table-cell table:number-columns-repeated="3"/>
        </table:table-row>
        <table:table-row table:style-name="ro1">
          <table:table-cell office:value-type="float" office:value="0.0177304645240924" calcext:value-type="float">
            <text:p>0.0177304645240924</text:p>
          </table:table-cell>
          <table:table-cell office:value-type="float" office:value="0.017379" calcext:value-type="float">
            <text:p>0.017379</text:p>
          </table:table-cell>
          <table:table-cell table:formula="of:=100*ABS(([.A941]-[.B941])/[.A941])" office:value-type="float" office:value="1.98226348562301" calcext:value-type="float">
            <text:p>1.98226348562301</text:p>
          </table:table-cell>
          <table:table-cell table:number-columns-repeated="3"/>
        </table:table-row>
        <table:table-row table:style-name="ro1">
          <table:table-cell office:value-type="float" office:value="0.0179935898460563" calcext:value-type="float">
            <text:p>0.0179935898460563</text:p>
          </table:table-cell>
          <table:table-cell office:value-type="float" office:value="0.017633" calcext:value-type="float">
            <text:p>0.017633</text:p>
          </table:table-cell>
          <table:table-cell table:formula="of:=100*ABS(([.A942]-[.B942])/[.A942])" office:value-type="float" office:value="2.00399058298709" calcext:value-type="float">
            <text:p>2.00399058298709</text:p>
          </table:table-cell>
          <table:table-cell table:number-columns-repeated="3"/>
        </table:table-row>
        <table:table-row table:style-name="ro1">
          <table:table-cell office:value-type="float" office:value="0.0182557161182162" calcext:value-type="float">
            <text:p>0.0182557161182162</text:p>
          </table:table-cell>
          <table:table-cell office:value-type="float" office:value="0.017888" calcext:value-type="float">
            <text:p>0.017888</text:p>
          </table:table-cell>
          <table:table-cell table:formula="of:=100*ABS(([.A943]-[.B943])/[.A943])" office:value-type="float" office:value="2.01425195174519" calcext:value-type="float">
            <text:p>2.01425195174519</text:p>
          </table:table-cell>
          <table:table-cell table:number-columns-repeated="3"/>
        </table:table-row>
        <table:table-row table:style-name="ro1">
          <table:table-cell office:value-type="float" office:value="0.0185008177437891" calcext:value-type="float">
            <text:p>0.0185008177437891</text:p>
          </table:table-cell>
          <table:table-cell office:value-type="float" office:value="0.018143" calcext:value-type="float">
            <text:p>0.018143</text:p>
          </table:table-cell>
          <table:table-cell table:formula="of:=100*ABS(([.A944]-[.B944])/[.A944])" office:value-type="float" office:value="1.93406447619961" calcext:value-type="float">
            <text:p>1.93406447619961</text:p>
          </table:table-cell>
          <table:table-cell table:number-columns-repeated="3"/>
        </table:table-row>
        <table:table-row table:style-name="ro1">
          <table:table-cell office:value-type="float" office:value="0.0187098692844205" calcext:value-type="float">
            <text:p>0.0187098692844205</text:p>
          </table:table-cell>
          <table:table-cell office:value-type="float" office:value="0.018398" calcext:value-type="float">
            <text:p>0.018398</text:p>
          </table:table-cell>
          <table:table-cell table:formula="of:=100*ABS(([.A945]-[.B945])/[.A945])" office:value-type="float" office:value="1.66687046114291" calcext:value-type="float">
            <text:p>1.66687046114291</text:p>
          </table:table-cell>
          <table:table-cell table:number-columns-repeated="3"/>
        </table:table-row>
        <table:table-row table:style-name="ro1">
          <table:table-cell office:value-type="float" office:value="0.018918920630406" calcext:value-type="float">
            <text:p>0.018918920630406</text:p>
          </table:table-cell>
          <table:table-cell office:value-type="float" office:value="0.018643" calcext:value-type="float">
            <text:p>0.018643</text:p>
          </table:table-cell>
          <table:table-cell table:formula="of:=100*ABS(([.A946]-[.B946])/[.A946])" office:value-type="float" office:value="1.4584374859235" calcext:value-type="float">
            <text:p>1.4584374859235</text:p>
          </table:table-cell>
          <table:table-cell table:number-columns-repeated="3"/>
        </table:table-row>
        <table:table-row table:style-name="ro1">
          <table:table-cell office:value-type="float" office:value="0.0191269723960694" calcext:value-type="float">
            <text:p>0.0191269723960694</text:p>
          </table:table-cell>
          <table:table-cell office:value-type="float" office:value="0.018854" calcext:value-type="float">
            <text:p>0.018854</text:p>
          </table:table-cell>
          <table:table-cell table:formula="of:=100*ABS(([.A947]-[.B947])/[.A947])" office:value-type="float" office:value="1.42715946056093" calcext:value-type="float">
            <text:p>1.42715946056093</text:p>
          </table:table-cell>
          <table:table-cell table:number-columns-repeated="3"/>
        </table:table-row>
        <table:table-row table:style-name="ro1">
          <table:table-cell office:value-type="float" office:value="0.019336023962842" calcext:value-type="float">
            <text:p>0.019336023962842</text:p>
          </table:table-cell>
          <table:table-cell office:value-type="float" office:value="0.019066" calcext:value-type="float">
            <text:p>0.019066</text:p>
          </table:table-cell>
          <table:table-cell table:formula="of:=100*ABS(([.A948]-[.B948])/[.A948])" office:value-type="float" office:value="1.39648132088015" calcext:value-type="float">
            <text:p>1.39648132088015</text:p>
          </table:table-cell>
          <table:table-cell table:number-columns-repeated="3"/>
        </table:table-row>
        <table:table-row table:style-name="ro1">
          <table:table-cell office:value-type="float" office:value="0.0195450755377" calcext:value-type="float">
            <text:p>0.0195450755377</text:p>
          </table:table-cell>
          <table:table-cell office:value-type="float" office:value="0.019277" calcext:value-type="float">
            <text:p>0.019277</text:p>
          </table:table-cell>
          <table:table-cell table:formula="of:=100*ABS(([.A949]-[.B949])/[.A949])" office:value-type="float" office:value="1.37157585900828" calcext:value-type="float">
            <text:p>1.37157585900828</text:p>
          </table:table-cell>
          <table:table-cell table:number-columns-repeated="3"/>
        </table:table-row>
        <table:table-row table:style-name="ro1">
          <table:table-cell office:value-type="float" office:value="0.0197531273293218" calcext:value-type="float">
            <text:p>0.0197531273293218</text:p>
          </table:table-cell>
          <table:table-cell office:value-type="float" office:value="0.019488" calcext:value-type="float">
            <text:p>0.019488</text:p>
          </table:table-cell>
          <table:table-cell table:formula="of:=100*ABS(([.A950]-[.B950])/[.A950])" office:value-type="float" office:value="1.34220432492352" calcext:value-type="float">
            <text:p>1.34220432492352</text:p>
          </table:table-cell>
          <table:table-cell table:number-columns-repeated="3"/>
        </table:table-row>
        <table:table-row table:style-name="ro1">
          <table:table-cell office:value-type="float" office:value="0.0199621789199877" calcext:value-type="float">
            <text:p>0.0199621789199877</text:p>
          </table:table-cell>
          <table:table-cell office:value-type="float" office:value="0.019699" calcext:value-type="float">
            <text:p>0.019699</text:p>
          </table:table-cell>
          <table:table-cell table:formula="of:=100*ABS(([.A951]-[.B951])/[.A951])" office:value-type="float" office:value="1.31838774235288" calcext:value-type="float">
            <text:p>1.31838774235288</text:p>
          </table:table-cell>
          <table:table-cell table:number-columns-repeated="3"/>
        </table:table-row>
        <table:table-row table:style-name="ro1">
          <table:table-cell office:value-type="float" office:value="0.0201712303131986" calcext:value-type="float">
            <text:p>0.0201712303131986</text:p>
          </table:table-cell>
          <table:table-cell office:value-type="float" office:value="0.019891" calcext:value-type="float">
            <text:p>0.019891</text:p>
          </table:table-cell>
          <table:table-cell table:formula="of:=100*ABS(([.A952]-[.B952])/[.A952])" office:value-type="float" office:value="1.38925741686261" calcext:value-type="float">
            <text:p>1.38925741686261</text:p>
          </table:table-cell>
          <table:table-cell table:number-columns-repeated="3"/>
        </table:table-row>
        <table:table-row table:style-name="ro1">
          <table:table-cell office:value-type="float" office:value="0.0202871937130398" calcext:value-type="float">
            <text:p>0.0202871937130398</text:p>
          </table:table-cell>
          <table:table-cell office:value-type="float" office:value="0.020038" calcext:value-type="float">
            <text:p>0.020038</text:p>
          </table:table-cell>
          <table:table-cell table:formula="of:=100*ABS(([.A953]-[.B953])/[.A953])" office:value-type="float" office:value="1.22833013064586" calcext:value-type="float">
            <text:p>1.22833013064586</text:p>
          </table:table-cell>
          <table:table-cell table:number-columns-repeated="3"/>
        </table:table-row>
        <table:table-row table:style-name="ro1">
          <table:table-cell office:value-type="float" office:value="0.0204021575491319" calcext:value-type="float">
            <text:p>0.0204021575491319</text:p>
          </table:table-cell>
          <table:table-cell office:value-type="float" office:value="0.020185" calcext:value-type="float">
            <text:p>0.020185</text:p>
          </table:table-cell>
          <table:table-cell table:formula="of:=100*ABS(([.A954]-[.B954])/[.A954])" office:value-type="float" office:value="1.06438521812681" calcext:value-type="float">
            <text:p>1.06438521812681</text:p>
          </table:table-cell>
          <table:table-cell table:number-columns-repeated="3"/>
        </table:table-row>
        <table:table-row table:style-name="ro1">
          <table:table-cell office:value-type="float" office:value="0.0205181218088425" calcext:value-type="float">
            <text:p>0.0205181218088425</text:p>
          </table:table-cell>
          <table:table-cell office:value-type="float" office:value="0.020332" calcext:value-type="float">
            <text:p>0.020332</text:p>
          </table:table-cell>
          <table:table-cell table:formula="of:=100*ABS(([.A955]-[.B955])/[.A955])" office:value-type="float" office:value="0.907109386407553" calcext:value-type="float">
            <text:p>0.907109386407553</text:p>
          </table:table-cell>
          <table:table-cell table:number-columns-repeated="3"/>
        </table:table-row>
        <table:table-row table:style-name="ro1">
          <table:table-cell office:value-type="float" office:value="0.0206340864883716" calcext:value-type="float">
            <text:p>0.0206340864883716</text:p>
          </table:table-cell>
          <table:table-cell office:value-type="float" office:value="0.020479" calcext:value-type="float">
            <text:p>0.020479</text:p>
          </table:table-cell>
          <table:table-cell table:formula="of:=100*ABS(([.A956]-[.B956])/[.A956])" office:value-type="float" office:value="0.75160336494185" calcext:value-type="float">
            <text:p>0.75160336494185</text:p>
          </table:table-cell>
          <table:table-cell table:number-columns-repeated="3"/>
        </table:table-row>
        <table:table-row table:style-name="ro1">
          <table:table-cell office:value-type="float" office:value="0.0207500513830786" calcext:value-type="float">
            <text:p>0.0207500513830786</text:p>
          </table:table-cell>
          <table:table-cell office:value-type="float" office:value="0.020626" calcext:value-type="float">
            <text:p>0.020626</text:p>
          </table:table-cell>
          <table:table-cell table:formula="of:=100*ABS(([.A957]-[.B957])/[.A957])" office:value-type="float" office:value="0.597836510321676" calcext:value-type="float">
            <text:p>0.597836510321676</text:p>
          </table:table-cell>
          <table:table-cell table:number-columns-repeated="3"/>
        </table:table-row>
        <table:table-row table:style-name="ro1">
          <table:table-cell office:value-type="float" office:value="0.0208650170751931" calcext:value-type="float">
            <text:p>0.0208650170751931</text:p>
          </table:table-cell>
          <table:table-cell office:value-type="float" office:value="0.020739" calcext:value-type="float">
            <text:p>0.020739</text:p>
          </table:table-cell>
          <table:table-cell table:formula="of:=100*ABS(([.A958]-[.B958])/[.A958])" office:value-type="float" office:value="0.60396344148183" calcext:value-type="float">
            <text:p>0.60396344148183</text:p>
          </table:table-cell>
          <table:table-cell table:number-columns-repeated="3"/>
        </table:table-row>
        <table:table-row table:style-name="ro1">
          <table:table-cell office:value-type="float" office:value="0.0209809827764121" calcext:value-type="float">
            <text:p>0.0209809827764121</text:p>
          </table:table-cell>
          <table:table-cell office:value-type="float" office:value="0.020799" calcext:value-type="float">
            <text:p>0.020799</text:p>
          </table:table-cell>
          <table:table-cell table:formula="of:=100*ABS(([.A959]-[.B959])/[.A959])" office:value-type="float" office:value="0.867370124418888" calcext:value-type="float">
            <text:p>0.867370124418888</text:p>
          </table:table-cell>
          <table:table-cell table:number-columns-repeated="3"/>
        </table:table-row>
        <table:table-row table:style-name="ro1">
          <table:table-cell office:value-type="float" office:value="0.0210969490664503" calcext:value-type="float">
            <text:p>0.0210969490664503</text:p>
          </table:table-cell>
          <table:table-cell office:value-type="float" office:value="0.020859" calcext:value-type="float">
            <text:p>0.020859</text:p>
          </table:table-cell>
          <table:table-cell table:formula="of:=100*ABS(([.A960]-[.B960])/[.A960])" office:value-type="float" office:value="1.12788377931266" calcext:value-type="float">
            <text:p>1.12788377931266</text:p>
          </table:table-cell>
          <table:table-cell table:number-columns-repeated="3"/>
        </table:table-row>
        <table:table-row table:style-name="ro1">
          <table:table-cell office:value-type="float" office:value="0.0211198620983755" calcext:value-type="float">
            <text:p>0.0211198620983755</text:p>
          </table:table-cell>
          <table:table-cell office:value-type="float" office:value="0.020918" calcext:value-type="float">
            <text:p>0.020918</text:p>
          </table:table-cell>
          <table:table-cell table:formula="of:=100*ABS(([.A961]-[.B961])/[.A961])" office:value-type="float" office:value="0.955792691426116" calcext:value-type="float">
            <text:p>0.955792691426116</text:p>
          </table:table-cell>
          <table:table-cell table:number-columns-repeated="3"/>
        </table:table-row>
        <table:table-row table:style-name="ro1">
          <table:table-cell office:value-type="float" office:value="0.0210967496574141" calcext:value-type="float">
            <text:p>0.0210967496574141</text:p>
          </table:table-cell>
          <table:table-cell office:value-type="float" office:value="0.020978" calcext:value-type="float">
            <text:p>0.020978</text:p>
          </table:table-cell>
          <table:table-cell table:formula="of:=100*ABS(([.A962]-[.B962])/[.A962])" office:value-type="float" office:value="0.562881293765188" calcext:value-type="float">
            <text:p>0.562881293765188</text:p>
          </table:table-cell>
          <table:table-cell table:number-columns-repeated="3"/>
        </table:table-row>
        <table:table-row table:style-name="ro1">
          <table:table-cell office:value-type="float" office:value="0.021072638932037" calcext:value-type="float">
            <text:p>0.021072638932037</text:p>
          </table:table-cell>
          <table:table-cell office:value-type="float" office:value="0.021037" calcext:value-type="float">
            <text:p>0.021037</text:p>
          </table:table-cell>
          <table:table-cell table:formula="of:=100*ABS(([.A963]-[.B963])/[.A963])" office:value-type="float" office:value="0.169124200115173" calcext:value-type="float">
            <text:p>0.169124200115173</text:p>
          </table:table-cell>
          <table:table-cell table:number-columns-repeated="3"/>
        </table:table-row>
        <table:table-row table:style-name="ro1">
          <table:table-cell office:value-type="float" office:value="0.0210495297600897" calcext:value-type="float">
            <text:p>0.0210495297600897</text:p>
          </table:table-cell>
          <table:table-cell office:value-type="float" office:value="0.021045" calcext:value-type="float">
            <text:p>0.021045</text:p>
          </table:table-cell>
          <table:table-cell table:formula="of:=100*ABS(([.A964]-[.B964])/[.A964])" office:value-type="float" office:value="0.0215195310359812" calcext:value-type="float">
            <text:p>0.0215195310359812</text:p>
          </table:table-cell>
          <table:table-cell table:number-columns-repeated="3"/>
        </table:table-row>
        <table:table-row table:style-name="ro1">
          <table:table-cell office:value-type="float" office:value="0.0210264219554564" calcext:value-type="float">
            <text:p>0.0210264219554564</text:p>
          </table:table-cell>
          <table:table-cell office:value-type="float" office:value="0.020992" calcext:value-type="float">
            <text:p>0.020992</text:p>
          </table:table-cell>
          <table:table-cell table:formula="of:=100*ABS(([.A965]-[.B965])/[.A965])" office:value-type="float" office:value="0.163708097979518" calcext:value-type="float">
            <text:p>0.163708097979518</text:p>
          </table:table-cell>
          <table:table-cell table:number-columns-repeated="3"/>
        </table:table-row>
        <table:table-row table:style-name="ro1">
          <table:table-cell office:value-type="float" office:value="0.0210033157090994" calcext:value-type="float">
            <text:p>0.0210033157090994</text:p>
          </table:table-cell>
          <table:table-cell office:value-type="float" office:value="0.020939" calcext:value-type="float">
            <text:p>0.020939</text:p>
          </table:table-cell>
          <table:table-cell table:formula="of:=100*ABS(([.A966]-[.B966])/[.A966])" office:value-type="float" office:value="0.306216932555563" calcext:value-type="float">
            <text:p>0.306216932555563</text:p>
          </table:table-cell>
          <table:table-cell table:number-columns-repeated="3"/>
        </table:table-row>
        <table:table-row table:style-name="ro1">
          <table:table-cell office:value-type="float" office:value="0.0209792111792245" calcext:value-type="float">
            <text:p>0.0209792111792245</text:p>
          </table:table-cell>
          <table:table-cell office:value-type="float" office:value="0.020886" calcext:value-type="float">
            <text:p>0.020886</text:p>
          </table:table-cell>
          <table:table-cell table:formula="of:=100*ABS(([.A967]-[.B967])/[.A967])" office:value-type="float" office:value="0.444302592829849" calcext:value-type="float">
            <text:p>0.444302592829849</text:p>
          </table:table-cell>
          <table:table-cell table:number-columns-repeated="3"/>
        </table:table-row>
        <table:table-row table:style-name="ro1">
          <table:table-cell office:value-type="float" office:value="0.0209561080601361" calcext:value-type="float">
            <text:p>0.0209561080601361</text:p>
          </table:table-cell>
          <table:table-cell office:value-type="float" office:value="0.020833" calcext:value-type="float">
            <text:p>0.020833</text:p>
          </table:table-cell>
          <table:table-cell table:formula="of:=100*ABS(([.A968]-[.B968])/[.A968])" office:value-type="float" office:value="0.587456696552607" calcext:value-type="float">
            <text:p>0.587456696552607</text:p>
          </table:table-cell>
          <table:table-cell table:number-columns-repeated="3"/>
        </table:table-row>
        <table:table-row table:style-name="ro1">
          <table:table-cell office:value-type="float" office:value="0.0208699889611854" calcext:value-type="float">
            <text:p>0.0208699889611854</text:p>
          </table:table-cell>
          <table:table-cell office:value-type="float" office:value="0.020781" calcext:value-type="float">
            <text:p>0.020781</text:p>
          </table:table-cell>
          <table:table-cell table:formula="of:=100*ABS(([.A969]-[.B969])/[.A969])" office:value-type="float" office:value="0.426396781286728" calcext:value-type="float">
            <text:p>0.426396781286728</text:p>
          </table:table-cell>
          <table:table-cell table:number-columns-repeated="3"/>
        </table:table-row>
        <table:table-row table:style-name="ro1">
          <table:table-cell office:value-type="float" office:value="0.0206568371132296" calcext:value-type="float">
            <text:p>0.0206568371132296</text:p>
          </table:table-cell>
          <table:table-cell office:value-type="float" office:value="0.020652" calcext:value-type="float">
            <text:p>0.020652</text:p>
          </table:table-cell>
          <table:table-cell table:formula="of:=100*ABS(([.A970]-[.B970])/[.A970])" office:value-type="float" office:value="0.0234165240452298" calcext:value-type="float">
            <text:p>0.0234165240452298</text:p>
          </table:table-cell>
          <table:table-cell table:number-columns-repeated="3"/>
        </table:table-row>
        <table:table-row table:style-name="ro1">
          <table:table-cell office:value-type="float" office:value="0.020442687827683" calcext:value-type="float">
            <text:p>0.020442687827683</text:p>
          </table:table-cell>
          <table:table-cell office:value-type="float" office:value="0.02046" calcext:value-type="float">
            <text:p>0.02046</text:p>
          </table:table-cell>
          <table:table-cell table:formula="of:=100*ABS(([.A971]-[.B971])/[.A971])" office:value-type="float" office:value="0.084686380102723" calcext:value-type="float">
            <text:p>0.084686380102723</text:p>
          </table:table-cell>
          <table:table-cell table:number-columns-repeated="3"/>
        </table:table-row>
        <table:table-row table:style-name="ro1">
          <table:table-cell office:value-type="float" office:value="0.0202295412456536" calcext:value-type="float">
            <text:p>0.0202295412456536</text:p>
          </table:table-cell>
          <table:table-cell office:value-type="float" office:value="0.020269" calcext:value-type="float">
            <text:p>0.020269</text:p>
          </table:table-cell>
          <table:table-cell table:formula="of:=100*ABS(([.A972]-[.B972])/[.A972])" office:value-type="float" office:value="0.195055112062343" calcext:value-type="float">
            <text:p>0.195055112062343</text:p>
          </table:table-cell>
          <table:table-cell table:number-columns-repeated="3"/>
        </table:table-row>
        <table:table-row table:style-name="ro1">
          <table:table-cell office:value-type="float" office:value="0.0200163974242145" calcext:value-type="float">
            <text:p>0.0200163974242145</text:p>
          </table:table-cell>
          <table:table-cell office:value-type="float" office:value="0.020077" calcext:value-type="float">
            <text:p>0.020077</text:p>
          </table:table-cell>
          <table:table-cell table:formula="of:=100*ABS(([.A973]-[.B973])/[.A973])" office:value-type="float" office:value="0.302764650906696" calcext:value-type="float">
            <text:p>0.302764650906696</text:p>
          </table:table-cell>
          <table:table-cell table:number-columns-repeated="3"/>
        </table:table-row>
        <table:table-row table:style-name="ro1">
          <table:table-cell office:value-type="float" office:value="0.0198032563015505" calcext:value-type="float">
            <text:p>0.0198032563015505</text:p>
          </table:table-cell>
          <table:table-cell office:value-type="float" office:value="0.019885" calcext:value-type="float">
            <text:p>0.019885</text:p>
          </table:table-cell>
          <table:table-cell table:formula="of:=100*ABS(([.A974]-[.B974])/[.A974])" office:value-type="float" office:value="0.412779076353676" calcext:value-type="float">
            <text:p>0.412779076353676</text:p>
          </table:table-cell>
          <table:table-cell table:number-columns-repeated="3"/>
        </table:table-row>
        <table:table-row table:style-name="ro1">
          <table:table-cell office:value-type="float" office:value="0.0195901182764781" calcext:value-type="float">
            <text:p>0.0195901182764781</text:p>
          </table:table-cell>
          <table:table-cell office:value-type="float" office:value="0.019694" calcext:value-type="float">
            <text:p>0.019694</text:p>
          </table:table-cell>
          <table:table-cell table:formula="of:=100*ABS(([.A975]-[.B975])/[.A975])" office:value-type="float" office:value="0.530276142572662" calcext:value-type="float">
            <text:p>0.530276142572662</text:p>
          </table:table-cell>
          <table:table-cell table:number-columns-repeated="3"/>
        </table:table-row>
        <table:table-row table:style-name="ro1">
          <table:table-cell office:value-type="float" office:value="0.0193769832913408" calcext:value-type="float">
            <text:p>0.0193769832913408</text:p>
          </table:table-cell>
          <table:table-cell office:value-type="float" office:value="0.019398" calcext:value-type="float">
            <text:p>0.019398</text:p>
          </table:table-cell>
          <table:table-cell table:formula="of:=100*ABS(([.A976]-[.B976])/[.A976])" office:value-type="float" office:value="0.108462232449802" calcext:value-type="float">
            <text:p>0.108462232449802</text:p>
          </table:table-cell>
          <table:table-cell table:number-columns-repeated="3"/>
        </table:table-row>
        <table:table-row table:style-name="ro1">
          <table:table-cell office:value-type="float" office:value="0.0191638513085679" calcext:value-type="float">
            <text:p>0.0191638513085679</text:p>
          </table:table-cell>
          <table:table-cell office:value-type="float" office:value="0.019041" calcext:value-type="float">
            <text:p>0.019041</text:p>
          </table:table-cell>
          <table:table-cell table:formula="of:=100*ABS(([.A977]-[.B977])/[.A977])" office:value-type="float" office:value="0.641057512865289" calcext:value-type="float">
            <text:p>0.641057512865289</text:p>
          </table:table-cell>
          <table:table-cell table:number-columns-repeated="3"/>
        </table:table-row>
        <table:table-row table:style-name="ro1">
          <table:table-cell office:value-type="float" office:value="0.0187077104377019" calcext:value-type="float">
            <text:p>0.0187077104377019</text:p>
          </table:table-cell>
          <table:table-cell office:value-type="float" office:value="0.018684" calcext:value-type="float">
            <text:p>0.018684</text:p>
          </table:table-cell>
          <table:table-cell table:formula="of:=100*ABS(([.A978]-[.B978])/[.A978])" office:value-type="float" office:value="0.126741526072057" calcext:value-type="float">
            <text:p>0.126741526072057</text:p>
          </table:table-cell>
          <table:table-cell table:number-columns-repeated="3"/>
        </table:table-row>
        <table:table-row table:style-name="ro1">
          <table:table-cell office:value-type="float" office:value="0.0182515723647279" calcext:value-type="float">
            <text:p>0.0182515723647279</text:p>
          </table:table-cell>
          <table:table-cell office:value-type="float" office:value="0.018326" calcext:value-type="float">
            <text:p>0.018326</text:p>
          </table:table-cell>
          <table:table-cell table:formula="of:=100*ABS(([.A979]-[.B979])/[.A979])" office:value-type="float" office:value="0.407787525286926" calcext:value-type="float">
            <text:p>0.407787525286926</text:p>
          </table:table-cell>
          <table:table-cell table:number-columns-repeated="3"/>
        </table:table-row>
        <table:table-row table:style-name="ro1">
          <table:table-cell office:value-type="float" office:value="0.0177954371777037" calcext:value-type="float">
            <text:p>0.0177954371777037</text:p>
          </table:table-cell>
          <table:table-cell office:value-type="float" office:value="0.017969" calcext:value-type="float">
            <text:p>0.017969</text:p>
          </table:table-cell>
          <table:table-cell table:formula="of:=100*ABS(([.A980]-[.B980])/[.A980])" office:value-type="float" office:value="0.975322047798476" calcext:value-type="float">
            <text:p>0.975322047798476</text:p>
          </table:table-cell>
          <table:table-cell table:number-columns-repeated="3"/>
        </table:table-row>
        <table:table-row table:style-name="ro1">
          <table:table-cell office:value-type="float" office:value="0.0173393053729842" calcext:value-type="float">
            <text:p>0.0173393053729842</text:p>
          </table:table-cell>
          <table:table-cell office:value-type="float" office:value="0.017612" calcext:value-type="float">
            <text:p>0.017612</text:p>
          </table:table-cell>
          <table:table-cell table:formula="of:=100*ABS(([.A981]-[.B981])/[.A981])" office:value-type="float" office:value="1.5726963747962" calcext:value-type="float">
            <text:p>1.5726963747962</text:p>
          </table:table-cell>
          <table:table-cell table:number-columns-repeated="3"/>
        </table:table-row>
        <table:table-row table:style-name="ro1">
          <table:table-cell office:value-type="float" office:value="0.0168831770828123" calcext:value-type="float">
            <text:p>0.0168831770828123</text:p>
          </table:table-cell>
          <table:table-cell office:value-type="float" office:value="0.017119" calcext:value-type="float">
            <text:p>0.017119</text:p>
          </table:table-cell>
          <table:table-cell table:formula="of:=100*ABS(([.A982]-[.B982])/[.A982])" office:value-type="float" office:value="1.39679229822051" calcext:value-type="float">
            <text:p>1.39679229822051</text:p>
          </table:table-cell>
          <table:table-cell table:number-columns-repeated="3"/>
        </table:table-row>
        <table:table-row table:style-name="ro1">
          <table:table-cell office:value-type="float" office:value="0.0164270525999523" calcext:value-type="float">
            <text:p>0.0164270525999523</text:p>
          </table:table-cell>
          <table:table-cell office:value-type="float" office:value="0.016569" calcext:value-type="float">
            <text:p>0.016569</text:p>
          </table:table-cell>
          <table:table-cell table:formula="of:=100*ABS(([.A983]-[.B983])/[.A983])" office:value-type="float" office:value="0.864107539584438" calcext:value-type="float">
            <text:p>0.864107539584438</text:p>
          </table:table-cell>
          <table:table-cell table:number-columns-repeated="3"/>
        </table:table-row>
        <table:table-row table:style-name="ro1">
          <table:table-cell office:value-type="float" office:value="0.0159709321425676" calcext:value-type="float">
            <text:p>0.0159709321425676</text:p>
          </table:table-cell>
          <table:table-cell office:value-type="float" office:value="0.01602" calcext:value-type="float">
            <text:p>0.01602</text:p>
          </table:table-cell>
          <table:table-cell table:formula="of:=100*ABS(([.A984]-[.B984])/[.A984])" office:value-type="float" office:value="0.307232270442018" calcext:value-type="float">
            <text:p>0.307232270442018</text:p>
          </table:table-cell>
          <table:table-cell table:number-columns-repeated="3"/>
        </table:table-row>
        <table:table-row table:style-name="ro1">
          <table:table-cell office:value-type="float" office:value="0.0155148162967694" calcext:value-type="float">
            <text:p>0.0155148162967694</text:p>
          </table:table-cell>
          <table:table-cell office:value-type="float" office:value="0.015471" calcext:value-type="float">
            <text:p>0.015471</text:p>
          </table:table-cell>
          <table:table-cell table:formula="of:=100*ABS(([.A985]-[.B985])/[.A985])" office:value-type="float" office:value="0.282415827111532" calcext:value-type="float">
            <text:p>0.282415827111532</text:p>
          </table:table-cell>
          <table:table-cell table:number-columns-repeated="3"/>
        </table:table-row>
        <table:table-row table:style-name="ro1">
          <table:table-cell office:value-type="float" office:value="0.0148627227238114" calcext:value-type="float">
            <text:p>0.0148627227238114</text:p>
          </table:table-cell>
          <table:table-cell office:value-type="float" office:value="0.014922" calcext:value-type="float">
            <text:p>0.014922</text:p>
          </table:table-cell>
          <table:table-cell table:formula="of:=100*ABS(([.A986]-[.B986])/[.A986])" office:value-type="float" office:value="0.398831878183555" calcext:value-type="float">
            <text:p>0.398831878183555</text:p>
          </table:table-cell>
          <table:table-cell table:number-columns-repeated="3"/>
        </table:table-row>
        <table:table-row table:style-name="ro1">
          <table:table-cell office:value-type="float" office:value="0.0141126399854882" calcext:value-type="float">
            <text:p>0.0141126399854882</text:p>
          </table:table-cell>
          <table:table-cell office:value-type="float" office:value="0.014373" calcext:value-type="float">
            <text:p>0.014373</text:p>
          </table:table-cell>
          <table:table-cell table:formula="of:=100*ABS(([.A987]-[.B987])/[.A987])" office:value-type="float" office:value="1.84487108563344" calcext:value-type="float">
            <text:p>1.84487108563344</text:p>
          </table:table-cell>
          <table:table-cell table:number-columns-repeated="3"/>
        </table:table-row>
        <table:table-row table:style-name="ro1">
          <table:table-cell office:value-type="float" office:value="0.0133615590846615" calcext:value-type="float">
            <text:p>0.0133615590846615</text:p>
          </table:table-cell>
          <table:table-cell office:value-type="float" office:value="0.013652" calcext:value-type="float">
            <text:p>0.013652</text:p>
          </table:table-cell>
          <table:table-cell table:formula="of:=100*ABS(([.A988]-[.B988])/[.A988])" office:value-type="float" office:value="2.17370528018638" calcext:value-type="float">
            <text:p>2.17370528018638</text:p>
          </table:table-cell>
          <table:table-cell table:number-columns-repeated="3"/>
        </table:table-row>
        <table:table-row table:style-name="ro1">
          <table:table-cell office:value-type="float" office:value="0.0126114801669947" calcext:value-type="float">
            <text:p>0.0126114801669947</text:p>
          </table:table-cell>
          <table:table-cell office:value-type="float" office:value="0.012885" calcext:value-type="float">
            <text:p>0.012885</text:p>
          </table:table-cell>
          <table:table-cell table:formula="of:=100*ABS(([.A989]-[.B989])/[.A989])" office:value-type="float" office:value="2.16881626409841" calcext:value-type="float">
            <text:p>2.16881626409841</text:p>
          </table:table-cell>
          <table:table-cell table:number-columns-repeated="3"/>
        </table:table-row>
        <table:table-row table:style-name="ro1">
          <table:table-cell office:value-type="float" office:value="0.0118604039008021" calcext:value-type="float">
            <text:p>0.0118604039008021</text:p>
          </table:table-cell>
          <table:table-cell office:value-type="float" office:value="0.012119" calcext:value-type="float">
            <text:p>0.012119</text:p>
          </table:table-cell>
          <table:table-cell table:formula="of:=100*ABS(([.A990]-[.B990])/[.A990])" office:value-type="float" office:value="2.18033130541566" calcext:value-type="float">
            <text:p>2.18033130541566</text:p>
          </table:table-cell>
          <table:table-cell table:number-columns-repeated="3"/>
        </table:table-row>
        <table:table-row table:style-name="ro1">
          <table:table-cell office:value-type="float" office:value="0.0111103305996123" calcext:value-type="float">
            <text:p>0.0111103305996123</text:p>
          </table:table-cell>
          <table:table-cell office:value-type="float" office:value="0.011353" calcext:value-type="float">
            <text:p>0.011353</text:p>
          </table:table-cell>
          <table:table-cell table:formula="of:=100*ABS(([.A991]-[.B991])/[.A991])" office:value-type="float" office:value="2.18417803333581" calcext:value-type="float">
            <text:p>2.18417803333581</text:p>
          </table:table-cell>
          <table:table-cell table:number-columns-repeated="3"/>
        </table:table-row>
        <table:table-row table:style-name="ro1">
          <table:table-cell office:value-type="float" office:value="0.0103602609856301" calcext:value-type="float">
            <text:p>0.0103602609856301</text:p>
          </table:table-cell>
          <table:table-cell office:value-type="float" office:value="0.010586" calcext:value-type="float">
            <text:p>0.010586</text:p>
          </table:table-cell>
          <table:table-cell table:formula="of:=100*ABS(([.A992]-[.B992])/[.A992])" office:value-type="float" office:value="2.17889312521194" calcext:value-type="float">
            <text:p>2.17889312521194</text:p>
          </table:table-cell>
          <table:table-cell table:number-columns-repeated="3"/>
        </table:table-row>
        <table:table-row table:style-name="ro1">
          <table:table-cell office:value-type="float" office:value="0.00960949593647997" calcext:value-type="float">
            <text:p>0.00960949593647997</text:p>
          </table:table-cell>
          <table:table-cell office:value-type="float" office:value="0.0098202" calcext:value-type="float">
            <text:p>0.0098202</text:p>
          </table:table-cell>
          <table:table-cell table:formula="of:=100*ABS(([.A993]-[.B993])/[.A993])" office:value-type="float" office:value="2.19266509828211" calcext:value-type="float">
            <text:p>2.19266509828211</text:p>
          </table:table-cell>
          <table:table-cell table:number-columns-repeated="3"/>
        </table:table-row>
        <table:table-row table:style-name="ro1">
          <table:table-cell office:value-type="float" office:value="0.00874484942389753" calcext:value-type="float">
            <text:p>0.00874484942389753</text:p>
          </table:table-cell>
          <table:table-cell office:value-type="float" office:value="0.0088427" calcext:value-type="float">
            <text:p>0.0088427</text:p>
          </table:table-cell>
          <table:table-cell table:formula="of:=100*ABS(([.A994]-[.B994])/[.A994])" office:value-type="float" office:value="1.1189509545478" calcext:value-type="float">
            <text:p>1.1189509545478</text:p>
          </table:table-cell>
          <table:table-cell table:number-columns-repeated="3"/>
        </table:table-row>
        <table:table-row table:style-name="ro1">
          <table:table-cell office:value-type="float" office:value="0.00765173074100886" calcext:value-type="float">
            <text:p>0.00765173074100886</text:p>
          </table:table-cell>
          <table:table-cell office:value-type="float" office:value="0.0078353" calcext:value-type="float">
            <text:p>0.0078353</text:p>
          </table:table-cell>
          <table:table-cell table:formula="of:=100*ABS(([.A995]-[.B995])/[.A995])" office:value-type="float" office:value="2.39905539288405" calcext:value-type="float">
            <text:p>2.39905539288405</text:p>
          </table:table-cell>
          <table:table-cell table:number-columns-repeated="3"/>
        </table:table-row>
        <table:table-row table:style-name="ro1">
          <table:table-cell office:value-type="float" office:value="0.00655861206396597" calcext:value-type="float">
            <text:p>0.00655861206396597</text:p>
          </table:table-cell>
          <table:table-cell office:value-type="float" office:value="0.0068279" calcext:value-type="float">
            <text:p>0.0068279</text:p>
          </table:table-cell>
          <table:table-cell table:formula="of:=100*ABS(([.A996]-[.B996])/[.A996])" office:value-type="float" office:value="4.10586772639803" calcext:value-type="float">
            <text:p>4.10586772639803</text:p>
          </table:table-cell>
          <table:table-cell table:number-columns-repeated="3"/>
        </table:table-row>
        <table:table-row table:style-name="ro1">
          <table:table-cell office:value-type="float" office:value="0.00546549338692309" calcext:value-type="float">
            <text:p>0.00546549338692309</text:p>
          </table:table-cell>
          <table:table-cell office:value-type="float" office:value="0.0058204" calcext:value-type="float">
            <text:p>0.0058204</text:p>
          </table:table-cell>
          <table:table-cell table:formula="of:=100*ABS(([.A997]-[.B997])/[.A997])" office:value-type="float" office:value="6.4935878236734" calcext:value-type="float">
            <text:p>6.4935878236734</text:p>
          </table:table-cell>
          <table:table-cell table:number-columns-repeated="3"/>
        </table:table-row>
        <table:table-row table:style-name="ro1">
          <table:table-cell office:value-type="float" office:value="0.0043723747098802" calcext:value-type="float">
            <text:p>0.0043723747098802</text:p>
          </table:table-cell>
          <table:table-cell office:value-type="float" office:value="0.0048131" calcext:value-type="float">
            <text:p>0.0048131</text:p>
          </table:table-cell>
          <table:table-cell table:formula="of:=100*ABS(([.A998]-[.B998])/[.A998])" office:value-type="float" office:value="10.0797694471129" calcext:value-type="float">
            <text:p>10.0797694471129</text:p>
          </table:table-cell>
          <table:table-cell table:number-columns-repeated="3"/>
        </table:table-row>
        <table:table-row table:style-name="ro1">
          <table:table-cell office:value-type="float" office:value="0.00327925603283733" calcext:value-type="float">
            <text:p>0.00327925603283733</text:p>
          </table:table-cell>
          <table:table-cell office:value-type="float" office:value="0.0038056" calcext:value-type="float">
            <text:p>0.0038056</text:p>
          </table:table-cell>
          <table:table-cell table:formula="of:=100*ABS(([.A999]-[.B999])/[.A999])" office:value-type="float" office:value="16.0507127803395" calcext:value-type="float">
            <text:p>16.0507127803395</text:p>
          </table:table-cell>
          <table:table-cell table:number-columns-repeated="3"/>
        </table:table-row>
        <table:table-row table:style-name="ro1">
          <table:table-cell office:value-type="float" office:value="0.00218623735408578" calcext:value-type="float">
            <text:p>0.00218623735408578</text:p>
          </table:table-cell>
          <table:table-cell office:value-type="float" office:value="0.0025444" calcext:value-type="float">
            <text:p>0.0025444</text:p>
          </table:table-cell>
          <table:table-cell table:formula="of:=100*ABS(([.A1000]-[.B1000])/[.A1000])" office:value-type="float" office:value="16.3826057241617" calcext:value-type="float">
            <text:p>16.3826057241617</text:p>
          </table:table-cell>
          <table:table-cell table:number-columns-repeated="3"/>
        </table:table-row>
        <table:table-row table:style-name="ro1">
          <table:table-cell office:value-type="float" office:value="0.00109301867758243" calcext:value-type="float">
            <text:p>0.00109301867758243</text:p>
          </table:table-cell>
          <table:table-cell office:value-type="float" office:value="0.0012722" calcext:value-type="float">
            <text:p>0.0012722</text:p>
          </table:table-cell>
          <table:table-cell table:formula="of:=100*ABS(([.A1001]-[.B1001])/[.A1001])" office:value-type="float" office:value="16.3932534816231" calcext:value-type="float">
            <text:p>16.393253481623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6T00:28:08.676265631</dc:date>
    <meta:editing-duration>PT7M4S</meta:editing-duration>
    <meta:editing-cycles>3</meta:editing-cycles>
    <meta:generator>LibreOffice/24.2.7.2$Linux_X86_64 LibreOffice_project/420$Build-2</meta:generator>
    <meta:document-statistic meta:table-count="2" meta:cell-count="1603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3.952cm" style:legend-expansion="high" chart:style-name="ch2"/>
        <chart:plot-area chart:style-name="ch3" table:cell-range-address="Hoja2.A1:Hoja2.B1002" chart:data-source-has-labels="row" svg:x="0.32cm" svg:y="0.18cm" svg:width="13.302cm" svg:height="8.64cm">
          <chart:coordinate-region svg:x="1.418cm" svg:y="0.379cm" svg:width="12.20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2.A2:Hoja2.A1002" chart:label-cell-address="Hoja2.A1:Hoja2.A1" chart:class="chart:line">
            <chart:data-point chart:repeated="1001"/>
          </chart:series>
          <chart:series chart:style-name="ch7" chart:values-cell-range-address="Hoja2.B2:Hoja2.B1002" chart:label-cell-address="Hoja2.B1:Hoja2.B1" chart:class="chart:line"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</text:p>
                <draw:g>
                  <svg:desc>Hoja2.A1:Hoja2.A1</svg:desc>
                </draw:g>
              </table:table-cell>
              <table:table-cell office:value-type="string">
                <text:p>Mios</text:p>
                <draw:g>
                  <svg:desc>Hoja2.B1:Hoja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2.A2:Hoja2.A1002</svg:desc>
                </draw:g>
              </table:table-cell>
              <table:table-cell office:value-type="float" office:value="0">
                <text:p>0</text:p>
                <draw:g>
                  <svg:desc>Hoja2.B2:Hoja2.B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18471275991366">
                <text:p>0.00118471275991366</text:p>
              </table:table-cell>
              <table:table-cell office:value-type="float" office:value="0.001384">
                <text:p>0.001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36942551982733">
                <text:p>0.00236942551982733</text:p>
              </table:table-cell>
              <table:table-cell office:value-type="float" office:value="0.0027681">
                <text:p>0.0027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55423827634347">
                <text:p>0.00355423827634347</text:p>
              </table:table-cell>
              <table:table-cell office:value-type="float" office:value="0.0041399">
                <text:p>0.0041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73895103857763">
                <text:p>0.00473895103857763</text:p>
              </table:table-cell>
              <table:table-cell office:value-type="float" office:value="0.005229">
                <text:p>0.005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92366379617075">
                <text:p>0.00592366379617075</text:p>
              </table:table-cell>
              <table:table-cell office:value-type="float" office:value="0.006318">
                <text:p>0.006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10837655840495">
                <text:p>0.00710837655840495</text:p>
              </table:table-cell>
              <table:table-cell office:value-type="float" office:value="0.0074071">
                <text:p>0.0074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29308931599805">
                <text:p>0.00829308931599805</text:p>
              </table:table-cell>
              <table:table-cell office:value-type="float" office:value="0.0084962">
                <text:p>0.0084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47790207715526">
                <text:p>0.00947790207715526</text:p>
              </table:table-cell>
              <table:table-cell office:value-type="float" office:value="0.0095853">
                <text:p>0.00958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4071317016481">
                <text:p>0.0104071317016481</text:p>
              </table:table-cell>
              <table:table-cell office:value-type="float" office:value="0.010641">
                <text:p>0.010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2081723861908">
                <text:p>0.0112081723861908</text:p>
              </table:table-cell>
              <table:table-cell office:value-type="float" office:value="0.011462">
                <text:p>0.011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0102156264167">
                <text:p>0.0120102156264167</text:p>
              </table:table-cell>
              <table:table-cell office:value-type="float" office:value="0.012283">
                <text:p>0.01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8112609834893">
                <text:p>0.0128112609834893</text:p>
              </table:table-cell>
              <table:table-cell office:value-type="float" office:value="0.013104">
                <text:p>0.013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6123080597392">
                <text:p>0.0136123080597392</text:p>
              </table:table-cell>
              <table:table-cell office:value-type="float" office:value="0.013925">
                <text:p>0.013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4143565206498">
                <text:p>0.0144143565206498</text:p>
              </table:table-cell>
              <table:table-cell office:value-type="float" office:value="0.014746">
                <text:p>0.014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2154062783778">
                <text:p>0.0152154062783778</text:p>
              </table:table-cell>
              <table:table-cell office:value-type="float" office:value="0.015517">
                <text:p>0.015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0174570391183">
                <text:p>0.0160174570391183</text:p>
              </table:table-cell>
              <table:table-cell office:value-type="float" office:value="0.016097">
                <text:p>0.016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7095117944361">
                <text:p>0.0167095117944361</text:p>
              </table:table-cell>
              <table:table-cell office:value-type="float" office:value="0.016678">
                <text:p>0.016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71835746479276">
                <text:p>0.0171835746479276</text:p>
              </table:table-cell>
              <table:table-cell office:value-type="float" office:value="0.017259">
                <text:p>0.0172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76576395103762">
                <text:p>0.0176576395103762</text:p>
              </table:table-cell>
              <table:table-cell office:value-type="float" office:value="0.017839">
                <text:p>0.0178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81317062242057">
                <text:p>0.0181317062242057</text:p>
              </table:table-cell>
              <table:table-cell office:value-type="float" office:value="0.01842">
                <text:p>0.01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86067745150228">
                <text:p>0.0186067745150228</text:p>
              </table:table-cell>
              <table:table-cell office:value-type="float" office:value="0.018939">
                <text:p>0.0189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0808445156497">
                <text:p>0.0190808445156497</text:p>
              </table:table-cell>
              <table:table-cell office:value-type="float" office:value="0.019308">
                <text:p>0.0193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5549159837853">
                <text:p>0.0195549159837853</text:p>
              </table:table-cell>
              <table:table-cell office:value-type="float" office:value="0.019677">
                <text:p>0.0196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00289888152248">
                <text:p>0.0200289888152248</text:p>
              </table:table-cell>
              <table:table-cell office:value-type="float" office:value="0.020047">
                <text:p>0.020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05030628135798">
                <text:p>0.0205030628135798</text:p>
              </table:table-cell>
              <table:table-cell office:value-type="float" office:value="0.020416">
                <text:p>0.020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7101165497083">
                <text:p>0.0207101165497083</text:p>
              </table:table-cell>
              <table:table-cell office:value-type="float" office:value="0.020785">
                <text:p>0.0207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09171711135995">
                <text:p>0.0209171711135995</text:p>
              </table:table-cell>
              <table:table-cell office:value-type="float" office:value="0.021087">
                <text:p>0.021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11252264228552">
                <text:p>0.0211252264228552</text:p>
              </table:table-cell>
              <table:table-cell office:value-type="float" office:value="0.021275">
                <text:p>0.021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13322825681266">
                <text:p>0.0213322825681266</text:p>
              </table:table-cell>
              <table:table-cell office:value-type="float" office:value="0.021464">
                <text:p>0.021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15393394709332">
                <text:p>0.0215393394709332</text:p>
              </table:table-cell>
              <table:table-cell office:value-type="float" office:value="0.021652">
                <text:p>0.0216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17463971096363">
                <text:p>0.0217463971096363</text:p>
              </table:table-cell>
              <table:table-cell office:value-type="float" office:value="0.021841">
                <text:p>0.0218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1953455463414">
                <text:p>0.021953455463414</text:p>
              </table:table-cell>
              <table:table-cell office:value-type="float" office:value="0.022029">
                <text:p>0.0220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2160514512222">
                <text:p>0.022160514512222</text:p>
              </table:table-cell>
              <table:table-cell office:value-type="float" office:value="0.022149">
                <text:p>0.022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22305424337082">
                <text:p>0.0222305424337082</text:p>
              </table:table-cell>
              <table:table-cell office:value-type="float" office:value="0.022187">
                <text:p>0.0221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22315547572904">
                <text:p>0.0222315547572904</text:p>
              </table:table-cell>
              <table:table-cell office:value-type="float" office:value="0.022225">
                <text:p>0.022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22335669401381">
                <text:p>0.0222335669401381</text:p>
              </table:table-cell>
              <table:table-cell office:value-type="float" office:value="0.022264">
                <text:p>0.0222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22345793596393">
                <text:p>0.0222345793596393</text:p>
              </table:table-cell>
              <table:table-cell office:value-type="float" office:value="0.022302">
                <text:p>0.022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22355917079465">
                <text:p>0.0222355917079465</text:p>
              </table:table-cell>
              <table:table-cell office:value-type="float" office:value="0.02234">
                <text:p>0.02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22376041517516">
                <text:p>0.0222376041517516</text:p>
              </table:table-cell>
              <table:table-cell office:value-type="float" office:value="0.022314">
                <text:p>0.022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22386167155806">
                <text:p>0.0222386167155806</text:p>
              </table:table-cell>
              <table:table-cell office:value-type="float" office:value="0.022232">
                <text:p>0.0222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22396292068033">
                <text:p>0.0222396292068033</text:p>
              </table:table-cell>
              <table:table-cell office:value-type="float" office:value="0.02215">
                <text:p>0.022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21916225572287">
                <text:p>0.0221916225572287</text:p>
              </table:table-cell>
              <table:table-cell office:value-type="float" office:value="0.022069">
                <text:p>0.0220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0455775499963">
                <text:p>0.0220455775499963</text:p>
              </table:table-cell>
              <table:table-cell office:value-type="float" office:value="0.021987">
                <text:p>0.0219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18995329172131">
                <text:p>0.0218995329172131</text:p>
              </table:table-cell>
              <table:table-cell office:value-type="float" office:value="0.021905">
                <text:p>0.0219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17534887834113">
                <text:p>0.0217534887834113</text:p>
              </table:table-cell>
              <table:table-cell office:value-type="float" office:value="0.021766">
                <text:p>0.0217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16074449210081">
                <text:p>0.0216074449210081</text:p>
              </table:table-cell>
              <table:table-cell office:value-type="float" office:value="0.021593">
                <text:p>0.021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14614014562796">
                <text:p>0.0214614014562796</text:p>
              </table:table-cell>
              <table:table-cell office:value-type="float" office:value="0.021419">
                <text:p>0.0214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13153583973997">
                <text:p>0.0213153583973997</text:p>
              </table:table-cell>
              <table:table-cell office:value-type="float" office:value="0.021246">
                <text:p>0.0212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11693157527682">
                <text:p>0.0211693157527682</text:p>
              </table:table-cell>
              <table:table-cell office:value-type="float" office:value="0.021072">
                <text:p>0.021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10232736410888">
                <text:p>0.0210232736410888</text:p>
              </table:table-cell>
              <table:table-cell office:value-type="float" office:value="0.020899">
                <text:p>0.0208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07821826650643">
                <text:p>0.0207821826650643</text:p>
              </table:table-cell>
              <table:table-cell office:value-type="float" office:value="0.020679">
                <text:p>0.0206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05410941344443">
                <text:p>0.0205410941344443</text:p>
              </table:table-cell>
              <table:table-cell office:value-type="float" office:value="0.02044">
                <text:p>0.020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03000080366979">
                <text:p>0.0203000080366979</text:p>
              </table:table-cell>
              <table:table-cell office:value-type="float" office:value="0.020201">
                <text:p>0.0202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00589246660931">
                <text:p>0.0200589246660931</text:p>
              </table:table-cell>
              <table:table-cell office:value-type="float" office:value="0.019961">
                <text:p>0.0199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8178440151799">
                <text:p>0.0198178440151799</text:p>
              </table:table-cell>
              <table:table-cell office:value-type="float" office:value="0.019722">
                <text:p>0.0197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9576766184434">
                <text:p>0.019576766184434</text:p>
              </table:table-cell>
              <table:table-cell office:value-type="float" office:value="0.019483">
                <text:p>0.0194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93346913150947">
                <text:p>0.0193346913150947</text:p>
              </table:table-cell>
              <table:table-cell office:value-type="float" office:value="0.01921">
                <text:p>0.019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90936194431543">
                <text:p>0.0190936194431543</text:p>
              </table:table-cell>
              <table:table-cell office:value-type="float" office:value="0.018928">
                <text:p>0.0189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88185327419541">
                <text:p>0.0188185327419541</text:p>
              </table:table-cell>
              <table:table-cell office:value-type="float" office:value="0.018645">
                <text:p>0.018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8525443314145">
                <text:p>0.018525443314145</text:p>
              </table:table-cell>
              <table:table-cell office:value-type="float" office:value="0.018363">
                <text:p>0.0183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82333608362282">
                <text:p>0.0182333608362282</text:p>
              </table:table-cell>
              <table:table-cell office:value-type="float" office:value="0.018081">
                <text:p>0.0180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79402858286288">
                <text:p>0.0179402858286288</text:p>
              </table:table-cell>
              <table:table-cell office:value-type="float" office:value="0.017798">
                <text:p>0.0177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76472185259798">
                <text:p>0.0176472185259798</text:p>
              </table:table-cell>
              <table:table-cell office:value-type="float" office:value="0.017495">
                <text:p>0.017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73551593751866">
                <text:p>0.0173551593751866</text:p>
              </table:table-cell>
              <table:table-cell office:value-type="float" office:value="0.017189">
                <text:p>0.0171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70621088001637">
                <text:p>0.0170621088001637</text:p>
              </table:table-cell>
              <table:table-cell office:value-type="float" office:value="0.016883">
                <text:p>0.0168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67690672346495">
                <text:p>0.0167690672346495</text:p>
              </table:table-cell>
              <table:table-cell office:value-type="float" office:value="0.016577">
                <text:p>0.0165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6471034010492">
                <text:p>0.016471034010492</text:p>
              </table:table-cell>
              <table:table-cell office:value-type="float" office:value="0.016271">
                <text:p>0.0162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61610103814435">
                <text:p>0.0161610103814435</text:p>
              </table:table-cell>
              <table:table-cell office:value-type="float" office:value="0.015965">
                <text:p>0.0159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58520003158811">
                <text:p>0.0158520003158811</text:p>
              </table:table-cell>
              <table:table-cell office:value-type="float" office:value="0.015651">
                <text:p>0.0156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55420046241185">
                <text:p>0.0155420046241185</text:p>
              </table:table-cell>
              <table:table-cell office:value-type="float" office:value="0.015337">
                <text:p>0.015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52320241822341">
                <text:p>0.0152320241822341</text:p>
              </table:table-cell>
              <table:table-cell office:value-type="float" office:value="0.015022">
                <text:p>0.0150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49230599392891">
                <text:p>0.0149230599392891</text:p>
              </table:table-cell>
              <table:table-cell office:value-type="float" office:value="0.014708">
                <text:p>0.0147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46131129259854">
                <text:p>0.0146131129259854</text:p>
              </table:table-cell>
              <table:table-cell office:value-type="float" office:value="0.014394">
                <text:p>0.0143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43041842548119">
                <text:p>0.0143041842548119</text:p>
              </table:table-cell>
              <table:table-cell office:value-type="float" office:value="0.01408">
                <text:p>0.01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39942751550602">
                <text:p>0.0139942751550602</text:p>
              </table:table-cell>
              <table:table-cell office:value-type="float" office:value="0.01377">
                <text:p>0.013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3692384182636">
                <text:p>0.013692384182636</text:p>
              </table:table-cell>
              <table:table-cell office:value-type="float" office:value="0.013461">
                <text:p>0.013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33915145301829">
                <text:p>0.0133915145301829</text:p>
              </table:table-cell>
              <table:table-cell office:value-type="float" office:value="0.013151">
                <text:p>0.0131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30896676995293">
                <text:p>0.0130896676995293</text:p>
              </table:table-cell>
              <table:table-cell office:value-type="float" office:value="0.012841">
                <text:p>0.0128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7878452767032">
                <text:p>0.0127878452767032</text:p>
              </table:table-cell>
              <table:table-cell office:value-type="float" office:value="0.012531">
                <text:p>0.0125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4870489477098">
                <text:p>0.0124870489477098</text:p>
              </table:table-cell>
              <table:table-cell office:value-type="float" office:value="0.012223">
                <text:p>0.0122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1852808046799">
                <text:p>0.0121852808046799</text:p>
              </table:table-cell>
              <table:table-cell office:value-type="float" office:value="0.011928">
                <text:p>0.0119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883542762594">
                <text:p>0.011883542762594</text:p>
              </table:table-cell>
              <table:table-cell office:value-type="float" office:value="0.011632">
                <text:p>0.0116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15828373333135">
                <text:p>0.0115828373333135</text:p>
              </table:table-cell>
              <table:table-cell office:value-type="float" office:value="0.011337">
                <text:p>0.011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12961438909435">
                <text:p>0.0112961438909435</text:p>
              </table:table-cell>
              <table:table-cell office:value-type="float" office:value="0.011041">
                <text:p>0.0110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10184705936169">
                <text:p>0.0110184705936169</text:p>
              </table:table-cell>
              <table:table-cell office:value-type="float" office:value="0.010745">
                <text:p>0.0107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7398305775091">
                <text:p>0.0107398305775091</text:p>
              </table:table-cell>
              <table:table-cell office:value-type="float" office:value="0.010454">
                <text:p>0.0104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4622264473725">
                <text:p>0.0104622264473725</text:p>
              </table:table-cell>
              <table:table-cell office:value-type="float" office:value="0.010178">
                <text:p>0.0101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01836615106552">
                <text:p>0.0101836615106552</text:p>
              </table:table-cell>
              <table:table-cell office:value-type="float" office:value="0.0099024">
                <text:p>0.00990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99058382068354">
                <text:p>0.0099058382068354</text:p>
              </table:table-cell>
              <table:table-cell office:value-type="float" office:value="0.0096268">
                <text:p>0.00962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62776110071807">
                <text:p>0.00962776110071807</text:p>
              </table:table-cell>
              <table:table-cell office:value-type="float" office:value="0.0093511">
                <text:p>0.00935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34973357022006">
                <text:p>0.00934973357022006</text:p>
              </table:table-cell>
              <table:table-cell office:value-type="float" office:value="0.0090755">
                <text:p>0.00907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08222717972304">
                <text:p>0.00908222717972304</text:p>
              </table:table-cell>
              <table:table-cell office:value-type="float" office:value="0.0088065">
                <text:p>0.00880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883530264903246">
                <text:p>0.00883530264903246</text:p>
              </table:table-cell>
              <table:table-cell office:value-type="float" office:value="0.0085544">
                <text:p>0.00855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858852528005245">
                <text:p>0.00858852528005245</text:p>
              </table:table-cell>
              <table:table-cell office:value-type="float" office:value="0.0083023">
                <text:p>0.00830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834179889868486">
                <text:p>0.00834179889868486</text:p>
              </table:table-cell>
              <table:table-cell office:value-type="float" office:value="0.0080502">
                <text:p>0.00805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809502914277645">
                <text:p>0.00809502914277645</text:p>
              </table:table-cell>
              <table:table-cell office:value-type="float" office:value="0.0077981">
                <text:p>0.00779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784842070412258">
                <text:p>0.00784842070412258</text:p>
              </table:table-cell>
              <table:table-cell office:value-type="float" office:value="0.007546">
                <text:p>0.0075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760187913669377">
                <text:p>0.00760187913669377</text:p>
              </table:table-cell>
              <table:table-cell office:value-type="float" office:value="0.0073032">
                <text:p>0.00730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735541221384635">
                <text:p>0.00735541221384635</text:p>
              </table:table-cell>
              <table:table-cell office:value-type="float" office:value="0.0070766">
                <text:p>0.00707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710892675202101">
                <text:p>0.00710892675202101</text:p>
              </table:table-cell>
              <table:table-cell office:value-type="float" office:value="0.0068499">
                <text:p>0.00684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689680433969241">
                <text:p>0.00689680433969241</text:p>
              </table:table-cell>
              <table:table-cell office:value-type="float" office:value="0.0066232">
                <text:p>0.00662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668474819373176">
                <text:p>0.00668474819373176</text:p>
              </table:table-cell>
              <table:table-cell office:value-type="float" office:value="0.0063966">
                <text:p>0.00639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64726650567135">
                <text:p>0.0064726650567135</text:p>
              </table:table-cell>
              <table:table-cell office:value-type="float" office:value="0.0061699">
                <text:p>0.00616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626076117360341">
                <text:p>0.00626076117360341</text:p>
              </table:table-cell>
              <table:table-cell office:value-type="float" office:value="0.0059549">
                <text:p>0.00595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604884684935071">
                <text:p>0.00604884684935071</text:p>
              </table:table-cell>
              <table:table-cell office:value-type="float" office:value="0.0057543">
                <text:p>0.00575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583713051679505">
                <text:p>0.00583713051679505</text:p>
              </table:table-cell>
              <table:table-cell office:value-type="float" office:value="0.0055536">
                <text:p>0.00555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56255235234154">
                <text:p>0.0056255235234154</text:p>
              </table:table-cell>
              <table:table-cell office:value-type="float" office:value="0.005353">
                <text:p>0.0053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541393908389262">
                <text:p>0.00541393908389262</text:p>
              </table:table-cell>
              <table:table-cell office:value-type="float" office:value="0.0051523">
                <text:p>0.00515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522531658218906">
                <text:p>0.00522531658218906</text:p>
              </table:table-cell>
              <table:table-cell office:value-type="float" office:value="0.0049516">
                <text:p>0.00495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504806057792495">
                <text:p>0.00504806057792495</text:p>
              </table:table-cell>
              <table:table-cell office:value-type="float" office:value="0.0047646">
                <text:p>0.00476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487100860936418">
                <text:p>0.00487100860936418</text:p>
              </table:table-cell>
              <table:table-cell office:value-type="float" office:value="0.0045896">
                <text:p>0.00458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469397350934153">
                <text:p>0.00469397350934153</text:p>
              </table:table-cell>
              <table:table-cell office:value-type="float" office:value="0.0044145">
                <text:p>0.00441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451716784944948">
                <text:p>0.00451716784944948</text:p>
              </table:table-cell>
              <table:table-cell office:value-type="float" office:value="0.0042395">
                <text:p>0.00423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434040874038379">
                <text:p>0.00434040874038379</text:p>
              </table:table-cell>
              <table:table-cell office:value-type="float" office:value="0.0040644">
                <text:p>0.00406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416391341251232">
                <text:p>0.00416391341251232</text:p>
              </table:table-cell>
              <table:table-cell office:value-type="float" office:value="0.0038894">
                <text:p>0.00388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398750520752011">
                <text:p>0.00398750520752011</text:p>
              </table:table-cell>
              <table:table-cell office:value-type="float" office:value="0.0037295">
                <text:p>0.00372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382197819681118">
                <text:p>0.00382197819681118</text:p>
              </table:table-cell>
              <table:table-cell office:value-type="float" office:value="0.0035791">
                <text:p>0.00357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36779576368414">
                <text:p>0.0036779576368414</text:p>
              </table:table-cell>
              <table:table-cell office:value-type="float" office:value="0.0034287">
                <text:p>0.00342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353399623321814">
                <text:p>0.00353399623321814</text:p>
              </table:table-cell>
              <table:table-cell office:value-type="float" office:value="0.0032783">
                <text:p>0.00327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339030874477532">
                <text:p>0.00339030874477532</text:p>
              </table:table-cell>
              <table:table-cell office:value-type="float" office:value="0.0031278">
                <text:p>0.00312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324672417123783">
                <text:p>0.00324672417123783</text:p>
              </table:table-cell>
              <table:table-cell office:value-type="float" office:value="0.0029774">
                <text:p>0.0029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10346432549176">
                <text:p>0.00310346432549176</text:p>
              </table:table-cell>
              <table:table-cell office:value-type="float" office:value="0.0028433">
                <text:p>0.00284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9603686831204">
                <text:p>0.0029603686831204</text:p>
              </table:table-cell>
              <table:table-cell office:value-type="float" office:value="0.0027161">
                <text:p>0.00271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81767008049204">
                <text:p>0.00281767008049204</text:p>
              </table:table-cell>
              <table:table-cell office:value-type="float" office:value="0.002589">
                <text:p>0.0025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67522411474254">
                <text:p>0.00267522411474254</text:p>
              </table:table-cell>
              <table:table-cell office:value-type="float" office:value="0.0024618">
                <text:p>0.00246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56162857473522">
                <text:p>0.00256162857473522</text:p>
              </table:table-cell>
              <table:table-cell office:value-type="float" office:value="0.0023347">
                <text:p>0.00233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244818964439032">
                <text:p>0.00244818964439032</text:p>
              </table:table-cell>
              <table:table-cell office:value-type="float" office:value="0.0022075">
                <text:p>0.00220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233513938858048">
                <text:p>0.00233513938858048</text:p>
              </table:table-cell>
              <table:table-cell office:value-type="float" office:value="0.0020974">
                <text:p>0.00209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22232774866805">
                <text:p>0.00222232774866805</text:p>
              </table:table-cell>
              <table:table-cell office:value-type="float" office:value="0.0019921">
                <text:p>0.00199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11000250950088">
                <text:p>0.00211000250950088</text:p>
              </table:table-cell>
              <table:table-cell office:value-type="float" office:value="0.0018868">
                <text:p>0.00188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9980361175164">
                <text:p>0.0019980361175164</text:p>
              </table:table-cell>
              <table:table-cell office:value-type="float" office:value="0.0017815">
                <text:p>0.0017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88670210497047">
                <text:p>0.00188670210497047</text:p>
              </table:table-cell>
              <table:table-cell office:value-type="float" office:value="0.0016762">
                <text:p>0.00167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77590980854885">
                <text:p>0.00177590980854885</text:p>
              </table:table-cell>
              <table:table-cell office:value-type="float" office:value="0.0015709">
                <text:p>0.0015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68191182589932">
                <text:p>0.00168191182589932</text:p>
              </table:table-cell>
              <table:table-cell office:value-type="float" office:value="0.0014835">
                <text:p>0.00148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59631983010924">
                <text:p>0.00159631983010924</text:p>
              </table:table-cell>
              <table:table-cell office:value-type="float" office:value="0.0013989">
                <text:p>0.00139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51127440076248">
                <text:p>0.00151127440076248</text:p>
              </table:table-cell>
              <table:table-cell office:value-type="float" office:value="0.0013143">
                <text:p>0.00131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42688101287388">
                <text:p>0.00142688101287388</text:p>
              </table:table-cell>
              <table:table-cell office:value-type="float" office:value="0.0012297">
                <text:p>0.00122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34325845152748">
                <text:p>0.00134325845152748</text:p>
              </table:table-cell>
              <table:table-cell office:value-type="float" office:value="0.0011451">
                <text:p>0.00114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26056013045789">
                <text:p>0.00126056013045789</text:p>
              </table:table-cell>
              <table:table-cell office:value-type="float" office:value="0.0010606">
                <text:p>0.00106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17898055522557">
                <text:p>0.00117898055522557</text:p>
              </table:table-cell>
              <table:table-cell office:value-type="float" office:value="0.00099576">
                <text:p>0.000995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09882112488794">
                <text:p>0.00109882112488794</text:p>
              </table:table-cell>
              <table:table-cell office:value-type="float" office:value="0.00093206">
                <text:p>0.000932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02632636880283">
                <text:p>0.00102632636880283</text:p>
              </table:table-cell>
              <table:table-cell office:value-type="float" office:value="0.00086837">
                <text:p>0.000868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967222441065136">
                <text:p>0.000967222441065136</text:p>
              </table:table-cell>
              <table:table-cell office:value-type="float" office:value="0.00080467">
                <text:p>0.000804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909365085375505">
                <text:p>0.000909365085375505</text:p>
              </table:table-cell>
              <table:table-cell office:value-type="float" office:value="0.00074097">
                <text:p>0.000740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853007994862885">
                <text:p>0.000853007994862885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79846890540584">
                <text:p>0.00079846890540584</text:p>
              </table:table-cell>
              <table:table-cell office:value-type="float" office:value="0.00063871">
                <text:p>0.000638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746146580304433">
                <text:p>0.000746146580304433</text:p>
              </table:table-cell>
              <table:table-cell office:value-type="float" office:value="0.00059942">
                <text:p>0.000599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696540751499867">
                <text:p>0.000696540751499867</text:p>
              </table:table-cell>
              <table:table-cell office:value-type="float" office:value="0.00056013">
                <text:p>0.000560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65027339673402">
                <text:p>0.00065027339673402</text:p>
              </table:table-cell>
              <table:table-cell office:value-type="float" office:value="0.00052084">
                <text:p>0.000520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608107009744173">
                <text:p>0.000608107009744173</text:p>
              </table:table-cell>
              <table:table-cell office:value-type="float" office:value="0.00048155">
                <text:p>0.000481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578572199124707">
                <text:p>0.000578572199124707</text:p>
              </table:table-cell>
              <table:table-cell office:value-type="float" office:value="0.0004456">
                <text:p>0.00044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55188497180119">
                <text:p>0.00055188497180119</text:p>
              </table:table-cell>
              <table:table-cell office:value-type="float" office:value="0.00043597">
                <text:p>0.000435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528476893061561">
                <text:p>0.000528476893061561</text:p>
              </table:table-cell>
              <table:table-cell office:value-type="float" office:value="0.00042635">
                <text:p>0.000426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508818522166794">
                <text:p>0.000508818522166794</text:p>
              </table:table-cell>
              <table:table-cell office:value-type="float" office:value="0.00041673">
                <text:p>0.000416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493332580351227">
                <text:p>0.000493332580351227</text:p>
              </table:table-cell>
              <table:table-cell office:value-type="float" office:value="0.00040711">
                <text:p>0.000407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482443639755982">
                <text:p>0.000482443639755982</text:p>
              </table:table-cell>
              <table:table-cell office:value-type="float" office:value="0.00039749">
                <text:p>0.000397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47644636384907">
                <text:p>0.00047644636384907</text:p>
              </table:table-cell>
              <table:table-cell office:value-type="float" office:value="0.00039176">
                <text:p>0.000391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475536050578713">
                <text:p>0.000475536050578713</text:p>
              </table:table-cell>
              <table:table-cell office:value-type="float" office:value="0.00040206">
                <text:p>0.000402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47679520310087">
                <text:p>0.00047679520310087</text:p>
              </table:table-cell>
              <table:table-cell office:value-type="float" office:value="0.00041235">
                <text:p>0.000412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479479069199063">
                <text:p>0.000479479069199063</text:p>
              </table:table-cell>
              <table:table-cell office:value-type="float" office:value="0.00042265">
                <text:p>0.000422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484574959835937">
                <text:p>0.000484574959835937</text:p>
              </table:table-cell>
              <table:table-cell office:value-type="float" office:value="0.00043295">
                <text:p>0.000432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492015308908168">
                <text:p>0.000492015308908168</text:p>
              </table:table-cell>
              <table:table-cell office:value-type="float" office:value="0.00044325">
                <text:p>0.000443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501691078254338">
                <text:p>0.000501691078254338</text:p>
              </table:table-cell>
              <table:table-cell office:value-type="float" office:value="0.00045451">
                <text:p>0.000454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513493005989371">
                <text:p>0.000513493005989371</text:p>
              </table:table-cell>
              <table:table-cell office:value-type="float" office:value="0.0004683">
                <text:p>0.00046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527257831141463">
                <text:p>0.000527257831141463</text:p>
              </table:table-cell>
              <table:table-cell office:value-type="float" office:value="0.00048208">
                <text:p>0.000482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542844390594579">
                <text:p>0.000542844390594579</text:p>
              </table:table-cell>
              <table:table-cell office:value-type="float" office:value="0.00049587">
                <text:p>0.000495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557223092845227">
                <text:p>0.000557223092845227</text:p>
              </table:table-cell>
              <table:table-cell office:value-type="float" office:value="0.00050965">
                <text:p>0.000509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566865843211602">
                <text:p>0.000566865843211602</text:p>
              </table:table-cell>
              <table:table-cell office:value-type="float" office:value="0.00052344">
                <text:p>0.000523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577219701153729">
                <text:p>0.000577219701153729</text:p>
              </table:table-cell>
              <table:table-cell office:value-type="float" office:value="0.0005361">
                <text:p>0.00053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588246289406062">
                <text:p>0.000588246289406062</text:p>
              </table:table-cell>
              <table:table-cell office:value-type="float" office:value="0.00054676">
                <text:p>0.000546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599909567851689">
                <text:p>0.000599909567851689</text:p>
              </table:table-cell>
              <table:table-cell office:value-type="float" office:value="0.00055741">
                <text:p>0.000557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612171538051223">
                <text:p>0.000612171538051223</text:p>
              </table:table-cell>
              <table:table-cell office:value-type="float" office:value="0.00056807">
                <text:p>0.000568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624991474581854">
                <text:p>0.000624991474581854</text:p>
              </table:table-cell>
              <table:table-cell office:value-type="float" office:value="0.00057873">
                <text:p>0.000578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638355845120886">
                <text:p>0.000638355845120886</text:p>
              </table:table-cell>
              <table:table-cell office:value-type="float" office:value="0.00058939">
                <text:p>0.000589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652204099726458">
                <text:p>0.000652204099726458</text:p>
              </table:table-cell>
              <table:table-cell office:value-type="float" office:value="0.00059807">
                <text:p>0.000598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658302544427712">
                <text:p>0.000658302544427712</text:p>
              </table:table-cell>
              <table:table-cell office:value-type="float" office:value="0.00060428">
                <text:p>0.000604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664617133092429">
                <text:p>0.000664617133092429</text:p>
              </table:table-cell>
              <table:table-cell office:value-type="float" office:value="0.00061049">
                <text:p>0.000610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671149816955946">
                <text:p>0.000671149816955946</text:p>
              </table:table-cell>
              <table:table-cell office:value-type="float" office:value="0.00061669">
                <text:p>0.000616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677897976542193">
                <text:p>0.000677897976542193</text:p>
              </table:table-cell>
              <table:table-cell office:value-type="float" office:value="0.0006229">
                <text:p>0.00062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684848218074633">
                <text:p>0.000684848218074633</text:p>
              </table:table-cell>
              <table:table-cell office:value-type="float" office:value="0.0006291">
                <text:p>0.00062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692006628364209">
                <text:p>0.000692006628364209</text:p>
              </table:table-cell>
              <table:table-cell office:value-type="float" office:value="0.00063309">
                <text:p>0.000633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699344962661489">
                <text:p>0.000699344962661489</text:p>
              </table:table-cell>
              <table:table-cell office:value-type="float" office:value="0.00063508">
                <text:p>0.000635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706875175402277">
                <text:p>0.000706875175402277</text:p>
              </table:table-cell>
              <table:table-cell office:value-type="float" office:value="0.00063708">
                <text:p>0.000637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710217190724077">
                <text:p>0.000710217190724077</text:p>
              </table:table-cell>
              <table:table-cell office:value-type="float" office:value="0.00063907">
                <text:p>0.000639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711480957229356">
                <text:p>0.000711480957229356</text:p>
              </table:table-cell>
              <table:table-cell office:value-type="float" office:value="0.00064107">
                <text:p>0.000641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712827202413039">
                <text:p>0.000712827202413039</text:p>
              </table:table-cell>
              <table:table-cell office:value-type="float" office:value="0.00064306">
                <text:p>0.000643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71427759484671">
                <text:p>0.00071427759484671</text:p>
              </table:table-cell>
              <table:table-cell office:value-type="float" office:value="0.0006429">
                <text:p>0.00064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715805233356113">
                <text:p>0.000715805233356113</text:p>
              </table:table-cell>
              <table:table-cell office:value-type="float" office:value="0.00064136">
                <text:p>0.000641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717432010715998">
                <text:p>0.000717432010715998</text:p>
              </table:table-cell>
              <table:table-cell office:value-type="float" office:value="0.00063982">
                <text:p>0.000639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719138830129482">
                <text:p>0.000719138830129482</text:p>
              </table:table-cell>
              <table:table-cell office:value-type="float" office:value="0.00063828">
                <text:p>0.000638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720943627823979">
                <text:p>0.000720943627823979</text:p>
              </table:table-cell>
              <table:table-cell office:value-type="float" office:value="0.00063675">
                <text:p>0.000636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721206605072361">
                <text:p>0.000721206605072361</text:p>
              </table:table-cell>
              <table:table-cell office:value-type="float" office:value="0.00063521">
                <text:p>0.000635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718302488162195">
                <text:p>0.000718302488162195</text:p>
              </table:table-cell>
              <table:table-cell office:value-type="float" office:value="0.00063175">
                <text:p>0.000631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715443239188127">
                <text:p>0.000715443239188127</text:p>
              </table:table-cell>
              <table:table-cell office:value-type="float" office:value="0.00062745">
                <text:p>0.000627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712632899956212">
                <text:p>0.000712632899956212</text:p>
              </table:table-cell>
              <table:table-cell office:value-type="float" office:value="0.00062315">
                <text:p>0.000623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709872051358553">
                <text:p>0.000709872051358553</text:p>
              </table:table-cell>
              <table:table-cell office:value-type="float" office:value="0.00061885">
                <text:p>0.000618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707164341012752">
                <text:p>0.000707164341012752</text:p>
              </table:table-cell>
              <table:table-cell office:value-type="float" office:value="0.00061454">
                <text:p>0.000614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704504130009186">
                <text:p>0.000704504130009186</text:p>
              </table:table-cell>
              <table:table-cell office:value-type="float" office:value="0.00061024">
                <text:p>0.000610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701895142311158">
                <text:p>0.000701895142311158</text:p>
              </table:table-cell>
              <table:table-cell office:value-type="float" office:value="0.00060437">
                <text:p>0.000604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699337951208141">
                <text:p>0.000699337951208141</text:p>
              </table:table-cell>
              <table:table-cell office:value-type="float" office:value="0.00059804">
                <text:p>0.000598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693469464432285">
                <text:p>0.000693469464432285</text:p>
              </table:table-cell>
              <table:table-cell office:value-type="float" office:value="0.00059171">
                <text:p>0.000591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687638754725183">
                <text:p>0.000687638754725183</text:p>
              </table:table-cell>
              <table:table-cell office:value-type="float" office:value="0.00058539">
                <text:p>0.000585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681830198509864">
                <text:p>0.000681830198509864</text:p>
              </table:table-cell>
              <table:table-cell office:value-type="float" office:value="0.00057906">
                <text:p>0.000579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676063892912497">
                <text:p>0.000676063892912497</text:p>
              </table:table-cell>
              <table:table-cell office:value-type="float" office:value="0.00057273">
                <text:p>0.000572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670323857400287">
                <text:p>0.000670323857400287</text:p>
              </table:table-cell>
              <table:table-cell office:value-type="float" office:value="0.00056524">
                <text:p>0.000565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664625254485563">
                <text:p>0.000664625254485563</text:p>
              </table:table-cell>
              <table:table-cell office:value-type="float" office:value="0.00055756">
                <text:p>0.000557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658952149476728">
                <text:p>0.000658952149476728</text:p>
              </table:table-cell>
              <table:table-cell office:value-type="float" office:value="0.00054988">
                <text:p>0.000549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653327158856878">
                <text:p>0.000653327158856878</text:p>
              </table:table-cell>
              <table:table-cell office:value-type="float" office:value="0.00054219">
                <text:p>0.000542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646328697568041">
                <text:p>0.000646328697568041</text:p>
              </table:table-cell>
              <table:table-cell office:value-type="float" office:value="0.00053451">
                <text:p>0.000534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638659052781686">
                <text:p>0.000638659052781686</text:p>
              </table:table-cell>
              <table:table-cell office:value-type="float" office:value="0.00052683">
                <text:p>0.000526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631003835170595">
                <text:p>0.000631003835170595</text:p>
              </table:table-cell>
              <table:table-cell office:value-type="float" office:value="0.00051842">
                <text:p>0.000518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623383478286039">
                <text:p>0.000623383478286039</text:p>
              </table:table-cell>
              <table:table-cell office:value-type="float" office:value="0.00050996">
                <text:p>0.000509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615779344651962">
                <text:p>0.000615779344651962</text:p>
              </table:table-cell>
              <table:table-cell office:value-type="float" office:value="0.0005015">
                <text:p>0.00050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608212004896319">
                <text:p>0.000608212004896319</text:p>
              </table:table-cell>
              <table:table-cell office:value-type="float" office:value="0.00049304">
                <text:p>0.000493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600672688325347">
                <text:p>0.000600672688325347</text:p>
              </table:table-cell>
              <table:table-cell office:value-type="float" office:value="0.00048459">
                <text:p>0.000484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593152620663519">
                <text:p>0.000593152620663519</text:p>
              </table:table-cell>
              <table:table-cell office:value-type="float" office:value="0.00047612">
                <text:p>0.000476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585296196605616">
                <text:p>0.000585296196605616</text:p>
              </table:table-cell>
              <table:table-cell office:value-type="float" office:value="0.00046739">
                <text:p>0.000467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57672877059845">
                <text:p>0.00057672877059845</text:p>
              </table:table-cell>
              <table:table-cell office:value-type="float" office:value="0.00045867">
                <text:p>0.000458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568172630248941">
                <text:p>0.000568172630248941</text:p>
              </table:table-cell>
              <table:table-cell office:value-type="float" office:value="0.00044994">
                <text:p>0.000449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55963827008256">
                <text:p>0.00055963827008256</text:p>
              </table:table-cell>
              <table:table-cell office:value-type="float" office:value="0.00044121">
                <text:p>0.000441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551127019048241">
                <text:p>0.000551127019048241</text:p>
              </table:table-cell>
              <table:table-cell office:value-type="float" office:value="0.00043249">
                <text:p>0.000432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542639660275583">
                <text:p>0.000542639660275583</text:p>
              </table:table-cell>
              <table:table-cell office:value-type="float" office:value="0.00042378">
                <text:p>0.000423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534187536211769">
                <text:p>0.000534187536211769</text:p>
              </table:table-cell>
              <table:table-cell office:value-type="float" office:value="0.0004152">
                <text:p>0.00041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525751901067414">
                <text:p>0.000525751901067414</text:p>
              </table:table-cell>
              <table:table-cell office:value-type="float" office:value="0.00040661">
                <text:p>0.000406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517343831625545">
                <text:p>0.000517343831625545</text:p>
              </table:table-cell>
              <table:table-cell office:value-type="float" office:value="0.00039803">
                <text:p>0.000398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508594056541167">
                <text:p>0.000508594056541167</text:p>
              </table:table-cell>
              <table:table-cell office:value-type="float" office:value="0.00038945">
                <text:p>0.000389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499864221580221">
                <text:p>0.000499864221580221</text:p>
              </table:table-cell>
              <table:table-cell office:value-type="float" office:value="0.00038087">
                <text:p>0.00038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491155612204523">
                <text:p>0.000491155612204523</text:p>
              </table:table-cell>
              <table:table-cell office:value-type="float" office:value="0.00037238">
                <text:p>0.000372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482469168765218">
                <text:p>0.000482469168765218</text:p>
              </table:table-cell>
              <table:table-cell office:value-type="float" office:value="0.00036429">
                <text:p>0.000364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473806305729462">
                <text:p>0.000473806305729462</text:p>
              </table:table-cell>
              <table:table-cell office:value-type="float" office:value="0.0003562">
                <text:p>0.00035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465168236577907">
                <text:p>0.000465168236577907</text:p>
              </table:table-cell>
              <table:table-cell office:value-type="float" office:value="0.00034811">
                <text:p>0.000348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456556299043174">
                <text:p>0.000456556299043174</text:p>
              </table:table-cell>
              <table:table-cell office:value-type="float" office:value="0.00034003">
                <text:p>0.000340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447972151281751">
                <text:p>0.000447972151281751</text:p>
              </table:table-cell>
              <table:table-cell office:value-type="float" office:value="0.00033194">
                <text:p>0.000331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43952214194054">
                <text:p>0.00043952214194054</text:p>
              </table:table-cell>
              <table:table-cell office:value-type="float" office:value="0.00032406">
                <text:p>0.000324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431146734837456">
                <text:p>0.000431146734837456</text:p>
              </table:table-cell>
              <table:table-cell office:value-type="float" office:value="0.00031674">
                <text:p>0.000316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422793080999441">
                <text:p>0.000422793080999441</text:p>
              </table:table-cell>
              <table:table-cell office:value-type="float" office:value="0.00030942">
                <text:p>0.000309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414462438019418">
                <text:p>0.000414462438019418</text:p>
              </table:table-cell>
              <table:table-cell office:value-type="float" office:value="0.00030211">
                <text:p>0.000302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406156196894741">
                <text:p>0.000406156196894741</text:p>
              </table:table-cell>
              <table:table-cell office:value-type="float" office:value="0.00029479">
                <text:p>0.000294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397875938763027">
                <text:p>0.000397875938763027</text:p>
              </table:table-cell>
              <table:table-cell office:value-type="float" office:value="0.00028747">
                <text:p>0.000287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389633298121208">
                <text:p>0.000389633298121208</text:p>
              </table:table-cell>
              <table:table-cell office:value-type="float" office:value="0.00028051">
                <text:p>0.000280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381410071382787">
                <text:p>0.000381410071382787</text:p>
              </table:table-cell>
              <table:table-cell office:value-type="float" office:value="0.00027418">
                <text:p>0.000274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373386048158257">
                <text:p>0.000373386048158257</text:p>
              </table:table-cell>
              <table:table-cell office:value-type="float" office:value="0.00026785">
                <text:p>0.000267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365723273408201">
                <text:p>0.000365723273408201</text:p>
              </table:table-cell>
              <table:table-cell office:value-type="float" office:value="0.00026153">
                <text:p>0.000261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358093683142065">
                <text:p>0.000358093683142065</text:p>
              </table:table-cell>
              <table:table-cell office:value-type="float" office:value="0.0002552">
                <text:p>0.00025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350478799942308">
                <text:p>0.000350478799942308</text:p>
              </table:table-cell>
              <table:table-cell office:value-type="float" office:value="0.00024888">
                <text:p>0.000248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342900236204351">
                <text:p>0.000342900236204351</text:p>
              </table:table-cell>
              <table:table-cell office:value-type="float" office:value="0.00024305">
                <text:p>0.000243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335339858346723">
                <text:p>0.000335339858346723</text:p>
              </table:table-cell>
              <table:table-cell office:value-type="float" office:value="0.00023786">
                <text:p>0.000237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327809513034628">
                <text:p>0.000327809513034628</text:p>
              </table:table-cell>
              <table:table-cell office:value-type="float" office:value="0.00023267">
                <text:p>0.000232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320321338308893">
                <text:p>0.000320321338308893</text:p>
              </table:table-cell>
              <table:table-cell office:value-type="float" office:value="0.00022748">
                <text:p>0.000227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312857774435925">
                <text:p>0.000312857774435925</text:p>
              </table:table-cell>
              <table:table-cell office:value-type="float" office:value="0.00022229">
                <text:p>0.000222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306129726111333">
                <text:p>0.000306129726111333</text:p>
              </table:table-cell>
              <table:table-cell office:value-type="float" office:value="0.0002171">
                <text:p>0.00021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299426863197008">
                <text:p>0.000299426863197008</text:p>
              </table:table-cell>
              <table:table-cell office:value-type="float" office:value="0.00021254">
                <text:p>0.000212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292750827839991">
                <text:p>0.000292750827839991</text:p>
              </table:table-cell>
              <table:table-cell office:value-type="float" office:value="0.00020854">
                <text:p>0.000208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286103378171248">
                <text:p>0.000286103378171248</text:p>
              </table:table-cell>
              <table:table-cell office:value-type="float" office:value="0.00020455">
                <text:p>0.000204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279486791644972">
                <text:p>0.000279486791644972</text:p>
              </table:table-cell>
              <table:table-cell office:value-type="float" office:value="0.00020056">
                <text:p>0.000200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27290319530742">
                <text:p>0.00027290319530742</text:p>
              </table:table-cell>
              <table:table-cell office:value-type="float" office:value="0.00019656">
                <text:p>0.000196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266354882487632">
                <text:p>0.000266354882487632</text:p>
              </table:table-cell>
              <table:table-cell office:value-type="float" office:value="0.00019257">
                <text:p>0.000192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259844826071254">
                <text:p>0.000259844826071254</text:p>
              </table:table-cell>
              <table:table-cell office:value-type="float" office:value="0.00018926">
                <text:p>0.000189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253888267844341">
                <text:p>0.000253888267844341</text:p>
              </table:table-cell>
              <table:table-cell office:value-type="float" office:value="0.00018641">
                <text:p>0.000186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248222274334919">
                <text:p>0.000248222274334919</text:p>
              </table:table-cell>
              <table:table-cell office:value-type="float" office:value="0.00018355">
                <text:p>0.000183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242585173734917">
                <text:p>0.000242585173734917</text:p>
              </table:table-cell>
              <table:table-cell office:value-type="float" office:value="0.0001807">
                <text:p>0.00018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236968850537365">
                <text:p>0.000236968850537365</text:p>
              </table:table-cell>
              <table:table-cell office:value-type="float" office:value="0.00017784">
                <text:p>0.000177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231395532854461">
                <text:p>0.000231395532854461</text:p>
              </table:table-cell>
              <table:table-cell office:value-type="float" office:value="0.00017499">
                <text:p>0.000174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225857430508717">
                <text:p>0.000225857430508717</text:p>
              </table:table-cell>
              <table:table-cell office:value-type="float" office:value="0.0001728">
                <text:p>0.00017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22035742267734">
                <text:p>0.00022035742267734</text:p>
              </table:table-cell>
              <table:table-cell office:value-type="float" office:value="0.00017091">
                <text:p>0.000170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214889034268852">
                <text:p>0.000214889034268852</text:p>
              </table:table-cell>
              <table:table-cell office:value-type="float" office:value="0.00016902">
                <text:p>0.000169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209725439374912">
                <text:p>0.000209725439374912</text:p>
              </table:table-cell>
              <table:table-cell office:value-type="float" office:value="0.00016713">
                <text:p>0.000167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205098362011987">
                <text:p>0.000205098362011987</text:p>
              </table:table-cell>
              <table:table-cell office:value-type="float" office:value="0.00016524">
                <text:p>0.000165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200500463839862">
                <text:p>0.000200500463839862</text:p>
              </table:table-cell>
              <table:table-cell office:value-type="float" office:value="0.00016335">
                <text:p>0.000163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195943606683147">
                <text:p>0.000195943606683147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191410971733597">
                <text:p>0.000191410971733597</text:p>
              </table:table-cell>
              <table:table-cell office:value-type="float" office:value="0.00016082">
                <text:p>0.000160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186914904651823">
                <text:p>0.000186914904651823</text:p>
              </table:table-cell>
              <table:table-cell office:value-type="float" office:value="0.00015963">
                <text:p>0.000159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182457431695725">
                <text:p>0.000182457431695725</text:p>
              </table:table-cell>
              <table:table-cell office:value-type="float" office:value="0.00015845">
                <text:p>0.000158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178041795601482">
                <text:p>0.000178041795601482</text:p>
              </table:table-cell>
              <table:table-cell office:value-type="float" office:value="0.00015727">
                <text:p>0.000157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173671564350644">
                <text:p>0.000173671564350644</text:p>
              </table:table-cell>
              <table:table-cell office:value-type="float" office:value="0.00015609">
                <text:p>0.000156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170018746816344">
                <text:p>0.000170018746816344</text:p>
              </table:table-cell>
              <table:table-cell office:value-type="float" office:value="0.00015527">
                <text:p>0.000155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166384719923435">
                <text:p>0.000166384719923435</text:p>
              </table:table-cell>
              <table:table-cell office:value-type="float" office:value="0.00015451">
                <text:p>0.000154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162789732873422">
                <text:p>0.000162789732873422</text:p>
              </table:table-cell>
              <table:table-cell office:value-type="float" office:value="0.00015376">
                <text:p>0.000153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159226591007909">
                <text:p>0.000159226591007909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155697480676471">
                <text:p>0.000155697480676471</text:p>
              </table:table-cell>
              <table:table-cell office:value-type="float" office:value="0.00015225">
                <text:p>0.000152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152195856198518">
                <text:p>0.000152195856198518</text:p>
              </table:table-cell>
              <table:table-cell office:value-type="float" office:value="0.00015149">
                <text:p>0.000151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148742182816442">
                <text:p>0.000148742182816442</text:p>
              </table:table-cell>
              <table:table-cell office:value-type="float" office:value="0.00015091">
                <text:p>0.000150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14533073903686">
                <text:p>0.00014533073903686</text:p>
              </table:table-cell>
              <table:table-cell office:value-type="float" office:value="0.00015034">
                <text:p>0.000150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142319712158928">
                <text:p>0.000142319712158928</text:p>
              </table:table-cell>
              <table:table-cell office:value-type="float" office:value="0.00014977">
                <text:p>0.000149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139531938927975">
                <text:p>0.000139531938927975</text:p>
              </table:table-cell>
              <table:table-cell office:value-type="float" office:value="0.0001492">
                <text:p>0.00014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136760664757817">
                <text:p>0.000136760664757817</text:p>
              </table:table-cell>
              <table:table-cell office:value-type="float" office:value="0.00014863">
                <text:p>0.000148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134025142790448">
                <text:p>0.000134025142790448</text:p>
              </table:table-cell>
              <table:table-cell office:value-type="float" office:value="0.00014807">
                <text:p>0.000148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131308972336242">
                <text:p>0.000131308972336242</text:p>
              </table:table-cell>
              <table:table-cell office:value-type="float" office:value="0.0001475">
                <text:p>0.00014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128623021905101">
                <text:p>0.000128623021905101</text:p>
              </table:table-cell>
              <table:table-cell office:value-type="float" office:value="0.00014693">
                <text:p>0.000146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125977443393649">
                <text:p>0.000125977443393649</text:p>
              </table:table-cell>
              <table:table-cell office:value-type="float" office:value="0.00014637">
                <text:p>0.000146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12335777744431">
                <text:p>0.00012335777744431</text:p>
              </table:table-cell>
              <table:table-cell office:value-type="float" office:value="0.0001458">
                <text:p>0.00014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120919750764712">
                <text:p>0.000120919750764712</text:p>
              </table:table-cell>
              <table:table-cell office:value-type="float" office:value="0.00014524">
                <text:p>0.000145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118786117981017">
                <text:p>0.000118786117981017</text:p>
              </table:table-cell>
              <table:table-cell office:value-type="float" office:value="0.00014466">
                <text:p>0.000144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11667043337967">
                <text:p>0.00011667043337967</text:p>
              </table:table-cell>
              <table:table-cell office:value-type="float" office:value="0.00014398">
                <text:p>0.000143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114573691242798">
                <text:p>0.000114573691242798</text:p>
              </table:table-cell>
              <table:table-cell office:value-type="float" office:value="0.0001433">
                <text:p>0.00014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112496950736453">
                <text:p>0.000112496950736453</text:p>
              </table:table-cell>
              <table:table-cell office:value-type="float" office:value="0.00014263">
                <text:p>0.000142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110441340199221">
                <text:p>0.000110441340199221</text:p>
              </table:table-cell>
              <table:table-cell office:value-type="float" office:value="0.00014195">
                <text:p>0.000141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108408061623663">
                <text:p>0.000108408061623663</text:p>
              </table:table-cell>
              <table:table-cell office:value-type="float" office:value="0.00014127">
                <text:p>0.000141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106398395312147">
                <text:p>0.000106398395312147</text:p>
              </table:table-cell>
              <table:table-cell office:value-type="float" office:value="0.00014056">
                <text:p>0.000140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104413704679989">
                <text:p>0.000104413704679989</text:p>
              </table:table-cell>
              <table:table-cell office:value-type="float" office:value="0.0001397">
                <text:p>0.00013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102754858259841">
                <text:p>0.000102754858259841</text:p>
              </table:table-cell>
              <table:table-cell office:value-type="float" office:value="0.00013885">
                <text:p>0.000138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101105415769879">
                <text:p>0.000101105415769879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994666141778235">
                <text:p>0.0000994666141778235</text:p>
              </table:table-cell>
              <table:table-cell office:value-type="float" office:value="0.00013714">
                <text:p>0.000137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978404023908324">
                <text:p>0.0000978404023908324</text:p>
              </table:table-cell>
              <table:table-cell office:value-type="float" office:value="0.00013629">
                <text:p>0.000136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962245189647628">
                <text:p>0.0000962245189647628</text:p>
              </table:table-cell>
              <table:table-cell office:value-type="float" office:value="0.00013538">
                <text:p>0.000135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94620979682098">
                <text:p>0.000094620979682098</text:p>
              </table:table-cell>
              <table:table-cell office:value-type="float" office:value="0.00013432">
                <text:p>0.000134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930304228626313">
                <text:p>0.0000930304228626313</text:p>
              </table:table-cell>
              <table:table-cell office:value-type="float" office:value="0.00013327">
                <text:p>0.000133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9145419595076">
                <text:p>0.00009145419595076</text:p>
              </table:table-cell>
              <table:table-cell office:value-type="float" office:value="0.00013221">
                <text:p>0.000132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0900332088620638">
                <text:p>0.0000900332088620638</text:p>
              </table:table-cell>
              <table:table-cell office:value-type="float" office:value="0.00013115">
                <text:p>0.000131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886882517868066">
                <text:p>0.0000886882517868066</text:p>
              </table:table-cell>
              <table:table-cell office:value-type="float" office:value="0.00013009">
                <text:p>0.000130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873473170853003">
                <text:p>0.0000873473170853003</text:p>
              </table:table-cell>
              <table:table-cell office:value-type="float" office:value="0.00012897">
                <text:p>0.000128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860105928883181">
                <text:p>0.0000860105928883181</text:p>
              </table:table-cell>
              <table:table-cell office:value-type="float" office:value="0.00012771">
                <text:p>0.000127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846790447336293">
                <text:p>0.0000846790447336293</text:p>
              </table:table-cell>
              <table:table-cell office:value-type="float" office:value="0.00012645">
                <text:p>0.000126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83351356617634">
                <text:p>0.000083351356617634</text:p>
              </table:table-cell>
              <table:table-cell office:value-type="float" office:value="0.00012519">
                <text:p>0.000125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820278834787294">
                <text:p>0.0000820278834787294</text:p>
              </table:table-cell>
              <table:table-cell office:value-type="float" office:value="0.00012393">
                <text:p>0.000123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807101316378557">
                <text:p>0.0000807101316378557</text:p>
              </table:table-cell>
              <table:table-cell office:value-type="float" office:value="0.00012267">
                <text:p>0.000122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794487262327094">
                <text:p>0.0000794487262327094</text:p>
              </table:table-cell>
              <table:table-cell office:value-type="float" office:value="0.00012133">
                <text:p>0.000121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782914705252111">
                <text:p>0.0000782914705252111</text:p>
              </table:table-cell>
              <table:table-cell office:value-type="float" office:value="0.00011989">
                <text:p>0.000119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771332829458205">
                <text:p>0.0000771332829458205</text:p>
              </table:table-cell>
              <table:table-cell office:value-type="float" office:value="0.00011844">
                <text:p>0.000118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759769929452331">
                <text:p>0.0000759769929452331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74821219249622">
                <text:p>0.000074821219249622</text:p>
              </table:table-cell>
              <table:table-cell office:value-type="float" office:value="0.00011555">
                <text:p>0.000115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736645838446129">
                <text:p>0.0000736645838446129</text:p>
              </table:table-cell>
              <table:table-cell office:value-type="float" office:value="0.00011411">
                <text:p>0.000114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725099177216469">
                <text:p>0.0000725099177216469</text:p>
              </table:table-cell>
              <table:table-cell office:value-type="float" office:value="0.00011258">
                <text:p>0.000112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713544443254938">
                <text:p>0.0000713544443254938</text:p>
              </table:table-cell>
              <table:table-cell office:value-type="float" office:value="0.00011098">
                <text:p>0.000110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702009960185751">
                <text:p>0.0000702009960185751</text:p>
              </table:table-cell>
              <table:table-cell office:value-type="float" office:value="0.00010937">
                <text:p>0.000109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691649474300386">
                <text:p>0.0000691649474300386</text:p>
              </table:table-cell>
              <table:table-cell office:value-type="float" office:value="0.00010777">
                <text:p>0.0001077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681294982514916">
                <text:p>0.0000681294982514916</text:p>
              </table:table-cell>
              <table:table-cell office:value-type="float" office:value="0.00010616">
                <text:p>0.000106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670942869773575">
                <text:p>0.0000670942869773575</text:p>
              </table:table-cell>
              <table:table-cell office:value-type="float" office:value="0.00010456">
                <text:p>0.000104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660589151061384">
                <text:p>0.0000660589151061384</text:p>
              </table:table-cell>
              <table:table-cell office:value-type="float" office:value="0.00010288">
                <text:p>0.000102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650254135319415">
                <text:p>0.0000650254135319415</text:p>
              </table:table-cell>
              <table:table-cell office:value-type="float" office:value="0.00010114">
                <text:p>0.000101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639916143412557">
                <text:p>0.0000639916143412557</text:p>
              </table:table-cell>
              <table:table-cell office:value-type="float" office:value="0.000099411">
                <text:p>0.0000994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629577165087807">
                <text:p>0.0000629577165087807</text:p>
              </table:table-cell>
              <table:table-cell office:value-type="float" office:value="0.000097678">
                <text:p>0.0000976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0619257631038972">
                <text:p>0.0000619257631038972</text:p>
              </table:table-cell>
              <table:table-cell office:value-type="float" office:value="0.000095946">
                <text:p>0.0000959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609607116264238">
                <text:p>0.0000609607116264238</text:p>
              </table:table-cell>
              <table:table-cell office:value-type="float" office:value="0.000094213">
                <text:p>0.0000942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0600328567119707">
                <text:p>0.0000600328567119707</text:p>
              </table:table-cell>
              <table:table-cell office:value-type="float" office:value="0.000092417">
                <text:p>0.0000924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59109040746742">
                <text:p>0.000059109040746742</text:p>
              </table:table-cell>
              <table:table-cell office:value-type="float" office:value="0.000090591">
                <text:p>0.0000905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581888122580277">
                <text:p>0.0000581888122580277</text:p>
              </table:table-cell>
              <table:table-cell office:value-type="float" office:value="0.000088765">
                <text:p>0.0000887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572736559772466">
                <text:p>0.0000572736559772466</text:p>
              </table:table-cell>
              <table:table-cell office:value-type="float" office:value="0.00008694">
                <text:p>0.000086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56363150692629">
                <text:p>0.000056363150692629</text:p>
              </table:table-cell>
              <table:table-cell office:value-type="float" office:value="0.000085114">
                <text:p>0.0000851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554575254857265">
                <text:p>0.0000554575254857265</text:p>
              </table:table-cell>
              <table:table-cell office:value-type="float" office:value="0.000083288">
                <text:p>0.0000832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545570233792131">
                <text:p>0.0000545570233792131</text:p>
              </table:table-cell>
              <table:table-cell office:value-type="float" office:value="0.00008142">
                <text:p>0.000081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536925133701152">
                <text:p>0.0000536925133701152</text:p>
              </table:table-cell>
              <table:table-cell office:value-type="float" office:value="0.000079538">
                <text:p>0.0000795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528997189406522">
                <text:p>0.0000528997189406522</text:p>
              </table:table-cell>
              <table:table-cell office:value-type="float" office:value="0.000077657">
                <text:p>0.0000776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521175552477282">
                <text:p>0.0000521175552477282</text:p>
              </table:table-cell>
              <table:table-cell office:value-type="float" office:value="0.000075775">
                <text:p>0.0000757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513479317304991">
                <text:p>0.0000513479317304991</text:p>
              </table:table-cell>
              <table:table-cell office:value-type="float" office:value="0.000073894">
                <text:p>0.0000738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505906984039556">
                <text:p>0.0000505906984039556</text:p>
              </table:table-cell>
              <table:table-cell office:value-type="float" office:value="0.000072012">
                <text:p>0.0000720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498456855906306">
                <text:p>0.0000498456855906306</text:p>
              </table:table-cell>
              <table:table-cell office:value-type="float" office:value="0.000070119">
                <text:p>0.0000701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491149396823411">
                <text:p>0.0000491149396823411</text:p>
              </table:table-cell>
              <table:table-cell office:value-type="float" office:value="0.000068223">
                <text:p>0.0000682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483983509223197">
                <text:p>0.0000483983509223197</text:p>
              </table:table-cell>
              <table:table-cell office:value-type="float" office:value="0.000066327">
                <text:p>0.0000663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0476957889650648">
                <text:p>0.0000476957889650648</text:p>
              </table:table-cell>
              <table:table-cell office:value-type="float" office:value="0.000064431">
                <text:p>0.0000644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470989405507173">
                <text:p>0.0000470989405507173</text:p>
              </table:table-cell>
              <table:table-cell office:value-type="float" office:value="0.000062535">
                <text:p>0.0000625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465236681378414">
                <text:p>0.0000465236681378414</text:p>
              </table:table-cell>
              <table:table-cell office:value-type="float" office:value="0.000060639">
                <text:p>0.0000606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459711351284695">
                <text:p>0.0000459711351284695</text:p>
              </table:table-cell>
              <table:table-cell office:value-type="float" office:value="0.000058777">
                <text:p>0.0000587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454420068768975">
                <text:p>0.0000454420068768975</text:p>
              </table:table-cell>
              <table:table-cell office:value-type="float" office:value="0.000056917">
                <text:p>0.0000569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449362753240631">
                <text:p>0.0000449362753240631</text:p>
              </table:table-cell>
              <table:table-cell office:value-type="float" office:value="0.000055058">
                <text:p>0.0000550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444564228205554">
                <text:p>0.0000444564228205554</text:p>
              </table:table-cell>
              <table:table-cell office:value-type="float" office:value="0.000053198">
                <text:p>0.0000531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440015869827442">
                <text:p>0.0000440015869827442</text:p>
              </table:table-cell>
              <table:table-cell office:value-type="float" office:value="0.000051338">
                <text:p>0.0000513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0435747730688296">
                <text:p>0.0000435747730688296</text:p>
              </table:table-cell>
              <table:table-cell office:value-type="float" office:value="0.00004948">
                <text:p>0.000049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432266092239491">
                <text:p>0.0000432266092239491</text:p>
              </table:table-cell>
              <table:table-cell office:value-type="float" office:value="0.000047731">
                <text:p>0.0000477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0429370022358338">
                <text:p>0.0000429370022358338</text:p>
              </table:table-cell>
              <table:table-cell office:value-type="float" office:value="0.000045982">
                <text:p>0.0000459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0426801558103998">
                <text:p>0.0000426801558103998</text:p>
              </table:table-cell>
              <table:table-cell office:value-type="float" office:value="0.000044233">
                <text:p>0.0000442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0424575264941329">
                <text:p>0.0000424575264941329</text:p>
              </table:table-cell>
              <table:table-cell office:value-type="float" office:value="0.000042485">
                <text:p>0.0000424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042267913527876">
                <text:p>0.000042267913527876</text:p>
              </table:table-cell>
              <table:table-cell office:value-type="float" office:value="0.000040736">
                <text:p>0.0000407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0421143829350496">
                <text:p>0.0000421143829350496</text:p>
              </table:table-cell>
              <table:table-cell office:value-type="float" office:value="0.00003901">
                <text:p>0.000039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0419960059291357">
                <text:p>0.0000419960059291357</text:p>
              </table:table-cell>
              <table:table-cell office:value-type="float" office:value="0.000037507">
                <text:p>0.0000375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0419128002524288">
                <text:p>0.0000419128002524288</text:p>
              </table:table-cell>
              <table:table-cell office:value-type="float" office:value="0.000036004">
                <text:p>0.0000360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0418858095779466">
                <text:p>0.0000418858095779466</text:p>
              </table:table-cell>
              <table:table-cell office:value-type="float" office:value="0.0000345">
                <text:p>0.00003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0419361110119906">
                <text:p>0.0000419361110119906</text:p>
              </table:table-cell>
              <table:table-cell office:value-type="float" office:value="0.000032997">
                <text:p>0.0000329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0420242111340594">
                <text:p>0.0000420242111340594</text:p>
              </table:table-cell>
              <table:table-cell office:value-type="float" office:value="0.000031494">
                <text:p>0.0000314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042150039330468">
                <text:p>0.000042150039330468</text:p>
              </table:table-cell>
              <table:table-cell office:value-type="float" office:value="0.000030081">
                <text:p>0.0000300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042313236983242">
                <text:p>0.000042313236983242</text:p>
              </table:table-cell>
              <table:table-cell office:value-type="float" office:value="0.000029088">
                <text:p>0.0000290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0425133737400362">
                <text:p>0.0000425133737400362</text:p>
              </table:table-cell>
              <table:table-cell office:value-type="float" office:value="0.000028094">
                <text:p>0.0000280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0427499308050902">
                <text:p>0.0000427499308050902</text:p>
              </table:table-cell>
              <table:table-cell office:value-type="float" office:value="0.000027101">
                <text:p>0.0000271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0430213037995131">
                <text:p>0.0000430213037995131</text:p>
              </table:table-cell>
              <table:table-cell office:value-type="float" office:value="0.000026107">
                <text:p>0.0000261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043328826924588">
                <text:p>0.000043328826924588</text:p>
              </table:table-cell>
              <table:table-cell office:value-type="float" office:value="0.000025114">
                <text:p>0.0000251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0437098618136102">
                <text:p>0.0000437098618136102</text:p>
              </table:table-cell>
              <table:table-cell office:value-type="float" office:value="0.000024345">
                <text:p>0.0000243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0441241321745822">
                <text:p>0.0000441241321745822</text:p>
              </table:table-cell>
              <table:table-cell office:value-type="float" office:value="0.000024215">
                <text:p>0.0000242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0445716789373028">
                <text:p>0.0000445716789373028</text:p>
              </table:table-cell>
              <table:table-cell office:value-type="float" office:value="0.000024084">
                <text:p>0.0000240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0450515200907805">
                <text:p>0.0000450515200907805</text:p>
              </table:table-cell>
              <table:table-cell office:value-type="float" office:value="0.000023954">
                <text:p>0.00002395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0455626200897183">
                <text:p>0.0000455626200897183</text:p>
              </table:table-cell>
              <table:table-cell office:value-type="float" office:value="0.000023824">
                <text:p>0.0000238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0461049496284293">
                <text:p>0.0000461049496284293</text:p>
              </table:table-cell>
              <table:table-cell office:value-type="float" office:value="0.000023693">
                <text:p>0.0000236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046675447539472">
                <text:p>0.000046675447539472</text:p>
              </table:table-cell>
              <table:table-cell office:value-type="float" office:value="0.000023865">
                <text:p>0.0000238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0472740815184177">
                <text:p>0.0000472740815184177</text:p>
              </table:table-cell>
              <table:table-cell office:value-type="float" office:value="0.000024614">
                <text:p>0.0000246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0479113618362075">
                <text:p>0.0000479113618362075</text:p>
              </table:table-cell>
              <table:table-cell office:value-type="float" office:value="0.000025363">
                <text:p>0.0000253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0485808145876538">
                <text:p>0.0000485808145876538</text:p>
              </table:table-cell>
              <table:table-cell office:value-type="float" office:value="0.000026112">
                <text:p>0.0000261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0492752774218472">
                <text:p>0.0000492752774218472</text:p>
              </table:table-cell>
              <table:table-cell office:value-type="float" office:value="0.000026862">
                <text:p>0.0000268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0499927476440333">
                <text:p>0.0000499927476440333</text:p>
              </table:table-cell>
              <table:table-cell office:value-type="float" office:value="0.000027611">
                <text:p>0.0000276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050734134091359">
                <text:p>0.000050734134091359</text:p>
              </table:table-cell>
              <table:table-cell office:value-type="float" office:value="0.000028577">
                <text:p>0.00002857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0514968493890646">
                <text:p>0.0000514968493890646</text:p>
              </table:table-cell>
              <table:table-cell office:value-type="float" office:value="0.000029835">
                <text:p>0.0000298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05228121681828">
                <text:p>0.00005228121681828</text:p>
              </table:table-cell>
              <table:table-cell office:value-type="float" office:value="0.000031094">
                <text:p>0.0000310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0530856499724737">
                <text:p>0.0000530856499724737</text:p>
              </table:table-cell>
              <table:table-cell office:value-type="float" office:value="0.000032352">
                <text:p>0.0000323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0539096230834533">
                <text:p>0.0000539096230834533</text:p>
              </table:table-cell>
              <table:table-cell office:value-type="float" office:value="0.000033611">
                <text:p>0.0000336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054752464099801">
                <text:p>0.000054752464099801</text:p>
              </table:table-cell>
              <table:table-cell office:value-type="float" office:value="0.000034869">
                <text:p>0.0000348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0556131671459197">
                <text:p>0.0000556131671459197</text:p>
              </table:table-cell>
              <table:table-cell office:value-type="float" office:value="0.000036236">
                <text:p>0.0000362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0564905603176318">
                <text:p>0.0000564905603176318</text:p>
              </table:table-cell>
              <table:table-cell office:value-type="float" office:value="0.000037706">
                <text:p>0.0000377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0573834421850066">
                <text:p>0.0000573834421850066</text:p>
              </table:table-cell>
              <table:table-cell office:value-type="float" office:value="0.000039177">
                <text:p>0.0000391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0582919380017512">
                <text:p>0.0000582919380017512</text:p>
              </table:table-cell>
              <table:table-cell office:value-type="float" office:value="0.000040647">
                <text:p>0.0000406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0592149275520962">
                <text:p>0.0000592149275520962</text:p>
              </table:table-cell>
              <table:table-cell office:value-type="float" office:value="0.000042118">
                <text:p>0.0000421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0601512663623967">
                <text:p>0.0000601512663623967</text:p>
              </table:table-cell>
              <table:table-cell office:value-type="float" office:value="0.000043588">
                <text:p>0.0000435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0611012602816014">
                <text:p>0.0000611012602816014</text:p>
              </table:table-cell>
              <table:table-cell office:value-type="float" office:value="0.000045101">
                <text:p>0.0000451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0620554151384067">
                <text:p>0.0000620554151384067</text:p>
              </table:table-cell>
              <table:table-cell office:value-type="float" office:value="0.000046642">
                <text:p>0.0000466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0630212759153605">
                <text:p>0.0000630212759153605</text:p>
              </table:table-cell>
              <table:table-cell office:value-type="float" office:value="0.000048183">
                <text:p>0.0000481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0639990022578477">
                <text:p>0.0000639990022578477</text:p>
              </table:table-cell>
              <table:table-cell office:value-type="float" office:value="0.000049724">
                <text:p>0.0000497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0649877126386212">
                <text:p>0.0000649877126386212</text:p>
              </table:table-cell>
              <table:table-cell office:value-type="float" office:value="0.000051266">
                <text:p>0.0000512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0659869133237796">
                <text:p>0.0000659869133237796</text:p>
              </table:table-cell>
              <table:table-cell office:value-type="float" office:value="0.000052807">
                <text:p>0.0000528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0669961349482192">
                <text:p>0.0000669961349482192</text:p>
              </table:table-cell>
              <table:table-cell office:value-type="float" office:value="0.000054353">
                <text:p>0.0000543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0680141076027614">
                <text:p>0.0000680141076027614</text:p>
              </table:table-cell>
              <table:table-cell office:value-type="float" office:value="0.0000559">
                <text:p>0.00005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0690426378406851">
                <text:p>0.0000690426378406851</text:p>
              </table:table-cell>
              <table:table-cell office:value-type="float" office:value="0.000057448">
                <text:p>0.0000574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0700702957464859">
                <text:p>0.0000700702957464859</text:p>
              </table:table-cell>
              <table:table-cell office:value-type="float" office:value="0.000058996">
                <text:p>0.0000589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0711025693839541">
                <text:p>0.0000711025693839541</text:p>
              </table:table-cell>
              <table:table-cell office:value-type="float" office:value="0.000060544">
                <text:p>0.0000605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0721421428084861">
                <text:p>0.0000721421428084861</text:p>
              </table:table-cell>
              <table:table-cell office:value-type="float" office:value="0.000062092">
                <text:p>0.0000620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0731894812455998">
                <text:p>0.0000731894812455998</text:p>
              </table:table-cell>
              <table:table-cell office:value-type="float" office:value="0.000063622">
                <text:p>0.0000636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0742450419220031">
                <text:p>0.0000742450419220031</text:p>
              </table:table-cell>
              <table:table-cell office:value-type="float" office:value="0.000065147">
                <text:p>0.0000651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0753069346740392">
                <text:p>0.0000753069346740392</text:p>
              </table:table-cell>
              <table:table-cell office:value-type="float" office:value="0.000066672">
                <text:p>0.0000666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0763757949614929">
                <text:p>0.0000763757949614929</text:p>
              </table:table-cell>
              <table:table-cell office:value-type="float" office:value="0.000068197">
                <text:p>0.0000681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0774510460097215">
                <text:p>0.0000774510460097215</text:p>
              </table:table-cell>
              <table:table-cell office:value-type="float" office:value="0.000069722">
                <text:p>0.0000697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0785288761475675">
                <text:p>0.0000785288761475675</text:p>
              </table:table-cell>
              <table:table-cell office:value-type="float" office:value="0.000071247">
                <text:p>0.0000712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0796018191563484">
                <text:p>0.0000796018191563484</text:p>
              </table:table-cell>
              <table:table-cell office:value-type="float" office:value="0.000072741">
                <text:p>0.00007274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0806806414017638">
                <text:p>0.0000806806414017638</text:p>
              </table:table-cell>
              <table:table-cell office:value-type="float" office:value="0.000074229">
                <text:p>0.00007422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0817651101693137">
                <text:p>0.0000817651101693137</text:p>
              </table:table-cell>
              <table:table-cell office:value-type="float" office:value="0.000075718">
                <text:p>0.0000757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082855003741476">
                <text:p>0.000082855003741476</text:p>
              </table:table-cell>
              <table:table-cell office:value-type="float" office:value="0.000077206">
                <text:p>0.0000772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08395084585637">
                <text:p>0.00008395084585637</text:p>
              </table:table-cell>
              <table:table-cell office:value-type="float" office:value="0.000078694">
                <text:p>0.0000786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0850509598887632">
                <text:p>0.0000850509598887632</text:p>
              </table:table-cell>
              <table:table-cell office:value-type="float" office:value="0.000080182">
                <text:p>0.0000801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0861558941454385">
                <text:p>0.0000861558941454385</text:p>
              </table:table-cell>
              <table:table-cell office:value-type="float" office:value="0.000081631">
                <text:p>0.0000816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0872654655290396">
                <text:p>0.0000872654655290396</text:p>
              </table:table-cell>
              <table:table-cell office:value-type="float" office:value="0.000083077">
                <text:p>0.0000830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0883659957279948">
                <text:p>0.0000883659957279948</text:p>
              </table:table-cell>
              <table:table-cell office:value-type="float" office:value="0.000084522">
                <text:p>0.0000845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089470198574721">
                <text:p>0.000089470198574721</text:p>
              </table:table-cell>
              <table:table-cell office:value-type="float" office:value="0.000085968">
                <text:p>0.0000859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090580047366956">
                <text:p>0.000090580047366956</text:p>
              </table:table-cell>
              <table:table-cell office:value-type="float" office:value="0.000087413">
                <text:p>0.0000874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0916932605156999">
                <text:p>0.0000916932605156999</text:p>
              </table:table-cell>
              <table:table-cell office:value-type="float" office:value="0.000088858">
                <text:p>0.0000888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0928097002257846">
                <text:p>0.0000928097002257846</text:p>
              </table:table-cell>
              <table:table-cell office:value-type="float" office:value="0.000090259">
                <text:p>0.0000902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0939313452368271">
                <text:p>0.0000939313452368271</text:p>
              </table:table-cell>
              <table:table-cell office:value-type="float" office:value="0.00009166">
                <text:p>0.000091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095055920262759">
                <text:p>0.000095055920262759</text:p>
              </table:table-cell>
              <table:table-cell office:value-type="float" office:value="0.00009306">
                <text:p>0.000093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0961833333223589">
                <text:p>0.0000961833333223589</text:p>
              </table:table-cell>
              <table:table-cell office:value-type="float" office:value="0.000094461">
                <text:p>0.00009446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0973079368294283">
                <text:p>0.0000973079368294283</text:p>
              </table:table-cell>
              <table:table-cell office:value-type="float" office:value="0.000095862">
                <text:p>0.0000958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0984310268665323">
                <text:p>0.0000984310268665323</text:p>
              </table:table-cell>
              <table:table-cell office:value-type="float" office:value="0.000097259">
                <text:p>0.0000972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0995587757658761">
                <text:p>0.0000995587757658761</text:p>
              </table:table-cell>
              <table:table-cell office:value-type="float" office:value="0.000098616">
                <text:p>0.0000986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100688249522971">
                <text:p>0.000100688249522971</text:p>
              </table:table-cell>
              <table:table-cell office:value-type="float" office:value="0.000099972">
                <text:p>0.00009997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101821417732224">
                <text:p>0.000101821417732224</text:p>
              </table:table-cell>
              <table:table-cell office:value-type="float" office:value="0.00010133">
                <text:p>0.000101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102957607324568">
                <text:p>0.000102957607324568</text:p>
              </table:table-cell>
              <table:table-cell office:value-type="float" office:value="0.00010269">
                <text:p>0.000102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104096537238277">
                <text:p>0.000104096537238277</text:p>
              </table:table-cell>
              <table:table-cell office:value-type="float" office:value="0.00010404">
                <text:p>0.000104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10523755489843">
                <text:p>0.00010523755489843</text:p>
              </table:table-cell>
              <table:table-cell office:value-type="float" office:value="0.00010539">
                <text:p>0.000105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10637993779374">
                <text:p>0.00010637993779374</text:p>
              </table:table-cell>
              <table:table-cell office:value-type="float" office:value="0.00010671">
                <text:p>0.000106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107518755442946">
                <text:p>0.000107518755442946</text:p>
              </table:table-cell>
              <table:table-cell office:value-type="float" office:value="0.00010802">
                <text:p>0.000108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108660873731072">
                <text:p>0.000108660873731072</text:p>
              </table:table-cell>
              <table:table-cell office:value-type="float" office:value="0.00010934">
                <text:p>0.000109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109805449937606">
                <text:p>0.000109805449937606</text:p>
              </table:table-cell>
              <table:table-cell office:value-type="float" office:value="0.00011065">
                <text:p>0.000110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110951632295338">
                <text:p>0.000110951632295338</text:p>
              </table:table-cell>
              <table:table-cell office:value-type="float" office:value="0.00011197">
                <text:p>0.000111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112100896254223">
                <text:p>0.000112100896254223</text:p>
              </table:table-cell>
              <table:table-cell office:value-type="float" office:value="0.00011327">
                <text:p>0.000113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113251617436574">
                <text:p>0.000113251617436574</text:p>
              </table:table-cell>
              <table:table-cell office:value-type="float" office:value="0.00011455">
                <text:p>0.000114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114404667409158">
                <text:p>0.000114404667409158</text:p>
              </table:table-cell>
              <table:table-cell office:value-type="float" office:value="0.00011582">
                <text:p>0.000115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115559660825047">
                <text:p>0.000115559660825047</text:p>
              </table:table-cell>
              <table:table-cell office:value-type="float" office:value="0.0001171">
                <text:p>0.00011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11671423594832">
                <text:p>0.00011671423594832</text:p>
              </table:table-cell>
              <table:table-cell office:value-type="float" office:value="0.00011838">
                <text:p>0.000118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117870023436835">
                <text:p>0.000117870023436835</text:p>
              </table:table-cell>
              <table:table-cell office:value-type="float" office:value="0.00011965">
                <text:p>0.000119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119027143996653">
                <text:p>0.000119027143996653</text:p>
              </table:table-cell>
              <table:table-cell office:value-type="float" office:value="0.00012092">
                <text:p>0.000120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120186760069485">
                <text:p>0.000120186760069485</text:p>
              </table:table-cell>
              <table:table-cell office:value-type="float" office:value="0.00012216">
                <text:p>0.000122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121348206744064">
                <text:p>0.000121348206744064</text:p>
              </table:table-cell>
              <table:table-cell office:value-type="float" office:value="0.0001234">
                <text:p>0.00012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122511634688302">
                <text:p>0.000122511634688302</text:p>
              </table:table-cell>
              <table:table-cell office:value-type="float" office:value="0.00012464">
                <text:p>0.000124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123676593460525">
                <text:p>0.000123676593460525</text:p>
              </table:table-cell>
              <table:table-cell office:value-type="float" office:value="0.00012589">
                <text:p>0.000125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124844037667003">
                <text:p>0.000124844037667003</text:p>
              </table:table-cell>
              <table:table-cell office:value-type="float" office:value="0.00012713">
                <text:p>0.000127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126013927012057">
                <text:p>0.000126013927012057</text:p>
              </table:table-cell>
              <table:table-cell office:value-type="float" office:value="0.00012836">
                <text:p>0.000128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127185412799582">
                <text:p>0.000127185412799582</text:p>
              </table:table-cell>
              <table:table-cell office:value-type="float" office:value="0.00012957">
                <text:p>0.000129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128350333560143">
                <text:p>0.000128350333560143</text:p>
              </table:table-cell>
              <table:table-cell office:value-type="float" office:value="0.00013078">
                <text:p>0.000130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129524862821776">
                <text:p>0.000129524862821776</text:p>
              </table:table-cell>
              <table:table-cell office:value-type="float" office:value="0.00013199">
                <text:p>0.000131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130700862357522">
                <text:p>0.000130700862357522</text:p>
              </table:table-cell>
              <table:table-cell office:value-type="float" office:value="0.0001332">
                <text:p>0.00013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131878292834719">
                <text:p>0.000131878292834719</text:p>
              </table:table-cell>
              <table:table-cell office:value-type="float" office:value="0.00013441">
                <text:p>0.000134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13305768945837">
                <text:p>0.00013305768945837</text:p>
              </table:table-cell>
              <table:table-cell office:value-type="float" office:value="0.00013561">
                <text:p>0.000135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134237866550389">
                <text:p>0.000134237866550389</text:p>
              </table:table-cell>
              <table:table-cell office:value-type="float" office:value="0.0001368">
                <text:p>0.00013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135420500575061">
                <text:p>0.000135420500575061</text:p>
              </table:table-cell>
              <table:table-cell office:value-type="float" office:value="0.00013799">
                <text:p>0.000137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136606107773408">
                <text:p>0.000136606107773408</text:p>
              </table:table-cell>
              <table:table-cell office:value-type="float" office:value="0.00013917">
                <text:p>0.000139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137793506918868">
                <text:p>0.000137793506918868</text:p>
              </table:table-cell>
              <table:table-cell office:value-type="float" office:value="0.00014036">
                <text:p>0.000140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138982098591869">
                <text:p>0.000138982098591869</text:p>
              </table:table-cell>
              <table:table-cell office:value-type="float" office:value="0.00014154">
                <text:p>0.000141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140171294136852">
                <text:p>0.000140171294136852</text:p>
              </table:table-cell>
              <table:table-cell office:value-type="float" office:value="0.00014272">
                <text:p>0.000142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14136218318914">
                <text:p>0.00014136218318914</text:p>
              </table:table-cell>
              <table:table-cell office:value-type="float" office:value="0.00014388">
                <text:p>0.000143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142554176662769">
                <text:p>0.000142554176662769</text:p>
              </table:table-cell>
              <table:table-cell office:value-type="float" office:value="0.00014505">
                <text:p>0.000145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14374669568724">
                <text:p>0.00014374669568724</text:p>
              </table:table-cell>
              <table:table-cell office:value-type="float" office:value="0.00014621">
                <text:p>0.000146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144949176006627">
                <text:p>0.000144949176006627</text:p>
              </table:table-cell>
              <table:table-cell office:value-type="float" office:value="0.00014738">
                <text:p>0.000147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146149807461385">
                <text:p>0.000146149807461385</text:p>
              </table:table-cell>
              <table:table-cell office:value-type="float" office:value="0.00014855">
                <text:p>0.000148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147360325583245">
                <text:p>0.000147360325583245</text:p>
              </table:table-cell>
              <table:table-cell office:value-type="float" office:value="0.0001497">
                <text:p>0.00014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148562858023128">
                <text:p>0.000148562858023128</text:p>
              </table:table-cell>
              <table:table-cell office:value-type="float" office:value="0.00015085">
                <text:p>0.000150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149775254060876">
                <text:p>0.000149775254060876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150979596598348">
                <text:p>0.000150979596598348</text:p>
              </table:table-cell>
              <table:table-cell office:value-type="float" office:value="0.00015315">
                <text:p>0.000153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15219324499136">
                <text:p>0.00015219324499136</text:p>
              </table:table-cell>
              <table:table-cell office:value-type="float" office:value="0.0001543">
                <text:p>0.00015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153399848878674">
                <text:p>0.000153399848878674</text:p>
              </table:table-cell>
              <table:table-cell office:value-type="float" office:value="0.00015545">
                <text:p>0.000155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154615206561321">
                <text:p>0.000154615206561321</text:p>
              </table:table-cell>
              <table:table-cell office:value-type="float" office:value="0.0001566">
                <text:p>0.000156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155837233756891">
                <text:p>0.000155837233756891</text:p>
              </table:table-cell>
              <table:table-cell office:value-type="float" office:value="0.00015774">
                <text:p>0.0001577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157062676104159">
                <text:p>0.000157062676104159</text:p>
              </table:table-cell>
              <table:table-cell office:value-type="float" office:value="0.00015888">
                <text:p>0.000158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158297878621288">
                <text:p>0.000158297878621288</text:p>
              </table:table-cell>
              <table:table-cell office:value-type="float" office:value="0.00016002">
                <text:p>0.000160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159524782701623">
                <text:p>0.000159524782701623</text:p>
              </table:table-cell>
              <table:table-cell office:value-type="float" office:value="0.00016116">
                <text:p>0.000161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160752387901393">
                <text:p>0.000160752387901393</text:p>
              </table:table-cell>
              <table:table-cell office:value-type="float" office:value="0.0001623">
                <text:p>0.00016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161981199986295">
                <text:p>0.000161981199986295</text:p>
              </table:table-cell>
              <table:table-cell office:value-type="float" office:value="0.00016344">
                <text:p>0.000163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163218700181689">
                <text:p>0.000163218700181689</text:p>
              </table:table-cell>
              <table:table-cell office:value-type="float" office:value="0.00016458">
                <text:p>0.000164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164448323582212">
                <text:p>0.000164448323582212</text:p>
              </table:table-cell>
              <table:table-cell office:value-type="float" office:value="0.00016571">
                <text:p>0.0001657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165682719753751">
                <text:p>0.000165682719753751</text:p>
              </table:table-cell>
              <table:table-cell office:value-type="float" office:value="0.00016685">
                <text:p>0.0001668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166941554371582">
                <text:p>0.000166941554371582</text:p>
              </table:table-cell>
              <table:table-cell office:value-type="float" office:value="0.00016798">
                <text:p>0.000167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168192904321199">
                <text:p>0.000168192904321199</text:p>
              </table:table-cell>
              <table:table-cell office:value-type="float" office:value="0.00016912">
                <text:p>0.000169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169444290907071">
                <text:p>0.000169444290907071</text:p>
              </table:table-cell>
              <table:table-cell office:value-type="float" office:value="0.00017026">
                <text:p>0.000170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170696727388079">
                <text:p>0.000170696727388079</text:p>
              </table:table-cell>
              <table:table-cell office:value-type="float" office:value="0.0001714">
                <text:p>0.00017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171957788145812">
                <text:p>0.000171957788145812</text:p>
              </table:table-cell>
              <table:table-cell office:value-type="float" office:value="0.00017253">
                <text:p>0.000172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173211272889498">
                <text:p>0.000173211272889498</text:p>
              </table:table-cell>
              <table:table-cell office:value-type="float" office:value="0.00017367">
                <text:p>0.000173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174464753818644">
                <text:p>0.000174464753818644</text:p>
              </table:table-cell>
              <table:table-cell office:value-type="float" office:value="0.00017481">
                <text:p>0.0001748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1757192334635">
                <text:p>0.0001757192334635</text:p>
              </table:table-cell>
              <table:table-cell office:value-type="float" office:value="0.00017595">
                <text:p>0.000175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177004055930931">
                <text:p>0.000177004055930931</text:p>
              </table:table-cell>
              <table:table-cell office:value-type="float" office:value="0.00017709">
                <text:p>0.000177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178281164299541">
                <text:p>0.000178281164299541</text:p>
              </table:table-cell>
              <table:table-cell office:value-type="float" office:value="0.00017824">
                <text:p>0.000178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179567336951908">
                <text:p>0.000179567336951908</text:p>
              </table:table-cell>
              <table:table-cell office:value-type="float" office:value="0.00017938">
                <text:p>0.0001793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180845257842167">
                <text:p>0.000180845257842167</text:p>
              </table:table-cell>
              <table:table-cell office:value-type="float" office:value="0.00018053">
                <text:p>0.000180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182132240682423">
                <text:p>0.000182132240682423</text:p>
              </table:table-cell>
              <table:table-cell office:value-type="float" office:value="0.00018168">
                <text:p>0.000181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183410940066289">
                <text:p>0.000183410940066289</text:p>
              </table:table-cell>
              <table:table-cell office:value-type="float" office:value="0.00018282">
                <text:p>0.000182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184698699518973">
                <text:p>0.000184698699518973</text:p>
              </table:table-cell>
              <table:table-cell office:value-type="float" office:value="0.00018398">
                <text:p>0.000183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185978145221421">
                <text:p>0.000185978145221421</text:p>
              </table:table-cell>
              <table:table-cell office:value-type="float" office:value="0.00018514">
                <text:p>0.000185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187285702927372">
                <text:p>0.000187285702927372</text:p>
              </table:table-cell>
              <table:table-cell office:value-type="float" office:value="0.0001863">
                <text:p>0.00018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188598508170134">
                <text:p>0.000188598508170134</text:p>
              </table:table-cell>
              <table:table-cell office:value-type="float" office:value="0.00018746">
                <text:p>0.000187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189912103679571">
                <text:p>0.000189912103679571</text:p>
              </table:table-cell>
              <table:table-cell office:value-type="float" office:value="0.00018861">
                <text:p>0.000188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191225990294207">
                <text:p>0.000191225990294207</text:p>
              </table:table-cell>
              <table:table-cell office:value-type="float" office:value="0.00018978">
                <text:p>0.0001897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192539673337731">
                <text:p>0.000192539673337731</text:p>
              </table:table-cell>
              <table:table-cell office:value-type="float" office:value="0.00019095">
                <text:p>0.000190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193854125488729">
                <text:p>0.000193854125488729</text:p>
              </table:table-cell>
              <table:table-cell office:value-type="float" office:value="0.00019213">
                <text:p>0.000192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195168364690592">
                <text:p>0.000195168364690592</text:p>
              </table:table-cell>
              <table:table-cell office:value-type="float" office:value="0.00019331">
                <text:p>0.000193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196483359743262">
                <text:p>0.000196483359743262</text:p>
              </table:table-cell>
              <table:table-cell office:value-type="float" office:value="0.00019449">
                <text:p>0.0001944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197813180359651">
                <text:p>0.000197813180359651</text:p>
              </table:table-cell>
              <table:table-cell office:value-type="float" office:value="0.00019567">
                <text:p>0.000195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199163607207743">
                <text:p>0.000199163607207743</text:p>
              </table:table-cell>
              <table:table-cell office:value-type="float" office:value="0.00019685">
                <text:p>0.000196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200514723003075">
                <text:p>0.000200514723003075</text:p>
              </table:table-cell>
              <table:table-cell office:value-type="float" office:value="0.00019805">
                <text:p>0.000198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201865557015059">
                <text:p>0.000201865557015059</text:p>
              </table:table-cell>
              <table:table-cell office:value-type="float" office:value="0.00019926">
                <text:p>0.000199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203217070090089">
                <text:p>0.000203217070090089</text:p>
              </table:table-cell>
              <table:table-cell office:value-type="float" office:value="0.00020046">
                <text:p>0.000200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204568295197472">
                <text:p>0.000204568295197472</text:p>
              </table:table-cell>
              <table:table-cell office:value-type="float" office:value="0.00020166">
                <text:p>0.0002016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205911414275654">
                <text:p>0.000205911414275654</text:p>
              </table:table-cell>
              <table:table-cell office:value-type="float" office:value="0.00020287">
                <text:p>0.0002028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207263010711029">
                <text:p>0.000207263010711029</text:p>
              </table:table-cell>
              <table:table-cell office:value-type="float" office:value="0.00020408">
                <text:p>0.0002040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20861526789763">
                <text:p>0.00020861526789763</text:p>
              </table:table-cell>
              <table:table-cell office:value-type="float" office:value="0.00020532">
                <text:p>0.000205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210014582588924">
                <text:p>0.000210014582588924</text:p>
              </table:table-cell>
              <table:table-cell office:value-type="float" office:value="0.00020655">
                <text:p>0.0002065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211405239528258">
                <text:p>0.000211405239528258</text:p>
              </table:table-cell>
              <table:table-cell office:value-type="float" office:value="0.00020779">
                <text:p>0.000207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212796020874452">
                <text:p>0.000212796020874452</text:p>
              </table:table-cell>
              <table:table-cell office:value-type="float" office:value="0.00020902">
                <text:p>0.000209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214182173394519">
                <text:p>0.000214182173394519</text:p>
              </table:table-cell>
              <table:table-cell office:value-type="float" office:value="0.00021026">
                <text:p>0.000210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215573202880135">
                <text:p>0.000215573202880135</text:p>
              </table:table-cell>
              <table:table-cell office:value-type="float" office:value="0.00021151">
                <text:p>0.000211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216973156173753">
                <text:p>0.000216973156173753</text:p>
              </table:table-cell>
              <table:table-cell office:value-type="float" office:value="0.00021278">
                <text:p>0.000212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218364421323621">
                <text:p>0.000218364421323621</text:p>
              </table:table-cell>
              <table:table-cell office:value-type="float" office:value="0.00021406">
                <text:p>0.000214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219755799240885">
                <text:p>0.000219755799240885</text:p>
              </table:table-cell>
              <table:table-cell office:value-type="float" office:value="0.00021533">
                <text:p>0.000215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221179077672369">
                <text:p>0.000221179077672369</text:p>
              </table:table-cell>
              <table:table-cell office:value-type="float" office:value="0.0002166">
                <text:p>0.000216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222620689514699">
                <text:p>0.000222620689514699</text:p>
              </table:table-cell>
              <table:table-cell office:value-type="float" office:value="0.00021788">
                <text:p>0.000217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224048839764905">
                <text:p>0.000224048839764905</text:p>
              </table:table-cell>
              <table:table-cell office:value-type="float" office:value="0.00021917">
                <text:p>0.000219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225490591378">
                <text:p>0.000225490591378</text:p>
              </table:table-cell>
              <table:table-cell office:value-type="float" office:value="0.00022049">
                <text:p>0.0002204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226927710295592">
                <text:p>0.000226927710295592</text:p>
              </table:table-cell>
              <table:table-cell office:value-type="float" office:value="0.00022181">
                <text:p>0.0002218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228369598896175">
                <text:p>0.000228369598896175</text:p>
              </table:table-cell>
              <table:table-cell office:value-type="float" office:value="0.00022313">
                <text:p>0.000223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229806861951509">
                <text:p>0.000229806861951509</text:p>
              </table:table-cell>
              <table:table-cell office:value-type="float" office:value="0.00022445">
                <text:p>0.000224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231240047785845">
                <text:p>0.000231240047785845</text:p>
              </table:table-cell>
              <table:table-cell office:value-type="float" office:value="0.00022577">
                <text:p>0.000225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232695645210649">
                <text:p>0.000232695645210649</text:p>
              </table:table-cell>
              <table:table-cell office:value-type="float" office:value="0.00022711">
                <text:p>0.000227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234187684774413">
                <text:p>0.000234187684774413</text:p>
              </table:table-cell>
              <table:table-cell office:value-type="float" office:value="0.00022848">
                <text:p>0.000228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235679757510059">
                <text:p>0.000235679757510059</text:p>
              </table:table-cell>
              <table:table-cell office:value-type="float" office:value="0.00022985">
                <text:p>0.0002298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237158349842463">
                <text:p>0.000237158349842463</text:p>
              </table:table-cell>
              <table:table-cell office:value-type="float" office:value="0.00023122">
                <text:p>0.0002312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238650488581105">
                <text:p>0.000238650488581105</text:p>
              </table:table-cell>
              <table:table-cell office:value-type="float" office:value="0.00023259">
                <text:p>0.0002325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240142658642733">
                <text:p>0.000240142658642733</text:p>
              </table:table-cell>
              <table:table-cell office:value-type="float" office:value="0.00023396">
                <text:p>0.0002339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24163019844382">
                <text:p>0.00024163019844382</text:p>
              </table:table-cell>
              <table:table-cell office:value-type="float" office:value="0.00023537">
                <text:p>0.0002353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243113583536585">
                <text:p>0.000243113583536585</text:p>
              </table:table-cell>
              <table:table-cell office:value-type="float" office:value="0.0002368">
                <text:p>0.00023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244605845596543">
                <text:p>0.000244605845596543</text:p>
              </table:table-cell>
              <table:table-cell office:value-type="float" office:value="0.00023822">
                <text:p>0.000238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24614795408453">
                <text:p>0.00024614795408453</text:p>
              </table:table-cell>
              <table:table-cell office:value-type="float" office:value="0.00023965">
                <text:p>0.0002396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247690074286395">
                <text:p>0.000247690074286395</text:p>
              </table:table-cell>
              <table:table-cell office:value-type="float" office:value="0.00024108">
                <text:p>0.000241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2492322059847">
                <text:p>0.0002492322059847</text:p>
              </table:table-cell>
              <table:table-cell office:value-type="float" office:value="0.00024251">
                <text:p>0.000242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250778996329437">
                <text:p>0.000250778996329437</text:p>
              </table:table-cell>
              <table:table-cell office:value-type="float" office:value="0.00024398">
                <text:p>0.000243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252321148538921">
                <text:p>0.000252321148538921</text:p>
              </table:table-cell>
              <table:table-cell office:value-type="float" office:value="0.00024547">
                <text:p>0.0002454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253863311646248">
                <text:p>0.000253863311646248</text:p>
              </table:table-cell>
              <table:table-cell office:value-type="float" office:value="0.00024696">
                <text:p>0.000246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255405485454013">
                <text:p>0.000255405485454013</text:p>
              </table:table-cell>
              <table:table-cell office:value-type="float" office:value="0.00024845">
                <text:p>0.000248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256947669769547">
                <text:p>0.000256947669769547</text:p>
              </table:table-cell>
              <table:table-cell office:value-type="float" office:value="0.00024995">
                <text:p>0.0002499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258539636032853">
                <text:p>0.000258539636032853</text:p>
              </table:table-cell>
              <table:table-cell office:value-type="float" office:value="0.00025144">
                <text:p>0.000251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260131604000744">
                <text:p>0.000260131604000744</text:p>
              </table:table-cell>
              <table:table-cell office:value-type="float" office:value="0.00025299">
                <text:p>0.000252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261737071122911">
                <text:p>0.000261737071122911</text:p>
              </table:table-cell>
              <table:table-cell office:value-type="float" office:value="0.00025455">
                <text:p>0.000254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263333679767705">
                <text:p>0.000263333679767705</text:p>
              </table:table-cell>
              <table:table-cell office:value-type="float" office:value="0.00025611">
                <text:p>0.000256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264939148673804">
                <text:p>0.000264939148673804</text:p>
              </table:table-cell>
              <table:table-cell office:value-type="float" office:value="0.00025767">
                <text:p>0.0002576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266544618591335">
                <text:p>0.000266544618591335</text:p>
              </table:table-cell>
              <table:table-cell office:value-type="float" office:value="0.00025923">
                <text:p>0.0002592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268141229205805">
                <text:p>0.000268141229205805</text:p>
              </table:table-cell>
              <table:table-cell office:value-type="float" office:value="0.00026079">
                <text:p>0.000260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26974670081393">
                <text:p>0.00026974670081393</text:p>
              </table:table-cell>
              <table:table-cell office:value-type="float" office:value="0.00026242">
                <text:p>0.000262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271370305118301">
                <text:p>0.000271370305118301</text:p>
              </table:table-cell>
              <table:table-cell office:value-type="float" office:value="0.00026405">
                <text:p>0.000264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273025538182786">
                <text:p>0.000273025538182786</text:p>
              </table:table-cell>
              <table:table-cell office:value-type="float" office:value="0.00026569">
                <text:p>0.000265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274694268778946">
                <text:p>0.000274694268778946</text:p>
              </table:table-cell>
              <table:table-cell office:value-type="float" office:value="0.00026732">
                <text:p>0.000267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27635414091343">
                <text:p>0.00027635414091343</text:p>
              </table:table-cell>
              <table:table-cell office:value-type="float" office:value="0.00026896">
                <text:p>0.000268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278009376820279">
                <text:p>0.000278009376820279</text:p>
              </table:table-cell>
              <table:table-cell office:value-type="float" office:value="0.0002706">
                <text:p>0.00027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279678111049113">
                <text:p>0.000279678111049113</text:p>
              </table:table-cell>
              <table:table-cell office:value-type="float" office:value="0.00027231">
                <text:p>0.0002723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281337987658972">
                <text:p>0.000281337987658972</text:p>
              </table:table-cell>
              <table:table-cell office:value-type="float" office:value="0.00027403">
                <text:p>0.0002740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283002084797975">
                <text:p>0.000283002084797975</text:p>
              </table:table-cell>
              <table:table-cell office:value-type="float" office:value="0.00027574">
                <text:p>0.000275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284661963915097">
                <text:p>0.000284661963915097</text:p>
              </table:table-cell>
              <table:table-cell office:value-type="float" office:value="0.00027746">
                <text:p>0.000277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286380482051414">
                <text:p>0.000286380482051414</text:p>
              </table:table-cell>
              <table:table-cell office:value-type="float" office:value="0.00027917">
                <text:p>0.000279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288107864870086">
                <text:p>0.000288107864870086</text:p>
              </table:table-cell>
              <table:table-cell office:value-type="float" office:value="0.00028089">
                <text:p>0.0002808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28982639803855">
                <text:p>0.00028982639803855</text:p>
              </table:table-cell>
              <table:table-cell office:value-type="float" office:value="0.00028269">
                <text:p>0.0002826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291553794178707">
                <text:p>0.000291553794178707</text:p>
              </table:table-cell>
              <table:table-cell office:value-type="float" office:value="0.00028449">
                <text:p>0.0002844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293276989209859">
                <text:p>0.000293276989209859</text:p>
              </table:table-cell>
              <table:table-cell office:value-type="float" office:value="0.00028629">
                <text:p>0.0002862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294995545729084">
                <text:p>0.000294995545729084</text:p>
              </table:table-cell>
              <table:table-cell office:value-type="float" office:value="0.00028809">
                <text:p>0.0002880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296722962542504">
                <text:p>0.000296722962542504</text:p>
              </table:table-cell>
              <table:table-cell office:value-type="float" office:value="0.00028989">
                <text:p>0.0002898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298441532799977">
                <text:p>0.000298441532799977</text:p>
              </table:table-cell>
              <table:table-cell office:value-type="float" office:value="0.0002917">
                <text:p>0.00029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300200623750185">
                <text:p>0.000300200623750185</text:p>
              </table:table-cell>
              <table:table-cell office:value-type="float" office:value="0.00029359">
                <text:p>0.000293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301991392261435">
                <text:p>0.000301991392261435</text:p>
              </table:table-cell>
              <table:table-cell office:value-type="float" office:value="0.00029547">
                <text:p>0.0002954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303768672677088">
                <text:p>0.000303768672677088</text:p>
              </table:table-cell>
              <table:table-cell office:value-type="float" office:value="0.00029736">
                <text:p>0.000297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305545969372859">
                <text:p>0.000305545969372859</text:p>
              </table:table-cell>
              <table:table-cell office:value-type="float" office:value="0.00029924">
                <text:p>0.000299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307332129137193">
                <text:p>0.000307332129137193</text:p>
              </table:table-cell>
              <table:table-cell office:value-type="float" office:value="0.00030113">
                <text:p>0.000301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309109456503679">
                <text:p>0.000309109456503679</text:p>
              </table:table-cell>
              <table:table-cell office:value-type="float" office:value="0.00030303">
                <text:p>0.000303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310895644388917">
                <text:p>0.000310895644388917</text:p>
              </table:table-cell>
              <table:table-cell office:value-type="float" office:value="0.00030501">
                <text:p>0.000305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312673001392829">
                <text:p>0.000312673001392829</text:p>
              </table:table-cell>
              <table:table-cell office:value-type="float" office:value="0.00030698">
                <text:p>0.000306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314472728547326">
                <text:p>0.000314472728547326</text:p>
              </table:table-cell>
              <table:table-cell office:value-type="float" office:value="0.00030895">
                <text:p>0.000308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316304167693061">
                <text:p>0.000316304167693061</text:p>
              </table:table-cell>
              <table:table-cell office:value-type="float" office:value="0.00031093">
                <text:p>0.000310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318135629252682">
                <text:p>0.000318135629252682</text:p>
              </table:table-cell>
              <table:table-cell office:value-type="float" office:value="0.0003129">
                <text:p>0.000312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319967112841304">
                <text:p>0.000319967112841304</text:p>
              </table:table-cell>
              <table:table-cell office:value-type="float" office:value="0.0003149">
                <text:p>0.000314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321807456252959">
                <text:p>0.000321807456252959</text:p>
              </table:table-cell>
              <table:table-cell office:value-type="float" office:value="0.00031696">
                <text:p>0.000316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323638981582874">
                <text:p>0.000323638981582874</text:p>
              </table:table-cell>
              <table:table-cell office:value-type="float" office:value="0.00031902">
                <text:p>0.000319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325470527851601">
                <text:p>0.000325470527851601</text:p>
              </table:table-cell>
              <table:table-cell office:value-type="float" office:value="0.00032108">
                <text:p>0.000321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327302094707626">
                <text:p>0.000327302094707626</text:p>
              </table:table-cell>
              <table:table-cell office:value-type="float" office:value="0.00032314">
                <text:p>0.000323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329142515333404">
                <text:p>0.000329142515333404</text:p>
              </table:table-cell>
              <table:table-cell office:value-type="float" office:value="0.0003252">
                <text:p>0.00032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33100999682789">
                <text:p>0.00033100999682789</text:p>
              </table:table-cell>
              <table:table-cell office:value-type="float" office:value="0.0003273">
                <text:p>0.00032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332886330899903">
                <text:p>0.000332886330899903</text:p>
              </table:table-cell>
              <table:table-cell office:value-type="float" office:value="0.00032944">
                <text:p>0.000329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334762683702948">
                <text:p>0.000334762683702948</text:p>
              </table:table-cell>
              <table:table-cell office:value-type="float" office:value="0.00033159">
                <text:p>0.0003315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336639054923816">
                <text:p>0.000336639054923816</text:p>
              </table:table-cell>
              <table:table-cell office:value-type="float" office:value="0.00033373">
                <text:p>0.000333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338515444256241">
                <text:p>0.000338515444256241</text:p>
              </table:table-cell>
              <table:table-cell office:value-type="float" office:value="0.00033588">
                <text:p>0.000335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340387724367375">
                <text:p>0.000340387724367375</text:p>
              </table:table-cell>
              <table:table-cell office:value-type="float" office:value="0.00033803">
                <text:p>0.0003380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3422641520814">
                <text:p>0.0003422641520814</text:p>
              </table:table-cell>
              <table:table-cell office:value-type="float" office:value="0.00034021">
                <text:p>0.000340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344140596994891">
                <text:p>0.000344140596994891</text:p>
              </table:table-cell>
              <table:table-cell office:value-type="float" office:value="0.00034244">
                <text:p>0.000342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346034706062846">
                <text:p>0.000346034706062846</text:p>
              </table:table-cell>
              <table:table-cell office:value-type="float" office:value="0.00034466">
                <text:p>0.000344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347928827923183">
                <text:p>0.000347928827923183</text:p>
              </table:table-cell>
              <table:table-cell office:value-type="float" office:value="0.00034689">
                <text:p>0.0003468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349831784290679">
                <text:p>0.000349831784290679</text:p>
              </table:table-cell>
              <table:table-cell office:value-type="float" office:value="0.00034911">
                <text:p>0.000349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351734751339699">
                <text:p>0.000351734751339699</text:p>
              </table:table-cell>
              <table:table-cell office:value-type="float" office:value="0.00035134">
                <text:p>0.000351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353628908603355">
                <text:p>0.000353628908603355</text:p>
              </table:table-cell>
              <table:table-cell office:value-type="float" office:value="0.0003536">
                <text:p>0.000353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3555366109137">
                <text:p>0.0003555366109137</text:p>
              </table:table-cell>
              <table:table-cell office:value-type="float" office:value="0.0003559">
                <text:p>0.000355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357439611263217">
                <text:p>0.000357439611263217</text:p>
              </table:table-cell>
              <table:table-cell office:value-type="float" office:value="0.0003582">
                <text:p>0.000358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359342621602281">
                <text:p>0.000359342621602281</text:p>
              </table:table-cell>
              <table:table-cell office:value-type="float" office:value="0.0003605">
                <text:p>0.00036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361240923761414">
                <text:p>0.000361240923761414</text:p>
              </table:table-cell>
              <table:table-cell office:value-type="float" office:value="0.00036279">
                <text:p>0.0003627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363147428601663">
                <text:p>0.000363147428601663</text:p>
              </table:table-cell>
              <table:table-cell office:value-type="float" office:value="0.00036509">
                <text:p>0.000365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365045118444282">
                <text:p>0.000365045118444282</text:p>
              </table:table-cell>
              <table:table-cell office:value-type="float" office:value="0.00036743">
                <text:p>0.0003674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366951626512269">
                <text:p>0.000366951626512269</text:p>
              </table:table-cell>
              <table:table-cell office:value-type="float" office:value="0.00036979">
                <text:p>0.000369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368858136008954">
                <text:p>0.000368858136008954</text:p>
              </table:table-cell>
              <table:table-cell office:value-type="float" office:value="0.00037215">
                <text:p>0.000372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370764646912297">
                <text:p>0.000370764646912297</text:p>
              </table:table-cell>
              <table:table-cell office:value-type="float" office:value="0.00037451">
                <text:p>0.0003745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37266234395227">
                <text:p>0.00037266234395227</text:p>
              </table:table-cell>
              <table:table-cell office:value-type="float" office:value="0.00037687">
                <text:p>0.0003768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37456885788864">
                <text:p>0.00037456885788864</text:p>
              </table:table-cell>
              <table:table-cell office:value-type="float" office:value="0.00037923">
                <text:p>0.000379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376475373165364">
                <text:p>0.000376475373165364</text:p>
              </table:table-cell>
              <table:table-cell office:value-type="float" office:value="0.00038162">
                <text:p>0.000381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378344112284042">
                <text:p>0.000378344112284042</text:p>
              </table:table-cell>
              <table:table-cell office:value-type="float" office:value="0.00038403">
                <text:p>0.000384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380226393613068">
                <text:p>0.000380226393613068</text:p>
              </table:table-cell>
              <table:table-cell office:value-type="float" office:value="0.00038644">
                <text:p>0.000386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382099863648235">
                <text:p>0.000382099863648235</text:p>
              </table:table-cell>
              <table:table-cell office:value-type="float" office:value="0.00038884">
                <text:p>0.0003888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38398215440304">
                <text:p>0.00038398215440304</text:p>
              </table:table-cell>
              <table:table-cell office:value-type="float" office:value="0.00039125">
                <text:p>0.000391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385850915250955">
                <text:p>0.000385850915250955</text:p>
              </table:table-cell>
              <table:table-cell office:value-type="float" office:value="0.00039366">
                <text:p>0.000393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387724398252161">
                <text:p>0.000387724398252161</text:p>
              </table:table-cell>
              <table:table-cell office:value-type="float" office:value="0.00039609">
                <text:p>0.0003960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38960670335609">
                <text:p>0.00038960670335609</text:p>
              </table:table-cell>
              <table:table-cell office:value-type="float" office:value="0.00039852">
                <text:p>0.0003985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391480194262749">
                <text:p>0.000391480194262749</text:p>
              </table:table-cell>
              <table:table-cell office:value-type="float" office:value="0.00040096">
                <text:p>0.0004009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393311272403932">
                <text:p>0.000393311272403932</text:p>
              </table:table-cell>
              <table:table-cell office:value-type="float" office:value="0.00040339">
                <text:p>0.0004033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395123548905909">
                <text:p>0.000395123548905909</text:p>
              </table:table-cell>
              <table:table-cell office:value-type="float" office:value="0.00040583">
                <text:p>0.0004058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396931764916843">
                <text:p>0.000396931764916843</text:p>
              </table:table-cell>
              <table:table-cell office:value-type="float" office:value="0.00040827">
                <text:p>0.0004082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398744151179676">
                <text:p>0.000398744151179676</text:p>
              </table:table-cell>
              <table:table-cell office:value-type="float" office:value="0.00041071">
                <text:p>0.0004107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400552465727026">
                <text:p>0.000400552465727026</text:p>
              </table:table-cell>
              <table:table-cell office:value-type="float" office:value="0.00041315">
                <text:p>0.0004131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402364958837123">
                <text:p>0.000402364958837123</text:p>
              </table:table-cell>
              <table:table-cell office:value-type="float" office:value="0.00041559">
                <text:p>0.000415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40417336923652">
                <text:p>0.00040417336923652</text:p>
              </table:table-cell>
              <table:table-cell office:value-type="float" office:value="0.00041804">
                <text:p>0.0004180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405977134331479">
                <text:p>0.000405977134331479</text:p>
              </table:table-cell>
              <table:table-cell office:value-type="float" office:value="0.00042048">
                <text:p>0.000420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40775283199507">
                <text:p>0.00040775283199507</text:p>
              </table:table-cell>
              <table:table-cell office:value-type="float" office:value="0.00042292">
                <text:p>0.000422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409445945760854">
                <text:p>0.000409445945760854</text:p>
              </table:table-cell>
              <table:table-cell office:value-type="float" office:value="0.00042535">
                <text:p>0.0004253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411139258646021">
                <text:p>0.000411139258646021</text:p>
              </table:table-cell>
              <table:table-cell office:value-type="float" office:value="0.00042777">
                <text:p>0.0004277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412841612243727">
                <text:p>0.000412841612243727</text:p>
              </table:table-cell>
              <table:table-cell office:value-type="float" office:value="0.00043019">
                <text:p>0.000430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414535319243126">
                <text:p>0.000414535319243126</text:p>
              </table:table-cell>
              <table:table-cell office:value-type="float" office:value="0.00043262">
                <text:p>0.000432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416229218099835">
                <text:p>0.000416229218099835</text:p>
              </table:table-cell>
              <table:table-cell office:value-type="float" office:value="0.00043504">
                <text:p>0.000435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417932160045144">
                <text:p>0.000417932160045144</text:p>
              </table:table-cell>
              <table:table-cell office:value-type="float" office:value="0.00043746">
                <text:p>0.0004374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419621795668433">
                <text:p>0.000419621795668433</text:p>
              </table:table-cell>
              <table:table-cell office:value-type="float" office:value="0.00043983">
                <text:p>0.0004398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4213162651738">
                <text:p>0.0004213162651738</text:p>
              </table:table-cell>
              <table:table-cell office:value-type="float" office:value="0.00044221">
                <text:p>0.000442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422837374175935">
                <text:p>0.000422837374175935</text:p>
              </table:table-cell>
              <table:table-cell office:value-type="float" office:value="0.00044458">
                <text:p>0.000444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424367894402958">
                <text:p>0.000424367894402958</text:p>
              </table:table-cell>
              <table:table-cell office:value-type="float" office:value="0.00044695">
                <text:p>0.0004469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425890084528861">
                <text:p>0.000425890084528861</text:p>
              </table:table-cell>
              <table:table-cell office:value-type="float" office:value="0.00044933">
                <text:p>0.000449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427412803972927">
                <text:p>0.000427412803972927</text:p>
              </table:table-cell>
              <table:table-cell office:value-type="float" office:value="0.00045169">
                <text:p>0.000451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428944932829378">
                <text:p>0.000428944932829378</text:p>
              </table:table-cell>
              <table:table-cell office:value-type="float" office:value="0.00045397">
                <text:p>0.000453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430464121617586">
                <text:p>0.000430464121617586</text:p>
              </table:table-cell>
              <table:table-cell office:value-type="float" office:value="0.00045626">
                <text:p>0.000456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431988410145458">
                <text:p>0.000431988410145458</text:p>
              </table:table-cell>
              <table:table-cell office:value-type="float" office:value="0.00045855">
                <text:p>0.000458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433522106587427">
                <text:p>0.000433522106587427</text:p>
              </table:table-cell>
              <table:table-cell office:value-type="float" office:value="0.00046084">
                <text:p>0.000460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434889396168727">
                <text:p>0.000434889396168727</text:p>
              </table:table-cell>
              <table:table-cell office:value-type="float" office:value="0.00046313">
                <text:p>0.000463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436176519312996">
                <text:p>0.000436176519312996</text:p>
              </table:table-cell>
              <table:table-cell office:value-type="float" office:value="0.00046539">
                <text:p>0.0004653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43746487367559">
                <text:p>0.00043746487367559</text:p>
              </table:table-cell>
              <table:table-cell office:value-type="float" office:value="0.00046755">
                <text:p>0.000467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438758948512734">
                <text:p>0.000438758948512734</text:p>
              </table:table-cell>
              <table:table-cell office:value-type="float" office:value="0.00046972">
                <text:p>0.0004697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440049718100126">
                <text:p>0.000440049718100126</text:p>
              </table:table-cell>
              <table:table-cell office:value-type="float" office:value="0.00047188">
                <text:p>0.000471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441341686791538">
                <text:p>0.000441341686791538</text:p>
              </table:table-cell>
              <table:table-cell office:value-type="float" office:value="0.00047405">
                <text:p>0.000474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442634844087087">
                <text:p>0.000442634844087087</text:p>
              </table:table-cell>
              <table:table-cell office:value-type="float" office:value="0.00047621">
                <text:p>0.000476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443920220084645">
                <text:p>0.000443920220084645</text:p>
              </table:table-cell>
              <table:table-cell office:value-type="float" office:value="0.00047833">
                <text:p>0.000478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445117883824049">
                <text:p>0.000445117883824049</text:p>
              </table:table-cell>
              <table:table-cell office:value-type="float" office:value="0.00048033">
                <text:p>0.000480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446104105450734">
                <text:p>0.000446104105450734</text:p>
              </table:table-cell>
              <table:table-cell office:value-type="float" office:value="0.00048233">
                <text:p>0.000482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44707943869071">
                <text:p>0.00044707943869071</text:p>
              </table:table-cell>
              <table:table-cell office:value-type="float" office:value="0.00048433">
                <text:p>0.0004843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448070619991983">
                <text:p>0.000448070619991983</text:p>
              </table:table-cell>
              <table:table-cell office:value-type="float" office:value="0.00048633">
                <text:p>0.0004863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449064251193524">
                <text:p>0.000449064251193524</text:p>
              </table:table-cell>
              <table:table-cell office:value-type="float" office:value="0.00048833">
                <text:p>0.000488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450051297076233">
                <text:p>0.000450051297076233</text:p>
              </table:table-cell>
              <table:table-cell office:value-type="float" office:value="0.00049025">
                <text:p>0.000490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451045470989345">
                <text:p>0.000451045470989345</text:p>
              </table:table-cell>
              <table:table-cell office:value-type="float" office:value="0.00049204">
                <text:p>0.0004920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452046365874121">
                <text:p>0.000452046365874121</text:p>
              </table:table-cell>
              <table:table-cell office:value-type="float" office:value="0.00049383">
                <text:p>0.0004938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45304059773932">
                <text:p>0.00045304059773932</text:p>
              </table:table-cell>
              <table:table-cell office:value-type="float" office:value="0.00049562">
                <text:p>0.0004956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453646157484002">
                <text:p>0.000453646157484002</text:p>
              </table:table-cell>
              <table:table-cell office:value-type="float" office:value="0.00049741">
                <text:p>0.000497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45425156664562">
                <text:p>0.00045425156664562</text:p>
              </table:table-cell>
              <table:table-cell office:value-type="float" office:value="0.0004992">
                <text:p>0.000499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454866518002809">
                <text:p>0.000454866518002809</text:p>
              </table:table-cell>
              <table:table-cell office:value-type="float" office:value="0.00050087">
                <text:p>0.0005008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455490298579454">
                <text:p>0.000455490298579454</text:p>
              </table:table-cell>
              <table:table-cell office:value-type="float" office:value="0.00050241">
                <text:p>0.000502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456105463462125">
                <text:p>0.000456105463462125</text:p>
              </table:table-cell>
              <table:table-cell office:value-type="float" office:value="0.00050395">
                <text:p>0.000503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456738464003197">
                <text:p>0.000456738464003197</text:p>
              </table:table-cell>
              <table:table-cell office:value-type="float" office:value="0.00050549">
                <text:p>0.000505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457371984384702">
                <text:p>0.000457371984384702</text:p>
              </table:table-cell>
              <table:table-cell office:value-type="float" office:value="0.00050703">
                <text:p>0.0005070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458004987418259">
                <text:p>0.000458004987418259</text:p>
              </table:table-cell>
              <table:table-cell office:value-type="float" office:value="0.00050857">
                <text:p>0.0005085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458325307287302">
                <text:p>0.000458325307287302</text:p>
              </table:table-cell>
              <table:table-cell office:value-type="float" office:value="0.00050994">
                <text:p>0.0005099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458497411661178">
                <text:p>0.000458497411661178</text:p>
              </table:table-cell>
              <table:table-cell office:value-type="float" office:value="0.00051118">
                <text:p>0.000511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458672685147045">
                <text:p>0.000458672685147045</text:p>
              </table:table-cell>
              <table:table-cell office:value-type="float" office:value="0.00051242">
                <text:p>0.000512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458856299183088">
                <text:p>0.000458856299183088</text:p>
              </table:table-cell>
              <table:table-cell office:value-type="float" office:value="0.00051367">
                <text:p>0.0005136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459053648825494">
                <text:p>0.000459053648825494</text:p>
              </table:table-cell>
              <table:table-cell office:value-type="float" office:value="0.00051491">
                <text:p>0.000514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459253969062871">
                <text:p>0.000459253969062871</text:p>
              </table:table-cell>
              <table:table-cell office:value-type="float" office:value="0.00051615">
                <text:p>0.000516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459462598369008">
                <text:p>0.000459462598369008</text:p>
              </table:table-cell>
              <table:table-cell office:value-type="float" office:value="0.00051717">
                <text:p>0.0005171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459688810392422">
                <text:p>0.000459688810392422</text:p>
              </table:table-cell>
              <table:table-cell office:value-type="float" office:value="0.00051808">
                <text:p>0.000518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45972188603546">
                <text:p>0.00045972188603546</text:p>
              </table:table-cell>
              <table:table-cell office:value-type="float" office:value="0.00051899">
                <text:p>0.0005189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459399734980333">
                <text:p>0.000459399734980333</text:p>
              </table:table-cell>
              <table:table-cell office:value-type="float" office:value="0.0005199">
                <text:p>0.000519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459101425830938">
                <text:p>0.000459101425830938</text:p>
              </table:table-cell>
              <table:table-cell office:value-type="float" office:value="0.0005208">
                <text:p>0.000520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458808321633337">
                <text:p>0.000458808321633337</text:p>
              </table:table-cell>
              <table:table-cell office:value-type="float" office:value="0.00052171">
                <text:p>0.0005217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458529773079132">
                <text:p>0.000458529773079132</text:p>
              </table:table-cell>
              <table:table-cell office:value-type="float" office:value="0.00052235">
                <text:p>0.0005223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458265806710472">
                <text:p>0.000458265806710472</text:p>
              </table:table-cell>
              <table:table-cell office:value-type="float" office:value="0.00052289">
                <text:p>0.0005228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458016447739598">
                <text:p>0.000458016447739598</text:p>
              </table:table-cell>
              <table:table-cell office:value-type="float" office:value="0.00052343">
                <text:p>0.0005234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457781720036963">
                <text:p>0.000457781720036963</text:p>
              </table:table-cell>
              <table:table-cell office:value-type="float" office:value="0.00052397">
                <text:p>0.0005239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457561646119952">
                <text:p>0.000457561646119952</text:p>
              </table:table-cell>
              <table:table-cell office:value-type="float" office:value="0.00052451">
                <text:p>0.0005245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456737823373541">
                <text:p>0.000456737823373541</text:p>
              </table:table-cell>
              <table:table-cell office:value-type="float" office:value="0.00052505">
                <text:p>0.000525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455928845874003">
                <text:p>0.000455928845874003</text:p>
              </table:table-cell>
              <table:table-cell office:value-type="float" office:value="0.00052527">
                <text:p>0.0005252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455144301623123">
                <text:p>0.000455144301623123</text:p>
              </table:table-cell>
              <table:table-cell office:value-type="float" office:value="0.00052543">
                <text:p>0.0005254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45439386659593">
                <text:p>0.00045439386659593</text:p>
              </table:table-cell>
              <table:table-cell office:value-type="float" office:value="0.00052558">
                <text:p>0.0005255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453658587045368">
                <text:p>0.000453658587045368</text:p>
              </table:table-cell>
              <table:table-cell office:value-type="float" office:value="0.00052574">
                <text:p>0.0005257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452948110493906">
                <text:p>0.000452948110493906</text:p>
              </table:table-cell>
              <table:table-cell office:value-type="float" office:value="0.00052589">
                <text:p>0.000525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452272166842047">
                <text:p>0.000452272166842047</text:p>
              </table:table-cell>
              <table:table-cell office:value-type="float" office:value="0.00052604">
                <text:p>0.0005260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451608980645868">
                <text:p>0.000451608980645868</text:p>
              </table:table-cell>
              <table:table-cell office:value-type="float" office:value="0.00052585">
                <text:p>0.0005258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45052883248467">
                <text:p>0.00045052883248467</text:p>
              </table:table-cell>
              <table:table-cell office:value-type="float" office:value="0.00052561">
                <text:p>0.0005256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449262429544248">
                <text:p>0.000449262429544248</text:p>
              </table:table-cell>
              <table:table-cell office:value-type="float" office:value="0.00052538">
                <text:p>0.000525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448036294623549">
                <text:p>0.000448036294623549</text:p>
              </table:table-cell>
              <table:table-cell office:value-type="float" office:value="0.00052514">
                <text:p>0.000525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446853082007946">
                <text:p>0.000446853082007946</text:p>
              </table:table-cell>
              <table:table-cell office:value-type="float" office:value="0.00052491">
                <text:p>0.000524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445707707796264">
                <text:p>0.000445707707796264</text:p>
              </table:table-cell>
              <table:table-cell office:value-type="float" office:value="0.00052467">
                <text:p>0.0005246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444594927232644">
                <text:p>0.000444594927232644</text:p>
              </table:table-cell>
              <table:table-cell office:value-type="float" office:value="0.00052408">
                <text:p>0.000524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443533404740838">
                <text:p>0.000443533404740838</text:p>
              </table:table-cell>
              <table:table-cell office:value-type="float" office:value="0.00052348">
                <text:p>0.000523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442513496205483">
                <text:p>0.000442513496205483</text:p>
              </table:table-cell>
              <table:table-cell office:value-type="float" office:value="0.00052288">
                <text:p>0.0005228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441301627687911">
                <text:p>0.000441301627687911</text:p>
              </table:table-cell>
              <table:table-cell office:value-type="float" office:value="0.00052228">
                <text:p>0.000522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439687804015531">
                <text:p>0.000439687804015531</text:p>
              </table:table-cell>
              <table:table-cell office:value-type="float" office:value="0.00052168">
                <text:p>0.0005216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438138681128476">
                <text:p>0.000438138681128476</text:p>
              </table:table-cell>
              <table:table-cell office:value-type="float" office:value="0.00052106">
                <text:p>0.0005210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436664502748964">
                <text:p>0.000436664502748964</text:p>
              </table:table-cell>
              <table:table-cell office:value-type="float" office:value="0.00052016">
                <text:p>0.000520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435246482977175">
                <text:p>0.000435246482977175</text:p>
              </table:table-cell>
              <table:table-cell office:value-type="float" office:value="0.00051925">
                <text:p>0.000519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433894854157087">
                <text:p>0.000433894854157087</text:p>
              </table:table-cell>
              <table:table-cell office:value-type="float" office:value="0.00051834">
                <text:p>0.000518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432610499559361">
                <text:p>0.000432610499559361</text:p>
              </table:table-cell>
              <table:table-cell office:value-type="float" office:value="0.00051743">
                <text:p>0.0005174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431393882798539">
                <text:p>0.000431393882798539</text:p>
              </table:table-cell>
              <table:table-cell office:value-type="float" office:value="0.00051653">
                <text:p>0.0005165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430245492197187">
                <text:p>0.000430245492197187</text:p>
              </table:table-cell>
              <table:table-cell office:value-type="float" office:value="0.00051559">
                <text:p>0.000515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428524861973025">
                <text:p>0.000428524861973025</text:p>
              </table:table-cell>
              <table:table-cell office:value-type="float" office:value="0.00051447">
                <text:p>0.0005144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426894573192258">
                <text:p>0.000426894573192258</text:p>
              </table:table-cell>
              <table:table-cell office:value-type="float" office:value="0.00051335">
                <text:p>0.0005133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425375861327368">
                <text:p>0.000425375861327368</text:p>
              </table:table-cell>
              <table:table-cell office:value-type="float" office:value="0.00051224">
                <text:p>0.000512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423949750022335">
                <text:p>0.000423949750022335</text:p>
              </table:table-cell>
              <table:table-cell office:value-type="float" office:value="0.00051112">
                <text:p>0.000511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422627326688195">
                <text:p>0.000422627326688195</text:p>
              </table:table-cell>
              <table:table-cell office:value-type="float" office:value="0.00051">
                <text:p>0.000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421419534657614">
                <text:p>0.000421419534657614</text:p>
              </table:table-cell>
              <table:table-cell office:value-type="float" office:value="0.00050887">
                <text:p>0.000508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420307287487631">
                <text:p>0.000420307287487631</text:p>
              </table:table-cell>
              <table:table-cell office:value-type="float" office:value="0.0005077">
                <text:p>0.000507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419311436719773">
                <text:p>0.000419311436719773</text:p>
              </table:table-cell>
              <table:table-cell office:value-type="float" office:value="0.00050653">
                <text:p>0.000506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418035621043231">
                <text:p>0.000418035621043231</text:p>
              </table:table-cell>
              <table:table-cell office:value-type="float" office:value="0.00050535">
                <text:p>0.000505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416713569643466">
                <text:p>0.000416713569643466</text:p>
              </table:table-cell>
              <table:table-cell office:value-type="float" office:value="0.00050418">
                <text:p>0.000504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415542048198495">
                <text:p>0.000415542048198495</text:p>
              </table:table-cell>
              <table:table-cell office:value-type="float" office:value="0.00050301">
                <text:p>0.000503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414522332991843">
                <text:p>0.000414522332991843</text:p>
              </table:table-cell>
              <table:table-cell office:value-type="float" office:value="0.00050188">
                <text:p>0.0005018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413655546691931">
                <text:p>0.000413655546691931</text:p>
              </table:table-cell>
              <table:table-cell office:value-type="float" office:value="0.00050085">
                <text:p>0.0005008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412942652315064">
                <text:p>0.000412942652315064</text:p>
              </table:table-cell>
              <table:table-cell office:value-type="float" office:value="0.00049983">
                <text:p>0.0004998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412384447966943">
                <text:p>0.000412384447966943</text:p>
              </table:table-cell>
              <table:table-cell office:value-type="float" office:value="0.0004988">
                <text:p>0.000498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411981562428466">
                <text:p>0.000411981562428466</text:p>
              </table:table-cell>
              <table:table-cell office:value-type="float" office:value="0.00049778">
                <text:p>0.0004977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411584086865612">
                <text:p>0.000411584086865612</text:p>
              </table:table-cell>
              <table:table-cell office:value-type="float" office:value="0.00049675">
                <text:p>0.000496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411075248806104">
                <text:p>0.000411075248806104</text:p>
              </table:table-cell>
              <table:table-cell office:value-type="float" office:value="0.00049589">
                <text:p>0.0004958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410772274745996">
                <text:p>0.000410772274745996</text:p>
              </table:table-cell>
              <table:table-cell office:value-type="float" office:value="0.00049527">
                <text:p>0.000495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410676526356207">
                <text:p>0.000410676526356207</text:p>
              </table:table-cell>
              <table:table-cell office:value-type="float" office:value="0.00049466">
                <text:p>0.0004946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410781333193221">
                <text:p>0.000410781333193221</text:p>
              </table:table-cell>
              <table:table-cell office:value-type="float" office:value="0.00049404">
                <text:p>0.000494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411099976283142">
                <text:p>0.000411099976283142</text:p>
              </table:table-cell>
              <table:table-cell office:value-type="float" office:value="0.00049343">
                <text:p>0.0004934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411625112086228">
                <text:p>0.000411625112086228</text:p>
              </table:table-cell>
              <table:table-cell office:value-type="float" office:value="0.00049281">
                <text:p>0.0004928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412346622394315">
                <text:p>0.000412346622394315</text:p>
              </table:table-cell>
              <table:table-cell office:value-type="float" office:value="0.00049253">
                <text:p>0.0004925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413282156885583">
                <text:p>0.000413282156885583</text:p>
              </table:table-cell>
              <table:table-cell office:value-type="float" office:value="0.00049262">
                <text:p>0.0004926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414105523025231">
                <text:p>0.000414105523025231</text:p>
              </table:table-cell>
              <table:table-cell office:value-type="float" office:value="0.0004927">
                <text:p>0.000492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415178734161566">
                <text:p>0.000415178734161566</text:p>
              </table:table-cell>
              <table:table-cell office:value-type="float" office:value="0.00049279">
                <text:p>0.0004927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416517057513855">
                <text:p>0.000416517057513855</text:p>
              </table:table-cell>
              <table:table-cell office:value-type="float" office:value="0.00049287">
                <text:p>0.0004928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418091363340598">
                <text:p>0.000418091363340598</text:p>
              </table:table-cell>
              <table:table-cell office:value-type="float" office:value="0.00049296">
                <text:p>0.000492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419917064787798">
                <text:p>0.000419917064787798</text:p>
              </table:table-cell>
              <table:table-cell office:value-type="float" office:value="0.00049359">
                <text:p>0.0004935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421981359066962">
                <text:p>0.000421981359066962</text:p>
              </table:table-cell>
              <table:table-cell office:value-type="float" office:value="0.00049465">
                <text:p>0.0004946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424290712130256">
                <text:p>0.000424290712130256</text:p>
              </table:table-cell>
              <table:table-cell office:value-type="float" office:value="0.00049572">
                <text:p>0.0004957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426830799849308">
                <text:p>0.000426830799849308</text:p>
              </table:table-cell>
              <table:table-cell office:value-type="float" office:value="0.00049678">
                <text:p>0.0004967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429420774998136">
                <text:p>0.000429420774998136</text:p>
              </table:table-cell>
              <table:table-cell office:value-type="float" office:value="0.00049784">
                <text:p>0.0004978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432169926070753">
                <text:p>0.000432169926070753</text:p>
              </table:table-cell>
              <table:table-cell office:value-type="float" office:value="0.00049891">
                <text:p>0.000498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43519138468035">
                <text:p>0.00043519138468035</text:p>
              </table:table-cell>
              <table:table-cell office:value-type="float" office:value="0.00050073">
                <text:p>0.000500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438467609864172">
                <text:p>0.000438467609864172</text:p>
              </table:table-cell>
              <table:table-cell office:value-type="float" office:value="0.00050298">
                <text:p>0.0005029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441998727713101">
                <text:p>0.000441998727713101</text:p>
              </table:table-cell>
              <table:table-cell office:value-type="float" office:value="0.00050522">
                <text:p>0.0005052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445785352159534">
                <text:p>0.000445785352159534</text:p>
              </table:table-cell>
              <table:table-cell office:value-type="float" office:value="0.00050746">
                <text:p>0.0005074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449808038167394">
                <text:p>0.000449808038167394</text:p>
              </table:table-cell>
              <table:table-cell office:value-type="float" office:value="0.00050971">
                <text:p>0.0005097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454066833186482">
                <text:p>0.000454066833186482</text:p>
              </table:table-cell>
              <table:table-cell office:value-type="float" office:value="0.00051195">
                <text:p>0.0005119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458416560128449">
                <text:p>0.000458416560128449</text:p>
              </table:table-cell>
              <table:table-cell office:value-type="float" office:value="0.0005151">
                <text:p>0.000515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462716718738366">
                <text:p>0.000462716718738366</text:p>
              </table:table-cell>
              <table:table-cell office:value-type="float" office:value="0.00051859">
                <text:p>0.0005185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467254678842278">
                <text:p>0.000467254678842278</text:p>
              </table:table-cell>
              <table:table-cell office:value-type="float" office:value="0.00052208">
                <text:p>0.000522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472030356015373">
                <text:p>0.000472030356015373</text:p>
              </table:table-cell>
              <table:table-cell office:value-type="float" office:value="0.00052557">
                <text:p>0.000525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477036610859167">
                <text:p>0.000477036610859167</text:p>
              </table:table-cell>
              <table:table-cell office:value-type="float" office:value="0.00052906">
                <text:p>0.0005290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482266262763631">
                <text:p>0.000482266262763631</text:p>
              </table:table-cell>
              <table:table-cell office:value-type="float" office:value="0.00053255">
                <text:p>0.000532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487726117098521">
                <text:p>0.000487726117098521</text:p>
              </table:table-cell>
              <table:table-cell office:value-type="float" office:value="0.00053695">
                <text:p>0.0005369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493380985851705">
                <text:p>0.000493380985851705</text:p>
              </table:table-cell>
              <table:table-cell office:value-type="float" office:value="0.00054157">
                <text:p>0.0005415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499237797146811">
                <text:p>0.000499237797146811</text:p>
              </table:table-cell>
              <table:table-cell office:value-type="float" office:value="0.00054618">
                <text:p>0.0005461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504451908213261">
                <text:p>0.000504451908213261</text:p>
              </table:table-cell>
              <table:table-cell office:value-type="float" office:value="0.0005508">
                <text:p>0.000550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509861151687398">
                <text:p>0.000509861151687398</text:p>
              </table:table-cell>
              <table:table-cell office:value-type="float" office:value="0.00055541">
                <text:p>0.0005554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515478562211854">
                <text:p>0.000515478562211854</text:p>
              </table:table-cell>
              <table:table-cell office:value-type="float" office:value="0.00056003">
                <text:p>0.0005600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521275342309609">
                <text:p>0.000521275342309609</text:p>
              </table:table-cell>
              <table:table-cell office:value-type="float" office:value="0.00056537">
                <text:p>0.0005653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527248958652362">
                <text:p>0.000527248958652362</text:p>
              </table:table-cell>
              <table:table-cell office:value-type="float" office:value="0.00057081">
                <text:p>0.0005708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533411942592215">
                <text:p>0.000533411942592215</text:p>
              </table:table-cell>
              <table:table-cell office:value-type="float" office:value="0.00057624">
                <text:p>0.0005762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539735694298608">
                <text:p>0.000539735694298608</text:p>
              </table:table-cell>
              <table:table-cell office:value-type="float" office:value="0.00058167">
                <text:p>0.0005816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546218744826649">
                <text:p>0.000546218744826649</text:p>
              </table:table-cell>
              <table:table-cell office:value-type="float" office:value="0.0005871">
                <text:p>0.000587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551835385327907">
                <text:p>0.000551835385327907</text:p>
              </table:table-cell>
              <table:table-cell office:value-type="float" office:value="0.00059253">
                <text:p>0.0005925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5570769056423">
                <text:p>0.0005570769056423</text:p>
              </table:table-cell>
              <table:table-cell office:value-type="float" office:value="0.00059829">
                <text:p>0.000598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562476157183574">
                <text:p>0.000562476157183574</text:p>
              </table:table-cell>
              <table:table-cell office:value-type="float" office:value="0.00060405">
                <text:p>0.000604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568010551398475">
                <text:p>0.000568010551398475</text:p>
              </table:table-cell>
              <table:table-cell office:value-type="float" office:value="0.00060981">
                <text:p>0.0006098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573685058721246">
                <text:p>0.000573685058721246</text:p>
              </table:table-cell>
              <table:table-cell office:value-type="float" office:value="0.00061558">
                <text:p>0.0006155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57950494527657">
                <text:p>0.00057950494527657</text:p>
              </table:table-cell>
              <table:table-cell office:value-type="float" office:value="0.00062134">
                <text:p>0.0006213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585444128162543">
                <text:p>0.000585444128162543</text:p>
              </table:table-cell>
              <table:table-cell office:value-type="float" office:value="0.00062709">
                <text:p>0.0006270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591524217762891">
                <text:p>0.000591524217762891</text:p>
              </table:table-cell>
              <table:table-cell office:value-type="float" office:value="0.00063255">
                <text:p>0.000632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596854501532828">
                <text:p>0.000596854501532828</text:p>
              </table:table-cell>
              <table:table-cell office:value-type="float" office:value="0.00063801">
                <text:p>0.000638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600568726541767">
                <text:p>0.000600568726541767</text:p>
              </table:table-cell>
              <table:table-cell office:value-type="float" office:value="0.00064347">
                <text:p>0.0006434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604384614711526">
                <text:p>0.000604384614711526</text:p>
              </table:table-cell>
              <table:table-cell office:value-type="float" office:value="0.00064894">
                <text:p>0.0006489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608319238558177">
                <text:p>0.000608319238558177</text:p>
              </table:table-cell>
              <table:table-cell office:value-type="float" office:value="0.0006544">
                <text:p>0.000654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612360928293111">
                <text:p>0.000612360928293111</text:p>
              </table:table-cell>
              <table:table-cell office:value-type="float" office:value="0.00065971">
                <text:p>0.0006597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616507578217819">
                <text:p>0.000616507578217819</text:p>
              </table:table-cell>
              <table:table-cell office:value-type="float" office:value="0.00066412">
                <text:p>0.000664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620757084937417">
                <text:p>0.000620757084937417</text:p>
              </table:table-cell>
              <table:table-cell office:value-type="float" office:value="0.00066852">
                <text:p>0.0006685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625107350780648">
                <text:p>0.000625107350780648</text:p>
              </table:table-cell>
              <table:table-cell office:value-type="float" office:value="0.00067292">
                <text:p>0.000672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629556286999026">
                <text:p>0.000629556286999026</text:p>
              </table:table-cell>
              <table:table-cell office:value-type="float" office:value="0.00067733">
                <text:p>0.0006773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630101234167971">
                <text:p>0.000630101234167971</text:p>
              </table:table-cell>
              <table:table-cell office:value-type="float" office:value="0.00068173">
                <text:p>0.0006817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630730338100206">
                <text:p>0.000630730338100206</text:p>
              </table:table-cell>
              <table:table-cell office:value-type="float" office:value="0.00068571">
                <text:p>0.0006857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631445375705611">
                <text:p>0.000631445375705611</text:p>
              </table:table-cell>
              <table:table-cell office:value-type="float" office:value="0.00068818">
                <text:p>0.000688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632246528079831">
                <text:p>0.000632246528079831</text:p>
              </table:table-cell>
              <table:table-cell office:value-type="float" office:value="0.00069066">
                <text:p>0.0006906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633132928867232">
                <text:p>0.000633132928867232</text:p>
              </table:table-cell>
              <table:table-cell office:value-type="float" office:value="0.00069313">
                <text:p>0.000693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634104085922808">
                <text:p>0.000634104085922808</text:p>
              </table:table-cell>
              <table:table-cell office:value-type="float" office:value="0.00069561">
                <text:p>0.0006956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635159890516553">
                <text:p>0.000635159890516553</text:p>
              </table:table-cell>
              <table:table-cell office:value-type="float" office:value="0.00069809">
                <text:p>0.000698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636299775920124">
                <text:p>0.000636299775920124</text:p>
              </table:table-cell>
              <table:table-cell office:value-type="float" office:value="0.00069967">
                <text:p>0.000699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633689197686058">
                <text:p>0.000633689197686058</text:p>
              </table:table-cell>
              <table:table-cell office:value-type="float" office:value="0.00069924">
                <text:p>0.0006992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629228268265182">
                <text:p>0.000629228268265182</text:p>
              </table:table-cell>
              <table:table-cell office:value-type="float" office:value="0.00069881">
                <text:p>0.0006988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624854163872659">
                <text:p>0.000624854163872659</text:p>
              </table:table-cell>
              <table:table-cell office:value-type="float" office:value="0.00069838">
                <text:p>0.0006983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620548413412685">
                <text:p>0.000620548413412685</text:p>
              </table:table-cell>
              <table:table-cell office:value-type="float" office:value="0.00069794">
                <text:p>0.0006979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616332749897326">
                <text:p>0.000616332749897326</text:p>
              </table:table-cell>
              <table:table-cell office:value-type="float" office:value="0.00069751">
                <text:p>0.0006975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612198779094666">
                <text:p>0.000612198779094666</text:p>
              </table:table-cell>
              <table:table-cell office:value-type="float" office:value="0.00069552">
                <text:p>0.0006955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608138172355592">
                <text:p>0.000608138172355592</text:p>
              </table:table-cell>
              <table:table-cell office:value-type="float" office:value="0.0006911">
                <text:p>0.00069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60417257132048">
                <text:p>0.00060417257132048</text:p>
              </table:table-cell>
              <table:table-cell office:value-type="float" office:value="0.00068667">
                <text:p>0.0006866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597663971758722">
                <text:p>0.000597663971758722</text:p>
              </table:table-cell>
              <table:table-cell office:value-type="float" office:value="0.00068225">
                <text:p>0.000682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58601314270982">
                <text:p>0.00058601314270982</text:p>
              </table:table-cell>
              <table:table-cell office:value-type="float" office:value="0.00067782">
                <text:p>0.0006778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574443530334192">
                <text:p>0.000574443530334192</text:p>
              </table:table-cell>
              <table:table-cell office:value-type="float" office:value="0.0006734">
                <text:p>0.00067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562970765909741">
                <text:p>0.000562970765909741</text:p>
              </table:table-cell>
              <table:table-cell office:value-type="float" office:value="0.00066652">
                <text:p>0.0006665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551610877544125">
                <text:p>0.000551610877544125</text:p>
              </table:table-cell>
              <table:table-cell office:value-type="float" office:value="0.00065691">
                <text:p>0.0006569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540350373044194">
                <text:p>0.000540350373044194</text:p>
              </table:table-cell>
              <table:table-cell office:value-type="float" office:value="0.00064731">
                <text:p>0.0006473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529206230349757">
                <text:p>0.000529206230349757</text:p>
              </table:table-cell>
              <table:table-cell office:value-type="float" office:value="0.00063771">
                <text:p>0.0006377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518195918259687">
                <text:p>0.000518195918259687</text:p>
              </table:table-cell>
              <table:table-cell office:value-type="float" office:value="0.0006281">
                <text:p>0.000628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507307467108459">
                <text:p>0.000507307467108459</text:p>
              </table:table-cell>
              <table:table-cell office:value-type="float" office:value="0.0006185">
                <text:p>0.000618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486322813333901">
                <text:p>0.000486322813333901</text:p>
              </table:table-cell>
              <table:table-cell office:value-type="float" office:value="0.00060532">
                <text:p>0.000605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465516137422754">
                <text:p>0.000465516137422754</text:p>
              </table:table-cell>
              <table:table-cell office:value-type="float" office:value="0.00058929">
                <text:p>0.0005892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444933731385922">
                <text:p>0.000444933731385922</text:p>
              </table:table-cell>
              <table:table-cell office:value-type="float" office:value="0.00057325">
                <text:p>0.000573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424596843418554">
                <text:p>0.000424596843418554</text:p>
              </table:table-cell>
              <table:table-cell office:value-type="float" office:value="0.00055722">
                <text:p>0.0005572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404532954944341">
                <text:p>0.000404532954944341</text:p>
              </table:table-cell>
              <table:table-cell office:value-type="float" office:value="0.00054119">
                <text:p>0.000541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384805436245384">
                <text:p>0.000384805436245384</text:p>
              </table:table-cell>
              <table:table-cell office:value-type="float" office:value="0.00052516">
                <text:p>0.000525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365447411948696">
                <text:p>0.000365447411948696</text:p>
              </table:table-cell>
              <table:table-cell office:value-type="float" office:value="0.00050431">
                <text:p>0.000504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34654471168956">
                <text:p>0.00034654471168956</text:p>
              </table:table-cell>
              <table:table-cell office:value-type="float" office:value="0.00048076">
                <text:p>0.0004807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319884935562774">
                <text:p>0.000319884935562774</text:p>
              </table:table-cell>
              <table:table-cell office:value-type="float" office:value="0.0004572">
                <text:p>0.000457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290080326806214">
                <text:p>0.000290080326806214</text:p>
              </table:table-cell>
              <table:table-cell office:value-type="float" office:value="0.00043364">
                <text:p>0.000433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261700380779242">
                <text:p>0.000261700380779242</text:p>
              </table:table-cell>
              <table:table-cell office:value-type="float" office:value="0.00041008">
                <text:p>0.000410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235245965321406">
                <text:p>0.000235245965321406</text:p>
              </table:table-cell>
              <table:table-cell office:value-type="float" office:value="0.00038652">
                <text:p>0.0003865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211448745799071">
                <text:p>0.000211448745799071</text:p>
              </table:table-cell>
              <table:table-cell office:value-type="float" office:value="0.00035793">
                <text:p>0.0003579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191298736012552">
                <text:p>0.000191298736012552</text:p>
              </table:table-cell>
              <table:table-cell office:value-type="float" office:value="0.0003274">
                <text:p>0.000327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17604908568067">
                <text:p>0.00017604908568067</text:p>
              </table:table-cell>
              <table:table-cell office:value-type="float" office:value="0.00029687">
                <text:p>0.0002968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167052446929101">
                <text:p>0.000167052446929101</text:p>
              </table:table-cell>
              <table:table-cell office:value-type="float" office:value="0.00026633">
                <text:p>0.000266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164436716143324">
                <text:p>0.000164436716143324</text:p>
              </table:table-cell>
              <table:table-cell office:value-type="float" office:value="0.0002358">
                <text:p>0.000235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17293823167825">
                <text:p>0.00017293823167825</text:p>
              </table:table-cell>
              <table:table-cell office:value-type="float" office:value="0.00020527">
                <text:p>0.0002052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194970837883515">
                <text:p>0.000194970837883515</text:p>
              </table:table-cell>
              <table:table-cell office:value-type="float" office:value="0.00019461">
                <text:p>0.0001946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226625245283927">
                <text:p>0.000226625245283927</text:p>
              </table:table-cell>
              <table:table-cell office:value-type="float" office:value="0.00018877">
                <text:p>0.0001887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26446439174301">
                <text:p>0.00026446439174301</text:p>
              </table:table-cell>
              <table:table-cell office:value-type="float" office:value="0.00018293">
                <text:p>0.0001829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306205395445606">
                <text:p>0.000306205395445606</text:p>
              </table:table-cell>
              <table:table-cell office:value-type="float" office:value="0.0001771">
                <text:p>0.00017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350456831721112">
                <text:p>0.000350456831721112</text:p>
              </table:table-cell>
              <table:table-cell office:value-type="float" office:value="0.00017126">
                <text:p>0.000171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39637880190545">
                <text:p>0.00039637880190545</text:p>
              </table:table-cell>
              <table:table-cell office:value-type="float" office:value="0.00016542">
                <text:p>0.000165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443452630277463">
                <text:p>0.000443452630277463</text:p>
              </table:table-cell>
              <table:table-cell office:value-type="float" office:value="0.00021111">
                <text:p>0.0002111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508189281665798">
                <text:p>0.000508189281665798</text:p>
              </table:table-cell>
              <table:table-cell office:value-type="float" office:value="0.00026332">
                <text:p>0.0002633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574221830393098">
                <text:p>0.000574221830393098</text:p>
              </table:table-cell>
              <table:table-cell office:value-type="float" office:value="0.00031553">
                <text:p>0.0003155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641159422686745">
                <text:p>0.000641159422686745</text:p>
              </table:table-cell>
              <table:table-cell office:value-type="float" office:value="0.00036774">
                <text:p>0.0003677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708726531533849">
                <text:p>0.000708726531533849</text:p>
              </table:table-cell>
              <table:table-cell office:value-type="float" office:value="0.00041995">
                <text:p>0.0004199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776771364688478">
                <text:p>0.000776771364688478</text:p>
              </table:table-cell>
              <table:table-cell office:value-type="float" office:value="0.00047216">
                <text:p>0.000472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845175995458934">
                <text:p>0.000845175995458934</text:p>
              </table:table-cell>
              <table:table-cell office:value-type="float" office:value="0.0005438">
                <text:p>0.000543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91386931018609">
                <text:p>0.00091386931018609</text:p>
              </table:table-cell>
              <table:table-cell office:value-type="float" office:value="0.00061604">
                <text:p>0.0006160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982773492214763">
                <text:p>0.000982773492214763</text:p>
              </table:table-cell>
              <table:table-cell office:value-type="float" office:value="0.00068828">
                <text:p>0.000688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106625462324906">
                <text:p>0.00106625462324906</text:p>
              </table:table-cell>
              <table:table-cell office:value-type="float" office:value="0.00076052">
                <text:p>0.0007605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115729289469002">
                <text:p>0.00115729289469002</text:p>
              </table:table-cell>
              <table:table-cell office:value-type="float" office:value="0.00083276">
                <text:p>0.0008327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124849297591136">
                <text:p>0.00124849297591136</text:p>
              </table:table-cell>
              <table:table-cell office:value-type="float" office:value="0.00090594">
                <text:p>0.000905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133990299589187">
                <text:p>0.00133990299589187</text:p>
              </table:table-cell>
              <table:table-cell office:value-type="float" office:value="0.00099576">
                <text:p>0.0009957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143157792676473">
                <text:p>0.00143157792676473</text:p>
              </table:table-cell>
              <table:table-cell office:value-type="float" office:value="0.0010856">
                <text:p>0.001085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152329399752641">
                <text:p>0.00152329399752641</text:p>
              </table:table-cell>
              <table:table-cell office:value-type="float" office:value="0.0011754">
                <text:p>0.001175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161522161640439">
                <text:p>0.00161522161640439</text:p>
              </table:table-cell>
              <table:table-cell office:value-type="float" office:value="0.0012653">
                <text:p>0.00126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170714792200325">
                <text:p>0.00170714792200325</text:p>
              </table:table-cell>
              <table:table-cell office:value-type="float" office:value="0.0013551">
                <text:p>0.001355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180766775365386">
                <text:p>0.00180766775365386</text:p>
              </table:table-cell>
              <table:table-cell office:value-type="float" office:value="0.0014475">
                <text:p>0.00144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192524136107658">
                <text:p>0.00192524136107658</text:p>
              </table:table-cell>
              <table:table-cell office:value-type="float" office:value="0.0015563">
                <text:p>0.001556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204284609797214">
                <text:p>0.00204284609797214</text:p>
              </table:table-cell>
              <table:table-cell office:value-type="float" office:value="0.001665">
                <text:p>0.00166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216065909212907">
                <text:p>0.00216065909212907</text:p>
              </table:table-cell>
              <table:table-cell office:value-type="float" office:value="0.0017738">
                <text:p>0.001773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22785642597039">
                <text:p>0.0022785642597039</text:p>
              </table:table-cell>
              <table:table-cell office:value-type="float" office:value="0.0018826">
                <text:p>0.001882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239644852846874">
                <text:p>0.00239644852846874</text:p>
              </table:table-cell>
              <table:table-cell office:value-type="float" office:value="0.0019913">
                <text:p>0.001991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251449972447801">
                <text:p>0.00251449972447801</text:p>
              </table:table-cell>
              <table:table-cell office:value-type="float" office:value="0.0021046">
                <text:p>0.002104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263250979295424">
                <text:p>0.00263250979295424</text:p>
              </table:table-cell>
              <table:table-cell office:value-type="float" office:value="0.0022339">
                <text:p>0.002233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27506694018184">
                <text:p>0.0027506694018184</text:p>
              </table:table-cell>
              <table:table-cell office:value-type="float" office:value="0.0023632">
                <text:p>0.002363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289745985216362">
                <text:p>0.00289745985216362</text:p>
              </table:table-cell>
              <table:table-cell office:value-type="float" office:value="0.0024926">
                <text:p>0.002492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304423102828941">
                <text:p>0.00304423102828941</text:p>
              </table:table-cell>
              <table:table-cell office:value-type="float" office:value="0.0026219">
                <text:p>0.002621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319117194185772">
                <text:p>0.00319117194185772</text:p>
              </table:table-cell>
              <table:table-cell office:value-type="float" office:value="0.0027512">
                <text:p>0.00275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33381736880516">
                <text:p>0.0033381736880516</text:p>
              </table:table-cell>
              <table:table-cell office:value-type="float" office:value="0.0028872">
                <text:p>0.002887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348522856939111">
                <text:p>0.00348522856939111</text:p>
              </table:table-cell>
              <table:table-cell office:value-type="float" office:value="0.0030387">
                <text:p>0.003038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363233013235306">
                <text:p>0.00363233013235306</text:p>
              </table:table-cell>
              <table:table-cell office:value-type="float" office:value="0.0031901">
                <text:p>0.003190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377937310279099">
                <text:p>0.00377937310279099</text:p>
              </table:table-cell>
              <table:table-cell office:value-type="float" office:value="0.0033415">
                <text:p>0.00334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392655247513643">
                <text:p>0.00392655247513643</text:p>
              </table:table-cell>
              <table:table-cell office:value-type="float" office:value="0.0034929">
                <text:p>0.003492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40944395524174">
                <text:p>0.0040944395524174</text:p>
              </table:table-cell>
              <table:table-cell office:value-type="float" office:value="0.0036444">
                <text:p>0.003644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427281495522565">
                <text:p>0.00427281495522565</text:p>
              </table:table-cell>
              <table:table-cell office:value-type="float" office:value="0.0038048">
                <text:p>0.003804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445114028052363">
                <text:p>0.00445114028052363</text:p>
              </table:table-cell>
              <table:table-cell office:value-type="float" office:value="0.0039795">
                <text:p>0.003979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462950873593516">
                <text:p>0.00462950873593516</text:p>
              </table:table-cell>
              <table:table-cell office:value-type="float" office:value="0.0041543">
                <text:p>0.004154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480791596017443">
                <text:p>0.00480791596017443</text:p>
              </table:table-cell>
              <table:table-cell office:value-type="float" office:value="0.0043291">
                <text:p>0.004329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49864580982497">
                <text:p>0.0049864580982497</text:p>
              </table:table-cell>
              <table:table-cell office:value-type="float" office:value="0.0045038">
                <text:p>0.004503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516493093522072">
                <text:p>0.00516493093522072</text:p>
              </table:table-cell>
              <table:table-cell office:value-type="float" office:value="0.0046786">
                <text:p>0.004678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534343201604549">
                <text:p>0.00534343201604549</text:p>
              </table:table-cell>
              <table:table-cell office:value-type="float" office:value="0.0048646">
                <text:p>0.004864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553272466059897">
                <text:p>0.00553272466059897</text:p>
              </table:table-cell>
              <table:table-cell office:value-type="float" office:value="0.0050635">
                <text:p>0.005063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574358480829699">
                <text:p>0.00574358480829699</text:p>
              </table:table-cell>
              <table:table-cell office:value-type="float" office:value="0.0052624">
                <text:p>0.005262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595448092333832">
                <text:p>0.00595448092333832</text:p>
              </table:table-cell>
              <table:table-cell office:value-type="float" office:value="0.0054613">
                <text:p>0.005461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616530934251478">
                <text:p>0.00616530934251478</text:p>
              </table:table-cell>
              <table:table-cell office:value-type="float" office:value="0.0056602">
                <text:p>0.005660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637626701706414">
                <text:p>0.00637626701706414</text:p>
              </table:table-cell>
              <table:table-cell office:value-type="float" office:value="0.005859">
                <text:p>0.00585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658715075731533">
                <text:p>0.00658715075731533</text:p>
              </table:table-cell>
              <table:table-cell office:value-type="float" office:value="0.0060712">
                <text:p>0.00607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679815831034406">
                <text:p>0.00679815831034406</text:p>
              </table:table-cell>
              <table:table-cell office:value-type="float" office:value="0.0062943">
                <text:p>0.006294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70091875464707">
                <text:p>0.0070091875464707</text:p>
              </table:table-cell>
              <table:table-cell office:value-type="float" office:value="0.0065174">
                <text:p>0.006517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722013657467087">
                <text:p>0.00722013657467087</text:p>
              </table:table-cell>
              <table:table-cell office:value-type="float" office:value="0.0067405">
                <text:p>0.00674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746236955279059">
                <text:p>0.00746236955279059</text:p>
              </table:table-cell>
              <table:table-cell office:value-type="float" office:value="0.0069636">
                <text:p>0.006963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770472852718381">
                <text:p>0.00770472852718381</text:p>
              </table:table-cell>
              <table:table-cell office:value-type="float" office:value="0.0071867">
                <text:p>0.00718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794701116745314">
                <text:p>0.00794701116745314</text:p>
              </table:table-cell>
              <table:table-cell office:value-type="float" office:value="0.0074244">
                <text:p>0.007424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818931534765398">
                <text:p>0.00818931534765398</text:p>
              </table:table-cell>
              <table:table-cell office:value-type="float" office:value="0.0076706">
                <text:p>0.007670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843163922615976">
                <text:p>0.00843163922615976</text:p>
              </table:table-cell>
              <table:table-cell office:value-type="float" office:value="0.0079168">
                <text:p>0.007916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867408113867538">
                <text:p>0.00867408113867538</text:p>
              </table:table-cell>
              <table:table-cell office:value-type="float" office:value="0.008163">
                <text:p>0.00816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891643962964232">
                <text:p>0.00891643962964232</text:p>
              </table:table-cell>
              <table:table-cell office:value-type="float" office:value="0.0084091">
                <text:p>0.008409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915881336745673">
                <text:p>0.00915881336745673</text:p>
              </table:table-cell>
              <table:table-cell office:value-type="float" office:value="0.0086553">
                <text:p>0.008655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941890067126392">
                <text:p>0.00941890067126392</text:p>
              </table:table-cell>
              <table:table-cell office:value-type="float" office:value="0.008916">
                <text:p>0.0089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96878042881268">
                <text:p>0.0096878042881268</text:p>
              </table:table-cell>
              <table:table-cell office:value-type="float" office:value="0.0091825">
                <text:p>0.00918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995662383271684">
                <text:p>0.00995662383271684</text:p>
              </table:table-cell>
              <table:table-cell office:value-type="float" office:value="0.009449">
                <text:p>0.00944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102260580487271">
                <text:p>0.0102260580487271</text:p>
              </table:table-cell>
              <table:table-cell office:value-type="float" office:value="0.0097155">
                <text:p>0.009715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104941058196556">
                <text:p>0.0104941058196556</text:p>
              </table:table-cell>
              <table:table-cell office:value-type="float" office:value="0.009982">
                <text:p>0.00998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107631661141508">
                <text:p>0.0107631661141508</text:p>
              </table:table-cell>
              <table:table-cell office:value-type="float" office:value="0.010249">
                <text:p>0.01024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110322380146108">
                <text:p>0.0110322380146108</text:p>
              </table:table-cell>
              <table:table-cell office:value-type="float" office:value="0.010528">
                <text:p>0.01052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113013207037638">
                <text:p>0.0113013207037638</text:p>
              </table:table-cell>
              <table:table-cell office:value-type="float" office:value="0.01081">
                <text:p>0.0108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115754141920747">
                <text:p>0.0115754141920747</text:p>
              </table:table-cell>
              <table:table-cell office:value-type="float" office:value="0.011093">
                <text:p>0.01109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118615187250579">
                <text:p>0.0118615187250579</text:p>
              </table:table-cell>
              <table:table-cell office:value-type="float" office:value="0.011375">
                <text:p>0.01137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121466323367261">
                <text:p>0.0121466323367261</text:p>
              </table:table-cell>
              <table:table-cell office:value-type="float" office:value="0.011657">
                <text:p>0.01165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124317543533686">
                <text:p>0.0124317543533686</text:p>
              </table:table-cell>
              <table:table-cell office:value-type="float" office:value="0.01194">
                <text:p>0.0119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127178841401233">
                <text:p>0.0127178841401233</text:p>
              </table:table-cell>
              <table:table-cell office:value-type="float" office:value="0.012231">
                <text:p>0.01223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13003021311253">
                <text:p>0.013003021311253</text:p>
              </table:table-cell>
              <table:table-cell office:value-type="float" office:value="0.012522">
                <text:p>0.01252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132881653346277">
                <text:p>0.0132881653346277</text:p>
              </table:table-cell>
              <table:table-cell office:value-type="float" office:value="0.012814">
                <text:p>0.0128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135743156814662">
                <text:p>0.0135743156814662</text:p>
              </table:table-cell>
              <table:table-cell office:value-type="float" office:value="0.013106">
                <text:p>0.01310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138594721400203">
                <text:p>0.0138594721400203</text:p>
              </table:table-cell>
              <table:table-cell office:value-type="float" office:value="0.013398">
                <text:p>0.01339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141446151613432">
                <text:p>0.0141446151613432</text:p>
              </table:table-cell>
              <table:table-cell office:value-type="float" office:value="0.01369">
                <text:p>0.0136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144307619774564">
                <text:p>0.0144307619774564</text:p>
              </table:table-cell>
              <table:table-cell office:value-type="float" office:value="0.013982">
                <text:p>0.01398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147169126282519">
                <text:p>0.0147169126282519</text:p>
              </table:table-cell>
              <table:table-cell office:value-type="float" office:value="0.014274">
                <text:p>0.01427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150020667236251">
                <text:p>0.0150020667236251</text:p>
              </table:table-cell>
              <table:table-cell office:value-type="float" office:value="0.014566">
                <text:p>0.01456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152882239575956">
                <text:p>0.0152882239575956</text:p>
              </table:table-cell>
              <table:table-cell office:value-type="float" office:value="0.014858">
                <text:p>0.01485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155743842799675">
                <text:p>0.0155743842799675</text:p>
              </table:table-cell>
              <table:table-cell office:value-type="float" office:value="0.01515">
                <text:p>0.015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158595478634449">
                <text:p>0.0158595478634449</text:p>
              </table:table-cell>
              <table:table-cell office:value-type="float" office:value="0.015442">
                <text:p>0.0154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161457138845082">
                <text:p>0.0161457138845082</text:p>
              </table:table-cell>
              <table:table-cell office:value-type="float" office:value="0.015723">
                <text:p>0.01572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164158500107183">
                <text:p>0.0164158500107183</text:p>
              </table:table-cell>
              <table:table-cell office:value-type="float" office:value="0.016004">
                <text:p>0.01600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166789710426033">
                <text:p>0.0166789710426033</text:p>
              </table:table-cell>
              <table:table-cell office:value-type="float" office:value="0.016285">
                <text:p>0.01628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169420930123288">
                <text:p>0.0169420930123288</text:p>
              </table:table-cell>
              <table:table-cell office:value-type="float" office:value="0.016565">
                <text:p>0.01656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172042162571417">
                <text:p>0.0172042162571417</text:p>
              </table:table-cell>
              <table:table-cell office:value-type="float" office:value="0.016846">
                <text:p>0.01684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174673399825188">
                <text:p>0.0174673399825188</text:p>
              </table:table-cell>
              <table:table-cell office:value-type="float" office:value="0.017124">
                <text:p>0.0171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177304645240924">
                <text:p>0.0177304645240924</text:p>
              </table:table-cell>
              <table:table-cell office:value-type="float" office:value="0.017379">
                <text:p>0.01737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179935898460563">
                <text:p>0.0179935898460563</text:p>
              </table:table-cell>
              <table:table-cell office:value-type="float" office:value="0.017633">
                <text:p>0.01763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182557161182162">
                <text:p>0.0182557161182162</text:p>
              </table:table-cell>
              <table:table-cell office:value-type="float" office:value="0.017888">
                <text:p>0.01788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185008177437891">
                <text:p>0.0185008177437891</text:p>
              </table:table-cell>
              <table:table-cell office:value-type="float" office:value="0.018143">
                <text:p>0.01814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187098692844205">
                <text:p>0.0187098692844205</text:p>
              </table:table-cell>
              <table:table-cell office:value-type="float" office:value="0.018398">
                <text:p>0.01839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18918920630406">
                <text:p>0.018918920630406</text:p>
              </table:table-cell>
              <table:table-cell office:value-type="float" office:value="0.018643">
                <text:p>0.01864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191269723960694">
                <text:p>0.0191269723960694</text:p>
              </table:table-cell>
              <table:table-cell office:value-type="float" office:value="0.018854">
                <text:p>0.01885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19336023962842">
                <text:p>0.019336023962842</text:p>
              </table:table-cell>
              <table:table-cell office:value-type="float" office:value="0.019066">
                <text:p>0.01906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195450755377">
                <text:p>0.0195450755377</text:p>
              </table:table-cell>
              <table:table-cell office:value-type="float" office:value="0.019277">
                <text:p>0.01927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197531273293218">
                <text:p>0.0197531273293218</text:p>
              </table:table-cell>
              <table:table-cell office:value-type="float" office:value="0.019488">
                <text:p>0.01948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199621789199877">
                <text:p>0.0199621789199877</text:p>
              </table:table-cell>
              <table:table-cell office:value-type="float" office:value="0.019699">
                <text:p>0.01969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201712303131986">
                <text:p>0.0201712303131986</text:p>
              </table:table-cell>
              <table:table-cell office:value-type="float" office:value="0.019891">
                <text:p>0.01989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202871937130398">
                <text:p>0.0202871937130398</text:p>
              </table:table-cell>
              <table:table-cell office:value-type="float" office:value="0.020038">
                <text:p>0.02003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204021575491319">
                <text:p>0.0204021575491319</text:p>
              </table:table-cell>
              <table:table-cell office:value-type="float" office:value="0.020185">
                <text:p>0.02018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205181218088425">
                <text:p>0.0205181218088425</text:p>
              </table:table-cell>
              <table:table-cell office:value-type="float" office:value="0.020332">
                <text:p>0.02033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206340864883716">
                <text:p>0.0206340864883716</text:p>
              </table:table-cell>
              <table:table-cell office:value-type="float" office:value="0.020479">
                <text:p>0.02047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207500513830786">
                <text:p>0.0207500513830786</text:p>
              </table:table-cell>
              <table:table-cell office:value-type="float" office:value="0.020626">
                <text:p>0.0206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208650170751931">
                <text:p>0.0208650170751931</text:p>
              </table:table-cell>
              <table:table-cell office:value-type="float" office:value="0.020739">
                <text:p>0.02073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209809827764121">
                <text:p>0.0209809827764121</text:p>
              </table:table-cell>
              <table:table-cell office:value-type="float" office:value="0.020799">
                <text:p>0.02079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210969490664503">
                <text:p>0.0210969490664503</text:p>
              </table:table-cell>
              <table:table-cell office:value-type="float" office:value="0.020859">
                <text:p>0.0208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211198620983755">
                <text:p>0.0211198620983755</text:p>
              </table:table-cell>
              <table:table-cell office:value-type="float" office:value="0.020918">
                <text:p>0.02091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210967496574141">
                <text:p>0.0210967496574141</text:p>
              </table:table-cell>
              <table:table-cell office:value-type="float" office:value="0.020978">
                <text:p>0.02097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21072638932037">
                <text:p>0.021072638932037</text:p>
              </table:table-cell>
              <table:table-cell office:value-type="float" office:value="0.021037">
                <text:p>0.02103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210495297600897">
                <text:p>0.0210495297600897</text:p>
              </table:table-cell>
              <table:table-cell office:value-type="float" office:value="0.021045">
                <text:p>0.0210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210264219554564">
                <text:p>0.0210264219554564</text:p>
              </table:table-cell>
              <table:table-cell office:value-type="float" office:value="0.020992">
                <text:p>0.02099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210033157090994">
                <text:p>0.0210033157090994</text:p>
              </table:table-cell>
              <table:table-cell office:value-type="float" office:value="0.020939">
                <text:p>0.02093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209792111792245">
                <text:p>0.0209792111792245</text:p>
              </table:table-cell>
              <table:table-cell office:value-type="float" office:value="0.020886">
                <text:p>0.02088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209561080601361">
                <text:p>0.0209561080601361</text:p>
              </table:table-cell>
              <table:table-cell office:value-type="float" office:value="0.020833">
                <text:p>0.0208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208699889611854">
                <text:p>0.0208699889611854</text:p>
              </table:table-cell>
              <table:table-cell office:value-type="float" office:value="0.020781">
                <text:p>0.02078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206568371132296">
                <text:p>0.0206568371132296</text:p>
              </table:table-cell>
              <table:table-cell office:value-type="float" office:value="0.020652">
                <text:p>0.0206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20442687827683">
                <text:p>0.020442687827683</text:p>
              </table:table-cell>
              <table:table-cell office:value-type="float" office:value="0.02046">
                <text:p>0.020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202295412456536">
                <text:p>0.0202295412456536</text:p>
              </table:table-cell>
              <table:table-cell office:value-type="float" office:value="0.020269">
                <text:p>0.02026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200163974242145">
                <text:p>0.0200163974242145</text:p>
              </table:table-cell>
              <table:table-cell office:value-type="float" office:value="0.020077">
                <text:p>0.02007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98032563015505">
                <text:p>0.0198032563015505</text:p>
              </table:table-cell>
              <table:table-cell office:value-type="float" office:value="0.019885">
                <text:p>0.01988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195901182764781">
                <text:p>0.0195901182764781</text:p>
              </table:table-cell>
              <table:table-cell office:value-type="float" office:value="0.019694">
                <text:p>0.01969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193769832913408">
                <text:p>0.0193769832913408</text:p>
              </table:table-cell>
              <table:table-cell office:value-type="float" office:value="0.019398">
                <text:p>0.01939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191638513085679">
                <text:p>0.0191638513085679</text:p>
              </table:table-cell>
              <table:table-cell office:value-type="float" office:value="0.019041">
                <text:p>0.01904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187077104377019">
                <text:p>0.0187077104377019</text:p>
              </table:table-cell>
              <table:table-cell office:value-type="float" office:value="0.018684">
                <text:p>0.01868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182515723647279">
                <text:p>0.0182515723647279</text:p>
              </table:table-cell>
              <table:table-cell office:value-type="float" office:value="0.018326">
                <text:p>0.01832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177954371777037">
                <text:p>0.0177954371777037</text:p>
              </table:table-cell>
              <table:table-cell office:value-type="float" office:value="0.017969">
                <text:p>0.01796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173393053729842">
                <text:p>0.0173393053729842</text:p>
              </table:table-cell>
              <table:table-cell office:value-type="float" office:value="0.017612">
                <text:p>0.0176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168831770828123">
                <text:p>0.0168831770828123</text:p>
              </table:table-cell>
              <table:table-cell office:value-type="float" office:value="0.017119">
                <text:p>0.0171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164270525999523">
                <text:p>0.0164270525999523</text:p>
              </table:table-cell>
              <table:table-cell office:value-type="float" office:value="0.016569">
                <text:p>0.01656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159709321425676">
                <text:p>0.0159709321425676</text:p>
              </table:table-cell>
              <table:table-cell office:value-type="float" office:value="0.01602">
                <text:p>0.0160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155148162967694">
                <text:p>0.0155148162967694</text:p>
              </table:table-cell>
              <table:table-cell office:value-type="float" office:value="0.015471">
                <text:p>0.01547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148627227238114">
                <text:p>0.0148627227238114</text:p>
              </table:table-cell>
              <table:table-cell office:value-type="float" office:value="0.014922">
                <text:p>0.01492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141126399854882">
                <text:p>0.0141126399854882</text:p>
              </table:table-cell>
              <table:table-cell office:value-type="float" office:value="0.014373">
                <text:p>0.01437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133615590846615">
                <text:p>0.0133615590846615</text:p>
              </table:table-cell>
              <table:table-cell office:value-type="float" office:value="0.013652">
                <text:p>0.0136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126114801669947">
                <text:p>0.0126114801669947</text:p>
              </table:table-cell>
              <table:table-cell office:value-type="float" office:value="0.012885">
                <text:p>0.01288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118604039008021">
                <text:p>0.0118604039008021</text:p>
              </table:table-cell>
              <table:table-cell office:value-type="float" office:value="0.012119">
                <text:p>0.01211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111103305996123">
                <text:p>0.0111103305996123</text:p>
              </table:table-cell>
              <table:table-cell office:value-type="float" office:value="0.011353">
                <text:p>0.01135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103602609856301">
                <text:p>0.0103602609856301</text:p>
              </table:table-cell>
              <table:table-cell office:value-type="float" office:value="0.010586">
                <text:p>0.01058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960949593647997">
                <text:p>0.00960949593647997</text:p>
              </table:table-cell>
              <table:table-cell office:value-type="float" office:value="0.0098202">
                <text:p>0.009820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874484942389753">
                <text:p>0.00874484942389753</text:p>
              </table:table-cell>
              <table:table-cell office:value-type="float" office:value="0.0088427">
                <text:p>0.008842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765173074100886">
                <text:p>0.00765173074100886</text:p>
              </table:table-cell>
              <table:table-cell office:value-type="float" office:value="0.0078353">
                <text:p>0.007835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655861206396597">
                <text:p>0.00655861206396597</text:p>
              </table:table-cell>
              <table:table-cell office:value-type="float" office:value="0.0068279">
                <text:p>0.006827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546549338692309">
                <text:p>0.00546549338692309</text:p>
              </table:table-cell>
              <table:table-cell office:value-type="float" office:value="0.0058204">
                <text:p>0.005820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43723747098802">
                <text:p>0.0043723747098802</text:p>
              </table:table-cell>
              <table:table-cell office:value-type="float" office:value="0.0048131">
                <text:p>0.004813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327925603283733">
                <text:p>0.00327925603283733</text:p>
              </table:table-cell>
              <table:table-cell office:value-type="float" office:value="0.0038056">
                <text:p>0.003805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218623735408578">
                <text:p>0.00218623735408578</text:p>
              </table:table-cell>
              <table:table-cell office:value-type="float" office:value="0.0025444">
                <text:p>0.00254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109301867758243">
                <text:p>0.00109301867758243</text:p>
              </table:table-cell>
              <table:table-cell office:value-type="float" office:value="0.0012722">
                <text:p>0.001272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